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Garamond" svg:font-family="AGaramond"/>
    <style:font-face style:name="AGaramond1" svg:font-family="A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3.817cm"/>
    </style:style>
    <style:style style:name="co4" style:family="table-column">
      <style:table-column-properties fo:break-before="auto" style:column-width="5.918cm"/>
    </style:style>
    <style:style style:name="co5" style:family="table-column">
      <style:table-column-properties fo:break-before="auto" style:column-width="8.59cm"/>
    </style:style>
    <style:style style:name="co6" style:family="table-column">
      <style:table-column-properties fo:break-before="auto" style:column-width="2.027cm"/>
    </style:style>
    <style:style style:name="co7" style:family="table-column">
      <style:table-column-properties fo:break-before="auto" style:column-width="2.258cm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SMARTS2">
      <style:table-properties table:display="true" style:writing-mode="lr-tb"/>
    </style:style>
    <style:style style:name="ta3" style:family="table" style:master-page-name="PageStyle_5f_Char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Garamond1" fo:font-size="12pt" fo:font-style="normal" fo:text-shadow="none" style:text-underline-style="none" fo:font-weight="bold" style:font-size-asian="12pt" style:font-style-asian="normal" style:font-weight-asian="bold" style:font-name-complex="AGaramond1" style:font-size-complex="12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140">
      <style:table-cell-properties fo:padding="0.071c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Garamond1" fo:font-size="14pt" fo:font-style="normal" fo:text-shadow="none" style:text-underline-style="none" fo:font-weight="bold" style:font-size-asian="14pt" style:font-style-asian="normal" style:font-weight-asian="bold" style:font-name-complex="AGaramond1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Garamond1" fo:font-size="12pt" fo:font-style="normal" fo:text-shadow="none" style:text-underline-style="none" fo:font-weight="bold" style:font-size-asian="12pt" style:font-style-asian="normal" style:font-weight-asian="bold" style:font-name-complex="AGaramond1" style:font-size-complex="12pt" style:font-style-complex="normal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 style:data-style-name="N140">
      <style:table-cell-properties fo:padding="0.071cm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Garamond1" fo:font-size="14pt" fo:font-style="normal" fo:text-shadow="none" style:text-underline-style="none" fo:font-weight="bold" style:font-size-asian="14pt" style:font-style-asian="normal" style:font-weight-asian="bold" style:font-name-complex="AGaramond1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33% 58%" style:font-name="AGaramond" fo:font-size="10pt" fo:font-style="normal" fo:text-shadow="none" style:text-underline-style="none" fo:font-weight="normal" style:font-size-asian="10pt" style:font-style-asian="normal" style:font-weight-asian="normal" style:font-name-complex="AGaramond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Garamond" fo:font-size="10pt" fo:font-style="normal" fo:text-shadow="none" style:text-underline-style="none" fo:font-weight="normal" style:font-size-asian="10pt" style:font-style-asian="normal" style:font-weight-asian="normal" style:font-name-complex="AGaramond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33% 58%" style:font-name="AGaramond" fo:font-size="10pt" fo:font-style="normal" fo:text-shadow="none" style:text-underline-style="none" fo:font-weight="normal" style:font-size-asian="10pt" style:font-style-asian="normal" style:font-weight-asian="normal" style:font-name-complex="AGaramond" style:font-size-complex="10pt" style:font-style-complex="normal" style:font-weight-complex="normal"/>
    </style:style>
    <style:style style:name="T4" style:family="text">
      <style:text-properties fo:text-shadow="none" style:font-name="AGaramond" fo:font-size="10pt" fo:font-weight="normal" style:text-underline-style="none" style:text-underline-color="font-color" style:text-line-through-type="none" fo:font-style="normal" style:text-outline="false" style:text-position="33% 58%" style:use-window-font-color="true" style:font-name-complex="AGaramond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Garamond" fo:font-size="10pt" fo:font-weight="normal" style:text-underline-style="none" style:text-underline-color="font-color" style:text-line-through-type="none" fo:font-style="normal" style:text-outline="false" style:use-window-font-color="true" style:font-name-complex="AGaramond" style:font-size-asian="10pt" style:font-size-complex="10pt" style:font-weight-asian="normal" style:font-weight-complex="normal" style:font-style-asian="normal" style:font-style-complex="normal" style:text-position="0% 100%"/>
    </style:style>
    <style:style style:name="T6" style:family="text">
      <style:text-properties fo:text-shadow="none" style:font-name="AGaramond" fo:font-size="10pt" fo:font-weight="normal" style:text-underline-style="none" style:text-underline-color="font-color" style:text-line-through-type="none" fo:font-style="normal" style:text-outline="false" style:use-window-font-color="true" style:font-name-complex="AGaramond" style:font-size-asian="10pt" style:font-size-complex="10pt" style:font-weight-asian="normal" style:font-weight-complex="normal" style:font-style-asian="normal" style:font-style-complex="normal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hart1" table:style-name="ta3">
        <office:forms form:automatic-focus="false" form:apply-design-mode="false"/>
        <table:shapes>
          <draw:frame draw:z-index="0" draw:name=" 0" draw:style-name="gr1" draw:text-style-name="P1" svg:width="21.142cm" svg:height="15.094cm" svg:x="1.001cm" svg:y="0.499cm">
            <draw:object draw:notify-on-update-of-ranges="SMARTS2.A3:SMARTS2.A2004 SMARTS2.B2:SMARTS2.B2 SMARTS2.B3:SMARTS2.B2004 SMARTS2.A3:SMARTS2.A2004 SMARTS2.C2:SMARTS2.C2 SMARTS2.C3:SMARTS2.C2004 SMARTS2.A3:SMARTS2.A2004 SMARTS2.D2:SMARTS2.D2 SMARTS2.D3:SMARTS2.D20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row table:style-name="ro5">
          <table:table-cell/>
        </table:table-row>
      </table:table>
      <table:table table:name="SMARTS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60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ASTM G173-03 Reference Spectra Derived from SMARTS v. 2.9.2</text:p>
          </table:table-cell>
          <table:covered-table-cell table:number-columns-repeated="3" table:style-name="ce16"/>
          <table:table-cell table:number-columns-repeated="60"/>
        </table:table-row>
        <table:table-row table:style-name="ro3">
          <table:table-cell table:style-name="ce14" office:value-type="string" calcext:value-type="string">
            <text:p>Wvlgth nm</text:p>
          </table:table-cell>
          <table:table-cell office:value-type="string" calcext:value-type="string">
            <text:p>Etr W*m<text:span text:style-name="T4">-2</text:span><text:span text:style-name="T5">*nm</text:span><text:span text:style-name="T6">-1</text:span></text:p>
          </table:table-cell>
          <table:table-cell office:value-type="string" calcext:value-type="string">
            <text:p>Global tilt  W*m<text:span text:style-name="T4">-2</text:span><text:span text:style-name="T5">*nm</text:span><text:span text:style-name="T6">-1</text:span></text:p>
          </table:table-cell>
          <table:table-cell office:value-type="string" calcext:value-type="string">
            <text:p>Direct+circumsolar W*m<text:span text:style-name="T4">-2</text:span><text:span text:style-name="T5">*nm</text:span><text:span text:style-name="T6">-1</text:span></text:p>
          </table:table-cell>
          <table:table-cell table:number-columns-repeated="60"/>
        </table:table-row>
        <table:table-row table:style-name="ro4">
          <table:table-cell table:style-name="ce15" office:value-type="float" office:value="280" calcext:value-type="float">
            <text:p>280.0</text:p>
          </table:table-cell>
          <table:table-cell table:style-name="ce18" office:value-type="float" office:value="0.082" calcext:value-type="float">
            <text:p>8.2000E-02</text:p>
          </table:table-cell>
          <table:table-cell table:style-name="ce18" office:value-type="float" office:value="4.7309E-023" calcext:value-type="float">
            <text:p>4.7309E-23</text:p>
          </table:table-cell>
          <table:table-cell table:style-name="ce18" office:value-type="float" office:value="2.5361E-026" calcext:value-type="float">
            <text:p>2.5361E-26</text:p>
          </table:table-cell>
          <table:table-cell table:number-columns-repeated="60"/>
        </table:table-row>
        <table:table-row table:style-name="ro4">
          <table:table-cell table:style-name="ce15" office:value-type="float" office:value="280.5" calcext:value-type="float">
            <text:p>280.5</text:p>
          </table:table-cell>
          <table:table-cell table:style-name="ce18" office:value-type="float" office:value="0.099" calcext:value-type="float">
            <text:p>9.9000E-02</text:p>
          </table:table-cell>
          <table:table-cell table:style-name="ce18" office:value-type="float" office:value="1.2307E-021" calcext:value-type="float">
            <text:p>1.2307E-21</text:p>
          </table:table-cell>
          <table:table-cell table:style-name="ce18" office:value-type="float" office:value="1.0917E-024" calcext:value-type="float">
            <text:p>1.0917E-24</text:p>
          </table:table-cell>
          <table:table-cell table:number-columns-repeated="60"/>
        </table:table-row>
        <table:table-row table:style-name="ro4">
          <table:table-cell table:style-name="ce15" office:value-type="float" office:value="281" calcext:value-type="float">
            <text:p>281.0</text:p>
          </table:table-cell>
          <table:table-cell table:style-name="ce18" office:value-type="float" office:value="0.15" calcext:value-type="float">
            <text:p>1.5000E-01</text:p>
          </table:table-cell>
          <table:table-cell table:style-name="ce18" office:value-type="float" office:value="5.6895E-021" calcext:value-type="float">
            <text:p>5.6895E-21</text:p>
          </table:table-cell>
          <table:table-cell table:style-name="ce18" office:value-type="float" office:value="6.1253E-024" calcext:value-type="float">
            <text:p>6.1253E-24</text:p>
          </table:table-cell>
          <table:table-cell table:number-columns-repeated="60"/>
        </table:table-row>
        <table:table-row table:style-name="ro4">
          <table:table-cell table:style-name="ce15" office:value-type="float" office:value="281.5" calcext:value-type="float">
            <text:p>281.5</text:p>
          </table:table-cell>
          <table:table-cell table:style-name="ce18" office:value-type="float" office:value="0.212" calcext:value-type="float">
            <text:p>2.1200E-01</text:p>
          </table:table-cell>
          <table:table-cell table:style-name="ce18" office:value-type="float" office:value="1.5662E-019" calcext:value-type="float">
            <text:p>1.5662E-19</text:p>
          </table:table-cell>
          <table:table-cell table:style-name="ce18" office:value-type="float" office:value="2.7479E-022" calcext:value-type="float">
            <text:p>2.7479E-22</text:p>
          </table:table-cell>
          <table:table-cell table:number-columns-repeated="60"/>
        </table:table-row>
        <table:table-row table:style-name="ro4">
          <table:table-cell table:style-name="ce15" office:value-type="float" office:value="282" calcext:value-type="float">
            <text:p>282.0</text:p>
          </table:table-cell>
          <table:table-cell table:style-name="ce18" office:value-type="float" office:value="0.267" calcext:value-type="float">
            <text:p>2.6700E-01</text:p>
          </table:table-cell>
          <table:table-cell table:style-name="ce18" office:value-type="float" office:value="1.1946E-018" calcext:value-type="float">
            <text:p>1.1946E-18</text:p>
          </table:table-cell>
          <table:table-cell table:style-name="ce18" office:value-type="float" office:value="2.8346E-021" calcext:value-type="float">
            <text:p>2.8346E-21</text:p>
          </table:table-cell>
          <table:table-cell table:number-columns-repeated="60"/>
        </table:table-row>
        <table:table-row table:style-name="ro4">
          <table:table-cell table:style-name="ce15" office:value-type="float" office:value="282.5" calcext:value-type="float">
            <text:p>282.5</text:p>
          </table:table-cell>
          <table:table-cell table:style-name="ce18" office:value-type="float" office:value="0.303" calcext:value-type="float">
            <text:p>3.0300E-01</text:p>
          </table:table-cell>
          <table:table-cell table:style-name="ce18" office:value-type="float" office:value="4.5436E-018" calcext:value-type="float">
            <text:p>4.5436E-18</text:p>
          </table:table-cell>
          <table:table-cell table:style-name="ce18" office:value-type="float" office:value="1.3271E-020" calcext:value-type="float">
            <text:p>1.3271E-20</text:p>
          </table:table-cell>
          <table:table-cell table:number-columns-repeated="60"/>
        </table:table-row>
        <table:table-row table:style-name="ro4">
          <table:table-cell table:style-name="ce15" office:value-type="float" office:value="283" calcext:value-type="float">
            <text:p>283.0</text:p>
          </table:table-cell>
          <table:table-cell table:style-name="ce18" office:value-type="float" office:value="0.325" calcext:value-type="float">
            <text:p>3.2500E-01</text:p>
          </table:table-cell>
          <table:table-cell table:style-name="ce18" office:value-type="float" office:value="1.8452E-017" calcext:value-type="float">
            <text:p>1.8452E-17</text:p>
          </table:table-cell>
          <table:table-cell table:style-name="ce18" office:value-type="float" office:value="6.7646E-020" calcext:value-type="float">
            <text:p>6.7646E-20</text:p>
          </table:table-cell>
          <table:table-cell table:number-columns-repeated="60"/>
        </table:table-row>
        <table:table-row table:style-name="ro4">
          <table:table-cell table:style-name="ce15" office:value-type="float" office:value="283.5" calcext:value-type="float">
            <text:p>283.5</text:p>
          </table:table-cell>
          <table:table-cell table:style-name="ce18" office:value-type="float" office:value="0.323" calcext:value-type="float">
            <text:p>3.2300E-01</text:p>
          </table:table-cell>
          <table:table-cell table:style-name="ce18" office:value-type="float" office:value="3.536E-017" calcext:value-type="float">
            <text:p>3.5360E-17</text:p>
          </table:table-cell>
          <table:table-cell table:style-name="ce18" office:value-type="float" office:value="1.4614E-019" calcext:value-type="float">
            <text:p>1.4614E-19</text:p>
          </table:table-cell>
          <table:table-cell table:number-columns-repeated="60"/>
        </table:table-row>
        <table:table-row table:style-name="ro4">
          <table:table-cell table:style-name="ce15" office:value-type="float" office:value="284" calcext:value-type="float">
            <text:p>284.0</text:p>
          </table:table-cell>
          <table:table-cell table:style-name="ce18" office:value-type="float" office:value="0.299" calcext:value-type="float">
            <text:p>2.9900E-01</text:p>
          </table:table-cell>
          <table:table-cell table:style-name="ce18" office:value-type="float" office:value="7.267E-016" calcext:value-type="float">
            <text:p>7.2670E-16</text:p>
          </table:table-cell>
          <table:table-cell table:style-name="ce18" office:value-type="float" office:value="4.9838E-018" calcext:value-type="float">
            <text:p>4.9838E-18</text:p>
          </table:table-cell>
          <table:table-cell table:number-columns-repeated="60"/>
        </table:table-row>
        <table:table-row table:style-name="ro4">
          <table:table-cell table:style-name="ce15" office:value-type="float" office:value="284.5" calcext:value-type="float">
            <text:p>284.5</text:p>
          </table:table-cell>
          <table:table-cell table:style-name="ce18" office:value-type="float" office:value="0.25024" calcext:value-type="float">
            <text:p>2.5024E-01</text:p>
          </table:table-cell>
          <table:table-cell table:style-name="ce18" office:value-type="float" office:value="2.4856E-015" calcext:value-type="float">
            <text:p>2.4856E-15</text:p>
          </table:table-cell>
          <table:table-cell table:style-name="ce18" office:value-type="float" office:value="2.1624E-017" calcext:value-type="float">
            <text:p>2.1624E-17</text:p>
          </table:table-cell>
          <table:table-cell table:number-columns-repeated="60"/>
        </table:table-row>
        <table:table-row table:style-name="ro4">
          <table:table-cell table:style-name="ce15" office:value-type="float" office:value="285" calcext:value-type="float">
            <text:p>285.0</text:p>
          </table:table-cell>
          <table:table-cell table:style-name="ce18" office:value-type="float" office:value="0.17589" calcext:value-type="float">
            <text:p>1.7589E-01</text:p>
          </table:table-cell>
          <table:table-cell table:style-name="ce18" office:value-type="float" office:value="8.0142E-015" calcext:value-type="float">
            <text:p>8.0142E-15</text:p>
          </table:table-cell>
          <table:table-cell table:style-name="ce18" office:value-type="float" office:value="8.9998E-017" calcext:value-type="float">
            <text:p>8.9998E-17</text:p>
          </table:table-cell>
          <table:table-cell table:number-columns-repeated="60"/>
        </table:table-row>
        <table:table-row table:style-name="ro4">
          <table:table-cell table:style-name="ce15" office:value-type="float" office:value="285.5" calcext:value-type="float">
            <text:p>285.5</text:p>
          </table:table-cell>
          <table:table-cell table:style-name="ce18" office:value-type="float" office:value="0.155" calcext:value-type="float">
            <text:p>1.5500E-01</text:p>
          </table:table-cell>
          <table:table-cell table:style-name="ce18" office:value-type="float" office:value="0.000000000000042613" calcext:value-type="float">
            <text:p>4.2613E-14</text:p>
          </table:table-cell>
          <table:table-cell table:style-name="ce18" office:value-type="float" office:value="6.4424E-016" calcext:value-type="float">
            <text:p>6.4424E-16</text:p>
          </table:table-cell>
          <table:table-cell table:number-columns-repeated="60"/>
        </table:table-row>
        <table:table-row table:style-name="ro4">
          <table:table-cell table:style-name="ce15" office:value-type="float" office:value="286" calcext:value-type="float">
            <text:p>286.0</text:p>
          </table:table-cell>
          <table:table-cell table:style-name="ce18" office:value-type="float" office:value="0.242" calcext:value-type="float">
            <text:p>2.4200E-01</text:p>
          </table:table-cell>
          <table:table-cell table:style-name="ce18" office:value-type="float" office:value="0.00000000000013684" calcext:value-type="float">
            <text:p>1.3684E-13</text:p>
          </table:table-cell>
          <table:table-cell table:style-name="ce18" office:value-type="float" office:value="2.3503E-015" calcext:value-type="float">
            <text:p>2.3503E-15</text:p>
          </table:table-cell>
          <table:table-cell table:number-columns-repeated="60"/>
        </table:table-row>
        <table:table-row table:style-name="ro4">
          <table:table-cell table:style-name="ce15" office:value-type="float" office:value="286.5" calcext:value-type="float">
            <text:p>286.5</text:p>
          </table:table-cell>
          <table:table-cell table:style-name="ce18" office:value-type="float" office:value="0.333" calcext:value-type="float">
            <text:p>3.3300E-01</text:p>
          </table:table-cell>
          <table:table-cell table:style-name="ce18" office:value-type="float" office:value="0.00000000000083823" calcext:value-type="float">
            <text:p>8.3823E-13</text:p>
          </table:table-cell>
          <table:table-cell table:style-name="ce18" office:value-type="float" office:value="0.000000000000018458" calcext:value-type="float">
            <text:p>1.8458E-14</text:p>
          </table:table-cell>
          <table:table-cell table:number-columns-repeated="60"/>
        </table:table-row>
        <table:table-row table:style-name="ro4">
          <table:table-cell table:style-name="ce15" office:value-type="float" office:value="287" calcext:value-type="float">
            <text:p>287.0</text:p>
          </table:table-cell>
          <table:table-cell table:style-name="ce18" office:value-type="float" office:value="0.362" calcext:value-type="float">
            <text:p>3.6200E-01</text:p>
          </table:table-cell>
          <table:table-cell table:style-name="ce18" office:value-type="float" office:value="0.0000000000027367" calcext:value-type="float">
            <text:p>2.7367E-12</text:p>
          </table:table-cell>
          <table:table-cell table:style-name="ce18" office:value-type="float" office:value="0.000000000000072547" calcext:value-type="float">
            <text:p>7.2547E-14</text:p>
          </table:table-cell>
          <table:table-cell table:number-columns-repeated="60"/>
        </table:table-row>
        <table:table-row table:style-name="ro4">
          <table:table-cell table:style-name="ce15" office:value-type="float" office:value="287.5" calcext:value-type="float">
            <text:p>287.5</text:p>
          </table:table-cell>
          <table:table-cell table:style-name="ce18" office:value-type="float" office:value="0.339" calcext:value-type="float">
            <text:p>3.3900E-01</text:p>
          </table:table-cell>
          <table:table-cell table:style-name="ce18" office:value-type="float" office:value="0.000000000010903" calcext:value-type="float">
            <text:p>1.0903E-11</text:p>
          </table:table-cell>
          <table:table-cell table:style-name="ce18" office:value-type="float" office:value="0.00000000000036618" calcext:value-type="float">
            <text:p>3.6618E-13</text:p>
          </table:table-cell>
          <table:table-cell table:number-columns-repeated="60"/>
        </table:table-row>
        <table:table-row table:style-name="ro4">
          <table:table-cell table:style-name="ce15" office:value-type="float" office:value="288" calcext:value-type="float">
            <text:p>288.0</text:p>
          </table:table-cell>
          <table:table-cell table:style-name="ce18" office:value-type="float" office:value="0.311" calcext:value-type="float">
            <text:p>3.1100E-01</text:p>
          </table:table-cell>
          <table:table-cell table:style-name="ce18" office:value-type="float" office:value="0.000000000062337" calcext:value-type="float">
            <text:p>6.2337E-11</text:p>
          </table:table-cell>
          <table:table-cell table:style-name="ce18" office:value-type="float" office:value="0.0000000000028061" calcext:value-type="float">
            <text:p>2.8061E-12</text:p>
          </table:table-cell>
          <table:table-cell table:number-columns-repeated="60"/>
        </table:table-row>
        <table:table-row table:style-name="ro4">
          <table:table-cell table:style-name="ce15" office:value-type="float" office:value="288.5" calcext:value-type="float">
            <text:p>288.5</text:p>
          </table:table-cell>
          <table:table-cell table:style-name="ce18" office:value-type="float" office:value="0.325" calcext:value-type="float">
            <text:p>3.2500E-01</text:p>
          </table:table-cell>
          <table:table-cell table:style-name="ce18" office:value-type="float" office:value="0.00000000017162" calcext:value-type="float">
            <text:p>1.7162E-10</text:p>
          </table:table-cell>
          <table:table-cell table:style-name="ce18" office:value-type="float" office:value="0.0000000000090651" calcext:value-type="float">
            <text:p>9.0651E-12</text:p>
          </table:table-cell>
          <table:table-cell table:number-columns-repeated="60"/>
        </table:table-row>
        <table:table-row table:style-name="ro4">
          <table:table-cell table:style-name="ce15" office:value-type="float" office:value="289" calcext:value-type="float">
            <text:p>289.0</text:p>
          </table:table-cell>
          <table:table-cell table:style-name="ce18" office:value-type="float" office:value="0.392" calcext:value-type="float">
            <text:p>3.9200E-01</text:p>
          </table:table-cell>
          <table:table-cell table:style-name="ce18" office:value-type="float" office:value="0.00000000056265" calcext:value-type="float">
            <text:p>5.6265E-10</text:p>
          </table:table-cell>
          <table:table-cell table:style-name="ce18" office:value-type="float" office:value="0.000000000034978" calcext:value-type="float">
            <text:p>3.4978E-11</text:p>
          </table:table-cell>
          <table:table-cell table:number-columns-repeated="60"/>
        </table:table-row>
        <table:table-row table:style-name="ro4">
          <table:table-cell table:style-name="ce15" office:value-type="float" office:value="289.5" calcext:value-type="float">
            <text:p>289.5</text:p>
          </table:table-cell>
          <table:table-cell table:style-name="ce18" office:value-type="float" office:value="0.479" calcext:value-type="float">
            <text:p>4.7900E-01</text:p>
          </table:table-cell>
          <table:table-cell table:style-name="ce18" office:value-type="float" office:value="0.0000000020749" calcext:value-type="float">
            <text:p>2.0749E-09</text:p>
          </table:table-cell>
          <table:table-cell table:style-name="ce18" office:value-type="float" office:value="0.00000000015368" calcext:value-type="float">
            <text:p>1.5368E-10</text:p>
          </table:table-cell>
          <table:table-cell table:number-columns-repeated="60"/>
        </table:table-row>
        <table:table-row table:style-name="ro4">
          <table:table-cell table:style-name="ce15" office:value-type="float" office:value="290" calcext:value-type="float">
            <text:p>290.0</text:p>
          </table:table-cell>
          <table:table-cell table:style-name="ce18" office:value-type="float" office:value="0.563" calcext:value-type="float">
            <text:p>5.6300E-01</text:p>
          </table:table-cell>
          <table:table-cell table:style-name="ce18" office:value-type="float" office:value="0.0000000060168" calcext:value-type="float">
            <text:p>6.0168E-09</text:p>
          </table:table-cell>
          <table:table-cell table:style-name="ce18" office:value-type="float" office:value="0.00000000051454" calcext:value-type="float">
            <text:p>5.1454E-10</text:p>
          </table:table-cell>
          <table:table-cell table:number-columns-repeated="60"/>
        </table:table-row>
        <table:table-row table:style-name="ro4">
          <table:table-cell table:style-name="ce15" office:value-type="float" office:value="290.5" calcext:value-type="float">
            <text:p>290.5</text:p>
          </table:table-cell>
          <table:table-cell table:style-name="ce18" office:value-type="float" office:value="0.606" calcext:value-type="float">
            <text:p>6.0600E-01</text:p>
          </table:table-cell>
          <table:table-cell table:style-name="ce18" office:value-type="float" office:value="0.000000013783" calcext:value-type="float">
            <text:p>1.3783E-08</text:p>
          </table:table-cell>
          <table:table-cell table:style-name="ce18" office:value-type="float" office:value="0.0000000013303" calcext:value-type="float">
            <text:p>1.3303E-09</text:p>
          </table:table-cell>
          <table:table-cell table:number-columns-repeated="60"/>
        </table:table-row>
        <table:table-row table:style-name="ro4">
          <table:table-cell table:style-name="ce15" office:value-type="float" office:value="291" calcext:value-type="float">
            <text:p>291.0</text:p>
          </table:table-cell>
          <table:table-cell table:style-name="ce18" office:value-type="float" office:value="0.618" calcext:value-type="float">
            <text:p>6.1800E-01</text:p>
          </table:table-cell>
          <table:table-cell table:style-name="ce18" office:value-type="float" office:value="0.000000035052" calcext:value-type="float">
            <text:p>3.5052E-08</text:p>
          </table:table-cell>
          <table:table-cell table:style-name="ce18" office:value-type="float" office:value="0.0000000038965" calcext:value-type="float">
            <text:p>3.8965E-09</text:p>
          </table:table-cell>
          <table:table-cell table:number-columns-repeated="60"/>
        </table:table-row>
        <table:table-row table:style-name="ro4">
          <table:table-cell table:style-name="ce15" office:value-type="float" office:value="291.5" calcext:value-type="float">
            <text:p>291.5</text:p>
          </table:table-cell>
          <table:table-cell table:style-name="ce18" office:value-type="float" office:value="0.598" calcext:value-type="float">
            <text:p>5.9800E-01</text:p>
          </table:table-cell>
          <table:table-cell table:style-name="ce18" office:value-type="float" office:value="0.00000010913" calcext:value-type="float">
            <text:p>1.0913E-07</text:p>
          </table:table-cell>
          <table:table-cell table:style-name="ce18" office:value-type="float" office:value="0.000000014425" calcext:value-type="float">
            <text:p>1.4425E-08</text:p>
          </table:table-cell>
          <table:table-cell table:number-columns-repeated="60"/>
        </table:table-row>
        <table:table-row table:style-name="ro4">
          <table:table-cell table:style-name="ce15" office:value-type="float" office:value="292" calcext:value-type="float">
            <text:p>292.0</text:p>
          </table:table-cell>
          <table:table-cell table:style-name="ce18" office:value-type="float" office:value="0.567" calcext:value-type="float">
            <text:p>5.6700E-01</text:p>
          </table:table-cell>
          <table:table-cell table:style-name="ce18" office:value-type="float" office:value="0.0000002683" calcext:value-type="float">
            <text:p>2.6830E-07</text:p>
          </table:table-cell>
          <table:table-cell table:style-name="ce18" office:value-type="float" office:value="0.000000040789" calcext:value-type="float">
            <text:p>4.0789E-08</text:p>
          </table:table-cell>
          <table:table-cell table:number-columns-repeated="60"/>
        </table:table-row>
        <table:table-row table:style-name="ro4">
          <table:table-cell table:style-name="ce15" office:value-type="float" office:value="292.5" calcext:value-type="float">
            <text:p>292.5</text:p>
          </table:table-cell>
          <table:table-cell table:style-name="ce18" office:value-type="float" office:value="0.529" calcext:value-type="float">
            <text:p>5.2900E-01</text:p>
          </table:table-cell>
          <table:table-cell table:style-name="ce18" office:value-type="float" office:value="0.00000042685" calcext:value-type="float">
            <text:p>4.2685E-07</text:p>
          </table:table-cell>
          <table:table-cell table:style-name="ce18" office:value-type="float" office:value="0.000000070414" calcext:value-type="float">
            <text:p>7.0414E-08</text:p>
          </table:table-cell>
          <table:table-cell table:number-columns-repeated="60"/>
        </table:table-row>
        <table:table-row table:style-name="ro4">
          <table:table-cell table:style-name="ce15" office:value-type="float" office:value="293" calcext:value-type="float">
            <text:p>293.0</text:p>
          </table:table-cell>
          <table:table-cell table:style-name="ce18" office:value-type="float" office:value="0.538" calcext:value-type="float">
            <text:p>5.3800E-01</text:p>
          </table:table-cell>
          <table:table-cell table:style-name="ce18" office:value-type="float" office:value="0.00000086466" calcext:value-type="float">
            <text:p>8.6466E-07</text:p>
          </table:table-cell>
          <table:table-cell table:style-name="ce18" office:value-type="float" office:value="0.0000001576" calcext:value-type="float">
            <text:p>1.5760E-07</text:p>
          </table:table-cell>
          <table:table-cell table:number-columns-repeated="60"/>
        </table:table-row>
        <table:table-row table:style-name="ro4">
          <table:table-cell table:style-name="ce15" office:value-type="float" office:value="293.5" calcext:value-type="float">
            <text:p>293.5</text:p>
          </table:table-cell>
          <table:table-cell table:style-name="ce18" office:value-type="float" office:value="0.549" calcext:value-type="float">
            <text:p>5.4900E-01</text:p>
          </table:table-cell>
          <table:table-cell table:style-name="ce18" office:value-type="float" office:value="0.0000022707" calcext:value-type="float">
            <text:p>2.2707E-06</text:p>
          </table:table-cell>
          <table:table-cell table:style-name="ce18" office:value-type="float" office:value="0.00000047095" calcext:value-type="float">
            <text:p>4.7095E-07</text:p>
          </table:table-cell>
          <table:table-cell table:number-columns-repeated="60"/>
        </table:table-row>
        <table:table-row table:style-name="ro4">
          <table:table-cell table:style-name="ce15" office:value-type="float" office:value="294" calcext:value-type="float">
            <text:p>294.0</text:p>
          </table:table-cell>
          <table:table-cell table:style-name="ce18" office:value-type="float" office:value="0.533" calcext:value-type="float">
            <text:p>5.3300E-01</text:p>
          </table:table-cell>
          <table:table-cell table:style-name="ce18" office:value-type="float" office:value="0.0000041744" calcext:value-type="float">
            <text:p>4.1744E-06</text:p>
          </table:table-cell>
          <table:table-cell table:style-name="ce18" office:value-type="float" office:value="0.00000094558" calcext:value-type="float">
            <text:p>9.4558E-07</text:p>
          </table:table-cell>
          <table:table-cell table:number-columns-repeated="60"/>
        </table:table-row>
        <table:table-row table:style-name="ro4">
          <table:table-cell table:style-name="ce15" office:value-type="float" office:value="294.5" calcext:value-type="float">
            <text:p>294.5</text:p>
          </table:table-cell>
          <table:table-cell table:style-name="ce18" office:value-type="float" office:value="0.52" calcext:value-type="float">
            <text:p>5.2000E-01</text:p>
          </table:table-cell>
          <table:table-cell table:style-name="ce18" office:value-type="float" office:value="0.0000065911" calcext:value-type="float">
            <text:p>6.5911E-06</text:p>
          </table:table-cell>
          <table:table-cell table:style-name="ce18" office:value-type="float" office:value="0.0000015965" calcext:value-type="float">
            <text:p>1.5965E-06</text:p>
          </table:table-cell>
          <table:table-cell table:number-columns-repeated="60"/>
        </table:table-row>
        <table:table-row table:style-name="ro4">
          <table:table-cell table:style-name="ce15" office:value-type="float" office:value="295" calcext:value-type="float">
            <text:p>295.0</text:p>
          </table:table-cell>
          <table:table-cell table:style-name="ce18" office:value-type="float" office:value="0.527" calcext:value-type="float">
            <text:p>5.2700E-01</text:p>
          </table:table-cell>
          <table:table-cell table:style-name="ce18" office:value-type="float" office:value="0.00001229" calcext:value-type="float">
            <text:p>1.2290E-05</text:p>
          </table:table-cell>
          <table:table-cell table:style-name="ce18" office:value-type="float" office:value="0.0000032246" calcext:value-type="float">
            <text:p>3.2246E-06</text:p>
          </table:table-cell>
          <table:table-cell table:number-columns-repeated="60"/>
        </table:table-row>
        <table:table-row table:style-name="ro4">
          <table:table-cell table:style-name="ce15" office:value-type="float" office:value="295.5" calcext:value-type="float">
            <text:p>295.5</text:p>
          </table:table-cell>
          <table:table-cell table:style-name="ce18" office:value-type="float" office:value="0.559" calcext:value-type="float">
            <text:p>5.5900E-01</text:p>
          </table:table-cell>
          <table:table-cell table:style-name="ce18" office:value-type="float" office:value="0.000027826" calcext:value-type="float">
            <text:p>2.7826E-05</text:p>
          </table:table-cell>
          <table:table-cell table:style-name="ce18" office:value-type="float" office:value="0.0000080206" calcext:value-type="float">
            <text:p>8.0206E-06</text:p>
          </table:table-cell>
          <table:table-cell table:number-columns-repeated="60"/>
        </table:table-row>
        <table:table-row table:style-name="ro4">
          <table:table-cell table:style-name="ce15" office:value-type="float" office:value="296" calcext:value-type="float">
            <text:p>296.0</text:p>
          </table:table-cell>
          <table:table-cell table:style-name="ce18" office:value-type="float" office:value="0.573" calcext:value-type="float">
            <text:p>5.7300E-01</text:p>
          </table:table-cell>
          <table:table-cell table:style-name="ce18" office:value-type="float" office:value="0.000047904" calcext:value-type="float">
            <text:p>4.7904E-05</text:p>
          </table:table-cell>
          <table:table-cell table:style-name="ce18" office:value-type="float" office:value="0.000014737" calcext:value-type="float">
            <text:p>1.4737E-05</text:p>
          </table:table-cell>
          <table:table-cell table:number-columns-repeated="60"/>
        </table:table-row>
        <table:table-row table:style-name="ro4">
          <table:table-cell table:style-name="ce15" office:value-type="float" office:value="296.5" calcext:value-type="float">
            <text:p>296.5</text:p>
          </table:table-cell>
          <table:table-cell table:style-name="ce18" office:value-type="float" office:value="0.521" calcext:value-type="float">
            <text:p>5.2100E-01</text:p>
          </table:table-cell>
          <table:table-cell table:style-name="ce18" office:value-type="float" office:value="0.000071345" calcext:value-type="float">
            <text:p>7.1345E-05</text:p>
          </table:table-cell>
          <table:table-cell table:style-name="ce18" office:value-type="float" office:value="0.000023312" calcext:value-type="float">
            <text:p>2.3312E-05</text:p>
          </table:table-cell>
          <table:table-cell table:number-columns-repeated="60"/>
        </table:table-row>
        <table:table-row table:style-name="ro4">
          <table:table-cell table:style-name="ce15" office:value-type="float" office:value="297" calcext:value-type="float">
            <text:p>297.0</text:p>
          </table:table-cell>
          <table:table-cell table:style-name="ce18" office:value-type="float" office:value="0.478" calcext:value-type="float">
            <text:p>4.7800E-01</text:p>
          </table:table-cell>
          <table:table-cell table:style-name="ce18" office:value-type="float" office:value="0.0000968" calcext:value-type="float">
            <text:p>9.6800E-05</text:p>
          </table:table-cell>
          <table:table-cell table:style-name="ce18" office:value-type="float" office:value="0.000033187" calcext:value-type="float">
            <text:p>3.3187E-05</text:p>
          </table:table-cell>
          <table:table-cell table:number-columns-repeated="60"/>
        </table:table-row>
        <table:table-row table:style-name="ro4">
          <table:table-cell table:style-name="ce15" office:value-type="float" office:value="297.5" calcext:value-type="float">
            <text:p>297.5</text:p>
          </table:table-cell>
          <table:table-cell table:style-name="ce18" office:value-type="float" office:value="0.529" calcext:value-type="float">
            <text:p>5.2900E-01</text:p>
          </table:table-cell>
          <table:table-cell table:style-name="ce18" office:value-type="float" office:value="0.00018608" calcext:value-type="float">
            <text:p>1.8608E-04</text:p>
          </table:table-cell>
          <table:table-cell table:style-name="ce18" office:value-type="float" office:value="0.000067912" calcext:value-type="float">
            <text:p>6.7912E-05</text:p>
          </table:table-cell>
          <table:table-cell table:number-columns-repeated="60"/>
        </table:table-row>
        <table:table-row table:style-name="ro4">
          <table:table-cell table:style-name="ce15" office:value-type="float" office:value="298" calcext:value-type="float">
            <text:p>298.0</text:p>
          </table:table-cell>
          <table:table-cell table:style-name="ce18" office:value-type="float" office:value="0.528" calcext:value-type="float">
            <text:p>5.2800E-01</text:p>
          </table:table-cell>
          <table:table-cell table:style-name="ce18" office:value-type="float" office:value="0.00028988" calcext:value-type="float">
            <text:p>2.8988E-04</text:p>
          </table:table-cell>
          <table:table-cell table:style-name="ce18" office:value-type="float" office:value="0.00011127" calcext:value-type="float">
            <text:p>1.1127E-04</text:p>
          </table:table-cell>
          <table:table-cell table:number-columns-repeated="60"/>
        </table:table-row>
        <table:table-row table:style-name="ro4">
          <table:table-cell table:style-name="ce15" office:value-type="float" office:value="298.5" calcext:value-type="float">
            <text:p>298.5</text:p>
          </table:table-cell>
          <table:table-cell table:style-name="ce18" office:value-type="float" office:value="0.468" calcext:value-type="float">
            <text:p>4.6800E-01</text:p>
          </table:table-cell>
          <table:table-cell table:style-name="ce18" office:value-type="float" office:value="0.00035789" calcext:value-type="float">
            <text:p>3.5789E-04</text:p>
          </table:table-cell>
          <table:table-cell table:style-name="ce18" office:value-type="float" office:value="0.0001427" calcext:value-type="float">
            <text:p>1.4270E-04</text:p>
          </table:table-cell>
          <table:table-cell table:number-columns-repeated="60"/>
        </table:table-row>
        <table:table-row table:style-name="ro4">
          <table:table-cell table:style-name="ce15" office:value-type="float" office:value="299" calcext:value-type="float">
            <text:p>299.0</text:p>
          </table:table-cell>
          <table:table-cell table:style-name="ce18" office:value-type="float" office:value="0.472" calcext:value-type="float">
            <text:p>4.7200E-01</text:p>
          </table:table-cell>
          <table:table-cell table:style-name="ce18" office:value-type="float" office:value="0.00049211" calcext:value-type="float">
            <text:p>4.9211E-04</text:p>
          </table:table-cell>
          <table:table-cell table:style-name="ce18" office:value-type="float" office:value="0.00020323" calcext:value-type="float">
            <text:p>2.0323E-04</text:p>
          </table:table-cell>
          <table:table-cell table:number-columns-repeated="60"/>
        </table:table-row>
        <table:table-row table:style-name="ro4">
          <table:table-cell table:style-name="ce15" office:value-type="float" office:value="299.5" calcext:value-type="float">
            <text:p>299.5</text:p>
          </table:table-cell>
          <table:table-cell table:style-name="ce18" office:value-type="float" office:value="0.501" calcext:value-type="float">
            <text:p>5.0100E-01</text:p>
          </table:table-cell>
          <table:table-cell table:style-name="ce18" office:value-type="float" office:value="0.00086068" calcext:value-type="float">
            <text:p>8.6068E-04</text:p>
          </table:table-cell>
          <table:table-cell table:style-name="ce18" office:value-type="float" office:value="0.00037386" calcext:value-type="float">
            <text:p>3.7386E-04</text:p>
          </table:table-cell>
          <table:table-cell table:number-columns-repeated="60"/>
        </table:table-row>
        <table:table-row table:style-name="ro4">
          <table:table-cell table:style-name="ce15" office:value-type="float" office:value="300" calcext:value-type="float">
            <text:p>300.0</text:p>
          </table:table-cell>
          <table:table-cell table:style-name="ce18" office:value-type="float" office:value="0.45794" calcext:value-type="float">
            <text:p>4.5794E-01</text:p>
          </table:table-cell>
          <table:table-cell table:style-name="ce18" office:value-type="float" office:value="0.0010205" calcext:value-type="float">
            <text:p>1.0205E-03</text:p>
          </table:table-cell>
          <table:table-cell table:style-name="ce18" office:value-type="float" office:value="0.00045631" calcext:value-type="float">
            <text:p>4.5631E-04</text:p>
          </table:table-cell>
          <table:table-cell table:number-columns-repeated="60"/>
        </table:table-row>
        <table:table-row table:style-name="ro4">
          <table:table-cell table:style-name="ce15" office:value-type="float" office:value="300.5" calcext:value-type="float">
            <text:p>300.5</text:p>
          </table:table-cell>
          <table:table-cell table:style-name="ce18" office:value-type="float" office:value="0.433" calcext:value-type="float">
            <text:p>4.3300E-01</text:p>
          </table:table-cell>
          <table:table-cell table:style-name="ce18" office:value-type="float" office:value="0.001245" calcext:value-type="float">
            <text:p>1.2450E-03</text:p>
          </table:table-cell>
          <table:table-cell table:style-name="ce18" office:value-type="float" office:value="0.00057207" calcext:value-type="float">
            <text:p>5.7207E-04</text:p>
          </table:table-cell>
          <table:table-cell table:number-columns-repeated="60"/>
        </table:table-row>
        <table:table-row table:style-name="ro4">
          <table:table-cell table:style-name="ce15" office:value-type="float" office:value="301" calcext:value-type="float">
            <text:p>301.0</text:p>
          </table:table-cell>
          <table:table-cell table:style-name="ce18" office:value-type="float" office:value="0.463" calcext:value-type="float">
            <text:p>4.6300E-01</text:p>
          </table:table-cell>
          <table:table-cell table:style-name="ce18" office:value-type="float" office:value="0.00193" calcext:value-type="float">
            <text:p>1.9300E-03</text:p>
          </table:table-cell>
          <table:table-cell table:style-name="ce18" office:value-type="float" office:value="0.00091926" calcext:value-type="float">
            <text:p>9.1926E-04</text:p>
          </table:table-cell>
          <table:table-cell table:number-columns-repeated="60"/>
        </table:table-row>
        <table:table-row table:style-name="ro4">
          <table:table-cell table:style-name="ce15" office:value-type="float" office:value="301.5" calcext:value-type="float">
            <text:p>301.5</text:p>
          </table:table-cell>
          <table:table-cell table:style-name="ce18" office:value-type="float" office:value="0.47756" calcext:value-type="float">
            <text:p>4.7756E-01</text:p>
          </table:table-cell>
          <table:table-cell table:style-name="ce18" office:value-type="float" office:value="0.0026914" calcext:value-type="float">
            <text:p>2.6914E-03</text:p>
          </table:table-cell>
          <table:table-cell table:style-name="ce18" office:value-type="float" office:value="0.0013201" calcext:value-type="float">
            <text:p>1.3201E-03</text:p>
          </table:table-cell>
          <table:table-cell table:number-columns-repeated="60"/>
        </table:table-row>
        <table:table-row table:style-name="ro4">
          <table:table-cell table:style-name="ce15" office:value-type="float" office:value="302" calcext:value-type="float">
            <text:p>302.0</text:p>
          </table:table-cell>
          <table:table-cell table:style-name="ce18" office:value-type="float" office:value="0.449" calcext:value-type="float">
            <text:p>4.4900E-01</text:p>
          </table:table-cell>
          <table:table-cell table:style-name="ce18" office:value-type="float" office:value="0.0029209" calcext:value-type="float">
            <text:p>2.9209E-03</text:p>
          </table:table-cell>
          <table:table-cell table:style-name="ce18" office:value-type="float" office:value="0.001457" calcext:value-type="float">
            <text:p>1.4570E-03</text:p>
          </table:table-cell>
          <table:table-cell table:number-columns-repeated="60"/>
        </table:table-row>
        <table:table-row table:style-name="ro4">
          <table:table-cell table:style-name="ce15" office:value-type="float" office:value="302.5" calcext:value-type="float">
            <text:p>302.5</text:p>
          </table:table-cell>
          <table:table-cell table:style-name="ce18" office:value-type="float" office:value="0.508" calcext:value-type="float">
            <text:p>5.0800E-01</text:p>
          </table:table-cell>
          <table:table-cell table:style-name="ce18" office:value-type="float" office:value="0.004284" calcext:value-type="float">
            <text:p>4.2840E-03</text:p>
          </table:table-cell>
          <table:table-cell table:style-name="ce18" office:value-type="float" office:value="0.002191" calcext:value-type="float">
            <text:p>2.1910E-03</text:p>
          </table:table-cell>
          <table:table-cell table:number-columns-repeated="60"/>
        </table:table-row>
        <table:table-row table:style-name="ro4">
          <table:table-cell table:style-name="ce15" office:value-type="float" office:value="303" calcext:value-type="float">
            <text:p>303.0</text:p>
          </table:table-cell>
          <table:table-cell table:style-name="ce18" office:value-type="float" office:value="0.612" calcext:value-type="float">
            <text:p>6.1200E-01</text:p>
          </table:table-cell>
          <table:table-cell table:style-name="ce18" office:value-type="float" office:value="0.0070945" calcext:value-type="float">
            <text:p>7.0945E-03</text:p>
          </table:table-cell>
          <table:table-cell table:style-name="ce18" office:value-type="float" office:value="0.0037332" calcext:value-type="float">
            <text:p>3.7332E-03</text:p>
          </table:table-cell>
          <table:table-cell table:number-columns-repeated="60"/>
        </table:table-row>
        <table:table-row table:style-name="ro4">
          <table:table-cell table:style-name="ce15" office:value-type="float" office:value="303.5" calcext:value-type="float">
            <text:p>303.5</text:p>
          </table:table-cell>
          <table:table-cell table:style-name="ce18" office:value-type="float" office:value="0.646" calcext:value-type="float">
            <text:p>6.4600E-01</text:p>
          </table:table-cell>
          <table:table-cell table:style-name="ce18" office:value-type="float" office:value="0.0089795" calcext:value-type="float">
            <text:p>8.9795E-03</text:p>
          </table:table-cell>
          <table:table-cell table:style-name="ce18" office:value-type="float" office:value="0.0048044" calcext:value-type="float">
            <text:p>4.8044E-03</text:p>
          </table:table-cell>
          <table:table-cell table:number-columns-repeated="60"/>
        </table:table-row>
        <table:table-row table:style-name="ro4">
          <table:table-cell table:style-name="ce15" office:value-type="float" office:value="304" calcext:value-type="float">
            <text:p>304.0</text:p>
          </table:table-cell>
          <table:table-cell table:style-name="ce18" office:value-type="float" office:value="0.621" calcext:value-type="float">
            <text:p>6.2100E-01</text:p>
          </table:table-cell>
          <table:table-cell table:style-name="ce18" office:value-type="float" office:value="0.0094701" calcext:value-type="float">
            <text:p>9.4701E-03</text:p>
          </table:table-cell>
          <table:table-cell table:style-name="ce18" office:value-type="float" office:value="0.0050973" calcext:value-type="float">
            <text:p>5.0973E-03</text:p>
          </table:table-cell>
          <table:table-cell table:number-columns-repeated="60"/>
        </table:table-row>
        <table:table-row table:style-name="ro4">
          <table:table-cell table:style-name="ce15" office:value-type="float" office:value="304.5" calcext:value-type="float">
            <text:p>304.5</text:p>
          </table:table-cell>
          <table:table-cell table:style-name="ce18" office:value-type="float" office:value="0.626" calcext:value-type="float">
            <text:p>6.2600E-01</text:p>
          </table:table-cell>
          <table:table-cell table:style-name="ce18" office:value-type="float" office:value="0.011953" calcext:value-type="float">
            <text:p>1.1953E-02</text:p>
          </table:table-cell>
          <table:table-cell table:style-name="ce18" office:value-type="float" office:value="0.0064675" calcext:value-type="float">
            <text:p>6.4675E-03</text:p>
          </table:table-cell>
          <table:table-cell table:number-columns-repeated="60"/>
        </table:table-row>
        <table:table-row table:style-name="ro4">
          <table:table-cell table:style-name="ce15" office:value-type="float" office:value="305" calcext:value-type="float">
            <text:p>305.0</text:p>
          </table:table-cell>
          <table:table-cell table:style-name="ce18" office:value-type="float" office:value="0.642" calcext:value-type="float">
            <text:p>6.4200E-01</text:p>
          </table:table-cell>
          <table:table-cell table:style-name="ce18" office:value-type="float" office:value="0.016463" calcext:value-type="float">
            <text:p>1.6463E-02</text:p>
          </table:table-cell>
          <table:table-cell table:style-name="ce18" office:value-type="float" office:value="0.0089336" calcext:value-type="float">
            <text:p>8.9336E-03</text:p>
          </table:table-cell>
          <table:table-cell table:number-columns-repeated="60"/>
        </table:table-row>
        <table:table-row table:style-name="ro4">
          <table:table-cell table:style-name="ce15" office:value-type="float" office:value="305.5" calcext:value-type="float">
            <text:p>305.5</text:p>
          </table:table-cell>
          <table:table-cell table:style-name="ce18" office:value-type="float" office:value="0.611" calcext:value-type="float">
            <text:p>6.1100E-01</text:p>
          </table:table-cell>
          <table:table-cell table:style-name="ce18" office:value-type="float" office:value="0.018719" calcext:value-type="float">
            <text:p>1.8719E-02</text:p>
          </table:table-cell>
          <table:table-cell table:style-name="ce18" office:value-type="float" office:value="0.010186" calcext:value-type="float">
            <text:p>1.0186E-02</text:p>
          </table:table-cell>
          <table:table-cell table:number-columns-repeated="60"/>
        </table:table-row>
        <table:table-row table:style-name="ro4">
          <table:table-cell table:style-name="ce15" office:value-type="float" office:value="306" calcext:value-type="float">
            <text:p>306.0</text:p>
          </table:table-cell>
          <table:table-cell table:style-name="ce18" office:value-type="float" office:value="0.565" calcext:value-type="float">
            <text:p>5.6500E-01</text:p>
          </table:table-cell>
          <table:table-cell table:style-name="ce18" office:value-type="float" office:value="0.018577" calcext:value-type="float">
            <text:p>1.8577E-02</text:p>
          </table:table-cell>
          <table:table-cell table:style-name="ce18" office:value-type="float" office:value="0.01015" calcext:value-type="float">
            <text:p>1.0150E-02</text:p>
          </table:table-cell>
          <table:table-cell table:number-columns-repeated="60"/>
        </table:table-row>
        <table:table-row table:style-name="ro4">
          <table:table-cell table:style-name="ce15" office:value-type="float" office:value="306.5" calcext:value-type="float">
            <text:p>306.5</text:p>
          </table:table-cell>
          <table:table-cell table:style-name="ce18" office:value-type="float" office:value="0.575" calcext:value-type="float">
            <text:p>5.7500E-01</text:p>
          </table:table-cell>
          <table:table-cell table:style-name="ce18" office:value-type="float" office:value="0.021108" calcext:value-type="float">
            <text:p>2.1108E-02</text:p>
          </table:table-cell>
          <table:table-cell table:style-name="ce18" office:value-type="float" office:value="0.011568" calcext:value-type="float">
            <text:p>1.1568E-02</text:p>
          </table:table-cell>
          <table:table-cell table:number-columns-repeated="60"/>
        </table:table-row>
        <table:table-row table:style-name="ro4">
          <table:table-cell table:style-name="ce15" office:value-type="float" office:value="307" calcext:value-type="float">
            <text:p>307.0</text:p>
          </table:table-cell>
          <table:table-cell table:style-name="ce18" office:value-type="float" office:value="0.605" calcext:value-type="float">
            <text:p>6.0500E-01</text:p>
          </table:table-cell>
          <table:table-cell table:style-name="ce18" office:value-type="float" office:value="0.027849" calcext:value-type="float">
            <text:p>2.7849E-02</text:p>
          </table:table-cell>
          <table:table-cell table:style-name="ce18" office:value-type="float" office:value="0.015246" calcext:value-type="float">
            <text:p>1.5246E-02</text:p>
          </table:table-cell>
          <table:table-cell table:number-columns-repeated="60"/>
        </table:table-row>
        <table:table-row table:style-name="ro4">
          <table:table-cell table:style-name="ce15" office:value-type="float" office:value="307.5" calcext:value-type="float">
            <text:p>307.5</text:p>
          </table:table-cell>
          <table:table-cell table:style-name="ce18" office:value-type="float" office:value="0.631" calcext:value-type="float">
            <text:p>6.3100E-01</text:p>
          </table:table-cell>
          <table:table-cell table:style-name="ce18" office:value-type="float" office:value="0.035635" calcext:value-type="float">
            <text:p>3.5635E-02</text:p>
          </table:table-cell>
          <table:table-cell table:style-name="ce18" office:value-type="float" office:value="0.019468" calcext:value-type="float">
            <text:p>1.9468E-02</text:p>
          </table:table-cell>
          <table:table-cell table:number-columns-repeated="60"/>
        </table:table-row>
        <table:table-row table:style-name="ro4">
          <table:table-cell table:style-name="ce15" office:value-type="float" office:value="308" calcext:value-type="float">
            <text:p>308.0</text:p>
          </table:table-cell>
          <table:table-cell table:style-name="ce18" office:value-type="float" office:value="0.645" calcext:value-type="float">
            <text:p>6.4500E-01</text:p>
          </table:table-cell>
          <table:table-cell table:style-name="ce18" office:value-type="float" office:value="0.037837" calcext:value-type="float">
            <text:p>3.7837E-02</text:p>
          </table:table-cell>
          <table:table-cell table:style-name="ce18" office:value-type="float" office:value="0.020753" calcext:value-type="float">
            <text:p>2.0753E-02</text:p>
          </table:table-cell>
          <table:table-cell table:number-columns-repeated="60"/>
        </table:table-row>
        <table:table-row table:style-name="ro4">
          <table:table-cell table:style-name="ce15" office:value-type="float" office:value="308.5" calcext:value-type="float">
            <text:p>308.5</text:p>
          </table:table-cell>
          <table:table-cell table:style-name="ce18" office:value-type="float" office:value="0.6405" calcext:value-type="float">
            <text:p>6.4050E-01</text:p>
          </table:table-cell>
          <table:table-cell table:style-name="ce18" office:value-type="float" office:value="0.04143" calcext:value-type="float">
            <text:p>4.1430E-02</text:p>
          </table:table-cell>
          <table:table-cell table:style-name="ce18" office:value-type="float" office:value="0.02275" calcext:value-type="float">
            <text:p>2.2750E-02</text:p>
          </table:table-cell>
          <table:table-cell table:number-columns-repeated="60"/>
        </table:table-row>
        <table:table-row table:style-name="ro4">
          <table:table-cell table:style-name="ce15" office:value-type="float" office:value="309" calcext:value-type="float">
            <text:p>309.0</text:p>
          </table:table-cell>
          <table:table-cell table:style-name="ce18" office:value-type="float" office:value="0.58" calcext:value-type="float">
            <text:p>5.8000E-01</text:p>
          </table:table-cell>
          <table:table-cell table:style-name="ce18" office:value-type="float" office:value="0.040534" calcext:value-type="float">
            <text:p>4.0534E-02</text:p>
          </table:table-cell>
          <table:table-cell table:style-name="ce18" office:value-type="float" office:value="0.022298" calcext:value-type="float">
            <text:p>2.2298E-02</text:p>
          </table:table-cell>
          <table:table-cell table:number-columns-repeated="60"/>
        </table:table-row>
        <table:table-row table:style-name="ro4">
          <table:table-cell table:style-name="ce15" office:value-type="float" office:value="309.5" calcext:value-type="float">
            <text:p>309.5</text:p>
          </table:table-cell>
          <table:table-cell table:style-name="ce18" office:value-type="float" office:value="0.5" calcext:value-type="float">
            <text:p>5.0000E-01</text:p>
          </table:table-cell>
          <table:table-cell table:style-name="ce18" office:value-type="float" office:value="0.043306" calcext:value-type="float">
            <text:p>4.3306E-02</text:p>
          </table:table-cell>
          <table:table-cell table:style-name="ce18" office:value-type="float" office:value="0.023672" calcext:value-type="float">
            <text:p>2.3672E-02</text:p>
          </table:table-cell>
          <table:table-cell table:number-columns-repeated="60"/>
        </table:table-row>
        <table:table-row table:style-name="ro4">
          <table:table-cell table:style-name="ce15" office:value-type="float" office:value="310" calcext:value-type="float">
            <text:p>310.0</text:p>
          </table:table-cell>
          <table:table-cell table:style-name="ce18" office:value-type="float" office:value="0.533" calcext:value-type="float">
            <text:p>5.3300E-01</text:p>
          </table:table-cell>
          <table:table-cell table:style-name="ce18" office:value-type="float" office:value="0.050939" calcext:value-type="float">
            <text:p>5.0939E-02</text:p>
          </table:table-cell>
          <table:table-cell table:style-name="ce18" office:value-type="float" office:value="0.027826" calcext:value-type="float">
            <text:p>2.782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0.5" calcext:value-type="float">
            <text:p>310.5</text:p>
          </table:table-cell>
          <table:table-cell table:style-name="ce18" office:value-type="float" office:value="0.652" calcext:value-type="float">
            <text:p>6.5200E-01</text:p>
          </table:table-cell>
          <table:table-cell table:style-name="ce18" office:value-type="float" office:value="0.06554" calcext:value-type="float">
            <text:p>6.5540E-02</text:p>
          </table:table-cell>
          <table:table-cell table:style-name="ce18" office:value-type="float" office:value="0.035879" calcext:value-type="float">
            <text:p>3.5879E-02</text:p>
          </table:table-cell>
          <table:table-cell table:number-columns-repeated="60"/>
        </table:table-row>
        <table:table-row table:style-name="ro4">
          <table:table-cell table:style-name="ce15" office:value-type="float" office:value="311" calcext:value-type="float">
            <text:p>311.0</text:p>
          </table:table-cell>
          <table:table-cell table:style-name="ce18" office:value-type="float" office:value="0.762" calcext:value-type="float">
            <text:p>7.6200E-01</text:p>
          </table:table-cell>
          <table:table-cell table:style-name="ce18" office:value-type="float" office:value="0.082922" calcext:value-type="float">
            <text:p>8.2922E-02</text:p>
          </table:table-cell>
          <table:table-cell table:style-name="ce18" office:value-type="float" office:value="0.045392" calcext:value-type="float">
            <text:p>4.5392E-02</text:p>
          </table:table-cell>
          <table:table-cell table:number-columns-repeated="60"/>
        </table:table-row>
        <table:table-row table:style-name="ro4">
          <table:table-cell table:style-name="ce15" office:value-type="float" office:value="311.5" calcext:value-type="float">
            <text:p>311.5</text:p>
          </table:table-cell>
          <table:table-cell table:style-name="ce18" office:value-type="float" office:value="0.744" calcext:value-type="float">
            <text:p>7.4400E-01</text:p>
          </table:table-cell>
          <table:table-cell table:style-name="ce18" office:value-type="float" office:value="0.08408" calcext:value-type="float">
            <text:p>8.4080E-02</text:p>
          </table:table-cell>
          <table:table-cell table:style-name="ce18" office:value-type="float" office:value="0.046156" calcext:value-type="float">
            <text:p>4.615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2" calcext:value-type="float">
            <text:p>312.0</text:p>
          </table:table-cell>
          <table:table-cell table:style-name="ce18" office:value-type="float" office:value="0.70615" calcext:value-type="float">
            <text:p>7.0615E-01</text:p>
          </table:table-cell>
          <table:table-cell table:style-name="ce18" office:value-type="float" office:value="0.093376" calcext:value-type="float">
            <text:p>9.3376E-02</text:p>
          </table:table-cell>
          <table:table-cell table:style-name="ce18" office:value-type="float" office:value="0.050898" calcext:value-type="float">
            <text:p>5.0898E-02</text:p>
          </table:table-cell>
          <table:table-cell table:number-columns-repeated="60"/>
        </table:table-row>
        <table:table-row table:style-name="ro4">
          <table:table-cell table:style-name="ce15" office:value-type="float" office:value="312.5" calcext:value-type="float">
            <text:p>312.5</text:p>
          </table:table-cell>
          <table:table-cell table:style-name="ce18" office:value-type="float" office:value="0.676" calcext:value-type="float">
            <text:p>6.7600E-01</text:p>
          </table:table-cell>
          <table:table-cell table:style-name="ce18" office:value-type="float" office:value="0.098984" calcext:value-type="float">
            <text:p>9.8984E-02</text:p>
          </table:table-cell>
          <table:table-cell table:style-name="ce18" office:value-type="float" office:value="0.053766" calcext:value-type="float">
            <text:p>5.376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3" calcext:value-type="float">
            <text:p>313.0</text:p>
          </table:table-cell>
          <table:table-cell table:style-name="ce18" office:value-type="float" office:value="0.694" calcext:value-type="float">
            <text:p>6.9400E-01</text:p>
          </table:table-cell>
          <table:table-cell table:style-name="ce18" office:value-type="float" office:value="0.10733" calcext:value-type="float">
            <text:p>1.0733E-01</text:p>
          </table:table-cell>
          <table:table-cell table:style-name="ce18" office:value-type="float" office:value="0.058323" calcext:value-type="float">
            <text:p>5.8323E-02</text:p>
          </table:table-cell>
          <table:table-cell table:number-columns-repeated="60"/>
        </table:table-row>
        <table:table-row table:style-name="ro4">
          <table:table-cell table:style-name="ce15" office:value-type="float" office:value="313.5" calcext:value-type="float">
            <text:p>313.5</text:p>
          </table:table-cell>
          <table:table-cell table:style-name="ce18" office:value-type="float" office:value="0.724" calcext:value-type="float">
            <text:p>7.2400E-01</text:p>
          </table:table-cell>
          <table:table-cell table:style-name="ce18" office:value-type="float" office:value="0.10757" calcext:value-type="float">
            <text:p>1.0757E-01</text:p>
          </table:table-cell>
          <table:table-cell table:style-name="ce18" office:value-type="float" office:value="0.058999" calcext:value-type="float">
            <text:p>5.8999E-02</text:p>
          </table:table-cell>
          <table:table-cell table:number-columns-repeated="60"/>
        </table:table-row>
        <table:table-row table:style-name="ro4">
          <table:table-cell table:style-name="ce15" office:value-type="float" office:value="314" calcext:value-type="float">
            <text:p>314.0</text:p>
          </table:table-cell>
          <table:table-cell table:style-name="ce18" office:value-type="float" office:value="0.717" calcext:value-type="float">
            <text:p>7.1700E-01</text:p>
          </table:table-cell>
          <table:table-cell table:style-name="ce18" office:value-type="float" office:value="0.11969" calcext:value-type="float">
            <text:p>1.1969E-01</text:p>
          </table:table-cell>
          <table:table-cell table:style-name="ce18" office:value-type="float" office:value="0.065266" calcext:value-type="float">
            <text:p>6.526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4.5" calcext:value-type="float">
            <text:p>314.5</text:p>
          </table:table-cell>
          <table:table-cell table:style-name="ce18" office:value-type="float" office:value="0.676" calcext:value-type="float">
            <text:p>6.7600E-01</text:p>
          </table:table-cell>
          <table:table-cell table:style-name="ce18" office:value-type="float" office:value="0.1306" calcext:value-type="float">
            <text:p>1.3060E-01</text:p>
          </table:table-cell>
          <table:table-cell table:style-name="ce18" office:value-type="float" office:value="0.070476" calcext:value-type="float">
            <text:p>7.047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5" calcext:value-type="float">
            <text:p>315.0</text:p>
          </table:table-cell>
          <table:table-cell table:style-name="ce18" office:value-type="float" office:value="0.6845" calcext:value-type="float">
            <text:p>6.8450E-01</text:p>
          </table:table-cell>
          <table:table-cell table:style-name="ce18" office:value-type="float" office:value="0.13625" calcext:value-type="float">
            <text:p>1.3625E-01</text:p>
          </table:table-cell>
          <table:table-cell table:style-name="ce18" office:value-type="float" office:value="0.073686" calcext:value-type="float">
            <text:p>7.3686E-02</text:p>
          </table:table-cell>
          <table:table-cell table:number-columns-repeated="60"/>
        </table:table-row>
        <table:table-row table:style-name="ro4">
          <table:table-cell table:style-name="ce15" office:value-type="float" office:value="315.5" calcext:value-type="float">
            <text:p>315.5</text:p>
          </table:table-cell>
          <table:table-cell table:style-name="ce18" office:value-type="float" office:value="0.632" calcext:value-type="float">
            <text:p>6.3200E-01</text:p>
          </table:table-cell>
          <table:table-cell table:style-name="ce18" office:value-type="float" office:value="0.11838" calcext:value-type="float">
            <text:p>1.1838E-01</text:p>
          </table:table-cell>
          <table:table-cell table:style-name="ce18" office:value-type="float" office:value="0.064833" calcext:value-type="float">
            <text:p>6.4833E-02</text:p>
          </table:table-cell>
          <table:table-cell table:number-columns-repeated="60"/>
        </table:table-row>
        <table:table-row table:style-name="ro4">
          <table:table-cell table:style-name="ce15" office:value-type="float" office:value="316" calcext:value-type="float">
            <text:p>316.0</text:p>
          </table:table-cell>
          <table:table-cell table:style-name="ce18" office:value-type="float" office:value="0.587" calcext:value-type="float">
            <text:p>5.8700E-01</text:p>
          </table:table-cell>
          <table:table-cell table:style-name="ce18" office:value-type="float" office:value="0.12348" calcext:value-type="float">
            <text:p>1.2348E-01</text:p>
          </table:table-cell>
          <table:table-cell table:style-name="ce18" office:value-type="float" office:value="0.067088" calcext:value-type="float">
            <text:p>6.7088E-02</text:p>
          </table:table-cell>
          <table:table-cell table:number-columns-repeated="60"/>
        </table:table-row>
        <table:table-row table:style-name="ro4">
          <table:table-cell table:style-name="ce15" office:value-type="float" office:value="316.5" calcext:value-type="float">
            <text:p>316.5</text:p>
          </table:table-cell>
          <table:table-cell table:style-name="ce18" office:value-type="float" office:value="0.649" calcext:value-type="float">
            <text:p>6.4900E-01</text:p>
          </table:table-cell>
          <table:table-cell table:style-name="ce18" office:value-type="float" office:value="0.15036" calcext:value-type="float">
            <text:p>1.5036E-01</text:p>
          </table:table-cell>
          <table:table-cell table:style-name="ce18" office:value-type="float" office:value="0.081118" calcext:value-type="float">
            <text:p>8.1118E-02</text:p>
          </table:table-cell>
          <table:table-cell table:number-columns-repeated="60"/>
        </table:table-row>
        <table:table-row table:style-name="ro4">
          <table:table-cell table:style-name="ce15" office:value-type="float" office:value="317" calcext:value-type="float">
            <text:p>317.0</text:p>
          </table:table-cell>
          <table:table-cell table:style-name="ce18" office:value-type="float" office:value="0.739" calcext:value-type="float">
            <text:p>7.3900E-01</text:p>
          </table:table-cell>
          <table:table-cell table:style-name="ce18" office:value-type="float" office:value="0.17158" calcext:value-type="float">
            <text:p>1.7158E-01</text:p>
          </table:table-cell>
          <table:table-cell table:style-name="ce18" office:value-type="float" office:value="0.09302" calcext:value-type="float">
            <text:p>9.3020E-02</text:p>
          </table:table-cell>
          <table:table-cell table:number-columns-repeated="60"/>
        </table:table-row>
        <table:table-row table:style-name="ro4">
          <table:table-cell table:style-name="ce15" office:value-type="float" office:value="317.5" calcext:value-type="float">
            <text:p>317.5</text:p>
          </table:table-cell>
          <table:table-cell table:style-name="ce18" office:value-type="float" office:value="0.80189" calcext:value-type="float">
            <text:p>8.0189E-01</text:p>
          </table:table-cell>
          <table:table-cell table:style-name="ce18" office:value-type="float" office:value="0.18245" calcext:value-type="float">
            <text:p>1.8245E-01</text:p>
          </table:table-cell>
          <table:table-cell table:style-name="ce18" office:value-type="float" office:value="0.099712" calcext:value-type="float">
            <text:p>9.9712E-02</text:p>
          </table:table-cell>
          <table:table-cell table:number-columns-repeated="60"/>
        </table:table-row>
        <table:table-row table:style-name="ro4">
          <table:table-cell table:style-name="ce15" office:value-type="float" office:value="318" calcext:value-type="float">
            <text:p>318.0</text:p>
          </table:table-cell>
          <table:table-cell table:style-name="ce18" office:value-type="float" office:value="0.72361" calcext:value-type="float">
            <text:p>7.2361E-01</text:p>
          </table:table-cell>
          <table:table-cell table:style-name="ce18" office:value-type="float" office:value="0.17594" calcext:value-type="float">
            <text:p>1.7594E-01</text:p>
          </table:table-cell>
          <table:table-cell table:style-name="ce18" office:value-type="float" office:value="0.095815" calcext:value-type="float">
            <text:p>9.5815E-02</text:p>
          </table:table-cell>
          <table:table-cell table:number-columns-repeated="60"/>
        </table:table-row>
        <table:table-row table:style-name="ro4">
          <table:table-cell table:style-name="ce15" office:value-type="float" office:value="318.5" calcext:value-type="float">
            <text:p>318.5</text:p>
          </table:table-cell>
          <table:table-cell table:style-name="ce18" office:value-type="float" office:value="0.68" calcext:value-type="float">
            <text:p>6.8000E-01</text:p>
          </table:table-cell>
          <table:table-cell table:style-name="ce18" office:value-type="float" office:value="0.18591" calcext:value-type="float">
            <text:p>1.8591E-01</text:p>
          </table:table-cell>
          <table:table-cell table:style-name="ce18" office:value-type="float" office:value="0.10005" calcext:value-type="float">
            <text:p>1.0005E-01</text:p>
          </table:table-cell>
          <table:table-cell table:number-columns-repeated="60"/>
        </table:table-row>
        <table:table-row table:style-name="ro4">
          <table:table-cell table:style-name="ce15" office:value-type="float" office:value="319" calcext:value-type="float">
            <text:p>319.0</text:p>
          </table:table-cell>
          <table:table-cell table:style-name="ce18" office:value-type="float" office:value="0.7058" calcext:value-type="float">
            <text:p>7.0580E-01</text:p>
          </table:table-cell>
          <table:table-cell table:style-name="ce18" office:value-type="float" office:value="0.2047" calcext:value-type="float">
            <text:p>2.0470E-01</text:p>
          </table:table-cell>
          <table:table-cell table:style-name="ce18" office:value-type="float" office:value="0.10971" calcext:value-type="float">
            <text:p>1.0971E-01</text:p>
          </table:table-cell>
          <table:table-cell table:number-columns-repeated="60"/>
        </table:table-row>
        <table:table-row table:style-name="ro4">
          <table:table-cell table:style-name="ce15" office:value-type="float" office:value="319.5" calcext:value-type="float">
            <text:p>319.5</text:p>
          </table:table-cell>
          <table:table-cell table:style-name="ce18" office:value-type="float" office:value="0.73318" calcext:value-type="float">
            <text:p>7.3318E-01</text:p>
          </table:table-cell>
          <table:table-cell table:style-name="ce18" office:value-type="float" office:value="0.19589" calcext:value-type="float">
            <text:p>1.9589E-01</text:p>
          </table:table-cell>
          <table:table-cell table:style-name="ce18" office:value-type="float" office:value="0.10693" calcext:value-type="float">
            <text:p>1.0693E-01</text:p>
          </table:table-cell>
          <table:table-cell table:number-columns-repeated="60"/>
        </table:table-row>
        <table:table-row table:style-name="ro4">
          <table:table-cell table:style-name="ce15" office:value-type="float" office:value="320" calcext:value-type="float">
            <text:p>320.0</text:p>
          </table:table-cell>
          <table:table-cell table:style-name="ce18" office:value-type="float" office:value="0.775" calcext:value-type="float">
            <text:p>7.7500E-01</text:p>
          </table:table-cell>
          <table:table-cell table:style-name="ce18" office:value-type="float" office:value="0.20527" calcext:value-type="float">
            <text:p>2.0527E-01</text:p>
          </table:table-cell>
          <table:table-cell table:style-name="ce18" office:value-type="float" office:value="0.11277" calcext:value-type="float">
            <text:p>1.1277E-01</text:p>
          </table:table-cell>
          <table:table-cell table:number-columns-repeated="60"/>
        </table:table-row>
        <table:table-row table:style-name="ro4">
          <table:table-cell table:style-name="ce15" office:value-type="float" office:value="320.5" calcext:value-type="float">
            <text:p>320.5</text:p>
          </table:table-cell>
          <table:table-cell table:style-name="ce18" office:value-type="float" office:value="0.826" calcext:value-type="float">
            <text:p>8.2600E-01</text:p>
          </table:table-cell>
          <table:table-cell table:style-name="ce18" office:value-type="float" office:value="0.24525" calcext:value-type="float">
            <text:p>2.4525E-01</text:p>
          </table:table-cell>
          <table:table-cell table:style-name="ce18" office:value-type="float" office:value="0.13305" calcext:value-type="float">
            <text:p>1.3305E-01</text:p>
          </table:table-cell>
          <table:table-cell table:number-columns-repeated="60"/>
        </table:table-row>
        <table:table-row table:style-name="ro4">
          <table:table-cell table:style-name="ce15" office:value-type="float" office:value="321" calcext:value-type="float">
            <text:p>321.0</text:p>
          </table:table-cell>
          <table:table-cell table:style-name="ce18" office:value-type="float" office:value="0.76546" calcext:value-type="float">
            <text:p>7.6546E-01</text:p>
          </table:table-cell>
          <table:table-cell table:style-name="ce18" office:value-type="float" office:value="0.25024" calcext:value-type="float">
            <text:p>2.5024E-01</text:p>
          </table:table-cell>
          <table:table-cell table:style-name="ce18" office:value-type="float" office:value="0.13414" calcext:value-type="float">
            <text:p>1.3414E-01</text:p>
          </table:table-cell>
          <table:table-cell table:number-columns-repeated="60"/>
        </table:table-row>
        <table:table-row table:style-name="ro4">
          <table:table-cell table:style-name="ce15" office:value-type="float" office:value="321.5" calcext:value-type="float">
            <text:p>321.5</text:p>
          </table:table-cell>
          <table:table-cell table:style-name="ce18" office:value-type="float" office:value="0.719" calcext:value-type="float">
            <text:p>7.1900E-01</text:p>
          </table:table-cell>
          <table:table-cell table:style-name="ce18" office:value-type="float" office:value="0.23843" calcext:value-type="float">
            <text:p>2.3843E-01</text:p>
          </table:table-cell>
          <table:table-cell table:style-name="ce18" office:value-type="float" office:value="0.12817" calcext:value-type="float">
            <text:p>1.2817E-01</text:p>
          </table:table-cell>
          <table:table-cell table:number-columns-repeated="60"/>
        </table:table-row>
        <table:table-row table:style-name="ro4">
          <table:table-cell table:style-name="ce15" office:value-type="float" office:value="322" calcext:value-type="float">
            <text:p>322.0</text:p>
          </table:table-cell>
          <table:table-cell table:style-name="ce18" office:value-type="float" office:value="0.73513" calcext:value-type="float">
            <text:p>7.3513E-01</text:p>
          </table:table-cell>
          <table:table-cell table:style-name="ce18" office:value-type="float" office:value="0.22203" calcext:value-type="float">
            <text:p>2.2203E-01</text:p>
          </table:table-cell>
          <table:table-cell table:style-name="ce18" office:value-type="float" office:value="0.122" calcext:value-type="float">
            <text:p>1.2200E-01</text:p>
          </table:table-cell>
          <table:table-cell table:number-columns-repeated="60"/>
        </table:table-row>
        <table:table-row table:style-name="ro4">
          <table:table-cell table:style-name="ce15" office:value-type="float" office:value="322.5" calcext:value-type="float">
            <text:p>322.5</text:p>
          </table:table-cell>
          <table:table-cell table:style-name="ce18" office:value-type="float" office:value="0.71152" calcext:value-type="float">
            <text:p>7.1152E-01</text:p>
          </table:table-cell>
          <table:table-cell table:style-name="ce18" office:value-type="float" office:value="0.21709" calcext:value-type="float">
            <text:p>2.1709E-01</text:p>
          </table:table-cell>
          <table:table-cell table:style-name="ce18" office:value-type="float" office:value="0.1197" calcext:value-type="float">
            <text:p>1.1970E-01</text:p>
          </table:table-cell>
          <table:table-cell table:number-columns-repeated="60"/>
        </table:table-row>
        <table:table-row table:style-name="ro4">
          <table:table-cell table:style-name="ce15" office:value-type="float" office:value="323" calcext:value-type="float">
            <text:p>323.0</text:p>
          </table:table-cell>
          <table:table-cell table:style-name="ce18" office:value-type="float" office:value="0.649" calcext:value-type="float">
            <text:p>6.4900E-01</text:p>
          </table:table-cell>
          <table:table-cell table:style-name="ce18" office:value-type="float" office:value="0.21226" calcext:value-type="float">
            <text:p>2.1226E-01</text:p>
          </table:table-cell>
          <table:table-cell table:style-name="ce18" office:value-type="float" office:value="0.11623" calcext:value-type="float">
            <text:p>1.1623E-01</text:p>
          </table:table-cell>
          <table:table-cell table:number-columns-repeated="60"/>
        </table:table-row>
        <table:table-row table:style-name="ro4">
          <table:table-cell table:style-name="ce15" office:value-type="float" office:value="323.5" calcext:value-type="float">
            <text:p>323.5</text:p>
          </table:table-cell>
          <table:table-cell table:style-name="ce18" office:value-type="float" office:value="0.68138" calcext:value-type="float">
            <text:p>6.8138E-01</text:p>
          </table:table-cell>
          <table:table-cell table:style-name="ce18" office:value-type="float" office:value="0.24861" calcext:value-type="float">
            <text:p>2.4861E-01</text:p>
          </table:table-cell>
          <table:table-cell table:style-name="ce18" office:value-type="float" office:value="0.13393" calcext:value-type="float">
            <text:p>1.3393E-01</text:p>
          </table:table-cell>
          <table:table-cell table:number-columns-repeated="60"/>
        </table:table-row>
        <table:table-row table:style-name="ro4">
          <table:table-cell table:style-name="ce15" office:value-type="float" office:value="324" calcext:value-type="float">
            <text:p>324.0</text:p>
          </table:table-cell>
          <table:table-cell table:style-name="ce18" office:value-type="float" office:value="0.7405" calcext:value-type="float">
            <text:p>7.4050E-01</text:p>
          </table:table-cell>
          <table:table-cell table:style-name="ce18" office:value-type="float" office:value="0.27537" calcext:value-type="float">
            <text:p>2.7537E-01</text:p>
          </table:table-cell>
          <table:table-cell table:style-name="ce18" office:value-type="float" office:value="0.14852" calcext:value-type="float">
            <text:p>1.4852E-01</text:p>
          </table:table-cell>
          <table:table-cell table:number-columns-repeated="60"/>
        </table:table-row>
        <table:table-row table:style-name="ro4">
          <table:table-cell table:style-name="ce15" office:value-type="float" office:value="324.5" calcext:value-type="float">
            <text:p>324.5</text:p>
          </table:table-cell>
          <table:table-cell table:style-name="ce18" office:value-type="float" office:value="0.788" calcext:value-type="float">
            <text:p>7.8800E-01</text:p>
          </table:table-cell>
          <table:table-cell table:style-name="ce18" office:value-type="float" office:value="0.28321" calcext:value-type="float">
            <text:p>2.8321E-01</text:p>
          </table:table-cell>
          <table:table-cell table:style-name="ce18" office:value-type="float" office:value="0.15467" calcext:value-type="float">
            <text:p>1.5467E-01</text:p>
          </table:table-cell>
          <table:table-cell table:number-columns-repeated="60"/>
        </table:table-row>
        <table:table-row table:style-name="ro4">
          <table:table-cell table:style-name="ce15" office:value-type="float" office:value="325" calcext:value-type="float">
            <text:p>325.0</text:p>
          </table:table-cell>
          <table:table-cell table:style-name="ce18" office:value-type="float" office:value="0.82918" calcext:value-type="float">
            <text:p>8.2918E-01</text:p>
          </table:table-cell>
          <table:table-cell table:style-name="ce18" office:value-type="float" office:value="0.27894" calcext:value-type="float">
            <text:p>2.7894E-01</text:p>
          </table:table-cell>
          <table:table-cell table:style-name="ce18" office:value-type="float" office:value="0.15504" calcext:value-type="float">
            <text:p>1.5504E-01</text:p>
          </table:table-cell>
          <table:table-cell table:number-columns-repeated="60"/>
        </table:table-row>
        <table:table-row table:style-name="ro4">
          <table:table-cell table:style-name="ce15" office:value-type="float" office:value="325.5" calcext:value-type="float">
            <text:p>325.5</text:p>
          </table:table-cell>
          <table:table-cell table:style-name="ce18" office:value-type="float" office:value="0.91377" calcext:value-type="float">
            <text:p>9.1377E-01</text:p>
          </table:table-cell>
          <table:table-cell table:style-name="ce18" office:value-type="float" office:value="0.32436" calcext:value-type="float">
            <text:p>3.2436E-01</text:p>
          </table:table-cell>
          <table:table-cell table:style-name="ce18" office:value-type="float" office:value="0.17936" calcext:value-type="float">
            <text:p>1.7936E-01</text:p>
          </table:table-cell>
          <table:table-cell table:number-columns-repeated="60"/>
        </table:table-row>
        <table:table-row table:style-name="ro4">
          <table:table-cell table:style-name="ce15" office:value-type="float" office:value="326" calcext:value-type="float">
            <text:p>326.0</text:p>
          </table:table-cell>
          <table:table-cell table:style-name="ce18" office:value-type="float" office:value="0.99835" calcext:value-type="float">
            <text:p>9.9835E-01</text:p>
          </table:table-cell>
          <table:table-cell table:style-name="ce18" office:value-type="float" office:value="0.3812" calcext:value-type="float">
            <text:p>3.8120E-01</text:p>
          </table:table-cell>
          <table:table-cell table:style-name="ce18" office:value-type="float" office:value="0.20868" calcext:value-type="float">
            <text:p>2.0868E-01</text:p>
          </table:table-cell>
          <table:table-cell table:number-columns-repeated="60"/>
        </table:table-row>
        <table:table-row table:style-name="ro4">
          <table:table-cell table:style-name="ce15" office:value-type="float" office:value="326.5" calcext:value-type="float">
            <text:p>326.5</text:p>
          </table:table-cell>
          <table:table-cell table:style-name="ce18" office:value-type="float" office:value="1.0166" calcext:value-type="float">
            <text:p>1.0166E+00</text:p>
          </table:table-cell>
          <table:table-cell table:style-name="ce18" office:value-type="float" office:value="0.40722" calcext:value-type="float">
            <text:p>4.0722E-01</text:p>
          </table:table-cell>
          <table:table-cell table:style-name="ce18" office:value-type="float" office:value="0.22162" calcext:value-type="float">
            <text:p>2.2162E-01</text:p>
          </table:table-cell>
          <table:table-cell table:number-columns-repeated="60"/>
        </table:table-row>
        <table:table-row table:style-name="ro4">
          <table:table-cell table:style-name="ce15" office:value-type="float" office:value="327" calcext:value-type="float">
            <text:p>327.0</text:p>
          </table:table-cell>
          <table:table-cell table:style-name="ce18" office:value-type="float" office:value="1.0047" calcext:value-type="float">
            <text:p>1.0047E+00</text:p>
          </table:table-cell>
          <table:table-cell table:style-name="ce18" office:value-type="float" office:value="0.39806" calcext:value-type="float">
            <text:p>3.9806E-01</text:p>
          </table:table-cell>
          <table:table-cell table:style-name="ce18" office:value-type="float" office:value="0.21834" calcext:value-type="float">
            <text:p>2.1834E-01</text:p>
          </table:table-cell>
          <table:table-cell table:number-columns-repeated="60"/>
        </table:table-row>
        <table:table-row table:style-name="ro4">
          <table:table-cell table:style-name="ce15" office:value-type="float" office:value="327.5" calcext:value-type="float">
            <text:p>327.5</text:p>
          </table:table-cell>
          <table:table-cell table:style-name="ce18" office:value-type="float" office:value="0.98679" calcext:value-type="float">
            <text:p>9.8679E-01</text:p>
          </table:table-cell>
          <table:table-cell table:style-name="ce18" office:value-type="float" office:value="0.38465" calcext:value-type="float">
            <text:p>3.8465E-01</text:p>
          </table:table-cell>
          <table:table-cell table:style-name="ce18" office:value-type="float" office:value="0.21285" calcext:value-type="float">
            <text:p>2.1285E-01</text:p>
          </table:table-cell>
          <table:table-cell table:number-columns-repeated="60"/>
        </table:table-row>
        <table:table-row table:style-name="ro4">
          <table:table-cell table:style-name="ce15" office:value-type="float" office:value="328" calcext:value-type="float">
            <text:p>328.0</text:p>
          </table:table-cell>
          <table:table-cell table:style-name="ce18" office:value-type="float" office:value="0.95681" calcext:value-type="float">
            <text:p>9.5681E-01</text:p>
          </table:table-cell>
          <table:table-cell table:style-name="ce18" office:value-type="float" office:value="0.35116" calcext:value-type="float">
            <text:p>3.5116E-01</text:p>
          </table:table-cell>
          <table:table-cell table:style-name="ce18" office:value-type="float" office:value="0.19773" calcext:value-type="float">
            <text:p>1.9773E-01</text:p>
          </table:table-cell>
          <table:table-cell table:number-columns-repeated="60"/>
        </table:table-row>
        <table:table-row table:style-name="ro4">
          <table:table-cell table:style-name="ce15" office:value-type="float" office:value="328.5" calcext:value-type="float">
            <text:p>328.5</text:p>
          </table:table-cell>
          <table:table-cell table:style-name="ce18" office:value-type="float" office:value="0.934" calcext:value-type="float">
            <text:p>9.3400E-01</text:p>
          </table:table-cell>
          <table:table-cell table:style-name="ce18" office:value-type="float" office:value="0.37164" calcext:value-type="float">
            <text:p>3.7164E-01</text:p>
          </table:table-cell>
          <table:table-cell table:style-name="ce18" office:value-type="float" office:value="0.20675" calcext:value-type="float">
            <text:p>2.0675E-01</text:p>
          </table:table-cell>
          <table:table-cell table:number-columns-repeated="60"/>
        </table:table-row>
        <table:table-row table:style-name="ro4">
          <table:table-cell table:style-name="ce15" office:value-type="float" office:value="329" calcext:value-type="float">
            <text:p>329.0</text:p>
          </table:table-cell>
          <table:table-cell table:style-name="ce18" office:value-type="float" office:value="1.0046" calcext:value-type="float">
            <text:p>1.0046E+00</text:p>
          </table:table-cell>
          <table:table-cell table:style-name="ce18" office:value-type="float" office:value="0.42235" calcext:value-type="float">
            <text:p>4.2235E-01</text:p>
          </table:table-cell>
          <table:table-cell table:style-name="ce18" office:value-type="float" office:value="0.23297" calcext:value-type="float">
            <text:p>2.3297E-01</text:p>
          </table:table-cell>
          <table:table-cell table:number-columns-repeated="60"/>
        </table:table-row>
        <table:table-row table:style-name="ro4">
          <table:table-cell table:style-name="ce15" office:value-type="float" office:value="329.5" calcext:value-type="float">
            <text:p>329.5</text:p>
          </table:table-cell>
          <table:table-cell table:style-name="ce18" office:value-type="float" office:value="1.0958" calcext:value-type="float">
            <text:p>1.0958E+00</text:p>
          </table:table-cell>
          <table:table-cell table:style-name="ce18" office:value-type="float" office:value="0.46878" calcext:value-type="float">
            <text:p>4.6878E-01</text:p>
          </table:table-cell>
          <table:table-cell table:style-name="ce18" office:value-type="float" office:value="0.25864" calcext:value-type="float">
            <text:p>2.5864E-01</text:p>
          </table:table-cell>
          <table:table-cell table:number-columns-repeated="60"/>
        </table:table-row>
        <table:table-row table:style-name="ro4">
          <table:table-cell table:style-name="ce15" office:value-type="float" office:value="330" calcext:value-type="float">
            <text:p>330.0</text:p>
          </table:table-cell>
          <table:table-cell table:style-name="ce18" office:value-type="float" office:value="1.1098" calcext:value-type="float">
            <text:p>1.1098E+00</text:p>
          </table:table-cell>
          <table:table-cell table:style-name="ce18" office:value-type="float" office:value="0.47139" calcext:value-type="float">
            <text:p>4.7139E-01</text:p>
          </table:table-cell>
          <table:table-cell table:style-name="ce18" office:value-type="float" office:value="0.26192" calcext:value-type="float">
            <text:p>2.6192E-01</text:p>
          </table:table-cell>
          <table:table-cell table:number-columns-repeated="60"/>
        </table:table-row>
        <table:table-row table:style-name="ro4">
          <table:table-cell table:style-name="ce15" office:value-type="float" office:value="330.5" calcext:value-type="float">
            <text:p>330.5</text:p>
          </table:table-cell>
          <table:table-cell table:style-name="ce18" office:value-type="float" office:value="1.0429" calcext:value-type="float">
            <text:p>1.0429E+00</text:p>
          </table:table-cell>
          <table:table-cell table:style-name="ce18" office:value-type="float" office:value="0.428" calcext:value-type="float">
            <text:p>4.2800E-01</text:p>
          </table:table-cell>
          <table:table-cell table:style-name="ce18" office:value-type="float" office:value="0.24103" calcext:value-type="float">
            <text:p>2.4103E-01</text:p>
          </table:table-cell>
          <table:table-cell table:number-columns-repeated="60"/>
        </table:table-row>
        <table:table-row table:style-name="ro4">
          <table:table-cell table:style-name="ce15" office:value-type="float" office:value="331" calcext:value-type="float">
            <text:p>331.0</text:p>
          </table:table-cell>
          <table:table-cell table:style-name="ce18" office:value-type="float" office:value="0.991" calcext:value-type="float">
            <text:p>9.9100E-01</text:p>
          </table:table-cell>
          <table:table-cell table:style-name="ce18" office:value-type="float" office:value="0.40262" calcext:value-type="float">
            <text:p>4.0262E-01</text:p>
          </table:table-cell>
          <table:table-cell table:style-name="ce18" office:value-type="float" office:value="0.22835" calcext:value-type="float">
            <text:p>2.2835E-01</text:p>
          </table:table-cell>
          <table:table-cell table:number-columns-repeated="60"/>
        </table:table-row>
        <table:table-row table:style-name="ro4">
          <table:table-cell table:style-name="ce15" office:value-type="float" office:value="331.5" calcext:value-type="float">
            <text:p>331.5</text:p>
          </table:table-cell>
          <table:table-cell table:style-name="ce18" office:value-type="float" office:value="0.99396" calcext:value-type="float">
            <text:p>9.9396E-01</text:p>
          </table:table-cell>
          <table:table-cell table:style-name="ce18" office:value-type="float" office:value="0.41806" calcext:value-type="float">
            <text:p>4.1806E-01</text:p>
          </table:table-cell>
          <table:table-cell table:style-name="ce18" office:value-type="float" office:value="0.23635" calcext:value-type="float">
            <text:p>2.3635E-01</text:p>
          </table:table-cell>
          <table:table-cell table:number-columns-repeated="60"/>
        </table:table-row>
        <table:table-row table:style-name="ro4">
          <table:table-cell table:style-name="ce15" office:value-type="float" office:value="332" calcext:value-type="float">
            <text:p>332.0</text:p>
          </table:table-cell>
          <table:table-cell table:style-name="ce18" office:value-type="float" office:value="0.99277" calcext:value-type="float">
            <text:p>9.9277E-01</text:p>
          </table:table-cell>
          <table:table-cell table:style-name="ce18" office:value-type="float" office:value="0.43623" calcext:value-type="float">
            <text:p>4.3623E-01</text:p>
          </table:table-cell>
          <table:table-cell table:style-name="ce18" office:value-type="float" office:value="0.24508" calcext:value-type="float">
            <text:p>2.4508E-01</text:p>
          </table:table-cell>
          <table:table-cell table:number-columns-repeated="60"/>
        </table:table-row>
        <table:table-row table:style-name="ro4">
          <table:table-cell table:style-name="ce15" office:value-type="float" office:value="332.5" calcext:value-type="float">
            <text:p>332.5</text:p>
          </table:table-cell>
          <table:table-cell table:style-name="ce18" office:value-type="float" office:value="0.98003" calcext:value-type="float">
            <text:p>9.8003E-01</text:p>
          </table:table-cell>
          <table:table-cell table:style-name="ce18" office:value-type="float" office:value="0.43919" calcext:value-type="float">
            <text:p>4.3919E-01</text:p>
          </table:table-cell>
          <table:table-cell table:style-name="ce18" office:value-type="float" office:value="0.24655" calcext:value-type="float">
            <text:p>2.4655E-01</text:p>
          </table:table-cell>
          <table:table-cell table:number-columns-repeated="60"/>
        </table:table-row>
        <table:table-row table:style-name="ro4">
          <table:table-cell table:style-name="ce15" office:value-type="float" office:value="333" calcext:value-type="float">
            <text:p>333.0</text:p>
          </table:table-cell>
          <table:table-cell table:style-name="ce18" office:value-type="float" office:value="0.96394" calcext:value-type="float">
            <text:p>9.6394E-01</text:p>
          </table:table-cell>
          <table:table-cell table:style-name="ce18" office:value-type="float" office:value="0.42944" calcext:value-type="float">
            <text:p>4.2944E-01</text:p>
          </table:table-cell>
          <table:table-cell table:style-name="ce18" office:value-type="float" office:value="0.24263" calcext:value-type="float">
            <text:p>2.4263E-01</text:p>
          </table:table-cell>
          <table:table-cell table:number-columns-repeated="60"/>
        </table:table-row>
        <table:table-row table:style-name="ro4">
          <table:table-cell table:style-name="ce15" office:value-type="float" office:value="333.5" calcext:value-type="float">
            <text:p>333.5</text:p>
          </table:table-cell>
          <table:table-cell table:style-name="ce18" office:value-type="float" office:value="0.937" calcext:value-type="float">
            <text:p>9.3700E-01</text:p>
          </table:table-cell>
          <table:table-cell table:style-name="ce18" office:value-type="float" office:value="0.40724" calcext:value-type="float">
            <text:p>4.0724E-01</text:p>
          </table:table-cell>
          <table:table-cell table:style-name="ce18" office:value-type="float" office:value="0.23265" calcext:value-type="float">
            <text:p>2.3265E-01</text:p>
          </table:table-cell>
          <table:table-cell table:number-columns-repeated="60"/>
        </table:table-row>
        <table:table-row table:style-name="ro4">
          <table:table-cell table:style-name="ce15" office:value-type="float" office:value="334" calcext:value-type="float">
            <text:p>334.0</text:p>
          </table:table-cell>
          <table:table-cell table:style-name="ce18" office:value-type="float" office:value="0.95557" calcext:value-type="float">
            <text:p>9.5557E-01</text:p>
          </table:table-cell>
          <table:table-cell table:style-name="ce18" office:value-type="float" office:value="0.41497" calcext:value-type="float">
            <text:p>4.1497E-01</text:p>
          </table:table-cell>
          <table:table-cell table:style-name="ce18" office:value-type="float" office:value="0.23823" calcext:value-type="float">
            <text:p>2.3823E-01</text:p>
          </table:table-cell>
          <table:table-cell table:number-columns-repeated="60"/>
        </table:table-row>
        <table:table-row table:style-name="ro4">
          <table:table-cell table:style-name="ce15" office:value-type="float" office:value="334.5" calcext:value-type="float">
            <text:p>334.5</text:p>
          </table:table-cell>
          <table:table-cell table:style-name="ce18" office:value-type="float" office:value="0.98862" calcext:value-type="float">
            <text:p>9.8862E-01</text:p>
          </table:table-cell>
          <table:table-cell table:style-name="ce18" office:value-type="float" office:value="0.44509" calcext:value-type="float">
            <text:p>4.4509E-01</text:p>
          </table:table-cell>
          <table:table-cell table:style-name="ce18" office:value-type="float" office:value="0.25434" calcext:value-type="float">
            <text:p>2.5434E-01</text:p>
          </table:table-cell>
          <table:table-cell table:number-columns-repeated="60"/>
        </table:table-row>
        <table:table-row table:style-name="ro4">
          <table:table-cell table:style-name="ce15" office:value-type="float" office:value="335" calcext:value-type="float">
            <text:p>335.0</text:p>
          </table:table-cell>
          <table:table-cell table:style-name="ce18" office:value-type="float" office:value="1.0097" calcext:value-type="float">
            <text:p>1.0097E+00</text:p>
          </table:table-cell>
          <table:table-cell table:style-name="ce18" office:value-type="float" office:value="0.46388" calcext:value-type="float">
            <text:p>4.6388E-01</text:p>
          </table:table-cell>
          <table:table-cell table:style-name="ce18" office:value-type="float" office:value="0.26477" calcext:value-type="float">
            <text:p>2.6477E-01</text:p>
          </table:table-cell>
          <table:table-cell table:number-columns-repeated="60"/>
        </table:table-row>
        <table:table-row table:style-name="ro4">
          <table:table-cell table:style-name="ce15" office:value-type="float" office:value="335.5" calcext:value-type="float">
            <text:p>335.5</text:p>
          </table:table-cell>
          <table:table-cell table:style-name="ce18" office:value-type="float" office:value="0.97453" calcext:value-type="float">
            <text:p>9.7453E-01</text:p>
          </table:table-cell>
          <table:table-cell table:style-name="ce18" office:value-type="float" office:value="0.45313" calcext:value-type="float">
            <text:p>4.5313E-01</text:p>
          </table:table-cell>
          <table:table-cell table:style-name="ce18" office:value-type="float" office:value="0.25894" calcext:value-type="float">
            <text:p>2.5894E-01</text:p>
          </table:table-cell>
          <table:table-cell table:number-columns-repeated="60"/>
        </table:table-row>
        <table:table-row table:style-name="ro4">
          <table:table-cell table:style-name="ce15" office:value-type="float" office:value="336" calcext:value-type="float">
            <text:p>336.0</text:p>
          </table:table-cell>
          <table:table-cell table:style-name="ce18" office:value-type="float" office:value="0.88979" calcext:value-type="float">
            <text:p>8.8979E-01</text:p>
          </table:table-cell>
          <table:table-cell table:style-name="ce18" office:value-type="float" office:value="0.41519" calcext:value-type="float">
            <text:p>4.1519E-01</text:p>
          </table:table-cell>
          <table:table-cell table:style-name="ce18" office:value-type="float" office:value="0.23813" calcext:value-type="float">
            <text:p>2.3813E-01</text:p>
          </table:table-cell>
          <table:table-cell table:number-columns-repeated="60"/>
        </table:table-row>
        <table:table-row table:style-name="ro4">
          <table:table-cell table:style-name="ce15" office:value-type="float" office:value="336.5" calcext:value-type="float">
            <text:p>336.5</text:p>
          </table:table-cell>
          <table:table-cell table:style-name="ce18" office:value-type="float" office:value="0.829" calcext:value-type="float">
            <text:p>8.2900E-01</text:p>
          </table:table-cell>
          <table:table-cell table:style-name="ce18" office:value-type="float" office:value="0.38214" calcext:value-type="float">
            <text:p>3.8214E-01</text:p>
          </table:table-cell>
          <table:table-cell table:style-name="ce18" office:value-type="float" office:value="0.22099" calcext:value-type="float">
            <text:p>2.2099E-01</text:p>
          </table:table-cell>
          <table:table-cell table:number-columns-repeated="60"/>
        </table:table-row>
        <table:table-row table:style-name="ro4">
          <table:table-cell table:style-name="ce15" office:value-type="float" office:value="337" calcext:value-type="float">
            <text:p>337.0</text:p>
          </table:table-cell>
          <table:table-cell table:style-name="ce18" office:value-type="float" office:value="0.818" calcext:value-type="float">
            <text:p>8.1800E-01</text:p>
          </table:table-cell>
          <table:table-cell table:style-name="ce18" office:value-type="float" office:value="0.3738" calcext:value-type="float">
            <text:p>3.7380E-01</text:p>
          </table:table-cell>
          <table:table-cell table:style-name="ce18" office:value-type="float" office:value="0.21767" calcext:value-type="float">
            <text:p>2.1767E-01</text:p>
          </table:table-cell>
          <table:table-cell table:number-columns-repeated="60"/>
        </table:table-row>
        <table:table-row table:style-name="ro4">
          <table:table-cell table:style-name="ce15" office:value-type="float" office:value="337.5" calcext:value-type="float">
            <text:p>337.5</text:p>
          </table:table-cell>
          <table:table-cell table:style-name="ce18" office:value-type="float" office:value="0.87732" calcext:value-type="float">
            <text:p>8.7732E-01</text:p>
          </table:table-cell>
          <table:table-cell table:style-name="ce18" office:value-type="float" office:value="0.40051" calcext:value-type="float">
            <text:p>4.0051E-01</text:p>
          </table:table-cell>
          <table:table-cell table:style-name="ce18" office:value-type="float" office:value="0.23434" calcext:value-type="float">
            <text:p>2.3434E-01</text:p>
          </table:table-cell>
          <table:table-cell table:number-columns-repeated="60"/>
        </table:table-row>
        <table:table-row table:style-name="ro4">
          <table:table-cell table:style-name="ce15" office:value-type="float" office:value="338" calcext:value-type="float">
            <text:p>338.0</text:p>
          </table:table-cell>
          <table:table-cell table:style-name="ce18" office:value-type="float" office:value="0.92529" calcext:value-type="float">
            <text:p>9.2529E-01</text:p>
          </table:table-cell>
          <table:table-cell table:style-name="ce18" office:value-type="float" office:value="0.43411" calcext:value-type="float">
            <text:p>4.3411E-01</text:p>
          </table:table-cell>
          <table:table-cell table:style-name="ce18" office:value-type="float" office:value="0.25321" calcext:value-type="float">
            <text:p>2.5321E-01</text:p>
          </table:table-cell>
          <table:table-cell table:number-columns-repeated="60"/>
        </table:table-row>
        <table:table-row table:style-name="ro4">
          <table:table-cell table:style-name="ce15" office:value-type="float" office:value="338.5" calcext:value-type="float">
            <text:p>338.5</text:p>
          </table:table-cell>
          <table:table-cell table:style-name="ce18" office:value-type="float" office:value="0.95783" calcext:value-type="float">
            <text:p>9.5783E-01</text:p>
          </table:table-cell>
          <table:table-cell table:style-name="ce18" office:value-type="float" office:value="0.45527" calcext:value-type="float">
            <text:p>4.5527E-01</text:p>
          </table:table-cell>
          <table:table-cell table:style-name="ce18" office:value-type="float" office:value="0.26549" calcext:value-type="float">
            <text:p>2.6549E-01</text:p>
          </table:table-cell>
          <table:table-cell table:number-columns-repeated="60"/>
        </table:table-row>
        <table:table-row table:style-name="ro4">
          <table:table-cell table:style-name="ce15" office:value-type="float" office:value="339" calcext:value-type="float">
            <text:p>339.0</text:p>
          </table:table-cell>
          <table:table-cell table:style-name="ce18" office:value-type="float" office:value="0.96863" calcext:value-type="float">
            <text:p>9.6863E-01</text:p>
          </table:table-cell>
          <table:table-cell table:style-name="ce18" office:value-type="float" office:value="0.46355" calcext:value-type="float">
            <text:p>4.6355E-01</text:p>
          </table:table-cell>
          <table:table-cell table:style-name="ce18" office:value-type="float" office:value="0.27096" calcext:value-type="float">
            <text:p>2.7096E-01</text:p>
          </table:table-cell>
          <table:table-cell table:number-columns-repeated="60"/>
        </table:table-row>
        <table:table-row table:style-name="ro4">
          <table:table-cell table:style-name="ce15" office:value-type="float" office:value="339.5" calcext:value-type="float">
            <text:p>339.5</text:p>
          </table:table-cell>
          <table:table-cell table:style-name="ce18" office:value-type="float" office:value="0.989" calcext:value-type="float">
            <text:p>9.8900E-01</text:p>
          </table:table-cell>
          <table:table-cell table:style-name="ce18" office:value-type="float" office:value="0.47446" calcext:value-type="float">
            <text:p>4.7446E-01</text:p>
          </table:table-cell>
          <table:table-cell table:style-name="ce18" office:value-type="float" office:value="0.27847" calcext:value-type="float">
            <text:p>2.7847E-01</text:p>
          </table:table-cell>
          <table:table-cell table:number-columns-repeated="60"/>
        </table:table-row>
        <table:table-row table:style-name="ro4">
          <table:table-cell table:style-name="ce15" office:value-type="float" office:value="340" calcext:value-type="float">
            <text:p>340.0</text:p>
          </table:table-cell>
          <table:table-cell table:style-name="ce18" office:value-type="float" office:value="1.0544" calcext:value-type="float">
            <text:p>1.0544E+00</text:p>
          </table:table-cell>
          <table:table-cell table:style-name="ce18" office:value-type="float" office:value="0.5018" calcext:value-type="float">
            <text:p>5.0180E-01</text:p>
          </table:table-cell>
          <table:table-cell table:style-name="ce18" office:value-type="float" office:value="0.29659" calcext:value-type="float">
            <text:p>2.9659E-01</text:p>
          </table:table-cell>
          <table:table-cell table:number-columns-repeated="60"/>
        </table:table-row>
        <table:table-row table:style-name="ro4">
          <table:table-cell table:style-name="ce15" office:value-type="float" office:value="340.5" calcext:value-type="float">
            <text:p>340.5</text:p>
          </table:table-cell>
          <table:table-cell table:style-name="ce18" office:value-type="float" office:value="1.0463" calcext:value-type="float">
            <text:p>1.0463E+00</text:p>
          </table:table-cell>
          <table:table-cell table:style-name="ce18" office:value-type="float" office:value="0.50071" calcext:value-type="float">
            <text:p>5.0071E-01</text:p>
          </table:table-cell>
          <table:table-cell table:style-name="ce18" office:value-type="float" office:value="0.29674" calcext:value-type="float">
            <text:p>2.9674E-01</text:p>
          </table:table-cell>
          <table:table-cell table:number-columns-repeated="60"/>
        </table:table-row>
        <table:table-row table:style-name="ro4">
          <table:table-cell table:style-name="ce15" office:value-type="float" office:value="341" calcext:value-type="float">
            <text:p>341.0</text:p>
          </table:table-cell>
          <table:table-cell table:style-name="ce18" office:value-type="float" office:value="0.971" calcext:value-type="float">
            <text:p>9.7100E-01</text:p>
          </table:table-cell>
          <table:table-cell table:style-name="ce18" office:value-type="float" office:value="0.47139" calcext:value-type="float">
            <text:p>4.7139E-01</text:p>
          </table:table-cell>
          <table:table-cell table:style-name="ce18" office:value-type="float" office:value="0.27932" calcext:value-type="float">
            <text:p>2.7932E-01</text:p>
          </table:table-cell>
          <table:table-cell table:number-columns-repeated="60"/>
        </table:table-row>
        <table:table-row table:style-name="ro4">
          <table:table-cell table:style-name="ce15" office:value-type="float" office:value="341.5" calcext:value-type="float">
            <text:p>341.5</text:p>
          </table:table-cell>
          <table:table-cell table:style-name="ce18" office:value-type="float" office:value="0.959" calcext:value-type="float">
            <text:p>9.5900E-01</text:p>
          </table:table-cell>
          <table:table-cell table:style-name="ce18" office:value-type="float" office:value="0.46935" calcext:value-type="float">
            <text:p>4.6935E-01</text:p>
          </table:table-cell>
          <table:table-cell table:style-name="ce18" office:value-type="float" office:value="0.27853" calcext:value-type="float">
            <text:p>2.7853E-01</text:p>
          </table:table-cell>
          <table:table-cell table:number-columns-repeated="60"/>
        </table:table-row>
        <table:table-row table:style-name="ro4">
          <table:table-cell table:style-name="ce15" office:value-type="float" office:value="342" calcext:value-type="float">
            <text:p>342.0</text:p>
          </table:table-cell>
          <table:table-cell table:style-name="ce18" office:value-type="float" office:value="0.9957" calcext:value-type="float">
            <text:p>9.9570E-01</text:p>
          </table:table-cell>
          <table:table-cell table:style-name="ce18" office:value-type="float" office:value="0.48934" calcext:value-type="float">
            <text:p>4.8934E-01</text:p>
          </table:table-cell>
          <table:table-cell table:style-name="ce18" office:value-type="float" office:value="0.29121" calcext:value-type="float">
            <text:p>2.9121E-01</text:p>
          </table:table-cell>
          <table:table-cell table:number-columns-repeated="60"/>
        </table:table-row>
        <table:table-row table:style-name="ro4">
          <table:table-cell table:style-name="ce15" office:value-type="float" office:value="342.5" calcext:value-type="float">
            <text:p>342.5</text:p>
          </table:table-cell>
          <table:table-cell table:style-name="ce18" office:value-type="float" office:value="1.0277" calcext:value-type="float">
            <text:p>1.0277E+00</text:p>
          </table:table-cell>
          <table:table-cell table:style-name="ce18" office:value-type="float" office:value="0.50767" calcext:value-type="float">
            <text:p>5.0767E-01</text:p>
          </table:table-cell>
          <table:table-cell table:style-name="ce18" office:value-type="float" office:value="0.30296" calcext:value-type="float">
            <text:p>3.0296E-01</text:p>
          </table:table-cell>
          <table:table-cell table:number-columns-repeated="60"/>
        </table:table-row>
        <table:table-row table:style-name="ro4">
          <table:table-cell table:style-name="ce15" office:value-type="float" office:value="343" calcext:value-type="float">
            <text:p>343.0</text:p>
          </table:table-cell>
          <table:table-cell table:style-name="ce18" office:value-type="float" office:value="1.0417" calcext:value-type="float">
            <text:p>1.0417E+00</text:p>
          </table:table-cell>
          <table:table-cell table:style-name="ce18" office:value-type="float" office:value="0.51489" calcext:value-type="float">
            <text:p>5.1489E-01</text:p>
          </table:table-cell>
          <table:table-cell table:style-name="ce18" office:value-type="float" office:value="0.30857" calcext:value-type="float">
            <text:p>3.0857E-01</text:p>
          </table:table-cell>
          <table:table-cell table:number-columns-repeated="60"/>
        </table:table-row>
        <table:table-row table:style-name="ro4">
          <table:table-cell table:style-name="ce15" office:value-type="float" office:value="343.5" calcext:value-type="float">
            <text:p>343.5</text:p>
          </table:table-cell>
          <table:table-cell table:style-name="ce18" office:value-type="float" office:value="0.98301" calcext:value-type="float">
            <text:p>9.8301E-01</text:p>
          </table:table-cell>
          <table:table-cell table:style-name="ce18" office:value-type="float" office:value="0.48609" calcext:value-type="float">
            <text:p>4.8609E-01</text:p>
          </table:table-cell>
          <table:table-cell table:style-name="ce18" office:value-type="float" office:value="0.29246" calcext:value-type="float">
            <text:p>2.9246E-01</text:p>
          </table:table-cell>
          <table:table-cell table:number-columns-repeated="60"/>
        </table:table-row>
        <table:table-row table:style-name="ro4">
          <table:table-cell table:style-name="ce15" office:value-type="float" office:value="344" calcext:value-type="float">
            <text:p>344.0</text:p>
          </table:table-cell>
          <table:table-cell table:style-name="ce18" office:value-type="float" office:value="0.85416" calcext:value-type="float">
            <text:p>8.5416E-01</text:p>
          </table:table-cell>
          <table:table-cell table:style-name="ce18" office:value-type="float" office:value="0.41843" calcext:value-type="float">
            <text:p>4.1843E-01</text:p>
          </table:table-cell>
          <table:table-cell table:style-name="ce18" office:value-type="float" office:value="0.25352" calcext:value-type="float">
            <text:p>2.5352E-01</text:p>
          </table:table-cell>
          <table:table-cell table:number-columns-repeated="60"/>
        </table:table-row>
        <table:table-row table:style-name="ro4">
          <table:table-cell table:style-name="ce15" office:value-type="float" office:value="344.5" calcext:value-type="float">
            <text:p>344.5</text:p>
          </table:table-cell>
          <table:table-cell table:style-name="ce18" office:value-type="float" office:value="0.813" calcext:value-type="float">
            <text:p>8.1300E-01</text:p>
          </table:table-cell>
          <table:table-cell table:style-name="ce18" office:value-type="float" office:value="0.40307" calcext:value-type="float">
            <text:p>4.0307E-01</text:p>
          </table:table-cell>
          <table:table-cell table:style-name="ce18" office:value-type="float" office:value="0.24439" calcext:value-type="float">
            <text:p>2.4439E-01</text:p>
          </table:table-cell>
          <table:table-cell table:number-columns-repeated="60"/>
        </table:table-row>
        <table:table-row table:style-name="ro4">
          <table:table-cell table:style-name="ce15" office:value-type="float" office:value="345" calcext:value-type="float">
            <text:p>345.0</text:p>
          </table:table-cell>
          <table:table-cell table:style-name="ce18" office:value-type="float" office:value="0.91583" calcext:value-type="float">
            <text:p>9.1583E-01</text:p>
          </table:table-cell>
          <table:table-cell table:style-name="ce18" office:value-type="float" office:value="0.45898" calcext:value-type="float">
            <text:p>4.5898E-01</text:p>
          </table:table-cell>
          <table:table-cell table:style-name="ce18" office:value-type="float" office:value="0.27854" calcext:value-type="float">
            <text:p>2.7854E-01</text:p>
          </table:table-cell>
          <table:table-cell table:number-columns-repeated="60"/>
        </table:table-row>
        <table:table-row table:style-name="ro4">
          <table:table-cell table:style-name="ce15" office:value-type="float" office:value="345.5" calcext:value-type="float">
            <text:p>345.5</text:p>
          </table:table-cell>
          <table:table-cell table:style-name="ce18" office:value-type="float" office:value="0.97021" calcext:value-type="float">
            <text:p>9.7021E-01</text:p>
          </table:table-cell>
          <table:table-cell table:style-name="ce18" office:value-type="float" office:value="0.48932" calcext:value-type="float">
            <text:p>4.8932E-01</text:p>
          </table:table-cell>
          <table:table-cell table:style-name="ce18" office:value-type="float" office:value="0.29761" calcext:value-type="float">
            <text:p>2.9761E-01</text:p>
          </table:table-cell>
          <table:table-cell table:number-columns-repeated="60"/>
        </table:table-row>
        <table:table-row table:style-name="ro4">
          <table:table-cell table:style-name="ce15" office:value-type="float" office:value="346" calcext:value-type="float">
            <text:p>346.0</text:p>
          </table:table-cell>
          <table:table-cell table:style-name="ce18" office:value-type="float" office:value="0.94269" calcext:value-type="float">
            <text:p>9.4269E-01</text:p>
          </table:table-cell>
          <table:table-cell table:style-name="ce18" office:value-type="float" office:value="0.47778" calcext:value-type="float">
            <text:p>4.7778E-01</text:p>
          </table:table-cell>
          <table:table-cell table:style-name="ce18" office:value-type="float" office:value="0.29132" calcext:value-type="float">
            <text:p>2.9132E-01</text:p>
          </table:table-cell>
          <table:table-cell table:number-columns-repeated="60"/>
        </table:table-row>
        <table:table-row table:style-name="ro4">
          <table:table-cell table:style-name="ce15" office:value-type="float" office:value="346.5" calcext:value-type="float">
            <text:p>346.5</text:p>
          </table:table-cell>
          <table:table-cell table:style-name="ce18" office:value-type="float" office:value="0.95594" calcext:value-type="float">
            <text:p>9.5594E-01</text:p>
          </table:table-cell>
          <table:table-cell table:style-name="ce18" office:value-type="float" office:value="0.48657" calcext:value-type="float">
            <text:p>4.8657E-01</text:p>
          </table:table-cell>
          <table:table-cell table:style-name="ce18" office:value-type="float" office:value="0.29747" calcext:value-type="float">
            <text:p>2.9747E-01</text:p>
          </table:table-cell>
          <table:table-cell table:number-columns-repeated="60"/>
        </table:table-row>
        <table:table-row table:style-name="ro4">
          <table:table-cell table:style-name="ce15" office:value-type="float" office:value="347" calcext:value-type="float">
            <text:p>347.0</text:p>
          </table:table-cell>
          <table:table-cell table:style-name="ce18" office:value-type="float" office:value="0.96954" calcext:value-type="float">
            <text:p>9.6954E-01</text:p>
          </table:table-cell>
          <table:table-cell table:style-name="ce18" office:value-type="float" office:value="0.49404" calcext:value-type="float">
            <text:p>4.9404E-01</text:p>
          </table:table-cell>
          <table:table-cell table:style-name="ce18" office:value-type="float" office:value="0.30318" calcext:value-type="float">
            <text:p>3.0318E-01</text:p>
          </table:table-cell>
          <table:table-cell table:number-columns-repeated="60"/>
        </table:table-row>
        <table:table-row table:style-name="ro4">
          <table:table-cell table:style-name="ce15" office:value-type="float" office:value="347.5" calcext:value-type="float">
            <text:p>347.5</text:p>
          </table:table-cell>
          <table:table-cell table:style-name="ce18" office:value-type="float" office:value="0.93318" calcext:value-type="float">
            <text:p>9.3318E-01</text:p>
          </table:table-cell>
          <table:table-cell table:style-name="ce18" office:value-type="float" office:value="0.47674" calcext:value-type="float">
            <text:p>4.7674E-01</text:p>
          </table:table-cell>
          <table:table-cell table:style-name="ce18" office:value-type="float" office:value="0.29351" calcext:value-type="float">
            <text:p>2.9351E-01</text:p>
          </table:table-cell>
          <table:table-cell table:number-columns-repeated="60"/>
        </table:table-row>
        <table:table-row table:style-name="ro4">
          <table:table-cell table:style-name="ce15" office:value-type="float" office:value="348" calcext:value-type="float">
            <text:p>348.0</text:p>
          </table:table-cell>
          <table:table-cell table:style-name="ce18" office:value-type="float" office:value="0.92472" calcext:value-type="float">
            <text:p>9.2472E-01</text:p>
          </table:table-cell>
          <table:table-cell table:style-name="ce18" office:value-type="float" office:value="0.47511" calcext:value-type="float">
            <text:p>4.7511E-01</text:p>
          </table:table-cell>
          <table:table-cell table:style-name="ce18" office:value-type="float" office:value="0.29306" calcext:value-type="float">
            <text:p>2.9306E-01</text:p>
          </table:table-cell>
          <table:table-cell table:number-columns-repeated="60"/>
        </table:table-row>
        <table:table-row table:style-name="ro4">
          <table:table-cell table:style-name="ce15" office:value-type="float" office:value="348.5" calcext:value-type="float">
            <text:p>348.5</text:p>
          </table:table-cell>
          <table:table-cell table:style-name="ce18" office:value-type="float" office:value="0.93721" calcext:value-type="float">
            <text:p>9.3721E-01</text:p>
          </table:table-cell>
          <table:table-cell table:style-name="ce18" office:value-type="float" office:value="0.48336" calcext:value-type="float">
            <text:p>4.8336E-01</text:p>
          </table:table-cell>
          <table:table-cell table:style-name="ce18" office:value-type="float" office:value="0.29884" calcext:value-type="float">
            <text:p>2.9884E-01</text:p>
          </table:table-cell>
          <table:table-cell table:number-columns-repeated="60"/>
        </table:table-row>
        <table:table-row table:style-name="ro4">
          <table:table-cell table:style-name="ce15" office:value-type="float" office:value="349" calcext:value-type="float">
            <text:p>349.0</text:p>
          </table:table-cell>
          <table:table-cell table:style-name="ce18" office:value-type="float" office:value="0.899" calcext:value-type="float">
            <text:p>8.9900E-01</text:p>
          </table:table-cell>
          <table:table-cell table:style-name="ce18" office:value-type="float" office:value="0.46564" calcext:value-type="float">
            <text:p>4.6564E-01</text:p>
          </table:table-cell>
          <table:table-cell table:style-name="ce18" office:value-type="float" office:value="0.28864" calcext:value-type="float">
            <text:p>2.8864E-01</text:p>
          </table:table-cell>
          <table:table-cell table:number-columns-repeated="60"/>
        </table:table-row>
        <table:table-row table:style-name="ro4">
          <table:table-cell table:style-name="ce15" office:value-type="float" office:value="349.5" calcext:value-type="float">
            <text:p>349.5</text:p>
          </table:table-cell>
          <table:table-cell table:style-name="ce18" office:value-type="float" office:value="0.91969" calcext:value-type="float">
            <text:p>9.1969E-01</text:p>
          </table:table-cell>
          <table:table-cell table:style-name="ce18" office:value-type="float" office:value="0.47805" calcext:value-type="float">
            <text:p>4.7805E-01</text:p>
          </table:table-cell>
          <table:table-cell table:style-name="ce18" office:value-type="float" office:value="0.2972" calcext:value-type="float">
            <text:p>2.9720E-01</text:p>
          </table:table-cell>
          <table:table-cell table:number-columns-repeated="60"/>
        </table:table-row>
        <table:table-row table:style-name="ro4">
          <table:table-cell table:style-name="ce15" office:value-type="float" office:value="350" calcext:value-type="float">
            <text:p>350.0</text:p>
          </table:table-cell>
          <table:table-cell table:style-name="ce18" office:value-type="float" office:value="1.0122" calcext:value-type="float">
            <text:p>1.0122E+00</text:p>
          </table:table-cell>
          <table:table-cell table:style-name="ce18" office:value-type="float" office:value="0.52798" calcext:value-type="float">
            <text:p>5.2798E-01</text:p>
          </table:table-cell>
          <table:table-cell table:style-name="ce18" office:value-type="float" office:value="0.32913" calcext:value-type="float">
            <text:p>3.2913E-01</text:p>
          </table:table-cell>
          <table:table-cell table:number-columns-repeated="60"/>
        </table:table-row>
        <table:table-row table:style-name="ro4">
          <table:table-cell table:style-name="ce15" office:value-type="float" office:value="350.5" calcext:value-type="float">
            <text:p>350.5</text:p>
          </table:table-cell>
          <table:table-cell table:style-name="ce18" office:value-type="float" office:value="1.0849" calcext:value-type="float">
            <text:p>1.0849E+00</text:p>
          </table:table-cell>
          <table:table-cell table:style-name="ce18" office:value-type="float" office:value="0.56741" calcext:value-type="float">
            <text:p>5.6741E-01</text:p>
          </table:table-cell>
          <table:table-cell table:style-name="ce18" office:value-type="float" office:value="0.35471" calcext:value-type="float">
            <text:p>3.5471E-01</text:p>
          </table:table-cell>
          <table:table-cell table:number-columns-repeated="60"/>
        </table:table-row>
        <table:table-row table:style-name="ro4">
          <table:table-cell table:style-name="ce15" office:value-type="float" office:value="351" calcext:value-type="float">
            <text:p>351.0</text:p>
          </table:table-cell>
          <table:table-cell table:style-name="ce18" office:value-type="float" office:value="1.0534" calcext:value-type="float">
            <text:p>1.0534E+00</text:p>
          </table:table-cell>
          <table:table-cell table:style-name="ce18" office:value-type="float" office:value="0.55172" calcext:value-type="float">
            <text:p>5.5172E-01</text:p>
          </table:table-cell>
          <table:table-cell table:style-name="ce18" office:value-type="float" office:value="0.34603" calcext:value-type="float">
            <text:p>3.4603E-01</text:p>
          </table:table-cell>
          <table:table-cell table:number-columns-repeated="60"/>
        </table:table-row>
        <table:table-row table:style-name="ro4">
          <table:table-cell table:style-name="ce15" office:value-type="float" office:value="351.5" calcext:value-type="float">
            <text:p>351.5</text:p>
          </table:table-cell>
          <table:table-cell table:style-name="ce18" office:value-type="float" office:value="1.0129" calcext:value-type="float">
            <text:p>1.0129E+00</text:p>
          </table:table-cell>
          <table:table-cell table:style-name="ce18" office:value-type="float" office:value="0.53022" calcext:value-type="float">
            <text:p>5.3022E-01</text:p>
          </table:table-cell>
          <table:table-cell table:style-name="ce18" office:value-type="float" office:value="0.33388" calcext:value-type="float">
            <text:p>3.3388E-01</text:p>
          </table:table-cell>
          <table:table-cell table:number-columns-repeated="60"/>
        </table:table-row>
        <table:table-row table:style-name="ro4">
          <table:table-cell table:style-name="ce15" office:value-type="float" office:value="352" calcext:value-type="float">
            <text:p>352.0</text:p>
          </table:table-cell>
          <table:table-cell table:style-name="ce18" office:value-type="float" office:value="0.98383" calcext:value-type="float">
            <text:p>9.8383E-01</text:p>
          </table:table-cell>
          <table:table-cell table:style-name="ce18" office:value-type="float" office:value="0.51791" calcext:value-type="float">
            <text:p>5.1791E-01</text:p>
          </table:table-cell>
          <table:table-cell table:style-name="ce18" office:value-type="float" office:value="0.32674" calcext:value-type="float">
            <text:p>3.2674E-01</text:p>
          </table:table-cell>
          <table:table-cell table:number-columns-repeated="60"/>
        </table:table-row>
        <table:table-row table:style-name="ro4">
          <table:table-cell table:style-name="ce15" office:value-type="float" office:value="352.5" calcext:value-type="float">
            <text:p>352.5</text:p>
          </table:table-cell>
          <table:table-cell table:style-name="ce18" office:value-type="float" office:value="0.926" calcext:value-type="float">
            <text:p>9.2600E-01</text:p>
          </table:table-cell>
          <table:table-cell table:style-name="ce18" office:value-type="float" office:value="0.48962" calcext:value-type="float">
            <text:p>4.8962E-01</text:p>
          </table:table-cell>
          <table:table-cell table:style-name="ce18" office:value-type="float" office:value="0.30954" calcext:value-type="float">
            <text:p>3.0954E-01</text:p>
          </table:table-cell>
          <table:table-cell table:number-columns-repeated="60"/>
        </table:table-row>
        <table:table-row table:style-name="ro4">
          <table:table-cell table:style-name="ce15" office:value-type="float" office:value="353" calcext:value-type="float">
            <text:p>353.0</text:p>
          </table:table-cell>
          <table:table-cell table:style-name="ce18" office:value-type="float" office:value="0.98012" calcext:value-type="float">
            <text:p>9.8012E-01</text:p>
          </table:table-cell>
          <table:table-cell table:style-name="ce18" office:value-type="float" office:value="0.5204" calcext:value-type="float">
            <text:p>5.2040E-01</text:p>
          </table:table-cell>
          <table:table-cell table:style-name="ce18" office:value-type="float" office:value="0.32975" calcext:value-type="float">
            <text:p>3.2975E-01</text:p>
          </table:table-cell>
          <table:table-cell table:number-columns-repeated="60"/>
        </table:table-row>
        <table:table-row table:style-name="ro4">
          <table:table-cell table:style-name="ce15" office:value-type="float" office:value="353.5" calcext:value-type="float">
            <text:p>353.5</text:p>
          </table:table-cell>
          <table:table-cell table:style-name="ce18" office:value-type="float" office:value="1.0752" calcext:value-type="float">
            <text:p>1.0752E+00</text:p>
          </table:table-cell>
          <table:table-cell table:style-name="ce18" office:value-type="float" office:value="0.57228" calcext:value-type="float">
            <text:p>5.7228E-01</text:p>
          </table:table-cell>
          <table:table-cell table:style-name="ce18" office:value-type="float" office:value="0.36351" calcext:value-type="float">
            <text:p>3.6351E-01</text:p>
          </table:table-cell>
          <table:table-cell table:number-columns-repeated="60"/>
        </table:table-row>
        <table:table-row table:style-name="ro4">
          <table:table-cell table:style-name="ce15" office:value-type="float" office:value="354" calcext:value-type="float">
            <text:p>354.0</text:p>
          </table:table-cell>
          <table:table-cell table:style-name="ce18" office:value-type="float" office:value="1.1346" calcext:value-type="float">
            <text:p>1.1346E+00</text:p>
          </table:table-cell>
          <table:table-cell table:style-name="ce18" office:value-type="float" office:value="0.60498" calcext:value-type="float">
            <text:p>6.0498E-01</text:p>
          </table:table-cell>
          <table:table-cell table:style-name="ce18" office:value-type="float" office:value="0.38523" calcext:value-type="float">
            <text:p>3.8523E-01</text:p>
          </table:table-cell>
          <table:table-cell table:number-columns-repeated="60"/>
        </table:table-row>
        <table:table-row table:style-name="ro4">
          <table:table-cell table:style-name="ce15" office:value-type="float" office:value="354.5" calcext:value-type="float">
            <text:p>354.5</text:p>
          </table:table-cell>
          <table:table-cell table:style-name="ce18" office:value-type="float" office:value="1.144" calcext:value-type="float">
            <text:p>1.1440E+00</text:p>
          </table:table-cell>
          <table:table-cell table:style-name="ce18" office:value-type="float" office:value="0.61156" calcext:value-type="float">
            <text:p>6.1156E-01</text:p>
          </table:table-cell>
          <table:table-cell table:style-name="ce18" office:value-type="float" office:value="0.39043" calcext:value-type="float">
            <text:p>3.9043E-01</text:p>
          </table:table-cell>
          <table:table-cell table:number-columns-repeated="60"/>
        </table:table-row>
        <table:table-row table:style-name="ro4">
          <table:table-cell table:style-name="ce15" office:value-type="float" office:value="355" calcext:value-type="float">
            <text:p>355.0</text:p>
          </table:table-cell>
          <table:table-cell table:style-name="ce18" office:value-type="float" office:value="1.1406" calcext:value-type="float">
            <text:p>1.1406E+00</text:p>
          </table:table-cell>
          <table:table-cell table:style-name="ce18" office:value-type="float" office:value="0.6114" calcext:value-type="float">
            <text:p>6.1140E-01</text:p>
          </table:table-cell>
          <table:table-cell table:style-name="ce18" office:value-type="float" office:value="0.3914" calcext:value-type="float">
            <text:p>3.9140E-01</text:p>
          </table:table-cell>
          <table:table-cell table:number-columns-repeated="60"/>
        </table:table-row>
        <table:table-row table:style-name="ro4">
          <table:table-cell table:style-name="ce15" office:value-type="float" office:value="355.5" calcext:value-type="float">
            <text:p>355.5</text:p>
          </table:table-cell>
          <table:table-cell table:style-name="ce18" office:value-type="float" office:value="1.0964" calcext:value-type="float">
            <text:p>1.0964E+00</text:p>
          </table:table-cell>
          <table:table-cell table:style-name="ce18" office:value-type="float" office:value="0.59028" calcext:value-type="float">
            <text:p>5.9028E-01</text:p>
          </table:table-cell>
          <table:table-cell table:style-name="ce18" office:value-type="float" office:value="0.37878" calcext:value-type="float">
            <text:p>3.7878E-01</text:p>
          </table:table-cell>
          <table:table-cell table:number-columns-repeated="60"/>
        </table:table-row>
        <table:table-row table:style-name="ro4">
          <table:table-cell table:style-name="ce15" office:value-type="float" office:value="356" calcext:value-type="float">
            <text:p>356.0</text:p>
          </table:table-cell>
          <table:table-cell table:style-name="ce18" office:value-type="float" office:value="1.025" calcext:value-type="float">
            <text:p>1.0250E+00</text:p>
          </table:table-cell>
          <table:table-cell table:style-name="ce18" office:value-type="float" office:value="0.55387" calcext:value-type="float">
            <text:p>5.5387E-01</text:p>
          </table:table-cell>
          <table:table-cell table:style-name="ce18" office:value-type="float" office:value="0.35627" calcext:value-type="float">
            <text:p>3.5627E-01</text:p>
          </table:table-cell>
          <table:table-cell table:number-columns-repeated="60"/>
        </table:table-row>
        <table:table-row table:style-name="ro4">
          <table:table-cell table:style-name="ce15" office:value-type="float" office:value="356.5" calcext:value-type="float">
            <text:p>356.5</text:p>
          </table:table-cell>
          <table:table-cell table:style-name="ce18" office:value-type="float" office:value="0.95914" calcext:value-type="float">
            <text:p>9.5914E-01</text:p>
          </table:table-cell>
          <table:table-cell table:style-name="ce18" office:value-type="float" office:value="0.51942" calcext:value-type="float">
            <text:p>5.1942E-01</text:p>
          </table:table-cell>
          <table:table-cell table:style-name="ce18" office:value-type="float" office:value="0.33495" calcext:value-type="float">
            <text:p>3.3495E-01</text:p>
          </table:table-cell>
          <table:table-cell table:number-columns-repeated="60"/>
        </table:table-row>
        <table:table-row table:style-name="ro4">
          <table:table-cell table:style-name="ce15" office:value-type="float" office:value="357" calcext:value-type="float">
            <text:p>357.0</text:p>
          </table:table-cell>
          <table:table-cell table:style-name="ce18" office:value-type="float" office:value="0.842" calcext:value-type="float">
            <text:p>8.4200E-01</text:p>
          </table:table-cell>
          <table:table-cell table:style-name="ce18" office:value-type="float" office:value="0.45673" calcext:value-type="float">
            <text:p>4.5673E-01</text:p>
          </table:table-cell>
          <table:table-cell table:style-name="ce18" office:value-type="float" office:value="0.29527" calcext:value-type="float">
            <text:p>2.9527E-01</text:p>
          </table:table-cell>
          <table:table-cell table:number-columns-repeated="60"/>
        </table:table-row>
        <table:table-row table:style-name="ro4">
          <table:table-cell table:style-name="ce15" office:value-type="float" office:value="357.5" calcext:value-type="float">
            <text:p>357.5</text:p>
          </table:table-cell>
          <table:table-cell table:style-name="ce18" office:value-type="float" office:value="0.85015" calcext:value-type="float">
            <text:p>8.5015E-01</text:p>
          </table:table-cell>
          <table:table-cell table:style-name="ce18" office:value-type="float" office:value="0.46215" calcext:value-type="float">
            <text:p>4.6215E-01</text:p>
          </table:table-cell>
          <table:table-cell table:style-name="ce18" office:value-type="float" office:value="0.2995" calcext:value-type="float">
            <text:p>2.9950E-01</text:p>
          </table:table-cell>
          <table:table-cell table:number-columns-repeated="60"/>
        </table:table-row>
        <table:table-row table:style-name="ro4">
          <table:table-cell table:style-name="ce15" office:value-type="float" office:value="358" calcext:value-type="float">
            <text:p>358.0</text:p>
          </table:table-cell>
          <table:table-cell table:style-name="ce18" office:value-type="float" office:value="0.78916" calcext:value-type="float">
            <text:p>7.8916E-01</text:p>
          </table:table-cell>
          <table:table-cell table:style-name="ce18" office:value-type="float" office:value="0.43006" calcext:value-type="float">
            <text:p>4.3006E-01</text:p>
          </table:table-cell>
          <table:table-cell table:style-name="ce18" office:value-type="float" office:value="0.27936" calcext:value-type="float">
            <text:p>2.7936E-01</text:p>
          </table:table-cell>
          <table:table-cell table:number-columns-repeated="60"/>
        </table:table-row>
        <table:table-row table:style-name="ro4">
          <table:table-cell table:style-name="ce15" office:value-type="float" office:value="358.5" calcext:value-type="float">
            <text:p>358.5</text:p>
          </table:table-cell>
          <table:table-cell table:style-name="ce18" office:value-type="float" office:value="0.731" calcext:value-type="float">
            <text:p>7.3100E-01</text:p>
          </table:table-cell>
          <table:table-cell table:style-name="ce18" office:value-type="float" office:value="0.39926" calcext:value-type="float">
            <text:p>3.9926E-01</text:p>
          </table:table-cell>
          <table:table-cell table:style-name="ce18" office:value-type="float" office:value="0.25998" calcext:value-type="float">
            <text:p>2.5998E-01</text:p>
          </table:table-cell>
          <table:table-cell table:number-columns-repeated="60"/>
        </table:table-row>
        <table:table-row table:style-name="ro4">
          <table:table-cell table:style-name="ce15" office:value-type="float" office:value="359" calcext:value-type="float">
            <text:p>359.0</text:p>
          </table:table-cell>
          <table:table-cell table:style-name="ce18" office:value-type="float" office:value="0.85805" calcext:value-type="float">
            <text:p>8.5805E-01</text:p>
          </table:table-cell>
          <table:table-cell table:style-name="ce18" office:value-type="float" office:value="0.46953" calcext:value-type="float">
            <text:p>4.6953E-01</text:p>
          </table:table-cell>
          <table:table-cell table:style-name="ce18" office:value-type="float" office:value="0.3065" calcext:value-type="float">
            <text:p>3.0650E-01</text:p>
          </table:table-cell>
          <table:table-cell table:number-columns-repeated="60"/>
        </table:table-row>
        <table:table-row table:style-name="ro4">
          <table:table-cell table:style-name="ce15" office:value-type="float" office:value="359.5" calcext:value-type="float">
            <text:p>359.5</text:p>
          </table:table-cell>
          <table:table-cell table:style-name="ce18" office:value-type="float" office:value="1.0321" calcext:value-type="float">
            <text:p>1.0321E+00</text:p>
          </table:table-cell>
          <table:table-cell table:style-name="ce18" office:value-type="float" office:value="0.56549" calcext:value-type="float">
            <text:p>5.6549E-01</text:p>
          </table:table-cell>
          <table:table-cell table:style-name="ce18" office:value-type="float" office:value="0.37013" calcext:value-type="float">
            <text:p>3.7013E-01</text:p>
          </table:table-cell>
          <table:table-cell table:number-columns-repeated="60"/>
        </table:table-row>
        <table:table-row table:style-name="ro4">
          <table:table-cell table:style-name="ce15" office:value-type="float" office:value="360" calcext:value-type="float">
            <text:p>360.0</text:p>
          </table:table-cell>
          <table:table-cell table:style-name="ce18" office:value-type="float" office:value="1.089" calcext:value-type="float">
            <text:p>1.0890E+00</text:p>
          </table:table-cell>
          <table:table-cell table:style-name="ce18" office:value-type="float" office:value="0.59817" calcext:value-type="float">
            <text:p>5.9817E-01</text:p>
          </table:table-cell>
          <table:table-cell table:style-name="ce18" office:value-type="float" office:value="0.3924" calcext:value-type="float">
            <text:p>3.9240E-01</text:p>
          </table:table-cell>
          <table:table-cell table:number-columns-repeated="60"/>
        </table:table-row>
        <table:table-row table:style-name="ro4">
          <table:table-cell table:style-name="ce15" office:value-type="float" office:value="360.5" calcext:value-type="float">
            <text:p>360.5</text:p>
          </table:table-cell>
          <table:table-cell table:style-name="ce18" office:value-type="float" office:value="1.0265" calcext:value-type="float">
            <text:p>1.0265E+00</text:p>
          </table:table-cell>
          <table:table-cell table:style-name="ce18" office:value-type="float" office:value="0.56531" calcext:value-type="float">
            <text:p>5.6531E-01</text:p>
          </table:table-cell>
          <table:table-cell table:style-name="ce18" office:value-type="float" office:value="0.37167" calcext:value-type="float">
            <text:p>3.7167E-01</text:p>
          </table:table-cell>
          <table:table-cell table:number-columns-repeated="60"/>
        </table:table-row>
        <table:table-row table:style-name="ro4">
          <table:table-cell table:style-name="ce15" office:value-type="float" office:value="361" calcext:value-type="float">
            <text:p>361.0</text:p>
          </table:table-cell>
          <table:table-cell table:style-name="ce18" office:value-type="float" office:value="0.9415" calcext:value-type="float">
            <text:p>9.4150E-01</text:p>
          </table:table-cell>
          <table:table-cell table:style-name="ce18" office:value-type="float" office:value="0.52024" calcext:value-type="float">
            <text:p>5.2024E-01</text:p>
          </table:table-cell>
          <table:table-cell table:style-name="ce18" office:value-type="float" office:value="0.34278" calcext:value-type="float">
            <text:p>3.4278E-01</text:p>
          </table:table-cell>
          <table:table-cell table:number-columns-repeated="60"/>
        </table:table-row>
        <table:table-row table:style-name="ro4">
          <table:table-cell table:style-name="ce15" office:value-type="float" office:value="361.5" calcext:value-type="float">
            <text:p>361.5</text:p>
          </table:table-cell>
          <table:table-cell table:style-name="ce18" office:value-type="float" office:value="0.918" calcext:value-type="float">
            <text:p>9.1800E-01</text:p>
          </table:table-cell>
          <table:table-cell table:style-name="ce18" office:value-type="float" office:value="0.50956" calcext:value-type="float">
            <text:p>5.0956E-01</text:p>
          </table:table-cell>
          <table:table-cell table:style-name="ce18" office:value-type="float" office:value="0.33647" calcext:value-type="float">
            <text:p>3.3647E-01</text:p>
          </table:table-cell>
          <table:table-cell table:number-columns-repeated="60"/>
        </table:table-row>
        <table:table-row table:style-name="ro4">
          <table:table-cell table:style-name="ce15" office:value-type="float" office:value="362" calcext:value-type="float">
            <text:p>362.0</text:p>
          </table:table-cell>
          <table:table-cell table:style-name="ce18" office:value-type="float" office:value="0.958" calcext:value-type="float">
            <text:p>9.5800E-01</text:p>
          </table:table-cell>
          <table:table-cell table:style-name="ce18" office:value-type="float" office:value="0.5342" calcext:value-type="float">
            <text:p>5.3420E-01</text:p>
          </table:table-cell>
          <table:table-cell table:style-name="ce18" office:value-type="float" office:value="0.3535" calcext:value-type="float">
            <text:p>3.5350E-01</text:p>
          </table:table-cell>
          <table:table-cell table:number-columns-repeated="60"/>
        </table:table-row>
        <table:table-row table:style-name="ro4">
          <table:table-cell table:style-name="ce15" office:value-type="float" office:value="362.5" calcext:value-type="float">
            <text:p>362.5</text:p>
          </table:table-cell>
          <table:table-cell table:style-name="ce18" office:value-type="float" office:value="1.045" calcext:value-type="float">
            <text:p>1.0450E+00</text:p>
          </table:table-cell>
          <table:table-cell table:style-name="ce18" office:value-type="float" office:value="0.5851" calcext:value-type="float">
            <text:p>5.8510E-01</text:p>
          </table:table-cell>
          <table:table-cell table:style-name="ce18" office:value-type="float" office:value="0.38804" calcext:value-type="float">
            <text:p>3.8804E-01</text:p>
          </table:table-cell>
          <table:table-cell table:number-columns-repeated="60"/>
        </table:table-row>
        <table:table-row table:style-name="ro4">
          <table:table-cell table:style-name="ce15" office:value-type="float" office:value="363" calcext:value-type="float">
            <text:p>363.0</text:p>
          </table:table-cell>
          <table:table-cell table:style-name="ce18" office:value-type="float" office:value="1.071" calcext:value-type="float">
            <text:p>1.0710E+00</text:p>
          </table:table-cell>
          <table:table-cell table:style-name="ce18" office:value-type="float" office:value="0.60191" calcext:value-type="float">
            <text:p>6.0191E-01</text:p>
          </table:table-cell>
          <table:table-cell table:style-name="ce18" office:value-type="float" office:value="0.40005" calcext:value-type="float">
            <text:p>4.0005E-01</text:p>
          </table:table-cell>
          <table:table-cell table:number-columns-repeated="60"/>
        </table:table-row>
        <table:table-row table:style-name="ro4">
          <table:table-cell table:style-name="ce15" office:value-type="float" office:value="363.5" calcext:value-type="float">
            <text:p>363.5</text:p>
          </table:table-cell>
          <table:table-cell table:style-name="ce18" office:value-type="float" office:value="1.038" calcext:value-type="float">
            <text:p>1.0380E+00</text:p>
          </table:table-cell>
          <table:table-cell table:style-name="ce18" office:value-type="float" office:value="0.58541" calcext:value-type="float">
            <text:p>5.8541E-01</text:p>
          </table:table-cell>
          <table:table-cell table:style-name="ce18" office:value-type="float" office:value="0.38994" calcext:value-type="float">
            <text:p>3.8994E-01</text:p>
          </table:table-cell>
          <table:table-cell table:number-columns-repeated="60"/>
        </table:table-row>
        <table:table-row table:style-name="ro4">
          <table:table-cell table:style-name="ce15" office:value-type="float" office:value="364" calcext:value-type="float">
            <text:p>364.0</text:p>
          </table:table-cell>
          <table:table-cell table:style-name="ce18" office:value-type="float" office:value="1.0716" calcext:value-type="float">
            <text:p>1.0716E+00</text:p>
          </table:table-cell>
          <table:table-cell table:style-name="ce18" office:value-type="float" office:value="0.60628" calcext:value-type="float">
            <text:p>6.0628E-01</text:p>
          </table:table-cell>
          <table:table-cell table:style-name="ce18" office:value-type="float" office:value="0.40472" calcext:value-type="float">
            <text:p>4.0472E-01</text:p>
          </table:table-cell>
          <table:table-cell table:number-columns-repeated="60"/>
        </table:table-row>
        <table:table-row table:style-name="ro4">
          <table:table-cell table:style-name="ce15" office:value-type="float" office:value="364.5" calcext:value-type="float">
            <text:p>364.5</text:p>
          </table:table-cell>
          <table:table-cell table:style-name="ce18" office:value-type="float" office:value="1.059" calcext:value-type="float">
            <text:p>1.0590E+00</text:p>
          </table:table-cell>
          <table:table-cell table:style-name="ce18" office:value-type="float" office:value="0.60058" calcext:value-type="float">
            <text:p>6.0058E-01</text:p>
          </table:table-cell>
          <table:table-cell table:style-name="ce18" office:value-type="float" office:value="0.40179" calcext:value-type="float">
            <text:p>4.0179E-01</text:p>
          </table:table-cell>
          <table:table-cell table:number-columns-repeated="60"/>
        </table:table-row>
        <table:table-row table:style-name="ro4">
          <table:table-cell table:style-name="ce15" office:value-type="float" office:value="365" calcext:value-type="float">
            <text:p>365.0</text:p>
          </table:table-cell>
          <table:table-cell table:style-name="ce18" office:value-type="float" office:value="1.097" calcext:value-type="float">
            <text:p>1.0970E+00</text:p>
          </table:table-cell>
          <table:table-cell table:style-name="ce18" office:value-type="float" office:value="0.62359" calcext:value-type="float">
            <text:p>6.2359E-01</text:p>
          </table:table-cell>
          <table:table-cell table:style-name="ce18" office:value-type="float" office:value="0.4181" calcext:value-type="float">
            <text:p>4.1810E-01</text:p>
          </table:table-cell>
          <table:table-cell table:number-columns-repeated="60"/>
        </table:table-row>
        <table:table-row table:style-name="ro4">
          <table:table-cell table:style-name="ce15" office:value-type="float" office:value="365.5" calcext:value-type="float">
            <text:p>365.5</text:p>
          </table:table-cell>
          <table:table-cell table:style-name="ce18" office:value-type="float" office:value="1.2041" calcext:value-type="float">
            <text:p>1.2041E+00</text:p>
          </table:table-cell>
          <table:table-cell table:style-name="ce18" office:value-type="float" office:value="0.68628" calcext:value-type="float">
            <text:p>6.8628E-01</text:p>
          </table:table-cell>
          <table:table-cell table:style-name="ce18" office:value-type="float" office:value="0.4611" calcext:value-type="float">
            <text:p>4.6110E-01</text:p>
          </table:table-cell>
          <table:table-cell table:number-columns-repeated="60"/>
        </table:table-row>
        <table:table-row table:style-name="ro4">
          <table:table-cell table:style-name="ce15" office:value-type="float" office:value="366" calcext:value-type="float">
            <text:p>366.0</text:p>
          </table:table-cell>
          <table:table-cell table:style-name="ce18" office:value-type="float" office:value="1.286" calcext:value-type="float">
            <text:p>1.2860E+00</text:p>
          </table:table-cell>
          <table:table-cell table:style-name="ce18" office:value-type="float" office:value="0.73532" calcext:value-type="float">
            <text:p>7.3532E-01</text:p>
          </table:table-cell>
          <table:table-cell table:style-name="ce18" office:value-type="float" office:value="0.49508" calcext:value-type="float">
            <text:p>4.9508E-01</text:p>
          </table:table-cell>
          <table:table-cell table:number-columns-repeated="60"/>
        </table:table-row>
        <table:table-row table:style-name="ro4">
          <table:table-cell table:style-name="ce15" office:value-type="float" office:value="366.5" calcext:value-type="float">
            <text:p>366.5</text:p>
          </table:table-cell>
          <table:table-cell table:style-name="ce18" office:value-type="float" office:value="1.2843" calcext:value-type="float">
            <text:p>1.2843E+00</text:p>
          </table:table-cell>
          <table:table-cell table:style-name="ce18" office:value-type="float" office:value="0.73658" calcext:value-type="float">
            <text:p>7.3658E-01</text:p>
          </table:table-cell>
          <table:table-cell table:style-name="ce18" office:value-type="float" office:value="0.49694" calcext:value-type="float">
            <text:p>4.9694E-01</text:p>
          </table:table-cell>
          <table:table-cell table:number-columns-repeated="60"/>
        </table:table-row>
        <table:table-row table:style-name="ro4">
          <table:table-cell table:style-name="ce15" office:value-type="float" office:value="367" calcext:value-type="float">
            <text:p>367.0</text:p>
          </table:table-cell>
          <table:table-cell table:style-name="ce18" office:value-type="float" office:value="1.2577" calcext:value-type="float">
            <text:p>1.2577E+00</text:p>
          </table:table-cell>
          <table:table-cell table:style-name="ce18" office:value-type="float" office:value="0.72285" calcext:value-type="float">
            <text:p>7.2285E-01</text:p>
          </table:table-cell>
          <table:table-cell table:style-name="ce18" office:value-type="float" office:value="0.48869" calcext:value-type="float">
            <text:p>4.8869E-01</text:p>
          </table:table-cell>
          <table:table-cell table:number-columns-repeated="60"/>
        </table:table-row>
        <table:table-row table:style-name="ro4">
          <table:table-cell table:style-name="ce15" office:value-type="float" office:value="367.5" calcext:value-type="float">
            <text:p>367.5</text:p>
          </table:table-cell>
          <table:table-cell table:style-name="ce18" office:value-type="float" office:value="1.2317" calcext:value-type="float">
            <text:p>1.2317E+00</text:p>
          </table:table-cell>
          <table:table-cell table:style-name="ce18" office:value-type="float" office:value="0.70914" calcext:value-type="float">
            <text:p>7.0914E-01</text:p>
          </table:table-cell>
          <table:table-cell table:style-name="ce18" office:value-type="float" office:value="0.48041" calcext:value-type="float">
            <text:p>4.8041E-01</text:p>
          </table:table-cell>
          <table:table-cell table:number-columns-repeated="60"/>
        </table:table-row>
        <table:table-row table:style-name="ro4">
          <table:table-cell table:style-name="ce15" office:value-type="float" office:value="368" calcext:value-type="float">
            <text:p>368.0</text:p>
          </table:table-cell>
          <table:table-cell table:style-name="ce18" office:value-type="float" office:value="1.157" calcext:value-type="float">
            <text:p>1.1570E+00</text:p>
          </table:table-cell>
          <table:table-cell table:style-name="ce18" office:value-type="float" office:value="0.66759" calcext:value-type="float">
            <text:p>6.6759E-01</text:p>
          </table:table-cell>
          <table:table-cell table:style-name="ce18" office:value-type="float" office:value="0.45319" calcext:value-type="float">
            <text:p>4.5319E-01</text:p>
          </table:table-cell>
          <table:table-cell table:number-columns-repeated="60"/>
        </table:table-row>
        <table:table-row table:style-name="ro4">
          <table:table-cell table:style-name="ce15" office:value-type="float" office:value="368.5" calcext:value-type="float">
            <text:p>368.5</text:p>
          </table:table-cell>
          <table:table-cell table:style-name="ce18" office:value-type="float" office:value="1.1459" calcext:value-type="float">
            <text:p>1.1459E+00</text:p>
          </table:table-cell>
          <table:table-cell table:style-name="ce18" office:value-type="float" office:value="0.6631" calcext:value-type="float">
            <text:p>6.6310E-01</text:p>
          </table:table-cell>
          <table:table-cell table:style-name="ce18" office:value-type="float" office:value="0.45106" calcext:value-type="float">
            <text:p>4.5106E-01</text:p>
          </table:table-cell>
          <table:table-cell table:number-columns-repeated="60"/>
        </table:table-row>
        <table:table-row table:style-name="ro4">
          <table:table-cell table:style-name="ce15" office:value-type="float" office:value="369" calcext:value-type="float">
            <text:p>369.0</text:p>
          </table:table-cell>
          <table:table-cell table:style-name="ce18" office:value-type="float" office:value="1.1944" calcext:value-type="float">
            <text:p>1.1944E+00</text:p>
          </table:table-cell>
          <table:table-cell table:style-name="ce18" office:value-type="float" office:value="0.69315" calcext:value-type="float">
            <text:p>6.9315E-01</text:p>
          </table:table-cell>
          <table:table-cell table:style-name="ce18" office:value-type="float" office:value="0.47244" calcext:value-type="float">
            <text:p>4.7244E-01</text:p>
          </table:table-cell>
          <table:table-cell table:number-columns-repeated="60"/>
        </table:table-row>
        <table:table-row table:style-name="ro4">
          <table:table-cell table:style-name="ce15" office:value-type="float" office:value="369.5" calcext:value-type="float">
            <text:p>369.5</text:p>
          </table:table-cell>
          <table:table-cell table:style-name="ce18" office:value-type="float" office:value="1.2795" calcext:value-type="float">
            <text:p>1.2795E+00</text:p>
          </table:table-cell>
          <table:table-cell table:style-name="ce18" office:value-type="float" office:value="0.74469" calcext:value-type="float">
            <text:p>7.4469E-01</text:p>
          </table:table-cell>
          <table:table-cell table:style-name="ce18" office:value-type="float" office:value="0.50856" calcext:value-type="float">
            <text:p>5.0856E-01</text:p>
          </table:table-cell>
          <table:table-cell table:number-columns-repeated="60"/>
        </table:table-row>
        <table:table-row table:style-name="ro4">
          <table:table-cell table:style-name="ce15" office:value-type="float" office:value="370" calcext:value-type="float">
            <text:p>370.0</text:p>
          </table:table-cell>
          <table:table-cell table:style-name="ce18" office:value-type="float" office:value="1.2934" calcext:value-type="float">
            <text:p>1.2934E+00</text:p>
          </table:table-cell>
          <table:table-cell table:style-name="ce18" office:value-type="float" office:value="0.75507" calcext:value-type="float">
            <text:p>7.5507E-01</text:p>
          </table:table-cell>
          <table:table-cell table:style-name="ce18" office:value-type="float" office:value="0.51666" calcext:value-type="float">
            <text:p>5.1666E-01</text:p>
          </table:table-cell>
          <table:table-cell table:number-columns-repeated="60"/>
        </table:table-row>
        <table:table-row table:style-name="ro4">
          <table:table-cell table:style-name="ce15" office:value-type="float" office:value="370.5" calcext:value-type="float">
            <text:p>370.5</text:p>
          </table:table-cell>
          <table:table-cell table:style-name="ce18" office:value-type="float" office:value="1.166" calcext:value-type="float">
            <text:p>1.1660E+00</text:p>
          </table:table-cell>
          <table:table-cell table:style-name="ce18" office:value-type="float" office:value="0.68261" calcext:value-type="float">
            <text:p>6.8261E-01</text:p>
          </table:table-cell>
          <table:table-cell table:style-name="ce18" office:value-type="float" office:value="0.46798" calcext:value-type="float">
            <text:p>4.6798E-01</text:p>
          </table:table-cell>
          <table:table-cell table:number-columns-repeated="60"/>
        </table:table-row>
        <table:table-row table:style-name="ro4">
          <table:table-cell table:style-name="ce15" office:value-type="float" office:value="371" calcext:value-type="float">
            <text:p>371.0</text:p>
          </table:table-cell>
          <table:table-cell table:style-name="ce18" office:value-type="float" office:value="1.1811" calcext:value-type="float">
            <text:p>1.1811E+00</text:p>
          </table:table-cell>
          <table:table-cell table:style-name="ce18" office:value-type="float" office:value="0.69338" calcext:value-type="float">
            <text:p>6.9338E-01</text:p>
          </table:table-cell>
          <table:table-cell table:style-name="ce18" office:value-type="float" office:value="0.47628" calcext:value-type="float">
            <text:p>4.7628E-01</text:p>
          </table:table-cell>
          <table:table-cell table:number-columns-repeated="60"/>
        </table:table-row>
        <table:table-row table:style-name="ro4">
          <table:table-cell table:style-name="ce15" office:value-type="float" office:value="371.5" calcext:value-type="float">
            <text:p>371.5</text:p>
          </table:table-cell>
          <table:table-cell table:style-name="ce18" office:value-type="float" office:value="1.2249" calcext:value-type="float">
            <text:p>1.2249E+00</text:p>
          </table:table-cell>
          <table:table-cell table:style-name="ce18" office:value-type="float" office:value="0.72051" calcext:value-type="float">
            <text:p>7.2051E-01</text:p>
          </table:table-cell>
          <table:table-cell table:style-name="ce18" office:value-type="float" office:value="0.49587" calcext:value-type="float">
            <text:p>4.9587E-01</text:p>
          </table:table-cell>
          <table:table-cell table:number-columns-repeated="60"/>
        </table:table-row>
        <table:table-row table:style-name="ro4">
          <table:table-cell table:style-name="ce15" office:value-type="float" office:value="372" calcext:value-type="float">
            <text:p>372.0</text:p>
          </table:table-cell>
          <table:table-cell table:style-name="ce18" office:value-type="float" office:value="1.1444" calcext:value-type="float">
            <text:p>1.1444E+00</text:p>
          </table:table-cell>
          <table:table-cell table:style-name="ce18" office:value-type="float" office:value="0.67444" calcext:value-type="float">
            <text:p>6.7444E-01</text:p>
          </table:table-cell>
          <table:table-cell table:style-name="ce18" office:value-type="float" office:value="0.46506" calcext:value-type="float">
            <text:p>4.6506E-01</text:p>
          </table:table-cell>
          <table:table-cell table:number-columns-repeated="60"/>
        </table:table-row>
        <table:table-row table:style-name="ro4">
          <table:table-cell table:style-name="ce15" office:value-type="float" office:value="372.5" calcext:value-type="float">
            <text:p>372.5</text:p>
          </table:table-cell>
          <table:table-cell table:style-name="ce18" office:value-type="float" office:value="1.0876" calcext:value-type="float">
            <text:p>1.0876E+00</text:p>
          </table:table-cell>
          <table:table-cell table:style-name="ce18" office:value-type="float" office:value="0.64253" calcext:value-type="float">
            <text:p>6.4253E-01</text:p>
          </table:table-cell>
          <table:table-cell table:style-name="ce18" office:value-type="float" office:value="0.44389" calcext:value-type="float">
            <text:p>4.4389E-01</text:p>
          </table:table-cell>
          <table:table-cell table:number-columns-repeated="60"/>
        </table:table-row>
        <table:table-row table:style-name="ro4">
          <table:table-cell table:style-name="ce15" office:value-type="float" office:value="373" calcext:value-type="float">
            <text:p>373.0</text:p>
          </table:table-cell>
          <table:table-cell table:style-name="ce18" office:value-type="float" office:value="1.0445" calcext:value-type="float">
            <text:p>1.0445E+00</text:p>
          </table:table-cell>
          <table:table-cell table:style-name="ce18" office:value-type="float" office:value="0.61886" calcext:value-type="float">
            <text:p>6.1886E-01</text:p>
          </table:table-cell>
          <table:table-cell table:style-name="ce18" office:value-type="float" office:value="0.42833" calcext:value-type="float">
            <text:p>4.2833E-01</text:p>
          </table:table-cell>
          <table:table-cell table:number-columns-repeated="60"/>
        </table:table-row>
        <table:table-row table:style-name="ro4">
          <table:table-cell table:style-name="ce15" office:value-type="float" office:value="373.5" calcext:value-type="float">
            <text:p>373.5</text:p>
          </table:table-cell>
          <table:table-cell table:style-name="ce18" office:value-type="float" office:value="0.939" calcext:value-type="float">
            <text:p>9.3900E-01</text:p>
          </table:table-cell>
          <table:table-cell table:style-name="ce18" office:value-type="float" office:value="0.55786" calcext:value-type="float">
            <text:p>5.5786E-01</text:p>
          </table:table-cell>
          <table:table-cell table:style-name="ce18" office:value-type="float" office:value="0.38682" calcext:value-type="float">
            <text:p>3.8682E-01</text:p>
          </table:table-cell>
          <table:table-cell table:number-columns-repeated="60"/>
        </table:table-row>
        <table:table-row table:style-name="ro4">
          <table:table-cell table:style-name="ce15" office:value-type="float" office:value="374" calcext:value-type="float">
            <text:p>374.0</text:p>
          </table:table-cell>
          <table:table-cell table:style-name="ce18" office:value-type="float" office:value="0.93442" calcext:value-type="float">
            <text:p>9.3442E-01</text:p>
          </table:table-cell>
          <table:table-cell table:style-name="ce18" office:value-type="float" office:value="0.5564" calcext:value-type="float">
            <text:p>5.5640E-01</text:p>
          </table:table-cell>
          <table:table-cell table:style-name="ce18" office:value-type="float" office:value="0.38651" calcext:value-type="float">
            <text:p>3.8651E-01</text:p>
          </table:table-cell>
          <table:table-cell table:number-columns-repeated="60"/>
        </table:table-row>
        <table:table-row table:style-name="ro4">
          <table:table-cell table:style-name="ce15" office:value-type="float" office:value="374.5" calcext:value-type="float">
            <text:p>374.5</text:p>
          </table:table-cell>
          <table:table-cell table:style-name="ce18" office:value-type="float" office:value="0.925" calcext:value-type="float">
            <text:p>9.2500E-01</text:p>
          </table:table-cell>
          <table:table-cell table:style-name="ce18" office:value-type="float" office:value="0.55227" calcext:value-type="float">
            <text:p>5.5227E-01</text:p>
          </table:table-cell>
          <table:table-cell table:style-name="ce18" office:value-type="float" office:value="0.38435" calcext:value-type="float">
            <text:p>3.8435E-01</text:p>
          </table:table-cell>
          <table:table-cell table:number-columns-repeated="60"/>
        </table:table-row>
        <table:table-row table:style-name="ro4">
          <table:table-cell table:style-name="ce15" office:value-type="float" office:value="375" calcext:value-type="float">
            <text:p>375.0</text:p>
          </table:table-cell>
          <table:table-cell table:style-name="ce18" office:value-type="float" office:value="0.985" calcext:value-type="float">
            <text:p>9.8500E-01</text:p>
          </table:table-cell>
          <table:table-cell table:style-name="ce18" office:value-type="float" office:value="0.5893" calcext:value-type="float">
            <text:p>5.8930E-01</text:p>
          </table:table-cell>
          <table:table-cell table:style-name="ce18" office:value-type="float" office:value="0.41087" calcext:value-type="float">
            <text:p>4.1087E-01</text:p>
          </table:table-cell>
          <table:table-cell table:number-columns-repeated="60"/>
        </table:table-row>
        <table:table-row table:style-name="ro4">
          <table:table-cell table:style-name="ce15" office:value-type="float" office:value="375.5" calcext:value-type="float">
            <text:p>375.5</text:p>
          </table:table-cell>
          <table:table-cell table:style-name="ce18" office:value-type="float" office:value="1.0874" calcext:value-type="float">
            <text:p>1.0874E+00</text:p>
          </table:table-cell>
          <table:table-cell table:style-name="ce18" office:value-type="float" office:value="0.65162" calcext:value-type="float">
            <text:p>6.5162E-01</text:p>
          </table:table-cell>
          <table:table-cell table:style-name="ce18" office:value-type="float" office:value="0.45514" calcext:value-type="float">
            <text:p>4.5514E-01</text:p>
          </table:table-cell>
          <table:table-cell table:number-columns-repeated="60"/>
        </table:table-row>
        <table:table-row table:style-name="ro4">
          <table:table-cell table:style-name="ce15" office:value-type="float" office:value="376" calcext:value-type="float">
            <text:p>376.0</text:p>
          </table:table-cell>
          <table:table-cell table:style-name="ce18" office:value-type="float" office:value="1.124" calcext:value-type="float">
            <text:p>1.1240E+00</text:p>
          </table:table-cell>
          <table:table-cell table:style-name="ce18" office:value-type="float" office:value="0.6748" calcext:value-type="float">
            <text:p>6.7480E-01</text:p>
          </table:table-cell>
          <table:table-cell table:style-name="ce18" office:value-type="float" office:value="0.47218" calcext:value-type="float">
            <text:p>4.7218E-01</text:p>
          </table:table-cell>
          <table:table-cell table:number-columns-repeated="60"/>
        </table:table-row>
        <table:table-row table:style-name="ro4">
          <table:table-cell table:style-name="ce15" office:value-type="float" office:value="376.5" calcext:value-type="float">
            <text:p>376.5</text:p>
          </table:table-cell>
          <table:table-cell table:style-name="ce18" office:value-type="float" office:value="1.104" calcext:value-type="float">
            <text:p>1.1040E+00</text:p>
          </table:table-cell>
          <table:table-cell table:style-name="ce18" office:value-type="float" office:value="0.6639" calcext:value-type="float">
            <text:p>6.6390E-01</text:p>
          </table:table-cell>
          <table:table-cell table:style-name="ce18" office:value-type="float" office:value="0.46538" calcext:value-type="float">
            <text:p>4.6538E-01</text:p>
          </table:table-cell>
          <table:table-cell table:number-columns-repeated="60"/>
        </table:table-row>
        <table:table-row table:style-name="ro4">
          <table:table-cell table:style-name="ce15" office:value-type="float" office:value="377" calcext:value-type="float">
            <text:p>377.0</text:p>
          </table:table-cell>
          <table:table-cell table:style-name="ce18" office:value-type="float" office:value="1.1813" calcext:value-type="float">
            <text:p>1.1813E+00</text:p>
          </table:table-cell>
          <table:table-cell table:style-name="ce18" office:value-type="float" office:value="0.71225" calcext:value-type="float">
            <text:p>7.1225E-01</text:p>
          </table:table-cell>
          <table:table-cell table:style-name="ce18" office:value-type="float" office:value="0.50014" calcext:value-type="float">
            <text:p>5.0014E-01</text:p>
          </table:table-cell>
          <table:table-cell table:number-columns-repeated="60"/>
        </table:table-row>
        <table:table-row table:style-name="ro4">
          <table:table-cell table:style-name="ce15" office:value-type="float" office:value="377.5" calcext:value-type="float">
            <text:p>377.5</text:p>
          </table:table-cell>
          <table:table-cell table:style-name="ce18" office:value-type="float" office:value="1.3149" calcext:value-type="float">
            <text:p>1.3149E+00</text:p>
          </table:table-cell>
          <table:table-cell table:style-name="ce18" office:value-type="float" office:value="0.79455" calcext:value-type="float">
            <text:p>7.9455E-01</text:p>
          </table:table-cell>
          <table:table-cell table:style-name="ce18" office:value-type="float" office:value="0.5589" calcext:value-type="float">
            <text:p>5.5890E-01</text:p>
          </table:table-cell>
          <table:table-cell table:number-columns-repeated="60"/>
        </table:table-row>
        <table:table-row table:style-name="ro4">
          <table:table-cell table:style-name="ce15" office:value-type="float" office:value="378" calcext:value-type="float">
            <text:p>378.0</text:p>
          </table:table-cell>
          <table:table-cell table:style-name="ce18" office:value-type="float" office:value="1.4144" calcext:value-type="float">
            <text:p>1.4144E+00</text:p>
          </table:table-cell>
          <table:table-cell table:style-name="ce18" office:value-type="float" office:value="0.85595" calcext:value-type="float">
            <text:p>8.5595E-01</text:p>
          </table:table-cell>
          <table:table-cell table:style-name="ce18" office:value-type="float" office:value="0.60314" calcext:value-type="float">
            <text:p>6.0314E-01</text:p>
          </table:table-cell>
          <table:table-cell table:number-columns-repeated="60"/>
        </table:table-row>
        <table:table-row table:style-name="ro4">
          <table:table-cell table:style-name="ce15" office:value-type="float" office:value="378.5" calcext:value-type="float">
            <text:p>378.5</text:p>
          </table:table-cell>
          <table:table-cell table:style-name="ce18" office:value-type="float" office:value="1.3765" calcext:value-type="float">
            <text:p>1.3765E+00</text:p>
          </table:table-cell>
          <table:table-cell table:style-name="ce18" office:value-type="float" office:value="0.83418" calcext:value-type="float">
            <text:p>8.3418E-01</text:p>
          </table:table-cell>
          <table:table-cell table:style-name="ce18" office:value-type="float" office:value="0.58892" calcext:value-type="float">
            <text:p>5.8892E-01</text:p>
          </table:table-cell>
          <table:table-cell table:number-columns-repeated="60"/>
        </table:table-row>
        <table:table-row table:style-name="ro4">
          <table:table-cell table:style-name="ce15" office:value-type="float" office:value="379" calcext:value-type="float">
            <text:p>379.0</text:p>
          </table:table-cell>
          <table:table-cell table:style-name="ce18" office:value-type="float" office:value="1.226" calcext:value-type="float">
            <text:p>1.2260E+00</text:p>
          </table:table-cell>
          <table:table-cell table:style-name="ce18" office:value-type="float" office:value="0.74389" calcext:value-type="float">
            <text:p>7.4389E-01</text:p>
          </table:table-cell>
          <table:table-cell table:style-name="ce18" office:value-type="float" office:value="0.52616" calcext:value-type="float">
            <text:p>5.2616E-01</text:p>
          </table:table-cell>
          <table:table-cell table:number-columns-repeated="60"/>
        </table:table-row>
        <table:table-row table:style-name="ro4">
          <table:table-cell table:style-name="ce15" office:value-type="float" office:value="379.5" calcext:value-type="float">
            <text:p>379.5</text:p>
          </table:table-cell>
          <table:table-cell table:style-name="ce18" office:value-type="float" office:value="1.098" calcext:value-type="float">
            <text:p>1.0980E+00</text:p>
          </table:table-cell>
          <table:table-cell table:style-name="ce18" office:value-type="float" office:value="0.66683" calcext:value-type="float">
            <text:p>6.6683E-01</text:p>
          </table:table-cell>
          <table:table-cell table:style-name="ce18" office:value-type="float" office:value="0.47255" calcext:value-type="float">
            <text:p>4.7255E-01</text:p>
          </table:table-cell>
          <table:table-cell table:number-columns-repeated="60"/>
        </table:table-row>
        <table:table-row table:style-name="ro4">
          <table:table-cell table:style-name="ce15" office:value-type="float" office:value="380" calcext:value-type="float">
            <text:p>380.0</text:p>
          </table:table-cell>
          <table:table-cell table:style-name="ce18" office:value-type="float" office:value="1.152" calcext:value-type="float">
            <text:p>1.1520E+00</text:p>
          </table:table-cell>
          <table:table-cell table:style-name="ce18" office:value-type="float" office:value="0.70077" calcext:value-type="float">
            <text:p>7.0077E-01</text:p>
          </table:table-cell>
          <table:table-cell table:style-name="ce18" office:value-type="float" office:value="0.49751" calcext:value-type="float">
            <text:p>4.9751E-01</text:p>
          </table:table-cell>
          <table:table-cell table:number-columns-repeated="60"/>
        </table:table-row>
        <table:table-row table:style-name="ro4">
          <table:table-cell table:style-name="ce15" office:value-type="float" office:value="380.5" calcext:value-type="float">
            <text:p>380.5</text:p>
          </table:table-cell>
          <table:table-cell table:style-name="ce18" office:value-type="float" office:value="1.231" calcext:value-type="float">
            <text:p>1.2310E+00</text:p>
          </table:table-cell>
          <table:table-cell table:style-name="ce18" office:value-type="float" office:value="0.75075" calcext:value-type="float">
            <text:p>7.5075E-01</text:p>
          </table:table-cell>
          <table:table-cell table:style-name="ce18" office:value-type="float" office:value="0.53396" calcext:value-type="float">
            <text:p>5.3396E-01</text:p>
          </table:table-cell>
          <table:table-cell table:number-columns-repeated="60"/>
        </table:table-row>
        <table:table-row table:style-name="ro4">
          <table:table-cell table:style-name="ce15" office:value-type="float" office:value="381" calcext:value-type="float">
            <text:p>381.0</text:p>
          </table:table-cell>
          <table:table-cell table:style-name="ce18" office:value-type="float" office:value="1.249" calcext:value-type="float">
            <text:p>1.2490E+00</text:p>
          </table:table-cell>
          <table:table-cell table:style-name="ce18" office:value-type="float" office:value="0.76383" calcext:value-type="float">
            <text:p>7.6383E-01</text:p>
          </table:table-cell>
          <table:table-cell table:style-name="ce18" office:value-type="float" office:value="0.54424" calcext:value-type="float">
            <text:p>5.4424E-01</text:p>
          </table:table-cell>
          <table:table-cell table:number-columns-repeated="60"/>
        </table:table-row>
        <table:table-row table:style-name="ro4">
          <table:table-cell table:style-name="ce15" office:value-type="float" office:value="381.5" calcext:value-type="float">
            <text:p>381.5</text:p>
          </table:table-cell>
          <table:table-cell table:style-name="ce18" office:value-type="float" office:value="1.1224" calcext:value-type="float">
            <text:p>1.1224E+00</text:p>
          </table:table-cell>
          <table:table-cell table:style-name="ce18" office:value-type="float" office:value="0.68837" calcext:value-type="float">
            <text:p>6.8837E-01</text:p>
          </table:table-cell>
          <table:table-cell table:style-name="ce18" office:value-type="float" office:value="0.49135" calcext:value-type="float">
            <text:p>4.9135E-01</text:p>
          </table:table-cell>
          <table:table-cell table:number-columns-repeated="60"/>
        </table:table-row>
        <table:table-row table:style-name="ro4">
          <table:table-cell table:style-name="ce15" office:value-type="float" office:value="382" calcext:value-type="float">
            <text:p>382.0</text:p>
          </table:table-cell>
          <table:table-cell table:style-name="ce18" office:value-type="float" office:value="0.95426" calcext:value-type="float">
            <text:p>9.5426E-01</text:p>
          </table:table-cell>
          <table:table-cell table:style-name="ce18" office:value-type="float" office:value="0.58678" calcext:value-type="float">
            <text:p>5.8678E-01</text:p>
          </table:table-cell>
          <table:table-cell table:style-name="ce18" office:value-type="float" office:value="0.41958" calcext:value-type="float">
            <text:p>4.1958E-01</text:p>
          </table:table-cell>
          <table:table-cell table:number-columns-repeated="60"/>
        </table:table-row>
        <table:table-row table:style-name="ro4">
          <table:table-cell table:style-name="ce15" office:value-type="float" office:value="382.5" calcext:value-type="float">
            <text:p>382.5</text:p>
          </table:table-cell>
          <table:table-cell table:style-name="ce18" office:value-type="float" office:value="0.82313" calcext:value-type="float">
            <text:p>8.2313E-01</text:p>
          </table:table-cell>
          <table:table-cell table:style-name="ce18" office:value-type="float" office:value="0.50762" calcext:value-type="float">
            <text:p>5.0762E-01</text:p>
          </table:table-cell>
          <table:table-cell table:style-name="ce18" office:value-type="float" office:value="0.36361" calcext:value-type="float">
            <text:p>3.6361E-01</text:p>
          </table:table-cell>
          <table:table-cell table:number-columns-repeated="60"/>
        </table:table-row>
        <table:table-row table:style-name="ro4">
          <table:table-cell table:style-name="ce15" office:value-type="float" office:value="383" calcext:value-type="float">
            <text:p>383.0</text:p>
          </table:table-cell>
          <table:table-cell table:style-name="ce18" office:value-type="float" office:value="0.73603" calcext:value-type="float">
            <text:p>7.3603E-01</text:p>
          </table:table-cell>
          <table:table-cell table:style-name="ce18" office:value-type="float" office:value="0.45499" calcext:value-type="float">
            <text:p>4.5499E-01</text:p>
          </table:table-cell>
          <table:table-cell table:style-name="ce18" office:value-type="float" office:value="0.32648" calcext:value-type="float">
            <text:p>3.2648E-01</text:p>
          </table:table-cell>
          <table:table-cell table:number-columns-repeated="60"/>
        </table:table-row>
        <table:table-row table:style-name="ro4">
          <table:table-cell table:style-name="ce15" office:value-type="float" office:value="383.5" calcext:value-type="float">
            <text:p>383.5</text:p>
          </table:table-cell>
          <table:table-cell table:style-name="ce18" office:value-type="float" office:value="0.71095" calcext:value-type="float">
            <text:p>7.1095E-01</text:p>
          </table:table-cell>
          <table:table-cell table:style-name="ce18" office:value-type="float" office:value="0.44049" calcext:value-type="float">
            <text:p>4.4049E-01</text:p>
          </table:table-cell>
          <table:table-cell table:style-name="ce18" office:value-type="float" office:value="0.31658" calcext:value-type="float">
            <text:p>3.1658E-01</text:p>
          </table:table-cell>
          <table:table-cell table:number-columns-repeated="60"/>
        </table:table-row>
        <table:table-row table:style-name="ro4">
          <table:table-cell table:style-name="ce15" office:value-type="float" office:value="384" calcext:value-type="float">
            <text:p>384.0</text:p>
          </table:table-cell>
          <table:table-cell table:style-name="ce18" office:value-type="float" office:value="0.821" calcext:value-type="float">
            <text:p>8.2100E-01</text:p>
          </table:table-cell>
          <table:table-cell table:style-name="ce18" office:value-type="float" office:value="0.50968" calcext:value-type="float">
            <text:p>5.0968E-01</text:p>
          </table:table-cell>
          <table:table-cell table:style-name="ce18" office:value-type="float" office:value="0.36689" calcext:value-type="float">
            <text:p>3.6689E-01</text:p>
          </table:table-cell>
          <table:table-cell table:number-columns-repeated="60"/>
        </table:table-row>
        <table:table-row table:style-name="ro4">
          <table:table-cell table:style-name="ce15" office:value-type="float" office:value="384.5" calcext:value-type="float">
            <text:p>384.5</text:p>
          </table:table-cell>
          <table:table-cell table:style-name="ce18" office:value-type="float" office:value="0.9862" calcext:value-type="float">
            <text:p>9.8620E-01</text:p>
          </table:table-cell>
          <table:table-cell table:style-name="ce18" office:value-type="float" office:value="0.61359" calcext:value-type="float">
            <text:p>6.1359E-01</text:p>
          </table:table-cell>
          <table:table-cell table:style-name="ce18" office:value-type="float" office:value="0.44239" calcext:value-type="float">
            <text:p>4.4239E-01</text:p>
          </table:table-cell>
          <table:table-cell table:number-columns-repeated="60"/>
        </table:table-row>
        <table:table-row table:style-name="ro4">
          <table:table-cell table:style-name="ce15" office:value-type="float" office:value="385" calcext:value-type="float">
            <text:p>385.0</text:p>
          </table:table-cell>
          <table:table-cell table:style-name="ce18" office:value-type="float" office:value="1.0802" calcext:value-type="float">
            <text:p>1.0802E+00</text:p>
          </table:table-cell>
          <table:table-cell table:style-name="ce18" office:value-type="float" office:value="0.67355" calcext:value-type="float">
            <text:p>6.7355E-01</text:p>
          </table:table-cell>
          <table:table-cell table:style-name="ce18" office:value-type="float" office:value="0.48638" calcext:value-type="float">
            <text:p>4.8638E-01</text:p>
          </table:table-cell>
          <table:table-cell table:number-columns-repeated="60"/>
        </table:table-row>
        <table:table-row table:style-name="ro4">
          <table:table-cell table:style-name="ce15" office:value-type="float" office:value="385.5" calcext:value-type="float">
            <text:p>385.5</text:p>
          </table:table-cell>
          <table:table-cell table:style-name="ce18" office:value-type="float" office:value="1.0296" calcext:value-type="float">
            <text:p>1.0296E+00</text:p>
          </table:table-cell>
          <table:table-cell table:style-name="ce18" office:value-type="float" office:value="0.64363" calcext:value-type="float">
            <text:p>6.4363E-01</text:p>
          </table:table-cell>
          <table:table-cell table:style-name="ce18" office:value-type="float" office:value="0.46549" calcext:value-type="float">
            <text:p>4.6549E-01</text:p>
          </table:table-cell>
          <table:table-cell table:number-columns-repeated="60"/>
        </table:table-row>
        <table:table-row table:style-name="ro4">
          <table:table-cell table:style-name="ce15" office:value-type="float" office:value="386" calcext:value-type="float">
            <text:p>386.0</text:p>
          </table:table-cell>
          <table:table-cell table:style-name="ce18" office:value-type="float" office:value="0.99113" calcext:value-type="float">
            <text:p>9.9113E-01</text:p>
          </table:table-cell>
          <table:table-cell table:style-name="ce18" office:value-type="float" office:value="0.621" calcext:value-type="float">
            <text:p>6.2100E-01</text:p>
          </table:table-cell>
          <table:table-cell table:style-name="ce18" office:value-type="float" office:value="0.44984" calcext:value-type="float">
            <text:p>4.4984E-01</text:p>
          </table:table-cell>
          <table:table-cell table:number-columns-repeated="60"/>
        </table:table-row>
        <table:table-row table:style-name="ro4">
          <table:table-cell table:style-name="ce15" office:value-type="float" office:value="386.5" calcext:value-type="float">
            <text:p>386.5</text:p>
          </table:table-cell>
          <table:table-cell table:style-name="ce18" office:value-type="float" office:value="1.0279" calcext:value-type="float">
            <text:p>1.0279E+00</text:p>
          </table:table-cell>
          <table:table-cell table:style-name="ce18" office:value-type="float" office:value="0.6457" calcext:value-type="float">
            <text:p>6.4570E-01</text:p>
          </table:table-cell>
          <table:table-cell table:style-name="ce18" office:value-type="float" office:value="0.46848" calcext:value-type="float">
            <text:p>4.6848E-01</text:p>
          </table:table-cell>
          <table:table-cell table:number-columns-repeated="60"/>
        </table:table-row>
        <table:table-row table:style-name="ro4">
          <table:table-cell table:style-name="ce15" office:value-type="float" office:value="387" calcext:value-type="float">
            <text:p>387.0</text:p>
          </table:table-cell>
          <table:table-cell table:style-name="ce18" office:value-type="float" office:value="1.0354" calcext:value-type="float">
            <text:p>1.0354E+00</text:p>
          </table:table-cell>
          <table:table-cell table:style-name="ce18" office:value-type="float" office:value="0.65147" calcext:value-type="float">
            <text:p>6.5147E-01</text:p>
          </table:table-cell>
          <table:table-cell table:style-name="ce18" office:value-type="float" office:value="0.47343" calcext:value-type="float">
            <text:p>4.7343E-01</text:p>
          </table:table-cell>
          <table:table-cell table:number-columns-repeated="60"/>
        </table:table-row>
        <table:table-row table:style-name="ro4">
          <table:table-cell table:style-name="ce15" office:value-type="float" office:value="387.5" calcext:value-type="float">
            <text:p>387.5</text:p>
          </table:table-cell>
          <table:table-cell table:style-name="ce18" office:value-type="float" office:value="1.0186" calcext:value-type="float">
            <text:p>1.0186E+00</text:p>
          </table:table-cell>
          <table:table-cell table:style-name="ce18" office:value-type="float" office:value="0.64204" calcext:value-type="float">
            <text:p>6.4204E-01</text:p>
          </table:table-cell>
          <table:table-cell table:style-name="ce18" office:value-type="float" office:value="0.46731" calcext:value-type="float">
            <text:p>4.6731E-01</text:p>
          </table:table-cell>
          <table:table-cell table:number-columns-repeated="60"/>
        </table:table-row>
        <table:table-row table:style-name="ro4">
          <table:table-cell table:style-name="ce15" office:value-type="float" office:value="388" calcext:value-type="float">
            <text:p>388.0</text:p>
          </table:table-cell>
          <table:table-cell table:style-name="ce18" office:value-type="float" office:value="1.0067" calcext:value-type="float">
            <text:p>1.0067E+00</text:p>
          </table:table-cell>
          <table:table-cell table:style-name="ce18" office:value-type="float" office:value="0.63582" calcext:value-type="float">
            <text:p>6.3582E-01</text:p>
          </table:table-cell>
          <table:table-cell table:style-name="ce18" office:value-type="float" office:value="0.4635" calcext:value-type="float">
            <text:p>4.6350E-01</text:p>
          </table:table-cell>
          <table:table-cell table:number-columns-repeated="60"/>
        </table:table-row>
        <table:table-row table:style-name="ro4">
          <table:table-cell table:style-name="ce15" office:value-type="float" office:value="388.5" calcext:value-type="float">
            <text:p>388.5</text:p>
          </table:table-cell>
          <table:table-cell table:style-name="ce18" office:value-type="float" office:value="0.99743" calcext:value-type="float">
            <text:p>9.9743E-01</text:p>
          </table:table-cell>
          <table:table-cell table:style-name="ce18" office:value-type="float" office:value="0.63136" calcext:value-type="float">
            <text:p>6.3136E-01</text:p>
          </table:table-cell>
          <table:table-cell table:style-name="ce18" office:value-type="float" office:value="0.46096" calcext:value-type="float">
            <text:p>4.6096E-01</text:p>
          </table:table-cell>
          <table:table-cell table:number-columns-repeated="60"/>
        </table:table-row>
        <table:table-row table:style-name="ro4">
          <table:table-cell table:style-name="ce15" office:value-type="float" office:value="389" calcext:value-type="float">
            <text:p>389.0</text:p>
          </table:table-cell>
          <table:table-cell table:style-name="ce18" office:value-type="float" office:value="1.081" calcext:value-type="float">
            <text:p>1.0810E+00</text:p>
          </table:table-cell>
          <table:table-cell table:style-name="ce18" office:value-type="float" office:value="0.68543" calcext:value-type="float">
            <text:p>6.8543E-01</text:p>
          </table:table-cell>
          <table:table-cell table:style-name="ce18" office:value-type="float" office:value="0.50121" calcext:value-type="float">
            <text:p>5.0121E-01</text:p>
          </table:table-cell>
          <table:table-cell table:number-columns-repeated="60"/>
        </table:table-row>
        <table:table-row table:style-name="ro4">
          <table:table-cell table:style-name="ce15" office:value-type="float" office:value="389.5" calcext:value-type="float">
            <text:p>389.5</text:p>
          </table:table-cell>
          <table:table-cell table:style-name="ce18" office:value-type="float" office:value="1.1958" calcext:value-type="float">
            <text:p>1.1958E+00</text:p>
          </table:table-cell>
          <table:table-cell table:style-name="ce18" office:value-type="float" office:value="0.7597" calcext:value-type="float">
            <text:p>7.5970E-01</text:p>
          </table:table-cell>
          <table:table-cell table:style-name="ce18" office:value-type="float" office:value="0.55637" calcext:value-type="float">
            <text:p>5.5637E-01</text:p>
          </table:table-cell>
          <table:table-cell table:number-columns-repeated="60"/>
        </table:table-row>
        <table:table-row table:style-name="ro4">
          <table:table-cell table:style-name="ce15" office:value-type="float" office:value="390" calcext:value-type="float">
            <text:p>390.0</text:p>
          </table:table-cell>
          <table:table-cell table:style-name="ce18" office:value-type="float" office:value="1.2519" calcext:value-type="float">
            <text:p>1.2519E+00</text:p>
          </table:table-cell>
          <table:table-cell table:style-name="ce18" office:value-type="float" office:value="0.79699" calcext:value-type="float">
            <text:p>7.9699E-01</text:p>
          </table:table-cell>
          <table:table-cell table:style-name="ce18" office:value-type="float" office:value="0.58457" calcext:value-type="float">
            <text:p>5.8457E-01</text:p>
          </table:table-cell>
          <table:table-cell table:number-columns-repeated="60"/>
        </table:table-row>
        <table:table-row table:style-name="ro4">
          <table:table-cell table:style-name="ce15" office:value-type="float" office:value="390.5" calcext:value-type="float">
            <text:p>390.5</text:p>
          </table:table-cell>
          <table:table-cell table:style-name="ce18" office:value-type="float" office:value="1.2601" calcext:value-type="float">
            <text:p>1.2601E+00</text:p>
          </table:table-cell>
          <table:table-cell table:style-name="ce18" office:value-type="float" office:value="0.80371" calcext:value-type="float">
            <text:p>8.0371E-01</text:p>
          </table:table-cell>
          <table:table-cell table:style-name="ce18" office:value-type="float" office:value="0.59038" calcext:value-type="float">
            <text:p>5.9038E-01</text:p>
          </table:table-cell>
          <table:table-cell table:number-columns-repeated="60"/>
        </table:table-row>
        <table:table-row table:style-name="ro4">
          <table:table-cell table:style-name="ce15" office:value-type="float" office:value="391" calcext:value-type="float">
            <text:p>391.0</text:p>
          </table:table-cell>
          <table:table-cell table:style-name="ce18" office:value-type="float" office:value="1.3322" calcext:value-type="float">
            <text:p>1.3322E+00</text:p>
          </table:table-cell>
          <table:table-cell table:style-name="ce18" office:value-type="float" office:value="0.85138" calcext:value-type="float">
            <text:p>8.5138E-01</text:p>
          </table:table-cell>
          <table:table-cell table:style-name="ce18" office:value-type="float" office:value="0.62634" calcext:value-type="float">
            <text:p>6.2634E-01</text:p>
          </table:table-cell>
          <table:table-cell table:number-columns-repeated="60"/>
        </table:table-row>
        <table:table-row table:style-name="ro4">
          <table:table-cell table:style-name="ce15" office:value-type="float" office:value="391.5" calcext:value-type="float">
            <text:p>391.5</text:p>
          </table:table-cell>
          <table:table-cell table:style-name="ce18" office:value-type="float" office:value="1.349" calcext:value-type="float">
            <text:p>1.3490E+00</text:p>
          </table:table-cell>
          <table:table-cell table:style-name="ce18" office:value-type="float" office:value="0.86344" calcext:value-type="float">
            <text:p>8.6344E-01</text:p>
          </table:table-cell>
          <table:table-cell table:style-name="ce18" office:value-type="float" office:value="0.63617" calcext:value-type="float">
            <text:p>6.3617E-01</text:p>
          </table:table-cell>
          <table:table-cell table:number-columns-repeated="60"/>
        </table:table-row>
        <table:table-row table:style-name="ro4">
          <table:table-cell table:style-name="ce15" office:value-type="float" office:value="392" calcext:value-type="float">
            <text:p>392.0</text:p>
          </table:table-cell>
          <table:table-cell table:style-name="ce18" office:value-type="float" office:value="1.24" calcext:value-type="float">
            <text:p>1.2400E+00</text:p>
          </table:table-cell>
          <table:table-cell table:style-name="ce18" office:value-type="float" office:value="0.79493" calcext:value-type="float">
            <text:p>7.9493E-01</text:p>
          </table:table-cell>
          <table:table-cell table:style-name="ce18" office:value-type="float" office:value="0.58656" calcext:value-type="float">
            <text:p>5.8656E-01</text:p>
          </table:table-cell>
          <table:table-cell table:number-columns-repeated="60"/>
        </table:table-row>
        <table:table-row table:style-name="ro4">
          <table:table-cell table:style-name="ce15" office:value-type="float" office:value="392.5" calcext:value-type="float">
            <text:p>392.5</text:p>
          </table:table-cell>
          <table:table-cell table:style-name="ce18" office:value-type="float" office:value="1.0312" calcext:value-type="float">
            <text:p>1.0312E+00</text:p>
          </table:table-cell>
          <table:table-cell table:style-name="ce18" office:value-type="float" office:value="0.66257" calcext:value-type="float">
            <text:p>6.6257E-01</text:p>
          </table:table-cell>
          <table:table-cell table:style-name="ce18" office:value-type="float" office:value="0.48961" calcext:value-type="float">
            <text:p>4.8961E-01</text:p>
          </table:table-cell>
          <table:table-cell table:number-columns-repeated="60"/>
        </table:table-row>
        <table:table-row table:style-name="ro4">
          <table:table-cell table:style-name="ce15" office:value-type="float" office:value="393" calcext:value-type="float">
            <text:p>393.0</text:p>
          </table:table-cell>
          <table:table-cell table:style-name="ce18" office:value-type="float" office:value="0.745" calcext:value-type="float">
            <text:p>7.4500E-01</text:p>
          </table:table-cell>
          <table:table-cell table:style-name="ce18" office:value-type="float" office:value="0.47975" calcext:value-type="float">
            <text:p>4.7975E-01</text:p>
          </table:table-cell>
          <table:table-cell table:style-name="ce18" office:value-type="float" office:value="0.35502" calcext:value-type="float">
            <text:p>3.5502E-01</text:p>
          </table:table-cell>
          <table:table-cell table:number-columns-repeated="60"/>
        </table:table-row>
        <table:table-row table:style-name="ro4">
          <table:table-cell table:style-name="ce15" office:value-type="float" office:value="393.5" calcext:value-type="float">
            <text:p>393.5</text:p>
          </table:table-cell>
          <table:table-cell table:style-name="ce18" office:value-type="float" office:value="0.5912" calcext:value-type="float">
            <text:p>5.9120E-01</text:p>
          </table:table-cell>
          <table:table-cell table:style-name="ce18" office:value-type="float" office:value="0.38152" calcext:value-type="float">
            <text:p>3.8152E-01</text:p>
          </table:table-cell>
          <table:table-cell table:style-name="ce18" office:value-type="float" office:value="0.28272" calcext:value-type="float">
            <text:p>2.8272E-01</text:p>
          </table:table-cell>
          <table:table-cell table:number-columns-repeated="60"/>
        </table:table-row>
        <table:table-row table:style-name="ro4">
          <table:table-cell table:style-name="ce15" office:value-type="float" office:value="394" calcext:value-type="float">
            <text:p>394.0</text:p>
          </table:table-cell>
          <table:table-cell table:style-name="ce18" office:value-type="float" office:value="0.76675" calcext:value-type="float">
            <text:p>7.6675E-01</text:p>
          </table:table-cell>
          <table:table-cell table:style-name="ce18" office:value-type="float" office:value="0.49567" calcext:value-type="float">
            <text:p>4.9567E-01</text:p>
          </table:table-cell>
          <table:table-cell table:style-name="ce18" office:value-type="float" office:value="0.3678" calcext:value-type="float">
            <text:p>3.6780E-01</text:p>
          </table:table-cell>
          <table:table-cell table:number-columns-repeated="60"/>
        </table:table-row>
        <table:table-row table:style-name="ro4">
          <table:table-cell table:style-name="ce15" office:value-type="float" office:value="394.5" calcext:value-type="float">
            <text:p>394.5</text:p>
          </table:table-cell>
          <table:table-cell table:style-name="ce18" office:value-type="float" office:value="1.0557" calcext:value-type="float">
            <text:p>1.0557E+00</text:p>
          </table:table-cell>
          <table:table-cell table:style-name="ce18" office:value-type="float" office:value="0.68385" calcext:value-type="float">
            <text:p>6.8385E-01</text:p>
          </table:table-cell>
          <table:table-cell table:style-name="ce18" office:value-type="float" office:value="0.50811" calcext:value-type="float">
            <text:p>5.0811E-01</text:p>
          </table:table-cell>
          <table:table-cell table:number-columns-repeated="60"/>
        </table:table-row>
        <table:table-row table:style-name="ro4">
          <table:table-cell table:style-name="ce15" office:value-type="float" office:value="395" calcext:value-type="float">
            <text:p>395.0</text:p>
          </table:table-cell>
          <table:table-cell table:style-name="ce18" office:value-type="float" office:value="1.245" calcext:value-type="float">
            <text:p>1.2450E+00</text:p>
          </table:table-cell>
          <table:table-cell table:style-name="ce18" office:value-type="float" office:value="0.80772" calcext:value-type="float">
            <text:p>8.0772E-01</text:p>
          </table:table-cell>
          <table:table-cell table:style-name="ce18" office:value-type="float" office:value="0.60096" calcext:value-type="float">
            <text:p>6.0096E-01</text:p>
          </table:table-cell>
          <table:table-cell table:number-columns-repeated="60"/>
        </table:table-row>
        <table:table-row table:style-name="ro4">
          <table:table-cell table:style-name="ce15" office:value-type="float" office:value="395.5" calcext:value-type="float">
            <text:p>395.5</text:p>
          </table:table-cell>
          <table:table-cell table:style-name="ce18" office:value-type="float" office:value="1.3245" calcext:value-type="float">
            <text:p>1.3245E+00</text:p>
          </table:table-cell>
          <table:table-cell table:style-name="ce18" office:value-type="float" office:value="0.86038" calcext:value-type="float">
            <text:p>8.6038E-01</text:p>
          </table:table-cell>
          <table:table-cell table:style-name="ce18" office:value-type="float" office:value="0.64101" calcext:value-type="float">
            <text:p>6.4101E-01</text:p>
          </table:table-cell>
          <table:table-cell table:number-columns-repeated="60"/>
        </table:table-row>
        <table:table-row table:style-name="ro4">
          <table:table-cell table:style-name="ce15" office:value-type="float" office:value="396" calcext:value-type="float">
            <text:p>396.0</text:p>
          </table:table-cell>
          <table:table-cell table:style-name="ce18" office:value-type="float" office:value="1.1626" calcext:value-type="float">
            <text:p>1.1626E+00</text:p>
          </table:table-cell>
          <table:table-cell table:style-name="ce18" office:value-type="float" office:value="0.75655" calcext:value-type="float">
            <text:p>7.5655E-01</text:p>
          </table:table-cell>
          <table:table-cell table:style-name="ce18" office:value-type="float" office:value="0.56443" calcext:value-type="float">
            <text:p>5.6443E-01</text:p>
          </table:table-cell>
          <table:table-cell table:number-columns-repeated="60"/>
        </table:table-row>
        <table:table-row table:style-name="ro4">
          <table:table-cell table:style-name="ce15" office:value-type="float" office:value="396.5" calcext:value-type="float">
            <text:p>396.5</text:p>
          </table:table-cell>
          <table:table-cell table:style-name="ce18" office:value-type="float" office:value="0.8433" calcext:value-type="float">
            <text:p>8.4330E-01</text:p>
          </table:table-cell>
          <table:table-cell table:style-name="ce18" office:value-type="float" office:value="0.55017" calcext:value-type="float">
            <text:p>5.5017E-01</text:p>
          </table:table-cell>
          <table:table-cell table:style-name="ce18" office:value-type="float" office:value="0.41101" calcext:value-type="float">
            <text:p>4.1101E-01</text:p>
          </table:table-cell>
          <table:table-cell table:number-columns-repeated="60"/>
        </table:table-row>
        <table:table-row table:style-name="ro4">
          <table:table-cell table:style-name="ce15" office:value-type="float" office:value="397" calcext:value-type="float">
            <text:p>397.0</text:p>
          </table:table-cell>
          <table:table-cell table:style-name="ce18" office:value-type="float" office:value="0.652" calcext:value-type="float">
            <text:p>6.5200E-01</text:p>
          </table:table-cell>
          <table:table-cell table:style-name="ce18" office:value-type="float" office:value="0.42619" calcext:value-type="float">
            <text:p>4.2619E-01</text:p>
          </table:table-cell>
          <table:table-cell table:style-name="ce18" office:value-type="float" office:value="0.31882" calcext:value-type="float">
            <text:p>3.1882E-01</text:p>
          </table:table-cell>
          <table:table-cell table:number-columns-repeated="60"/>
        </table:table-row>
        <table:table-row table:style-name="ro4">
          <table:table-cell table:style-name="ce15" office:value-type="float" office:value="397.5" calcext:value-type="float">
            <text:p>397.5</text:p>
          </table:table-cell>
          <table:table-cell table:style-name="ce18" office:value-type="float" office:value="0.96142" calcext:value-type="float">
            <text:p>9.6142E-01</text:p>
          </table:table-cell>
          <table:table-cell table:style-name="ce18" office:value-type="float" office:value="0.62945" calcext:value-type="float">
            <text:p>6.2945E-01</text:p>
          </table:table-cell>
          <table:table-cell table:style-name="ce18" office:value-type="float" office:value="0.47151" calcext:value-type="float">
            <text:p>4.7151E-01</text:p>
          </table:table-cell>
          <table:table-cell table:number-columns-repeated="60"/>
        </table:table-row>
        <table:table-row table:style-name="ro4">
          <table:table-cell table:style-name="ce15" office:value-type="float" office:value="398" calcext:value-type="float">
            <text:p>398.0</text:p>
          </table:table-cell>
          <table:table-cell table:style-name="ce18" office:value-type="float" office:value="1.301" calcext:value-type="float">
            <text:p>1.3010E+00</text:p>
          </table:table-cell>
          <table:table-cell table:style-name="ce18" office:value-type="float" office:value="0.85249" calcext:value-type="float">
            <text:p>8.5249E-01</text:p>
          </table:table-cell>
          <table:table-cell table:style-name="ce18" office:value-type="float" office:value="0.63944" calcext:value-type="float">
            <text:p>6.3944E-01</text:p>
          </table:table-cell>
          <table:table-cell table:number-columns-repeated="60"/>
        </table:table-row>
        <table:table-row table:style-name="ro4">
          <table:table-cell table:style-name="ce15" office:value-type="float" office:value="398.5" calcext:value-type="float">
            <text:p>398.5</text:p>
          </table:table-cell>
          <table:table-cell table:style-name="ce18" office:value-type="float" office:value="1.5342" calcext:value-type="float">
            <text:p>1.5342E+00</text:p>
          </table:table-cell>
          <table:table-cell table:style-name="ce18" office:value-type="float" office:value="1.0069" calcext:value-type="float">
            <text:p>1.0069E+00</text:p>
          </table:table-cell>
          <table:table-cell table:style-name="ce18" office:value-type="float" office:value="0.75622" calcext:value-type="float">
            <text:p>7.5622E-01</text:p>
          </table:table-cell>
          <table:table-cell table:number-columns-repeated="60"/>
        </table:table-row>
        <table:table-row table:style-name="ro4">
          <table:table-cell table:style-name="ce15" office:value-type="float" office:value="399" calcext:value-type="float">
            <text:p>399.0</text:p>
          </table:table-cell>
          <table:table-cell table:style-name="ce18" office:value-type="float" office:value="1.6245" calcext:value-type="float">
            <text:p>1.6245E+00</text:p>
          </table:table-cell>
          <table:table-cell table:style-name="ce18" office:value-type="float" office:value="1.0693" calcext:value-type="float">
            <text:p>1.0693E+00</text:p>
          </table:table-cell>
          <table:table-cell table:style-name="ce18" office:value-type="float" office:value="0.80408" calcext:value-type="float">
            <text:p>8.0408E-01</text:p>
          </table:table-cell>
          <table:table-cell table:number-columns-repeated="60"/>
        </table:table-row>
        <table:table-row table:style-name="ro4">
          <table:table-cell table:style-name="ce15" office:value-type="float" office:value="399.5" calcext:value-type="float">
            <text:p>399.5</text:p>
          </table:table-cell>
          <table:table-cell table:style-name="ce18" office:value-type="float" office:value="1.6717" calcext:value-type="float">
            <text:p>1.6717E+00</text:p>
          </table:table-cell>
          <table:table-cell table:style-name="ce18" office:value-type="float" office:value="1.1021" calcext:value-type="float">
            <text:p>1.1021E+00</text:p>
          </table:table-cell>
          <table:table-cell table:style-name="ce18" office:value-type="float" office:value="0.8298" calcext:value-type="float">
            <text:p>8.2980E-01</text:p>
          </table:table-cell>
          <table:table-cell table:number-columns-repeated="60"/>
        </table:table-row>
        <table:table-row table:style-name="ro4">
          <table:table-cell table:style-name="ce15" office:value-type="float" office:value="400" calcext:value-type="float">
            <text:p>400.0</text:p>
          </table:table-cell>
          <table:table-cell table:style-name="ce18" office:value-type="float" office:value="1.6885" calcext:value-type="float">
            <text:p>1.6885E+00</text:p>
          </table:table-cell>
          <table:table-cell table:style-name="ce18" office:value-type="float" office:value="1.1141" calcext:value-type="float">
            <text:p>1.1141E+00</text:p>
          </table:table-cell>
          <table:table-cell table:style-name="ce18" office:value-type="float" office:value="0.83989" calcext:value-type="float">
            <text:p>8.3989E-01</text:p>
          </table:table-cell>
          <table:table-cell table:number-columns-repeated="60"/>
        </table:table-row>
        <table:table-row table:style-name="ro4">
          <table:table-cell table:style-name="ce15" office:value-type="float" office:value="401" calcext:value-type="float">
            <text:p>401.0</text:p>
          </table:table-cell>
          <table:table-cell table:style-name="ce18" office:value-type="float" office:value="1.752" calcext:value-type="float">
            <text:p>1.7520E+00</text:p>
          </table:table-cell>
          <table:table-cell table:style-name="ce18" office:value-type="float" office:value="1.1603" calcext:value-type="float">
            <text:p>1.1603E+00</text:p>
          </table:table-cell>
          <table:table-cell table:style-name="ce18" office:value-type="float" office:value="0.87691" calcext:value-type="float">
            <text:p>8.7691E-01</text:p>
          </table:table-cell>
          <table:table-cell table:number-columns-repeated="60"/>
        </table:table-row>
        <table:table-row table:style-name="ro4">
          <table:table-cell table:style-name="ce15" office:value-type="float" office:value="402" calcext:value-type="float">
            <text:p>402.0</text:p>
          </table:table-cell>
          <table:table-cell table:style-name="ce18" office:value-type="float" office:value="1.814" calcext:value-type="float">
            <text:p>1.8140E+00</text:p>
          </table:table-cell>
          <table:table-cell table:style-name="ce18" office:value-type="float" office:value="1.2061" calcext:value-type="float">
            <text:p>1.2061E+00</text:p>
          </table:table-cell>
          <table:table-cell table:style-name="ce18" office:value-type="float" office:value="0.91387" calcext:value-type="float">
            <text:p>9.1387E-01</text:p>
          </table:table-cell>
          <table:table-cell table:number-columns-repeated="60"/>
        </table:table-row>
        <table:table-row table:style-name="ro4">
          <table:table-cell table:style-name="ce15" office:value-type="float" office:value="403" calcext:value-type="float">
            <text:p>403.0</text:p>
          </table:table-cell>
          <table:table-cell table:style-name="ce18" office:value-type="float" office:value="1.74" calcext:value-type="float">
            <text:p>1.7400E+00</text:p>
          </table:table-cell>
          <table:table-cell table:style-name="ce18" office:value-type="float" office:value="1.1613" calcext:value-type="float">
            <text:p>1.1613E+00</text:p>
          </table:table-cell>
          <table:table-cell table:style-name="ce18" office:value-type="float" office:value="0.88211" calcext:value-type="float">
            <text:p>8.8211E-01</text:p>
          </table:table-cell>
          <table:table-cell table:number-columns-repeated="60"/>
        </table:table-row>
        <table:table-row table:style-name="ro4">
          <table:table-cell table:style-name="ce15" office:value-type="float" office:value="404" calcext:value-type="float">
            <text:p>404.0</text:p>
          </table:table-cell>
          <table:table-cell table:style-name="ce18" office:value-type="float" office:value="1.763" calcext:value-type="float">
            <text:p>1.7630E+00</text:p>
          </table:table-cell>
          <table:table-cell table:style-name="ce18" office:value-type="float" office:value="1.1801" calcext:value-type="float">
            <text:p>1.1801E+00</text:p>
          </table:table-cell>
          <table:table-cell table:style-name="ce18" office:value-type="float" office:value="0.89849" calcext:value-type="float">
            <text:p>8.9849E-01</text:p>
          </table:table-cell>
          <table:table-cell table:number-columns-repeated="60"/>
        </table:table-row>
        <table:table-row table:style-name="ro4">
          <table:table-cell table:style-name="ce15" office:value-type="float" office:value="405" calcext:value-type="float">
            <text:p>405.0</text:p>
          </table:table-cell>
          <table:table-cell table:style-name="ce18" office:value-type="float" office:value="1.715" calcext:value-type="float">
            <text:p>1.7150E+00</text:p>
          </table:table-cell>
          <table:table-cell table:style-name="ce18" office:value-type="float" office:value="1.1511" calcext:value-type="float">
            <text:p>1.1511E+00</text:p>
          </table:table-cell>
          <table:table-cell table:style-name="ce18" office:value-type="float" office:value="0.87849" calcext:value-type="float">
            <text:p>8.7849E-01</text:p>
          </table:table-cell>
          <table:table-cell table:number-columns-repeated="60"/>
        </table:table-row>
        <table:table-row table:style-name="ro4">
          <table:table-cell table:style-name="ce15" office:value-type="float" office:value="406" calcext:value-type="float">
            <text:p>406.0</text:p>
          </table:table-cell>
          <table:table-cell table:style-name="ce18" office:value-type="float" office:value="1.666" calcext:value-type="float">
            <text:p>1.6660E+00</text:p>
          </table:table-cell>
          <table:table-cell table:style-name="ce18" office:value-type="float" office:value="1.1227" calcext:value-type="float">
            <text:p>1.1227E+00</text:p>
          </table:table-cell>
          <table:table-cell table:style-name="ce18" office:value-type="float" office:value="0.85878" calcext:value-type="float">
            <text:p>8.5878E-01</text:p>
          </table:table-cell>
          <table:table-cell table:number-columns-repeated="60"/>
        </table:table-row>
        <table:table-row table:style-name="ro4">
          <table:table-cell table:style-name="ce15" office:value-type="float" office:value="407" calcext:value-type="float">
            <text:p>407.0</text:p>
          </table:table-cell>
          <table:table-cell table:style-name="ce18" office:value-type="float" office:value="1.63" calcext:value-type="float">
            <text:p>1.6300E+00</text:p>
          </table:table-cell>
          <table:table-cell table:style-name="ce18" office:value-type="float" office:value="1.1026" calcext:value-type="float">
            <text:p>1.1026E+00</text:p>
          </table:table-cell>
          <table:table-cell table:style-name="ce18" office:value-type="float" office:value="0.84545" calcext:value-type="float">
            <text:p>8.4545E-01</text:p>
          </table:table-cell>
          <table:table-cell table:number-columns-repeated="60"/>
        </table:table-row>
        <table:table-row table:style-name="ro4">
          <table:table-cell table:style-name="ce15" office:value-type="float" office:value="408" calcext:value-type="float">
            <text:p>408.0</text:p>
          </table:table-cell>
          <table:table-cell table:style-name="ce18" office:value-type="float" office:value="1.699" calcext:value-type="float">
            <text:p>1.6990E+00</text:p>
          </table:table-cell>
          <table:table-cell table:style-name="ce18" office:value-type="float" office:value="1.1514" calcext:value-type="float">
            <text:p>1.1514E+00</text:p>
          </table:table-cell>
          <table:table-cell table:style-name="ce18" office:value-type="float" office:value="0.88488" calcext:value-type="float">
            <text:p>8.8488E-01</text:p>
          </table:table-cell>
          <table:table-cell table:number-columns-repeated="60"/>
        </table:table-row>
        <table:table-row table:style-name="ro4">
          <table:table-cell table:style-name="ce15" office:value-type="float" office:value="409" calcext:value-type="float">
            <text:p>409.0</text:p>
          </table:table-cell>
          <table:table-cell table:style-name="ce18" office:value-type="float" office:value="1.809" calcext:value-type="float">
            <text:p>1.8090E+00</text:p>
          </table:table-cell>
          <table:table-cell table:style-name="ce18" office:value-type="float" office:value="1.2299" calcext:value-type="float">
            <text:p>1.2299E+00</text:p>
          </table:table-cell>
          <table:table-cell table:style-name="ce18" office:value-type="float" office:value="0.94717" calcext:value-type="float">
            <text:p>9.4717E-01</text:p>
          </table:table-cell>
          <table:table-cell table:number-columns-repeated="60"/>
        </table:table-row>
        <table:table-row table:style-name="ro4">
          <table:table-cell table:style-name="ce15" office:value-type="float" office:value="410" calcext:value-type="float">
            <text:p>410.0</text:p>
          </table:table-cell>
          <table:table-cell table:style-name="ce18" office:value-type="float" office:value="1.537" calcext:value-type="float">
            <text:p>1.5370E+00</text:p>
          </table:table-cell>
          <table:table-cell table:style-name="ce18" office:value-type="float" office:value="1.0485" calcext:value-type="float">
            <text:p>1.0485E+00</text:p>
          </table:table-cell>
          <table:table-cell table:style-name="ce18" office:value-type="float" office:value="0.8091" calcext:value-type="float">
            <text:p>8.0910E-01</text:p>
          </table:table-cell>
          <table:table-cell table:number-columns-repeated="60"/>
        </table:table-row>
        <table:table-row table:style-name="ro4">
          <table:table-cell table:style-name="ce15" office:value-type="float" office:value="411" calcext:value-type="float">
            <text:p>411.0</text:p>
          </table:table-cell>
          <table:table-cell table:style-name="ce18" office:value-type="float" office:value="1.715" calcext:value-type="float">
            <text:p>1.7150E+00</text:p>
          </table:table-cell>
          <table:table-cell table:style-name="ce18" office:value-type="float" office:value="1.1738" calcext:value-type="float">
            <text:p>1.1738E+00</text:p>
          </table:table-cell>
          <table:table-cell table:style-name="ce18" office:value-type="float" office:value="0.9077" calcext:value-type="float">
            <text:p>9.0770E-01</text:p>
          </table:table-cell>
          <table:table-cell table:number-columns-repeated="60"/>
        </table:table-row>
        <table:table-row table:style-name="ro4">
          <table:table-cell table:style-name="ce15" office:value-type="float" office:value="412" calcext:value-type="float">
            <text:p>412.0</text:p>
          </table:table-cell>
          <table:table-cell table:style-name="ce18" office:value-type="float" office:value="1.816" calcext:value-type="float">
            <text:p>1.8160E+00</text:p>
          </table:table-cell>
          <table:table-cell table:style-name="ce18" office:value-type="float" office:value="1.2478" calcext:value-type="float">
            <text:p>1.2478E+00</text:p>
          </table:table-cell>
          <table:table-cell table:style-name="ce18" office:value-type="float" office:value="0.96686" calcext:value-type="float">
            <text:p>9.6686E-01</text:p>
          </table:table-cell>
          <table:table-cell table:number-columns-repeated="60"/>
        </table:table-row>
        <table:table-row table:style-name="ro4">
          <table:table-cell table:style-name="ce15" office:value-type="float" office:value="413" calcext:value-type="float">
            <text:p>413.0</text:p>
          </table:table-cell>
          <table:table-cell table:style-name="ce18" office:value-type="float" office:value="1.7392" calcext:value-type="float">
            <text:p>1.7392E+00</text:p>
          </table:table-cell>
          <table:table-cell table:style-name="ce18" office:value-type="float" office:value="1.1971" calcext:value-type="float">
            <text:p>1.1971E+00</text:p>
          </table:table-cell>
          <table:table-cell table:style-name="ce18" office:value-type="float" office:value="0.92951" calcext:value-type="float">
            <text:p>9.2951E-01</text:p>
          </table:table-cell>
          <table:table-cell table:number-columns-repeated="60"/>
        </table:table-row>
        <table:table-row table:style-name="ro4">
          <table:table-cell table:style-name="ce15" office:value-type="float" office:value="414" calcext:value-type="float">
            <text:p>414.0</text:p>
          </table:table-cell>
          <table:table-cell table:style-name="ce18" office:value-type="float" office:value="1.7144" calcext:value-type="float">
            <text:p>1.7144E+00</text:p>
          </table:table-cell>
          <table:table-cell table:style-name="ce18" office:value-type="float" office:value="1.1842" calcext:value-type="float">
            <text:p>1.1842E+00</text:p>
          </table:table-cell>
          <table:table-cell table:style-name="ce18" office:value-type="float" office:value="0.92134" calcext:value-type="float">
            <text:p>9.2134E-01</text:p>
          </table:table-cell>
          <table:table-cell table:number-columns-repeated="60"/>
        </table:table-row>
        <table:table-row table:style-name="ro4">
          <table:table-cell table:style-name="ce15" office:value-type="float" office:value="415" calcext:value-type="float">
            <text:p>415.0</text:p>
          </table:table-cell>
          <table:table-cell table:style-name="ce18" office:value-type="float" office:value="1.7688" calcext:value-type="float">
            <text:p>1.7688E+00</text:p>
          </table:table-cell>
          <table:table-cell table:style-name="ce18" office:value-type="float" office:value="1.2258" calcext:value-type="float">
            <text:p>1.2258E+00</text:p>
          </table:table-cell>
          <table:table-cell table:style-name="ce18" office:value-type="float" office:value="0.95569" calcext:value-type="float">
            <text:p>9.5569E-01</text:p>
          </table:table-cell>
          <table:table-cell table:number-columns-repeated="60"/>
        </table:table-row>
        <table:table-row table:style-name="ro4">
          <table:table-cell table:style-name="ce15" office:value-type="float" office:value="416" calcext:value-type="float">
            <text:p>416.0</text:p>
          </table:table-cell>
          <table:table-cell table:style-name="ce18" office:value-type="float" office:value="1.815" calcext:value-type="float">
            <text:p>1.8150E+00</text:p>
          </table:table-cell>
          <table:table-cell table:style-name="ce18" office:value-type="float" office:value="1.2624" calcext:value-type="float">
            <text:p>1.2624E+00</text:p>
          </table:table-cell>
          <table:table-cell table:style-name="ce18" office:value-type="float" office:value="0.98628" calcext:value-type="float">
            <text:p>9.8628E-01</text:p>
          </table:table-cell>
          <table:table-cell table:number-columns-repeated="60"/>
        </table:table-row>
        <table:table-row table:style-name="ro4">
          <table:table-cell table:style-name="ce15" office:value-type="float" office:value="417" calcext:value-type="float">
            <text:p>417.0</text:p>
          </table:table-cell>
          <table:table-cell table:style-name="ce18" office:value-type="float" office:value="1.766" calcext:value-type="float">
            <text:p>1.7660E+00</text:p>
          </table:table-cell>
          <table:table-cell table:style-name="ce18" office:value-type="float" office:value="1.2312" calcext:value-type="float">
            <text:p>1.2312E+00</text:p>
          </table:table-cell>
          <table:table-cell table:style-name="ce18" office:value-type="float" office:value="0.96392" calcext:value-type="float">
            <text:p>9.6392E-01</text:p>
          </table:table-cell>
          <table:table-cell table:number-columns-repeated="60"/>
        </table:table-row>
        <table:table-row table:style-name="ro4">
          <table:table-cell table:style-name="ce15" office:value-type="float" office:value="418" calcext:value-type="float">
            <text:p>418.0</text:p>
          </table:table-cell>
          <table:table-cell table:style-name="ce18" office:value-type="float" office:value="1.685" calcext:value-type="float">
            <text:p>1.6850E+00</text:p>
          </table:table-cell>
          <table:table-cell table:style-name="ce18" office:value-type="float" office:value="1.1777" calcext:value-type="float">
            <text:p>1.1777E+00</text:p>
          </table:table-cell>
          <table:table-cell table:style-name="ce18" office:value-type="float" office:value="0.92392" calcext:value-type="float">
            <text:p>9.2392E-01</text:p>
          </table:table-cell>
          <table:table-cell table:number-columns-repeated="60"/>
        </table:table-row>
        <table:table-row table:style-name="ro4">
          <table:table-cell table:style-name="ce15" office:value-type="float" office:value="419" calcext:value-type="float">
            <text:p>419.0</text:p>
          </table:table-cell>
          <table:table-cell table:style-name="ce18" office:value-type="float" office:value="1.749" calcext:value-type="float">
            <text:p>1.7490E+00</text:p>
          </table:table-cell>
          <table:table-cell table:style-name="ce18" office:value-type="float" office:value="1.2258" calcext:value-type="float">
            <text:p>1.2258E+00</text:p>
          </table:table-cell>
          <table:table-cell table:style-name="ce18" office:value-type="float" office:value="0.96354" calcext:value-type="float">
            <text:p>9.6354E-01</text:p>
          </table:table-cell>
          <table:table-cell table:number-columns-repeated="60"/>
        </table:table-row>
        <table:table-row table:style-name="ro4">
          <table:table-cell table:style-name="ce15" office:value-type="float" office:value="420" calcext:value-type="float">
            <text:p>420.0</text:p>
          </table:table-cell>
          <table:table-cell table:style-name="ce18" office:value-type="float" office:value="1.599" calcext:value-type="float">
            <text:p>1.5990E+00</text:p>
          </table:table-cell>
          <table:table-cell table:style-name="ce18" office:value-type="float" office:value="1.1232" calcext:value-type="float">
            <text:p>1.1232E+00</text:p>
          </table:table-cell>
          <table:table-cell table:style-name="ce18" office:value-type="float" office:value="0.88467" calcext:value-type="float">
            <text:p>8.8467E-01</text:p>
          </table:table-cell>
          <table:table-cell table:number-columns-repeated="60"/>
        </table:table-row>
        <table:table-row table:style-name="ro4">
          <table:table-cell table:style-name="ce15" office:value-type="float" office:value="421" calcext:value-type="float">
            <text:p>421.0</text:p>
          </table:table-cell>
          <table:table-cell table:style-name="ce18" office:value-type="float" office:value="1.811" calcext:value-type="float">
            <text:p>1.8110E+00</text:p>
          </table:table-cell>
          <table:table-cell table:style-name="ce18" office:value-type="float" office:value="1.2757" calcext:value-type="float">
            <text:p>1.2757E+00</text:p>
          </table:table-cell>
          <table:table-cell table:style-name="ce18" office:value-type="float" office:value="1.0067" calcext:value-type="float">
            <text:p>1.0067E+00</text:p>
          </table:table-cell>
          <table:table-cell table:number-columns-repeated="60"/>
        </table:table-row>
        <table:table-row table:style-name="ro4">
          <table:table-cell table:style-name="ce15" office:value-type="float" office:value="422" calcext:value-type="float">
            <text:p>422.0</text:p>
          </table:table-cell>
          <table:table-cell table:style-name="ce18" office:value-type="float" office:value="1.782" calcext:value-type="float">
            <text:p>1.7820E+00</text:p>
          </table:table-cell>
          <table:table-cell table:style-name="ce18" office:value-type="float" office:value="1.2583" calcext:value-type="float">
            <text:p>1.2583E+00</text:p>
          </table:table-cell>
          <table:table-cell table:style-name="ce18" office:value-type="float" office:value="0.99499" calcext:value-type="float">
            <text:p>9.9499E-01</text:p>
          </table:table-cell>
          <table:table-cell table:number-columns-repeated="60"/>
        </table:table-row>
        <table:table-row table:style-name="ro4">
          <table:table-cell table:style-name="ce15" office:value-type="float" office:value="423" calcext:value-type="float">
            <text:p>423.0</text:p>
          </table:table-cell>
          <table:table-cell table:style-name="ce18" office:value-type="float" office:value="1.721" calcext:value-type="float">
            <text:p>1.7210E+00</text:p>
          </table:table-cell>
          <table:table-cell table:style-name="ce18" office:value-type="float" office:value="1.2184" calcext:value-type="float">
            <text:p>1.2184E+00</text:p>
          </table:table-cell>
          <table:table-cell table:style-name="ce18" office:value-type="float" office:value="0.96531" calcext:value-type="float">
            <text:p>9.6531E-01</text:p>
          </table:table-cell>
          <table:table-cell table:number-columns-repeated="60"/>
        </table:table-row>
        <table:table-row table:style-name="ro4">
          <table:table-cell table:style-name="ce15" office:value-type="float" office:value="424" calcext:value-type="float">
            <text:p>424.0</text:p>
          </table:table-cell>
          <table:table-cell table:style-name="ce18" office:value-type="float" office:value="1.708" calcext:value-type="float">
            <text:p>1.7080E+00</text:p>
          </table:table-cell>
          <table:table-cell table:style-name="ce18" office:value-type="float" office:value="1.2117" calcext:value-type="float">
            <text:p>1.2117E+00</text:p>
          </table:table-cell>
          <table:table-cell table:style-name="ce18" office:value-type="float" office:value="0.96182" calcext:value-type="float">
            <text:p>9.6182E-01</text:p>
          </table:table-cell>
          <table:table-cell table:number-columns-repeated="60"/>
        </table:table-row>
        <table:table-row table:style-name="ro4">
          <table:table-cell table:style-name="ce15" office:value-type="float" office:value="425" calcext:value-type="float">
            <text:p>425.0</text:p>
          </table:table-cell>
          <table:table-cell table:style-name="ce18" office:value-type="float" office:value="1.755" calcext:value-type="float">
            <text:p>1.7550E+00</text:p>
          </table:table-cell>
          <table:table-cell table:style-name="ce18" office:value-type="float" office:value="1.2488" calcext:value-type="float">
            <text:p>1.2488E+00</text:p>
          </table:table-cell>
          <table:table-cell table:style-name="ce18" office:value-type="float" office:value="0.99312" calcext:value-type="float">
            <text:p>9.9312E-01</text:p>
          </table:table-cell>
          <table:table-cell table:number-columns-repeated="60"/>
        </table:table-row>
        <table:table-row table:style-name="ro4">
          <table:table-cell table:style-name="ce15" office:value-type="float" office:value="426" calcext:value-type="float">
            <text:p>426.0</text:p>
          </table:table-cell>
          <table:table-cell table:style-name="ce18" office:value-type="float" office:value="1.699" calcext:value-type="float">
            <text:p>1.6990E+00</text:p>
          </table:table-cell>
          <table:table-cell table:style-name="ce18" office:value-type="float" office:value="1.2135" calcext:value-type="float">
            <text:p>1.2135E+00</text:p>
          </table:table-cell>
          <table:table-cell table:style-name="ce18" office:value-type="float" office:value="0.96667" calcext:value-type="float">
            <text:p>9.6667E-01</text:p>
          </table:table-cell>
          <table:table-cell table:number-columns-repeated="60"/>
        </table:table-row>
        <table:table-row table:style-name="ro4">
          <table:table-cell table:style-name="ce15" office:value-type="float" office:value="427" calcext:value-type="float">
            <text:p>427.0</text:p>
          </table:table-cell>
          <table:table-cell table:style-name="ce18" office:value-type="float" office:value="1.638" calcext:value-type="float">
            <text:p>1.6380E+00</text:p>
          </table:table-cell>
          <table:table-cell table:style-name="ce18" office:value-type="float" office:value="1.1724" calcext:value-type="float">
            <text:p>1.1724E+00</text:p>
          </table:table-cell>
          <table:table-cell table:style-name="ce18" office:value-type="float" office:value="0.9355" calcext:value-type="float">
            <text:p>9.3550E-01</text:p>
          </table:table-cell>
          <table:table-cell table:number-columns-repeated="60"/>
        </table:table-row>
        <table:table-row table:style-name="ro4">
          <table:table-cell table:style-name="ce15" office:value-type="float" office:value="428" calcext:value-type="float">
            <text:p>428.0</text:p>
          </table:table-cell>
          <table:table-cell table:style-name="ce18" office:value-type="float" office:value="1.651" calcext:value-type="float">
            <text:p>1.6510E+00</text:p>
          </table:table-cell>
          <table:table-cell table:style-name="ce18" office:value-type="float" office:value="1.1839" calcext:value-type="float">
            <text:p>1.1839E+00</text:p>
          </table:table-cell>
          <table:table-cell table:style-name="ce18" office:value-type="float" office:value="0.94625" calcext:value-type="float">
            <text:p>9.4625E-01</text:p>
          </table:table-cell>
          <table:table-cell table:number-columns-repeated="60"/>
        </table:table-row>
        <table:table-row table:style-name="ro4">
          <table:table-cell table:style-name="ce15" office:value-type="float" office:value="429" calcext:value-type="float">
            <text:p>429.0</text:p>
          </table:table-cell>
          <table:table-cell table:style-name="ce18" office:value-type="float" office:value="1.523" calcext:value-type="float">
            <text:p>1.5230E+00</text:p>
          </table:table-cell>
          <table:table-cell table:style-name="ce18" office:value-type="float" office:value="1.0963" calcext:value-type="float">
            <text:p>1.0963E+00</text:p>
          </table:table-cell>
          <table:table-cell table:style-name="ce18" office:value-type="float" office:value="0.87766" calcext:value-type="float">
            <text:p>8.7766E-01</text:p>
          </table:table-cell>
          <table:table-cell table:number-columns-repeated="60"/>
        </table:table-row>
        <table:table-row table:style-name="ro4">
          <table:table-cell table:style-name="ce15" office:value-type="float" office:value="430" calcext:value-type="float">
            <text:p>430.0</text:p>
          </table:table-cell>
          <table:table-cell table:style-name="ce18" office:value-type="float" office:value="1.212" calcext:value-type="float">
            <text:p>1.2120E+00</text:p>
          </table:table-cell>
          <table:table-cell table:style-name="ce18" office:value-type="float" office:value="0.87462" calcext:value-type="float">
            <text:p>8.7462E-01</text:p>
          </table:table-cell>
          <table:table-cell table:style-name="ce18" office:value-type="float" office:value="0.70134" calcext:value-type="float">
            <text:p>7.0134E-01</text:p>
          </table:table-cell>
          <table:table-cell table:number-columns-repeated="60"/>
        </table:table-row>
        <table:table-row table:style-name="ro4">
          <table:table-cell table:style-name="ce15" office:value-type="float" office:value="431" calcext:value-type="float">
            <text:p>431.0</text:p>
          </table:table-cell>
          <table:table-cell table:style-name="ce18" office:value-type="float" office:value="1.099" calcext:value-type="float">
            <text:p>1.0990E+00</text:p>
          </table:table-cell>
          <table:table-cell table:style-name="ce18" office:value-type="float" office:value="0.79394" calcext:value-type="float">
            <text:p>7.9394E-01</text:p>
          </table:table-cell>
          <table:table-cell table:style-name="ce18" office:value-type="float" office:value="0.63779" calcext:value-type="float">
            <text:p>6.3779E-01</text:p>
          </table:table-cell>
          <table:table-cell table:number-columns-repeated="60"/>
        </table:table-row>
        <table:table-row table:style-name="ro4">
          <table:table-cell table:style-name="ce15" office:value-type="float" office:value="432" calcext:value-type="float">
            <text:p>432.0</text:p>
          </table:table-cell>
          <table:table-cell table:style-name="ce18" office:value-type="float" office:value="1.822" calcext:value-type="float">
            <text:p>1.8220E+00</text:p>
          </table:table-cell>
          <table:table-cell table:style-name="ce18" office:value-type="float" office:value="1.3207" calcext:value-type="float">
            <text:p>1.3207E+00</text:p>
          </table:table-cell>
          <table:table-cell table:style-name="ce18" office:value-type="float" office:value="1.0628" calcext:value-type="float">
            <text:p>1.0628E+00</text:p>
          </table:table-cell>
          <table:table-cell table:number-columns-repeated="60"/>
        </table:table-row>
        <table:table-row table:style-name="ro4">
          <table:table-cell table:style-name="ce15" office:value-type="float" office:value="433" calcext:value-type="float">
            <text:p>433.0</text:p>
          </table:table-cell>
          <table:table-cell table:style-name="ce18" office:value-type="float" office:value="1.6913" calcext:value-type="float">
            <text:p>1.6913E+00</text:p>
          </table:table-cell>
          <table:table-cell table:style-name="ce18" office:value-type="float" office:value="1.2288" calcext:value-type="float">
            <text:p>1.2288E+00</text:p>
          </table:table-cell>
          <table:table-cell table:style-name="ce18" office:value-type="float" office:value="0.9905" calcext:value-type="float">
            <text:p>9.9050E-01</text:p>
          </table:table-cell>
          <table:table-cell table:number-columns-repeated="60"/>
        </table:table-row>
        <table:table-row table:style-name="ro4">
          <table:table-cell table:style-name="ce15" office:value-type="float" office:value="434" calcext:value-type="float">
            <text:p>434.0</text:p>
          </table:table-cell>
          <table:table-cell table:style-name="ce18" office:value-type="float" office:value="1.56" calcext:value-type="float">
            <text:p>1.5600E+00</text:p>
          </table:table-cell>
          <table:table-cell table:style-name="ce18" office:value-type="float" office:value="1.1352" calcext:value-type="float">
            <text:p>1.1352E+00</text:p>
          </table:table-cell>
          <table:table-cell table:style-name="ce18" office:value-type="float" office:value="0.91653" calcext:value-type="float">
            <text:p>9.1653E-01</text:p>
          </table:table-cell>
          <table:table-cell table:number-columns-repeated="60"/>
        </table:table-row>
        <table:table-row table:style-name="ro4">
          <table:table-cell table:style-name="ce15" office:value-type="float" office:value="435" calcext:value-type="float">
            <text:p>435.0</text:p>
          </table:table-cell>
          <table:table-cell table:style-name="ce18" office:value-type="float" office:value="1.709" calcext:value-type="float">
            <text:p>1.7090E+00</text:p>
          </table:table-cell>
          <table:table-cell table:style-name="ce18" office:value-type="float" office:value="1.2452" calcext:value-type="float">
            <text:p>1.2452E+00</text:p>
          </table:table-cell>
          <table:table-cell table:style-name="ce18" office:value-type="float" office:value="1.007" calcext:value-type="float">
            <text:p>1.0070E+00</text:p>
          </table:table-cell>
          <table:table-cell table:number-columns-repeated="60"/>
        </table:table-row>
        <table:table-row table:style-name="ro4">
          <table:table-cell table:style-name="ce15" office:value-type="float" office:value="436" calcext:value-type="float">
            <text:p>436.0</text:p>
          </table:table-cell>
          <table:table-cell table:style-name="ce18" office:value-type="float" office:value="1.868" calcext:value-type="float">
            <text:p>1.8680E+00</text:p>
          </table:table-cell>
          <table:table-cell table:style-name="ce18" office:value-type="float" office:value="1.3659" calcext:value-type="float">
            <text:p>1.3659E+00</text:p>
          </table:table-cell>
          <table:table-cell table:style-name="ce18" office:value-type="float" office:value="1.1061" calcext:value-type="float">
            <text:p>1.1061E+00</text:p>
          </table:table-cell>
          <table:table-cell table:number-columns-repeated="60"/>
        </table:table-row>
        <table:table-row table:style-name="ro4">
          <table:table-cell table:style-name="ce15" office:value-type="float" office:value="437" calcext:value-type="float">
            <text:p>437.0</text:p>
          </table:table-cell>
          <table:table-cell table:style-name="ce18" office:value-type="float" office:value="1.9" calcext:value-type="float">
            <text:p>1.9000E+00</text:p>
          </table:table-cell>
          <table:table-cell table:style-name="ce18" office:value-type="float" office:value="1.3943" calcext:value-type="float">
            <text:p>1.3943E+00</text:p>
          </table:table-cell>
          <table:table-cell table:style-name="ce18" office:value-type="float" office:value="1.1306" calcext:value-type="float">
            <text:p>1.1306E+00</text:p>
          </table:table-cell>
          <table:table-cell table:number-columns-repeated="60"/>
        </table:table-row>
        <table:table-row table:style-name="ro4">
          <table:table-cell table:style-name="ce15" office:value-type="float" office:value="438" calcext:value-type="float">
            <text:p>438.0</text:p>
          </table:table-cell>
          <table:table-cell table:style-name="ce18" office:value-type="float" office:value="1.663" calcext:value-type="float">
            <text:p>1.6630E+00</text:p>
          </table:table-cell>
          <table:table-cell table:style-name="ce18" office:value-type="float" office:value="1.2238" calcext:value-type="float">
            <text:p>1.2238E+00</text:p>
          </table:table-cell>
          <table:table-cell table:style-name="ce18" office:value-type="float" office:value="0.99368" calcext:value-type="float">
            <text:p>9.9368E-01</text:p>
          </table:table-cell>
          <table:table-cell table:number-columns-repeated="60"/>
        </table:table-row>
        <table:table-row table:style-name="ro4">
          <table:table-cell table:style-name="ce15" office:value-type="float" office:value="439" calcext:value-type="float">
            <text:p>439.0</text:p>
          </table:table-cell>
          <table:table-cell table:style-name="ce18" office:value-type="float" office:value="1.601" calcext:value-type="float">
            <text:p>1.6010E+00</text:p>
          </table:table-cell>
          <table:table-cell table:style-name="ce18" office:value-type="float" office:value="1.1775" calcext:value-type="float">
            <text:p>1.1775E+00</text:p>
          </table:table-cell>
          <table:table-cell table:style-name="ce18" office:value-type="float" office:value="0.95753" calcext:value-type="float">
            <text:p>9.5753E-01</text:p>
          </table:table-cell>
          <table:table-cell table:number-columns-repeated="60"/>
        </table:table-row>
        <table:table-row table:style-name="ro4">
          <table:table-cell table:style-name="ce15" office:value-type="float" office:value="440" calcext:value-type="float">
            <text:p>440.0</text:p>
          </table:table-cell>
          <table:table-cell table:style-name="ce18" office:value-type="float" office:value="1.83" calcext:value-type="float">
            <text:p>1.8300E+00</text:p>
          </table:table-cell>
          <table:table-cell table:style-name="ce18" office:value-type="float" office:value="1.3499" calcext:value-type="float">
            <text:p>1.3499E+00</text:p>
          </table:table-cell>
          <table:table-cell table:style-name="ce18" office:value-type="float" office:value="1.0993" calcext:value-type="float">
            <text:p>1.0993E+00</text:p>
          </table:table-cell>
          <table:table-cell table:number-columns-repeated="60"/>
        </table:table-row>
        <table:table-row table:style-name="ro4">
          <table:table-cell table:style-name="ce15" office:value-type="float" office:value="441" calcext:value-type="float">
            <text:p>441.0</text:p>
          </table:table-cell>
          <table:table-cell table:style-name="ce18" office:value-type="float" office:value="1.799" calcext:value-type="float">
            <text:p>1.7990E+00</text:p>
          </table:table-cell>
          <table:table-cell table:style-name="ce18" office:value-type="float" office:value="1.3313" calcext:value-type="float">
            <text:p>1.3313E+00</text:p>
          </table:table-cell>
          <table:table-cell table:style-name="ce18" office:value-type="float" office:value="1.0859" calcext:value-type="float">
            <text:p>1.0859E+00</text:p>
          </table:table-cell>
          <table:table-cell table:number-columns-repeated="60"/>
        </table:table-row>
        <table:table-row table:style-name="ro4">
          <table:table-cell table:style-name="ce15" office:value-type="float" office:value="442" calcext:value-type="float">
            <text:p>442.0</text:p>
          </table:table-cell>
          <table:table-cell table:style-name="ce18" office:value-type="float" office:value="1.922" calcext:value-type="float">
            <text:p>1.9220E+00</text:p>
          </table:table-cell>
          <table:table-cell table:style-name="ce18" office:value-type="float" office:value="1.425" calcext:value-type="float">
            <text:p>1.4250E+00</text:p>
          </table:table-cell>
          <table:table-cell table:style-name="ce18" office:value-type="float" office:value="1.164" calcext:value-type="float">
            <text:p>1.1640E+00</text:p>
          </table:table-cell>
          <table:table-cell table:number-columns-repeated="60"/>
        </table:table-row>
        <table:table-row table:style-name="ro4">
          <table:table-cell table:style-name="ce15" office:value-type="float" office:value="443" calcext:value-type="float">
            <text:p>443.0</text:p>
          </table:table-cell>
          <table:table-cell table:style-name="ce18" office:value-type="float" office:value="1.949" calcext:value-type="float">
            <text:p>1.9490E+00</text:p>
          </table:table-cell>
          <table:table-cell table:style-name="ce18" office:value-type="float" office:value="1.4453" calcext:value-type="float">
            <text:p>1.4453E+00</text:p>
          </table:table-cell>
          <table:table-cell table:style-name="ce18" office:value-type="float" office:value="1.1823" calcext:value-type="float">
            <text:p>1.1823E+00</text:p>
          </table:table-cell>
          <table:table-cell table:number-columns-repeated="60"/>
        </table:table-row>
        <table:table-row table:style-name="ro4">
          <table:table-cell table:style-name="ce15" office:value-type="float" office:value="444" calcext:value-type="float">
            <text:p>444.0</text:p>
          </table:table-cell>
          <table:table-cell table:style-name="ce18" office:value-type="float" office:value="1.8941" calcext:value-type="float">
            <text:p>1.8941E+00</text:p>
          </table:table-cell>
          <table:table-cell table:style-name="ce18" office:value-type="float" office:value="1.4084" calcext:value-type="float">
            <text:p>1.4084E+00</text:p>
          </table:table-cell>
          <table:table-cell table:style-name="ce18" office:value-type="float" office:value="1.1537" calcext:value-type="float">
            <text:p>1.1537E+00</text:p>
          </table:table-cell>
          <table:table-cell table:number-columns-repeated="60"/>
        </table:table-row>
        <table:table-row table:style-name="ro4">
          <table:table-cell table:style-name="ce15" office:value-type="float" office:value="445" calcext:value-type="float">
            <text:p>445.0</text:p>
          </table:table-cell>
          <table:table-cell table:style-name="ce18" office:value-type="float" office:value="1.965" calcext:value-type="float">
            <text:p>1.9650E+00</text:p>
          </table:table-cell>
          <table:table-cell table:style-name="ce18" office:value-type="float" office:value="1.4619" calcext:value-type="float">
            <text:p>1.4619E+00</text:p>
          </table:table-cell>
          <table:table-cell table:style-name="ce18" office:value-type="float" office:value="1.1992" calcext:value-type="float">
            <text:p>1.1992E+00</text:p>
          </table:table-cell>
          <table:table-cell table:number-columns-repeated="60"/>
        </table:table-row>
        <table:table-row table:style-name="ro4">
          <table:table-cell table:style-name="ce15" office:value-type="float" office:value="446" calcext:value-type="float">
            <text:p>446.0</text:p>
          </table:table-cell>
          <table:table-cell table:style-name="ce18" office:value-type="float" office:value="1.7557" calcext:value-type="float">
            <text:p>1.7557E+00</text:p>
          </table:table-cell>
          <table:table-cell table:style-name="ce18" office:value-type="float" office:value="1.3108" calcext:value-type="float">
            <text:p>1.3108E+00</text:p>
          </table:table-cell>
          <table:table-cell table:style-name="ce18" office:value-type="float" office:value="1.0766" calcext:value-type="float">
            <text:p>1.0766E+00</text:p>
          </table:table-cell>
          <table:table-cell table:number-columns-repeated="60"/>
        </table:table-row>
        <table:table-row table:style-name="ro4">
          <table:table-cell table:style-name="ce15" office:value-type="float" office:value="447" calcext:value-type="float">
            <text:p>447.0</text:p>
          </table:table-cell>
          <table:table-cell table:style-name="ce18" office:value-type="float" office:value="1.99" calcext:value-type="float">
            <text:p>1.9900E+00</text:p>
          </table:table-cell>
          <table:table-cell table:style-name="ce18" office:value-type="float" office:value="1.4903" calcext:value-type="float">
            <text:p>1.4903E+00</text:p>
          </table:table-cell>
          <table:table-cell table:style-name="ce18" office:value-type="float" office:value="1.2257" calcext:value-type="float">
            <text:p>1.2257E+00</text:p>
          </table:table-cell>
          <table:table-cell table:number-columns-repeated="60"/>
        </table:table-row>
        <table:table-row table:style-name="ro4">
          <table:table-cell table:style-name="ce15" office:value-type="float" office:value="448" calcext:value-type="float">
            <text:p>448.0</text:p>
          </table:table-cell>
          <table:table-cell table:style-name="ce18" office:value-type="float" office:value="2.014" calcext:value-type="float">
            <text:p>2.0140E+00</text:p>
          </table:table-cell>
          <table:table-cell table:style-name="ce18" office:value-type="float" office:value="1.5081" calcext:value-type="float">
            <text:p>1.5081E+00</text:p>
          </table:table-cell>
          <table:table-cell table:style-name="ce18" office:value-type="float" office:value="1.2422" calcext:value-type="float">
            <text:p>1.2422E+00</text:p>
          </table:table-cell>
          <table:table-cell table:number-columns-repeated="60"/>
        </table:table-row>
        <table:table-row table:style-name="ro4">
          <table:table-cell table:style-name="ce15" office:value-type="float" office:value="449" calcext:value-type="float">
            <text:p>449.0</text:p>
          </table:table-cell>
          <table:table-cell table:style-name="ce18" office:value-type="float" office:value="2.001" calcext:value-type="float">
            <text:p>2.0010E+00</text:p>
          </table:table-cell>
          <table:table-cell table:style-name="ce18" office:value-type="float" office:value="1.5045" calcext:value-type="float">
            <text:p>1.5045E+00</text:p>
          </table:table-cell>
          <table:table-cell table:style-name="ce18" office:value-type="float" office:value="1.2409" calcext:value-type="float">
            <text:p>1.2409E+00</text:p>
          </table:table-cell>
          <table:table-cell table:number-columns-repeated="60"/>
        </table:table-row>
        <table:table-row table:style-name="ro4">
          <table:table-cell table:style-name="ce15" office:value-type="float" office:value="450" calcext:value-type="float">
            <text:p>450.0</text:p>
          </table:table-cell>
          <table:table-cell table:style-name="ce18" office:value-type="float" office:value="2.069" calcext:value-type="float">
            <text:p>2.0690E+00</text:p>
          </table:table-cell>
          <table:table-cell table:style-name="ce18" office:value-type="float" office:value="1.5595" calcext:value-type="float">
            <text:p>1.5595E+00</text:p>
          </table:table-cell>
          <table:table-cell table:style-name="ce18" office:value-type="float" office:value="1.2881" calcext:value-type="float">
            <text:p>1.2881E+00</text:p>
          </table:table-cell>
          <table:table-cell table:number-columns-repeated="60"/>
        </table:table-row>
        <table:table-row table:style-name="ro4">
          <table:table-cell table:style-name="ce15" office:value-type="float" office:value="451" calcext:value-type="float">
            <text:p>451.0</text:p>
          </table:table-cell>
          <table:table-cell table:style-name="ce18" office:value-type="float" office:value="2.142" calcext:value-type="float">
            <text:p>2.1420E+00</text:p>
          </table:table-cell>
          <table:table-cell table:style-name="ce18" office:value-type="float" office:value="1.6173" calcext:value-type="float">
            <text:p>1.6173E+00</text:p>
          </table:table-cell>
          <table:table-cell table:style-name="ce18" office:value-type="float" office:value="1.3376" calcext:value-type="float">
            <text:p>1.3376E+00</text:p>
          </table:table-cell>
          <table:table-cell table:number-columns-repeated="60"/>
        </table:table-row>
        <table:table-row table:style-name="ro4">
          <table:table-cell table:style-name="ce15" office:value-type="float" office:value="452" calcext:value-type="float">
            <text:p>452.0</text:p>
          </table:table-cell>
          <table:table-cell table:style-name="ce18" office:value-type="float" office:value="2.047" calcext:value-type="float">
            <text:p>2.0470E+00</text:p>
          </table:table-cell>
          <table:table-cell table:style-name="ce18" office:value-type="float" office:value="1.5482" calcext:value-type="float">
            <text:p>1.5482E+00</text:p>
          </table:table-cell>
          <table:table-cell table:style-name="ce18" office:value-type="float" office:value="1.2822" calcext:value-type="float">
            <text:p>1.2822E+00</text:p>
          </table:table-cell>
          <table:table-cell table:number-columns-repeated="60"/>
        </table:table-row>
        <table:table-row table:style-name="ro4">
          <table:table-cell table:style-name="ce15" office:value-type="float" office:value="453" calcext:value-type="float">
            <text:p>453.0</text:p>
          </table:table-cell>
          <table:table-cell table:style-name="ce18" office:value-type="float" office:value="1.8864" calcext:value-type="float">
            <text:p>1.8864E+00</text:p>
          </table:table-cell>
          <table:table-cell table:style-name="ce18" office:value-type="float" office:value="1.4297" calcext:value-type="float">
            <text:p>1.4297E+00</text:p>
          </table:table-cell>
          <table:table-cell table:style-name="ce18" office:value-type="float" office:value="1.1854" calcext:value-type="float">
            <text:p>1.1854E+00</text:p>
          </table:table-cell>
          <table:table-cell table:number-columns-repeated="60"/>
        </table:table-row>
        <table:table-row table:style-name="ro4">
          <table:table-cell table:style-name="ce15" office:value-type="float" office:value="454" calcext:value-type="float">
            <text:p>454.0</text:p>
          </table:table-cell>
          <table:table-cell table:style-name="ce18" office:value-type="float" office:value="2.018" calcext:value-type="float">
            <text:p>2.0180E+00</text:p>
          </table:table-cell>
          <table:table-cell table:style-name="ce18" office:value-type="float" office:value="1.5335" calcext:value-type="float">
            <text:p>1.5335E+00</text:p>
          </table:table-cell>
          <table:table-cell table:style-name="ce18" office:value-type="float" office:value="1.273" calcext:value-type="float">
            <text:p>1.2730E+00</text:p>
          </table:table-cell>
          <table:table-cell table:number-columns-repeated="60"/>
        </table:table-row>
        <table:table-row table:style-name="ro4">
          <table:table-cell table:style-name="ce15" office:value-type="float" office:value="455" calcext:value-type="float">
            <text:p>455.0</text:p>
          </table:table-cell>
          <table:table-cell table:style-name="ce18" office:value-type="float" office:value="2.001" calcext:value-type="float">
            <text:p>2.0010E+00</text:p>
          </table:table-cell>
          <table:table-cell table:style-name="ce18" office:value-type="float" office:value="1.5224" calcext:value-type="float">
            <text:p>1.5224E+00</text:p>
          </table:table-cell>
          <table:table-cell table:style-name="ce18" office:value-type="float" office:value="1.2655" calcext:value-type="float">
            <text:p>1.2655E+00</text:p>
          </table:table-cell>
          <table:table-cell table:number-columns-repeated="60"/>
        </table:table-row>
        <table:table-row table:style-name="ro4">
          <table:table-cell table:style-name="ce15" office:value-type="float" office:value="456" calcext:value-type="float">
            <text:p>456.0</text:p>
          </table:table-cell>
          <table:table-cell table:style-name="ce18" office:value-type="float" office:value="2.063" calcext:value-type="float">
            <text:p>2.0630E+00</text:p>
          </table:table-cell>
          <table:table-cell table:style-name="ce18" office:value-type="float" office:value="1.5724" calcext:value-type="float">
            <text:p>1.5724E+00</text:p>
          </table:table-cell>
          <table:table-cell table:style-name="ce18" office:value-type="float" office:value="1.3088" calcext:value-type="float">
            <text:p>1.3088E+00</text:p>
          </table:table-cell>
          <table:table-cell table:number-columns-repeated="60"/>
        </table:table-row>
        <table:table-row table:style-name="ro4">
          <table:table-cell table:style-name="ce15" office:value-type="float" office:value="457" calcext:value-type="float">
            <text:p>457.0</text:p>
          </table:table-cell>
          <table:table-cell table:style-name="ce18" office:value-type="float" office:value="2.077" calcext:value-type="float">
            <text:p>2.0770E+00</text:p>
          </table:table-cell>
          <table:table-cell table:style-name="ce18" office:value-type="float" office:value="1.5854" calcext:value-type="float">
            <text:p>1.5854E+00</text:p>
          </table:table-cell>
          <table:table-cell table:style-name="ce18" office:value-type="float" office:value="1.3213" calcext:value-type="float">
            <text:p>1.3213E+00</text:p>
          </table:table-cell>
          <table:table-cell table:number-columns-repeated="60"/>
        </table:table-row>
        <table:table-row table:style-name="ro4">
          <table:table-cell table:style-name="ce15" office:value-type="float" office:value="458" calcext:value-type="float">
            <text:p>458.0</text:p>
          </table:table-cell>
          <table:table-cell table:style-name="ce18" office:value-type="float" office:value="2.032" calcext:value-type="float">
            <text:p>2.0320E+00</text:p>
          </table:table-cell>
          <table:table-cell table:style-name="ce18" office:value-type="float" office:value="1.5514" calcext:value-type="float">
            <text:p>1.5514E+00</text:p>
          </table:table-cell>
          <table:table-cell table:style-name="ce18" office:value-type="float" office:value="1.2946" calcext:value-type="float">
            <text:p>1.2946E+00</text:p>
          </table:table-cell>
          <table:table-cell table:number-columns-repeated="60"/>
        </table:table-row>
        <table:table-row table:style-name="ro4">
          <table:table-cell table:style-name="ce15" office:value-type="float" office:value="459" calcext:value-type="float">
            <text:p>459.0</text:p>
          </table:table-cell>
          <table:table-cell table:style-name="ce18" office:value-type="float" office:value="2.012" calcext:value-type="float">
            <text:p>2.0120E+00</text:p>
          </table:table-cell>
          <table:table-cell table:style-name="ce18" office:value-type="float" office:value="1.5391" calcext:value-type="float">
            <text:p>1.5391E+00</text:p>
          </table:table-cell>
          <table:table-cell table:style-name="ce18" office:value-type="float" office:value="1.2859" calcext:value-type="float">
            <text:p>1.2859E+00</text:p>
          </table:table-cell>
          <table:table-cell table:number-columns-repeated="60"/>
        </table:table-row>
        <table:table-row table:style-name="ro4">
          <table:table-cell table:style-name="ce15" office:value-type="float" office:value="460" calcext:value-type="float">
            <text:p>460.0</text:p>
          </table:table-cell>
          <table:table-cell table:style-name="ce18" office:value-type="float" office:value="1.9973" calcext:value-type="float">
            <text:p>1.9973E+00</text:p>
          </table:table-cell>
          <table:table-cell table:style-name="ce18" office:value-type="float" office:value="1.5291" calcext:value-type="float">
            <text:p>1.5291E+00</text:p>
          </table:table-cell>
          <table:table-cell table:style-name="ce18" office:value-type="float" office:value="1.2791" calcext:value-type="float">
            <text:p>1.2791E+00</text:p>
          </table:table-cell>
          <table:table-cell table:number-columns-repeated="60"/>
        </table:table-row>
        <table:table-row table:style-name="ro4">
          <table:table-cell table:style-name="ce15" office:value-type="float" office:value="461" calcext:value-type="float">
            <text:p>461.0</text:p>
          </table:table-cell>
          <table:table-cell table:style-name="ce18" office:value-type="float" office:value="2.0639" calcext:value-type="float">
            <text:p>2.0639E+00</text:p>
          </table:table-cell>
          <table:table-cell table:style-name="ce18" office:value-type="float" office:value="1.5827" calcext:value-type="float">
            <text:p>1.5827E+00</text:p>
          </table:table-cell>
          <table:table-cell table:style-name="ce18" office:value-type="float" office:value="1.3255" calcext:value-type="float">
            <text:p>1.3255E+00</text:p>
          </table:table-cell>
          <table:table-cell table:number-columns-repeated="60"/>
        </table:table-row>
        <table:table-row table:style-name="ro4">
          <table:table-cell table:style-name="ce15" office:value-type="float" office:value="462" calcext:value-type="float">
            <text:p>462.0</text:p>
          </table:table-cell>
          <table:table-cell table:style-name="ce18" office:value-type="float" office:value="2.078" calcext:value-type="float">
            <text:p>2.0780E+00</text:p>
          </table:table-cell>
          <table:table-cell table:style-name="ce18" office:value-type="float" office:value="1.5975" calcext:value-type="float">
            <text:p>1.5975E+00</text:p>
          </table:table-cell>
          <table:table-cell table:style-name="ce18" office:value-type="float" office:value="1.3392" calcext:value-type="float">
            <text:p>1.3392E+00</text:p>
          </table:table-cell>
          <table:table-cell table:number-columns-repeated="60"/>
        </table:table-row>
        <table:table-row table:style-name="ro4">
          <table:table-cell table:style-name="ce15" office:value-type="float" office:value="463" calcext:value-type="float">
            <text:p>463.0</text:p>
          </table:table-cell>
          <table:table-cell table:style-name="ce18" office:value-type="float" office:value="2.084" calcext:value-type="float">
            <text:p>2.0840E+00</text:p>
          </table:table-cell>
          <table:table-cell table:style-name="ce18" office:value-type="float" office:value="1.6031" calcext:value-type="float">
            <text:p>1.6031E+00</text:p>
          </table:table-cell>
          <table:table-cell table:style-name="ce18" office:value-type="float" office:value="1.3452" calcext:value-type="float">
            <text:p>1.3452E+00</text:p>
          </table:table-cell>
          <table:table-cell table:number-columns-repeated="60"/>
        </table:table-row>
        <table:table-row table:style-name="ro4">
          <table:table-cell table:style-name="ce15" office:value-type="float" office:value="464" calcext:value-type="float">
            <text:p>464.0</text:p>
          </table:table-cell>
          <table:table-cell table:style-name="ce18" office:value-type="float" office:value="2.015" calcext:value-type="float">
            <text:p>2.0150E+00</text:p>
          </table:table-cell>
          <table:table-cell table:style-name="ce18" office:value-type="float" office:value="1.5544" calcext:value-type="float">
            <text:p>1.5544E+00</text:p>
          </table:table-cell>
          <table:table-cell table:style-name="ce18" office:value-type="float" office:value="1.3055" calcext:value-type="float">
            <text:p>1.3055E+00</text:p>
          </table:table-cell>
          <table:table-cell table:number-columns-repeated="60"/>
        </table:table-row>
        <table:table-row table:style-name="ro4">
          <table:table-cell table:style-name="ce15" office:value-type="float" office:value="465" calcext:value-type="float">
            <text:p>465.0</text:p>
          </table:table-cell>
          <table:table-cell table:style-name="ce18" office:value-type="float" office:value="1.984" calcext:value-type="float">
            <text:p>1.9840E+00</text:p>
          </table:table-cell>
          <table:table-cell table:style-name="ce18" office:value-type="float" office:value="1.535" calcext:value-type="float">
            <text:p>1.5350E+00</text:p>
          </table:table-cell>
          <table:table-cell table:style-name="ce18" office:value-type="float" office:value="1.2905" calcext:value-type="float">
            <text:p>1.2905E+00</text:p>
          </table:table-cell>
          <table:table-cell table:number-columns-repeated="60"/>
        </table:table-row>
        <table:table-row table:style-name="ro4">
          <table:table-cell table:style-name="ce15" office:value-type="float" office:value="466" calcext:value-type="float">
            <text:p>466.0</text:p>
          </table:table-cell>
          <table:table-cell table:style-name="ce18" office:value-type="float" office:value="2.021" calcext:value-type="float">
            <text:p>2.0210E+00</text:p>
          </table:table-cell>
          <table:table-cell table:style-name="ce18" office:value-type="float" office:value="1.5673" calcext:value-type="float">
            <text:p>1.5673E+00</text:p>
          </table:table-cell>
          <table:table-cell table:style-name="ce18" office:value-type="float" office:value="1.319" calcext:value-type="float">
            <text:p>1.3190E+00</text:p>
          </table:table-cell>
          <table:table-cell table:number-columns-repeated="60"/>
        </table:table-row>
        <table:table-row table:style-name="ro4">
          <table:table-cell table:style-name="ce15" office:value-type="float" office:value="467" calcext:value-type="float">
            <text:p>467.0</text:p>
          </table:table-cell>
          <table:table-cell table:style-name="ce18" office:value-type="float" office:value="1.931" calcext:value-type="float">
            <text:p>1.9310E+00</text:p>
          </table:table-cell>
          <table:table-cell table:style-name="ce18" office:value-type="float" office:value="1.4973" calcext:value-type="float">
            <text:p>1.4973E+00</text:p>
          </table:table-cell>
          <table:table-cell table:style-name="ce18" office:value-type="float" office:value="1.2616" calcext:value-type="float">
            <text:p>1.2616E+00</text:p>
          </table:table-cell>
          <table:table-cell table:number-columns-repeated="60"/>
        </table:table-row>
        <table:table-row table:style-name="ro4">
          <table:table-cell table:style-name="ce15" office:value-type="float" office:value="468" calcext:value-type="float">
            <text:p>468.0</text:p>
          </table:table-cell>
          <table:table-cell table:style-name="ce18" office:value-type="float" office:value="2.012" calcext:value-type="float">
            <text:p>2.0120E+00</text:p>
          </table:table-cell>
          <table:table-cell table:style-name="ce18" office:value-type="float" office:value="1.5619" calcext:value-type="float">
            <text:p>1.5619E+00</text:p>
          </table:table-cell>
          <table:table-cell table:style-name="ce18" office:value-type="float" office:value="1.3178" calcext:value-type="float">
            <text:p>1.3178E+00</text:p>
          </table:table-cell>
          <table:table-cell table:number-columns-repeated="60"/>
        </table:table-row>
        <table:table-row table:style-name="ro4">
          <table:table-cell table:style-name="ce15" office:value-type="float" office:value="469" calcext:value-type="float">
            <text:p>469.0</text:p>
          </table:table-cell>
          <table:table-cell table:style-name="ce18" office:value-type="float" office:value="2.018" calcext:value-type="float">
            <text:p>2.0180E+00</text:p>
          </table:table-cell>
          <table:table-cell table:style-name="ce18" office:value-type="float" office:value="1.5682" calcext:value-type="float">
            <text:p>1.5682E+00</text:p>
          </table:table-cell>
          <table:table-cell table:style-name="ce18" office:value-type="float" office:value="1.3247" calcext:value-type="float">
            <text:p>1.3247E+00</text:p>
          </table:table-cell>
          <table:table-cell table:number-columns-repeated="60"/>
        </table:table-row>
        <table:table-row table:style-name="ro4">
          <table:table-cell table:style-name="ce15" office:value-type="float" office:value="470" calcext:value-type="float">
            <text:p>470.0</text:p>
          </table:table-cell>
          <table:table-cell table:style-name="ce18" office:value-type="float" office:value="1.939" calcext:value-type="float">
            <text:p>1.9390E+00</text:p>
          </table:table-cell>
          <table:table-cell table:style-name="ce18" office:value-type="float" office:value="1.5077" calcext:value-type="float">
            <text:p>1.5077E+00</text:p>
          </table:table-cell>
          <table:table-cell table:style-name="ce18" office:value-type="float" office:value="1.2749" calcext:value-type="float">
            <text:p>1.2749E+00</text:p>
          </table:table-cell>
          <table:table-cell table:number-columns-repeated="60"/>
        </table:table-row>
        <table:table-row table:style-name="ro4">
          <table:table-cell table:style-name="ce15" office:value-type="float" office:value="471" calcext:value-type="float">
            <text:p>471.0</text:p>
          </table:table-cell>
          <table:table-cell table:style-name="ce18" office:value-type="float" office:value="1.969" calcext:value-type="float">
            <text:p>1.9690E+00</text:p>
          </table:table-cell>
          <table:table-cell table:style-name="ce18" office:value-type="float" office:value="1.5331" calcext:value-type="float">
            <text:p>1.5331E+00</text:p>
          </table:table-cell>
          <table:table-cell table:style-name="ce18" office:value-type="float" office:value="1.2975" calcext:value-type="float">
            <text:p>1.2975E+00</text:p>
          </table:table-cell>
          <table:table-cell table:number-columns-repeated="60"/>
        </table:table-row>
        <table:table-row table:style-name="ro4">
          <table:table-cell table:style-name="ce15" office:value-type="float" office:value="472" calcext:value-type="float">
            <text:p>472.0</text:p>
          </table:table-cell>
          <table:table-cell table:style-name="ce18" office:value-type="float" office:value="2.07" calcext:value-type="float">
            <text:p>2.0700E+00</text:p>
          </table:table-cell>
          <table:table-cell table:style-name="ce18" office:value-type="float" office:value="1.6126" calcext:value-type="float">
            <text:p>1.6126E+00</text:p>
          </table:table-cell>
          <table:table-cell table:style-name="ce18" office:value-type="float" office:value="1.3661" calcext:value-type="float">
            <text:p>1.3661E+00</text:p>
          </table:table-cell>
          <table:table-cell table:number-columns-repeated="60"/>
        </table:table-row>
        <table:table-row table:style-name="ro4">
          <table:table-cell table:style-name="ce15" office:value-type="float" office:value="473" calcext:value-type="float">
            <text:p>473.0</text:p>
          </table:table-cell>
          <table:table-cell table:style-name="ce18" office:value-type="float" office:value="1.9882" calcext:value-type="float">
            <text:p>1.9882E+00</text:p>
          </table:table-cell>
          <table:table-cell table:style-name="ce18" office:value-type="float" office:value="1.5499" calcext:value-type="float">
            <text:p>1.5499E+00</text:p>
          </table:table-cell>
          <table:table-cell table:style-name="ce18" office:value-type="float" office:value="1.3144" calcext:value-type="float">
            <text:p>1.3144E+00</text:p>
          </table:table-cell>
          <table:table-cell table:number-columns-repeated="60"/>
        </table:table-row>
        <table:table-row table:style-name="ro4">
          <table:table-cell table:style-name="ce15" office:value-type="float" office:value="474" calcext:value-type="float">
            <text:p>474.0</text:p>
          </table:table-cell>
          <table:table-cell table:style-name="ce18" office:value-type="float" office:value="2.012" calcext:value-type="float">
            <text:p>2.0120E+00</text:p>
          </table:table-cell>
          <table:table-cell table:style-name="ce18" office:value-type="float" office:value="1.5671" calcext:value-type="float">
            <text:p>1.5671E+00</text:p>
          </table:table-cell>
          <table:table-cell table:style-name="ce18" office:value-type="float" office:value="1.3304" calcext:value-type="float">
            <text:p>1.3304E+00</text:p>
          </table:table-cell>
          <table:table-cell table:number-columns-repeated="60"/>
        </table:table-row>
        <table:table-row table:style-name="ro4">
          <table:table-cell table:style-name="ce15" office:value-type="float" office:value="475" calcext:value-type="float">
            <text:p>475.0</text:p>
          </table:table-cell>
          <table:table-cell table:style-name="ce18" office:value-type="float" office:value="2.08" calcext:value-type="float">
            <text:p>2.0800E+00</text:p>
          </table:table-cell>
          <table:table-cell table:style-name="ce18" office:value-type="float" office:value="1.6185" calcext:value-type="float">
            <text:p>1.6185E+00</text:p>
          </table:table-cell>
          <table:table-cell table:style-name="ce18" office:value-type="float" office:value="1.3755" calcext:value-type="float">
            <text:p>1.3755E+00</text:p>
          </table:table-cell>
          <table:table-cell table:number-columns-repeated="60"/>
        </table:table-row>
        <table:table-row table:style-name="ro4">
          <table:table-cell table:style-name="ce15" office:value-type="float" office:value="476" calcext:value-type="float">
            <text:p>476.0</text:p>
          </table:table-cell>
          <table:table-cell table:style-name="ce18" office:value-type="float" office:value="2.012" calcext:value-type="float">
            <text:p>2.0120E+00</text:p>
          </table:table-cell>
          <table:table-cell table:style-name="ce18" office:value-type="float" office:value="1.5631" calcext:value-type="float">
            <text:p>1.5631E+00</text:p>
          </table:table-cell>
          <table:table-cell table:style-name="ce18" office:value-type="float" office:value="1.3299" calcext:value-type="float">
            <text:p>1.3299E+00</text:p>
          </table:table-cell>
          <table:table-cell table:number-columns-repeated="60"/>
        </table:table-row>
        <table:table-row table:style-name="ro4">
          <table:table-cell table:style-name="ce15" office:value-type="float" office:value="477" calcext:value-type="float">
            <text:p>477.0</text:p>
          </table:table-cell>
          <table:table-cell table:style-name="ce18" office:value-type="float" office:value="2.025" calcext:value-type="float">
            <text:p>2.0250E+00</text:p>
          </table:table-cell>
          <table:table-cell table:style-name="ce18" office:value-type="float" office:value="1.5724" calcext:value-type="float">
            <text:p>1.5724E+00</text:p>
          </table:table-cell>
          <table:table-cell table:style-name="ce18" office:value-type="float" office:value="1.3392" calcext:value-type="float">
            <text:p>1.3392E+00</text:p>
          </table:table-cell>
          <table:table-cell table:number-columns-repeated="60"/>
        </table:table-row>
        <table:table-row table:style-name="ro4">
          <table:table-cell table:style-name="ce15" office:value-type="float" office:value="478" calcext:value-type="float">
            <text:p>478.0</text:p>
          </table:table-cell>
          <table:table-cell table:style-name="ce18" office:value-type="float" office:value="2.086" calcext:value-type="float">
            <text:p>2.0860E+00</text:p>
          </table:table-cell>
          <table:table-cell table:style-name="ce18" office:value-type="float" office:value="1.623" calcext:value-type="float">
            <text:p>1.6230E+00</text:p>
          </table:table-cell>
          <table:table-cell table:style-name="ce18" office:value-type="float" office:value="1.3839" calcext:value-type="float">
            <text:p>1.3839E+00</text:p>
          </table:table-cell>
          <table:table-cell table:number-columns-repeated="60"/>
        </table:table-row>
        <table:table-row table:style-name="ro4">
          <table:table-cell table:style-name="ce15" office:value-type="float" office:value="479" calcext:value-type="float">
            <text:p>479.0</text:p>
          </table:table-cell>
          <table:table-cell table:style-name="ce18" office:value-type="float" office:value="2.04" calcext:value-type="float">
            <text:p>2.0400E+00</text:p>
          </table:table-cell>
          <table:table-cell table:style-name="ce18" office:value-type="float" office:value="1.5916" calcext:value-type="float">
            <text:p>1.5916E+00</text:p>
          </table:table-cell>
          <table:table-cell table:style-name="ce18" office:value-type="float" office:value="1.3586" calcext:value-type="float">
            <text:p>1.3586E+00</text:p>
          </table:table-cell>
          <table:table-cell table:number-columns-repeated="60"/>
        </table:table-row>
        <table:table-row table:style-name="ro4">
          <table:table-cell table:style-name="ce15" office:value-type="float" office:value="480" calcext:value-type="float">
            <text:p>480.0</text:p>
          </table:table-cell>
          <table:table-cell table:style-name="ce18" office:value-type="float" office:value="2.068" calcext:value-type="float">
            <text:p>2.0680E+00</text:p>
          </table:table-cell>
          <table:table-cell table:style-name="ce18" office:value-type="float" office:value="1.6181" calcext:value-type="float">
            <text:p>1.6181E+00</text:p>
          </table:table-cell>
          <table:table-cell table:style-name="ce18" office:value-type="float" office:value="1.3825" calcext:value-type="float">
            <text:p>1.3825E+00</text:p>
          </table:table-cell>
          <table:table-cell table:number-columns-repeated="60"/>
        </table:table-row>
        <table:table-row table:style-name="ro4">
          <table:table-cell table:style-name="ce15" office:value-type="float" office:value="481" calcext:value-type="float">
            <text:p>481.0</text:p>
          </table:table-cell>
          <table:table-cell table:style-name="ce18" office:value-type="float" office:value="2.061" calcext:value-type="float">
            <text:p>2.0610E+00</text:p>
          </table:table-cell>
          <table:table-cell table:style-name="ce18" office:value-type="float" office:value="1.6177" calcext:value-type="float">
            <text:p>1.6177E+00</text:p>
          </table:table-cell>
          <table:table-cell table:style-name="ce18" office:value-type="float" office:value="1.3836" calcext:value-type="float">
            <text:p>1.3836E+00</text:p>
          </table:table-cell>
          <table:table-cell table:number-columns-repeated="60"/>
        </table:table-row>
        <table:table-row table:style-name="ro4">
          <table:table-cell table:style-name="ce15" office:value-type="float" office:value="482" calcext:value-type="float">
            <text:p>482.0</text:p>
          </table:table-cell>
          <table:table-cell table:style-name="ce18" office:value-type="float" office:value="2.0623" calcext:value-type="float">
            <text:p>2.0623E+00</text:p>
          </table:table-cell>
          <table:table-cell table:style-name="ce18" office:value-type="float" office:value="1.6236" calcext:value-type="float">
            <text:p>1.6236E+00</text:p>
          </table:table-cell>
          <table:table-cell table:style-name="ce18" office:value-type="float" office:value="1.3899" calcext:value-type="float">
            <text:p>1.3899E+00</text:p>
          </table:table-cell>
          <table:table-cell table:number-columns-repeated="60"/>
        </table:table-row>
        <table:table-row table:style-name="ro4">
          <table:table-cell table:style-name="ce15" office:value-type="float" office:value="483" calcext:value-type="float">
            <text:p>483.0</text:p>
          </table:table-cell>
          <table:table-cell table:style-name="ce18" office:value-type="float" office:value="2.031" calcext:value-type="float">
            <text:p>2.0310E+00</text:p>
          </table:table-cell>
          <table:table-cell table:style-name="ce18" office:value-type="float" office:value="1.6038" calcext:value-type="float">
            <text:p>1.6038E+00</text:p>
          </table:table-cell>
          <table:table-cell table:style-name="ce18" office:value-type="float" office:value="1.3742" calcext:value-type="float">
            <text:p>1.3742E+00</text:p>
          </table:table-cell>
          <table:table-cell table:number-columns-repeated="60"/>
        </table:table-row>
        <table:table-row table:style-name="ro4">
          <table:table-cell table:style-name="ce15" office:value-type="float" office:value="484" calcext:value-type="float">
            <text:p>484.0</text:p>
          </table:table-cell>
          <table:table-cell table:style-name="ce18" office:value-type="float" office:value="1.989" calcext:value-type="float">
            <text:p>1.9890E+00</text:p>
          </table:table-cell>
          <table:table-cell table:style-name="ce18" office:value-type="float" office:value="1.5734" calcext:value-type="float">
            <text:p>1.5734E+00</text:p>
          </table:table-cell>
          <table:table-cell table:style-name="ce18" office:value-type="float" office:value="1.3492" calcext:value-type="float">
            <text:p>1.3492E+00</text:p>
          </table:table-cell>
          <table:table-cell table:number-columns-repeated="60"/>
        </table:table-row>
        <table:table-row table:style-name="ro4">
          <table:table-cell table:style-name="ce15" office:value-type="float" office:value="485" calcext:value-type="float">
            <text:p>485.0</text:p>
          </table:table-cell>
          <table:table-cell table:style-name="ce18" office:value-type="float" office:value="1.979" calcext:value-type="float">
            <text:p>1.9790E+00</text:p>
          </table:table-cell>
          <table:table-cell table:style-name="ce18" office:value-type="float" office:value="1.5683" calcext:value-type="float">
            <text:p>1.5683E+00</text:p>
          </table:table-cell>
          <table:table-cell table:style-name="ce18" office:value-type="float" office:value="1.3457" calcext:value-type="float">
            <text:p>1.3457E+00</text:p>
          </table:table-cell>
          <table:table-cell table:number-columns-repeated="60"/>
        </table:table-row>
        <table:table-row table:style-name="ro4">
          <table:table-cell table:style-name="ce15" office:value-type="float" office:value="486" calcext:value-type="float">
            <text:p>486.0</text:p>
          </table:table-cell>
          <table:table-cell table:style-name="ce18" office:value-type="float" office:value="1.601" calcext:value-type="float">
            <text:p>1.6010E+00</text:p>
          </table:table-cell>
          <table:table-cell table:style-name="ce18" office:value-type="float" office:value="1.2716" calcext:value-type="float">
            <text:p>1.2716E+00</text:p>
          </table:table-cell>
          <table:table-cell table:style-name="ce18" office:value-type="float" office:value="1.0918" calcext:value-type="float">
            <text:p>1.0918E+00</text:p>
          </table:table-cell>
          <table:table-cell table:number-columns-repeated="60"/>
        </table:table-row>
        <table:table-row table:style-name="ro4">
          <table:table-cell table:style-name="ce15" office:value-type="float" office:value="487" calcext:value-type="float">
            <text:p>487.0</text:p>
          </table:table-cell>
          <table:table-cell table:style-name="ce18" office:value-type="float" office:value="1.789" calcext:value-type="float">
            <text:p>1.7890E+00</text:p>
          </table:table-cell>
          <table:table-cell table:style-name="ce18" office:value-type="float" office:value="1.4241" calcext:value-type="float">
            <text:p>1.4241E+00</text:p>
          </table:table-cell>
          <table:table-cell table:style-name="ce18" office:value-type="float" office:value="1.2235" calcext:value-type="float">
            <text:p>1.2235E+00</text:p>
          </table:table-cell>
          <table:table-cell table:number-columns-repeated="60"/>
        </table:table-row>
        <table:table-row table:style-name="ro4">
          <table:table-cell table:style-name="ce15" office:value-type="float" office:value="488" calcext:value-type="float">
            <text:p>488.0</text:p>
          </table:table-cell>
          <table:table-cell table:style-name="ce18" office:value-type="float" office:value="1.935" calcext:value-type="float">
            <text:p>1.9350E+00</text:p>
          </table:table-cell>
          <table:table-cell table:style-name="ce18" office:value-type="float" office:value="1.5413" calcext:value-type="float">
            <text:p>1.5413E+00</text:p>
          </table:table-cell>
          <table:table-cell table:style-name="ce18" office:value-type="float" office:value="1.3252" calcext:value-type="float">
            <text:p>1.3252E+00</text:p>
          </table:table-cell>
          <table:table-cell table:number-columns-repeated="60"/>
        </table:table-row>
        <table:table-row table:style-name="ro4">
          <table:table-cell table:style-name="ce15" office:value-type="float" office:value="489" calcext:value-type="float">
            <text:p>489.0</text:p>
          </table:table-cell>
          <table:table-cell table:style-name="ce18" office:value-type="float" office:value="1.8224" calcext:value-type="float">
            <text:p>1.8224E+00</text:p>
          </table:table-cell>
          <table:table-cell table:style-name="ce18" office:value-type="float" office:value="1.4519" calcext:value-type="float">
            <text:p>1.4519E+00</text:p>
          </table:table-cell>
          <table:table-cell table:style-name="ce18" office:value-type="float" office:value="1.2492" calcext:value-type="float">
            <text:p>1.2492E+00</text:p>
          </table:table-cell>
          <table:table-cell table:number-columns-repeated="60"/>
        </table:table-row>
        <table:table-row table:style-name="ro4">
          <table:table-cell table:style-name="ce15" office:value-type="float" office:value="490" calcext:value-type="float">
            <text:p>490.0</text:p>
          </table:table-cell>
          <table:table-cell table:style-name="ce18" office:value-type="float" office:value="2.032" calcext:value-type="float">
            <text:p>2.0320E+00</text:p>
          </table:table-cell>
          <table:table-cell table:style-name="ce18" office:value-type="float" office:value="1.6224" calcext:value-type="float">
            <text:p>1.6224E+00</text:p>
          </table:table-cell>
          <table:table-cell table:style-name="ce18" office:value-type="float" office:value="1.3968" calcext:value-type="float">
            <text:p>1.3968E+00</text:p>
          </table:table-cell>
          <table:table-cell table:number-columns-repeated="60"/>
        </table:table-row>
        <table:table-row table:style-name="ro4">
          <table:table-cell table:style-name="ce15" office:value-type="float" office:value="491" calcext:value-type="float">
            <text:p>491.0</text:p>
          </table:table-cell>
          <table:table-cell table:style-name="ce18" office:value-type="float" office:value="1.949" calcext:value-type="float">
            <text:p>1.9490E+00</text:p>
          </table:table-cell>
          <table:table-cell table:style-name="ce18" office:value-type="float" office:value="1.5595" calcext:value-type="float">
            <text:p>1.5595E+00</text:p>
          </table:table-cell>
          <table:table-cell table:style-name="ce18" office:value-type="float" office:value="1.3435" calcext:value-type="float">
            <text:p>1.3435E+00</text:p>
          </table:table-cell>
          <table:table-cell table:number-columns-repeated="60"/>
        </table:table-row>
        <table:table-row table:style-name="ro4">
          <table:table-cell table:style-name="ce15" office:value-type="float" office:value="492" calcext:value-type="float">
            <text:p>492.0</text:p>
          </table:table-cell>
          <table:table-cell table:style-name="ce18" office:value-type="float" office:value="1.856" calcext:value-type="float">
            <text:p>1.8560E+00</text:p>
          </table:table-cell>
          <table:table-cell table:style-name="ce18" office:value-type="float" office:value="1.4869" calcext:value-type="float">
            <text:p>1.4869E+00</text:p>
          </table:table-cell>
          <table:table-cell table:style-name="ce18" office:value-type="float" office:value="1.2818" calcext:value-type="float">
            <text:p>1.2818E+00</text:p>
          </table:table-cell>
          <table:table-cell table:number-columns-repeated="60"/>
        </table:table-row>
        <table:table-row table:style-name="ro4">
          <table:table-cell table:style-name="ce15" office:value-type="float" office:value="493" calcext:value-type="float">
            <text:p>493.0</text:p>
          </table:table-cell>
          <table:table-cell table:style-name="ce18" office:value-type="float" office:value="1.983" calcext:value-type="float">
            <text:p>1.9830E+00</text:p>
          </table:table-cell>
          <table:table-cell table:style-name="ce18" office:value-type="float" office:value="1.5903" calcext:value-type="float">
            <text:p>1.5903E+00</text:p>
          </table:table-cell>
          <table:table-cell table:style-name="ce18" office:value-type="float" office:value="1.3719" calcext:value-type="float">
            <text:p>1.3719E+00</text:p>
          </table:table-cell>
          <table:table-cell table:number-columns-repeated="60"/>
        </table:table-row>
        <table:table-row table:style-name="ro4">
          <table:table-cell table:style-name="ce15" office:value-type="float" office:value="494" calcext:value-type="float">
            <text:p>494.0</text:p>
          </table:table-cell>
          <table:table-cell table:style-name="ce18" office:value-type="float" office:value="1.9339" calcext:value-type="float">
            <text:p>1.9339E+00</text:p>
          </table:table-cell>
          <table:table-cell table:style-name="ce18" office:value-type="float" office:value="1.5525" calcext:value-type="float">
            <text:p>1.5525E+00</text:p>
          </table:table-cell>
          <table:table-cell table:style-name="ce18" office:value-type="float" office:value="1.3402" calcext:value-type="float">
            <text:p>1.3402E+00</text:p>
          </table:table-cell>
          <table:table-cell table:number-columns-repeated="60"/>
        </table:table-row>
        <table:table-row table:style-name="ro4">
          <table:table-cell table:style-name="ce15" office:value-type="float" office:value="495" calcext:value-type="float">
            <text:p>495.0</text:p>
          </table:table-cell>
          <table:table-cell table:style-name="ce18" office:value-type="float" office:value="2.051" calcext:value-type="float">
            <text:p>2.0510E+00</text:p>
          </table:table-cell>
          <table:table-cell table:style-name="ce18" office:value-type="float" office:value="1.6485" calcext:value-type="float">
            <text:p>1.6485E+00</text:p>
          </table:table-cell>
          <table:table-cell table:style-name="ce18" office:value-type="float" office:value="1.4238" calcext:value-type="float">
            <text:p>1.4238E+00</text:p>
          </table:table-cell>
          <table:table-cell table:number-columns-repeated="60"/>
        </table:table-row>
        <table:table-row table:style-name="ro4">
          <table:table-cell table:style-name="ce15" office:value-type="float" office:value="496" calcext:value-type="float">
            <text:p>496.0</text:p>
          </table:table-cell>
          <table:table-cell table:style-name="ce18" office:value-type="float" office:value="1.949" calcext:value-type="float">
            <text:p>1.9490E+00</text:p>
          </table:table-cell>
          <table:table-cell table:style-name="ce18" office:value-type="float" office:value="1.5676" calcext:value-type="float">
            <text:p>1.5676E+00</text:p>
          </table:table-cell>
          <table:table-cell table:style-name="ce18" office:value-type="float" office:value="1.3548" calcext:value-type="float">
            <text:p>1.3548E+00</text:p>
          </table:table-cell>
          <table:table-cell table:number-columns-repeated="60"/>
        </table:table-row>
        <table:table-row table:style-name="ro4">
          <table:table-cell table:style-name="ce15" office:value-type="float" office:value="497" calcext:value-type="float">
            <text:p>497.0</text:p>
          </table:table-cell>
          <table:table-cell table:style-name="ce18" office:value-type="float" office:value="1.98" calcext:value-type="float">
            <text:p>1.9800E+00</text:p>
          </table:table-cell>
          <table:table-cell table:style-name="ce18" office:value-type="float" office:value="1.5944" calcext:value-type="float">
            <text:p>1.5944E+00</text:p>
          </table:table-cell>
          <table:table-cell table:style-name="ce18" office:value-type="float" office:value="1.3788" calcext:value-type="float">
            <text:p>1.3788E+00</text:p>
          </table:table-cell>
          <table:table-cell table:number-columns-repeated="60"/>
        </table:table-row>
        <table:table-row table:style-name="ro4">
          <table:table-cell table:style-name="ce15" office:value-type="float" office:value="498" calcext:value-type="float">
            <text:p>498.0</text:p>
          </table:table-cell>
          <table:table-cell table:style-name="ce18" office:value-type="float" office:value="1.924" calcext:value-type="float">
            <text:p>1.9240E+00</text:p>
          </table:table-cell>
          <table:table-cell table:style-name="ce18" office:value-type="float" office:value="1.5509" calcext:value-type="float">
            <text:p>1.5509E+00</text:p>
          </table:table-cell>
          <table:table-cell table:style-name="ce18" office:value-type="float" office:value="1.3421" calcext:value-type="float">
            <text:p>1.3421E+00</text:p>
          </table:table-cell>
          <table:table-cell table:number-columns-repeated="60"/>
        </table:table-row>
        <table:table-row table:style-name="ro4">
          <table:table-cell table:style-name="ce15" office:value-type="float" office:value="499" calcext:value-type="float">
            <text:p>499.0</text:p>
          </table:table-cell>
          <table:table-cell table:style-name="ce18" office:value-type="float" office:value="1.923" calcext:value-type="float">
            <text:p>1.9230E+00</text:p>
          </table:table-cell>
          <table:table-cell table:style-name="ce18" office:value-type="float" office:value="1.5507" calcext:value-type="float">
            <text:p>1.5507E+00</text:p>
          </table:table-cell>
          <table:table-cell table:style-name="ce18" office:value-type="float" office:value="1.3429" calcext:value-type="float">
            <text:p>1.3429E+00</text:p>
          </table:table-cell>
          <table:table-cell table:number-columns-repeated="60"/>
        </table:table-row>
        <table:table-row table:style-name="ro4">
          <table:table-cell table:style-name="ce15" office:value-type="float" office:value="500" calcext:value-type="float">
            <text:p>500.0</text:p>
          </table:table-cell>
          <table:table-cell table:style-name="ce18" office:value-type="float" office:value="1.916" calcext:value-type="float">
            <text:p>1.9160E+00</text:p>
          </table:table-cell>
          <table:table-cell table:style-name="ce18" office:value-type="float" office:value="1.5451" calcext:value-type="float">
            <text:p>1.5451E+00</text:p>
          </table:table-cell>
          <table:table-cell table:style-name="ce18" office:value-type="float" office:value="1.3391" calcext:value-type="float">
            <text:p>1.3391E+00</text:p>
          </table:table-cell>
          <table:table-cell table:number-columns-repeated="60"/>
        </table:table-row>
        <table:table-row table:style-name="ro4">
          <table:table-cell table:style-name="ce15" office:value-type="float" office:value="501" calcext:value-type="float">
            <text:p>501.0</text:p>
          </table:table-cell>
          <table:table-cell table:style-name="ce18" office:value-type="float" office:value="1.858" calcext:value-type="float">
            <text:p>1.8580E+00</text:p>
          </table:table-cell>
          <table:table-cell table:style-name="ce18" office:value-type="float" office:value="1.4978" calcext:value-type="float">
            <text:p>1.4978E+00</text:p>
          </table:table-cell>
          <table:table-cell table:style-name="ce18" office:value-type="float" office:value="1.299" calcext:value-type="float">
            <text:p>1.2990E+00</text:p>
          </table:table-cell>
          <table:table-cell table:number-columns-repeated="60"/>
        </table:table-row>
        <table:table-row table:style-name="ro4">
          <table:table-cell table:style-name="ce15" office:value-type="float" office:value="502" calcext:value-type="float">
            <text:p>502.0</text:p>
          </table:table-cell>
          <table:table-cell table:style-name="ce18" office:value-type="float" office:value="1.86" calcext:value-type="float">
            <text:p>1.8600E+00</text:p>
          </table:table-cell>
          <table:table-cell table:style-name="ce18" office:value-type="float" office:value="1.4966" calcext:value-type="float">
            <text:p>1.4966E+00</text:p>
          </table:table-cell>
          <table:table-cell table:style-name="ce18" office:value-type="float" office:value="1.2991" calcext:value-type="float">
            <text:p>1.2991E+00</text:p>
          </table:table-cell>
          <table:table-cell table:number-columns-repeated="60"/>
        </table:table-row>
        <table:table-row table:style-name="ro4">
          <table:table-cell table:style-name="ce15" office:value-type="float" office:value="503" calcext:value-type="float">
            <text:p>503.0</text:p>
          </table:table-cell>
          <table:table-cell table:style-name="ce18" office:value-type="float" office:value="1.949" calcext:value-type="float">
            <text:p>1.9490E+00</text:p>
          </table:table-cell>
          <table:table-cell table:style-name="ce18" office:value-type="float" office:value="1.5653" calcext:value-type="float">
            <text:p>1.5653E+00</text:p>
          </table:table-cell>
          <table:table-cell table:style-name="ce18" office:value-type="float" office:value="1.3597" calcext:value-type="float">
            <text:p>1.3597E+00</text:p>
          </table:table-cell>
          <table:table-cell table:number-columns-repeated="60"/>
        </table:table-row>
        <table:table-row table:style-name="ro4">
          <table:table-cell table:style-name="ce15" office:value-type="float" office:value="504" calcext:value-type="float">
            <text:p>504.0</text:p>
          </table:table-cell>
          <table:table-cell table:style-name="ce18" office:value-type="float" office:value="1.833" calcext:value-type="float">
            <text:p>1.8330E+00</text:p>
          </table:table-cell>
          <table:table-cell table:style-name="ce18" office:value-type="float" office:value="1.4587" calcext:value-type="float">
            <text:p>1.4587E+00</text:p>
          </table:table-cell>
          <table:table-cell table:style-name="ce18" office:value-type="float" office:value="1.2682" calcext:value-type="float">
            <text:p>1.2682E+00</text:p>
          </table:table-cell>
          <table:table-cell table:number-columns-repeated="60"/>
        </table:table-row>
        <table:table-row table:style-name="ro4">
          <table:table-cell table:style-name="ce15" office:value-type="float" office:value="505" calcext:value-type="float">
            <text:p>505.0</text:p>
          </table:table-cell>
          <table:table-cell table:style-name="ce18" office:value-type="float" office:value="1.9472" calcext:value-type="float">
            <text:p>1.9472E+00</text:p>
          </table:table-cell>
          <table:table-cell table:style-name="ce18" office:value-type="float" office:value="1.5635" calcext:value-type="float">
            <text:p>1.5635E+00</text:p>
          </table:table-cell>
          <table:table-cell table:style-name="ce18" office:value-type="float" office:value="1.3598" calcext:value-type="float">
            <text:p>1.3598E+00</text:p>
          </table:table-cell>
          <table:table-cell table:number-columns-repeated="60"/>
        </table:table-row>
        <table:table-row table:style-name="ro4">
          <table:table-cell table:style-name="ce15" office:value-type="float" office:value="506" calcext:value-type="float">
            <text:p>506.0</text:p>
          </table:table-cell>
          <table:table-cell table:style-name="ce18" office:value-type="float" office:value="2.025" calcext:value-type="float">
            <text:p>2.0250E+00</text:p>
          </table:table-cell>
          <table:table-cell table:style-name="ce18" office:value-type="float" office:value="1.6264" calcext:value-type="float">
            <text:p>1.6264E+00</text:p>
          </table:table-cell>
          <table:table-cell table:style-name="ce18" office:value-type="float" office:value="1.4153" calcext:value-type="float">
            <text:p>1.4153E+00</text:p>
          </table:table-cell>
          <table:table-cell table:number-columns-repeated="60"/>
        </table:table-row>
        <table:table-row table:style-name="ro4">
          <table:table-cell table:style-name="ce15" office:value-type="float" office:value="507" calcext:value-type="float">
            <text:p>507.0</text:p>
          </table:table-cell>
          <table:table-cell table:style-name="ce18" office:value-type="float" office:value="1.9354" calcext:value-type="float">
            <text:p>1.9354E+00</text:p>
          </table:table-cell>
          <table:table-cell table:style-name="ce18" office:value-type="float" office:value="1.556" calcext:value-type="float">
            <text:p>1.5560E+00</text:p>
          </table:table-cell>
          <table:table-cell table:style-name="ce18" office:value-type="float" office:value="1.3548" calcext:value-type="float">
            <text:p>1.3548E+00</text:p>
          </table:table-cell>
          <table:table-cell table:number-columns-repeated="60"/>
        </table:table-row>
        <table:table-row table:style-name="ro4">
          <table:table-cell table:style-name="ce15" office:value-type="float" office:value="508" calcext:value-type="float">
            <text:p>508.0</text:p>
          </table:table-cell>
          <table:table-cell table:style-name="ce18" office:value-type="float" office:value="1.88" calcext:value-type="float">
            <text:p>1.8800E+00</text:p>
          </table:table-cell>
          <table:table-cell table:style-name="ce18" office:value-type="float" office:value="1.5165" calcext:value-type="float">
            <text:p>1.5165E+00</text:p>
          </table:table-cell>
          <table:table-cell table:style-name="ce18" office:value-type="float" office:value="1.321" calcext:value-type="float">
            <text:p>1.3210E+00</text:p>
          </table:table-cell>
          <table:table-cell table:number-columns-repeated="60"/>
        </table:table-row>
        <table:table-row table:style-name="ro4">
          <table:table-cell table:style-name="ce15" office:value-type="float" office:value="509" calcext:value-type="float">
            <text:p>509.0</text:p>
          </table:table-cell>
          <table:table-cell table:style-name="ce18" office:value-type="float" office:value="1.965" calcext:value-type="float">
            <text:p>1.9650E+00</text:p>
          </table:table-cell>
          <table:table-cell table:style-name="ce18" office:value-type="float" office:value="1.5893" calcext:value-type="float">
            <text:p>1.5893E+00</text:p>
          </table:table-cell>
          <table:table-cell table:style-name="ce18" office:value-type="float" office:value="1.385" calcext:value-type="float">
            <text:p>1.3850E+00</text:p>
          </table:table-cell>
          <table:table-cell table:number-columns-repeated="60"/>
        </table:table-row>
        <table:table-row table:style-name="ro4">
          <table:table-cell table:style-name="ce15" office:value-type="float" office:value="510" calcext:value-type="float">
            <text:p>510.0</text:p>
          </table:table-cell>
          <table:table-cell table:style-name="ce18" office:value-type="float" office:value="1.91" calcext:value-type="float">
            <text:p>1.9100E+00</text:p>
          </table:table-cell>
          <table:table-cell table:style-name="ce18" office:value-type="float" office:value="1.5481" calcext:value-type="float">
            <text:p>1.5481E+00</text:p>
          </table:table-cell>
          <table:table-cell table:style-name="ce18" office:value-type="float" office:value="1.3497" calcext:value-type="float">
            <text:p>1.3497E+00</text:p>
          </table:table-cell>
          <table:table-cell table:number-columns-repeated="60"/>
        </table:table-row>
        <table:table-row table:style-name="ro4">
          <table:table-cell table:style-name="ce15" office:value-type="float" office:value="511" calcext:value-type="float">
            <text:p>511.0</text:p>
          </table:table-cell>
          <table:table-cell table:style-name="ce18" office:value-type="float" office:value="1.941" calcext:value-type="float">
            <text:p>1.9410E+00</text:p>
          </table:table-cell>
          <table:table-cell table:style-name="ce18" office:value-type="float" office:value="1.5769" calcext:value-type="float">
            <text:p>1.5769E+00</text:p>
          </table:table-cell>
          <table:table-cell table:style-name="ce18" office:value-type="float" office:value="1.3753" calcext:value-type="float">
            <text:p>1.3753E+00</text:p>
          </table:table-cell>
          <table:table-cell table:number-columns-repeated="60"/>
        </table:table-row>
        <table:table-row table:style-name="ro4">
          <table:table-cell table:style-name="ce15" office:value-type="float" office:value="512" calcext:value-type="float">
            <text:p>512.0</text:p>
          </table:table-cell>
          <table:table-cell table:style-name="ce18" office:value-type="float" office:value="1.989" calcext:value-type="float">
            <text:p>1.9890E+00</text:p>
          </table:table-cell>
          <table:table-cell table:style-name="ce18" office:value-type="float" office:value="1.6186" calcext:value-type="float">
            <text:p>1.6186E+00</text:p>
          </table:table-cell>
          <table:table-cell table:style-name="ce18" office:value-type="float" office:value="1.4125" calcext:value-type="float">
            <text:p>1.4125E+00</text:p>
          </table:table-cell>
          <table:table-cell table:number-columns-repeated="60"/>
        </table:table-row>
        <table:table-row table:style-name="ro4">
          <table:table-cell table:style-name="ce15" office:value-type="float" office:value="513" calcext:value-type="float">
            <text:p>513.0</text:p>
          </table:table-cell>
          <table:table-cell table:style-name="ce18" office:value-type="float" office:value="1.866" calcext:value-type="float">
            <text:p>1.8660E+00</text:p>
          </table:table-cell>
          <table:table-cell table:style-name="ce18" office:value-type="float" office:value="1.5206" calcext:value-type="float">
            <text:p>1.5206E+00</text:p>
          </table:table-cell>
          <table:table-cell table:style-name="ce18" office:value-type="float" office:value="1.3277" calcext:value-type="float">
            <text:p>1.3277E+00</text:p>
          </table:table-cell>
          <table:table-cell table:number-columns-repeated="60"/>
        </table:table-row>
        <table:table-row table:style-name="ro4">
          <table:table-cell table:style-name="ce15" office:value-type="float" office:value="514" calcext:value-type="float">
            <text:p>514.0</text:p>
          </table:table-cell>
          <table:table-cell table:style-name="ce18" office:value-type="float" office:value="1.824" calcext:value-type="float">
            <text:p>1.8240E+00</text:p>
          </table:table-cell>
          <table:table-cell table:style-name="ce18" office:value-type="float" office:value="1.4885" calcext:value-type="float">
            <text:p>1.4885E+00</text:p>
          </table:table-cell>
          <table:table-cell table:style-name="ce18" office:value-type="float" office:value="1.3003" calcext:value-type="float">
            <text:p>1.3003E+00</text:p>
          </table:table-cell>
          <table:table-cell table:number-columns-repeated="60"/>
        </table:table-row>
        <table:table-row table:style-name="ro4">
          <table:table-cell table:style-name="ce15" office:value-type="float" office:value="515" calcext:value-type="float">
            <text:p>515.0</text:p>
          </table:table-cell>
          <table:table-cell table:style-name="ce18" office:value-type="float" office:value="1.875" calcext:value-type="float">
            <text:p>1.8750E+00</text:p>
          </table:table-cell>
          <table:table-cell table:style-name="ce18" office:value-type="float" office:value="1.5314" calcext:value-type="float">
            <text:p>1.5314E+00</text:p>
          </table:table-cell>
          <table:table-cell table:style-name="ce18" office:value-type="float" office:value="1.3385" calcext:value-type="float">
            <text:p>1.3385E+00</text:p>
          </table:table-cell>
          <table:table-cell table:number-columns-repeated="60"/>
        </table:table-row>
        <table:table-row table:style-name="ro4">
          <table:table-cell table:style-name="ce15" office:value-type="float" office:value="516" calcext:value-type="float">
            <text:p>516.0</text:p>
          </table:table-cell>
          <table:table-cell table:style-name="ce18" office:value-type="float" office:value="1.891" calcext:value-type="float">
            <text:p>1.8910E+00</text:p>
          </table:table-cell>
          <table:table-cell table:style-name="ce18" office:value-type="float" office:value="1.5455" calcext:value-type="float">
            <text:p>1.5455E+00</text:p>
          </table:table-cell>
          <table:table-cell table:style-name="ce18" office:value-type="float" office:value="1.3514" calcext:value-type="float">
            <text:p>1.3514E+00</text:p>
          </table:table-cell>
          <table:table-cell table:number-columns-repeated="60"/>
        </table:table-row>
        <table:table-row table:style-name="ro4">
          <table:table-cell table:style-name="ce15" office:value-type="float" office:value="517" calcext:value-type="float">
            <text:p>517.0</text:p>
          </table:table-cell>
          <table:table-cell table:style-name="ce18" office:value-type="float" office:value="1.539" calcext:value-type="float">
            <text:p>1.5390E+00</text:p>
          </table:table-cell>
          <table:table-cell table:style-name="ce18" office:value-type="float" office:value="1.2594" calcext:value-type="float">
            <text:p>1.2594E+00</text:p>
          </table:table-cell>
          <table:table-cell table:style-name="ce18" office:value-type="float" office:value="1.1017" calcext:value-type="float">
            <text:p>1.1017E+00</text:p>
          </table:table-cell>
          <table:table-cell table:number-columns-repeated="60"/>
        </table:table-row>
        <table:table-row table:style-name="ro4">
          <table:table-cell table:style-name="ce15" office:value-type="float" office:value="518" calcext:value-type="float">
            <text:p>518.0</text:p>
          </table:table-cell>
          <table:table-cell table:style-name="ce18" office:value-type="float" office:value="1.759" calcext:value-type="float">
            <text:p>1.7590E+00</text:p>
          </table:table-cell>
          <table:table-cell table:style-name="ce18" office:value-type="float" office:value="1.4403" calcext:value-type="float">
            <text:p>1.4403E+00</text:p>
          </table:table-cell>
          <table:table-cell table:style-name="ce18" office:value-type="float" office:value="1.2605" calcext:value-type="float">
            <text:p>1.2605E+00</text:p>
          </table:table-cell>
          <table:table-cell table:number-columns-repeated="60"/>
        </table:table-row>
        <table:table-row table:style-name="ro4">
          <table:table-cell table:style-name="ce15" office:value-type="float" office:value="519" calcext:value-type="float">
            <text:p>519.0</text:p>
          </table:table-cell>
          <table:table-cell table:style-name="ce18" office:value-type="float" office:value="1.704" calcext:value-type="float">
            <text:p>1.7040E+00</text:p>
          </table:table-cell>
          <table:table-cell table:style-name="ce18" office:value-type="float" office:value="1.3957" calcext:value-type="float">
            <text:p>1.3957E+00</text:p>
          </table:table-cell>
          <table:table-cell table:style-name="ce18" office:value-type="float" office:value="1.2222" calcext:value-type="float">
            <text:p>1.2222E+00</text:p>
          </table:table-cell>
          <table:table-cell table:number-columns-repeated="60"/>
        </table:table-row>
        <table:table-row table:style-name="ro4">
          <table:table-cell table:style-name="ce15" office:value-type="float" office:value="520" calcext:value-type="float">
            <text:p>520.0</text:p>
          </table:table-cell>
          <table:table-cell table:style-name="ce18" office:value-type="float" office:value="1.86" calcext:value-type="float">
            <text:p>1.8600E+00</text:p>
          </table:table-cell>
          <table:table-cell table:style-name="ce18" office:value-type="float" office:value="1.5236" calcext:value-type="float">
            <text:p>1.5236E+00</text:p>
          </table:table-cell>
          <table:table-cell table:style-name="ce18" office:value-type="float" office:value="1.3349" calcext:value-type="float">
            <text:p>1.3349E+00</text:p>
          </table:table-cell>
          <table:table-cell table:number-columns-repeated="60"/>
        </table:table-row>
        <table:table-row table:style-name="ro4">
          <table:table-cell table:style-name="ce15" office:value-type="float" office:value="521" calcext:value-type="float">
            <text:p>521.0</text:p>
          </table:table-cell>
          <table:table-cell table:style-name="ce18" office:value-type="float" office:value="1.873" calcext:value-type="float">
            <text:p>1.8730E+00</text:p>
          </table:table-cell>
          <table:table-cell table:style-name="ce18" office:value-type="float" office:value="1.5346" calcext:value-type="float">
            <text:p>1.5346E+00</text:p>
          </table:table-cell>
          <table:table-cell table:style-name="ce18" office:value-type="float" office:value="1.3452" calcext:value-type="float">
            <text:p>1.3452E+00</text:p>
          </table:table-cell>
          <table:table-cell table:number-columns-repeated="60"/>
        </table:table-row>
        <table:table-row table:style-name="ro4">
          <table:table-cell table:style-name="ce15" office:value-type="float" office:value="522" calcext:value-type="float">
            <text:p>522.0</text:p>
          </table:table-cell>
          <table:table-cell table:style-name="ce18" office:value-type="float" office:value="1.915" calcext:value-type="float">
            <text:p>1.9150E+00</text:p>
          </table:table-cell>
          <table:table-cell table:style-name="ce18" office:value-type="float" office:value="1.569" calcext:value-type="float">
            <text:p>1.5690E+00</text:p>
          </table:table-cell>
          <table:table-cell table:style-name="ce18" office:value-type="float" office:value="1.376" calcext:value-type="float">
            <text:p>1.3760E+00</text:p>
          </table:table-cell>
          <table:table-cell table:number-columns-repeated="60"/>
        </table:table-row>
        <table:table-row table:style-name="ro4">
          <table:table-cell table:style-name="ce15" office:value-type="float" office:value="523" calcext:value-type="float">
            <text:p>523.0</text:p>
          </table:table-cell>
          <table:table-cell table:style-name="ce18" office:value-type="float" office:value="1.804" calcext:value-type="float">
            <text:p>1.8040E+00</text:p>
          </table:table-cell>
          <table:table-cell table:style-name="ce18" office:value-type="float" office:value="1.4789" calcext:value-type="float">
            <text:p>1.4789E+00</text:p>
          </table:table-cell>
          <table:table-cell table:style-name="ce18" office:value-type="float" office:value="1.2976" calcext:value-type="float">
            <text:p>1.2976E+00</text:p>
          </table:table-cell>
          <table:table-cell table:number-columns-repeated="60"/>
        </table:table-row>
        <table:table-row table:style-name="ro4">
          <table:table-cell table:style-name="ce15" office:value-type="float" office:value="524" calcext:value-type="float">
            <text:p>524.0</text:p>
          </table:table-cell>
          <table:table-cell table:style-name="ce18" office:value-type="float" office:value="1.941" calcext:value-type="float">
            <text:p>1.9410E+00</text:p>
          </table:table-cell>
          <table:table-cell table:style-name="ce18" office:value-type="float" office:value="1.5905" calcext:value-type="float">
            <text:p>1.5905E+00</text:p>
          </table:table-cell>
          <table:table-cell table:style-name="ce18" office:value-type="float" office:value="1.3962" calcext:value-type="float">
            <text:p>1.3962E+00</text:p>
          </table:table-cell>
          <table:table-cell table:number-columns-repeated="60"/>
        </table:table-row>
        <table:table-row table:style-name="ro4">
          <table:table-cell table:style-name="ce15" office:value-type="float" office:value="525" calcext:value-type="float">
            <text:p>525.0</text:p>
          </table:table-cell>
          <table:table-cell table:style-name="ce18" office:value-type="float" office:value="1.928" calcext:value-type="float">
            <text:p>1.9280E+00</text:p>
          </table:table-cell>
          <table:table-cell table:style-name="ce18" office:value-type="float" office:value="1.5781" calcext:value-type="float">
            <text:p>1.5781E+00</text:p>
          </table:table-cell>
          <table:table-cell table:style-name="ce18" office:value-type="float" office:value="1.3859" calcext:value-type="float">
            <text:p>1.3859E+00</text:p>
          </table:table-cell>
          <table:table-cell table:number-columns-repeated="60"/>
        </table:table-row>
        <table:table-row table:style-name="ro4">
          <table:table-cell table:style-name="ce15" office:value-type="float" office:value="526" calcext:value-type="float">
            <text:p>526.0</text:p>
          </table:table-cell>
          <table:table-cell table:style-name="ce18" office:value-type="float" office:value="1.874" calcext:value-type="float">
            <text:p>1.8740E+00</text:p>
          </table:table-cell>
          <table:table-cell table:style-name="ce18" office:value-type="float" office:value="1.5341" calcext:value-type="float">
            <text:p>1.5341E+00</text:p>
          </table:table-cell>
          <table:table-cell table:style-name="ce18" office:value-type="float" office:value="1.3479" calcext:value-type="float">
            <text:p>1.3479E+00</text:p>
          </table:table-cell>
          <table:table-cell table:number-columns-repeated="60"/>
        </table:table-row>
        <table:table-row table:style-name="ro4">
          <table:table-cell table:style-name="ce15" office:value-type="float" office:value="527" calcext:value-type="float">
            <text:p>527.0</text:p>
          </table:table-cell>
          <table:table-cell table:style-name="ce18" office:value-type="float" office:value="1.641" calcext:value-type="float">
            <text:p>1.6410E+00</text:p>
          </table:table-cell>
          <table:table-cell table:style-name="ce18" office:value-type="float" office:value="1.3417" calcext:value-type="float">
            <text:p>1.3417E+00</text:p>
          </table:table-cell>
          <table:table-cell table:style-name="ce18" office:value-type="float" office:value="1.1795" calcext:value-type="float">
            <text:p>1.1795E+00</text:p>
          </table:table-cell>
          <table:table-cell table:number-columns-repeated="60"/>
        </table:table-row>
        <table:table-row table:style-name="ro4">
          <table:table-cell table:style-name="ce15" office:value-type="float" office:value="528" calcext:value-type="float">
            <text:p>528.0</text:p>
          </table:table-cell>
          <table:table-cell table:style-name="ce18" office:value-type="float" office:value="1.88" calcext:value-type="float">
            <text:p>1.8800E+00</text:p>
          </table:table-cell>
          <table:table-cell table:style-name="ce18" office:value-type="float" office:value="1.5357" calcext:value-type="float">
            <text:p>1.5357E+00</text:p>
          </table:table-cell>
          <table:table-cell table:style-name="ce18" office:value-type="float" office:value="1.3508" calcext:value-type="float">
            <text:p>1.3508E+00</text:p>
          </table:table-cell>
          <table:table-cell table:number-columns-repeated="60"/>
        </table:table-row>
        <table:table-row table:style-name="ro4">
          <table:table-cell table:style-name="ce15" office:value-type="float" office:value="529" calcext:value-type="float">
            <text:p>529.0</text:p>
          </table:table-cell>
          <table:table-cell table:style-name="ce18" office:value-type="float" office:value="1.969" calcext:value-type="float">
            <text:p>1.9690E+00</text:p>
          </table:table-cell>
          <table:table-cell table:style-name="ce18" office:value-type="float" office:value="1.6071" calcext:value-type="float">
            <text:p>1.6071E+00</text:p>
          </table:table-cell>
          <table:table-cell table:style-name="ce18" office:value-type="float" office:value="1.4142" calcext:value-type="float">
            <text:p>1.4142E+00</text:p>
          </table:table-cell>
          <table:table-cell table:number-columns-repeated="60"/>
        </table:table-row>
        <table:table-row table:style-name="ro4">
          <table:table-cell table:style-name="ce15" office:value-type="float" office:value="530" calcext:value-type="float">
            <text:p>530.0</text:p>
          </table:table-cell>
          <table:table-cell table:style-name="ce18" office:value-type="float" office:value="1.892" calcext:value-type="float">
            <text:p>1.8920E+00</text:p>
          </table:table-cell>
          <table:table-cell table:style-name="ce18" office:value-type="float" office:value="1.5446" calcext:value-type="float">
            <text:p>1.5446E+00</text:p>
          </table:table-cell>
          <table:table-cell table:style-name="ce18" office:value-type="float" office:value="1.3598" calcext:value-type="float">
            <text:p>1.3598E+00</text:p>
          </table:table-cell>
          <table:table-cell table:number-columns-repeated="60"/>
        </table:table-row>
        <table:table-row table:style-name="ro4">
          <table:table-cell table:style-name="ce15" office:value-type="float" office:value="531" calcext:value-type="float">
            <text:p>531.0</text:p>
          </table:table-cell>
          <table:table-cell table:style-name="ce18" office:value-type="float" office:value="1.995" calcext:value-type="float">
            <text:p>1.9950E+00</text:p>
          </table:table-cell>
          <table:table-cell table:style-name="ce18" office:value-type="float" office:value="1.6292" calcext:value-type="float">
            <text:p>1.6292E+00</text:p>
          </table:table-cell>
          <table:table-cell table:style-name="ce18" office:value-type="float" office:value="1.4348" calcext:value-type="float">
            <text:p>1.4348E+00</text:p>
          </table:table-cell>
          <table:table-cell table:number-columns-repeated="60"/>
        </table:table-row>
        <table:table-row table:style-name="ro4">
          <table:table-cell table:style-name="ce15" office:value-type="float" office:value="532" calcext:value-type="float">
            <text:p>532.0</text:p>
          </table:table-cell>
          <table:table-cell table:style-name="ce18" office:value-type="float" office:value="1.958" calcext:value-type="float">
            <text:p>1.9580E+00</text:p>
          </table:table-cell>
          <table:table-cell table:style-name="ce18" office:value-type="float" office:value="1.5998" calcext:value-type="float">
            <text:p>1.5998E+00</text:p>
          </table:table-cell>
          <table:table-cell table:style-name="ce18" office:value-type="float" office:value="1.4094" calcext:value-type="float">
            <text:p>1.4094E+00</text:p>
          </table:table-cell>
          <table:table-cell table:number-columns-repeated="60"/>
        </table:table-row>
        <table:table-row table:style-name="ro4">
          <table:table-cell table:style-name="ce15" office:value-type="float" office:value="533" calcext:value-type="float">
            <text:p>533.0</text:p>
          </table:table-cell>
          <table:table-cell table:style-name="ce18" office:value-type="float" office:value="1.747" calcext:value-type="float">
            <text:p>1.7470E+00</text:p>
          </table:table-cell>
          <table:table-cell table:style-name="ce18" office:value-type="float" office:value="1.4286" calcext:value-type="float">
            <text:p>1.4286E+00</text:p>
          </table:table-cell>
          <table:table-cell table:style-name="ce18" office:value-type="float" office:value="1.259" calcext:value-type="float">
            <text:p>1.2590E+00</text:p>
          </table:table-cell>
          <table:table-cell table:number-columns-repeated="60"/>
        </table:table-row>
        <table:table-row table:style-name="ro4">
          <table:table-cell table:style-name="ce15" office:value-type="float" office:value="534" calcext:value-type="float">
            <text:p>534.0</text:p>
          </table:table-cell>
          <table:table-cell table:style-name="ce18" office:value-type="float" office:value="1.869" calcext:value-type="float">
            <text:p>1.8690E+00</text:p>
          </table:table-cell>
          <table:table-cell table:style-name="ce18" office:value-type="float" office:value="1.5302" calcext:value-type="float">
            <text:p>1.5302E+00</text:p>
          </table:table-cell>
          <table:table-cell table:style-name="ce18" office:value-type="float" office:value="1.3491" calcext:value-type="float">
            <text:p>1.3491E+00</text:p>
          </table:table-cell>
          <table:table-cell table:number-columns-repeated="60"/>
        </table:table-row>
        <table:table-row table:style-name="ro4">
          <table:table-cell table:style-name="ce15" office:value-type="float" office:value="535" calcext:value-type="float">
            <text:p>535.0</text:p>
          </table:table-cell>
          <table:table-cell table:style-name="ce18" office:value-type="float" office:value="1.895" calcext:value-type="float">
            <text:p>1.8950E+00</text:p>
          </table:table-cell>
          <table:table-cell table:style-name="ce18" office:value-type="float" office:value="1.5535" calcext:value-type="float">
            <text:p>1.5535E+00</text:p>
          </table:table-cell>
          <table:table-cell table:style-name="ce18" office:value-type="float" office:value="1.3701" calcext:value-type="float">
            <text:p>1.3701E+00</text:p>
          </table:table-cell>
          <table:table-cell table:number-columns-repeated="60"/>
        </table:table-row>
        <table:table-row table:style-name="ro4">
          <table:table-cell table:style-name="ce15" office:value-type="float" office:value="536" calcext:value-type="float">
            <text:p>536.0</text:p>
          </table:table-cell>
          <table:table-cell table:style-name="ce18" office:value-type="float" office:value="1.974" calcext:value-type="float">
            <text:p>1.9740E+00</text:p>
          </table:table-cell>
          <table:table-cell table:style-name="ce18" office:value-type="float" office:value="1.6199" calcext:value-type="float">
            <text:p>1.6199E+00</text:p>
          </table:table-cell>
          <table:table-cell table:style-name="ce18" office:value-type="float" office:value="1.4292" calcext:value-type="float">
            <text:p>1.4292E+00</text:p>
          </table:table-cell>
          <table:table-cell table:number-columns-repeated="60"/>
        </table:table-row>
        <table:table-row table:style-name="ro4">
          <table:table-cell table:style-name="ce15" office:value-type="float" office:value="537" calcext:value-type="float">
            <text:p>537.0</text:p>
          </table:table-cell>
          <table:table-cell table:style-name="ce18" office:value-type="float" office:value="1.824" calcext:value-type="float">
            <text:p>1.8240E+00</text:p>
          </table:table-cell>
          <table:table-cell table:style-name="ce18" office:value-type="float" office:value="1.4989" calcext:value-type="float">
            <text:p>1.4989E+00</text:p>
          </table:table-cell>
          <table:table-cell table:style-name="ce18" office:value-type="float" office:value="1.3229" calcext:value-type="float">
            <text:p>1.3229E+00</text:p>
          </table:table-cell>
          <table:table-cell table:number-columns-repeated="60"/>
        </table:table-row>
        <table:table-row table:style-name="ro4">
          <table:table-cell table:style-name="ce15" office:value-type="float" office:value="538" calcext:value-type="float">
            <text:p>538.0</text:p>
          </table:table-cell>
          <table:table-cell table:style-name="ce18" office:value-type="float" office:value="1.913" calcext:value-type="float">
            <text:p>1.9130E+00</text:p>
          </table:table-cell>
          <table:table-cell table:style-name="ce18" office:value-type="float" office:value="1.5738" calcext:value-type="float">
            <text:p>1.5738E+00</text:p>
          </table:table-cell>
          <table:table-cell table:style-name="ce18" office:value-type="float" office:value="1.3896" calcext:value-type="float">
            <text:p>1.3896E+00</text:p>
          </table:table-cell>
          <table:table-cell table:number-columns-repeated="60"/>
        </table:table-row>
        <table:table-row table:style-name="ro4">
          <table:table-cell table:style-name="ce15" office:value-type="float" office:value="539" calcext:value-type="float">
            <text:p>539.0</text:p>
          </table:table-cell>
          <table:table-cell table:style-name="ce18" office:value-type="float" office:value="1.864" calcext:value-type="float">
            <text:p>1.8640E+00</text:p>
          </table:table-cell>
          <table:table-cell table:style-name="ce18" office:value-type="float" office:value="1.5352" calcext:value-type="float">
            <text:p>1.5352E+00</text:p>
          </table:table-cell>
          <table:table-cell table:style-name="ce18" office:value-type="float" office:value="1.3558" calcext:value-type="float">
            <text:p>1.3558E+00</text:p>
          </table:table-cell>
          <table:table-cell table:number-columns-repeated="60"/>
        </table:table-row>
        <table:table-row table:style-name="ro4">
          <table:table-cell table:style-name="ce15" office:value-type="float" office:value="540" calcext:value-type="float">
            <text:p>540.0</text:p>
          </table:table-cell>
          <table:table-cell table:style-name="ce18" office:value-type="float" office:value="1.8" calcext:value-type="float">
            <text:p>1.8000E+00</text:p>
          </table:table-cell>
          <table:table-cell table:style-name="ce18" office:value-type="float" office:value="1.4825" calcext:value-type="float">
            <text:p>1.4825E+00</text:p>
          </table:table-cell>
          <table:table-cell table:style-name="ce18" office:value-type="float" office:value="1.3096" calcext:value-type="float">
            <text:p>1.3096E+00</text:p>
          </table:table-cell>
          <table:table-cell table:number-columns-repeated="60"/>
        </table:table-row>
        <table:table-row table:style-name="ro4">
          <table:table-cell table:style-name="ce15" office:value-type="float" office:value="541" calcext:value-type="float">
            <text:p>541.0</text:p>
          </table:table-cell>
          <table:table-cell table:style-name="ce18" office:value-type="float" office:value="1.734" calcext:value-type="float">
            <text:p>1.7340E+00</text:p>
          </table:table-cell>
          <table:table-cell table:style-name="ce18" office:value-type="float" office:value="1.4251" calcext:value-type="float">
            <text:p>1.4251E+00</text:p>
          </table:table-cell>
          <table:table-cell table:style-name="ce18" office:value-type="float" office:value="1.2595" calcext:value-type="float">
            <text:p>1.2595E+00</text:p>
          </table:table-cell>
          <table:table-cell table:number-columns-repeated="60"/>
        </table:table-row>
        <table:table-row table:style-name="ro4">
          <table:table-cell table:style-name="ce15" office:value-type="float" office:value="542" calcext:value-type="float">
            <text:p>542.0</text:p>
          </table:table-cell>
          <table:table-cell table:style-name="ce18" office:value-type="float" office:value="1.888" calcext:value-type="float">
            <text:p>1.8880E+00</text:p>
          </table:table-cell>
          <table:table-cell table:style-name="ce18" office:value-type="float" office:value="1.5511" calcext:value-type="float">
            <text:p>1.5511E+00</text:p>
          </table:table-cell>
          <table:table-cell table:style-name="ce18" office:value-type="float" office:value="1.3714" calcext:value-type="float">
            <text:p>1.3714E+00</text:p>
          </table:table-cell>
          <table:table-cell table:number-columns-repeated="60"/>
        </table:table-row>
        <table:table-row table:style-name="ro4">
          <table:table-cell table:style-name="ce15" office:value-type="float" office:value="543" calcext:value-type="float">
            <text:p>543.0</text:p>
          </table:table-cell>
          <table:table-cell table:style-name="ce18" office:value-type="float" office:value="1.851" calcext:value-type="float">
            <text:p>1.8510E+00</text:p>
          </table:table-cell>
          <table:table-cell table:style-name="ce18" office:value-type="float" office:value="1.5256" calcext:value-type="float">
            <text:p>1.5256E+00</text:p>
          </table:table-cell>
          <table:table-cell table:style-name="ce18" office:value-type="float" office:value="1.3493" calcext:value-type="float">
            <text:p>1.3493E+00</text:p>
          </table:table-cell>
          <table:table-cell table:number-columns-repeated="60"/>
        </table:table-row>
        <table:table-row table:style-name="ro4">
          <table:table-cell table:style-name="ce15" office:value-type="float" office:value="544" calcext:value-type="float">
            <text:p>544.0</text:p>
          </table:table-cell>
          <table:table-cell table:style-name="ce18" office:value-type="float" office:value="1.919" calcext:value-type="float">
            <text:p>1.9190E+00</text:p>
          </table:table-cell>
          <table:table-cell table:style-name="ce18" office:value-type="float" office:value="1.5792" calcext:value-type="float">
            <text:p>1.5792E+00</text:p>
          </table:table-cell>
          <table:table-cell table:style-name="ce18" office:value-type="float" office:value="1.3971" calcext:value-type="float">
            <text:p>1.3971E+00</text:p>
          </table:table-cell>
          <table:table-cell table:number-columns-repeated="60"/>
        </table:table-row>
        <table:table-row table:style-name="ro4">
          <table:table-cell table:style-name="ce15" office:value-type="float" office:value="545" calcext:value-type="float">
            <text:p>545.0</text:p>
          </table:table-cell>
          <table:table-cell table:style-name="ce18" office:value-type="float" office:value="1.874" calcext:value-type="float">
            <text:p>1.8740E+00</text:p>
          </table:table-cell>
          <table:table-cell table:style-name="ce18" office:value-type="float" office:value="1.5435" calcext:value-type="float">
            <text:p>1.5435E+00</text:p>
          </table:table-cell>
          <table:table-cell table:style-name="ce18" office:value-type="float" office:value="1.3657" calcext:value-type="float">
            <text:p>1.3657E+00</text:p>
          </table:table-cell>
          <table:table-cell table:number-columns-repeated="60"/>
        </table:table-row>
        <table:table-row table:style-name="ro4">
          <table:table-cell table:style-name="ce15" office:value-type="float" office:value="546" calcext:value-type="float">
            <text:p>546.0</text:p>
          </table:table-cell>
          <table:table-cell table:style-name="ce18" office:value-type="float" office:value="1.8609" calcext:value-type="float">
            <text:p>1.8609E+00</text:p>
          </table:table-cell>
          <table:table-cell table:style-name="ce18" office:value-type="float" office:value="1.5291" calcext:value-type="float">
            <text:p>1.5291E+00</text:p>
          </table:table-cell>
          <table:table-cell table:style-name="ce18" office:value-type="float" office:value="1.3536" calcext:value-type="float">
            <text:p>1.3536E+00</text:p>
          </table:table-cell>
          <table:table-cell table:number-columns-repeated="60"/>
        </table:table-row>
        <table:table-row table:style-name="ro4">
          <table:table-cell table:style-name="ce15" office:value-type="float" office:value="547" calcext:value-type="float">
            <text:p>547.0</text:p>
          </table:table-cell>
          <table:table-cell table:style-name="ce18" office:value-type="float" office:value="1.882" calcext:value-type="float">
            <text:p>1.8820E+00</text:p>
          </table:table-cell>
          <table:table-cell table:style-name="ce18" office:value-type="float" office:value="1.549" calcext:value-type="float">
            <text:p>1.5490E+00</text:p>
          </table:table-cell>
          <table:table-cell table:style-name="ce18" office:value-type="float" office:value="1.3717" calcext:value-type="float">
            <text:p>1.3717E+00</text:p>
          </table:table-cell>
          <table:table-cell table:number-columns-repeated="60"/>
        </table:table-row>
        <table:table-row table:style-name="ro4">
          <table:table-cell table:style-name="ce15" office:value-type="float" office:value="548" calcext:value-type="float">
            <text:p>548.0</text:p>
          </table:table-cell>
          <table:table-cell table:style-name="ce18" office:value-type="float" office:value="1.826" calcext:value-type="float">
            <text:p>1.8260E+00</text:p>
          </table:table-cell>
          <table:table-cell table:style-name="ce18" office:value-type="float" office:value="1.5049" calcext:value-type="float">
            <text:p>1.5049E+00</text:p>
          </table:table-cell>
          <table:table-cell table:style-name="ce18" office:value-type="float" office:value="1.3331" calcext:value-type="float">
            <text:p>1.3331E+00</text:p>
          </table:table-cell>
          <table:table-cell table:number-columns-repeated="60"/>
        </table:table-row>
        <table:table-row table:style-name="ro4">
          <table:table-cell table:style-name="ce15" office:value-type="float" office:value="549" calcext:value-type="float">
            <text:p>549.0</text:p>
          </table:table-cell>
          <table:table-cell table:style-name="ce18" office:value-type="float" office:value="1.88" calcext:value-type="float">
            <text:p>1.8800E+00</text:p>
          </table:table-cell>
          <table:table-cell table:style-name="ce18" office:value-type="float" office:value="1.552" calcext:value-type="float">
            <text:p>1.5520E+00</text:p>
          </table:table-cell>
          <table:table-cell table:style-name="ce18" office:value-type="float" office:value="1.3752" calcext:value-type="float">
            <text:p>1.3752E+00</text:p>
          </table:table-cell>
          <table:table-cell table:number-columns-repeated="60"/>
        </table:table-row>
        <table:table-row table:style-name="ro4">
          <table:table-cell table:style-name="ce15" office:value-type="float" office:value="550" calcext:value-type="float">
            <text:p>550.0</text:p>
          </table:table-cell>
          <table:table-cell table:style-name="ce18" office:value-type="float" office:value="1.863" calcext:value-type="float">
            <text:p>1.8630E+00</text:p>
          </table:table-cell>
          <table:table-cell table:style-name="ce18" office:value-type="float" office:value="1.5399" calcext:value-type="float">
            <text:p>1.5399E+00</text:p>
          </table:table-cell>
          <table:table-cell table:style-name="ce18" office:value-type="float" office:value="1.3648" calcext:value-type="float">
            <text:p>1.3648E+00</text:p>
          </table:table-cell>
          <table:table-cell table:number-columns-repeated="60"/>
        </table:table-row>
        <table:table-row table:style-name="ro4">
          <table:table-cell table:style-name="ce15" office:value-type="float" office:value="551" calcext:value-type="float">
            <text:p>551.0</text:p>
          </table:table-cell>
          <table:table-cell table:style-name="ce18" office:value-type="float" office:value="1.859" calcext:value-type="float">
            <text:p>1.8590E+00</text:p>
          </table:table-cell>
          <table:table-cell table:style-name="ce18" office:value-type="float" office:value="1.5382" calcext:value-type="float">
            <text:p>1.5382E+00</text:p>
          </table:table-cell>
          <table:table-cell table:style-name="ce18" office:value-type="float" office:value="1.3639" calcext:value-type="float">
            <text:p>1.3639E+00</text:p>
          </table:table-cell>
          <table:table-cell table:number-columns-repeated="60"/>
        </table:table-row>
        <table:table-row table:style-name="ro4">
          <table:table-cell table:style-name="ce15" office:value-type="float" office:value="552" calcext:value-type="float">
            <text:p>552.0</text:p>
          </table:table-cell>
          <table:table-cell table:style-name="ce18" office:value-type="float" office:value="1.896" calcext:value-type="float">
            <text:p>1.8960E+00</text:p>
          </table:table-cell>
          <table:table-cell table:style-name="ce18" office:value-type="float" office:value="1.5697" calcext:value-type="float">
            <text:p>1.5697E+00</text:p>
          </table:table-cell>
          <table:table-cell table:style-name="ce18" office:value-type="float" office:value="1.3923" calcext:value-type="float">
            <text:p>1.3923E+00</text:p>
          </table:table-cell>
          <table:table-cell table:number-columns-repeated="60"/>
        </table:table-row>
        <table:table-row table:style-name="ro4">
          <table:table-cell table:style-name="ce15" office:value-type="float" office:value="553" calcext:value-type="float">
            <text:p>553.0</text:p>
          </table:table-cell>
          <table:table-cell table:style-name="ce18" office:value-type="float" office:value="1.842" calcext:value-type="float">
            <text:p>1.8420E+00</text:p>
          </table:table-cell>
          <table:table-cell table:style-name="ce18" office:value-type="float" office:value="1.525" calcext:value-type="float">
            <text:p>1.5250E+00</text:p>
          </table:table-cell>
          <table:table-cell table:style-name="ce18" office:value-type="float" office:value="1.3533" calcext:value-type="float">
            <text:p>1.3533E+00</text:p>
          </table:table-cell>
          <table:table-cell table:number-columns-repeated="60"/>
        </table:table-row>
        <table:table-row table:style-name="ro4">
          <table:table-cell table:style-name="ce15" office:value-type="float" office:value="554" calcext:value-type="float">
            <text:p>554.0</text:p>
          </table:table-cell>
          <table:table-cell table:style-name="ce18" office:value-type="float" office:value="1.878" calcext:value-type="float">
            <text:p>1.8780E+00</text:p>
          </table:table-cell>
          <table:table-cell table:style-name="ce18" office:value-type="float" office:value="1.5549" calcext:value-type="float">
            <text:p>1.5549E+00</text:p>
          </table:table-cell>
          <table:table-cell table:style-name="ce18" office:value-type="float" office:value="1.3802" calcext:value-type="float">
            <text:p>1.3802E+00</text:p>
          </table:table-cell>
          <table:table-cell table:number-columns-repeated="60"/>
        </table:table-row>
        <table:table-row table:style-name="ro4">
          <table:table-cell table:style-name="ce15" office:value-type="float" office:value="555" calcext:value-type="float">
            <text:p>555.0</text:p>
          </table:table-cell>
          <table:table-cell table:style-name="ce18" office:value-type="float" office:value="1.889" calcext:value-type="float">
            <text:p>1.8890E+00</text:p>
          </table:table-cell>
          <table:table-cell table:style-name="ce18" office:value-type="float" office:value="1.5634" calcext:value-type="float">
            <text:p>1.5634E+00</text:p>
          </table:table-cell>
          <table:table-cell table:style-name="ce18" office:value-type="float" office:value="1.3883" calcext:value-type="float">
            <text:p>1.3883E+00</text:p>
          </table:table-cell>
          <table:table-cell table:number-columns-repeated="60"/>
        </table:table-row>
        <table:table-row table:style-name="ro4">
          <table:table-cell table:style-name="ce15" office:value-type="float" office:value="556" calcext:value-type="float">
            <text:p>556.0</text:p>
          </table:table-cell>
          <table:table-cell table:style-name="ce18" office:value-type="float" office:value="1.857" calcext:value-type="float">
            <text:p>1.8570E+00</text:p>
          </table:table-cell>
          <table:table-cell table:style-name="ce18" office:value-type="float" office:value="1.5366" calcext:value-type="float">
            <text:p>1.5366E+00</text:p>
          </table:table-cell>
          <table:table-cell table:style-name="ce18" office:value-type="float" office:value="1.3651" calcext:value-type="float">
            <text:p>1.3651E+00</text:p>
          </table:table-cell>
          <table:table-cell table:number-columns-repeated="60"/>
        </table:table-row>
        <table:table-row table:style-name="ro4">
          <table:table-cell table:style-name="ce15" office:value-type="float" office:value="557" calcext:value-type="float">
            <text:p>557.0</text:p>
          </table:table-cell>
          <table:table-cell table:style-name="ce18" office:value-type="float" office:value="1.812" calcext:value-type="float">
            <text:p>1.8120E+00</text:p>
          </table:table-cell>
          <table:table-cell table:style-name="ce18" office:value-type="float" office:value="1.4988" calcext:value-type="float">
            <text:p>1.4988E+00</text:p>
          </table:table-cell>
          <table:table-cell table:style-name="ce18" office:value-type="float" office:value="1.3321" calcext:value-type="float">
            <text:p>1.3321E+00</text:p>
          </table:table-cell>
          <table:table-cell table:number-columns-repeated="60"/>
        </table:table-row>
        <table:table-row table:style-name="ro4">
          <table:table-cell table:style-name="ce15" office:value-type="float" office:value="558" calcext:value-type="float">
            <text:p>558.0</text:p>
          </table:table-cell>
          <table:table-cell table:style-name="ce18" office:value-type="float" office:value="1.853" calcext:value-type="float">
            <text:p>1.8530E+00</text:p>
          </table:table-cell>
          <table:table-cell table:style-name="ce18" office:value-type="float" office:value="1.531" calcext:value-type="float">
            <text:p>1.5310E+00</text:p>
          </table:table-cell>
          <table:table-cell table:style-name="ce18" office:value-type="float" office:value="1.3613" calcext:value-type="float">
            <text:p>1.3613E+00</text:p>
          </table:table-cell>
          <table:table-cell table:number-columns-repeated="60"/>
        </table:table-row>
        <table:table-row table:style-name="ro4">
          <table:table-cell table:style-name="ce15" office:value-type="float" office:value="559" calcext:value-type="float">
            <text:p>559.0</text:p>
          </table:table-cell>
          <table:table-cell table:style-name="ce18" office:value-type="float" office:value="1.755" calcext:value-type="float">
            <text:p>1.7550E+00</text:p>
          </table:table-cell>
          <table:table-cell table:style-name="ce18" office:value-type="float" office:value="1.4483" calcext:value-type="float">
            <text:p>1.4483E+00</text:p>
          </table:table-cell>
          <table:table-cell table:style-name="ce18" office:value-type="float" office:value="1.2885" calcext:value-type="float">
            <text:p>1.2885E+00</text:p>
          </table:table-cell>
          <table:table-cell table:number-columns-repeated="60"/>
        </table:table-row>
        <table:table-row table:style-name="ro4">
          <table:table-cell table:style-name="ce15" office:value-type="float" office:value="560" calcext:value-type="float">
            <text:p>560.0</text:p>
          </table:table-cell>
          <table:table-cell table:style-name="ce18" office:value-type="float" office:value="1.786" calcext:value-type="float">
            <text:p>1.7860E+00</text:p>
          </table:table-cell>
          <table:table-cell table:style-name="ce18" office:value-type="float" office:value="1.474" calcext:value-type="float">
            <text:p>1.4740E+00</text:p>
          </table:table-cell>
          <table:table-cell table:style-name="ce18" office:value-type="float" office:value="1.3118" calcext:value-type="float">
            <text:p>1.3118E+00</text:p>
          </table:table-cell>
          <table:table-cell table:number-columns-repeated="60"/>
        </table:table-row>
        <table:table-row table:style-name="ro4">
          <table:table-cell table:style-name="ce15" office:value-type="float" office:value="561" calcext:value-type="float">
            <text:p>561.0</text:p>
          </table:table-cell>
          <table:table-cell table:style-name="ce18" office:value-type="float" office:value="1.89" calcext:value-type="float">
            <text:p>1.8900E+00</text:p>
          </table:table-cell>
          <table:table-cell table:style-name="ce18" office:value-type="float" office:value="1.5595" calcext:value-type="float">
            <text:p>1.5595E+00</text:p>
          </table:table-cell>
          <table:table-cell table:style-name="ce18" office:value-type="float" office:value="1.3885" calcext:value-type="float">
            <text:p>1.3885E+00</text:p>
          </table:table-cell>
          <table:table-cell table:number-columns-repeated="60"/>
        </table:table-row>
        <table:table-row table:style-name="ro4">
          <table:table-cell table:style-name="ce15" office:value-type="float" office:value="562" calcext:value-type="float">
            <text:p>562.0</text:p>
          </table:table-cell>
          <table:table-cell table:style-name="ce18" office:value-type="float" office:value="1.801" calcext:value-type="float">
            <text:p>1.8010E+00</text:p>
          </table:table-cell>
          <table:table-cell table:style-name="ce18" office:value-type="float" office:value="1.4847" calcext:value-type="float">
            <text:p>1.4847E+00</text:p>
          </table:table-cell>
          <table:table-cell table:style-name="ce18" office:value-type="float" office:value="1.3225" calcext:value-type="float">
            <text:p>1.3225E+00</text:p>
          </table:table-cell>
          <table:table-cell table:number-columns-repeated="60"/>
        </table:table-row>
        <table:table-row table:style-name="ro4">
          <table:table-cell table:style-name="ce15" office:value-type="float" office:value="563" calcext:value-type="float">
            <text:p>563.0</text:p>
          </table:table-cell>
          <table:table-cell table:style-name="ce18" office:value-type="float" office:value="1.871" calcext:value-type="float">
            <text:p>1.8710E+00</text:p>
          </table:table-cell>
          <table:table-cell table:style-name="ce18" office:value-type="float" office:value="1.5408" calcext:value-type="float">
            <text:p>1.5408E+00</text:p>
          </table:table-cell>
          <table:table-cell table:style-name="ce18" office:value-type="float" office:value="1.3731" calcext:value-type="float">
            <text:p>1.3731E+00</text:p>
          </table:table-cell>
          <table:table-cell table:number-columns-repeated="60"/>
        </table:table-row>
        <table:table-row table:style-name="ro4">
          <table:table-cell table:style-name="ce15" office:value-type="float" office:value="564" calcext:value-type="float">
            <text:p>564.0</text:p>
          </table:table-cell>
          <table:table-cell table:style-name="ce18" office:value-type="float" office:value="1.836" calcext:value-type="float">
            <text:p>1.8360E+00</text:p>
          </table:table-cell>
          <table:table-cell table:style-name="ce18" office:value-type="float" office:value="1.5106" calcext:value-type="float">
            <text:p>1.5106E+00</text:p>
          </table:table-cell>
          <table:table-cell table:style-name="ce18" office:value-type="float" office:value="1.3466" calcext:value-type="float">
            <text:p>1.3466E+00</text:p>
          </table:table-cell>
          <table:table-cell table:number-columns-repeated="60"/>
        </table:table-row>
        <table:table-row table:style-name="ro4">
          <table:table-cell table:style-name="ce15" office:value-type="float" office:value="565" calcext:value-type="float">
            <text:p>565.0</text:p>
          </table:table-cell>
          <table:table-cell table:style-name="ce18" office:value-type="float" office:value="1.849" calcext:value-type="float">
            <text:p>1.8490E+00</text:p>
          </table:table-cell>
          <table:table-cell table:style-name="ce18" office:value-type="float" office:value="1.5201" calcext:value-type="float">
            <text:p>1.5201E+00</text:p>
          </table:table-cell>
          <table:table-cell table:style-name="ce18" office:value-type="float" office:value="1.3555" calcext:value-type="float">
            <text:p>1.3555E+00</text:p>
          </table:table-cell>
          <table:table-cell table:number-columns-repeated="60"/>
        </table:table-row>
        <table:table-row table:style-name="ro4">
          <table:table-cell table:style-name="ce15" office:value-type="float" office:value="566" calcext:value-type="float">
            <text:p>566.0</text:p>
          </table:table-cell>
          <table:table-cell table:style-name="ce18" office:value-type="float" office:value="1.75" calcext:value-type="float">
            <text:p>1.7500E+00</text:p>
          </table:table-cell>
          <table:table-cell table:style-name="ce18" office:value-type="float" office:value="1.4374" calcext:value-type="float">
            <text:p>1.4374E+00</text:p>
          </table:table-cell>
          <table:table-cell table:style-name="ce18" office:value-type="float" office:value="1.2823" calcext:value-type="float">
            <text:p>1.2823E+00</text:p>
          </table:table-cell>
          <table:table-cell table:number-columns-repeated="60"/>
        </table:table-row>
        <table:table-row table:style-name="ro4">
          <table:table-cell table:style-name="ce15" office:value-type="float" office:value="567" calcext:value-type="float">
            <text:p>567.0</text:p>
          </table:table-cell>
          <table:table-cell table:style-name="ce18" office:value-type="float" office:value="1.868" calcext:value-type="float">
            <text:p>1.8680E+00</text:p>
          </table:table-cell>
          <table:table-cell table:style-name="ce18" office:value-type="float" office:value="1.532" calcext:value-type="float">
            <text:p>1.5320E+00</text:p>
          </table:table-cell>
          <table:table-cell table:style-name="ce18" office:value-type="float" office:value="1.3673" calcext:value-type="float">
            <text:p>1.3673E+00</text:p>
          </table:table-cell>
          <table:table-cell table:number-columns-repeated="60"/>
        </table:table-row>
        <table:table-row table:style-name="ro4">
          <table:table-cell table:style-name="ce15" office:value-type="float" office:value="568" calcext:value-type="float">
            <text:p>568.0</text:p>
          </table:table-cell>
          <table:table-cell table:style-name="ce18" office:value-type="float" office:value="1.859" calcext:value-type="float">
            <text:p>1.8590E+00</text:p>
          </table:table-cell>
          <table:table-cell table:style-name="ce18" office:value-type="float" office:value="1.518" calcext:value-type="float">
            <text:p>1.5180E+00</text:p>
          </table:table-cell>
          <table:table-cell table:style-name="ce18" office:value-type="float" office:value="1.3554" calcext:value-type="float">
            <text:p>1.3554E+00</text:p>
          </table:table-cell>
          <table:table-cell table:number-columns-repeated="60"/>
        </table:table-row>
        <table:table-row table:style-name="ro4">
          <table:table-cell table:style-name="ce15" office:value-type="float" office:value="569" calcext:value-type="float">
            <text:p>569.0</text:p>
          </table:table-cell>
          <table:table-cell table:style-name="ce18" office:value-type="float" office:value="1.831" calcext:value-type="float">
            <text:p>1.8310E+00</text:p>
          </table:table-cell>
          <table:table-cell table:style-name="ce18" office:value-type="float" office:value="1.4807" calcext:value-type="float">
            <text:p>1.4807E+00</text:p>
          </table:table-cell>
          <table:table-cell table:style-name="ce18" office:value-type="float" office:value="1.3228" calcext:value-type="float">
            <text:p>1.3228E+00</text:p>
          </table:table-cell>
          <table:table-cell table:number-columns-repeated="60"/>
        </table:table-row>
        <table:table-row table:style-name="ro4">
          <table:table-cell table:style-name="ce15" office:value-type="float" office:value="570" calcext:value-type="float">
            <text:p>570.0</text:p>
          </table:table-cell>
          <table:table-cell table:style-name="ce18" office:value-type="float" office:value="1.828" calcext:value-type="float">
            <text:p>1.8280E+00</text:p>
          </table:table-cell>
          <table:table-cell table:style-name="ce18" office:value-type="float" office:value="1.4816" calcext:value-type="float">
            <text:p>1.4816E+00</text:p>
          </table:table-cell>
          <table:table-cell table:style-name="ce18" office:value-type="float" office:value="1.324" calcext:value-type="float">
            <text:p>1.3240E+00</text:p>
          </table:table-cell>
          <table:table-cell table:number-columns-repeated="60"/>
        </table:table-row>
        <table:table-row table:style-name="ro4">
          <table:table-cell table:style-name="ce15" office:value-type="float" office:value="571" calcext:value-type="float">
            <text:p>571.0</text:p>
          </table:table-cell>
          <table:table-cell table:style-name="ce18" office:value-type="float" office:value="1.762" calcext:value-type="float">
            <text:p>1.7620E+00</text:p>
          </table:table-cell>
          <table:table-cell table:style-name="ce18" office:value-type="float" office:value="1.4331" calcext:value-type="float">
            <text:p>1.4331E+00</text:p>
          </table:table-cell>
          <table:table-cell table:style-name="ce18" office:value-type="float" office:value="1.281" calcext:value-type="float">
            <text:p>1.2810E+00</text:p>
          </table:table-cell>
          <table:table-cell table:number-columns-repeated="60"/>
        </table:table-row>
        <table:table-row table:style-name="ro4">
          <table:table-cell table:style-name="ce15" office:value-type="float" office:value="572" calcext:value-type="float">
            <text:p>572.0</text:p>
          </table:table-cell>
          <table:table-cell table:style-name="ce18" office:value-type="float" office:value="1.872" calcext:value-type="float">
            <text:p>1.8720E+00</text:p>
          </table:table-cell>
          <table:table-cell table:style-name="ce18" office:value-type="float" office:value="1.5134" calcext:value-type="float">
            <text:p>1.5134E+00</text:p>
          </table:table-cell>
          <table:table-cell table:style-name="ce18" office:value-type="float" office:value="1.3534" calcext:value-type="float">
            <text:p>1.3534E+00</text:p>
          </table:table-cell>
          <table:table-cell table:number-columns-repeated="60"/>
        </table:table-row>
        <table:table-row table:style-name="ro4">
          <table:table-cell table:style-name="ce15" office:value-type="float" office:value="573" calcext:value-type="float">
            <text:p>573.0</text:p>
          </table:table-cell>
          <table:table-cell table:style-name="ce18" office:value-type="float" office:value="1.881" calcext:value-type="float">
            <text:p>1.8810E+00</text:p>
          </table:table-cell>
          <table:table-cell table:style-name="ce18" office:value-type="float" office:value="1.5198" calcext:value-type="float">
            <text:p>1.5198E+00</text:p>
          </table:table-cell>
          <table:table-cell table:style-name="ce18" office:value-type="float" office:value="1.3595" calcext:value-type="float">
            <text:p>1.3595E+00</text:p>
          </table:table-cell>
          <table:table-cell table:number-columns-repeated="60"/>
        </table:table-row>
        <table:table-row table:style-name="ro4">
          <table:table-cell table:style-name="ce15" office:value-type="float" office:value="574" calcext:value-type="float">
            <text:p>574.0</text:p>
          </table:table-cell>
          <table:table-cell table:style-name="ce18" office:value-type="float" office:value="1.873" calcext:value-type="float">
            <text:p>1.8730E+00</text:p>
          </table:table-cell>
          <table:table-cell table:style-name="ce18" office:value-type="float" office:value="1.5119" calcext:value-type="float">
            <text:p>1.5119E+00</text:p>
          </table:table-cell>
          <table:table-cell table:style-name="ce18" office:value-type="float" office:value="1.3527" calcext:value-type="float">
            <text:p>1.3527E+00</text:p>
          </table:table-cell>
          <table:table-cell table:number-columns-repeated="60"/>
        </table:table-row>
        <table:table-row table:style-name="ro4">
          <table:table-cell table:style-name="ce15" office:value-type="float" office:value="575" calcext:value-type="float">
            <text:p>575.0</text:p>
          </table:table-cell>
          <table:table-cell table:style-name="ce18" office:value-type="float" office:value="1.834" calcext:value-type="float">
            <text:p>1.8340E+00</text:p>
          </table:table-cell>
          <table:table-cell table:style-name="ce18" office:value-type="float" office:value="1.4777" calcext:value-type="float">
            <text:p>1.4777E+00</text:p>
          </table:table-cell>
          <table:table-cell table:style-name="ce18" office:value-type="float" office:value="1.3225" calcext:value-type="float">
            <text:p>1.3225E+00</text:p>
          </table:table-cell>
          <table:table-cell table:number-columns-repeated="60"/>
        </table:table-row>
        <table:table-row table:style-name="ro4">
          <table:table-cell table:style-name="ce15" office:value-type="float" office:value="576" calcext:value-type="float">
            <text:p>576.0</text:p>
          </table:table-cell>
          <table:table-cell table:style-name="ce18" office:value-type="float" office:value="1.818" calcext:value-type="float">
            <text:p>1.8180E+00</text:p>
          </table:table-cell>
          <table:table-cell table:style-name="ce18" office:value-type="float" office:value="1.4654" calcext:value-type="float">
            <text:p>1.4654E+00</text:p>
          </table:table-cell>
          <table:table-cell table:style-name="ce18" office:value-type="float" office:value="1.3118" calcext:value-type="float">
            <text:p>1.3118E+00</text:p>
          </table:table-cell>
          <table:table-cell table:number-columns-repeated="60"/>
        </table:table-row>
        <table:table-row table:style-name="ro4">
          <table:table-cell table:style-name="ce15" office:value-type="float" office:value="577" calcext:value-type="float">
            <text:p>577.0</text:p>
          </table:table-cell>
          <table:table-cell table:style-name="ce18" office:value-type="float" office:value="1.862" calcext:value-type="float">
            <text:p>1.8620E+00</text:p>
          </table:table-cell>
          <table:table-cell table:style-name="ce18" office:value-type="float" office:value="1.5023" calcext:value-type="float">
            <text:p>1.5023E+00</text:p>
          </table:table-cell>
          <table:table-cell table:style-name="ce18" office:value-type="float" office:value="1.3452" calcext:value-type="float">
            <text:p>1.3452E+00</text:p>
          </table:table-cell>
          <table:table-cell table:number-columns-repeated="60"/>
        </table:table-row>
        <table:table-row table:style-name="ro4">
          <table:table-cell table:style-name="ce15" office:value-type="float" office:value="578" calcext:value-type="float">
            <text:p>578.0</text:p>
          </table:table-cell>
          <table:table-cell table:style-name="ce18" office:value-type="float" office:value="1.799" calcext:value-type="float">
            <text:p>1.7990E+00</text:p>
          </table:table-cell>
          <table:table-cell table:style-name="ce18" office:value-type="float" office:value="1.456" calcext:value-type="float">
            <text:p>1.4560E+00</text:p>
          </table:table-cell>
          <table:table-cell table:style-name="ce18" office:value-type="float" office:value="1.304" calcext:value-type="float">
            <text:p>1.3040E+00</text:p>
          </table:table-cell>
          <table:table-cell table:number-columns-repeated="60"/>
        </table:table-row>
        <table:table-row table:style-name="ro4">
          <table:table-cell table:style-name="ce15" office:value-type="float" office:value="579" calcext:value-type="float">
            <text:p>579.0</text:p>
          </table:table-cell>
          <table:table-cell table:style-name="ce18" office:value-type="float" office:value="1.816" calcext:value-type="float">
            <text:p>1.8160E+00</text:p>
          </table:table-cell>
          <table:table-cell table:style-name="ce18" office:value-type="float" office:value="1.477" calcext:value-type="float">
            <text:p>1.4770E+00</text:p>
          </table:table-cell>
          <table:table-cell table:style-name="ce18" office:value-type="float" office:value="1.323" calcext:value-type="float">
            <text:p>1.3230E+00</text:p>
          </table:table-cell>
          <table:table-cell table:number-columns-repeated="60"/>
        </table:table-row>
        <table:table-row table:style-name="ro4">
          <table:table-cell table:style-name="ce15" office:value-type="float" office:value="580" calcext:value-type="float">
            <text:p>580.0</text:p>
          </table:table-cell>
          <table:table-cell table:style-name="ce18" office:value-type="float" office:value="1.834" calcext:value-type="float">
            <text:p>1.8340E+00</text:p>
          </table:table-cell>
          <table:table-cell table:style-name="ce18" office:value-type="float" office:value="1.502" calcext:value-type="float">
            <text:p>1.5020E+00</text:p>
          </table:table-cell>
          <table:table-cell table:style-name="ce18" office:value-type="float" office:value="1.3455" calcext:value-type="float">
            <text:p>1.3455E+00</text:p>
          </table:table-cell>
          <table:table-cell table:number-columns-repeated="60"/>
        </table:table-row>
        <table:table-row table:style-name="ro4">
          <table:table-cell table:style-name="ce15" office:value-type="float" office:value="581" calcext:value-type="float">
            <text:p>581.0</text:p>
          </table:table-cell>
          <table:table-cell table:style-name="ce18" office:value-type="float" office:value="1.833" calcext:value-type="float">
            <text:p>1.8330E+00</text:p>
          </table:table-cell>
          <table:table-cell table:style-name="ce18" office:value-type="float" office:value="1.5089" calcext:value-type="float">
            <text:p>1.5089E+00</text:p>
          </table:table-cell>
          <table:table-cell table:style-name="ce18" office:value-type="float" office:value="1.3518" calcext:value-type="float">
            <text:p>1.3518E+00</text:p>
          </table:table-cell>
          <table:table-cell table:number-columns-repeated="60"/>
        </table:table-row>
        <table:table-row table:style-name="ro4">
          <table:table-cell table:style-name="ce15" office:value-type="float" office:value="582" calcext:value-type="float">
            <text:p>582.0</text:p>
          </table:table-cell>
          <table:table-cell table:style-name="ce18" office:value-type="float" office:value="1.852" calcext:value-type="float">
            <text:p>1.8520E+00</text:p>
          </table:table-cell>
          <table:table-cell table:style-name="ce18" office:value-type="float" office:value="1.532" calcext:value-type="float">
            <text:p>1.5320E+00</text:p>
          </table:table-cell>
          <table:table-cell table:style-name="ce18" office:value-type="float" office:value="1.3729" calcext:value-type="float">
            <text:p>1.3729E+00</text:p>
          </table:table-cell>
          <table:table-cell table:number-columns-repeated="60"/>
        </table:table-row>
        <table:table-row table:style-name="ro4">
          <table:table-cell table:style-name="ce15" office:value-type="float" office:value="583" calcext:value-type="float">
            <text:p>583.0</text:p>
          </table:table-cell>
          <table:table-cell table:style-name="ce18" office:value-type="float" office:value="1.863" calcext:value-type="float">
            <text:p>1.8630E+00</text:p>
          </table:table-cell>
          <table:table-cell table:style-name="ce18" office:value-type="float" office:value="1.5479" calcext:value-type="float">
            <text:p>1.5479E+00</text:p>
          </table:table-cell>
          <table:table-cell table:style-name="ce18" office:value-type="float" office:value="1.3872" calcext:value-type="float">
            <text:p>1.3872E+00</text:p>
          </table:table-cell>
          <table:table-cell table:number-columns-repeated="60"/>
        </table:table-row>
        <table:table-row table:style-name="ro4">
          <table:table-cell table:style-name="ce15" office:value-type="float" office:value="584" calcext:value-type="float">
            <text:p>584.0</text:p>
          </table:table-cell>
          <table:table-cell table:style-name="ce18" office:value-type="float" office:value="1.854" calcext:value-type="float">
            <text:p>1.8540E+00</text:p>
          </table:table-cell>
          <table:table-cell table:style-name="ce18" office:value-type="float" office:value="1.5448" calcext:value-type="float">
            <text:p>1.5448E+00</text:p>
          </table:table-cell>
          <table:table-cell table:style-name="ce18" office:value-type="float" office:value="1.3845" calcext:value-type="float">
            <text:p>1.3845E+00</text:p>
          </table:table-cell>
          <table:table-cell table:number-columns-repeated="60"/>
        </table:table-row>
        <table:table-row table:style-name="ro4">
          <table:table-cell table:style-name="ce15" office:value-type="float" office:value="585" calcext:value-type="float">
            <text:p>585.0</text:p>
          </table:table-cell>
          <table:table-cell table:style-name="ce18" office:value-type="float" office:value="1.836" calcext:value-type="float">
            <text:p>1.8360E+00</text:p>
          </table:table-cell>
          <table:table-cell table:style-name="ce18" office:value-type="float" office:value="1.5324" calcext:value-type="float">
            <text:p>1.5324E+00</text:p>
          </table:table-cell>
          <table:table-cell table:style-name="ce18" office:value-type="float" office:value="1.3737" calcext:value-type="float">
            <text:p>1.3737E+00</text:p>
          </table:table-cell>
          <table:table-cell table:number-columns-repeated="60"/>
        </table:table-row>
        <table:table-row table:style-name="ro4">
          <table:table-cell table:style-name="ce15" office:value-type="float" office:value="586" calcext:value-type="float">
            <text:p>586.0</text:p>
          </table:table-cell>
          <table:table-cell table:style-name="ce18" office:value-type="float" office:value="1.792" calcext:value-type="float">
            <text:p>1.7920E+00</text:p>
          </table:table-cell>
          <table:table-cell table:style-name="ce18" office:value-type="float" office:value="1.4953" calcext:value-type="float">
            <text:p>1.4953E+00</text:p>
          </table:table-cell>
          <table:table-cell table:style-name="ce18" office:value-type="float" office:value="1.3409" calcext:value-type="float">
            <text:p>1.3409E+00</text:p>
          </table:table-cell>
          <table:table-cell table:number-columns-repeated="60"/>
        </table:table-row>
        <table:table-row table:style-name="ro4">
          <table:table-cell table:style-name="ce15" office:value-type="float" office:value="587" calcext:value-type="float">
            <text:p>587.0</text:p>
          </table:table-cell>
          <table:table-cell table:style-name="ce18" office:value-type="float" office:value="1.838" calcext:value-type="float">
            <text:p>1.8380E+00</text:p>
          </table:table-cell>
          <table:table-cell table:style-name="ce18" office:value-type="float" office:value="1.5281" calcext:value-type="float">
            <text:p>1.5281E+00</text:p>
          </table:table-cell>
          <table:table-cell table:style-name="ce18" office:value-type="float" office:value="1.3708" calcext:value-type="float">
            <text:p>1.3708E+00</text:p>
          </table:table-cell>
          <table:table-cell table:number-columns-repeated="60"/>
        </table:table-row>
        <table:table-row table:style-name="ro4">
          <table:table-cell table:style-name="ce15" office:value-type="float" office:value="588" calcext:value-type="float">
            <text:p>588.0</text:p>
          </table:table-cell>
          <table:table-cell table:style-name="ce18" office:value-type="float" office:value="1.821" calcext:value-type="float">
            <text:p>1.8210E+00</text:p>
          </table:table-cell>
          <table:table-cell table:style-name="ce18" office:value-type="float" office:value="1.4934" calcext:value-type="float">
            <text:p>1.4934E+00</text:p>
          </table:table-cell>
          <table:table-cell table:style-name="ce18" office:value-type="float" office:value="1.3403" calcext:value-type="float">
            <text:p>1.3403E+00</text:p>
          </table:table-cell>
          <table:table-cell table:number-columns-repeated="60"/>
        </table:table-row>
        <table:table-row table:style-name="ro4">
          <table:table-cell table:style-name="ce15" office:value-type="float" office:value="589" calcext:value-type="float">
            <text:p>589.0</text:p>
          </table:table-cell>
          <table:table-cell table:style-name="ce18" office:value-type="float" office:value="1.624" calcext:value-type="float">
            <text:p>1.6240E+00</text:p>
          </table:table-cell>
          <table:table-cell table:style-name="ce18" office:value-type="float" office:value="1.2894" calcext:value-type="float">
            <text:p>1.2894E+00</text:p>
          </table:table-cell>
          <table:table-cell table:style-name="ce18" office:value-type="float" office:value="1.1582" calcext:value-type="float">
            <text:p>1.1582E+00</text:p>
          </table:table-cell>
          <table:table-cell table:number-columns-repeated="60"/>
        </table:table-row>
        <table:table-row table:style-name="ro4">
          <table:table-cell table:style-name="ce15" office:value-type="float" office:value="590" calcext:value-type="float">
            <text:p>590.0</text:p>
          </table:table-cell>
          <table:table-cell table:style-name="ce18" office:value-type="float" office:value="1.7218" calcext:value-type="float">
            <text:p>1.7218E+00</text:p>
          </table:table-cell>
          <table:table-cell table:style-name="ce18" office:value-type="float" office:value="1.3709" calcext:value-type="float">
            <text:p>1.3709E+00</text:p>
          </table:table-cell>
          <table:table-cell table:style-name="ce18" office:value-type="float" office:value="1.2316" calcext:value-type="float">
            <text:p>1.2316E+00</text:p>
          </table:table-cell>
          <table:table-cell table:number-columns-repeated="60"/>
        </table:table-row>
        <table:table-row table:style-name="ro4">
          <table:table-cell table:style-name="ce15" office:value-type="float" office:value="591" calcext:value-type="float">
            <text:p>591.0</text:p>
          </table:table-cell>
          <table:table-cell table:style-name="ce18" office:value-type="float" office:value="1.809" calcext:value-type="float">
            <text:p>1.8090E+00</text:p>
          </table:table-cell>
          <table:table-cell table:style-name="ce18" office:value-type="float" office:value="1.4662" calcext:value-type="float">
            <text:p>1.4662E+00</text:p>
          </table:table-cell>
          <table:table-cell table:style-name="ce18" office:value-type="float" office:value="1.3171" calcext:value-type="float">
            <text:p>1.3171E+00</text:p>
          </table:table-cell>
          <table:table-cell table:number-columns-repeated="60"/>
        </table:table-row>
        <table:table-row table:style-name="ro4">
          <table:table-cell table:style-name="ce15" office:value-type="float" office:value="592" calcext:value-type="float">
            <text:p>592.0</text:p>
          </table:table-cell>
          <table:table-cell table:style-name="ce18" office:value-type="float" office:value="1.788" calcext:value-type="float">
            <text:p>1.7880E+00</text:p>
          </table:table-cell>
          <table:table-cell table:style-name="ce18" office:value-type="float" office:value="1.4354" calcext:value-type="float">
            <text:p>1.4354E+00</text:p>
          </table:table-cell>
          <table:table-cell table:style-name="ce18" office:value-type="float" office:value="1.29" calcext:value-type="float">
            <text:p>1.2900E+00</text:p>
          </table:table-cell>
          <table:table-cell table:number-columns-repeated="60"/>
        </table:table-row>
        <table:table-row table:style-name="ro4">
          <table:table-cell table:style-name="ce15" office:value-type="float" office:value="593" calcext:value-type="float">
            <text:p>593.0</text:p>
          </table:table-cell>
          <table:table-cell table:style-name="ce18" office:value-type="float" office:value="1.792" calcext:value-type="float">
            <text:p>1.7920E+00</text:p>
          </table:table-cell>
          <table:table-cell table:style-name="ce18" office:value-type="float" office:value="1.4561" calcext:value-type="float">
            <text:p>1.4561E+00</text:p>
          </table:table-cell>
          <table:table-cell table:style-name="ce18" office:value-type="float" office:value="1.3086" calcext:value-type="float">
            <text:p>1.3086E+00</text:p>
          </table:table-cell>
          <table:table-cell table:number-columns-repeated="60"/>
        </table:table-row>
        <table:table-row table:style-name="ro4">
          <table:table-cell table:style-name="ce15" office:value-type="float" office:value="594" calcext:value-type="float">
            <text:p>594.0</text:p>
          </table:table-cell>
          <table:table-cell table:style-name="ce18" office:value-type="float" office:value="1.789" calcext:value-type="float">
            <text:p>1.7890E+00</text:p>
          </table:table-cell>
          <table:table-cell table:style-name="ce18" office:value-type="float" office:value="1.4491" calcext:value-type="float">
            <text:p>1.4491E+00</text:p>
          </table:table-cell>
          <table:table-cell table:style-name="ce18" office:value-type="float" office:value="1.3029" calcext:value-type="float">
            <text:p>1.3029E+00</text:p>
          </table:table-cell>
          <table:table-cell table:number-columns-repeated="60"/>
        </table:table-row>
        <table:table-row table:style-name="ro4">
          <table:table-cell table:style-name="ce15" office:value-type="float" office:value="595" calcext:value-type="float">
            <text:p>595.0</text:p>
          </table:table-cell>
          <table:table-cell table:style-name="ce18" office:value-type="float" office:value="1.778" calcext:value-type="float">
            <text:p>1.7780E+00</text:p>
          </table:table-cell>
          <table:table-cell table:style-name="ce18" office:value-type="float" office:value="1.4308" calcext:value-type="float">
            <text:p>1.4308E+00</text:p>
          </table:table-cell>
          <table:table-cell table:style-name="ce18" office:value-type="float" office:value="1.287" calcext:value-type="float">
            <text:p>1.2870E+00</text:p>
          </table:table-cell>
          <table:table-cell table:number-columns-repeated="60"/>
        </table:table-row>
        <table:table-row table:style-name="ro4">
          <table:table-cell table:style-name="ce15" office:value-type="float" office:value="596" calcext:value-type="float">
            <text:p>596.0</text:p>
          </table:table-cell>
          <table:table-cell table:style-name="ce18" office:value-type="float" office:value="1.796" calcext:value-type="float">
            <text:p>1.7960E+00</text:p>
          </table:table-cell>
          <table:table-cell table:style-name="ce18" office:value-type="float" office:value="1.4745" calcext:value-type="float">
            <text:p>1.4745E+00</text:p>
          </table:table-cell>
          <table:table-cell table:style-name="ce18" office:value-type="float" office:value="1.326" calcext:value-type="float">
            <text:p>1.3260E+00</text:p>
          </table:table-cell>
          <table:table-cell table:number-columns-repeated="60"/>
        </table:table-row>
        <table:table-row table:style-name="ro4">
          <table:table-cell table:style-name="ce15" office:value-type="float" office:value="597" calcext:value-type="float">
            <text:p>597.0</text:p>
          </table:table-cell>
          <table:table-cell table:style-name="ce18" office:value-type="float" office:value="1.806" calcext:value-type="float">
            <text:p>1.8060E+00</text:p>
          </table:table-cell>
          <table:table-cell table:style-name="ce18" office:value-type="float" office:value="1.4788" calcext:value-type="float">
            <text:p>1.4788E+00</text:p>
          </table:table-cell>
          <table:table-cell table:style-name="ce18" office:value-type="float" office:value="1.3303" calcext:value-type="float">
            <text:p>1.3303E+00</text:p>
          </table:table-cell>
          <table:table-cell table:number-columns-repeated="60"/>
        </table:table-row>
        <table:table-row table:style-name="ro4">
          <table:table-cell table:style-name="ce15" office:value-type="float" office:value="598" calcext:value-type="float">
            <text:p>598.0</text:p>
          </table:table-cell>
          <table:table-cell table:style-name="ce18" office:value-type="float" office:value="1.772" calcext:value-type="float">
            <text:p>1.7720E+00</text:p>
          </table:table-cell>
          <table:table-cell table:style-name="ce18" office:value-type="float" office:value="1.4607" calcext:value-type="float">
            <text:p>1.4607E+00</text:p>
          </table:table-cell>
          <table:table-cell table:style-name="ce18" office:value-type="float" office:value="1.3142" calcext:value-type="float">
            <text:p>1.3142E+00</text:p>
          </table:table-cell>
          <table:table-cell table:number-columns-repeated="60"/>
        </table:table-row>
        <table:table-row table:style-name="ro4">
          <table:table-cell table:style-name="ce15" office:value-type="float" office:value="599" calcext:value-type="float">
            <text:p>599.0</text:p>
          </table:table-cell>
          <table:table-cell table:style-name="ce18" office:value-type="float" office:value="1.764" calcext:value-type="float">
            <text:p>1.7640E+00</text:p>
          </table:table-cell>
          <table:table-cell table:style-name="ce18" office:value-type="float" office:value="1.4606" calcext:value-type="float">
            <text:p>1.4606E+00</text:p>
          </table:table-cell>
          <table:table-cell table:style-name="ce18" office:value-type="float" office:value="1.3145" calcext:value-type="float">
            <text:p>1.3145E+00</text:p>
          </table:table-cell>
          <table:table-cell table:number-columns-repeated="60"/>
        </table:table-row>
        <table:table-row table:style-name="ro4">
          <table:table-cell table:style-name="ce15" office:value-type="float" office:value="600" calcext:value-type="float">
            <text:p>600.0</text:p>
          </table:table-cell>
          <table:table-cell table:style-name="ce18" office:value-type="float" office:value="1.77" calcext:value-type="float">
            <text:p>1.7700E+00</text:p>
          </table:table-cell>
          <table:table-cell table:style-name="ce18" office:value-type="float" office:value="1.4753" calcext:value-type="float">
            <text:p>1.4753E+00</text:p>
          </table:table-cell>
          <table:table-cell table:style-name="ce18" office:value-type="float" office:value="1.3278" calcext:value-type="float">
            <text:p>1.3278E+00</text:p>
          </table:table-cell>
          <table:table-cell table:number-columns-repeated="60"/>
        </table:table-row>
        <table:table-row table:style-name="ro4">
          <table:table-cell table:style-name="ce15" office:value-type="float" office:value="601" calcext:value-type="float">
            <text:p>601.0</text:p>
          </table:table-cell>
          <table:table-cell table:style-name="ce18" office:value-type="float" office:value="1.742" calcext:value-type="float">
            <text:p>1.7420E+00</text:p>
          </table:table-cell>
          <table:table-cell table:style-name="ce18" office:value-type="float" office:value="1.4579" calcext:value-type="float">
            <text:p>1.4579E+00</text:p>
          </table:table-cell>
          <table:table-cell table:style-name="ce18" office:value-type="float" office:value="1.3123" calcext:value-type="float">
            <text:p>1.3123E+00</text:p>
          </table:table-cell>
          <table:table-cell table:number-columns-repeated="60"/>
        </table:table-row>
        <table:table-row table:style-name="ro4">
          <table:table-cell table:style-name="ce15" office:value-type="float" office:value="602" calcext:value-type="float">
            <text:p>602.0</text:p>
          </table:table-cell>
          <table:table-cell table:style-name="ce18" office:value-type="float" office:value="1.715" calcext:value-type="float">
            <text:p>1.7150E+00</text:p>
          </table:table-cell>
          <table:table-cell table:style-name="ce18" office:value-type="float" office:value="1.436" calcext:value-type="float">
            <text:p>1.4360E+00</text:p>
          </table:table-cell>
          <table:table-cell table:style-name="ce18" office:value-type="float" office:value="1.2928" calcext:value-type="float">
            <text:p>1.2928E+00</text:p>
          </table:table-cell>
          <table:table-cell table:number-columns-repeated="60"/>
        </table:table-row>
        <table:table-row table:style-name="ro4">
          <table:table-cell table:style-name="ce15" office:value-type="float" office:value="603" calcext:value-type="float">
            <text:p>603.0</text:p>
          </table:table-cell>
          <table:table-cell table:style-name="ce18" office:value-type="float" office:value="1.749" calcext:value-type="float">
            <text:p>1.7490E+00</text:p>
          </table:table-cell>
          <table:table-cell table:style-name="ce18" office:value-type="float" office:value="1.4664" calcext:value-type="float">
            <text:p>1.4664E+00</text:p>
          </table:table-cell>
          <table:table-cell table:style-name="ce18" office:value-type="float" office:value="1.3205" calcext:value-type="float">
            <text:p>1.3205E+00</text:p>
          </table:table-cell>
          <table:table-cell table:number-columns-repeated="60"/>
        </table:table-row>
        <table:table-row table:style-name="ro4">
          <table:table-cell table:style-name="ce15" office:value-type="float" office:value="604" calcext:value-type="float">
            <text:p>604.0</text:p>
          </table:table-cell>
          <table:table-cell table:style-name="ce18" office:value-type="float" office:value="1.779" calcext:value-type="float">
            <text:p>1.7790E+00</text:p>
          </table:table-cell>
          <table:table-cell table:style-name="ce18" office:value-type="float" office:value="1.4921" calcext:value-type="float">
            <text:p>1.4921E+00</text:p>
          </table:table-cell>
          <table:table-cell table:style-name="ce18" office:value-type="float" office:value="1.3439" calcext:value-type="float">
            <text:p>1.3439E+00</text:p>
          </table:table-cell>
          <table:table-cell table:number-columns-repeated="60"/>
        </table:table-row>
        <table:table-row table:style-name="ro4">
          <table:table-cell table:style-name="ce15" office:value-type="float" office:value="605" calcext:value-type="float">
            <text:p>605.0</text:p>
          </table:table-cell>
          <table:table-cell table:style-name="ce18" office:value-type="float" office:value="1.773" calcext:value-type="float">
            <text:p>1.7730E+00</text:p>
          </table:table-cell>
          <table:table-cell table:style-name="ce18" office:value-type="float" office:value="1.4895" calcext:value-type="float">
            <text:p>1.4895E+00</text:p>
          </table:table-cell>
          <table:table-cell table:style-name="ce18" office:value-type="float" office:value="1.3418" calcext:value-type="float">
            <text:p>1.3418E+00</text:p>
          </table:table-cell>
          <table:table-cell table:number-columns-repeated="60"/>
        </table:table-row>
        <table:table-row table:style-name="ro4">
          <table:table-cell table:style-name="ce15" office:value-type="float" office:value="606" calcext:value-type="float">
            <text:p>606.0</text:p>
          </table:table-cell>
          <table:table-cell table:style-name="ce18" office:value-type="float" office:value="1.758" calcext:value-type="float">
            <text:p>1.7580E+00</text:p>
          </table:table-cell>
          <table:table-cell table:style-name="ce18" office:value-type="float" office:value="1.4822" calcext:value-type="float">
            <text:p>1.4822E+00</text:p>
          </table:table-cell>
          <table:table-cell table:style-name="ce18" office:value-type="float" office:value="1.3353" calcext:value-type="float">
            <text:p>1.3353E+00</text:p>
          </table:table-cell>
          <table:table-cell table:number-columns-repeated="60"/>
        </table:table-row>
        <table:table-row table:style-name="ro4">
          <table:table-cell table:style-name="ce15" office:value-type="float" office:value="607" calcext:value-type="float">
            <text:p>607.0</text:p>
          </table:table-cell>
          <table:table-cell table:style-name="ce18" office:value-type="float" office:value="1.762" calcext:value-type="float">
            <text:p>1.7620E+00</text:p>
          </table:table-cell>
          <table:table-cell table:style-name="ce18" office:value-type="float" office:value="1.4911" calcext:value-type="float">
            <text:p>1.4911E+00</text:p>
          </table:table-cell>
          <table:table-cell table:style-name="ce18" office:value-type="float" office:value="1.3434" calcext:value-type="float">
            <text:p>1.3434E+00</text:p>
          </table:table-cell>
          <table:table-cell table:number-columns-repeated="60"/>
        </table:table-row>
        <table:table-row table:style-name="ro4">
          <table:table-cell table:style-name="ce15" office:value-type="float" office:value="608" calcext:value-type="float">
            <text:p>608.0</text:p>
          </table:table-cell>
          <table:table-cell table:style-name="ce18" office:value-type="float" office:value="1.751" calcext:value-type="float">
            <text:p>1.7510E+00</text:p>
          </table:table-cell>
          <table:table-cell table:style-name="ce18" office:value-type="float" office:value="1.4862" calcext:value-type="float">
            <text:p>1.4862E+00</text:p>
          </table:table-cell>
          <table:table-cell table:style-name="ce18" office:value-type="float" office:value="1.3392" calcext:value-type="float">
            <text:p>1.3392E+00</text:p>
          </table:table-cell>
          <table:table-cell table:number-columns-repeated="60"/>
        </table:table-row>
        <table:table-row table:style-name="ro4">
          <table:table-cell table:style-name="ce15" office:value-type="float" office:value="609" calcext:value-type="float">
            <text:p>609.0</text:p>
          </table:table-cell>
          <table:table-cell table:style-name="ce18" office:value-type="float" office:value="1.734" calcext:value-type="float">
            <text:p>1.7340E+00</text:p>
          </table:table-cell>
          <table:table-cell table:style-name="ce18" office:value-type="float" office:value="1.4749" calcext:value-type="float">
            <text:p>1.4749E+00</text:p>
          </table:table-cell>
          <table:table-cell table:style-name="ce18" office:value-type="float" office:value="1.3292" calcext:value-type="float">
            <text:p>1.3292E+00</text:p>
          </table:table-cell>
          <table:table-cell table:number-columns-repeated="60"/>
        </table:table-row>
        <table:table-row table:style-name="ro4">
          <table:table-cell table:style-name="ce15" office:value-type="float" office:value="610" calcext:value-type="float">
            <text:p>610.0</text:p>
          </table:table-cell>
          <table:table-cell table:style-name="ce18" office:value-type="float" office:value="1.724" calcext:value-type="float">
            <text:p>1.7240E+00</text:p>
          </table:table-cell>
          <table:table-cell table:style-name="ce18" office:value-type="float" office:value="1.4686" calcext:value-type="float">
            <text:p>1.4686E+00</text:p>
          </table:table-cell>
          <table:table-cell table:style-name="ce18" office:value-type="float" office:value="1.3237" calcext:value-type="float">
            <text:p>1.3237E+00</text:p>
          </table:table-cell>
          <table:table-cell table:number-columns-repeated="60"/>
        </table:table-row>
        <table:table-row table:style-name="ro4">
          <table:table-cell table:style-name="ce15" office:value-type="float" office:value="611" calcext:value-type="float">
            <text:p>611.0</text:p>
          </table:table-cell>
          <table:table-cell table:style-name="ce18" office:value-type="float" office:value="1.712" calcext:value-type="float">
            <text:p>1.7120E+00</text:p>
          </table:table-cell>
          <table:table-cell table:style-name="ce18" office:value-type="float" office:value="1.4611" calcext:value-type="float">
            <text:p>1.4611E+00</text:p>
          </table:table-cell>
          <table:table-cell table:style-name="ce18" office:value-type="float" office:value="1.317" calcext:value-type="float">
            <text:p>1.3170E+00</text:p>
          </table:table-cell>
          <table:table-cell table:number-columns-repeated="60"/>
        </table:table-row>
        <table:table-row table:style-name="ro4">
          <table:table-cell table:style-name="ce15" office:value-type="float" office:value="612" calcext:value-type="float">
            <text:p>612.0</text:p>
          </table:table-cell>
          <table:table-cell table:style-name="ce18" office:value-type="float" office:value="1.736" calcext:value-type="float">
            <text:p>1.7360E+00</text:p>
          </table:table-cell>
          <table:table-cell table:style-name="ce18" office:value-type="float" office:value="1.4831" calcext:value-type="float">
            <text:p>1.4831E+00</text:p>
          </table:table-cell>
          <table:table-cell table:style-name="ce18" office:value-type="float" office:value="1.337" calcext:value-type="float">
            <text:p>1.3370E+00</text:p>
          </table:table-cell>
          <table:table-cell table:number-columns-repeated="60"/>
        </table:table-row>
        <table:table-row table:style-name="ro4">
          <table:table-cell table:style-name="ce15" office:value-type="float" office:value="613" calcext:value-type="float">
            <text:p>613.0</text:p>
          </table:table-cell>
          <table:table-cell table:style-name="ce18" office:value-type="float" office:value="1.71" calcext:value-type="float">
            <text:p>1.7100E+00</text:p>
          </table:table-cell>
          <table:table-cell table:style-name="ce18" office:value-type="float" office:value="1.4621" calcext:value-type="float">
            <text:p>1.4621E+00</text:p>
          </table:table-cell>
          <table:table-cell table:style-name="ce18" office:value-type="float" office:value="1.3182" calcext:value-type="float">
            <text:p>1.3182E+00</text:p>
          </table:table-cell>
          <table:table-cell table:number-columns-repeated="60"/>
        </table:table-row>
        <table:table-row table:style-name="ro4">
          <table:table-cell table:style-name="ce15" office:value-type="float" office:value="614" calcext:value-type="float">
            <text:p>614.0</text:p>
          </table:table-cell>
          <table:table-cell table:style-name="ce18" office:value-type="float" office:value="1.655" calcext:value-type="float">
            <text:p>1.6550E+00</text:p>
          </table:table-cell>
          <table:table-cell table:style-name="ce18" office:value-type="float" office:value="1.4176" calcext:value-type="float">
            <text:p>1.4176E+00</text:p>
          </table:table-cell>
          <table:table-cell table:style-name="ce18" office:value-type="float" office:value="1.2783" calcext:value-type="float">
            <text:p>1.2783E+00</text:p>
          </table:table-cell>
          <table:table-cell table:number-columns-repeated="60"/>
        </table:table-row>
        <table:table-row table:style-name="ro4">
          <table:table-cell table:style-name="ce15" office:value-type="float" office:value="615" calcext:value-type="float">
            <text:p>615.0</text:p>
          </table:table-cell>
          <table:table-cell table:style-name="ce18" office:value-type="float" office:value="1.712" calcext:value-type="float">
            <text:p>1.7120E+00</text:p>
          </table:table-cell>
          <table:table-cell table:style-name="ce18" office:value-type="float" office:value="1.4697" calcext:value-type="float">
            <text:p>1.4697E+00</text:p>
          </table:table-cell>
          <table:table-cell table:style-name="ce18" office:value-type="float" office:value="1.3254" calcext:value-type="float">
            <text:p>1.3254E+00</text:p>
          </table:table-cell>
          <table:table-cell table:number-columns-repeated="60"/>
        </table:table-row>
        <table:table-row table:style-name="ro4">
          <table:table-cell table:style-name="ce15" office:value-type="float" office:value="616" calcext:value-type="float">
            <text:p>616.0</text:p>
          </table:table-cell>
          <table:table-cell table:style-name="ce18" office:value-type="float" office:value="1.664" calcext:value-type="float">
            <text:p>1.6640E+00</text:p>
          </table:table-cell>
          <table:table-cell table:style-name="ce18" office:value-type="float" office:value="1.431" calcext:value-type="float">
            <text:p>1.4310E+00</text:p>
          </table:table-cell>
          <table:table-cell table:style-name="ce18" office:value-type="float" office:value="1.2906" calcext:value-type="float">
            <text:p>1.2906E+00</text:p>
          </table:table-cell>
          <table:table-cell table:number-columns-repeated="60"/>
        </table:table-row>
        <table:table-row table:style-name="ro4">
          <table:table-cell table:style-name="ce15" office:value-type="float" office:value="617" calcext:value-type="float">
            <text:p>617.0</text:p>
          </table:table-cell>
          <table:table-cell table:style-name="ce18" office:value-type="float" office:value="1.641" calcext:value-type="float">
            <text:p>1.6410E+00</text:p>
          </table:table-cell>
          <table:table-cell table:style-name="ce18" office:value-type="float" office:value="1.4128" calcext:value-type="float">
            <text:p>1.4128E+00</text:p>
          </table:table-cell>
          <table:table-cell table:style-name="ce18" office:value-type="float" office:value="1.2744" calcext:value-type="float">
            <text:p>1.2744E+00</text:p>
          </table:table-cell>
          <table:table-cell table:number-columns-repeated="60"/>
        </table:table-row>
        <table:table-row table:style-name="ro4">
          <table:table-cell table:style-name="ce15" office:value-type="float" office:value="618" calcext:value-type="float">
            <text:p>618.0</text:p>
          </table:table-cell>
          <table:table-cell table:style-name="ce18" office:value-type="float" office:value="1.702" calcext:value-type="float">
            <text:p>1.7020E+00</text:p>
          </table:table-cell>
          <table:table-cell table:style-name="ce18" office:value-type="float" office:value="1.4664" calcext:value-type="float">
            <text:p>1.4664E+00</text:p>
          </table:table-cell>
          <table:table-cell table:style-name="ce18" office:value-type="float" office:value="1.3228" calcext:value-type="float">
            <text:p>1.3228E+00</text:p>
          </table:table-cell>
          <table:table-cell table:number-columns-repeated="60"/>
        </table:table-row>
        <table:table-row table:style-name="ro4">
          <table:table-cell table:style-name="ce15" office:value-type="float" office:value="619" calcext:value-type="float">
            <text:p>619.0</text:p>
          </table:table-cell>
          <table:table-cell table:style-name="ce18" office:value-type="float" office:value="1.709" calcext:value-type="float">
            <text:p>1.7090E+00</text:p>
          </table:table-cell>
          <table:table-cell table:style-name="ce18" office:value-type="float" office:value="1.4733" calcext:value-type="float">
            <text:p>1.4733E+00</text:p>
          </table:table-cell>
          <table:table-cell table:style-name="ce18" office:value-type="float" office:value="1.3292" calcext:value-type="float">
            <text:p>1.3292E+00</text:p>
          </table:table-cell>
          <table:table-cell table:number-columns-repeated="60"/>
        </table:table-row>
        <table:table-row table:style-name="ro4">
          <table:table-cell table:style-name="ce15" office:value-type="float" office:value="620" calcext:value-type="float">
            <text:p>620.0</text:p>
          </table:table-cell>
          <table:table-cell table:style-name="ce18" office:value-type="float" office:value="1.711" calcext:value-type="float">
            <text:p>1.7110E+00</text:p>
          </table:table-cell>
          <table:table-cell table:style-name="ce18" office:value-type="float" office:value="1.4739" calcext:value-type="float">
            <text:p>1.4739E+00</text:p>
          </table:table-cell>
          <table:table-cell table:style-name="ce18" office:value-type="float" office:value="1.3299" calcext:value-type="float">
            <text:p>1.3299E+00</text:p>
          </table:table-cell>
          <table:table-cell table:number-columns-repeated="60"/>
        </table:table-row>
        <table:table-row table:style-name="ro4">
          <table:table-cell table:style-name="ce15" office:value-type="float" office:value="621" calcext:value-type="float">
            <text:p>621.0</text:p>
          </table:table-cell>
          <table:table-cell table:style-name="ce18" office:value-type="float" office:value="1.724" calcext:value-type="float">
            <text:p>1.7240E+00</text:p>
          </table:table-cell>
          <table:table-cell table:style-name="ce18" office:value-type="float" office:value="1.4802" calcext:value-type="float">
            <text:p>1.4802E+00</text:p>
          </table:table-cell>
          <table:table-cell table:style-name="ce18" office:value-type="float" office:value="1.3359" calcext:value-type="float">
            <text:p>1.3359E+00</text:p>
          </table:table-cell>
          <table:table-cell table:number-columns-repeated="60"/>
        </table:table-row>
        <table:table-row table:style-name="ro4">
          <table:table-cell table:style-name="ce15" office:value-type="float" office:value="622" calcext:value-type="float">
            <text:p>622.0</text:p>
          </table:table-cell>
          <table:table-cell table:style-name="ce18" office:value-type="float" office:value="1.6784" calcext:value-type="float">
            <text:p>1.6784E+00</text:p>
          </table:table-cell>
          <table:table-cell table:style-name="ce18" office:value-type="float" office:value="1.4269" calcext:value-type="float">
            <text:p>1.4269E+00</text:p>
          </table:table-cell>
          <table:table-cell table:style-name="ce18" office:value-type="float" office:value="1.2882" calcext:value-type="float">
            <text:p>1.2882E+00</text:p>
          </table:table-cell>
          <table:table-cell table:number-columns-repeated="60"/>
        </table:table-row>
        <table:table-row table:style-name="ro4">
          <table:table-cell table:style-name="ce15" office:value-type="float" office:value="623" calcext:value-type="float">
            <text:p>623.0</text:p>
          </table:table-cell>
          <table:table-cell table:style-name="ce18" office:value-type="float" office:value="1.682" calcext:value-type="float">
            <text:p>1.6820E+00</text:p>
          </table:table-cell>
          <table:table-cell table:style-name="ce18" office:value-type="float" office:value="1.4165" calcext:value-type="float">
            <text:p>1.4165E+00</text:p>
          </table:table-cell>
          <table:table-cell table:style-name="ce18" office:value-type="float" office:value="1.2793" calcext:value-type="float">
            <text:p>1.2793E+00</text:p>
          </table:table-cell>
          <table:table-cell table:number-columns-repeated="60"/>
        </table:table-row>
        <table:table-row table:style-name="ro4">
          <table:table-cell table:style-name="ce15" office:value-type="float" office:value="624" calcext:value-type="float">
            <text:p>624.0</text:p>
          </table:table-cell>
          <table:table-cell table:style-name="ce18" office:value-type="float" office:value="1.667" calcext:value-type="float">
            <text:p>1.6670E+00</text:p>
          </table:table-cell>
          <table:table-cell table:style-name="ce18" office:value-type="float" office:value="1.4118" calcext:value-type="float">
            <text:p>1.4118E+00</text:p>
          </table:table-cell>
          <table:table-cell table:style-name="ce18" office:value-type="float" office:value="1.2751" calcext:value-type="float">
            <text:p>1.2751E+00</text:p>
          </table:table-cell>
          <table:table-cell table:number-columns-repeated="60"/>
        </table:table-row>
        <table:table-row table:style-name="ro4">
          <table:table-cell table:style-name="ce15" office:value-type="float" office:value="625" calcext:value-type="float">
            <text:p>625.0</text:p>
          </table:table-cell>
          <table:table-cell table:style-name="ce18" office:value-type="float" office:value="1.644" calcext:value-type="float">
            <text:p>1.6440E+00</text:p>
          </table:table-cell>
          <table:table-cell table:style-name="ce18" office:value-type="float" office:value="1.4026" calcext:value-type="float">
            <text:p>1.4026E+00</text:p>
          </table:table-cell>
          <table:table-cell table:style-name="ce18" office:value-type="float" office:value="1.2667" calcext:value-type="float">
            <text:p>1.2667E+00</text:p>
          </table:table-cell>
          <table:table-cell table:number-columns-repeated="60"/>
        </table:table-row>
        <table:table-row table:style-name="ro4">
          <table:table-cell table:style-name="ce15" office:value-type="float" office:value="626" calcext:value-type="float">
            <text:p>626.0</text:p>
          </table:table-cell>
          <table:table-cell table:style-name="ce18" office:value-type="float" office:value="1.64" calcext:value-type="float">
            <text:p>1.6400E+00</text:p>
          </table:table-cell>
          <table:table-cell table:style-name="ce18" office:value-type="float" office:value="1.4012" calcext:value-type="float">
            <text:p>1.4012E+00</text:p>
          </table:table-cell>
          <table:table-cell table:style-name="ce18" office:value-type="float" office:value="1.2655" calcext:value-type="float">
            <text:p>1.2655E+00</text:p>
          </table:table-cell>
          <table:table-cell table:number-columns-repeated="60"/>
        </table:table-row>
        <table:table-row table:style-name="ro4">
          <table:table-cell table:style-name="ce15" office:value-type="float" office:value="627" calcext:value-type="float">
            <text:p>627.0</text:p>
          </table:table-cell>
          <table:table-cell table:style-name="ce18" office:value-type="float" office:value="1.693" calcext:value-type="float">
            <text:p>1.6930E+00</text:p>
          </table:table-cell>
          <table:table-cell table:style-name="ce18" office:value-type="float" office:value="1.4417" calcext:value-type="float">
            <text:p>1.4417E+00</text:p>
          </table:table-cell>
          <table:table-cell table:style-name="ce18" office:value-type="float" office:value="1.3022" calcext:value-type="float">
            <text:p>1.3022E+00</text:p>
          </table:table-cell>
          <table:table-cell table:number-columns-repeated="60"/>
        </table:table-row>
        <table:table-row table:style-name="ro4">
          <table:table-cell table:style-name="ce15" office:value-type="float" office:value="628" calcext:value-type="float">
            <text:p>628.0</text:p>
          </table:table-cell>
          <table:table-cell table:style-name="ce18" office:value-type="float" office:value="1.693" calcext:value-type="float">
            <text:p>1.6930E+00</text:p>
          </table:table-cell>
          <table:table-cell table:style-name="ce18" office:value-type="float" office:value="1.3631" calcext:value-type="float">
            <text:p>1.3631E+00</text:p>
          </table:table-cell>
          <table:table-cell table:style-name="ce18" office:value-type="float" office:value="1.2328" calcext:value-type="float">
            <text:p>1.2328E+00</text:p>
          </table:table-cell>
          <table:table-cell table:number-columns-repeated="60"/>
        </table:table-row>
        <table:table-row table:style-name="ro4">
          <table:table-cell table:style-name="ce15" office:value-type="float" office:value="629" calcext:value-type="float">
            <text:p>629.0</text:p>
          </table:table-cell>
          <table:table-cell table:style-name="ce18" office:value-type="float" office:value="1.687" calcext:value-type="float">
            <text:p>1.6870E+00</text:p>
          </table:table-cell>
          <table:table-cell table:style-name="ce18" office:value-type="float" office:value="1.4114" calcext:value-type="float">
            <text:p>1.4114E+00</text:p>
          </table:table-cell>
          <table:table-cell table:style-name="ce18" office:value-type="float" office:value="1.2758" calcext:value-type="float">
            <text:p>1.2758E+00</text:p>
          </table:table-cell>
          <table:table-cell table:number-columns-repeated="60"/>
        </table:table-row>
        <table:table-row table:style-name="ro4">
          <table:table-cell table:style-name="ce15" office:value-type="float" office:value="630" calcext:value-type="float">
            <text:p>630.0</text:p>
          </table:table-cell>
          <table:table-cell table:style-name="ce18" office:value-type="float" office:value="1.665" calcext:value-type="float">
            <text:p>1.6650E+00</text:p>
          </table:table-cell>
          <table:table-cell table:style-name="ce18" office:value-type="float" office:value="1.3924" calcext:value-type="float">
            <text:p>1.3924E+00</text:p>
          </table:table-cell>
          <table:table-cell table:style-name="ce18" office:value-type="float" office:value="1.2589" calcext:value-type="float">
            <text:p>1.2589E+00</text:p>
          </table:table-cell>
          <table:table-cell table:number-columns-repeated="60"/>
        </table:table-row>
        <table:table-row table:style-name="ro4">
          <table:table-cell table:style-name="ce15" office:value-type="float" office:value="631" calcext:value-type="float">
            <text:p>631.0</text:p>
          </table:table-cell>
          <table:table-cell table:style-name="ce18" office:value-type="float" office:value="1.659" calcext:value-type="float">
            <text:p>1.6590E+00</text:p>
          </table:table-cell>
          <table:table-cell table:style-name="ce18" office:value-type="float" office:value="1.4161" calcext:value-type="float">
            <text:p>1.4161E+00</text:p>
          </table:table-cell>
          <table:table-cell table:style-name="ce18" office:value-type="float" office:value="1.2799" calcext:value-type="float">
            <text:p>1.2799E+00</text:p>
          </table:table-cell>
          <table:table-cell table:number-columns-repeated="60"/>
        </table:table-row>
        <table:table-row table:style-name="ro4">
          <table:table-cell table:style-name="ce15" office:value-type="float" office:value="632" calcext:value-type="float">
            <text:p>632.0</text:p>
          </table:table-cell>
          <table:table-cell table:style-name="ce18" office:value-type="float" office:value="1.5901" calcext:value-type="float">
            <text:p>1.5901E+00</text:p>
          </table:table-cell>
          <table:table-cell table:style-name="ce18" office:value-type="float" office:value="1.3638" calcext:value-type="float">
            <text:p>1.3638E+00</text:p>
          </table:table-cell>
          <table:table-cell table:style-name="ce18" office:value-type="float" office:value="1.2327" calcext:value-type="float">
            <text:p>1.2327E+00</text:p>
          </table:table-cell>
          <table:table-cell table:number-columns-repeated="60"/>
        </table:table-row>
        <table:table-row table:style-name="ro4">
          <table:table-cell table:style-name="ce15" office:value-type="float" office:value="633" calcext:value-type="float">
            <text:p>633.0</text:p>
          </table:table-cell>
          <table:table-cell table:style-name="ce18" office:value-type="float" office:value="1.674" calcext:value-type="float">
            <text:p>1.6740E+00</text:p>
          </table:table-cell>
          <table:table-cell table:style-name="ce18" office:value-type="float" office:value="1.4508" calcext:value-type="float">
            <text:p>1.4508E+00</text:p>
          </table:table-cell>
          <table:table-cell table:style-name="ce18" office:value-type="float" office:value="1.311" calcext:value-type="float">
            <text:p>1.3110E+00</text:p>
          </table:table-cell>
          <table:table-cell table:number-columns-repeated="60"/>
        </table:table-row>
        <table:table-row table:style-name="ro4">
          <table:table-cell table:style-name="ce15" office:value-type="float" office:value="634" calcext:value-type="float">
            <text:p>634.0</text:p>
          </table:table-cell>
          <table:table-cell table:style-name="ce18" office:value-type="float" office:value="1.637" calcext:value-type="float">
            <text:p>1.6370E+00</text:p>
          </table:table-cell>
          <table:table-cell table:style-name="ce18" office:value-type="float" office:value="1.4284" calcext:value-type="float">
            <text:p>1.4284E+00</text:p>
          </table:table-cell>
          <table:table-cell table:style-name="ce18" office:value-type="float" office:value="1.2907" calcext:value-type="float">
            <text:p>1.2907E+00</text:p>
          </table:table-cell>
          <table:table-cell table:number-columns-repeated="60"/>
        </table:table-row>
        <table:table-row table:style-name="ro4">
          <table:table-cell table:style-name="ce15" office:value-type="float" office:value="635" calcext:value-type="float">
            <text:p>635.0</text:p>
          </table:table-cell>
          <table:table-cell table:style-name="ce18" office:value-type="float" office:value="1.652" calcext:value-type="float">
            <text:p>1.6520E+00</text:p>
          </table:table-cell>
          <table:table-cell table:style-name="ce18" office:value-type="float" office:value="1.4458" calcext:value-type="float">
            <text:p>1.4458E+00</text:p>
          </table:table-cell>
          <table:table-cell table:style-name="ce18" office:value-type="float" office:value="1.3065" calcext:value-type="float">
            <text:p>1.3065E+00</text:p>
          </table:table-cell>
          <table:table-cell table:number-columns-repeated="60"/>
        </table:table-row>
        <table:table-row table:style-name="ro4">
          <table:table-cell table:style-name="ce15" office:value-type="float" office:value="636" calcext:value-type="float">
            <text:p>636.0</text:p>
          </table:table-cell>
          <table:table-cell table:style-name="ce18" office:value-type="float" office:value="1.6093" calcext:value-type="float">
            <text:p>1.6093E+00</text:p>
          </table:table-cell>
          <table:table-cell table:style-name="ce18" office:value-type="float" office:value="1.4128" calcext:value-type="float">
            <text:p>1.4128E+00</text:p>
          </table:table-cell>
          <table:table-cell table:style-name="ce18" office:value-type="float" office:value="1.2768" calcext:value-type="float">
            <text:p>1.2768E+00</text:p>
          </table:table-cell>
          <table:table-cell table:number-columns-repeated="60"/>
        </table:table-row>
        <table:table-row table:style-name="ro4">
          <table:table-cell table:style-name="ce15" office:value-type="float" office:value="637" calcext:value-type="float">
            <text:p>637.0</text:p>
          </table:table-cell>
          <table:table-cell table:style-name="ce18" office:value-type="float" office:value="1.661" calcext:value-type="float">
            <text:p>1.6610E+00</text:p>
          </table:table-cell>
          <table:table-cell table:style-name="ce18" office:value-type="float" office:value="1.461" calcext:value-type="float">
            <text:p>1.4610E+00</text:p>
          </table:table-cell>
          <table:table-cell table:style-name="ce18" office:value-type="float" office:value="1.3204" calcext:value-type="float">
            <text:p>1.3204E+00</text:p>
          </table:table-cell>
          <table:table-cell table:number-columns-repeated="60"/>
        </table:table-row>
        <table:table-row table:style-name="ro4">
          <table:table-cell table:style-name="ce15" office:value-type="float" office:value="638" calcext:value-type="float">
            <text:p>638.0</text:p>
          </table:table-cell>
          <table:table-cell table:style-name="ce18" office:value-type="float" office:value="1.665" calcext:value-type="float">
            <text:p>1.6650E+00</text:p>
          </table:table-cell>
          <table:table-cell table:style-name="ce18" office:value-type="float" office:value="1.4707" calcext:value-type="float">
            <text:p>1.4707E+00</text:p>
          </table:table-cell>
          <table:table-cell table:style-name="ce18" office:value-type="float" office:value="1.3292" calcext:value-type="float">
            <text:p>1.3292E+00</text:p>
          </table:table-cell>
          <table:table-cell table:number-columns-repeated="60"/>
        </table:table-row>
        <table:table-row table:style-name="ro4">
          <table:table-cell table:style-name="ce15" office:value-type="float" office:value="639" calcext:value-type="float">
            <text:p>639.0</text:p>
          </table:table-cell>
          <table:table-cell table:style-name="ce18" office:value-type="float" office:value="1.653" calcext:value-type="float">
            <text:p>1.6530E+00</text:p>
          </table:table-cell>
          <table:table-cell table:style-name="ce18" office:value-type="float" office:value="1.4646" calcext:value-type="float">
            <text:p>1.4646E+00</text:p>
          </table:table-cell>
          <table:table-cell table:style-name="ce18" office:value-type="float" office:value="1.3238" calcext:value-type="float">
            <text:p>1.3238E+00</text:p>
          </table:table-cell>
          <table:table-cell table:number-columns-repeated="60"/>
        </table:table-row>
        <table:table-row table:style-name="ro4">
          <table:table-cell table:style-name="ce15" office:value-type="float" office:value="640" calcext:value-type="float">
            <text:p>640.0</text:p>
          </table:table-cell>
          <table:table-cell table:style-name="ce18" office:value-type="float" office:value="1.613" calcext:value-type="float">
            <text:p>1.6130E+00</text:p>
          </table:table-cell>
          <table:table-cell table:style-name="ce18" office:value-type="float" office:value="1.434" calcext:value-type="float">
            <text:p>1.4340E+00</text:p>
          </table:table-cell>
          <table:table-cell table:style-name="ce18" office:value-type="float" office:value="1.2962" calcext:value-type="float">
            <text:p>1.2962E+00</text:p>
          </table:table-cell>
          <table:table-cell table:number-columns-repeated="60"/>
        </table:table-row>
        <table:table-row table:style-name="ro4">
          <table:table-cell table:style-name="ce15" office:value-type="float" office:value="641" calcext:value-type="float">
            <text:p>641.0</text:p>
          </table:table-cell>
          <table:table-cell table:style-name="ce18" office:value-type="float" office:value="1.61" calcext:value-type="float">
            <text:p>1.6100E+00</text:p>
          </table:table-cell>
          <table:table-cell table:style-name="ce18" office:value-type="float" office:value="1.4348" calcext:value-type="float">
            <text:p>1.4348E+00</text:p>
          </table:table-cell>
          <table:table-cell table:style-name="ce18" office:value-type="float" office:value="1.297" calcext:value-type="float">
            <text:p>1.2970E+00</text:p>
          </table:table-cell>
          <table:table-cell table:number-columns-repeated="60"/>
        </table:table-row>
        <table:table-row table:style-name="ro4">
          <table:table-cell table:style-name="ce15" office:value-type="float" office:value="642" calcext:value-type="float">
            <text:p>642.0</text:p>
          </table:table-cell>
          <table:table-cell table:style-name="ce18" office:value-type="float" office:value="1.609" calcext:value-type="float">
            <text:p>1.6090E+00</text:p>
          </table:table-cell>
          <table:table-cell table:style-name="ce18" office:value-type="float" office:value="1.4376" calcext:value-type="float">
            <text:p>1.4376E+00</text:p>
          </table:table-cell>
          <table:table-cell table:style-name="ce18" office:value-type="float" office:value="1.2995" calcext:value-type="float">
            <text:p>1.2995E+00</text:p>
          </table:table-cell>
          <table:table-cell table:number-columns-repeated="60"/>
        </table:table-row>
        <table:table-row table:style-name="ro4">
          <table:table-cell table:style-name="ce15" office:value-type="float" office:value="643" calcext:value-type="float">
            <text:p>643.0</text:p>
          </table:table-cell>
          <table:table-cell table:style-name="ce18" office:value-type="float" office:value="1.625" calcext:value-type="float">
            <text:p>1.6250E+00</text:p>
          </table:table-cell>
          <table:table-cell table:style-name="ce18" office:value-type="float" office:value="1.4525" calcext:value-type="float">
            <text:p>1.4525E+00</text:p>
          </table:table-cell>
          <table:table-cell table:style-name="ce18" office:value-type="float" office:value="1.313" calcext:value-type="float">
            <text:p>1.3130E+00</text:p>
          </table:table-cell>
          <table:table-cell table:number-columns-repeated="60"/>
        </table:table-row>
        <table:table-row table:style-name="ro4">
          <table:table-cell table:style-name="ce15" office:value-type="float" office:value="644" calcext:value-type="float">
            <text:p>644.0</text:p>
          </table:table-cell>
          <table:table-cell table:style-name="ce18" office:value-type="float" office:value="1.614" calcext:value-type="float">
            <text:p>1.6140E+00</text:p>
          </table:table-cell>
          <table:table-cell table:style-name="ce18" office:value-type="float" office:value="1.4462" calcext:value-type="float">
            <text:p>1.4462E+00</text:p>
          </table:table-cell>
          <table:table-cell table:style-name="ce18" office:value-type="float" office:value="1.3074" calcext:value-type="float">
            <text:p>1.3074E+00</text:p>
          </table:table-cell>
          <table:table-cell table:number-columns-repeated="60"/>
        </table:table-row>
        <table:table-row table:style-name="ro4">
          <table:table-cell table:style-name="ce15" office:value-type="float" office:value="645" calcext:value-type="float">
            <text:p>645.0</text:p>
          </table:table-cell>
          <table:table-cell table:style-name="ce18" office:value-type="float" office:value="1.627" calcext:value-type="float">
            <text:p>1.6270E+00</text:p>
          </table:table-cell>
          <table:table-cell table:style-name="ce18" office:value-type="float" office:value="1.4567" calcext:value-type="float">
            <text:p>1.4567E+00</text:p>
          </table:table-cell>
          <table:table-cell table:style-name="ce18" office:value-type="float" office:value="1.317" calcext:value-type="float">
            <text:p>1.3170E+00</text:p>
          </table:table-cell>
          <table:table-cell table:number-columns-repeated="60"/>
        </table:table-row>
        <table:table-row table:style-name="ro4">
          <table:table-cell table:style-name="ce15" office:value-type="float" office:value="646" calcext:value-type="float">
            <text:p>646.0</text:p>
          </table:table-cell>
          <table:table-cell table:style-name="ce18" office:value-type="float" office:value="1.591" calcext:value-type="float">
            <text:p>1.5910E+00</text:p>
          </table:table-cell>
          <table:table-cell table:style-name="ce18" office:value-type="float" office:value="1.415" calcext:value-type="float">
            <text:p>1.4150E+00</text:p>
          </table:table-cell>
          <table:table-cell table:style-name="ce18" office:value-type="float" office:value="1.2797" calcext:value-type="float">
            <text:p>1.2797E+00</text:p>
          </table:table-cell>
          <table:table-cell table:number-columns-repeated="60"/>
        </table:table-row>
        <table:table-row table:style-name="ro4">
          <table:table-cell table:style-name="ce15" office:value-type="float" office:value="647" calcext:value-type="float">
            <text:p>647.0</text:p>
          </table:table-cell>
          <table:table-cell table:style-name="ce18" office:value-type="float" office:value="1.606" calcext:value-type="float">
            <text:p>1.6060E+00</text:p>
          </table:table-cell>
          <table:table-cell table:style-name="ce18" office:value-type="float" office:value="1.4086" calcext:value-type="float">
            <text:p>1.4086E+00</text:p>
          </table:table-cell>
          <table:table-cell table:style-name="ce18" office:value-type="float" office:value="1.2744" calcext:value-type="float">
            <text:p>1.2744E+00</text:p>
          </table:table-cell>
          <table:table-cell table:number-columns-repeated="60"/>
        </table:table-row>
        <table:table-row table:style-name="ro4">
          <table:table-cell table:style-name="ce15" office:value-type="float" office:value="648" calcext:value-type="float">
            <text:p>648.0</text:p>
          </table:table-cell>
          <table:table-cell table:style-name="ce18" office:value-type="float" office:value="1.602" calcext:value-type="float">
            <text:p>1.6020E+00</text:p>
          </table:table-cell>
          <table:table-cell table:style-name="ce18" office:value-type="float" office:value="1.3952" calcext:value-type="float">
            <text:p>1.3952E+00</text:p>
          </table:table-cell>
          <table:table-cell table:style-name="ce18" office:value-type="float" office:value="1.2625" calcext:value-type="float">
            <text:p>1.2625E+00</text:p>
          </table:table-cell>
          <table:table-cell table:number-columns-repeated="60"/>
        </table:table-row>
        <table:table-row table:style-name="ro4">
          <table:table-cell table:style-name="ce15" office:value-type="float" office:value="649" calcext:value-type="float">
            <text:p>649.0</text:p>
          </table:table-cell>
          <table:table-cell table:style-name="ce18" office:value-type="float" office:value="1.551" calcext:value-type="float">
            <text:p>1.5510E+00</text:p>
          </table:table-cell>
          <table:table-cell table:style-name="ce18" office:value-type="float" office:value="1.3519" calcext:value-type="float">
            <text:p>1.3519E+00</text:p>
          </table:table-cell>
          <table:table-cell table:style-name="ce18" office:value-type="float" office:value="1.2234" calcext:value-type="float">
            <text:p>1.2234E+00</text:p>
          </table:table-cell>
          <table:table-cell table:number-columns-repeated="60"/>
        </table:table-row>
        <table:table-row table:style-name="ro4">
          <table:table-cell table:style-name="ce15" office:value-type="float" office:value="650" calcext:value-type="float">
            <text:p>650.0</text:p>
          </table:table-cell>
          <table:table-cell table:style-name="ce18" office:value-type="float" office:value="1.526" calcext:value-type="float">
            <text:p>1.5260E+00</text:p>
          </table:table-cell>
          <table:table-cell table:style-name="ce18" office:value-type="float" office:value="1.3594" calcext:value-type="float">
            <text:p>1.3594E+00</text:p>
          </table:table-cell>
          <table:table-cell table:style-name="ce18" office:value-type="float" office:value="1.2299" calcext:value-type="float">
            <text:p>1.2299E+00</text:p>
          </table:table-cell>
          <table:table-cell table:number-columns-repeated="60"/>
        </table:table-row>
        <table:table-row table:style-name="ro4">
          <table:table-cell table:style-name="ce15" office:value-type="float" office:value="651" calcext:value-type="float">
            <text:p>651.0</text:p>
          </table:table-cell>
          <table:table-cell table:style-name="ce18" office:value-type="float" office:value="1.613" calcext:value-type="float">
            <text:p>1.6130E+00</text:p>
          </table:table-cell>
          <table:table-cell table:style-name="ce18" office:value-type="float" office:value="1.4447" calcext:value-type="float">
            <text:p>1.4447E+00</text:p>
          </table:table-cell>
          <table:table-cell table:style-name="ce18" office:value-type="float" office:value="1.3071" calcext:value-type="float">
            <text:p>1.3071E+00</text:p>
          </table:table-cell>
          <table:table-cell table:number-columns-repeated="60"/>
        </table:table-row>
        <table:table-row table:style-name="ro4">
          <table:table-cell table:style-name="ce15" office:value-type="float" office:value="652" calcext:value-type="float">
            <text:p>652.0</text:p>
          </table:table-cell>
          <table:table-cell table:style-name="ce18" office:value-type="float" office:value="1.591" calcext:value-type="float">
            <text:p>1.5910E+00</text:p>
          </table:table-cell>
          <table:table-cell table:style-name="ce18" office:value-type="float" office:value="1.3871" calcext:value-type="float">
            <text:p>1.3871E+00</text:p>
          </table:table-cell>
          <table:table-cell table:style-name="ce18" office:value-type="float" office:value="1.2558" calcext:value-type="float">
            <text:p>1.2558E+00</text:p>
          </table:table-cell>
          <table:table-cell table:number-columns-repeated="60"/>
        </table:table-row>
        <table:table-row table:style-name="ro4">
          <table:table-cell table:style-name="ce15" office:value-type="float" office:value="653" calcext:value-type="float">
            <text:p>653.0</text:p>
          </table:table-cell>
          <table:table-cell table:style-name="ce18" office:value-type="float" office:value="1.598" calcext:value-type="float">
            <text:p>1.5980E+00</text:p>
          </table:table-cell>
          <table:table-cell table:style-name="ce18" office:value-type="float" office:value="1.4311" calcext:value-type="float">
            <text:p>1.4311E+00</text:p>
          </table:table-cell>
          <table:table-cell table:style-name="ce18" office:value-type="float" office:value="1.295" calcext:value-type="float">
            <text:p>1.2950E+00</text:p>
          </table:table-cell>
          <table:table-cell table:number-columns-repeated="60"/>
        </table:table-row>
        <table:table-row table:style-name="ro4">
          <table:table-cell table:style-name="ce15" office:value-type="float" office:value="654" calcext:value-type="float">
            <text:p>654.0</text:p>
          </table:table-cell>
          <table:table-cell table:style-name="ce18" office:value-type="float" office:value="1.575" calcext:value-type="float">
            <text:p>1.5750E+00</text:p>
          </table:table-cell>
          <table:table-cell table:style-name="ce18" office:value-type="float" office:value="1.4153" calcext:value-type="float">
            <text:p>1.4153E+00</text:p>
          </table:table-cell>
          <table:table-cell table:style-name="ce18" office:value-type="float" office:value="1.2807" calcext:value-type="float">
            <text:p>1.2807E+00</text:p>
          </table:table-cell>
          <table:table-cell table:number-columns-repeated="60"/>
        </table:table-row>
        <table:table-row table:style-name="ro4">
          <table:table-cell table:style-name="ce15" office:value-type="float" office:value="655" calcext:value-type="float">
            <text:p>655.0</text:p>
          </table:table-cell>
          <table:table-cell table:style-name="ce18" office:value-type="float" office:value="1.523" calcext:value-type="float">
            <text:p>1.5230E+00</text:p>
          </table:table-cell>
          <table:table-cell table:style-name="ce18" office:value-type="float" office:value="1.3499" calcext:value-type="float">
            <text:p>1.3499E+00</text:p>
          </table:table-cell>
          <table:table-cell table:style-name="ce18" office:value-type="float" office:value="1.222" calcext:value-type="float">
            <text:p>1.2220E+00</text:p>
          </table:table-cell>
          <table:table-cell table:number-columns-repeated="60"/>
        </table:table-row>
        <table:table-row table:style-name="ro4">
          <table:table-cell table:style-name="ce15" office:value-type="float" office:value="656" calcext:value-type="float">
            <text:p>656.0</text:p>
          </table:table-cell>
          <table:table-cell table:style-name="ce18" office:value-type="float" office:value="1.3233" calcext:value-type="float">
            <text:p>1.3233E+00</text:p>
          </table:table-cell>
          <table:table-cell table:style-name="ce18" office:value-type="float" office:value="1.1851" calcext:value-type="float">
            <text:p>1.1851E+00</text:p>
          </table:table-cell>
          <table:table-cell table:style-name="ce18" office:value-type="float" office:value="1.0727" calcext:value-type="float">
            <text:p>1.0727E+00</text:p>
          </table:table-cell>
          <table:table-cell table:number-columns-repeated="60"/>
        </table:table-row>
        <table:table-row table:style-name="ro4">
          <table:table-cell table:style-name="ce15" office:value-type="float" office:value="657" calcext:value-type="float">
            <text:p>657.0</text:p>
          </table:table-cell>
          <table:table-cell table:style-name="ce18" office:value-type="float" office:value="1.384" calcext:value-type="float">
            <text:p>1.3840E+00</text:p>
          </table:table-cell>
          <table:table-cell table:style-name="ce18" office:value-type="float" office:value="1.2393" calcext:value-type="float">
            <text:p>1.2393E+00</text:p>
          </table:table-cell>
          <table:table-cell table:style-name="ce18" office:value-type="float" office:value="1.1218" calcext:value-type="float">
            <text:p>1.1218E+00</text:p>
          </table:table-cell>
          <table:table-cell table:number-columns-repeated="60"/>
        </table:table-row>
        <table:table-row table:style-name="ro4">
          <table:table-cell table:style-name="ce15" office:value-type="float" office:value="658" calcext:value-type="float">
            <text:p>658.0</text:p>
          </table:table-cell>
          <table:table-cell table:style-name="ce18" office:value-type="float" office:value="1.539" calcext:value-type="float">
            <text:p>1.5390E+00</text:p>
          </table:table-cell>
          <table:table-cell table:style-name="ce18" office:value-type="float" office:value="1.3855" calcext:value-type="float">
            <text:p>1.3855E+00</text:p>
          </table:table-cell>
          <table:table-cell table:style-name="ce18" office:value-type="float" office:value="1.254" calcext:value-type="float">
            <text:p>1.2540E+00</text:p>
          </table:table-cell>
          <table:table-cell table:number-columns-repeated="60"/>
        </table:table-row>
        <table:table-row table:style-name="ro4">
          <table:table-cell table:style-name="ce15" office:value-type="float" office:value="659" calcext:value-type="float">
            <text:p>659.0</text:p>
          </table:table-cell>
          <table:table-cell table:style-name="ce18" office:value-type="float" office:value="1.542" calcext:value-type="float">
            <text:p>1.5420E+00</text:p>
          </table:table-cell>
          <table:table-cell table:style-name="ce18" office:value-type="float" office:value="1.3905" calcext:value-type="float">
            <text:p>1.3905E+00</text:p>
          </table:table-cell>
          <table:table-cell table:style-name="ce18" office:value-type="float" office:value="1.2586" calcext:value-type="float">
            <text:p>1.2586E+00</text:p>
          </table:table-cell>
          <table:table-cell table:number-columns-repeated="60"/>
        </table:table-row>
        <table:table-row table:style-name="ro4">
          <table:table-cell table:style-name="ce15" office:value-type="float" office:value="660" calcext:value-type="float">
            <text:p>660.0</text:p>
          </table:table-cell>
          <table:table-cell table:style-name="ce18" office:value-type="float" office:value="1.558" calcext:value-type="float">
            <text:p>1.5580E+00</text:p>
          </table:table-cell>
          <table:table-cell table:style-name="ce18" office:value-type="float" office:value="1.3992" calcext:value-type="float">
            <text:p>1.3992E+00</text:p>
          </table:table-cell>
          <table:table-cell table:style-name="ce18" office:value-type="float" office:value="1.2668" calcext:value-type="float">
            <text:p>1.2668E+00</text:p>
          </table:table-cell>
          <table:table-cell table:number-columns-repeated="60"/>
        </table:table-row>
        <table:table-row table:style-name="ro4">
          <table:table-cell table:style-name="ce15" office:value-type="float" office:value="661" calcext:value-type="float">
            <text:p>661.0</text:p>
          </table:table-cell>
          <table:table-cell table:style-name="ce18" office:value-type="float" office:value="1.566" calcext:value-type="float">
            <text:p>1.5660E+00</text:p>
          </table:table-cell>
          <table:table-cell table:style-name="ce18" office:value-type="float" office:value="1.3933" calcext:value-type="float">
            <text:p>1.3933E+00</text:p>
          </table:table-cell>
          <table:table-cell table:style-name="ce18" office:value-type="float" office:value="1.2618" calcext:value-type="float">
            <text:p>1.2618E+00</text:p>
          </table:table-cell>
          <table:table-cell table:number-columns-repeated="60"/>
        </table:table-row>
        <table:table-row table:style-name="ro4">
          <table:table-cell table:style-name="ce15" office:value-type="float" office:value="662" calcext:value-type="float">
            <text:p>662.0</text:p>
          </table:table-cell>
          <table:table-cell table:style-name="ce18" office:value-type="float" office:value="1.571" calcext:value-type="float">
            <text:p>1.5710E+00</text:p>
          </table:table-cell>
          <table:table-cell table:style-name="ce18" office:value-type="float" office:value="1.3819" calcext:value-type="float">
            <text:p>1.3819E+00</text:p>
          </table:table-cell>
          <table:table-cell table:style-name="ce18" office:value-type="float" office:value="1.2518" calcext:value-type="float">
            <text:p>1.2518E+00</text:p>
          </table:table-cell>
          <table:table-cell table:number-columns-repeated="60"/>
        </table:table-row>
        <table:table-row table:style-name="ro4">
          <table:table-cell table:style-name="ce15" office:value-type="float" office:value="663" calcext:value-type="float">
            <text:p>663.0</text:p>
          </table:table-cell>
          <table:table-cell table:style-name="ce18" office:value-type="float" office:value="1.563" calcext:value-type="float">
            <text:p>1.5630E+00</text:p>
          </table:table-cell>
          <table:table-cell table:style-name="ce18" office:value-type="float" office:value="1.3844" calcext:value-type="float">
            <text:p>1.3844E+00</text:p>
          </table:table-cell>
          <table:table-cell table:style-name="ce18" office:value-type="float" office:value="1.2539" calcext:value-type="float">
            <text:p>1.2539E+00</text:p>
          </table:table-cell>
          <table:table-cell table:number-columns-repeated="60"/>
        </table:table-row>
        <table:table-row table:style-name="ro4">
          <table:table-cell table:style-name="ce15" office:value-type="float" office:value="664" calcext:value-type="float">
            <text:p>664.0</text:p>
          </table:table-cell>
          <table:table-cell table:style-name="ce18" office:value-type="float" office:value="1.554" calcext:value-type="float">
            <text:p>1.5540E+00</text:p>
          </table:table-cell>
          <table:table-cell table:style-name="ce18" office:value-type="float" office:value="1.3967" calcext:value-type="float">
            <text:p>1.3967E+00</text:p>
          </table:table-cell>
          <table:table-cell table:style-name="ce18" office:value-type="float" office:value="1.2647" calcext:value-type="float">
            <text:p>1.2647E+00</text:p>
          </table:table-cell>
          <table:table-cell table:number-columns-repeated="60"/>
        </table:table-row>
        <table:table-row table:style-name="ro4">
          <table:table-cell table:style-name="ce15" office:value-type="float" office:value="665" calcext:value-type="float">
            <text:p>665.0</text:p>
          </table:table-cell>
          <table:table-cell table:style-name="ce18" office:value-type="float" office:value="1.567" calcext:value-type="float">
            <text:p>1.5670E+00</text:p>
          </table:table-cell>
          <table:table-cell table:style-name="ce18" office:value-type="float" office:value="1.4214" calcext:value-type="float">
            <text:p>1.4214E+00</text:p>
          </table:table-cell>
          <table:table-cell table:style-name="ce18" office:value-type="float" office:value="1.2871" calcext:value-type="float">
            <text:p>1.2871E+00</text:p>
          </table:table-cell>
          <table:table-cell table:number-columns-repeated="60"/>
        </table:table-row>
        <table:table-row table:style-name="ro4">
          <table:table-cell table:style-name="ce15" office:value-type="float" office:value="666" calcext:value-type="float">
            <text:p>666.0</text:p>
          </table:table-cell>
          <table:table-cell table:style-name="ce18" office:value-type="float" office:value="1.555" calcext:value-type="float">
            <text:p>1.5550E+00</text:p>
          </table:table-cell>
          <table:table-cell table:style-name="ce18" office:value-type="float" office:value="1.4203" calcext:value-type="float">
            <text:p>1.4203E+00</text:p>
          </table:table-cell>
          <table:table-cell table:style-name="ce18" office:value-type="float" office:value="1.286" calcext:value-type="float">
            <text:p>1.2860E+00</text:p>
          </table:table-cell>
          <table:table-cell table:number-columns-repeated="60"/>
        </table:table-row>
        <table:table-row table:style-name="ro4">
          <table:table-cell table:style-name="ce15" office:value-type="float" office:value="667" calcext:value-type="float">
            <text:p>667.0</text:p>
          </table:table-cell>
          <table:table-cell table:style-name="ce18" office:value-type="float" office:value="1.5354" calcext:value-type="float">
            <text:p>1.5354E+00</text:p>
          </table:table-cell>
          <table:table-cell table:style-name="ce18" office:value-type="float" office:value="1.4102" calcext:value-type="float">
            <text:p>1.4102E+00</text:p>
          </table:table-cell>
          <table:table-cell table:style-name="ce18" office:value-type="float" office:value="1.2767" calcext:value-type="float">
            <text:p>1.2767E+00</text:p>
          </table:table-cell>
          <table:table-cell table:number-columns-repeated="60"/>
        </table:table-row>
        <table:table-row table:style-name="ro4">
          <table:table-cell table:style-name="ce15" office:value-type="float" office:value="668" calcext:value-type="float">
            <text:p>668.0</text:p>
          </table:table-cell>
          <table:table-cell table:style-name="ce18" office:value-type="float" office:value="1.5348" calcext:value-type="float">
            <text:p>1.5348E+00</text:p>
          </table:table-cell>
          <table:table-cell table:style-name="ce18" office:value-type="float" office:value="1.415" calcext:value-type="float">
            <text:p>1.4150E+00</text:p>
          </table:table-cell>
          <table:table-cell table:style-name="ce18" office:value-type="float" office:value="1.281" calcext:value-type="float">
            <text:p>1.2810E+00</text:p>
          </table:table-cell>
          <table:table-cell table:number-columns-repeated="60"/>
        </table:table-row>
        <table:table-row table:style-name="ro4">
          <table:table-cell table:style-name="ce15" office:value-type="float" office:value="669" calcext:value-type="float">
            <text:p>669.0</text:p>
          </table:table-cell>
          <table:table-cell table:style-name="ce18" office:value-type="float" office:value="1.558" calcext:value-type="float">
            <text:p>1.5580E+00</text:p>
          </table:table-cell>
          <table:table-cell table:style-name="ce18" office:value-type="float" office:value="1.4394" calcext:value-type="float">
            <text:p>1.4394E+00</text:p>
          </table:table-cell>
          <table:table-cell table:style-name="ce18" office:value-type="float" office:value="1.3032" calcext:value-type="float">
            <text:p>1.3032E+00</text:p>
          </table:table-cell>
          <table:table-cell table:number-columns-repeated="60"/>
        </table:table-row>
        <table:table-row table:style-name="ro4">
          <table:table-cell table:style-name="ce15" office:value-type="float" office:value="670" calcext:value-type="float">
            <text:p>670.0</text:p>
          </table:table-cell>
          <table:table-cell table:style-name="ce18" office:value-type="float" office:value="1.534" calcext:value-type="float">
            <text:p>1.5340E+00</text:p>
          </table:table-cell>
          <table:table-cell table:style-name="ce18" office:value-type="float" office:value="1.4196" calcext:value-type="float">
            <text:p>1.4196E+00</text:p>
          </table:table-cell>
          <table:table-cell table:style-name="ce18" office:value-type="float" office:value="1.2853" calcext:value-type="float">
            <text:p>1.2853E+00</text:p>
          </table:table-cell>
          <table:table-cell table:number-columns-repeated="60"/>
        </table:table-row>
        <table:table-row table:style-name="ro4">
          <table:table-cell table:style-name="ce15" office:value-type="float" office:value="671" calcext:value-type="float">
            <text:p>671.0</text:p>
          </table:table-cell>
          <table:table-cell table:style-name="ce18" office:value-type="float" office:value="1.529" calcext:value-type="float">
            <text:p>1.5290E+00</text:p>
          </table:table-cell>
          <table:table-cell table:style-name="ce18" office:value-type="float" office:value="1.4169" calcext:value-type="float">
            <text:p>1.4169E+00</text:p>
          </table:table-cell>
          <table:table-cell table:style-name="ce18" office:value-type="float" office:value="1.2829" calcext:value-type="float">
            <text:p>1.2829E+00</text:p>
          </table:table-cell>
          <table:table-cell table:number-columns-repeated="60"/>
        </table:table-row>
        <table:table-row table:style-name="ro4">
          <table:table-cell table:style-name="ce15" office:value-type="float" office:value="672" calcext:value-type="float">
            <text:p>672.0</text:p>
          </table:table-cell>
          <table:table-cell table:style-name="ce18" office:value-type="float" office:value="1.506" calcext:value-type="float">
            <text:p>1.5060E+00</text:p>
          </table:table-cell>
          <table:table-cell table:style-name="ce18" office:value-type="float" office:value="1.3972" calcext:value-type="float">
            <text:p>1.3972E+00</text:p>
          </table:table-cell>
          <table:table-cell table:style-name="ce18" office:value-type="float" office:value="1.2651" calcext:value-type="float">
            <text:p>1.2651E+00</text:p>
          </table:table-cell>
          <table:table-cell table:number-columns-repeated="60"/>
        </table:table-row>
        <table:table-row table:style-name="ro4">
          <table:table-cell table:style-name="ce15" office:value-type="float" office:value="673" calcext:value-type="float">
            <text:p>673.0</text:p>
          </table:table-cell>
          <table:table-cell table:style-name="ce18" office:value-type="float" office:value="1.517" calcext:value-type="float">
            <text:p>1.5170E+00</text:p>
          </table:table-cell>
          <table:table-cell table:style-name="ce18" office:value-type="float" office:value="1.4094" calcext:value-type="float">
            <text:p>1.4094E+00</text:p>
          </table:table-cell>
          <table:table-cell table:style-name="ce18" office:value-type="float" office:value="1.276" calcext:value-type="float">
            <text:p>1.2760E+00</text:p>
          </table:table-cell>
          <table:table-cell table:number-columns-repeated="60"/>
        </table:table-row>
        <table:table-row table:style-name="ro4">
          <table:table-cell table:style-name="ce15" office:value-type="float" office:value="674" calcext:value-type="float">
            <text:p>674.0</text:p>
          </table:table-cell>
          <table:table-cell table:style-name="ce18" office:value-type="float" office:value="1.513" calcext:value-type="float">
            <text:p>1.5130E+00</text:p>
          </table:table-cell>
          <table:table-cell table:style-name="ce18" office:value-type="float" office:value="1.4074" calcext:value-type="float">
            <text:p>1.4074E+00</text:p>
          </table:table-cell>
          <table:table-cell table:style-name="ce18" office:value-type="float" office:value="1.2742" calcext:value-type="float">
            <text:p>1.2742E+00</text:p>
          </table:table-cell>
          <table:table-cell table:number-columns-repeated="60"/>
        </table:table-row>
        <table:table-row table:style-name="ro4">
          <table:table-cell table:style-name="ce15" office:value-type="float" office:value="675" calcext:value-type="float">
            <text:p>675.0</text:p>
          </table:table-cell>
          <table:table-cell table:style-name="ce18" office:value-type="float" office:value="1.499" calcext:value-type="float">
            <text:p>1.4990E+00</text:p>
          </table:table-cell>
          <table:table-cell table:style-name="ce18" office:value-type="float" office:value="1.3958" calcext:value-type="float">
            <text:p>1.3958E+00</text:p>
          </table:table-cell>
          <table:table-cell table:style-name="ce18" office:value-type="float" office:value="1.2639" calcext:value-type="float">
            <text:p>1.2639E+00</text:p>
          </table:table-cell>
          <table:table-cell table:number-columns-repeated="60"/>
        </table:table-row>
        <table:table-row table:style-name="ro4">
          <table:table-cell table:style-name="ce15" office:value-type="float" office:value="676" calcext:value-type="float">
            <text:p>676.0</text:p>
          </table:table-cell>
          <table:table-cell table:style-name="ce18" office:value-type="float" office:value="1.515" calcext:value-type="float">
            <text:p>1.5150E+00</text:p>
          </table:table-cell>
          <table:table-cell table:style-name="ce18" office:value-type="float" office:value="1.412" calcext:value-type="float">
            <text:p>1.4120E+00</text:p>
          </table:table-cell>
          <table:table-cell table:style-name="ce18" office:value-type="float" office:value="1.2786" calcext:value-type="float">
            <text:p>1.2786E+00</text:p>
          </table:table-cell>
          <table:table-cell table:number-columns-repeated="60"/>
        </table:table-row>
        <table:table-row table:style-name="ro4">
          <table:table-cell table:style-name="ce15" office:value-type="float" office:value="677" calcext:value-type="float">
            <text:p>677.0</text:p>
          </table:table-cell>
          <table:table-cell table:style-name="ce18" office:value-type="float" office:value="1.5" calcext:value-type="float">
            <text:p>1.5000E+00</text:p>
          </table:table-cell>
          <table:table-cell table:style-name="ce18" office:value-type="float" office:value="1.3991" calcext:value-type="float">
            <text:p>1.3991E+00</text:p>
          </table:table-cell>
          <table:table-cell table:style-name="ce18" office:value-type="float" office:value="1.2669" calcext:value-type="float">
            <text:p>1.2669E+00</text:p>
          </table:table-cell>
          <table:table-cell table:number-columns-repeated="60"/>
        </table:table-row>
        <table:table-row table:style-name="ro4">
          <table:table-cell table:style-name="ce15" office:value-type="float" office:value="678" calcext:value-type="float">
            <text:p>678.0</text:p>
          </table:table-cell>
          <table:table-cell table:style-name="ce18" office:value-type="float" office:value="1.507" calcext:value-type="float">
            <text:p>1.5070E+00</text:p>
          </table:table-cell>
          <table:table-cell table:style-name="ce18" office:value-type="float" office:value="1.4066" calcext:value-type="float">
            <text:p>1.4066E+00</text:p>
          </table:table-cell>
          <table:table-cell table:style-name="ce18" office:value-type="float" office:value="1.2737" calcext:value-type="float">
            <text:p>1.2737E+00</text:p>
          </table:table-cell>
          <table:table-cell table:number-columns-repeated="60"/>
        </table:table-row>
        <table:table-row table:style-name="ro4">
          <table:table-cell table:style-name="ce15" office:value-type="float" office:value="679" calcext:value-type="float">
            <text:p>679.0</text:p>
          </table:table-cell>
          <table:table-cell table:style-name="ce18" office:value-type="float" office:value="1.493" calcext:value-type="float">
            <text:p>1.4930E+00</text:p>
          </table:table-cell>
          <table:table-cell table:style-name="ce18" office:value-type="float" office:value="1.3947" calcext:value-type="float">
            <text:p>1.3947E+00</text:p>
          </table:table-cell>
          <table:table-cell table:style-name="ce18" office:value-type="float" office:value="1.2629" calcext:value-type="float">
            <text:p>1.2629E+00</text:p>
          </table:table-cell>
          <table:table-cell table:number-columns-repeated="60"/>
        </table:table-row>
        <table:table-row table:style-name="ro4">
          <table:table-cell table:style-name="ce15" office:value-type="float" office:value="680" calcext:value-type="float">
            <text:p>680.0</text:p>
          </table:table-cell>
          <table:table-cell table:style-name="ce18" office:value-type="float" office:value="1.494" calcext:value-type="float">
            <text:p>1.4940E+00</text:p>
          </table:table-cell>
          <table:table-cell table:style-name="ce18" office:value-type="float" office:value="1.3969" calcext:value-type="float">
            <text:p>1.3969E+00</text:p>
          </table:table-cell>
          <table:table-cell table:style-name="ce18" office:value-type="float" office:value="1.265" calcext:value-type="float">
            <text:p>1.2650E+00</text:p>
          </table:table-cell>
          <table:table-cell table:number-columns-repeated="60"/>
        </table:table-row>
        <table:table-row table:style-name="ro4">
          <table:table-cell table:style-name="ce15" office:value-type="float" office:value="681" calcext:value-type="float">
            <text:p>681.0</text:p>
          </table:table-cell>
          <table:table-cell table:style-name="ce18" office:value-type="float" office:value="1.487" calcext:value-type="float">
            <text:p>1.4870E+00</text:p>
          </table:table-cell>
          <table:table-cell table:style-name="ce18" office:value-type="float" office:value="1.3915" calcext:value-type="float">
            <text:p>1.3915E+00</text:p>
          </table:table-cell>
          <table:table-cell table:style-name="ce18" office:value-type="float" office:value="1.2601" calcext:value-type="float">
            <text:p>1.2601E+00</text:p>
          </table:table-cell>
          <table:table-cell table:number-columns-repeated="60"/>
        </table:table-row>
        <table:table-row table:style-name="ro4">
          <table:table-cell table:style-name="ce15" office:value-type="float" office:value="682" calcext:value-type="float">
            <text:p>682.0</text:p>
          </table:table-cell>
          <table:table-cell table:style-name="ce18" office:value-type="float" office:value="1.493" calcext:value-type="float">
            <text:p>1.4930E+00</text:p>
          </table:table-cell>
          <table:table-cell table:style-name="ce18" office:value-type="float" office:value="1.3981" calcext:value-type="float">
            <text:p>1.3981E+00</text:p>
          </table:table-cell>
          <table:table-cell table:style-name="ce18" office:value-type="float" office:value="1.2662" calcext:value-type="float">
            <text:p>1.2662E+00</text:p>
          </table:table-cell>
          <table:table-cell table:number-columns-repeated="60"/>
        </table:table-row>
        <table:table-row table:style-name="ro4">
          <table:table-cell table:style-name="ce15" office:value-type="float" office:value="683" calcext:value-type="float">
            <text:p>683.0</text:p>
          </table:table-cell>
          <table:table-cell table:style-name="ce18" office:value-type="float" office:value="1.476" calcext:value-type="float">
            <text:p>1.4760E+00</text:p>
          </table:table-cell>
          <table:table-cell table:style-name="ce18" office:value-type="float" office:value="1.383" calcext:value-type="float">
            <text:p>1.3830E+00</text:p>
          </table:table-cell>
          <table:table-cell table:style-name="ce18" office:value-type="float" office:value="1.2526" calcext:value-type="float">
            <text:p>1.2526E+00</text:p>
          </table:table-cell>
          <table:table-cell table:number-columns-repeated="60"/>
        </table:table-row>
        <table:table-row table:style-name="ro4">
          <table:table-cell table:style-name="ce15" office:value-type="float" office:value="684" calcext:value-type="float">
            <text:p>684.0</text:p>
          </table:table-cell>
          <table:table-cell table:style-name="ce18" office:value-type="float" office:value="1.466" calcext:value-type="float">
            <text:p>1.4660E+00</text:p>
          </table:table-cell>
          <table:table-cell table:style-name="ce18" office:value-type="float" office:value="1.3739" calcext:value-type="float">
            <text:p>1.3739E+00</text:p>
          </table:table-cell>
          <table:table-cell table:style-name="ce18" office:value-type="float" office:value="1.2445" calcext:value-type="float">
            <text:p>1.2445E+00</text:p>
          </table:table-cell>
          <table:table-cell table:number-columns-repeated="60"/>
        </table:table-row>
        <table:table-row table:style-name="ro4">
          <table:table-cell table:style-name="ce15" office:value-type="float" office:value="685" calcext:value-type="float">
            <text:p>685.0</text:p>
          </table:table-cell>
          <table:table-cell table:style-name="ce18" office:value-type="float" office:value="1.465" calcext:value-type="float">
            <text:p>1.4650E+00</text:p>
          </table:table-cell>
          <table:table-cell table:style-name="ce18" office:value-type="float" office:value="1.3748" calcext:value-type="float">
            <text:p>1.3748E+00</text:p>
          </table:table-cell>
          <table:table-cell table:style-name="ce18" office:value-type="float" office:value="1.2454" calcext:value-type="float">
            <text:p>1.2454E+00</text:p>
          </table:table-cell>
          <table:table-cell table:number-columns-repeated="60"/>
        </table:table-row>
        <table:table-row table:style-name="ro4">
          <table:table-cell table:style-name="ce15" office:value-type="float" office:value="686" calcext:value-type="float">
            <text:p>686.0</text:p>
          </table:table-cell>
          <table:table-cell table:style-name="ce18" office:value-type="float" office:value="1.433" calcext:value-type="float">
            <text:p>1.4330E+00</text:p>
          </table:table-cell>
          <table:table-cell table:style-name="ce18" office:value-type="float" office:value="1.3438" calcext:value-type="float">
            <text:p>1.3438E+00</text:p>
          </table:table-cell>
          <table:table-cell table:style-name="ce18" office:value-type="float" office:value="1.2174" calcext:value-type="float">
            <text:p>1.2174E+00</text:p>
          </table:table-cell>
          <table:table-cell table:number-columns-repeated="60"/>
        </table:table-row>
        <table:table-row table:style-name="ro4">
          <table:table-cell table:style-name="ce15" office:value-type="float" office:value="687" calcext:value-type="float">
            <text:p>687.0</text:p>
          </table:table-cell>
          <table:table-cell table:style-name="ce18" office:value-type="float" office:value="1.472" calcext:value-type="float">
            <text:p>1.4720E+00</text:p>
          </table:table-cell>
          <table:table-cell table:style-name="ce18" office:value-type="float" office:value="0.96824" calcext:value-type="float">
            <text:p>9.6824E-01</text:p>
          </table:table-cell>
          <table:table-cell table:style-name="ce18" office:value-type="float" office:value="0.88285" calcext:value-type="float">
            <text:p>8.8285E-01</text:p>
          </table:table-cell>
          <table:table-cell table:number-columns-repeated="60"/>
        </table:table-row>
        <table:table-row table:style-name="ro4">
          <table:table-cell table:style-name="ce15" office:value-type="float" office:value="688" calcext:value-type="float">
            <text:p>688.0</text:p>
          </table:table-cell>
          <table:table-cell table:style-name="ce18" office:value-type="float" office:value="1.476" calcext:value-type="float">
            <text:p>1.4760E+00</text:p>
          </table:table-cell>
          <table:table-cell table:style-name="ce18" office:value-type="float" office:value="1.1206" calcext:value-type="float">
            <text:p>1.1206E+00</text:p>
          </table:table-cell>
          <table:table-cell table:style-name="ce18" office:value-type="float" office:value="1.0195" calcext:value-type="float">
            <text:p>1.0195E+00</text:p>
          </table:table-cell>
          <table:table-cell table:number-columns-repeated="60"/>
        </table:table-row>
        <table:table-row table:style-name="ro4">
          <table:table-cell table:style-name="ce15" office:value-type="float" office:value="689" calcext:value-type="float">
            <text:p>689.0</text:p>
          </table:table-cell>
          <table:table-cell table:style-name="ce18" office:value-type="float" office:value="1.478" calcext:value-type="float">
            <text:p>1.4780E+00</text:p>
          </table:table-cell>
          <table:table-cell table:style-name="ce18" office:value-type="float" office:value="1.1278" calcext:value-type="float">
            <text:p>1.1278E+00</text:p>
          </table:table-cell>
          <table:table-cell table:style-name="ce18" office:value-type="float" office:value="1.026" calcext:value-type="float">
            <text:p>1.0260E+00</text:p>
          </table:table-cell>
          <table:table-cell table:number-columns-repeated="60"/>
        </table:table-row>
        <table:table-row table:style-name="ro4">
          <table:table-cell table:style-name="ce15" office:value-type="float" office:value="690" calcext:value-type="float">
            <text:p>690.0</text:p>
          </table:table-cell>
          <table:table-cell table:style-name="ce18" office:value-type="float" office:value="1.479" calcext:value-type="float">
            <text:p>1.4790E+00</text:p>
          </table:table-cell>
          <table:table-cell table:style-name="ce18" office:value-type="float" office:value="1.1821" calcext:value-type="float">
            <text:p>1.1821E+00</text:p>
          </table:table-cell>
          <table:table-cell table:style-name="ce18" office:value-type="float" office:value="1.0746" calcext:value-type="float">
            <text:p>1.0746E+00</text:p>
          </table:table-cell>
          <table:table-cell table:number-columns-repeated="60"/>
        </table:table-row>
        <table:table-row table:style-name="ro4">
          <table:table-cell table:style-name="ce15" office:value-type="float" office:value="691" calcext:value-type="float">
            <text:p>691.0</text:p>
          </table:table-cell>
          <table:table-cell table:style-name="ce18" office:value-type="float" office:value="1.468" calcext:value-type="float">
            <text:p>1.4680E+00</text:p>
          </table:table-cell>
          <table:table-cell table:style-name="ce18" office:value-type="float" office:value="1.2333" calcext:value-type="float">
            <text:p>1.2333E+00</text:p>
          </table:table-cell>
          <table:table-cell table:style-name="ce18" office:value-type="float" office:value="1.1201" calcext:value-type="float">
            <text:p>1.1201E+00</text:p>
          </table:table-cell>
          <table:table-cell table:number-columns-repeated="60"/>
        </table:table-row>
        <table:table-row table:style-name="ro4">
          <table:table-cell table:style-name="ce15" office:value-type="float" office:value="692" calcext:value-type="float">
            <text:p>692.0</text:p>
          </table:table-cell>
          <table:table-cell table:style-name="ce18" office:value-type="float" office:value="1.454" calcext:value-type="float">
            <text:p>1.4540E+00</text:p>
          </table:table-cell>
          <table:table-cell table:style-name="ce18" office:value-type="float" office:value="1.2689" calcext:value-type="float">
            <text:p>1.2689E+00</text:p>
          </table:table-cell>
          <table:table-cell table:style-name="ce18" office:value-type="float" office:value="1.1516" calcext:value-type="float">
            <text:p>1.1516E+00</text:p>
          </table:table-cell>
          <table:table-cell table:number-columns-repeated="60"/>
        </table:table-row>
        <table:table-row table:style-name="ro4">
          <table:table-cell table:style-name="ce15" office:value-type="float" office:value="693" calcext:value-type="float">
            <text:p>693.0</text:p>
          </table:table-cell>
          <table:table-cell table:style-name="ce18" office:value-type="float" office:value="1.458" calcext:value-type="float">
            <text:p>1.4580E+00</text:p>
          </table:table-cell>
          <table:table-cell table:style-name="ce18" office:value-type="float" office:value="1.2609" calcext:value-type="float">
            <text:p>1.2609E+00</text:p>
          </table:table-cell>
          <table:table-cell table:style-name="ce18" office:value-type="float" office:value="1.1446" calcext:value-type="float">
            <text:p>1.1446E+00</text:p>
          </table:table-cell>
          <table:table-cell table:number-columns-repeated="60"/>
        </table:table-row>
        <table:table-row table:style-name="ro4">
          <table:table-cell table:style-name="ce15" office:value-type="float" office:value="694" calcext:value-type="float">
            <text:p>694.0</text:p>
          </table:table-cell>
          <table:table-cell table:style-name="ce18" office:value-type="float" office:value="1.457" calcext:value-type="float">
            <text:p>1.4570E+00</text:p>
          </table:table-cell>
          <table:table-cell table:style-name="ce18" office:value-type="float" office:value="1.2464" calcext:value-type="float">
            <text:p>1.2464E+00</text:p>
          </table:table-cell>
          <table:table-cell table:style-name="ce18" office:value-type="float" office:value="1.1318" calcext:value-type="float">
            <text:p>1.1318E+00</text:p>
          </table:table-cell>
          <table:table-cell table:number-columns-repeated="60"/>
        </table:table-row>
        <table:table-row table:style-name="ro4">
          <table:table-cell table:style-name="ce15" office:value-type="float" office:value="695" calcext:value-type="float">
            <text:p>695.0</text:p>
          </table:table-cell>
          <table:table-cell table:style-name="ce18" office:value-type="float" office:value="1.435" calcext:value-type="float">
            <text:p>1.4350E+00</text:p>
          </table:table-cell>
          <table:table-cell table:style-name="ce18" office:value-type="float" office:value="1.2714" calcext:value-type="float">
            <text:p>1.2714E+00</text:p>
          </table:table-cell>
          <table:table-cell table:style-name="ce18" office:value-type="float" office:value="1.1538" calcext:value-type="float">
            <text:p>1.1538E+00</text:p>
          </table:table-cell>
          <table:table-cell table:number-columns-repeated="60"/>
        </table:table-row>
        <table:table-row table:style-name="ro4">
          <table:table-cell table:style-name="ce15" office:value-type="float" office:value="696" calcext:value-type="float">
            <text:p>696.0</text:p>
          </table:table-cell>
          <table:table-cell table:style-name="ce18" office:value-type="float" office:value="1.442" calcext:value-type="float">
            <text:p>1.4420E+00</text:p>
          </table:table-cell>
          <table:table-cell table:style-name="ce18" office:value-type="float" office:value="1.2684" calcext:value-type="float">
            <text:p>1.2684E+00</text:p>
          </table:table-cell>
          <table:table-cell table:style-name="ce18" office:value-type="float" office:value="1.1513" calcext:value-type="float">
            <text:p>1.1513E+00</text:p>
          </table:table-cell>
          <table:table-cell table:number-columns-repeated="60"/>
        </table:table-row>
        <table:table-row table:style-name="ro4">
          <table:table-cell table:style-name="ce15" office:value-type="float" office:value="697" calcext:value-type="float">
            <text:p>697.0</text:p>
          </table:table-cell>
          <table:table-cell table:style-name="ce18" office:value-type="float" office:value="1.438" calcext:value-type="float">
            <text:p>1.4380E+00</text:p>
          </table:table-cell>
          <table:table-cell table:style-name="ce18" office:value-type="float" office:value="1.3403" calcext:value-type="float">
            <text:p>1.3403E+00</text:p>
          </table:table-cell>
          <table:table-cell table:style-name="ce18" office:value-type="float" office:value="1.2151" calcext:value-type="float">
            <text:p>1.2151E+00</text:p>
          </table:table-cell>
          <table:table-cell table:number-columns-repeated="60"/>
        </table:table-row>
        <table:table-row table:style-name="ro4">
          <table:table-cell table:style-name="ce15" office:value-type="float" office:value="698" calcext:value-type="float">
            <text:p>698.0</text:p>
          </table:table-cell>
          <table:table-cell table:style-name="ce18" office:value-type="float" office:value="1.417" calcext:value-type="float">
            <text:p>1.4170E+00</text:p>
          </table:table-cell>
          <table:table-cell table:style-name="ce18" office:value-type="float" office:value="1.3192" calcext:value-type="float">
            <text:p>1.3192E+00</text:p>
          </table:table-cell>
          <table:table-cell table:style-name="ce18" office:value-type="float" office:value="1.1961" calcext:value-type="float">
            <text:p>1.1961E+00</text:p>
          </table:table-cell>
          <table:table-cell table:number-columns-repeated="60"/>
        </table:table-row>
        <table:table-row table:style-name="ro4">
          <table:table-cell table:style-name="ce15" office:value-type="float" office:value="699" calcext:value-type="float">
            <text:p>699.0</text:p>
          </table:table-cell>
          <table:table-cell table:style-name="ce18" office:value-type="float" office:value="1.434" calcext:value-type="float">
            <text:p>1.4340E+00</text:p>
          </table:table-cell>
          <table:table-cell table:style-name="ce18" office:value-type="float" office:value="1.2918" calcext:value-type="float">
            <text:p>1.2918E+00</text:p>
          </table:table-cell>
          <table:table-cell table:style-name="ce18" office:value-type="float" office:value="1.1721" calcext:value-type="float">
            <text:p>1.1721E+00</text:p>
          </table:table-cell>
          <table:table-cell table:number-columns-repeated="60"/>
        </table:table-row>
        <table:table-row table:style-name="ro4">
          <table:table-cell table:style-name="ce15" office:value-type="float" office:value="700" calcext:value-type="float">
            <text:p>700.0</text:p>
          </table:table-cell>
          <table:table-cell table:style-name="ce18" office:value-type="float" office:value="1.422" calcext:value-type="float">
            <text:p>1.4220E+00</text:p>
          </table:table-cell>
          <table:table-cell table:style-name="ce18" office:value-type="float" office:value="1.2823" calcext:value-type="float">
            <text:p>1.2823E+00</text:p>
          </table:table-cell>
          <table:table-cell table:style-name="ce18" office:value-type="float" office:value="1.1636" calcext:value-type="float">
            <text:p>1.1636E+00</text:p>
          </table:table-cell>
          <table:table-cell table:number-columns-repeated="60"/>
        </table:table-row>
        <table:table-row table:style-name="ro4">
          <table:table-cell table:style-name="ce15" office:value-type="float" office:value="701" calcext:value-type="float">
            <text:p>701.0</text:p>
          </table:table-cell>
          <table:table-cell table:style-name="ce18" office:value-type="float" office:value="1.4131" calcext:value-type="float">
            <text:p>1.4131E+00</text:p>
          </table:table-cell>
          <table:table-cell table:style-name="ce18" office:value-type="float" office:value="1.2659" calcext:value-type="float">
            <text:p>1.2659E+00</text:p>
          </table:table-cell>
          <table:table-cell table:style-name="ce18" office:value-type="float" office:value="1.1489" calcext:value-type="float">
            <text:p>1.1489E+00</text:p>
          </table:table-cell>
          <table:table-cell table:number-columns-repeated="60"/>
        </table:table-row>
        <table:table-row table:style-name="ro4">
          <table:table-cell table:style-name="ce15" office:value-type="float" office:value="702" calcext:value-type="float">
            <text:p>702.0</text:p>
          </table:table-cell>
          <table:table-cell table:style-name="ce18" office:value-type="float" office:value="1.3987" calcext:value-type="float">
            <text:p>1.3987E+00</text:p>
          </table:table-cell>
          <table:table-cell table:style-name="ce18" office:value-type="float" office:value="1.2674" calcext:value-type="float">
            <text:p>1.2674E+00</text:p>
          </table:table-cell>
          <table:table-cell table:style-name="ce18" office:value-type="float" office:value="1.15" calcext:value-type="float">
            <text:p>1.1500E+00</text:p>
          </table:table-cell>
          <table:table-cell table:number-columns-repeated="60"/>
        </table:table-row>
        <table:table-row table:style-name="ro4">
          <table:table-cell table:style-name="ce15" office:value-type="float" office:value="703" calcext:value-type="float">
            <text:p>703.0</text:p>
          </table:table-cell>
          <table:table-cell table:style-name="ce18" office:value-type="float" office:value="1.4095" calcext:value-type="float">
            <text:p>1.4095E+00</text:p>
          </table:table-cell>
          <table:table-cell table:style-name="ce18" office:value-type="float" office:value="1.2747" calcext:value-type="float">
            <text:p>1.2747E+00</text:p>
          </table:table-cell>
          <table:table-cell table:style-name="ce18" office:value-type="float" office:value="1.1567" calcext:value-type="float">
            <text:p>1.1567E+00</text:p>
          </table:table-cell>
          <table:table-cell table:number-columns-repeated="60"/>
        </table:table-row>
        <table:table-row table:style-name="ro4">
          <table:table-cell table:style-name="ce15" office:value-type="float" office:value="704" calcext:value-type="float">
            <text:p>704.0</text:p>
          </table:table-cell>
          <table:table-cell table:style-name="ce18" office:value-type="float" office:value="1.4187" calcext:value-type="float">
            <text:p>1.4187E+00</text:p>
          </table:table-cell>
          <table:table-cell table:style-name="ce18" office:value-type="float" office:value="1.3078" calcext:value-type="float">
            <text:p>1.3078E+00</text:p>
          </table:table-cell>
          <table:table-cell table:style-name="ce18" office:value-type="float" office:value="1.1864" calcext:value-type="float">
            <text:p>1.1864E+00</text:p>
          </table:table-cell>
          <table:table-cell table:number-columns-repeated="60"/>
        </table:table-row>
        <table:table-row table:style-name="ro4">
          <table:table-cell table:style-name="ce15" office:value-type="float" office:value="705" calcext:value-type="float">
            <text:p>705.0</text:p>
          </table:table-cell>
          <table:table-cell table:style-name="ce18" office:value-type="float" office:value="1.433" calcext:value-type="float">
            <text:p>1.4330E+00</text:p>
          </table:table-cell>
          <table:table-cell table:style-name="ce18" office:value-type="float" office:value="1.3214" calcext:value-type="float">
            <text:p>1.3214E+00</text:p>
          </table:table-cell>
          <table:table-cell table:style-name="ce18" office:value-type="float" office:value="1.1989" calcext:value-type="float">
            <text:p>1.1989E+00</text:p>
          </table:table-cell>
          <table:table-cell table:number-columns-repeated="60"/>
        </table:table-row>
        <table:table-row table:style-name="ro4">
          <table:table-cell table:style-name="ce15" office:value-type="float" office:value="706" calcext:value-type="float">
            <text:p>706.0</text:p>
          </table:table-cell>
          <table:table-cell table:style-name="ce18" office:value-type="float" office:value="1.4138" calcext:value-type="float">
            <text:p>1.4138E+00</text:p>
          </table:table-cell>
          <table:table-cell table:style-name="ce18" office:value-type="float" office:value="1.3144" calcext:value-type="float">
            <text:p>1.3144E+00</text:p>
          </table:table-cell>
          <table:table-cell table:style-name="ce18" office:value-type="float" office:value="1.1925" calcext:value-type="float">
            <text:p>1.1925E+00</text:p>
          </table:table-cell>
          <table:table-cell table:number-columns-repeated="60"/>
        </table:table-row>
        <table:table-row table:style-name="ro4">
          <table:table-cell table:style-name="ce15" office:value-type="float" office:value="707" calcext:value-type="float">
            <text:p>707.0</text:p>
          </table:table-cell>
          <table:table-cell table:style-name="ce18" office:value-type="float" office:value="1.404" calcext:value-type="float">
            <text:p>1.4040E+00</text:p>
          </table:table-cell>
          <table:table-cell table:style-name="ce18" office:value-type="float" office:value="1.309" calcext:value-type="float">
            <text:p>1.3090E+00</text:p>
          </table:table-cell>
          <table:table-cell table:style-name="ce18" office:value-type="float" office:value="1.1875" calcext:value-type="float">
            <text:p>1.1875E+00</text:p>
          </table:table-cell>
          <table:table-cell table:number-columns-repeated="60"/>
        </table:table-row>
        <table:table-row table:style-name="ro4">
          <table:table-cell table:style-name="ce15" office:value-type="float" office:value="708" calcext:value-type="float">
            <text:p>708.0</text:p>
          </table:table-cell>
          <table:table-cell table:style-name="ce18" office:value-type="float" office:value="1.399" calcext:value-type="float">
            <text:p>1.3990E+00</text:p>
          </table:table-cell>
          <table:table-cell table:style-name="ce18" office:value-type="float" office:value="1.3048" calcext:value-type="float">
            <text:p>1.3048E+00</text:p>
          </table:table-cell>
          <table:table-cell table:style-name="ce18" office:value-type="float" office:value="1.1839" calcext:value-type="float">
            <text:p>1.1839E+00</text:p>
          </table:table-cell>
          <table:table-cell table:number-columns-repeated="60"/>
        </table:table-row>
        <table:table-row table:style-name="ro4">
          <table:table-cell table:style-name="ce15" office:value-type="float" office:value="709" calcext:value-type="float">
            <text:p>709.0</text:p>
          </table:table-cell>
          <table:table-cell table:style-name="ce18" office:value-type="float" office:value="1.39" calcext:value-type="float">
            <text:p>1.3900E+00</text:p>
          </table:table-cell>
          <table:table-cell table:style-name="ce18" office:value-type="float" office:value="1.3095" calcext:value-type="float">
            <text:p>1.3095E+00</text:p>
          </table:table-cell>
          <table:table-cell table:style-name="ce18" office:value-type="float" office:value="1.188" calcext:value-type="float">
            <text:p>1.1880E+00</text:p>
          </table:table-cell>
          <table:table-cell table:number-columns-repeated="60"/>
        </table:table-row>
        <table:table-row table:style-name="ro4">
          <table:table-cell table:style-name="ce15" office:value-type="float" office:value="710" calcext:value-type="float">
            <text:p>710.0</text:p>
          </table:table-cell>
          <table:table-cell table:style-name="ce18" office:value-type="float" office:value="1.404" calcext:value-type="float">
            <text:p>1.4040E+00</text:p>
          </table:table-cell>
          <table:table-cell table:style-name="ce18" office:value-type="float" office:value="1.3175" calcext:value-type="float">
            <text:p>1.3175E+00</text:p>
          </table:table-cell>
          <table:table-cell table:style-name="ce18" office:value-type="float" office:value="1.1954" calcext:value-type="float">
            <text:p>1.1954E+00</text:p>
          </table:table-cell>
          <table:table-cell table:number-columns-repeated="60"/>
        </table:table-row>
        <table:table-row table:style-name="ro4">
          <table:table-cell table:style-name="ce15" office:value-type="float" office:value="711" calcext:value-type="float">
            <text:p>711.0</text:p>
          </table:table-cell>
          <table:table-cell table:style-name="ce18" office:value-type="float" office:value="1.397" calcext:value-type="float">
            <text:p>1.3970E+00</text:p>
          </table:table-cell>
          <table:table-cell table:style-name="ce18" office:value-type="float" office:value="1.3155" calcext:value-type="float">
            <text:p>1.3155E+00</text:p>
          </table:table-cell>
          <table:table-cell table:style-name="ce18" office:value-type="float" office:value="1.1934" calcext:value-type="float">
            <text:p>1.1934E+00</text:p>
          </table:table-cell>
          <table:table-cell table:number-columns-repeated="60"/>
        </table:table-row>
        <table:table-row table:style-name="ro4">
          <table:table-cell table:style-name="ce15" office:value-type="float" office:value="712" calcext:value-type="float">
            <text:p>712.0</text:p>
          </table:table-cell>
          <table:table-cell table:style-name="ce18" office:value-type="float" office:value="1.3818" calcext:value-type="float">
            <text:p>1.3818E+00</text:p>
          </table:table-cell>
          <table:table-cell table:style-name="ce18" office:value-type="float" office:value="1.3071" calcext:value-type="float">
            <text:p>1.3071E+00</text:p>
          </table:table-cell>
          <table:table-cell table:style-name="ce18" office:value-type="float" office:value="1.1856" calcext:value-type="float">
            <text:p>1.1856E+00</text:p>
          </table:table-cell>
          <table:table-cell table:number-columns-repeated="60"/>
        </table:table-row>
        <table:table-row table:style-name="ro4">
          <table:table-cell table:style-name="ce15" office:value-type="float" office:value="713" calcext:value-type="float">
            <text:p>713.0</text:p>
          </table:table-cell>
          <table:table-cell table:style-name="ce18" office:value-type="float" office:value="1.3702" calcext:value-type="float">
            <text:p>1.3702E+00</text:p>
          </table:table-cell>
          <table:table-cell table:style-name="ce18" office:value-type="float" office:value="1.2918" calcext:value-type="float">
            <text:p>1.2918E+00</text:p>
          </table:table-cell>
          <table:table-cell table:style-name="ce18" office:value-type="float" office:value="1.1719" calcext:value-type="float">
            <text:p>1.1719E+00</text:p>
          </table:table-cell>
          <table:table-cell table:number-columns-repeated="60"/>
        </table:table-row>
        <table:table-row table:style-name="ro4">
          <table:table-cell table:style-name="ce15" office:value-type="float" office:value="714" calcext:value-type="float">
            <text:p>714.0</text:p>
          </table:table-cell>
          <table:table-cell table:style-name="ce18" office:value-type="float" office:value="1.3819" calcext:value-type="float">
            <text:p>1.3819E+00</text:p>
          </table:table-cell>
          <table:table-cell table:style-name="ce18" office:value-type="float" office:value="1.3029" calcext:value-type="float">
            <text:p>1.3029E+00</text:p>
          </table:table-cell>
          <table:table-cell table:style-name="ce18" office:value-type="float" office:value="1.1823" calcext:value-type="float">
            <text:p>1.1823E+00</text:p>
          </table:table-cell>
          <table:table-cell table:number-columns-repeated="60"/>
        </table:table-row>
        <table:table-row table:style-name="ro4">
          <table:table-cell table:style-name="ce15" office:value-type="float" office:value="715" calcext:value-type="float">
            <text:p>715.0</text:p>
          </table:table-cell>
          <table:table-cell table:style-name="ce18" office:value-type="float" office:value="1.3502" calcext:value-type="float">
            <text:p>1.3502E+00</text:p>
          </table:table-cell>
          <table:table-cell table:style-name="ce18" office:value-type="float" office:value="1.2587" calcext:value-type="float">
            <text:p>1.2587E+00</text:p>
          </table:table-cell>
          <table:table-cell table:style-name="ce18" office:value-type="float" office:value="1.1428" calcext:value-type="float">
            <text:p>1.1428E+00</text:p>
          </table:table-cell>
          <table:table-cell table:number-columns-repeated="60"/>
        </table:table-row>
        <table:table-row table:style-name="ro4">
          <table:table-cell table:style-name="ce15" office:value-type="float" office:value="716" calcext:value-type="float">
            <text:p>716.0</text:p>
          </table:table-cell>
          <table:table-cell table:style-name="ce18" office:value-type="float" office:value="1.3694" calcext:value-type="float">
            <text:p>1.3694E+00</text:p>
          </table:table-cell>
          <table:table-cell table:style-name="ce18" office:value-type="float" office:value="1.2716" calcext:value-type="float">
            <text:p>1.2716E+00</text:p>
          </table:table-cell>
          <table:table-cell table:style-name="ce18" office:value-type="float" office:value="1.1548" calcext:value-type="float">
            <text:p>1.1548E+00</text:p>
          </table:table-cell>
          <table:table-cell table:number-columns-repeated="60"/>
        </table:table-row>
        <table:table-row table:style-name="ro4">
          <table:table-cell table:style-name="ce15" office:value-type="float" office:value="717" calcext:value-type="float">
            <text:p>717.0</text:p>
          </table:table-cell>
          <table:table-cell table:style-name="ce18" office:value-type="float" office:value="1.365" calcext:value-type="float">
            <text:p>1.3650E+00</text:p>
          </table:table-cell>
          <table:table-cell table:style-name="ce18" office:value-type="float" office:value="1.1071" calcext:value-type="float">
            <text:p>1.1071E+00</text:p>
          </table:table-cell>
          <table:table-cell table:style-name="ce18" office:value-type="float" office:value="1.0081" calcext:value-type="float">
            <text:p>1.0081E+00</text:p>
          </table:table-cell>
          <table:table-cell table:number-columns-repeated="60"/>
        </table:table-row>
        <table:table-row table:style-name="ro4">
          <table:table-cell table:style-name="ce15" office:value-type="float" office:value="718" calcext:value-type="float">
            <text:p>718.0</text:p>
          </table:table-cell>
          <table:table-cell table:style-name="ce18" office:value-type="float" office:value="1.357" calcext:value-type="float">
            <text:p>1.3570E+00</text:p>
          </table:table-cell>
          <table:table-cell table:style-name="ce18" office:value-type="float" office:value="1.0296" calcext:value-type="float">
            <text:p>1.0296E+00</text:p>
          </table:table-cell>
          <table:table-cell table:style-name="ce18" office:value-type="float" office:value="0.93873" calcext:value-type="float">
            <text:p>9.3873E-01</text:p>
          </table:table-cell>
          <table:table-cell table:number-columns-repeated="60"/>
        </table:table-row>
        <table:table-row table:style-name="ro4">
          <table:table-cell table:style-name="ce15" office:value-type="float" office:value="719" calcext:value-type="float">
            <text:p>719.0</text:p>
          </table:table-cell>
          <table:table-cell table:style-name="ce18" office:value-type="float" office:value="1.301" calcext:value-type="float">
            <text:p>1.3010E+00</text:p>
          </table:table-cell>
          <table:table-cell table:style-name="ce18" office:value-type="float" office:value="0.92318" calcext:value-type="float">
            <text:p>9.2318E-01</text:p>
          </table:table-cell>
          <table:table-cell table:style-name="ce18" office:value-type="float" office:value="0.84274" calcext:value-type="float">
            <text:p>8.4274E-01</text:p>
          </table:table-cell>
          <table:table-cell table:number-columns-repeated="60"/>
        </table:table-row>
        <table:table-row table:style-name="ro4">
          <table:table-cell table:style-name="ce15" office:value-type="float" office:value="720" calcext:value-type="float">
            <text:p>720.0</text:p>
          </table:table-cell>
          <table:table-cell table:style-name="ce18" office:value-type="float" office:value="1.3487" calcext:value-type="float">
            <text:p>1.3487E+00</text:p>
          </table:table-cell>
          <table:table-cell table:style-name="ce18" office:value-type="float" office:value="0.9855" calcext:value-type="float">
            <text:p>9.8550E-01</text:p>
          </table:table-cell>
          <table:table-cell table:style-name="ce18" office:value-type="float" office:value="0.8994" calcext:value-type="float">
            <text:p>8.9940E-01</text:p>
          </table:table-cell>
          <table:table-cell table:number-columns-repeated="60"/>
        </table:table-row>
        <table:table-row table:style-name="ro4">
          <table:table-cell table:style-name="ce15" office:value-type="float" office:value="721" calcext:value-type="float">
            <text:p>721.0</text:p>
          </table:table-cell>
          <table:table-cell table:style-name="ce18" office:value-type="float" office:value="1.348" calcext:value-type="float">
            <text:p>1.3480E+00</text:p>
          </table:table-cell>
          <table:table-cell table:style-name="ce18" office:value-type="float" office:value="1.0861" calcext:value-type="float">
            <text:p>1.0861E+00</text:p>
          </table:table-cell>
          <table:table-cell table:style-name="ce18" office:value-type="float" office:value="0.98967" calcext:value-type="float">
            <text:p>9.8967E-01</text:p>
          </table:table-cell>
          <table:table-cell table:number-columns-repeated="60"/>
        </table:table-row>
        <table:table-row table:style-name="ro4">
          <table:table-cell table:style-name="ce15" office:value-type="float" office:value="722" calcext:value-type="float">
            <text:p>722.0</text:p>
          </table:table-cell>
          <table:table-cell table:style-name="ce18" office:value-type="float" office:value="1.36" calcext:value-type="float">
            <text:p>1.3600E+00</text:p>
          </table:table-cell>
          <table:table-cell table:style-name="ce18" office:value-type="float" office:value="1.2407" calcext:value-type="float">
            <text:p>1.2407E+00</text:p>
          </table:table-cell>
          <table:table-cell table:style-name="ce18" office:value-type="float" office:value="1.1281" calcext:value-type="float">
            <text:p>1.1281E+00</text:p>
          </table:table-cell>
          <table:table-cell table:number-columns-repeated="60"/>
        </table:table-row>
        <table:table-row table:style-name="ro4">
          <table:table-cell table:style-name="ce15" office:value-type="float" office:value="723" calcext:value-type="float">
            <text:p>723.0</text:p>
          </table:table-cell>
          <table:table-cell table:style-name="ce18" office:value-type="float" office:value="1.351" calcext:value-type="float">
            <text:p>1.3510E+00</text:p>
          </table:table-cell>
          <table:table-cell table:style-name="ce18" office:value-type="float" office:value="1.1444" calcext:value-type="float">
            <text:p>1.1444E+00</text:p>
          </table:table-cell>
          <table:table-cell table:style-name="ce18" office:value-type="float" office:value="1.0423" calcext:value-type="float">
            <text:p>1.0423E+00</text:p>
          </table:table-cell>
          <table:table-cell table:number-columns-repeated="60"/>
        </table:table-row>
        <table:table-row table:style-name="ro4">
          <table:table-cell table:style-name="ce15" office:value-type="float" office:value="724" calcext:value-type="float">
            <text:p>724.0</text:p>
          </table:table-cell>
          <table:table-cell table:style-name="ce18" office:value-type="float" office:value="1.3607" calcext:value-type="float">
            <text:p>1.3607E+00</text:p>
          </table:table-cell>
          <table:table-cell table:style-name="ce18" office:value-type="float" office:value="1.0555" calcext:value-type="float">
            <text:p>1.0555E+00</text:p>
          </table:table-cell>
          <table:table-cell table:style-name="ce18" office:value-type="float" office:value="0.96305" calcext:value-type="float">
            <text:p>9.6305E-01</text:p>
          </table:table-cell>
          <table:table-cell table:number-columns-repeated="60"/>
        </table:table-row>
        <table:table-row table:style-name="ro4">
          <table:table-cell table:style-name="ce15" office:value-type="float" office:value="725" calcext:value-type="float">
            <text:p>725.0</text:p>
          </table:table-cell>
          <table:table-cell table:style-name="ce18" office:value-type="float" office:value="1.3465" calcext:value-type="float">
            <text:p>1.3465E+00</text:p>
          </table:table-cell>
          <table:table-cell table:style-name="ce18" office:value-type="float" office:value="1.038" calcext:value-type="float">
            <text:p>1.0380E+00</text:p>
          </table:table-cell>
          <table:table-cell table:style-name="ce18" office:value-type="float" office:value="0.94741" calcext:value-type="float">
            <text:p>9.4741E-01</text:p>
          </table:table-cell>
          <table:table-cell table:number-columns-repeated="60"/>
        </table:table-row>
        <table:table-row table:style-name="ro4">
          <table:table-cell table:style-name="ce15" office:value-type="float" office:value="726" calcext:value-type="float">
            <text:p>726.0</text:p>
          </table:table-cell>
          <table:table-cell table:style-name="ce18" office:value-type="float" office:value="1.3429" calcext:value-type="float">
            <text:p>1.3429E+00</text:p>
          </table:table-cell>
          <table:table-cell table:style-name="ce18" office:value-type="float" office:value="1.0813" calcext:value-type="float">
            <text:p>1.0813E+00</text:p>
          </table:table-cell>
          <table:table-cell table:style-name="ce18" office:value-type="float" office:value="0.98638" calcext:value-type="float">
            <text:p>9.8638E-01</text:p>
          </table:table-cell>
          <table:table-cell table:number-columns-repeated="60"/>
        </table:table-row>
        <table:table-row table:style-name="ro4">
          <table:table-cell table:style-name="ce15" office:value-type="float" office:value="727" calcext:value-type="float">
            <text:p>727.0</text:p>
          </table:table-cell>
          <table:table-cell table:style-name="ce18" office:value-type="float" office:value="1.3444" calcext:value-type="float">
            <text:p>1.3444E+00</text:p>
          </table:table-cell>
          <table:table-cell table:style-name="ce18" office:value-type="float" office:value="1.085" calcext:value-type="float">
            <text:p>1.0850E+00</text:p>
          </table:table-cell>
          <table:table-cell table:style-name="ce18" office:value-type="float" office:value="0.98988" calcext:value-type="float">
            <text:p>9.8988E-01</text:p>
          </table:table-cell>
          <table:table-cell table:number-columns-repeated="60"/>
        </table:table-row>
        <table:table-row table:style-name="ro4">
          <table:table-cell table:style-name="ce15" office:value-type="float" office:value="728" calcext:value-type="float">
            <text:p>728.0</text:p>
          </table:table-cell>
          <table:table-cell table:style-name="ce18" office:value-type="float" office:value="1.337" calcext:value-type="float">
            <text:p>1.3370E+00</text:p>
          </table:table-cell>
          <table:table-cell table:style-name="ce18" office:value-type="float" office:value="1.04" calcext:value-type="float">
            <text:p>1.0400E+00</text:p>
          </table:table-cell>
          <table:table-cell table:style-name="ce18" office:value-type="float" office:value="0.94968" calcext:value-type="float">
            <text:p>9.4968E-01</text:p>
          </table:table-cell>
          <table:table-cell table:number-columns-repeated="60"/>
        </table:table-row>
        <table:table-row table:style-name="ro4">
          <table:table-cell table:style-name="ce15" office:value-type="float" office:value="729" calcext:value-type="float">
            <text:p>729.0</text:p>
          </table:table-cell>
          <table:table-cell table:style-name="ce18" office:value-type="float" office:value="1.2796" calcext:value-type="float">
            <text:p>1.2796E+00</text:p>
          </table:table-cell>
          <table:table-cell table:style-name="ce18" office:value-type="float" office:value="1.0466" calcext:value-type="float">
            <text:p>1.0466E+00</text:p>
          </table:table-cell>
          <table:table-cell table:style-name="ce18" office:value-type="float" office:value="0.95503" calcext:value-type="float">
            <text:p>9.5503E-01</text:p>
          </table:table-cell>
          <table:table-cell table:number-columns-repeated="60"/>
        </table:table-row>
        <table:table-row table:style-name="ro4">
          <table:table-cell table:style-name="ce15" office:value-type="float" office:value="730" calcext:value-type="float">
            <text:p>730.0</text:p>
          </table:table-cell>
          <table:table-cell table:style-name="ce18" office:value-type="float" office:value="1.3357" calcext:value-type="float">
            <text:p>1.3357E+00</text:p>
          </table:table-cell>
          <table:table-cell table:style-name="ce18" office:value-type="float" office:value="1.1285" calcext:value-type="float">
            <text:p>1.1285E+00</text:p>
          </table:table-cell>
          <table:table-cell table:style-name="ce18" office:value-type="float" office:value="1.0294" calcext:value-type="float">
            <text:p>1.0294E+00</text:p>
          </table:table-cell>
          <table:table-cell table:number-columns-repeated="60"/>
        </table:table-row>
        <table:table-row table:style-name="ro4">
          <table:table-cell table:style-name="ce15" office:value-type="float" office:value="731" calcext:value-type="float">
            <text:p>731.0</text:p>
          </table:table-cell>
          <table:table-cell table:style-name="ce18" office:value-type="float" office:value="1.3104" calcext:value-type="float">
            <text:p>1.3104E+00</text:p>
          </table:table-cell>
          <table:table-cell table:style-name="ce18" office:value-type="float" office:value="1.0703" calcext:value-type="float">
            <text:p>1.0703E+00</text:p>
          </table:table-cell>
          <table:table-cell table:style-name="ce18" office:value-type="float" office:value="0.97702" calcext:value-type="float">
            <text:p>9.7702E-01</text:p>
          </table:table-cell>
          <table:table-cell table:number-columns-repeated="60"/>
        </table:table-row>
        <table:table-row table:style-name="ro4">
          <table:table-cell table:style-name="ce15" office:value-type="float" office:value="732" calcext:value-type="float">
            <text:p>732.0</text:p>
          </table:table-cell>
          <table:table-cell table:style-name="ce18" office:value-type="float" office:value="1.3333" calcext:value-type="float">
            <text:p>1.3333E+00</text:p>
          </table:table-cell>
          <table:table-cell table:style-name="ce18" office:value-type="float" office:value="1.1534" calcext:value-type="float">
            <text:p>1.1534E+00</text:p>
          </table:table-cell>
          <table:table-cell table:style-name="ce18" office:value-type="float" office:value="1.052" calcext:value-type="float">
            <text:p>1.0520E+00</text:p>
          </table:table-cell>
          <table:table-cell table:number-columns-repeated="60"/>
        </table:table-row>
        <table:table-row table:style-name="ro4">
          <table:table-cell table:style-name="ce15" office:value-type="float" office:value="733" calcext:value-type="float">
            <text:p>733.0</text:p>
          </table:table-cell>
          <table:table-cell table:style-name="ce18" office:value-type="float" office:value="1.3108" calcext:value-type="float">
            <text:p>1.3108E+00</text:p>
          </table:table-cell>
          <table:table-cell table:style-name="ce18" office:value-type="float" office:value="1.1962" calcext:value-type="float">
            <text:p>1.1962E+00</text:p>
          </table:table-cell>
          <table:table-cell table:style-name="ce18" office:value-type="float" office:value="1.0901" calcext:value-type="float">
            <text:p>1.0901E+00</text:p>
          </table:table-cell>
          <table:table-cell table:number-columns-repeated="60"/>
        </table:table-row>
        <table:table-row table:style-name="ro4">
          <table:table-cell table:style-name="ce15" office:value-type="float" office:value="734" calcext:value-type="float">
            <text:p>734.0</text:p>
          </table:table-cell>
          <table:table-cell table:style-name="ce18" office:value-type="float" office:value="1.339" calcext:value-type="float">
            <text:p>1.3390E+00</text:p>
          </table:table-cell>
          <table:table-cell table:style-name="ce18" office:value-type="float" office:value="1.2357" calcext:value-type="float">
            <text:p>1.2357E+00</text:p>
          </table:table-cell>
          <table:table-cell table:style-name="ce18" office:value-type="float" office:value="1.1261" calcext:value-type="float">
            <text:p>1.1261E+00</text:p>
          </table:table-cell>
          <table:table-cell table:number-columns-repeated="60"/>
        </table:table-row>
        <table:table-row table:style-name="ro4">
          <table:table-cell table:style-name="ce15" office:value-type="float" office:value="735" calcext:value-type="float">
            <text:p>735.0</text:p>
          </table:table-cell>
          <table:table-cell table:style-name="ce18" office:value-type="float" office:value="1.3271" calcext:value-type="float">
            <text:p>1.3271E+00</text:p>
          </table:table-cell>
          <table:table-cell table:style-name="ce18" office:value-type="float" office:value="1.2178" calcext:value-type="float">
            <text:p>1.2178E+00</text:p>
          </table:table-cell>
          <table:table-cell table:style-name="ce18" office:value-type="float" office:value="1.1101" calcext:value-type="float">
            <text:p>1.1101E+00</text:p>
          </table:table-cell>
          <table:table-cell table:number-columns-repeated="60"/>
        </table:table-row>
        <table:table-row table:style-name="ro4">
          <table:table-cell table:style-name="ce15" office:value-type="float" office:value="736" calcext:value-type="float">
            <text:p>736.0</text:p>
          </table:table-cell>
          <table:table-cell table:style-name="ce18" office:value-type="float" office:value="1.31" calcext:value-type="float">
            <text:p>1.3100E+00</text:p>
          </table:table-cell>
          <table:table-cell table:style-name="ce18" office:value-type="float" office:value="1.2059" calcext:value-type="float">
            <text:p>1.2059E+00</text:p>
          </table:table-cell>
          <table:table-cell table:style-name="ce18" office:value-type="float" office:value="1.0994" calcext:value-type="float">
            <text:p>1.0994E+00</text:p>
          </table:table-cell>
          <table:table-cell table:number-columns-repeated="60"/>
        </table:table-row>
        <table:table-row table:style-name="ro4">
          <table:table-cell table:style-name="ce15" office:value-type="float" office:value="737" calcext:value-type="float">
            <text:p>737.0</text:p>
          </table:table-cell>
          <table:table-cell table:style-name="ce18" office:value-type="float" office:value="1.312" calcext:value-type="float">
            <text:p>1.3120E+00</text:p>
          </table:table-cell>
          <table:table-cell table:style-name="ce18" office:value-type="float" office:value="1.2039" calcext:value-type="float">
            <text:p>1.2039E+00</text:p>
          </table:table-cell>
          <table:table-cell table:style-name="ce18" office:value-type="float" office:value="1.0978" calcext:value-type="float">
            <text:p>1.0978E+00</text:p>
          </table:table-cell>
          <table:table-cell table:number-columns-repeated="60"/>
        </table:table-row>
        <table:table-row table:style-name="ro4">
          <table:table-cell table:style-name="ce15" office:value-type="float" office:value="738" calcext:value-type="float">
            <text:p>738.0</text:p>
          </table:table-cell>
          <table:table-cell table:style-name="ce18" office:value-type="float" office:value="1.3" calcext:value-type="float">
            <text:p>1.3000E+00</text:p>
          </table:table-cell>
          <table:table-cell table:style-name="ce18" office:value-type="float" office:value="1.2269" calcext:value-type="float">
            <text:p>1.2269E+00</text:p>
          </table:table-cell>
          <table:table-cell table:style-name="ce18" office:value-type="float" office:value="1.1184" calcext:value-type="float">
            <text:p>1.1184E+00</text:p>
          </table:table-cell>
          <table:table-cell table:number-columns-repeated="60"/>
        </table:table-row>
        <table:table-row table:style-name="ro4">
          <table:table-cell table:style-name="ce15" office:value-type="float" office:value="739" calcext:value-type="float">
            <text:p>739.0</text:p>
          </table:table-cell>
          <table:table-cell table:style-name="ce18" office:value-type="float" office:value="1.2646" calcext:value-type="float">
            <text:p>1.2646E+00</text:p>
          </table:table-cell>
          <table:table-cell table:style-name="ce18" office:value-type="float" office:value="1.1905" calcext:value-type="float">
            <text:p>1.1905E+00</text:p>
          </table:table-cell>
          <table:table-cell table:style-name="ce18" office:value-type="float" office:value="1.0855" calcext:value-type="float">
            <text:p>1.0855E+00</text:p>
          </table:table-cell>
          <table:table-cell table:number-columns-repeated="60"/>
        </table:table-row>
        <table:table-row table:style-name="ro4">
          <table:table-cell table:style-name="ce15" office:value-type="float" office:value="740" calcext:value-type="float">
            <text:p>740.0</text:p>
          </table:table-cell>
          <table:table-cell table:style-name="ce18" office:value-type="float" office:value="1.283" calcext:value-type="float">
            <text:p>1.2830E+00</text:p>
          </table:table-cell>
          <table:table-cell table:style-name="ce18" office:value-type="float" office:value="1.2195" calcext:value-type="float">
            <text:p>1.2195E+00</text:p>
          </table:table-cell>
          <table:table-cell table:style-name="ce18" office:value-type="float" office:value="1.1119" calcext:value-type="float">
            <text:p>1.1119E+00</text:p>
          </table:table-cell>
          <table:table-cell table:number-columns-repeated="60"/>
        </table:table-row>
        <table:table-row table:style-name="ro4">
          <table:table-cell table:style-name="ce15" office:value-type="float" office:value="741" calcext:value-type="float">
            <text:p>741.0</text:p>
          </table:table-cell>
          <table:table-cell table:style-name="ce18" office:value-type="float" office:value="1.2707" calcext:value-type="float">
            <text:p>1.2707E+00</text:p>
          </table:table-cell>
          <table:table-cell table:style-name="ce18" office:value-type="float" office:value="1.2148" calcext:value-type="float">
            <text:p>1.2148E+00</text:p>
          </table:table-cell>
          <table:table-cell table:style-name="ce18" office:value-type="float" office:value="1.1078" calcext:value-type="float">
            <text:p>1.1078E+00</text:p>
          </table:table-cell>
          <table:table-cell table:number-columns-repeated="60"/>
        </table:table-row>
        <table:table-row table:style-name="ro4">
          <table:table-cell table:style-name="ce15" office:value-type="float" office:value="742" calcext:value-type="float">
            <text:p>742.0</text:p>
          </table:table-cell>
          <table:table-cell table:style-name="ce18" office:value-type="float" office:value="1.2649" calcext:value-type="float">
            <text:p>1.2649E+00</text:p>
          </table:table-cell>
          <table:table-cell table:style-name="ce18" office:value-type="float" office:value="1.2153" calcext:value-type="float">
            <text:p>1.2153E+00</text:p>
          </table:table-cell>
          <table:table-cell table:style-name="ce18" office:value-type="float" office:value="1.1084" calcext:value-type="float">
            <text:p>1.1084E+00</text:p>
          </table:table-cell>
          <table:table-cell table:number-columns-repeated="60"/>
        </table:table-row>
        <table:table-row table:style-name="ro4">
          <table:table-cell table:style-name="ce15" office:value-type="float" office:value="743" calcext:value-type="float">
            <text:p>743.0</text:p>
          </table:table-cell>
          <table:table-cell table:style-name="ce18" office:value-type="float" office:value="1.2892" calcext:value-type="float">
            <text:p>1.2892E+00</text:p>
          </table:table-cell>
          <table:table-cell table:style-name="ce18" office:value-type="float" office:value="1.2405" calcext:value-type="float">
            <text:p>1.2405E+00</text:p>
          </table:table-cell>
          <table:table-cell table:style-name="ce18" office:value-type="float" office:value="1.1316" calcext:value-type="float">
            <text:p>1.1316E+00</text:p>
          </table:table-cell>
          <table:table-cell table:number-columns-repeated="60"/>
        </table:table-row>
        <table:table-row table:style-name="ro4">
          <table:table-cell table:style-name="ce15" office:value-type="float" office:value="744" calcext:value-type="float">
            <text:p>744.0</text:p>
          </table:table-cell>
          <table:table-cell table:style-name="ce18" office:value-type="float" office:value="1.2955" calcext:value-type="float">
            <text:p>1.2955E+00</text:p>
          </table:table-cell>
          <table:table-cell table:style-name="ce18" office:value-type="float" office:value="1.2503" calcext:value-type="float">
            <text:p>1.2503E+00</text:p>
          </table:table-cell>
          <table:table-cell table:style-name="ce18" office:value-type="float" office:value="1.1408" calcext:value-type="float">
            <text:p>1.1408E+00</text:p>
          </table:table-cell>
          <table:table-cell table:number-columns-repeated="60"/>
        </table:table-row>
        <table:table-row table:style-name="ro4">
          <table:table-cell table:style-name="ce15" office:value-type="float" office:value="745" calcext:value-type="float">
            <text:p>745.0</text:p>
          </table:table-cell>
          <table:table-cell table:style-name="ce18" office:value-type="float" office:value="1.292" calcext:value-type="float">
            <text:p>1.2920E+00</text:p>
          </table:table-cell>
          <table:table-cell table:style-name="ce18" office:value-type="float" office:value="1.2497" calcext:value-type="float">
            <text:p>1.2497E+00</text:p>
          </table:table-cell>
          <table:table-cell table:style-name="ce18" office:value-type="float" office:value="1.1404" calcext:value-type="float">
            <text:p>1.1404E+00</text:p>
          </table:table-cell>
          <table:table-cell table:number-columns-repeated="60"/>
        </table:table-row>
        <table:table-row table:style-name="ro4">
          <table:table-cell table:style-name="ce15" office:value-type="float" office:value="746" calcext:value-type="float">
            <text:p>746.0</text:p>
          </table:table-cell>
          <table:table-cell table:style-name="ce18" office:value-type="float" office:value="1.2892" calcext:value-type="float">
            <text:p>1.2892E+00</text:p>
          </table:table-cell>
          <table:table-cell table:style-name="ce18" office:value-type="float" office:value="1.247" calcext:value-type="float">
            <text:p>1.2470E+00</text:p>
          </table:table-cell>
          <table:table-cell table:style-name="ce18" office:value-type="float" office:value="1.1381" calcext:value-type="float">
            <text:p>1.1381E+00</text:p>
          </table:table-cell>
          <table:table-cell table:number-columns-repeated="60"/>
        </table:table-row>
        <table:table-row table:style-name="ro4">
          <table:table-cell table:style-name="ce15" office:value-type="float" office:value="747" calcext:value-type="float">
            <text:p>747.0</text:p>
          </table:table-cell>
          <table:table-cell table:style-name="ce18" office:value-type="float" office:value="1.289" calcext:value-type="float">
            <text:p>1.2890E+00</text:p>
          </table:table-cell>
          <table:table-cell table:style-name="ce18" office:value-type="float" office:value="1.2477" calcext:value-type="float">
            <text:p>1.2477E+00</text:p>
          </table:table-cell>
          <table:table-cell table:style-name="ce18" office:value-type="float" office:value="1.1389" calcext:value-type="float">
            <text:p>1.1389E+00</text:p>
          </table:table-cell>
          <table:table-cell table:number-columns-repeated="60"/>
        </table:table-row>
        <table:table-row table:style-name="ro4">
          <table:table-cell table:style-name="ce15" office:value-type="float" office:value="748" calcext:value-type="float">
            <text:p>748.0</text:p>
          </table:table-cell>
          <table:table-cell table:style-name="ce18" office:value-type="float" office:value="1.2808" calcext:value-type="float">
            <text:p>1.2808E+00</text:p>
          </table:table-cell>
          <table:table-cell table:style-name="ce18" office:value-type="float" office:value="1.2401" calcext:value-type="float">
            <text:p>1.2401E+00</text:p>
          </table:table-cell>
          <table:table-cell table:style-name="ce18" office:value-type="float" office:value="1.1323" calcext:value-type="float">
            <text:p>1.1323E+00</text:p>
          </table:table-cell>
          <table:table-cell table:number-columns-repeated="60"/>
        </table:table-row>
        <table:table-row table:style-name="ro4">
          <table:table-cell table:style-name="ce15" office:value-type="float" office:value="749" calcext:value-type="float">
            <text:p>749.0</text:p>
          </table:table-cell>
          <table:table-cell table:style-name="ce18" office:value-type="float" office:value="1.276" calcext:value-type="float">
            <text:p>1.2760E+00</text:p>
          </table:table-cell>
          <table:table-cell table:style-name="ce18" office:value-type="float" office:value="1.2357" calcext:value-type="float">
            <text:p>1.2357E+00</text:p>
          </table:table-cell>
          <table:table-cell table:style-name="ce18" office:value-type="float" office:value="1.1286" calcext:value-type="float">
            <text:p>1.1286E+00</text:p>
          </table:table-cell>
          <table:table-cell table:number-columns-repeated="60"/>
        </table:table-row>
        <table:table-row table:style-name="ro4">
          <table:table-cell table:style-name="ce15" office:value-type="float" office:value="750" calcext:value-type="float">
            <text:p>750.0</text:p>
          </table:table-cell>
          <table:table-cell table:style-name="ce18" office:value-type="float" office:value="1.274" calcext:value-type="float">
            <text:p>1.2740E+00</text:p>
          </table:table-cell>
          <table:table-cell table:style-name="ce18" office:value-type="float" office:value="1.2341" calcext:value-type="float">
            <text:p>1.2341E+00</text:p>
          </table:table-cell>
          <table:table-cell table:style-name="ce18" office:value-type="float" office:value="1.1273" calcext:value-type="float">
            <text:p>1.1273E+00</text:p>
          </table:table-cell>
          <table:table-cell table:number-columns-repeated="60"/>
        </table:table-row>
        <table:table-row table:style-name="ro4">
          <table:table-cell table:style-name="ce15" office:value-type="float" office:value="751" calcext:value-type="float">
            <text:p>751.0</text:p>
          </table:table-cell>
          <table:table-cell table:style-name="ce18" office:value-type="float" office:value="1.268" calcext:value-type="float">
            <text:p>1.2680E+00</text:p>
          </table:table-cell>
          <table:table-cell table:style-name="ce18" office:value-type="float" office:value="1.2286" calcext:value-type="float">
            <text:p>1.2286E+00</text:p>
          </table:table-cell>
          <table:table-cell table:style-name="ce18" office:value-type="float" office:value="1.1224" calcext:value-type="float">
            <text:p>1.1224E+00</text:p>
          </table:table-cell>
          <table:table-cell table:number-columns-repeated="60"/>
        </table:table-row>
        <table:table-row table:style-name="ro4">
          <table:table-cell table:style-name="ce15" office:value-type="float" office:value="752" calcext:value-type="float">
            <text:p>752.0</text:p>
          </table:table-cell>
          <table:table-cell table:style-name="ce18" office:value-type="float" office:value="1.272" calcext:value-type="float">
            <text:p>1.2720E+00</text:p>
          </table:table-cell>
          <table:table-cell table:style-name="ce18" office:value-type="float" office:value="1.233" calcext:value-type="float">
            <text:p>1.2330E+00</text:p>
          </table:table-cell>
          <table:table-cell table:style-name="ce18" office:value-type="float" office:value="1.1265" calcext:value-type="float">
            <text:p>1.1265E+00</text:p>
          </table:table-cell>
          <table:table-cell table:number-columns-repeated="60"/>
        </table:table-row>
        <table:table-row table:style-name="ro4">
          <table:table-cell table:style-name="ce15" office:value-type="float" office:value="753" calcext:value-type="float">
            <text:p>753.0</text:p>
          </table:table-cell>
          <table:table-cell table:style-name="ce18" office:value-type="float" office:value="1.265" calcext:value-type="float">
            <text:p>1.2650E+00</text:p>
          </table:table-cell>
          <table:table-cell table:style-name="ce18" office:value-type="float" office:value="1.2266" calcext:value-type="float">
            <text:p>1.2266E+00</text:p>
          </table:table-cell>
          <table:table-cell table:style-name="ce18" office:value-type="float" office:value="1.121" calcext:value-type="float">
            <text:p>1.1210E+00</text:p>
          </table:table-cell>
          <table:table-cell table:number-columns-repeated="60"/>
        </table:table-row>
        <table:table-row table:style-name="ro4">
          <table:table-cell table:style-name="ce15" office:value-type="float" office:value="754" calcext:value-type="float">
            <text:p>754.0</text:p>
          </table:table-cell>
          <table:table-cell table:style-name="ce18" office:value-type="float" office:value="1.2809" calcext:value-type="float">
            <text:p>1.2809E+00</text:p>
          </table:table-cell>
          <table:table-cell table:style-name="ce18" office:value-type="float" office:value="1.242" calcext:value-type="float">
            <text:p>1.2420E+00</text:p>
          </table:table-cell>
          <table:table-cell table:style-name="ce18" office:value-type="float" office:value="1.1353" calcext:value-type="float">
            <text:p>1.1353E+00</text:p>
          </table:table-cell>
          <table:table-cell table:number-columns-repeated="60"/>
        </table:table-row>
        <table:table-row table:style-name="ro4">
          <table:table-cell table:style-name="ce15" office:value-type="float" office:value="755" calcext:value-type="float">
            <text:p>755.0</text:p>
          </table:table-cell>
          <table:table-cell table:style-name="ce18" office:value-type="float" office:value="1.2771" calcext:value-type="float">
            <text:p>1.2771E+00</text:p>
          </table:table-cell>
          <table:table-cell table:style-name="ce18" office:value-type="float" office:value="1.2383" calcext:value-type="float">
            <text:p>1.2383E+00</text:p>
          </table:table-cell>
          <table:table-cell table:style-name="ce18" office:value-type="float" office:value="1.1321" calcext:value-type="float">
            <text:p>1.1321E+00</text:p>
          </table:table-cell>
          <table:table-cell table:number-columns-repeated="60"/>
        </table:table-row>
        <table:table-row table:style-name="ro4">
          <table:table-cell table:style-name="ce15" office:value-type="float" office:value="756" calcext:value-type="float">
            <text:p>756.0</text:p>
          </table:table-cell>
          <table:table-cell table:style-name="ce18" office:value-type="float" office:value="1.261" calcext:value-type="float">
            <text:p>1.2610E+00</text:p>
          </table:table-cell>
          <table:table-cell table:style-name="ce18" office:value-type="float" office:value="1.2232" calcext:value-type="float">
            <text:p>1.2232E+00</text:p>
          </table:table-cell>
          <table:table-cell table:style-name="ce18" office:value-type="float" office:value="1.1185" calcext:value-type="float">
            <text:p>1.1185E+00</text:p>
          </table:table-cell>
          <table:table-cell table:number-columns-repeated="60"/>
        </table:table-row>
        <table:table-row table:style-name="ro4">
          <table:table-cell table:style-name="ce15" office:value-type="float" office:value="757" calcext:value-type="float">
            <text:p>757.0</text:p>
          </table:table-cell>
          <table:table-cell table:style-name="ce18" office:value-type="float" office:value="1.2598" calcext:value-type="float">
            <text:p>1.2598E+00</text:p>
          </table:table-cell>
          <table:table-cell table:style-name="ce18" office:value-type="float" office:value="1.2221" calcext:value-type="float">
            <text:p>1.2221E+00</text:p>
          </table:table-cell>
          <table:table-cell table:style-name="ce18" office:value-type="float" office:value="1.1176" calcext:value-type="float">
            <text:p>1.1176E+00</text:p>
          </table:table-cell>
          <table:table-cell table:number-columns-repeated="60"/>
        </table:table-row>
        <table:table-row table:style-name="ro4">
          <table:table-cell table:style-name="ce15" office:value-type="float" office:value="758" calcext:value-type="float">
            <text:p>758.0</text:p>
          </table:table-cell>
          <table:table-cell table:style-name="ce18" office:value-type="float" office:value="1.268" calcext:value-type="float">
            <text:p>1.2680E+00</text:p>
          </table:table-cell>
          <table:table-cell table:style-name="ce18" office:value-type="float" office:value="1.2295" calcext:value-type="float">
            <text:p>1.2295E+00</text:p>
          </table:table-cell>
          <table:table-cell table:style-name="ce18" office:value-type="float" office:value="1.1246" calcext:value-type="float">
            <text:p>1.1246E+00</text:p>
          </table:table-cell>
          <table:table-cell table:number-columns-repeated="60"/>
        </table:table-row>
        <table:table-row table:style-name="ro4">
          <table:table-cell table:style-name="ce15" office:value-type="float" office:value="759" calcext:value-type="float">
            <text:p>759.0</text:p>
          </table:table-cell>
          <table:table-cell table:style-name="ce18" office:value-type="float" office:value="1.25" calcext:value-type="float">
            <text:p>1.2500E+00</text:p>
          </table:table-cell>
          <table:table-cell table:style-name="ce18" office:value-type="float" office:value="1.1945" calcext:value-type="float">
            <text:p>1.1945E+00</text:p>
          </table:table-cell>
          <table:table-cell table:style-name="ce18" office:value-type="float" office:value="1.0932" calcext:value-type="float">
            <text:p>1.0932E+00</text:p>
          </table:table-cell>
          <table:table-cell table:number-columns-repeated="60"/>
        </table:table-row>
        <table:table-row table:style-name="ro4">
          <table:table-cell table:style-name="ce15" office:value-type="float" office:value="760" calcext:value-type="float">
            <text:p>760.0</text:p>
          </table:table-cell>
          <table:table-cell table:style-name="ce18" office:value-type="float" office:value="1.259" calcext:value-type="float">
            <text:p>1.2590E+00</text:p>
          </table:table-cell>
          <table:table-cell table:style-name="ce18" office:value-type="float" office:value="0.26604" calcext:value-type="float">
            <text:p>2.6604E-01</text:p>
          </table:table-cell>
          <table:table-cell table:style-name="ce18" office:value-type="float" office:value="0.24716" calcext:value-type="float">
            <text:p>2.4716E-01</text:p>
          </table:table-cell>
          <table:table-cell table:number-columns-repeated="60"/>
        </table:table-row>
        <table:table-row table:style-name="ro4">
          <table:table-cell table:style-name="ce15" office:value-type="float" office:value="761" calcext:value-type="float">
            <text:p>761.0</text:p>
          </table:table-cell>
          <table:table-cell table:style-name="ce18" office:value-type="float" office:value="1.2487" calcext:value-type="float">
            <text:p>1.2487E+00</text:p>
          </table:table-cell>
          <table:table-cell table:style-name="ce18" office:value-type="float" office:value="0.15396" calcext:value-type="float">
            <text:p>1.5396E-01</text:p>
          </table:table-cell>
          <table:table-cell table:style-name="ce18" office:value-type="float" office:value="0.14328" calcext:value-type="float">
            <text:p>1.4328E-01</text:p>
          </table:table-cell>
          <table:table-cell table:number-columns-repeated="60"/>
        </table:table-row>
        <table:table-row table:style-name="ro4">
          <table:table-cell table:style-name="ce15" office:value-type="float" office:value="762" calcext:value-type="float">
            <text:p>762.0</text:p>
          </table:table-cell>
          <table:table-cell table:style-name="ce18" office:value-type="float" office:value="1.246" calcext:value-type="float">
            <text:p>1.2460E+00</text:p>
          </table:table-cell>
          <table:table-cell table:style-name="ce18" office:value-type="float" office:value="0.68766" calcext:value-type="float">
            <text:p>6.8766E-01</text:p>
          </table:table-cell>
          <table:table-cell table:style-name="ce18" office:value-type="float" office:value="0.63491" calcext:value-type="float">
            <text:p>6.3491E-01</text:p>
          </table:table-cell>
          <table:table-cell table:number-columns-repeated="60"/>
        </table:table-row>
        <table:table-row table:style-name="ro4">
          <table:table-cell table:style-name="ce15" office:value-type="float" office:value="763" calcext:value-type="float">
            <text:p>763.0</text:p>
          </table:table-cell>
          <table:table-cell table:style-name="ce18" office:value-type="float" office:value="1.2543" calcext:value-type="float">
            <text:p>1.2543E+00</text:p>
          </table:table-cell>
          <table:table-cell table:style-name="ce18" office:value-type="float" office:value="0.37952" calcext:value-type="float">
            <text:p>3.7952E-01</text:p>
          </table:table-cell>
          <table:table-cell table:style-name="ce18" office:value-type="float" office:value="0.35217" calcext:value-type="float">
            <text:p>3.5217E-01</text:p>
          </table:table-cell>
          <table:table-cell table:number-columns-repeated="60"/>
        </table:table-row>
        <table:table-row table:style-name="ro4">
          <table:table-cell table:style-name="ce15" office:value-type="float" office:value="764" calcext:value-type="float">
            <text:p>764.0</text:p>
          </table:table-cell>
          <table:table-cell table:style-name="ce18" office:value-type="float" office:value="1.2566" calcext:value-type="float">
            <text:p>1.2566E+00</text:p>
          </table:table-cell>
          <table:table-cell table:style-name="ce18" office:value-type="float" office:value="0.53878" calcext:value-type="float">
            <text:p>5.3878E-01</text:p>
          </table:table-cell>
          <table:table-cell table:style-name="ce18" office:value-type="float" office:value="0.49885" calcext:value-type="float">
            <text:p>4.9885E-01</text:p>
          </table:table-cell>
          <table:table-cell table:number-columns-repeated="60"/>
        </table:table-row>
        <table:table-row table:style-name="ro4">
          <table:table-cell table:style-name="ce15" office:value-type="float" office:value="765" calcext:value-type="float">
            <text:p>765.0</text:p>
          </table:table-cell>
          <table:table-cell table:style-name="ce18" office:value-type="float" office:value="1.2452" calcext:value-type="float">
            <text:p>1.2452E+00</text:p>
          </table:table-cell>
          <table:table-cell table:style-name="ce18" office:value-type="float" office:value="0.68601" calcext:value-type="float">
            <text:p>6.8601E-01</text:p>
          </table:table-cell>
          <table:table-cell table:style-name="ce18" office:value-type="float" office:value="0.63377" calcext:value-type="float">
            <text:p>6.3377E-01</text:p>
          </table:table-cell>
          <table:table-cell table:number-columns-repeated="60"/>
        </table:table-row>
        <table:table-row table:style-name="ro4">
          <table:table-cell table:style-name="ce15" office:value-type="float" office:value="766" calcext:value-type="float">
            <text:p>766.0</text:p>
          </table:table-cell>
          <table:table-cell table:style-name="ce18" office:value-type="float" office:value="1.2" calcext:value-type="float">
            <text:p>1.2000E+00</text:p>
          </table:table-cell>
          <table:table-cell table:style-name="ce18" office:value-type="float" office:value="0.81461" calcext:value-type="float">
            <text:p>8.1461E-01</text:p>
          </table:table-cell>
          <table:table-cell table:style-name="ce18" office:value-type="float" office:value="0.7508" calcext:value-type="float">
            <text:p>7.5080E-01</text:p>
          </table:table-cell>
          <table:table-cell table:number-columns-repeated="60"/>
        </table:table-row>
        <table:table-row table:style-name="ro4">
          <table:table-cell table:style-name="ce15" office:value-type="float" office:value="767" calcext:value-type="float">
            <text:p>767.0</text:p>
          </table:table-cell>
          <table:table-cell table:style-name="ce18" office:value-type="float" office:value="1.212" calcext:value-type="float">
            <text:p>1.2120E+00</text:p>
          </table:table-cell>
          <table:table-cell table:style-name="ce18" office:value-type="float" office:value="0.97417" calcext:value-type="float">
            <text:p>9.7417E-01</text:p>
          </table:table-cell>
          <table:table-cell table:style-name="ce18" office:value-type="float" office:value="0.89574" calcext:value-type="float">
            <text:p>8.9574E-01</text:p>
          </table:table-cell>
          <table:table-cell table:number-columns-repeated="60"/>
        </table:table-row>
        <table:table-row table:style-name="ro4">
          <table:table-cell table:style-name="ce15" office:value-type="float" office:value="768" calcext:value-type="float">
            <text:p>768.0</text:p>
          </table:table-cell>
          <table:table-cell table:style-name="ce18" office:value-type="float" office:value="1.231" calcext:value-type="float">
            <text:p>1.2310E+00</text:p>
          </table:table-cell>
          <table:table-cell table:style-name="ce18" office:value-type="float" office:value="1.1138" calcext:value-type="float">
            <text:p>1.1138E+00</text:p>
          </table:table-cell>
          <table:table-cell table:style-name="ce18" office:value-type="float" office:value="1.0222" calcext:value-type="float">
            <text:p>1.0222E+00</text:p>
          </table:table-cell>
          <table:table-cell table:number-columns-repeated="60"/>
        </table:table-row>
        <table:table-row table:style-name="ro4">
          <table:table-cell table:style-name="ce15" office:value-type="float" office:value="769" calcext:value-type="float">
            <text:p>769.0</text:p>
          </table:table-cell>
          <table:table-cell table:style-name="ce18" office:value-type="float" office:value="1.2142" calcext:value-type="float">
            <text:p>1.2142E+00</text:p>
          </table:table-cell>
          <table:table-cell table:style-name="ce18" office:value-type="float" office:value="1.1278" calcext:value-type="float">
            <text:p>1.1278E+00</text:p>
          </table:table-cell>
          <table:table-cell table:style-name="ce18" office:value-type="float" office:value="1.0347" calcext:value-type="float">
            <text:p>1.0347E+00</text:p>
          </table:table-cell>
          <table:table-cell table:number-columns-repeated="60"/>
        </table:table-row>
        <table:table-row table:style-name="ro4">
          <table:table-cell table:style-name="ce15" office:value-type="float" office:value="770" calcext:value-type="float">
            <text:p>770.0</text:p>
          </table:table-cell>
          <table:table-cell table:style-name="ce18" office:value-type="float" office:value="1.2146" calcext:value-type="float">
            <text:p>1.2146E+00</text:p>
          </table:table-cell>
          <table:table-cell table:style-name="ce18" office:value-type="float" office:value="1.1608" calcext:value-type="float">
            <text:p>1.1608E+00</text:p>
          </table:table-cell>
          <table:table-cell table:style-name="ce18" office:value-type="float" office:value="1.0646" calcext:value-type="float">
            <text:p>1.0646E+00</text:p>
          </table:table-cell>
          <table:table-cell table:number-columns-repeated="60"/>
        </table:table-row>
        <table:table-row table:style-name="ro4">
          <table:table-cell table:style-name="ce15" office:value-type="float" office:value="771" calcext:value-type="float">
            <text:p>771.0</text:p>
          </table:table-cell>
          <table:table-cell table:style-name="ce18" office:value-type="float" office:value="1.2073" calcext:value-type="float">
            <text:p>1.2073E+00</text:p>
          </table:table-cell>
          <table:table-cell table:style-name="ce18" office:value-type="float" office:value="1.1686" calcext:value-type="float">
            <text:p>1.1686E+00</text:p>
          </table:table-cell>
          <table:table-cell table:style-name="ce18" office:value-type="float" office:value="1.0716" calcext:value-type="float">
            <text:p>1.0716E+00</text:p>
          </table:table-cell>
          <table:table-cell table:number-columns-repeated="60"/>
        </table:table-row>
        <table:table-row table:style-name="ro4">
          <table:table-cell table:style-name="ce15" office:value-type="float" office:value="772" calcext:value-type="float">
            <text:p>772.0</text:p>
          </table:table-cell>
          <table:table-cell table:style-name="ce18" office:value-type="float" office:value="1.212" calcext:value-type="float">
            <text:p>1.2120E+00</text:p>
          </table:table-cell>
          <table:table-cell table:style-name="ce18" office:value-type="float" office:value="1.1778" calcext:value-type="float">
            <text:p>1.1778E+00</text:p>
          </table:table-cell>
          <table:table-cell table:style-name="ce18" office:value-type="float" office:value="1.0802" calcext:value-type="float">
            <text:p>1.0802E+00</text:p>
          </table:table-cell>
          <table:table-cell table:number-columns-repeated="60"/>
        </table:table-row>
        <table:table-row table:style-name="ro4">
          <table:table-cell table:style-name="ce15" office:value-type="float" office:value="773" calcext:value-type="float">
            <text:p>773.0</text:p>
          </table:table-cell>
          <table:table-cell table:style-name="ce18" office:value-type="float" office:value="1.21" calcext:value-type="float">
            <text:p>1.2100E+00</text:p>
          </table:table-cell>
          <table:table-cell table:style-name="ce18" office:value-type="float" office:value="1.1771" calcext:value-type="float">
            <text:p>1.1771E+00</text:p>
          </table:table-cell>
          <table:table-cell table:style-name="ce18" office:value-type="float" office:value="1.0797" calcext:value-type="float">
            <text:p>1.0797E+00</text:p>
          </table:table-cell>
          <table:table-cell table:number-columns-repeated="60"/>
        </table:table-row>
        <table:table-row table:style-name="ro4">
          <table:table-cell table:style-name="ce15" office:value-type="float" office:value="774" calcext:value-type="float">
            <text:p>774.0</text:p>
          </table:table-cell>
          <table:table-cell table:style-name="ce18" office:value-type="float" office:value="1.209" calcext:value-type="float">
            <text:p>1.2090E+00</text:p>
          </table:table-cell>
          <table:table-cell table:style-name="ce18" office:value-type="float" office:value="1.1771" calcext:value-type="float">
            <text:p>1.1771E+00</text:p>
          </table:table-cell>
          <table:table-cell table:style-name="ce18" office:value-type="float" office:value="1.08" calcext:value-type="float">
            <text:p>1.0800E+00</text:p>
          </table:table-cell>
          <table:table-cell table:number-columns-repeated="60"/>
        </table:table-row>
        <table:table-row table:style-name="ro4">
          <table:table-cell table:style-name="ce15" office:value-type="float" office:value="775" calcext:value-type="float">
            <text:p>775.0</text:p>
          </table:table-cell>
          <table:table-cell table:style-name="ce18" office:value-type="float" office:value="1.208" calcext:value-type="float">
            <text:p>1.2080E+00</text:p>
          </table:table-cell>
          <table:table-cell table:style-name="ce18" office:value-type="float" office:value="1.1771" calcext:value-type="float">
            <text:p>1.1771E+00</text:p>
          </table:table-cell>
          <table:table-cell table:style-name="ce18" office:value-type="float" office:value="1.0801" calcext:value-type="float">
            <text:p>1.0801E+00</text:p>
          </table:table-cell>
          <table:table-cell table:number-columns-repeated="60"/>
        </table:table-row>
        <table:table-row table:style-name="ro4">
          <table:table-cell table:style-name="ce15" office:value-type="float" office:value="776" calcext:value-type="float">
            <text:p>776.0</text:p>
          </table:table-cell>
          <table:table-cell table:style-name="ce18" office:value-type="float" office:value="1.2102" calcext:value-type="float">
            <text:p>1.2102E+00</text:p>
          </table:table-cell>
          <table:table-cell table:style-name="ce18" office:value-type="float" office:value="1.1798" calcext:value-type="float">
            <text:p>1.1798E+00</text:p>
          </table:table-cell>
          <table:table-cell table:style-name="ce18" office:value-type="float" office:value="1.0827" calcext:value-type="float">
            <text:p>1.0827E+00</text:p>
          </table:table-cell>
          <table:table-cell table:number-columns-repeated="60"/>
        </table:table-row>
        <table:table-row table:style-name="ro4">
          <table:table-cell table:style-name="ce15" office:value-type="float" office:value="777" calcext:value-type="float">
            <text:p>777.0</text:p>
          </table:table-cell>
          <table:table-cell table:style-name="ce18" office:value-type="float" office:value="1.2028" calcext:value-type="float">
            <text:p>1.2028E+00</text:p>
          </table:table-cell>
          <table:table-cell table:style-name="ce18" office:value-type="float" office:value="1.1727" calcext:value-type="float">
            <text:p>1.1727E+00</text:p>
          </table:table-cell>
          <table:table-cell table:style-name="ce18" office:value-type="float" office:value="1.0764" calcext:value-type="float">
            <text:p>1.0764E+00</text:p>
          </table:table-cell>
          <table:table-cell table:number-columns-repeated="60"/>
        </table:table-row>
        <table:table-row table:style-name="ro4">
          <table:table-cell table:style-name="ce15" office:value-type="float" office:value="778" calcext:value-type="float">
            <text:p>778.0</text:p>
          </table:table-cell>
          <table:table-cell table:style-name="ce18" office:value-type="float" office:value="1.2014" calcext:value-type="float">
            <text:p>1.2014E+00</text:p>
          </table:table-cell>
          <table:table-cell table:style-name="ce18" office:value-type="float" office:value="1.1713" calcext:value-type="float">
            <text:p>1.1713E+00</text:p>
          </table:table-cell>
          <table:table-cell table:style-name="ce18" office:value-type="float" office:value="1.0754" calcext:value-type="float">
            <text:p>1.0754E+00</text:p>
          </table:table-cell>
          <table:table-cell table:number-columns-repeated="60"/>
        </table:table-row>
        <table:table-row table:style-name="ro4">
          <table:table-cell table:style-name="ce15" office:value-type="float" office:value="779" calcext:value-type="float">
            <text:p>779.0</text:p>
          </table:table-cell>
          <table:table-cell table:style-name="ce18" office:value-type="float" office:value="1.2067" calcext:value-type="float">
            <text:p>1.2067E+00</text:p>
          </table:table-cell>
          <table:table-cell table:style-name="ce18" office:value-type="float" office:value="1.1765" calcext:value-type="float">
            <text:p>1.1765E+00</text:p>
          </table:table-cell>
          <table:table-cell table:style-name="ce18" office:value-type="float" office:value="1.0803" calcext:value-type="float">
            <text:p>1.0803E+00</text:p>
          </table:table-cell>
          <table:table-cell table:number-columns-repeated="60"/>
        </table:table-row>
        <table:table-row table:style-name="ro4">
          <table:table-cell table:style-name="ce15" office:value-type="float" office:value="780" calcext:value-type="float">
            <text:p>780.0</text:p>
          </table:table-cell>
          <table:table-cell table:style-name="ce18" office:value-type="float" office:value="1.193" calcext:value-type="float">
            <text:p>1.1930E+00</text:p>
          </table:table-cell>
          <table:table-cell table:style-name="ce18" office:value-type="float" office:value="1.1636" calcext:value-type="float">
            <text:p>1.1636E+00</text:p>
          </table:table-cell>
          <table:table-cell table:style-name="ce18" office:value-type="float" office:value="1.0687" calcext:value-type="float">
            <text:p>1.0687E+00</text:p>
          </table:table-cell>
          <table:table-cell table:number-columns-repeated="60"/>
        </table:table-row>
        <table:table-row table:style-name="ro4">
          <table:table-cell table:style-name="ce15" office:value-type="float" office:value="781" calcext:value-type="float">
            <text:p>781.0</text:p>
          </table:table-cell>
          <table:table-cell table:style-name="ce18" office:value-type="float" office:value="1.1898" calcext:value-type="float">
            <text:p>1.1898E+00</text:p>
          </table:table-cell>
          <table:table-cell table:style-name="ce18" office:value-type="float" office:value="1.1607" calcext:value-type="float">
            <text:p>1.1607E+00</text:p>
          </table:table-cell>
          <table:table-cell table:style-name="ce18" office:value-type="float" office:value="1.0662" calcext:value-type="float">
            <text:p>1.0662E+00</text:p>
          </table:table-cell>
          <table:table-cell table:number-columns-repeated="60"/>
        </table:table-row>
        <table:table-row table:style-name="ro4">
          <table:table-cell table:style-name="ce15" office:value-type="float" office:value="782" calcext:value-type="float">
            <text:p>782.0</text:p>
          </table:table-cell>
          <table:table-cell table:style-name="ce18" office:value-type="float" office:value="1.195" calcext:value-type="float">
            <text:p>1.1950E+00</text:p>
          </table:table-cell>
          <table:table-cell table:style-name="ce18" office:value-type="float" office:value="1.1662" calcext:value-type="float">
            <text:p>1.1662E+00</text:p>
          </table:table-cell>
          <table:table-cell table:style-name="ce18" office:value-type="float" office:value="1.0714" calcext:value-type="float">
            <text:p>1.0714E+00</text:p>
          </table:table-cell>
          <table:table-cell table:number-columns-repeated="60"/>
        </table:table-row>
        <table:table-row table:style-name="ro4">
          <table:table-cell table:style-name="ce15" office:value-type="float" office:value="783" calcext:value-type="float">
            <text:p>783.0</text:p>
          </table:table-cell>
          <table:table-cell table:style-name="ce18" office:value-type="float" office:value="1.1896" calcext:value-type="float">
            <text:p>1.1896E+00</text:p>
          </table:table-cell>
          <table:table-cell table:style-name="ce18" office:value-type="float" office:value="1.1614" calcext:value-type="float">
            <text:p>1.1614E+00</text:p>
          </table:table-cell>
          <table:table-cell table:style-name="ce18" office:value-type="float" office:value="1.0672" calcext:value-type="float">
            <text:p>1.0672E+00</text:p>
          </table:table-cell>
          <table:table-cell table:number-columns-repeated="60"/>
        </table:table-row>
        <table:table-row table:style-name="ro4">
          <table:table-cell table:style-name="ce15" office:value-type="float" office:value="784" calcext:value-type="float">
            <text:p>784.0</text:p>
          </table:table-cell>
          <table:table-cell table:style-name="ce18" office:value-type="float" office:value="1.181" calcext:value-type="float">
            <text:p>1.1810E+00</text:p>
          </table:table-cell>
          <table:table-cell table:style-name="ce18" office:value-type="float" office:value="1.1536" calcext:value-type="float">
            <text:p>1.1536E+00</text:p>
          </table:table-cell>
          <table:table-cell table:style-name="ce18" office:value-type="float" office:value="1.0602" calcext:value-type="float">
            <text:p>1.0602E+00</text:p>
          </table:table-cell>
          <table:table-cell table:number-columns-repeated="60"/>
        </table:table-row>
        <table:table-row table:style-name="ro4">
          <table:table-cell table:style-name="ce15" office:value-type="float" office:value="785" calcext:value-type="float">
            <text:p>785.0</text:p>
          </table:table-cell>
          <table:table-cell table:style-name="ce18" office:value-type="float" office:value="1.1874" calcext:value-type="float">
            <text:p>1.1874E+00</text:p>
          </table:table-cell>
          <table:table-cell table:style-name="ce18" office:value-type="float" office:value="1.1586" calcext:value-type="float">
            <text:p>1.1586E+00</text:p>
          </table:table-cell>
          <table:table-cell table:style-name="ce18" office:value-type="float" office:value="1.0649" calcext:value-type="float">
            <text:p>1.0649E+00</text:p>
          </table:table-cell>
          <table:table-cell table:number-columns-repeated="60"/>
        </table:table-row>
        <table:table-row table:style-name="ro4">
          <table:table-cell table:style-name="ce15" office:value-type="float" office:value="786" calcext:value-type="float">
            <text:p>786.0</text:p>
          </table:table-cell>
          <table:table-cell table:style-name="ce18" office:value-type="float" office:value="1.189" calcext:value-type="float">
            <text:p>1.1890E+00</text:p>
          </table:table-cell>
          <table:table-cell table:style-name="ce18" office:value-type="float" office:value="1.1592" calcext:value-type="float">
            <text:p>1.1592E+00</text:p>
          </table:table-cell>
          <table:table-cell table:style-name="ce18" office:value-type="float" office:value="1.0656" calcext:value-type="float">
            <text:p>1.0656E+00</text:p>
          </table:table-cell>
          <table:table-cell table:number-columns-repeated="60"/>
        </table:table-row>
        <table:table-row table:style-name="ro4">
          <table:table-cell table:style-name="ce15" office:value-type="float" office:value="787" calcext:value-type="float">
            <text:p>787.0</text:p>
          </table:table-cell>
          <table:table-cell table:style-name="ce18" office:value-type="float" office:value="1.1877" calcext:value-type="float">
            <text:p>1.1877E+00</text:p>
          </table:table-cell>
          <table:table-cell table:style-name="ce18" office:value-type="float" office:value="1.145" calcext:value-type="float">
            <text:p>1.1450E+00</text:p>
          </table:table-cell>
          <table:table-cell table:style-name="ce18" office:value-type="float" office:value="1.053" calcext:value-type="float">
            <text:p>1.0530E+00</text:p>
          </table:table-cell>
          <table:table-cell table:number-columns-repeated="60"/>
        </table:table-row>
        <table:table-row table:style-name="ro4">
          <table:table-cell table:style-name="ce15" office:value-type="float" office:value="788" calcext:value-type="float">
            <text:p>788.0</text:p>
          </table:table-cell>
          <table:table-cell table:style-name="ce18" office:value-type="float" office:value="1.18" calcext:value-type="float">
            <text:p>1.1800E+00</text:p>
          </table:table-cell>
          <table:table-cell table:style-name="ce18" office:value-type="float" office:value="1.1305" calcext:value-type="float">
            <text:p>1.1305E+00</text:p>
          </table:table-cell>
          <table:table-cell table:style-name="ce18" office:value-type="float" office:value="1.0399" calcext:value-type="float">
            <text:p>1.0399E+00</text:p>
          </table:table-cell>
          <table:table-cell table:number-columns-repeated="60"/>
        </table:table-row>
        <table:table-row table:style-name="ro4">
          <table:table-cell table:style-name="ce15" office:value-type="float" office:value="789" calcext:value-type="float">
            <text:p>789.0</text:p>
          </table:table-cell>
          <table:table-cell table:style-name="ce18" office:value-type="float" office:value="1.1812" calcext:value-type="float">
            <text:p>1.1812E+00</text:p>
          </table:table-cell>
          <table:table-cell table:style-name="ce18" office:value-type="float" office:value="1.1257" calcext:value-type="float">
            <text:p>1.1257E+00</text:p>
          </table:table-cell>
          <table:table-cell table:style-name="ce18" office:value-type="float" office:value="1.0359" calcext:value-type="float">
            <text:p>1.0359E+00</text:p>
          </table:table-cell>
          <table:table-cell table:number-columns-repeated="60"/>
        </table:table-row>
        <table:table-row table:style-name="ro4">
          <table:table-cell table:style-name="ce15" office:value-type="float" office:value="790" calcext:value-type="float">
            <text:p>790.0</text:p>
          </table:table-cell>
          <table:table-cell table:style-name="ce18" office:value-type="float" office:value="1.1704" calcext:value-type="float">
            <text:p>1.1704E+00</text:p>
          </table:table-cell>
          <table:table-cell table:style-name="ce18" office:value-type="float" office:value="1.091" calcext:value-type="float">
            <text:p>1.0910E+00</text:p>
          </table:table-cell>
          <table:table-cell table:style-name="ce18" office:value-type="float" office:value="1.0045" calcext:value-type="float">
            <text:p>1.0045E+00</text:p>
          </table:table-cell>
          <table:table-cell table:number-columns-repeated="60"/>
        </table:table-row>
        <table:table-row table:style-name="ro4">
          <table:table-cell table:style-name="ce15" office:value-type="float" office:value="791" calcext:value-type="float">
            <text:p>791.0</text:p>
          </table:table-cell>
          <table:table-cell table:style-name="ce18" office:value-type="float" office:value="1.1632" calcext:value-type="float">
            <text:p>1.1632E+00</text:p>
          </table:table-cell>
          <table:table-cell table:style-name="ce18" office:value-type="float" office:value="1.1058" calcext:value-type="float">
            <text:p>1.1058E+00</text:p>
          </table:table-cell>
          <table:table-cell table:style-name="ce18" office:value-type="float" office:value="1.0179" calcext:value-type="float">
            <text:p>1.0179E+00</text:p>
          </table:table-cell>
          <table:table-cell table:number-columns-repeated="60"/>
        </table:table-row>
        <table:table-row table:style-name="ro4">
          <table:table-cell table:style-name="ce15" office:value-type="float" office:value="792" calcext:value-type="float">
            <text:p>792.0</text:p>
          </table:table-cell>
          <table:table-cell table:style-name="ce18" office:value-type="float" office:value="1.15" calcext:value-type="float">
            <text:p>1.1500E+00</text:p>
          </table:table-cell>
          <table:table-cell table:style-name="ce18" office:value-type="float" office:value="1.0953" calcext:value-type="float">
            <text:p>1.0953E+00</text:p>
          </table:table-cell>
          <table:table-cell table:style-name="ce18" office:value-type="float" office:value="1.0084" calcext:value-type="float">
            <text:p>1.0084E+00</text:p>
          </table:table-cell>
          <table:table-cell table:number-columns-repeated="60"/>
        </table:table-row>
        <table:table-row table:style-name="ro4">
          <table:table-cell table:style-name="ce15" office:value-type="float" office:value="793" calcext:value-type="float">
            <text:p>793.0</text:p>
          </table:table-cell>
          <table:table-cell table:style-name="ce18" office:value-type="float" office:value="1.1449" calcext:value-type="float">
            <text:p>1.1449E+00</text:p>
          </table:table-cell>
          <table:table-cell table:style-name="ce18" office:value-type="float" office:value="1.0875" calcext:value-type="float">
            <text:p>1.0875E+00</text:p>
          </table:table-cell>
          <table:table-cell table:style-name="ce18" office:value-type="float" office:value="1.0015" calcext:value-type="float">
            <text:p>1.0015E+00</text:p>
          </table:table-cell>
          <table:table-cell table:number-columns-repeated="60"/>
        </table:table-row>
        <table:table-row table:style-name="ro4">
          <table:table-cell table:style-name="ce15" office:value-type="float" office:value="794" calcext:value-type="float">
            <text:p>794.0</text:p>
          </table:table-cell>
          <table:table-cell table:style-name="ce18" office:value-type="float" office:value="1.126" calcext:value-type="float">
            <text:p>1.1260E+00</text:p>
          </table:table-cell>
          <table:table-cell table:style-name="ce18" office:value-type="float" office:value="1.0972" calcext:value-type="float">
            <text:p>1.0972E+00</text:p>
          </table:table-cell>
          <table:table-cell table:style-name="ce18" office:value-type="float" office:value="1.0101" calcext:value-type="float">
            <text:p>1.0101E+00</text:p>
          </table:table-cell>
          <table:table-cell table:number-columns-repeated="60"/>
        </table:table-row>
        <table:table-row table:style-name="ro4">
          <table:table-cell table:style-name="ce15" office:value-type="float" office:value="795" calcext:value-type="float">
            <text:p>795.0</text:p>
          </table:table-cell>
          <table:table-cell table:style-name="ce18" office:value-type="float" office:value="1.128" calcext:value-type="float">
            <text:p>1.1280E+00</text:p>
          </table:table-cell>
          <table:table-cell table:style-name="ce18" office:value-type="float" office:value="1.0932" calcext:value-type="float">
            <text:p>1.0932E+00</text:p>
          </table:table-cell>
          <table:table-cell table:style-name="ce18" office:value-type="float" office:value="1.0066" calcext:value-type="float">
            <text:p>1.0066E+00</text:p>
          </table:table-cell>
          <table:table-cell table:number-columns-repeated="60"/>
        </table:table-row>
        <table:table-row table:style-name="ro4">
          <table:table-cell table:style-name="ce15" office:value-type="float" office:value="796" calcext:value-type="float">
            <text:p>796.0</text:p>
          </table:table-cell>
          <table:table-cell table:style-name="ce18" office:value-type="float" office:value="1.1427" calcext:value-type="float">
            <text:p>1.1427E+00</text:p>
          </table:table-cell>
          <table:table-cell table:style-name="ce18" office:value-type="float" office:value="1.0742" calcext:value-type="float">
            <text:p>1.0742E+00</text:p>
          </table:table-cell>
          <table:table-cell table:style-name="ce18" office:value-type="float" office:value="0.98985" calcext:value-type="float">
            <text:p>9.8985E-01</text:p>
          </table:table-cell>
          <table:table-cell table:number-columns-repeated="60"/>
        </table:table-row>
        <table:table-row table:style-name="ro4">
          <table:table-cell table:style-name="ce15" office:value-type="float" office:value="797" calcext:value-type="float">
            <text:p>797.0</text:p>
          </table:table-cell>
          <table:table-cell table:style-name="ce18" office:value-type="float" office:value="1.158" calcext:value-type="float">
            <text:p>1.1580E+00</text:p>
          </table:table-cell>
          <table:table-cell table:style-name="ce18" office:value-type="float" office:value="1.0913" calcext:value-type="float">
            <text:p>1.0913E+00</text:p>
          </table:table-cell>
          <table:table-cell table:style-name="ce18" office:value-type="float" office:value="1.0057" calcext:value-type="float">
            <text:p>1.0057E+00</text:p>
          </table:table-cell>
          <table:table-cell table:number-columns-repeated="60"/>
        </table:table-row>
        <table:table-row table:style-name="ro4">
          <table:table-cell table:style-name="ce15" office:value-type="float" office:value="798" calcext:value-type="float">
            <text:p>798.0</text:p>
          </table:table-cell>
          <table:table-cell table:style-name="ce18" office:value-type="float" office:value="1.1501" calcext:value-type="float">
            <text:p>1.1501E+00</text:p>
          </table:table-cell>
          <table:table-cell table:style-name="ce18" office:value-type="float" office:value="1.1121" calcext:value-type="float">
            <text:p>1.1121E+00</text:p>
          </table:table-cell>
          <table:table-cell table:style-name="ce18" office:value-type="float" office:value="1.0245" calcext:value-type="float">
            <text:p>1.0245E+00</text:p>
          </table:table-cell>
          <table:table-cell table:number-columns-repeated="60"/>
        </table:table-row>
        <table:table-row table:style-name="ro4">
          <table:table-cell table:style-name="ce15" office:value-type="float" office:value="799" calcext:value-type="float">
            <text:p>799.0</text:p>
          </table:table-cell>
          <table:table-cell table:style-name="ce18" office:value-type="float" office:value="1.135" calcext:value-type="float">
            <text:p>1.1350E+00</text:p>
          </table:table-cell>
          <table:table-cell table:style-name="ce18" office:value-type="float" office:value="1.0905" calcext:value-type="float">
            <text:p>1.0905E+00</text:p>
          </table:table-cell>
          <table:table-cell table:style-name="ce18" office:value-type="float" office:value="1.0048" calcext:value-type="float">
            <text:p>1.0048E+00</text:p>
          </table:table-cell>
          <table:table-cell table:number-columns-repeated="60"/>
        </table:table-row>
        <table:table-row table:style-name="ro4">
          <table:table-cell table:style-name="ce15" office:value-type="float" office:value="800" calcext:value-type="float">
            <text:p>800.0</text:p>
          </table:table-cell>
          <table:table-cell table:style-name="ce18" office:value-type="float" office:value="1.1248" calcext:value-type="float">
            <text:p>1.1248E+00</text:p>
          </table:table-cell>
          <table:table-cell table:style-name="ce18" office:value-type="float" office:value="1.0725" calcext:value-type="float">
            <text:p>1.0725E+00</text:p>
          </table:table-cell>
          <table:table-cell table:style-name="ce18" office:value-type="float" office:value="0.98859" calcext:value-type="float">
            <text:p>9.8859E-01</text:p>
          </table:table-cell>
          <table:table-cell table:number-columns-repeated="60"/>
        </table:table-row>
        <table:table-row table:style-name="ro4">
          <table:table-cell table:style-name="ce15" office:value-type="float" office:value="801" calcext:value-type="float">
            <text:p>801.0</text:p>
          </table:table-cell>
          <table:table-cell table:style-name="ce18" office:value-type="float" office:value="1.1427" calcext:value-type="float">
            <text:p>1.1427E+00</text:p>
          </table:table-cell>
          <table:table-cell table:style-name="ce18" office:value-type="float" office:value="1.0843" calcext:value-type="float">
            <text:p>1.0843E+00</text:p>
          </table:table-cell>
          <table:table-cell table:style-name="ce18" office:value-type="float" office:value="0.99978" calcext:value-type="float">
            <text:p>9.9978E-01</text:p>
          </table:table-cell>
          <table:table-cell table:number-columns-repeated="60"/>
        </table:table-row>
        <table:table-row table:style-name="ro4">
          <table:table-cell table:style-name="ce15" office:value-type="float" office:value="802" calcext:value-type="float">
            <text:p>802.0</text:p>
          </table:table-cell>
          <table:table-cell table:style-name="ce18" office:value-type="float" office:value="1.1422" calcext:value-type="float">
            <text:p>1.1422E+00</text:p>
          </table:table-cell>
          <table:table-cell table:style-name="ce18" office:value-type="float" office:value="1.0856" calcext:value-type="float">
            <text:p>1.0856E+00</text:p>
          </table:table-cell>
          <table:table-cell table:style-name="ce18" office:value-type="float" office:value="1.0011" calcext:value-type="float">
            <text:p>1.0011E+00</text:p>
          </table:table-cell>
          <table:table-cell table:number-columns-repeated="60"/>
        </table:table-row>
        <table:table-row table:style-name="ro4">
          <table:table-cell table:style-name="ce15" office:value-type="float" office:value="803" calcext:value-type="float">
            <text:p>803.0</text:p>
          </table:table-cell>
          <table:table-cell table:style-name="ce18" office:value-type="float" office:value="1.1241" calcext:value-type="float">
            <text:p>1.1241E+00</text:p>
          </table:table-cell>
          <table:table-cell table:style-name="ce18" office:value-type="float" office:value="1.0657" calcext:value-type="float">
            <text:p>1.0657E+00</text:p>
          </table:table-cell>
          <table:table-cell table:style-name="ce18" office:value-type="float" office:value="0.98288" calcext:value-type="float">
            <text:p>9.8288E-01</text:p>
          </table:table-cell>
          <table:table-cell table:number-columns-repeated="60"/>
        </table:table-row>
        <table:table-row table:style-name="ro4">
          <table:table-cell table:style-name="ce15" office:value-type="float" office:value="804" calcext:value-type="float">
            <text:p>804.0</text:p>
          </table:table-cell>
          <table:table-cell table:style-name="ce18" office:value-type="float" office:value="1.1342" calcext:value-type="float">
            <text:p>1.1342E+00</text:p>
          </table:table-cell>
          <table:table-cell table:style-name="ce18" office:value-type="float" office:value="1.0782" calcext:value-type="float">
            <text:p>1.0782E+00</text:p>
          </table:table-cell>
          <table:table-cell table:style-name="ce18" office:value-type="float" office:value="0.99452" calcext:value-type="float">
            <text:p>9.9452E-01</text:p>
          </table:table-cell>
          <table:table-cell table:number-columns-repeated="60"/>
        </table:table-row>
        <table:table-row table:style-name="ro4">
          <table:table-cell table:style-name="ce15" office:value-type="float" office:value="805" calcext:value-type="float">
            <text:p>805.0</text:p>
          </table:table-cell>
          <table:table-cell table:style-name="ce18" office:value-type="float" office:value="1.1001" calcext:value-type="float">
            <text:p>1.1001E+00</text:p>
          </table:table-cell>
          <table:table-cell table:style-name="ce18" office:value-type="float" office:value="1.0545" calcext:value-type="float">
            <text:p>1.0545E+00</text:p>
          </table:table-cell>
          <table:table-cell table:style-name="ce18" office:value-type="float" office:value="0.9727" calcext:value-type="float">
            <text:p>9.7270E-01</text:p>
          </table:table-cell>
          <table:table-cell table:number-columns-repeated="60"/>
        </table:table-row>
        <table:table-row table:style-name="ro4">
          <table:table-cell table:style-name="ce15" office:value-type="float" office:value="806" calcext:value-type="float">
            <text:p>806.0</text:p>
          </table:table-cell>
          <table:table-cell table:style-name="ce18" office:value-type="float" office:value="1.1309" calcext:value-type="float">
            <text:p>1.1309E+00</text:p>
          </table:table-cell>
          <table:table-cell table:style-name="ce18" office:value-type="float" office:value="1.0974" calcext:value-type="float">
            <text:p>1.0974E+00</text:p>
          </table:table-cell>
          <table:table-cell table:style-name="ce18" office:value-type="float" office:value="1.0122" calcext:value-type="float">
            <text:p>1.0122E+00</text:p>
          </table:table-cell>
          <table:table-cell table:number-columns-repeated="60"/>
        </table:table-row>
        <table:table-row table:style-name="ro4">
          <table:table-cell table:style-name="ce15" office:value-type="float" office:value="807" calcext:value-type="float">
            <text:p>807.0</text:p>
          </table:table-cell>
          <table:table-cell table:style-name="ce18" office:value-type="float" office:value="1.123" calcext:value-type="float">
            <text:p>1.1230E+00</text:p>
          </table:table-cell>
          <table:table-cell table:style-name="ce18" office:value-type="float" office:value="1.0859" calcext:value-type="float">
            <text:p>1.0859E+00</text:p>
          </table:table-cell>
          <table:table-cell table:style-name="ce18" office:value-type="float" office:value="1.0018" calcext:value-type="float">
            <text:p>1.0018E+00</text:p>
          </table:table-cell>
          <table:table-cell table:number-columns-repeated="60"/>
        </table:table-row>
        <table:table-row table:style-name="ro4">
          <table:table-cell table:style-name="ce15" office:value-type="float" office:value="808" calcext:value-type="float">
            <text:p>808.0</text:p>
          </table:table-cell>
          <table:table-cell table:style-name="ce18" office:value-type="float" office:value="1.1162" calcext:value-type="float">
            <text:p>1.1162E+00</text:p>
          </table:table-cell>
          <table:table-cell table:style-name="ce18" office:value-type="float" office:value="1.0821" calcext:value-type="float">
            <text:p>1.0821E+00</text:p>
          </table:table-cell>
          <table:table-cell table:style-name="ce18" office:value-type="float" office:value="0.99844" calcext:value-type="float">
            <text:p>9.9844E-01</text:p>
          </table:table-cell>
          <table:table-cell table:number-columns-repeated="60"/>
        </table:table-row>
        <table:table-row table:style-name="ro4">
          <table:table-cell table:style-name="ce15" office:value-type="float" office:value="809" calcext:value-type="float">
            <text:p>809.0</text:p>
          </table:table-cell>
          <table:table-cell table:style-name="ce18" office:value-type="float" office:value="1.098" calcext:value-type="float">
            <text:p>1.0980E+00</text:p>
          </table:table-cell>
          <table:table-cell table:style-name="ce18" office:value-type="float" office:value="1.0548" calcext:value-type="float">
            <text:p>1.0548E+00</text:p>
          </table:table-cell>
          <table:table-cell table:style-name="ce18" office:value-type="float" office:value="0.97353" calcext:value-type="float">
            <text:p>9.7353E-01</text:p>
          </table:table-cell>
          <table:table-cell table:number-columns-repeated="60"/>
        </table:table-row>
        <table:table-row table:style-name="ro4">
          <table:table-cell table:style-name="ce15" office:value-type="float" office:value="810" calcext:value-type="float">
            <text:p>810.0</text:p>
          </table:table-cell>
          <table:table-cell table:style-name="ce18" office:value-type="float" office:value="1.11" calcext:value-type="float">
            <text:p>1.1100E+00</text:p>
          </table:table-cell>
          <table:table-cell table:style-name="ce18" office:value-type="float" office:value="1.0559" calcext:value-type="float">
            <text:p>1.0559E+00</text:p>
          </table:table-cell>
          <table:table-cell table:style-name="ce18" office:value-type="float" office:value="0.97488" calcext:value-type="float">
            <text:p>9.7488E-01</text:p>
          </table:table-cell>
          <table:table-cell table:number-columns-repeated="60"/>
        </table:table-row>
        <table:table-row table:style-name="ro4">
          <table:table-cell table:style-name="ce15" office:value-type="float" office:value="811" calcext:value-type="float">
            <text:p>811.0</text:p>
          </table:table-cell>
          <table:table-cell table:style-name="ce18" office:value-type="float" office:value="1.1143" calcext:value-type="float">
            <text:p>1.1143E+00</text:p>
          </table:table-cell>
          <table:table-cell table:style-name="ce18" office:value-type="float" office:value="1.0533" calcext:value-type="float">
            <text:p>1.0533E+00</text:p>
          </table:table-cell>
          <table:table-cell table:style-name="ce18" office:value-type="float" office:value="0.97273" calcext:value-type="float">
            <text:p>9.7273E-01</text:p>
          </table:table-cell>
          <table:table-cell table:number-columns-repeated="60"/>
        </table:table-row>
        <table:table-row table:style-name="ro4">
          <table:table-cell table:style-name="ce15" office:value-type="float" office:value="812" calcext:value-type="float">
            <text:p>812.0</text:p>
          </table:table-cell>
          <table:table-cell table:style-name="ce18" office:value-type="float" office:value="1.116" calcext:value-type="float">
            <text:p>1.1160E+00</text:p>
          </table:table-cell>
          <table:table-cell table:style-name="ce18" office:value-type="float" office:value="1.0268" calcext:value-type="float">
            <text:p>1.0268E+00</text:p>
          </table:table-cell>
          <table:table-cell table:style-name="ce18" office:value-type="float" office:value="0.94882" calcext:value-type="float">
            <text:p>9.4882E-01</text:p>
          </table:table-cell>
          <table:table-cell table:number-columns-repeated="60"/>
        </table:table-row>
        <table:table-row table:style-name="ro4">
          <table:table-cell table:style-name="ce15" office:value-type="float" office:value="813" calcext:value-type="float">
            <text:p>813.0</text:p>
          </table:table-cell>
          <table:table-cell table:style-name="ce18" office:value-type="float" office:value="1.118" calcext:value-type="float">
            <text:p>1.1180E+00</text:p>
          </table:table-cell>
          <table:table-cell table:style-name="ce18" office:value-type="float" office:value="1.0086" calcext:value-type="float">
            <text:p>1.0086E+00</text:p>
          </table:table-cell>
          <table:table-cell table:style-name="ce18" office:value-type="float" office:value="0.93236" calcext:value-type="float">
            <text:p>9.3236E-01</text:p>
          </table:table-cell>
          <table:table-cell table:number-columns-repeated="60"/>
        </table:table-row>
        <table:table-row table:style-name="ro4">
          <table:table-cell table:style-name="ce15" office:value-type="float" office:value="814" calcext:value-type="float">
            <text:p>814.0</text:p>
          </table:table-cell>
          <table:table-cell table:style-name="ce18" office:value-type="float" office:value="1.1174" calcext:value-type="float">
            <text:p>1.1174E+00</text:p>
          </table:table-cell>
          <table:table-cell table:style-name="ce18" office:value-type="float" office:value="0.90356" calcext:value-type="float">
            <text:p>9.0356E-01</text:p>
          </table:table-cell>
          <table:table-cell table:style-name="ce18" office:value-type="float" office:value="0.83681" calcext:value-type="float">
            <text:p>8.3681E-01</text:p>
          </table:table-cell>
          <table:table-cell table:number-columns-repeated="60"/>
        </table:table-row>
        <table:table-row table:style-name="ro4">
          <table:table-cell table:style-name="ce15" office:value-type="float" office:value="815" calcext:value-type="float">
            <text:p>815.0</text:p>
          </table:table-cell>
          <table:table-cell table:style-name="ce18" office:value-type="float" office:value="1.1091" calcext:value-type="float">
            <text:p>1.1091E+00</text:p>
          </table:table-cell>
          <table:table-cell table:style-name="ce18" office:value-type="float" office:value="0.89523" calcext:value-type="float">
            <text:p>8.9523E-01</text:p>
          </table:table-cell>
          <table:table-cell table:style-name="ce18" office:value-type="float" office:value="0.82927" calcext:value-type="float">
            <text:p>8.2927E-01</text:p>
          </table:table-cell>
          <table:table-cell table:number-columns-repeated="60"/>
        </table:table-row>
        <table:table-row table:style-name="ro4">
          <table:table-cell table:style-name="ce15" office:value-type="float" office:value="816" calcext:value-type="float">
            <text:p>816.0</text:p>
          </table:table-cell>
          <table:table-cell table:style-name="ce18" office:value-type="float" office:value="1.105" calcext:value-type="float">
            <text:p>1.1050E+00</text:p>
          </table:table-cell>
          <table:table-cell table:style-name="ce18" office:value-type="float" office:value="0.83216" calcext:value-type="float">
            <text:p>8.3216E-01</text:p>
          </table:table-cell>
          <table:table-cell table:style-name="ce18" office:value-type="float" office:value="0.77171" calcext:value-type="float">
            <text:p>7.7171E-01</text:p>
          </table:table-cell>
          <table:table-cell table:number-columns-repeated="60"/>
        </table:table-row>
        <table:table-row table:style-name="ro4">
          <table:table-cell table:style-name="ce15" office:value-type="float" office:value="817" calcext:value-type="float">
            <text:p>817.0</text:p>
          </table:table-cell>
          <table:table-cell table:style-name="ce18" office:value-type="float" office:value="1.1083" calcext:value-type="float">
            <text:p>1.1083E+00</text:p>
          </table:table-cell>
          <table:table-cell table:style-name="ce18" office:value-type="float" office:value="0.85183" calcext:value-type="float">
            <text:p>8.5183E-01</text:p>
          </table:table-cell>
          <table:table-cell table:style-name="ce18" office:value-type="float" office:value="0.78984" calcext:value-type="float">
            <text:p>7.8984E-01</text:p>
          </table:table-cell>
          <table:table-cell table:number-columns-repeated="60"/>
        </table:table-row>
        <table:table-row table:style-name="ro4">
          <table:table-cell table:style-name="ce15" office:value-type="float" office:value="818" calcext:value-type="float">
            <text:p>818.0</text:p>
          </table:table-cell>
          <table:table-cell table:style-name="ce18" office:value-type="float" office:value="1.0861" calcext:value-type="float">
            <text:p>1.0861E+00</text:p>
          </table:table-cell>
          <table:table-cell table:style-name="ce18" office:value-type="float" office:value="0.82259" calcext:value-type="float">
            <text:p>8.2259E-01</text:p>
          </table:table-cell>
          <table:table-cell table:style-name="ce18" office:value-type="float" office:value="0.76299" calcext:value-type="float">
            <text:p>7.6299E-01</text:p>
          </table:table-cell>
          <table:table-cell table:number-columns-repeated="60"/>
        </table:table-row>
        <table:table-row table:style-name="ro4">
          <table:table-cell table:style-name="ce15" office:value-type="float" office:value="819" calcext:value-type="float">
            <text:p>819.0</text:p>
          </table:table-cell>
          <table:table-cell table:style-name="ce18" office:value-type="float" office:value="1.0738" calcext:value-type="float">
            <text:p>1.0738E+00</text:p>
          </table:table-cell>
          <table:table-cell table:style-name="ce18" office:value-type="float" office:value="0.90519" calcext:value-type="float">
            <text:p>9.0519E-01</text:p>
          </table:table-cell>
          <table:table-cell table:style-name="ce18" office:value-type="float" office:value="0.83844" calcext:value-type="float">
            <text:p>8.3844E-01</text:p>
          </table:table-cell>
          <table:table-cell table:number-columns-repeated="60"/>
        </table:table-row>
        <table:table-row table:style-name="ro4">
          <table:table-cell table:style-name="ce15" office:value-type="float" office:value="820" calcext:value-type="float">
            <text:p>820.0</text:p>
          </table:table-cell>
          <table:table-cell table:style-name="ce18" office:value-type="float" office:value="1.074" calcext:value-type="float">
            <text:p>1.0740E+00</text:p>
          </table:table-cell>
          <table:table-cell table:style-name="ce18" office:value-type="float" office:value="0.86188" calcext:value-type="float">
            <text:p>8.6188E-01</text:p>
          </table:table-cell>
          <table:table-cell table:style-name="ce18" office:value-type="float" office:value="0.79899" calcext:value-type="float">
            <text:p>7.9899E-01</text:p>
          </table:table-cell>
          <table:table-cell table:number-columns-repeated="60"/>
        </table:table-row>
        <table:table-row table:style-name="ro4">
          <table:table-cell table:style-name="ce15" office:value-type="float" office:value="821" calcext:value-type="float">
            <text:p>821.0</text:p>
          </table:table-cell>
          <table:table-cell table:style-name="ce18" office:value-type="float" office:value="1.076" calcext:value-type="float">
            <text:p>1.0760E+00</text:p>
          </table:table-cell>
          <table:table-cell table:style-name="ce18" office:value-type="float" office:value="0.99764" calcext:value-type="float">
            <text:p>9.9764E-01</text:p>
          </table:table-cell>
          <table:table-cell table:style-name="ce18" office:value-type="float" office:value="0.92292" calcext:value-type="float">
            <text:p>9.2292E-01</text:p>
          </table:table-cell>
          <table:table-cell table:number-columns-repeated="60"/>
        </table:table-row>
        <table:table-row table:style-name="ro4">
          <table:table-cell table:style-name="ce15" office:value-type="float" office:value="822" calcext:value-type="float">
            <text:p>822.0</text:p>
          </table:table-cell>
          <table:table-cell table:style-name="ce18" office:value-type="float" office:value="1.056" calcext:value-type="float">
            <text:p>1.0560E+00</text:p>
          </table:table-cell>
          <table:table-cell table:style-name="ce18" office:value-type="float" office:value="0.95157" calcext:value-type="float">
            <text:p>9.5157E-01</text:p>
          </table:table-cell>
          <table:table-cell table:style-name="ce18" office:value-type="float" office:value="0.88081" calcext:value-type="float">
            <text:p>8.8081E-01</text:p>
          </table:table-cell>
          <table:table-cell table:number-columns-repeated="60"/>
        </table:table-row>
        <table:table-row table:style-name="ro4">
          <table:table-cell table:style-name="ce15" office:value-type="float" office:value="823" calcext:value-type="float">
            <text:p>823.0</text:p>
          </table:table-cell>
          <table:table-cell table:style-name="ce18" office:value-type="float" office:value="1.076" calcext:value-type="float">
            <text:p>1.0760E+00</text:p>
          </table:table-cell>
          <table:table-cell table:style-name="ce18" office:value-type="float" office:value="0.67271" calcext:value-type="float">
            <text:p>6.7271E-01</text:p>
          </table:table-cell>
          <table:table-cell table:style-name="ce18" office:value-type="float" office:value="0.62576" calcext:value-type="float">
            <text:p>6.2576E-01</text:p>
          </table:table-cell>
          <table:table-cell table:number-columns-repeated="60"/>
        </table:table-row>
        <table:table-row table:style-name="ro4">
          <table:table-cell table:style-name="ce15" office:value-type="float" office:value="824" calcext:value-type="float">
            <text:p>824.0</text:p>
          </table:table-cell>
          <table:table-cell table:style-name="ce18" office:value-type="float" office:value="1.0715" calcext:value-type="float">
            <text:p>1.0715E+00</text:p>
          </table:table-cell>
          <table:table-cell table:style-name="ce18" office:value-type="float" office:value="0.93506" calcext:value-type="float">
            <text:p>9.3506E-01</text:p>
          </table:table-cell>
          <table:table-cell table:style-name="ce18" office:value-type="float" office:value="0.86619" calcext:value-type="float">
            <text:p>8.6619E-01</text:p>
          </table:table-cell>
          <table:table-cell table:number-columns-repeated="60"/>
        </table:table-row>
        <table:table-row table:style-name="ro4">
          <table:table-cell table:style-name="ce15" office:value-type="float" office:value="825" calcext:value-type="float">
            <text:p>825.0</text:p>
          </table:table-cell>
          <table:table-cell table:style-name="ce18" office:value-type="float" office:value="1.0699" calcext:value-type="float">
            <text:p>1.0699E+00</text:p>
          </table:table-cell>
          <table:table-cell table:style-name="ce18" office:value-type="float" office:value="0.96935" calcext:value-type="float">
            <text:p>9.6935E-01</text:p>
          </table:table-cell>
          <table:table-cell table:style-name="ce18" office:value-type="float" office:value="0.89752" calcext:value-type="float">
            <text:p>8.9752E-01</text:p>
          </table:table-cell>
          <table:table-cell table:number-columns-repeated="60"/>
        </table:table-row>
        <table:table-row table:style-name="ro4">
          <table:table-cell table:style-name="ce15" office:value-type="float" office:value="826" calcext:value-type="float">
            <text:p>826.0</text:p>
          </table:table-cell>
          <table:table-cell table:style-name="ce18" office:value-type="float" office:value="1.0759" calcext:value-type="float">
            <text:p>1.0759E+00</text:p>
          </table:table-cell>
          <table:table-cell table:style-name="ce18" office:value-type="float" office:value="0.93381" calcext:value-type="float">
            <text:p>9.3381E-01</text:p>
          </table:table-cell>
          <table:table-cell table:style-name="ce18" office:value-type="float" office:value="0.8653" calcext:value-type="float">
            <text:p>8.6530E-01</text:p>
          </table:table-cell>
          <table:table-cell table:number-columns-repeated="60"/>
        </table:table-row>
        <table:table-row table:style-name="ro4">
          <table:table-cell table:style-name="ce15" office:value-type="float" office:value="827" calcext:value-type="float">
            <text:p>827.0</text:p>
          </table:table-cell>
          <table:table-cell table:style-name="ce18" office:value-type="float" office:value="1.0762" calcext:value-type="float">
            <text:p>1.0762E+00</text:p>
          </table:table-cell>
          <table:table-cell table:style-name="ce18" office:value-type="float" office:value="0.98465" calcext:value-type="float">
            <text:p>9.8465E-01</text:p>
          </table:table-cell>
          <table:table-cell table:style-name="ce18" office:value-type="float" office:value="0.91178" calcext:value-type="float">
            <text:p>9.1178E-01</text:p>
          </table:table-cell>
          <table:table-cell table:number-columns-repeated="60"/>
        </table:table-row>
        <table:table-row table:style-name="ro4">
          <table:table-cell table:style-name="ce15" office:value-type="float" office:value="828" calcext:value-type="float">
            <text:p>828.0</text:p>
          </table:table-cell>
          <table:table-cell table:style-name="ce18" office:value-type="float" office:value="1.0749" calcext:value-type="float">
            <text:p>1.0749E+00</text:p>
          </table:table-cell>
          <table:table-cell table:style-name="ce18" office:value-type="float" office:value="0.84979" calcext:value-type="float">
            <text:p>8.4979E-01</text:p>
          </table:table-cell>
          <table:table-cell table:style-name="ce18" office:value-type="float" office:value="0.7887" calcext:value-type="float">
            <text:p>7.8870E-01</text:p>
          </table:table-cell>
          <table:table-cell table:number-columns-repeated="60"/>
        </table:table-row>
        <table:table-row table:style-name="ro4">
          <table:table-cell table:style-name="ce15" office:value-type="float" office:value="829" calcext:value-type="float">
            <text:p>829.0</text:p>
          </table:table-cell>
          <table:table-cell table:style-name="ce18" office:value-type="float" office:value="1.062" calcext:value-type="float">
            <text:p>1.0620E+00</text:p>
          </table:table-cell>
          <table:table-cell table:style-name="ce18" office:value-type="float" office:value="0.9293" calcext:value-type="float">
            <text:p>9.2930E-01</text:p>
          </table:table-cell>
          <table:table-cell table:style-name="ce18" office:value-type="float" office:value="0.86135" calcext:value-type="float">
            <text:p>8.6135E-01</text:p>
          </table:table-cell>
          <table:table-cell table:number-columns-repeated="60"/>
        </table:table-row>
        <table:table-row table:style-name="ro4">
          <table:table-cell table:style-name="ce15" office:value-type="float" office:value="830" calcext:value-type="float">
            <text:p>830.0</text:p>
          </table:table-cell>
          <table:table-cell table:style-name="ce18" office:value-type="float" office:value="1.0563" calcext:value-type="float">
            <text:p>1.0563E+00</text:p>
          </table:table-cell>
          <table:table-cell table:style-name="ce18" office:value-type="float" office:value="0.91601" calcext:value-type="float">
            <text:p>9.1601E-01</text:p>
          </table:table-cell>
          <table:table-cell table:style-name="ce18" office:value-type="float" office:value="0.8493" calcext:value-type="float">
            <text:p>8.4930E-01</text:p>
          </table:table-cell>
          <table:table-cell table:number-columns-repeated="60"/>
        </table:table-row>
        <table:table-row table:style-name="ro4">
          <table:table-cell table:style-name="ce15" office:value-type="float" office:value="831" calcext:value-type="float">
            <text:p>831.0</text:p>
          </table:table-cell>
          <table:table-cell table:style-name="ce18" office:value-type="float" office:value="1.056" calcext:value-type="float">
            <text:p>1.0560E+00</text:p>
          </table:table-cell>
          <table:table-cell table:style-name="ce18" office:value-type="float" office:value="0.92392" calcext:value-type="float">
            <text:p>9.2392E-01</text:p>
          </table:table-cell>
          <table:table-cell table:style-name="ce18" office:value-type="float" office:value="0.85666" calcext:value-type="float">
            <text:p>8.5666E-01</text:p>
          </table:table-cell>
          <table:table-cell table:number-columns-repeated="60"/>
        </table:table-row>
        <table:table-row table:style-name="ro4">
          <table:table-cell table:style-name="ce15" office:value-type="float" office:value="832" calcext:value-type="float">
            <text:p>832.0</text:p>
          </table:table-cell>
          <table:table-cell table:style-name="ce18" office:value-type="float" office:value="1.055" calcext:value-type="float">
            <text:p>1.0550E+00</text:p>
          </table:table-cell>
          <table:table-cell table:style-name="ce18" office:value-type="float" office:value="0.89426" calcext:value-type="float">
            <text:p>8.9426E-01</text:p>
          </table:table-cell>
          <table:table-cell table:style-name="ce18" office:value-type="float" office:value="0.82961" calcext:value-type="float">
            <text:p>8.2961E-01</text:p>
          </table:table-cell>
          <table:table-cell table:number-columns-repeated="60"/>
        </table:table-row>
        <table:table-row table:style-name="ro4">
          <table:table-cell table:style-name="ce15" office:value-type="float" office:value="833" calcext:value-type="float">
            <text:p>833.0</text:p>
          </table:table-cell>
          <table:table-cell table:style-name="ce18" office:value-type="float" office:value="1.0327" calcext:value-type="float">
            <text:p>1.0327E+00</text:p>
          </table:table-cell>
          <table:table-cell table:style-name="ce18" office:value-type="float" office:value="0.9565" calcext:value-type="float">
            <text:p>9.5650E-01</text:p>
          </table:table-cell>
          <table:table-cell table:style-name="ce18" office:value-type="float" office:value="0.88622" calcext:value-type="float">
            <text:p>8.8622E-01</text:p>
          </table:table-cell>
          <table:table-cell table:number-columns-repeated="60"/>
        </table:table-row>
        <table:table-row table:style-name="ro4">
          <table:table-cell table:style-name="ce15" office:value-type="float" office:value="834" calcext:value-type="float">
            <text:p>834.0</text:p>
          </table:table-cell>
          <table:table-cell table:style-name="ce18" office:value-type="float" office:value="1.0459" calcext:value-type="float">
            <text:p>1.0459E+00</text:p>
          </table:table-cell>
          <table:table-cell table:style-name="ce18" office:value-type="float" office:value="0.93412" calcext:value-type="float">
            <text:p>9.3412E-01</text:p>
          </table:table-cell>
          <table:table-cell table:style-name="ce18" office:value-type="float" office:value="0.86608" calcext:value-type="float">
            <text:p>8.6608E-01</text:p>
          </table:table-cell>
          <table:table-cell table:number-columns-repeated="60"/>
        </table:table-row>
        <table:table-row table:style-name="ro4">
          <table:table-cell table:style-name="ce15" office:value-type="float" office:value="835" calcext:value-type="float">
            <text:p>835.0</text:p>
          </table:table-cell>
          <table:table-cell table:style-name="ce18" office:value-type="float" office:value="1.0476" calcext:value-type="float">
            <text:p>1.0476E+00</text:p>
          </table:table-cell>
          <table:table-cell table:style-name="ce18" office:value-type="float" office:value="1.0032" calcext:value-type="float">
            <text:p>1.0032E+00</text:p>
          </table:table-cell>
          <table:table-cell table:style-name="ce18" office:value-type="float" office:value="0.92917" calcext:value-type="float">
            <text:p>9.2917E-01</text:p>
          </table:table-cell>
          <table:table-cell table:number-columns-repeated="60"/>
        </table:table-row>
        <table:table-row table:style-name="ro4">
          <table:table-cell table:style-name="ce15" office:value-type="float" office:value="836" calcext:value-type="float">
            <text:p>836.0</text:p>
          </table:table-cell>
          <table:table-cell table:style-name="ce18" office:value-type="float" office:value="1.0597" calcext:value-type="float">
            <text:p>1.0597E+00</text:p>
          </table:table-cell>
          <table:table-cell table:style-name="ce18" office:value-type="float" office:value="0.97234" calcext:value-type="float">
            <text:p>9.7234E-01</text:p>
          </table:table-cell>
          <table:table-cell table:style-name="ce18" office:value-type="float" office:value="0.90135" calcext:value-type="float">
            <text:p>9.0135E-01</text:p>
          </table:table-cell>
          <table:table-cell table:number-columns-repeated="60"/>
        </table:table-row>
        <table:table-row table:style-name="ro4">
          <table:table-cell table:style-name="ce15" office:value-type="float" office:value="837" calcext:value-type="float">
            <text:p>837.0</text:p>
          </table:table-cell>
          <table:table-cell table:style-name="ce18" office:value-type="float" office:value="1.0511" calcext:value-type="float">
            <text:p>1.0511E+00</text:p>
          </table:table-cell>
          <table:table-cell table:style-name="ce18" office:value-type="float" office:value="1.0092" calcext:value-type="float">
            <text:p>1.0092E+00</text:p>
          </table:table-cell>
          <table:table-cell table:style-name="ce18" office:value-type="float" office:value="0.93493" calcext:value-type="float">
            <text:p>9.3493E-01</text:p>
          </table:table-cell>
          <table:table-cell table:number-columns-repeated="60"/>
        </table:table-row>
        <table:table-row table:style-name="ro4">
          <table:table-cell table:style-name="ce15" office:value-type="float" office:value="838" calcext:value-type="float">
            <text:p>838.0</text:p>
          </table:table-cell>
          <table:table-cell table:style-name="ce18" office:value-type="float" office:value="1.0549" calcext:value-type="float">
            <text:p>1.0549E+00</text:p>
          </table:table-cell>
          <table:table-cell table:style-name="ce18" office:value-type="float" office:value="0.99901" calcext:value-type="float">
            <text:p>9.9901E-01</text:p>
          </table:table-cell>
          <table:table-cell table:style-name="ce18" office:value-type="float" office:value="0.92585" calcext:value-type="float">
            <text:p>9.2585E-01</text:p>
          </table:table-cell>
          <table:table-cell table:number-columns-repeated="60"/>
        </table:table-row>
        <table:table-row table:style-name="ro4">
          <table:table-cell table:style-name="ce15" office:value-type="float" office:value="839" calcext:value-type="float">
            <text:p>839.0</text:p>
          </table:table-cell>
          <table:table-cell table:style-name="ce18" office:value-type="float" office:value="1.04" calcext:value-type="float">
            <text:p>1.0400E+00</text:p>
          </table:table-cell>
          <table:table-cell table:style-name="ce18" office:value-type="float" office:value="1.0013" calcext:value-type="float">
            <text:p>1.0013E+00</text:p>
          </table:table-cell>
          <table:table-cell table:style-name="ce18" office:value-type="float" office:value="0.92783" calcext:value-type="float">
            <text:p>9.2783E-01</text:p>
          </table:table-cell>
          <table:table-cell table:number-columns-repeated="60"/>
        </table:table-row>
        <table:table-row table:style-name="ro4">
          <table:table-cell table:style-name="ce15" office:value-type="float" office:value="840" calcext:value-type="float">
            <text:p>840.0</text:p>
          </table:table-cell>
          <table:table-cell table:style-name="ce18" office:value-type="float" office:value="1.05" calcext:value-type="float">
            <text:p>1.0500E+00</text:p>
          </table:table-cell>
          <table:table-cell table:style-name="ce18" office:value-type="float" office:value="1.0157" calcext:value-type="float">
            <text:p>1.0157E+00</text:p>
          </table:table-cell>
          <table:table-cell table:style-name="ce18" office:value-type="float" office:value="0.94124" calcext:value-type="float">
            <text:p>9.4124E-01</text:p>
          </table:table-cell>
          <table:table-cell table:number-columns-repeated="60"/>
        </table:table-row>
        <table:table-row table:style-name="ro4">
          <table:table-cell table:style-name="ce15" office:value-type="float" office:value="841" calcext:value-type="float">
            <text:p>841.0</text:p>
          </table:table-cell>
          <table:table-cell table:style-name="ce18" office:value-type="float" office:value="1.052" calcext:value-type="float">
            <text:p>1.0520E+00</text:p>
          </table:table-cell>
          <table:table-cell table:style-name="ce18" office:value-type="float" office:value="1.0101" calcext:value-type="float">
            <text:p>1.0101E+00</text:p>
          </table:table-cell>
          <table:table-cell table:style-name="ce18" office:value-type="float" office:value="0.93626" calcext:value-type="float">
            <text:p>9.3626E-01</text:p>
          </table:table-cell>
          <table:table-cell table:number-columns-repeated="60"/>
        </table:table-row>
        <table:table-row table:style-name="ro4">
          <table:table-cell table:style-name="ce15" office:value-type="float" office:value="842" calcext:value-type="float">
            <text:p>842.0</text:p>
          </table:table-cell>
          <table:table-cell table:style-name="ce18" office:value-type="float" office:value="1.0287" calcext:value-type="float">
            <text:p>1.0287E+00</text:p>
          </table:table-cell>
          <table:table-cell table:style-name="ce18" office:value-type="float" office:value="0.99703" calcext:value-type="float">
            <text:p>9.9703E-01</text:p>
          </table:table-cell>
          <table:table-cell table:style-name="ce18" office:value-type="float" office:value="0.92411" calcext:value-type="float">
            <text:p>9.2411E-01</text:p>
          </table:table-cell>
          <table:table-cell table:number-columns-repeated="60"/>
        </table:table-row>
        <table:table-row table:style-name="ro4">
          <table:table-cell table:style-name="ce15" office:value-type="float" office:value="843" calcext:value-type="float">
            <text:p>843.0</text:p>
          </table:table-cell>
          <table:table-cell table:style-name="ce18" office:value-type="float" office:value="1.0271" calcext:value-type="float">
            <text:p>1.0271E+00</text:p>
          </table:table-cell>
          <table:table-cell table:style-name="ce18" office:value-type="float" office:value="1.0053" calcext:value-type="float">
            <text:p>1.0053E+00</text:p>
          </table:table-cell>
          <table:table-cell table:style-name="ce18" office:value-type="float" office:value="0.93171" calcext:value-type="float">
            <text:p>9.3171E-01</text:p>
          </table:table-cell>
          <table:table-cell table:number-columns-repeated="60"/>
        </table:table-row>
        <table:table-row table:style-name="ro4">
          <table:table-cell table:style-name="ce15" office:value-type="float" office:value="844" calcext:value-type="float">
            <text:p>844.0</text:p>
          </table:table-cell>
          <table:table-cell table:style-name="ce18" office:value-type="float" office:value="1.014" calcext:value-type="float">
            <text:p>1.0140E+00</text:p>
          </table:table-cell>
          <table:table-cell table:style-name="ce18" office:value-type="float" office:value="0.98631" calcext:value-type="float">
            <text:p>9.8631E-01</text:p>
          </table:table-cell>
          <table:table-cell table:style-name="ce18" office:value-type="float" office:value="0.91434" calcext:value-type="float">
            <text:p>9.1434E-01</text:p>
          </table:table-cell>
          <table:table-cell table:number-columns-repeated="60"/>
        </table:table-row>
        <table:table-row table:style-name="ro4">
          <table:table-cell table:style-name="ce15" office:value-type="float" office:value="845" calcext:value-type="float">
            <text:p>845.0</text:p>
          </table:table-cell>
          <table:table-cell table:style-name="ce18" office:value-type="float" office:value="1.036" calcext:value-type="float">
            <text:p>1.0360E+00</text:p>
          </table:table-cell>
          <table:table-cell table:style-name="ce18" office:value-type="float" office:value="1.0165" calcext:value-type="float">
            <text:p>1.0165E+00</text:p>
          </table:table-cell>
          <table:table-cell table:style-name="ce18" office:value-type="float" office:value="0.94226" calcext:value-type="float">
            <text:p>9.4226E-01</text:p>
          </table:table-cell>
          <table:table-cell table:number-columns-repeated="60"/>
        </table:table-row>
        <table:table-row table:style-name="ro4">
          <table:table-cell table:style-name="ce15" office:value-type="float" office:value="846" calcext:value-type="float">
            <text:p>846.0</text:p>
          </table:table-cell>
          <table:table-cell table:style-name="ce18" office:value-type="float" office:value="1.037" calcext:value-type="float">
            <text:p>1.0370E+00</text:p>
          </table:table-cell>
          <table:table-cell table:style-name="ce18" office:value-type="float" office:value="1.0187" calcext:value-type="float">
            <text:p>1.0187E+00</text:p>
          </table:table-cell>
          <table:table-cell table:style-name="ce18" office:value-type="float" office:value="0.94447" calcext:value-type="float">
            <text:p>9.4447E-01</text:p>
          </table:table-cell>
          <table:table-cell table:number-columns-repeated="60"/>
        </table:table-row>
        <table:table-row table:style-name="ro4">
          <table:table-cell table:style-name="ce15" office:value-type="float" office:value="847" calcext:value-type="float">
            <text:p>847.0</text:p>
          </table:table-cell>
          <table:table-cell table:style-name="ce18" office:value-type="float" office:value="1.006" calcext:value-type="float">
            <text:p>1.0060E+00</text:p>
          </table:table-cell>
          <table:table-cell table:style-name="ce18" office:value-type="float" office:value="0.9917" calcext:value-type="float">
            <text:p>9.9170E-01</text:p>
          </table:table-cell>
          <table:table-cell table:style-name="ce18" office:value-type="float" office:value="0.91947" calcext:value-type="float">
            <text:p>9.1947E-01</text:p>
          </table:table-cell>
          <table:table-cell table:number-columns-repeated="60"/>
        </table:table-row>
        <table:table-row table:style-name="ro4">
          <table:table-cell table:style-name="ce15" office:value-type="float" office:value="848" calcext:value-type="float">
            <text:p>848.0</text:p>
          </table:table-cell>
          <table:table-cell table:style-name="ce18" office:value-type="float" office:value="1.011" calcext:value-type="float">
            <text:p>1.0110E+00</text:p>
          </table:table-cell>
          <table:table-cell table:style-name="ce18" office:value-type="float" office:value="0.99217" calcext:value-type="float">
            <text:p>9.9217E-01</text:p>
          </table:table-cell>
          <table:table-cell table:style-name="ce18" office:value-type="float" office:value="0.9201" calcext:value-type="float">
            <text:p>9.2010E-01</text:p>
          </table:table-cell>
          <table:table-cell table:number-columns-repeated="60"/>
        </table:table-row>
        <table:table-row table:style-name="ro4">
          <table:table-cell table:style-name="ce15" office:value-type="float" office:value="849" calcext:value-type="float">
            <text:p>849.0</text:p>
          </table:table-cell>
          <table:table-cell table:style-name="ce18" office:value-type="float" office:value="1.005" calcext:value-type="float">
            <text:p>1.0050E+00</text:p>
          </table:table-cell>
          <table:table-cell table:style-name="ce18" office:value-type="float" office:value="0.98596" calcext:value-type="float">
            <text:p>9.8596E-01</text:p>
          </table:table-cell>
          <table:table-cell table:style-name="ce18" office:value-type="float" office:value="0.91447" calcext:value-type="float">
            <text:p>9.1447E-01</text:p>
          </table:table-cell>
          <table:table-cell table:number-columns-repeated="60"/>
        </table:table-row>
        <table:table-row table:style-name="ro4">
          <table:table-cell table:style-name="ce15" office:value-type="float" office:value="850" calcext:value-type="float">
            <text:p>850.0</text:p>
          </table:table-cell>
          <table:table-cell table:style-name="ce18" office:value-type="float" office:value="0.91" calcext:value-type="float">
            <text:p>9.1000E-01</text:p>
          </table:table-cell>
          <table:table-cell table:style-name="ce18" office:value-type="float" office:value="0.89372" calcext:value-type="float">
            <text:p>8.9372E-01</text:p>
          </table:table-cell>
          <table:table-cell table:style-name="ce18" office:value-type="float" office:value="0.829" calcext:value-type="float">
            <text:p>8.2900E-01</text:p>
          </table:table-cell>
          <table:table-cell table:number-columns-repeated="60"/>
        </table:table-row>
        <table:table-row table:style-name="ro4">
          <table:table-cell table:style-name="ce15" office:value-type="float" office:value="851" calcext:value-type="float">
            <text:p>851.0</text:p>
          </table:table-cell>
          <table:table-cell table:style-name="ce18" office:value-type="float" office:value="0.998" calcext:value-type="float">
            <text:p>9.9800E-01</text:p>
          </table:table-cell>
          <table:table-cell table:style-name="ce18" office:value-type="float" office:value="0.97493" calcext:value-type="float">
            <text:p>9.7493E-01</text:p>
          </table:table-cell>
          <table:table-cell table:style-name="ce18" office:value-type="float" office:value="0.90454" calcext:value-type="float">
            <text:p>9.0454E-01</text:p>
          </table:table-cell>
          <table:table-cell table:number-columns-repeated="60"/>
        </table:table-row>
        <table:table-row table:style-name="ro4">
          <table:table-cell table:style-name="ce15" office:value-type="float" office:value="852" calcext:value-type="float">
            <text:p>852.0</text:p>
          </table:table-cell>
          <table:table-cell table:style-name="ce18" office:value-type="float" office:value="0.99" calcext:value-type="float">
            <text:p>9.9000E-01</text:p>
          </table:table-cell>
          <table:table-cell table:style-name="ce18" office:value-type="float" office:value="0.96927" calcext:value-type="float">
            <text:p>9.6927E-01</text:p>
          </table:table-cell>
          <table:table-cell table:style-name="ce18" office:value-type="float" office:value="0.89942" calcext:value-type="float">
            <text:p>8.9942E-01</text:p>
          </table:table-cell>
          <table:table-cell table:number-columns-repeated="60"/>
        </table:table-row>
        <table:table-row table:style-name="ro4">
          <table:table-cell table:style-name="ce15" office:value-type="float" office:value="853" calcext:value-type="float">
            <text:p>853.0</text:p>
          </table:table-cell>
          <table:table-cell table:style-name="ce18" office:value-type="float" office:value="0.981" calcext:value-type="float">
            <text:p>9.8100E-01</text:p>
          </table:table-cell>
          <table:table-cell table:style-name="ce18" office:value-type="float" office:value="0.96486" calcext:value-type="float">
            <text:p>9.6486E-01</text:p>
          </table:table-cell>
          <table:table-cell table:style-name="ce18" office:value-type="float" office:value="0.8954" calcext:value-type="float">
            <text:p>8.9540E-01</text:p>
          </table:table-cell>
          <table:table-cell table:number-columns-repeated="60"/>
        </table:table-row>
        <table:table-row table:style-name="ro4">
          <table:table-cell table:style-name="ce15" office:value-type="float" office:value="854" calcext:value-type="float">
            <text:p>854.0</text:p>
          </table:table-cell>
          <table:table-cell table:style-name="ce18" office:value-type="float" office:value="0.869" calcext:value-type="float">
            <text:p>8.6900E-01</text:p>
          </table:table-cell>
          <table:table-cell table:style-name="ce18" office:value-type="float" office:value="0.85112" calcext:value-type="float">
            <text:p>8.5112E-01</text:p>
          </table:table-cell>
          <table:table-cell table:style-name="ce18" office:value-type="float" office:value="0.79" calcext:value-type="float">
            <text:p>7.9000E-01</text:p>
          </table:table-cell>
          <table:table-cell table:number-columns-repeated="60"/>
        </table:table-row>
        <table:table-row table:style-name="ro4">
          <table:table-cell table:style-name="ce15" office:value-type="float" office:value="855" calcext:value-type="float">
            <text:p>855.0</text:p>
          </table:table-cell>
          <table:table-cell table:style-name="ce18" office:value-type="float" office:value="0.927" calcext:value-type="float">
            <text:p>9.2700E-01</text:p>
          </table:table-cell>
          <table:table-cell table:style-name="ce18" office:value-type="float" office:value="0.913" calcext:value-type="float">
            <text:p>9.1300E-01</text:p>
          </table:table-cell>
          <table:table-cell table:style-name="ce18" office:value-type="float" office:value="0.84746" calcext:value-type="float">
            <text:p>8.4746E-01</text:p>
          </table:table-cell>
          <table:table-cell table:number-columns-repeated="60"/>
        </table:table-row>
        <table:table-row table:style-name="ro4">
          <table:table-cell table:style-name="ce15" office:value-type="float" office:value="856" calcext:value-type="float">
            <text:p>856.0</text:p>
          </table:table-cell>
          <table:table-cell table:style-name="ce18" office:value-type="float" office:value="0.99017" calcext:value-type="float">
            <text:p>9.9017E-01</text:p>
          </table:table-cell>
          <table:table-cell table:style-name="ce18" office:value-type="float" office:value="0.97317" calcext:value-type="float">
            <text:p>9.7317E-01</text:p>
          </table:table-cell>
          <table:table-cell table:style-name="ce18" office:value-type="float" office:value="0.90343" calcext:value-type="float">
            <text:p>9.0343E-01</text:p>
          </table:table-cell>
          <table:table-cell table:number-columns-repeated="60"/>
        </table:table-row>
        <table:table-row table:style-name="ro4">
          <table:table-cell table:style-name="ce15" office:value-type="float" office:value="857" calcext:value-type="float">
            <text:p>857.0</text:p>
          </table:table-cell>
          <table:table-cell table:style-name="ce18" office:value-type="float" office:value="1.0056" calcext:value-type="float">
            <text:p>1.0056E+00</text:p>
          </table:table-cell>
          <table:table-cell table:style-name="ce18" office:value-type="float" office:value="0.99166" calcext:value-type="float">
            <text:p>9.9166E-01</text:p>
          </table:table-cell>
          <table:table-cell table:style-name="ce18" office:value-type="float" office:value="0.92059" calcext:value-type="float">
            <text:p>9.2059E-01</text:p>
          </table:table-cell>
          <table:table-cell table:number-columns-repeated="60"/>
        </table:table-row>
        <table:table-row table:style-name="ro4">
          <table:table-cell table:style-name="ce15" office:value-type="float" office:value="858" calcext:value-type="float">
            <text:p>858.0</text:p>
          </table:table-cell>
          <table:table-cell table:style-name="ce18" office:value-type="float" office:value="1.007" calcext:value-type="float">
            <text:p>1.0070E+00</text:p>
          </table:table-cell>
          <table:table-cell table:style-name="ce18" office:value-type="float" office:value="0.99196" calcext:value-type="float">
            <text:p>9.9196E-01</text:p>
          </table:table-cell>
          <table:table-cell table:style-name="ce18" office:value-type="float" office:value="0.92094" calcext:value-type="float">
            <text:p>9.2094E-01</text:p>
          </table:table-cell>
          <table:table-cell table:number-columns-repeated="60"/>
        </table:table-row>
        <table:table-row table:style-name="ro4">
          <table:table-cell table:style-name="ce15" office:value-type="float" office:value="859" calcext:value-type="float">
            <text:p>859.0</text:p>
          </table:table-cell>
          <table:table-cell table:style-name="ce18" office:value-type="float" office:value="1.005" calcext:value-type="float">
            <text:p>1.0050E+00</text:p>
          </table:table-cell>
          <table:table-cell table:style-name="ce18" office:value-type="float" office:value="0.99171" calcext:value-type="float">
            <text:p>9.9171E-01</text:p>
          </table:table-cell>
          <table:table-cell table:style-name="ce18" office:value-type="float" office:value="0.92081" calcext:value-type="float">
            <text:p>9.2081E-01</text:p>
          </table:table-cell>
          <table:table-cell table:number-columns-repeated="60"/>
        </table:table-row>
        <table:table-row table:style-name="ro4">
          <table:table-cell table:style-name="ce15" office:value-type="float" office:value="860" calcext:value-type="float">
            <text:p>860.0</text:p>
          </table:table-cell>
          <table:table-cell table:style-name="ce18" office:value-type="float" office:value="1" calcext:value-type="float">
            <text:p>1.0000E+00</text:p>
          </table:table-cell>
          <table:table-cell table:style-name="ce18" office:value-type="float" office:value="0.98816" calcext:value-type="float">
            <text:p>9.8816E-01</text:p>
          </table:table-cell>
          <table:table-cell table:style-name="ce18" office:value-type="float" office:value="0.91764" calcext:value-type="float">
            <text:p>9.1764E-01</text:p>
          </table:table-cell>
          <table:table-cell table:number-columns-repeated="60"/>
        </table:table-row>
        <table:table-row table:style-name="ro4">
          <table:table-cell table:style-name="ce15" office:value-type="float" office:value="861" calcext:value-type="float">
            <text:p>861.0</text:p>
          </table:table-cell>
          <table:table-cell table:style-name="ce18" office:value-type="float" office:value="0.999" calcext:value-type="float">
            <text:p>9.9900E-01</text:p>
          </table:table-cell>
          <table:table-cell table:style-name="ce18" office:value-type="float" office:value="0.98679" calcext:value-type="float">
            <text:p>9.8679E-01</text:p>
          </table:table-cell>
          <table:table-cell table:style-name="ce18" office:value-type="float" office:value="0.91648" calcext:value-type="float">
            <text:p>9.1648E-01</text:p>
          </table:table-cell>
          <table:table-cell table:number-columns-repeated="60"/>
        </table:table-row>
        <table:table-row table:style-name="ro4">
          <table:table-cell table:style-name="ce15" office:value-type="float" office:value="862" calcext:value-type="float">
            <text:p>862.0</text:p>
          </table:table-cell>
          <table:table-cell table:style-name="ce18" office:value-type="float" office:value="1.006" calcext:value-type="float">
            <text:p>1.0060E+00</text:p>
          </table:table-cell>
          <table:table-cell table:style-name="ce18" office:value-type="float" office:value="0.99449" calcext:value-type="float">
            <text:p>9.9449E-01</text:p>
          </table:table-cell>
          <table:table-cell table:style-name="ce18" office:value-type="float" office:value="0.92367" calcext:value-type="float">
            <text:p>9.2367E-01</text:p>
          </table:table-cell>
          <table:table-cell table:number-columns-repeated="60"/>
        </table:table-row>
        <table:table-row table:style-name="ro4">
          <table:table-cell table:style-name="ce15" office:value-type="float" office:value="863" calcext:value-type="float">
            <text:p>863.0</text:p>
          </table:table-cell>
          <table:table-cell table:style-name="ce18" office:value-type="float" office:value="1.012" calcext:value-type="float">
            <text:p>1.0120E+00</text:p>
          </table:table-cell>
          <table:table-cell table:style-name="ce18" office:value-type="float" office:value="1.0005" calcext:value-type="float">
            <text:p>1.0005E+00</text:p>
          </table:table-cell>
          <table:table-cell table:style-name="ce18" office:value-type="float" office:value="0.92934" calcext:value-type="float">
            <text:p>9.2934E-01</text:p>
          </table:table-cell>
          <table:table-cell table:number-columns-repeated="60"/>
        </table:table-row>
        <table:table-row table:style-name="ro4">
          <table:table-cell table:style-name="ce15" office:value-type="float" office:value="864" calcext:value-type="float">
            <text:p>864.0</text:p>
          </table:table-cell>
          <table:table-cell table:style-name="ce18" office:value-type="float" office:value="0.99006" calcext:value-type="float">
            <text:p>9.9006E-01</text:p>
          </table:table-cell>
          <table:table-cell table:style-name="ce18" office:value-type="float" office:value="0.97916" calcext:value-type="float">
            <text:p>9.7916E-01</text:p>
          </table:table-cell>
          <table:table-cell table:style-name="ce18" office:value-type="float" office:value="0.90956" calcext:value-type="float">
            <text:p>9.0956E-01</text:p>
          </table:table-cell>
          <table:table-cell table:number-columns-repeated="60"/>
        </table:table-row>
        <table:table-row table:style-name="ro4">
          <table:table-cell table:style-name="ce15" office:value-type="float" office:value="865" calcext:value-type="float">
            <text:p>865.0</text:p>
          </table:table-cell>
          <table:table-cell table:style-name="ce18" office:value-type="float" office:value="0.97354" calcext:value-type="float">
            <text:p>9.7354E-01</text:p>
          </table:table-cell>
          <table:table-cell table:style-name="ce18" office:value-type="float" office:value="0.96324" calcext:value-type="float">
            <text:p>9.6324E-01</text:p>
          </table:table-cell>
          <table:table-cell table:style-name="ce18" office:value-type="float" office:value="0.89487" calcext:value-type="float">
            <text:p>8.9487E-01</text:p>
          </table:table-cell>
          <table:table-cell table:number-columns-repeated="60"/>
        </table:table-row>
        <table:table-row table:style-name="ro4">
          <table:table-cell table:style-name="ce15" office:value-type="float" office:value="866" calcext:value-type="float">
            <text:p>866.0</text:p>
          </table:table-cell>
          <table:table-cell table:style-name="ce18" office:value-type="float" office:value="0.858" calcext:value-type="float">
            <text:p>8.5800E-01</text:p>
          </table:table-cell>
          <table:table-cell table:style-name="ce18" office:value-type="float" office:value="0.849" calcext:value-type="float">
            <text:p>8.4900E-01</text:p>
          </table:table-cell>
          <table:table-cell table:style-name="ce18" office:value-type="float" office:value="0.78882" calcext:value-type="float">
            <text:p>7.8882E-01</text:p>
          </table:table-cell>
          <table:table-cell table:number-columns-repeated="60"/>
        </table:table-row>
        <table:table-row table:style-name="ro4">
          <table:table-cell table:style-name="ce15" office:value-type="float" office:value="867" calcext:value-type="float">
            <text:p>867.0</text:p>
          </table:table-cell>
          <table:table-cell table:style-name="ce18" office:value-type="float" office:value="0.925" calcext:value-type="float">
            <text:p>9.2500E-01</text:p>
          </table:table-cell>
          <table:table-cell table:style-name="ce18" office:value-type="float" office:value="0.91546" calcext:value-type="float">
            <text:p>9.1546E-01</text:p>
          </table:table-cell>
          <table:table-cell table:style-name="ce18" office:value-type="float" office:value="0.85066" calcext:value-type="float">
            <text:p>8.5066E-01</text:p>
          </table:table-cell>
          <table:table-cell table:number-columns-repeated="60"/>
        </table:table-row>
        <table:table-row table:style-name="ro4">
          <table:table-cell table:style-name="ce15" office:value-type="float" office:value="868" calcext:value-type="float">
            <text:p>868.0</text:p>
          </table:table-cell>
          <table:table-cell table:style-name="ce18" office:value-type="float" office:value="0.969" calcext:value-type="float">
            <text:p>9.6900E-01</text:p>
          </table:table-cell>
          <table:table-cell table:style-name="ce18" office:value-type="float" office:value="0.9592" calcext:value-type="float">
            <text:p>9.5920E-01</text:p>
          </table:table-cell>
          <table:table-cell table:style-name="ce18" office:value-type="float" office:value="0.8914" calcext:value-type="float">
            <text:p>8.9140E-01</text:p>
          </table:table-cell>
          <table:table-cell table:number-columns-repeated="60"/>
        </table:table-row>
        <table:table-row table:style-name="ro4">
          <table:table-cell table:style-name="ce15" office:value-type="float" office:value="869" calcext:value-type="float">
            <text:p>869.0</text:p>
          </table:table-cell>
          <table:table-cell table:style-name="ce18" office:value-type="float" office:value="0.959" calcext:value-type="float">
            <text:p>9.5900E-01</text:p>
          </table:table-cell>
          <table:table-cell table:style-name="ce18" office:value-type="float" office:value="0.94956" calcext:value-type="float">
            <text:p>9.4956E-01</text:p>
          </table:table-cell>
          <table:table-cell table:style-name="ce18" office:value-type="float" office:value="0.88252" calcext:value-type="float">
            <text:p>8.8252E-01</text:p>
          </table:table-cell>
          <table:table-cell table:number-columns-repeated="60"/>
        </table:table-row>
        <table:table-row table:style-name="ro4">
          <table:table-cell table:style-name="ce15" office:value-type="float" office:value="870" calcext:value-type="float">
            <text:p>870.0</text:p>
          </table:table-cell>
          <table:table-cell table:style-name="ce18" office:value-type="float" office:value="0.977" calcext:value-type="float">
            <text:p>9.7700E-01</text:p>
          </table:table-cell>
          <table:table-cell table:style-name="ce18" office:value-type="float" office:value="0.96755" calcext:value-type="float">
            <text:p>9.6755E-01</text:p>
          </table:table-cell>
          <table:table-cell table:style-name="ce18" office:value-type="float" office:value="0.89933" calcext:value-type="float">
            <text:p>8.9933E-01</text:p>
          </table:table-cell>
          <table:table-cell table:number-columns-repeated="60"/>
        </table:table-row>
        <table:table-row table:style-name="ro4">
          <table:table-cell table:style-name="ce15" office:value-type="float" office:value="871" calcext:value-type="float">
            <text:p>871.0</text:p>
          </table:table-cell>
          <table:table-cell table:style-name="ce18" office:value-type="float" office:value="0.96317" calcext:value-type="float">
            <text:p>9.6317E-01</text:p>
          </table:table-cell>
          <table:table-cell table:style-name="ce18" office:value-type="float" office:value="0.95387" calcext:value-type="float">
            <text:p>9.5387E-01</text:p>
          </table:table-cell>
          <table:table-cell table:style-name="ce18" office:value-type="float" office:value="0.88671" calcext:value-type="float">
            <text:p>8.8671E-01</text:p>
          </table:table-cell>
          <table:table-cell table:number-columns-repeated="60"/>
        </table:table-row>
        <table:table-row table:style-name="ro4">
          <table:table-cell table:style-name="ce15" office:value-type="float" office:value="872" calcext:value-type="float">
            <text:p>872.0</text:p>
          </table:table-cell>
          <table:table-cell table:style-name="ce18" office:value-type="float" office:value="0.976" calcext:value-type="float">
            <text:p>9.7600E-01</text:p>
          </table:table-cell>
          <table:table-cell table:style-name="ce18" office:value-type="float" office:value="0.96686" calcext:value-type="float">
            <text:p>9.6686E-01</text:p>
          </table:table-cell>
          <table:table-cell table:style-name="ce18" office:value-type="float" office:value="0.89887" calcext:value-type="float">
            <text:p>8.9887E-01</text:p>
          </table:table-cell>
          <table:table-cell table:number-columns-repeated="60"/>
        </table:table-row>
        <table:table-row table:style-name="ro4">
          <table:table-cell table:style-name="ce15" office:value-type="float" office:value="873" calcext:value-type="float">
            <text:p>873.0</text:p>
          </table:table-cell>
          <table:table-cell table:style-name="ce18" office:value-type="float" office:value="0.96614" calcext:value-type="float">
            <text:p>9.6614E-01</text:p>
          </table:table-cell>
          <table:table-cell table:style-name="ce18" office:value-type="float" office:value="0.95721" calcext:value-type="float">
            <text:p>9.5721E-01</text:p>
          </table:table-cell>
          <table:table-cell table:style-name="ce18" office:value-type="float" office:value="0.88999" calcext:value-type="float">
            <text:p>8.8999E-01</text:p>
          </table:table-cell>
          <table:table-cell table:number-columns-repeated="60"/>
        </table:table-row>
        <table:table-row table:style-name="ro4">
          <table:table-cell table:style-name="ce15" office:value-type="float" office:value="874" calcext:value-type="float">
            <text:p>874.0</text:p>
          </table:table-cell>
          <table:table-cell table:style-name="ce18" office:value-type="float" office:value="0.94913" calcext:value-type="float">
            <text:p>9.4913E-01</text:p>
          </table:table-cell>
          <table:table-cell table:style-name="ce18" office:value-type="float" office:value="0.94042" calcext:value-type="float">
            <text:p>9.4042E-01</text:p>
          </table:table-cell>
          <table:table-cell table:style-name="ce18" office:value-type="float" office:value="0.87451" calcext:value-type="float">
            <text:p>8.7451E-01</text:p>
          </table:table-cell>
          <table:table-cell table:number-columns-repeated="60"/>
        </table:table-row>
        <table:table-row table:style-name="ro4">
          <table:table-cell table:style-name="ce15" office:value-type="float" office:value="875" calcext:value-type="float">
            <text:p>875.0</text:p>
          </table:table-cell>
          <table:table-cell table:style-name="ce18" office:value-type="float" office:value="0.93562" calcext:value-type="float">
            <text:p>9.3562E-01</text:p>
          </table:table-cell>
          <table:table-cell table:style-name="ce18" office:value-type="float" office:value="0.92687" calcext:value-type="float">
            <text:p>9.2687E-01</text:p>
          </table:table-cell>
          <table:table-cell table:style-name="ce18" office:value-type="float" office:value="0.86204" calcext:value-type="float">
            <text:p>8.6204E-01</text:p>
          </table:table-cell>
          <table:table-cell table:number-columns-repeated="60"/>
        </table:table-row>
        <table:table-row table:style-name="ro4">
          <table:table-cell table:style-name="ce15" office:value-type="float" office:value="876" calcext:value-type="float">
            <text:p>876.0</text:p>
          </table:table-cell>
          <table:table-cell table:style-name="ce18" office:value-type="float" office:value="0.962" calcext:value-type="float">
            <text:p>9.6200E-01</text:p>
          </table:table-cell>
          <table:table-cell table:style-name="ce18" office:value-type="float" office:value="0.95277" calcext:value-type="float">
            <text:p>9.5277E-01</text:p>
          </table:table-cell>
          <table:table-cell table:style-name="ce18" office:value-type="float" office:value="0.88625" calcext:value-type="float">
            <text:p>8.8625E-01</text:p>
          </table:table-cell>
          <table:table-cell table:number-columns-repeated="60"/>
        </table:table-row>
        <table:table-row table:style-name="ro4">
          <table:table-cell table:style-name="ce15" office:value-type="float" office:value="877" calcext:value-type="float">
            <text:p>877.0</text:p>
          </table:table-cell>
          <table:table-cell table:style-name="ce18" office:value-type="float" office:value="0.965" calcext:value-type="float">
            <text:p>9.6500E-01</text:p>
          </table:table-cell>
          <table:table-cell table:style-name="ce18" office:value-type="float" office:value="0.95615" calcext:value-type="float">
            <text:p>9.5615E-01</text:p>
          </table:table-cell>
          <table:table-cell table:style-name="ce18" office:value-type="float" office:value="0.88948" calcext:value-type="float">
            <text:p>8.8948E-01</text:p>
          </table:table-cell>
          <table:table-cell table:number-columns-repeated="60"/>
        </table:table-row>
        <table:table-row table:style-name="ro4">
          <table:table-cell table:style-name="ce15" office:value-type="float" office:value="878" calcext:value-type="float">
            <text:p>878.0</text:p>
          </table:table-cell>
          <table:table-cell table:style-name="ce18" office:value-type="float" office:value="0.962" calcext:value-type="float">
            <text:p>9.6200E-01</text:p>
          </table:table-cell>
          <table:table-cell table:style-name="ce18" office:value-type="float" office:value="0.95237" calcext:value-type="float">
            <text:p>9.5237E-01</text:p>
          </table:table-cell>
          <table:table-cell table:style-name="ce18" office:value-type="float" office:value="0.88607" calcext:value-type="float">
            <text:p>8.8607E-01</text:p>
          </table:table-cell>
          <table:table-cell table:number-columns-repeated="60"/>
        </table:table-row>
        <table:table-row table:style-name="ro4">
          <table:table-cell table:style-name="ce15" office:value-type="float" office:value="879" calcext:value-type="float">
            <text:p>879.0</text:p>
          </table:table-cell>
          <table:table-cell table:style-name="ce18" office:value-type="float" office:value="0.94571" calcext:value-type="float">
            <text:p>9.4571E-01</text:p>
          </table:table-cell>
          <table:table-cell table:style-name="ce18" office:value-type="float" office:value="0.93656" calcext:value-type="float">
            <text:p>9.3656E-01</text:p>
          </table:table-cell>
          <table:table-cell table:style-name="ce18" office:value-type="float" office:value="0.87144" calcext:value-type="float">
            <text:p>8.7144E-01</text:p>
          </table:table-cell>
          <table:table-cell table:number-columns-repeated="60"/>
        </table:table-row>
        <table:table-row table:style-name="ro4">
          <table:table-cell table:style-name="ce15" office:value-type="float" office:value="880" calcext:value-type="float">
            <text:p>880.0</text:p>
          </table:table-cell>
          <table:table-cell table:style-name="ce18" office:value-type="float" office:value="0.94856" calcext:value-type="float">
            <text:p>9.4856E-01</text:p>
          </table:table-cell>
          <table:table-cell table:style-name="ce18" office:value-type="float" office:value="0.93957" calcext:value-type="float">
            <text:p>9.3957E-01</text:p>
          </table:table-cell>
          <table:table-cell table:style-name="ce18" office:value-type="float" office:value="0.87434" calcext:value-type="float">
            <text:p>8.7434E-01</text:p>
          </table:table-cell>
          <table:table-cell table:number-columns-repeated="60"/>
        </table:table-row>
        <table:table-row table:style-name="ro4">
          <table:table-cell table:style-name="ce15" office:value-type="float" office:value="881" calcext:value-type="float">
            <text:p>881.0</text:p>
          </table:table-cell>
          <table:table-cell table:style-name="ce18" office:value-type="float" office:value="0.91963" calcext:value-type="float">
            <text:p>9.1963E-01</text:p>
          </table:table-cell>
          <table:table-cell table:style-name="ce18" office:value-type="float" office:value="0.90861" calcext:value-type="float">
            <text:p>9.0861E-01</text:p>
          </table:table-cell>
          <table:table-cell table:style-name="ce18" office:value-type="float" office:value="0.84563" calcext:value-type="float">
            <text:p>8.4563E-01</text:p>
          </table:table-cell>
          <table:table-cell table:number-columns-repeated="60"/>
        </table:table-row>
        <table:table-row table:style-name="ro4">
          <table:table-cell table:style-name="ce15" office:value-type="float" office:value="882" calcext:value-type="float">
            <text:p>882.0</text:p>
          </table:table-cell>
          <table:table-cell table:style-name="ce18" office:value-type="float" office:value="0.94408" calcext:value-type="float">
            <text:p>9.4408E-01</text:p>
          </table:table-cell>
          <table:table-cell table:style-name="ce18" office:value-type="float" office:value="0.93245" calcext:value-type="float">
            <text:p>9.3245E-01</text:p>
          </table:table-cell>
          <table:table-cell table:style-name="ce18" office:value-type="float" office:value="0.86787" calcext:value-type="float">
            <text:p>8.6787E-01</text:p>
          </table:table-cell>
          <table:table-cell table:number-columns-repeated="60"/>
        </table:table-row>
        <table:table-row table:style-name="ro4">
          <table:table-cell table:style-name="ce15" office:value-type="float" office:value="883" calcext:value-type="float">
            <text:p>883.0</text:p>
          </table:table-cell>
          <table:table-cell table:style-name="ce18" office:value-type="float" office:value="0.9393" calcext:value-type="float">
            <text:p>9.3930E-01</text:p>
          </table:table-cell>
          <table:table-cell table:style-name="ce18" office:value-type="float" office:value="0.92927" calcext:value-type="float">
            <text:p>9.2927E-01</text:p>
          </table:table-cell>
          <table:table-cell table:style-name="ce18" office:value-type="float" office:value="0.86494" calcext:value-type="float">
            <text:p>8.6494E-01</text:p>
          </table:table-cell>
          <table:table-cell table:number-columns-repeated="60"/>
        </table:table-row>
        <table:table-row table:style-name="ro4">
          <table:table-cell table:style-name="ce15" office:value-type="float" office:value="884" calcext:value-type="float">
            <text:p>884.0</text:p>
          </table:table-cell>
          <table:table-cell table:style-name="ce18" office:value-type="float" office:value="0.94352" calcext:value-type="float">
            <text:p>9.4352E-01</text:p>
          </table:table-cell>
          <table:table-cell table:style-name="ce18" office:value-type="float" office:value="0.93305" calcext:value-type="float">
            <text:p>9.3305E-01</text:p>
          </table:table-cell>
          <table:table-cell table:style-name="ce18" office:value-type="float" office:value="0.86859" calcext:value-type="float">
            <text:p>8.6859E-01</text:p>
          </table:table-cell>
          <table:table-cell table:number-columns-repeated="60"/>
        </table:table-row>
        <table:table-row table:style-name="ro4">
          <table:table-cell table:style-name="ce15" office:value-type="float" office:value="885" calcext:value-type="float">
            <text:p>885.0</text:p>
          </table:table-cell>
          <table:table-cell table:style-name="ce18" office:value-type="float" office:value="0.95469" calcext:value-type="float">
            <text:p>9.5469E-01</text:p>
          </table:table-cell>
          <table:table-cell table:style-name="ce18" office:value-type="float" office:value="0.94423" calcext:value-type="float">
            <text:p>9.4423E-01</text:p>
          </table:table-cell>
          <table:table-cell table:style-name="ce18" office:value-type="float" office:value="0.87913" calcext:value-type="float">
            <text:p>8.7913E-01</text:p>
          </table:table-cell>
          <table:table-cell table:number-columns-repeated="60"/>
        </table:table-row>
        <table:table-row table:style-name="ro4">
          <table:table-cell table:style-name="ce15" office:value-type="float" office:value="886" calcext:value-type="float">
            <text:p>886.0</text:p>
          </table:table-cell>
          <table:table-cell table:style-name="ce18" office:value-type="float" office:value="0.92558" calcext:value-type="float">
            <text:p>9.2558E-01</text:p>
          </table:table-cell>
          <table:table-cell table:style-name="ce18" office:value-type="float" office:value="0.90752" calcext:value-type="float">
            <text:p>9.0752E-01</text:p>
          </table:table-cell>
          <table:table-cell table:style-name="ce18" office:value-type="float" office:value="0.84515" calcext:value-type="float">
            <text:p>8.4515E-01</text:p>
          </table:table-cell>
          <table:table-cell table:number-columns-repeated="60"/>
        </table:table-row>
        <table:table-row table:style-name="ro4">
          <table:table-cell table:style-name="ce15" office:value-type="float" office:value="887" calcext:value-type="float">
            <text:p>887.0</text:p>
          </table:table-cell>
          <table:table-cell table:style-name="ce18" office:value-type="float" office:value="0.923" calcext:value-type="float">
            <text:p>9.2300E-01</text:p>
          </table:table-cell>
          <table:table-cell table:style-name="ce18" office:value-type="float" office:value="0.91062" calcext:value-type="float">
            <text:p>9.1062E-01</text:p>
          </table:table-cell>
          <table:table-cell table:style-name="ce18" office:value-type="float" office:value="0.84799" calcext:value-type="float">
            <text:p>8.4799E-01</text:p>
          </table:table-cell>
          <table:table-cell table:number-columns-repeated="60"/>
        </table:table-row>
        <table:table-row table:style-name="ro4">
          <table:table-cell table:style-name="ce15" office:value-type="float" office:value="888" calcext:value-type="float">
            <text:p>888.0</text:p>
          </table:table-cell>
          <table:table-cell table:style-name="ce18" office:value-type="float" office:value="0.94066" calcext:value-type="float">
            <text:p>9.4066E-01</text:p>
          </table:table-cell>
          <table:table-cell table:style-name="ce18" office:value-type="float" office:value="0.92228" calcext:value-type="float">
            <text:p>9.2228E-01</text:p>
          </table:table-cell>
          <table:table-cell table:style-name="ce18" office:value-type="float" office:value="0.85899" calcext:value-type="float">
            <text:p>8.5899E-01</text:p>
          </table:table-cell>
          <table:table-cell table:number-columns-repeated="60"/>
        </table:table-row>
        <table:table-row table:style-name="ro4">
          <table:table-cell table:style-name="ce15" office:value-type="float" office:value="889" calcext:value-type="float">
            <text:p>889.0</text:p>
          </table:table-cell>
          <table:table-cell table:style-name="ce18" office:value-type="float" office:value="0.94367" calcext:value-type="float">
            <text:p>9.4367E-01</text:p>
          </table:table-cell>
          <table:table-cell table:style-name="ce18" office:value-type="float" office:value="0.93455" calcext:value-type="float">
            <text:p>9.3455E-01</text:p>
          </table:table-cell>
          <table:table-cell table:style-name="ce18" office:value-type="float" office:value="0.87041" calcext:value-type="float">
            <text:p>8.7041E-01</text:p>
          </table:table-cell>
          <table:table-cell table:number-columns-repeated="60"/>
        </table:table-row>
        <table:table-row table:style-name="ro4">
          <table:table-cell table:style-name="ce15" office:value-type="float" office:value="890" calcext:value-type="float">
            <text:p>890.0</text:p>
          </table:table-cell>
          <table:table-cell table:style-name="ce18" office:value-type="float" office:value="0.94236" calcext:value-type="float">
            <text:p>9.4236E-01</text:p>
          </table:table-cell>
          <table:table-cell table:style-name="ce18" office:value-type="float" office:value="0.92393" calcext:value-type="float">
            <text:p>9.2393E-01</text:p>
          </table:table-cell>
          <table:table-cell table:style-name="ce18" office:value-type="float" office:value="0.86078" calcext:value-type="float">
            <text:p>8.6078E-01</text:p>
          </table:table-cell>
          <table:table-cell table:number-columns-repeated="60"/>
        </table:table-row>
        <table:table-row table:style-name="ro4">
          <table:table-cell table:style-name="ce15" office:value-type="float" office:value="891" calcext:value-type="float">
            <text:p>891.0</text:p>
          </table:table-cell>
          <table:table-cell table:style-name="ce18" office:value-type="float" office:value="0.93928" calcext:value-type="float">
            <text:p>9.3928E-01</text:p>
          </table:table-cell>
          <table:table-cell table:style-name="ce18" office:value-type="float" office:value="0.92584" calcext:value-type="float">
            <text:p>9.2584E-01</text:p>
          </table:table-cell>
          <table:table-cell table:style-name="ce18" office:value-type="float" office:value="0.86255" calcext:value-type="float">
            <text:p>8.6255E-01</text:p>
          </table:table-cell>
          <table:table-cell table:number-columns-repeated="60"/>
        </table:table-row>
        <table:table-row table:style-name="ro4">
          <table:table-cell table:style-name="ce15" office:value-type="float" office:value="892" calcext:value-type="float">
            <text:p>892.0</text:p>
          </table:table-cell>
          <table:table-cell table:style-name="ce18" office:value-type="float" office:value="0.93259" calcext:value-type="float">
            <text:p>9.3259E-01</text:p>
          </table:table-cell>
          <table:table-cell table:style-name="ce18" office:value-type="float" office:value="0.90881" calcext:value-type="float">
            <text:p>9.0881E-01</text:p>
          </table:table-cell>
          <table:table-cell table:style-name="ce18" office:value-type="float" office:value="0.84688" calcext:value-type="float">
            <text:p>8.4688E-01</text:p>
          </table:table-cell>
          <table:table-cell table:number-columns-repeated="60"/>
        </table:table-row>
        <table:table-row table:style-name="ro4">
          <table:table-cell table:style-name="ce15" office:value-type="float" office:value="893" calcext:value-type="float">
            <text:p>893.0</text:p>
          </table:table-cell>
          <table:table-cell table:style-name="ce18" office:value-type="float" office:value="0.918" calcext:value-type="float">
            <text:p>9.1800E-01</text:p>
          </table:table-cell>
          <table:table-cell table:style-name="ce18" office:value-type="float" office:value="0.87327" calcext:value-type="float">
            <text:p>8.7327E-01</text:p>
          </table:table-cell>
          <table:table-cell table:style-name="ce18" office:value-type="float" office:value="0.81412" calcext:value-type="float">
            <text:p>8.1412E-01</text:p>
          </table:table-cell>
          <table:table-cell table:number-columns-repeated="60"/>
        </table:table-row>
        <table:table-row table:style-name="ro4">
          <table:table-cell table:style-name="ce15" office:value-type="float" office:value="894" calcext:value-type="float">
            <text:p>894.0</text:p>
          </table:table-cell>
          <table:table-cell table:style-name="ce18" office:value-type="float" office:value="0.924" calcext:value-type="float">
            <text:p>9.2400E-01</text:p>
          </table:table-cell>
          <table:table-cell table:style-name="ce18" office:value-type="float" office:value="0.8513" calcext:value-type="float">
            <text:p>8.5130E-01</text:p>
          </table:table-cell>
          <table:table-cell table:style-name="ce18" office:value-type="float" office:value="0.79413" calcext:value-type="float">
            <text:p>7.9413E-01</text:p>
          </table:table-cell>
          <table:table-cell table:number-columns-repeated="60"/>
        </table:table-row>
        <table:table-row table:style-name="ro4">
          <table:table-cell table:style-name="ce15" office:value-type="float" office:value="895" calcext:value-type="float">
            <text:p>895.0</text:p>
          </table:table-cell>
          <table:table-cell table:style-name="ce18" office:value-type="float" office:value="0.926" calcext:value-type="float">
            <text:p>9.2600E-01</text:p>
          </table:table-cell>
          <table:table-cell table:style-name="ce18" office:value-type="float" office:value="0.81357" calcext:value-type="float">
            <text:p>8.1357E-01</text:p>
          </table:table-cell>
          <table:table-cell table:style-name="ce18" office:value-type="float" office:value="0.75956" calcext:value-type="float">
            <text:p>7.5956E-01</text:p>
          </table:table-cell>
          <table:table-cell table:number-columns-repeated="60"/>
        </table:table-row>
        <table:table-row table:style-name="ro4">
          <table:table-cell table:style-name="ce15" office:value-type="float" office:value="896" calcext:value-type="float">
            <text:p>896.0</text:p>
          </table:table-cell>
          <table:table-cell table:style-name="ce18" office:value-type="float" office:value="0.93425" calcext:value-type="float">
            <text:p>9.3425E-01</text:p>
          </table:table-cell>
          <table:table-cell table:style-name="ce18" office:value-type="float" office:value="0.76253" calcext:value-type="float">
            <text:p>7.6253E-01</text:p>
          </table:table-cell>
          <table:table-cell table:style-name="ce18" office:value-type="float" office:value="0.71265" calcext:value-type="float">
            <text:p>7.1265E-01</text:p>
          </table:table-cell>
          <table:table-cell table:number-columns-repeated="60"/>
        </table:table-row>
        <table:table-row table:style-name="ro4">
          <table:table-cell table:style-name="ce15" office:value-type="float" office:value="897" calcext:value-type="float">
            <text:p>897.0</text:p>
          </table:table-cell>
          <table:table-cell table:style-name="ce18" office:value-type="float" office:value="0.92686" calcext:value-type="float">
            <text:p>9.2686E-01</text:p>
          </table:table-cell>
          <table:table-cell table:style-name="ce18" office:value-type="float" office:value="0.66566" calcext:value-type="float">
            <text:p>6.6566E-01</text:p>
          </table:table-cell>
          <table:table-cell table:style-name="ce18" office:value-type="float" office:value="0.6231" calcext:value-type="float">
            <text:p>6.2310E-01</text:p>
          </table:table-cell>
          <table:table-cell table:number-columns-repeated="60"/>
        </table:table-row>
        <table:table-row table:style-name="ro4">
          <table:table-cell table:style-name="ce15" office:value-type="float" office:value="898" calcext:value-type="float">
            <text:p>898.0</text:p>
          </table:table-cell>
          <table:table-cell table:style-name="ce18" office:value-type="float" office:value="0.92378" calcext:value-type="float">
            <text:p>9.2378E-01</text:p>
          </table:table-cell>
          <table:table-cell table:style-name="ce18" office:value-type="float" office:value="0.7178" calcext:value-type="float">
            <text:p>7.1780E-01</text:p>
          </table:table-cell>
          <table:table-cell table:style-name="ce18" office:value-type="float" office:value="0.67137" calcext:value-type="float">
            <text:p>6.7137E-01</text:p>
          </table:table-cell>
          <table:table-cell table:number-columns-repeated="60"/>
        </table:table-row>
        <table:table-row table:style-name="ro4">
          <table:table-cell table:style-name="ce15" office:value-type="float" office:value="899" calcext:value-type="float">
            <text:p>899.0</text:p>
          </table:table-cell>
          <table:table-cell table:style-name="ce18" office:value-type="float" office:value="0.91396" calcext:value-type="float">
            <text:p>9.1396E-01</text:p>
          </table:table-cell>
          <table:table-cell table:style-name="ce18" office:value-type="float" office:value="0.54871" calcext:value-type="float">
            <text:p>5.4871E-01</text:p>
          </table:table-cell>
          <table:table-cell table:style-name="ce18" office:value-type="float" office:value="0.51461" calcext:value-type="float">
            <text:p>5.1461E-01</text:p>
          </table:table-cell>
          <table:table-cell table:number-columns-repeated="60"/>
        </table:table-row>
        <table:table-row table:style-name="ro4">
          <table:table-cell table:style-name="ce15" office:value-type="float" office:value="900" calcext:value-type="float">
            <text:p>900.0</text:p>
          </table:table-cell>
          <table:table-cell table:style-name="ce18" office:value-type="float" office:value="0.91378" calcext:value-type="float">
            <text:p>9.1378E-01</text:p>
          </table:table-cell>
          <table:table-cell table:style-name="ce18" office:value-type="float" office:value="0.7426" calcext:value-type="float">
            <text:p>7.4260E-01</text:p>
          </table:table-cell>
          <table:table-cell table:style-name="ce18" office:value-type="float" office:value="0.69429" calcext:value-type="float">
            <text:p>6.9429E-01</text:p>
          </table:table-cell>
          <table:table-cell table:number-columns-repeated="60"/>
        </table:table-row>
        <table:table-row table:style-name="ro4">
          <table:table-cell table:style-name="ce15" office:value-type="float" office:value="901" calcext:value-type="float">
            <text:p>901.0</text:p>
          </table:table-cell>
          <table:table-cell table:style-name="ce18" office:value-type="float" office:value="0.89834" calcext:value-type="float">
            <text:p>8.9834E-01</text:p>
          </table:table-cell>
          <table:table-cell table:style-name="ce18" office:value-type="float" office:value="0.59933" calcext:value-type="float">
            <text:p>5.9933E-01</text:p>
          </table:table-cell>
          <table:table-cell table:style-name="ce18" office:value-type="float" office:value="0.56162" calcext:value-type="float">
            <text:p>5.6162E-01</text:p>
          </table:table-cell>
          <table:table-cell table:number-columns-repeated="60"/>
        </table:table-row>
        <table:table-row table:style-name="ro4">
          <table:table-cell table:style-name="ce15" office:value-type="float" office:value="902" calcext:value-type="float">
            <text:p>902.0</text:p>
          </table:table-cell>
          <table:table-cell table:style-name="ce18" office:value-type="float" office:value="0.8772" calcext:value-type="float">
            <text:p>8.7720E-01</text:p>
          </table:table-cell>
          <table:table-cell table:style-name="ce18" office:value-type="float" office:value="0.66791" calcext:value-type="float">
            <text:p>6.6791E-01</text:p>
          </table:table-cell>
          <table:table-cell table:style-name="ce18" office:value-type="float" office:value="0.625" calcext:value-type="float">
            <text:p>6.2500E-01</text:p>
          </table:table-cell>
          <table:table-cell table:number-columns-repeated="60"/>
        </table:table-row>
        <table:table-row table:style-name="ro4">
          <table:table-cell table:style-name="ce15" office:value-type="float" office:value="903" calcext:value-type="float">
            <text:p>903.0</text:p>
          </table:table-cell>
          <table:table-cell table:style-name="ce18" office:value-type="float" office:value="0.92233" calcext:value-type="float">
            <text:p>9.2233E-01</text:p>
          </table:table-cell>
          <table:table-cell table:style-name="ce18" office:value-type="float" office:value="0.68889" calcext:value-type="float">
            <text:p>6.8889E-01</text:p>
          </table:table-cell>
          <table:table-cell table:style-name="ce18" office:value-type="float" office:value="0.64483" calcext:value-type="float">
            <text:p>6.4483E-01</text:p>
          </table:table-cell>
          <table:table-cell table:number-columns-repeated="60"/>
        </table:table-row>
        <table:table-row table:style-name="ro4">
          <table:table-cell table:style-name="ce15" office:value-type="float" office:value="904" calcext:value-type="float">
            <text:p>904.0</text:p>
          </table:table-cell>
          <table:table-cell table:style-name="ce18" office:value-type="float" office:value="0.921" calcext:value-type="float">
            <text:p>9.2100E-01</text:p>
          </table:table-cell>
          <table:table-cell table:style-name="ce18" office:value-type="float" office:value="0.84457" calcext:value-type="float">
            <text:p>8.4457E-01</text:p>
          </table:table-cell>
          <table:table-cell table:style-name="ce18" office:value-type="float" office:value="0.78862" calcext:value-type="float">
            <text:p>7.8862E-01</text:p>
          </table:table-cell>
          <table:table-cell table:number-columns-repeated="60"/>
        </table:table-row>
        <table:table-row table:style-name="ro4">
          <table:table-cell table:style-name="ce15" office:value-type="float" office:value="905" calcext:value-type="float">
            <text:p>905.0</text:p>
          </table:table-cell>
          <table:table-cell table:style-name="ce18" office:value-type="float" office:value="0.918" calcext:value-type="float">
            <text:p>9.1800E-01</text:p>
          </table:table-cell>
          <table:table-cell table:style-name="ce18" office:value-type="float" office:value="0.81709" calcext:value-type="float">
            <text:p>8.1709E-01</text:p>
          </table:table-cell>
          <table:table-cell table:style-name="ce18" office:value-type="float" office:value="0.76337" calcext:value-type="float">
            <text:p>7.6337E-01</text:p>
          </table:table-cell>
          <table:table-cell table:number-columns-repeated="60"/>
        </table:table-row>
        <table:table-row table:style-name="ro4">
          <table:table-cell table:style-name="ce15" office:value-type="float" office:value="906" calcext:value-type="float">
            <text:p>906.0</text:p>
          </table:table-cell>
          <table:table-cell table:style-name="ce18" office:value-type="float" office:value="0.9078" calcext:value-type="float">
            <text:p>9.0780E-01</text:p>
          </table:table-cell>
          <table:table-cell table:style-name="ce18" office:value-type="float" office:value="0.77558" calcext:value-type="float">
            <text:p>7.7558E-01</text:p>
          </table:table-cell>
          <table:table-cell table:style-name="ce18" office:value-type="float" office:value="0.72502" calcext:value-type="float">
            <text:p>7.2502E-01</text:p>
          </table:table-cell>
          <table:table-cell table:number-columns-repeated="60"/>
        </table:table-row>
        <table:table-row table:style-name="ro4">
          <table:table-cell table:style-name="ce15" office:value-type="float" office:value="907" calcext:value-type="float">
            <text:p>907.0</text:p>
          </table:table-cell>
          <table:table-cell table:style-name="ce18" office:value-type="float" office:value="0.9145" calcext:value-type="float">
            <text:p>9.1450E-01</text:p>
          </table:table-cell>
          <table:table-cell table:style-name="ce18" office:value-type="float" office:value="0.63854" calcext:value-type="float">
            <text:p>6.3854E-01</text:p>
          </table:table-cell>
          <table:table-cell table:style-name="ce18" office:value-type="float" office:value="0.59833" calcext:value-type="float">
            <text:p>5.9833E-01</text:p>
          </table:table-cell>
          <table:table-cell table:number-columns-repeated="60"/>
        </table:table-row>
        <table:table-row table:style-name="ro4">
          <table:table-cell table:style-name="ce15" office:value-type="float" office:value="908" calcext:value-type="float">
            <text:p>908.0</text:p>
          </table:table-cell>
          <table:table-cell table:style-name="ce18" office:value-type="float" office:value="0.90143" calcext:value-type="float">
            <text:p>9.0143E-01</text:p>
          </table:table-cell>
          <table:table-cell table:style-name="ce18" office:value-type="float" office:value="0.65217" calcext:value-type="float">
            <text:p>6.5217E-01</text:p>
          </table:table-cell>
          <table:table-cell table:style-name="ce18" office:value-type="float" office:value="0.61091" calcext:value-type="float">
            <text:p>6.1091E-01</text:p>
          </table:table-cell>
          <table:table-cell table:number-columns-repeated="60"/>
        </table:table-row>
        <table:table-row table:style-name="ro4">
          <table:table-cell table:style-name="ce15" office:value-type="float" office:value="909" calcext:value-type="float">
            <text:p>909.0</text:p>
          </table:table-cell>
          <table:table-cell table:style-name="ce18" office:value-type="float" office:value="0.88552" calcext:value-type="float">
            <text:p>8.8552E-01</text:p>
          </table:table-cell>
          <table:table-cell table:style-name="ce18" office:value-type="float" office:value="0.70431" calcext:value-type="float">
            <text:p>7.0431E-01</text:p>
          </table:table-cell>
          <table:table-cell table:style-name="ce18" office:value-type="float" office:value="0.65912" calcext:value-type="float">
            <text:p>6.5912E-01</text:p>
          </table:table-cell>
          <table:table-cell table:number-columns-repeated="60"/>
        </table:table-row>
        <table:table-row table:style-name="ro4">
          <table:table-cell table:style-name="ce15" office:value-type="float" office:value="910" calcext:value-type="float">
            <text:p>910.0</text:p>
          </table:table-cell>
          <table:table-cell table:style-name="ce18" office:value-type="float" office:value="0.89496" calcext:value-type="float">
            <text:p>8.9496E-01</text:p>
          </table:table-cell>
          <table:table-cell table:style-name="ce18" office:value-type="float" office:value="0.62467" calcext:value-type="float">
            <text:p>6.2467E-01</text:p>
          </table:table-cell>
          <table:table-cell table:style-name="ce18" office:value-type="float" office:value="0.58553" calcext:value-type="float">
            <text:p>5.8553E-01</text:p>
          </table:table-cell>
          <table:table-cell table:number-columns-repeated="60"/>
        </table:table-row>
        <table:table-row table:style-name="ro4">
          <table:table-cell table:style-name="ce15" office:value-type="float" office:value="911" calcext:value-type="float">
            <text:p>911.0</text:p>
          </table:table-cell>
          <table:table-cell table:style-name="ce18" office:value-type="float" office:value="0.8973" calcext:value-type="float">
            <text:p>8.9730E-01</text:p>
          </table:table-cell>
          <table:table-cell table:style-name="ce18" office:value-type="float" office:value="0.66808" calcext:value-type="float">
            <text:p>6.6808E-01</text:p>
          </table:table-cell>
          <table:table-cell table:style-name="ce18" office:value-type="float" office:value="0.6258" calcext:value-type="float">
            <text:p>6.2580E-01</text:p>
          </table:table-cell>
          <table:table-cell table:number-columns-repeated="60"/>
        </table:table-row>
        <table:table-row table:style-name="ro4">
          <table:table-cell table:style-name="ce15" office:value-type="float" office:value="912" calcext:value-type="float">
            <text:p>912.0</text:p>
          </table:table-cell>
          <table:table-cell table:style-name="ce18" office:value-type="float" office:value="0.89016" calcext:value-type="float">
            <text:p>8.9016E-01</text:p>
          </table:table-cell>
          <table:table-cell table:style-name="ce18" office:value-type="float" office:value="0.68893" calcext:value-type="float">
            <text:p>6.8893E-01</text:p>
          </table:table-cell>
          <table:table-cell table:style-name="ce18" office:value-type="float" office:value="0.64508" calcext:value-type="float">
            <text:p>6.4508E-01</text:p>
          </table:table-cell>
          <table:table-cell table:number-columns-repeated="60"/>
        </table:table-row>
        <table:table-row table:style-name="ro4">
          <table:table-cell table:style-name="ce15" office:value-type="float" office:value="913" calcext:value-type="float">
            <text:p>913.0</text:p>
          </table:table-cell>
          <table:table-cell table:style-name="ce18" office:value-type="float" office:value="0.9002" calcext:value-type="float">
            <text:p>9.0020E-01</text:p>
          </table:table-cell>
          <table:table-cell table:style-name="ce18" office:value-type="float" office:value="0.62834" calcext:value-type="float">
            <text:p>6.2834E-01</text:p>
          </table:table-cell>
          <table:table-cell table:style-name="ce18" office:value-type="float" office:value="0.58906" calcext:value-type="float">
            <text:p>5.8906E-01</text:p>
          </table:table-cell>
          <table:table-cell table:number-columns-repeated="60"/>
        </table:table-row>
        <table:table-row table:style-name="ro4">
          <table:table-cell table:style-name="ce15" office:value-type="float" office:value="914" calcext:value-type="float">
            <text:p>914.0</text:p>
          </table:table-cell>
          <table:table-cell table:style-name="ce18" office:value-type="float" office:value="0.8982" calcext:value-type="float">
            <text:p>8.9820E-01</text:p>
          </table:table-cell>
          <table:table-cell table:style-name="ce18" office:value-type="float" office:value="0.62649" calcext:value-type="float">
            <text:p>6.2649E-01</text:p>
          </table:table-cell>
          <table:table-cell table:style-name="ce18" office:value-type="float" office:value="0.5874" calcext:value-type="float">
            <text:p>5.8740E-01</text:p>
          </table:table-cell>
          <table:table-cell table:number-columns-repeated="60"/>
        </table:table-row>
        <table:table-row table:style-name="ro4">
          <table:table-cell table:style-name="ce15" office:value-type="float" office:value="915" calcext:value-type="float">
            <text:p>915.0</text:p>
          </table:table-cell>
          <table:table-cell table:style-name="ce18" office:value-type="float" office:value="0.8883" calcext:value-type="float">
            <text:p>8.8830E-01</text:p>
          </table:table-cell>
          <table:table-cell table:style-name="ce18" office:value-type="float" office:value="0.67836" calcext:value-type="float">
            <text:p>6.7836E-01</text:p>
          </table:table-cell>
          <table:table-cell table:style-name="ce18" office:value-type="float" office:value="0.6355" calcext:value-type="float">
            <text:p>6.3550E-01</text:p>
          </table:table-cell>
          <table:table-cell table:number-columns-repeated="60"/>
        </table:table-row>
        <table:table-row table:style-name="ro4">
          <table:table-cell table:style-name="ce15" office:value-type="float" office:value="916" calcext:value-type="float">
            <text:p>916.0</text:p>
          </table:table-cell>
          <table:table-cell table:style-name="ce18" office:value-type="float" office:value="0.8947" calcext:value-type="float">
            <text:p>8.9470E-01</text:p>
          </table:table-cell>
          <table:table-cell table:style-name="ce18" office:value-type="float" office:value="0.57646" calcext:value-type="float">
            <text:p>5.7646E-01</text:p>
          </table:table-cell>
          <table:table-cell table:style-name="ce18" office:value-type="float" office:value="0.54099" calcext:value-type="float">
            <text:p>5.4099E-01</text:p>
          </table:table-cell>
          <table:table-cell table:number-columns-repeated="60"/>
        </table:table-row>
        <table:table-row table:style-name="ro4">
          <table:table-cell table:style-name="ce15" office:value-type="float" office:value="917" calcext:value-type="float">
            <text:p>917.0</text:p>
          </table:table-cell>
          <table:table-cell table:style-name="ce18" office:value-type="float" office:value="0.8886" calcext:value-type="float">
            <text:p>8.8860E-01</text:p>
          </table:table-cell>
          <table:table-cell table:style-name="ce18" office:value-type="float" office:value="0.73017" calcext:value-type="float">
            <text:p>7.3017E-01</text:p>
          </table:table-cell>
          <table:table-cell table:style-name="ce18" office:value-type="float" office:value="0.6835" calcext:value-type="float">
            <text:p>6.8350E-01</text:p>
          </table:table-cell>
          <table:table-cell table:number-columns-repeated="60"/>
        </table:table-row>
        <table:table-row table:style-name="ro4">
          <table:table-cell table:style-name="ce15" office:value-type="float" office:value="918" calcext:value-type="float">
            <text:p>918.0</text:p>
          </table:table-cell>
          <table:table-cell table:style-name="ce18" office:value-type="float" office:value="0.8881" calcext:value-type="float">
            <text:p>8.8810E-01</text:p>
          </table:table-cell>
          <table:table-cell table:style-name="ce18" office:value-type="float" office:value="0.59271" calcext:value-type="float">
            <text:p>5.9271E-01</text:p>
          </table:table-cell>
          <table:table-cell table:style-name="ce18" office:value-type="float" office:value="0.55612" calcext:value-type="float">
            <text:p>5.5612E-01</text:p>
          </table:table-cell>
          <table:table-cell table:number-columns-repeated="60"/>
        </table:table-row>
        <table:table-row table:style-name="ro4">
          <table:table-cell table:style-name="ce15" office:value-type="float" office:value="919" calcext:value-type="float">
            <text:p>919.0</text:p>
          </table:table-cell>
          <table:table-cell table:style-name="ce18" office:value-type="float" office:value="0.8921" calcext:value-type="float">
            <text:p>8.9210E-01</text:p>
          </table:table-cell>
          <table:table-cell table:style-name="ce18" office:value-type="float" office:value="0.73877" calcext:value-type="float">
            <text:p>7.3877E-01</text:p>
          </table:table-cell>
          <table:table-cell table:style-name="ce18" office:value-type="float" office:value="0.69161" calcext:value-type="float">
            <text:p>6.9161E-01</text:p>
          </table:table-cell>
          <table:table-cell table:number-columns-repeated="60"/>
        </table:table-row>
        <table:table-row table:style-name="ro4">
          <table:table-cell table:style-name="ce15" office:value-type="float" office:value="920" calcext:value-type="float">
            <text:p>920.0</text:p>
          </table:table-cell>
          <table:table-cell table:style-name="ce18" office:value-type="float" office:value="0.8854" calcext:value-type="float">
            <text:p>8.8540E-01</text:p>
          </table:table-cell>
          <table:table-cell table:style-name="ce18" office:value-type="float" office:value="0.74414" calcext:value-type="float">
            <text:p>7.4414E-01</text:p>
          </table:table-cell>
          <table:table-cell table:style-name="ce18" office:value-type="float" office:value="0.69657" calcext:value-type="float">
            <text:p>6.9657E-01</text:p>
          </table:table-cell>
          <table:table-cell table:number-columns-repeated="60"/>
        </table:table-row>
        <table:table-row table:style-name="ro4">
          <table:table-cell table:style-name="ce15" office:value-type="float" office:value="921" calcext:value-type="float">
            <text:p>921.0</text:p>
          </table:table-cell>
          <table:table-cell table:style-name="ce18" office:value-type="float" office:value="0.8703" calcext:value-type="float">
            <text:p>8.7030E-01</text:p>
          </table:table-cell>
          <table:table-cell table:style-name="ce18" office:value-type="float" office:value="0.78049" calcext:value-type="float">
            <text:p>7.8049E-01</text:p>
          </table:table-cell>
          <table:table-cell table:style-name="ce18" office:value-type="float" office:value="0.73004" calcext:value-type="float">
            <text:p>7.3004E-01</text:p>
          </table:table-cell>
          <table:table-cell table:number-columns-repeated="60"/>
        </table:table-row>
        <table:table-row table:style-name="ro4">
          <table:table-cell table:style-name="ce15" office:value-type="float" office:value="922" calcext:value-type="float">
            <text:p>922.0</text:p>
          </table:table-cell>
          <table:table-cell table:style-name="ce18" office:value-type="float" office:value="0.8628" calcext:value-type="float">
            <text:p>8.6280E-01</text:p>
          </table:table-cell>
          <table:table-cell table:style-name="ce18" office:value-type="float" office:value="0.70026" calcext:value-type="float">
            <text:p>7.0026E-01</text:p>
          </table:table-cell>
          <table:table-cell table:style-name="ce18" office:value-type="float" office:value="0.65584" calcext:value-type="float">
            <text:p>6.5584E-01</text:p>
          </table:table-cell>
          <table:table-cell table:number-columns-repeated="60"/>
        </table:table-row>
        <table:table-row table:style-name="ro4">
          <table:table-cell table:style-name="ce15" office:value-type="float" office:value="923" calcext:value-type="float">
            <text:p>923.0</text:p>
          </table:table-cell>
          <table:table-cell table:style-name="ce18" office:value-type="float" office:value="0.83335" calcext:value-type="float">
            <text:p>8.3335E-01</text:p>
          </table:table-cell>
          <table:table-cell table:style-name="ce18" office:value-type="float" office:value="0.74504" calcext:value-type="float">
            <text:p>7.4504E-01</text:p>
          </table:table-cell>
          <table:table-cell table:style-name="ce18" office:value-type="float" office:value="0.69698" calcext:value-type="float">
            <text:p>6.9698E-01</text:p>
          </table:table-cell>
          <table:table-cell table:number-columns-repeated="60"/>
        </table:table-row>
        <table:table-row table:style-name="ro4">
          <table:table-cell table:style-name="ce15" office:value-type="float" office:value="924" calcext:value-type="float">
            <text:p>924.0</text:p>
          </table:table-cell>
          <table:table-cell table:style-name="ce18" office:value-type="float" office:value="0.86957" calcext:value-type="float">
            <text:p>8.6957E-01</text:p>
          </table:table-cell>
          <table:table-cell table:style-name="ce18" office:value-type="float" office:value="0.7215" calcext:value-type="float">
            <text:p>7.2150E-01</text:p>
          </table:table-cell>
          <table:table-cell table:style-name="ce18" office:value-type="float" office:value="0.67571" calcext:value-type="float">
            <text:p>6.7571E-01</text:p>
          </table:table-cell>
          <table:table-cell table:number-columns-repeated="60"/>
        </table:table-row>
        <table:table-row table:style-name="ro4">
          <table:table-cell table:style-name="ce15" office:value-type="float" office:value="925" calcext:value-type="float">
            <text:p>925.0</text:p>
          </table:table-cell>
          <table:table-cell table:style-name="ce18" office:value-type="float" office:value="0.87642" calcext:value-type="float">
            <text:p>8.7642E-01</text:p>
          </table:table-cell>
          <table:table-cell table:style-name="ce18" office:value-type="float" office:value="0.7111" calcext:value-type="float">
            <text:p>7.1110E-01</text:p>
          </table:table-cell>
          <table:table-cell table:style-name="ce18" office:value-type="float" office:value="0.66621" calcext:value-type="float">
            <text:p>6.6621E-01</text:p>
          </table:table-cell>
          <table:table-cell table:number-columns-repeated="60"/>
        </table:table-row>
        <table:table-row table:style-name="ro4">
          <table:table-cell table:style-name="ce15" office:value-type="float" office:value="926" calcext:value-type="float">
            <text:p>926.0</text:p>
          </table:table-cell>
          <table:table-cell table:style-name="ce18" office:value-type="float" office:value="0.84561" calcext:value-type="float">
            <text:p>8.4561E-01</text:p>
          </table:table-cell>
          <table:table-cell table:style-name="ce18" office:value-type="float" office:value="0.70331" calcext:value-type="float">
            <text:p>7.0331E-01</text:p>
          </table:table-cell>
          <table:table-cell table:style-name="ce18" office:value-type="float" office:value="0.65875" calcext:value-type="float">
            <text:p>6.5875E-01</text:p>
          </table:table-cell>
          <table:table-cell table:number-columns-repeated="60"/>
        </table:table-row>
        <table:table-row table:style-name="ro4">
          <table:table-cell table:style-name="ce15" office:value-type="float" office:value="927" calcext:value-type="float">
            <text:p>927.0</text:p>
          </table:table-cell>
          <table:table-cell table:style-name="ce18" office:value-type="float" office:value="0.87809" calcext:value-type="float">
            <text:p>8.7809E-01</text:p>
          </table:table-cell>
          <table:table-cell table:style-name="ce18" office:value-type="float" office:value="0.78742" calcext:value-type="float">
            <text:p>7.8742E-01</text:p>
          </table:table-cell>
          <table:table-cell table:style-name="ce18" office:value-type="float" office:value="0.73684" calcext:value-type="float">
            <text:p>7.3684E-01</text:p>
          </table:table-cell>
          <table:table-cell table:number-columns-repeated="60"/>
        </table:table-row>
        <table:table-row table:style-name="ro4">
          <table:table-cell table:style-name="ce15" office:value-type="float" office:value="928" calcext:value-type="float">
            <text:p>928.0</text:p>
          </table:table-cell>
          <table:table-cell table:style-name="ce18" office:value-type="float" office:value="0.8711" calcext:value-type="float">
            <text:p>8.7110E-01</text:p>
          </table:table-cell>
          <table:table-cell table:style-name="ce18" office:value-type="float" office:value="0.58968" calcext:value-type="float">
            <text:p>5.8968E-01</text:p>
          </table:table-cell>
          <table:table-cell table:style-name="ce18" office:value-type="float" office:value="0.55363" calcext:value-type="float">
            <text:p>5.5363E-01</text:p>
          </table:table-cell>
          <table:table-cell table:number-columns-repeated="60"/>
        </table:table-row>
        <table:table-row table:style-name="ro4">
          <table:table-cell table:style-name="ce15" office:value-type="float" office:value="929" calcext:value-type="float">
            <text:p>929.0</text:p>
          </table:table-cell>
          <table:table-cell table:style-name="ce18" office:value-type="float" office:value="0.86954" calcext:value-type="float">
            <text:p>8.6954E-01</text:p>
          </table:table-cell>
          <table:table-cell table:style-name="ce18" office:value-type="float" office:value="0.55127" calcext:value-type="float">
            <text:p>5.5127E-01</text:p>
          </table:table-cell>
          <table:table-cell table:style-name="ce18" office:value-type="float" office:value="0.51792" calcext:value-type="float">
            <text:p>5.1792E-01</text:p>
          </table:table-cell>
          <table:table-cell table:number-columns-repeated="60"/>
        </table:table-row>
        <table:table-row table:style-name="ro4">
          <table:table-cell table:style-name="ce15" office:value-type="float" office:value="930" calcext:value-type="float">
            <text:p>930.0</text:p>
          </table:table-cell>
          <table:table-cell table:style-name="ce18" office:value-type="float" office:value="0.86866" calcext:value-type="float">
            <text:p>8.6866E-01</text:p>
          </table:table-cell>
          <table:table-cell table:style-name="ce18" office:value-type="float" office:value="0.4321" calcext:value-type="float">
            <text:p>4.3210E-01</text:p>
          </table:table-cell>
          <table:table-cell table:style-name="ce18" office:value-type="float" office:value="0.40679" calcext:value-type="float">
            <text:p>4.0679E-01</text:p>
          </table:table-cell>
          <table:table-cell table:number-columns-repeated="60"/>
        </table:table-row>
        <table:table-row table:style-name="ro4">
          <table:table-cell table:style-name="ce15" office:value-type="float" office:value="931" calcext:value-type="float">
            <text:p>931.0</text:p>
          </table:table-cell>
          <table:table-cell table:style-name="ce18" office:value-type="float" office:value="0.87078" calcext:value-type="float">
            <text:p>8.7078E-01</text:p>
          </table:table-cell>
          <table:table-cell table:style-name="ce18" office:value-type="float" office:value="0.40921" calcext:value-type="float">
            <text:p>4.0921E-01</text:p>
          </table:table-cell>
          <table:table-cell table:style-name="ce18" office:value-type="float" office:value="0.3854" calcext:value-type="float">
            <text:p>3.8540E-01</text:p>
          </table:table-cell>
          <table:table-cell table:number-columns-repeated="60"/>
        </table:table-row>
        <table:table-row table:style-name="ro4">
          <table:table-cell table:style-name="ce15" office:value-type="float" office:value="932" calcext:value-type="float">
            <text:p>932.0</text:p>
          </table:table-cell>
          <table:table-cell table:style-name="ce18" office:value-type="float" office:value="0.86514" calcext:value-type="float">
            <text:p>8.6514E-01</text:p>
          </table:table-cell>
          <table:table-cell table:style-name="ce18" office:value-type="float" office:value="0.30086" calcext:value-type="float">
            <text:p>3.0086E-01</text:p>
          </table:table-cell>
          <table:table-cell table:style-name="ce18" office:value-type="float" office:value="0.28386" calcext:value-type="float">
            <text:p>2.8386E-01</text:p>
          </table:table-cell>
          <table:table-cell table:number-columns-repeated="60"/>
        </table:table-row>
        <table:table-row table:style-name="ro4">
          <table:table-cell table:style-name="ce15" office:value-type="float" office:value="933" calcext:value-type="float">
            <text:p>933.0</text:p>
          </table:table-cell>
          <table:table-cell table:style-name="ce18" office:value-type="float" office:value="0.86958" calcext:value-type="float">
            <text:p>8.6958E-01</text:p>
          </table:table-cell>
          <table:table-cell table:style-name="ce18" office:value-type="float" office:value="0.24841" calcext:value-type="float">
            <text:p>2.4841E-01</text:p>
          </table:table-cell>
          <table:table-cell table:style-name="ce18" office:value-type="float" office:value="0.23459" calcext:value-type="float">
            <text:p>2.3459E-01</text:p>
          </table:table-cell>
          <table:table-cell table:number-columns-repeated="60"/>
        </table:table-row>
        <table:table-row table:style-name="ro4">
          <table:table-cell table:style-name="ce15" office:value-type="float" office:value="934" calcext:value-type="float">
            <text:p>934.0</text:p>
          </table:table-cell>
          <table:table-cell table:style-name="ce18" office:value-type="float" office:value="0.86709" calcext:value-type="float">
            <text:p>8.6709E-01</text:p>
          </table:table-cell>
          <table:table-cell table:style-name="ce18" office:value-type="float" office:value="0.1438" calcext:value-type="float">
            <text:p>1.4380E-01</text:p>
          </table:table-cell>
          <table:table-cell table:style-name="ce18" office:value-type="float" office:value="0.13604" calcext:value-type="float">
            <text:p>1.3604E-01</text:p>
          </table:table-cell>
          <table:table-cell table:number-columns-repeated="60"/>
        </table:table-row>
        <table:table-row table:style-name="ro4">
          <table:table-cell table:style-name="ce15" office:value-type="float" office:value="935" calcext:value-type="float">
            <text:p>935.0</text:p>
          </table:table-cell>
          <table:table-cell table:style-name="ce18" office:value-type="float" office:value="0.85601" calcext:value-type="float">
            <text:p>8.5601E-01</text:p>
          </table:table-cell>
          <table:table-cell table:style-name="ce18" office:value-type="float" office:value="0.25084" calcext:value-type="float">
            <text:p>2.5084E-01</text:p>
          </table:table-cell>
          <table:table-cell table:style-name="ce18" office:value-type="float" office:value="0.2369" calcext:value-type="float">
            <text:p>2.3690E-01</text:p>
          </table:table-cell>
          <table:table-cell table:number-columns-repeated="60"/>
        </table:table-row>
        <table:table-row table:style-name="ro4">
          <table:table-cell table:style-name="ce15" office:value-type="float" office:value="936" calcext:value-type="float">
            <text:p>936.0</text:p>
          </table:table-cell>
          <table:table-cell table:style-name="ce18" office:value-type="float" office:value="0.85222" calcext:value-type="float">
            <text:p>8.5222E-01</text:p>
          </table:table-cell>
          <table:table-cell table:style-name="ce18" office:value-type="float" office:value="0.16142" calcext:value-type="float">
            <text:p>1.6142E-01</text:p>
          </table:table-cell>
          <table:table-cell table:style-name="ce18" office:value-type="float" office:value="0.15267" calcext:value-type="float">
            <text:p>1.5267E-01</text:p>
          </table:table-cell>
          <table:table-cell table:number-columns-repeated="60"/>
        </table:table-row>
        <table:table-row table:style-name="ro4">
          <table:table-cell table:style-name="ce15" office:value-type="float" office:value="937" calcext:value-type="float">
            <text:p>937.0</text:p>
          </table:table-cell>
          <table:table-cell table:style-name="ce18" office:value-type="float" office:value="0.85368" calcext:value-type="float">
            <text:p>8.5368E-01</text:p>
          </table:table-cell>
          <table:table-cell table:style-name="ce18" office:value-type="float" office:value="0.16338" calcext:value-type="float">
            <text:p>1.6338E-01</text:p>
          </table:table-cell>
          <table:table-cell table:style-name="ce18" office:value-type="float" office:value="0.15453" calcext:value-type="float">
            <text:p>1.5453E-01</text:p>
          </table:table-cell>
          <table:table-cell table:number-columns-repeated="60"/>
        </table:table-row>
        <table:table-row table:style-name="ro4">
          <table:table-cell table:style-name="ce15" office:value-type="float" office:value="938" calcext:value-type="float">
            <text:p>938.0</text:p>
          </table:table-cell>
          <table:table-cell table:style-name="ce18" office:value-type="float" office:value="0.85936" calcext:value-type="float">
            <text:p>8.5936E-01</text:p>
          </table:table-cell>
          <table:table-cell table:style-name="ce18" office:value-type="float" office:value="0.20058" calcext:value-type="float">
            <text:p>2.0058E-01</text:p>
          </table:table-cell>
          <table:table-cell table:style-name="ce18" office:value-type="float" office:value="0.18962" calcext:value-type="float">
            <text:p>1.8962E-01</text:p>
          </table:table-cell>
          <table:table-cell table:number-columns-repeated="60"/>
        </table:table-row>
        <table:table-row table:style-name="ro4">
          <table:table-cell table:style-name="ce15" office:value-type="float" office:value="939" calcext:value-type="float">
            <text:p>939.0</text:p>
          </table:table-cell>
          <table:table-cell table:style-name="ce18" office:value-type="float" office:value="0.85676" calcext:value-type="float">
            <text:p>8.5676E-01</text:p>
          </table:table-cell>
          <table:table-cell table:style-name="ce18" office:value-type="float" office:value="0.39887" calcext:value-type="float">
            <text:p>3.9887E-01</text:p>
          </table:table-cell>
          <table:table-cell table:style-name="ce18" office:value-type="float" office:value="0.37591" calcext:value-type="float">
            <text:p>3.7591E-01</text:p>
          </table:table-cell>
          <table:table-cell table:number-columns-repeated="60"/>
        </table:table-row>
        <table:table-row table:style-name="ro4">
          <table:table-cell table:style-name="ce15" office:value-type="float" office:value="940" calcext:value-type="float">
            <text:p>940.0</text:p>
          </table:table-cell>
          <table:table-cell table:style-name="ce18" office:value-type="float" office:value="0.84" calcext:value-type="float">
            <text:p>8.4000E-01</text:p>
          </table:table-cell>
          <table:table-cell table:style-name="ce18" office:value-type="float" office:value="0.47181" calcext:value-type="float">
            <text:p>4.7181E-01</text:p>
          </table:table-cell>
          <table:table-cell table:style-name="ce18" office:value-type="float" office:value="0.44411" calcext:value-type="float">
            <text:p>4.4411E-01</text:p>
          </table:table-cell>
          <table:table-cell table:number-columns-repeated="60"/>
        </table:table-row>
        <table:table-row table:style-name="ro4">
          <table:table-cell table:style-name="ce15" office:value-type="float" office:value="941" calcext:value-type="float">
            <text:p>941.0</text:p>
          </table:table-cell>
          <table:table-cell table:style-name="ce18" office:value-type="float" office:value="0.83153" calcext:value-type="float">
            <text:p>8.3153E-01</text:p>
          </table:table-cell>
          <table:table-cell table:style-name="ce18" office:value-type="float" office:value="0.37195" calcext:value-type="float">
            <text:p>3.7195E-01</text:p>
          </table:table-cell>
          <table:table-cell table:style-name="ce18" office:value-type="float" office:value="0.35071" calcext:value-type="float">
            <text:p>3.5071E-01</text:p>
          </table:table-cell>
          <table:table-cell table:number-columns-repeated="60"/>
        </table:table-row>
        <table:table-row table:style-name="ro4">
          <table:table-cell table:style-name="ce15" office:value-type="float" office:value="942" calcext:value-type="float">
            <text:p>942.0</text:p>
          </table:table-cell>
          <table:table-cell table:style-name="ce18" office:value-type="float" office:value="0.80616" calcext:value-type="float">
            <text:p>8.0616E-01</text:p>
          </table:table-cell>
          <table:table-cell table:style-name="ce18" office:value-type="float" office:value="0.40532" calcext:value-type="float">
            <text:p>4.0532E-01</text:p>
          </table:table-cell>
          <table:table-cell table:style-name="ce18" office:value-type="float" office:value="0.38192" calcext:value-type="float">
            <text:p>3.8192E-01</text:p>
          </table:table-cell>
          <table:table-cell table:number-columns-repeated="60"/>
        </table:table-row>
        <table:table-row table:style-name="ro4">
          <table:table-cell table:style-name="ce15" office:value-type="float" office:value="943" calcext:value-type="float">
            <text:p>943.0</text:p>
          </table:table-cell>
          <table:table-cell table:style-name="ce18" office:value-type="float" office:value="0.83814" calcext:value-type="float">
            <text:p>8.3814E-01</text:p>
          </table:table-cell>
          <table:table-cell table:style-name="ce18" office:value-type="float" office:value="0.27834" calcext:value-type="float">
            <text:p>2.7834E-01</text:p>
          </table:table-cell>
          <table:table-cell table:style-name="ce18" office:value-type="float" office:value="0.26289" calcext:value-type="float">
            <text:p>2.6289E-01</text:p>
          </table:table-cell>
          <table:table-cell table:number-columns-repeated="60"/>
        </table:table-row>
        <table:table-row table:style-name="ro4">
          <table:table-cell table:style-name="ce15" office:value-type="float" office:value="944" calcext:value-type="float">
            <text:p>944.0</text:p>
          </table:table-cell>
          <table:table-cell table:style-name="ce18" office:value-type="float" office:value="0.81854" calcext:value-type="float">
            <text:p>8.1854E-01</text:p>
          </table:table-cell>
          <table:table-cell table:style-name="ce18" office:value-type="float" office:value="0.28579" calcext:value-type="float">
            <text:p>2.8579E-01</text:p>
          </table:table-cell>
          <table:table-cell table:style-name="ce18" office:value-type="float" office:value="0.26987" calcext:value-type="float">
            <text:p>2.6987E-01</text:p>
          </table:table-cell>
          <table:table-cell table:number-columns-repeated="60"/>
        </table:table-row>
        <table:table-row table:style-name="ro4">
          <table:table-cell table:style-name="ce15" office:value-type="float" office:value="945" calcext:value-type="float">
            <text:p>945.0</text:p>
          </table:table-cell>
          <table:table-cell table:style-name="ce18" office:value-type="float" office:value="0.82441" calcext:value-type="float">
            <text:p>8.2441E-01</text:p>
          </table:table-cell>
          <table:table-cell table:style-name="ce18" office:value-type="float" office:value="0.36821" calcext:value-type="float">
            <text:p>3.6821E-01</text:p>
          </table:table-cell>
          <table:table-cell table:style-name="ce18" office:value-type="float" office:value="0.34729" calcext:value-type="float">
            <text:p>3.4729E-01</text:p>
          </table:table-cell>
          <table:table-cell table:number-columns-repeated="60"/>
        </table:table-row>
        <table:table-row table:style-name="ro4">
          <table:table-cell table:style-name="ce15" office:value-type="float" office:value="946" calcext:value-type="float">
            <text:p>946.0</text:p>
          </table:table-cell>
          <table:table-cell table:style-name="ce18" office:value-type="float" office:value="0.83138" calcext:value-type="float">
            <text:p>8.3138E-01</text:p>
          </table:table-cell>
          <table:table-cell table:style-name="ce18" office:value-type="float" office:value="0.19461" calcext:value-type="float">
            <text:p>1.9461E-01</text:p>
          </table:table-cell>
          <table:table-cell table:style-name="ce18" office:value-type="float" office:value="0.18409" calcext:value-type="float">
            <text:p>1.8409E-01</text:p>
          </table:table-cell>
          <table:table-cell table:number-columns-repeated="60"/>
        </table:table-row>
        <table:table-row table:style-name="ro4">
          <table:table-cell table:style-name="ce15" office:value-type="float" office:value="947" calcext:value-type="float">
            <text:p>947.0</text:p>
          </table:table-cell>
          <table:table-cell table:style-name="ce18" office:value-type="float" office:value="0.82809" calcext:value-type="float">
            <text:p>8.2809E-01</text:p>
          </table:table-cell>
          <table:table-cell table:style-name="ce18" office:value-type="float" office:value="0.37112" calcext:value-type="float">
            <text:p>3.7112E-01</text:p>
          </table:table-cell>
          <table:table-cell table:style-name="ce18" office:value-type="float" office:value="0.3501" calcext:value-type="float">
            <text:p>3.5010E-01</text:p>
          </table:table-cell>
          <table:table-cell table:number-columns-repeated="60"/>
        </table:table-row>
        <table:table-row table:style-name="ro4">
          <table:table-cell table:style-name="ce15" office:value-type="float" office:value="948" calcext:value-type="float">
            <text:p>948.0</text:p>
          </table:table-cell>
          <table:table-cell table:style-name="ce18" office:value-type="float" office:value="0.83137" calcext:value-type="float">
            <text:p>8.3137E-01</text:p>
          </table:table-cell>
          <table:table-cell table:style-name="ce18" office:value-type="float" office:value="0.27423" calcext:value-type="float">
            <text:p>2.7423E-01</text:p>
          </table:table-cell>
          <table:table-cell table:style-name="ce18" office:value-type="float" office:value="0.25911" calcext:value-type="float">
            <text:p>2.5911E-01</text:p>
          </table:table-cell>
          <table:table-cell table:number-columns-repeated="60"/>
        </table:table-row>
        <table:table-row table:style-name="ro4">
          <table:table-cell table:style-name="ce15" office:value-type="float" office:value="949" calcext:value-type="float">
            <text:p>949.0</text:p>
          </table:table-cell>
          <table:table-cell table:style-name="ce18" office:value-type="float" office:value="0.83303" calcext:value-type="float">
            <text:p>8.3303E-01</text:p>
          </table:table-cell>
          <table:table-cell table:style-name="ce18" office:value-type="float" office:value="0.49396" calcext:value-type="float">
            <text:p>4.9396E-01</text:p>
          </table:table-cell>
          <table:table-cell table:style-name="ce18" office:value-type="float" office:value="0.46514" calcext:value-type="float">
            <text:p>4.6514E-01</text:p>
          </table:table-cell>
          <table:table-cell table:number-columns-repeated="60"/>
        </table:table-row>
        <table:table-row table:style-name="ro4">
          <table:table-cell table:style-name="ce15" office:value-type="float" office:value="950" calcext:value-type="float">
            <text:p>950.0</text:p>
          </table:table-cell>
          <table:table-cell table:style-name="ce18" office:value-type="float" office:value="0.82867" calcext:value-type="float">
            <text:p>8.2867E-01</text:p>
          </table:table-cell>
          <table:table-cell table:style-name="ce18" office:value-type="float" office:value="0.14726" calcext:value-type="float">
            <text:p>1.4726E-01</text:p>
          </table:table-cell>
          <table:table-cell table:style-name="ce18" office:value-type="float" office:value="0.13944" calcext:value-type="float">
            <text:p>1.3944E-01</text:p>
          </table:table-cell>
          <table:table-cell table:number-columns-repeated="60"/>
        </table:table-row>
        <table:table-row table:style-name="ro4">
          <table:table-cell table:style-name="ce15" office:value-type="float" office:value="951" calcext:value-type="float">
            <text:p>951.0</text:p>
          </table:table-cell>
          <table:table-cell table:style-name="ce18" office:value-type="float" office:value="0.82019" calcext:value-type="float">
            <text:p>8.2019E-01</text:p>
          </table:table-cell>
          <table:table-cell table:style-name="ce18" office:value-type="float" office:value="0.48378" calcext:value-type="float">
            <text:p>4.8378E-01</text:p>
          </table:table-cell>
          <table:table-cell table:style-name="ce18" office:value-type="float" office:value="0.45563" calcext:value-type="float">
            <text:p>4.5563E-01</text:p>
          </table:table-cell>
          <table:table-cell table:number-columns-repeated="60"/>
        </table:table-row>
        <table:table-row table:style-name="ro4">
          <table:table-cell table:style-name="ce15" office:value-type="float" office:value="952" calcext:value-type="float">
            <text:p>952.0</text:p>
          </table:table-cell>
          <table:table-cell table:style-name="ce18" office:value-type="float" office:value="0.82402" calcext:value-type="float">
            <text:p>8.2402E-01</text:p>
          </table:table-cell>
          <table:table-cell table:style-name="ce18" office:value-type="float" office:value="0.26891" calcext:value-type="float">
            <text:p>2.6891E-01</text:p>
          </table:table-cell>
          <table:table-cell table:style-name="ce18" office:value-type="float" office:value="0.25418" calcext:value-type="float">
            <text:p>2.5418E-01</text:p>
          </table:table-cell>
          <table:table-cell table:number-columns-repeated="60"/>
        </table:table-row>
        <table:table-row table:style-name="ro4">
          <table:table-cell table:style-name="ce15" office:value-type="float" office:value="953" calcext:value-type="float">
            <text:p>953.0</text:p>
          </table:table-cell>
          <table:table-cell table:style-name="ce18" office:value-type="float" office:value="0.8205" calcext:value-type="float">
            <text:p>8.2050E-01</text:p>
          </table:table-cell>
          <table:table-cell table:style-name="ce18" office:value-type="float" office:value="0.34362" calcext:value-type="float">
            <text:p>3.4362E-01</text:p>
          </table:table-cell>
          <table:table-cell table:style-name="ce18" office:value-type="float" office:value="0.32442" calcext:value-type="float">
            <text:p>3.2442E-01</text:p>
          </table:table-cell>
          <table:table-cell table:number-columns-repeated="60"/>
        </table:table-row>
        <table:table-row table:style-name="ro4">
          <table:table-cell table:style-name="ce15" office:value-type="float" office:value="954" calcext:value-type="float">
            <text:p>954.0</text:p>
          </table:table-cell>
          <table:table-cell table:style-name="ce18" office:value-type="float" office:value="0.812" calcext:value-type="float">
            <text:p>8.1200E-01</text:p>
          </table:table-cell>
          <table:table-cell table:style-name="ce18" office:value-type="float" office:value="0.42411" calcext:value-type="float">
            <text:p>4.2411E-01</text:p>
          </table:table-cell>
          <table:table-cell table:style-name="ce18" office:value-type="float" office:value="0.39988" calcext:value-type="float">
            <text:p>3.9988E-01</text:p>
          </table:table-cell>
          <table:table-cell table:number-columns-repeated="60"/>
        </table:table-row>
        <table:table-row table:style-name="ro4">
          <table:table-cell table:style-name="ce15" office:value-type="float" office:value="955" calcext:value-type="float">
            <text:p>955.0</text:p>
          </table:table-cell>
          <table:table-cell table:style-name="ce18" office:value-type="float" office:value="0.769" calcext:value-type="float">
            <text:p>7.6900E-01</text:p>
          </table:table-cell>
          <table:table-cell table:style-name="ce18" office:value-type="float" office:value="0.34117" calcext:value-type="float">
            <text:p>3.4117E-01</text:p>
          </table:table-cell>
          <table:table-cell table:style-name="ce18" office:value-type="float" office:value="0.32204" calcext:value-type="float">
            <text:p>3.2204E-01</text:p>
          </table:table-cell>
          <table:table-cell table:number-columns-repeated="60"/>
        </table:table-row>
        <table:table-row table:style-name="ro4">
          <table:table-cell table:style-name="ce15" office:value-type="float" office:value="956" calcext:value-type="float">
            <text:p>956.0</text:p>
          </table:table-cell>
          <table:table-cell table:style-name="ce18" office:value-type="float" office:value="0.802" calcext:value-type="float">
            <text:p>8.0200E-01</text:p>
          </table:table-cell>
          <table:table-cell table:style-name="ce18" office:value-type="float" office:value="0.32821" calcext:value-type="float">
            <text:p>3.2821E-01</text:p>
          </table:table-cell>
          <table:table-cell table:style-name="ce18" office:value-type="float" office:value="0.30996" calcext:value-type="float">
            <text:p>3.0996E-01</text:p>
          </table:table-cell>
          <table:table-cell table:number-columns-repeated="60"/>
        </table:table-row>
        <table:table-row table:style-name="ro4">
          <table:table-cell table:style-name="ce15" office:value-type="float" office:value="957" calcext:value-type="float">
            <text:p>957.0</text:p>
          </table:table-cell>
          <table:table-cell table:style-name="ce18" office:value-type="float" office:value="0.80583" calcext:value-type="float">
            <text:p>8.0583E-01</text:p>
          </table:table-cell>
          <table:table-cell table:style-name="ce18" office:value-type="float" office:value="0.27067" calcext:value-type="float">
            <text:p>2.7067E-01</text:p>
          </table:table-cell>
          <table:table-cell table:style-name="ce18" office:value-type="float" office:value="0.25591" calcext:value-type="float">
            <text:p>2.5591E-01</text:p>
          </table:table-cell>
          <table:table-cell table:number-columns-repeated="60"/>
        </table:table-row>
        <table:table-row table:style-name="ro4">
          <table:table-cell table:style-name="ce15" office:value-type="float" office:value="958" calcext:value-type="float">
            <text:p>958.0</text:p>
          </table:table-cell>
          <table:table-cell table:style-name="ce18" office:value-type="float" office:value="0.81147" calcext:value-type="float">
            <text:p>8.1147E-01</text:p>
          </table:table-cell>
          <table:table-cell table:style-name="ce18" office:value-type="float" office:value="0.46101" calcext:value-type="float">
            <text:p>4.6101E-01</text:p>
          </table:table-cell>
          <table:table-cell table:style-name="ce18" office:value-type="float" office:value="0.43453" calcext:value-type="float">
            <text:p>4.3453E-01</text:p>
          </table:table-cell>
          <table:table-cell table:number-columns-repeated="60"/>
        </table:table-row>
        <table:table-row table:style-name="ro4">
          <table:table-cell table:style-name="ce15" office:value-type="float" office:value="959" calcext:value-type="float">
            <text:p>959.0</text:p>
          </table:table-cell>
          <table:table-cell table:style-name="ce18" office:value-type="float" office:value="0.81483" calcext:value-type="float">
            <text:p>8.1483E-01</text:p>
          </table:table-cell>
          <table:table-cell table:style-name="ce18" office:value-type="float" office:value="0.37385" calcext:value-type="float">
            <text:p>3.7385E-01</text:p>
          </table:table-cell>
          <table:table-cell table:style-name="ce18" office:value-type="float" office:value="0.35294" calcext:value-type="float">
            <text:p>3.5294E-01</text:p>
          </table:table-cell>
          <table:table-cell table:number-columns-repeated="60"/>
        </table:table-row>
        <table:table-row table:style-name="ro4">
          <table:table-cell table:style-name="ce15" office:value-type="float" office:value="960" calcext:value-type="float">
            <text:p>960.0</text:p>
          </table:table-cell>
          <table:table-cell table:style-name="ce18" office:value-type="float" office:value="0.80627" calcext:value-type="float">
            <text:p>8.0627E-01</text:p>
          </table:table-cell>
          <table:table-cell table:style-name="ce18" office:value-type="float" office:value="0.42066" calcext:value-type="float">
            <text:p>4.2066E-01</text:p>
          </table:table-cell>
          <table:table-cell table:style-name="ce18" office:value-type="float" office:value="0.39685" calcext:value-type="float">
            <text:p>3.9685E-01</text:p>
          </table:table-cell>
          <table:table-cell table:number-columns-repeated="60"/>
        </table:table-row>
        <table:table-row table:style-name="ro4">
          <table:table-cell table:style-name="ce15" office:value-type="float" office:value="961" calcext:value-type="float">
            <text:p>961.0</text:p>
          </table:table-cell>
          <table:table-cell table:style-name="ce18" office:value-type="float" office:value="0.79982" calcext:value-type="float">
            <text:p>7.9982E-01</text:p>
          </table:table-cell>
          <table:table-cell table:style-name="ce18" office:value-type="float" office:value="0.4612" calcext:value-type="float">
            <text:p>4.6120E-01</text:p>
          </table:table-cell>
          <table:table-cell table:style-name="ce18" office:value-type="float" office:value="0.43481" calcext:value-type="float">
            <text:p>4.3481E-01</text:p>
          </table:table-cell>
          <table:table-cell table:number-columns-repeated="60"/>
        </table:table-row>
        <table:table-row table:style-name="ro4">
          <table:table-cell table:style-name="ce15" office:value-type="float" office:value="962" calcext:value-type="float">
            <text:p>962.0</text:p>
          </table:table-cell>
          <table:table-cell table:style-name="ce18" office:value-type="float" office:value="0.80173" calcext:value-type="float">
            <text:p>8.0173E-01</text:p>
          </table:table-cell>
          <table:table-cell table:style-name="ce18" office:value-type="float" office:value="0.44174" calcext:value-type="float">
            <text:p>4.4174E-01</text:p>
          </table:table-cell>
          <table:table-cell table:style-name="ce18" office:value-type="float" office:value="0.41664" calcext:value-type="float">
            <text:p>4.1664E-01</text:p>
          </table:table-cell>
          <table:table-cell table:number-columns-repeated="60"/>
        </table:table-row>
        <table:table-row table:style-name="ro4">
          <table:table-cell table:style-name="ce15" office:value-type="float" office:value="963" calcext:value-type="float">
            <text:p>963.0</text:p>
          </table:table-cell>
          <table:table-cell table:style-name="ce18" office:value-type="float" office:value="0.79761" calcext:value-type="float">
            <text:p>7.9761E-01</text:p>
          </table:table-cell>
          <table:table-cell table:style-name="ce18" office:value-type="float" office:value="0.50503" calcext:value-type="float">
            <text:p>5.0503E-01</text:p>
          </table:table-cell>
          <table:table-cell table:style-name="ce18" office:value-type="float" office:value="0.47585" calcext:value-type="float">
            <text:p>4.7585E-01</text:p>
          </table:table-cell>
          <table:table-cell table:number-columns-repeated="60"/>
        </table:table-row>
        <table:table-row table:style-name="ro4">
          <table:table-cell table:style-name="ce15" office:value-type="float" office:value="964" calcext:value-type="float">
            <text:p>964.0</text:p>
          </table:table-cell>
          <table:table-cell table:style-name="ce18" office:value-type="float" office:value="0.78808" calcext:value-type="float">
            <text:p>7.8808E-01</text:p>
          </table:table-cell>
          <table:table-cell table:style-name="ce18" office:value-type="float" office:value="0.4586" calcext:value-type="float">
            <text:p>4.5860E-01</text:p>
          </table:table-cell>
          <table:table-cell table:style-name="ce18" office:value-type="float" office:value="0.43242" calcext:value-type="float">
            <text:p>4.3242E-01</text:p>
          </table:table-cell>
          <table:table-cell table:number-columns-repeated="60"/>
        </table:table-row>
        <table:table-row table:style-name="ro4">
          <table:table-cell table:style-name="ce15" office:value-type="float" office:value="965" calcext:value-type="float">
            <text:p>965.0</text:p>
          </table:table-cell>
          <table:table-cell table:style-name="ce18" office:value-type="float" office:value="0.79579" calcext:value-type="float">
            <text:p>7.9579E-01</text:p>
          </table:table-cell>
          <table:table-cell table:style-name="ce18" office:value-type="float" office:value="0.50374" calcext:value-type="float">
            <text:p>5.0374E-01</text:p>
          </table:table-cell>
          <table:table-cell table:style-name="ce18" office:value-type="float" office:value="0.47469" calcext:value-type="float">
            <text:p>4.7469E-01</text:p>
          </table:table-cell>
          <table:table-cell table:number-columns-repeated="60"/>
        </table:table-row>
        <table:table-row table:style-name="ro4">
          <table:table-cell table:style-name="ce15" office:value-type="float" office:value="966" calcext:value-type="float">
            <text:p>966.0</text:p>
          </table:table-cell>
          <table:table-cell table:style-name="ce18" office:value-type="float" office:value="0.78598" calcext:value-type="float">
            <text:p>7.8598E-01</text:p>
          </table:table-cell>
          <table:table-cell table:style-name="ce18" office:value-type="float" office:value="0.50275" calcext:value-type="float">
            <text:p>5.0275E-01</text:p>
          </table:table-cell>
          <table:table-cell table:style-name="ce18" office:value-type="float" office:value="0.47377" calcext:value-type="float">
            <text:p>4.7377E-01</text:p>
          </table:table-cell>
          <table:table-cell table:number-columns-repeated="60"/>
        </table:table-row>
        <table:table-row table:style-name="ro4">
          <table:table-cell table:style-name="ce15" office:value-type="float" office:value="967" calcext:value-type="float">
            <text:p>967.0</text:p>
          </table:table-cell>
          <table:table-cell table:style-name="ce18" office:value-type="float" office:value="0.79503" calcext:value-type="float">
            <text:p>7.9503E-01</text:p>
          </table:table-cell>
          <table:table-cell table:style-name="ce18" office:value-type="float" office:value="0.5024" calcext:value-type="float">
            <text:p>5.0240E-01</text:p>
          </table:table-cell>
          <table:table-cell table:style-name="ce18" office:value-type="float" office:value="0.47353" calcext:value-type="float">
            <text:p>4.7353E-01</text:p>
          </table:table-cell>
          <table:table-cell table:number-columns-repeated="60"/>
        </table:table-row>
        <table:table-row table:style-name="ro4">
          <table:table-cell table:style-name="ce15" office:value-type="float" office:value="968" calcext:value-type="float">
            <text:p>968.0</text:p>
          </table:table-cell>
          <table:table-cell table:style-name="ce18" office:value-type="float" office:value="0.78526" calcext:value-type="float">
            <text:p>7.8526E-01</text:p>
          </table:table-cell>
          <table:table-cell table:style-name="ce18" office:value-type="float" office:value="0.6521" calcext:value-type="float">
            <text:p>6.5210E-01</text:p>
          </table:table-cell>
          <table:table-cell table:style-name="ce18" office:value-type="float" office:value="0.61301" calcext:value-type="float">
            <text:p>6.1301E-01</text:p>
          </table:table-cell>
          <table:table-cell table:number-columns-repeated="60"/>
        </table:table-row>
        <table:table-row table:style-name="ro4">
          <table:table-cell table:style-name="ce15" office:value-type="float" office:value="969" calcext:value-type="float">
            <text:p>969.0</text:p>
          </table:table-cell>
          <table:table-cell table:style-name="ce18" office:value-type="float" office:value="0.78789" calcext:value-type="float">
            <text:p>7.8789E-01</text:p>
          </table:table-cell>
          <table:table-cell table:style-name="ce18" office:value-type="float" office:value="0.68622" calcext:value-type="float">
            <text:p>6.8622E-01</text:p>
          </table:table-cell>
          <table:table-cell table:style-name="ce18" office:value-type="float" office:value="0.6448" calcext:value-type="float">
            <text:p>6.4480E-01</text:p>
          </table:table-cell>
          <table:table-cell table:number-columns-repeated="60"/>
        </table:table-row>
        <table:table-row table:style-name="ro4">
          <table:table-cell table:style-name="ce15" office:value-type="float" office:value="970" calcext:value-type="float">
            <text:p>970.0</text:p>
          </table:table-cell>
          <table:table-cell table:style-name="ce18" office:value-type="float" office:value="0.7914" calcext:value-type="float">
            <text:p>7.9140E-01</text:p>
          </table:table-cell>
          <table:table-cell table:style-name="ce18" office:value-type="float" office:value="0.63461" calcext:value-type="float">
            <text:p>6.3461E-01</text:p>
          </table:table-cell>
          <table:table-cell table:style-name="ce18" office:value-type="float" office:value="0.59689" calcext:value-type="float">
            <text:p>5.9689E-01</text:p>
          </table:table-cell>
          <table:table-cell table:number-columns-repeated="60"/>
        </table:table-row>
        <table:table-row table:style-name="ro4">
          <table:table-cell table:style-name="ce15" office:value-type="float" office:value="971" calcext:value-type="float">
            <text:p>971.0</text:p>
          </table:table-cell>
          <table:table-cell table:style-name="ce18" office:value-type="float" office:value="0.78186" calcext:value-type="float">
            <text:p>7.8186E-01</text:p>
          </table:table-cell>
          <table:table-cell table:style-name="ce18" office:value-type="float" office:value="0.71397" calcext:value-type="float">
            <text:p>7.1397E-01</text:p>
          </table:table-cell>
          <table:table-cell table:style-name="ce18" office:value-type="float" office:value="0.67059" calcext:value-type="float">
            <text:p>6.7059E-01</text:p>
          </table:table-cell>
          <table:table-cell table:number-columns-repeated="60"/>
        </table:table-row>
        <table:table-row table:style-name="ro4">
          <table:table-cell table:style-name="ce15" office:value-type="float" office:value="972" calcext:value-type="float">
            <text:p>972.0</text:p>
          </table:table-cell>
          <table:table-cell table:style-name="ce18" office:value-type="float" office:value="0.78785" calcext:value-type="float">
            <text:p>7.8785E-01</text:p>
          </table:table-cell>
          <table:table-cell table:style-name="ce18" office:value-type="float" office:value="0.68765" calcext:value-type="float">
            <text:p>6.8765E-01</text:p>
          </table:table-cell>
          <table:table-cell table:style-name="ce18" office:value-type="float" office:value="0.64629" calcext:value-type="float">
            <text:p>6.4629E-01</text:p>
          </table:table-cell>
          <table:table-cell table:number-columns-repeated="60"/>
        </table:table-row>
        <table:table-row table:style-name="ro4">
          <table:table-cell table:style-name="ce15" office:value-type="float" office:value="973" calcext:value-type="float">
            <text:p>973.0</text:p>
          </table:table-cell>
          <table:table-cell table:style-name="ce18" office:value-type="float" office:value="0.78149" calcext:value-type="float">
            <text:p>7.8149E-01</text:p>
          </table:table-cell>
          <table:table-cell table:style-name="ce18" office:value-type="float" office:value="0.60648" calcext:value-type="float">
            <text:p>6.0648E-01</text:p>
          </table:table-cell>
          <table:table-cell table:style-name="ce18" office:value-type="float" office:value="0.57081" calcext:value-type="float">
            <text:p>5.7081E-01</text:p>
          </table:table-cell>
          <table:table-cell table:number-columns-repeated="60"/>
        </table:table-row>
        <table:table-row table:style-name="ro4">
          <table:table-cell table:style-name="ce15" office:value-type="float" office:value="974" calcext:value-type="float">
            <text:p>974.0</text:p>
          </table:table-cell>
          <table:table-cell table:style-name="ce18" office:value-type="float" office:value="0.76882" calcext:value-type="float">
            <text:p>7.6882E-01</text:p>
          </table:table-cell>
          <table:table-cell table:style-name="ce18" office:value-type="float" office:value="0.57529" calcext:value-type="float">
            <text:p>5.7529E-01</text:p>
          </table:table-cell>
          <table:table-cell table:style-name="ce18" office:value-type="float" office:value="0.5417" calcext:value-type="float">
            <text:p>5.4170E-01</text:p>
          </table:table-cell>
          <table:table-cell table:number-columns-repeated="60"/>
        </table:table-row>
        <table:table-row table:style-name="ro4">
          <table:table-cell table:style-name="ce15" office:value-type="float" office:value="975" calcext:value-type="float">
            <text:p>975.0</text:p>
          </table:table-cell>
          <table:table-cell table:style-name="ce18" office:value-type="float" office:value="0.77348" calcext:value-type="float">
            <text:p>7.7348E-01</text:p>
          </table:table-cell>
          <table:table-cell table:style-name="ce18" office:value-type="float" office:value="0.58987" calcext:value-type="float">
            <text:p>5.8987E-01</text:p>
          </table:table-cell>
          <table:table-cell table:style-name="ce18" office:value-type="float" office:value="0.55536" calcext:value-type="float">
            <text:p>5.5536E-01</text:p>
          </table:table-cell>
          <table:table-cell table:number-columns-repeated="60"/>
        </table:table-row>
        <table:table-row table:style-name="ro4">
          <table:table-cell table:style-name="ce15" office:value-type="float" office:value="976" calcext:value-type="float">
            <text:p>976.0</text:p>
          </table:table-cell>
          <table:table-cell table:style-name="ce18" office:value-type="float" office:value="0.78054" calcext:value-type="float">
            <text:p>7.8054E-01</text:p>
          </table:table-cell>
          <table:table-cell table:style-name="ce18" office:value-type="float" office:value="0.57191" calcext:value-type="float">
            <text:p>5.7191E-01</text:p>
          </table:table-cell>
          <table:table-cell table:style-name="ce18" office:value-type="float" office:value="0.53872" calcext:value-type="float">
            <text:p>5.3872E-01</text:p>
          </table:table-cell>
          <table:table-cell table:number-columns-repeated="60"/>
        </table:table-row>
        <table:table-row table:style-name="ro4">
          <table:table-cell table:style-name="ce15" office:value-type="float" office:value="977" calcext:value-type="float">
            <text:p>977.0</text:p>
          </table:table-cell>
          <table:table-cell table:style-name="ce18" office:value-type="float" office:value="0.77208" calcext:value-type="float">
            <text:p>7.7208E-01</text:p>
          </table:table-cell>
          <table:table-cell table:style-name="ce18" office:value-type="float" office:value="0.63864" calcext:value-type="float">
            <text:p>6.3864E-01</text:p>
          </table:table-cell>
          <table:table-cell table:style-name="ce18" office:value-type="float" office:value="0.60084" calcext:value-type="float">
            <text:p>6.0084E-01</text:p>
          </table:table-cell>
          <table:table-cell table:number-columns-repeated="60"/>
        </table:table-row>
        <table:table-row table:style-name="ro4">
          <table:table-cell table:style-name="ce15" office:value-type="float" office:value="978" calcext:value-type="float">
            <text:p>978.0</text:p>
          </table:table-cell>
          <table:table-cell table:style-name="ce18" office:value-type="float" office:value="0.778" calcext:value-type="float">
            <text:p>7.7800E-01</text:p>
          </table:table-cell>
          <table:table-cell table:style-name="ce18" office:value-type="float" office:value="0.61509" calcext:value-type="float">
            <text:p>6.1509E-01</text:p>
          </table:table-cell>
          <table:table-cell table:style-name="ce18" office:value-type="float" office:value="0.57903" calcext:value-type="float">
            <text:p>5.7903E-01</text:p>
          </table:table-cell>
          <table:table-cell table:number-columns-repeated="60"/>
        </table:table-row>
        <table:table-row table:style-name="ro4">
          <table:table-cell table:style-name="ce15" office:value-type="float" office:value="979" calcext:value-type="float">
            <text:p>979.0</text:p>
          </table:table-cell>
          <table:table-cell table:style-name="ce18" office:value-type="float" office:value="0.7665" calcext:value-type="float">
            <text:p>7.6650E-01</text:p>
          </table:table-cell>
          <table:table-cell table:style-name="ce18" office:value-type="float" office:value="0.63815" calcext:value-type="float">
            <text:p>6.3815E-01</text:p>
          </table:table-cell>
          <table:table-cell table:style-name="ce18" office:value-type="float" office:value="0.60046" calcext:value-type="float">
            <text:p>6.0046E-01</text:p>
          </table:table-cell>
          <table:table-cell table:number-columns-repeated="60"/>
        </table:table-row>
        <table:table-row table:style-name="ro4">
          <table:table-cell table:style-name="ce15" office:value-type="float" office:value="980" calcext:value-type="float">
            <text:p>980.0</text:p>
          </table:table-cell>
          <table:table-cell table:style-name="ce18" office:value-type="float" office:value="0.77512" calcext:value-type="float">
            <text:p>7.7512E-01</text:p>
          </table:table-cell>
          <table:table-cell table:style-name="ce18" office:value-type="float" office:value="0.60468" calcext:value-type="float">
            <text:p>6.0468E-01</text:p>
          </table:table-cell>
          <table:table-cell table:style-name="ce18" office:value-type="float" office:value="0.56941" calcext:value-type="float">
            <text:p>5.6941E-01</text:p>
          </table:table-cell>
          <table:table-cell table:number-columns-repeated="60"/>
        </table:table-row>
        <table:table-row table:style-name="ro4">
          <table:table-cell table:style-name="ce15" office:value-type="float" office:value="981" calcext:value-type="float">
            <text:p>981.0</text:p>
          </table:table-cell>
          <table:table-cell table:style-name="ce18" office:value-type="float" office:value="0.773" calcext:value-type="float">
            <text:p>7.7300E-01</text:p>
          </table:table-cell>
          <table:table-cell table:style-name="ce18" office:value-type="float" office:value="0.71338" calcext:value-type="float">
            <text:p>7.1338E-01</text:p>
          </table:table-cell>
          <table:table-cell table:style-name="ce18" office:value-type="float" office:value="0.67058" calcext:value-type="float">
            <text:p>6.7058E-01</text:p>
          </table:table-cell>
          <table:table-cell table:number-columns-repeated="60"/>
        </table:table-row>
        <table:table-row table:style-name="ro4">
          <table:table-cell table:style-name="ce15" office:value-type="float" office:value="982" calcext:value-type="float">
            <text:p>982.0</text:p>
          </table:table-cell>
          <table:table-cell table:style-name="ce18" office:value-type="float" office:value="0.77879" calcext:value-type="float">
            <text:p>7.7879E-01</text:p>
          </table:table-cell>
          <table:table-cell table:style-name="ce18" office:value-type="float" office:value="0.69218" calcext:value-type="float">
            <text:p>6.9218E-01</text:p>
          </table:table-cell>
          <table:table-cell table:style-name="ce18" office:value-type="float" office:value="0.65102" calcext:value-type="float">
            <text:p>6.5102E-01</text:p>
          </table:table-cell>
          <table:table-cell table:number-columns-repeated="60"/>
        </table:table-row>
        <table:table-row table:style-name="ro4">
          <table:table-cell table:style-name="ce15" office:value-type="float" office:value="983" calcext:value-type="float">
            <text:p>983.0</text:p>
          </table:table-cell>
          <table:table-cell table:style-name="ce18" office:value-type="float" office:value="0.77541" calcext:value-type="float">
            <text:p>7.7541E-01</text:p>
          </table:table-cell>
          <table:table-cell table:style-name="ce18" office:value-type="float" office:value="0.66865" calcext:value-type="float">
            <text:p>6.6865E-01</text:p>
          </table:table-cell>
          <table:table-cell table:style-name="ce18" office:value-type="float" office:value="0.62915" calcext:value-type="float">
            <text:p>6.2915E-01</text:p>
          </table:table-cell>
          <table:table-cell table:number-columns-repeated="60"/>
        </table:table-row>
        <table:table-row table:style-name="ro4">
          <table:table-cell table:style-name="ce15" office:value-type="float" office:value="984" calcext:value-type="float">
            <text:p>984.0</text:p>
          </table:table-cell>
          <table:table-cell table:style-name="ce18" office:value-type="float" office:value="0.76881" calcext:value-type="float">
            <text:p>7.6881E-01</text:p>
          </table:table-cell>
          <table:table-cell table:style-name="ce18" office:value-type="float" office:value="0.73732" calcext:value-type="float">
            <text:p>7.3732E-01</text:p>
          </table:table-cell>
          <table:table-cell table:style-name="ce18" office:value-type="float" office:value="0.6929" calcext:value-type="float">
            <text:p>6.9290E-01</text:p>
          </table:table-cell>
          <table:table-cell table:number-columns-repeated="60"/>
        </table:table-row>
        <table:table-row table:style-name="ro4">
          <table:table-cell table:style-name="ce15" office:value-type="float" office:value="985" calcext:value-type="float">
            <text:p>985.0</text:p>
          </table:table-cell>
          <table:table-cell table:style-name="ce18" office:value-type="float" office:value="0.77081" calcext:value-type="float">
            <text:p>7.7081E-01</text:p>
          </table:table-cell>
          <table:table-cell table:style-name="ce18" office:value-type="float" office:value="0.68817" calcext:value-type="float">
            <text:p>6.8817E-01</text:p>
          </table:table-cell>
          <table:table-cell table:style-name="ce18" office:value-type="float" office:value="0.64734" calcext:value-type="float">
            <text:p>6.4734E-01</text:p>
          </table:table-cell>
          <table:table-cell table:number-columns-repeated="60"/>
        </table:table-row>
        <table:table-row table:style-name="ro4">
          <table:table-cell table:style-name="ce15" office:value-type="float" office:value="986" calcext:value-type="float">
            <text:p>986.0</text:p>
          </table:table-cell>
          <table:table-cell table:style-name="ce18" office:value-type="float" office:value="0.7662" calcext:value-type="float">
            <text:p>7.6620E-01</text:p>
          </table:table-cell>
          <table:table-cell table:style-name="ce18" office:value-type="float" office:value="0.75083" calcext:value-type="float">
            <text:p>7.5083E-01</text:p>
          </table:table-cell>
          <table:table-cell table:style-name="ce18" office:value-type="float" office:value="0.70553" calcext:value-type="float">
            <text:p>7.0553E-01</text:p>
          </table:table-cell>
          <table:table-cell table:number-columns-repeated="60"/>
        </table:table-row>
        <table:table-row table:style-name="ro4">
          <table:table-cell table:style-name="ce15" office:value-type="float" office:value="987" calcext:value-type="float">
            <text:p>987.0</text:p>
          </table:table-cell>
          <table:table-cell table:style-name="ce18" office:value-type="float" office:value="0.76606" calcext:value-type="float">
            <text:p>7.6606E-01</text:p>
          </table:table-cell>
          <table:table-cell table:style-name="ce18" office:value-type="float" office:value="0.73928" calcext:value-type="float">
            <text:p>7.3928E-01</text:p>
          </table:table-cell>
          <table:table-cell table:style-name="ce18" office:value-type="float" office:value="0.69489" calcext:value-type="float">
            <text:p>6.9489E-01</text:p>
          </table:table-cell>
          <table:table-cell table:number-columns-repeated="60"/>
        </table:table-row>
        <table:table-row table:style-name="ro4">
          <table:table-cell table:style-name="ce15" office:value-type="float" office:value="988" calcext:value-type="float">
            <text:p>988.0</text:p>
          </table:table-cell>
          <table:table-cell table:style-name="ce18" office:value-type="float" office:value="0.76368" calcext:value-type="float">
            <text:p>7.6368E-01</text:p>
          </table:table-cell>
          <table:table-cell table:style-name="ce18" office:value-type="float" office:value="0.73462" calcext:value-type="float">
            <text:p>7.3462E-01</text:p>
          </table:table-cell>
          <table:table-cell table:style-name="ce18" office:value-type="float" office:value="0.69059" calcext:value-type="float">
            <text:p>6.9059E-01</text:p>
          </table:table-cell>
          <table:table-cell table:number-columns-repeated="60"/>
        </table:table-row>
        <table:table-row table:style-name="ro4">
          <table:table-cell table:style-name="ce15" office:value-type="float" office:value="989" calcext:value-type="float">
            <text:p>989.0</text:p>
          </table:table-cell>
          <table:table-cell table:style-name="ce18" office:value-type="float" office:value="0.755" calcext:value-type="float">
            <text:p>7.5500E-01</text:p>
          </table:table-cell>
          <table:table-cell table:style-name="ce18" office:value-type="float" office:value="0.74906" calcext:value-type="float">
            <text:p>7.4906E-01</text:p>
          </table:table-cell>
          <table:table-cell table:style-name="ce18" office:value-type="float" office:value="0.70391" calcext:value-type="float">
            <text:p>7.0391E-01</text:p>
          </table:table-cell>
          <table:table-cell table:number-columns-repeated="60"/>
        </table:table-row>
        <table:table-row table:style-name="ro4">
          <table:table-cell table:style-name="ce15" office:value-type="float" office:value="990" calcext:value-type="float">
            <text:p>990.0</text:p>
          </table:table-cell>
          <table:table-cell table:style-name="ce18" office:value-type="float" office:value="0.75694" calcext:value-type="float">
            <text:p>7.5694E-01</text:p>
          </table:table-cell>
          <table:table-cell table:style-name="ce18" office:value-type="float" office:value="0.73227" calcext:value-type="float">
            <text:p>7.3227E-01</text:p>
          </table:table-cell>
          <table:table-cell table:style-name="ce18" office:value-type="float" office:value="0.68843" calcext:value-type="float">
            <text:p>6.8843E-01</text:p>
          </table:table-cell>
          <table:table-cell table:number-columns-repeated="60"/>
        </table:table-row>
        <table:table-row table:style-name="ro4">
          <table:table-cell table:style-name="ce15" office:value-type="float" office:value="991" calcext:value-type="float">
            <text:p>991.0</text:p>
          </table:table-cell>
          <table:table-cell table:style-name="ce18" office:value-type="float" office:value="0.76161" calcext:value-type="float">
            <text:p>7.6161E-01</text:p>
          </table:table-cell>
          <table:table-cell table:style-name="ce18" office:value-type="float" office:value="0.75358" calcext:value-type="float">
            <text:p>7.5358E-01</text:p>
          </table:table-cell>
          <table:table-cell table:style-name="ce18" office:value-type="float" office:value="0.70833" calcext:value-type="float">
            <text:p>7.0833E-01</text:p>
          </table:table-cell>
          <table:table-cell table:number-columns-repeated="60"/>
        </table:table-row>
        <table:table-row table:style-name="ro4">
          <table:table-cell table:style-name="ce15" office:value-type="float" office:value="992" calcext:value-type="float">
            <text:p>992.0</text:p>
          </table:table-cell>
          <table:table-cell table:style-name="ce18" office:value-type="float" office:value="0.75714" calcext:value-type="float">
            <text:p>7.5714E-01</text:p>
          </table:table-cell>
          <table:table-cell table:style-name="ce18" office:value-type="float" office:value="0.75102" calcext:value-type="float">
            <text:p>7.5102E-01</text:p>
          </table:table-cell>
          <table:table-cell table:style-name="ce18" office:value-type="float" office:value="0.70597" calcext:value-type="float">
            <text:p>7.0597E-01</text:p>
          </table:table-cell>
          <table:table-cell table:number-columns-repeated="60"/>
        </table:table-row>
        <table:table-row table:style-name="ro4">
          <table:table-cell table:style-name="ce15" office:value-type="float" office:value="993" calcext:value-type="float">
            <text:p>993.0</text:p>
          </table:table-cell>
          <table:table-cell table:style-name="ce18" office:value-type="float" office:value="0.75639" calcext:value-type="float">
            <text:p>7.5639E-01</text:p>
          </table:table-cell>
          <table:table-cell table:style-name="ce18" office:value-type="float" office:value="0.73728" calcext:value-type="float">
            <text:p>7.3728E-01</text:p>
          </table:table-cell>
          <table:table-cell table:style-name="ce18" office:value-type="float" office:value="0.69325" calcext:value-type="float">
            <text:p>6.9325E-01</text:p>
          </table:table-cell>
          <table:table-cell table:number-columns-repeated="60"/>
        </table:table-row>
        <table:table-row table:style-name="ro4">
          <table:table-cell table:style-name="ce15" office:value-type="float" office:value="994" calcext:value-type="float">
            <text:p>994.0</text:p>
          </table:table-cell>
          <table:table-cell table:style-name="ce18" office:value-type="float" office:value="0.75851" calcext:value-type="float">
            <text:p>7.5851E-01</text:p>
          </table:table-cell>
          <table:table-cell table:style-name="ce18" office:value-type="float" office:value="0.7541" calcext:value-type="float">
            <text:p>7.5410E-01</text:p>
          </table:table-cell>
          <table:table-cell table:style-name="ce18" office:value-type="float" office:value="0.70891" calcext:value-type="float">
            <text:p>7.0891E-01</text:p>
          </table:table-cell>
          <table:table-cell table:number-columns-repeated="60"/>
        </table:table-row>
        <table:table-row table:style-name="ro4">
          <table:table-cell table:style-name="ce15" office:value-type="float" office:value="995" calcext:value-type="float">
            <text:p>995.0</text:p>
          </table:table-cell>
          <table:table-cell table:style-name="ce18" office:value-type="float" office:value="0.75392" calcext:value-type="float">
            <text:p>7.5392E-01</text:p>
          </table:table-cell>
          <table:table-cell table:style-name="ce18" office:value-type="float" office:value="0.75176" calcext:value-type="float">
            <text:p>7.5176E-01</text:p>
          </table:table-cell>
          <table:table-cell table:style-name="ce18" office:value-type="float" office:value="0.70673" calcext:value-type="float">
            <text:p>7.0673E-01</text:p>
          </table:table-cell>
          <table:table-cell table:number-columns-repeated="60"/>
        </table:table-row>
        <table:table-row table:style-name="ro4">
          <table:table-cell table:style-name="ce15" office:value-type="float" office:value="996" calcext:value-type="float">
            <text:p>996.0</text:p>
          </table:table-cell>
          <table:table-cell table:style-name="ce18" office:value-type="float" office:value="0.75347" calcext:value-type="float">
            <text:p>7.5347E-01</text:p>
          </table:table-cell>
          <table:table-cell table:style-name="ce18" office:value-type="float" office:value="0.74884" calcext:value-type="float">
            <text:p>7.4884E-01</text:p>
          </table:table-cell>
          <table:table-cell table:style-name="ce18" office:value-type="float" office:value="0.70409" calcext:value-type="float">
            <text:p>7.0409E-01</text:p>
          </table:table-cell>
          <table:table-cell table:number-columns-repeated="60"/>
        </table:table-row>
        <table:table-row table:style-name="ro4">
          <table:table-cell table:style-name="ce15" office:value-type="float" office:value="997" calcext:value-type="float">
            <text:p>997.0</text:p>
          </table:table-cell>
          <table:table-cell table:style-name="ce18" office:value-type="float" office:value="0.743" calcext:value-type="float">
            <text:p>7.4300E-01</text:p>
          </table:table-cell>
          <table:table-cell table:style-name="ce18" office:value-type="float" office:value="0.73971" calcext:value-type="float">
            <text:p>7.3971E-01</text:p>
          </table:table-cell>
          <table:table-cell table:style-name="ce18" office:value-type="float" office:value="0.69555" calcext:value-type="float">
            <text:p>6.9555E-01</text:p>
          </table:table-cell>
          <table:table-cell table:number-columns-repeated="60"/>
        </table:table-row>
        <table:table-row table:style-name="ro4">
          <table:table-cell table:style-name="ce15" office:value-type="float" office:value="998" calcext:value-type="float">
            <text:p>998.0</text:p>
          </table:table-cell>
          <table:table-cell table:style-name="ce18" office:value-type="float" office:value="0.743" calcext:value-type="float">
            <text:p>7.4300E-01</text:p>
          </table:table-cell>
          <table:table-cell table:style-name="ce18" office:value-type="float" office:value="0.73887" calcext:value-type="float">
            <text:p>7.3887E-01</text:p>
          </table:table-cell>
          <table:table-cell table:style-name="ce18" office:value-type="float" office:value="0.69481" calcext:value-type="float">
            <text:p>6.9481E-01</text:p>
          </table:table-cell>
          <table:table-cell table:number-columns-repeated="60"/>
        </table:table-row>
        <table:table-row table:style-name="ro4">
          <table:table-cell table:style-name="ce15" office:value-type="float" office:value="999" calcext:value-type="float">
            <text:p>999.0</text:p>
          </table:table-cell>
          <table:table-cell table:style-name="ce18" office:value-type="float" office:value="0.742" calcext:value-type="float">
            <text:p>7.4200E-01</text:p>
          </table:table-cell>
          <table:table-cell table:style-name="ce18" office:value-type="float" office:value="0.73857" calcext:value-type="float">
            <text:p>7.3857E-01</text:p>
          </table:table-cell>
          <table:table-cell table:style-name="ce18" office:value-type="float" office:value="0.69455" calcext:value-type="float">
            <text:p>6.94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0" calcext:value-type="float">
            <text:p>1000.0</text:p>
          </table:table-cell>
          <table:table-cell table:style-name="ce18" office:value-type="float" office:value="0.74255" calcext:value-type="float">
            <text:p>7.4255E-01</text:p>
          </table:table-cell>
          <table:table-cell table:style-name="ce18" office:value-type="float" office:value="0.73532" calcext:value-type="float">
            <text:p>7.3532E-01</text:p>
          </table:table-cell>
          <table:table-cell table:style-name="ce18" office:value-type="float" office:value="0.69159" calcext:value-type="float">
            <text:p>6.91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1" calcext:value-type="float">
            <text:p>1001.0</text:p>
          </table:table-cell>
          <table:table-cell table:style-name="ce18" office:value-type="float" office:value="0.74741" calcext:value-type="float">
            <text:p>7.4741E-01</text:p>
          </table:table-cell>
          <table:table-cell table:style-name="ce18" office:value-type="float" office:value="0.74442" calcext:value-type="float">
            <text:p>7.4442E-01</text:p>
          </table:table-cell>
          <table:table-cell table:style-name="ce18" office:value-type="float" office:value="0.70013" calcext:value-type="float">
            <text:p>7.00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2" calcext:value-type="float">
            <text:p>1002.0</text:p>
          </table:table-cell>
          <table:table-cell table:style-name="ce18" office:value-type="float" office:value="0.74677" calcext:value-type="float">
            <text:p>7.4677E-01</text:p>
          </table:table-cell>
          <table:table-cell table:style-name="ce18" office:value-type="float" office:value="0.72805" calcext:value-type="float">
            <text:p>7.2805E-01</text:p>
          </table:table-cell>
          <table:table-cell table:style-name="ce18" office:value-type="float" office:value="0.68498" calcext:value-type="float">
            <text:p>6.84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3" calcext:value-type="float">
            <text:p>1003.0</text:p>
          </table:table-cell>
          <table:table-cell table:style-name="ce18" office:value-type="float" office:value="0.73836" calcext:value-type="float">
            <text:p>7.3836E-01</text:p>
          </table:table-cell>
          <table:table-cell table:style-name="ce18" office:value-type="float" office:value="0.73442" calcext:value-type="float">
            <text:p>7.3442E-01</text:p>
          </table:table-cell>
          <table:table-cell table:style-name="ce18" office:value-type="float" office:value="0.69086" calcext:value-type="float">
            <text:p>6.90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4" calcext:value-type="float">
            <text:p>1004.0</text:p>
          </table:table-cell>
          <table:table-cell table:style-name="ce18" office:value-type="float" office:value="0.73133" calcext:value-type="float">
            <text:p>7.3133E-01</text:p>
          </table:table-cell>
          <table:table-cell table:style-name="ce18" office:value-type="float" office:value="0.72336" calcext:value-type="float">
            <text:p>7.2336E-01</text:p>
          </table:table-cell>
          <table:table-cell table:style-name="ce18" office:value-type="float" office:value="0.68056" calcext:value-type="float">
            <text:p>6.80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5" calcext:value-type="float">
            <text:p>1005.0</text:p>
          </table:table-cell>
          <table:table-cell table:style-name="ce18" office:value-type="float" office:value="0.68365" calcext:value-type="float">
            <text:p>6.8365E-01</text:p>
          </table:table-cell>
          <table:table-cell table:style-name="ce18" office:value-type="float" office:value="0.68174" calcext:value-type="float">
            <text:p>6.8174E-01</text:p>
          </table:table-cell>
          <table:table-cell table:style-name="ce18" office:value-type="float" office:value="0.6414" calcext:value-type="float">
            <text:p>6.414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6" calcext:value-type="float">
            <text:p>1006.0</text:p>
          </table:table-cell>
          <table:table-cell table:style-name="ce18" office:value-type="float" office:value="0.7177" calcext:value-type="float">
            <text:p>7.1770E-01</text:p>
          </table:table-cell>
          <table:table-cell table:style-name="ce18" office:value-type="float" office:value="0.71252" calcext:value-type="float">
            <text:p>7.1252E-01</text:p>
          </table:table-cell>
          <table:table-cell table:style-name="ce18" office:value-type="float" office:value="0.67047" calcext:value-type="float">
            <text:p>6.70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7" calcext:value-type="float">
            <text:p>1007.0</text:p>
          </table:table-cell>
          <table:table-cell table:style-name="ce18" office:value-type="float" office:value="0.73093" calcext:value-type="float">
            <text:p>7.3093E-01</text:p>
          </table:table-cell>
          <table:table-cell table:style-name="ce18" office:value-type="float" office:value="0.72753" calcext:value-type="float">
            <text:p>7.2753E-01</text:p>
          </table:table-cell>
          <table:table-cell table:style-name="ce18" office:value-type="float" office:value="0.68463" calcext:value-type="float">
            <text:p>6.84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8" calcext:value-type="float">
            <text:p>1008.0</text:p>
          </table:table-cell>
          <table:table-cell table:style-name="ce18" office:value-type="float" office:value="0.73339" calcext:value-type="float">
            <text:p>7.3339E-01</text:p>
          </table:table-cell>
          <table:table-cell table:style-name="ce18" office:value-type="float" office:value="0.72685" calcext:value-type="float">
            <text:p>7.2685E-01</text:p>
          </table:table-cell>
          <table:table-cell table:style-name="ce18" office:value-type="float" office:value="0.68407" calcext:value-type="float">
            <text:p>6.840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09" calcext:value-type="float">
            <text:p>1009.0</text:p>
          </table:table-cell>
          <table:table-cell table:style-name="ce18" office:value-type="float" office:value="0.72934" calcext:value-type="float">
            <text:p>7.2934E-01</text:p>
          </table:table-cell>
          <table:table-cell table:style-name="ce18" office:value-type="float" office:value="0.71972" calcext:value-type="float">
            <text:p>7.1972E-01</text:p>
          </table:table-cell>
          <table:table-cell table:style-name="ce18" office:value-type="float" office:value="0.67742" calcext:value-type="float">
            <text:p>6.774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0" calcext:value-type="float">
            <text:p>1010.0</text:p>
          </table:table-cell>
          <table:table-cell table:style-name="ce18" office:value-type="float" office:value="0.73055" calcext:value-type="float">
            <text:p>7.3055E-01</text:p>
          </table:table-cell>
          <table:table-cell table:style-name="ce18" office:value-type="float" office:value="0.71914" calcext:value-type="float">
            <text:p>7.1914E-01</text:p>
          </table:table-cell>
          <table:table-cell table:style-name="ce18" office:value-type="float" office:value="0.67695" calcext:value-type="float">
            <text:p>6.769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1" calcext:value-type="float">
            <text:p>1011.0</text:p>
          </table:table-cell>
          <table:table-cell table:style-name="ce18" office:value-type="float" office:value="0.72562" calcext:value-type="float">
            <text:p>7.2562E-01</text:p>
          </table:table-cell>
          <table:table-cell table:style-name="ce18" office:value-type="float" office:value="0.72278" calcext:value-type="float">
            <text:p>7.2278E-01</text:p>
          </table:table-cell>
          <table:table-cell table:style-name="ce18" office:value-type="float" office:value="0.68034" calcext:value-type="float">
            <text:p>6.803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2" calcext:value-type="float">
            <text:p>1012.0</text:p>
          </table:table-cell>
          <table:table-cell table:style-name="ce18" office:value-type="float" office:value="0.72496" calcext:value-type="float">
            <text:p>7.2496E-01</text:p>
          </table:table-cell>
          <table:table-cell table:style-name="ce18" office:value-type="float" office:value="0.71877" calcext:value-type="float">
            <text:p>7.1877E-01</text:p>
          </table:table-cell>
          <table:table-cell table:style-name="ce18" office:value-type="float" office:value="0.67667" calcext:value-type="float">
            <text:p>6.76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3" calcext:value-type="float">
            <text:p>1013.0</text:p>
          </table:table-cell>
          <table:table-cell table:style-name="ce18" office:value-type="float" office:value="0.7196" calcext:value-type="float">
            <text:p>7.1960E-01</text:p>
          </table:table-cell>
          <table:table-cell table:style-name="ce18" office:value-type="float" office:value="0.71761" calcext:value-type="float">
            <text:p>7.1761E-01</text:p>
          </table:table-cell>
          <table:table-cell table:style-name="ce18" office:value-type="float" office:value="0.67556" calcext:value-type="float">
            <text:p>6.75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4" calcext:value-type="float">
            <text:p>1014.0</text:p>
          </table:table-cell>
          <table:table-cell table:style-name="ce18" office:value-type="float" office:value="0.72265" calcext:value-type="float">
            <text:p>7.2265E-01</text:p>
          </table:table-cell>
          <table:table-cell table:style-name="ce18" office:value-type="float" office:value="0.72068" calcext:value-type="float">
            <text:p>7.2068E-01</text:p>
          </table:table-cell>
          <table:table-cell table:style-name="ce18" office:value-type="float" office:value="0.67848" calcext:value-type="float">
            <text:p>6.78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5" calcext:value-type="float">
            <text:p>1015.0</text:p>
          </table:table-cell>
          <table:table-cell table:style-name="ce18" office:value-type="float" office:value="0.71062" calcext:value-type="float">
            <text:p>7.1062E-01</text:p>
          </table:table-cell>
          <table:table-cell table:style-name="ce18" office:value-type="float" office:value="0.70817" calcext:value-type="float">
            <text:p>7.0817E-01</text:p>
          </table:table-cell>
          <table:table-cell table:style-name="ce18" office:value-type="float" office:value="0.66676" calcext:value-type="float">
            <text:p>6.66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6" calcext:value-type="float">
            <text:p>1016.0</text:p>
          </table:table-cell>
          <table:table-cell table:style-name="ce18" office:value-type="float" office:value="0.71419" calcext:value-type="float">
            <text:p>7.1419E-01</text:p>
          </table:table-cell>
          <table:table-cell table:style-name="ce18" office:value-type="float" office:value="0.71129" calcext:value-type="float">
            <text:p>7.1129E-01</text:p>
          </table:table-cell>
          <table:table-cell table:style-name="ce18" office:value-type="float" office:value="0.66976" calcext:value-type="float">
            <text:p>6.69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7" calcext:value-type="float">
            <text:p>1017.0</text:p>
          </table:table-cell>
          <table:table-cell table:style-name="ce18" office:value-type="float" office:value="0.70659" calcext:value-type="float">
            <text:p>7.0659E-01</text:p>
          </table:table-cell>
          <table:table-cell table:style-name="ce18" office:value-type="float" office:value="0.70337" calcext:value-type="float">
            <text:p>7.0337E-01</text:p>
          </table:table-cell>
          <table:table-cell table:style-name="ce18" office:value-type="float" office:value="0.66237" calcext:value-type="float">
            <text:p>6.62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8" calcext:value-type="float">
            <text:p>1018.0</text:p>
          </table:table-cell>
          <table:table-cell table:style-name="ce18" office:value-type="float" office:value="0.71566" calcext:value-type="float">
            <text:p>7.1566E-01</text:p>
          </table:table-cell>
          <table:table-cell table:style-name="ce18" office:value-type="float" office:value="0.71422" calcext:value-type="float">
            <text:p>7.1422E-01</text:p>
          </table:table-cell>
          <table:table-cell table:style-name="ce18" office:value-type="float" office:value="0.67263" calcext:value-type="float">
            <text:p>6.72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19" calcext:value-type="float">
            <text:p>1019.0</text:p>
          </table:table-cell>
          <table:table-cell table:style-name="ce18" office:value-type="float" office:value="0.69606" calcext:value-type="float">
            <text:p>6.9606E-01</text:p>
          </table:table-cell>
          <table:table-cell table:style-name="ce18" office:value-type="float" office:value="0.68878" calcext:value-type="float">
            <text:p>6.8878E-01</text:p>
          </table:table-cell>
          <table:table-cell table:style-name="ce18" office:value-type="float" office:value="0.6488" calcext:value-type="float">
            <text:p>6.48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0" calcext:value-type="float">
            <text:p>1020.0</text:p>
          </table:table-cell>
          <table:table-cell table:style-name="ce18" office:value-type="float" office:value="0.70127" calcext:value-type="float">
            <text:p>7.0127E-01</text:p>
          </table:table-cell>
          <table:table-cell table:style-name="ce18" office:value-type="float" office:value="0.69896" calcext:value-type="float">
            <text:p>6.9896E-01</text:p>
          </table:table-cell>
          <table:table-cell table:style-name="ce18" office:value-type="float" office:value="0.65839" calcext:value-type="float">
            <text:p>6.58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1" calcext:value-type="float">
            <text:p>1021.0</text:p>
          </table:table-cell>
          <table:table-cell table:style-name="ce18" office:value-type="float" office:value="0.703" calcext:value-type="float">
            <text:p>7.0300E-01</text:p>
          </table:table-cell>
          <table:table-cell table:style-name="ce18" office:value-type="float" office:value="0.70175" calcext:value-type="float">
            <text:p>7.0175E-01</text:p>
          </table:table-cell>
          <table:table-cell table:style-name="ce18" office:value-type="float" office:value="0.66107" calcext:value-type="float">
            <text:p>6.610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2" calcext:value-type="float">
            <text:p>1022.0</text:p>
          </table:table-cell>
          <table:table-cell table:style-name="ce18" office:value-type="float" office:value="0.693" calcext:value-type="float">
            <text:p>6.9300E-01</text:p>
          </table:table-cell>
          <table:table-cell table:style-name="ce18" office:value-type="float" office:value="0.6897" calcext:value-type="float">
            <text:p>6.8970E-01</text:p>
          </table:table-cell>
          <table:table-cell table:style-name="ce18" office:value-type="float" office:value="0.6498" calcext:value-type="float">
            <text:p>6.49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3" calcext:value-type="float">
            <text:p>1023.0</text:p>
          </table:table-cell>
          <table:table-cell table:style-name="ce18" office:value-type="float" office:value="0.699" calcext:value-type="float">
            <text:p>6.9900E-01</text:p>
          </table:table-cell>
          <table:table-cell table:style-name="ce18" office:value-type="float" office:value="0.69508" calcext:value-type="float">
            <text:p>6.9508E-01</text:p>
          </table:table-cell>
          <table:table-cell table:style-name="ce18" office:value-type="float" office:value="0.6549" calcext:value-type="float">
            <text:p>6.549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4" calcext:value-type="float">
            <text:p>1024.0</text:p>
          </table:table-cell>
          <table:table-cell table:style-name="ce18" office:value-type="float" office:value="0.70057" calcext:value-type="float">
            <text:p>7.0057E-01</text:p>
          </table:table-cell>
          <table:table-cell table:style-name="ce18" office:value-type="float" office:value="0.69058" calcext:value-type="float">
            <text:p>6.9058E-01</text:p>
          </table:table-cell>
          <table:table-cell table:style-name="ce18" office:value-type="float" office:value="0.65077" calcext:value-type="float">
            <text:p>6.507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5" calcext:value-type="float">
            <text:p>1025.0</text:p>
          </table:table-cell>
          <table:table-cell table:style-name="ce18" office:value-type="float" office:value="0.69918" calcext:value-type="float">
            <text:p>6.9918E-01</text:p>
          </table:table-cell>
          <table:table-cell table:style-name="ce18" office:value-type="float" office:value="0.69753" calcext:value-type="float">
            <text:p>6.9753E-01</text:p>
          </table:table-cell>
          <table:table-cell table:style-name="ce18" office:value-type="float" office:value="0.65727" calcext:value-type="float">
            <text:p>6.57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6" calcext:value-type="float">
            <text:p>1026.0</text:p>
          </table:table-cell>
          <table:table-cell table:style-name="ce18" office:value-type="float" office:value="0.69943" calcext:value-type="float">
            <text:p>6.9943E-01</text:p>
          </table:table-cell>
          <table:table-cell table:style-name="ce18" office:value-type="float" office:value="0.69636" calcext:value-type="float">
            <text:p>6.9636E-01</text:p>
          </table:table-cell>
          <table:table-cell table:style-name="ce18" office:value-type="float" office:value="0.65625" calcext:value-type="float">
            <text:p>6.562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7" calcext:value-type="float">
            <text:p>1027.0</text:p>
          </table:table-cell>
          <table:table-cell table:style-name="ce18" office:value-type="float" office:value="0.69594" calcext:value-type="float">
            <text:p>6.9594E-01</text:p>
          </table:table-cell>
          <table:table-cell table:style-name="ce18" office:value-type="float" office:value="0.69305" calcext:value-type="float">
            <text:p>6.9305E-01</text:p>
          </table:table-cell>
          <table:table-cell table:style-name="ce18" office:value-type="float" office:value="0.65318" calcext:value-type="float">
            <text:p>6.531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8" calcext:value-type="float">
            <text:p>1028.0</text:p>
          </table:table-cell>
          <table:table-cell table:style-name="ce18" office:value-type="float" office:value="0.69722" calcext:value-type="float">
            <text:p>6.9722E-01</text:p>
          </table:table-cell>
          <table:table-cell table:style-name="ce18" office:value-type="float" office:value="0.69385" calcext:value-type="float">
            <text:p>6.9385E-01</text:p>
          </table:table-cell>
          <table:table-cell table:style-name="ce18" office:value-type="float" office:value="0.65398" calcext:value-type="float">
            <text:p>6.53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29" calcext:value-type="float">
            <text:p>1029.0</text:p>
          </table:table-cell>
          <table:table-cell table:style-name="ce18" office:value-type="float" office:value="0.69" calcext:value-type="float">
            <text:p>6.9000E-01</text:p>
          </table:table-cell>
          <table:table-cell table:style-name="ce18" office:value-type="float" office:value="0.68628" calcext:value-type="float">
            <text:p>6.8628E-01</text:p>
          </table:table-cell>
          <table:table-cell table:style-name="ce18" office:value-type="float" office:value="0.64687" calcext:value-type="float">
            <text:p>6.468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0" calcext:value-type="float">
            <text:p>1030.0</text:p>
          </table:table-cell>
          <table:table-cell table:style-name="ce18" office:value-type="float" office:value="0.69208" calcext:value-type="float">
            <text:p>6.9208E-01</text:p>
          </table:table-cell>
          <table:table-cell table:style-name="ce18" office:value-type="float" office:value="0.69055" calcext:value-type="float">
            <text:p>6.9055E-01</text:p>
          </table:table-cell>
          <table:table-cell table:style-name="ce18" office:value-type="float" office:value="0.65092" calcext:value-type="float">
            <text:p>6.509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1" calcext:value-type="float">
            <text:p>1031.0</text:p>
          </table:table-cell>
          <table:table-cell table:style-name="ce18" office:value-type="float" office:value="0.68985" calcext:value-type="float">
            <text:p>6.8985E-01</text:p>
          </table:table-cell>
          <table:table-cell table:style-name="ce18" office:value-type="float" office:value="0.68736" calcext:value-type="float">
            <text:p>6.8736E-01</text:p>
          </table:table-cell>
          <table:table-cell table:style-name="ce18" office:value-type="float" office:value="0.64799" calcext:value-type="float">
            <text:p>6.479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2" calcext:value-type="float">
            <text:p>1032.0</text:p>
          </table:table-cell>
          <table:table-cell table:style-name="ce18" office:value-type="float" office:value="0.6896" calcext:value-type="float">
            <text:p>6.8960E-01</text:p>
          </table:table-cell>
          <table:table-cell table:style-name="ce18" office:value-type="float" office:value="0.68787" calcext:value-type="float">
            <text:p>6.8787E-01</text:p>
          </table:table-cell>
          <table:table-cell table:style-name="ce18" office:value-type="float" office:value="0.64852" calcext:value-type="float">
            <text:p>6.485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3" calcext:value-type="float">
            <text:p>1033.0</text:p>
          </table:table-cell>
          <table:table-cell table:style-name="ce18" office:value-type="float" office:value="0.678" calcext:value-type="float">
            <text:p>6.7800E-01</text:p>
          </table:table-cell>
          <table:table-cell table:style-name="ce18" office:value-type="float" office:value="0.67613" calcext:value-type="float">
            <text:p>6.7613E-01</text:p>
          </table:table-cell>
          <table:table-cell table:style-name="ce18" office:value-type="float" office:value="0.63751" calcext:value-type="float">
            <text:p>6.37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4" calcext:value-type="float">
            <text:p>1034.0</text:p>
          </table:table-cell>
          <table:table-cell table:style-name="ce18" office:value-type="float" office:value="0.68181" calcext:value-type="float">
            <text:p>6.8181E-01</text:p>
          </table:table-cell>
          <table:table-cell table:style-name="ce18" office:value-type="float" office:value="0.68015" calcext:value-type="float">
            <text:p>6.8015E-01</text:p>
          </table:table-cell>
          <table:table-cell table:style-name="ce18" office:value-type="float" office:value="0.64136" calcext:value-type="float">
            <text:p>6.413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5" calcext:value-type="float">
            <text:p>1035.0</text:p>
          </table:table-cell>
          <table:table-cell table:style-name="ce18" office:value-type="float" office:value="0.684" calcext:value-type="float">
            <text:p>6.8400E-01</text:p>
          </table:table-cell>
          <table:table-cell table:style-name="ce18" office:value-type="float" office:value="0.68234" calcext:value-type="float">
            <text:p>6.8234E-01</text:p>
          </table:table-cell>
          <table:table-cell table:style-name="ce18" office:value-type="float" office:value="0.64348" calcext:value-type="float">
            <text:p>6.43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6" calcext:value-type="float">
            <text:p>1036.0</text:p>
          </table:table-cell>
          <table:table-cell table:style-name="ce18" office:value-type="float" office:value="0.68431" calcext:value-type="float">
            <text:p>6.8431E-01</text:p>
          </table:table-cell>
          <table:table-cell table:style-name="ce18" office:value-type="float" office:value="0.68202" calcext:value-type="float">
            <text:p>6.8202E-01</text:p>
          </table:table-cell>
          <table:table-cell table:style-name="ce18" office:value-type="float" office:value="0.64323" calcext:value-type="float">
            <text:p>6.432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7" calcext:value-type="float">
            <text:p>1037.0</text:p>
          </table:table-cell>
          <table:table-cell table:style-name="ce18" office:value-type="float" office:value="0.67731" calcext:value-type="float">
            <text:p>6.7731E-01</text:p>
          </table:table-cell>
          <table:table-cell table:style-name="ce18" office:value-type="float" office:value="0.67497" calcext:value-type="float">
            <text:p>6.7497E-01</text:p>
          </table:table-cell>
          <table:table-cell table:style-name="ce18" office:value-type="float" office:value="0.63664" calcext:value-type="float">
            <text:p>6.36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8" calcext:value-type="float">
            <text:p>1038.0</text:p>
          </table:table-cell>
          <table:table-cell table:style-name="ce18" office:value-type="float" office:value="0.674" calcext:value-type="float">
            <text:p>6.7400E-01</text:p>
          </table:table-cell>
          <table:table-cell table:style-name="ce18" office:value-type="float" office:value="0.67172" calcext:value-type="float">
            <text:p>6.7172E-01</text:p>
          </table:table-cell>
          <table:table-cell table:style-name="ce18" office:value-type="float" office:value="0.63361" calcext:value-type="float">
            <text:p>6.33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39" calcext:value-type="float">
            <text:p>1039.0</text:p>
          </table:table-cell>
          <table:table-cell table:style-name="ce18" office:value-type="float" office:value="0.679" calcext:value-type="float">
            <text:p>6.7900E-01</text:p>
          </table:table-cell>
          <table:table-cell table:style-name="ce18" office:value-type="float" office:value="0.67636" calcext:value-type="float">
            <text:p>6.7636E-01</text:p>
          </table:table-cell>
          <table:table-cell table:style-name="ce18" office:value-type="float" office:value="0.63802" calcext:value-type="float">
            <text:p>6.38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0" calcext:value-type="float">
            <text:p>1040.0</text:p>
          </table:table-cell>
          <table:table-cell table:style-name="ce18" office:value-type="float" office:value="0.6744" calcext:value-type="float">
            <text:p>6.7440E-01</text:p>
          </table:table-cell>
          <table:table-cell table:style-name="ce18" office:value-type="float" office:value="0.6717" calcext:value-type="float">
            <text:p>6.7170E-01</text:p>
          </table:table-cell>
          <table:table-cell table:style-name="ce18" office:value-type="float" office:value="0.63366" calcext:value-type="float">
            <text:p>6.336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1" calcext:value-type="float">
            <text:p>1041.0</text:p>
          </table:table-cell>
          <table:table-cell table:style-name="ce18" office:value-type="float" office:value="0.6749" calcext:value-type="float">
            <text:p>6.7490E-01</text:p>
          </table:table-cell>
          <table:table-cell table:style-name="ce18" office:value-type="float" office:value="0.67176" calcext:value-type="float">
            <text:p>6.7176E-01</text:p>
          </table:table-cell>
          <table:table-cell table:style-name="ce18" office:value-type="float" office:value="0.63379" calcext:value-type="float">
            <text:p>6.33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2" calcext:value-type="float">
            <text:p>1042.0</text:p>
          </table:table-cell>
          <table:table-cell table:style-name="ce18" office:value-type="float" office:value="0.67516" calcext:value-type="float">
            <text:p>6.7516E-01</text:p>
          </table:table-cell>
          <table:table-cell table:style-name="ce18" office:value-type="float" office:value="0.672" calcext:value-type="float">
            <text:p>6.7200E-01</text:p>
          </table:table-cell>
          <table:table-cell table:style-name="ce18" office:value-type="float" office:value="0.63406" calcext:value-type="float">
            <text:p>6.34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3" calcext:value-type="float">
            <text:p>1043.0</text:p>
          </table:table-cell>
          <table:table-cell table:style-name="ce18" office:value-type="float" office:value="0.6686" calcext:value-type="float">
            <text:p>6.6860E-01</text:p>
          </table:table-cell>
          <table:table-cell table:style-name="ce18" office:value-type="float" office:value="0.66525" calcext:value-type="float">
            <text:p>6.6525E-01</text:p>
          </table:table-cell>
          <table:table-cell table:style-name="ce18" office:value-type="float" office:value="0.62773" calcext:value-type="float">
            <text:p>6.27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4" calcext:value-type="float">
            <text:p>1044.0</text:p>
          </table:table-cell>
          <table:table-cell table:style-name="ce18" office:value-type="float" office:value="0.67199" calcext:value-type="float">
            <text:p>6.7199E-01</text:p>
          </table:table-cell>
          <table:table-cell table:style-name="ce18" office:value-type="float" office:value="0.66833" calcext:value-type="float">
            <text:p>6.6833E-01</text:p>
          </table:table-cell>
          <table:table-cell table:style-name="ce18" office:value-type="float" office:value="0.63067" calcext:value-type="float">
            <text:p>6.30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5" calcext:value-type="float">
            <text:p>1045.0</text:p>
          </table:table-cell>
          <table:table-cell table:style-name="ce18" office:value-type="float" office:value="0.66846" calcext:value-type="float">
            <text:p>6.6846E-01</text:p>
          </table:table-cell>
          <table:table-cell table:style-name="ce18" office:value-type="float" office:value="0.66452" calcext:value-type="float">
            <text:p>6.6452E-01</text:p>
          </table:table-cell>
          <table:table-cell table:style-name="ce18" office:value-type="float" office:value="0.62712" calcext:value-type="float">
            <text:p>6.27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6" calcext:value-type="float">
            <text:p>1046.0</text:p>
          </table:table-cell>
          <table:table-cell table:style-name="ce18" office:value-type="float" office:value="0.65131" calcext:value-type="float">
            <text:p>6.5131E-01</text:p>
          </table:table-cell>
          <table:table-cell table:style-name="ce18" office:value-type="float" office:value="0.64714" calcext:value-type="float">
            <text:p>6.4714E-01</text:p>
          </table:table-cell>
          <table:table-cell table:style-name="ce18" office:value-type="float" office:value="0.61078" calcext:value-type="float">
            <text:p>6.107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7" calcext:value-type="float">
            <text:p>1047.0</text:p>
          </table:table-cell>
          <table:table-cell table:style-name="ce18" office:value-type="float" office:value="0.66155" calcext:value-type="float">
            <text:p>6.6155E-01</text:p>
          </table:table-cell>
          <table:table-cell table:style-name="ce18" office:value-type="float" office:value="0.65694" calcext:value-type="float">
            <text:p>6.5694E-01</text:p>
          </table:table-cell>
          <table:table-cell table:style-name="ce18" office:value-type="float" office:value="0.62008" calcext:value-type="float">
            <text:p>6.20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8" calcext:value-type="float">
            <text:p>1048.0</text:p>
          </table:table-cell>
          <table:table-cell table:style-name="ce18" office:value-type="float" office:value="0.66781" calcext:value-type="float">
            <text:p>6.6781E-01</text:p>
          </table:table-cell>
          <table:table-cell table:style-name="ce18" office:value-type="float" office:value="0.66274" calcext:value-type="float">
            <text:p>6.6274E-01</text:p>
          </table:table-cell>
          <table:table-cell table:style-name="ce18" office:value-type="float" office:value="0.62559" calcext:value-type="float">
            <text:p>6.25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49" calcext:value-type="float">
            <text:p>1049.0</text:p>
          </table:table-cell>
          <table:table-cell table:style-name="ce18" office:value-type="float" office:value="0.66491" calcext:value-type="float">
            <text:p>6.6491E-01</text:p>
          </table:table-cell>
          <table:table-cell table:style-name="ce18" office:value-type="float" office:value="0.65896" calcext:value-type="float">
            <text:p>6.5896E-01</text:p>
          </table:table-cell>
          <table:table-cell table:style-name="ce18" office:value-type="float" office:value="0.62206" calcext:value-type="float">
            <text:p>6.22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0" calcext:value-type="float">
            <text:p>1050.0</text:p>
          </table:table-cell>
          <table:table-cell table:style-name="ce18" office:value-type="float" office:value="0.66117" calcext:value-type="float">
            <text:p>6.6117E-01</text:p>
          </table:table-cell>
          <table:table-cell table:style-name="ce18" office:value-type="float" office:value="0.65463" calcext:value-type="float">
            <text:p>6.5463E-01</text:p>
          </table:table-cell>
          <table:table-cell table:style-name="ce18" office:value-type="float" office:value="0.61802" calcext:value-type="float">
            <text:p>6.18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1" calcext:value-type="float">
            <text:p>1051.0</text:p>
          </table:table-cell>
          <table:table-cell table:style-name="ce18" office:value-type="float" office:value="0.66182" calcext:value-type="float">
            <text:p>6.6182E-01</text:p>
          </table:table-cell>
          <table:table-cell table:style-name="ce18" office:value-type="float" office:value="0.65521" calcext:value-type="float">
            <text:p>6.5521E-01</text:p>
          </table:table-cell>
          <table:table-cell table:style-name="ce18" office:value-type="float" office:value="0.61862" calcext:value-type="float">
            <text:p>6.18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2" calcext:value-type="float">
            <text:p>1052.0</text:p>
          </table:table-cell>
          <table:table-cell table:style-name="ce18" office:value-type="float" office:value="0.65848" calcext:value-type="float">
            <text:p>6.5848E-01</text:p>
          </table:table-cell>
          <table:table-cell table:style-name="ce18" office:value-type="float" office:value="0.65118" calcext:value-type="float">
            <text:p>6.5118E-01</text:p>
          </table:table-cell>
          <table:table-cell table:style-name="ce18" office:value-type="float" office:value="0.61487" calcext:value-type="float">
            <text:p>6.148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3" calcext:value-type="float">
            <text:p>1053.0</text:p>
          </table:table-cell>
          <table:table-cell table:style-name="ce18" office:value-type="float" office:value="0.65698" calcext:value-type="float">
            <text:p>6.5698E-01</text:p>
          </table:table-cell>
          <table:table-cell table:style-name="ce18" office:value-type="float" office:value="0.64919" calcext:value-type="float">
            <text:p>6.4919E-01</text:p>
          </table:table-cell>
          <table:table-cell table:style-name="ce18" office:value-type="float" office:value="0.61302" calcext:value-type="float">
            <text:p>6.13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4" calcext:value-type="float">
            <text:p>1054.0</text:p>
          </table:table-cell>
          <table:table-cell table:style-name="ce18" office:value-type="float" office:value="0.65474" calcext:value-type="float">
            <text:p>6.5474E-01</text:p>
          </table:table-cell>
          <table:table-cell table:style-name="ce18" office:value-type="float" office:value="0.64646" calcext:value-type="float">
            <text:p>6.4646E-01</text:p>
          </table:table-cell>
          <table:table-cell table:style-name="ce18" office:value-type="float" office:value="0.61048" calcext:value-type="float">
            <text:p>6.10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5" calcext:value-type="float">
            <text:p>1055.0</text:p>
          </table:table-cell>
          <table:table-cell table:style-name="ce18" office:value-type="float" office:value="0.65753" calcext:value-type="float">
            <text:p>6.5753E-01</text:p>
          </table:table-cell>
          <table:table-cell table:style-name="ce18" office:value-type="float" office:value="0.64847" calcext:value-type="float">
            <text:p>6.4847E-01</text:p>
          </table:table-cell>
          <table:table-cell table:style-name="ce18" office:value-type="float" office:value="0.61242" calcext:value-type="float">
            <text:p>6.124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6" calcext:value-type="float">
            <text:p>1056.0</text:p>
          </table:table-cell>
          <table:table-cell table:style-name="ce18" office:value-type="float" office:value="0.65629" calcext:value-type="float">
            <text:p>6.5629E-01</text:p>
          </table:table-cell>
          <table:table-cell table:style-name="ce18" office:value-type="float" office:value="0.64641" calcext:value-type="float">
            <text:p>6.4641E-01</text:p>
          </table:table-cell>
          <table:table-cell table:style-name="ce18" office:value-type="float" office:value="0.61055" calcext:value-type="float">
            <text:p>6.10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7" calcext:value-type="float">
            <text:p>1057.0</text:p>
          </table:table-cell>
          <table:table-cell table:style-name="ce18" office:value-type="float" office:value="0.6554" calcext:value-type="float">
            <text:p>6.5540E-01</text:p>
          </table:table-cell>
          <table:table-cell table:style-name="ce18" office:value-type="float" office:value="0.64482" calcext:value-type="float">
            <text:p>6.4482E-01</text:p>
          </table:table-cell>
          <table:table-cell table:style-name="ce18" office:value-type="float" office:value="0.6091" calcext:value-type="float">
            <text:p>6.091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8" calcext:value-type="float">
            <text:p>1058.0</text:p>
          </table:table-cell>
          <table:table-cell table:style-name="ce18" office:value-type="float" office:value="0.64937" calcext:value-type="float">
            <text:p>6.4937E-01</text:p>
          </table:table-cell>
          <table:table-cell table:style-name="ce18" office:value-type="float" office:value="0.63818" calcext:value-type="float">
            <text:p>6.3818E-01</text:p>
          </table:table-cell>
          <table:table-cell table:style-name="ce18" office:value-type="float" office:value="0.60286" calcext:value-type="float">
            <text:p>6.02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59" calcext:value-type="float">
            <text:p>1059.0</text:p>
          </table:table-cell>
          <table:table-cell table:style-name="ce18" office:value-type="float" office:value="0.63046" calcext:value-type="float">
            <text:p>6.3046E-01</text:p>
          </table:table-cell>
          <table:table-cell table:style-name="ce18" office:value-type="float" office:value="0.61875" calcext:value-type="float">
            <text:p>6.1875E-01</text:p>
          </table:table-cell>
          <table:table-cell table:style-name="ce18" office:value-type="float" office:value="0.58453" calcext:value-type="float">
            <text:p>5.84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0" calcext:value-type="float">
            <text:p>1060.0</text:p>
          </table:table-cell>
          <table:table-cell table:style-name="ce18" office:value-type="float" office:value="0.64831" calcext:value-type="float">
            <text:p>6.4831E-01</text:p>
          </table:table-cell>
          <table:table-cell table:style-name="ce18" office:value-type="float" office:value="0.63585" calcext:value-type="float">
            <text:p>6.3585E-01</text:p>
          </table:table-cell>
          <table:table-cell table:style-name="ce18" office:value-type="float" office:value="0.60073" calcext:value-type="float">
            <text:p>6.00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1" calcext:value-type="float">
            <text:p>1061.0</text:p>
          </table:table-cell>
          <table:table-cell table:style-name="ce18" office:value-type="float" office:value="0.63387" calcext:value-type="float">
            <text:p>6.3387E-01</text:p>
          </table:table-cell>
          <table:table-cell table:style-name="ce18" office:value-type="float" office:value="0.62121" calcext:value-type="float">
            <text:p>6.2121E-01</text:p>
          </table:table-cell>
          <table:table-cell table:style-name="ce18" office:value-type="float" office:value="0.58694" calcext:value-type="float">
            <text:p>5.86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2" calcext:value-type="float">
            <text:p>1062.0</text:p>
          </table:table-cell>
          <table:table-cell table:style-name="ce18" office:value-type="float" office:value="0.64651" calcext:value-type="float">
            <text:p>6.4651E-01</text:p>
          </table:table-cell>
          <table:table-cell table:style-name="ce18" office:value-type="float" office:value="0.63266" calcext:value-type="float">
            <text:p>6.3266E-01</text:p>
          </table:table-cell>
          <table:table-cell table:style-name="ce18" office:value-type="float" office:value="0.59782" calcext:value-type="float">
            <text:p>5.978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3" calcext:value-type="float">
            <text:p>1063.0</text:p>
          </table:table-cell>
          <table:table-cell table:style-name="ce18" office:value-type="float" office:value="0.63669" calcext:value-type="float">
            <text:p>6.3669E-01</text:p>
          </table:table-cell>
          <table:table-cell table:style-name="ce18" office:value-type="float" office:value="0.62239" calcext:value-type="float">
            <text:p>6.2239E-01</text:p>
          </table:table-cell>
          <table:table-cell table:style-name="ce18" office:value-type="float" office:value="0.58815" calcext:value-type="float">
            <text:p>5.881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4" calcext:value-type="float">
            <text:p>1064.0</text:p>
          </table:table-cell>
          <table:table-cell table:style-name="ce18" office:value-type="float" office:value="0.64621" calcext:value-type="float">
            <text:p>6.4621E-01</text:p>
          </table:table-cell>
          <table:table-cell table:style-name="ce18" office:value-type="float" office:value="0.63196" calcext:value-type="float">
            <text:p>6.3196E-01</text:p>
          </table:table-cell>
          <table:table-cell table:style-name="ce18" office:value-type="float" office:value="0.59722" calcext:value-type="float">
            <text:p>5.97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5" calcext:value-type="float">
            <text:p>1065.0</text:p>
          </table:table-cell>
          <table:table-cell table:style-name="ce18" office:value-type="float" office:value="0.64533" calcext:value-type="float">
            <text:p>6.4533E-01</text:p>
          </table:table-cell>
          <table:table-cell table:style-name="ce18" office:value-type="float" office:value="0.62913" calcext:value-type="float">
            <text:p>6.2913E-01</text:p>
          </table:table-cell>
          <table:table-cell table:style-name="ce18" office:value-type="float" office:value="0.59461" calcext:value-type="float">
            <text:p>5.94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6" calcext:value-type="float">
            <text:p>1066.0</text:p>
          </table:table-cell>
          <table:table-cell table:style-name="ce18" office:value-type="float" office:value="0.63139" calcext:value-type="float">
            <text:p>6.3139E-01</text:p>
          </table:table-cell>
          <table:table-cell table:style-name="ce18" office:value-type="float" office:value="0.61713" calcext:value-type="float">
            <text:p>6.1713E-01</text:p>
          </table:table-cell>
          <table:table-cell table:style-name="ce18" office:value-type="float" office:value="0.5833" calcext:value-type="float">
            <text:p>5.83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7" calcext:value-type="float">
            <text:p>1067.0</text:p>
          </table:table-cell>
          <table:table-cell table:style-name="ce18" office:value-type="float" office:value="0.63517" calcext:value-type="float">
            <text:p>6.3517E-01</text:p>
          </table:table-cell>
          <table:table-cell table:style-name="ce18" office:value-type="float" office:value="0.62032" calcext:value-type="float">
            <text:p>6.2032E-01</text:p>
          </table:table-cell>
          <table:table-cell table:style-name="ce18" office:value-type="float" office:value="0.58637" calcext:value-type="float">
            <text:p>5.86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8" calcext:value-type="float">
            <text:p>1068.0</text:p>
          </table:table-cell>
          <table:table-cell table:style-name="ce18" office:value-type="float" office:value="0.63591" calcext:value-type="float">
            <text:p>6.3591E-01</text:p>
          </table:table-cell>
          <table:table-cell table:style-name="ce18" office:value-type="float" office:value="0.61944" calcext:value-type="float">
            <text:p>6.1944E-01</text:p>
          </table:table-cell>
          <table:table-cell table:style-name="ce18" office:value-type="float" office:value="0.58561" calcext:value-type="float">
            <text:p>5.85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69" calcext:value-type="float">
            <text:p>1069.0</text:p>
          </table:table-cell>
          <table:table-cell table:style-name="ce18" office:value-type="float" office:value="0.60084" calcext:value-type="float">
            <text:p>6.0084E-01</text:p>
          </table:table-cell>
          <table:table-cell table:style-name="ce18" office:value-type="float" office:value="0.58626" calcext:value-type="float">
            <text:p>5.8626E-01</text:p>
          </table:table-cell>
          <table:table-cell table:style-name="ce18" office:value-type="float" office:value="0.55428" calcext:value-type="float">
            <text:p>5.54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0" calcext:value-type="float">
            <text:p>1070.0</text:p>
          </table:table-cell>
          <table:table-cell table:style-name="ce18" office:value-type="float" office:value="0.62165" calcext:value-type="float">
            <text:p>6.2165E-01</text:p>
          </table:table-cell>
          <table:table-cell table:style-name="ce18" office:value-type="float" office:value="0.60469" calcext:value-type="float">
            <text:p>6.0469E-01</text:p>
          </table:table-cell>
          <table:table-cell table:style-name="ce18" office:value-type="float" office:value="0.57178" calcext:value-type="float">
            <text:p>5.717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1" calcext:value-type="float">
            <text:p>1071.0</text:p>
          </table:table-cell>
          <table:table-cell table:style-name="ce18" office:value-type="float" office:value="0.62821" calcext:value-type="float">
            <text:p>6.2821E-01</text:p>
          </table:table-cell>
          <table:table-cell table:style-name="ce18" office:value-type="float" office:value="0.61661" calcext:value-type="float">
            <text:p>6.1661E-01</text:p>
          </table:table-cell>
          <table:table-cell table:style-name="ce18" office:value-type="float" office:value="0.58304" calcext:value-type="float">
            <text:p>5.830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2" calcext:value-type="float">
            <text:p>1072.0</text:p>
          </table:table-cell>
          <table:table-cell table:style-name="ce18" office:value-type="float" office:value="0.63131" calcext:value-type="float">
            <text:p>6.3131E-01</text:p>
          </table:table-cell>
          <table:table-cell table:style-name="ce18" office:value-type="float" office:value="0.61536" calcext:value-type="float">
            <text:p>6.1536E-01</text:p>
          </table:table-cell>
          <table:table-cell table:style-name="ce18" office:value-type="float" office:value="0.58194" calcext:value-type="float">
            <text:p>5.81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3" calcext:value-type="float">
            <text:p>1073.0</text:p>
          </table:table-cell>
          <table:table-cell table:style-name="ce18" office:value-type="float" office:value="0.61796" calcext:value-type="float">
            <text:p>6.1796E-01</text:p>
          </table:table-cell>
          <table:table-cell table:style-name="ce18" office:value-type="float" office:value="0.60363" calcext:value-type="float">
            <text:p>6.0363E-01</text:p>
          </table:table-cell>
          <table:table-cell table:style-name="ce18" office:value-type="float" office:value="0.57086" calcext:value-type="float">
            <text:p>5.70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4" calcext:value-type="float">
            <text:p>1074.0</text:p>
          </table:table-cell>
          <table:table-cell table:style-name="ce18" office:value-type="float" office:value="0.63063" calcext:value-type="float">
            <text:p>6.3063E-01</text:p>
          </table:table-cell>
          <table:table-cell table:style-name="ce18" office:value-type="float" office:value="0.62158" calcext:value-type="float">
            <text:p>6.2158E-01</text:p>
          </table:table-cell>
          <table:table-cell table:style-name="ce18" office:value-type="float" office:value="0.5878" calcext:value-type="float">
            <text:p>5.87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5" calcext:value-type="float">
            <text:p>1075.0</text:p>
          </table:table-cell>
          <table:table-cell table:style-name="ce18" office:value-type="float" office:value="0.61768" calcext:value-type="float">
            <text:p>6.1768E-01</text:p>
          </table:table-cell>
          <table:table-cell table:style-name="ce18" office:value-type="float" office:value="0.59252" calcext:value-type="float">
            <text:p>5.9252E-01</text:p>
          </table:table-cell>
          <table:table-cell table:style-name="ce18" office:value-type="float" office:value="0.56054" calcext:value-type="float">
            <text:p>5.60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6" calcext:value-type="float">
            <text:p>1076.0</text:p>
          </table:table-cell>
          <table:table-cell table:style-name="ce18" office:value-type="float" office:value="0.62468" calcext:value-type="float">
            <text:p>6.2468E-01</text:p>
          </table:table-cell>
          <table:table-cell table:style-name="ce18" office:value-type="float" office:value="0.61471" calcext:value-type="float">
            <text:p>6.1471E-01</text:p>
          </table:table-cell>
          <table:table-cell table:style-name="ce18" office:value-type="float" office:value="0.58141" calcext:value-type="float">
            <text:p>5.81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7" calcext:value-type="float">
            <text:p>1077.0</text:p>
          </table:table-cell>
          <table:table-cell table:style-name="ce18" office:value-type="float" office:value="0.62426" calcext:value-type="float">
            <text:p>6.2426E-01</text:p>
          </table:table-cell>
          <table:table-cell table:style-name="ce18" office:value-type="float" office:value="0.60434" calcext:value-type="float">
            <text:p>6.0434E-01</text:p>
          </table:table-cell>
          <table:table-cell table:style-name="ce18" office:value-type="float" office:value="0.57175" calcext:value-type="float">
            <text:p>5.71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8" calcext:value-type="float">
            <text:p>1078.0</text:p>
          </table:table-cell>
          <table:table-cell table:style-name="ce18" office:value-type="float" office:value="0.62531" calcext:value-type="float">
            <text:p>6.2531E-01</text:p>
          </table:table-cell>
          <table:table-cell table:style-name="ce18" office:value-type="float" office:value="0.60321" calcext:value-type="float">
            <text:p>6.0321E-01</text:p>
          </table:table-cell>
          <table:table-cell table:style-name="ce18" office:value-type="float" office:value="0.57076" calcext:value-type="float">
            <text:p>5.70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79" calcext:value-type="float">
            <text:p>1079.0</text:p>
          </table:table-cell>
          <table:table-cell table:style-name="ce18" office:value-type="float" office:value="0.61203" calcext:value-type="float">
            <text:p>6.1203E-01</text:p>
          </table:table-cell>
          <table:table-cell table:style-name="ce18" office:value-type="float" office:value="0.60474" calcext:value-type="float">
            <text:p>6.0474E-01</text:p>
          </table:table-cell>
          <table:table-cell table:style-name="ce18" office:value-type="float" office:value="0.5721" calcext:value-type="float">
            <text:p>5.721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0" calcext:value-type="float">
            <text:p>1080.0</text:p>
          </table:table-cell>
          <table:table-cell table:style-name="ce18" office:value-type="float" office:value="0.6225" calcext:value-type="float">
            <text:p>6.2250E-01</text:p>
          </table:table-cell>
          <table:table-cell table:style-name="ce18" office:value-type="float" office:value="0.59722" calcext:value-type="float">
            <text:p>5.9722E-01</text:p>
          </table:table-cell>
          <table:table-cell table:style-name="ce18" office:value-type="float" office:value="0.56519" calcext:value-type="float">
            <text:p>5.651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1" calcext:value-type="float">
            <text:p>1081.0</text:p>
          </table:table-cell>
          <table:table-cell table:style-name="ce18" office:value-type="float" office:value="0.60726" calcext:value-type="float">
            <text:p>6.0726E-01</text:p>
          </table:table-cell>
          <table:table-cell table:style-name="ce18" office:value-type="float" office:value="0.58083" calcext:value-type="float">
            <text:p>5.8083E-01</text:p>
          </table:table-cell>
          <table:table-cell table:style-name="ce18" office:value-type="float" office:value="0.54973" calcext:value-type="float">
            <text:p>5.49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2" calcext:value-type="float">
            <text:p>1082.0</text:p>
          </table:table-cell>
          <table:table-cell table:style-name="ce18" office:value-type="float" office:value="0.60249" calcext:value-type="float">
            <text:p>6.0249E-01</text:p>
          </table:table-cell>
          <table:table-cell table:style-name="ce18" office:value-type="float" office:value="0.5894" calcext:value-type="float">
            <text:p>5.8940E-01</text:p>
          </table:table-cell>
          <table:table-cell table:style-name="ce18" office:value-type="float" office:value="0.55773" calcext:value-type="float">
            <text:p>5.57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3" calcext:value-type="float">
            <text:p>1083.0</text:p>
          </table:table-cell>
          <table:table-cell table:style-name="ce18" office:value-type="float" office:value="0.609" calcext:value-type="float">
            <text:p>6.0900E-01</text:p>
          </table:table-cell>
          <table:table-cell table:style-name="ce18" office:value-type="float" office:value="0.59814" calcext:value-type="float">
            <text:p>5.9814E-01</text:p>
          </table:table-cell>
          <table:table-cell table:style-name="ce18" office:value-type="float" office:value="0.56603" calcext:value-type="float">
            <text:p>5.66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4" calcext:value-type="float">
            <text:p>1084.0</text:p>
          </table:table-cell>
          <table:table-cell table:style-name="ce18" office:value-type="float" office:value="0.61392" calcext:value-type="float">
            <text:p>6.1392E-01</text:p>
          </table:table-cell>
          <table:table-cell table:style-name="ce18" office:value-type="float" office:value="0.57852" calcext:value-type="float">
            <text:p>5.7852E-01</text:p>
          </table:table-cell>
          <table:table-cell table:style-name="ce18" office:value-type="float" office:value="0.54775" calcext:value-type="float">
            <text:p>5.47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5" calcext:value-type="float">
            <text:p>1085.0</text:p>
          </table:table-cell>
          <table:table-cell table:style-name="ce18" office:value-type="float" office:value="0.61181" calcext:value-type="float">
            <text:p>6.1181E-01</text:p>
          </table:table-cell>
          <table:table-cell table:style-name="ce18" office:value-type="float" office:value="0.5933" calcext:value-type="float">
            <text:p>5.9330E-01</text:p>
          </table:table-cell>
          <table:table-cell table:style-name="ce18" office:value-type="float" office:value="0.56163" calcext:value-type="float">
            <text:p>5.61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6" calcext:value-type="float">
            <text:p>1086.0</text:p>
          </table:table-cell>
          <table:table-cell table:style-name="ce18" office:value-type="float" office:value="0.6157" calcext:value-type="float">
            <text:p>6.1570E-01</text:p>
          </table:table-cell>
          <table:table-cell table:style-name="ce18" office:value-type="float" office:value="0.5541" calcext:value-type="float">
            <text:p>5.5410E-01</text:p>
          </table:table-cell>
          <table:table-cell table:style-name="ce18" office:value-type="float" office:value="0.52496" calcext:value-type="float">
            <text:p>5.249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7" calcext:value-type="float">
            <text:p>1087.0</text:p>
          </table:table-cell>
          <table:table-cell table:style-name="ce18" office:value-type="float" office:value="0.59145" calcext:value-type="float">
            <text:p>5.9145E-01</text:p>
          </table:table-cell>
          <table:table-cell table:style-name="ce18" office:value-type="float" office:value="0.56697" calcext:value-type="float">
            <text:p>5.6697E-01</text:p>
          </table:table-cell>
          <table:table-cell table:style-name="ce18" office:value-type="float" office:value="0.53685" calcext:value-type="float">
            <text:p>5.36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8" calcext:value-type="float">
            <text:p>1088.0</text:p>
          </table:table-cell>
          <table:table-cell table:style-name="ce18" office:value-type="float" office:value="0.60728" calcext:value-type="float">
            <text:p>6.0728E-01</text:p>
          </table:table-cell>
          <table:table-cell table:style-name="ce18" office:value-type="float" office:value="0.59317" calcext:value-type="float">
            <text:p>5.9317E-01</text:p>
          </table:table-cell>
          <table:table-cell table:style-name="ce18" office:value-type="float" office:value="0.56159" calcext:value-type="float">
            <text:p>5.61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89" calcext:value-type="float">
            <text:p>1089.0</text:p>
          </table:table-cell>
          <table:table-cell table:style-name="ce18" office:value-type="float" office:value="0.60908" calcext:value-type="float">
            <text:p>6.0908E-01</text:p>
          </table:table-cell>
          <table:table-cell table:style-name="ce18" office:value-type="float" office:value="0.57919" calcext:value-type="float">
            <text:p>5.7919E-01</text:p>
          </table:table-cell>
          <table:table-cell table:style-name="ce18" office:value-type="float" office:value="0.54856" calcext:value-type="float">
            <text:p>5.48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0" calcext:value-type="float">
            <text:p>1090.0</text:p>
          </table:table-cell>
          <table:table-cell table:style-name="ce18" office:value-type="float" office:value="0.60442" calcext:value-type="float">
            <text:p>6.0442E-01</text:p>
          </table:table-cell>
          <table:table-cell table:style-name="ce18" office:value-type="float" office:value="0.55573" calcext:value-type="float">
            <text:p>5.5573E-01</text:p>
          </table:table-cell>
          <table:table-cell table:style-name="ce18" office:value-type="float" office:value="0.52656" calcext:value-type="float">
            <text:p>5.26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1" calcext:value-type="float">
            <text:p>1091.0</text:p>
          </table:table-cell>
          <table:table-cell table:style-name="ce18" office:value-type="float" office:value="0.60799" calcext:value-type="float">
            <text:p>6.0799E-01</text:p>
          </table:table-cell>
          <table:table-cell table:style-name="ce18" office:value-type="float" office:value="0.58835" calcext:value-type="float">
            <text:p>5.8835E-01</text:p>
          </table:table-cell>
          <table:table-cell table:style-name="ce18" office:value-type="float" office:value="0.55722" calcext:value-type="float">
            <text:p>5.57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2" calcext:value-type="float">
            <text:p>1092.0</text:p>
          </table:table-cell>
          <table:table-cell table:style-name="ce18" office:value-type="float" office:value="0.59692" calcext:value-type="float">
            <text:p>5.9692E-01</text:p>
          </table:table-cell>
          <table:table-cell table:style-name="ce18" office:value-type="float" office:value="0.58124" calcext:value-type="float">
            <text:p>5.8124E-01</text:p>
          </table:table-cell>
          <table:table-cell table:style-name="ce18" office:value-type="float" office:value="0.55048" calcext:value-type="float">
            <text:p>5.50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3" calcext:value-type="float">
            <text:p>1093.0</text:p>
          </table:table-cell>
          <table:table-cell table:style-name="ce18" office:value-type="float" office:value="0.59221" calcext:value-type="float">
            <text:p>5.9221E-01</text:p>
          </table:table-cell>
          <table:table-cell table:style-name="ce18" office:value-type="float" office:value="0.51058" calcext:value-type="float">
            <text:p>5.1058E-01</text:p>
          </table:table-cell>
          <table:table-cell table:style-name="ce18" office:value-type="float" office:value="0.48417" calcext:value-type="float">
            <text:p>4.8417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4" calcext:value-type="float">
            <text:p>1094.0</text:p>
          </table:table-cell>
          <table:table-cell table:style-name="ce18" office:value-type="float" office:value="0.56065" calcext:value-type="float">
            <text:p>5.6065E-01</text:p>
          </table:table-cell>
          <table:table-cell table:style-name="ce18" office:value-type="float" office:value="0.53965" calcext:value-type="float">
            <text:p>5.3965E-01</text:p>
          </table:table-cell>
          <table:table-cell table:style-name="ce18" office:value-type="float" office:value="0.5112" calcext:value-type="float">
            <text:p>5.1120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5" calcext:value-type="float">
            <text:p>1095.0</text:p>
          </table:table-cell>
          <table:table-cell table:style-name="ce18" office:value-type="float" office:value="0.58252" calcext:value-type="float">
            <text:p>5.8252E-01</text:p>
          </table:table-cell>
          <table:table-cell table:style-name="ce18" office:value-type="float" office:value="0.52067" calcext:value-type="float">
            <text:p>5.2067E-01</text:p>
          </table:table-cell>
          <table:table-cell table:style-name="ce18" office:value-type="float" office:value="0.49363" calcext:value-type="float">
            <text:p>4.93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6" calcext:value-type="float">
            <text:p>1096.0</text:p>
          </table:table-cell>
          <table:table-cell table:style-name="ce18" office:value-type="float" office:value="0.586" calcext:value-type="float">
            <text:p>5.8600E-01</text:p>
          </table:table-cell>
          <table:table-cell table:style-name="ce18" office:value-type="float" office:value="0.50323" calcext:value-type="float">
            <text:p>5.0323E-01</text:p>
          </table:table-cell>
          <table:table-cell table:style-name="ce18" office:value-type="float" office:value="0.47731" calcext:value-type="float">
            <text:p>4.77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7" calcext:value-type="float">
            <text:p>1097.0</text:p>
          </table:table-cell>
          <table:table-cell table:style-name="ce18" office:value-type="float" office:value="0.591" calcext:value-type="float">
            <text:p>5.9100E-01</text:p>
          </table:table-cell>
          <table:table-cell table:style-name="ce18" office:value-type="float" office:value="0.57852" calcext:value-type="float">
            <text:p>5.7852E-01</text:p>
          </table:table-cell>
          <table:table-cell table:style-name="ce18" office:value-type="float" office:value="0.54805" calcext:value-type="float">
            <text:p>5.48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8" calcext:value-type="float">
            <text:p>1098.0</text:p>
          </table:table-cell>
          <table:table-cell table:style-name="ce18" office:value-type="float" office:value="0.587" calcext:value-type="float">
            <text:p>5.8700E-01</text:p>
          </table:table-cell>
          <table:table-cell table:style-name="ce18" office:value-type="float" office:value="0.50291" calcext:value-type="float">
            <text:p>5.0291E-01</text:p>
          </table:table-cell>
          <table:table-cell table:style-name="ce18" office:value-type="float" office:value="0.47709" calcext:value-type="float">
            <text:p>4.7709E-01</text:p>
          </table:table-cell>
          <table:table-cell table:number-columns-repeated="60"/>
        </table:table-row>
        <table:table-row table:style-name="ro4">
          <table:table-cell table:style-name="ce15" office:value-type="float" office:value="1099" calcext:value-type="float">
            <text:p>1099.0</text:p>
          </table:table-cell>
          <table:table-cell table:style-name="ce18" office:value-type="float" office:value="0.58216" calcext:value-type="float">
            <text:p>5.8216E-01</text:p>
          </table:table-cell>
          <table:table-cell table:style-name="ce18" office:value-type="float" office:value="0.50772" calcext:value-type="float">
            <text:p>5.0772E-01</text:p>
          </table:table-cell>
          <table:table-cell table:style-name="ce18" office:value-type="float" office:value="0.48161" calcext:value-type="float">
            <text:p>4.81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0" calcext:value-type="float">
            <text:p>1100.0</text:p>
          </table:table-cell>
          <table:table-cell table:style-name="ce18" office:value-type="float" office:value="0.6" calcext:value-type="float">
            <text:p>6.0000E-01</text:p>
          </table:table-cell>
          <table:table-cell table:style-name="ce18" office:value-type="float" office:value="0.48577" calcext:value-type="float">
            <text:p>4.8577E-01</text:p>
          </table:table-cell>
          <table:table-cell table:style-name="ce18" office:value-type="float" office:value="0.46113" calcext:value-type="float">
            <text:p>4.61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1" calcext:value-type="float">
            <text:p>1101.0</text:p>
          </table:table-cell>
          <table:table-cell table:style-name="ce18" office:value-type="float" office:value="0.599" calcext:value-type="float">
            <text:p>5.9900E-01</text:p>
          </table:table-cell>
          <table:table-cell table:style-name="ce18" office:value-type="float" office:value="0.49696" calcext:value-type="float">
            <text:p>4.9696E-01</text:p>
          </table:table-cell>
          <table:table-cell table:style-name="ce18" office:value-type="float" office:value="0.47169" calcext:value-type="float">
            <text:p>4.71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2" calcext:value-type="float">
            <text:p>1102.0</text:p>
          </table:table-cell>
          <table:table-cell table:style-name="ce18" office:value-type="float" office:value="0.58202" calcext:value-type="float">
            <text:p>5.8202E-01</text:p>
          </table:table-cell>
          <table:table-cell table:style-name="ce18" office:value-type="float" office:value="0.46883" calcext:value-type="float">
            <text:p>4.6883E-01</text:p>
          </table:table-cell>
          <table:table-cell table:style-name="ce18" office:value-type="float" office:value="0.44513" calcext:value-type="float">
            <text:p>4.45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3" calcext:value-type="float">
            <text:p>1103.0</text:p>
          </table:table-cell>
          <table:table-cell table:style-name="ce18" office:value-type="float" office:value="0.595" calcext:value-type="float">
            <text:p>5.9500E-01</text:p>
          </table:table-cell>
          <table:table-cell table:style-name="ce18" office:value-type="float" office:value="0.46637" calcext:value-type="float">
            <text:p>4.6637E-01</text:p>
          </table:table-cell>
          <table:table-cell table:style-name="ce18" office:value-type="float" office:value="0.44291" calcext:value-type="float">
            <text:p>4.42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4" calcext:value-type="float">
            <text:p>1104.0</text:p>
          </table:table-cell>
          <table:table-cell table:style-name="ce18" office:value-type="float" office:value="0.593" calcext:value-type="float">
            <text:p>5.9300E-01</text:p>
          </table:table-cell>
          <table:table-cell table:style-name="ce18" office:value-type="float" office:value="0.46765" calcext:value-type="float">
            <text:p>4.6765E-01</text:p>
          </table:table-cell>
          <table:table-cell table:style-name="ce18" office:value-type="float" office:value="0.44412" calcext:value-type="float">
            <text:p>4.44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5" calcext:value-type="float">
            <text:p>1105.0</text:p>
          </table:table-cell>
          <table:table-cell table:style-name="ce18" office:value-type="float" office:value="0.591" calcext:value-type="float">
            <text:p>5.9100E-01</text:p>
          </table:table-cell>
          <table:table-cell table:style-name="ce18" office:value-type="float" office:value="0.50644" calcext:value-type="float">
            <text:p>5.0644E-01</text:p>
          </table:table-cell>
          <table:table-cell table:style-name="ce18" office:value-type="float" office:value="0.48065" calcext:value-type="float">
            <text:p>4.80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6" calcext:value-type="float">
            <text:p>1106.0</text:p>
          </table:table-cell>
          <table:table-cell table:style-name="ce18" office:value-type="float" office:value="0.59" calcext:value-type="float">
            <text:p>5.9000E-01</text:p>
          </table:table-cell>
          <table:table-cell table:style-name="ce18" office:value-type="float" office:value="0.39792" calcext:value-type="float">
            <text:p>3.9792E-01</text:p>
          </table:table-cell>
          <table:table-cell table:style-name="ce18" office:value-type="float" office:value="0.3784" calcext:value-type="float">
            <text:p>3.784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7" calcext:value-type="float">
            <text:p>1107.0</text:p>
          </table:table-cell>
          <table:table-cell table:style-name="ce18" office:value-type="float" office:value="0.586" calcext:value-type="float">
            <text:p>5.8600E-01</text:p>
          </table:table-cell>
          <table:table-cell table:style-name="ce18" office:value-type="float" office:value="0.48304" calcext:value-type="float">
            <text:p>4.8304E-01</text:p>
          </table:table-cell>
          <table:table-cell table:style-name="ce18" office:value-type="float" office:value="0.45866" calcext:value-type="float">
            <text:p>4.586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8" calcext:value-type="float">
            <text:p>1108.0</text:p>
          </table:table-cell>
          <table:table-cell table:style-name="ce18" office:value-type="float" office:value="0.5865" calcext:value-type="float">
            <text:p>5.8650E-01</text:p>
          </table:table-cell>
          <table:table-cell table:style-name="ce18" office:value-type="float" office:value="0.41565" calcext:value-type="float">
            <text:p>4.1565E-01</text:p>
          </table:table-cell>
          <table:table-cell table:style-name="ce18" office:value-type="float" office:value="0.39517" calcext:value-type="float">
            <text:p>3.951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09" calcext:value-type="float">
            <text:p>1109.0</text:p>
          </table:table-cell>
          <table:table-cell table:style-name="ce18" office:value-type="float" office:value="0.5855" calcext:value-type="float">
            <text:p>5.8550E-01</text:p>
          </table:table-cell>
          <table:table-cell table:style-name="ce18" office:value-type="float" office:value="0.41278" calcext:value-type="float">
            <text:p>4.1278E-01</text:p>
          </table:table-cell>
          <table:table-cell table:style-name="ce18" office:value-type="float" office:value="0.39249" calcext:value-type="float">
            <text:p>3.9249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0" calcext:value-type="float">
            <text:p>1110.0</text:p>
          </table:table-cell>
          <table:table-cell table:style-name="ce18" office:value-type="float" office:value="0.587" calcext:value-type="float">
            <text:p>5.8700E-01</text:p>
          </table:table-cell>
          <table:table-cell table:style-name="ce18" office:value-type="float" office:value="0.47899" calcext:value-type="float">
            <text:p>4.7899E-01</text:p>
          </table:table-cell>
          <table:table-cell table:style-name="ce18" office:value-type="float" office:value="0.45496" calcext:value-type="float">
            <text:p>4.549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1" calcext:value-type="float">
            <text:p>1111.0</text:p>
          </table:table-cell>
          <table:table-cell table:style-name="ce18" office:value-type="float" office:value="0.5825" calcext:value-type="float">
            <text:p>5.8250E-01</text:p>
          </table:table-cell>
          <table:table-cell table:style-name="ce18" office:value-type="float" office:value="0.33154" calcext:value-type="float">
            <text:p>3.3154E-01</text:p>
          </table:table-cell>
          <table:table-cell table:style-name="ce18" office:value-type="float" office:value="0.31572" calcext:value-type="float">
            <text:p>3.15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2" calcext:value-type="float">
            <text:p>1112.0</text:p>
          </table:table-cell>
          <table:table-cell table:style-name="ce18" office:value-type="float" office:value="0.58342" calcext:value-type="float">
            <text:p>5.8342E-01</text:p>
          </table:table-cell>
          <table:table-cell table:style-name="ce18" office:value-type="float" office:value="0.41357" calcext:value-type="float">
            <text:p>4.1357E-01</text:p>
          </table:table-cell>
          <table:table-cell table:style-name="ce18" office:value-type="float" office:value="0.3933" calcext:value-type="float">
            <text:p>3.93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3" calcext:value-type="float">
            <text:p>1113.0</text:p>
          </table:table-cell>
          <table:table-cell table:style-name="ce18" office:value-type="float" office:value="0.578" calcext:value-type="float">
            <text:p>5.7800E-01</text:p>
          </table:table-cell>
          <table:table-cell table:style-name="ce18" office:value-type="float" office:value="0.2685" calcext:value-type="float">
            <text:p>2.6850E-01</text:p>
          </table:table-cell>
          <table:table-cell table:style-name="ce18" office:value-type="float" office:value="0.25599" calcext:value-type="float">
            <text:p>2.5599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4" calcext:value-type="float">
            <text:p>1114.0</text:p>
          </table:table-cell>
          <table:table-cell table:style-name="ce18" office:value-type="float" office:value="0.584" calcext:value-type="float">
            <text:p>5.8400E-01</text:p>
          </table:table-cell>
          <table:table-cell table:style-name="ce18" office:value-type="float" office:value="0.29985" calcext:value-type="float">
            <text:p>2.9985E-01</text:p>
          </table:table-cell>
          <table:table-cell table:style-name="ce18" office:value-type="float" office:value="0.28576" calcext:value-type="float">
            <text:p>2.85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5" calcext:value-type="float">
            <text:p>1115.0</text:p>
          </table:table-cell>
          <table:table-cell table:style-name="ce18" office:value-type="float" office:value="0.582" calcext:value-type="float">
            <text:p>5.8200E-01</text:p>
          </table:table-cell>
          <table:table-cell table:style-name="ce18" office:value-type="float" office:value="0.24987" calcext:value-type="float">
            <text:p>2.4987E-01</text:p>
          </table:table-cell>
          <table:table-cell table:style-name="ce18" office:value-type="float" office:value="0.23833" calcext:value-type="float">
            <text:p>2.383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6" calcext:value-type="float">
            <text:p>1116.0</text:p>
          </table:table-cell>
          <table:table-cell table:style-name="ce18" office:value-type="float" office:value="0.575" calcext:value-type="float">
            <text:p>5.7500E-01</text:p>
          </table:table-cell>
          <table:table-cell table:style-name="ce18" office:value-type="float" office:value="0.20136" calcext:value-type="float">
            <text:p>2.0136E-01</text:p>
          </table:table-cell>
          <table:table-cell table:style-name="ce18" office:value-type="float" office:value="0.19223" calcext:value-type="float">
            <text:p>1.922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7" calcext:value-type="float">
            <text:p>1117.0</text:p>
          </table:table-cell>
          <table:table-cell table:style-name="ce18" office:value-type="float" office:value="0.583" calcext:value-type="float">
            <text:p>5.8300E-01</text:p>
          </table:table-cell>
          <table:table-cell table:style-name="ce18" office:value-type="float" office:value="0.079618" calcext:value-type="float">
            <text:p>7.9618E-02</text:p>
          </table:table-cell>
          <table:table-cell table:style-name="ce18" office:value-type="float" office:value="0.076164" calcext:value-type="float">
            <text:p>7.6164E-02</text:p>
          </table:table-cell>
          <table:table-cell table:number-columns-repeated="60"/>
        </table:table-row>
        <table:table-row table:style-name="ro4">
          <table:table-cell table:style-name="ce15" office:value-type="float" office:value="1118" calcext:value-type="float">
            <text:p>1118.0</text:p>
          </table:table-cell>
          <table:table-cell table:style-name="ce18" office:value-type="float" office:value="0.57222" calcext:value-type="float">
            <text:p>5.7222E-01</text:p>
          </table:table-cell>
          <table:table-cell table:style-name="ce18" office:value-type="float" office:value="0.21753" calcext:value-type="float">
            <text:p>2.1753E-01</text:p>
          </table:table-cell>
          <table:table-cell table:style-name="ce18" office:value-type="float" office:value="0.20763" calcext:value-type="float">
            <text:p>2.07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19" calcext:value-type="float">
            <text:p>1119.0</text:p>
          </table:table-cell>
          <table:table-cell table:style-name="ce18" office:value-type="float" office:value="0.57151" calcext:value-type="float">
            <text:p>5.7151E-01</text:p>
          </table:table-cell>
          <table:table-cell table:style-name="ce18" office:value-type="float" office:value="0.11317" calcext:value-type="float">
            <text:p>1.1317E-01</text:p>
          </table:table-cell>
          <table:table-cell table:style-name="ce18" office:value-type="float" office:value="0.10821" calcext:value-type="float">
            <text:p>1.082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0" calcext:value-type="float">
            <text:p>1120.0</text:p>
          </table:table-cell>
          <table:table-cell table:style-name="ce18" office:value-type="float" office:value="0.5685" calcext:value-type="float">
            <text:p>5.6850E-01</text:p>
          </table:table-cell>
          <table:table-cell table:style-name="ce18" office:value-type="float" office:value="0.14189" calcext:value-type="float">
            <text:p>1.4189E-01</text:p>
          </table:table-cell>
          <table:table-cell table:style-name="ce18" office:value-type="float" office:value="0.13562" calcext:value-type="float">
            <text:p>1.35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1" calcext:value-type="float">
            <text:p>1121.0</text:p>
          </table:table-cell>
          <table:table-cell table:style-name="ce18" office:value-type="float" office:value="0.572" calcext:value-type="float">
            <text:p>5.7200E-01</text:p>
          </table:table-cell>
          <table:table-cell table:style-name="ce18" office:value-type="float" office:value="0.18586" calcext:value-type="float">
            <text:p>1.8586E-01</text:p>
          </table:table-cell>
          <table:table-cell table:style-name="ce18" office:value-type="float" office:value="0.17753" calcext:value-type="float">
            <text:p>1.77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2" calcext:value-type="float">
            <text:p>1122.0</text:p>
          </table:table-cell>
          <table:table-cell table:style-name="ce18" office:value-type="float" office:value="0.575" calcext:value-type="float">
            <text:p>5.7500E-01</text:p>
          </table:table-cell>
          <table:table-cell table:style-name="ce18" office:value-type="float" office:value="0.081686" calcext:value-type="float">
            <text:p>8.1686E-02</text:p>
          </table:table-cell>
          <table:table-cell table:style-name="ce18" office:value-type="float" office:value="0.078159" calcext:value-type="float">
            <text:p>7.8159E-02</text:p>
          </table:table-cell>
          <table:table-cell table:number-columns-repeated="60"/>
        </table:table-row>
        <table:table-row table:style-name="ro4">
          <table:table-cell table:style-name="ce15" office:value-type="float" office:value="1123" calcext:value-type="float">
            <text:p>1123.0</text:p>
          </table:table-cell>
          <table:table-cell table:style-name="ce18" office:value-type="float" office:value="0.574" calcext:value-type="float">
            <text:p>5.7400E-01</text:p>
          </table:table-cell>
          <table:table-cell table:style-name="ce18" office:value-type="float" office:value="0.12817" calcext:value-type="float">
            <text:p>1.2817E-01</text:p>
          </table:table-cell>
          <table:table-cell table:style-name="ce18" office:value-type="float" office:value="0.12255" calcext:value-type="float">
            <text:p>1.22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4" calcext:value-type="float">
            <text:p>1124.0</text:p>
          </table:table-cell>
          <table:table-cell table:style-name="ce18" office:value-type="float" office:value="0.5725" calcext:value-type="float">
            <text:p>5.7250E-01</text:p>
          </table:table-cell>
          <table:table-cell table:style-name="ce18" office:value-type="float" office:value="0.1087" calcext:value-type="float">
            <text:p>1.0870E-01</text:p>
          </table:table-cell>
          <table:table-cell table:style-name="ce18" office:value-type="float" office:value="0.10397" calcext:value-type="float">
            <text:p>1.03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5" calcext:value-type="float">
            <text:p>1125.0</text:p>
          </table:table-cell>
          <table:table-cell table:style-name="ce18" office:value-type="float" office:value="0.57012" calcext:value-type="float">
            <text:p>5.7012E-01</text:p>
          </table:table-cell>
          <table:table-cell table:style-name="ce18" office:value-type="float" office:value="0.14428" calcext:value-type="float">
            <text:p>1.4428E-01</text:p>
          </table:table-cell>
          <table:table-cell table:style-name="ce18" office:value-type="float" office:value="0.13794" calcext:value-type="float">
            <text:p>1.37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6" calcext:value-type="float">
            <text:p>1126.0</text:p>
          </table:table-cell>
          <table:table-cell table:style-name="ce18" office:value-type="float" office:value="0.553" calcext:value-type="float">
            <text:p>5.5300E-01</text:p>
          </table:table-cell>
          <table:table-cell table:style-name="ce18" office:value-type="float" office:value="0.051589" calcext:value-type="float">
            <text:p>5.1589E-02</text:p>
          </table:table-cell>
          <table:table-cell table:style-name="ce18" office:value-type="float" office:value="0.049394" calcext:value-type="float">
            <text:p>4.9394E-02</text:p>
          </table:table-cell>
          <table:table-cell table:number-columns-repeated="60"/>
        </table:table-row>
        <table:table-row table:style-name="ro4">
          <table:table-cell table:style-name="ce15" office:value-type="float" office:value="1127" calcext:value-type="float">
            <text:p>1127.0</text:p>
          </table:table-cell>
          <table:table-cell table:style-name="ce18" office:value-type="float" office:value="0.56179" calcext:value-type="float">
            <text:p>5.6179E-01</text:p>
          </table:table-cell>
          <table:table-cell table:style-name="ce18" office:value-type="float" office:value="0.15725" calcext:value-type="float">
            <text:p>1.5725E-01</text:p>
          </table:table-cell>
          <table:table-cell table:style-name="ce18" office:value-type="float" office:value="0.15032" calcext:value-type="float">
            <text:p>1.503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28" calcext:value-type="float">
            <text:p>1128.0</text:p>
          </table:table-cell>
          <table:table-cell table:style-name="ce18" office:value-type="float" office:value="0.56829" calcext:value-type="float">
            <text:p>5.6829E-01</text:p>
          </table:table-cell>
          <table:table-cell table:style-name="ce18" office:value-type="float" office:value="0.099224" calcext:value-type="float">
            <text:p>9.9224E-02</text:p>
          </table:table-cell>
          <table:table-cell table:style-name="ce18" office:value-type="float" office:value="0.094946" calcext:value-type="float">
            <text:p>9.4946E-02</text:p>
          </table:table-cell>
          <table:table-cell table:number-columns-repeated="60"/>
        </table:table-row>
        <table:table-row table:style-name="ro4">
          <table:table-cell table:style-name="ce15" office:value-type="float" office:value="1129" calcext:value-type="float">
            <text:p>1129.0</text:p>
          </table:table-cell>
          <table:table-cell table:style-name="ce18" office:value-type="float" office:value="0.56837" calcext:value-type="float">
            <text:p>5.6837E-01</text:p>
          </table:table-cell>
          <table:table-cell table:style-name="ce18" office:value-type="float" office:value="0.10591" calcext:value-type="float">
            <text:p>1.0591E-01</text:p>
          </table:table-cell>
          <table:table-cell table:style-name="ce18" office:value-type="float" office:value="0.10133" calcext:value-type="float">
            <text:p>1.013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0" calcext:value-type="float">
            <text:p>1130.0</text:p>
          </table:table-cell>
          <table:table-cell table:style-name="ce18" office:value-type="float" office:value="0.56401" calcext:value-type="float">
            <text:p>5.6401E-01</text:p>
          </table:table-cell>
          <table:table-cell table:style-name="ce18" office:value-type="float" office:value="0.070574" calcext:value-type="float">
            <text:p>7.0574E-02</text:p>
          </table:table-cell>
          <table:table-cell table:style-name="ce18" office:value-type="float" office:value="0.067568" calcext:value-type="float">
            <text:p>6.7568E-02</text:p>
          </table:table-cell>
          <table:table-cell table:number-columns-repeated="60"/>
        </table:table-row>
        <table:table-row table:style-name="ro4">
          <table:table-cell table:style-name="ce15" office:value-type="float" office:value="1131" calcext:value-type="float">
            <text:p>1131.0</text:p>
          </table:table-cell>
          <table:table-cell table:style-name="ce18" office:value-type="float" office:value="0.568" calcext:value-type="float">
            <text:p>5.6800E-01</text:p>
          </table:table-cell>
          <table:table-cell table:style-name="ce18" office:value-type="float" office:value="0.2956" calcext:value-type="float">
            <text:p>2.9560E-01</text:p>
          </table:table-cell>
          <table:table-cell table:style-name="ce18" office:value-type="float" office:value="0.28201" calcext:value-type="float">
            <text:p>2.820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2" calcext:value-type="float">
            <text:p>1132.0</text:p>
          </table:table-cell>
          <table:table-cell table:style-name="ce18" office:value-type="float" office:value="0.57" calcext:value-type="float">
            <text:p>5.7000E-01</text:p>
          </table:table-cell>
          <table:table-cell table:style-name="ce18" office:value-type="float" office:value="0.23411" calcext:value-type="float">
            <text:p>2.3411E-01</text:p>
          </table:table-cell>
          <table:table-cell table:style-name="ce18" office:value-type="float" office:value="0.22359" calcext:value-type="float">
            <text:p>2.23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3" calcext:value-type="float">
            <text:p>1133.0</text:p>
          </table:table-cell>
          <table:table-cell table:style-name="ce18" office:value-type="float" office:value="0.56186" calcext:value-type="float">
            <text:p>5.6186E-01</text:p>
          </table:table-cell>
          <table:table-cell table:style-name="ce18" office:value-type="float" office:value="0.15331" calcext:value-type="float">
            <text:p>1.5331E-01</text:p>
          </table:table-cell>
          <table:table-cell table:style-name="ce18" office:value-type="float" office:value="0.14661" calcext:value-type="float">
            <text:p>1.46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4" calcext:value-type="float">
            <text:p>1134.0</text:p>
          </table:table-cell>
          <table:table-cell table:style-name="ce18" office:value-type="float" office:value="0.56346" calcext:value-type="float">
            <text:p>5.6346E-01</text:p>
          </table:table-cell>
          <table:table-cell table:style-name="ce18" office:value-type="float" office:value="0.04174" calcext:value-type="float">
            <text:p>4.1740E-02</text:p>
          </table:table-cell>
          <table:table-cell table:style-name="ce18" office:value-type="float" office:value="0.039988" calcext:value-type="float">
            <text:p>3.9988E-02</text:p>
          </table:table-cell>
          <table:table-cell table:number-columns-repeated="60"/>
        </table:table-row>
        <table:table-row table:style-name="ro4">
          <table:table-cell table:style-name="ce15" office:value-type="float" office:value="1135" calcext:value-type="float">
            <text:p>1135.0</text:p>
          </table:table-cell>
          <table:table-cell table:style-name="ce18" office:value-type="float" office:value="0.5625" calcext:value-type="float">
            <text:p>5.6250E-01</text:p>
          </table:table-cell>
          <table:table-cell table:style-name="ce18" office:value-type="float" office:value="0.015462" calcext:value-type="float">
            <text:p>1.5462E-02</text:p>
          </table:table-cell>
          <table:table-cell table:style-name="ce18" office:value-type="float" office:value="0.014819" calcext:value-type="float">
            <text:p>1.4819E-02</text:p>
          </table:table-cell>
          <table:table-cell table:number-columns-repeated="60"/>
        </table:table-row>
        <table:table-row table:style-name="ro4">
          <table:table-cell table:style-name="ce15" office:value-type="float" office:value="1136" calcext:value-type="float">
            <text:p>1136.0</text:p>
          </table:table-cell>
          <table:table-cell table:style-name="ce18" office:value-type="float" office:value="0.56481" calcext:value-type="float">
            <text:p>5.6481E-01</text:p>
          </table:table-cell>
          <table:table-cell table:style-name="ce18" office:value-type="float" office:value="0.12876" calcext:value-type="float">
            <text:p>1.2876E-01</text:p>
          </table:table-cell>
          <table:table-cell table:style-name="ce18" office:value-type="float" office:value="0.1232" calcext:value-type="float">
            <text:p>1.232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7" calcext:value-type="float">
            <text:p>1137.0</text:p>
          </table:table-cell>
          <table:table-cell table:style-name="ce18" office:value-type="float" office:value="0.55197" calcext:value-type="float">
            <text:p>5.5197E-01</text:p>
          </table:table-cell>
          <table:table-cell table:style-name="ce18" office:value-type="float" office:value="0.28785" calcext:value-type="float">
            <text:p>2.8785E-01</text:p>
          </table:table-cell>
          <table:table-cell table:style-name="ce18" office:value-type="float" office:value="0.27472" calcext:value-type="float">
            <text:p>2.74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8" calcext:value-type="float">
            <text:p>1138.0</text:p>
          </table:table-cell>
          <table:table-cell table:style-name="ce18" office:value-type="float" office:value="0.544" calcext:value-type="float">
            <text:p>5.4400E-01</text:p>
          </table:table-cell>
          <table:table-cell table:style-name="ce18" office:value-type="float" office:value="0.20329" calcext:value-type="float">
            <text:p>2.0329E-01</text:p>
          </table:table-cell>
          <table:table-cell table:style-name="ce18" office:value-type="float" office:value="0.19428" calcext:value-type="float">
            <text:p>1.94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39" calcext:value-type="float">
            <text:p>1139.0</text:p>
          </table:table-cell>
          <table:table-cell table:style-name="ce18" office:value-type="float" office:value="0.553" calcext:value-type="float">
            <text:p>5.5300E-01</text:p>
          </table:table-cell>
          <table:table-cell table:style-name="ce18" office:value-type="float" office:value="0.2985" calcext:value-type="float">
            <text:p>2.9850E-01</text:p>
          </table:table-cell>
          <table:table-cell table:style-name="ce18" office:value-type="float" office:value="0.28484" calcext:value-type="float">
            <text:p>2.84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0" calcext:value-type="float">
            <text:p>1140.0</text:p>
          </table:table-cell>
          <table:table-cell table:style-name="ce18" office:value-type="float" office:value="0.55573" calcext:value-type="float">
            <text:p>5.5573E-01</text:p>
          </table:table-cell>
          <table:table-cell table:style-name="ce18" office:value-type="float" office:value="0.25599" calcext:value-type="float">
            <text:p>2.5599E-01</text:p>
          </table:table-cell>
          <table:table-cell table:style-name="ce18" office:value-type="float" office:value="0.24447" calcext:value-type="float">
            <text:p>2.44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1" calcext:value-type="float">
            <text:p>1141.0</text:p>
          </table:table-cell>
          <table:table-cell table:style-name="ce18" office:value-type="float" office:value="0.54303" calcext:value-type="float">
            <text:p>5.4303E-01</text:p>
          </table:table-cell>
          <table:table-cell table:style-name="ce18" office:value-type="float" office:value="0.19337" calcext:value-type="float">
            <text:p>1.9337E-01</text:p>
          </table:table-cell>
          <table:table-cell table:style-name="ce18" office:value-type="float" office:value="0.18486" calcext:value-type="float">
            <text:p>1.84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2" calcext:value-type="float">
            <text:p>1142.0</text:p>
          </table:table-cell>
          <table:table-cell table:style-name="ce18" office:value-type="float" office:value="0.55531" calcext:value-type="float">
            <text:p>5.5531E-01</text:p>
          </table:table-cell>
          <table:table-cell table:style-name="ce18" office:value-type="float" office:value="0.22479" calcext:value-type="float">
            <text:p>2.2479E-01</text:p>
          </table:table-cell>
          <table:table-cell table:style-name="ce18" office:value-type="float" office:value="0.21481" calcext:value-type="float">
            <text:p>2.14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3" calcext:value-type="float">
            <text:p>1143.0</text:p>
          </table:table-cell>
          <table:table-cell table:style-name="ce18" office:value-type="float" office:value="0.5496" calcext:value-type="float">
            <text:p>5.4960E-01</text:p>
          </table:table-cell>
          <table:table-cell table:style-name="ce18" office:value-type="float" office:value="0.31183" calcext:value-type="float">
            <text:p>3.1183E-01</text:p>
          </table:table-cell>
          <table:table-cell table:style-name="ce18" office:value-type="float" office:value="0.29758" calcext:value-type="float">
            <text:p>2.975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4" calcext:value-type="float">
            <text:p>1144.0</text:p>
          </table:table-cell>
          <table:table-cell table:style-name="ce18" office:value-type="float" office:value="0.54501" calcext:value-type="float">
            <text:p>5.4501E-01</text:p>
          </table:table-cell>
          <table:table-cell table:style-name="ce18" office:value-type="float" office:value="0.11326" calcext:value-type="float">
            <text:p>1.1326E-01</text:p>
          </table:table-cell>
          <table:table-cell table:style-name="ce18" office:value-type="float" office:value="0.10843" calcext:value-type="float">
            <text:p>1.08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5" calcext:value-type="float">
            <text:p>1145.0</text:p>
          </table:table-cell>
          <table:table-cell table:style-name="ce18" office:value-type="float" office:value="0.55001" calcext:value-type="float">
            <text:p>5.5001E-01</text:p>
          </table:table-cell>
          <table:table-cell table:style-name="ce18" office:value-type="float" office:value="0.14604" calcext:value-type="float">
            <text:p>1.4604E-01</text:p>
          </table:table-cell>
          <table:table-cell table:style-name="ce18" office:value-type="float" office:value="0.13976" calcext:value-type="float">
            <text:p>1.39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6" calcext:value-type="float">
            <text:p>1146.0</text:p>
          </table:table-cell>
          <table:table-cell table:style-name="ce18" office:value-type="float" office:value="0.55407" calcext:value-type="float">
            <text:p>5.5407E-01</text:p>
          </table:table-cell>
          <table:table-cell table:style-name="ce18" office:value-type="float" office:value="0.15764" calcext:value-type="float">
            <text:p>1.5764E-01</text:p>
          </table:table-cell>
          <table:table-cell table:style-name="ce18" office:value-type="float" office:value="0.15085" calcext:value-type="float">
            <text:p>1.50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7" calcext:value-type="float">
            <text:p>1147.0</text:p>
          </table:table-cell>
          <table:table-cell table:style-name="ce18" office:value-type="float" office:value="0.55408" calcext:value-type="float">
            <text:p>5.5408E-01</text:p>
          </table:table-cell>
          <table:table-cell table:style-name="ce18" office:value-type="float" office:value="0.059176" calcext:value-type="float">
            <text:p>5.9176E-02</text:p>
          </table:table-cell>
          <table:table-cell table:style-name="ce18" office:value-type="float" office:value="0.056715" calcext:value-type="float">
            <text:p>5.6715E-02</text:p>
          </table:table-cell>
          <table:table-cell table:number-columns-repeated="60"/>
        </table:table-row>
        <table:table-row table:style-name="ro4">
          <table:table-cell table:style-name="ce15" office:value-type="float" office:value="1148" calcext:value-type="float">
            <text:p>1148.0</text:p>
          </table:table-cell>
          <table:table-cell table:style-name="ce18" office:value-type="float" office:value="0.55032" calcext:value-type="float">
            <text:p>5.5032E-01</text:p>
          </table:table-cell>
          <table:table-cell table:style-name="ce18" office:value-type="float" office:value="0.27113" calcext:value-type="float">
            <text:p>2.7113E-01</text:p>
          </table:table-cell>
          <table:table-cell table:style-name="ce18" office:value-type="float" office:value="0.25898" calcext:value-type="float">
            <text:p>2.58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49" calcext:value-type="float">
            <text:p>1149.0</text:p>
          </table:table-cell>
          <table:table-cell table:style-name="ce18" office:value-type="float" office:value="0.54788" calcext:value-type="float">
            <text:p>5.4788E-01</text:p>
          </table:table-cell>
          <table:table-cell table:style-name="ce18" office:value-type="float" office:value="0.21854" calcext:value-type="float">
            <text:p>2.1854E-01</text:p>
          </table:table-cell>
          <table:table-cell table:style-name="ce18" office:value-type="float" office:value="0.20894" calcext:value-type="float">
            <text:p>2.08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0" calcext:value-type="float">
            <text:p>1150.0</text:p>
          </table:table-cell>
          <table:table-cell table:style-name="ce18" office:value-type="float" office:value="0.54623" calcext:value-type="float">
            <text:p>5.4623E-01</text:p>
          </table:table-cell>
          <table:table-cell table:style-name="ce18" office:value-type="float" office:value="0.12164" calcext:value-type="float">
            <text:p>1.2164E-01</text:p>
          </table:table-cell>
          <table:table-cell table:style-name="ce18" office:value-type="float" office:value="0.11648" calcext:value-type="float">
            <text:p>1.16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1" calcext:value-type="float">
            <text:p>1151.0</text:p>
          </table:table-cell>
          <table:table-cell table:style-name="ce18" office:value-type="float" office:value="0.54531" calcext:value-type="float">
            <text:p>5.4531E-01</text:p>
          </table:table-cell>
          <table:table-cell table:style-name="ce18" office:value-type="float" office:value="0.2034" calcext:value-type="float">
            <text:p>2.0340E-01</text:p>
          </table:table-cell>
          <table:table-cell table:style-name="ce18" office:value-type="float" office:value="0.19453" calcext:value-type="float">
            <text:p>1.94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2" calcext:value-type="float">
            <text:p>1152.0</text:p>
          </table:table-cell>
          <table:table-cell table:style-name="ce18" office:value-type="float" office:value="0.5417" calcext:value-type="float">
            <text:p>5.4170E-01</text:p>
          </table:table-cell>
          <table:table-cell table:style-name="ce18" office:value-type="float" office:value="0.24762" calcext:value-type="float">
            <text:p>2.4762E-01</text:p>
          </table:table-cell>
          <table:table-cell table:style-name="ce18" office:value-type="float" office:value="0.23666" calcext:value-type="float">
            <text:p>2.366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3" calcext:value-type="float">
            <text:p>1153.0</text:p>
          </table:table-cell>
          <table:table-cell table:style-name="ce18" office:value-type="float" office:value="0.54308" calcext:value-type="float">
            <text:p>5.4308E-01</text:p>
          </table:table-cell>
          <table:table-cell table:style-name="ce18" office:value-type="float" office:value="0.23812" calcext:value-type="float">
            <text:p>2.3812E-01</text:p>
          </table:table-cell>
          <table:table-cell table:style-name="ce18" office:value-type="float" office:value="0.22762" calcext:value-type="float">
            <text:p>2.27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4" calcext:value-type="float">
            <text:p>1154.0</text:p>
          </table:table-cell>
          <table:table-cell table:style-name="ce18" office:value-type="float" office:value="0.54651" calcext:value-type="float">
            <text:p>5.4651E-01</text:p>
          </table:table-cell>
          <table:table-cell table:style-name="ce18" office:value-type="float" office:value="0.14248" calcext:value-type="float">
            <text:p>1.4248E-01</text:p>
          </table:table-cell>
          <table:table-cell table:style-name="ce18" office:value-type="float" office:value="0.13643" calcext:value-type="float">
            <text:p>1.36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5" calcext:value-type="float">
            <text:p>1155.0</text:p>
          </table:table-cell>
          <table:table-cell table:style-name="ce18" office:value-type="float" office:value="0.54731" calcext:value-type="float">
            <text:p>5.4731E-01</text:p>
          </table:table-cell>
          <table:table-cell table:style-name="ce18" office:value-type="float" office:value="0.31316" calcext:value-type="float">
            <text:p>3.1316E-01</text:p>
          </table:table-cell>
          <table:table-cell table:style-name="ce18" office:value-type="float" office:value="0.29903" calcext:value-type="float">
            <text:p>2.99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6" calcext:value-type="float">
            <text:p>1156.0</text:p>
          </table:table-cell>
          <table:table-cell table:style-name="ce18" office:value-type="float" office:value="0.54022" calcext:value-type="float">
            <text:p>5.4022E-01</text:p>
          </table:table-cell>
          <table:table-cell table:style-name="ce18" office:value-type="float" office:value="0.2809" calcext:value-type="float">
            <text:p>2.8090E-01</text:p>
          </table:table-cell>
          <table:table-cell table:style-name="ce18" office:value-type="float" office:value="0.26837" calcext:value-type="float">
            <text:p>2.68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7" calcext:value-type="float">
            <text:p>1157.0</text:p>
          </table:table-cell>
          <table:table-cell table:style-name="ce18" office:value-type="float" office:value="0.5437" calcext:value-type="float">
            <text:p>5.4370E-01</text:p>
          </table:table-cell>
          <table:table-cell table:style-name="ce18" office:value-type="float" office:value="0.31458" calcext:value-type="float">
            <text:p>3.1458E-01</text:p>
          </table:table-cell>
          <table:table-cell table:style-name="ce18" office:value-type="float" office:value="0.3004" calcext:value-type="float">
            <text:p>3.004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8" calcext:value-type="float">
            <text:p>1158.0</text:p>
          </table:table-cell>
          <table:table-cell table:style-name="ce18" office:value-type="float" office:value="0.54334" calcext:value-type="float">
            <text:p>5.4334E-01</text:p>
          </table:table-cell>
          <table:table-cell table:style-name="ce18" office:value-type="float" office:value="0.31171" calcext:value-type="float">
            <text:p>3.1171E-01</text:p>
          </table:table-cell>
          <table:table-cell table:style-name="ce18" office:value-type="float" office:value="0.2977" calcext:value-type="float">
            <text:p>2.97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59" calcext:value-type="float">
            <text:p>1159.0</text:p>
          </table:table-cell>
          <table:table-cell table:style-name="ce18" office:value-type="float" office:value="0.53548" calcext:value-type="float">
            <text:p>5.3548E-01</text:p>
          </table:table-cell>
          <table:table-cell table:style-name="ce18" office:value-type="float" office:value="0.33693" calcext:value-type="float">
            <text:p>3.3693E-01</text:p>
          </table:table-cell>
          <table:table-cell table:style-name="ce18" office:value-type="float" office:value="0.32163" calcext:value-type="float">
            <text:p>3.21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0" calcext:value-type="float">
            <text:p>1160.0</text:p>
          </table:table-cell>
          <table:table-cell table:style-name="ce18" office:value-type="float" office:value="0.52928" calcext:value-type="float">
            <text:p>5.2928E-01</text:p>
          </table:table-cell>
          <table:table-cell table:style-name="ce18" office:value-type="float" office:value="0.28648" calcext:value-type="float">
            <text:p>2.8648E-01</text:p>
          </table:table-cell>
          <table:table-cell table:style-name="ce18" office:value-type="float" office:value="0.27371" calcext:value-type="float">
            <text:p>2.737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1" calcext:value-type="float">
            <text:p>1161.0</text:p>
          </table:table-cell>
          <table:table-cell table:style-name="ce18" office:value-type="float" office:value="0.51899" calcext:value-type="float">
            <text:p>5.1899E-01</text:p>
          </table:table-cell>
          <table:table-cell table:style-name="ce18" office:value-type="float" office:value="0.34753" calcext:value-type="float">
            <text:p>3.4753E-01</text:p>
          </table:table-cell>
          <table:table-cell table:style-name="ce18" office:value-type="float" office:value="0.33167" calcext:value-type="float">
            <text:p>3.31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2" calcext:value-type="float">
            <text:p>1162.0</text:p>
          </table:table-cell>
          <table:table-cell table:style-name="ce18" office:value-type="float" office:value="0.53336" calcext:value-type="float">
            <text:p>5.3336E-01</text:p>
          </table:table-cell>
          <table:table-cell table:style-name="ce18" office:value-type="float" office:value="0.35002" calcext:value-type="float">
            <text:p>3.5002E-01</text:p>
          </table:table-cell>
          <table:table-cell table:style-name="ce18" office:value-type="float" office:value="0.33412" calcext:value-type="float">
            <text:p>3.34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3" calcext:value-type="float">
            <text:p>1163.0</text:p>
          </table:table-cell>
          <table:table-cell table:style-name="ce18" office:value-type="float" office:value="0.53708" calcext:value-type="float">
            <text:p>5.3708E-01</text:p>
          </table:table-cell>
          <table:table-cell table:style-name="ce18" office:value-type="float" office:value="0.46857" calcext:value-type="float">
            <text:p>4.6857E-01</text:p>
          </table:table-cell>
          <table:table-cell table:style-name="ce18" office:value-type="float" office:value="0.44644" calcext:value-type="float">
            <text:p>4.464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4" calcext:value-type="float">
            <text:p>1164.0</text:p>
          </table:table-cell>
          <table:table-cell table:style-name="ce18" office:value-type="float" office:value="0.52684" calcext:value-type="float">
            <text:p>5.2684E-01</text:p>
          </table:table-cell>
          <table:table-cell table:style-name="ce18" office:value-type="float" office:value="0.40188" calcext:value-type="float">
            <text:p>4.0188E-01</text:p>
          </table:table-cell>
          <table:table-cell table:style-name="ce18" office:value-type="float" office:value="0.38332" calcext:value-type="float">
            <text:p>3.833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5" calcext:value-type="float">
            <text:p>1165.0</text:p>
          </table:table-cell>
          <table:table-cell table:style-name="ce18" office:value-type="float" office:value="0.53482" calcext:value-type="float">
            <text:p>5.3482E-01</text:p>
          </table:table-cell>
          <table:table-cell table:style-name="ce18" office:value-type="float" office:value="0.3886" calcext:value-type="float">
            <text:p>3.8860E-01</text:p>
          </table:table-cell>
          <table:table-cell table:style-name="ce18" office:value-type="float" office:value="0.3708" calcext:value-type="float">
            <text:p>3.70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6" calcext:value-type="float">
            <text:p>1166.0</text:p>
          </table:table-cell>
          <table:table-cell table:style-name="ce18" office:value-type="float" office:value="0.52227" calcext:value-type="float">
            <text:p>5.2227E-01</text:p>
          </table:table-cell>
          <table:table-cell table:style-name="ce18" office:value-type="float" office:value="0.37494" calcext:value-type="float">
            <text:p>3.7494E-01</text:p>
          </table:table-cell>
          <table:table-cell table:style-name="ce18" office:value-type="float" office:value="0.35781" calcext:value-type="float">
            <text:p>3.57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7" calcext:value-type="float">
            <text:p>1167.0</text:p>
          </table:table-cell>
          <table:table-cell table:style-name="ce18" office:value-type="float" office:value="0.52984" calcext:value-type="float">
            <text:p>5.2984E-01</text:p>
          </table:table-cell>
          <table:table-cell table:style-name="ce18" office:value-type="float" office:value="0.40996" calcext:value-type="float">
            <text:p>4.0996E-01</text:p>
          </table:table-cell>
          <table:table-cell table:style-name="ce18" office:value-type="float" office:value="0.39105" calcext:value-type="float">
            <text:p>3.91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8" calcext:value-type="float">
            <text:p>1168.0</text:p>
          </table:table-cell>
          <table:table-cell table:style-name="ce18" office:value-type="float" office:value="0.53415" calcext:value-type="float">
            <text:p>5.3415E-01</text:p>
          </table:table-cell>
          <table:table-cell table:style-name="ce18" office:value-type="float" office:value="0.41954" calcext:value-type="float">
            <text:p>4.1954E-01</text:p>
          </table:table-cell>
          <table:table-cell table:style-name="ce18" office:value-type="float" office:value="0.40018" calcext:value-type="float">
            <text:p>4.001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69" calcext:value-type="float">
            <text:p>1169.0</text:p>
          </table:table-cell>
          <table:table-cell table:style-name="ce18" office:value-type="float" office:value="0.5164" calcext:value-type="float">
            <text:p>5.1640E-01</text:p>
          </table:table-cell>
          <table:table-cell table:style-name="ce18" office:value-type="float" office:value="0.4231" calcext:value-type="float">
            <text:p>4.2310E-01</text:p>
          </table:table-cell>
          <table:table-cell table:style-name="ce18" office:value-type="float" office:value="0.40348" calcext:value-type="float">
            <text:p>4.03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0" calcext:value-type="float">
            <text:p>1170.0</text:p>
          </table:table-cell>
          <table:table-cell table:style-name="ce18" office:value-type="float" office:value="0.52875" calcext:value-type="float">
            <text:p>5.2875E-01</text:p>
          </table:table-cell>
          <table:table-cell table:style-name="ce18" office:value-type="float" office:value="0.45873" calcext:value-type="float">
            <text:p>4.5873E-01</text:p>
          </table:table-cell>
          <table:table-cell table:style-name="ce18" office:value-type="float" office:value="0.43731" calcext:value-type="float">
            <text:p>4.37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1" calcext:value-type="float">
            <text:p>1171.0</text:p>
          </table:table-cell>
          <table:table-cell table:style-name="ce18" office:value-type="float" office:value="0.53074" calcext:value-type="float">
            <text:p>5.3074E-01</text:p>
          </table:table-cell>
          <table:table-cell table:style-name="ce18" office:value-type="float" office:value="0.44831" calcext:value-type="float">
            <text:p>4.4831E-01</text:p>
          </table:table-cell>
          <table:table-cell table:style-name="ce18" office:value-type="float" office:value="0.4275" calcext:value-type="float">
            <text:p>4.275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2" calcext:value-type="float">
            <text:p>1172.0</text:p>
          </table:table-cell>
          <table:table-cell table:style-name="ce18" office:value-type="float" office:value="0.53063" calcext:value-type="float">
            <text:p>5.3063E-01</text:p>
          </table:table-cell>
          <table:table-cell table:style-name="ce18" office:value-type="float" office:value="0.45483" calcext:value-type="float">
            <text:p>4.5483E-01</text:p>
          </table:table-cell>
          <table:table-cell table:style-name="ce18" office:value-type="float" office:value="0.4337" calcext:value-type="float">
            <text:p>4.33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3" calcext:value-type="float">
            <text:p>1173.0</text:p>
          </table:table-cell>
          <table:table-cell table:style-name="ce18" office:value-type="float" office:value="0.52686" calcext:value-type="float">
            <text:p>5.2686E-01</text:p>
          </table:table-cell>
          <table:table-cell table:style-name="ce18" office:value-type="float" office:value="0.45642" calcext:value-type="float">
            <text:p>4.5642E-01</text:p>
          </table:table-cell>
          <table:table-cell table:style-name="ce18" office:value-type="float" office:value="0.43522" calcext:value-type="float">
            <text:p>4.35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4" calcext:value-type="float">
            <text:p>1174.0</text:p>
          </table:table-cell>
          <table:table-cell table:style-name="ce18" office:value-type="float" office:value="0.5276" calcext:value-type="float">
            <text:p>5.2760E-01</text:p>
          </table:table-cell>
          <table:table-cell table:style-name="ce18" office:value-type="float" office:value="0.33692" calcext:value-type="float">
            <text:p>3.3692E-01</text:p>
          </table:table-cell>
          <table:table-cell table:style-name="ce18" office:value-type="float" office:value="0.32193" calcext:value-type="float">
            <text:p>3.21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5" calcext:value-type="float">
            <text:p>1175.0</text:p>
          </table:table-cell>
          <table:table-cell table:style-name="ce18" office:value-type="float" office:value="0.51852" calcext:value-type="float">
            <text:p>5.1852E-01</text:p>
          </table:table-cell>
          <table:table-cell table:style-name="ce18" office:value-type="float" office:value="0.4524" calcext:value-type="float">
            <text:p>4.5240E-01</text:p>
          </table:table-cell>
          <table:table-cell table:style-name="ce18" office:value-type="float" office:value="0.43142" calcext:value-type="float">
            <text:p>4.314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6" calcext:value-type="float">
            <text:p>1176.0</text:p>
          </table:table-cell>
          <table:table-cell table:style-name="ce18" office:value-type="float" office:value="0.51036" calcext:value-type="float">
            <text:p>5.1036E-01</text:p>
          </table:table-cell>
          <table:table-cell table:style-name="ce18" office:value-type="float" office:value="0.47679" calcext:value-type="float">
            <text:p>4.7679E-01</text:p>
          </table:table-cell>
          <table:table-cell table:style-name="ce18" office:value-type="float" office:value="0.45447" calcext:value-type="float">
            <text:p>4.54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7" calcext:value-type="float">
            <text:p>1177.0</text:p>
          </table:table-cell>
          <table:table-cell table:style-name="ce18" office:value-type="float" office:value="0.52296" calcext:value-type="float">
            <text:p>5.2296E-01</text:p>
          </table:table-cell>
          <table:table-cell table:style-name="ce18" office:value-type="float" office:value="0.47235" calcext:value-type="float">
            <text:p>4.7235E-01</text:p>
          </table:table-cell>
          <table:table-cell table:style-name="ce18" office:value-type="float" office:value="0.4504" calcext:value-type="float">
            <text:p>4.504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8" calcext:value-type="float">
            <text:p>1178.0</text:p>
          </table:table-cell>
          <table:table-cell table:style-name="ce18" office:value-type="float" office:value="0.51703" calcext:value-type="float">
            <text:p>5.1703E-01</text:p>
          </table:table-cell>
          <table:table-cell table:style-name="ce18" office:value-type="float" office:value="0.36" calcext:value-type="float">
            <text:p>3.6000E-01</text:p>
          </table:table-cell>
          <table:table-cell table:style-name="ce18" office:value-type="float" office:value="0.34391" calcext:value-type="float">
            <text:p>3.43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79" calcext:value-type="float">
            <text:p>1179.0</text:p>
          </table:table-cell>
          <table:table-cell table:style-name="ce18" office:value-type="float" office:value="0.51504" calcext:value-type="float">
            <text:p>5.1504E-01</text:p>
          </table:table-cell>
          <table:table-cell table:style-name="ce18" office:value-type="float" office:value="0.48371" calcext:value-type="float">
            <text:p>4.8371E-01</text:p>
          </table:table-cell>
          <table:table-cell table:style-name="ce18" office:value-type="float" office:value="0.46114" calcext:value-type="float">
            <text:p>4.61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0" calcext:value-type="float">
            <text:p>1180.0</text:p>
          </table:table-cell>
          <table:table-cell table:style-name="ce18" office:value-type="float" office:value="0.52199" calcext:value-type="float">
            <text:p>5.2199E-01</text:p>
          </table:table-cell>
          <table:table-cell table:style-name="ce18" office:value-type="float" office:value="0.44069" calcext:value-type="float">
            <text:p>4.4069E-01</text:p>
          </table:table-cell>
          <table:table-cell table:style-name="ce18" office:value-type="float" office:value="0.42052" calcext:value-type="float">
            <text:p>4.2052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1" calcext:value-type="float">
            <text:p>1181.0</text:p>
          </table:table-cell>
          <table:table-cell table:style-name="ce18" office:value-type="float" office:value="0.51843" calcext:value-type="float">
            <text:p>5.1843E-01</text:p>
          </table:table-cell>
          <table:table-cell table:style-name="ce18" office:value-type="float" office:value="0.45514" calcext:value-type="float">
            <text:p>4.5514E-01</text:p>
          </table:table-cell>
          <table:table-cell table:style-name="ce18" office:value-type="float" office:value="0.43423" calcext:value-type="float">
            <text:p>4.342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2" calcext:value-type="float">
            <text:p>1182.0</text:p>
          </table:table-cell>
          <table:table-cell table:style-name="ce18" office:value-type="float" office:value="0.51743" calcext:value-type="float">
            <text:p>5.1743E-01</text:p>
          </table:table-cell>
          <table:table-cell table:style-name="ce18" office:value-type="float" office:value="0.32318" calcext:value-type="float">
            <text:p>3.2318E-01</text:p>
          </table:table-cell>
          <table:table-cell table:style-name="ce18" office:value-type="float" office:value="0.30903" calcext:value-type="float">
            <text:p>3.09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3" calcext:value-type="float">
            <text:p>1183.0</text:p>
          </table:table-cell>
          <table:table-cell table:style-name="ce18" office:value-type="float" office:value="0.48821" calcext:value-type="float">
            <text:p>4.8821E-01</text:p>
          </table:table-cell>
          <table:table-cell table:style-name="ce18" office:value-type="float" office:value="0.4387" calcext:value-type="float">
            <text:p>4.3870E-01</text:p>
          </table:table-cell>
          <table:table-cell table:style-name="ce18" office:value-type="float" office:value="0.41853" calcext:value-type="float">
            <text:p>4.18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4" calcext:value-type="float">
            <text:p>1184.0</text:p>
          </table:table-cell>
          <table:table-cell table:style-name="ce18" office:value-type="float" office:value="0.51098" calcext:value-type="float">
            <text:p>5.1098E-01</text:p>
          </table:table-cell>
          <table:table-cell table:style-name="ce18" office:value-type="float" office:value="0.41985" calcext:value-type="float">
            <text:p>4.1985E-01</text:p>
          </table:table-cell>
          <table:table-cell table:style-name="ce18" office:value-type="float" office:value="0.40083" calcext:value-type="float">
            <text:p>4.00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5" calcext:value-type="float">
            <text:p>1185.0</text:p>
          </table:table-cell>
          <table:table-cell table:style-name="ce18" office:value-type="float" office:value="0.51605" calcext:value-type="float">
            <text:p>5.1605E-01</text:p>
          </table:table-cell>
          <table:table-cell table:style-name="ce18" office:value-type="float" office:value="0.40741" calcext:value-type="float">
            <text:p>4.0741E-01</text:p>
          </table:table-cell>
          <table:table-cell table:style-name="ce18" office:value-type="float" office:value="0.38908" calcext:value-type="float">
            <text:p>3.89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6" calcext:value-type="float">
            <text:p>1186.0</text:p>
          </table:table-cell>
          <table:table-cell table:style-name="ce18" office:value-type="float" office:value="0.51519" calcext:value-type="float">
            <text:p>5.1519E-01</text:p>
          </table:table-cell>
          <table:table-cell table:style-name="ce18" office:value-type="float" office:value="0.47715" calcext:value-type="float">
            <text:p>4.7715E-01</text:p>
          </table:table-cell>
          <table:table-cell table:style-name="ce18" office:value-type="float" office:value="0.45518" calcext:value-type="float">
            <text:p>4.551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7" calcext:value-type="float">
            <text:p>1187.0</text:p>
          </table:table-cell>
          <table:table-cell table:style-name="ce18" office:value-type="float" office:value="0.51455" calcext:value-type="float">
            <text:p>5.1455E-01</text:p>
          </table:table-cell>
          <table:table-cell table:style-name="ce18" office:value-type="float" office:value="0.45575" calcext:value-type="float">
            <text:p>4.5575E-01</text:p>
          </table:table-cell>
          <table:table-cell table:style-name="ce18" office:value-type="float" office:value="0.43494" calcext:value-type="float">
            <text:p>4.34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8" calcext:value-type="float">
            <text:p>1188.0</text:p>
          </table:table-cell>
          <table:table-cell table:style-name="ce18" office:value-type="float" office:value="0.51012" calcext:value-type="float">
            <text:p>5.1012E-01</text:p>
          </table:table-cell>
          <table:table-cell table:style-name="ce18" office:value-type="float" office:value="0.33504" calcext:value-type="float">
            <text:p>3.3504E-01</text:p>
          </table:table-cell>
          <table:table-cell table:style-name="ce18" office:value-type="float" office:value="0.32039" calcext:value-type="float">
            <text:p>3.20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189" calcext:value-type="float">
            <text:p>1189.0</text:p>
          </table:table-cell>
          <table:table-cell table:style-name="ce18" office:value-type="float" office:value="0.48402" calcext:value-type="float">
            <text:p>4.8402E-01</text:p>
          </table:table-cell>
          <table:table-cell table:style-name="ce18" office:value-type="float" office:value="0.41569" calcext:value-type="float">
            <text:p>4.1569E-01</text:p>
          </table:table-cell>
          <table:table-cell table:style-name="ce18" office:value-type="float" office:value="0.39685" calcext:value-type="float">
            <text:p>3.96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0" calcext:value-type="float">
            <text:p>1190.0</text:p>
          </table:table-cell>
          <table:table-cell table:style-name="ce18" office:value-type="float" office:value="0.50583" calcext:value-type="float">
            <text:p>5.0583E-01</text:p>
          </table:table-cell>
          <table:table-cell table:style-name="ce18" office:value-type="float" office:value="0.46239" calcext:value-type="float">
            <text:p>4.6239E-01</text:p>
          </table:table-cell>
          <table:table-cell table:style-name="ce18" office:value-type="float" office:value="0.44124" calcext:value-type="float">
            <text:p>4.4124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1" calcext:value-type="float">
            <text:p>1191.0</text:p>
          </table:table-cell>
          <table:table-cell table:style-name="ce18" office:value-type="float" office:value="0.51354" calcext:value-type="float">
            <text:p>5.1354E-01</text:p>
          </table:table-cell>
          <table:table-cell table:style-name="ce18" office:value-type="float" office:value="0.4466" calcext:value-type="float">
            <text:p>4.4660E-01</text:p>
          </table:table-cell>
          <table:table-cell table:style-name="ce18" office:value-type="float" office:value="0.42638" calcext:value-type="float">
            <text:p>4.263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2" calcext:value-type="float">
            <text:p>1192.0</text:p>
          </table:table-cell>
          <table:table-cell table:style-name="ce18" office:value-type="float" office:value="0.51175" calcext:value-type="float">
            <text:p>5.1175E-01</text:p>
          </table:table-cell>
          <table:table-cell table:style-name="ce18" office:value-type="float" office:value="0.47336" calcext:value-type="float">
            <text:p>4.7336E-01</text:p>
          </table:table-cell>
          <table:table-cell table:style-name="ce18" office:value-type="float" office:value="0.45171" calcext:value-type="float">
            <text:p>4.517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3" calcext:value-type="float">
            <text:p>1193.0</text:p>
          </table:table-cell>
          <table:table-cell table:style-name="ce18" office:value-type="float" office:value="0.51064" calcext:value-type="float">
            <text:p>5.1064E-01</text:p>
          </table:table-cell>
          <table:table-cell table:style-name="ce18" office:value-type="float" office:value="0.45434" calcext:value-type="float">
            <text:p>4.5434E-01</text:p>
          </table:table-cell>
          <table:table-cell table:style-name="ce18" office:value-type="float" office:value="0.4337" calcext:value-type="float">
            <text:p>4.33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4" calcext:value-type="float">
            <text:p>1194.0</text:p>
          </table:table-cell>
          <table:table-cell table:style-name="ce18" office:value-type="float" office:value="0.51127" calcext:value-type="float">
            <text:p>5.1127E-01</text:p>
          </table:table-cell>
          <table:table-cell table:style-name="ce18" office:value-type="float" office:value="0.4689" calcext:value-type="float">
            <text:p>4.6890E-01</text:p>
          </table:table-cell>
          <table:table-cell table:style-name="ce18" office:value-type="float" office:value="0.44751" calcext:value-type="float">
            <text:p>4.47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5" calcext:value-type="float">
            <text:p>1195.0</text:p>
          </table:table-cell>
          <table:table-cell table:style-name="ce18" office:value-type="float" office:value="0.50592" calcext:value-type="float">
            <text:p>5.0592E-01</text:p>
          </table:table-cell>
          <table:table-cell table:style-name="ce18" office:value-type="float" office:value="0.44696" calcext:value-type="float">
            <text:p>4.4696E-01</text:p>
          </table:table-cell>
          <table:table-cell table:style-name="ce18" office:value-type="float" office:value="0.42671" calcext:value-type="float">
            <text:p>4.2671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6" calcext:value-type="float">
            <text:p>1196.0</text:p>
          </table:table-cell>
          <table:table-cell table:style-name="ce18" office:value-type="float" office:value="0.50561" calcext:value-type="float">
            <text:p>5.0561E-01</text:p>
          </table:table-cell>
          <table:table-cell table:style-name="ce18" office:value-type="float" office:value="0.43131" calcext:value-type="float">
            <text:p>4.3131E-01</text:p>
          </table:table-cell>
          <table:table-cell table:style-name="ce18" office:value-type="float" office:value="0.41188" calcext:value-type="float">
            <text:p>4.11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7" calcext:value-type="float">
            <text:p>1197.0</text:p>
          </table:table-cell>
          <table:table-cell table:style-name="ce18" office:value-type="float" office:value="0.50286" calcext:value-type="float">
            <text:p>5.0286E-01</text:p>
          </table:table-cell>
          <table:table-cell table:style-name="ce18" office:value-type="float" office:value="0.47715" calcext:value-type="float">
            <text:p>4.7715E-01</text:p>
          </table:table-cell>
          <table:table-cell table:style-name="ce18" office:value-type="float" office:value="0.45527" calcext:value-type="float">
            <text:p>4.55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8" calcext:value-type="float">
            <text:p>1198.0</text:p>
          </table:table-cell>
          <table:table-cell table:style-name="ce18" office:value-type="float" office:value="0.49217" calcext:value-type="float">
            <text:p>4.9217E-01</text:p>
          </table:table-cell>
          <table:table-cell table:style-name="ce18" office:value-type="float" office:value="0.43392" calcext:value-type="float">
            <text:p>4.3392E-01</text:p>
          </table:table-cell>
          <table:table-cell table:style-name="ce18" office:value-type="float" office:value="0.41426" calcext:value-type="float">
            <text:p>4.1426E-01</text:p>
          </table:table-cell>
          <table:table-cell table:number-columns-repeated="60"/>
        </table:table-row>
        <table:table-row table:style-name="ro4">
          <table:table-cell table:style-name="ce15" office:value-type="float" office:value="1199" calcext:value-type="float">
            <text:p>1199.0</text:p>
          </table:table-cell>
          <table:table-cell table:style-name="ce18" office:value-type="float" office:value="0.47434" calcext:value-type="float">
            <text:p>4.7434E-01</text:p>
          </table:table-cell>
          <table:table-cell table:style-name="ce18" office:value-type="float" office:value="0.36489" calcext:value-type="float">
            <text:p>3.6489E-01</text:p>
          </table:table-cell>
          <table:table-cell table:style-name="ce18" office:value-type="float" office:value="0.34869" calcext:value-type="float">
            <text:p>3.48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0" calcext:value-type="float">
            <text:p>1200.0</text:p>
          </table:table-cell>
          <table:table-cell table:style-name="ce18" office:value-type="float" office:value="0.50005" calcext:value-type="float">
            <text:p>5.0005E-01</text:p>
          </table:table-cell>
          <table:table-cell table:style-name="ce18" office:value-type="float" office:value="0.44825" calcext:value-type="float">
            <text:p>4.4825E-01</text:p>
          </table:table-cell>
          <table:table-cell table:style-name="ce18" office:value-type="float" office:value="0.42789" calcext:value-type="float">
            <text:p>4.278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1" calcext:value-type="float">
            <text:p>1201.0</text:p>
          </table:table-cell>
          <table:table-cell table:style-name="ce18" office:value-type="float" office:value="0.50579" calcext:value-type="float">
            <text:p>5.0579E-01</text:p>
          </table:table-cell>
          <table:table-cell table:style-name="ce18" office:value-type="float" office:value="0.43708" calcext:value-type="float">
            <text:p>4.3708E-01</text:p>
          </table:table-cell>
          <table:table-cell table:style-name="ce18" office:value-type="float" office:value="0.41735" calcext:value-type="float">
            <text:p>4.173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2" calcext:value-type="float">
            <text:p>1202.0</text:p>
          </table:table-cell>
          <table:table-cell table:style-name="ce18" office:value-type="float" office:value="0.50705" calcext:value-type="float">
            <text:p>5.0705E-01</text:p>
          </table:table-cell>
          <table:table-cell table:style-name="ce18" office:value-type="float" office:value="0.43717" calcext:value-type="float">
            <text:p>4.3717E-01</text:p>
          </table:table-cell>
          <table:table-cell table:style-name="ce18" office:value-type="float" office:value="0.41743" calcext:value-type="float">
            <text:p>4.17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3" calcext:value-type="float">
            <text:p>1203.0</text:p>
          </table:table-cell>
          <table:table-cell table:style-name="ce18" office:value-type="float" office:value="0.48836" calcext:value-type="float">
            <text:p>4.8836E-01</text:p>
          </table:table-cell>
          <table:table-cell table:style-name="ce18" office:value-type="float" office:value="0.43409" calcext:value-type="float">
            <text:p>4.3409E-01</text:p>
          </table:table-cell>
          <table:table-cell table:style-name="ce18" office:value-type="float" office:value="0.41441" calcext:value-type="float">
            <text:p>4.14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4" calcext:value-type="float">
            <text:p>1204.0</text:p>
          </table:table-cell>
          <table:table-cell table:style-name="ce18" office:value-type="float" office:value="0.48696" calcext:value-type="float">
            <text:p>4.8696E-01</text:p>
          </table:table-cell>
          <table:table-cell table:style-name="ce18" office:value-type="float" office:value="0.36247" calcext:value-type="float">
            <text:p>3.6247E-01</text:p>
          </table:table-cell>
          <table:table-cell table:style-name="ce18" office:value-type="float" office:value="0.34645" calcext:value-type="float">
            <text:p>3.464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5" calcext:value-type="float">
            <text:p>1205.0</text:p>
          </table:table-cell>
          <table:table-cell table:style-name="ce18" office:value-type="float" office:value="0.50195" calcext:value-type="float">
            <text:p>5.0195E-01</text:p>
          </table:table-cell>
          <table:table-cell table:style-name="ce18" office:value-type="float" office:value="0.43692" calcext:value-type="float">
            <text:p>4.3692E-01</text:p>
          </table:table-cell>
          <table:table-cell table:style-name="ce18" office:value-type="float" office:value="0.41714" calcext:value-type="float">
            <text:p>4.17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6" calcext:value-type="float">
            <text:p>1206.0</text:p>
          </table:table-cell>
          <table:table-cell table:style-name="ce18" office:value-type="float" office:value="0.49869" calcext:value-type="float">
            <text:p>4.9869E-01</text:p>
          </table:table-cell>
          <table:table-cell table:style-name="ce18" office:value-type="float" office:value="0.48086" calcext:value-type="float">
            <text:p>4.8086E-01</text:p>
          </table:table-cell>
          <table:table-cell table:style-name="ce18" office:value-type="float" office:value="0.45872" calcext:value-type="float">
            <text:p>4.58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7" calcext:value-type="float">
            <text:p>1207.0</text:p>
          </table:table-cell>
          <table:table-cell table:style-name="ce18" office:value-type="float" office:value="0.50143" calcext:value-type="float">
            <text:p>5.0143E-01</text:p>
          </table:table-cell>
          <table:table-cell table:style-name="ce18" office:value-type="float" office:value="0.42986" calcext:value-type="float">
            <text:p>4.2986E-01</text:p>
          </table:table-cell>
          <table:table-cell table:style-name="ce18" office:value-type="float" office:value="0.41044" calcext:value-type="float">
            <text:p>4.104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8" calcext:value-type="float">
            <text:p>1208.0</text:p>
          </table:table-cell>
          <table:table-cell table:style-name="ce18" office:value-type="float" office:value="0.48962" calcext:value-type="float">
            <text:p>4.8962E-01</text:p>
          </table:table-cell>
          <table:table-cell table:style-name="ce18" office:value-type="float" office:value="0.43346" calcext:value-type="float">
            <text:p>4.3346E-01</text:p>
          </table:table-cell>
          <table:table-cell table:style-name="ce18" office:value-type="float" office:value="0.41379" calcext:value-type="float">
            <text:p>4.13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09" calcext:value-type="float">
            <text:p>1209.0</text:p>
          </table:table-cell>
          <table:table-cell table:style-name="ce18" office:value-type="float" office:value="0.46636" calcext:value-type="float">
            <text:p>4.6636E-01</text:p>
          </table:table-cell>
          <table:table-cell table:style-name="ce18" office:value-type="float" office:value="0.41428" calcext:value-type="float">
            <text:p>4.1428E-01</text:p>
          </table:table-cell>
          <table:table-cell table:style-name="ce18" office:value-type="float" office:value="0.39548" calcext:value-type="float">
            <text:p>3.95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0" calcext:value-type="float">
            <text:p>1210.0</text:p>
          </table:table-cell>
          <table:table-cell table:style-name="ce18" office:value-type="float" office:value="0.49225" calcext:value-type="float">
            <text:p>4.9225E-01</text:p>
          </table:table-cell>
          <table:table-cell table:style-name="ce18" office:value-type="float" office:value="0.45336" calcext:value-type="float">
            <text:p>4.5336E-01</text:p>
          </table:table-cell>
          <table:table-cell table:style-name="ce18" office:value-type="float" office:value="0.43267" calcext:value-type="float">
            <text:p>4.32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1" calcext:value-type="float">
            <text:p>1211.0</text:p>
          </table:table-cell>
          <table:table-cell table:style-name="ce18" office:value-type="float" office:value="0.47909" calcext:value-type="float">
            <text:p>4.7909E-01</text:p>
          </table:table-cell>
          <table:table-cell table:style-name="ce18" office:value-type="float" office:value="0.42232" calcext:value-type="float">
            <text:p>4.2232E-01</text:p>
          </table:table-cell>
          <table:table-cell table:style-name="ce18" office:value-type="float" office:value="0.40319" calcext:value-type="float">
            <text:p>4.031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2" calcext:value-type="float">
            <text:p>1212.0</text:p>
          </table:table-cell>
          <table:table-cell table:style-name="ce18" office:value-type="float" office:value="0.49064" calcext:value-type="float">
            <text:p>4.9064E-01</text:p>
          </table:table-cell>
          <table:table-cell table:style-name="ce18" office:value-type="float" office:value="0.42489" calcext:value-type="float">
            <text:p>4.2489E-01</text:p>
          </table:table-cell>
          <table:table-cell table:style-name="ce18" office:value-type="float" office:value="0.40572" calcext:value-type="float">
            <text:p>4.05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3" calcext:value-type="float">
            <text:p>1213.0</text:p>
          </table:table-cell>
          <table:table-cell table:style-name="ce18" office:value-type="float" office:value="0.4919" calcext:value-type="float">
            <text:p>4.9190E-01</text:p>
          </table:table-cell>
          <table:table-cell table:style-name="ce18" office:value-type="float" office:value="0.46956" calcext:value-type="float">
            <text:p>4.6956E-01</text:p>
          </table:table-cell>
          <table:table-cell table:style-name="ce18" office:value-type="float" office:value="0.44804" calcext:value-type="float">
            <text:p>4.480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4" calcext:value-type="float">
            <text:p>1214.0</text:p>
          </table:table-cell>
          <table:table-cell table:style-name="ce18" office:value-type="float" office:value="0.48932" calcext:value-type="float">
            <text:p>4.8932E-01</text:p>
          </table:table-cell>
          <table:table-cell table:style-name="ce18" office:value-type="float" office:value="0.43407" calcext:value-type="float">
            <text:p>4.3407E-01</text:p>
          </table:table-cell>
          <table:table-cell table:style-name="ce18" office:value-type="float" office:value="0.41443" calcext:value-type="float">
            <text:p>4.14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5" calcext:value-type="float">
            <text:p>1215.0</text:p>
          </table:table-cell>
          <table:table-cell table:style-name="ce18" office:value-type="float" office:value="0.49044" calcext:value-type="float">
            <text:p>4.9044E-01</text:p>
          </table:table-cell>
          <table:table-cell table:style-name="ce18" office:value-type="float" office:value="0.4278" calcext:value-type="float">
            <text:p>4.2780E-01</text:p>
          </table:table-cell>
          <table:table-cell table:style-name="ce18" office:value-type="float" office:value="0.40851" calcext:value-type="float">
            <text:p>4.08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6" calcext:value-type="float">
            <text:p>1216.0</text:p>
          </table:table-cell>
          <table:table-cell table:style-name="ce18" office:value-type="float" office:value="0.48878" calcext:value-type="float">
            <text:p>4.8878E-01</text:p>
          </table:table-cell>
          <table:table-cell table:style-name="ce18" office:value-type="float" office:value="0.4664" calcext:value-type="float">
            <text:p>4.6640E-01</text:p>
          </table:table-cell>
          <table:table-cell table:style-name="ce18" office:value-type="float" office:value="0.44509" calcext:value-type="float">
            <text:p>4.450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7" calcext:value-type="float">
            <text:p>1217.0</text:p>
          </table:table-cell>
          <table:table-cell table:style-name="ce18" office:value-type="float" office:value="0.48764" calcext:value-type="float">
            <text:p>4.8764E-01</text:p>
          </table:table-cell>
          <table:table-cell table:style-name="ce18" office:value-type="float" office:value="0.45528" calcext:value-type="float">
            <text:p>4.5528E-01</text:p>
          </table:table-cell>
          <table:table-cell table:style-name="ce18" office:value-type="float" office:value="0.43457" calcext:value-type="float">
            <text:p>4.345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8" calcext:value-type="float">
            <text:p>1218.0</text:p>
          </table:table-cell>
          <table:table-cell table:style-name="ce18" office:value-type="float" office:value="0.48599" calcext:value-type="float">
            <text:p>4.8599E-01</text:p>
          </table:table-cell>
          <table:table-cell table:style-name="ce18" office:value-type="float" office:value="0.45934" calcext:value-type="float">
            <text:p>4.5934E-01</text:p>
          </table:table-cell>
          <table:table-cell table:style-name="ce18" office:value-type="float" office:value="0.43842" calcext:value-type="float">
            <text:p>4.384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19" calcext:value-type="float">
            <text:p>1219.0</text:p>
          </table:table-cell>
          <table:table-cell table:style-name="ce18" office:value-type="float" office:value="0.48234" calcext:value-type="float">
            <text:p>4.8234E-01</text:p>
          </table:table-cell>
          <table:table-cell table:style-name="ce18" office:value-type="float" office:value="0.44663" calcext:value-type="float">
            <text:p>4.4663E-01</text:p>
          </table:table-cell>
          <table:table-cell table:style-name="ce18" office:value-type="float" office:value="0.42639" calcext:value-type="float">
            <text:p>4.26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0" calcext:value-type="float">
            <text:p>1220.0</text:p>
          </table:table-cell>
          <table:table-cell table:style-name="ce18" office:value-type="float" office:value="0.48433" calcext:value-type="float">
            <text:p>4.8433E-01</text:p>
          </table:table-cell>
          <table:table-cell table:style-name="ce18" office:value-type="float" office:value="0.45805" calcext:value-type="float">
            <text:p>4.5805E-01</text:p>
          </table:table-cell>
          <table:table-cell table:style-name="ce18" office:value-type="float" office:value="0.43724" calcext:value-type="float">
            <text:p>4.372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1" calcext:value-type="float">
            <text:p>1221.0</text:p>
          </table:table-cell>
          <table:table-cell table:style-name="ce18" office:value-type="float" office:value="0.48343" calcext:value-type="float">
            <text:p>4.8343E-01</text:p>
          </table:table-cell>
          <table:table-cell table:style-name="ce18" office:value-type="float" office:value="0.46531" calcext:value-type="float">
            <text:p>4.6531E-01</text:p>
          </table:table-cell>
          <table:table-cell table:style-name="ce18" office:value-type="float" office:value="0.44413" calcext:value-type="float">
            <text:p>4.44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2" calcext:value-type="float">
            <text:p>1222.0</text:p>
          </table:table-cell>
          <table:table-cell table:style-name="ce18" office:value-type="float" office:value="0.48133" calcext:value-type="float">
            <text:p>4.8133E-01</text:p>
          </table:table-cell>
          <table:table-cell table:style-name="ce18" office:value-type="float" office:value="0.45139" calcext:value-type="float">
            <text:p>4.5139E-01</text:p>
          </table:table-cell>
          <table:table-cell table:style-name="ce18" office:value-type="float" office:value="0.43096" calcext:value-type="float">
            <text:p>4.309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3" calcext:value-type="float">
            <text:p>1223.0</text:p>
          </table:table-cell>
          <table:table-cell table:style-name="ce18" office:value-type="float" office:value="0.476" calcext:value-type="float">
            <text:p>4.7600E-01</text:p>
          </table:table-cell>
          <table:table-cell table:style-name="ce18" office:value-type="float" office:value="0.44406" calcext:value-type="float">
            <text:p>4.4406E-01</text:p>
          </table:table-cell>
          <table:table-cell table:style-name="ce18" office:value-type="float" office:value="0.424" calcext:value-type="float">
            <text:p>4.240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4" calcext:value-type="float">
            <text:p>1224.0</text:p>
          </table:table-cell>
          <table:table-cell table:style-name="ce18" office:value-type="float" office:value="0.48224" calcext:value-type="float">
            <text:p>4.8224E-01</text:p>
          </table:table-cell>
          <table:table-cell table:style-name="ce18" office:value-type="float" office:value="0.44808" calcext:value-type="float">
            <text:p>4.4808E-01</text:p>
          </table:table-cell>
          <table:table-cell table:style-name="ce18" office:value-type="float" office:value="0.42788" calcext:value-type="float">
            <text:p>4.27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5" calcext:value-type="float">
            <text:p>1225.0</text:p>
          </table:table-cell>
          <table:table-cell table:style-name="ce18" office:value-type="float" office:value="0.47925" calcext:value-type="float">
            <text:p>4.7925E-01</text:p>
          </table:table-cell>
          <table:table-cell table:style-name="ce18" office:value-type="float" office:value="0.46236" calcext:value-type="float">
            <text:p>4.6236E-01</text:p>
          </table:table-cell>
          <table:table-cell table:style-name="ce18" office:value-type="float" office:value="0.44141" calcext:value-type="float">
            <text:p>4.41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6" calcext:value-type="float">
            <text:p>1226.0</text:p>
          </table:table-cell>
          <table:table-cell table:style-name="ce18" office:value-type="float" office:value="0.48026" calcext:value-type="float">
            <text:p>4.8026E-01</text:p>
          </table:table-cell>
          <table:table-cell table:style-name="ce18" office:value-type="float" office:value="0.46819" calcext:value-type="float">
            <text:p>4.6819E-01</text:p>
          </table:table-cell>
          <table:table-cell table:style-name="ce18" office:value-type="float" office:value="0.44696" calcext:value-type="float">
            <text:p>4.469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7" calcext:value-type="float">
            <text:p>1227.0</text:p>
          </table:table-cell>
          <table:table-cell table:style-name="ce18" office:value-type="float" office:value="0.46841" calcext:value-type="float">
            <text:p>4.6841E-01</text:p>
          </table:table-cell>
          <table:table-cell table:style-name="ce18" office:value-type="float" office:value="0.43304" calcext:value-type="float">
            <text:p>4.3304E-01</text:p>
          </table:table-cell>
          <table:table-cell table:style-name="ce18" office:value-type="float" office:value="0.4136" calcext:value-type="float">
            <text:p>4.136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8" calcext:value-type="float">
            <text:p>1228.0</text:p>
          </table:table-cell>
          <table:table-cell table:style-name="ce18" office:value-type="float" office:value="0.47443" calcext:value-type="float">
            <text:p>4.7443E-01</text:p>
          </table:table-cell>
          <table:table-cell table:style-name="ce18" office:value-type="float" office:value="0.46658" calcext:value-type="float">
            <text:p>4.6658E-01</text:p>
          </table:table-cell>
          <table:table-cell table:style-name="ce18" office:value-type="float" office:value="0.44544" calcext:value-type="float">
            <text:p>4.454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29" calcext:value-type="float">
            <text:p>1229.0</text:p>
          </table:table-cell>
          <table:table-cell table:style-name="ce18" office:value-type="float" office:value="0.47725" calcext:value-type="float">
            <text:p>4.7725E-01</text:p>
          </table:table-cell>
          <table:table-cell table:style-name="ce18" office:value-type="float" office:value="0.46721" calcext:value-type="float">
            <text:p>4.6721E-01</text:p>
          </table:table-cell>
          <table:table-cell table:style-name="ce18" office:value-type="float" office:value="0.44608" calcext:value-type="float">
            <text:p>4.46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0" calcext:value-type="float">
            <text:p>1230.0</text:p>
          </table:table-cell>
          <table:table-cell table:style-name="ce18" office:value-type="float" office:value="0.47502" calcext:value-type="float">
            <text:p>4.7502E-01</text:p>
          </table:table-cell>
          <table:table-cell table:style-name="ce18" office:value-type="float" office:value="0.46003" calcext:value-type="float">
            <text:p>4.6003E-01</text:p>
          </table:table-cell>
          <table:table-cell table:style-name="ce18" office:value-type="float" office:value="0.43928" calcext:value-type="float">
            <text:p>4.39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1" calcext:value-type="float">
            <text:p>1231.0</text:p>
          </table:table-cell>
          <table:table-cell table:style-name="ce18" office:value-type="float" office:value="0.47425" calcext:value-type="float">
            <text:p>4.7425E-01</text:p>
          </table:table-cell>
          <table:table-cell table:style-name="ce18" office:value-type="float" office:value="0.47203" calcext:value-type="float">
            <text:p>4.7203E-01</text:p>
          </table:table-cell>
          <table:table-cell table:style-name="ce18" office:value-type="float" office:value="0.45067" calcext:value-type="float">
            <text:p>4.50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2" calcext:value-type="float">
            <text:p>1232.0</text:p>
          </table:table-cell>
          <table:table-cell table:style-name="ce18" office:value-type="float" office:value="0.46896" calcext:value-type="float">
            <text:p>4.6896E-01</text:p>
          </table:table-cell>
          <table:table-cell table:style-name="ce18" office:value-type="float" office:value="0.46633" calcext:value-type="float">
            <text:p>4.6633E-01</text:p>
          </table:table-cell>
          <table:table-cell table:style-name="ce18" office:value-type="float" office:value="0.44525" calcext:value-type="float">
            <text:p>4.452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3" calcext:value-type="float">
            <text:p>1233.0</text:p>
          </table:table-cell>
          <table:table-cell table:style-name="ce18" office:value-type="float" office:value="0.47118" calcext:value-type="float">
            <text:p>4.7118E-01</text:p>
          </table:table-cell>
          <table:table-cell table:style-name="ce18" office:value-type="float" office:value="0.45397" calcext:value-type="float">
            <text:p>4.5397E-01</text:p>
          </table:table-cell>
          <table:table-cell table:style-name="ce18" office:value-type="float" office:value="0.43359" calcext:value-type="float">
            <text:p>4.33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4" calcext:value-type="float">
            <text:p>1234.0</text:p>
          </table:table-cell>
          <table:table-cell table:style-name="ce18" office:value-type="float" office:value="0.46946" calcext:value-type="float">
            <text:p>4.6946E-01</text:p>
          </table:table-cell>
          <table:table-cell table:style-name="ce18" office:value-type="float" office:value="0.47016" calcext:value-type="float">
            <text:p>4.7016E-01</text:p>
          </table:table-cell>
          <table:table-cell table:style-name="ce18" office:value-type="float" office:value="0.44893" calcext:value-type="float">
            <text:p>4.48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5" calcext:value-type="float">
            <text:p>1235.0</text:p>
          </table:table-cell>
          <table:table-cell table:style-name="ce18" office:value-type="float" office:value="0.46644" calcext:value-type="float">
            <text:p>4.6644E-01</text:p>
          </table:table-cell>
          <table:table-cell table:style-name="ce18" office:value-type="float" office:value="0.46504" calcext:value-type="float">
            <text:p>4.6504E-01</text:p>
          </table:table-cell>
          <table:table-cell table:style-name="ce18" office:value-type="float" office:value="0.44409" calcext:value-type="float">
            <text:p>4.440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6" calcext:value-type="float">
            <text:p>1236.0</text:p>
          </table:table-cell>
          <table:table-cell table:style-name="ce18" office:value-type="float" office:value="0.46863" calcext:value-type="float">
            <text:p>4.6863E-01</text:p>
          </table:table-cell>
          <table:table-cell table:style-name="ce18" office:value-type="float" office:value="0.46908" calcext:value-type="float">
            <text:p>4.6908E-01</text:p>
          </table:table-cell>
          <table:table-cell table:style-name="ce18" office:value-type="float" office:value="0.44795" calcext:value-type="float">
            <text:p>4.479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7" calcext:value-type="float">
            <text:p>1237.0</text:p>
          </table:table-cell>
          <table:table-cell table:style-name="ce18" office:value-type="float" office:value="0.4679" calcext:value-type="float">
            <text:p>4.6790E-01</text:p>
          </table:table-cell>
          <table:table-cell table:style-name="ce18" office:value-type="float" office:value="0.46339" calcext:value-type="float">
            <text:p>4.6339E-01</text:p>
          </table:table-cell>
          <table:table-cell table:style-name="ce18" office:value-type="float" office:value="0.44259" calcext:value-type="float">
            <text:p>4.42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8" calcext:value-type="float">
            <text:p>1238.0</text:p>
          </table:table-cell>
          <table:table-cell table:style-name="ce18" office:value-type="float" office:value="0.46748" calcext:value-type="float">
            <text:p>4.6748E-01</text:p>
          </table:table-cell>
          <table:table-cell table:style-name="ce18" office:value-type="float" office:value="0.46797" calcext:value-type="float">
            <text:p>4.6797E-01</text:p>
          </table:table-cell>
          <table:table-cell table:style-name="ce18" office:value-type="float" office:value="0.44694" calcext:value-type="float">
            <text:p>4.46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39" calcext:value-type="float">
            <text:p>1239.0</text:p>
          </table:table-cell>
          <table:table-cell table:style-name="ce18" office:value-type="float" office:value="0.46235" calcext:value-type="float">
            <text:p>4.6235E-01</text:p>
          </table:table-cell>
          <table:table-cell table:style-name="ce18" office:value-type="float" office:value="0.46272" calcext:value-type="float">
            <text:p>4.6272E-01</text:p>
          </table:table-cell>
          <table:table-cell table:style-name="ce18" office:value-type="float" office:value="0.44194" calcext:value-type="float">
            <text:p>4.41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0" calcext:value-type="float">
            <text:p>1240.0</text:p>
          </table:table-cell>
          <table:table-cell table:style-name="ce18" office:value-type="float" office:value="0.45968" calcext:value-type="float">
            <text:p>4.5968E-01</text:p>
          </table:table-cell>
          <table:table-cell table:style-name="ce18" office:value-type="float" office:value="0.46077" calcext:value-type="float">
            <text:p>4.6077E-01</text:p>
          </table:table-cell>
          <table:table-cell table:style-name="ce18" office:value-type="float" office:value="0.44011" calcext:value-type="float">
            <text:p>4.401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1" calcext:value-type="float">
            <text:p>1241.0</text:p>
          </table:table-cell>
          <table:table-cell table:style-name="ce18" office:value-type="float" office:value="0.46439" calcext:value-type="float">
            <text:p>4.6439E-01</text:p>
          </table:table-cell>
          <table:table-cell table:style-name="ce18" office:value-type="float" office:value="0.46197" calcext:value-type="float">
            <text:p>4.6197E-01</text:p>
          </table:table-cell>
          <table:table-cell table:style-name="ce18" office:value-type="float" office:value="0.4413" calcext:value-type="float">
            <text:p>4.41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2" calcext:value-type="float">
            <text:p>1242.0</text:p>
          </table:table-cell>
          <table:table-cell table:style-name="ce18" office:value-type="float" office:value="0.46169" calcext:value-type="float">
            <text:p>4.6169E-01</text:p>
          </table:table-cell>
          <table:table-cell table:style-name="ce18" office:value-type="float" office:value="0.46247" calcext:value-type="float">
            <text:p>4.6247E-01</text:p>
          </table:table-cell>
          <table:table-cell table:style-name="ce18" office:value-type="float" office:value="0.44179" calcext:value-type="float">
            <text:p>4.41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3" calcext:value-type="float">
            <text:p>1243.0</text:p>
          </table:table-cell>
          <table:table-cell table:style-name="ce18" office:value-type="float" office:value="0.45655" calcext:value-type="float">
            <text:p>4.5655E-01</text:p>
          </table:table-cell>
          <table:table-cell table:style-name="ce18" office:value-type="float" office:value="0.45754" calcext:value-type="float">
            <text:p>4.5754E-01</text:p>
          </table:table-cell>
          <table:table-cell table:style-name="ce18" office:value-type="float" office:value="0.43712" calcext:value-type="float">
            <text:p>4.37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4" calcext:value-type="float">
            <text:p>1244.0</text:p>
          </table:table-cell>
          <table:table-cell table:style-name="ce18" office:value-type="float" office:value="0.45535" calcext:value-type="float">
            <text:p>4.5535E-01</text:p>
          </table:table-cell>
          <table:table-cell table:style-name="ce18" office:value-type="float" office:value="0.45528" calcext:value-type="float">
            <text:p>4.5528E-01</text:p>
          </table:table-cell>
          <table:table-cell table:style-name="ce18" office:value-type="float" office:value="0.43499" calcext:value-type="float">
            <text:p>4.349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5" calcext:value-type="float">
            <text:p>1245.0</text:p>
          </table:table-cell>
          <table:table-cell table:style-name="ce18" office:value-type="float" office:value="0.456" calcext:value-type="float">
            <text:p>4.5600E-01</text:p>
          </table:table-cell>
          <table:table-cell table:style-name="ce18" office:value-type="float" office:value="0.45655" calcext:value-type="float">
            <text:p>4.5655E-01</text:p>
          </table:table-cell>
          <table:table-cell table:style-name="ce18" office:value-type="float" office:value="0.43622" calcext:value-type="float">
            <text:p>4.36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6" calcext:value-type="float">
            <text:p>1246.0</text:p>
          </table:table-cell>
          <table:table-cell table:style-name="ce18" office:value-type="float" office:value="0.45875" calcext:value-type="float">
            <text:p>4.5875E-01</text:p>
          </table:table-cell>
          <table:table-cell table:style-name="ce18" office:value-type="float" office:value="0.45945" calcext:value-type="float">
            <text:p>4.5945E-01</text:p>
          </table:table-cell>
          <table:table-cell table:style-name="ce18" office:value-type="float" office:value="0.43902" calcext:value-type="float">
            <text:p>4.39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7" calcext:value-type="float">
            <text:p>1247.0</text:p>
          </table:table-cell>
          <table:table-cell table:style-name="ce18" office:value-type="float" office:value="0.45775" calcext:value-type="float">
            <text:p>4.5775E-01</text:p>
          </table:table-cell>
          <table:table-cell table:style-name="ce18" office:value-type="float" office:value="0.45746" calcext:value-type="float">
            <text:p>4.5746E-01</text:p>
          </table:table-cell>
          <table:table-cell table:style-name="ce18" office:value-type="float" office:value="0.43715" calcext:value-type="float">
            <text:p>4.371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8" calcext:value-type="float">
            <text:p>1248.0</text:p>
          </table:table-cell>
          <table:table-cell table:style-name="ce18" office:value-type="float" office:value="0.46076" calcext:value-type="float">
            <text:p>4.6076E-01</text:p>
          </table:table-cell>
          <table:table-cell table:style-name="ce18" office:value-type="float" office:value="0.4586" calcext:value-type="float">
            <text:p>4.5860E-01</text:p>
          </table:table-cell>
          <table:table-cell table:style-name="ce18" office:value-type="float" office:value="0.43828" calcext:value-type="float">
            <text:p>4.38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49" calcext:value-type="float">
            <text:p>1249.0</text:p>
          </table:table-cell>
          <table:table-cell table:style-name="ce18" office:value-type="float" office:value="0.46013" calcext:value-type="float">
            <text:p>4.6013E-01</text:p>
          </table:table-cell>
          <table:table-cell table:style-name="ce18" office:value-type="float" office:value="0.45966" calcext:value-type="float">
            <text:p>4.5966E-01</text:p>
          </table:table-cell>
          <table:table-cell table:style-name="ce18" office:value-type="float" office:value="0.4393" calcext:value-type="float">
            <text:p>4.39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0" calcext:value-type="float">
            <text:p>1250.0</text:p>
          </table:table-cell>
          <table:table-cell table:style-name="ce18" office:value-type="float" office:value="0.4586" calcext:value-type="float">
            <text:p>4.5860E-01</text:p>
          </table:table-cell>
          <table:table-cell table:style-name="ce18" office:value-type="float" office:value="0.45705" calcext:value-type="float">
            <text:p>4.5705E-01</text:p>
          </table:table-cell>
          <table:table-cell table:style-name="ce18" office:value-type="float" office:value="0.43684" calcext:value-type="float">
            <text:p>4.36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1" calcext:value-type="float">
            <text:p>1251.0</text:p>
          </table:table-cell>
          <table:table-cell table:style-name="ce18" office:value-type="float" office:value="0.45638" calcext:value-type="float">
            <text:p>4.5638E-01</text:p>
          </table:table-cell>
          <table:table-cell table:style-name="ce18" office:value-type="float" office:value="0.45258" calcext:value-type="float">
            <text:p>4.5258E-01</text:p>
          </table:table-cell>
          <table:table-cell table:style-name="ce18" office:value-type="float" office:value="0.4326" calcext:value-type="float">
            <text:p>4.326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2" calcext:value-type="float">
            <text:p>1252.0</text:p>
          </table:table-cell>
          <table:table-cell table:style-name="ce18" office:value-type="float" office:value="0.45195" calcext:value-type="float">
            <text:p>4.5195E-01</text:p>
          </table:table-cell>
          <table:table-cell table:style-name="ce18" office:value-type="float" office:value="0.45097" calcext:value-type="float">
            <text:p>4.5097E-01</text:p>
          </table:table-cell>
          <table:table-cell table:style-name="ce18" office:value-type="float" office:value="0.43106" calcext:value-type="float">
            <text:p>4.31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3" calcext:value-type="float">
            <text:p>1253.0</text:p>
          </table:table-cell>
          <table:table-cell table:style-name="ce18" office:value-type="float" office:value="0.45371" calcext:value-type="float">
            <text:p>4.5371E-01</text:p>
          </table:table-cell>
          <table:table-cell table:style-name="ce18" office:value-type="float" office:value="0.44773" calcext:value-type="float">
            <text:p>4.4773E-01</text:p>
          </table:table-cell>
          <table:table-cell table:style-name="ce18" office:value-type="float" office:value="0.42803" calcext:value-type="float">
            <text:p>4.28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4" calcext:value-type="float">
            <text:p>1254.0</text:p>
          </table:table-cell>
          <table:table-cell table:style-name="ce18" office:value-type="float" office:value="0.45358" calcext:value-type="float">
            <text:p>4.5358E-01</text:p>
          </table:table-cell>
          <table:table-cell table:style-name="ce18" office:value-type="float" office:value="0.44363" calcext:value-type="float">
            <text:p>4.4363E-01</text:p>
          </table:table-cell>
          <table:table-cell table:style-name="ce18" office:value-type="float" office:value="0.42416" calcext:value-type="float">
            <text:p>4.241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5" calcext:value-type="float">
            <text:p>1255.0</text:p>
          </table:table-cell>
          <table:table-cell table:style-name="ce18" office:value-type="float" office:value="0.45304" calcext:value-type="float">
            <text:p>4.5304E-01</text:p>
          </table:table-cell>
          <table:table-cell table:style-name="ce18" office:value-type="float" office:value="0.4507" calcext:value-type="float">
            <text:p>4.5070E-01</text:p>
          </table:table-cell>
          <table:table-cell table:style-name="ce18" office:value-type="float" office:value="0.43088" calcext:value-type="float">
            <text:p>4.30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6" calcext:value-type="float">
            <text:p>1256.0</text:p>
          </table:table-cell>
          <table:table-cell table:style-name="ce18" office:value-type="float" office:value="0.45192" calcext:value-type="float">
            <text:p>4.5192E-01</text:p>
          </table:table-cell>
          <table:table-cell table:style-name="ce18" office:value-type="float" office:value="0.44023" calcext:value-type="float">
            <text:p>4.4023E-01</text:p>
          </table:table-cell>
          <table:table-cell table:style-name="ce18" office:value-type="float" office:value="0.42096" calcext:value-type="float">
            <text:p>4.209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7" calcext:value-type="float">
            <text:p>1257.0</text:p>
          </table:table-cell>
          <table:table-cell table:style-name="ce18" office:value-type="float" office:value="0.4488" calcext:value-type="float">
            <text:p>4.4880E-01</text:p>
          </table:table-cell>
          <table:table-cell table:style-name="ce18" office:value-type="float" office:value="0.43532" calcext:value-type="float">
            <text:p>4.3532E-01</text:p>
          </table:table-cell>
          <table:table-cell table:style-name="ce18" office:value-type="float" office:value="0.4163" calcext:value-type="float">
            <text:p>4.16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8" calcext:value-type="float">
            <text:p>1258.0</text:p>
          </table:table-cell>
          <table:table-cell table:style-name="ce18" office:value-type="float" office:value="0.45116" calcext:value-type="float">
            <text:p>4.5116E-01</text:p>
          </table:table-cell>
          <table:table-cell table:style-name="ce18" office:value-type="float" office:value="0.44496" calcext:value-type="float">
            <text:p>4.4496E-01</text:p>
          </table:table-cell>
          <table:table-cell table:style-name="ce18" office:value-type="float" office:value="0.42549" calcext:value-type="float">
            <text:p>4.254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59" calcext:value-type="float">
            <text:p>1259.0</text:p>
          </table:table-cell>
          <table:table-cell table:style-name="ce18" office:value-type="float" office:value="0.44797" calcext:value-type="float">
            <text:p>4.4797E-01</text:p>
          </table:table-cell>
          <table:table-cell table:style-name="ce18" office:value-type="float" office:value="0.42725" calcext:value-type="float">
            <text:p>4.2725E-01</text:p>
          </table:table-cell>
          <table:table-cell table:style-name="ce18" office:value-type="float" office:value="0.40868" calcext:value-type="float">
            <text:p>4.08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0" calcext:value-type="float">
            <text:p>1260.0</text:p>
          </table:table-cell>
          <table:table-cell table:style-name="ce18" office:value-type="float" office:value="0.45018" calcext:value-type="float">
            <text:p>4.5018E-01</text:p>
          </table:table-cell>
          <table:table-cell table:style-name="ce18" office:value-type="float" office:value="0.4311" calcext:value-type="float">
            <text:p>4.3110E-01</text:p>
          </table:table-cell>
          <table:table-cell table:style-name="ce18" office:value-type="float" office:value="0.41235" calcext:value-type="float">
            <text:p>4.123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1" calcext:value-type="float">
            <text:p>1261.0</text:p>
          </table:table-cell>
          <table:table-cell table:style-name="ce18" office:value-type="float" office:value="0.44925" calcext:value-type="float">
            <text:p>4.4925E-01</text:p>
          </table:table-cell>
          <table:table-cell table:style-name="ce18" office:value-type="float" office:value="0.41146" calcext:value-type="float">
            <text:p>4.1146E-01</text:p>
          </table:table-cell>
          <table:table-cell table:style-name="ce18" office:value-type="float" office:value="0.39371" calcext:value-type="float">
            <text:p>3.937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2" calcext:value-type="float">
            <text:p>1262.0</text:p>
          </table:table-cell>
          <table:table-cell table:style-name="ce18" office:value-type="float" office:value="0.44252" calcext:value-type="float">
            <text:p>4.4252E-01</text:p>
          </table:table-cell>
          <table:table-cell table:style-name="ce18" office:value-type="float" office:value="0.39567" calcext:value-type="float">
            <text:p>3.9567E-01</text:p>
          </table:table-cell>
          <table:table-cell table:style-name="ce18" office:value-type="float" office:value="0.37867" calcext:value-type="float">
            <text:p>3.78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3" calcext:value-type="float">
            <text:p>1263.0</text:p>
          </table:table-cell>
          <table:table-cell table:style-name="ce18" office:value-type="float" office:value="0.44825" calcext:value-type="float">
            <text:p>4.4825E-01</text:p>
          </table:table-cell>
          <table:table-cell table:style-name="ce18" office:value-type="float" office:value="0.40019" calcext:value-type="float">
            <text:p>4.0019E-01</text:p>
          </table:table-cell>
          <table:table-cell table:style-name="ce18" office:value-type="float" office:value="0.383" calcext:value-type="float">
            <text:p>3.8300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4" calcext:value-type="float">
            <text:p>1264.0</text:p>
          </table:table-cell>
          <table:table-cell table:style-name="ce18" office:value-type="float" office:value="0.44198" calcext:value-type="float">
            <text:p>4.4198E-01</text:p>
          </table:table-cell>
          <table:table-cell table:style-name="ce18" office:value-type="float" office:value="0.37148" calcext:value-type="float">
            <text:p>3.7148E-01</text:p>
          </table:table-cell>
          <table:table-cell table:style-name="ce18" office:value-type="float" office:value="0.35568" calcext:value-type="float">
            <text:p>3.55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5" calcext:value-type="float">
            <text:p>1265.0</text:p>
          </table:table-cell>
          <table:table-cell table:style-name="ce18" office:value-type="float" office:value="0.44267" calcext:value-type="float">
            <text:p>4.4267E-01</text:p>
          </table:table-cell>
          <table:table-cell table:style-name="ce18" office:value-type="float" office:value="0.3957" calcext:value-type="float">
            <text:p>3.9570E-01</text:p>
          </table:table-cell>
          <table:table-cell table:style-name="ce18" office:value-type="float" office:value="0.37871" calcext:value-type="float">
            <text:p>3.787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6" calcext:value-type="float">
            <text:p>1266.0</text:p>
          </table:table-cell>
          <table:table-cell table:style-name="ce18" office:value-type="float" office:value="0.44615" calcext:value-type="float">
            <text:p>4.4615E-01</text:p>
          </table:table-cell>
          <table:table-cell table:style-name="ce18" office:value-type="float" office:value="0.38527" calcext:value-type="float">
            <text:p>3.8527E-01</text:p>
          </table:table-cell>
          <table:table-cell table:style-name="ce18" office:value-type="float" office:value="0.36881" calcext:value-type="float">
            <text:p>3.68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7" calcext:value-type="float">
            <text:p>1267.0</text:p>
          </table:table-cell>
          <table:table-cell table:style-name="ce18" office:value-type="float" office:value="0.43912" calcext:value-type="float">
            <text:p>4.3912E-01</text:p>
          </table:table-cell>
          <table:table-cell table:style-name="ce18" office:value-type="float" office:value="0.38822" calcext:value-type="float">
            <text:p>3.8822E-01</text:p>
          </table:table-cell>
          <table:table-cell table:style-name="ce18" office:value-type="float" office:value="0.37159" calcext:value-type="float">
            <text:p>3.71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8" calcext:value-type="float">
            <text:p>1268.0</text:p>
          </table:table-cell>
          <table:table-cell table:style-name="ce18" office:value-type="float" office:value="0.43594" calcext:value-type="float">
            <text:p>4.3594E-01</text:p>
          </table:table-cell>
          <table:table-cell table:style-name="ce18" office:value-type="float" office:value="0.37051" calcext:value-type="float">
            <text:p>3.7051E-01</text:p>
          </table:table-cell>
          <table:table-cell table:style-name="ce18" office:value-type="float" office:value="0.35475" calcext:value-type="float">
            <text:p>3.54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69" calcext:value-type="float">
            <text:p>1269.0</text:p>
          </table:table-cell>
          <table:table-cell table:style-name="ce18" office:value-type="float" office:value="0.44042" calcext:value-type="float">
            <text:p>4.4042E-01</text:p>
          </table:table-cell>
          <table:table-cell table:style-name="ce18" office:value-type="float" office:value="0.24652" calcext:value-type="float">
            <text:p>2.4652E-01</text:p>
          </table:table-cell>
          <table:table-cell table:style-name="ce18" office:value-type="float" office:value="0.23656" calcext:value-type="float">
            <text:p>2.36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0" calcext:value-type="float">
            <text:p>1270.0</text:p>
          </table:table-cell>
          <table:table-cell table:style-name="ce18" office:value-type="float" office:value="0.44212" calcext:value-type="float">
            <text:p>4.4212E-01</text:p>
          </table:table-cell>
          <table:table-cell table:style-name="ce18" office:value-type="float" office:value="0.38744" calcext:value-type="float">
            <text:p>3.8744E-01</text:p>
          </table:table-cell>
          <table:table-cell table:style-name="ce18" office:value-type="float" office:value="0.37087" calcext:value-type="float">
            <text:p>3.708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1" calcext:value-type="float">
            <text:p>1271.0</text:p>
          </table:table-cell>
          <table:table-cell table:style-name="ce18" office:value-type="float" office:value="0.4429" calcext:value-type="float">
            <text:p>4.4290E-01</text:p>
          </table:table-cell>
          <table:table-cell table:style-name="ce18" office:value-type="float" office:value="0.40825" calcext:value-type="float">
            <text:p>4.0825E-01</text:p>
          </table:table-cell>
          <table:table-cell table:style-name="ce18" office:value-type="float" office:value="0.39062" calcext:value-type="float">
            <text:p>3.90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2" calcext:value-type="float">
            <text:p>1272.0</text:p>
          </table:table-cell>
          <table:table-cell table:style-name="ce18" office:value-type="float" office:value="0.4413" calcext:value-type="float">
            <text:p>4.4130E-01</text:p>
          </table:table-cell>
          <table:table-cell table:style-name="ce18" office:value-type="float" office:value="0.40879" calcext:value-type="float">
            <text:p>4.0879E-01</text:p>
          </table:table-cell>
          <table:table-cell table:style-name="ce18" office:value-type="float" office:value="0.39114" calcext:value-type="float">
            <text:p>3.91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3" calcext:value-type="float">
            <text:p>1273.0</text:p>
          </table:table-cell>
          <table:table-cell table:style-name="ce18" office:value-type="float" office:value="0.44084" calcext:value-type="float">
            <text:p>4.4084E-01</text:p>
          </table:table-cell>
          <table:table-cell table:style-name="ce18" office:value-type="float" office:value="0.40625" calcext:value-type="float">
            <text:p>4.0625E-01</text:p>
          </table:table-cell>
          <table:table-cell table:style-name="ce18" office:value-type="float" office:value="0.38874" calcext:value-type="float">
            <text:p>3.887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4" calcext:value-type="float">
            <text:p>1274.0</text:p>
          </table:table-cell>
          <table:table-cell table:style-name="ce18" office:value-type="float" office:value="0.43807" calcext:value-type="float">
            <text:p>4.3807E-01</text:p>
          </table:table-cell>
          <table:table-cell table:style-name="ce18" office:value-type="float" office:value="0.40614" calcext:value-type="float">
            <text:p>4.0614E-01</text:p>
          </table:table-cell>
          <table:table-cell table:style-name="ce18" office:value-type="float" office:value="0.38864" calcext:value-type="float">
            <text:p>3.88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5" calcext:value-type="float">
            <text:p>1275.0</text:p>
          </table:table-cell>
          <table:table-cell table:style-name="ce18" office:value-type="float" office:value="0.44072" calcext:value-type="float">
            <text:p>4.4072E-01</text:p>
          </table:table-cell>
          <table:table-cell table:style-name="ce18" office:value-type="float" office:value="0.41233" calcext:value-type="float">
            <text:p>4.1233E-01</text:p>
          </table:table-cell>
          <table:table-cell table:style-name="ce18" office:value-type="float" office:value="0.39455" calcext:value-type="float">
            <text:p>3.94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6" calcext:value-type="float">
            <text:p>1276.0</text:p>
          </table:table-cell>
          <table:table-cell table:style-name="ce18" office:value-type="float" office:value="0.44192" calcext:value-type="float">
            <text:p>4.4192E-01</text:p>
          </table:table-cell>
          <table:table-cell table:style-name="ce18" office:value-type="float" office:value="0.41693" calcext:value-type="float">
            <text:p>4.1693E-01</text:p>
          </table:table-cell>
          <table:table-cell table:style-name="ce18" office:value-type="float" office:value="0.39895" calcext:value-type="float">
            <text:p>3.989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7" calcext:value-type="float">
            <text:p>1277.0</text:p>
          </table:table-cell>
          <table:table-cell table:style-name="ce18" office:value-type="float" office:value="0.44188" calcext:value-type="float">
            <text:p>4.4188E-01</text:p>
          </table:table-cell>
          <table:table-cell table:style-name="ce18" office:value-type="float" office:value="0.42001" calcext:value-type="float">
            <text:p>4.2001E-01</text:p>
          </table:table-cell>
          <table:table-cell table:style-name="ce18" office:value-type="float" office:value="0.40191" calcext:value-type="float">
            <text:p>4.01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8" calcext:value-type="float">
            <text:p>1278.0</text:p>
          </table:table-cell>
          <table:table-cell table:style-name="ce18" office:value-type="float" office:value="0.44074" calcext:value-type="float">
            <text:p>4.4074E-01</text:p>
          </table:table-cell>
          <table:table-cell table:style-name="ce18" office:value-type="float" office:value="0.42763" calcext:value-type="float">
            <text:p>4.2763E-01</text:p>
          </table:table-cell>
          <table:table-cell table:style-name="ce18" office:value-type="float" office:value="0.40916" calcext:value-type="float">
            <text:p>4.091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79" calcext:value-type="float">
            <text:p>1279.0</text:p>
          </table:table-cell>
          <table:table-cell table:style-name="ce18" office:value-type="float" office:value="0.43795" calcext:value-type="float">
            <text:p>4.3795E-01</text:p>
          </table:table-cell>
          <table:table-cell table:style-name="ce18" office:value-type="float" office:value="0.42456" calcext:value-type="float">
            <text:p>4.2456E-01</text:p>
          </table:table-cell>
          <table:table-cell table:style-name="ce18" office:value-type="float" office:value="0.40626" calcext:value-type="float">
            <text:p>4.062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0" calcext:value-type="float">
            <text:p>1280.0</text:p>
          </table:table-cell>
          <table:table-cell table:style-name="ce18" office:value-type="float" office:value="0.43543" calcext:value-type="float">
            <text:p>4.3543E-01</text:p>
          </table:table-cell>
          <table:table-cell table:style-name="ce18" office:value-type="float" office:value="0.42204" calcext:value-type="float">
            <text:p>4.2204E-01</text:p>
          </table:table-cell>
          <table:table-cell table:style-name="ce18" office:value-type="float" office:value="0.40387" calcext:value-type="float">
            <text:p>4.038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1" calcext:value-type="float">
            <text:p>1281.0</text:p>
          </table:table-cell>
          <table:table-cell table:style-name="ce18" office:value-type="float" office:value="0.42267" calcext:value-type="float">
            <text:p>4.2267E-01</text:p>
          </table:table-cell>
          <table:table-cell table:style-name="ce18" office:value-type="float" office:value="0.41335" calcext:value-type="float">
            <text:p>4.1335E-01</text:p>
          </table:table-cell>
          <table:table-cell table:style-name="ce18" office:value-type="float" office:value="0.39554" calcext:value-type="float">
            <text:p>3.95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2" calcext:value-type="float">
            <text:p>1282.0</text:p>
          </table:table-cell>
          <table:table-cell table:style-name="ce18" office:value-type="float" office:value="0.37589" calcext:value-type="float">
            <text:p>3.7589E-01</text:p>
          </table:table-cell>
          <table:table-cell table:style-name="ce18" office:value-type="float" office:value="0.37305" calcext:value-type="float">
            <text:p>3.7305E-01</text:p>
          </table:table-cell>
          <table:table-cell table:style-name="ce18" office:value-type="float" office:value="0.35695" calcext:value-type="float">
            <text:p>3.569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3" calcext:value-type="float">
            <text:p>1283.0</text:p>
          </table:table-cell>
          <table:table-cell table:style-name="ce18" office:value-type="float" office:value="0.41159" calcext:value-type="float">
            <text:p>4.1159E-01</text:p>
          </table:table-cell>
          <table:table-cell table:style-name="ce18" office:value-type="float" office:value="0.40733" calcext:value-type="float">
            <text:p>4.0733E-01</text:p>
          </table:table-cell>
          <table:table-cell table:style-name="ce18" office:value-type="float" office:value="0.38978" calcext:value-type="float">
            <text:p>3.897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4" calcext:value-type="float">
            <text:p>1284.0</text:p>
          </table:table-cell>
          <table:table-cell table:style-name="ce18" office:value-type="float" office:value="0.42667" calcext:value-type="float">
            <text:p>4.2667E-01</text:p>
          </table:table-cell>
          <table:table-cell table:style-name="ce18" office:value-type="float" office:value="0.42078" calcext:value-type="float">
            <text:p>4.2078E-01</text:p>
          </table:table-cell>
          <table:table-cell table:style-name="ce18" office:value-type="float" office:value="0.40268" calcext:value-type="float">
            <text:p>4.02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5" calcext:value-type="float">
            <text:p>1285.0</text:p>
          </table:table-cell>
          <table:table-cell table:style-name="ce18" office:value-type="float" office:value="0.42909" calcext:value-type="float">
            <text:p>4.2909E-01</text:p>
          </table:table-cell>
          <table:table-cell table:style-name="ce18" office:value-type="float" office:value="0.42399" calcext:value-type="float">
            <text:p>4.2399E-01</text:p>
          </table:table-cell>
          <table:table-cell table:style-name="ce18" office:value-type="float" office:value="0.40577" calcext:value-type="float">
            <text:p>4.0577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6" calcext:value-type="float">
            <text:p>1286.0</text:p>
          </table:table-cell>
          <table:table-cell table:style-name="ce18" office:value-type="float" office:value="0.42878" calcext:value-type="float">
            <text:p>4.2878E-01</text:p>
          </table:table-cell>
          <table:table-cell table:style-name="ce18" office:value-type="float" office:value="0.42714" calcext:value-type="float">
            <text:p>4.2714E-01</text:p>
          </table:table-cell>
          <table:table-cell table:style-name="ce18" office:value-type="float" office:value="0.40878" calcext:value-type="float">
            <text:p>4.0878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7" calcext:value-type="float">
            <text:p>1287.0</text:p>
          </table:table-cell>
          <table:table-cell table:style-name="ce18" office:value-type="float" office:value="0.43036" calcext:value-type="float">
            <text:p>4.3036E-01</text:p>
          </table:table-cell>
          <table:table-cell table:style-name="ce18" office:value-type="float" office:value="0.42213" calcext:value-type="float">
            <text:p>4.2213E-01</text:p>
          </table:table-cell>
          <table:table-cell table:style-name="ce18" office:value-type="float" office:value="0.40405" calcext:value-type="float">
            <text:p>4.04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8" calcext:value-type="float">
            <text:p>1288.0</text:p>
          </table:table-cell>
          <table:table-cell table:style-name="ce18" office:value-type="float" office:value="0.42684" calcext:value-type="float">
            <text:p>4.2684E-01</text:p>
          </table:table-cell>
          <table:table-cell table:style-name="ce18" office:value-type="float" office:value="0.41989" calcext:value-type="float">
            <text:p>4.1989E-01</text:p>
          </table:table-cell>
          <table:table-cell table:style-name="ce18" office:value-type="float" office:value="0.40192" calcext:value-type="float">
            <text:p>4.019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89" calcext:value-type="float">
            <text:p>1289.0</text:p>
          </table:table-cell>
          <table:table-cell table:style-name="ce18" office:value-type="float" office:value="0.42755" calcext:value-type="float">
            <text:p>4.2755E-01</text:p>
          </table:table-cell>
          <table:table-cell table:style-name="ce18" office:value-type="float" office:value="0.40936" calcext:value-type="float">
            <text:p>4.0936E-01</text:p>
          </table:table-cell>
          <table:table-cell table:style-name="ce18" office:value-type="float" office:value="0.39194" calcext:value-type="float">
            <text:p>3.91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0" calcext:value-type="float">
            <text:p>1290.0</text:p>
          </table:table-cell>
          <table:table-cell table:style-name="ce18" office:value-type="float" office:value="0.41851" calcext:value-type="float">
            <text:p>4.1851E-01</text:p>
          </table:table-cell>
          <table:table-cell table:style-name="ce18" office:value-type="float" office:value="0.41285" calcext:value-type="float">
            <text:p>4.1285E-01</text:p>
          </table:table-cell>
          <table:table-cell table:style-name="ce18" office:value-type="float" office:value="0.39522" calcext:value-type="float">
            <text:p>3.95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1" calcext:value-type="float">
            <text:p>1291.0</text:p>
          </table:table-cell>
          <table:table-cell table:style-name="ce18" office:value-type="float" office:value="0.42159" calcext:value-type="float">
            <text:p>4.2159E-01</text:p>
          </table:table-cell>
          <table:table-cell table:style-name="ce18" office:value-type="float" office:value="0.41786" calcext:value-type="float">
            <text:p>4.1786E-01</text:p>
          </table:table-cell>
          <table:table-cell table:style-name="ce18" office:value-type="float" office:value="0.40004" calcext:value-type="float">
            <text:p>4.0004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2" calcext:value-type="float">
            <text:p>1292.0</text:p>
          </table:table-cell>
          <table:table-cell table:style-name="ce18" office:value-type="float" office:value="0.42278" calcext:value-type="float">
            <text:p>4.2278E-01</text:p>
          </table:table-cell>
          <table:table-cell table:style-name="ce18" office:value-type="float" office:value="0.39618" calcext:value-type="float">
            <text:p>3.9618E-01</text:p>
          </table:table-cell>
          <table:table-cell table:style-name="ce18" office:value-type="float" office:value="0.37946" calcext:value-type="float">
            <text:p>3.794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3" calcext:value-type="float">
            <text:p>1293.0</text:p>
          </table:table-cell>
          <table:table-cell table:style-name="ce18" office:value-type="float" office:value="0.42261" calcext:value-type="float">
            <text:p>4.2261E-01</text:p>
          </table:table-cell>
          <table:table-cell table:style-name="ce18" office:value-type="float" office:value="0.41257" calcext:value-type="float">
            <text:p>4.1257E-01</text:p>
          </table:table-cell>
          <table:table-cell table:style-name="ce18" office:value-type="float" office:value="0.39506" calcext:value-type="float">
            <text:p>3.95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4" calcext:value-type="float">
            <text:p>1294.0</text:p>
          </table:table-cell>
          <table:table-cell table:style-name="ce18" office:value-type="float" office:value="0.41615" calcext:value-type="float">
            <text:p>4.1615E-01</text:p>
          </table:table-cell>
          <table:table-cell table:style-name="ce18" office:value-type="float" office:value="0.40421" calcext:value-type="float">
            <text:p>4.0421E-01</text:p>
          </table:table-cell>
          <table:table-cell table:style-name="ce18" office:value-type="float" office:value="0.38709" calcext:value-type="float">
            <text:p>3.8709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5" calcext:value-type="float">
            <text:p>1295.0</text:p>
          </table:table-cell>
          <table:table-cell table:style-name="ce18" office:value-type="float" office:value="0.41944" calcext:value-type="float">
            <text:p>4.1944E-01</text:p>
          </table:table-cell>
          <table:table-cell table:style-name="ce18" office:value-type="float" office:value="0.40514" calcext:value-type="float">
            <text:p>4.0514E-01</text:p>
          </table:table-cell>
          <table:table-cell table:style-name="ce18" office:value-type="float" office:value="0.38801" calcext:value-type="float">
            <text:p>3.8801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6" calcext:value-type="float">
            <text:p>1296.0</text:p>
          </table:table-cell>
          <table:table-cell table:style-name="ce18" office:value-type="float" office:value="0.41979" calcext:value-type="float">
            <text:p>4.1979E-01</text:p>
          </table:table-cell>
          <table:table-cell table:style-name="ce18" office:value-type="float" office:value="0.38957" calcext:value-type="float">
            <text:p>3.8957E-01</text:p>
          </table:table-cell>
          <table:table-cell table:style-name="ce18" office:value-type="float" office:value="0.37322" calcext:value-type="float">
            <text:p>3.73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7" calcext:value-type="float">
            <text:p>1297.0</text:p>
          </table:table-cell>
          <table:table-cell table:style-name="ce18" office:value-type="float" office:value="0.41718" calcext:value-type="float">
            <text:p>4.1718E-01</text:p>
          </table:table-cell>
          <table:table-cell table:style-name="ce18" office:value-type="float" office:value="0.3713" calcext:value-type="float">
            <text:p>3.7130E-01</text:p>
          </table:table-cell>
          <table:table-cell table:style-name="ce18" office:value-type="float" office:value="0.35583" calcext:value-type="float">
            <text:p>3.55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8" calcext:value-type="float">
            <text:p>1298.0</text:p>
          </table:table-cell>
          <table:table-cell table:style-name="ce18" office:value-type="float" office:value="0.41263" calcext:value-type="float">
            <text:p>4.1263E-01</text:p>
          </table:table-cell>
          <table:table-cell table:style-name="ce18" office:value-type="float" office:value="0.39183" calcext:value-type="float">
            <text:p>3.9183E-01</text:p>
          </table:table-cell>
          <table:table-cell table:style-name="ce18" office:value-type="float" office:value="0.37536" calcext:value-type="float">
            <text:p>3.7536E-01</text:p>
          </table:table-cell>
          <table:table-cell table:number-columns-repeated="60"/>
        </table:table-row>
        <table:table-row table:style-name="ro4">
          <table:table-cell table:style-name="ce15" office:value-type="float" office:value="1299" calcext:value-type="float">
            <text:p>1299.0</text:p>
          </table:table-cell>
          <table:table-cell table:style-name="ce18" office:value-type="float" office:value="0.41701" calcext:value-type="float">
            <text:p>4.1701E-01</text:p>
          </table:table-cell>
          <table:table-cell table:style-name="ce18" office:value-type="float" office:value="0.40852" calcext:value-type="float">
            <text:p>4.0852E-01</text:p>
          </table:table-cell>
          <table:table-cell table:style-name="ce18" office:value-type="float" office:value="0.39127" calcext:value-type="float">
            <text:p>3.91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0" calcext:value-type="float">
            <text:p>1300.0</text:p>
          </table:table-cell>
          <table:table-cell table:style-name="ce18" office:value-type="float" office:value="0.41537" calcext:value-type="float">
            <text:p>4.1537E-01</text:p>
          </table:table-cell>
          <table:table-cell table:style-name="ce18" office:value-type="float" office:value="0.35312" calcext:value-type="float">
            <text:p>3.5312E-01</text:p>
          </table:table-cell>
          <table:table-cell table:style-name="ce18" office:value-type="float" office:value="0.33855" calcext:value-type="float">
            <text:p>3.38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1" calcext:value-type="float">
            <text:p>1301.0</text:p>
          </table:table-cell>
          <table:table-cell table:style-name="ce18" office:value-type="float" office:value="0.41404" calcext:value-type="float">
            <text:p>4.1404E-01</text:p>
          </table:table-cell>
          <table:table-cell table:style-name="ce18" office:value-type="float" office:value="0.36228" calcext:value-type="float">
            <text:p>3.6228E-01</text:p>
          </table:table-cell>
          <table:table-cell table:style-name="ce18" office:value-type="float" office:value="0.34728" calcext:value-type="float">
            <text:p>3.47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2" calcext:value-type="float">
            <text:p>1302.0</text:p>
          </table:table-cell>
          <table:table-cell table:style-name="ce18" office:value-type="float" office:value="0.40955" calcext:value-type="float">
            <text:p>4.0955E-01</text:p>
          </table:table-cell>
          <table:table-cell table:style-name="ce18" office:value-type="float" office:value="0.39181" calcext:value-type="float">
            <text:p>3.9181E-01</text:p>
          </table:table-cell>
          <table:table-cell table:style-name="ce18" office:value-type="float" office:value="0.37539" calcext:value-type="float">
            <text:p>3.75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3" calcext:value-type="float">
            <text:p>1303.0</text:p>
          </table:table-cell>
          <table:table-cell table:style-name="ce18" office:value-type="float" office:value="0.40768" calcext:value-type="float">
            <text:p>4.0768E-01</text:p>
          </table:table-cell>
          <table:table-cell table:style-name="ce18" office:value-type="float" office:value="0.34621" calcext:value-type="float">
            <text:p>3.4621E-01</text:p>
          </table:table-cell>
          <table:table-cell table:style-name="ce18" office:value-type="float" office:value="0.33197" calcext:value-type="float">
            <text:p>3.31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4" calcext:value-type="float">
            <text:p>1304.0</text:p>
          </table:table-cell>
          <table:table-cell table:style-name="ce18" office:value-type="float" office:value="0.40632" calcext:value-type="float">
            <text:p>4.0632E-01</text:p>
          </table:table-cell>
          <table:table-cell table:style-name="ce18" office:value-type="float" office:value="0.30062" calcext:value-type="float">
            <text:p>3.0062E-01</text:p>
          </table:table-cell>
          <table:table-cell table:style-name="ce18" office:value-type="float" office:value="0.28849" calcext:value-type="float">
            <text:p>2.884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5" calcext:value-type="float">
            <text:p>1305.0</text:p>
          </table:table-cell>
          <table:table-cell table:style-name="ce18" office:value-type="float" office:value="0.41028" calcext:value-type="float">
            <text:p>4.1028E-01</text:p>
          </table:table-cell>
          <table:table-cell table:style-name="ce18" office:value-type="float" office:value="0.38382" calcext:value-type="float">
            <text:p>3.8382E-01</text:p>
          </table:table-cell>
          <table:table-cell table:style-name="ce18" office:value-type="float" office:value="0.36783" calcext:value-type="float">
            <text:p>3.67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6" calcext:value-type="float">
            <text:p>1306.0</text:p>
          </table:table-cell>
          <table:table-cell table:style-name="ce18" office:value-type="float" office:value="0.41039" calcext:value-type="float">
            <text:p>4.1039E-01</text:p>
          </table:table-cell>
          <table:table-cell table:style-name="ce18" office:value-type="float" office:value="0.38453" calcext:value-type="float">
            <text:p>3.8453E-01</text:p>
          </table:table-cell>
          <table:table-cell table:style-name="ce18" office:value-type="float" office:value="0.36853" calcext:value-type="float">
            <text:p>3.68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7" calcext:value-type="float">
            <text:p>1307.0</text:p>
          </table:table-cell>
          <table:table-cell table:style-name="ce18" office:value-type="float" office:value="0.40958" calcext:value-type="float">
            <text:p>4.0958E-01</text:p>
          </table:table-cell>
          <table:table-cell table:style-name="ce18" office:value-type="float" office:value="0.30594" calcext:value-type="float">
            <text:p>3.0594E-01</text:p>
          </table:table-cell>
          <table:table-cell table:style-name="ce18" office:value-type="float" office:value="0.29362" calcext:value-type="float">
            <text:p>2.93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8" calcext:value-type="float">
            <text:p>1308.0</text:p>
          </table:table-cell>
          <table:table-cell table:style-name="ce18" office:value-type="float" office:value="0.40873" calcext:value-type="float">
            <text:p>4.0873E-01</text:p>
          </table:table-cell>
          <table:table-cell table:style-name="ce18" office:value-type="float" office:value="0.34696" calcext:value-type="float">
            <text:p>3.4696E-01</text:p>
          </table:table-cell>
          <table:table-cell table:style-name="ce18" office:value-type="float" office:value="0.33277" calcext:value-type="float">
            <text:p>3.3277E-01</text:p>
          </table:table-cell>
          <table:table-cell table:number-columns-repeated="60"/>
        </table:table-row>
        <table:table-row table:style-name="ro4">
          <table:table-cell table:style-name="ce15" office:value-type="float" office:value="1309" calcext:value-type="float">
            <text:p>1309.0</text:p>
          </table:table-cell>
          <table:table-cell table:style-name="ce18" office:value-type="float" office:value="0.40907" calcext:value-type="float">
            <text:p>4.0907E-01</text:p>
          </table:table-cell>
          <table:table-cell table:style-name="ce18" office:value-type="float" office:value="0.38413" calcext:value-type="float">
            <text:p>3.8413E-01</text:p>
          </table:table-cell>
          <table:table-cell table:style-name="ce18" office:value-type="float" office:value="0.36822" calcext:value-type="float">
            <text:p>3.68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0" calcext:value-type="float">
            <text:p>1310.0</text:p>
          </table:table-cell>
          <table:table-cell table:style-name="ce18" office:value-type="float" office:value="0.40714" calcext:value-type="float">
            <text:p>4.0714E-01</text:p>
          </table:table-cell>
          <table:table-cell table:style-name="ce18" office:value-type="float" office:value="0.30114" calcext:value-type="float">
            <text:p>3.0114E-01</text:p>
          </table:table-cell>
          <table:table-cell table:style-name="ce18" office:value-type="float" office:value="0.28908" calcext:value-type="float">
            <text:p>2.89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1" calcext:value-type="float">
            <text:p>1311.0</text:p>
          </table:table-cell>
          <table:table-cell table:style-name="ce18" office:value-type="float" office:value="0.40611" calcext:value-type="float">
            <text:p>4.0611E-01</text:p>
          </table:table-cell>
          <table:table-cell table:style-name="ce18" office:value-type="float" office:value="0.33366" calcext:value-type="float">
            <text:p>3.3366E-01</text:p>
          </table:table-cell>
          <table:table-cell table:style-name="ce18" office:value-type="float" office:value="0.32012" calcext:value-type="float">
            <text:p>3.20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2" calcext:value-type="float">
            <text:p>1312.0</text:p>
          </table:table-cell>
          <table:table-cell table:style-name="ce18" office:value-type="float" office:value="0.40315" calcext:value-type="float">
            <text:p>4.0315E-01</text:p>
          </table:table-cell>
          <table:table-cell table:style-name="ce18" office:value-type="float" office:value="0.33337" calcext:value-type="float">
            <text:p>3.3337E-01</text:p>
          </table:table-cell>
          <table:table-cell table:style-name="ce18" office:value-type="float" office:value="0.31986" calcext:value-type="float">
            <text:p>3.19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3" calcext:value-type="float">
            <text:p>1313.0</text:p>
          </table:table-cell>
          <table:table-cell table:style-name="ce18" office:value-type="float" office:value="0.39084" calcext:value-type="float">
            <text:p>3.9084E-01</text:p>
          </table:table-cell>
          <table:table-cell table:style-name="ce18" office:value-type="float" office:value="0.31352" calcext:value-type="float">
            <text:p>3.1352E-01</text:p>
          </table:table-cell>
          <table:table-cell table:style-name="ce18" office:value-type="float" office:value="0.30089" calcext:value-type="float">
            <text:p>3.008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4" calcext:value-type="float">
            <text:p>1314.0</text:p>
          </table:table-cell>
          <table:table-cell table:style-name="ce18" office:value-type="float" office:value="0.40271" calcext:value-type="float">
            <text:p>4.0271E-01</text:p>
          </table:table-cell>
          <table:table-cell table:style-name="ce18" office:value-type="float" office:value="0.28833" calcext:value-type="float">
            <text:p>2.8833E-01</text:p>
          </table:table-cell>
          <table:table-cell table:style-name="ce18" office:value-type="float" office:value="0.2769" calcext:value-type="float">
            <text:p>2.7690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5" calcext:value-type="float">
            <text:p>1315.0</text:p>
          </table:table-cell>
          <table:table-cell table:style-name="ce18" office:value-type="float" office:value="0.39162" calcext:value-type="float">
            <text:p>3.9162E-01</text:p>
          </table:table-cell>
          <table:table-cell table:style-name="ce18" office:value-type="float" office:value="0.28581" calcext:value-type="float">
            <text:p>2.8581E-01</text:p>
          </table:table-cell>
          <table:table-cell table:style-name="ce18" office:value-type="float" office:value="0.27447" calcext:value-type="float">
            <text:p>2.74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6" calcext:value-type="float">
            <text:p>1316.0</text:p>
          </table:table-cell>
          <table:table-cell table:style-name="ce18" office:value-type="float" office:value="0.39421" calcext:value-type="float">
            <text:p>3.9421E-01</text:p>
          </table:table-cell>
          <table:table-cell table:style-name="ce18" office:value-type="float" office:value="0.32419" calcext:value-type="float">
            <text:p>3.2419E-01</text:p>
          </table:table-cell>
          <table:table-cell table:style-name="ce18" office:value-type="float" office:value="0.31113" calcext:value-type="float">
            <text:p>3.11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7" calcext:value-type="float">
            <text:p>1317.0</text:p>
          </table:table-cell>
          <table:table-cell table:style-name="ce18" office:value-type="float" office:value="0.40116" calcext:value-type="float">
            <text:p>4.0116E-01</text:p>
          </table:table-cell>
          <table:table-cell table:style-name="ce18" office:value-type="float" office:value="0.31217" calcext:value-type="float">
            <text:p>3.1217E-01</text:p>
          </table:table-cell>
          <table:table-cell table:style-name="ce18" office:value-type="float" office:value="0.29969" calcext:value-type="float">
            <text:p>2.99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8" calcext:value-type="float">
            <text:p>1318.0</text:p>
          </table:table-cell>
          <table:table-cell table:style-name="ce18" office:value-type="float" office:value="0.39547" calcext:value-type="float">
            <text:p>3.9547E-01</text:p>
          </table:table-cell>
          <table:table-cell table:style-name="ce18" office:value-type="float" office:value="0.33328" calcext:value-type="float">
            <text:p>3.3328E-01</text:p>
          </table:table-cell>
          <table:table-cell table:style-name="ce18" office:value-type="float" office:value="0.31984" calcext:value-type="float">
            <text:p>3.19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319" calcext:value-type="float">
            <text:p>1319.0</text:p>
          </table:table-cell>
          <table:table-cell table:style-name="ce18" office:value-type="float" office:value="0.40093" calcext:value-type="float">
            <text:p>4.0093E-01</text:p>
          </table:table-cell>
          <table:table-cell table:style-name="ce18" office:value-type="float" office:value="0.26855" calcext:value-type="float">
            <text:p>2.6855E-01</text:p>
          </table:table-cell>
          <table:table-cell table:style-name="ce18" office:value-type="float" office:value="0.25803" calcext:value-type="float">
            <text:p>2.58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0" calcext:value-type="float">
            <text:p>1320.0</text:p>
          </table:table-cell>
          <table:table-cell table:style-name="ce18" office:value-type="float" office:value="0.39875" calcext:value-type="float">
            <text:p>3.9875E-01</text:p>
          </table:table-cell>
          <table:table-cell table:style-name="ce18" office:value-type="float" office:value="0.25872" calcext:value-type="float">
            <text:p>2.5872E-01</text:p>
          </table:table-cell>
          <table:table-cell table:style-name="ce18" office:value-type="float" office:value="0.24864" calcext:value-type="float">
            <text:p>2.48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1" calcext:value-type="float">
            <text:p>1321.0</text:p>
          </table:table-cell>
          <table:table-cell table:style-name="ce18" office:value-type="float" office:value="0.39545" calcext:value-type="float">
            <text:p>3.9545E-01</text:p>
          </table:table-cell>
          <table:table-cell table:style-name="ce18" office:value-type="float" office:value="0.29866" calcext:value-type="float">
            <text:p>2.9866E-01</text:p>
          </table:table-cell>
          <table:table-cell table:style-name="ce18" office:value-type="float" office:value="0.28684" calcext:value-type="float">
            <text:p>2.86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2" calcext:value-type="float">
            <text:p>1322.0</text:p>
          </table:table-cell>
          <table:table-cell table:style-name="ce18" office:value-type="float" office:value="0.39538" calcext:value-type="float">
            <text:p>3.9538E-01</text:p>
          </table:table-cell>
          <table:table-cell table:style-name="ce18" office:value-type="float" office:value="0.30217" calcext:value-type="float">
            <text:p>3.0217E-01</text:p>
          </table:table-cell>
          <table:table-cell table:style-name="ce18" office:value-type="float" office:value="0.29023" calcext:value-type="float">
            <text:p>2.902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3" calcext:value-type="float">
            <text:p>1323.0</text:p>
          </table:table-cell>
          <table:table-cell table:style-name="ce18" office:value-type="float" office:value="0.39502" calcext:value-type="float">
            <text:p>3.9502E-01</text:p>
          </table:table-cell>
          <table:table-cell table:style-name="ce18" office:value-type="float" office:value="0.23279" calcext:value-type="float">
            <text:p>2.3279E-01</text:p>
          </table:table-cell>
          <table:table-cell table:style-name="ce18" office:value-type="float" office:value="0.22386" calcext:value-type="float">
            <text:p>2.23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4" calcext:value-type="float">
            <text:p>1324.0</text:p>
          </table:table-cell>
          <table:table-cell table:style-name="ce18" office:value-type="float" office:value="0.39516" calcext:value-type="float">
            <text:p>3.9516E-01</text:p>
          </table:table-cell>
          <table:table-cell table:style-name="ce18" office:value-type="float" office:value="0.26249" calcext:value-type="float">
            <text:p>2.6249E-01</text:p>
          </table:table-cell>
          <table:table-cell table:style-name="ce18" office:value-type="float" office:value="0.25231" calcext:value-type="float">
            <text:p>2.52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5" calcext:value-type="float">
            <text:p>1325.0</text:p>
          </table:table-cell>
          <table:table-cell table:style-name="ce18" office:value-type="float" office:value="0.39369" calcext:value-type="float">
            <text:p>3.9369E-01</text:p>
          </table:table-cell>
          <table:table-cell table:style-name="ce18" office:value-type="float" office:value="0.32224" calcext:value-type="float">
            <text:p>3.2224E-01</text:p>
          </table:table-cell>
          <table:table-cell table:style-name="ce18" office:value-type="float" office:value="0.30943" calcext:value-type="float">
            <text:p>3.09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6" calcext:value-type="float">
            <text:p>1326.0</text:p>
          </table:table-cell>
          <table:table-cell table:style-name="ce18" office:value-type="float" office:value="0.39229" calcext:value-type="float">
            <text:p>3.9229E-01</text:p>
          </table:table-cell>
          <table:table-cell table:style-name="ce18" office:value-type="float" office:value="0.28051" calcext:value-type="float">
            <text:p>2.8051E-01</text:p>
          </table:table-cell>
          <table:table-cell table:style-name="ce18" office:value-type="float" office:value="0.26956" calcext:value-type="float">
            <text:p>2.69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7" calcext:value-type="float">
            <text:p>1327.0</text:p>
          </table:table-cell>
          <table:table-cell table:style-name="ce18" office:value-type="float" office:value="0.38877" calcext:value-type="float">
            <text:p>3.8877E-01</text:p>
          </table:table-cell>
          <table:table-cell table:style-name="ce18" office:value-type="float" office:value="0.26625" calcext:value-type="float">
            <text:p>2.6625E-01</text:p>
          </table:table-cell>
          <table:table-cell table:style-name="ce18" office:value-type="float" office:value="0.25593" calcext:value-type="float">
            <text:p>2.55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8" calcext:value-type="float">
            <text:p>1328.0</text:p>
          </table:table-cell>
          <table:table-cell table:style-name="ce18" office:value-type="float" office:value="0.39062" calcext:value-type="float">
            <text:p>3.9062E-01</text:p>
          </table:table-cell>
          <table:table-cell table:style-name="ce18" office:value-type="float" office:value="0.2345" calcext:value-type="float">
            <text:p>2.3450E-01</text:p>
          </table:table-cell>
          <table:table-cell table:style-name="ce18" office:value-type="float" office:value="0.22555" calcext:value-type="float">
            <text:p>2.2555E-01</text:p>
          </table:table-cell>
          <table:table-cell table:number-columns-repeated="60"/>
        </table:table-row>
        <table:table-row table:style-name="ro4">
          <table:table-cell table:style-name="ce15" office:value-type="float" office:value="1329" calcext:value-type="float">
            <text:p>1329.0</text:p>
          </table:table-cell>
          <table:table-cell table:style-name="ce18" office:value-type="float" office:value="0.3795" calcext:value-type="float">
            <text:p>3.7950E-01</text:p>
          </table:table-cell>
          <table:table-cell table:style-name="ce18" office:value-type="float" office:value="0.17759" calcext:value-type="float">
            <text:p>1.7759E-01</text:p>
          </table:table-cell>
          <table:table-cell table:style-name="ce18" office:value-type="float" office:value="0.17097" calcext:value-type="float">
            <text:p>1.70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0" calcext:value-type="float">
            <text:p>1330.0</text:p>
          </table:table-cell>
          <table:table-cell table:style-name="ce18" office:value-type="float" office:value="0.38548" calcext:value-type="float">
            <text:p>3.8548E-01</text:p>
          </table:table-cell>
          <table:table-cell table:style-name="ce18" office:value-type="float" office:value="0.22923" calcext:value-type="float">
            <text:p>2.2923E-01</text:p>
          </table:table-cell>
          <table:table-cell table:style-name="ce18" office:value-type="float" office:value="0.22052" calcext:value-type="float">
            <text:p>2.205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1" calcext:value-type="float">
            <text:p>1331.0</text:p>
          </table:table-cell>
          <table:table-cell table:style-name="ce18" office:value-type="float" office:value="0.38765" calcext:value-type="float">
            <text:p>3.8765E-01</text:p>
          </table:table-cell>
          <table:table-cell table:style-name="ce18" office:value-type="float" office:value="0.1448" calcext:value-type="float">
            <text:p>1.4480E-01</text:p>
          </table:table-cell>
          <table:table-cell table:style-name="ce18" office:value-type="float" office:value="0.13951" calcext:value-type="float">
            <text:p>1.39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2" calcext:value-type="float">
            <text:p>1332.0</text:p>
          </table:table-cell>
          <table:table-cell table:style-name="ce18" office:value-type="float" office:value="0.3785" calcext:value-type="float">
            <text:p>3.7850E-01</text:p>
          </table:table-cell>
          <table:table-cell table:style-name="ce18" office:value-type="float" office:value="0.14579" calcext:value-type="float">
            <text:p>1.4579E-01</text:p>
          </table:table-cell>
          <table:table-cell table:style-name="ce18" office:value-type="float" office:value="0.14046" calcext:value-type="float">
            <text:p>1.4046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3" calcext:value-type="float">
            <text:p>1333.0</text:p>
          </table:table-cell>
          <table:table-cell table:style-name="ce18" office:value-type="float" office:value="0.38699" calcext:value-type="float">
            <text:p>3.8699E-01</text:p>
          </table:table-cell>
          <table:table-cell table:style-name="ce18" office:value-type="float" office:value="0.20304" calcext:value-type="float">
            <text:p>2.0304E-01</text:p>
          </table:table-cell>
          <table:table-cell table:style-name="ce18" office:value-type="float" office:value="0.19545" calcext:value-type="float">
            <text:p>1.9545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4" calcext:value-type="float">
            <text:p>1334.0</text:p>
          </table:table-cell>
          <table:table-cell table:style-name="ce18" office:value-type="float" office:value="0.38684" calcext:value-type="float">
            <text:p>3.8684E-01</text:p>
          </table:table-cell>
          <table:table-cell table:style-name="ce18" office:value-type="float" office:value="0.16925" calcext:value-type="float">
            <text:p>1.6925E-01</text:p>
          </table:table-cell>
          <table:table-cell table:style-name="ce18" office:value-type="float" office:value="0.16302" calcext:value-type="float">
            <text:p>1.63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5" calcext:value-type="float">
            <text:p>1335.0</text:p>
          </table:table-cell>
          <table:table-cell table:style-name="ce18" office:value-type="float" office:value="0.38563" calcext:value-type="float">
            <text:p>3.8563E-01</text:p>
          </table:table-cell>
          <table:table-cell table:style-name="ce18" office:value-type="float" office:value="0.23117" calcext:value-type="float">
            <text:p>2.3117E-01</text:p>
          </table:table-cell>
          <table:table-cell table:style-name="ce18" office:value-type="float" office:value="0.22244" calcext:value-type="float">
            <text:p>2.2244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6" calcext:value-type="float">
            <text:p>1336.0</text:p>
          </table:table-cell>
          <table:table-cell table:style-name="ce18" office:value-type="float" office:value="0.38231" calcext:value-type="float">
            <text:p>3.8231E-01</text:p>
          </table:table-cell>
          <table:table-cell table:style-name="ce18" office:value-type="float" office:value="0.18348" calcext:value-type="float">
            <text:p>1.8348E-01</text:p>
          </table:table-cell>
          <table:table-cell table:style-name="ce18" office:value-type="float" office:value="0.1767" calcext:value-type="float">
            <text:p>1.76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7" calcext:value-type="float">
            <text:p>1337.0</text:p>
          </table:table-cell>
          <table:table-cell table:style-name="ce18" office:value-type="float" office:value="0.38285" calcext:value-type="float">
            <text:p>3.8285E-01</text:p>
          </table:table-cell>
          <table:table-cell table:style-name="ce18" office:value-type="float" office:value="0.16454" calcext:value-type="float">
            <text:p>1.6454E-01</text:p>
          </table:table-cell>
          <table:table-cell table:style-name="ce18" office:value-type="float" office:value="0.15852" calcext:value-type="float">
            <text:p>1.5852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8" calcext:value-type="float">
            <text:p>1338.0</text:p>
          </table:table-cell>
          <table:table-cell table:style-name="ce18" office:value-type="float" office:value="0.38094" calcext:value-type="float">
            <text:p>3.8094E-01</text:p>
          </table:table-cell>
          <table:table-cell table:style-name="ce18" office:value-type="float" office:value="0.17804" calcext:value-type="float">
            <text:p>1.7804E-01</text:p>
          </table:table-cell>
          <table:table-cell table:style-name="ce18" office:value-type="float" office:value="0.17151" calcext:value-type="float">
            <text:p>1.71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339" calcext:value-type="float">
            <text:p>1339.0</text:p>
          </table:table-cell>
          <table:table-cell table:style-name="ce18" office:value-type="float" office:value="0.3757" calcext:value-type="float">
            <text:p>3.7570E-01</text:p>
          </table:table-cell>
          <table:table-cell table:style-name="ce18" office:value-type="float" office:value="0.17681" calcext:value-type="float">
            <text:p>1.7681E-01</text:p>
          </table:table-cell>
          <table:table-cell table:style-name="ce18" office:value-type="float" office:value="0.17033" calcext:value-type="float">
            <text:p>1.7033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0" calcext:value-type="float">
            <text:p>1340.0</text:p>
          </table:table-cell>
          <table:table-cell table:style-name="ce18" office:value-type="float" office:value="0.37439" calcext:value-type="float">
            <text:p>3.7439E-01</text:p>
          </table:table-cell>
          <table:table-cell table:style-name="ce18" office:value-type="float" office:value="0.16831" calcext:value-type="float">
            <text:p>1.6831E-01</text:p>
          </table:table-cell>
          <table:table-cell table:style-name="ce18" office:value-type="float" office:value="0.16216" calcext:value-type="float">
            <text:p>1.6216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1" calcext:value-type="float">
            <text:p>1341.0</text:p>
          </table:table-cell>
          <table:table-cell table:style-name="ce18" office:value-type="float" office:value="0.38168" calcext:value-type="float">
            <text:p>3.8168E-01</text:p>
          </table:table-cell>
          <table:table-cell table:style-name="ce18" office:value-type="float" office:value="0.17039" calcext:value-type="float">
            <text:p>1.7039E-01</text:p>
          </table:table-cell>
          <table:table-cell table:style-name="ce18" office:value-type="float" office:value="0.16419" calcext:value-type="float">
            <text:p>1.641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2" calcext:value-type="float">
            <text:p>1342.0</text:p>
          </table:table-cell>
          <table:table-cell table:style-name="ce18" office:value-type="float" office:value="0.3802" calcext:value-type="float">
            <text:p>3.8020E-01</text:p>
          </table:table-cell>
          <table:table-cell table:style-name="ce18" office:value-type="float" office:value="0.17798" calcext:value-type="float">
            <text:p>1.7798E-01</text:p>
          </table:table-cell>
          <table:table-cell table:style-name="ce18" office:value-type="float" office:value="0.17149" calcext:value-type="float">
            <text:p>1.714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3" calcext:value-type="float">
            <text:p>1343.0</text:p>
          </table:table-cell>
          <table:table-cell table:style-name="ce18" office:value-type="float" office:value="0.37977" calcext:value-type="float">
            <text:p>3.7977E-01</text:p>
          </table:table-cell>
          <table:table-cell table:style-name="ce18" office:value-type="float" office:value="0.12711" calcext:value-type="float">
            <text:p>1.2711E-01</text:p>
          </table:table-cell>
          <table:table-cell table:style-name="ce18" office:value-type="float" office:value="0.12259" calcext:value-type="float">
            <text:p>1.22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4" calcext:value-type="float">
            <text:p>1344.0</text:p>
          </table:table-cell>
          <table:table-cell table:style-name="ce18" office:value-type="float" office:value="0.37986" calcext:value-type="float">
            <text:p>3.7986E-01</text:p>
          </table:table-cell>
          <table:table-cell table:style-name="ce18" office:value-type="float" office:value="0.075645" calcext:value-type="float">
            <text:p>7.5645E-02</text:p>
          </table:table-cell>
          <table:table-cell table:style-name="ce18" office:value-type="float" office:value="0.073018" calcext:value-type="float">
            <text:p>7.3018E-02</text:p>
          </table:table-cell>
          <table:table-cell table:number-columns-repeated="60"/>
        </table:table-row>
        <table:table-row table:style-name="ro4">
          <table:table-cell table:style-name="ce15" office:value-type="float" office:value="1345" calcext:value-type="float">
            <text:p>1345.0</text:p>
          </table:table-cell>
          <table:table-cell table:style-name="ce18" office:value-type="float" office:value="0.37953" calcext:value-type="float">
            <text:p>3.7953E-01</text:p>
          </table:table-cell>
          <table:table-cell table:style-name="ce18" office:value-type="float" office:value="0.10904" calcext:value-type="float">
            <text:p>1.0904E-01</text:p>
          </table:table-cell>
          <table:table-cell table:style-name="ce18" office:value-type="float" office:value="0.10521" calcext:value-type="float">
            <text:p>1.0521E-01</text:p>
          </table:table-cell>
          <table:table-cell table:number-columns-repeated="60"/>
        </table:table-row>
        <table:table-row table:style-name="ro4">
          <table:table-cell table:style-name="ce15" office:value-type="float" office:value="1346" calcext:value-type="float">
            <text:p>1346.0</text:p>
          </table:table-cell>
          <table:table-cell table:style-name="ce18" office:value-type="float" office:value="0.37554" calcext:value-type="float">
            <text:p>3.7554E-01</text:p>
          </table:table-cell>
          <table:table-cell table:style-name="ce18" office:value-type="float" office:value="0.058186" calcext:value-type="float">
            <text:p>5.8186E-02</text:p>
          </table:table-cell>
          <table:table-cell table:style-name="ce18" office:value-type="float" office:value="0.056189" calcext:value-type="float">
            <text:p>5.6189E-02</text:p>
          </table:table-cell>
          <table:table-cell table:number-columns-repeated="60"/>
        </table:table-row>
        <table:table-row table:style-name="ro4">
          <table:table-cell table:style-name="ce15" office:value-type="float" office:value="1347" calcext:value-type="float">
            <text:p>1347.0</text:p>
          </table:table-cell>
          <table:table-cell table:style-name="ce18" office:value-type="float" office:value="0.3776" calcext:value-type="float">
            <text:p>3.7760E-01</text:p>
          </table:table-cell>
          <table:table-cell table:style-name="ce18" office:value-type="float" office:value="0.060119" calcext:value-type="float">
            <text:p>6.0119E-02</text:p>
          </table:table-cell>
          <table:table-cell table:style-name="ce18" office:value-type="float" office:value="0.058058" calcext:value-type="float">
            <text:p>5.8058E-02</text:p>
          </table:table-cell>
          <table:table-cell table:number-columns-repeated="60"/>
        </table:table-row>
        <table:table-row table:style-name="ro4">
          <table:table-cell table:style-name="ce15" office:value-type="float" office:value="1348" calcext:value-type="float">
            <text:p>1348.0</text:p>
          </table:table-cell>
          <table:table-cell table:style-name="ce18" office:value-type="float" office:value="0.37664" calcext:value-type="float">
            <text:p>3.7664E-01</text:p>
          </table:table-cell>
          <table:table-cell table:style-name="ce18" office:value-type="float" office:value="0.0047451" calcext:value-type="float">
            <text:p>4.7451E-03</text:p>
          </table:table-cell>
          <table:table-cell table:style-name="ce18" office:value-type="float" office:value="0.0045862" calcext:value-type="float">
            <text:p>4.5862E-03</text:p>
          </table:table-cell>
          <table:table-cell table:number-columns-repeated="60"/>
        </table:table-row>
        <table:table-row table:style-name="ro4">
          <table:table-cell table:style-name="ce15" office:value-type="float" office:value="1349" calcext:value-type="float">
            <text:p>1349.0</text:p>
          </table:table-cell>
          <table:table-cell table:style-name="ce18" office:value-type="float" office:value="0.3755" calcext:value-type="float">
            <text:p>3.7550E-01</text:p>
          </table:table-cell>
          <table:table-cell table:style-name="ce18" office:value-type="float" office:value="0.016159" calcext:value-type="float">
            <text:p>1.6159E-02</text:p>
          </table:table-cell>
          <table:table-cell table:style-name="ce18" office:value-type="float" office:value="0.015617" calcext:value-type="float">
            <text:p>1.5617E-02</text:p>
          </table:table-cell>
          <table:table-cell table:number-columns-repeated="60"/>
        </table:table-row>
        <table:table-row table:style-name="ro4">
          <table:table-cell table:style-name="ce15" office:value-type="float" office:value="1350" calcext:value-type="float">
            <text:p>1350.0</text:p>
          </table:table-cell>
          <table:table-cell table:style-name="ce18" office:value-type="float" office:value="0.37081" calcext:value-type="float">
            <text:p>3.7081E-01</text:p>
          </table:table-cell>
          <table:table-cell table:style-name="ce18" office:value-type="float" office:value="0.016025" calcext:value-type="float">
            <text:p>1.6025E-02</text:p>
          </table:table-cell>
          <table:table-cell table:style-name="ce18" office:value-type="float" office:value="0.015488" calcext:value-type="float">
            <text:p>1.5488E-02</text:p>
          </table:table-cell>
          <table:table-cell table:number-columns-repeated="60"/>
        </table:table-row>
        <table:table-row table:style-name="ro4">
          <table:table-cell table:style-name="ce15" office:value-type="float" office:value="1351" calcext:value-type="float">
            <text:p>1351.0</text:p>
          </table:table-cell>
          <table:table-cell table:style-name="ce18" office:value-type="float" office:value="0.37167" calcext:value-type="float">
            <text:p>3.7167E-01</text:p>
          </table:table-cell>
          <table:table-cell table:style-name="ce18" office:value-type="float" office:value="0.0046298" calcext:value-type="float">
            <text:p>4.6298E-03</text:p>
          </table:table-cell>
          <table:table-cell table:style-name="ce18" office:value-type="float" office:value="0.0044759" calcext:value-type="float">
            <text:p>4.4759E-03</text:p>
          </table:table-cell>
          <table:table-cell table:number-columns-repeated="60"/>
        </table:table-row>
        <table:table-row table:style-name="ro4">
          <table:table-cell table:style-name="ce15" office:value-type="float" office:value="1352" calcext:value-type="float">
            <text:p>1352.0</text:p>
          </table:table-cell>
          <table:table-cell table:style-name="ce18" office:value-type="float" office:value="0.37533" calcext:value-type="float">
            <text:p>3.7533E-01</text:p>
          </table:table-cell>
          <table:table-cell table:style-name="ce18" office:value-type="float" office:value="0.0015164" calcext:value-type="float">
            <text:p>1.5164E-03</text:p>
          </table:table-cell>
          <table:table-cell table:style-name="ce18" office:value-type="float" office:value="0.0014661" calcext:value-type="float">
            <text:p>1.4661E-03</text:p>
          </table:table-cell>
          <table:table-cell table:number-columns-repeated="60"/>
        </table:table-row>
        <table:table-row table:style-name="ro4">
          <table:table-cell table:style-name="ce15" office:value-type="float" office:value="1353" calcext:value-type="float">
            <text:p>1353.0</text:p>
          </table:table-cell>
          <table:table-cell table:style-name="ce18" office:value-type="float" office:value="0.37401" calcext:value-type="float">
            <text:p>3.7401E-01</text:p>
          </table:table-cell>
          <table:table-cell table:style-name="ce18" office:value-type="float" office:value="0.000096096" calcext:value-type="float">
            <text:p>9.6096E-05</text:p>
          </table:table-cell>
          <table:table-cell table:style-name="ce18" office:value-type="float" office:value="0.000092918" calcext:value-type="float">
            <text:p>9.2918E-05</text:p>
          </table:table-cell>
          <table:table-cell table:number-columns-repeated="60"/>
        </table:table-row>
        <table:table-row table:style-name="ro4">
          <table:table-cell table:style-name="ce15" office:value-type="float" office:value="1354" calcext:value-type="float">
            <text:p>1354.0</text:p>
          </table:table-cell>
          <table:table-cell table:style-name="ce18" office:value-type="float" office:value="0.37294" calcext:value-type="float">
            <text:p>3.7294E-01</text:p>
          </table:table-cell>
          <table:table-cell table:style-name="ce18" office:value-type="float" office:value="0.00029009" calcext:value-type="float">
            <text:p>2.9009E-04</text:p>
          </table:table-cell>
          <table:table-cell table:style-name="ce18" office:value-type="float" office:value="0.00028051" calcext:value-type="float">
            <text:p>2.8051E-04</text:p>
          </table:table-cell>
          <table:table-cell table:number-columns-repeated="60"/>
        </table:table-row>
        <table:table-row table:style-name="ro4">
          <table:table-cell table:style-name="ce15" office:value-type="float" office:value="1355" calcext:value-type="float">
            <text:p>1355.0</text:p>
          </table:table-cell>
          <table:table-cell table:style-name="ce18" office:value-type="float" office:value="0.36827" calcext:value-type="float">
            <text:p>3.6827E-01</text:p>
          </table:table-cell>
          <table:table-cell table:style-name="ce18" office:value-type="float" office:value="0.0000036034" calcext:value-type="float">
            <text:p>3.6034E-06</text:p>
          </table:table-cell>
          <table:table-cell table:style-name="ce18" office:value-type="float" office:value="0.0000034847" calcext:value-type="float">
            <text:p>3.4847E-06</text:p>
          </table:table-cell>
          <table:table-cell table:number-columns-repeated="60"/>
        </table:table-row>
        <table:table-row table:style-name="ro4">
          <table:table-cell table:style-name="ce15" office:value-type="float" office:value="1356" calcext:value-type="float">
            <text:p>1356.0</text:p>
          </table:table-cell>
          <table:table-cell table:style-name="ce18" office:value-type="float" office:value="0.36876" calcext:value-type="float">
            <text:p>3.6876E-01</text:p>
          </table:table-cell>
          <table:table-cell table:style-name="ce18" office:value-type="float" office:value="0.00004807" calcext:value-type="float">
            <text:p>4.8070E-05</text:p>
          </table:table-cell>
          <table:table-cell table:style-name="ce18" office:value-type="float" office:value="0.000046489" calcext:value-type="float">
            <text:p>4.6489E-05</text:p>
          </table:table-cell>
          <table:table-cell table:number-columns-repeated="60"/>
        </table:table-row>
        <table:table-row table:style-name="ro4">
          <table:table-cell table:style-name="ce15" office:value-type="float" office:value="1357" calcext:value-type="float">
            <text:p>1357.0</text:p>
          </table:table-cell>
          <table:table-cell table:style-name="ce18" office:value-type="float" office:value="0.36439" calcext:value-type="float">
            <text:p>3.6439E-01</text:p>
          </table:table-cell>
          <table:table-cell table:style-name="ce18" office:value-type="float" office:value="0.000071786" calcext:value-type="float">
            <text:p>7.1786E-05</text:p>
          </table:table-cell>
          <table:table-cell table:style-name="ce18" office:value-type="float" office:value="0.000069429" calcext:value-type="float">
            <text:p>6.9429E-05</text:p>
          </table:table-cell>
          <table:table-cell table:number-columns-repeated="60"/>
        </table:table-row>
        <table:table-row table:style-name="ro4">
          <table:table-cell table:style-name="ce15" office:value-type="float" office:value="1358" calcext:value-type="float">
            <text:p>1358.0</text:p>
          </table:table-cell>
          <table:table-cell table:style-name="ce18" office:value-type="float" office:value="0.36997" calcext:value-type="float">
            <text:p>3.6997E-01</text:p>
          </table:table-cell>
          <table:table-cell table:style-name="ce18" office:value-type="float" office:value="0.0000041948" calcext:value-type="float">
            <text:p>4.1948E-06</text:p>
          </table:table-cell>
          <table:table-cell table:style-name="ce18" office:value-type="float" office:value="0.0000040575" calcext:value-type="float">
            <text:p>4.0575E-06</text:p>
          </table:table-cell>
          <table:table-cell table:number-columns-repeated="60"/>
        </table:table-row>
        <table:table-row table:style-name="ro4">
          <table:table-cell table:style-name="ce15" office:value-type="float" office:value="1359" calcext:value-type="float">
            <text:p>1359.0</text:p>
          </table:table-cell>
          <table:table-cell table:style-name="ce18" office:value-type="float" office:value="0.36903" calcext:value-type="float">
            <text:p>3.6903E-01</text:p>
          </table:table-cell>
          <table:table-cell table:style-name="ce18" office:value-type="float" office:value="0.00000073439" calcext:value-type="float">
            <text:p>7.3439E-07</text:p>
          </table:table-cell>
          <table:table-cell table:style-name="ce18" office:value-type="float" office:value="0.0000007104" calcext:value-type="float">
            <text:p>7.1040E-07</text:p>
          </table:table-cell>
          <table:table-cell table:number-columns-repeated="60"/>
        </table:table-row>
        <table:table-row table:style-name="ro4">
          <table:table-cell table:style-name="ce15" office:value-type="float" office:value="1360" calcext:value-type="float">
            <text:p>1360.0</text:p>
          </table:table-cell>
          <table:table-cell table:style-name="ce18" office:value-type="float" office:value="0.36464" calcext:value-type="float">
            <text:p>3.6464E-01</text:p>
          </table:table-cell>
          <table:table-cell table:style-name="ce18" office:value-type="float" office:value="0.0000021404" calcext:value-type="float">
            <text:p>2.1404E-06</text:p>
          </table:table-cell>
          <table:table-cell table:style-name="ce18" office:value-type="float" office:value="0.0000020706" calcext:value-type="float">
            <text:p>2.0706E-06</text:p>
          </table:table-cell>
          <table:table-cell table:number-columns-repeated="60"/>
        </table:table-row>
        <table:table-row table:style-name="ro4">
          <table:table-cell table:style-name="ce15" office:value-type="float" office:value="1361" calcext:value-type="float">
            <text:p>1361.0</text:p>
          </table:table-cell>
          <table:table-cell table:style-name="ce18" office:value-type="float" office:value="0.37027" calcext:value-type="float">
            <text:p>3.7027E-01</text:p>
          </table:table-cell>
          <table:table-cell table:style-name="ce18" office:value-type="float" office:value="0.0000000048133" calcext:value-type="float">
            <text:p>4.8133E-09</text:p>
          </table:table-cell>
          <table:table-cell table:style-name="ce18" office:value-type="float" office:value="0.0000000046566" calcext:value-type="float">
            <text:p>4.6566E-09</text:p>
          </table:table-cell>
          <table:table-cell table:number-columns-repeated="60"/>
        </table:table-row>
        <table:table-row table:style-name="ro4">
          <table:table-cell table:style-name="ce15" office:value-type="float" office:value="1362" calcext:value-type="float">
            <text:p>1362.0</text:p>
          </table:table-cell>
          <table:table-cell table:style-name="ce18" office:value-type="float" office:value="0.36936" calcext:value-type="float">
            <text:p>3.6936E-01</text:p>
          </table:table-cell>
          <table:table-cell table:style-name="ce18" office:value-type="float" office:value="0.000000000018076" calcext:value-type="float">
            <text:p>1.8076E-11</text:p>
          </table:table-cell>
          <table:table-cell table:style-name="ce18" office:value-type="float" office:value="0.000000000017489" calcext:value-type="float">
            <text:p>1.7489E-11</text:p>
          </table:table-cell>
          <table:table-cell table:number-columns-repeated="60"/>
        </table:table-row>
        <table:table-row table:style-name="ro4">
          <table:table-cell table:style-name="ce15" office:value-type="float" office:value="1363" calcext:value-type="float">
            <text:p>1363.0</text:p>
          </table:table-cell>
          <table:table-cell table:style-name="ce18" office:value-type="float" office:value="0.36185" calcext:value-type="float">
            <text:p>3.6185E-01</text:p>
          </table:table-cell>
          <table:table-cell table:style-name="ce18" office:value-type="float" office:value="0.0000031563" calcext:value-type="float">
            <text:p>3.1563E-06</text:p>
          </table:table-cell>
          <table:table-cell table:style-name="ce18" office:value-type="float" office:value="0.000003054" calcext:value-type="float">
            <text:p>3.0540E-06</text:p>
          </table:table-cell>
          <table:table-cell table:number-columns-repeated="60"/>
        </table:table-row>
        <table:table-row table:style-name="ro4">
          <table:table-cell table:style-name="ce15" office:value-type="float" office:value="1364" calcext:value-type="float">
            <text:p>1364.0</text:p>
          </table:table-cell>
          <table:table-cell table:style-name="ce18" office:value-type="float" office:value="0.36683" calcext:value-type="float">
            <text:p>3.6683E-01</text:p>
          </table:table-cell>
          <table:table-cell table:style-name="ce18" office:value-type="float" office:value="0.0000013589" calcext:value-type="float">
            <text:p>1.3589E-06</text:p>
          </table:table-cell>
          <table:table-cell table:style-name="ce18" office:value-type="float" office:value="0.000001315" calcext:value-type="float">
            <text:p>1.3150E-06</text:p>
          </table:table-cell>
          <table:table-cell table:number-columns-repeated="60"/>
        </table:table-row>
        <table:table-row table:style-name="ro4">
          <table:table-cell table:style-name="ce15" office:value-type="float" office:value="1365" calcext:value-type="float">
            <text:p>1365.0</text:p>
          </table:table-cell>
          <table:table-cell table:style-name="ce18" office:value-type="float" office:value="0.36629" calcext:value-type="float">
            <text:p>3.6629E-01</text:p>
          </table:table-cell>
          <table:table-cell table:style-name="ce18" office:value-type="float" office:value="0.0000000000090764" calcext:value-type="float">
            <text:p>9.0764E-12</text:p>
          </table:table-cell>
          <table:table-cell table:style-name="ce18" office:value-type="float" office:value="0.0000000000087833" calcext:value-type="float">
            <text:p>8.7833E-12</text:p>
          </table:table-cell>
          <table:table-cell table:number-columns-repeated="60"/>
        </table:table-row>
        <table:table-row table:style-name="ro4">
          <table:table-cell table:style-name="ce15" office:value-type="float" office:value="1366" calcext:value-type="float">
            <text:p>1366.0</text:p>
          </table:table-cell>
          <table:table-cell table:style-name="ce18" office:value-type="float" office:value="0.36592" calcext:value-type="float">
            <text:p>3.6592E-01</text:p>
          </table:table-cell>
          <table:table-cell table:style-name="ce18" office:value-type="float" office:value="0.000012791" calcext:value-type="float">
            <text:p>1.2791E-05</text:p>
          </table:table-cell>
          <table:table-cell table:style-name="ce18" office:value-type="float" office:value="0.000012379" calcext:value-type="float">
            <text:p>1.2379E-05</text:p>
          </table:table-cell>
          <table:table-cell table:number-columns-repeated="60"/>
        </table:table-row>
        <table:table-row table:style-name="ro4">
          <table:table-cell table:style-name="ce15" office:value-type="float" office:value="1367" calcext:value-type="float">
            <text:p>1367.0</text:p>
          </table:table-cell>
          <table:table-cell table:style-name="ce18" office:value-type="float" office:value="0.36242" calcext:value-type="float">
            <text:p>3.6242E-01</text:p>
          </table:table-cell>
          <table:table-cell table:style-name="ce18" office:value-type="float" office:value="0.0000049764" calcext:value-type="float">
            <text:p>4.9764E-06</text:p>
          </table:table-cell>
          <table:table-cell table:style-name="ce18" office:value-type="float" office:value="0.0000048161" calcext:value-type="float">
            <text:p>4.8161E-06</text:p>
          </table:table-cell>
          <table:table-cell table:number-columns-repeated="60"/>
        </table:table-row>
        <table:table-row table:style-name="ro4">
          <table:table-cell table:style-name="ce15" office:value-type="float" office:value="1368" calcext:value-type="float">
            <text:p>1368.0</text:p>
          </table:table-cell>
          <table:table-cell table:style-name="ce18" office:value-type="float" office:value="0.36557" calcext:value-type="float">
            <text:p>3.6557E-01</text:p>
          </table:table-cell>
          <table:table-cell table:style-name="ce18" office:value-type="float" office:value="0.0000000000001481" calcext:value-type="float">
            <text:p>1.4810E-13</text:p>
          </table:table-cell>
          <table:table-cell table:style-name="ce18" office:value-type="float" office:value="0.00000000000014311" calcext:value-type="float">
            <text:p>1.4311E-13</text:p>
          </table:table-cell>
          <table:table-cell table:number-columns-repeated="60"/>
        </table:table-row>
        <table:table-row table:style-name="ro4">
          <table:table-cell table:style-name="ce15" office:value-type="float" office:value="1369" calcext:value-type="float">
            <text:p>1369.0</text:p>
          </table:table-cell>
          <table:table-cell table:style-name="ce18" office:value-type="float" office:value="0.35886" calcext:value-type="float">
            <text:p>3.5886E-01</text:p>
          </table:table-cell>
          <table:table-cell table:style-name="ce18" office:value-type="float" office:value="0.00000051667" calcext:value-type="float">
            <text:p>5.1667E-07</text:p>
          </table:table-cell>
          <table:table-cell table:style-name="ce18" office:value-type="float" office:value="0.00000050008" calcext:value-type="float">
            <text:p>5.0008E-07</text:p>
          </table:table-cell>
          <table:table-cell table:number-columns-repeated="60"/>
        </table:table-row>
        <table:table-row table:style-name="ro4">
          <table:table-cell table:style-name="ce15" office:value-type="float" office:value="1370" calcext:value-type="float">
            <text:p>1370.0</text:p>
          </table:table-cell>
          <table:table-cell table:style-name="ce18" office:value-type="float" office:value="0.35912" calcext:value-type="float">
            <text:p>3.5912E-01</text:p>
          </table:table-cell>
          <table:table-cell table:style-name="ce18" office:value-type="float" office:value="0.000000292" calcext:value-type="float">
            <text:p>2.9200E-07</text:p>
          </table:table-cell>
          <table:table-cell table:style-name="ce18" office:value-type="float" office:value="0.00000028266" calcext:value-type="float">
            <text:p>2.8266E-07</text:p>
          </table:table-cell>
          <table:table-cell table:number-columns-repeated="60"/>
        </table:table-row>
        <table:table-row table:style-name="ro4">
          <table:table-cell table:style-name="ce15" office:value-type="float" office:value="1371" calcext:value-type="float">
            <text:p>1371.0</text:p>
          </table:table-cell>
          <table:table-cell table:style-name="ce18" office:value-type="float" office:value="0.35949" calcext:value-type="float">
            <text:p>3.5949E-01</text:p>
          </table:table-cell>
          <table:table-cell table:style-name="ce18" office:value-type="float" office:value="0.000000019731" calcext:value-type="float">
            <text:p>1.9731E-08</text:p>
          </table:table-cell>
          <table:table-cell table:style-name="ce18" office:value-type="float" office:value="0.000000019101" calcext:value-type="float">
            <text:p>1.9101E-08</text:p>
          </table:table-cell>
          <table:table-cell table:number-columns-repeated="60"/>
        </table:table-row>
        <table:table-row table:style-name="ro4">
          <table:table-cell table:style-name="ce15" office:value-type="float" office:value="1372" calcext:value-type="float">
            <text:p>1372.0</text:p>
          </table:table-cell>
          <table:table-cell table:style-name="ce18" office:value-type="float" office:value="0.36313" calcext:value-type="float">
            <text:p>3.6313E-01</text:p>
          </table:table-cell>
          <table:table-cell table:style-name="ce18" office:value-type="float" office:value="0.0000027498" calcext:value-type="float">
            <text:p>2.7498E-06</text:p>
          </table:table-cell>
          <table:table-cell table:style-name="ce18" office:value-type="float" office:value="0.0000026623" calcext:value-type="float">
            <text:p>2.6623E-06</text:p>
          </table:table-cell>
          <table:table-cell table:number-columns-repeated="60"/>
        </table:table-row>
        <table:table-row table:style-name="ro4">
          <table:table-cell table:style-name="ce15" office:value-type="float" office:value="1373" calcext:value-type="float">
            <text:p>1373.0</text:p>
          </table:table-cell>
          <table:table-cell table:style-name="ce18" office:value-type="float" office:value="0.36294" calcext:value-type="float">
            <text:p>3.6294E-01</text:p>
          </table:table-cell>
          <table:table-cell table:style-name="ce18" office:value-type="float" office:value="0.000044401" calcext:value-type="float">
            <text:p>4.4401E-05</text:p>
          </table:table-cell>
          <table:table-cell table:style-name="ce18" office:value-type="float" office:value="0.000042991" calcext:value-type="float">
            <text:p>4.2991E-05</text:p>
          </table:table-cell>
          <table:table-cell table:number-columns-repeated="60"/>
        </table:table-row>
        <table:table-row table:style-name="ro4">
          <table:table-cell table:style-name="ce15" office:value-type="float" office:value="1374" calcext:value-type="float">
            <text:p>1374.0</text:p>
          </table:table-cell>
          <table:table-cell table:style-name="ce18" office:value-type="float" office:value="0.36291" calcext:value-type="float">
            <text:p>3.6291E-01</text:p>
          </table:table-cell>
          <table:table-cell table:style-name="ce18" office:value-type="float" office:value="0.00017917" calcext:value-type="float">
            <text:p>1.7917E-04</text:p>
          </table:table-cell>
          <table:table-cell table:style-name="ce18" office:value-type="float" office:value="0.0001735" calcext:value-type="float">
            <text:p>1.7350E-04</text:p>
          </table:table-cell>
          <table:table-cell table:number-columns-repeated="60"/>
        </table:table-row>
        <table:table-row table:style-name="ro4">
          <table:table-cell table:style-name="ce15" office:value-type="float" office:value="1375" calcext:value-type="float">
            <text:p>1375.0</text:p>
          </table:table-cell>
          <table:table-cell table:style-name="ce18" office:value-type="float" office:value="0.35749" calcext:value-type="float">
            <text:p>3.5749E-01</text:p>
          </table:table-cell>
          <table:table-cell table:style-name="ce18" office:value-type="float" office:value="0.00032332" calcext:value-type="float">
            <text:p>3.2332E-04</text:p>
          </table:table-cell>
          <table:table-cell table:style-name="ce18" office:value-type="float" office:value="0.00031309" calcext:value-type="float">
            <text:p>3.1309E-04</text:p>
          </table:table-cell>
          <table:table-cell table:number-columns-repeated="60"/>
        </table:table-row>
        <table:table-row table:style-name="ro4">
          <table:table-cell table:style-name="ce15" office:value-type="float" office:value="1376" calcext:value-type="float">
            <text:p>1376.0</text:p>
          </table:table-cell>
          <table:table-cell table:style-name="ce18" office:value-type="float" office:value="0.3535" calcext:value-type="float">
            <text:p>3.5350E-01</text:p>
          </table:table-cell>
          <table:table-cell table:style-name="ce18" office:value-type="float" office:value="0.00025748" calcext:value-type="float">
            <text:p>2.5748E-04</text:p>
          </table:table-cell>
          <table:table-cell table:style-name="ce18" office:value-type="float" office:value="0.00024935" calcext:value-type="float">
            <text:p>2.4935E-04</text:p>
          </table:table-cell>
          <table:table-cell table:number-columns-repeated="60"/>
        </table:table-row>
        <table:table-row table:style-name="ro4">
          <table:table-cell table:style-name="ce15" office:value-type="float" office:value="1377" calcext:value-type="float">
            <text:p>1377.0</text:p>
          </table:table-cell>
          <table:table-cell table:style-name="ce18" office:value-type="float" office:value="0.3579" calcext:value-type="float">
            <text:p>3.5790E-01</text:p>
          </table:table-cell>
          <table:table-cell table:style-name="ce18" office:value-type="float" office:value="0.0001227" calcext:value-type="float">
            <text:p>1.2270E-04</text:p>
          </table:table-cell>
          <table:table-cell table:style-name="ce18" office:value-type="float" office:value="0.00011883" calcext:value-type="float">
            <text:p>1.1883E-04</text:p>
          </table:table-cell>
          <table:table-cell table:number-columns-repeated="60"/>
        </table:table-row>
        <table:table-row table:style-name="ro4">
          <table:table-cell table:style-name="ce15" office:value-type="float" office:value="1378" calcext:value-type="float">
            <text:p>1378.0</text:p>
          </table:table-cell>
          <table:table-cell table:style-name="ce18" office:value-type="float" office:value="0.35652" calcext:value-type="float">
            <text:p>3.5652E-01</text:p>
          </table:table-cell>
          <table:table-cell table:style-name="ce18" office:value-type="float" office:value="0.0011089" calcext:value-type="float">
            <text:p>1.1089E-03</text:p>
          </table:table-cell>
          <table:table-cell table:style-name="ce18" office:value-type="float" office:value="0.0010741" calcext:value-type="float">
            <text:p>1.0741E-03</text:p>
          </table:table-cell>
          <table:table-cell table:number-columns-repeated="60"/>
        </table:table-row>
        <table:table-row table:style-name="ro4">
          <table:table-cell table:style-name="ce15" office:value-type="float" office:value="1379" calcext:value-type="float">
            <text:p>1379.0</text:p>
          </table:table-cell>
          <table:table-cell table:style-name="ce18" office:value-type="float" office:value="0.36035" calcext:value-type="float">
            <text:p>3.6035E-01</text:p>
          </table:table-cell>
          <table:table-cell table:style-name="ce18" office:value-type="float" office:value="0.000052164" calcext:value-type="float">
            <text:p>5.2164E-05</text:p>
          </table:table-cell>
          <table:table-cell table:style-name="ce18" office:value-type="float" office:value="0.000050533" calcext:value-type="float">
            <text:p>5.0533E-05</text:p>
          </table:table-cell>
          <table:table-cell table:number-columns-repeated="60"/>
        </table:table-row>
        <table:table-row table:style-name="ro4">
          <table:table-cell table:style-name="ce15" office:value-type="float" office:value="1380" calcext:value-type="float">
            <text:p>1380.0</text:p>
          </table:table-cell>
          <table:table-cell table:style-name="ce18" office:value-type="float" office:value="0.35682" calcext:value-type="float">
            <text:p>3.5682E-01</text:p>
          </table:table-cell>
          <table:table-cell table:style-name="ce18" office:value-type="float" office:value="0.000081587" calcext:value-type="float">
            <text:p>8.1587E-05</text:p>
          </table:table-cell>
          <table:table-cell table:style-name="ce18" office:value-type="float" office:value="0.000079042" calcext:value-type="float">
            <text:p>7.9042E-05</text:p>
          </table:table-cell>
          <table:table-cell table:number-columns-repeated="60"/>
        </table:table-row>
        <table:table-row table:style-name="ro4">
          <table:table-cell table:style-name="ce15" office:value-type="float" office:value="1381" calcext:value-type="float">
            <text:p>1381.0</text:p>
          </table:table-cell>
          <table:table-cell table:style-name="ce18" office:value-type="float" office:value="0.35784" calcext:value-type="float">
            <text:p>3.5784E-01</text:p>
          </table:table-cell>
          <table:table-cell table:style-name="ce18" office:value-type="float" office:value="0.0000023716" calcext:value-type="float">
            <text:p>2.3716E-06</text:p>
          </table:table-cell>
          <table:table-cell table:style-name="ce18" office:value-type="float" office:value="0.0000022978" calcext:value-type="float">
            <text:p>2.2978E-06</text:p>
          </table:table-cell>
          <table:table-cell table:number-columns-repeated="60"/>
        </table:table-row>
        <table:table-row table:style-name="ro4">
          <table:table-cell table:style-name="ce15" office:value-type="float" office:value="1382" calcext:value-type="float">
            <text:p>1382.0</text:p>
          </table:table-cell>
          <table:table-cell table:style-name="ce18" office:value-type="float" office:value="0.35274" calcext:value-type="float">
            <text:p>3.5274E-01</text:p>
          </table:table-cell>
          <table:table-cell table:style-name="ce18" office:value-type="float" office:value="0.0000025672" calcext:value-type="float">
            <text:p>2.5672E-06</text:p>
          </table:table-cell>
          <table:table-cell table:style-name="ce18" office:value-type="float" office:value="0.0000024874" calcext:value-type="float">
            <text:p>2.4874E-06</text:p>
          </table:table-cell>
          <table:table-cell table:number-columns-repeated="60"/>
        </table:table-row>
        <table:table-row table:style-name="ro4">
          <table:table-cell table:style-name="ce15" office:value-type="float" office:value="1383" calcext:value-type="float">
            <text:p>1383.0</text:p>
          </table:table-cell>
          <table:table-cell table:style-name="ce18" office:value-type="float" office:value="0.35376" calcext:value-type="float">
            <text:p>3.5376E-01</text:p>
          </table:table-cell>
          <table:table-cell table:style-name="ce18" office:value-type="float" office:value="0.000000044017" calcext:value-type="float">
            <text:p>4.4017E-08</text:p>
          </table:table-cell>
          <table:table-cell table:style-name="ce18" office:value-type="float" office:value="0.000000042653" calcext:value-type="float">
            <text:p>4.2653E-08</text:p>
          </table:table-cell>
          <table:table-cell table:number-columns-repeated="60"/>
        </table:table-row>
        <table:table-row table:style-name="ro4">
          <table:table-cell table:style-name="ce15" office:value-type="float" office:value="1384" calcext:value-type="float">
            <text:p>1384.0</text:p>
          </table:table-cell>
          <table:table-cell table:style-name="ce18" office:value-type="float" office:value="0.35594" calcext:value-type="float">
            <text:p>3.5594E-01</text:p>
          </table:table-cell>
          <table:table-cell table:style-name="ce18" office:value-type="float" office:value="0.00000061689" calcext:value-type="float">
            <text:p>6.1689E-07</text:p>
          </table:table-cell>
          <table:table-cell table:style-name="ce18" office:value-type="float" office:value="0.00000059782" calcext:value-type="float">
            <text:p>5.9782E-07</text:p>
          </table:table-cell>
          <table:table-cell table:number-columns-repeated="60"/>
        </table:table-row>
        <table:table-row table:style-name="ro4">
          <table:table-cell table:style-name="ce15" office:value-type="float" office:value="1385" calcext:value-type="float">
            <text:p>1385.0</text:p>
          </table:table-cell>
          <table:table-cell table:style-name="ce18" office:value-type="float" office:value="0.35242" calcext:value-type="float">
            <text:p>3.5242E-01</text:p>
          </table:table-cell>
          <table:table-cell table:style-name="ce18" office:value-type="float" office:value="0.0000020899" calcext:value-type="float">
            <text:p>2.0899E-06</text:p>
          </table:table-cell>
          <table:table-cell table:style-name="ce18" office:value-type="float" office:value="0.0000020255" calcext:value-type="float">
            <text:p>2.0255E-06</text:p>
          </table:table-cell>
          <table:table-cell table:number-columns-repeated="60"/>
        </table:table-row>
        <table:table-row table:style-name="ro4">
          <table:table-cell table:style-name="ce15" office:value-type="float" office:value="1386" calcext:value-type="float">
            <text:p>1386.0</text:p>
          </table:table-cell>
          <table:table-cell table:style-name="ce18" office:value-type="float" office:value="0.35493" calcext:value-type="float">
            <text:p>3.5493E-01</text:p>
          </table:table-cell>
          <table:table-cell table:style-name="ce18" office:value-type="float" office:value="0.0000025215" calcext:value-type="float">
            <text:p>2.5215E-06</text:p>
          </table:table-cell>
          <table:table-cell table:style-name="ce18" office:value-type="float" office:value="0.0000024441" calcext:value-type="float">
            <text:p>2.4441E-06</text:p>
          </table:table-cell>
          <table:table-cell table:number-columns-repeated="60"/>
        </table:table-row>
        <table:table-row table:style-name="ro4">
          <table:table-cell table:style-name="ce15" office:value-type="float" office:value="1387" calcext:value-type="float">
            <text:p>1387.0</text:p>
          </table:table-cell>
          <table:table-cell table:style-name="ce18" office:value-type="float" office:value="0.35136" calcext:value-type="float">
            <text:p>3.5136E-01</text:p>
          </table:table-cell>
          <table:table-cell table:style-name="ce18" office:value-type="float" office:value="0.00019896" calcext:value-type="float">
            <text:p>1.9896E-04</text:p>
          </table:table-cell>
          <table:table-cell table:style-name="ce18" office:value-type="float" office:value="0.00019288" calcext:value-type="float">
            <text:p>1.9288E-04</text:p>
          </table:table-cell>
          <table:table-cell table:number-columns-repeated="60"/>
        </table:table-row>
        <table:table-row table:style-name="ro4">
          <table:table-cell table:style-name="ce15" office:value-type="float" office:value="1388" calcext:value-type="float">
            <text:p>1388.0</text:p>
          </table:table-cell>
          <table:table-cell table:style-name="ce18" office:value-type="float" office:value="0.35277" calcext:value-type="float">
            <text:p>3.5277E-01</text:p>
          </table:table-cell>
          <table:table-cell table:style-name="ce18" office:value-type="float" office:value="0.0000040262" calcext:value-type="float">
            <text:p>4.0262E-06</text:p>
          </table:table-cell>
          <table:table-cell table:style-name="ce18" office:value-type="float" office:value="0.0000039037" calcext:value-type="float">
            <text:p>3.9037E-06</text:p>
          </table:table-cell>
          <table:table-cell table:number-columns-repeated="60"/>
        </table:table-row>
        <table:table-row table:style-name="ro4">
          <table:table-cell table:style-name="ce15" office:value-type="float" office:value="1389" calcext:value-type="float">
            <text:p>1389.0</text:p>
          </table:table-cell>
          <table:table-cell table:style-name="ce18" office:value-type="float" office:value="0.35406" calcext:value-type="float">
            <text:p>3.5406E-01</text:p>
          </table:table-cell>
          <table:table-cell table:style-name="ce18" office:value-type="float" office:value="0.00058098" calcext:value-type="float">
            <text:p>5.8098E-04</text:p>
          </table:table-cell>
          <table:table-cell table:style-name="ce18" office:value-type="float" office:value="0.00056338" calcext:value-type="float">
            <text:p>5.6338E-04</text:p>
          </table:table-cell>
          <table:table-cell table:number-columns-repeated="60"/>
        </table:table-row>
        <table:table-row table:style-name="ro4">
          <table:table-cell table:style-name="ce15" office:value-type="float" office:value="1390" calcext:value-type="float">
            <text:p>1390.0</text:p>
          </table:table-cell>
          <table:table-cell table:style-name="ce18" office:value-type="float" office:value="0.34736" calcext:value-type="float">
            <text:p>3.4736E-01</text:p>
          </table:table-cell>
          <table:table-cell table:style-name="ce18" office:value-type="float" office:value="0.00049328" calcext:value-type="float">
            <text:p>4.9328E-04</text:p>
          </table:table-cell>
          <table:table-cell table:style-name="ce18" office:value-type="float" office:value="0.00047836" calcext:value-type="float">
            <text:p>4.7836E-04</text:p>
          </table:table-cell>
          <table:table-cell table:number-columns-repeated="60"/>
        </table:table-row>
        <table:table-row table:style-name="ro4">
          <table:table-cell table:style-name="ce15" office:value-type="float" office:value="1391" calcext:value-type="float">
            <text:p>1391.0</text:p>
          </table:table-cell>
          <table:table-cell table:style-name="ce18" office:value-type="float" office:value="0.35242" calcext:value-type="float">
            <text:p>3.5242E-01</text:p>
          </table:table-cell>
          <table:table-cell table:style-name="ce18" office:value-type="float" office:value="0.00034384" calcext:value-type="float">
            <text:p>3.4384E-04</text:p>
          </table:table-cell>
          <table:table-cell table:style-name="ce18" office:value-type="float" office:value="0.00033345" calcext:value-type="float">
            <text:p>3.3345E-04</text:p>
          </table:table-cell>
          <table:table-cell table:number-columns-repeated="60"/>
        </table:table-row>
        <table:table-row table:style-name="ro4">
          <table:table-cell table:style-name="ce15" office:value-type="float" office:value="1392" calcext:value-type="float">
            <text:p>1392.0</text:p>
          </table:table-cell>
          <table:table-cell table:style-name="ce18" office:value-type="float" office:value="0.35179" calcext:value-type="float">
            <text:p>3.5179E-01</text:p>
          </table:table-cell>
          <table:table-cell table:style-name="ce18" office:value-type="float" office:value="0.000023782" calcext:value-type="float">
            <text:p>2.3782E-05</text:p>
          </table:table-cell>
          <table:table-cell table:style-name="ce18" office:value-type="float" office:value="0.000023065" calcext:value-type="float">
            <text:p>2.3065E-05</text:p>
          </table:table-cell>
          <table:table-cell table:number-columns-repeated="60"/>
        </table:table-row>
        <table:table-row table:style-name="ro4">
          <table:table-cell table:style-name="ce15" office:value-type="float" office:value="1393" calcext:value-type="float">
            <text:p>1393.0</text:p>
          </table:table-cell>
          <table:table-cell table:style-name="ce18" office:value-type="float" office:value="0.35008" calcext:value-type="float">
            <text:p>3.5008E-01</text:p>
          </table:table-cell>
          <table:table-cell table:style-name="ce18" office:value-type="float" office:value="0.00011586" calcext:value-type="float">
            <text:p>1.1586E-04</text:p>
          </table:table-cell>
          <table:table-cell table:style-name="ce18" office:value-type="float" office:value="0.00011238" calcext:value-type="float">
            <text:p>1.1238E-04</text:p>
          </table:table-cell>
          <table:table-cell table:number-columns-repeated="60"/>
        </table:table-row>
        <table:table-row table:style-name="ro4">
          <table:table-cell table:style-name="ce15" office:value-type="float" office:value="1394" calcext:value-type="float">
            <text:p>1394.0</text:p>
          </table:table-cell>
          <table:table-cell table:style-name="ce18" office:value-type="float" office:value="0.3476" calcext:value-type="float">
            <text:p>3.4760E-01</text:p>
          </table:table-cell>
          <table:table-cell table:style-name="ce18" office:value-type="float" office:value="0.000075526" calcext:value-type="float">
            <text:p>7.5526E-05</text:p>
          </table:table-cell>
          <table:table-cell table:style-name="ce18" office:value-type="float" office:value="0.000073268" calcext:value-type="float">
            <text:p>7.3268E-05</text:p>
          </table:table-cell>
          <table:table-cell table:number-columns-repeated="60"/>
        </table:table-row>
        <table:table-row table:style-name="ro4">
          <table:table-cell table:style-name="ce15" office:value-type="float" office:value="1395" calcext:value-type="float">
            <text:p>1395.0</text:p>
          </table:table-cell>
          <table:table-cell table:style-name="ce18" office:value-type="float" office:value="0.34754" calcext:value-type="float">
            <text:p>3.4754E-01</text:p>
          </table:table-cell>
          <table:table-cell table:style-name="ce18" office:value-type="float" office:value="0.00000067136" calcext:value-type="float">
            <text:p>6.7136E-07</text:p>
          </table:table-cell>
          <table:table-cell table:style-name="ce18" office:value-type="float" office:value="0.00000065137" calcext:value-type="float">
            <text:p>6.5137E-07</text:p>
          </table:table-cell>
          <table:table-cell table:number-columns-repeated="60"/>
        </table:table-row>
        <table:table-row table:style-name="ro4">
          <table:table-cell table:style-name="ce15" office:value-type="float" office:value="1396" calcext:value-type="float">
            <text:p>1396.0</text:p>
          </table:table-cell>
          <table:table-cell table:style-name="ce18" office:value-type="float" office:value="0.34943" calcext:value-type="float">
            <text:p>3.4943E-01</text:p>
          </table:table-cell>
          <table:table-cell table:style-name="ce18" office:value-type="float" office:value="0.0000000063215" calcext:value-type="float">
            <text:p>6.3215E-09</text:p>
          </table:table-cell>
          <table:table-cell table:style-name="ce18" office:value-type="float" office:value="0.0000000061338" calcext:value-type="float">
            <text:p>6.1338E-09</text:p>
          </table:table-cell>
          <table:table-cell table:number-columns-repeated="60"/>
        </table:table-row>
        <table:table-row table:style-name="ro4">
          <table:table-cell table:style-name="ce15" office:value-type="float" office:value="1397" calcext:value-type="float">
            <text:p>1397.0</text:p>
          </table:table-cell>
          <table:table-cell table:style-name="ce18" office:value-type="float" office:value="0.34932" calcext:value-type="float">
            <text:p>3.4932E-01</text:p>
          </table:table-cell>
          <table:table-cell table:style-name="ce18" office:value-type="float" office:value="0.000049057" calcext:value-type="float">
            <text:p>4.9057E-05</text:p>
          </table:table-cell>
          <table:table-cell table:style-name="ce18" office:value-type="float" office:value="0.000047605" calcext:value-type="float">
            <text:p>4.7605E-05</text:p>
          </table:table-cell>
          <table:table-cell table:number-columns-repeated="60"/>
        </table:table-row>
        <table:table-row table:style-name="ro4">
          <table:table-cell table:style-name="ce15" office:value-type="float" office:value="1398" calcext:value-type="float">
            <text:p>1398.0</text:p>
          </table:table-cell>
          <table:table-cell table:style-name="ce18" office:value-type="float" office:value="0.34952" calcext:value-type="float">
            <text:p>3.4952E-01</text:p>
          </table:table-cell>
          <table:table-cell table:style-name="ce18" office:value-type="float" office:value="0.0012704" calcext:value-type="float">
            <text:p>1.2704E-03</text:p>
          </table:table-cell>
          <table:table-cell table:style-name="ce18" office:value-type="float" office:value="0.0012329" calcext:value-type="float">
            <text:p>1.2329E-03</text:p>
          </table:table-cell>
          <table:table-cell table:number-columns-repeated="60"/>
        </table:table-row>
        <table:table-row table:style-name="ro4">
          <table:table-cell table:style-name="ce15" office:value-type="float" office:value="1399" calcext:value-type="float">
            <text:p>1399.0</text:p>
          </table:table-cell>
          <table:table-cell table:style-name="ce18" office:value-type="float" office:value="0.34886" calcext:value-type="float">
            <text:p>3.4886E-01</text:p>
          </table:table-cell>
          <table:table-cell table:style-name="ce18" office:value-type="float" office:value="0.00081226" calcext:value-type="float">
            <text:p>8.1226E-04</text:p>
          </table:table-cell>
          <table:table-cell table:style-name="ce18" office:value-type="float" office:value="0.00078835" calcext:value-type="float">
            <text:p>7.8835E-04</text:p>
          </table:table-cell>
          <table:table-cell table:number-columns-repeated="60"/>
        </table:table-row>
        <table:table-row table:style-name="ro4">
          <table:table-cell table:style-name="ce15" office:value-type="float" office:value="1400" calcext:value-type="float">
            <text:p>1400.0</text:p>
          </table:table-cell>
          <table:table-cell table:style-name="ce18" office:value-type="float" office:value="0.33896" calcext:value-type="float">
            <text:p>3.3896E-01</text:p>
          </table:table-cell>
          <table:table-cell table:style-name="ce18" office:value-type="float" office:value="0.0000000032466" calcext:value-type="float">
            <text:p>3.2466E-09</text:p>
          </table:table-cell>
          <table:table-cell table:style-name="ce18" office:value-type="float" office:value="0.0000000031513" calcext:value-type="float">
            <text:p>3.1513E-09</text:p>
          </table:table-cell>
          <table:table-cell table:number-columns-repeated="60"/>
        </table:table-row>
        <table:table-row table:style-name="ro4">
          <table:table-cell table:style-name="ce15" office:value-type="float" office:value="1401" calcext:value-type="float">
            <text:p>1401.0</text:p>
          </table:table-cell>
          <table:table-cell table:style-name="ce18" office:value-type="float" office:value="0.33929" calcext:value-type="float">
            <text:p>3.3929E-01</text:p>
          </table:table-cell>
          <table:table-cell table:style-name="ce18" office:value-type="float" office:value="0.000000010528" calcext:value-type="float">
            <text:p>1.0528E-08</text:p>
          </table:table-cell>
          <table:table-cell table:style-name="ce18" office:value-type="float" office:value="0.000000010219" calcext:value-type="float">
            <text:p>1.0219E-08</text:p>
          </table:table-cell>
          <table:table-cell table:number-columns-repeated="60"/>
        </table:table-row>
        <table:table-row table:style-name="ro4">
          <table:table-cell table:style-name="ce15" office:value-type="float" office:value="1402" calcext:value-type="float">
            <text:p>1402.0</text:p>
          </table:table-cell>
          <table:table-cell table:style-name="ce18" office:value-type="float" office:value="0.34411" calcext:value-type="float">
            <text:p>3.4411E-01</text:p>
          </table:table-cell>
          <table:table-cell table:style-name="ce18" office:value-type="float" office:value="0.0018353" calcext:value-type="float">
            <text:p>1.8353E-03</text:p>
          </table:table-cell>
          <table:table-cell table:style-name="ce18" office:value-type="float" office:value="0.0017817" calcext:value-type="float">
            <text:p>1.7817E-03</text:p>
          </table:table-cell>
          <table:table-cell table:number-columns-repeated="60"/>
        </table:table-row>
        <table:table-row table:style-name="ro4">
          <table:table-cell table:style-name="ce15" office:value-type="float" office:value="1403" calcext:value-type="float">
            <text:p>1403.0</text:p>
          </table:table-cell>
          <table:table-cell table:style-name="ce18" office:value-type="float" office:value="0.34014" calcext:value-type="float">
            <text:p>3.4014E-01</text:p>
          </table:table-cell>
          <table:table-cell table:style-name="ce18" office:value-type="float" office:value="0.00238" calcext:value-type="float">
            <text:p>2.3800E-03</text:p>
          </table:table-cell>
          <table:table-cell table:style-name="ce18" office:value-type="float" office:value="0.0023108" calcext:value-type="float">
            <text:p>2.3108E-03</text:p>
          </table:table-cell>
          <table:table-cell table:number-columns-repeated="60"/>
        </table:table-row>
        <table:table-row table:style-name="ro4">
          <table:table-cell table:style-name="ce15" office:value-type="float" office:value="1404" calcext:value-type="float">
            <text:p>1404.0</text:p>
          </table:table-cell>
          <table:table-cell table:style-name="ce18" office:value-type="float" office:value="0.34106" calcext:value-type="float">
            <text:p>3.4106E-01</text:p>
          </table:table-cell>
          <table:table-cell table:style-name="ce18" office:value-type="float" office:value="0.00073892" calcext:value-type="float">
            <text:p>7.3892E-04</text:p>
          </table:table-cell>
          <table:table-cell table:style-name="ce18" office:value-type="float" office:value="0.00071755" calcext:value-type="float">
            <text:p>7.1755E-04</text:p>
          </table:table-cell>
          <table:table-cell table:number-columns-repeated="60"/>
        </table:table-row>
        <table:table-row table:style-name="ro4">
          <table:table-cell table:style-name="ce15" office:value-type="float" office:value="1405" calcext:value-type="float">
            <text:p>1405.0</text:p>
          </table:table-cell>
          <table:table-cell table:style-name="ce18" office:value-type="float" office:value="0.34012" calcext:value-type="float">
            <text:p>3.4012E-01</text:p>
          </table:table-cell>
          <table:table-cell table:style-name="ce18" office:value-type="float" office:value="0.00000036444" calcext:value-type="float">
            <text:p>3.6444E-07</text:p>
          </table:table-cell>
          <table:table-cell table:style-name="ce18" office:value-type="float" office:value="0.00000035395" calcext:value-type="float">
            <text:p>3.5395E-07</text:p>
          </table:table-cell>
          <table:table-cell table:number-columns-repeated="60"/>
        </table:table-row>
        <table:table-row table:style-name="ro4">
          <table:table-cell table:style-name="ce15" office:value-type="float" office:value="1406" calcext:value-type="float">
            <text:p>1406.0</text:p>
          </table:table-cell>
          <table:table-cell table:style-name="ce18" office:value-type="float" office:value="0.34164" calcext:value-type="float">
            <text:p>3.4164E-01</text:p>
          </table:table-cell>
          <table:table-cell table:style-name="ce18" office:value-type="float" office:value="0.0020448" calcext:value-type="float">
            <text:p>2.0448E-03</text:p>
          </table:table-cell>
          <table:table-cell table:style-name="ce18" office:value-type="float" office:value="0.0019861" calcext:value-type="float">
            <text:p>1.9861E-03</text:p>
          </table:table-cell>
          <table:table-cell table:number-columns-repeated="60"/>
        </table:table-row>
        <table:table-row table:style-name="ro4">
          <table:table-cell table:style-name="ce15" office:value-type="float" office:value="1407" calcext:value-type="float">
            <text:p>1407.0</text:p>
          </table:table-cell>
          <table:table-cell table:style-name="ce18" office:value-type="float" office:value="0.34085" calcext:value-type="float">
            <text:p>3.4085E-01</text:p>
          </table:table-cell>
          <table:table-cell table:style-name="ce18" office:value-type="float" office:value="0.00017457" calcext:value-type="float">
            <text:p>1.7457E-04</text:p>
          </table:table-cell>
          <table:table-cell table:style-name="ce18" office:value-type="float" office:value="0.00016957" calcext:value-type="float">
            <text:p>1.6957E-04</text:p>
          </table:table-cell>
          <table:table-cell table:number-columns-repeated="60"/>
        </table:table-row>
        <table:table-row table:style-name="ro4">
          <table:table-cell table:style-name="ce15" office:value-type="float" office:value="1408" calcext:value-type="float">
            <text:p>1408.0</text:p>
          </table:table-cell>
          <table:table-cell table:style-name="ce18" office:value-type="float" office:value="0.34007" calcext:value-type="float">
            <text:p>3.4007E-01</text:p>
          </table:table-cell>
          <table:table-cell table:style-name="ce18" office:value-type="float" office:value="0.0016493" calcext:value-type="float">
            <text:p>1.6493E-03</text:p>
          </table:table-cell>
          <table:table-cell table:style-name="ce18" office:value-type="float" office:value="0.0016023" calcext:value-type="float">
            <text:p>1.6023E-03</text:p>
          </table:table-cell>
          <table:table-cell table:number-columns-repeated="60"/>
        </table:table-row>
        <table:table-row table:style-name="ro4">
          <table:table-cell table:style-name="ce15" office:value-type="float" office:value="1409" calcext:value-type="float">
            <text:p>1409.0</text:p>
          </table:table-cell>
          <table:table-cell table:style-name="ce18" office:value-type="float" office:value="0.34118" calcext:value-type="float">
            <text:p>3.4118E-01</text:p>
          </table:table-cell>
          <table:table-cell table:style-name="ce18" office:value-type="float" office:value="0.00061919" calcext:value-type="float">
            <text:p>6.1919E-04</text:p>
          </table:table-cell>
          <table:table-cell table:style-name="ce18" office:value-type="float" office:value="0.00060159" calcext:value-type="float">
            <text:p>6.0159E-04</text:p>
          </table:table-cell>
          <table:table-cell table:number-columns-repeated="60"/>
        </table:table-row>
        <table:table-row table:style-name="ro4">
          <table:table-cell table:style-name="ce15" office:value-type="float" office:value="1410" calcext:value-type="float">
            <text:p>1410.0</text:p>
          </table:table-cell>
          <table:table-cell table:style-name="ce18" office:value-type="float" office:value="0.34046" calcext:value-type="float">
            <text:p>3.4046E-01</text:p>
          </table:table-cell>
          <table:table-cell table:style-name="ce18" office:value-type="float" office:value="0.00046653" calcext:value-type="float">
            <text:p>4.6653E-04</text:p>
          </table:table-cell>
          <table:table-cell table:style-name="ce18" office:value-type="float" office:value="0.00045332" calcext:value-type="float">
            <text:p>4.5332E-04</text:p>
          </table:table-cell>
          <table:table-cell table:number-columns-repeated="60"/>
        </table:table-row>
        <table:table-row table:style-name="ro4">
          <table:table-cell table:style-name="ce15" office:value-type="float" office:value="1411" calcext:value-type="float">
            <text:p>1411.0</text:p>
          </table:table-cell>
          <table:table-cell table:style-name="ce18" office:value-type="float" office:value="0.33767" calcext:value-type="float">
            <text:p>3.3767E-01</text:p>
          </table:table-cell>
          <table:table-cell table:style-name="ce18" office:value-type="float" office:value="0.0021142" calcext:value-type="float">
            <text:p>2.1142E-03</text:p>
          </table:table-cell>
          <table:table-cell table:style-name="ce18" office:value-type="float" office:value="0.0020544" calcext:value-type="float">
            <text:p>2.0544E-03</text:p>
          </table:table-cell>
          <table:table-cell table:number-columns-repeated="60"/>
        </table:table-row>
        <table:table-row table:style-name="ro4">
          <table:table-cell table:style-name="ce15" office:value-type="float" office:value="1412" calcext:value-type="float">
            <text:p>1412.0</text:p>
          </table:table-cell>
          <table:table-cell table:style-name="ce18" office:value-type="float" office:value="0.3292" calcext:value-type="float">
            <text:p>3.2920E-01</text:p>
          </table:table-cell>
          <table:table-cell table:style-name="ce18" office:value-type="float" office:value="0.0026396" calcext:value-type="float">
            <text:p>2.6396E-03</text:p>
          </table:table-cell>
          <table:table-cell table:style-name="ce18" office:value-type="float" office:value="0.002565" calcext:value-type="float">
            <text:p>2.5650E-03</text:p>
          </table:table-cell>
          <table:table-cell table:number-columns-repeated="60"/>
        </table:table-row>
        <table:table-row table:style-name="ro4">
          <table:table-cell table:style-name="ce15" office:value-type="float" office:value="1413" calcext:value-type="float">
            <text:p>1413.0</text:p>
          </table:table-cell>
          <table:table-cell table:style-name="ce18" office:value-type="float" office:value="0.3329" calcext:value-type="float">
            <text:p>3.3290E-01</text:p>
          </table:table-cell>
          <table:table-cell table:style-name="ce18" office:value-type="float" office:value="0.023353" calcext:value-type="float">
            <text:p>2.3353E-02</text:p>
          </table:table-cell>
          <table:table-cell table:style-name="ce18" office:value-type="float" office:value="0.02269" calcext:value-type="float">
            <text:p>2.2690E-02</text:p>
          </table:table-cell>
          <table:table-cell table:number-columns-repeated="60"/>
        </table:table-row>
        <table:table-row table:style-name="ro4">
          <table:table-cell table:style-name="ce15" office:value-type="float" office:value="1414" calcext:value-type="float">
            <text:p>1414.0</text:p>
          </table:table-cell>
          <table:table-cell table:style-name="ce18" office:value-type="float" office:value="0.33704" calcext:value-type="float">
            <text:p>3.3704E-01</text:p>
          </table:table-cell>
          <table:table-cell table:style-name="ce18" office:value-type="float" office:value="0.00036378" calcext:value-type="float">
            <text:p>3.6378E-04</text:p>
          </table:table-cell>
          <table:table-cell table:style-name="ce18" office:value-type="float" office:value="0.00035359" calcext:value-type="float">
            <text:p>3.5359E-04</text:p>
          </table:table-cell>
          <table:table-cell table:number-columns-repeated="60"/>
        </table:table-row>
        <table:table-row table:style-name="ro4">
          <table:table-cell table:style-name="ce15" office:value-type="float" office:value="1415" calcext:value-type="float">
            <text:p>1415.0</text:p>
          </table:table-cell>
          <table:table-cell table:style-name="ce18" office:value-type="float" office:value="0.33707" calcext:value-type="float">
            <text:p>3.3707E-01</text:p>
          </table:table-cell>
          <table:table-cell table:style-name="ce18" office:value-type="float" office:value="0.00018366" calcext:value-type="float">
            <text:p>1.8366E-04</text:p>
          </table:table-cell>
          <table:table-cell table:style-name="ce18" office:value-type="float" office:value="0.00017854" calcext:value-type="float">
            <text:p>1.7854E-04</text:p>
          </table:table-cell>
          <table:table-cell table:number-columns-repeated="60"/>
        </table:table-row>
        <table:table-row table:style-name="ro4">
          <table:table-cell table:style-name="ce15" office:value-type="float" office:value="1416" calcext:value-type="float">
            <text:p>1416.0</text:p>
          </table:table-cell>
          <table:table-cell table:style-name="ce18" office:value-type="float" office:value="0.33503" calcext:value-type="float">
            <text:p>3.3503E-01</text:p>
          </table:table-cell>
          <table:table-cell table:style-name="ce18" office:value-type="float" office:value="0.035565" calcext:value-type="float">
            <text:p>3.5565E-02</text:p>
          </table:table-cell>
          <table:table-cell table:style-name="ce18" office:value-type="float" office:value="0.034561" calcext:value-type="float">
            <text:p>3.4561E-02</text:p>
          </table:table-cell>
          <table:table-cell table:number-columns-repeated="60"/>
        </table:table-row>
        <table:table-row table:style-name="ro4">
          <table:table-cell table:style-name="ce15" office:value-type="float" office:value="1417" calcext:value-type="float">
            <text:p>1417.0</text:p>
          </table:table-cell>
          <table:table-cell table:style-name="ce18" office:value-type="float" office:value="0.33748" calcext:value-type="float">
            <text:p>3.3748E-01</text:p>
          </table:table-cell>
          <table:table-cell table:style-name="ce18" office:value-type="float" office:value="0.011759" calcext:value-type="float">
            <text:p>1.1759E-02</text:p>
          </table:table-cell>
          <table:table-cell table:style-name="ce18" office:value-type="float" office:value="0.011431" calcext:value-type="float">
            <text:p>1.1431E-02</text:p>
          </table:table-cell>
          <table:table-cell table:number-columns-repeated="60"/>
        </table:table-row>
        <table:table-row table:style-name="ro4">
          <table:table-cell table:style-name="ce15" office:value-type="float" office:value="1418" calcext:value-type="float">
            <text:p>1418.0</text:p>
          </table:table-cell>
          <table:table-cell table:style-name="ce18" office:value-type="float" office:value="0.33773" calcext:value-type="float">
            <text:p>3.3773E-01</text:p>
          </table:table-cell>
          <table:table-cell table:style-name="ce18" office:value-type="float" office:value="0.013559" calcext:value-type="float">
            <text:p>1.3559E-02</text:p>
          </table:table-cell>
          <table:table-cell table:style-name="ce18" office:value-type="float" office:value="0.013182" calcext:value-type="float">
            <text:p>1.318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19" calcext:value-type="float">
            <text:p>1419.0</text:p>
          </table:table-cell>
          <table:table-cell table:style-name="ce18" office:value-type="float" office:value="0.33391" calcext:value-type="float">
            <text:p>3.3391E-01</text:p>
          </table:table-cell>
          <table:table-cell table:style-name="ce18" office:value-type="float" office:value="0.0021442" calcext:value-type="float">
            <text:p>2.1442E-03</text:p>
          </table:table-cell>
          <table:table-cell table:style-name="ce18" office:value-type="float" office:value="0.0020851" calcext:value-type="float">
            <text:p>2.0851E-03</text:p>
          </table:table-cell>
          <table:table-cell table:number-columns-repeated="60"/>
        </table:table-row>
        <table:table-row table:style-name="ro4">
          <table:table-cell table:style-name="ce15" office:value-type="float" office:value="1420" calcext:value-type="float">
            <text:p>1420.0</text:p>
          </table:table-cell>
          <table:table-cell table:style-name="ce18" office:value-type="float" office:value="0.3327" calcext:value-type="float">
            <text:p>3.3270E-01</text:p>
          </table:table-cell>
          <table:table-cell table:style-name="ce18" office:value-type="float" office:value="0.0082718" calcext:value-type="float">
            <text:p>8.2718E-03</text:p>
          </table:table-cell>
          <table:table-cell table:style-name="ce18" office:value-type="float" office:value="0.0080437" calcext:value-type="float">
            <text:p>8.0437E-03</text:p>
          </table:table-cell>
          <table:table-cell table:number-columns-repeated="60"/>
        </table:table-row>
        <table:table-row table:style-name="ro4">
          <table:table-cell table:style-name="ce15" office:value-type="float" office:value="1421" calcext:value-type="float">
            <text:p>1421.0</text:p>
          </table:table-cell>
          <table:table-cell table:style-name="ce18" office:value-type="float" office:value="0.33594" calcext:value-type="float">
            <text:p>3.3594E-01</text:p>
          </table:table-cell>
          <table:table-cell table:style-name="ce18" office:value-type="float" office:value="0.0091637" calcext:value-type="float">
            <text:p>9.1637E-03</text:p>
          </table:table-cell>
          <table:table-cell table:style-name="ce18" office:value-type="float" office:value="0.0089117" calcext:value-type="float">
            <text:p>8.9117E-03</text:p>
          </table:table-cell>
          <table:table-cell table:number-columns-repeated="60"/>
        </table:table-row>
        <table:table-row table:style-name="ro4">
          <table:table-cell table:style-name="ce15" office:value-type="float" office:value="1422" calcext:value-type="float">
            <text:p>1422.0</text:p>
          </table:table-cell>
          <table:table-cell table:style-name="ce18" office:value-type="float" office:value="0.32875" calcext:value-type="float">
            <text:p>3.2875E-01</text:p>
          </table:table-cell>
          <table:table-cell table:style-name="ce18" office:value-type="float" office:value="0.046314" calcext:value-type="float">
            <text:p>4.6314E-02</text:p>
          </table:table-cell>
          <table:table-cell table:style-name="ce18" office:value-type="float" office:value="0.045023" calcext:value-type="float">
            <text:p>4.502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23" calcext:value-type="float">
            <text:p>1423.0</text:p>
          </table:table-cell>
          <table:table-cell table:style-name="ce18" office:value-type="float" office:value="0.32884" calcext:value-type="float">
            <text:p>3.2884E-01</text:p>
          </table:table-cell>
          <table:table-cell table:style-name="ce18" office:value-type="float" office:value="0.0092198" calcext:value-type="float">
            <text:p>9.2198E-03</text:p>
          </table:table-cell>
          <table:table-cell table:style-name="ce18" office:value-type="float" office:value="0.0089676" calcext:value-type="float">
            <text:p>8.9676E-03</text:p>
          </table:table-cell>
          <table:table-cell table:number-columns-repeated="60"/>
        </table:table-row>
        <table:table-row table:style-name="ro4">
          <table:table-cell table:style-name="ce15" office:value-type="float" office:value="1424" calcext:value-type="float">
            <text:p>1424.0</text:p>
          </table:table-cell>
          <table:table-cell table:style-name="ce18" office:value-type="float" office:value="0.32772" calcext:value-type="float">
            <text:p>3.2772E-01</text:p>
          </table:table-cell>
          <table:table-cell table:style-name="ce18" office:value-type="float" office:value="0.016975" calcext:value-type="float">
            <text:p>1.6975E-02</text:p>
          </table:table-cell>
          <table:table-cell table:style-name="ce18" office:value-type="float" office:value="0.016511" calcext:value-type="float">
            <text:p>1.6511E-02</text:p>
          </table:table-cell>
          <table:table-cell table:number-columns-repeated="60"/>
        </table:table-row>
        <table:table-row table:style-name="ro4">
          <table:table-cell table:style-name="ce15" office:value-type="float" office:value="1425" calcext:value-type="float">
            <text:p>1425.0</text:p>
          </table:table-cell>
          <table:table-cell table:style-name="ce18" office:value-type="float" office:value="0.33256" calcext:value-type="float">
            <text:p>3.3256E-01</text:p>
          </table:table-cell>
          <table:table-cell table:style-name="ce18" office:value-type="float" office:value="0.02585" calcext:value-type="float">
            <text:p>2.5850E-02</text:p>
          </table:table-cell>
          <table:table-cell table:style-name="ce18" office:value-type="float" office:value="0.025142" calcext:value-type="float">
            <text:p>2.514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26" calcext:value-type="float">
            <text:p>1426.0</text:p>
          </table:table-cell>
          <table:table-cell table:style-name="ce18" office:value-type="float" office:value="0.32306" calcext:value-type="float">
            <text:p>3.2306E-01</text:p>
          </table:table-cell>
          <table:table-cell table:style-name="ce18" office:value-type="float" office:value="0.027792" calcext:value-type="float">
            <text:p>2.7792E-02</text:p>
          </table:table-cell>
          <table:table-cell table:style-name="ce18" office:value-type="float" office:value="0.027032" calcext:value-type="float">
            <text:p>2.703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27" calcext:value-type="float">
            <text:p>1427.0</text:p>
          </table:table-cell>
          <table:table-cell table:style-name="ce18" office:value-type="float" office:value="0.32745" calcext:value-type="float">
            <text:p>3.2745E-01</text:p>
          </table:table-cell>
          <table:table-cell table:style-name="ce18" office:value-type="float" office:value="0.049546" calcext:value-type="float">
            <text:p>4.9546E-02</text:p>
          </table:table-cell>
          <table:table-cell table:style-name="ce18" office:value-type="float" office:value="0.04818" calcext:value-type="float">
            <text:p>4.8180E-02</text:p>
          </table:table-cell>
          <table:table-cell table:number-columns-repeated="60"/>
        </table:table-row>
        <table:table-row table:style-name="ro4">
          <table:table-cell table:style-name="ce15" office:value-type="float" office:value="1428" calcext:value-type="float">
            <text:p>1428.0</text:p>
          </table:table-cell>
          <table:table-cell table:style-name="ce18" office:value-type="float" office:value="0.33036" calcext:value-type="float">
            <text:p>3.3036E-01</text:p>
          </table:table-cell>
          <table:table-cell table:style-name="ce18" office:value-type="float" office:value="0.0045588" calcext:value-type="float">
            <text:p>4.5588E-03</text:p>
          </table:table-cell>
          <table:table-cell table:style-name="ce18" office:value-type="float" office:value="0.004436" calcext:value-type="float">
            <text:p>4.4360E-03</text:p>
          </table:table-cell>
          <table:table-cell table:number-columns-repeated="60"/>
        </table:table-row>
        <table:table-row table:style-name="ro4">
          <table:table-cell table:style-name="ce15" office:value-type="float" office:value="1429" calcext:value-type="float">
            <text:p>1429.0</text:p>
          </table:table-cell>
          <table:table-cell table:style-name="ce18" office:value-type="float" office:value="0.32347" calcext:value-type="float">
            <text:p>3.2347E-01</text:p>
          </table:table-cell>
          <table:table-cell table:style-name="ce18" office:value-type="float" office:value="0.03802" calcext:value-type="float">
            <text:p>3.8020E-02</text:p>
          </table:table-cell>
          <table:table-cell table:style-name="ce18" office:value-type="float" office:value="0.036985" calcext:value-type="float">
            <text:p>3.6985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0" calcext:value-type="float">
            <text:p>1430.0</text:p>
          </table:table-cell>
          <table:table-cell table:style-name="ce18" office:value-type="float" office:value="0.32277" calcext:value-type="float">
            <text:p>3.2277E-01</text:p>
          </table:table-cell>
          <table:table-cell table:style-name="ce18" office:value-type="float" office:value="0.061601" calcext:value-type="float">
            <text:p>6.1601E-02</text:p>
          </table:table-cell>
          <table:table-cell table:style-name="ce18" office:value-type="float" office:value="0.059912" calcext:value-type="float">
            <text:p>5.991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1" calcext:value-type="float">
            <text:p>1431.0</text:p>
          </table:table-cell>
          <table:table-cell table:style-name="ce18" office:value-type="float" office:value="0.32421" calcext:value-type="float">
            <text:p>3.2421E-01</text:p>
          </table:table-cell>
          <table:table-cell table:style-name="ce18" office:value-type="float" office:value="0.050156" calcext:value-type="float">
            <text:p>5.0156E-02</text:p>
          </table:table-cell>
          <table:table-cell table:style-name="ce18" office:value-type="float" office:value="0.048792" calcext:value-type="float">
            <text:p>4.879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2" calcext:value-type="float">
            <text:p>1432.0</text:p>
          </table:table-cell>
          <table:table-cell table:style-name="ce18" office:value-type="float" office:value="0.33114" calcext:value-type="float">
            <text:p>3.3114E-01</text:p>
          </table:table-cell>
          <table:table-cell table:style-name="ce18" office:value-type="float" office:value="0.0025194" calcext:value-type="float">
            <text:p>2.5194E-03</text:p>
          </table:table-cell>
          <table:table-cell table:style-name="ce18" office:value-type="float" office:value="0.0024524" calcext:value-type="float">
            <text:p>2.4524E-03</text:p>
          </table:table-cell>
          <table:table-cell table:number-columns-repeated="60"/>
        </table:table-row>
        <table:table-row table:style-name="ro4">
          <table:table-cell table:style-name="ce15" office:value-type="float" office:value="1433" calcext:value-type="float">
            <text:p>1433.0</text:p>
          </table:table-cell>
          <table:table-cell table:style-name="ce18" office:value-type="float" office:value="0.33067" calcext:value-type="float">
            <text:p>3.3067E-01</text:p>
          </table:table-cell>
          <table:table-cell table:style-name="ce18" office:value-type="float" office:value="0.035834" calcext:value-type="float">
            <text:p>3.5834E-02</text:p>
          </table:table-cell>
          <table:table-cell table:style-name="ce18" office:value-type="float" office:value="0.03487" calcext:value-type="float">
            <text:p>3.4870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4" calcext:value-type="float">
            <text:p>1434.0</text:p>
          </table:table-cell>
          <table:table-cell table:style-name="ce18" office:value-type="float" office:value="0.32509" calcext:value-type="float">
            <text:p>3.2509E-01</text:p>
          </table:table-cell>
          <table:table-cell table:style-name="ce18" office:value-type="float" office:value="0.020962" calcext:value-type="float">
            <text:p>2.0962E-02</text:p>
          </table:table-cell>
          <table:table-cell table:style-name="ce18" office:value-type="float" office:value="0.020403" calcext:value-type="float">
            <text:p>2.040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5" calcext:value-type="float">
            <text:p>1435.0</text:p>
          </table:table-cell>
          <table:table-cell table:style-name="ce18" office:value-type="float" office:value="0.32731" calcext:value-type="float">
            <text:p>3.2731E-01</text:p>
          </table:table-cell>
          <table:table-cell table:style-name="ce18" office:value-type="float" office:value="0.021416" calcext:value-type="float">
            <text:p>2.1416E-02</text:p>
          </table:table-cell>
          <table:table-cell table:style-name="ce18" office:value-type="float" office:value="0.020847" calcext:value-type="float">
            <text:p>2.0847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6" calcext:value-type="float">
            <text:p>1436.0</text:p>
          </table:table-cell>
          <table:table-cell table:style-name="ce18" office:value-type="float" office:value="0.32662" calcext:value-type="float">
            <text:p>3.2662E-01</text:p>
          </table:table-cell>
          <table:table-cell table:style-name="ce18" office:value-type="float" office:value="0.038351" calcext:value-type="float">
            <text:p>3.8351E-02</text:p>
          </table:table-cell>
          <table:table-cell table:style-name="ce18" office:value-type="float" office:value="0.037326" calcext:value-type="float">
            <text:p>3.732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7" calcext:value-type="float">
            <text:p>1437.0</text:p>
          </table:table-cell>
          <table:table-cell table:style-name="ce18" office:value-type="float" office:value="0.32786" calcext:value-type="float">
            <text:p>3.2786E-01</text:p>
          </table:table-cell>
          <table:table-cell table:style-name="ce18" office:value-type="float" office:value="0.02988" calcext:value-type="float">
            <text:p>2.9880E-02</text:p>
          </table:table-cell>
          <table:table-cell table:style-name="ce18" office:value-type="float" office:value="0.029085" calcext:value-type="float">
            <text:p>2.9085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8" calcext:value-type="float">
            <text:p>1438.0</text:p>
          </table:table-cell>
          <table:table-cell table:style-name="ce18" office:value-type="float" office:value="0.32601" calcext:value-type="float">
            <text:p>3.2601E-01</text:p>
          </table:table-cell>
          <table:table-cell table:style-name="ce18" office:value-type="float" office:value="0.013263" calcext:value-type="float">
            <text:p>1.3263E-02</text:p>
          </table:table-cell>
          <table:table-cell table:style-name="ce18" office:value-type="float" office:value="0.012913" calcext:value-type="float">
            <text:p>1.291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39" calcext:value-type="float">
            <text:p>1439.0</text:p>
          </table:table-cell>
          <table:table-cell table:style-name="ce18" office:value-type="float" office:value="0.32856" calcext:value-type="float">
            <text:p>3.2856E-01</text:p>
          </table:table-cell>
          <table:table-cell table:style-name="ce18" office:value-type="float" office:value="0.051039" calcext:value-type="float">
            <text:p>5.1039E-02</text:p>
          </table:table-cell>
          <table:table-cell table:style-name="ce18" office:value-type="float" office:value="0.049672" calcext:value-type="float">
            <text:p>4.967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0" calcext:value-type="float">
            <text:p>1440.0</text:p>
          </table:table-cell>
          <table:table-cell table:style-name="ce18" office:value-type="float" office:value="0.31269" calcext:value-type="float">
            <text:p>3.1269E-01</text:p>
          </table:table-cell>
          <table:table-cell table:style-name="ce18" office:value-type="float" office:value="0.039601" calcext:value-type="float">
            <text:p>3.9601E-02</text:p>
          </table:table-cell>
          <table:table-cell table:style-name="ce18" office:value-type="float" office:value="0.038547" calcext:value-type="float">
            <text:p>3.8547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1" calcext:value-type="float">
            <text:p>1441.0</text:p>
          </table:table-cell>
          <table:table-cell table:style-name="ce18" office:value-type="float" office:value="0.31695" calcext:value-type="float">
            <text:p>3.1695E-01</text:p>
          </table:table-cell>
          <table:table-cell table:style-name="ce18" office:value-type="float" office:value="0.0318" calcext:value-type="float">
            <text:p>3.1800E-02</text:p>
          </table:table-cell>
          <table:table-cell table:style-name="ce18" office:value-type="float" office:value="0.030959" calcext:value-type="float">
            <text:p>3.0959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2" calcext:value-type="float">
            <text:p>1442.0</text:p>
          </table:table-cell>
          <table:table-cell table:style-name="ce18" office:value-type="float" office:value="0.31584" calcext:value-type="float">
            <text:p>3.1584E-01</text:p>
          </table:table-cell>
          <table:table-cell table:style-name="ce18" office:value-type="float" office:value="0.036317" calcext:value-type="float">
            <text:p>3.6317E-02</text:p>
          </table:table-cell>
          <table:table-cell table:style-name="ce18" office:value-type="float" office:value="0.035356" calcext:value-type="float">
            <text:p>3.535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3" calcext:value-type="float">
            <text:p>1443.0</text:p>
          </table:table-cell>
          <table:table-cell table:style-name="ce18" office:value-type="float" office:value="0.3178" calcext:value-type="float">
            <text:p>3.1780E-01</text:p>
          </table:table-cell>
          <table:table-cell table:style-name="ce18" office:value-type="float" office:value="0.045063" calcext:value-type="float">
            <text:p>4.5063E-02</text:p>
          </table:table-cell>
          <table:table-cell table:style-name="ce18" office:value-type="float" office:value="0.043868" calcext:value-type="float">
            <text:p>4.386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4" calcext:value-type="float">
            <text:p>1444.0</text:p>
          </table:table-cell>
          <table:table-cell table:style-name="ce18" office:value-type="float" office:value="0.31911" calcext:value-type="float">
            <text:p>3.1911E-01</text:p>
          </table:table-cell>
          <table:table-cell table:style-name="ce18" office:value-type="float" office:value="0.061791" calcext:value-type="float">
            <text:p>6.1791E-02</text:p>
          </table:table-cell>
          <table:table-cell table:style-name="ce18" office:value-type="float" office:value="0.060143" calcext:value-type="float">
            <text:p>6.014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5" calcext:value-type="float">
            <text:p>1445.0</text:p>
          </table:table-cell>
          <table:table-cell table:style-name="ce18" office:value-type="float" office:value="0.31929" calcext:value-type="float">
            <text:p>3.1929E-01</text:p>
          </table:table-cell>
          <table:table-cell table:style-name="ce18" office:value-type="float" office:value="0.049751" calcext:value-type="float">
            <text:p>4.9751E-02</text:p>
          </table:table-cell>
          <table:table-cell table:style-name="ce18" office:value-type="float" office:value="0.048434" calcext:value-type="float">
            <text:p>4.8434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6" calcext:value-type="float">
            <text:p>1446.0</text:p>
          </table:table-cell>
          <table:table-cell table:style-name="ce18" office:value-type="float" office:value="0.32135" calcext:value-type="float">
            <text:p>3.2135E-01</text:p>
          </table:table-cell>
          <table:table-cell table:style-name="ce18" office:value-type="float" office:value="0.023095" calcext:value-type="float">
            <text:p>2.3095E-02</text:p>
          </table:table-cell>
          <table:table-cell table:style-name="ce18" office:value-type="float" office:value="0.022492" calcext:value-type="float">
            <text:p>2.249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7" calcext:value-type="float">
            <text:p>1447.0</text:p>
          </table:table-cell>
          <table:table-cell table:style-name="ce18" office:value-type="float" office:value="0.3176" calcext:value-type="float">
            <text:p>3.1760E-01</text:p>
          </table:table-cell>
          <table:table-cell table:style-name="ce18" office:value-type="float" office:value="0.036215" calcext:value-type="float">
            <text:p>3.6215E-02</text:p>
          </table:table-cell>
          <table:table-cell table:style-name="ce18" office:value-type="float" office:value="0.035265" calcext:value-type="float">
            <text:p>3.5265E-02</text:p>
          </table:table-cell>
          <table:table-cell table:number-columns-repeated="60"/>
        </table:table-row>
        <table:table-row table:style-name="ro4">
          <table:table-cell table:style-name="ce15" office:value-type="float" office:value="1448" calcext:value-type="float">
            <text:p>1448.0</text:p>
          </table:table-cell>
          <table:table-cell table:style-name="ce18" office:value-type="float" office:value="0.32096" calcext:value-type="float">
            <text:p>3.2096E-01</text:p>
          </table:table-cell>
          <table:table-cell table:style-name="ce18" office:value-type="float" office:value="0.11569" calcext:value-type="float">
            <text:p>1.1569E-01</text:p>
          </table:table-cell>
          <table:table-cell table:style-name="ce18" office:value-type="float" office:value="0.11254" calcext:value-type="float">
            <text:p>1.12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449" calcext:value-type="float">
            <text:p>1449.0</text:p>
          </table:table-cell>
          <table:table-cell table:style-name="ce18" office:value-type="float" office:value="0.32026" calcext:value-type="float">
            <text:p>3.2026E-01</text:p>
          </table:table-cell>
          <table:table-cell table:style-name="ce18" office:value-type="float" office:value="0.10213" calcext:value-type="float">
            <text:p>1.0213E-01</text:p>
          </table:table-cell>
          <table:table-cell table:style-name="ce18" office:value-type="float" office:value="0.099374" calcext:value-type="float">
            <text:p>9.9374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0" calcext:value-type="float">
            <text:p>1450.0</text:p>
          </table:table-cell>
          <table:table-cell table:style-name="ce18" office:value-type="float" office:value="0.31774" calcext:value-type="float">
            <text:p>3.1774E-01</text:p>
          </table:table-cell>
          <table:table-cell table:style-name="ce18" office:value-type="float" office:value="0.027412" calcext:value-type="float">
            <text:p>2.7412E-02</text:p>
          </table:table-cell>
          <table:table-cell table:style-name="ce18" office:value-type="float" office:value="0.026699" calcext:value-type="float">
            <text:p>2.6699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1" calcext:value-type="float">
            <text:p>1451.0</text:p>
          </table:table-cell>
          <table:table-cell table:style-name="ce18" office:value-type="float" office:value="0.31367" calcext:value-type="float">
            <text:p>3.1367E-01</text:p>
          </table:table-cell>
          <table:table-cell table:style-name="ce18" office:value-type="float" office:value="0.011271" calcext:value-type="float">
            <text:p>1.1271E-02</text:p>
          </table:table-cell>
          <table:table-cell table:style-name="ce18" office:value-type="float" office:value="0.01098" calcext:value-type="float">
            <text:p>1.0980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2" calcext:value-type="float">
            <text:p>1452.0</text:p>
          </table:table-cell>
          <table:table-cell table:style-name="ce18" office:value-type="float" office:value="0.31355" calcext:value-type="float">
            <text:p>3.1355E-01</text:p>
          </table:table-cell>
          <table:table-cell table:style-name="ce18" office:value-type="float" office:value="0.062361" calcext:value-type="float">
            <text:p>6.2361E-02</text:p>
          </table:table-cell>
          <table:table-cell table:style-name="ce18" office:value-type="float" office:value="0.060718" calcext:value-type="float">
            <text:p>6.071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3" calcext:value-type="float">
            <text:p>1453.0</text:p>
          </table:table-cell>
          <table:table-cell table:style-name="ce18" office:value-type="float" office:value="0.31539" calcext:value-type="float">
            <text:p>3.1539E-01</text:p>
          </table:table-cell>
          <table:table-cell table:style-name="ce18" office:value-type="float" office:value="0.081978" calcext:value-type="float">
            <text:p>8.1978E-02</text:p>
          </table:table-cell>
          <table:table-cell table:style-name="ce18" office:value-type="float" office:value="0.079803" calcext:value-type="float">
            <text:p>7.980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4" calcext:value-type="float">
            <text:p>1454.0</text:p>
          </table:table-cell>
          <table:table-cell table:style-name="ce18" office:value-type="float" office:value="0.31282" calcext:value-type="float">
            <text:p>3.1282E-01</text:p>
          </table:table-cell>
          <table:table-cell table:style-name="ce18" office:value-type="float" office:value="0.13759" calcext:value-type="float">
            <text:p>1.3759E-01</text:p>
          </table:table-cell>
          <table:table-cell table:style-name="ce18" office:value-type="float" office:value="0.13384" calcext:value-type="float">
            <text:p>1.33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455" calcext:value-type="float">
            <text:p>1455.0</text:p>
          </table:table-cell>
          <table:table-cell table:style-name="ce18" office:value-type="float" office:value="0.3121" calcext:value-type="float">
            <text:p>3.1210E-01</text:p>
          </table:table-cell>
          <table:table-cell table:style-name="ce18" office:value-type="float" office:value="0.06615" calcext:value-type="float">
            <text:p>6.6150E-02</text:p>
          </table:table-cell>
          <table:table-cell table:style-name="ce18" office:value-type="float" office:value="0.064409" calcext:value-type="float">
            <text:p>6.4409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6" calcext:value-type="float">
            <text:p>1456.0</text:p>
          </table:table-cell>
          <table:table-cell table:style-name="ce18" office:value-type="float" office:value="0.30956" calcext:value-type="float">
            <text:p>3.0956E-01</text:p>
          </table:table-cell>
          <table:table-cell table:style-name="ce18" office:value-type="float" office:value="0.088509" calcext:value-type="float">
            <text:p>8.8509E-02</text:p>
          </table:table-cell>
          <table:table-cell table:style-name="ce18" office:value-type="float" office:value="0.086158" calcext:value-type="float">
            <text:p>8.615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57" calcext:value-type="float">
            <text:p>1457.0</text:p>
          </table:table-cell>
          <table:table-cell table:style-name="ce18" office:value-type="float" office:value="0.31241" calcext:value-type="float">
            <text:p>3.1241E-01</text:p>
          </table:table-cell>
          <table:table-cell table:style-name="ce18" office:value-type="float" office:value="0.117" calcext:value-type="float">
            <text:p>1.1700E-01</text:p>
          </table:table-cell>
          <table:table-cell table:style-name="ce18" office:value-type="float" office:value="0.11386" calcext:value-type="float">
            <text:p>1.13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458" calcext:value-type="float">
            <text:p>1458.0</text:p>
          </table:table-cell>
          <table:table-cell table:style-name="ce18" office:value-type="float" office:value="0.31612" calcext:value-type="float">
            <text:p>3.1612E-01</text:p>
          </table:table-cell>
          <table:table-cell table:style-name="ce18" office:value-type="float" office:value="0.13643" calcext:value-type="float">
            <text:p>1.3643E-01</text:p>
          </table:table-cell>
          <table:table-cell table:style-name="ce18" office:value-type="float" office:value="0.13273" calcext:value-type="float">
            <text:p>1.32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459" calcext:value-type="float">
            <text:p>1459.0</text:p>
          </table:table-cell>
          <table:table-cell table:style-name="ce18" office:value-type="float" office:value="0.31746" calcext:value-type="float">
            <text:p>3.1746E-01</text:p>
          </table:table-cell>
          <table:table-cell table:style-name="ce18" office:value-type="float" office:value="0.16307" calcext:value-type="float">
            <text:p>1.6307E-01</text:p>
          </table:table-cell>
          <table:table-cell table:style-name="ce18" office:value-type="float" office:value="0.1586" calcext:value-type="float">
            <text:p>1.5860E-01</text:p>
          </table:table-cell>
          <table:table-cell table:number-columns-repeated="60"/>
        </table:table-row>
        <table:table-row table:style-name="ro4">
          <table:table-cell table:style-name="ce15" office:value-type="float" office:value="1460" calcext:value-type="float">
            <text:p>1460.0</text:p>
          </table:table-cell>
          <table:table-cell table:style-name="ce18" office:value-type="float" office:value="0.31367" calcext:value-type="float">
            <text:p>3.1367E-01</text:p>
          </table:table-cell>
          <table:table-cell table:style-name="ce18" office:value-type="float" office:value="0.085421" calcext:value-type="float">
            <text:p>8.5421E-02</text:p>
          </table:table-cell>
          <table:table-cell table:style-name="ce18" office:value-type="float" office:value="0.083161" calcext:value-type="float">
            <text:p>8.3161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1" calcext:value-type="float">
            <text:p>1461.0</text:p>
          </table:table-cell>
          <table:table-cell table:style-name="ce18" office:value-type="float" office:value="0.31308" calcext:value-type="float">
            <text:p>3.1308E-01</text:p>
          </table:table-cell>
          <table:table-cell table:style-name="ce18" office:value-type="float" office:value="0.090276" calcext:value-type="float">
            <text:p>9.0276E-02</text:p>
          </table:table-cell>
          <table:table-cell table:style-name="ce18" office:value-type="float" office:value="0.087886" calcext:value-type="float">
            <text:p>8.788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2" calcext:value-type="float">
            <text:p>1462.0</text:p>
          </table:table-cell>
          <table:table-cell table:style-name="ce18" office:value-type="float" office:value="0.31018" calcext:value-type="float">
            <text:p>3.1018E-01</text:p>
          </table:table-cell>
          <table:table-cell table:style-name="ce18" office:value-type="float" office:value="0.1306" calcext:value-type="float">
            <text:p>1.3060E-01</text:p>
          </table:table-cell>
          <table:table-cell table:style-name="ce18" office:value-type="float" office:value="0.12708" calcext:value-type="float">
            <text:p>1.27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463" calcext:value-type="float">
            <text:p>1463.0</text:p>
          </table:table-cell>
          <table:table-cell table:style-name="ce18" office:value-type="float" office:value="0.30823" calcext:value-type="float">
            <text:p>3.0823E-01</text:p>
          </table:table-cell>
          <table:table-cell table:style-name="ce18" office:value-type="float" office:value="0.043225" calcext:value-type="float">
            <text:p>4.3225E-02</text:p>
          </table:table-cell>
          <table:table-cell table:style-name="ce18" office:value-type="float" office:value="0.042106" calcext:value-type="float">
            <text:p>4.210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4" calcext:value-type="float">
            <text:p>1464.0</text:p>
          </table:table-cell>
          <table:table-cell table:style-name="ce18" office:value-type="float" office:value="0.3082" calcext:value-type="float">
            <text:p>3.0820E-01</text:p>
          </table:table-cell>
          <table:table-cell table:style-name="ce18" office:value-type="float" office:value="0.15184" calcext:value-type="float">
            <text:p>1.5184E-01</text:p>
          </table:table-cell>
          <table:table-cell table:style-name="ce18" office:value-type="float" office:value="0.1477" calcext:value-type="float">
            <text:p>1.47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465" calcext:value-type="float">
            <text:p>1465.0</text:p>
          </table:table-cell>
          <table:table-cell table:style-name="ce18" office:value-type="float" office:value="0.31158" calcext:value-type="float">
            <text:p>3.1158E-01</text:p>
          </table:table-cell>
          <table:table-cell table:style-name="ce18" office:value-type="float" office:value="0.093383" calcext:value-type="float">
            <text:p>9.3383E-02</text:p>
          </table:table-cell>
          <table:table-cell table:style-name="ce18" office:value-type="float" office:value="0.090911" calcext:value-type="float">
            <text:p>9.0911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6" calcext:value-type="float">
            <text:p>1466.0</text:p>
          </table:table-cell>
          <table:table-cell table:style-name="ce18" office:value-type="float" office:value="0.30696" calcext:value-type="float">
            <text:p>3.0696E-01</text:p>
          </table:table-cell>
          <table:table-cell table:style-name="ce18" office:value-type="float" office:value="0.065197" calcext:value-type="float">
            <text:p>6.5197E-02</text:p>
          </table:table-cell>
          <table:table-cell table:style-name="ce18" office:value-type="float" office:value="0.063498" calcext:value-type="float">
            <text:p>6.349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7" calcext:value-type="float">
            <text:p>1467.0</text:p>
          </table:table-cell>
          <table:table-cell table:style-name="ce18" office:value-type="float" office:value="0.31322" calcext:value-type="float">
            <text:p>3.1322E-01</text:p>
          </table:table-cell>
          <table:table-cell table:style-name="ce18" office:value-type="float" office:value="0.036054" calcext:value-type="float">
            <text:p>3.6054E-02</text:p>
          </table:table-cell>
          <table:table-cell table:style-name="ce18" office:value-type="float" office:value="0.035128" calcext:value-type="float">
            <text:p>3.512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8" calcext:value-type="float">
            <text:p>1468.0</text:p>
          </table:table-cell>
          <table:table-cell table:style-name="ce18" office:value-type="float" office:value="0.3075" calcext:value-type="float">
            <text:p>3.0750E-01</text:p>
          </table:table-cell>
          <table:table-cell table:style-name="ce18" office:value-type="float" office:value="0.076942" calcext:value-type="float">
            <text:p>7.6942E-02</text:p>
          </table:table-cell>
          <table:table-cell table:style-name="ce18" office:value-type="float" office:value="0.074928" calcext:value-type="float">
            <text:p>7.492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69" calcext:value-type="float">
            <text:p>1469.0</text:p>
          </table:table-cell>
          <table:table-cell table:style-name="ce18" office:value-type="float" office:value="0.31201" calcext:value-type="float">
            <text:p>3.1201E-01</text:p>
          </table:table-cell>
          <table:table-cell table:style-name="ce18" office:value-type="float" office:value="0.094845" calcext:value-type="float">
            <text:p>9.4845E-02</text:p>
          </table:table-cell>
          <table:table-cell table:style-name="ce18" office:value-type="float" office:value="0.092344" calcext:value-type="float">
            <text:p>9.2344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0" calcext:value-type="float">
            <text:p>1470.0</text:p>
          </table:table-cell>
          <table:table-cell table:style-name="ce18" office:value-type="float" office:value="0.3101" calcext:value-type="float">
            <text:p>3.1010E-01</text:p>
          </table:table-cell>
          <table:table-cell table:style-name="ce18" office:value-type="float" office:value="0.049678" calcext:value-type="float">
            <text:p>4.9678E-02</text:p>
          </table:table-cell>
          <table:table-cell table:style-name="ce18" office:value-type="float" office:value="0.048397" calcext:value-type="float">
            <text:p>4.8397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1" calcext:value-type="float">
            <text:p>1471.0</text:p>
          </table:table-cell>
          <table:table-cell table:style-name="ce18" office:value-type="float" office:value="0.30414" calcext:value-type="float">
            <text:p>3.0414E-01</text:p>
          </table:table-cell>
          <table:table-cell table:style-name="ce18" office:value-type="float" office:value="0.017848" calcext:value-type="float">
            <text:p>1.7848E-02</text:p>
          </table:table-cell>
          <table:table-cell table:style-name="ce18" office:value-type="float" office:value="0.017394" calcext:value-type="float">
            <text:p>1.7394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2" calcext:value-type="float">
            <text:p>1472.0</text:p>
          </table:table-cell>
          <table:table-cell table:style-name="ce18" office:value-type="float" office:value="0.30581" calcext:value-type="float">
            <text:p>3.0581E-01</text:p>
          </table:table-cell>
          <table:table-cell table:style-name="ce18" office:value-type="float" office:value="0.046771" calcext:value-type="float">
            <text:p>4.6771E-02</text:p>
          </table:table-cell>
          <table:table-cell table:style-name="ce18" office:value-type="float" office:value="0.045566" calcext:value-type="float">
            <text:p>4.556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3" calcext:value-type="float">
            <text:p>1473.0</text:p>
          </table:table-cell>
          <table:table-cell table:style-name="ce18" office:value-type="float" office:value="0.30552" calcext:value-type="float">
            <text:p>3.0552E-01</text:p>
          </table:table-cell>
          <table:table-cell table:style-name="ce18" office:value-type="float" office:value="0.070198" calcext:value-type="float">
            <text:p>7.0198E-02</text:p>
          </table:table-cell>
          <table:table-cell table:style-name="ce18" office:value-type="float" office:value="0.068368" calcext:value-type="float">
            <text:p>6.8368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4" calcext:value-type="float">
            <text:p>1474.0</text:p>
          </table:table-cell>
          <table:table-cell table:style-name="ce18" office:value-type="float" office:value="0.29705" calcext:value-type="float">
            <text:p>2.9705E-01</text:p>
          </table:table-cell>
          <table:table-cell table:style-name="ce18" office:value-type="float" office:value="0.097339" calcext:value-type="float">
            <text:p>9.7339E-02</text:p>
          </table:table-cell>
          <table:table-cell table:style-name="ce18" office:value-type="float" office:value="0.094765" calcext:value-type="float">
            <text:p>9.4765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5" calcext:value-type="float">
            <text:p>1475.0</text:p>
          </table:table-cell>
          <table:table-cell table:style-name="ce18" office:value-type="float" office:value="0.30349" calcext:value-type="float">
            <text:p>3.0349E-01</text:p>
          </table:table-cell>
          <table:table-cell table:style-name="ce18" office:value-type="float" office:value="0.18463" calcext:value-type="float">
            <text:p>1.8463E-01</text:p>
          </table:table-cell>
          <table:table-cell table:style-name="ce18" office:value-type="float" office:value="0.17954" calcext:value-type="float">
            <text:p>1.79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476" calcext:value-type="float">
            <text:p>1476.0</text:p>
          </table:table-cell>
          <table:table-cell table:style-name="ce18" office:value-type="float" office:value="0.30369" calcext:value-type="float">
            <text:p>3.0369E-01</text:p>
          </table:table-cell>
          <table:table-cell table:style-name="ce18" office:value-type="float" office:value="0.068778" calcext:value-type="float">
            <text:p>6.8778E-02</text:p>
          </table:table-cell>
          <table:table-cell table:style-name="ce18" office:value-type="float" office:value="0.066987" calcext:value-type="float">
            <text:p>6.6987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7" calcext:value-type="float">
            <text:p>1477.0</text:p>
          </table:table-cell>
          <table:table-cell table:style-name="ce18" office:value-type="float" office:value="0.3025" calcext:value-type="float">
            <text:p>3.0250E-01</text:p>
          </table:table-cell>
          <table:table-cell table:style-name="ce18" office:value-type="float" office:value="0.069736" calcext:value-type="float">
            <text:p>6.9736E-02</text:p>
          </table:table-cell>
          <table:table-cell table:style-name="ce18" office:value-type="float" office:value="0.067916" calcext:value-type="float">
            <text:p>6.7916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8" calcext:value-type="float">
            <text:p>1478.0</text:p>
          </table:table-cell>
          <table:table-cell table:style-name="ce18" office:value-type="float" office:value="0.30228" calcext:value-type="float">
            <text:p>3.0228E-01</text:p>
          </table:table-cell>
          <table:table-cell table:style-name="ce18" office:value-type="float" office:value="0.06348" calcext:value-type="float">
            <text:p>6.3480E-02</text:p>
          </table:table-cell>
          <table:table-cell table:style-name="ce18" office:value-type="float" office:value="0.061825" calcext:value-type="float">
            <text:p>6.1825E-02</text:p>
          </table:table-cell>
          <table:table-cell table:number-columns-repeated="60"/>
        </table:table-row>
        <table:table-row table:style-name="ro4">
          <table:table-cell table:style-name="ce15" office:value-type="float" office:value="1479" calcext:value-type="float">
            <text:p>1479.0</text:p>
          </table:table-cell>
          <table:table-cell table:style-name="ce18" office:value-type="float" office:value="0.30461" calcext:value-type="float">
            <text:p>3.0461E-01</text:p>
          </table:table-cell>
          <table:table-cell table:style-name="ce18" office:value-type="float" office:value="0.12001" calcext:value-type="float">
            <text:p>1.2001E-01</text:p>
          </table:table-cell>
          <table:table-cell table:style-name="ce18" office:value-type="float" office:value="0.1168" calcext:value-type="float">
            <text:p>1.16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0" calcext:value-type="float">
            <text:p>1480.0</text:p>
          </table:table-cell>
          <table:table-cell table:style-name="ce18" office:value-type="float" office:value="0.30626" calcext:value-type="float">
            <text:p>3.0626E-01</text:p>
          </table:table-cell>
          <table:table-cell table:style-name="ce18" office:value-type="float" office:value="0.060637" calcext:value-type="float">
            <text:p>6.0637E-02</text:p>
          </table:table-cell>
          <table:table-cell table:style-name="ce18" office:value-type="float" office:value="0.059063" calcext:value-type="float">
            <text:p>5.9063E-02</text:p>
          </table:table-cell>
          <table:table-cell table:number-columns-repeated="60"/>
        </table:table-row>
        <table:table-row table:style-name="ro4">
          <table:table-cell table:style-name="ce15" office:value-type="float" office:value="1481" calcext:value-type="float">
            <text:p>1481.0</text:p>
          </table:table-cell>
          <table:table-cell table:style-name="ce18" office:value-type="float" office:value="0.30179" calcext:value-type="float">
            <text:p>3.0179E-01</text:p>
          </table:table-cell>
          <table:table-cell table:style-name="ce18" office:value-type="float" office:value="0.11529" calcext:value-type="float">
            <text:p>1.1529E-01</text:p>
          </table:table-cell>
          <table:table-cell table:style-name="ce18" office:value-type="float" office:value="0.11221" calcext:value-type="float">
            <text:p>1.1221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2" calcext:value-type="float">
            <text:p>1482.0</text:p>
          </table:table-cell>
          <table:table-cell table:style-name="ce18" office:value-type="float" office:value="0.30462" calcext:value-type="float">
            <text:p>3.0462E-01</text:p>
          </table:table-cell>
          <table:table-cell table:style-name="ce18" office:value-type="float" office:value="0.05849" calcext:value-type="float">
            <text:p>5.8490E-02</text:p>
          </table:table-cell>
          <table:table-cell table:style-name="ce18" office:value-type="float" office:value="0.056967" calcext:value-type="float">
            <text:p>5.6967E-02</text:p>
          </table:table-cell>
          <table:table-cell table:number-columns-repeated="60"/>
        </table:table-row>
        <table:table-row table:style-name="ro4">
          <table:table-cell table:style-name="ce15" office:value-type="float" office:value="1483" calcext:value-type="float">
            <text:p>1483.0</text:p>
          </table:table-cell>
          <table:table-cell table:style-name="ce18" office:value-type="float" office:value="0.29813" calcext:value-type="float">
            <text:p>2.9813E-01</text:p>
          </table:table-cell>
          <table:table-cell table:style-name="ce18" office:value-type="float" office:value="0.14859" calcext:value-type="float">
            <text:p>1.4859E-01</text:p>
          </table:table-cell>
          <table:table-cell table:style-name="ce18" office:value-type="float" office:value="0.14454" calcext:value-type="float">
            <text:p>1.44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4" calcext:value-type="float">
            <text:p>1484.0</text:p>
          </table:table-cell>
          <table:table-cell table:style-name="ce18" office:value-type="float" office:value="0.30172" calcext:value-type="float">
            <text:p>3.0172E-01</text:p>
          </table:table-cell>
          <table:table-cell table:style-name="ce18" office:value-type="float" office:value="0.13747" calcext:value-type="float">
            <text:p>1.3747E-01</text:p>
          </table:table-cell>
          <table:table-cell table:style-name="ce18" office:value-type="float" office:value="0.13375" calcext:value-type="float">
            <text:p>1.33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5" calcext:value-type="float">
            <text:p>1485.0</text:p>
          </table:table-cell>
          <table:table-cell table:style-name="ce18" office:value-type="float" office:value="0.30607" calcext:value-type="float">
            <text:p>3.0607E-01</text:p>
          </table:table-cell>
          <table:table-cell table:style-name="ce18" office:value-type="float" office:value="0.12503" calcext:value-type="float">
            <text:p>1.2503E-01</text:p>
          </table:table-cell>
          <table:table-cell table:style-name="ce18" office:value-type="float" office:value="0.12168" calcext:value-type="float">
            <text:p>1.21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6" calcext:value-type="float">
            <text:p>1486.0</text:p>
          </table:table-cell>
          <table:table-cell table:style-name="ce18" office:value-type="float" office:value="0.30168" calcext:value-type="float">
            <text:p>3.0168E-01</text:p>
          </table:table-cell>
          <table:table-cell table:style-name="ce18" office:value-type="float" office:value="0.1234" calcext:value-type="float">
            <text:p>1.2340E-01</text:p>
          </table:table-cell>
          <table:table-cell table:style-name="ce18" office:value-type="float" office:value="0.12008" calcext:value-type="float">
            <text:p>1.20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487" calcext:value-type="float">
            <text:p>1487.0</text:p>
          </table:table-cell>
          <table:table-cell table:style-name="ce18" office:value-type="float" office:value="0.29989" calcext:value-type="float">
            <text:p>2.9989E-01</text:p>
          </table:table-cell>
          <table:table-cell table:style-name="ce18" office:value-type="float" office:value="0.060629" calcext:value-type="float">
            <text:p>6.0629E-02</text:p>
          </table:table-cell>
          <table:table-cell table:style-name="ce18" office:value-type="float" office:value="0.059042" calcext:value-type="float">
            <text:p>5.9042E-02</text:p>
          </table:table-cell>
          <table:table-cell table:number-columns-repeated="60"/>
        </table:table-row>
        <table:table-row table:style-name="ro4">
          <table:table-cell table:style-name="ce15" office:value-type="float" office:value="1488" calcext:value-type="float">
            <text:p>1488.0</text:p>
          </table:table-cell>
          <table:table-cell table:style-name="ce18" office:value-type="float" office:value="0.26525" calcext:value-type="float">
            <text:p>2.6525E-01</text:p>
          </table:table-cell>
          <table:table-cell table:style-name="ce18" office:value-type="float" office:value="0.09418" calcext:value-type="float">
            <text:p>9.4180E-02</text:p>
          </table:table-cell>
          <table:table-cell table:style-name="ce18" office:value-type="float" office:value="0.091654" calcext:value-type="float">
            <text:p>9.1654E-02</text:p>
          </table:table-cell>
          <table:table-cell table:number-columns-repeated="60"/>
        </table:table-row>
        <table:table-row table:style-name="ro4">
          <table:table-cell table:style-name="ce15" office:value-type="float" office:value="1489" calcext:value-type="float">
            <text:p>1489.0</text:p>
          </table:table-cell>
          <table:table-cell table:style-name="ce18" office:value-type="float" office:value="0.2991" calcext:value-type="float">
            <text:p>2.9910E-01</text:p>
          </table:table-cell>
          <table:table-cell table:style-name="ce18" office:value-type="float" office:value="0.18973" calcext:value-type="float">
            <text:p>1.8973E-01</text:p>
          </table:table-cell>
          <table:table-cell table:style-name="ce18" office:value-type="float" office:value="0.18443" calcext:value-type="float">
            <text:p>1.84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0" calcext:value-type="float">
            <text:p>1490.0</text:p>
          </table:table-cell>
          <table:table-cell table:style-name="ce18" office:value-type="float" office:value="0.30093" calcext:value-type="float">
            <text:p>3.0093E-01</text:p>
          </table:table-cell>
          <table:table-cell table:style-name="ce18" office:value-type="float" office:value="0.17478" calcext:value-type="float">
            <text:p>1.7478E-01</text:p>
          </table:table-cell>
          <table:table-cell table:style-name="ce18" office:value-type="float" office:value="0.16993" calcext:value-type="float">
            <text:p>1.69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1" calcext:value-type="float">
            <text:p>1491.0</text:p>
          </table:table-cell>
          <table:table-cell table:style-name="ce18" office:value-type="float" office:value="0.30175" calcext:value-type="float">
            <text:p>3.0175E-01</text:p>
          </table:table-cell>
          <table:table-cell table:style-name="ce18" office:value-type="float" office:value="0.19778" calcext:value-type="float">
            <text:p>1.9778E-01</text:p>
          </table:table-cell>
          <table:table-cell table:style-name="ce18" office:value-type="float" office:value="0.19222" calcext:value-type="float">
            <text:p>1.92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2" calcext:value-type="float">
            <text:p>1492.0</text:p>
          </table:table-cell>
          <table:table-cell table:style-name="ce18" office:value-type="float" office:value="0.29773" calcext:value-type="float">
            <text:p>2.9773E-01</text:p>
          </table:table-cell>
          <table:table-cell table:style-name="ce18" office:value-type="float" office:value="0.16441" calcext:value-type="float">
            <text:p>1.6441E-01</text:p>
          </table:table-cell>
          <table:table-cell table:style-name="ce18" office:value-type="float" office:value="0.15986" calcext:value-type="float">
            <text:p>1.59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3" calcext:value-type="float">
            <text:p>1493.0</text:p>
          </table:table-cell>
          <table:table-cell table:style-name="ce18" office:value-type="float" office:value="0.302" calcext:value-type="float">
            <text:p>3.0200E-01</text:p>
          </table:table-cell>
          <table:table-cell table:style-name="ce18" office:value-type="float" office:value="0.18157" calcext:value-type="float">
            <text:p>1.8157E-01</text:p>
          </table:table-cell>
          <table:table-cell table:style-name="ce18" office:value-type="float" office:value="0.17651" calcext:value-type="float">
            <text:p>1.76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4" calcext:value-type="float">
            <text:p>1494.0</text:p>
          </table:table-cell>
          <table:table-cell table:style-name="ce18" office:value-type="float" office:value="0.3019" calcext:value-type="float">
            <text:p>3.0190E-01</text:p>
          </table:table-cell>
          <table:table-cell table:style-name="ce18" office:value-type="float" office:value="0.20367" calcext:value-type="float">
            <text:p>2.0367E-01</text:p>
          </table:table-cell>
          <table:table-cell table:style-name="ce18" office:value-type="float" office:value="0.19794" calcext:value-type="float">
            <text:p>1.97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5" calcext:value-type="float">
            <text:p>1495.0</text:p>
          </table:table-cell>
          <table:table-cell table:style-name="ce18" office:value-type="float" office:value="0.30074" calcext:value-type="float">
            <text:p>3.0074E-01</text:p>
          </table:table-cell>
          <table:table-cell table:style-name="ce18" office:value-type="float" office:value="0.18253" calcext:value-type="float">
            <text:p>1.8253E-01</text:p>
          </table:table-cell>
          <table:table-cell table:style-name="ce18" office:value-type="float" office:value="0.17745" calcext:value-type="float">
            <text:p>1.7745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6" calcext:value-type="float">
            <text:p>1496.0</text:p>
          </table:table-cell>
          <table:table-cell table:style-name="ce18" office:value-type="float" office:value="0.2914" calcext:value-type="float">
            <text:p>2.9140E-01</text:p>
          </table:table-cell>
          <table:table-cell table:style-name="ce18" office:value-type="float" office:value="0.16852" calcext:value-type="float">
            <text:p>1.6852E-01</text:p>
          </table:table-cell>
          <table:table-cell table:style-name="ce18" office:value-type="float" office:value="0.16385" calcext:value-type="float">
            <text:p>1.63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7" calcext:value-type="float">
            <text:p>1497.0</text:p>
          </table:table-cell>
          <table:table-cell table:style-name="ce18" office:value-type="float" office:value="0.29684" calcext:value-type="float">
            <text:p>2.9684E-01</text:p>
          </table:table-cell>
          <table:table-cell table:style-name="ce18" office:value-type="float" office:value="0.2285" calcext:value-type="float">
            <text:p>2.2850E-01</text:p>
          </table:table-cell>
          <table:table-cell table:style-name="ce18" office:value-type="float" office:value="0.22198" calcext:value-type="float">
            <text:p>2.21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8" calcext:value-type="float">
            <text:p>1498.0</text:p>
          </table:table-cell>
          <table:table-cell table:style-name="ce18" office:value-type="float" office:value="0.29946" calcext:value-type="float">
            <text:p>2.9946E-01</text:p>
          </table:table-cell>
          <table:table-cell table:style-name="ce18" office:value-type="float" office:value="0.18968" calcext:value-type="float">
            <text:p>1.8968E-01</text:p>
          </table:table-cell>
          <table:table-cell table:style-name="ce18" office:value-type="float" office:value="0.18437" calcext:value-type="float">
            <text:p>1.84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499" calcext:value-type="float">
            <text:p>1499.0</text:p>
          </table:table-cell>
          <table:table-cell table:style-name="ce18" office:value-type="float" office:value="0.29528" calcext:value-type="float">
            <text:p>2.9528E-01</text:p>
          </table:table-cell>
          <table:table-cell table:style-name="ce18" office:value-type="float" office:value="0.21759" calcext:value-type="float">
            <text:p>2.1759E-01</text:p>
          </table:table-cell>
          <table:table-cell table:style-name="ce18" office:value-type="float" office:value="0.21141" calcext:value-type="float">
            <text:p>2.11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0" calcext:value-type="float">
            <text:p>1500.0</text:p>
          </table:table-cell>
          <table:table-cell table:style-name="ce18" office:value-type="float" office:value="0.30077" calcext:value-type="float">
            <text:p>3.0077E-01</text:p>
          </table:table-cell>
          <table:table-cell table:style-name="ce18" office:value-type="float" office:value="0.25061" calcext:value-type="float">
            <text:p>2.5061E-01</text:p>
          </table:table-cell>
          <table:table-cell table:style-name="ce18" office:value-type="float" office:value="0.24339" calcext:value-type="float">
            <text:p>2.43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1" calcext:value-type="float">
            <text:p>1501.0</text:p>
          </table:table-cell>
          <table:table-cell table:style-name="ce18" office:value-type="float" office:value="0.2999" calcext:value-type="float">
            <text:p>2.9990E-01</text:p>
          </table:table-cell>
          <table:table-cell table:style-name="ce18" office:value-type="float" office:value="0.26552" calcext:value-type="float">
            <text:p>2.6552E-01</text:p>
          </table:table-cell>
          <table:table-cell table:style-name="ce18" office:value-type="float" office:value="0.25782" calcext:value-type="float">
            <text:p>2.578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2" calcext:value-type="float">
            <text:p>1502.0</text:p>
          </table:table-cell>
          <table:table-cell table:style-name="ce18" office:value-type="float" office:value="0.29743" calcext:value-type="float">
            <text:p>2.9743E-01</text:p>
          </table:table-cell>
          <table:table-cell table:style-name="ce18" office:value-type="float" office:value="0.23356" calcext:value-type="float">
            <text:p>2.3356E-01</text:p>
          </table:table-cell>
          <table:table-cell table:style-name="ce18" office:value-type="float" office:value="0.22688" calcext:value-type="float">
            <text:p>2.26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3" calcext:value-type="float">
            <text:p>1503.0</text:p>
          </table:table-cell>
          <table:table-cell table:style-name="ce18" office:value-type="float" office:value="0.2692" calcext:value-type="float">
            <text:p>2.6920E-01</text:p>
          </table:table-cell>
          <table:table-cell table:style-name="ce18" office:value-type="float" office:value="0.18493" calcext:value-type="float">
            <text:p>1.8493E-01</text:p>
          </table:table-cell>
          <table:table-cell table:style-name="ce18" office:value-type="float" office:value="0.17972" calcext:value-type="float">
            <text:p>1.79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4" calcext:value-type="float">
            <text:p>1504.0</text:p>
          </table:table-cell>
          <table:table-cell table:style-name="ce18" office:value-type="float" office:value="0.28319" calcext:value-type="float">
            <text:p>2.8319E-01</text:p>
          </table:table-cell>
          <table:table-cell table:style-name="ce18" office:value-type="float" office:value="0.16029" calcext:value-type="float">
            <text:p>1.6029E-01</text:p>
          </table:table-cell>
          <table:table-cell table:style-name="ce18" office:value-type="float" office:value="0.15586" calcext:value-type="float">
            <text:p>1.55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5" calcext:value-type="float">
            <text:p>1505.0</text:p>
          </table:table-cell>
          <table:table-cell table:style-name="ce18" office:value-type="float" office:value="0.27149" calcext:value-type="float">
            <text:p>2.7149E-01</text:p>
          </table:table-cell>
          <table:table-cell table:style-name="ce18" office:value-type="float" office:value="0.18402" calcext:value-type="float">
            <text:p>1.8402E-01</text:p>
          </table:table-cell>
          <table:table-cell table:style-name="ce18" office:value-type="float" office:value="0.17885" calcext:value-type="float">
            <text:p>1.78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6" calcext:value-type="float">
            <text:p>1506.0</text:p>
          </table:table-cell>
          <table:table-cell table:style-name="ce18" office:value-type="float" office:value="0.28367" calcext:value-type="float">
            <text:p>2.8367E-01</text:p>
          </table:table-cell>
          <table:table-cell table:style-name="ce18" office:value-type="float" office:value="0.25773" calcext:value-type="float">
            <text:p>2.5773E-01</text:p>
          </table:table-cell>
          <table:table-cell table:style-name="ce18" office:value-type="float" office:value="0.25026" calcext:value-type="float">
            <text:p>2.502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7" calcext:value-type="float">
            <text:p>1507.0</text:p>
          </table:table-cell>
          <table:table-cell table:style-name="ce18" office:value-type="float" office:value="0.29376" calcext:value-type="float">
            <text:p>2.9376E-01</text:p>
          </table:table-cell>
          <table:table-cell table:style-name="ce18" office:value-type="float" office:value="0.25514" calcext:value-type="float">
            <text:p>2.5514E-01</text:p>
          </table:table-cell>
          <table:table-cell table:style-name="ce18" office:value-type="float" office:value="0.24779" calcext:value-type="float">
            <text:p>2.47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8" calcext:value-type="float">
            <text:p>1508.0</text:p>
          </table:table-cell>
          <table:table-cell table:style-name="ce18" office:value-type="float" office:value="0.29028" calcext:value-type="float">
            <text:p>2.9028E-01</text:p>
          </table:table-cell>
          <table:table-cell table:style-name="ce18" office:value-type="float" office:value="0.24302" calcext:value-type="float">
            <text:p>2.4302E-01</text:p>
          </table:table-cell>
          <table:table-cell table:style-name="ce18" office:value-type="float" office:value="0.23606" calcext:value-type="float">
            <text:p>2.36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09" calcext:value-type="float">
            <text:p>1509.0</text:p>
          </table:table-cell>
          <table:table-cell table:style-name="ce18" office:value-type="float" office:value="0.28805" calcext:value-type="float">
            <text:p>2.8805E-01</text:p>
          </table:table-cell>
          <table:table-cell table:style-name="ce18" office:value-type="float" office:value="0.1869" calcext:value-type="float">
            <text:p>1.8690E-01</text:p>
          </table:table-cell>
          <table:table-cell table:style-name="ce18" office:value-type="float" office:value="0.18169" calcext:value-type="float">
            <text:p>1.81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0" calcext:value-type="float">
            <text:p>1510.0</text:p>
          </table:table-cell>
          <table:table-cell table:style-name="ce18" office:value-type="float" office:value="0.29394" calcext:value-type="float">
            <text:p>2.9394E-01</text:p>
          </table:table-cell>
          <table:table-cell table:style-name="ce18" office:value-type="float" office:value="0.27052" calcext:value-type="float">
            <text:p>2.7052E-01</text:p>
          </table:table-cell>
          <table:table-cell table:style-name="ce18" office:value-type="float" office:value="0.26269" calcext:value-type="float">
            <text:p>2.62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1" calcext:value-type="float">
            <text:p>1511.0</text:p>
          </table:table-cell>
          <table:table-cell table:style-name="ce18" office:value-type="float" office:value="0.29446" calcext:value-type="float">
            <text:p>2.9446E-01</text:p>
          </table:table-cell>
          <table:table-cell table:style-name="ce18" office:value-type="float" office:value="0.26474" calcext:value-type="float">
            <text:p>2.6474E-01</text:p>
          </table:table-cell>
          <table:table-cell table:style-name="ce18" office:value-type="float" office:value="0.2571" calcext:value-type="float">
            <text:p>2.571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2" calcext:value-type="float">
            <text:p>1512.0</text:p>
          </table:table-cell>
          <table:table-cell table:style-name="ce18" office:value-type="float" office:value="0.28845" calcext:value-type="float">
            <text:p>2.8845E-01</text:p>
          </table:table-cell>
          <table:table-cell table:style-name="ce18" office:value-type="float" office:value="0.26068" calcext:value-type="float">
            <text:p>2.6068E-01</text:p>
          </table:table-cell>
          <table:table-cell table:style-name="ce18" office:value-type="float" office:value="0.25315" calcext:value-type="float">
            <text:p>2.531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3" calcext:value-type="float">
            <text:p>1513.0</text:p>
          </table:table-cell>
          <table:table-cell table:style-name="ce18" office:value-type="float" office:value="0.28729" calcext:value-type="float">
            <text:p>2.8729E-01</text:p>
          </table:table-cell>
          <table:table-cell table:style-name="ce18" office:value-type="float" office:value="0.24239" calcext:value-type="float">
            <text:p>2.4239E-01</text:p>
          </table:table-cell>
          <table:table-cell table:style-name="ce18" office:value-type="float" office:value="0.23544" calcext:value-type="float">
            <text:p>2.354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4" calcext:value-type="float">
            <text:p>1514.0</text:p>
          </table:table-cell>
          <table:table-cell table:style-name="ce18" office:value-type="float" office:value="0.285" calcext:value-type="float">
            <text:p>2.8500E-01</text:p>
          </table:table-cell>
          <table:table-cell table:style-name="ce18" office:value-type="float" office:value="0.22571" calcext:value-type="float">
            <text:p>2.2571E-01</text:p>
          </table:table-cell>
          <table:table-cell table:style-name="ce18" office:value-type="float" office:value="0.2193" calcext:value-type="float">
            <text:p>2.19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5" calcext:value-type="float">
            <text:p>1515.0</text:p>
          </table:table-cell>
          <table:table-cell table:style-name="ce18" office:value-type="float" office:value="0.28807" calcext:value-type="float">
            <text:p>2.8807E-01</text:p>
          </table:table-cell>
          <table:table-cell table:style-name="ce18" office:value-type="float" office:value="0.26573" calcext:value-type="float">
            <text:p>2.6573E-01</text:p>
          </table:table-cell>
          <table:table-cell table:style-name="ce18" office:value-type="float" office:value="0.25804" calcext:value-type="float">
            <text:p>2.580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6" calcext:value-type="float">
            <text:p>1516.0</text:p>
          </table:table-cell>
          <table:table-cell table:style-name="ce18" office:value-type="float" office:value="0.2872" calcext:value-type="float">
            <text:p>2.8720E-01</text:p>
          </table:table-cell>
          <table:table-cell table:style-name="ce18" office:value-type="float" office:value="0.25683" calcext:value-type="float">
            <text:p>2.5683E-01</text:p>
          </table:table-cell>
          <table:table-cell table:style-name="ce18" office:value-type="float" office:value="0.24943" calcext:value-type="float">
            <text:p>2.49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7" calcext:value-type="float">
            <text:p>1517.0</text:p>
          </table:table-cell>
          <table:table-cell table:style-name="ce18" office:value-type="float" office:value="0.28526" calcext:value-type="float">
            <text:p>2.8526E-01</text:p>
          </table:table-cell>
          <table:table-cell table:style-name="ce18" office:value-type="float" office:value="0.24929" calcext:value-type="float">
            <text:p>2.4929E-01</text:p>
          </table:table-cell>
          <table:table-cell table:style-name="ce18" office:value-type="float" office:value="0.24214" calcext:value-type="float">
            <text:p>2.42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8" calcext:value-type="float">
            <text:p>1518.0</text:p>
          </table:table-cell>
          <table:table-cell table:style-name="ce18" office:value-type="float" office:value="0.2897" calcext:value-type="float">
            <text:p>2.8970E-01</text:p>
          </table:table-cell>
          <table:table-cell table:style-name="ce18" office:value-type="float" office:value="0.25211" calcext:value-type="float">
            <text:p>2.5211E-01</text:p>
          </table:table-cell>
          <table:table-cell table:style-name="ce18" office:value-type="float" office:value="0.24489" calcext:value-type="float">
            <text:p>2.448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19" calcext:value-type="float">
            <text:p>1519.0</text:p>
          </table:table-cell>
          <table:table-cell table:style-name="ce18" office:value-type="float" office:value="0.28495" calcext:value-type="float">
            <text:p>2.8495E-01</text:p>
          </table:table-cell>
          <table:table-cell table:style-name="ce18" office:value-type="float" office:value="0.24437" calcext:value-type="float">
            <text:p>2.4437E-01</text:p>
          </table:table-cell>
          <table:table-cell table:style-name="ce18" office:value-type="float" office:value="0.23739" calcext:value-type="float">
            <text:p>2.37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0" calcext:value-type="float">
            <text:p>1520.0</text:p>
          </table:table-cell>
          <table:table-cell table:style-name="ce18" office:value-type="float" office:value="0.28786" calcext:value-type="float">
            <text:p>2.8786E-01</text:p>
          </table:table-cell>
          <table:table-cell table:style-name="ce18" office:value-type="float" office:value="0.2645" calcext:value-type="float">
            <text:p>2.6450E-01</text:p>
          </table:table-cell>
          <table:table-cell table:style-name="ce18" office:value-type="float" office:value="0.25688" calcext:value-type="float">
            <text:p>2.56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1" calcext:value-type="float">
            <text:p>1521.0</text:p>
          </table:table-cell>
          <table:table-cell table:style-name="ce18" office:value-type="float" office:value="0.28083" calcext:value-type="float">
            <text:p>2.8083E-01</text:p>
          </table:table-cell>
          <table:table-cell table:style-name="ce18" office:value-type="float" office:value="0.27505" calcext:value-type="float">
            <text:p>2.7505E-01</text:p>
          </table:table-cell>
          <table:table-cell table:style-name="ce18" office:value-type="float" office:value="0.26707" calcext:value-type="float">
            <text:p>2.670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2" calcext:value-type="float">
            <text:p>1522.0</text:p>
          </table:table-cell>
          <table:table-cell table:style-name="ce18" office:value-type="float" office:value="0.28031" calcext:value-type="float">
            <text:p>2.8031E-01</text:p>
          </table:table-cell>
          <table:table-cell table:style-name="ce18" office:value-type="float" office:value="0.26378" calcext:value-type="float">
            <text:p>2.6378E-01</text:p>
          </table:table-cell>
          <table:table-cell table:style-name="ce18" office:value-type="float" office:value="0.25617" calcext:value-type="float">
            <text:p>2.561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3" calcext:value-type="float">
            <text:p>1523.0</text:p>
          </table:table-cell>
          <table:table-cell table:style-name="ce18" office:value-type="float" office:value="0.28448" calcext:value-type="float">
            <text:p>2.8448E-01</text:p>
          </table:table-cell>
          <table:table-cell table:style-name="ce18" office:value-type="float" office:value="0.28004" calcext:value-type="float">
            <text:p>2.8004E-01</text:p>
          </table:table-cell>
          <table:table-cell table:style-name="ce18" office:value-type="float" office:value="0.27192" calcext:value-type="float">
            <text:p>2.719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4" calcext:value-type="float">
            <text:p>1524.0</text:p>
          </table:table-cell>
          <table:table-cell table:style-name="ce18" office:value-type="float" office:value="0.2846" calcext:value-type="float">
            <text:p>2.8460E-01</text:p>
          </table:table-cell>
          <table:table-cell table:style-name="ce18" office:value-type="float" office:value="0.27539" calcext:value-type="float">
            <text:p>2.7539E-01</text:p>
          </table:table-cell>
          <table:table-cell table:style-name="ce18" office:value-type="float" office:value="0.26743" calcext:value-type="float">
            <text:p>2.67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5" calcext:value-type="float">
            <text:p>1525.0</text:p>
          </table:table-cell>
          <table:table-cell table:style-name="ce18" office:value-type="float" office:value="0.27846" calcext:value-type="float">
            <text:p>2.7846E-01</text:p>
          </table:table-cell>
          <table:table-cell table:style-name="ce18" office:value-type="float" office:value="0.25884" calcext:value-type="float">
            <text:p>2.5884E-01</text:p>
          </table:table-cell>
          <table:table-cell table:style-name="ce18" office:value-type="float" office:value="0.2514" calcext:value-type="float">
            <text:p>2.514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6" calcext:value-type="float">
            <text:p>1526.0</text:p>
          </table:table-cell>
          <table:table-cell table:style-name="ce18" office:value-type="float" office:value="0.28596" calcext:value-type="float">
            <text:p>2.8596E-01</text:p>
          </table:table-cell>
          <table:table-cell table:style-name="ce18" office:value-type="float" office:value="0.26745" calcext:value-type="float">
            <text:p>2.6745E-01</text:p>
          </table:table-cell>
          <table:table-cell table:style-name="ce18" office:value-type="float" office:value="0.25977" calcext:value-type="float">
            <text:p>2.597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7" calcext:value-type="float">
            <text:p>1527.0</text:p>
          </table:table-cell>
          <table:table-cell table:style-name="ce18" office:value-type="float" office:value="0.28297" calcext:value-type="float">
            <text:p>2.8297E-01</text:p>
          </table:table-cell>
          <table:table-cell table:style-name="ce18" office:value-type="float" office:value="0.2622" calcext:value-type="float">
            <text:p>2.6220E-01</text:p>
          </table:table-cell>
          <table:table-cell table:style-name="ce18" office:value-type="float" office:value="0.25468" calcext:value-type="float">
            <text:p>2.54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8" calcext:value-type="float">
            <text:p>1528.0</text:p>
          </table:table-cell>
          <table:table-cell table:style-name="ce18" office:value-type="float" office:value="0.2849" calcext:value-type="float">
            <text:p>2.8490E-01</text:p>
          </table:table-cell>
          <table:table-cell table:style-name="ce18" office:value-type="float" office:value="0.27928" calcext:value-type="float">
            <text:p>2.7928E-01</text:p>
          </table:table-cell>
          <table:table-cell table:style-name="ce18" office:value-type="float" office:value="0.27122" calcext:value-type="float">
            <text:p>2.71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29" calcext:value-type="float">
            <text:p>1529.0</text:p>
          </table:table-cell>
          <table:table-cell table:style-name="ce18" office:value-type="float" office:value="0.2829" calcext:value-type="float">
            <text:p>2.8290E-01</text:p>
          </table:table-cell>
          <table:table-cell table:style-name="ce18" office:value-type="float" office:value="0.27244" calcext:value-type="float">
            <text:p>2.7244E-01</text:p>
          </table:table-cell>
          <table:table-cell table:style-name="ce18" office:value-type="float" office:value="0.2646" calcext:value-type="float">
            <text:p>2.646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0" calcext:value-type="float">
            <text:p>1530.0</text:p>
          </table:table-cell>
          <table:table-cell table:style-name="ce18" office:value-type="float" office:value="0.26731" calcext:value-type="float">
            <text:p>2.6731E-01</text:p>
          </table:table-cell>
          <table:table-cell table:style-name="ce18" office:value-type="float" office:value="0.25522" calcext:value-type="float">
            <text:p>2.5522E-01</text:p>
          </table:table-cell>
          <table:table-cell table:style-name="ce18" office:value-type="float" office:value="0.24789" calcext:value-type="float">
            <text:p>2.478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1" calcext:value-type="float">
            <text:p>1531.0</text:p>
          </table:table-cell>
          <table:table-cell table:style-name="ce18" office:value-type="float" office:value="0.28272" calcext:value-type="float">
            <text:p>2.8272E-01</text:p>
          </table:table-cell>
          <table:table-cell table:style-name="ce18" office:value-type="float" office:value="0.26973" calcext:value-type="float">
            <text:p>2.6973E-01</text:p>
          </table:table-cell>
          <table:table-cell table:style-name="ce18" office:value-type="float" office:value="0.262" calcext:value-type="float">
            <text:p>2.620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2" calcext:value-type="float">
            <text:p>1532.0</text:p>
          </table:table-cell>
          <table:table-cell table:style-name="ce18" office:value-type="float" office:value="0.28263" calcext:value-type="float">
            <text:p>2.8263E-01</text:p>
          </table:table-cell>
          <table:table-cell table:style-name="ce18" office:value-type="float" office:value="0.27839" calcext:value-type="float">
            <text:p>2.7839E-01</text:p>
          </table:table-cell>
          <table:table-cell table:style-name="ce18" office:value-type="float" office:value="0.27039" calcext:value-type="float">
            <text:p>2.70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3" calcext:value-type="float">
            <text:p>1533.0</text:p>
          </table:table-cell>
          <table:table-cell table:style-name="ce18" office:value-type="float" office:value="0.28041" calcext:value-type="float">
            <text:p>2.8041E-01</text:p>
          </table:table-cell>
          <table:table-cell table:style-name="ce18" office:value-type="float" office:value="0.27714" calcext:value-type="float">
            <text:p>2.7714E-01</text:p>
          </table:table-cell>
          <table:table-cell table:style-name="ce18" office:value-type="float" office:value="0.26918" calcext:value-type="float">
            <text:p>2.691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4" calcext:value-type="float">
            <text:p>1534.0</text:p>
          </table:table-cell>
          <table:table-cell table:style-name="ce18" office:value-type="float" office:value="0.27543" calcext:value-type="float">
            <text:p>2.7543E-01</text:p>
          </table:table-cell>
          <table:table-cell table:style-name="ce18" office:value-type="float" office:value="0.26892" calcext:value-type="float">
            <text:p>2.6892E-01</text:p>
          </table:table-cell>
          <table:table-cell table:style-name="ce18" office:value-type="float" office:value="0.26122" calcext:value-type="float">
            <text:p>2.61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5" calcext:value-type="float">
            <text:p>1535.0</text:p>
          </table:table-cell>
          <table:table-cell table:style-name="ce18" office:value-type="float" office:value="0.27754" calcext:value-type="float">
            <text:p>2.7754E-01</text:p>
          </table:table-cell>
          <table:table-cell table:style-name="ce18" office:value-type="float" office:value="0.26686" calcext:value-type="float">
            <text:p>2.6686E-01</text:p>
          </table:table-cell>
          <table:table-cell table:style-name="ce18" office:value-type="float" office:value="0.25924" calcext:value-type="float">
            <text:p>2.592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6" calcext:value-type="float">
            <text:p>1536.0</text:p>
          </table:table-cell>
          <table:table-cell table:style-name="ce18" office:value-type="float" office:value="0.28058" calcext:value-type="float">
            <text:p>2.8058E-01</text:p>
          </table:table-cell>
          <table:table-cell table:style-name="ce18" office:value-type="float" office:value="0.27464" calcext:value-type="float">
            <text:p>2.7464E-01</text:p>
          </table:table-cell>
          <table:table-cell table:style-name="ce18" office:value-type="float" office:value="0.26679" calcext:value-type="float">
            <text:p>2.66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7" calcext:value-type="float">
            <text:p>1537.0</text:p>
          </table:table-cell>
          <table:table-cell table:style-name="ce18" office:value-type="float" office:value="0.28096" calcext:value-type="float">
            <text:p>2.8096E-01</text:p>
          </table:table-cell>
          <table:table-cell table:style-name="ce18" office:value-type="float" office:value="0.27336" calcext:value-type="float">
            <text:p>2.7336E-01</text:p>
          </table:table-cell>
          <table:table-cell table:style-name="ce18" office:value-type="float" office:value="0.26558" calcext:value-type="float">
            <text:p>2.655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8" calcext:value-type="float">
            <text:p>1538.0</text:p>
          </table:table-cell>
          <table:table-cell table:style-name="ce18" office:value-type="float" office:value="0.27338" calcext:value-type="float">
            <text:p>2.7338E-01</text:p>
          </table:table-cell>
          <table:table-cell table:style-name="ce18" office:value-type="float" office:value="0.27202" calcext:value-type="float">
            <text:p>2.7202E-01</text:p>
          </table:table-cell>
          <table:table-cell table:style-name="ce18" office:value-type="float" office:value="0.26427" calcext:value-type="float">
            <text:p>2.64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39" calcext:value-type="float">
            <text:p>1539.0</text:p>
          </table:table-cell>
          <table:table-cell table:style-name="ce18" office:value-type="float" office:value="0.27808" calcext:value-type="float">
            <text:p>2.7808E-01</text:p>
          </table:table-cell>
          <table:table-cell table:style-name="ce18" office:value-type="float" office:value="0.27295" calcext:value-type="float">
            <text:p>2.7295E-01</text:p>
          </table:table-cell>
          <table:table-cell table:style-name="ce18" office:value-type="float" office:value="0.26519" calcext:value-type="float">
            <text:p>2.651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0" calcext:value-type="float">
            <text:p>1540.0</text:p>
          </table:table-cell>
          <table:table-cell table:style-name="ce18" office:value-type="float" office:value="0.26857" calcext:value-type="float">
            <text:p>2.6857E-01</text:p>
          </table:table-cell>
          <table:table-cell table:style-name="ce18" office:value-type="float" office:value="0.26491" calcext:value-type="float">
            <text:p>2.6491E-01</text:p>
          </table:table-cell>
          <table:table-cell table:style-name="ce18" office:value-type="float" office:value="0.25737" calcext:value-type="float">
            <text:p>2.57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1" calcext:value-type="float">
            <text:p>1541.0</text:p>
          </table:table-cell>
          <table:table-cell table:style-name="ce18" office:value-type="float" office:value="0.27297" calcext:value-type="float">
            <text:p>2.7297E-01</text:p>
          </table:table-cell>
          <table:table-cell table:style-name="ce18" office:value-type="float" office:value="0.26904" calcext:value-type="float">
            <text:p>2.6904E-01</text:p>
          </table:table-cell>
          <table:table-cell table:style-name="ce18" office:value-type="float" office:value="0.26141" calcext:value-type="float">
            <text:p>2.61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2" calcext:value-type="float">
            <text:p>1542.0</text:p>
          </table:table-cell>
          <table:table-cell table:style-name="ce18" office:value-type="float" office:value="0.27536" calcext:value-type="float">
            <text:p>2.7536E-01</text:p>
          </table:table-cell>
          <table:table-cell table:style-name="ce18" office:value-type="float" office:value="0.26927" calcext:value-type="float">
            <text:p>2.6927E-01</text:p>
          </table:table-cell>
          <table:table-cell table:style-name="ce18" office:value-type="float" office:value="0.26165" calcext:value-type="float">
            <text:p>2.61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3" calcext:value-type="float">
            <text:p>1543.0</text:p>
          </table:table-cell>
          <table:table-cell table:style-name="ce18" office:value-type="float" office:value="0.27499" calcext:value-type="float">
            <text:p>2.7499E-01</text:p>
          </table:table-cell>
          <table:table-cell table:style-name="ce18" office:value-type="float" office:value="0.27208" calcext:value-type="float">
            <text:p>2.7208E-01</text:p>
          </table:table-cell>
          <table:table-cell table:style-name="ce18" office:value-type="float" office:value="0.26439" calcext:value-type="float">
            <text:p>2.64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4" calcext:value-type="float">
            <text:p>1544.0</text:p>
          </table:table-cell>
          <table:table-cell table:style-name="ce18" office:value-type="float" office:value="0.27716" calcext:value-type="float">
            <text:p>2.7716E-01</text:p>
          </table:table-cell>
          <table:table-cell table:style-name="ce18" office:value-type="float" office:value="0.2721" calcext:value-type="float">
            <text:p>2.7210E-01</text:p>
          </table:table-cell>
          <table:table-cell table:style-name="ce18" office:value-type="float" office:value="0.26443" calcext:value-type="float">
            <text:p>2.64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5" calcext:value-type="float">
            <text:p>1545.0</text:p>
          </table:table-cell>
          <table:table-cell table:style-name="ce18" office:value-type="float" office:value="0.27768" calcext:value-type="float">
            <text:p>2.7768E-01</text:p>
          </table:table-cell>
          <table:table-cell table:style-name="ce18" office:value-type="float" office:value="0.27705" calcext:value-type="float">
            <text:p>2.7705E-01</text:p>
          </table:table-cell>
          <table:table-cell table:style-name="ce18" office:value-type="float" office:value="0.26922" calcext:value-type="float">
            <text:p>2.69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6" calcext:value-type="float">
            <text:p>1546.0</text:p>
          </table:table-cell>
          <table:table-cell table:style-name="ce18" office:value-type="float" office:value="0.27722" calcext:value-type="float">
            <text:p>2.7722E-01</text:p>
          </table:table-cell>
          <table:table-cell table:style-name="ce18" office:value-type="float" office:value="0.27481" calcext:value-type="float">
            <text:p>2.7481E-01</text:p>
          </table:table-cell>
          <table:table-cell table:style-name="ce18" office:value-type="float" office:value="0.26705" calcext:value-type="float">
            <text:p>2.67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7" calcext:value-type="float">
            <text:p>1547.0</text:p>
          </table:table-cell>
          <table:table-cell table:style-name="ce18" office:value-type="float" office:value="0.27354" calcext:value-type="float">
            <text:p>2.7354E-01</text:p>
          </table:table-cell>
          <table:table-cell table:style-name="ce18" office:value-type="float" office:value="0.27309" calcext:value-type="float">
            <text:p>2.7309E-01</text:p>
          </table:table-cell>
          <table:table-cell table:style-name="ce18" office:value-type="float" office:value="0.26537" calcext:value-type="float">
            <text:p>2.65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8" calcext:value-type="float">
            <text:p>1548.0</text:p>
          </table:table-cell>
          <table:table-cell table:style-name="ce18" office:value-type="float" office:value="0.26698" calcext:value-type="float">
            <text:p>2.6698E-01</text:p>
          </table:table-cell>
          <table:table-cell table:style-name="ce18" office:value-type="float" office:value="0.26675" calcext:value-type="float">
            <text:p>2.6675E-01</text:p>
          </table:table-cell>
          <table:table-cell table:style-name="ce18" office:value-type="float" office:value="0.2592" calcext:value-type="float">
            <text:p>2.592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49" calcext:value-type="float">
            <text:p>1549.0</text:p>
          </table:table-cell>
          <table:table-cell table:style-name="ce18" office:value-type="float" office:value="0.27267" calcext:value-type="float">
            <text:p>2.7267E-01</text:p>
          </table:table-cell>
          <table:table-cell table:style-name="ce18" office:value-type="float" office:value="0.27342" calcext:value-type="float">
            <text:p>2.7342E-01</text:p>
          </table:table-cell>
          <table:table-cell table:style-name="ce18" office:value-type="float" office:value="0.26568" calcext:value-type="float">
            <text:p>2.65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0" calcext:value-type="float">
            <text:p>1550.0</text:p>
          </table:table-cell>
          <table:table-cell table:style-name="ce18" office:value-type="float" office:value="0.26961" calcext:value-type="float">
            <text:p>2.6961E-01</text:p>
          </table:table-cell>
          <table:table-cell table:style-name="ce18" office:value-type="float" office:value="0.2699" calcext:value-type="float">
            <text:p>2.6990E-01</text:p>
          </table:table-cell>
          <table:table-cell table:style-name="ce18" office:value-type="float" office:value="0.26226" calcext:value-type="float">
            <text:p>2.622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1" calcext:value-type="float">
            <text:p>1551.0</text:p>
          </table:table-cell>
          <table:table-cell table:style-name="ce18" office:value-type="float" office:value="0.27075" calcext:value-type="float">
            <text:p>2.7075E-01</text:p>
          </table:table-cell>
          <table:table-cell table:style-name="ce18" office:value-type="float" office:value="0.27058" calcext:value-type="float">
            <text:p>2.7058E-01</text:p>
          </table:table-cell>
          <table:table-cell table:style-name="ce18" office:value-type="float" office:value="0.26293" calcext:value-type="float">
            <text:p>2.62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2" calcext:value-type="float">
            <text:p>1552.0</text:p>
          </table:table-cell>
          <table:table-cell table:style-name="ce18" office:value-type="float" office:value="0.274" calcext:value-type="float">
            <text:p>2.7400E-01</text:p>
          </table:table-cell>
          <table:table-cell table:style-name="ce18" office:value-type="float" office:value="0.27182" calcext:value-type="float">
            <text:p>2.7182E-01</text:p>
          </table:table-cell>
          <table:table-cell table:style-name="ce18" office:value-type="float" office:value="0.26415" calcext:value-type="float">
            <text:p>2.641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3" calcext:value-type="float">
            <text:p>1553.0</text:p>
          </table:table-cell>
          <table:table-cell table:style-name="ce18" office:value-type="float" office:value="0.2709" calcext:value-type="float">
            <text:p>2.7090E-01</text:p>
          </table:table-cell>
          <table:table-cell table:style-name="ce18" office:value-type="float" office:value="0.27132" calcext:value-type="float">
            <text:p>2.7132E-01</text:p>
          </table:table-cell>
          <table:table-cell table:style-name="ce18" office:value-type="float" office:value="0.26366" calcext:value-type="float">
            <text:p>2.636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4" calcext:value-type="float">
            <text:p>1554.0</text:p>
          </table:table-cell>
          <table:table-cell table:style-name="ce18" office:value-type="float" office:value="0.26495" calcext:value-type="float">
            <text:p>2.6495E-01</text:p>
          </table:table-cell>
          <table:table-cell table:style-name="ce18" office:value-type="float" office:value="0.26474" calcext:value-type="float">
            <text:p>2.6474E-01</text:p>
          </table:table-cell>
          <table:table-cell table:style-name="ce18" office:value-type="float" office:value="0.25727" calcext:value-type="float">
            <text:p>2.57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5" calcext:value-type="float">
            <text:p>1555.0</text:p>
          </table:table-cell>
          <table:table-cell table:style-name="ce18" office:value-type="float" office:value="0.26712" calcext:value-type="float">
            <text:p>2.6712E-01</text:p>
          </table:table-cell>
          <table:table-cell table:style-name="ce18" office:value-type="float" office:value="0.26759" calcext:value-type="float">
            <text:p>2.6759E-01</text:p>
          </table:table-cell>
          <table:table-cell table:style-name="ce18" office:value-type="float" office:value="0.26005" calcext:value-type="float">
            <text:p>2.60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6" calcext:value-type="float">
            <text:p>1556.0</text:p>
          </table:table-cell>
          <table:table-cell table:style-name="ce18" office:value-type="float" office:value="0.26292" calcext:value-type="float">
            <text:p>2.6292E-01</text:p>
          </table:table-cell>
          <table:table-cell table:style-name="ce18" office:value-type="float" office:value="0.2631" calcext:value-type="float">
            <text:p>2.6310E-01</text:p>
          </table:table-cell>
          <table:table-cell table:style-name="ce18" office:value-type="float" office:value="0.25569" calcext:value-type="float">
            <text:p>2.556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7" calcext:value-type="float">
            <text:p>1557.0</text:p>
          </table:table-cell>
          <table:table-cell table:style-name="ce18" office:value-type="float" office:value="0.27013" calcext:value-type="float">
            <text:p>2.7013E-01</text:p>
          </table:table-cell>
          <table:table-cell table:style-name="ce18" office:value-type="float" office:value="0.27062" calcext:value-type="float">
            <text:p>2.7062E-01</text:p>
          </table:table-cell>
          <table:table-cell table:style-name="ce18" office:value-type="float" office:value="0.26301" calcext:value-type="float">
            <text:p>2.630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8" calcext:value-type="float">
            <text:p>1558.0</text:p>
          </table:table-cell>
          <table:table-cell table:style-name="ce18" office:value-type="float" office:value="0.26805" calcext:value-type="float">
            <text:p>2.6805E-01</text:p>
          </table:table-cell>
          <table:table-cell table:style-name="ce18" office:value-type="float" office:value="0.26848" calcext:value-type="float">
            <text:p>2.6848E-01</text:p>
          </table:table-cell>
          <table:table-cell table:style-name="ce18" office:value-type="float" office:value="0.26093" calcext:value-type="float">
            <text:p>2.60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59" calcext:value-type="float">
            <text:p>1559.0</text:p>
          </table:table-cell>
          <table:table-cell table:style-name="ce18" office:value-type="float" office:value="0.2678" calcext:value-type="float">
            <text:p>2.6780E-01</text:p>
          </table:table-cell>
          <table:table-cell table:style-name="ce18" office:value-type="float" office:value="0.26808" calcext:value-type="float">
            <text:p>2.6808E-01</text:p>
          </table:table-cell>
          <table:table-cell table:style-name="ce18" office:value-type="float" office:value="0.26054" calcext:value-type="float">
            <text:p>2.60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0" calcext:value-type="float">
            <text:p>1560.0</text:p>
          </table:table-cell>
          <table:table-cell table:style-name="ce18" office:value-type="float" office:value="0.26546" calcext:value-type="float">
            <text:p>2.6546E-01</text:p>
          </table:table-cell>
          <table:table-cell table:style-name="ce18" office:value-type="float" office:value="0.26568" calcext:value-type="float">
            <text:p>2.6568E-01</text:p>
          </table:table-cell>
          <table:table-cell table:style-name="ce18" office:value-type="float" office:value="0.25821" calcext:value-type="float">
            <text:p>2.582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1" calcext:value-type="float">
            <text:p>1561.0</text:p>
          </table:table-cell>
          <table:table-cell table:style-name="ce18" office:value-type="float" office:value="0.26968" calcext:value-type="float">
            <text:p>2.6968E-01</text:p>
          </table:table-cell>
          <table:table-cell table:style-name="ce18" office:value-type="float" office:value="0.27002" calcext:value-type="float">
            <text:p>2.7002E-01</text:p>
          </table:table-cell>
          <table:table-cell table:style-name="ce18" office:value-type="float" office:value="0.26242" calcext:value-type="float">
            <text:p>2.624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2" calcext:value-type="float">
            <text:p>1562.0</text:p>
          </table:table-cell>
          <table:table-cell table:style-name="ce18" office:value-type="float" office:value="0.26833" calcext:value-type="float">
            <text:p>2.6833E-01</text:p>
          </table:table-cell>
          <table:table-cell table:style-name="ce18" office:value-type="float" office:value="0.26756" calcext:value-type="float">
            <text:p>2.6756E-01</text:p>
          </table:table-cell>
          <table:table-cell table:style-name="ce18" office:value-type="float" office:value="0.26003" calcext:value-type="float">
            <text:p>2.60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3" calcext:value-type="float">
            <text:p>1563.0</text:p>
          </table:table-cell>
          <table:table-cell table:style-name="ce18" office:value-type="float" office:value="0.26688" calcext:value-type="float">
            <text:p>2.6688E-01</text:p>
          </table:table-cell>
          <table:table-cell table:style-name="ce18" office:value-type="float" office:value="0.26667" calcext:value-type="float">
            <text:p>2.6667E-01</text:p>
          </table:table-cell>
          <table:table-cell table:style-name="ce18" office:value-type="float" office:value="0.25917" calcext:value-type="float">
            <text:p>2.591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4" calcext:value-type="float">
            <text:p>1564.0</text:p>
          </table:table-cell>
          <table:table-cell table:style-name="ce18" office:value-type="float" office:value="0.26307" calcext:value-type="float">
            <text:p>2.6307E-01</text:p>
          </table:table-cell>
          <table:table-cell table:style-name="ce18" office:value-type="float" office:value="0.26264" calcext:value-type="float">
            <text:p>2.6264E-01</text:p>
          </table:table-cell>
          <table:table-cell table:style-name="ce18" office:value-type="float" office:value="0.25525" calcext:value-type="float">
            <text:p>2.552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5" calcext:value-type="float">
            <text:p>1565.0</text:p>
          </table:table-cell>
          <table:table-cell table:style-name="ce18" office:value-type="float" office:value="0.26682" calcext:value-type="float">
            <text:p>2.6682E-01</text:p>
          </table:table-cell>
          <table:table-cell table:style-name="ce18" office:value-type="float" office:value="0.26728" calcext:value-type="float">
            <text:p>2.6728E-01</text:p>
          </table:table-cell>
          <table:table-cell table:style-name="ce18" office:value-type="float" office:value="0.25975" calcext:value-type="float">
            <text:p>2.59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6" calcext:value-type="float">
            <text:p>1566.0</text:p>
          </table:table-cell>
          <table:table-cell table:style-name="ce18" office:value-type="float" office:value="0.26262" calcext:value-type="float">
            <text:p>2.6262E-01</text:p>
          </table:table-cell>
          <table:table-cell table:style-name="ce18" office:value-type="float" office:value="0.26245" calcext:value-type="float">
            <text:p>2.6245E-01</text:p>
          </table:table-cell>
          <table:table-cell table:style-name="ce18" office:value-type="float" office:value="0.25506" calcext:value-type="float">
            <text:p>2.550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7" calcext:value-type="float">
            <text:p>1567.0</text:p>
          </table:table-cell>
          <table:table-cell table:style-name="ce18" office:value-type="float" office:value="0.26352" calcext:value-type="float">
            <text:p>2.6352E-01</text:p>
          </table:table-cell>
          <table:table-cell table:style-name="ce18" office:value-type="float" office:value="0.26308" calcext:value-type="float">
            <text:p>2.6308E-01</text:p>
          </table:table-cell>
          <table:table-cell table:style-name="ce18" office:value-type="float" office:value="0.25566" calcext:value-type="float">
            <text:p>2.556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8" calcext:value-type="float">
            <text:p>1568.0</text:p>
          </table:table-cell>
          <table:table-cell table:style-name="ce18" office:value-type="float" office:value="0.26042" calcext:value-type="float">
            <text:p>2.6042E-01</text:p>
          </table:table-cell>
          <table:table-cell table:style-name="ce18" office:value-type="float" office:value="0.25722" calcext:value-type="float">
            <text:p>2.5722E-01</text:p>
          </table:table-cell>
          <table:table-cell table:style-name="ce18" office:value-type="float" office:value="0.24997" calcext:value-type="float">
            <text:p>2.49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69" calcext:value-type="float">
            <text:p>1569.0</text:p>
          </table:table-cell>
          <table:table-cell table:style-name="ce18" office:value-type="float" office:value="0.26275" calcext:value-type="float">
            <text:p>2.6275E-01</text:p>
          </table:table-cell>
          <table:table-cell table:style-name="ce18" office:value-type="float" office:value="0.25452" calcext:value-type="float">
            <text:p>2.5452E-01</text:p>
          </table:table-cell>
          <table:table-cell table:style-name="ce18" office:value-type="float" office:value="0.24736" calcext:value-type="float">
            <text:p>2.473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0" calcext:value-type="float">
            <text:p>1570.0</text:p>
          </table:table-cell>
          <table:table-cell table:style-name="ce18" office:value-type="float" office:value="0.26068" calcext:value-type="float">
            <text:p>2.6068E-01</text:p>
          </table:table-cell>
          <table:table-cell table:style-name="ce18" office:value-type="float" office:value="0.24175" calcext:value-type="float">
            <text:p>2.4175E-01</text:p>
          </table:table-cell>
          <table:table-cell table:style-name="ce18" office:value-type="float" office:value="0.23497" calcext:value-type="float">
            <text:p>2.34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1" calcext:value-type="float">
            <text:p>1571.0</text:p>
          </table:table-cell>
          <table:table-cell table:style-name="ce18" office:value-type="float" office:value="0.26668" calcext:value-type="float">
            <text:p>2.6668E-01</text:p>
          </table:table-cell>
          <table:table-cell table:style-name="ce18" office:value-type="float" office:value="0.23507" calcext:value-type="float">
            <text:p>2.3507E-01</text:p>
          </table:table-cell>
          <table:table-cell table:style-name="ce18" office:value-type="float" office:value="0.2285" calcext:value-type="float">
            <text:p>2.285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2" calcext:value-type="float">
            <text:p>1572.0</text:p>
          </table:table-cell>
          <table:table-cell table:style-name="ce18" office:value-type="float" office:value="0.26694" calcext:value-type="float">
            <text:p>2.6694E-01</text:p>
          </table:table-cell>
          <table:table-cell table:style-name="ce18" office:value-type="float" office:value="0.23775" calcext:value-type="float">
            <text:p>2.3775E-01</text:p>
          </table:table-cell>
          <table:table-cell table:style-name="ce18" office:value-type="float" office:value="0.23108" calcext:value-type="float">
            <text:p>2.31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3" calcext:value-type="float">
            <text:p>1573.0</text:p>
          </table:table-cell>
          <table:table-cell table:style-name="ce18" office:value-type="float" office:value="0.26344" calcext:value-type="float">
            <text:p>2.6344E-01</text:p>
          </table:table-cell>
          <table:table-cell table:style-name="ce18" office:value-type="float" office:value="0.23407" calcext:value-type="float">
            <text:p>2.3407E-01</text:p>
          </table:table-cell>
          <table:table-cell table:style-name="ce18" office:value-type="float" office:value="0.2275" calcext:value-type="float">
            <text:p>2.275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4" calcext:value-type="float">
            <text:p>1574.0</text:p>
          </table:table-cell>
          <table:table-cell table:style-name="ce18" office:value-type="float" office:value="0.26221" calcext:value-type="float">
            <text:p>2.6221E-01</text:p>
          </table:table-cell>
          <table:table-cell table:style-name="ce18" office:value-type="float" office:value="0.24145" calcext:value-type="float">
            <text:p>2.4145E-01</text:p>
          </table:table-cell>
          <table:table-cell table:style-name="ce18" office:value-type="float" office:value="0.23464" calcext:value-type="float">
            <text:p>2.34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5" calcext:value-type="float">
            <text:p>1575.0</text:p>
          </table:table-cell>
          <table:table-cell table:style-name="ce18" office:value-type="float" office:value="0.24738" calcext:value-type="float">
            <text:p>2.4738E-01</text:p>
          </table:table-cell>
          <table:table-cell table:style-name="ce18" office:value-type="float" office:value="0.23974" calcext:value-type="float">
            <text:p>2.3974E-01</text:p>
          </table:table-cell>
          <table:table-cell table:style-name="ce18" office:value-type="float" office:value="0.23294" calcext:value-type="float">
            <text:p>2.32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6" calcext:value-type="float">
            <text:p>1576.0</text:p>
          </table:table-cell>
          <table:table-cell table:style-name="ce18" office:value-type="float" office:value="0.26031" calcext:value-type="float">
            <text:p>2.6031E-01</text:p>
          </table:table-cell>
          <table:table-cell table:style-name="ce18" office:value-type="float" office:value="0.24678" calcext:value-type="float">
            <text:p>2.4678E-01</text:p>
          </table:table-cell>
          <table:table-cell table:style-name="ce18" office:value-type="float" office:value="0.2398" calcext:value-type="float">
            <text:p>2.39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7" calcext:value-type="float">
            <text:p>1577.0</text:p>
          </table:table-cell>
          <table:table-cell table:style-name="ce18" office:value-type="float" office:value="0.2369" calcext:value-type="float">
            <text:p>2.3690E-01</text:p>
          </table:table-cell>
          <table:table-cell table:style-name="ce18" office:value-type="float" office:value="0.21602" calcext:value-type="float">
            <text:p>2.1602E-01</text:p>
          </table:table-cell>
          <table:table-cell table:style-name="ce18" office:value-type="float" office:value="0.20994" calcext:value-type="float">
            <text:p>2.09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8" calcext:value-type="float">
            <text:p>1578.0</text:p>
          </table:table-cell>
          <table:table-cell table:style-name="ce18" office:value-type="float" office:value="0.25723" calcext:value-type="float">
            <text:p>2.5723E-01</text:p>
          </table:table-cell>
          <table:table-cell table:style-name="ce18" office:value-type="float" office:value="0.23516" calcext:value-type="float">
            <text:p>2.3516E-01</text:p>
          </table:table-cell>
          <table:table-cell table:style-name="ce18" office:value-type="float" office:value="0.22854" calcext:value-type="float">
            <text:p>2.28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79" calcext:value-type="float">
            <text:p>1579.0</text:p>
          </table:table-cell>
          <table:table-cell table:style-name="ce18" office:value-type="float" office:value="0.26167" calcext:value-type="float">
            <text:p>2.6167E-01</text:p>
          </table:table-cell>
          <table:table-cell table:style-name="ce18" office:value-type="float" office:value="0.23672" calcext:value-type="float">
            <text:p>2.3672E-01</text:p>
          </table:table-cell>
          <table:table-cell table:style-name="ce18" office:value-type="float" office:value="0.23005" calcext:value-type="float">
            <text:p>2.30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0" calcext:value-type="float">
            <text:p>1580.0</text:p>
          </table:table-cell>
          <table:table-cell table:style-name="ce18" office:value-type="float" office:value="0.26381" calcext:value-type="float">
            <text:p>2.6381E-01</text:p>
          </table:table-cell>
          <table:table-cell table:style-name="ce18" office:value-type="float" office:value="0.24464" calcext:value-type="float">
            <text:p>2.4464E-01</text:p>
          </table:table-cell>
          <table:table-cell table:style-name="ce18" office:value-type="float" office:value="0.23772" calcext:value-type="float">
            <text:p>2.377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1" calcext:value-type="float">
            <text:p>1581.0</text:p>
          </table:table-cell>
          <table:table-cell table:style-name="ce18" office:value-type="float" office:value="0.26483" calcext:value-type="float">
            <text:p>2.6483E-01</text:p>
          </table:table-cell>
          <table:table-cell table:style-name="ce18" office:value-type="float" office:value="0.2487" calcext:value-type="float">
            <text:p>2.4870E-01</text:p>
          </table:table-cell>
          <table:table-cell table:style-name="ce18" office:value-type="float" office:value="0.24165" calcext:value-type="float">
            <text:p>2.41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2" calcext:value-type="float">
            <text:p>1582.0</text:p>
          </table:table-cell>
          <table:table-cell table:style-name="ce18" office:value-type="float" office:value="0.25412" calcext:value-type="float">
            <text:p>2.5412E-01</text:p>
          </table:table-cell>
          <table:table-cell table:style-name="ce18" office:value-type="float" office:value="0.24195" calcext:value-type="float">
            <text:p>2.4195E-01</text:p>
          </table:table-cell>
          <table:table-cell table:style-name="ce18" office:value-type="float" office:value="0.23508" calcext:value-type="float">
            <text:p>2.35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3" calcext:value-type="float">
            <text:p>1583.0</text:p>
          </table:table-cell>
          <table:table-cell table:style-name="ce18" office:value-type="float" office:value="0.25771" calcext:value-type="float">
            <text:p>2.5771E-01</text:p>
          </table:table-cell>
          <table:table-cell table:style-name="ce18" office:value-type="float" office:value="0.24755" calcext:value-type="float">
            <text:p>2.4755E-01</text:p>
          </table:table-cell>
          <table:table-cell table:style-name="ce18" office:value-type="float" office:value="0.24051" calcext:value-type="float">
            <text:p>2.40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4" calcext:value-type="float">
            <text:p>1584.0</text:p>
          </table:table-cell>
          <table:table-cell table:style-name="ce18" office:value-type="float" office:value="0.25449" calcext:value-type="float">
            <text:p>2.5449E-01</text:p>
          </table:table-cell>
          <table:table-cell table:style-name="ce18" office:value-type="float" office:value="0.24904" calcext:value-type="float">
            <text:p>2.4904E-01</text:p>
          </table:table-cell>
          <table:table-cell table:style-name="ce18" office:value-type="float" office:value="0.24194" calcext:value-type="float">
            <text:p>2.41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5" calcext:value-type="float">
            <text:p>1585.0</text:p>
          </table:table-cell>
          <table:table-cell table:style-name="ce18" office:value-type="float" office:value="0.26198" calcext:value-type="float">
            <text:p>2.6198E-01</text:p>
          </table:table-cell>
          <table:table-cell table:style-name="ce18" office:value-type="float" office:value="0.25874" calcext:value-type="float">
            <text:p>2.5874E-01</text:p>
          </table:table-cell>
          <table:table-cell table:style-name="ce18" office:value-type="float" office:value="0.25135" calcext:value-type="float">
            <text:p>2.513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6" calcext:value-type="float">
            <text:p>1586.0</text:p>
          </table:table-cell>
          <table:table-cell table:style-name="ce18" office:value-type="float" office:value="0.25817" calcext:value-type="float">
            <text:p>2.5817E-01</text:p>
          </table:table-cell>
          <table:table-cell table:style-name="ce18" office:value-type="float" office:value="0.25569" calcext:value-type="float">
            <text:p>2.5569E-01</text:p>
          </table:table-cell>
          <table:table-cell table:style-name="ce18" office:value-type="float" office:value="0.24838" calcext:value-type="float">
            <text:p>2.483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7" calcext:value-type="float">
            <text:p>1587.0</text:p>
          </table:table-cell>
          <table:table-cell table:style-name="ce18" office:value-type="float" office:value="0.25492" calcext:value-type="float">
            <text:p>2.5492E-01</text:p>
          </table:table-cell>
          <table:table-cell table:style-name="ce18" office:value-type="float" office:value="0.25303" calcext:value-type="float">
            <text:p>2.5303E-01</text:p>
          </table:table-cell>
          <table:table-cell table:style-name="ce18" office:value-type="float" office:value="0.24579" calcext:value-type="float">
            <text:p>2.45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8" calcext:value-type="float">
            <text:p>1588.0</text:p>
          </table:table-cell>
          <table:table-cell table:style-name="ce18" office:value-type="float" office:value="0.25048" calcext:value-type="float">
            <text:p>2.5048E-01</text:p>
          </table:table-cell>
          <table:table-cell table:style-name="ce18" office:value-type="float" office:value="0.25107" calcext:value-type="float">
            <text:p>2.5107E-01</text:p>
          </table:table-cell>
          <table:table-cell table:style-name="ce18" office:value-type="float" office:value="0.24388" calcext:value-type="float">
            <text:p>2.43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589" calcext:value-type="float">
            <text:p>1589.0</text:p>
          </table:table-cell>
          <table:table-cell table:style-name="ce18" office:value-type="float" office:value="0.23152" calcext:value-type="float">
            <text:p>2.3152E-01</text:p>
          </table:table-cell>
          <table:table-cell table:style-name="ce18" office:value-type="float" office:value="0.23233" calcext:value-type="float">
            <text:p>2.3233E-01</text:p>
          </table:table-cell>
          <table:table-cell table:style-name="ce18" office:value-type="float" office:value="0.22567" calcext:value-type="float">
            <text:p>2.25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0" calcext:value-type="float">
            <text:p>1590.0</text:p>
          </table:table-cell>
          <table:table-cell table:style-name="ce18" office:value-type="float" office:value="0.24154" calcext:value-type="float">
            <text:p>2.4154E-01</text:p>
          </table:table-cell>
          <table:table-cell table:style-name="ce18" office:value-type="float" office:value="0.24179" calcext:value-type="float">
            <text:p>2.4179E-01</text:p>
          </table:table-cell>
          <table:table-cell table:style-name="ce18" office:value-type="float" office:value="0.23486" calcext:value-type="float">
            <text:p>2.3486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1" calcext:value-type="float">
            <text:p>1591.0</text:p>
          </table:table-cell>
          <table:table-cell table:style-name="ce18" office:value-type="float" office:value="0.24132" calcext:value-type="float">
            <text:p>2.4132E-01</text:p>
          </table:table-cell>
          <table:table-cell table:style-name="ce18" office:value-type="float" office:value="0.24197" calcext:value-type="float">
            <text:p>2.4197E-01</text:p>
          </table:table-cell>
          <table:table-cell table:style-name="ce18" office:value-type="float" office:value="0.23503" calcext:value-type="float">
            <text:p>2.350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2" calcext:value-type="float">
            <text:p>1592.0</text:p>
          </table:table-cell>
          <table:table-cell table:style-name="ce18" office:value-type="float" office:value="0.25286" calcext:value-type="float">
            <text:p>2.5286E-01</text:p>
          </table:table-cell>
          <table:table-cell table:style-name="ce18" office:value-type="float" office:value="0.25225" calcext:value-type="float">
            <text:p>2.5225E-01</text:p>
          </table:table-cell>
          <table:table-cell table:style-name="ce18" office:value-type="float" office:value="0.24502" calcext:value-type="float">
            <text:p>2.45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3" calcext:value-type="float">
            <text:p>1593.0</text:p>
          </table:table-cell>
          <table:table-cell table:style-name="ce18" office:value-type="float" office:value="0.25751" calcext:value-type="float">
            <text:p>2.5751E-01</text:p>
          </table:table-cell>
          <table:table-cell table:style-name="ce18" office:value-type="float" office:value="0.25833" calcext:value-type="float">
            <text:p>2.5833E-01</text:p>
          </table:table-cell>
          <table:table-cell table:style-name="ce18" office:value-type="float" office:value="0.25092" calcext:value-type="float">
            <text:p>2.5092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4" calcext:value-type="float">
            <text:p>1594.0</text:p>
          </table:table-cell>
          <table:table-cell table:style-name="ce18" office:value-type="float" office:value="0.25643" calcext:value-type="float">
            <text:p>2.5643E-01</text:p>
          </table:table-cell>
          <table:table-cell table:style-name="ce18" office:value-type="float" office:value="0.25624" calcext:value-type="float">
            <text:p>2.5624E-01</text:p>
          </table:table-cell>
          <table:table-cell table:style-name="ce18" office:value-type="float" office:value="0.2489" calcext:value-type="float">
            <text:p>2.4890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5" calcext:value-type="float">
            <text:p>1595.0</text:p>
          </table:table-cell>
          <table:table-cell table:style-name="ce18" office:value-type="float" office:value="0.25765" calcext:value-type="float">
            <text:p>2.5765E-01</text:p>
          </table:table-cell>
          <table:table-cell table:style-name="ce18" office:value-type="float" office:value="0.25823" calcext:value-type="float">
            <text:p>2.5823E-01</text:p>
          </table:table-cell>
          <table:table-cell table:style-name="ce18" office:value-type="float" office:value="0.25083" calcext:value-type="float">
            <text:p>2.50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6" calcext:value-type="float">
            <text:p>1596.0</text:p>
          </table:table-cell>
          <table:table-cell table:number-columns-repeated="2" table:style-name="ce18" office:value-type="float" office:value="0.24452" calcext:value-type="float">
            <text:p>2.4452E-01</text:p>
          </table:table-cell>
          <table:table-cell table:style-name="ce18" office:value-type="float" office:value="0.23751" calcext:value-type="float">
            <text:p>2.37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7" calcext:value-type="float">
            <text:p>1597.0</text:p>
          </table:table-cell>
          <table:table-cell table:style-name="ce18" office:value-type="float" office:value="0.24854" calcext:value-type="float">
            <text:p>2.4854E-01</text:p>
          </table:table-cell>
          <table:table-cell table:style-name="ce18" office:value-type="float" office:value="0.24692" calcext:value-type="float">
            <text:p>2.4692E-01</text:p>
          </table:table-cell>
          <table:table-cell table:style-name="ce18" office:value-type="float" office:value="0.23985" calcext:value-type="float">
            <text:p>2.3985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8" calcext:value-type="float">
            <text:p>1598.0</text:p>
          </table:table-cell>
          <table:table-cell table:style-name="ce18" office:value-type="float" office:value="0.25629" calcext:value-type="float">
            <text:p>2.5629E-01</text:p>
          </table:table-cell>
          <table:table-cell table:style-name="ce18" office:value-type="float" office:value="0.25421" calcext:value-type="float">
            <text:p>2.5421E-01</text:p>
          </table:table-cell>
          <table:table-cell table:style-name="ce18" office:value-type="float" office:value="0.24693" calcext:value-type="float">
            <text:p>2.46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599" calcext:value-type="float">
            <text:p>1599.0</text:p>
          </table:table-cell>
          <table:table-cell table:style-name="ce18" office:value-type="float" office:value="0.24977" calcext:value-type="float">
            <text:p>2.4977E-01</text:p>
          </table:table-cell>
          <table:table-cell table:style-name="ce18" office:value-type="float" office:value="0.24202" calcext:value-type="float">
            <text:p>2.4202E-01</text:p>
          </table:table-cell>
          <table:table-cell table:style-name="ce18" office:value-type="float" office:value="0.23511" calcext:value-type="float">
            <text:p>2.351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0" calcext:value-type="float">
            <text:p>1600.0</text:p>
          </table:table-cell>
          <table:table-cell table:style-name="ce18" office:value-type="float" office:value="0.25259" calcext:value-type="float">
            <text:p>2.5259E-01</text:p>
          </table:table-cell>
          <table:table-cell table:style-name="ce18" office:value-type="float" office:value="0.2381" calcext:value-type="float">
            <text:p>2.3810E-01</text:p>
          </table:table-cell>
          <table:table-cell table:style-name="ce18" office:value-type="float" office:value="0.23133" calcext:value-type="float">
            <text:p>2.313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1" calcext:value-type="float">
            <text:p>1601.0</text:p>
          </table:table-cell>
          <table:table-cell table:style-name="ce18" office:value-type="float" office:value="0.24494" calcext:value-type="float">
            <text:p>2.4494E-01</text:p>
          </table:table-cell>
          <table:table-cell table:style-name="ce18" office:value-type="float" office:value="0.22323" calcext:value-type="float">
            <text:p>2.2323E-01</text:p>
          </table:table-cell>
          <table:table-cell table:style-name="ce18" office:value-type="float" office:value="0.21691" calcext:value-type="float">
            <text:p>2.16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2" calcext:value-type="float">
            <text:p>1602.0</text:p>
          </table:table-cell>
          <table:table-cell table:style-name="ce18" office:value-type="float" office:value="0.24857" calcext:value-type="float">
            <text:p>2.4857E-01</text:p>
          </table:table-cell>
          <table:table-cell table:style-name="ce18" office:value-type="float" office:value="0.22413" calcext:value-type="float">
            <text:p>2.2413E-01</text:p>
          </table:table-cell>
          <table:table-cell table:style-name="ce18" office:value-type="float" office:value="0.2178" calcext:value-type="float">
            <text:p>2.178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3" calcext:value-type="float">
            <text:p>1603.0</text:p>
          </table:table-cell>
          <table:table-cell table:style-name="ce18" office:value-type="float" office:value="0.24901" calcext:value-type="float">
            <text:p>2.4901E-01</text:p>
          </table:table-cell>
          <table:table-cell table:style-name="ce18" office:value-type="float" office:value="0.22397" calcext:value-type="float">
            <text:p>2.2397E-01</text:p>
          </table:table-cell>
          <table:table-cell table:style-name="ce18" office:value-type="float" office:value="0.21765" calcext:value-type="float">
            <text:p>2.17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4" calcext:value-type="float">
            <text:p>1604.0</text:p>
          </table:table-cell>
          <table:table-cell table:style-name="ce18" office:value-type="float" office:value="0.25002" calcext:value-type="float">
            <text:p>2.5002E-01</text:p>
          </table:table-cell>
          <table:table-cell table:style-name="ce18" office:value-type="float" office:value="0.22842" calcext:value-type="float">
            <text:p>2.2842E-01</text:p>
          </table:table-cell>
          <table:table-cell table:style-name="ce18" office:value-type="float" office:value="0.22197" calcext:value-type="float">
            <text:p>2.219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5" calcext:value-type="float">
            <text:p>1605.0</text:p>
          </table:table-cell>
          <table:table-cell table:style-name="ce18" office:value-type="float" office:value="0.24703" calcext:value-type="float">
            <text:p>2.4703E-01</text:p>
          </table:table-cell>
          <table:table-cell table:style-name="ce18" office:value-type="float" office:value="0.23683" calcext:value-type="float">
            <text:p>2.3683E-01</text:p>
          </table:table-cell>
          <table:table-cell table:style-name="ce18" office:value-type="float" office:value="0.2301" calcext:value-type="float">
            <text:p>2.301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6" calcext:value-type="float">
            <text:p>1606.0</text:p>
          </table:table-cell>
          <table:table-cell table:style-name="ce18" office:value-type="float" office:value="0.24748" calcext:value-type="float">
            <text:p>2.4748E-01</text:p>
          </table:table-cell>
          <table:table-cell table:style-name="ce18" office:value-type="float" office:value="0.2414" calcext:value-type="float">
            <text:p>2.4140E-01</text:p>
          </table:table-cell>
          <table:table-cell table:style-name="ce18" office:value-type="float" office:value="0.23453" calcext:value-type="float">
            <text:p>2.345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7" calcext:value-type="float">
            <text:p>1607.0</text:p>
          </table:table-cell>
          <table:table-cell table:style-name="ce18" office:value-type="float" office:value="0.24544" calcext:value-type="float">
            <text:p>2.4544E-01</text:p>
          </table:table-cell>
          <table:table-cell table:style-name="ce18" office:value-type="float" office:value="0.23296" calcext:value-type="float">
            <text:p>2.3296E-01</text:p>
          </table:table-cell>
          <table:table-cell table:style-name="ce18" office:value-type="float" office:value="0.22637" calcext:value-type="float">
            <text:p>2.263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8" calcext:value-type="float">
            <text:p>1608.0</text:p>
          </table:table-cell>
          <table:table-cell table:style-name="ce18" office:value-type="float" office:value="0.24999" calcext:value-type="float">
            <text:p>2.4999E-01</text:p>
          </table:table-cell>
          <table:table-cell table:style-name="ce18" office:value-type="float" office:value="0.2299" calcext:value-type="float">
            <text:p>2.2990E-01</text:p>
          </table:table-cell>
          <table:table-cell table:style-name="ce18" office:value-type="float" office:value="0.22343" calcext:value-type="float">
            <text:p>2.234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09" calcext:value-type="float">
            <text:p>1609.0</text:p>
          </table:table-cell>
          <table:table-cell table:style-name="ce18" office:value-type="float" office:value="0.24858" calcext:value-type="float">
            <text:p>2.4858E-01</text:p>
          </table:table-cell>
          <table:table-cell table:style-name="ce18" office:value-type="float" office:value="0.22727" calcext:value-type="float">
            <text:p>2.2727E-01</text:p>
          </table:table-cell>
          <table:table-cell table:style-name="ce18" office:value-type="float" office:value="0.22088" calcext:value-type="float">
            <text:p>2.208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0" calcext:value-type="float">
            <text:p>1610.0</text:p>
          </table:table-cell>
          <table:table-cell table:style-name="ce18" office:value-type="float" office:value="0.23312" calcext:value-type="float">
            <text:p>2.3312E-01</text:p>
          </table:table-cell>
          <table:table-cell table:style-name="ce18" office:value-type="float" office:value="0.2176" calcext:value-type="float">
            <text:p>2.1760E-01</text:p>
          </table:table-cell>
          <table:table-cell table:style-name="ce18" office:value-type="float" office:value="0.21146" calcext:value-type="float">
            <text:p>2.114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1" calcext:value-type="float">
            <text:p>1611.0</text:p>
          </table:table-cell>
          <table:table-cell table:style-name="ce18" office:value-type="float" office:value="0.24078" calcext:value-type="float">
            <text:p>2.4078E-01</text:p>
          </table:table-cell>
          <table:table-cell table:style-name="ce18" office:value-type="float" office:value="0.2268" calcext:value-type="float">
            <text:p>2.2680E-01</text:p>
          </table:table-cell>
          <table:table-cell table:style-name="ce18" office:value-type="float" office:value="0.22039" calcext:value-type="float">
            <text:p>2.20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2" calcext:value-type="float">
            <text:p>1612.0</text:p>
          </table:table-cell>
          <table:table-cell table:style-name="ce18" office:value-type="float" office:value="0.24125" calcext:value-type="float">
            <text:p>2.4125E-01</text:p>
          </table:table-cell>
          <table:table-cell table:style-name="ce18" office:value-type="float" office:value="0.23076" calcext:value-type="float">
            <text:p>2.3076E-01</text:p>
          </table:table-cell>
          <table:table-cell table:style-name="ce18" office:value-type="float" office:value="0.22422" calcext:value-type="float">
            <text:p>2.242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3" calcext:value-type="float">
            <text:p>1613.0</text:p>
          </table:table-cell>
          <table:table-cell table:style-name="ce18" office:value-type="float" office:value="0.24581" calcext:value-type="float">
            <text:p>2.4581E-01</text:p>
          </table:table-cell>
          <table:table-cell table:style-name="ce18" office:value-type="float" office:value="0.23719" calcext:value-type="float">
            <text:p>2.3719E-01</text:p>
          </table:table-cell>
          <table:table-cell table:style-name="ce18" office:value-type="float" office:value="0.23047" calcext:value-type="float">
            <text:p>2.30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4" calcext:value-type="float">
            <text:p>1614.0</text:p>
          </table:table-cell>
          <table:table-cell table:style-name="ce18" office:value-type="float" office:value="0.2435" calcext:value-type="float">
            <text:p>2.4350E-01</text:p>
          </table:table-cell>
          <table:table-cell table:style-name="ce18" office:value-type="float" office:value="0.23838" calcext:value-type="float">
            <text:p>2.3838E-01</text:p>
          </table:table-cell>
          <table:table-cell table:style-name="ce18" office:value-type="float" office:value="0.23162" calcext:value-type="float">
            <text:p>2.31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5" calcext:value-type="float">
            <text:p>1615.0</text:p>
          </table:table-cell>
          <table:table-cell table:style-name="ce18" office:value-type="float" office:value="0.24434" calcext:value-type="float">
            <text:p>2.4434E-01</text:p>
          </table:table-cell>
          <table:table-cell table:style-name="ce18" office:value-type="float" office:value="0.24104" calcext:value-type="float">
            <text:p>2.4104E-01</text:p>
          </table:table-cell>
          <table:table-cell table:style-name="ce18" office:value-type="float" office:value="0.2342" calcext:value-type="float">
            <text:p>2.342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6" calcext:value-type="float">
            <text:p>1616.0</text:p>
          </table:table-cell>
          <table:table-cell table:style-name="ce18" office:value-type="float" office:value="0.23248" calcext:value-type="float">
            <text:p>2.3248E-01</text:p>
          </table:table-cell>
          <table:table-cell table:style-name="ce18" office:value-type="float" office:value="0.2305" calcext:value-type="float">
            <text:p>2.3050E-01</text:p>
          </table:table-cell>
          <table:table-cell table:style-name="ce18" office:value-type="float" office:value="0.22395" calcext:value-type="float">
            <text:p>2.239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7" calcext:value-type="float">
            <text:p>1617.0</text:p>
          </table:table-cell>
          <table:table-cell table:style-name="ce18" office:value-type="float" office:value="0.23644" calcext:value-type="float">
            <text:p>2.3644E-01</text:p>
          </table:table-cell>
          <table:table-cell table:style-name="ce18" office:value-type="float" office:value="0.23465" calcext:value-type="float">
            <text:p>2.3465E-01</text:p>
          </table:table-cell>
          <table:table-cell table:style-name="ce18" office:value-type="float" office:value="0.22798" calcext:value-type="float">
            <text:p>2.27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8" calcext:value-type="float">
            <text:p>1618.0</text:p>
          </table:table-cell>
          <table:table-cell table:style-name="ce18" office:value-type="float" office:value="0.24415" calcext:value-type="float">
            <text:p>2.4415E-01</text:p>
          </table:table-cell>
          <table:table-cell table:style-name="ce18" office:value-type="float" office:value="0.24352" calcext:value-type="float">
            <text:p>2.4352E-01</text:p>
          </table:table-cell>
          <table:table-cell table:style-name="ce18" office:value-type="float" office:value="0.2366" calcext:value-type="float">
            <text:p>2.366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19" calcext:value-type="float">
            <text:p>1619.0</text:p>
          </table:table-cell>
          <table:table-cell table:style-name="ce18" office:value-type="float" office:value="0.24224" calcext:value-type="float">
            <text:p>2.4224E-01</text:p>
          </table:table-cell>
          <table:table-cell table:style-name="ce18" office:value-type="float" office:value="0.241" calcext:value-type="float">
            <text:p>2.4100E-01</text:p>
          </table:table-cell>
          <table:table-cell table:style-name="ce18" office:value-type="float" office:value="0.23415" calcext:value-type="float">
            <text:p>2.341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0" calcext:value-type="float">
            <text:p>1620.0</text:p>
          </table:table-cell>
          <table:table-cell table:style-name="ce18" office:value-type="float" office:value="0.23407" calcext:value-type="float">
            <text:p>2.3407E-01</text:p>
          </table:table-cell>
          <table:table-cell table:style-name="ce18" office:value-type="float" office:value="0.23449" calcext:value-type="float">
            <text:p>2.3449E-01</text:p>
          </table:table-cell>
          <table:table-cell table:style-name="ce18" office:value-type="float" office:value="0.22783" calcext:value-type="float">
            <text:p>2.27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1" calcext:value-type="float">
            <text:p>1621.0</text:p>
          </table:table-cell>
          <table:table-cell table:style-name="ce18" office:value-type="float" office:value="0.23386" calcext:value-type="float">
            <text:p>2.3386E-01</text:p>
          </table:table-cell>
          <table:table-cell table:style-name="ce18" office:value-type="float" office:value="0.2343" calcext:value-type="float">
            <text:p>2.3430E-01</text:p>
          </table:table-cell>
          <table:table-cell table:style-name="ce18" office:value-type="float" office:value="0.22765" calcext:value-type="float">
            <text:p>2.27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2" calcext:value-type="float">
            <text:p>1622.0</text:p>
          </table:table-cell>
          <table:table-cell table:style-name="ce18" office:value-type="float" office:value="0.23702" calcext:value-type="float">
            <text:p>2.3702E-01</text:p>
          </table:table-cell>
          <table:table-cell table:style-name="ce18" office:value-type="float" office:value="0.23754" calcext:value-type="float">
            <text:p>2.3754E-01</text:p>
          </table:table-cell>
          <table:table-cell table:style-name="ce18" office:value-type="float" office:value="0.23081" calcext:value-type="float">
            <text:p>2.30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3" calcext:value-type="float">
            <text:p>1623.0</text:p>
          </table:table-cell>
          <table:table-cell table:style-name="ce18" office:value-type="float" office:value="0.24166" calcext:value-type="float">
            <text:p>2.4166E-01</text:p>
          </table:table-cell>
          <table:table-cell table:style-name="ce18" office:value-type="float" office:value="0.24246" calcext:value-type="float">
            <text:p>2.4246E-01</text:p>
          </table:table-cell>
          <table:table-cell table:style-name="ce18" office:value-type="float" office:value="0.23559" calcext:value-type="float">
            <text:p>2.355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4" calcext:value-type="float">
            <text:p>1624.0</text:p>
          </table:table-cell>
          <table:table-cell table:style-name="ce18" office:value-type="float" office:value="0.2424" calcext:value-type="float">
            <text:p>2.4240E-01</text:p>
          </table:table-cell>
          <table:table-cell table:style-name="ce18" office:value-type="float" office:value="0.24269" calcext:value-type="float">
            <text:p>2.4269E-01</text:p>
          </table:table-cell>
          <table:table-cell table:style-name="ce18" office:value-type="float" office:value="0.23582" calcext:value-type="float">
            <text:p>2.358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5" calcext:value-type="float">
            <text:p>1625.0</text:p>
          </table:table-cell>
          <table:table-cell table:style-name="ce18" office:value-type="float" office:value="0.23746" calcext:value-type="float">
            <text:p>2.3746E-01</text:p>
          </table:table-cell>
          <table:table-cell table:style-name="ce18" office:value-type="float" office:value="0.23782" calcext:value-type="float">
            <text:p>2.3782E-01</text:p>
          </table:table-cell>
          <table:table-cell table:style-name="ce18" office:value-type="float" office:value="0.23109" calcext:value-type="float">
            <text:p>2.310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6" calcext:value-type="float">
            <text:p>1626.0</text:p>
          </table:table-cell>
          <table:table-cell table:style-name="ce18" office:value-type="float" office:value="0.23958" calcext:value-type="float">
            <text:p>2.3958E-01</text:p>
          </table:table-cell>
          <table:table-cell table:style-name="ce18" office:value-type="float" office:value="0.23971" calcext:value-type="float">
            <text:p>2.3971E-01</text:p>
          </table:table-cell>
          <table:table-cell table:style-name="ce18" office:value-type="float" office:value="0.23294" calcext:value-type="float">
            <text:p>2.32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7" calcext:value-type="float">
            <text:p>1627.0</text:p>
          </table:table-cell>
          <table:table-cell table:style-name="ce18" office:value-type="float" office:value="0.24037" calcext:value-type="float">
            <text:p>2.4037E-01</text:p>
          </table:table-cell>
          <table:table-cell table:style-name="ce18" office:value-type="float" office:value="0.24078" calcext:value-type="float">
            <text:p>2.4078E-01</text:p>
          </table:table-cell>
          <table:table-cell table:style-name="ce18" office:value-type="float" office:value="0.23398" calcext:value-type="float">
            <text:p>2.33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8" calcext:value-type="float">
            <text:p>1628.0</text:p>
          </table:table-cell>
          <table:table-cell table:style-name="ce18" office:value-type="float" office:value="0.24149" calcext:value-type="float">
            <text:p>2.4149E-01</text:p>
          </table:table-cell>
          <table:table-cell table:style-name="ce18" office:value-type="float" office:value="0.24126" calcext:value-type="float">
            <text:p>2.4126E-01</text:p>
          </table:table-cell>
          <table:table-cell table:style-name="ce18" office:value-type="float" office:value="0.23446" calcext:value-type="float">
            <text:p>2.344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29" calcext:value-type="float">
            <text:p>1629.0</text:p>
          </table:table-cell>
          <table:table-cell table:style-name="ce18" office:value-type="float" office:value="0.24111" calcext:value-type="float">
            <text:p>2.4111E-01</text:p>
          </table:table-cell>
          <table:table-cell table:style-name="ce18" office:value-type="float" office:value="0.24137" calcext:value-type="float">
            <text:p>2.4137E-01</text:p>
          </table:table-cell>
          <table:table-cell table:style-name="ce18" office:value-type="float" office:value="0.23456" calcext:value-type="float">
            <text:p>2.345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0" calcext:value-type="float">
            <text:p>1630.0</text:p>
          </table:table-cell>
          <table:table-cell table:style-name="ce18" office:value-type="float" office:value="0.23655" calcext:value-type="float">
            <text:p>2.3655E-01</text:p>
          </table:table-cell>
          <table:table-cell table:style-name="ce18" office:value-type="float" office:value="0.23651" calcext:value-type="float">
            <text:p>2.3651E-01</text:p>
          </table:table-cell>
          <table:table-cell table:style-name="ce18" office:value-type="float" office:value="0.22984" calcext:value-type="float">
            <text:p>2.29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1" calcext:value-type="float">
            <text:p>1631.0</text:p>
          </table:table-cell>
          <table:table-cell table:style-name="ce18" office:value-type="float" office:value="0.23932" calcext:value-type="float">
            <text:p>2.3932E-01</text:p>
          </table:table-cell>
          <table:table-cell table:style-name="ce18" office:value-type="float" office:value="0.23806" calcext:value-type="float">
            <text:p>2.3806E-01</text:p>
          </table:table-cell>
          <table:table-cell table:style-name="ce18" office:value-type="float" office:value="0.23136" calcext:value-type="float">
            <text:p>2.313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2" calcext:value-type="float">
            <text:p>1632.0</text:p>
          </table:table-cell>
          <table:table-cell table:style-name="ce18" office:value-type="float" office:value="0.23884" calcext:value-type="float">
            <text:p>2.3884E-01</text:p>
          </table:table-cell>
          <table:table-cell table:style-name="ce18" office:value-type="float" office:value="0.23821" calcext:value-type="float">
            <text:p>2.3821E-01</text:p>
          </table:table-cell>
          <table:table-cell table:style-name="ce18" office:value-type="float" office:value="0.23151" calcext:value-type="float">
            <text:p>2.31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3" calcext:value-type="float">
            <text:p>1633.0</text:p>
          </table:table-cell>
          <table:table-cell table:style-name="ce18" office:value-type="float" office:value="0.23585" calcext:value-type="float">
            <text:p>2.3585E-01</text:p>
          </table:table-cell>
          <table:table-cell table:style-name="ce18" office:value-type="float" office:value="0.23267" calcext:value-type="float">
            <text:p>2.3267E-01</text:p>
          </table:table-cell>
          <table:table-cell table:style-name="ce18" office:value-type="float" office:value="0.22614" calcext:value-type="float">
            <text:p>2.26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4" calcext:value-type="float">
            <text:p>1634.0</text:p>
          </table:table-cell>
          <table:table-cell table:style-name="ce18" office:value-type="float" office:value="0.23276" calcext:value-type="float">
            <text:p>2.3276E-01</text:p>
          </table:table-cell>
          <table:table-cell table:style-name="ce18" office:value-type="float" office:value="0.23282" calcext:value-type="float">
            <text:p>2.3282E-01</text:p>
          </table:table-cell>
          <table:table-cell table:style-name="ce18" office:value-type="float" office:value="0.22628" calcext:value-type="float">
            <text:p>2.262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5" calcext:value-type="float">
            <text:p>1635.0</text:p>
          </table:table-cell>
          <table:table-cell table:style-name="ce18" office:value-type="float" office:value="0.23735" calcext:value-type="float">
            <text:p>2.3735E-01</text:p>
          </table:table-cell>
          <table:table-cell table:style-name="ce18" office:value-type="float" office:value="0.23367" calcext:value-type="float">
            <text:p>2.3367E-01</text:p>
          </table:table-cell>
          <table:table-cell table:style-name="ce18" office:value-type="float" office:value="0.22712" calcext:value-type="float">
            <text:p>2.271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6" calcext:value-type="float">
            <text:p>1636.0</text:p>
          </table:table-cell>
          <table:table-cell table:style-name="ce18" office:value-type="float" office:value="0.23676" calcext:value-type="float">
            <text:p>2.3676E-01</text:p>
          </table:table-cell>
          <table:table-cell table:style-name="ce18" office:value-type="float" office:value="0.23539" calcext:value-type="float">
            <text:p>2.3539E-01</text:p>
          </table:table-cell>
          <table:table-cell table:style-name="ce18" office:value-type="float" office:value="0.22879" calcext:value-type="float">
            <text:p>2.28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7" calcext:value-type="float">
            <text:p>1637.0</text:p>
          </table:table-cell>
          <table:table-cell table:style-name="ce18" office:value-type="float" office:value="0.22747" calcext:value-type="float">
            <text:p>2.2747E-01</text:p>
          </table:table-cell>
          <table:table-cell table:style-name="ce18" office:value-type="float" office:value="0.227" calcext:value-type="float">
            <text:p>2.2700E-01</text:p>
          </table:table-cell>
          <table:table-cell table:style-name="ce18" office:value-type="float" office:value="0.22064" calcext:value-type="float">
            <text:p>2.20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8" calcext:value-type="float">
            <text:p>1638.0</text:p>
          </table:table-cell>
          <table:table-cell table:style-name="ce18" office:value-type="float" office:value="0.22708" calcext:value-type="float">
            <text:p>2.2708E-01</text:p>
          </table:table-cell>
          <table:table-cell table:style-name="ce18" office:value-type="float" office:value="0.22007" calcext:value-type="float">
            <text:p>2.2007E-01</text:p>
          </table:table-cell>
          <table:table-cell table:style-name="ce18" office:value-type="float" office:value="0.21393" calcext:value-type="float">
            <text:p>2.13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39" calcext:value-type="float">
            <text:p>1639.0</text:p>
          </table:table-cell>
          <table:table-cell table:style-name="ce18" office:value-type="float" office:value="0.22205" calcext:value-type="float">
            <text:p>2.2205E-01</text:p>
          </table:table-cell>
          <table:table-cell table:style-name="ce18" office:value-type="float" office:value="0.22026" calcext:value-type="float">
            <text:p>2.2026E-01</text:p>
          </table:table-cell>
          <table:table-cell table:style-name="ce18" office:value-type="float" office:value="0.2141" calcext:value-type="float">
            <text:p>2.141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0" calcext:value-type="float">
            <text:p>1640.0</text:p>
          </table:table-cell>
          <table:table-cell table:style-name="ce18" office:value-type="float" office:value="0.22571" calcext:value-type="float">
            <text:p>2.2571E-01</text:p>
          </table:table-cell>
          <table:table-cell table:style-name="ce18" office:value-type="float" office:value="0.21511" calcext:value-type="float">
            <text:p>2.1511E-01</text:p>
          </table:table-cell>
          <table:table-cell table:style-name="ce18" office:value-type="float" office:value="0.20913" calcext:value-type="float">
            <text:p>2.09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1" calcext:value-type="float">
            <text:p>1641.0</text:p>
          </table:table-cell>
          <table:table-cell table:style-name="ce18" office:value-type="float" office:value="0.22393" calcext:value-type="float">
            <text:p>2.2393E-01</text:p>
          </table:table-cell>
          <table:table-cell table:style-name="ce18" office:value-type="float" office:value="0.2196" calcext:value-type="float">
            <text:p>2.1960E-01</text:p>
          </table:table-cell>
          <table:table-cell table:style-name="ce18" office:value-type="float" office:value="0.21348" calcext:value-type="float">
            <text:p>2.134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2" calcext:value-type="float">
            <text:p>1642.0</text:p>
          </table:table-cell>
          <table:table-cell table:style-name="ce18" office:value-type="float" office:value="0.22402" calcext:value-type="float">
            <text:p>2.2402E-01</text:p>
          </table:table-cell>
          <table:table-cell table:style-name="ce18" office:value-type="float" office:value="0.22082" calcext:value-type="float">
            <text:p>2.2082E-01</text:p>
          </table:table-cell>
          <table:table-cell table:style-name="ce18" office:value-type="float" office:value="0.21467" calcext:value-type="float">
            <text:p>2.14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3" calcext:value-type="float">
            <text:p>1643.0</text:p>
          </table:table-cell>
          <table:table-cell table:style-name="ce18" office:value-type="float" office:value="0.22879" calcext:value-type="float">
            <text:p>2.2879E-01</text:p>
          </table:table-cell>
          <table:table-cell table:style-name="ce18" office:value-type="float" office:value="0.21535" calcext:value-type="float">
            <text:p>2.1535E-01</text:p>
          </table:table-cell>
          <table:table-cell table:style-name="ce18" office:value-type="float" office:value="0.20939" calcext:value-type="float">
            <text:p>2.09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4" calcext:value-type="float">
            <text:p>1644.0</text:p>
          </table:table-cell>
          <table:table-cell table:style-name="ce18" office:value-type="float" office:value="0.22572" calcext:value-type="float">
            <text:p>2.2572E-01</text:p>
          </table:table-cell>
          <table:table-cell table:style-name="ce18" office:value-type="float" office:value="0.22355" calcext:value-type="float">
            <text:p>2.2355E-01</text:p>
          </table:table-cell>
          <table:table-cell table:style-name="ce18" office:value-type="float" office:value="0.21733" calcext:value-type="float">
            <text:p>2.173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5" calcext:value-type="float">
            <text:p>1645.0</text:p>
          </table:table-cell>
          <table:table-cell table:style-name="ce18" office:value-type="float" office:value="0.22512" calcext:value-type="float">
            <text:p>2.2512E-01</text:p>
          </table:table-cell>
          <table:table-cell table:style-name="ce18" office:value-type="float" office:value="0.21822" calcext:value-type="float">
            <text:p>2.1822E-01</text:p>
          </table:table-cell>
          <table:table-cell table:style-name="ce18" office:value-type="float" office:value="0.21216" calcext:value-type="float">
            <text:p>2.121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6" calcext:value-type="float">
            <text:p>1646.0</text:p>
          </table:table-cell>
          <table:table-cell table:style-name="ce18" office:value-type="float" office:value="0.22899" calcext:value-type="float">
            <text:p>2.2899E-01</text:p>
          </table:table-cell>
          <table:table-cell table:style-name="ce18" office:value-type="float" office:value="0.21749" calcext:value-type="float">
            <text:p>2.1749E-01</text:p>
          </table:table-cell>
          <table:table-cell table:style-name="ce18" office:value-type="float" office:value="0.21147" calcext:value-type="float">
            <text:p>2.114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7" calcext:value-type="float">
            <text:p>1647.0</text:p>
          </table:table-cell>
          <table:table-cell table:style-name="ce18" office:value-type="float" office:value="0.2291" calcext:value-type="float">
            <text:p>2.2910E-01</text:p>
          </table:table-cell>
          <table:table-cell table:style-name="ce18" office:value-type="float" office:value="0.22768" calcext:value-type="float">
            <text:p>2.2768E-01</text:p>
          </table:table-cell>
          <table:table-cell table:style-name="ce18" office:value-type="float" office:value="0.22135" calcext:value-type="float">
            <text:p>2.213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8" calcext:value-type="float">
            <text:p>1648.0</text:p>
          </table:table-cell>
          <table:table-cell table:style-name="ce18" office:value-type="float" office:value="0.22898" calcext:value-type="float">
            <text:p>2.2898E-01</text:p>
          </table:table-cell>
          <table:table-cell table:style-name="ce18" office:value-type="float" office:value="0.21655" calcext:value-type="float">
            <text:p>2.1655E-01</text:p>
          </table:table-cell>
          <table:table-cell table:style-name="ce18" office:value-type="float" office:value="0.21057" calcext:value-type="float">
            <text:p>2.105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49" calcext:value-type="float">
            <text:p>1649.0</text:p>
          </table:table-cell>
          <table:table-cell table:style-name="ce18" office:value-type="float" office:value="0.22354" calcext:value-type="float">
            <text:p>2.2354E-01</text:p>
          </table:table-cell>
          <table:table-cell table:style-name="ce18" office:value-type="float" office:value="0.21867" calcext:value-type="float">
            <text:p>2.1867E-01</text:p>
          </table:table-cell>
          <table:table-cell table:style-name="ce18" office:value-type="float" office:value="0.21261" calcext:value-type="float">
            <text:p>2.12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0" calcext:value-type="float">
            <text:p>1650.0</text:p>
          </table:table-cell>
          <table:table-cell table:style-name="ce18" office:value-type="float" office:value="0.2284" calcext:value-type="float">
            <text:p>2.2840E-01</text:p>
          </table:table-cell>
          <table:table-cell table:style-name="ce18" office:value-type="float" office:value="0.22526" calcext:value-type="float">
            <text:p>2.2526E-01</text:p>
          </table:table-cell>
          <table:table-cell table:style-name="ce18" office:value-type="float" office:value="0.21902" calcext:value-type="float">
            <text:p>2.19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1" calcext:value-type="float">
            <text:p>1651.0</text:p>
          </table:table-cell>
          <table:table-cell table:style-name="ce18" office:value-type="float" office:value="0.22369" calcext:value-type="float">
            <text:p>2.2369E-01</text:p>
          </table:table-cell>
          <table:table-cell table:style-name="ce18" office:value-type="float" office:value="0.20855" calcext:value-type="float">
            <text:p>2.0855E-01</text:p>
          </table:table-cell>
          <table:table-cell table:style-name="ce18" office:value-type="float" office:value="0.20281" calcext:value-type="float">
            <text:p>2.02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2" calcext:value-type="float">
            <text:p>1652.0</text:p>
          </table:table-cell>
          <table:table-cell table:style-name="ce18" office:value-type="float" office:value="0.22802" calcext:value-type="float">
            <text:p>2.2802E-01</text:p>
          </table:table-cell>
          <table:table-cell table:style-name="ce18" office:value-type="float" office:value="0.22373" calcext:value-type="float">
            <text:p>2.2373E-01</text:p>
          </table:table-cell>
          <table:table-cell table:style-name="ce18" office:value-type="float" office:value="0.21754" calcext:value-type="float">
            <text:p>2.175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3" calcext:value-type="float">
            <text:p>1653.0</text:p>
          </table:table-cell>
          <table:table-cell table:style-name="ce18" office:value-type="float" office:value="0.22533" calcext:value-type="float">
            <text:p>2.2533E-01</text:p>
          </table:table-cell>
          <table:table-cell table:style-name="ce18" office:value-type="float" office:value="0.22277" calcext:value-type="float">
            <text:p>2.2277E-01</text:p>
          </table:table-cell>
          <table:table-cell table:style-name="ce18" office:value-type="float" office:value="0.21661" calcext:value-type="float">
            <text:p>2.166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4" calcext:value-type="float">
            <text:p>1654.0</text:p>
          </table:table-cell>
          <table:table-cell table:style-name="ce18" office:value-type="float" office:value="0.22654" calcext:value-type="float">
            <text:p>2.2654E-01</text:p>
          </table:table-cell>
          <table:table-cell table:style-name="ce18" office:value-type="float" office:value="0.21583" calcext:value-type="float">
            <text:p>2.1583E-01</text:p>
          </table:table-cell>
          <table:table-cell table:style-name="ce18" office:value-type="float" office:value="0.20991" calcext:value-type="float">
            <text:p>2.09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5" calcext:value-type="float">
            <text:p>1655.0</text:p>
          </table:table-cell>
          <table:table-cell table:style-name="ce18" office:value-type="float" office:value="0.2239" calcext:value-type="float">
            <text:p>2.2390E-01</text:p>
          </table:table-cell>
          <table:table-cell table:style-name="ce18" office:value-type="float" office:value="0.22231" calcext:value-type="float">
            <text:p>2.2231E-01</text:p>
          </table:table-cell>
          <table:table-cell table:style-name="ce18" office:value-type="float" office:value="0.21619" calcext:value-type="float">
            <text:p>2.161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6" calcext:value-type="float">
            <text:p>1656.0</text:p>
          </table:table-cell>
          <table:table-cell table:style-name="ce18" office:value-type="float" office:value="0.22607" calcext:value-type="float">
            <text:p>2.2607E-01</text:p>
          </table:table-cell>
          <table:table-cell table:style-name="ce18" office:value-type="float" office:value="0.22101" calcext:value-type="float">
            <text:p>2.2101E-01</text:p>
          </table:table-cell>
          <table:table-cell table:style-name="ce18" office:value-type="float" office:value="0.21494" calcext:value-type="float">
            <text:p>2.14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7" calcext:value-type="float">
            <text:p>1657.0</text:p>
          </table:table-cell>
          <table:table-cell table:style-name="ce18" office:value-type="float" office:value="0.22564" calcext:value-type="float">
            <text:p>2.2564E-01</text:p>
          </table:table-cell>
          <table:table-cell table:style-name="ce18" office:value-type="float" office:value="0.22223" calcext:value-type="float">
            <text:p>2.2223E-01</text:p>
          </table:table-cell>
          <table:table-cell table:style-name="ce18" office:value-type="float" office:value="0.21613" calcext:value-type="float">
            <text:p>2.16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8" calcext:value-type="float">
            <text:p>1658.0</text:p>
          </table:table-cell>
          <table:table-cell table:style-name="ce18" office:value-type="float" office:value="0.22532" calcext:value-type="float">
            <text:p>2.2532E-01</text:p>
          </table:table-cell>
          <table:table-cell table:style-name="ce18" office:value-type="float" office:value="0.22487" calcext:value-type="float">
            <text:p>2.2487E-01</text:p>
          </table:table-cell>
          <table:table-cell table:style-name="ce18" office:value-type="float" office:value="0.2187" calcext:value-type="float">
            <text:p>2.187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59" calcext:value-type="float">
            <text:p>1659.0</text:p>
          </table:table-cell>
          <table:table-cell table:style-name="ce18" office:value-type="float" office:value="0.22221" calcext:value-type="float">
            <text:p>2.2221E-01</text:p>
          </table:table-cell>
          <table:table-cell table:style-name="ce18" office:value-type="float" office:value="0.2212" calcext:value-type="float">
            <text:p>2.2120E-01</text:p>
          </table:table-cell>
          <table:table-cell table:style-name="ce18" office:value-type="float" office:value="0.21514" calcext:value-type="float">
            <text:p>2.151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0" calcext:value-type="float">
            <text:p>1660.0</text:p>
          </table:table-cell>
          <table:table-cell table:style-name="ce18" office:value-type="float" office:value="0.22412" calcext:value-type="float">
            <text:p>2.2412E-01</text:p>
          </table:table-cell>
          <table:table-cell table:style-name="ce18" office:value-type="float" office:value="0.22332" calcext:value-type="float">
            <text:p>2.2332E-01</text:p>
          </table:table-cell>
          <table:table-cell table:style-name="ce18" office:value-type="float" office:value="0.21721" calcext:value-type="float">
            <text:p>2.172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1" calcext:value-type="float">
            <text:p>1661.0</text:p>
          </table:table-cell>
          <table:table-cell table:style-name="ce18" office:value-type="float" office:value="0.22543" calcext:value-type="float">
            <text:p>2.2543E-01</text:p>
          </table:table-cell>
          <table:table-cell table:style-name="ce18" office:value-type="float" office:value="0.22384" calcext:value-type="float">
            <text:p>2.2384E-01</text:p>
          </table:table-cell>
          <table:table-cell table:style-name="ce18" office:value-type="float" office:value="0.21774" calcext:value-type="float">
            <text:p>2.177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2" calcext:value-type="float">
            <text:p>1662.0</text:p>
          </table:table-cell>
          <table:table-cell table:style-name="ce18" office:value-type="float" office:value="0.22421" calcext:value-type="float">
            <text:p>2.2421E-01</text:p>
          </table:table-cell>
          <table:table-cell table:style-name="ce18" office:value-type="float" office:value="0.21908" calcext:value-type="float">
            <text:p>2.1908E-01</text:p>
          </table:table-cell>
          <table:table-cell table:style-name="ce18" office:value-type="float" office:value="0.21313" calcext:value-type="float">
            <text:p>2.13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3" calcext:value-type="float">
            <text:p>1663.0</text:p>
          </table:table-cell>
          <table:table-cell table:style-name="ce18" office:value-type="float" office:value="0.22265" calcext:value-type="float">
            <text:p>2.2265E-01</text:p>
          </table:table-cell>
          <table:table-cell table:style-name="ce18" office:value-type="float" office:value="0.22235" calcext:value-type="float">
            <text:p>2.2235E-01</text:p>
          </table:table-cell>
          <table:table-cell table:style-name="ce18" office:value-type="float" office:value="0.2163" calcext:value-type="float">
            <text:p>2.16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4" calcext:value-type="float">
            <text:p>1664.0</text:p>
          </table:table-cell>
          <table:table-cell table:style-name="ce18" office:value-type="float" office:value="0.22252" calcext:value-type="float">
            <text:p>2.2252E-01</text:p>
          </table:table-cell>
          <table:table-cell table:style-name="ce18" office:value-type="float" office:value="0.22098" calcext:value-type="float">
            <text:p>2.2098E-01</text:p>
          </table:table-cell>
          <table:table-cell table:style-name="ce18" office:value-type="float" office:value="0.21498" calcext:value-type="float">
            <text:p>2.149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5" calcext:value-type="float">
            <text:p>1665.0</text:p>
          </table:table-cell>
          <table:table-cell table:style-name="ce18" office:value-type="float" office:value="0.22137" calcext:value-type="float">
            <text:p>2.2137E-01</text:p>
          </table:table-cell>
          <table:table-cell table:style-name="ce18" office:value-type="float" office:value="0.21178" calcext:value-type="float">
            <text:p>2.1178E-01</text:p>
          </table:table-cell>
          <table:table-cell table:style-name="ce18" office:value-type="float" office:value="0.20607" calcext:value-type="float">
            <text:p>2.060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6" calcext:value-type="float">
            <text:p>1666.0</text:p>
          </table:table-cell>
          <table:table-cell table:style-name="ce18" office:value-type="float" office:value="0.21853" calcext:value-type="float">
            <text:p>2.1853E-01</text:p>
          </table:table-cell>
          <table:table-cell table:style-name="ce18" office:value-type="float" office:value="0.17884" calcext:value-type="float">
            <text:p>1.7884E-01</text:p>
          </table:table-cell>
          <table:table-cell table:style-name="ce18" office:value-type="float" office:value="0.17411" calcext:value-type="float">
            <text:p>1.741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7" calcext:value-type="float">
            <text:p>1667.0</text:p>
          </table:table-cell>
          <table:table-cell table:style-name="ce18" office:value-type="float" office:value="0.22016" calcext:value-type="float">
            <text:p>2.2016E-01</text:p>
          </table:table-cell>
          <table:table-cell table:style-name="ce18" office:value-type="float" office:value="0.21068" calcext:value-type="float">
            <text:p>2.1068E-01</text:p>
          </table:table-cell>
          <table:table-cell table:style-name="ce18" office:value-type="float" office:value="0.20502" calcext:value-type="float">
            <text:p>2.05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8" calcext:value-type="float">
            <text:p>1668.0</text:p>
          </table:table-cell>
          <table:table-cell table:style-name="ce18" office:value-type="float" office:value="0.21617" calcext:value-type="float">
            <text:p>2.1617E-01</text:p>
          </table:table-cell>
          <table:table-cell table:style-name="ce18" office:value-type="float" office:value="0.21459" calcext:value-type="float">
            <text:p>2.1459E-01</text:p>
          </table:table-cell>
          <table:table-cell table:style-name="ce18" office:value-type="float" office:value="0.20881" calcext:value-type="float">
            <text:p>2.088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69" calcext:value-type="float">
            <text:p>1669.0</text:p>
          </table:table-cell>
          <table:table-cell table:style-name="ce18" office:value-type="float" office:value="0.21809" calcext:value-type="float">
            <text:p>2.1809E-01</text:p>
          </table:table-cell>
          <table:table-cell table:style-name="ce18" office:value-type="float" office:value="0.21516" calcext:value-type="float">
            <text:p>2.1516E-01</text:p>
          </table:table-cell>
          <table:table-cell table:style-name="ce18" office:value-type="float" office:value="0.20939" calcext:value-type="float">
            <text:p>2.093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0" calcext:value-type="float">
            <text:p>1670.0</text:p>
          </table:table-cell>
          <table:table-cell table:style-name="ce18" office:value-type="float" office:value="0.22208" calcext:value-type="float">
            <text:p>2.2208E-01</text:p>
          </table:table-cell>
          <table:table-cell table:style-name="ce18" office:value-type="float" office:value="0.22168" calcext:value-type="float">
            <text:p>2.2168E-01</text:p>
          </table:table-cell>
          <table:table-cell table:style-name="ce18" office:value-type="float" office:value="0.21573" calcext:value-type="float">
            <text:p>2.157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1" calcext:value-type="float">
            <text:p>1671.0</text:p>
          </table:table-cell>
          <table:table-cell table:style-name="ce18" office:value-type="float" office:value="0.22096" calcext:value-type="float">
            <text:p>2.2096E-01</text:p>
          </table:table-cell>
          <table:table-cell table:style-name="ce18" office:value-type="float" office:value="0.21879" calcext:value-type="float">
            <text:p>2.1879E-01</text:p>
          </table:table-cell>
          <table:table-cell table:style-name="ce18" office:value-type="float" office:value="0.21294" calcext:value-type="float">
            <text:p>2.129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2" calcext:value-type="float">
            <text:p>1672.0</text:p>
          </table:table-cell>
          <table:table-cell table:style-name="ce18" office:value-type="float" office:value="0.2121" calcext:value-type="float">
            <text:p>2.1210E-01</text:p>
          </table:table-cell>
          <table:table-cell table:style-name="ce18" office:value-type="float" office:value="0.21147" calcext:value-type="float">
            <text:p>2.1147E-01</text:p>
          </table:table-cell>
          <table:table-cell table:style-name="ce18" office:value-type="float" office:value="0.20582" calcext:value-type="float">
            <text:p>2.058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3" calcext:value-type="float">
            <text:p>1673.0</text:p>
          </table:table-cell>
          <table:table-cell table:style-name="ce18" office:value-type="float" office:value="0.21606" calcext:value-type="float">
            <text:p>2.1606E-01</text:p>
          </table:table-cell>
          <table:table-cell table:style-name="ce18" office:value-type="float" office:value="0.21629" calcext:value-type="float">
            <text:p>2.1629E-01</text:p>
          </table:table-cell>
          <table:table-cell table:style-name="ce18" office:value-type="float" office:value="0.21052" calcext:value-type="float">
            <text:p>2.105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4" calcext:value-type="float">
            <text:p>1674.0</text:p>
          </table:table-cell>
          <table:table-cell table:style-name="ce18" office:value-type="float" office:value="0.21907" calcext:value-type="float">
            <text:p>2.1907E-01</text:p>
          </table:table-cell>
          <table:table-cell table:style-name="ce18" office:value-type="float" office:value="0.21575" calcext:value-type="float">
            <text:p>2.1575E-01</text:p>
          </table:table-cell>
          <table:table-cell table:style-name="ce18" office:value-type="float" office:value="0.21002" calcext:value-type="float">
            <text:p>2.1002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5" calcext:value-type="float">
            <text:p>1675.0</text:p>
          </table:table-cell>
          <table:table-cell table:style-name="ce18" office:value-type="float" office:value="0.21621" calcext:value-type="float">
            <text:p>2.1621E-01</text:p>
          </table:table-cell>
          <table:table-cell table:style-name="ce18" office:value-type="float" office:value="0.2136" calcext:value-type="float">
            <text:p>2.1360E-01</text:p>
          </table:table-cell>
          <table:table-cell table:style-name="ce18" office:value-type="float" office:value="0.20793" calcext:value-type="float">
            <text:p>2.079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6" calcext:value-type="float">
            <text:p>1676.0</text:p>
          </table:table-cell>
          <table:table-cell table:style-name="ce18" office:value-type="float" office:value="0.21319" calcext:value-type="float">
            <text:p>2.1319E-01</text:p>
          </table:table-cell>
          <table:table-cell table:style-name="ce18" office:value-type="float" office:value="0.21145" calcext:value-type="float">
            <text:p>2.1145E-01</text:p>
          </table:table-cell>
          <table:table-cell table:style-name="ce18" office:value-type="float" office:value="0.20584" calcext:value-type="float">
            <text:p>2.058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7" calcext:value-type="float">
            <text:p>1677.0</text:p>
          </table:table-cell>
          <table:table-cell table:style-name="ce18" office:value-type="float" office:value="0.21548" calcext:value-type="float">
            <text:p>2.1548E-01</text:p>
          </table:table-cell>
          <table:table-cell table:style-name="ce18" office:value-type="float" office:value="0.21229" calcext:value-type="float">
            <text:p>2.1229E-01</text:p>
          </table:table-cell>
          <table:table-cell table:style-name="ce18" office:value-type="float" office:value="0.20668" calcext:value-type="float">
            <text:p>2.066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8" calcext:value-type="float">
            <text:p>1678.0</text:p>
          </table:table-cell>
          <table:table-cell table:style-name="ce18" office:value-type="float" office:value="0.21585" calcext:value-type="float">
            <text:p>2.1585E-01</text:p>
          </table:table-cell>
          <table:table-cell table:style-name="ce18" office:value-type="float" office:value="0.20915" calcext:value-type="float">
            <text:p>2.0915E-01</text:p>
          </table:table-cell>
          <table:table-cell table:style-name="ce18" office:value-type="float" office:value="0.20365" calcext:value-type="float">
            <text:p>2.03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79" calcext:value-type="float">
            <text:p>1679.0</text:p>
          </table:table-cell>
          <table:table-cell table:style-name="ce18" office:value-type="float" office:value="0.21295" calcext:value-type="float">
            <text:p>2.1295E-01</text:p>
          </table:table-cell>
          <table:table-cell table:style-name="ce18" office:value-type="float" office:value="0.21303" calcext:value-type="float">
            <text:p>2.1303E-01</text:p>
          </table:table-cell>
          <table:table-cell table:style-name="ce18" office:value-type="float" office:value="0.20741" calcext:value-type="float">
            <text:p>2.074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0" calcext:value-type="float">
            <text:p>1680.0</text:p>
          </table:table-cell>
          <table:table-cell table:style-name="ce18" office:value-type="float" office:value="0.20641" calcext:value-type="float">
            <text:p>2.0641E-01</text:p>
          </table:table-cell>
          <table:table-cell table:style-name="ce18" office:value-type="float" office:value="0.20558" calcext:value-type="float">
            <text:p>2.0558E-01</text:p>
          </table:table-cell>
          <table:table-cell table:style-name="ce18" office:value-type="float" office:value="0.20017" calcext:value-type="float">
            <text:p>2.001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1" calcext:value-type="float">
            <text:p>1681.0</text:p>
          </table:table-cell>
          <table:table-cell table:style-name="ce18" office:value-type="float" office:value="0.19848" calcext:value-type="float">
            <text:p>1.9848E-01</text:p>
          </table:table-cell>
          <table:table-cell table:style-name="ce18" office:value-type="float" office:value="0.19447" calcext:value-type="float">
            <text:p>1.9447E-01</text:p>
          </table:table-cell>
          <table:table-cell table:style-name="ce18" office:value-type="float" office:value="0.18936" calcext:value-type="float">
            <text:p>1.893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2" calcext:value-type="float">
            <text:p>1682.0</text:p>
          </table:table-cell>
          <table:table-cell table:style-name="ce18" office:value-type="float" office:value="0.20341" calcext:value-type="float">
            <text:p>2.0341E-01</text:p>
          </table:table-cell>
          <table:table-cell table:style-name="ce18" office:value-type="float" office:value="0.20366" calcext:value-type="float">
            <text:p>2.0366E-01</text:p>
          </table:table-cell>
          <table:table-cell table:style-name="ce18" office:value-type="float" office:value="0.1983" calcext:value-type="float">
            <text:p>1.983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3" calcext:value-type="float">
            <text:p>1683.0</text:p>
          </table:table-cell>
          <table:table-cell table:style-name="ce18" office:value-type="float" office:value="0.20893" calcext:value-type="float">
            <text:p>2.0893E-01</text:p>
          </table:table-cell>
          <table:table-cell table:style-name="ce18" office:value-type="float" office:value="0.20906" calcext:value-type="float">
            <text:p>2.0906E-01</text:p>
          </table:table-cell>
          <table:table-cell table:style-name="ce18" office:value-type="float" office:value="0.20357" calcext:value-type="float">
            <text:p>2.035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4" calcext:value-type="float">
            <text:p>1684.0</text:p>
          </table:table-cell>
          <table:table-cell table:style-name="ce18" office:value-type="float" office:value="0.21198" calcext:value-type="float">
            <text:p>2.1198E-01</text:p>
          </table:table-cell>
          <table:table-cell table:style-name="ce18" office:value-type="float" office:value="0.19797" calcext:value-type="float">
            <text:p>1.9797E-01</text:p>
          </table:table-cell>
          <table:table-cell table:style-name="ce18" office:value-type="float" office:value="0.19283" calcext:value-type="float">
            <text:p>1.92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5" calcext:value-type="float">
            <text:p>1685.0</text:p>
          </table:table-cell>
          <table:table-cell table:style-name="ce18" office:value-type="float" office:value="0.21306" calcext:value-type="float">
            <text:p>2.1306E-01</text:p>
          </table:table-cell>
          <table:table-cell table:style-name="ce18" office:value-type="float" office:value="0.21321" calcext:value-type="float">
            <text:p>2.1321E-01</text:p>
          </table:table-cell>
          <table:table-cell table:style-name="ce18" office:value-type="float" office:value="0.20763" calcext:value-type="float">
            <text:p>2.076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6" calcext:value-type="float">
            <text:p>1686.0</text:p>
          </table:table-cell>
          <table:table-cell table:number-columns-repeated="2" table:style-name="ce18" office:value-type="float" office:value="0.21026" calcext:value-type="float">
            <text:p>2.1026E-01</text:p>
          </table:table-cell>
          <table:table-cell table:style-name="ce18" office:value-type="float" office:value="0.20476" calcext:value-type="float">
            <text:p>2.0476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7" calcext:value-type="float">
            <text:p>1687.0</text:p>
          </table:table-cell>
          <table:table-cell table:style-name="ce18" office:value-type="float" office:value="0.21123" calcext:value-type="float">
            <text:p>2.1123E-01</text:p>
          </table:table-cell>
          <table:table-cell table:style-name="ce18" office:value-type="float" office:value="0.20484" calcext:value-type="float">
            <text:p>2.0484E-01</text:p>
          </table:table-cell>
          <table:table-cell table:style-name="ce18" office:value-type="float" office:value="0.19951" calcext:value-type="float">
            <text:p>1.995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8" calcext:value-type="float">
            <text:p>1688.0</text:p>
          </table:table-cell>
          <table:table-cell table:style-name="ce18" office:value-type="float" office:value="0.21081" calcext:value-type="float">
            <text:p>2.1081E-01</text:p>
          </table:table-cell>
          <table:table-cell table:style-name="ce18" office:value-type="float" office:value="0.21013" calcext:value-type="float">
            <text:p>2.1013E-01</text:p>
          </table:table-cell>
          <table:table-cell table:style-name="ce18" office:value-type="float" office:value="0.20465" calcext:value-type="float">
            <text:p>2.0465E-01</text:p>
          </table:table-cell>
          <table:table-cell table:number-columns-repeated="60"/>
        </table:table-row>
        <table:table-row table:style-name="ro4">
          <table:table-cell table:style-name="ce15" office:value-type="float" office:value="1689" calcext:value-type="float">
            <text:p>1689.0</text:p>
          </table:table-cell>
          <table:table-cell table:style-name="ce18" office:value-type="float" office:value="0.20805" calcext:value-type="float">
            <text:p>2.0805E-01</text:p>
          </table:table-cell>
          <table:table-cell table:style-name="ce18" office:value-type="float" office:value="0.20718" calcext:value-type="float">
            <text:p>2.0718E-01</text:p>
          </table:table-cell>
          <table:table-cell table:style-name="ce18" office:value-type="float" office:value="0.20178" calcext:value-type="float">
            <text:p>2.017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0" calcext:value-type="float">
            <text:p>1690.0</text:p>
          </table:table-cell>
          <table:table-cell table:style-name="ce18" office:value-type="float" office:value="0.20845" calcext:value-type="float">
            <text:p>2.0845E-01</text:p>
          </table:table-cell>
          <table:table-cell table:style-name="ce18" office:value-type="float" office:value="0.20523" calcext:value-type="float">
            <text:p>2.0523E-01</text:p>
          </table:table-cell>
          <table:table-cell table:style-name="ce18" office:value-type="float" office:value="0.19991" calcext:value-type="float">
            <text:p>1.9991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1" calcext:value-type="float">
            <text:p>1691.0</text:p>
          </table:table-cell>
          <table:table-cell table:style-name="ce18" office:value-type="float" office:value="0.21203" calcext:value-type="float">
            <text:p>2.1203E-01</text:p>
          </table:table-cell>
          <table:table-cell table:style-name="ce18" office:value-type="float" office:value="0.19303" calcext:value-type="float">
            <text:p>1.9303E-01</text:p>
          </table:table-cell>
          <table:table-cell table:style-name="ce18" office:value-type="float" office:value="0.18808" calcext:value-type="float">
            <text:p>1.88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2" calcext:value-type="float">
            <text:p>1692.0</text:p>
          </table:table-cell>
          <table:table-cell table:style-name="ce18" office:value-type="float" office:value="0.21211" calcext:value-type="float">
            <text:p>2.1211E-01</text:p>
          </table:table-cell>
          <table:table-cell table:style-name="ce18" office:value-type="float" office:value="0.20708" calcext:value-type="float">
            <text:p>2.0708E-01</text:p>
          </table:table-cell>
          <table:table-cell table:style-name="ce18" office:value-type="float" office:value="0.20174" calcext:value-type="float">
            <text:p>2.0174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3" calcext:value-type="float">
            <text:p>1693.0</text:p>
          </table:table-cell>
          <table:table-cell table:style-name="ce18" office:value-type="float" office:value="0.21122" calcext:value-type="float">
            <text:p>2.1122E-01</text:p>
          </table:table-cell>
          <table:table-cell table:style-name="ce18" office:value-type="float" office:value="0.21134" calcext:value-type="float">
            <text:p>2.1134E-01</text:p>
          </table:table-cell>
          <table:table-cell table:style-name="ce18" office:value-type="float" office:value="0.20587" calcext:value-type="float">
            <text:p>2.058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4" calcext:value-type="float">
            <text:p>1694.0</text:p>
          </table:table-cell>
          <table:table-cell table:style-name="ce18" office:value-type="float" office:value="0.21068" calcext:value-type="float">
            <text:p>2.1068E-01</text:p>
          </table:table-cell>
          <table:table-cell table:style-name="ce18" office:value-type="float" office:value="0.20477" calcext:value-type="float">
            <text:p>2.0477E-01</text:p>
          </table:table-cell>
          <table:table-cell table:style-name="ce18" office:value-type="float" office:value="0.1995" calcext:value-type="float">
            <text:p>1.9950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5" calcext:value-type="float">
            <text:p>1695.0</text:p>
          </table:table-cell>
          <table:table-cell table:style-name="ce18" office:value-type="float" office:value="0.21055" calcext:value-type="float">
            <text:p>2.1055E-01</text:p>
          </table:table-cell>
          <table:table-cell table:style-name="ce18" office:value-type="float" office:value="0.20968" calcext:value-type="float">
            <text:p>2.0968E-01</text:p>
          </table:table-cell>
          <table:table-cell table:style-name="ce18" office:value-type="float" office:value="0.20427" calcext:value-type="float">
            <text:p>2.042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6" calcext:value-type="float">
            <text:p>1696.0</text:p>
          </table:table-cell>
          <table:table-cell table:style-name="ce18" office:value-type="float" office:value="0.20962" calcext:value-type="float">
            <text:p>2.0962E-01</text:p>
          </table:table-cell>
          <table:table-cell table:style-name="ce18" office:value-type="float" office:value="0.20922" calcext:value-type="float">
            <text:p>2.0922E-01</text:p>
          </table:table-cell>
          <table:table-cell table:style-name="ce18" office:value-type="float" office:value="0.20383" calcext:value-type="float">
            <text:p>2.0383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7" calcext:value-type="float">
            <text:p>1697.0</text:p>
          </table:table-cell>
          <table:table-cell table:style-name="ce18" office:value-type="float" office:value="0.2085" calcext:value-type="float">
            <text:p>2.0850E-01</text:p>
          </table:table-cell>
          <table:table-cell table:style-name="ce18" office:value-type="float" office:value="0.18107" calcext:value-type="float">
            <text:p>1.8107E-01</text:p>
          </table:table-cell>
          <table:table-cell table:style-name="ce18" office:value-type="float" office:value="0.17649" calcext:value-type="float">
            <text:p>1.7649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8" calcext:value-type="float">
            <text:p>1698.0</text:p>
          </table:table-cell>
          <table:table-cell table:style-name="ce18" office:value-type="float" office:value="0.20879" calcext:value-type="float">
            <text:p>2.0879E-01</text:p>
          </table:table-cell>
          <table:table-cell table:style-name="ce18" office:value-type="float" office:value="0.20739" calcext:value-type="float">
            <text:p>2.0739E-01</text:p>
          </table:table-cell>
          <table:table-cell table:style-name="ce18" office:value-type="float" office:value="0.20207" calcext:value-type="float">
            <text:p>2.0207E-01</text:p>
          </table:table-cell>
          <table:table-cell table:number-columns-repeated="60"/>
        </table:table-row>
        <table:table-row table:style-name="ro4">
          <table:table-cell table:style-name="ce15" office:value-type="float" office:value="1699" calcext:value-type="float">
            <text:p>1699.0</text:p>
          </table:table-cell>
          <table:table-cell table:style-name="ce18" office:value-type="float" office:value="0.20804" calcext:value-type="float">
            <text:p>2.0804E-01</text:p>
          </table:table-cell>
          <table:table-cell table:style-name="ce18" office:value-type="float" office:value="0.20551" calcext:value-type="float">
            <text:p>2.0551E-01</text:p>
          </table:table-cell>
          <table:table-cell table:style-name="ce18" office:value-type="float" office:value="0.20024" calcext:value-type="float">
            <text:p>2.0024E-01</text:p>
          </table:table-cell>
          <table:table-cell table:number-columns-repeated="60"/>
        </table:table-row>
        <table:table-row table:style-name="ro4">
          <table:table-cell table:style-name="ce15" office:value-type="float" office:value="1700" calcext:value-type="float">
            <text:p>1700.0</text:p>
          </table:table-cell>
          <table:table-cell table:style-name="ce18" office:value-type="float" office:value="0.20539" calcext:value-type="float">
            <text:p>2.0539E-01</text:p>
          </table:table-cell>
          <table:table-cell table:style-name="ce18" office:value-type="float" office:value="0.19975" calcext:value-type="float">
            <text:p>1.9975E-01</text:p>
          </table:table-cell>
          <table:table-cell table:style-name="ce18" office:value-type="float" office:value="0.19464" calcext:value-type="float">
            <text:p>1.9464E-01</text:p>
          </table:table-cell>
          <table:table-cell table:number-columns-repeated="60"/>
        </table:table-row>
        <table:table-row table:style-name="ro4">
          <table:table-cell table:style-name="ce15" office:value-type="float" office:value="1702" calcext:value-type="float">
            <text:p>1702.0</text:p>
          </table:table-cell>
          <table:table-cell table:style-name="ce18" office:value-type="float" office:value="0.2052" calcext:value-type="float">
            <text:p>2.0520E-01</text:p>
          </table:table-cell>
          <table:table-cell table:style-name="ce18" office:value-type="float" office:value="0.20396" calcext:value-type="float">
            <text:p>2.0396E-01</text:p>
          </table:table-cell>
          <table:table-cell table:style-name="ce18" office:value-type="float" office:value="0.19874" calcext:value-type="float">
            <text:p>1.9874E-01</text:p>
          </table:table-cell>
          <table:table-cell table:number-columns-repeated="60"/>
        </table:table-row>
        <table:table-row table:style-name="ro4">
          <table:table-cell table:style-name="ce15" office:value-type="float" office:value="1705" calcext:value-type="float">
            <text:p>1705.0</text:p>
          </table:table-cell>
          <table:table-cell table:style-name="ce18" office:value-type="float" office:value="0.20428" calcext:value-type="float">
            <text:p>2.0428E-01</text:p>
          </table:table-cell>
          <table:table-cell table:style-name="ce18" office:value-type="float" office:value="0.19778" calcext:value-type="float">
            <text:p>1.9778E-01</text:p>
          </table:table-cell>
          <table:table-cell table:style-name="ce18" office:value-type="float" office:value="0.19275" calcext:value-type="float">
            <text:p>1.9275E-01</text:p>
          </table:table-cell>
          <table:table-cell table:number-columns-repeated="60"/>
        </table:table-row>
        <table:table-row table:style-name="ro4">
          <table:table-cell table:style-name="ce15" office:value-type="float" office:value="1710" calcext:value-type="float">
            <text:p>1710.0</text:p>
          </table:table-cell>
          <table:table-cell table:style-name="ce18" office:value-type="float" office:value="0.19894" calcext:value-type="float">
            <text:p>1.9894E-01</text:p>
          </table:table-cell>
          <table:table-cell table:style-name="ce18" office:value-type="float" office:value="0.1879" calcext:value-type="float">
            <text:p>1.8790E-01</text:p>
          </table:table-cell>
          <table:table-cell table:style-name="ce18" office:value-type="float" office:value="0.18316" calcext:value-type="float">
            <text:p>1.8316E-01</text:p>
          </table:table-cell>
          <table:table-cell table:number-columns-repeated="60"/>
        </table:table-row>
        <table:table-row table:style-name="ro4">
          <table:table-cell table:style-name="ce15" office:value-type="float" office:value="1715" calcext:value-type="float">
            <text:p>1715.0</text:p>
          </table:table-cell>
          <table:table-cell table:style-name="ce18" office:value-type="float" office:value="0.20189" calcext:value-type="float">
            <text:p>2.0189E-01</text:p>
          </table:table-cell>
          <table:table-cell table:style-name="ce18" office:value-type="float" office:value="0.18965" calcext:value-type="float">
            <text:p>1.8965E-01</text:p>
          </table:table-cell>
          <table:table-cell table:style-name="ce18" office:value-type="float" office:value="0.1849" calcext:value-type="float">
            <text:p>1.8490E-01</text:p>
          </table:table-cell>
          <table:table-cell table:number-columns-repeated="60"/>
        </table:table-row>
        <table:table-row table:style-name="ro4">
          <table:table-cell table:style-name="ce15" office:value-type="float" office:value="1720" calcext:value-type="float">
            <text:p>1720.0</text:p>
          </table:table-cell>
          <table:table-cell table:style-name="ce18" office:value-type="float" office:value="0.19799" calcext:value-type="float">
            <text:p>1.9799E-01</text:p>
          </table:table-cell>
          <table:table-cell table:style-name="ce18" office:value-type="float" office:value="0.18698" calcext:value-type="float">
            <text:p>1.8698E-01</text:p>
          </table:table-cell>
          <table:table-cell table:style-name="ce18" office:value-type="float" office:value="0.18231" calcext:value-type="float">
            <text:p>1.82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725" calcext:value-type="float">
            <text:p>1725.0</text:p>
          </table:table-cell>
          <table:table-cell table:style-name="ce18" office:value-type="float" office:value="0.19688" calcext:value-type="float">
            <text:p>1.9688E-01</text:p>
          </table:table-cell>
          <table:table-cell table:style-name="ce18" office:value-type="float" office:value="0.17808" calcext:value-type="float">
            <text:p>1.7808E-01</text:p>
          </table:table-cell>
          <table:table-cell table:style-name="ce18" office:value-type="float" office:value="0.17367" calcext:value-type="float">
            <text:p>1.73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730" calcext:value-type="float">
            <text:p>1730.0</text:p>
          </table:table-cell>
          <table:table-cell table:style-name="ce18" office:value-type="float" office:value="0.19309" calcext:value-type="float">
            <text:p>1.9309E-01</text:p>
          </table:table-cell>
          <table:table-cell table:style-name="ce18" office:value-type="float" office:value="0.17407" calcext:value-type="float">
            <text:p>1.7407E-01</text:p>
          </table:table-cell>
          <table:table-cell table:style-name="ce18" office:value-type="float" office:value="0.16979" calcext:value-type="float">
            <text:p>1.6979E-01</text:p>
          </table:table-cell>
          <table:table-cell table:number-columns-repeated="60"/>
        </table:table-row>
        <table:table-row table:style-name="ro4">
          <table:table-cell table:style-name="ce15" office:value-type="float" office:value="1735" calcext:value-type="float">
            <text:p>1735.0</text:p>
          </table:table-cell>
          <table:table-cell table:style-name="ce18" office:value-type="float" office:value="0.182" calcext:value-type="float">
            <text:p>1.8200E-01</text:p>
          </table:table-cell>
          <table:table-cell table:style-name="ce18" office:value-type="float" office:value="0.16154" calcext:value-type="float">
            <text:p>1.6154E-01</text:p>
          </table:table-cell>
          <table:table-cell table:style-name="ce18" office:value-type="float" office:value="0.15758" calcext:value-type="float">
            <text:p>1.5758E-01</text:p>
          </table:table-cell>
          <table:table-cell table:number-columns-repeated="60"/>
        </table:table-row>
        <table:table-row table:style-name="ro4">
          <table:table-cell table:style-name="ce15" office:value-type="float" office:value="1740" calcext:value-type="float">
            <text:p>1740.0</text:p>
          </table:table-cell>
          <table:table-cell table:style-name="ce18" office:value-type="float" office:value="0.19001" calcext:value-type="float">
            <text:p>1.9001E-01</text:p>
          </table:table-cell>
          <table:table-cell table:style-name="ce18" office:value-type="float" office:value="0.16818" calcext:value-type="float">
            <text:p>1.6818E-01</text:p>
          </table:table-cell>
          <table:table-cell table:style-name="ce18" office:value-type="float" office:value="0.16405" calcext:value-type="float">
            <text:p>1.64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745" calcext:value-type="float">
            <text:p>1745.0</text:p>
          </table:table-cell>
          <table:table-cell table:style-name="ce18" office:value-type="float" office:value="0.18624" calcext:value-type="float">
            <text:p>1.8624E-01</text:p>
          </table:table-cell>
          <table:table-cell table:style-name="ce18" office:value-type="float" office:value="0.15481" calcext:value-type="float">
            <text:p>1.5481E-01</text:p>
          </table:table-cell>
          <table:table-cell table:style-name="ce18" office:value-type="float" office:value="0.15105" calcext:value-type="float">
            <text:p>1.5105E-01</text:p>
          </table:table-cell>
          <table:table-cell table:number-columns-repeated="60"/>
        </table:table-row>
        <table:table-row table:style-name="ro4">
          <table:table-cell table:style-name="ce15" office:value-type="float" office:value="1750" calcext:value-type="float">
            <text:p>1750.0</text:p>
          </table:table-cell>
          <table:table-cell table:style-name="ce18" office:value-type="float" office:value="0.18518" calcext:value-type="float">
            <text:p>1.8518E-01</text:p>
          </table:table-cell>
          <table:table-cell table:style-name="ce18" office:value-type="float" office:value="0.16566" calcext:value-type="float">
            <text:p>1.6566E-01</text:p>
          </table:table-cell>
          <table:table-cell table:style-name="ce18" office:value-type="float" office:value="0.16162" calcext:value-type="float">
            <text:p>1.6162E-01</text:p>
          </table:table-cell>
          <table:table-cell table:number-columns-repeated="60"/>
        </table:table-row>
        <table:table-row table:style-name="ro4">
          <table:table-cell table:style-name="ce15" office:value-type="float" office:value="1755" calcext:value-type="float">
            <text:p>1755.0</text:p>
          </table:table-cell>
          <table:table-cell table:style-name="ce18" office:value-type="float" office:value="0.18509" calcext:value-type="float">
            <text:p>1.8509E-01</text:p>
          </table:table-cell>
          <table:table-cell table:style-name="ce18" office:value-type="float" office:value="0.15301" calcext:value-type="float">
            <text:p>1.5301E-01</text:p>
          </table:table-cell>
          <table:table-cell table:style-name="ce18" office:value-type="float" office:value="0.14931" calcext:value-type="float">
            <text:p>1.49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760" calcext:value-type="float">
            <text:p>1760.0</text:p>
          </table:table-cell>
          <table:table-cell table:style-name="ce18" office:value-type="float" office:value="0.18243" calcext:value-type="float">
            <text:p>1.8243E-01</text:p>
          </table:table-cell>
          <table:table-cell table:style-name="ce18" office:value-type="float" office:value="0.15998" calcext:value-type="float">
            <text:p>1.5998E-01</text:p>
          </table:table-cell>
          <table:table-cell table:style-name="ce18" office:value-type="float" office:value="0.15608" calcext:value-type="float">
            <text:p>1.5608E-01</text:p>
          </table:table-cell>
          <table:table-cell table:number-columns-repeated="60"/>
        </table:table-row>
        <table:table-row table:style-name="ro4">
          <table:table-cell table:style-name="ce15" office:value-type="float" office:value="1765" calcext:value-type="float">
            <text:p>1765.0</text:p>
          </table:table-cell>
          <table:table-cell table:style-name="ce18" office:value-type="float" office:value="0.18143" calcext:value-type="float">
            <text:p>1.8143E-01</text:p>
          </table:table-cell>
          <table:table-cell table:style-name="ce18" office:value-type="float" office:value="0.13284" calcext:value-type="float">
            <text:p>1.3284E-01</text:p>
          </table:table-cell>
          <table:table-cell table:style-name="ce18" office:value-type="float" office:value="0.12967" calcext:value-type="float">
            <text:p>1.2967E-01</text:p>
          </table:table-cell>
          <table:table-cell table:number-columns-repeated="60"/>
        </table:table-row>
        <table:table-row table:style-name="ro4">
          <table:table-cell table:style-name="ce15" office:value-type="float" office:value="1770" calcext:value-type="float">
            <text:p>1770.0</text:p>
          </table:table-cell>
          <table:table-cell table:style-name="ce18" office:value-type="float" office:value="0.17969" calcext:value-type="float">
            <text:p>1.7969E-01</text:p>
          </table:table-cell>
          <table:table-cell table:style-name="ce18" office:value-type="float" office:value="0.14172" calcext:value-type="float">
            <text:p>1.4172E-01</text:p>
          </table:table-cell>
          <table:table-cell table:style-name="ce18" office:value-type="float" office:value="0.13831" calcext:value-type="float">
            <text:p>1.3831E-01</text:p>
          </table:table-cell>
          <table:table-cell table:number-columns-repeated="60"/>
        </table:table-row>
        <table:table-row table:style-name="ro4">
          <table:table-cell table:style-name="ce15" office:value-type="float" office:value="1775" calcext:value-type="float">
            <text:p>1775.0</text:p>
          </table:table-cell>
          <table:table-cell table:style-name="ce18" office:value-type="float" office:value="0.176" calcext:value-type="float">
            <text:p>1.7600E-01</text:p>
          </table:table-cell>
          <table:table-cell table:style-name="ce18" office:value-type="float" office:value="0.11484" calcext:value-type="float">
            <text:p>1.1484E-01</text:p>
          </table:table-cell>
          <table:table-cell table:style-name="ce18" office:value-type="float" office:value="0.11213" calcext:value-type="float">
            <text:p>1.1213E-01</text:p>
          </table:table-cell>
          <table:table-cell table:number-columns-repeated="60"/>
        </table:table-row>
        <table:table-row table:style-name="ro4">
          <table:table-cell table:style-name="ce15" office:value-type="float" office:value="1780" calcext:value-type="float">
            <text:p>1780.0</text:p>
          </table:table-cell>
          <table:table-cell table:style-name="ce18" office:value-type="float" office:value="0.17553" calcext:value-type="float">
            <text:p>1.7553E-01</text:p>
          </table:table-cell>
          <table:table-cell table:style-name="ce18" office:value-type="float" office:value="0.1005" calcext:value-type="float">
            <text:p>1.0050E-01</text:p>
          </table:table-cell>
          <table:table-cell table:style-name="ce18" office:value-type="float" office:value="0.098143" calcext:value-type="float">
            <text:p>9.8143E-02</text:p>
          </table:table-cell>
          <table:table-cell table:number-columns-repeated="60"/>
        </table:table-row>
        <table:table-row table:style-name="ro4">
          <table:table-cell table:style-name="ce15" office:value-type="float" office:value="1785" calcext:value-type="float">
            <text:p>1785.0</text:p>
          </table:table-cell>
          <table:table-cell table:style-name="ce18" office:value-type="float" office:value="0.17411" calcext:value-type="float">
            <text:p>1.7411E-01</text:p>
          </table:table-cell>
          <table:table-cell table:style-name="ce18" office:value-type="float" office:value="0.076981" calcext:value-type="float">
            <text:p>7.6981E-02</text:p>
          </table:table-cell>
          <table:table-cell table:style-name="ce18" office:value-type="float" office:value="0.075201" calcext:value-type="float">
            <text:p>7.5201E-02</text:p>
          </table:table-cell>
          <table:table-cell table:number-columns-repeated="60"/>
        </table:table-row>
        <table:table-row table:style-name="ro4">
          <table:table-cell table:style-name="ce15" office:value-type="float" office:value="1790" calcext:value-type="float">
            <text:p>1790.0</text:p>
          </table:table-cell>
          <table:table-cell table:style-name="ce18" office:value-type="float" office:value="0.17371" calcext:value-type="float">
            <text:p>1.7371E-01</text:p>
          </table:table-cell>
          <table:table-cell table:style-name="ce18" office:value-type="float" office:value="0.088904" calcext:value-type="float">
            <text:p>8.8904E-02</text:p>
          </table:table-cell>
          <table:table-cell table:style-name="ce18" office:value-type="float" office:value="0.086831" calcext:value-type="float">
            <text:p>8.6831E-02</text:p>
          </table:table-cell>
          <table:table-cell table:number-columns-repeated="60"/>
        </table:table-row>
        <table:table-row table:style-name="ro4">
          <table:table-cell table:style-name="ce15" office:value-type="float" office:value="1795" calcext:value-type="float">
            <text:p>1795.0</text:p>
          </table:table-cell>
          <table:table-cell table:style-name="ce18" office:value-type="float" office:value="0.17102" calcext:value-type="float">
            <text:p>1.7102E-01</text:p>
          </table:table-cell>
          <table:table-cell table:style-name="ce18" office:value-type="float" office:value="0.046931" calcext:value-type="float">
            <text:p>4.6931E-02</text:p>
          </table:table-cell>
          <table:table-cell table:style-name="ce18" office:value-type="float" office:value="0.045864" calcext:value-type="float">
            <text:p>4.5864E-02</text:p>
          </table:table-cell>
          <table:table-cell table:number-columns-repeated="60"/>
        </table:table-row>
        <table:table-row table:style-name="ro4">
          <table:table-cell table:style-name="ce15" office:value-type="float" office:value="1800" calcext:value-type="float">
            <text:p>1800.0</text:p>
          </table:table-cell>
          <table:table-cell table:style-name="ce18" office:value-type="float" office:value="0.168" calcext:value-type="float">
            <text:p>1.6800E-01</text:p>
          </table:table-cell>
          <table:table-cell table:style-name="ce18" office:value-type="float" office:value="0.031828" calcext:value-type="float">
            <text:p>3.1828E-02</text:p>
          </table:table-cell>
          <table:table-cell table:style-name="ce18" office:value-type="float" office:value="0.031112" calcext:value-type="float">
            <text:p>3.1112E-02</text:p>
          </table:table-cell>
          <table:table-cell table:number-columns-repeated="60"/>
        </table:table-row>
        <table:table-row table:style-name="ro4">
          <table:table-cell table:style-name="ce15" office:value-type="float" office:value="1805" calcext:value-type="float">
            <text:p>1805.0</text:p>
          </table:table-cell>
          <table:table-cell table:style-name="ce18" office:value-type="float" office:value="0.16884" calcext:value-type="float">
            <text:p>1.6884E-01</text:p>
          </table:table-cell>
          <table:table-cell table:style-name="ce18" office:value-type="float" office:value="0.014815" calcext:value-type="float">
            <text:p>1.4815E-02</text:p>
          </table:table-cell>
          <table:table-cell table:style-name="ce18" office:value-type="float" office:value="0.014485" calcext:value-type="float">
            <text:p>1.4485E-02</text:p>
          </table:table-cell>
          <table:table-cell table:number-columns-repeated="60"/>
        </table:table-row>
        <table:table-row table:style-name="ro4">
          <table:table-cell table:style-name="ce15" office:value-type="float" office:value="1810" calcext:value-type="float">
            <text:p>1810.0</text:p>
          </table:table-cell>
          <table:table-cell table:style-name="ce18" office:value-type="float" office:value="0.16859" calcext:value-type="float">
            <text:p>1.6859E-01</text:p>
          </table:table-cell>
          <table:table-cell table:style-name="ce18" office:value-type="float" office:value="0.0096911" calcext:value-type="float">
            <text:p>9.6911E-03</text:p>
          </table:table-cell>
          <table:table-cell table:style-name="ce18" office:value-type="float" office:value="0.0094762" calcext:value-type="float">
            <text:p>9.4762E-03</text:p>
          </table:table-cell>
          <table:table-cell table:number-columns-repeated="60"/>
        </table:table-row>
        <table:table-row table:style-name="ro4">
          <table:table-cell table:style-name="ce15" office:value-type="float" office:value="1815" calcext:value-type="float">
            <text:p>1815.0</text:p>
          </table:table-cell>
          <table:table-cell table:style-name="ce18" office:value-type="float" office:value="0.155" calcext:value-type="float">
            <text:p>1.5500E-01</text:p>
          </table:table-cell>
          <table:table-cell table:style-name="ce18" office:value-type="float" office:value="0.0032816" calcext:value-type="float">
            <text:p>3.2816E-03</text:p>
          </table:table-cell>
          <table:table-cell table:style-name="ce18" office:value-type="float" office:value="0.0032093" calcext:value-type="float">
            <text:p>3.2093E-03</text:p>
          </table:table-cell>
          <table:table-cell table:number-columns-repeated="60"/>
        </table:table-row>
        <table:table-row table:style-name="ro4">
          <table:table-cell table:style-name="ce15" office:value-type="float" office:value="1820" calcext:value-type="float">
            <text:p>1820.0</text:p>
          </table:table-cell>
          <table:table-cell table:style-name="ce18" office:value-type="float" office:value="0.16" calcext:value-type="float">
            <text:p>1.6000E-01</text:p>
          </table:table-cell>
          <table:table-cell table:style-name="ce18" office:value-type="float" office:value="0.00098755" calcext:value-type="float">
            <text:p>9.8755E-04</text:p>
          </table:table-cell>
          <table:table-cell table:style-name="ce18" office:value-type="float" office:value="0.00096578" calcext:value-type="float">
            <text:p>9.6578E-04</text:p>
          </table:table-cell>
          <table:table-cell table:number-columns-repeated="60"/>
        </table:table-row>
        <table:table-row table:style-name="ro4">
          <table:table-cell table:style-name="ce15" office:value-type="float" office:value="1825" calcext:value-type="float">
            <text:p>1825.0</text:p>
          </table:table-cell>
          <table:table-cell table:style-name="ce18" office:value-type="float" office:value="0.16257" calcext:value-type="float">
            <text:p>1.6257E-01</text:p>
          </table:table-cell>
          <table:table-cell table:style-name="ce18" office:value-type="float" office:value="0.0012744" calcext:value-type="float">
            <text:p>1.2744E-03</text:p>
          </table:table-cell>
          <table:table-cell table:style-name="ce18" office:value-type="float" office:value="0.0012463" calcext:value-type="float">
            <text:p>1.2463E-03</text:p>
          </table:table-cell>
          <table:table-cell table:number-columns-repeated="60"/>
        </table:table-row>
        <table:table-row table:style-name="ro4">
          <table:table-cell table:style-name="ce15" office:value-type="float" office:value="1830" calcext:value-type="float">
            <text:p>1830.0</text:p>
          </table:table-cell>
          <table:table-cell table:style-name="ce18" office:value-type="float" office:value="0.15921" calcext:value-type="float">
            <text:p>1.5921E-01</text:p>
          </table:table-cell>
          <table:table-cell table:style-name="ce18" office:value-type="float" office:value="0.0000052041" calcext:value-type="float">
            <text:p>5.2041E-06</text:p>
          </table:table-cell>
          <table:table-cell table:style-name="ce18" office:value-type="float" office:value="0.0000050896" calcext:value-type="float">
            <text:p>5.0896E-06</text:p>
          </table:table-cell>
          <table:table-cell table:number-columns-repeated="60"/>
        </table:table-row>
        <table:table-row table:style-name="ro4">
          <table:table-cell table:style-name="ce15" office:value-type="float" office:value="1835" calcext:value-type="float">
            <text:p>1835.0</text:p>
          </table:table-cell>
          <table:table-cell table:style-name="ce18" office:value-type="float" office:value="0.1576" calcext:value-type="float">
            <text:p>1.5760E-01</text:p>
          </table:table-cell>
          <table:table-cell table:style-name="ce18" office:value-type="float" office:value="0.000006419" calcext:value-type="float">
            <text:p>6.4190E-06</text:p>
          </table:table-cell>
          <table:table-cell table:style-name="ce18" office:value-type="float" office:value="0.0000062784" calcext:value-type="float">
            <text:p>6.2784E-06</text:p>
          </table:table-cell>
          <table:table-cell table:number-columns-repeated="60"/>
        </table:table-row>
        <table:table-row table:style-name="ro4">
          <table:table-cell table:style-name="ce15" office:value-type="float" office:value="1840" calcext:value-type="float">
            <text:p>1840.0</text:p>
          </table:table-cell>
          <table:table-cell table:style-name="ce18" office:value-type="float" office:value="0.15552" calcext:value-type="float">
            <text:p>1.5552E-01</text:p>
          </table:table-cell>
          <table:table-cell table:style-name="ce18" office:value-type="float" office:value="0.000000062703" calcext:value-type="float">
            <text:p>6.2703E-08</text:p>
          </table:table-cell>
          <table:table-cell table:style-name="ce18" office:value-type="float" office:value="0.000000061337" calcext:value-type="float">
            <text:p>6.1337E-08</text:p>
          </table:table-cell>
          <table:table-cell table:number-columns-repeated="60"/>
        </table:table-row>
        <table:table-row table:style-name="ro4">
          <table:table-cell table:style-name="ce15" office:value-type="float" office:value="1845" calcext:value-type="float">
            <text:p>1845.0</text:p>
          </table:table-cell>
          <table:table-cell table:style-name="ce18" office:value-type="float" office:value="0.15288" calcext:value-type="float">
            <text:p>1.5288E-01</text:p>
          </table:table-cell>
          <table:table-cell table:style-name="ce18" office:value-type="float" office:value="0.0000062658" calcext:value-type="float">
            <text:p>6.2658E-06</text:p>
          </table:table-cell>
          <table:table-cell table:style-name="ce18" office:value-type="float" office:value="0.0000061298" calcext:value-type="float">
            <text:p>6.1298E-06</text:p>
          </table:table-cell>
          <table:table-cell table:number-columns-repeated="60"/>
        </table:table-row>
        <table:table-row table:style-name="ro4">
          <table:table-cell table:style-name="ce15" office:value-type="float" office:value="1850" calcext:value-type="float">
            <text:p>1850.0</text:p>
          </table:table-cell>
          <table:table-cell table:style-name="ce18" office:value-type="float" office:value="0.15337" calcext:value-type="float">
            <text:p>1.5337E-01</text:p>
          </table:table-cell>
          <table:table-cell table:style-name="ce18" office:value-type="float" office:value="0.0000029993" calcext:value-type="float">
            <text:p>2.9993E-06</text:p>
          </table:table-cell>
          <table:table-cell table:style-name="ce18" office:value-type="float" office:value="0.0000029348" calcext:value-type="float">
            <text:p>2.9348E-06</text:p>
          </table:table-cell>
          <table:table-cell table:number-columns-repeated="60"/>
        </table:table-row>
        <table:table-row table:style-name="ro4">
          <table:table-cell table:style-name="ce15" office:value-type="float" office:value="1855" calcext:value-type="float">
            <text:p>1855.0</text:p>
          </table:table-cell>
          <table:table-cell table:style-name="ce18" office:value-type="float" office:value="0.15126" calcext:value-type="float">
            <text:p>1.5126E-01</text:p>
          </table:table-cell>
          <table:table-cell table:style-name="ce18" office:value-type="float" office:value="0.00000028396" calcext:value-type="float">
            <text:p>2.8396E-07</text:p>
          </table:table-cell>
          <table:table-cell table:style-name="ce18" office:value-type="float" office:value="0.00000027795" calcext:value-type="float">
            <text:p>2.7795E-07</text:p>
          </table:table-cell>
          <table:table-cell table:number-columns-repeated="60"/>
        </table:table-row>
        <table:table-row table:style-name="ro4">
          <table:table-cell table:style-name="ce15" office:value-type="float" office:value="1860" calcext:value-type="float">
            <text:p>1860.0</text:p>
          </table:table-cell>
          <table:table-cell table:style-name="ce18" office:value-type="float" office:value="0.14933" calcext:value-type="float">
            <text:p>1.4933E-01</text:p>
          </table:table-cell>
          <table:table-cell table:style-name="ce18" office:value-type="float" office:value="0.000011151" calcext:value-type="float">
            <text:p>1.1151E-05</text:p>
          </table:table-cell>
          <table:table-cell table:style-name="ce18" office:value-type="float" office:value="0.00001092" calcext:value-type="float">
            <text:p>1.0920E-05</text:p>
          </table:table-cell>
          <table:table-cell table:number-columns-repeated="60"/>
        </table:table-row>
        <table:table-row table:style-name="ro4">
          <table:table-cell table:style-name="ce15" office:value-type="float" office:value="1865" calcext:value-type="float">
            <text:p>1865.0</text:p>
          </table:table-cell>
          <table:table-cell table:style-name="ce18" office:value-type="float" office:value="0.1471" calcext:value-type="float">
            <text:p>1.4710E-01</text:p>
          </table:table-cell>
          <table:table-cell table:style-name="ce18" office:value-type="float" office:value="0.000016982" calcext:value-type="float">
            <text:p>1.6982E-05</text:p>
          </table:table-cell>
          <table:table-cell table:style-name="ce18" office:value-type="float" office:value="0.000016644" calcext:value-type="float">
            <text:p>1.6644E-05</text:p>
          </table:table-cell>
          <table:table-cell table:number-columns-repeated="60"/>
        </table:table-row>
        <table:table-row table:style-name="ro4">
          <table:table-cell table:style-name="ce15" office:value-type="float" office:value="1870" calcext:value-type="float">
            <text:p>1870.0</text:p>
          </table:table-cell>
          <table:table-cell table:style-name="ce18" office:value-type="float" office:value="0.14565" calcext:value-type="float">
            <text:p>1.4565E-01</text:p>
          </table:table-cell>
          <table:table-cell table:style-name="ce18" office:value-type="float" office:value="0.00000000026662" calcext:value-type="float">
            <text:p>2.6662E-10</text:p>
          </table:table-cell>
          <table:table-cell table:style-name="ce18" office:value-type="float" office:value="0.00000000026148" calcext:value-type="float">
            <text:p>2.6148E-10</text:p>
          </table:table-cell>
          <table:table-cell table:number-columns-repeated="60"/>
        </table:table-row>
        <table:table-row table:style-name="ro4">
          <table:table-cell table:style-name="ce15" office:value-type="float" office:value="1875" calcext:value-type="float">
            <text:p>1875.0</text:p>
          </table:table-cell>
          <table:table-cell table:style-name="ce18" office:value-type="float" office:value="0.13231" calcext:value-type="float">
            <text:p>1.3231E-01</text:p>
          </table:table-cell>
          <table:table-cell table:style-name="ce18" office:value-type="float" office:value="0.0000000004513" calcext:value-type="float">
            <text:p>4.5130E-10</text:p>
          </table:table-cell>
          <table:table-cell table:style-name="ce18" office:value-type="float" office:value="0.00000000044296" calcext:value-type="float">
            <text:p>4.4296E-10</text:p>
          </table:table-cell>
          <table:table-cell table:number-columns-repeated="60"/>
        </table:table-row>
        <table:table-row table:style-name="ro4">
          <table:table-cell table:style-name="ce15" office:value-type="float" office:value="1880" calcext:value-type="float">
            <text:p>1880.0</text:p>
          </table:table-cell>
          <table:table-cell table:style-name="ce18" office:value-type="float" office:value="0.14667" calcext:value-type="float">
            <text:p>1.4667E-01</text:p>
          </table:table-cell>
          <table:table-cell table:style-name="ce18" office:value-type="float" office:value="0.000077505" calcext:value-type="float">
            <text:p>7.7505E-05</text:p>
          </table:table-cell>
          <table:table-cell table:style-name="ce18" office:value-type="float" office:value="0.000076123" calcext:value-type="float">
            <text:p>7.6123E-05</text:p>
          </table:table-cell>
          <table:table-cell table:number-columns-repeated="60"/>
        </table:table-row>
        <table:table-row table:style-name="ro4">
          <table:table-cell table:style-name="ce15" office:value-type="float" office:value="1885" calcext:value-type="float">
            <text:p>1885.0</text:p>
          </table:table-cell>
          <table:table-cell table:style-name="ce18" office:value-type="float" office:value="0.14573" calcext:value-type="float">
            <text:p>1.4573E-01</text:p>
          </table:table-cell>
          <table:table-cell table:style-name="ce18" office:value-type="float" office:value="0.00004389" calcext:value-type="float">
            <text:p>4.3890E-05</text:p>
          </table:table-cell>
          <table:table-cell table:style-name="ce18" office:value-type="float" office:value="0.000043129" calcext:value-type="float">
            <text:p>4.3129E-05</text:p>
          </table:table-cell>
          <table:table-cell table:number-columns-repeated="60"/>
        </table:table-row>
        <table:table-row table:style-name="ro4">
          <table:table-cell table:style-name="ce15" office:value-type="float" office:value="1890" calcext:value-type="float">
            <text:p>1890.0</text:p>
          </table:table-cell>
          <table:table-cell table:style-name="ce18" office:value-type="float" office:value="0.14041" calcext:value-type="float">
            <text:p>1.4041E-01</text:p>
          </table:table-cell>
          <table:table-cell table:style-name="ce18" office:value-type="float" office:value="0.00022333" calcext:value-type="float">
            <text:p>2.2333E-04</text:p>
          </table:table-cell>
          <table:table-cell table:style-name="ce18" office:value-type="float" office:value="0.00021956" calcext:value-type="float">
            <text:p>2.1956E-04</text:p>
          </table:table-cell>
          <table:table-cell table:number-columns-repeated="60"/>
        </table:table-row>
        <table:table-row table:style-name="ro4">
          <table:table-cell table:style-name="ce15" office:value-type="float" office:value="1895" calcext:value-type="float">
            <text:p>1895.0</text:p>
          </table:table-cell>
          <table:table-cell table:style-name="ce18" office:value-type="float" office:value="0.13842" calcext:value-type="float">
            <text:p>1.3842E-01</text:p>
          </table:table-cell>
          <table:table-cell table:style-name="ce18" office:value-type="float" office:value="0.00012947" calcext:value-type="float">
            <text:p>1.2947E-04</text:p>
          </table:table-cell>
          <table:table-cell table:style-name="ce18" office:value-type="float" office:value="0.00012743" calcext:value-type="float">
            <text:p>1.2743E-04</text:p>
          </table:table-cell>
          <table:table-cell table:number-columns-repeated="60"/>
        </table:table-row>
        <table:table-row table:style-name="ro4">
          <table:table-cell table:style-name="ce15" office:value-type="float" office:value="1900" calcext:value-type="float">
            <text:p>1900.0</text:p>
          </table:table-cell>
          <table:table-cell table:style-name="ce18" office:value-type="float" office:value="0.14041" calcext:value-type="float">
            <text:p>1.4041E-01</text:p>
          </table:table-cell>
          <table:table-cell table:style-name="ce18" office:value-type="float" office:value="0.00000086221" calcext:value-type="float">
            <text:p>8.6221E-07</text:p>
          </table:table-cell>
          <table:table-cell table:style-name="ce18" office:value-type="float" office:value="0.00000084916" calcext:value-type="float">
            <text:p>8.4916E-07</text:p>
          </table:table-cell>
          <table:table-cell table:number-columns-repeated="60"/>
        </table:table-row>
        <table:table-row table:style-name="ro4">
          <table:table-cell table:style-name="ce15" office:value-type="float" office:value="1905" calcext:value-type="float">
            <text:p>1905.0</text:p>
          </table:table-cell>
          <table:table-cell table:style-name="ce18" office:value-type="float" office:value="0.13904" calcext:value-type="float">
            <text:p>1.3904E-01</text:p>
          </table:table-cell>
          <table:table-cell table:style-name="ce18" office:value-type="float" office:value="0.00000056667" calcext:value-type="float">
            <text:p>5.6667E-07</text:p>
          </table:table-cell>
          <table:table-cell table:style-name="ce18" office:value-type="float" office:value="0.00000055798" calcext:value-type="float">
            <text:p>5.5798E-07</text:p>
          </table:table-cell>
          <table:table-cell table:number-columns-repeated="60"/>
        </table:table-row>
        <table:table-row table:style-name="ro4">
          <table:table-cell table:style-name="ce15" office:value-type="float" office:value="1910" calcext:value-type="float">
            <text:p>1910.0</text:p>
          </table:table-cell>
          <table:table-cell table:style-name="ce18" office:value-type="float" office:value="0.13654" calcext:value-type="float">
            <text:p>1.3654E-01</text:p>
          </table:table-cell>
          <table:table-cell table:style-name="ce18" office:value-type="float" office:value="0.000023045" calcext:value-type="float">
            <text:p>2.3045E-05</text:p>
          </table:table-cell>
          <table:table-cell table:style-name="ce18" office:value-type="float" office:value="0.000022726" calcext:value-type="float">
            <text:p>2.2726E-05</text:p>
          </table:table-cell>
          <table:table-cell table:number-columns-repeated="60"/>
        </table:table-row>
        <table:table-row table:style-name="ro4">
          <table:table-cell table:style-name="ce15" office:value-type="float" office:value="1915" calcext:value-type="float">
            <text:p>1915.0</text:p>
          </table:table-cell>
          <table:table-cell table:style-name="ce18" office:value-type="float" office:value="0.13611" calcext:value-type="float">
            <text:p>1.3611E-01</text:p>
          </table:table-cell>
          <table:table-cell table:style-name="ce18" office:value-type="float" office:value="0.000019947" calcext:value-type="float">
            <text:p>1.9947E-05</text:p>
          </table:table-cell>
          <table:table-cell table:style-name="ce18" office:value-type="float" office:value="0.000019673" calcext:value-type="float">
            <text:p>1.9673E-05</text:p>
          </table:table-cell>
          <table:table-cell table:number-columns-repeated="60"/>
        </table:table-row>
        <table:table-row table:style-name="ro4">
          <table:table-cell table:style-name="ce15" office:value-type="float" office:value="1920" calcext:value-type="float">
            <text:p>1920.0</text:p>
          </table:table-cell>
          <table:table-cell table:style-name="ce18" office:value-type="float" office:value="0.13463" calcext:value-type="float">
            <text:p>1.3463E-01</text:p>
          </table:table-cell>
          <table:table-cell table:style-name="ce18" office:value-type="float" office:value="0.00045069" calcext:value-type="float">
            <text:p>4.5069E-04</text:p>
          </table:table-cell>
          <table:table-cell table:style-name="ce18" office:value-type="float" office:value="0.00044451" calcext:value-type="float">
            <text:p>4.4451E-04</text:p>
          </table:table-cell>
          <table:table-cell table:number-columns-repeated="60"/>
        </table:table-row>
        <table:table-row table:style-name="ro4">
          <table:table-cell table:style-name="ce15" office:value-type="float" office:value="1925" calcext:value-type="float">
            <text:p>1925.0</text:p>
          </table:table-cell>
          <table:table-cell table:style-name="ce18" office:value-type="float" office:value="0.13447" calcext:value-type="float">
            <text:p>1.3447E-01</text:p>
          </table:table-cell>
          <table:table-cell table:style-name="ce18" office:value-type="float" office:value="0.00093615" calcext:value-type="float">
            <text:p>9.3615E-04</text:p>
          </table:table-cell>
          <table:table-cell table:style-name="ce18" office:value-type="float" office:value="0.00092326" calcext:value-type="float">
            <text:p>9.2326E-04</text:p>
          </table:table-cell>
          <table:table-cell table:number-columns-repeated="60"/>
        </table:table-row>
        <table:table-row table:style-name="ro4">
          <table:table-cell table:style-name="ce15" office:value-type="float" office:value="1930" calcext:value-type="float">
            <text:p>1930.0</text:p>
          </table:table-cell>
          <table:table-cell table:style-name="ce18" office:value-type="float" office:value="0.13145" calcext:value-type="float">
            <text:p>1.3145E-01</text:p>
          </table:table-cell>
          <table:table-cell table:style-name="ce18" office:value-type="float" office:value="0.00055242" calcext:value-type="float">
            <text:p>5.5242E-04</text:p>
          </table:table-cell>
          <table:table-cell table:style-name="ce18" office:value-type="float" office:value="0.00054474" calcext:value-type="float">
            <text:p>5.4474E-04</text:p>
          </table:table-cell>
          <table:table-cell table:number-columns-repeated="60"/>
        </table:table-row>
        <table:table-row table:style-name="ro4">
          <table:table-cell table:style-name="ce15" office:value-type="float" office:value="1935" calcext:value-type="float">
            <text:p>1935.0</text:p>
          </table:table-cell>
          <table:table-cell table:style-name="ce18" office:value-type="float" office:value="0.13243" calcext:value-type="float">
            <text:p>1.3243E-01</text:p>
          </table:table-cell>
          <table:table-cell table:style-name="ce18" office:value-type="float" office:value="0.0035935" calcext:value-type="float">
            <text:p>3.5935E-03</text:p>
          </table:table-cell>
          <table:table-cell table:style-name="ce18" office:value-type="float" office:value="0.0035428" calcext:value-type="float">
            <text:p>3.5428E-03</text:p>
          </table:table-cell>
          <table:table-cell table:number-columns-repeated="60"/>
        </table:table-row>
        <table:table-row table:style-name="ro4">
          <table:table-cell table:style-name="ce15" office:value-type="float" office:value="1940" calcext:value-type="float">
            <text:p>1940.0</text:p>
          </table:table-cell>
          <table:table-cell table:style-name="ce18" office:value-type="float" office:value="0.1295" calcext:value-type="float">
            <text:p>1.2950E-01</text:p>
          </table:table-cell>
          <table:table-cell table:style-name="ce18" office:value-type="float" office:value="0.0032821" calcext:value-type="float">
            <text:p>3.2821E-03</text:p>
          </table:table-cell>
          <table:table-cell table:style-name="ce18" office:value-type="float" office:value="0.0032357" calcext:value-type="float">
            <text:p>3.2357E-03</text:p>
          </table:table-cell>
          <table:table-cell table:number-columns-repeated="60"/>
        </table:table-row>
        <table:table-row table:style-name="ro4">
          <table:table-cell table:style-name="ce15" office:value-type="float" office:value="1945" calcext:value-type="float">
            <text:p>1945.0</text:p>
          </table:table-cell>
          <table:table-cell table:style-name="ce18" office:value-type="float" office:value="0.1195" calcext:value-type="float">
            <text:p>1.1950E-01</text:p>
          </table:table-cell>
          <table:table-cell table:style-name="ce18" office:value-type="float" office:value="0.010863" calcext:value-type="float">
            <text:p>1.0863E-02</text:p>
          </table:table-cell>
          <table:table-cell table:style-name="ce18" office:value-type="float" office:value="0.010707" calcext:value-type="float">
            <text:p>1.0707E-02</text:p>
          </table:table-cell>
          <table:table-cell table:number-columns-repeated="60"/>
        </table:table-row>
        <table:table-row table:style-name="ro4">
          <table:table-cell table:style-name="ce15" office:value-type="float" office:value="1950" calcext:value-type="float">
            <text:p>1950.0</text:p>
          </table:table-cell>
          <table:table-cell table:style-name="ce18" office:value-type="float" office:value="0.12627" calcext:value-type="float">
            <text:p>1.2627E-01</text:p>
          </table:table-cell>
          <table:table-cell table:style-name="ce18" office:value-type="float" office:value="0.016727" calcext:value-type="float">
            <text:p>1.6727E-02</text:p>
          </table:table-cell>
          <table:table-cell table:style-name="ce18" office:value-type="float" office:value="0.016482" calcext:value-type="float">
            <text:p>1.6482E-02</text:p>
          </table:table-cell>
          <table:table-cell table:number-columns-repeated="60"/>
        </table:table-row>
        <table:table-row table:style-name="ro4">
          <table:table-cell table:style-name="ce15" office:value-type="float" office:value="1955" calcext:value-type="float">
            <text:p>1955.0</text:p>
          </table:table-cell>
          <table:table-cell table:style-name="ce18" office:value-type="float" office:value="0.12833" calcext:value-type="float">
            <text:p>1.2833E-01</text:p>
          </table:table-cell>
          <table:table-cell table:style-name="ce18" office:value-type="float" office:value="0.010036" calcext:value-type="float">
            <text:p>1.0036E-02</text:p>
          </table:table-cell>
          <table:table-cell table:style-name="ce18" office:value-type="float" office:value="0.009886" calcext:value-type="float">
            <text:p>9.8860E-03</text:p>
          </table:table-cell>
          <table:table-cell table:number-columns-repeated="60"/>
        </table:table-row>
        <table:table-row table:style-name="ro4">
          <table:table-cell table:style-name="ce15" office:value-type="float" office:value="1960" calcext:value-type="float">
            <text:p>1960.0</text:p>
          </table:table-cell>
          <table:table-cell table:style-name="ce18" office:value-type="float" office:value="0.1261" calcext:value-type="float">
            <text:p>1.2610E-01</text:p>
          </table:table-cell>
          <table:table-cell table:style-name="ce18" office:value-type="float" office:value="0.021906" calcext:value-type="float">
            <text:p>2.1906E-02</text:p>
          </table:table-cell>
          <table:table-cell table:style-name="ce18" office:value-type="float" office:value="0.021569" calcext:value-type="float">
            <text:p>2.1569E-02</text:p>
          </table:table-cell>
          <table:table-cell table:number-columns-repeated="60"/>
        </table:table-row>
        <table:table-row table:style-name="ro4">
          <table:table-cell table:style-name="ce15" office:value-type="float" office:value="1965" calcext:value-type="float">
            <text:p>1965.0</text:p>
          </table:table-cell>
          <table:table-cell table:style-name="ce18" office:value-type="float" office:value="0.12291" calcext:value-type="float">
            <text:p>1.2291E-01</text:p>
          </table:table-cell>
          <table:table-cell table:style-name="ce18" office:value-type="float" office:value="0.028563" calcext:value-type="float">
            <text:p>2.8563E-02</text:p>
          </table:table-cell>
          <table:table-cell table:style-name="ce18" office:value-type="float" office:value="0.028114" calcext:value-type="float">
            <text:p>2.8114E-02</text:p>
          </table:table-cell>
          <table:table-cell table:number-columns-repeated="60"/>
        </table:table-row>
        <table:table-row table:style-name="ro4">
          <table:table-cell table:style-name="ce15" office:value-type="float" office:value="1970" calcext:value-type="float">
            <text:p>1970.0</text:p>
          </table:table-cell>
          <table:table-cell table:style-name="ce18" office:value-type="float" office:value="0.12375" calcext:value-type="float">
            <text:p>1.2375E-01</text:p>
          </table:table-cell>
          <table:table-cell table:style-name="ce18" office:value-type="float" office:value="0.048847" calcext:value-type="float">
            <text:p>4.8847E-02</text:p>
          </table:table-cell>
          <table:table-cell table:style-name="ce18" office:value-type="float" office:value="0.048055" calcext:value-type="float">
            <text:p>4.8055E-02</text:p>
          </table:table-cell>
          <table:table-cell table:number-columns-repeated="60"/>
        </table:table-row>
        <table:table-row table:style-name="ro4">
          <table:table-cell table:style-name="ce15" office:value-type="float" office:value="1975" calcext:value-type="float">
            <text:p>1975.0</text:p>
          </table:table-cell>
          <table:table-cell table:style-name="ce18" office:value-type="float" office:value="0.1215" calcext:value-type="float">
            <text:p>1.2150E-01</text:p>
          </table:table-cell>
          <table:table-cell table:style-name="ce18" office:value-type="float" office:value="0.067857" calcext:value-type="float">
            <text:p>6.7857E-02</text:p>
          </table:table-cell>
          <table:table-cell table:style-name="ce18" office:value-type="float" office:value="0.06673" calcext:value-type="float">
            <text:p>6.6730E-02</text:p>
          </table:table-cell>
          <table:table-cell table:number-columns-repeated="60"/>
        </table:table-row>
        <table:table-row table:style-name="ro4">
          <table:table-cell table:style-name="ce15" office:value-type="float" office:value="1980" calcext:value-type="float">
            <text:p>1980.0</text:p>
          </table:table-cell>
          <table:table-cell table:style-name="ce18" office:value-type="float" office:value="0.11968" calcext:value-type="float">
            <text:p>1.1968E-01</text:p>
          </table:table-cell>
          <table:table-cell table:style-name="ce18" office:value-type="float" office:value="0.075512" calcext:value-type="float">
            <text:p>7.5512E-02</text:p>
          </table:table-cell>
          <table:table-cell table:style-name="ce18" office:value-type="float" office:value="0.074234" calcext:value-type="float">
            <text:p>7.4234E-02</text:p>
          </table:table-cell>
          <table:table-cell table:number-columns-repeated="60"/>
        </table:table-row>
        <table:table-row table:style-name="ro4">
          <table:table-cell table:style-name="ce15" office:value-type="float" office:value="1985" calcext:value-type="float">
            <text:p>1985.0</text:p>
          </table:table-cell>
          <table:table-cell table:style-name="ce18" office:value-type="float" office:value="0.11902" calcext:value-type="float">
            <text:p>1.1902E-01</text:p>
          </table:table-cell>
          <table:table-cell table:style-name="ce18" office:value-type="float" office:value="0.083063" calcext:value-type="float">
            <text:p>8.3063E-02</text:p>
          </table:table-cell>
          <table:table-cell table:style-name="ce18" office:value-type="float" office:value="0.081625" calcext:value-type="float">
            <text:p>8.1625E-02</text:p>
          </table:table-cell>
          <table:table-cell table:number-columns-repeated="60"/>
        </table:table-row>
        <table:table-row table:style-name="ro4">
          <table:table-cell table:style-name="ce15" office:value-type="float" office:value="1990" calcext:value-type="float">
            <text:p>1990.0</text:p>
          </table:table-cell>
          <table:table-cell table:style-name="ce18" office:value-type="float" office:value="0.11977" calcext:value-type="float">
            <text:p>1.1977E-01</text:p>
          </table:table-cell>
          <table:table-cell table:style-name="ce18" office:value-type="float" office:value="0.085613" calcext:value-type="float">
            <text:p>8.5613E-02</text:p>
          </table:table-cell>
          <table:table-cell table:style-name="ce18" office:value-type="float" office:value="0.084124" calcext:value-type="float">
            <text:p>8.4124E-02</text:p>
          </table:table-cell>
          <table:table-cell table:number-columns-repeated="60"/>
        </table:table-row>
        <table:table-row table:style-name="ro4">
          <table:table-cell table:style-name="ce15" office:value-type="float" office:value="1995" calcext:value-type="float">
            <text:p>1995.0</text:p>
          </table:table-cell>
          <table:table-cell table:style-name="ce18" office:value-type="float" office:value="0.11684" calcext:value-type="float">
            <text:p>1.1684E-01</text:p>
          </table:table-cell>
          <table:table-cell table:style-name="ce18" office:value-type="float" office:value="0.08119" calcext:value-type="float">
            <text:p>8.1190E-02</text:p>
          </table:table-cell>
          <table:table-cell table:style-name="ce18" office:value-type="float" office:value="0.079787" calcext:value-type="float">
            <text:p>7.9787E-02</text:p>
          </table:table-cell>
          <table:table-cell table:number-columns-repeated="60"/>
        </table:table-row>
        <table:table-row table:style-name="ro4">
          <table:table-cell table:style-name="ce15" office:value-type="float" office:value="2000" calcext:value-type="float">
            <text:p>2000.0</text:p>
          </table:table-cell>
          <table:table-cell table:style-name="ce18" office:value-type="float" office:value="0.11673" calcext:value-type="float">
            <text:p>1.1673E-01</text:p>
          </table:table-cell>
          <table:table-cell table:style-name="ce18" office:value-type="float" office:value="0.038156" calcext:value-type="float">
            <text:p>3.8156E-02</text:p>
          </table:table-cell>
          <table:table-cell table:style-name="ce18" office:value-type="float" office:value="0.037491" calcext:value-type="float">
            <text:p>3.7491E-02</text:p>
          </table:table-cell>
          <table:table-cell table:number-columns-repeated="60"/>
        </table:table-row>
        <table:table-row table:style-name="ro4">
          <table:table-cell table:style-name="ce15" office:value-type="float" office:value="2005" calcext:value-type="float">
            <text:p>2005.0</text:p>
          </table:table-cell>
          <table:table-cell table:style-name="ce18" office:value-type="float" office:value="0.11501" calcext:value-type="float">
            <text:p>1.1501E-01</text:p>
          </table:table-cell>
          <table:table-cell table:style-name="ce18" office:value-type="float" office:value="0.015001" calcext:value-type="float">
            <text:p>1.5001E-02</text:p>
          </table:table-cell>
          <table:table-cell table:style-name="ce18" office:value-type="float" office:value="0.014747" calcext:value-type="float">
            <text:p>1.4747E-02</text:p>
          </table:table-cell>
          <table:table-cell table:number-columns-repeated="60"/>
        </table:table-row>
        <table:table-row table:style-name="ro4">
          <table:table-cell table:style-name="ce15" office:value-type="float" office:value="2010" calcext:value-type="float">
            <text:p>2010.0</text:p>
          </table:table-cell>
          <table:table-cell table:style-name="ce18" office:value-type="float" office:value="0.11512" calcext:value-type="float">
            <text:p>1.1512E-01</text:p>
          </table:table-cell>
          <table:table-cell table:style-name="ce18" office:value-type="float" office:value="0.039748" calcext:value-type="float">
            <text:p>3.9748E-02</text:p>
          </table:table-cell>
          <table:table-cell table:style-name="ce18" office:value-type="float" office:value="0.039071" calcext:value-type="float">
            <text:p>3.9071E-02</text:p>
          </table:table-cell>
          <table:table-cell table:number-columns-repeated="60"/>
        </table:table-row>
        <table:table-row table:style-name="ro4">
          <table:table-cell table:style-name="ce15" office:value-type="float" office:value="2015" calcext:value-type="float">
            <text:p>2015.0</text:p>
          </table:table-cell>
          <table:table-cell table:style-name="ce18" office:value-type="float" office:value="0.11399" calcext:value-type="float">
            <text:p>1.1399E-01</text:p>
          </table:table-cell>
          <table:table-cell table:style-name="ce18" office:value-type="float" office:value="0.026648" calcext:value-type="float">
            <text:p>2.6648E-02</text:p>
          </table:table-cell>
          <table:table-cell table:style-name="ce18" office:value-type="float" office:value="0.026208" calcext:value-type="float">
            <text:p>2.6208E-02</text:p>
          </table:table-cell>
          <table:table-cell table:number-columns-repeated="60"/>
        </table:table-row>
        <table:table-row table:style-name="ro4">
          <table:table-cell table:style-name="ce15" office:value-type="float" office:value="2020" calcext:value-type="float">
            <text:p>2020.0</text:p>
          </table:table-cell>
          <table:table-cell table:style-name="ce18" office:value-type="float" office:value="0.11192" calcext:value-type="float">
            <text:p>1.1192E-01</text:p>
          </table:table-cell>
          <table:table-cell table:style-name="ce18" office:value-type="float" office:value="0.044981" calcext:value-type="float">
            <text:p>4.4981E-02</text:p>
          </table:table-cell>
          <table:table-cell table:style-name="ce18" office:value-type="float" office:value="0.044239" calcext:value-type="float">
            <text:p>4.4239E-02</text:p>
          </table:table-cell>
          <table:table-cell table:number-columns-repeated="60"/>
        </table:table-row>
        <table:table-row table:style-name="ro4">
          <table:table-cell table:style-name="ce15" office:value-type="float" office:value="2025" calcext:value-type="float">
            <text:p>2025.0</text:p>
          </table:table-cell>
          <table:table-cell table:style-name="ce18" office:value-type="float" office:value="0.11176" calcext:value-type="float">
            <text:p>1.1176E-01</text:p>
          </table:table-cell>
          <table:table-cell table:style-name="ce18" office:value-type="float" office:value="0.07401" calcext:value-type="float">
            <text:p>7.4010E-02</text:p>
          </table:table-cell>
          <table:table-cell table:style-name="ce18" office:value-type="float" office:value="0.072779" calcext:value-type="float">
            <text:p>7.2779E-02</text:p>
          </table:table-cell>
          <table:table-cell table:number-columns-repeated="60"/>
        </table:table-row>
        <table:table-row table:style-name="ro4">
          <table:table-cell table:style-name="ce15" office:value-type="float" office:value="2030" calcext:value-type="float">
            <text:p>2030.0</text:p>
          </table:table-cell>
          <table:table-cell table:style-name="ce18" office:value-type="float" office:value="0.10969" calcext:value-type="float">
            <text:p>1.0969E-01</text:p>
          </table:table-cell>
          <table:table-cell table:style-name="ce18" office:value-type="float" office:value="0.084856" calcext:value-type="float">
            <text:p>8.4856E-02</text:p>
          </table:table-cell>
          <table:table-cell table:style-name="ce18" office:value-type="float" office:value="0.08346" calcext:value-type="float">
            <text:p>8.3460E-02</text:p>
          </table:table-cell>
          <table:table-cell table:number-columns-repeated="60"/>
        </table:table-row>
        <table:table-row table:style-name="ro4">
          <table:table-cell table:style-name="ce15" office:value-type="float" office:value="2035" calcext:value-type="float">
            <text:p>2035.0</text:p>
          </table:table-cell>
          <table:table-cell table:style-name="ce18" office:value-type="float" office:value="0.10915" calcext:value-type="float">
            <text:p>1.0915E-01</text:p>
          </table:table-cell>
          <table:table-cell table:style-name="ce18" office:value-type="float" office:value="0.096386" calcext:value-type="float">
            <text:p>9.6386E-02</text:p>
          </table:table-cell>
          <table:table-cell table:style-name="ce18" office:value-type="float" office:value="0.094808" calcext:value-type="float">
            <text:p>9.4808E-02</text:p>
          </table:table-cell>
          <table:table-cell table:number-columns-repeated="60"/>
        </table:table-row>
        <table:table-row table:style-name="ro4">
          <table:table-cell table:style-name="ce15" office:value-type="float" office:value="2040" calcext:value-type="float">
            <text:p>2040.0</text:p>
          </table:table-cell>
          <table:table-cell table:style-name="ce18" office:value-type="float" office:value="0.1072" calcext:value-type="float">
            <text:p>1.0720E-01</text:p>
          </table:table-cell>
          <table:table-cell table:style-name="ce18" office:value-type="float" office:value="0.089781" calcext:value-type="float">
            <text:p>8.9781E-02</text:p>
          </table:table-cell>
          <table:table-cell table:style-name="ce18" office:value-type="float" office:value="0.088344" calcext:value-type="float">
            <text:p>8.8344E-02</text:p>
          </table:table-cell>
          <table:table-cell table:number-columns-repeated="60"/>
        </table:table-row>
        <table:table-row table:style-name="ro4">
          <table:table-cell table:style-name="ce15" office:value-type="float" office:value="2045" calcext:value-type="float">
            <text:p>2045.0</text:p>
          </table:table-cell>
          <table:table-cell table:style-name="ce18" office:value-type="float" office:value="0.10756" calcext:value-type="float">
            <text:p>1.0756E-01</text:p>
          </table:table-cell>
          <table:table-cell table:style-name="ce18" office:value-type="float" office:value="0.091074" calcext:value-type="float">
            <text:p>9.1074E-02</text:p>
          </table:table-cell>
          <table:table-cell table:style-name="ce18" office:value-type="float" office:value="0.089636" calcext:value-type="float">
            <text:p>8.9636E-02</text:p>
          </table:table-cell>
          <table:table-cell table:number-columns-repeated="60"/>
        </table:table-row>
        <table:table-row table:style-name="ro4">
          <table:table-cell table:style-name="ce15" office:value-type="float" office:value="2050" calcext:value-type="float">
            <text:p>2050.0</text:p>
          </table:table-cell>
          <table:table-cell table:style-name="ce18" office:value-type="float" office:value="0.10592" calcext:value-type="float">
            <text:p>1.0592E-01</text:p>
          </table:table-cell>
          <table:table-cell table:style-name="ce18" office:value-type="float" office:value="0.067927" calcext:value-type="float">
            <text:p>6.7927E-02</text:p>
          </table:table-cell>
          <table:table-cell table:style-name="ce18" office:value-type="float" office:value="0.066892" calcext:value-type="float">
            <text:p>6.6892E-02</text:p>
          </table:table-cell>
          <table:table-cell table:number-columns-repeated="60"/>
        </table:table-row>
        <table:table-row table:style-name="ro4">
          <table:table-cell table:style-name="ce15" office:value-type="float" office:value="2055" calcext:value-type="float">
            <text:p>2055.0</text:p>
          </table:table-cell>
          <table:table-cell table:style-name="ce18" office:value-type="float" office:value="0.10471" calcext:value-type="float">
            <text:p>1.0471E-01</text:p>
          </table:table-cell>
          <table:table-cell table:style-name="ce18" office:value-type="float" office:value="0.054906" calcext:value-type="float">
            <text:p>5.4906E-02</text:p>
          </table:table-cell>
          <table:table-cell table:style-name="ce18" office:value-type="float" office:value="0.05409" calcext:value-type="float">
            <text:p>5.4090E-02</text:p>
          </table:table-cell>
          <table:table-cell table:number-columns-repeated="60"/>
        </table:table-row>
        <table:table-row table:style-name="ro4">
          <table:table-cell table:style-name="ce15" office:value-type="float" office:value="2060" calcext:value-type="float">
            <text:p>2060.0</text:p>
          </table:table-cell>
          <table:table-cell table:style-name="ce18" office:value-type="float" office:value="0.1032" calcext:value-type="float">
            <text:p>1.0320E-01</text:p>
          </table:table-cell>
          <table:table-cell table:style-name="ce18" office:value-type="float" office:value="0.069193" calcext:value-type="float">
            <text:p>6.9193E-02</text:p>
          </table:table-cell>
          <table:table-cell table:style-name="ce18" office:value-type="float" office:value="0.068157" calcext:value-type="float">
            <text:p>6.8157E-02</text:p>
          </table:table-cell>
          <table:table-cell table:number-columns-repeated="60"/>
        </table:table-row>
        <table:table-row table:style-name="ro4">
          <table:table-cell table:style-name="ce15" office:value-type="float" office:value="2065" calcext:value-type="float">
            <text:p>2065.0</text:p>
          </table:table-cell>
          <table:table-cell table:style-name="ce18" office:value-type="float" office:value="0.10182" calcext:value-type="float">
            <text:p>1.0182E-01</text:p>
          </table:table-cell>
          <table:table-cell table:style-name="ce18" office:value-type="float" office:value="0.061875" calcext:value-type="float">
            <text:p>6.1875E-02</text:p>
          </table:table-cell>
          <table:table-cell table:style-name="ce18" office:value-type="float" office:value="0.060962" calcext:value-type="float">
            <text:p>6.0962E-02</text:p>
          </table:table-cell>
          <table:table-cell table:number-columns-repeated="60"/>
        </table:table-row>
        <table:table-row table:style-name="ro4">
          <table:table-cell table:style-name="ce15" office:value-type="float" office:value="2070" calcext:value-type="float">
            <text:p>2070.0</text:p>
          </table:table-cell>
          <table:table-cell table:style-name="ce18" office:value-type="float" office:value="0.10095" calcext:value-type="float">
            <text:p>1.0095E-01</text:p>
          </table:table-cell>
          <table:table-cell table:style-name="ce18" office:value-type="float" office:value="0.065676" calcext:value-type="float">
            <text:p>6.5676E-02</text:p>
          </table:table-cell>
          <table:table-cell table:style-name="ce18" office:value-type="float" office:value="0.064715" calcext:value-type="float">
            <text:p>6.4715E-02</text:p>
          </table:table-cell>
          <table:table-cell table:number-columns-repeated="60"/>
        </table:table-row>
        <table:table-row table:style-name="ro4">
          <table:table-cell table:style-name="ce15" office:value-type="float" office:value="2075" calcext:value-type="float">
            <text:p>2075.0</text:p>
          </table:table-cell>
          <table:table-cell table:style-name="ce18" office:value-type="float" office:value="0.10095" calcext:value-type="float">
            <text:p>1.0095E-01</text:p>
          </table:table-cell>
          <table:table-cell table:style-name="ce18" office:value-type="float" office:value="0.077443" calcext:value-type="float">
            <text:p>7.7443E-02</text:p>
          </table:table-cell>
          <table:table-cell table:style-name="ce18" office:value-type="float" office:value="0.076305" calcext:value-type="float">
            <text:p>7.6305E-02</text:p>
          </table:table-cell>
          <table:table-cell table:number-columns-repeated="60"/>
        </table:table-row>
        <table:table-row table:style-name="ro4">
          <table:table-cell table:style-name="ce15" office:value-type="float" office:value="2080" calcext:value-type="float">
            <text:p>2080.0</text:p>
          </table:table-cell>
          <table:table-cell table:style-name="ce18" office:value-type="float" office:value="0.09933" calcext:value-type="float">
            <text:p>9.9330E-02</text:p>
          </table:table-cell>
          <table:table-cell table:style-name="ce18" office:value-type="float" office:value="0.086812" calcext:value-type="float">
            <text:p>8.6812E-02</text:p>
          </table:table-cell>
          <table:table-cell table:style-name="ce18" office:value-type="float" office:value="0.085528" calcext:value-type="float">
            <text:p>8.5528E-02</text:p>
          </table:table-cell>
          <table:table-cell table:number-columns-repeated="60"/>
        </table:table-row>
        <table:table-row table:style-name="ro4">
          <table:table-cell table:style-name="ce15" office:value-type="float" office:value="2085" calcext:value-type="float">
            <text:p>2085.0</text:p>
          </table:table-cell>
          <table:table-cell table:style-name="ce18" office:value-type="float" office:value="0.0983" calcext:value-type="float">
            <text:p>9.8300E-02</text:p>
          </table:table-cell>
          <table:table-cell table:style-name="ce18" office:value-type="float" office:value="0.085102" calcext:value-type="float">
            <text:p>8.5102E-02</text:p>
          </table:table-cell>
          <table:table-cell table:style-name="ce18" office:value-type="float" office:value="0.083847" calcext:value-type="float">
            <text:p>8.3847E-02</text:p>
          </table:table-cell>
          <table:table-cell table:number-columns-repeated="60"/>
        </table:table-row>
        <table:table-row table:style-name="ro4">
          <table:table-cell table:style-name="ce15" office:value-type="float" office:value="2090" calcext:value-type="float">
            <text:p>2090.0</text:p>
          </table:table-cell>
          <table:table-cell table:style-name="ce18" office:value-type="float" office:value="0.09754" calcext:value-type="float">
            <text:p>9.7540E-02</text:p>
          </table:table-cell>
          <table:table-cell table:style-name="ce18" office:value-type="float" office:value="0.0891" calcext:value-type="float">
            <text:p>8.9100E-02</text:p>
          </table:table-cell>
          <table:table-cell table:style-name="ce18" office:value-type="float" office:value="0.087779" calcext:value-type="float">
            <text:p>8.7779E-02</text:p>
          </table:table-cell>
          <table:table-cell table:number-columns-repeated="60"/>
        </table:table-row>
        <table:table-row table:style-name="ro4">
          <table:table-cell table:style-name="ce15" office:value-type="float" office:value="2095" calcext:value-type="float">
            <text:p>2095.0</text:p>
          </table:table-cell>
          <table:table-cell table:style-name="ce18" office:value-type="float" office:value="0.09599" calcext:value-type="float">
            <text:p>9.5990E-02</text:p>
          </table:table-cell>
          <table:table-cell table:style-name="ce18" office:value-type="float" office:value="0.089747" calcext:value-type="float">
            <text:p>8.9747E-02</text:p>
          </table:table-cell>
          <table:table-cell table:style-name="ce18" office:value-type="float" office:value="0.088421" calcext:value-type="float">
            <text:p>8.8421E-02</text:p>
          </table:table-cell>
          <table:table-cell table:number-columns-repeated="60"/>
        </table:table-row>
        <table:table-row table:style-name="ro4">
          <table:table-cell table:style-name="ce15" office:value-type="float" office:value="2100" calcext:value-type="float">
            <text:p>2100.0</text:p>
          </table:table-cell>
          <table:table-cell table:style-name="ce18" office:value-type="float" office:value="0.09624" calcext:value-type="float">
            <text:p>9.6240E-02</text:p>
          </table:table-cell>
          <table:table-cell table:style-name="ce18" office:value-type="float" office:value="0.086133" calcext:value-type="float">
            <text:p>8.6133E-02</text:p>
          </table:table-cell>
          <table:table-cell table:style-name="ce18" office:value-type="float" office:value="0.084869" calcext:value-type="float">
            <text:p>8.4869E-02</text:p>
          </table:table-cell>
          <table:table-cell table:number-columns-repeated="60"/>
        </table:table-row>
        <table:table-row table:style-name="ro4">
          <table:table-cell table:style-name="ce15" office:value-type="float" office:value="2105" calcext:value-type="float">
            <text:p>2105.0</text:p>
          </table:table-cell>
          <table:table-cell table:style-name="ce18" office:value-type="float" office:value="0.09575" calcext:value-type="float">
            <text:p>9.5750E-02</text:p>
          </table:table-cell>
          <table:table-cell table:style-name="ce18" office:value-type="float" office:value="0.093153" calcext:value-type="float">
            <text:p>9.3153E-02</text:p>
          </table:table-cell>
          <table:table-cell table:style-name="ce18" office:value-type="float" office:value="0.091771" calcext:value-type="float">
            <text:p>9.1771E-02</text:p>
          </table:table-cell>
          <table:table-cell table:number-columns-repeated="60"/>
        </table:table-row>
        <table:table-row table:style-name="ro4">
          <table:table-cell table:style-name="ce15" office:value-type="float" office:value="2110" calcext:value-type="float">
            <text:p>2110.0</text:p>
          </table:table-cell>
          <table:table-cell table:style-name="ce18" office:value-type="float" office:value="0.09463" calcext:value-type="float">
            <text:p>9.4630E-02</text:p>
          </table:table-cell>
          <table:table-cell table:style-name="ce18" office:value-type="float" office:value="0.089654" calcext:value-type="float">
            <text:p>8.9654E-02</text:p>
          </table:table-cell>
          <table:table-cell table:style-name="ce18" office:value-type="float" office:value="0.08832" calcext:value-type="float">
            <text:p>8.8320E-02</text:p>
          </table:table-cell>
          <table:table-cell table:number-columns-repeated="60"/>
        </table:table-row>
        <table:table-row table:style-name="ro4">
          <table:table-cell table:style-name="ce15" office:value-type="float" office:value="2115" calcext:value-type="float">
            <text:p>2115.0</text:p>
          </table:table-cell>
          <table:table-cell table:style-name="ce18" office:value-type="float" office:value="0.09385" calcext:value-type="float">
            <text:p>9.3850E-02</text:p>
          </table:table-cell>
          <table:table-cell table:style-name="ce18" office:value-type="float" office:value="0.091673" calcext:value-type="float">
            <text:p>9.1673E-02</text:p>
          </table:table-cell>
          <table:table-cell table:style-name="ce18" office:value-type="float" office:value="0.090308" calcext:value-type="float">
            <text:p>9.0308E-02</text:p>
          </table:table-cell>
          <table:table-cell table:number-columns-repeated="60"/>
        </table:table-row>
        <table:table-row table:style-name="ro4">
          <table:table-cell table:style-name="ce15" office:value-type="float" office:value="2120" calcext:value-type="float">
            <text:p>2120.0</text:p>
          </table:table-cell>
          <table:table-cell table:style-name="ce18" office:value-type="float" office:value="0.09314" calcext:value-type="float">
            <text:p>9.3140E-02</text:p>
          </table:table-cell>
          <table:table-cell table:style-name="ce18" office:value-type="float" office:value="0.087588" calcext:value-type="float">
            <text:p>8.7588E-02</text:p>
          </table:table-cell>
          <table:table-cell table:style-name="ce18" office:value-type="float" office:value="0.086281" calcext:value-type="float">
            <text:p>8.6281E-02</text:p>
          </table:table-cell>
          <table:table-cell table:number-columns-repeated="60"/>
        </table:table-row>
        <table:table-row table:style-name="ro4">
          <table:table-cell table:style-name="ce15" office:value-type="float" office:value="2125" calcext:value-type="float">
            <text:p>2125.0</text:p>
          </table:table-cell>
          <table:table-cell table:style-name="ce18" office:value-type="float" office:value="0.09218" calcext:value-type="float">
            <text:p>9.2180E-02</text:p>
          </table:table-cell>
          <table:table-cell table:style-name="ce18" office:value-type="float" office:value="0.088632" calcext:value-type="float">
            <text:p>8.8632E-02</text:p>
          </table:table-cell>
          <table:table-cell table:style-name="ce18" office:value-type="float" office:value="0.087303" calcext:value-type="float">
            <text:p>8.7303E-02</text:p>
          </table:table-cell>
          <table:table-cell table:number-columns-repeated="60"/>
        </table:table-row>
        <table:table-row table:style-name="ro4">
          <table:table-cell table:style-name="ce15" office:value-type="float" office:value="2130" calcext:value-type="float">
            <text:p>2130.0</text:p>
          </table:table-cell>
          <table:table-cell table:style-name="ce18" office:value-type="float" office:value="0.09238" calcext:value-type="float">
            <text:p>9.2380E-02</text:p>
          </table:table-cell>
          <table:table-cell table:style-name="ce18" office:value-type="float" office:value="0.089774" calcext:value-type="float">
            <text:p>8.9774E-02</text:p>
          </table:table-cell>
          <table:table-cell table:style-name="ce18" office:value-type="float" office:value="0.088422" calcext:value-type="float">
            <text:p>8.8422E-02</text:p>
          </table:table-cell>
          <table:table-cell table:number-columns-repeated="60"/>
        </table:table-row>
        <table:table-row table:style-name="ro4">
          <table:table-cell table:style-name="ce15" office:value-type="float" office:value="2135" calcext:value-type="float">
            <text:p>2135.0</text:p>
          </table:table-cell>
          <table:table-cell table:style-name="ce18" office:value-type="float" office:value="0.09112" calcext:value-type="float">
            <text:p>9.1120E-02</text:p>
          </table:table-cell>
          <table:table-cell table:style-name="ce18" office:value-type="float" office:value="0.090044" calcext:value-type="float">
            <text:p>9.0044E-02</text:p>
          </table:table-cell>
          <table:table-cell table:style-name="ce18" office:value-type="float" office:value="0.088679" calcext:value-type="float">
            <text:p>8.8679E-02</text:p>
          </table:table-cell>
          <table:table-cell table:number-columns-repeated="60"/>
        </table:table-row>
        <table:table-row table:style-name="ro4">
          <table:table-cell table:style-name="ce15" office:value-type="float" office:value="2140" calcext:value-type="float">
            <text:p>2140.0</text:p>
          </table:table-cell>
          <table:table-cell table:style-name="ce18" office:value-type="float" office:value="0.09105" calcext:value-type="float">
            <text:p>9.1050E-02</text:p>
          </table:table-cell>
          <table:table-cell table:style-name="ce18" office:value-type="float" office:value="0.090767" calcext:value-type="float">
            <text:p>9.0767E-02</text:p>
          </table:table-cell>
          <table:table-cell table:style-name="ce18" office:value-type="float" office:value="0.08939" calcext:value-type="float">
            <text:p>8.9390E-02</text:p>
          </table:table-cell>
          <table:table-cell table:number-columns-repeated="60"/>
        </table:table-row>
        <table:table-row table:style-name="ro4">
          <table:table-cell table:style-name="ce15" office:value-type="float" office:value="2145" calcext:value-type="float">
            <text:p>2145.0</text:p>
          </table:table-cell>
          <table:table-cell table:style-name="ce18" office:value-type="float" office:value="0.08994" calcext:value-type="float">
            <text:p>8.9940E-02</text:p>
          </table:table-cell>
          <table:table-cell table:style-name="ce18" office:value-type="float" office:value="0.089486" calcext:value-type="float">
            <text:p>8.9486E-02</text:p>
          </table:table-cell>
          <table:table-cell table:style-name="ce18" office:value-type="float" office:value="0.088132" calcext:value-type="float">
            <text:p>8.8132E-02</text:p>
          </table:table-cell>
          <table:table-cell table:number-columns-repeated="60"/>
        </table:table-row>
        <table:table-row table:style-name="ro4">
          <table:table-cell table:style-name="ce15" office:value-type="float" office:value="2150" calcext:value-type="float">
            <text:p>2150.0</text:p>
          </table:table-cell>
          <table:table-cell table:style-name="ce18" office:value-type="float" office:value="0.08971" calcext:value-type="float">
            <text:p>8.9710E-02</text:p>
          </table:table-cell>
          <table:table-cell table:style-name="ce18" office:value-type="float" office:value="0.084639" calcext:value-type="float">
            <text:p>8.4639E-02</text:p>
          </table:table-cell>
          <table:table-cell table:style-name="ce18" office:value-type="float" office:value="0.083369" calcext:value-type="float">
            <text:p>8.3369E-02</text:p>
          </table:table-cell>
          <table:table-cell table:number-columns-repeated="60"/>
        </table:table-row>
        <table:table-row table:style-name="ro4">
          <table:table-cell table:style-name="ce15" office:value-type="float" office:value="2155" calcext:value-type="float">
            <text:p>2155.0</text:p>
          </table:table-cell>
          <table:table-cell table:style-name="ce18" office:value-type="float" office:value="0.08888" calcext:value-type="float">
            <text:p>8.8880E-02</text:p>
          </table:table-cell>
          <table:table-cell table:style-name="ce18" office:value-type="float" office:value="0.08484" calcext:value-type="float">
            <text:p>8.4840E-02</text:p>
          </table:table-cell>
          <table:table-cell table:style-name="ce18" office:value-type="float" office:value="0.083566" calcext:value-type="float">
            <text:p>8.3566E-02</text:p>
          </table:table-cell>
          <table:table-cell table:number-columns-repeated="60"/>
        </table:table-row>
        <table:table-row table:style-name="ro4">
          <table:table-cell table:style-name="ce15" office:value-type="float" office:value="2160" calcext:value-type="float">
            <text:p>2160.0</text:p>
          </table:table-cell>
          <table:table-cell table:style-name="ce18" office:value-type="float" office:value="0.08789" calcext:value-type="float">
            <text:p>8.7890E-02</text:p>
          </table:table-cell>
          <table:table-cell table:style-name="ce18" office:value-type="float" office:value="0.08417" calcext:value-type="float">
            <text:p>8.4170E-02</text:p>
          </table:table-cell>
          <table:table-cell table:style-name="ce18" office:value-type="float" office:value="0.082912" calcext:value-type="float">
            <text:p>8.2912E-02</text:p>
          </table:table-cell>
          <table:table-cell table:number-columns-repeated="60"/>
        </table:table-row>
        <table:table-row table:style-name="ro4">
          <table:table-cell table:style-name="ce15" office:value-type="float" office:value="2165" calcext:value-type="float">
            <text:p>2165.0</text:p>
          </table:table-cell>
          <table:table-cell table:style-name="ce18" office:value-type="float" office:value="0.082" calcext:value-type="float">
            <text:p>8.2000E-02</text:p>
          </table:table-cell>
          <table:table-cell table:style-name="ce18" office:value-type="float" office:value="0.07631" calcext:value-type="float">
            <text:p>7.6310E-02</text:p>
          </table:table-cell>
          <table:table-cell table:style-name="ce18" office:value-type="float" office:value="0.075175" calcext:value-type="float">
            <text:p>7.5175E-02</text:p>
          </table:table-cell>
          <table:table-cell table:number-columns-repeated="60"/>
        </table:table-row>
        <table:table-row table:style-name="ro4">
          <table:table-cell table:style-name="ce15" office:value-type="float" office:value="2170" calcext:value-type="float">
            <text:p>2170.0</text:p>
          </table:table-cell>
          <table:table-cell table:style-name="ce18" office:value-type="float" office:value="0.08537" calcext:value-type="float">
            <text:p>8.5370E-02</text:p>
          </table:table-cell>
          <table:table-cell table:style-name="ce18" office:value-type="float" office:value="0.081996" calcext:value-type="float">
            <text:p>8.1996E-02</text:p>
          </table:table-cell>
          <table:table-cell table:style-name="ce18" office:value-type="float" office:value="0.080776" calcext:value-type="float">
            <text:p>8.0776E-02</text:p>
          </table:table-cell>
          <table:table-cell table:number-columns-repeated="60"/>
        </table:table-row>
        <table:table-row table:style-name="ro4">
          <table:table-cell table:style-name="ce15" office:value-type="float" office:value="2175" calcext:value-type="float">
            <text:p>2175.0</text:p>
          </table:table-cell>
          <table:table-cell table:style-name="ce18" office:value-type="float" office:value="0.08576" calcext:value-type="float">
            <text:p>8.5760E-02</text:p>
          </table:table-cell>
          <table:table-cell table:style-name="ce18" office:value-type="float" office:value="0.080448" calcext:value-type="float">
            <text:p>8.0448E-02</text:p>
          </table:table-cell>
          <table:table-cell table:style-name="ce18" office:value-type="float" office:value="0.079257" calcext:value-type="float">
            <text:p>7.9257E-02</text:p>
          </table:table-cell>
          <table:table-cell table:number-columns-repeated="60"/>
        </table:table-row>
        <table:table-row table:style-name="ro4">
          <table:table-cell table:style-name="ce15" office:value-type="float" office:value="2180" calcext:value-type="float">
            <text:p>2180.0</text:p>
          </table:table-cell>
          <table:table-cell table:style-name="ce18" office:value-type="float" office:value="0.08464" calcext:value-type="float">
            <text:p>8.4640E-02</text:p>
          </table:table-cell>
          <table:table-cell table:style-name="ce18" office:value-type="float" office:value="0.081808" calcext:value-type="float">
            <text:p>8.1808E-02</text:p>
          </table:table-cell>
          <table:table-cell table:style-name="ce18" office:value-type="float" office:value="0.080597" calcext:value-type="float">
            <text:p>8.0597E-02</text:p>
          </table:table-cell>
          <table:table-cell table:number-columns-repeated="60"/>
        </table:table-row>
        <table:table-row table:style-name="ro4">
          <table:table-cell table:style-name="ce15" office:value-type="float" office:value="2185" calcext:value-type="float">
            <text:p>2185.0</text:p>
          </table:table-cell>
          <table:table-cell table:style-name="ce18" office:value-type="float" office:value="0.08468" calcext:value-type="float">
            <text:p>8.4680E-02</text:p>
          </table:table-cell>
          <table:table-cell table:style-name="ce18" office:value-type="float" office:value="0.07455" calcext:value-type="float">
            <text:p>7.4550E-02</text:p>
          </table:table-cell>
          <table:table-cell table:style-name="ce18" office:value-type="float" office:value="0.073458" calcext:value-type="float">
            <text:p>7.3458E-02</text:p>
          </table:table-cell>
          <table:table-cell table:number-columns-repeated="60"/>
        </table:table-row>
        <table:table-row table:style-name="ro4">
          <table:table-cell table:style-name="ce15" office:value-type="float" office:value="2190" calcext:value-type="float">
            <text:p>2190.0</text:p>
          </table:table-cell>
          <table:table-cell table:style-name="ce18" office:value-type="float" office:value="0.08314" calcext:value-type="float">
            <text:p>8.3140E-02</text:p>
          </table:table-cell>
          <table:table-cell table:style-name="ce18" office:value-type="float" office:value="0.079068" calcext:value-type="float">
            <text:p>7.9068E-02</text:p>
          </table:table-cell>
          <table:table-cell table:style-name="ce18" office:value-type="float" office:value="0.077905" calcext:value-type="float">
            <text:p>7.7905E-02</text:p>
          </table:table-cell>
          <table:table-cell table:number-columns-repeated="60"/>
        </table:table-row>
        <table:table-row table:style-name="ro4">
          <table:table-cell table:style-name="ce15" office:value-type="float" office:value="2195" calcext:value-type="float">
            <text:p>2195.0</text:p>
          </table:table-cell>
          <table:table-cell table:style-name="ce18" office:value-type="float" office:value="0.08347" calcext:value-type="float">
            <text:p>8.3470E-02</text:p>
          </table:table-cell>
          <table:table-cell table:style-name="ce18" office:value-type="float" office:value="0.078992" calcext:value-type="float">
            <text:p>7.8992E-02</text:p>
          </table:table-cell>
          <table:table-cell table:style-name="ce18" office:value-type="float" office:value="0.077833" calcext:value-type="float">
            <text:p>7.7833E-02</text:p>
          </table:table-cell>
          <table:table-cell table:number-columns-repeated="60"/>
        </table:table-row>
        <table:table-row table:style-name="ro4">
          <table:table-cell table:style-name="ce15" office:value-type="float" office:value="2200" calcext:value-type="float">
            <text:p>2200.0</text:p>
          </table:table-cell>
          <table:table-cell table:style-name="ce18" office:value-type="float" office:value="0.08279" calcext:value-type="float">
            <text:p>8.2790E-02</text:p>
          </table:table-cell>
          <table:table-cell table:style-name="ce18" office:value-type="float" office:value="0.071202" calcext:value-type="float">
            <text:p>7.1202E-02</text:p>
          </table:table-cell>
          <table:table-cell table:style-name="ce18" office:value-type="float" office:value="0.070175" calcext:value-type="float">
            <text:p>7.0175E-02</text:p>
          </table:table-cell>
          <table:table-cell table:number-columns-repeated="60"/>
        </table:table-row>
        <table:table-row table:style-name="ro4">
          <table:table-cell table:style-name="ce15" office:value-type="float" office:value="2205" calcext:value-type="float">
            <text:p>2205.0</text:p>
          </table:table-cell>
          <table:table-cell table:style-name="ce18" office:value-type="float" office:value="0.0809" calcext:value-type="float">
            <text:p>8.0900E-02</text:p>
          </table:table-cell>
          <table:table-cell table:style-name="ce18" office:value-type="float" office:value="0.07401" calcext:value-type="float">
            <text:p>7.4010E-02</text:p>
          </table:table-cell>
          <table:table-cell table:style-name="ce18" office:value-type="float" office:value="0.072947" calcext:value-type="float">
            <text:p>7.2947E-02</text:p>
          </table:table-cell>
          <table:table-cell table:number-columns-repeated="60"/>
        </table:table-row>
        <table:table-row table:style-name="ro4">
          <table:table-cell table:style-name="ce15" office:value-type="float" office:value="2210" calcext:value-type="float">
            <text:p>2210.0</text:p>
          </table:table-cell>
          <table:table-cell table:style-name="ce18" office:value-type="float" office:value="0.08081" calcext:value-type="float">
            <text:p>8.0810E-02</text:p>
          </table:table-cell>
          <table:table-cell table:style-name="ce18" office:value-type="float" office:value="0.079315" calcext:value-type="float">
            <text:p>7.9315E-02</text:p>
          </table:table-cell>
          <table:table-cell table:style-name="ce18" office:value-type="float" office:value="0.078174" calcext:value-type="float">
            <text:p>7.8174E-02</text:p>
          </table:table-cell>
          <table:table-cell table:number-columns-repeated="60"/>
        </table:table-row>
        <table:table-row table:style-name="ro4">
          <table:table-cell table:style-name="ce15" office:value-type="float" office:value="2215" calcext:value-type="float">
            <text:p>2215.0</text:p>
          </table:table-cell>
          <table:table-cell table:style-name="ce18" office:value-type="float" office:value="0.08041" calcext:value-type="float">
            <text:p>8.0410E-02</text:p>
          </table:table-cell>
          <table:table-cell table:style-name="ce18" office:value-type="float" office:value="0.076273" calcext:value-type="float">
            <text:p>7.6273E-02</text:p>
          </table:table-cell>
          <table:table-cell table:style-name="ce18" office:value-type="float" office:value="0.075189" calcext:value-type="float">
            <text:p>7.5189E-02</text:p>
          </table:table-cell>
          <table:table-cell table:number-columns-repeated="60"/>
        </table:table-row>
        <table:table-row table:style-name="ro4">
          <table:table-cell table:style-name="ce15" office:value-type="float" office:value="2220" calcext:value-type="float">
            <text:p>2220.0</text:p>
          </table:table-cell>
          <table:table-cell table:style-name="ce18" office:value-type="float" office:value="0.07999" calcext:value-type="float">
            <text:p>7.9990E-02</text:p>
          </table:table-cell>
          <table:table-cell table:style-name="ce18" office:value-type="float" office:value="0.07773" calcext:value-type="float">
            <text:p>7.7730E-02</text:p>
          </table:table-cell>
          <table:table-cell table:style-name="ce18" office:value-type="float" office:value="0.076631" calcext:value-type="float">
            <text:p>7.6631E-02</text:p>
          </table:table-cell>
          <table:table-cell table:number-columns-repeated="60"/>
        </table:table-row>
        <table:table-row table:style-name="ro4">
          <table:table-cell table:style-name="ce15" office:value-type="float" office:value="2225" calcext:value-type="float">
            <text:p>2225.0</text:p>
          </table:table-cell>
          <table:table-cell table:style-name="ce18" office:value-type="float" office:value="0.07884" calcext:value-type="float">
            <text:p>7.8840E-02</text:p>
          </table:table-cell>
          <table:table-cell table:style-name="ce18" office:value-type="float" office:value="0.075453" calcext:value-type="float">
            <text:p>7.5453E-02</text:p>
          </table:table-cell>
          <table:table-cell table:style-name="ce18" office:value-type="float" office:value="0.0744" calcext:value-type="float">
            <text:p>7.4400E-02</text:p>
          </table:table-cell>
          <table:table-cell table:number-columns-repeated="60"/>
        </table:table-row>
        <table:table-row table:style-name="ro4">
          <table:table-cell table:style-name="ce15" office:value-type="float" office:value="2230" calcext:value-type="float">
            <text:p>2230.0</text:p>
          </table:table-cell>
          <table:table-cell table:style-name="ce18" office:value-type="float" office:value="0.0784" calcext:value-type="float">
            <text:p>7.8400E-02</text:p>
          </table:table-cell>
          <table:table-cell table:style-name="ce18" office:value-type="float" office:value="0.075773" calcext:value-type="float">
            <text:p>7.5773E-02</text:p>
          </table:table-cell>
          <table:table-cell table:style-name="ce18" office:value-type="float" office:value="0.074727" calcext:value-type="float">
            <text:p>7.4727E-02</text:p>
          </table:table-cell>
          <table:table-cell table:number-columns-repeated="60"/>
        </table:table-row>
        <table:table-row table:style-name="ro4">
          <table:table-cell table:style-name="ce15" office:value-type="float" office:value="2235" calcext:value-type="float">
            <text:p>2235.0</text:p>
          </table:table-cell>
          <table:table-cell table:style-name="ce18" office:value-type="float" office:value="0.07793" calcext:value-type="float">
            <text:p>7.7930E-02</text:p>
          </table:table-cell>
          <table:table-cell table:style-name="ce18" office:value-type="float" office:value="0.074299" calcext:value-type="float">
            <text:p>7.4299E-02</text:p>
          </table:table-cell>
          <table:table-cell table:style-name="ce18" office:value-type="float" office:value="0.07329" calcext:value-type="float">
            <text:p>7.3290E-02</text:p>
          </table:table-cell>
          <table:table-cell table:number-columns-repeated="60"/>
        </table:table-row>
        <table:table-row table:style-name="ro4">
          <table:table-cell table:style-name="ce15" office:value-type="float" office:value="2240" calcext:value-type="float">
            <text:p>2240.0</text:p>
          </table:table-cell>
          <table:table-cell table:style-name="ce18" office:value-type="float" office:value="0.07651" calcext:value-type="float">
            <text:p>7.6510E-02</text:p>
          </table:table-cell>
          <table:table-cell table:style-name="ce18" office:value-type="float" office:value="0.073118" calcext:value-type="float">
            <text:p>7.3118E-02</text:p>
          </table:table-cell>
          <table:table-cell table:style-name="ce18" office:value-type="float" office:value="0.07214" calcext:value-type="float">
            <text:p>7.2140E-02</text:p>
          </table:table-cell>
          <table:table-cell table:number-columns-repeated="60"/>
        </table:table-row>
        <table:table-row table:style-name="ro4">
          <table:table-cell table:style-name="ce15" office:value-type="float" office:value="2245" calcext:value-type="float">
            <text:p>2245.0</text:p>
          </table:table-cell>
          <table:table-cell table:style-name="ce18" office:value-type="float" office:value="0.07625" calcext:value-type="float">
            <text:p>7.6250E-02</text:p>
          </table:table-cell>
          <table:table-cell table:style-name="ce18" office:value-type="float" office:value="0.070838" calcext:value-type="float">
            <text:p>7.0838E-02</text:p>
          </table:table-cell>
          <table:table-cell table:style-name="ce18" office:value-type="float" office:value="0.069911" calcext:value-type="float">
            <text:p>6.9911E-02</text:p>
          </table:table-cell>
          <table:table-cell table:number-columns-repeated="60"/>
        </table:table-row>
        <table:table-row table:style-name="ro4">
          <table:table-cell table:style-name="ce15" office:value-type="float" office:value="2250" calcext:value-type="float">
            <text:p>2250.0</text:p>
          </table:table-cell>
          <table:table-cell table:style-name="ce18" office:value-type="float" office:value="0.07537" calcext:value-type="float">
            <text:p>7.5370E-02</text:p>
          </table:table-cell>
          <table:table-cell table:style-name="ce18" office:value-type="float" office:value="0.071937" calcext:value-type="float">
            <text:p>7.1937E-02</text:p>
          </table:table-cell>
          <table:table-cell table:style-name="ce18" office:value-type="float" office:value="0.071034" calcext:value-type="float">
            <text:p>7.1034E-02</text:p>
          </table:table-cell>
          <table:table-cell table:number-columns-repeated="60"/>
        </table:table-row>
        <table:table-row table:style-name="ro4">
          <table:table-cell table:style-name="ce15" office:value-type="float" office:value="2255" calcext:value-type="float">
            <text:p>2255.0</text:p>
          </table:table-cell>
          <table:table-cell table:style-name="ce18" office:value-type="float" office:value="0.07434" calcext:value-type="float">
            <text:p>7.4340E-02</text:p>
          </table:table-cell>
          <table:table-cell table:style-name="ce18" office:value-type="float" office:value="0.06769" calcext:value-type="float">
            <text:p>6.7690E-02</text:p>
          </table:table-cell>
          <table:table-cell table:style-name="ce18" office:value-type="float" office:value="0.066865" calcext:value-type="float">
            <text:p>6.6865E-02</text:p>
          </table:table-cell>
          <table:table-cell table:number-columns-repeated="60"/>
        </table:table-row>
        <table:table-row table:style-name="ro4">
          <table:table-cell table:style-name="ce15" office:value-type="float" office:value="2260" calcext:value-type="float">
            <text:p>2260.0</text:p>
          </table:table-cell>
          <table:table-cell table:style-name="ce18" office:value-type="float" office:value="0.07409" calcext:value-type="float">
            <text:p>7.4090E-02</text:p>
          </table:table-cell>
          <table:table-cell table:style-name="ce18" office:value-type="float" office:value="0.066929" calcext:value-type="float">
            <text:p>6.6929E-02</text:p>
          </table:table-cell>
          <table:table-cell table:style-name="ce18" office:value-type="float" office:value="0.066143" calcext:value-type="float">
            <text:p>6.6143E-02</text:p>
          </table:table-cell>
          <table:table-cell table:number-columns-repeated="60"/>
        </table:table-row>
        <table:table-row table:style-name="ro4">
          <table:table-cell table:style-name="ce15" office:value-type="float" office:value="2265" calcext:value-type="float">
            <text:p>2265.0</text:p>
          </table:table-cell>
          <table:table-cell table:style-name="ce18" office:value-type="float" office:value="0.07328" calcext:value-type="float">
            <text:p>7.3280E-02</text:p>
          </table:table-cell>
          <table:table-cell table:style-name="ce18" office:value-type="float" office:value="0.068137" calcext:value-type="float">
            <text:p>6.8137E-02</text:p>
          </table:table-cell>
          <table:table-cell table:style-name="ce18" office:value-type="float" office:value="0.067355" calcext:value-type="float">
            <text:p>6.7355E-02</text:p>
          </table:table-cell>
          <table:table-cell table:number-columns-repeated="60"/>
        </table:table-row>
        <table:table-row table:style-name="ro4">
          <table:table-cell table:style-name="ce15" office:value-type="float" office:value="2270" calcext:value-type="float">
            <text:p>2270.0</text:p>
          </table:table-cell>
          <table:table-cell table:style-name="ce18" office:value-type="float" office:value="0.0731" calcext:value-type="float">
            <text:p>7.3100E-02</text:p>
          </table:table-cell>
          <table:table-cell table:style-name="ce18" office:value-type="float" office:value="0.064867" calcext:value-type="float">
            <text:p>6.4867E-02</text:p>
          </table:table-cell>
          <table:table-cell table:style-name="ce18" office:value-type="float" office:value="0.064138" calcext:value-type="float">
            <text:p>6.4138E-02</text:p>
          </table:table-cell>
          <table:table-cell table:number-columns-repeated="60"/>
        </table:table-row>
        <table:table-row table:style-name="ro4">
          <table:table-cell table:style-name="ce15" office:value-type="float" office:value="2275" calcext:value-type="float">
            <text:p>2275.0</text:p>
          </table:table-cell>
          <table:table-cell table:style-name="ce18" office:value-type="float" office:value="0.07263" calcext:value-type="float">
            <text:p>7.2630E-02</text:p>
          </table:table-cell>
          <table:table-cell table:style-name="ce18" office:value-type="float" office:value="0.064021" calcext:value-type="float">
            <text:p>6.4021E-02</text:p>
          </table:table-cell>
          <table:table-cell table:style-name="ce18" office:value-type="float" office:value="0.063309" calcext:value-type="float">
            <text:p>6.3309E-02</text:p>
          </table:table-cell>
          <table:table-cell table:number-columns-repeated="60"/>
        </table:table-row>
        <table:table-row table:style-name="ro4">
          <table:table-cell table:style-name="ce15" office:value-type="float" office:value="2280" calcext:value-type="float">
            <text:p>2280.0</text:p>
          </table:table-cell>
          <table:table-cell table:style-name="ce18" office:value-type="float" office:value="0.07139" calcext:value-type="float">
            <text:p>7.1390E-02</text:p>
          </table:table-cell>
          <table:table-cell table:style-name="ce18" office:value-type="float" office:value="0.066288" calcext:value-type="float">
            <text:p>6.6288E-02</text:p>
          </table:table-cell>
          <table:table-cell table:style-name="ce18" office:value-type="float" office:value="0.065551" calcext:value-type="float">
            <text:p>6.5551E-02</text:p>
          </table:table-cell>
          <table:table-cell table:number-columns-repeated="60"/>
        </table:table-row>
        <table:table-row table:style-name="ro4">
          <table:table-cell table:style-name="ce15" office:value-type="float" office:value="2285" calcext:value-type="float">
            <text:p>2285.0</text:p>
          </table:table-cell>
          <table:table-cell table:style-name="ce18" office:value-type="float" office:value="0.07138" calcext:value-type="float">
            <text:p>7.1380E-02</text:p>
          </table:table-cell>
          <table:table-cell table:style-name="ce18" office:value-type="float" office:value="0.06308" calcext:value-type="float">
            <text:p>6.3080E-02</text:p>
          </table:table-cell>
          <table:table-cell table:style-name="ce18" office:value-type="float" office:value="0.062389" calcext:value-type="float">
            <text:p>6.2389E-02</text:p>
          </table:table-cell>
          <table:table-cell table:number-columns-repeated="60"/>
        </table:table-row>
        <table:table-row table:style-name="ro4">
          <table:table-cell table:style-name="ce15" office:value-type="float" office:value="2290" calcext:value-type="float">
            <text:p>2290.0</text:p>
          </table:table-cell>
          <table:table-cell table:style-name="ce18" office:value-type="float" office:value="0.07119" calcext:value-type="float">
            <text:p>7.1190E-02</text:p>
          </table:table-cell>
          <table:table-cell table:style-name="ce18" office:value-type="float" office:value="0.06322" calcext:value-type="float">
            <text:p>6.3220E-02</text:p>
          </table:table-cell>
          <table:table-cell table:style-name="ce18" office:value-type="float" office:value="0.062534" calcext:value-type="float">
            <text:p>6.2534E-02</text:p>
          </table:table-cell>
          <table:table-cell table:number-columns-repeated="60"/>
        </table:table-row>
        <table:table-row table:style-name="ro4">
          <table:table-cell table:style-name="ce15" office:value-type="float" office:value="2295" calcext:value-type="float">
            <text:p>2295.0</text:p>
          </table:table-cell>
          <table:table-cell table:style-name="ce18" office:value-type="float" office:value="0.0693" calcext:value-type="float">
            <text:p>6.9300E-02</text:p>
          </table:table-cell>
          <table:table-cell table:style-name="ce18" office:value-type="float" office:value="0.061265" calcext:value-type="float">
            <text:p>6.1265E-02</text:p>
          </table:table-cell>
          <table:table-cell table:style-name="ce18" office:value-type="float" office:value="0.060603" calcext:value-type="float">
            <text:p>6.0603E-02</text:p>
          </table:table-cell>
          <table:table-cell table:number-columns-repeated="60"/>
        </table:table-row>
        <table:table-row table:style-name="ro4">
          <table:table-cell table:style-name="ce15" office:value-type="float" office:value="2300" calcext:value-type="float">
            <text:p>2300.0</text:p>
          </table:table-cell>
          <table:table-cell table:style-name="ce18" office:value-type="float" office:value="0.06964" calcext:value-type="float">
            <text:p>6.9640E-02</text:p>
          </table:table-cell>
          <table:table-cell table:style-name="ce18" office:value-type="float" office:value="0.058824" calcext:value-type="float">
            <text:p>5.8824E-02</text:p>
          </table:table-cell>
          <table:table-cell table:style-name="ce18" office:value-type="float" office:value="0.058193" calcext:value-type="float">
            <text:p>5.8193E-02</text:p>
          </table:table-cell>
          <table:table-cell table:number-columns-repeated="60"/>
        </table:table-row>
        <table:table-row table:style-name="ro4">
          <table:table-cell table:style-name="ce15" office:value-type="float" office:value="2305" calcext:value-type="float">
            <text:p>2305.0</text:p>
          </table:table-cell>
          <table:table-cell table:style-name="ce18" office:value-type="float" office:value="0.0694" calcext:value-type="float">
            <text:p>6.9400E-02</text:p>
          </table:table-cell>
          <table:table-cell table:style-name="ce18" office:value-type="float" office:value="0.059171" calcext:value-type="float">
            <text:p>5.9171E-02</text:p>
          </table:table-cell>
          <table:table-cell table:style-name="ce18" office:value-type="float" office:value="0.058544" calcext:value-type="float">
            <text:p>5.8544E-02</text:p>
          </table:table-cell>
          <table:table-cell table:number-columns-repeated="60"/>
        </table:table-row>
        <table:table-row table:style-name="ro4">
          <table:table-cell table:style-name="ce15" office:value-type="float" office:value="2310" calcext:value-type="float">
            <text:p>2310.0</text:p>
          </table:table-cell>
          <table:table-cell table:style-name="ce18" office:value-type="float" office:value="0.0689" calcext:value-type="float">
            <text:p>6.8900E-02</text:p>
          </table:table-cell>
          <table:table-cell table:style-name="ce18" office:value-type="float" office:value="0.06387" calcext:value-type="float">
            <text:p>6.3870E-02</text:p>
          </table:table-cell>
          <table:table-cell table:style-name="ce18" office:value-type="float" office:value="0.063189" calcext:value-type="float">
            <text:p>6.3189E-02</text:p>
          </table:table-cell>
          <table:table-cell table:number-columns-repeated="60"/>
        </table:table-row>
        <table:table-row table:style-name="ro4">
          <table:table-cell table:style-name="ce15" office:value-type="float" office:value="2315" calcext:value-type="float">
            <text:p>2315.0</text:p>
          </table:table-cell>
          <table:table-cell table:style-name="ce18" office:value-type="float" office:value="0.06815" calcext:value-type="float">
            <text:p>6.8150E-02</text:p>
          </table:table-cell>
          <table:table-cell table:style-name="ce18" office:value-type="float" office:value="0.058141" calcext:value-type="float">
            <text:p>5.8141E-02</text:p>
          </table:table-cell>
          <table:table-cell table:style-name="ce18" office:value-type="float" office:value="0.057528" calcext:value-type="float">
            <text:p>5.7528E-02</text:p>
          </table:table-cell>
          <table:table-cell table:number-columns-repeated="60"/>
        </table:table-row>
        <table:table-row table:style-name="ro4">
          <table:table-cell table:style-name="ce15" office:value-type="float" office:value="2320" calcext:value-type="float">
            <text:p>2320.0</text:p>
          </table:table-cell>
          <table:table-cell table:style-name="ce18" office:value-type="float" office:value="0.06763" calcext:value-type="float">
            <text:p>6.7630E-02</text:p>
          </table:table-cell>
          <table:table-cell table:style-name="ce18" office:value-type="float" office:value="0.052031" calcext:value-type="float">
            <text:p>5.2031E-02</text:p>
          </table:table-cell>
          <table:table-cell table:style-name="ce18" office:value-type="float" office:value="0.051489" calcext:value-type="float">
            <text:p>5.1489E-02</text:p>
          </table:table-cell>
          <table:table-cell table:number-columns-repeated="60"/>
        </table:table-row>
        <table:table-row table:style-name="ro4">
          <table:table-cell table:style-name="ce15" office:value-type="float" office:value="2325" calcext:value-type="float">
            <text:p>2325.0</text:p>
          </table:table-cell>
          <table:table-cell table:style-name="ce18" office:value-type="float" office:value="0.06556" calcext:value-type="float">
            <text:p>6.5560E-02</text:p>
          </table:table-cell>
          <table:table-cell table:style-name="ce18" office:value-type="float" office:value="0.056215" calcext:value-type="float">
            <text:p>5.6215E-02</text:p>
          </table:table-cell>
          <table:table-cell table:style-name="ce18" office:value-type="float" office:value="0.055626" calcext:value-type="float">
            <text:p>5.5626E-02</text:p>
          </table:table-cell>
          <table:table-cell table:number-columns-repeated="60"/>
        </table:table-row>
        <table:table-row table:style-name="ro4">
          <table:table-cell table:style-name="ce15" office:value-type="float" office:value="2330" calcext:value-type="float">
            <text:p>2330.0</text:p>
          </table:table-cell>
          <table:table-cell table:style-name="ce18" office:value-type="float" office:value="0.06622" calcext:value-type="float">
            <text:p>6.6220E-02</text:p>
          </table:table-cell>
          <table:table-cell table:style-name="ce18" office:value-type="float" office:value="0.056824" calcext:value-type="float">
            <text:p>5.6824E-02</text:p>
          </table:table-cell>
          <table:table-cell table:style-name="ce18" office:value-type="float" office:value="0.056231" calcext:value-type="float">
            <text:p>5.6231E-02</text:p>
          </table:table-cell>
          <table:table-cell table:number-columns-repeated="60"/>
        </table:table-row>
        <table:table-row table:style-name="ro4">
          <table:table-cell table:style-name="ce15" office:value-type="float" office:value="2335" calcext:value-type="float">
            <text:p>2335.0</text:p>
          </table:table-cell>
          <table:table-cell table:style-name="ce18" office:value-type="float" office:value="0.06572" calcext:value-type="float">
            <text:p>6.5720E-02</text:p>
          </table:table-cell>
          <table:table-cell table:style-name="ce18" office:value-type="float" office:value="0.057967" calcext:value-type="float">
            <text:p>5.7967E-02</text:p>
          </table:table-cell>
          <table:table-cell table:style-name="ce18" office:value-type="float" office:value="0.057362" calcext:value-type="float">
            <text:p>5.7362E-02</text:p>
          </table:table-cell>
          <table:table-cell table:number-columns-repeated="60"/>
        </table:table-row>
        <table:table-row table:style-name="ro4">
          <table:table-cell table:style-name="ce15" office:value-type="float" office:value="2340" calcext:value-type="float">
            <text:p>2340.0</text:p>
          </table:table-cell>
          <table:table-cell table:style-name="ce18" office:value-type="float" office:value="0.06522" calcext:value-type="float">
            <text:p>6.5220E-02</text:p>
          </table:table-cell>
          <table:table-cell table:style-name="ce18" office:value-type="float" office:value="0.045836" calcext:value-type="float">
            <text:p>4.5836E-02</text:p>
          </table:table-cell>
          <table:table-cell table:style-name="ce18" office:value-type="float" office:value="0.045366" calcext:value-type="float">
            <text:p>4.5366E-02</text:p>
          </table:table-cell>
          <table:table-cell table:number-columns-repeated="60"/>
        </table:table-row>
        <table:table-row table:style-name="ro4">
          <table:table-cell table:style-name="ce15" office:value-type="float" office:value="2345" calcext:value-type="float">
            <text:p>2345.0</text:p>
          </table:table-cell>
          <table:table-cell table:style-name="ce18" office:value-type="float" office:value="0.0651" calcext:value-type="float">
            <text:p>6.5100E-02</text:p>
          </table:table-cell>
          <table:table-cell table:style-name="ce18" office:value-type="float" office:value="0.0514" calcext:value-type="float">
            <text:p>5.1400E-02</text:p>
          </table:table-cell>
          <table:table-cell table:style-name="ce18" office:value-type="float" office:value="0.050869" calcext:value-type="float">
            <text:p>5.0869E-02</text:p>
          </table:table-cell>
          <table:table-cell table:number-columns-repeated="60"/>
        </table:table-row>
        <table:table-row table:style-name="ro4">
          <table:table-cell table:style-name="ce15" office:value-type="float" office:value="2350" calcext:value-type="float">
            <text:p>2350.0</text:p>
          </table:table-cell>
          <table:table-cell table:style-name="ce18" office:value-type="float" office:value="0.06434" calcext:value-type="float">
            <text:p>6.4340E-02</text:p>
          </table:table-cell>
          <table:table-cell table:style-name="ce18" office:value-type="float" office:value="0.041536" calcext:value-type="float">
            <text:p>4.1536E-02</text:p>
          </table:table-cell>
          <table:table-cell table:style-name="ce18" office:value-type="float" office:value="0.041115" calcext:value-type="float">
            <text:p>4.1115E-02</text:p>
          </table:table-cell>
          <table:table-cell table:number-columns-repeated="60"/>
        </table:table-row>
        <table:table-row table:style-name="ro4">
          <table:table-cell table:style-name="ce15" office:value-type="float" office:value="2355" calcext:value-type="float">
            <text:p>2355.0</text:p>
          </table:table-cell>
          <table:table-cell table:style-name="ce18" office:value-type="float" office:value="0.0626" calcext:value-type="float">
            <text:p>6.2600E-02</text:p>
          </table:table-cell>
          <table:table-cell table:style-name="ce18" office:value-type="float" office:value="0.047473" calcext:value-type="float">
            <text:p>4.7473E-02</text:p>
          </table:table-cell>
          <table:table-cell table:style-name="ce18" office:value-type="float" office:value="0.046988" calcext:value-type="float">
            <text:p>4.6988E-02</text:p>
          </table:table-cell>
          <table:table-cell table:number-columns-repeated="60"/>
        </table:table-row>
        <table:table-row table:style-name="ro4">
          <table:table-cell table:style-name="ce15" office:value-type="float" office:value="2360" calcext:value-type="float">
            <text:p>2360.0</text:p>
          </table:table-cell>
          <table:table-cell table:style-name="ce18" office:value-type="float" office:value="0.06307" calcext:value-type="float">
            <text:p>6.3070E-02</text:p>
          </table:table-cell>
          <table:table-cell table:style-name="ce18" office:value-type="float" office:value="0.050237" calcext:value-type="float">
            <text:p>5.0237E-02</text:p>
          </table:table-cell>
          <table:table-cell table:style-name="ce18" office:value-type="float" office:value="0.049724" calcext:value-type="float">
            <text:p>4.9724E-02</text:p>
          </table:table-cell>
          <table:table-cell table:number-columns-repeated="60"/>
        </table:table-row>
        <table:table-row table:style-name="ro4">
          <table:table-cell table:style-name="ce15" office:value-type="float" office:value="2365" calcext:value-type="float">
            <text:p>2365.0</text:p>
          </table:table-cell>
          <table:table-cell table:style-name="ce18" office:value-type="float" office:value="0.06301" calcext:value-type="float">
            <text:p>6.3010E-02</text:p>
          </table:table-cell>
          <table:table-cell table:style-name="ce18" office:value-type="float" office:value="0.049409" calcext:value-type="float">
            <text:p>4.9409E-02</text:p>
          </table:table-cell>
          <table:table-cell table:style-name="ce18" office:value-type="float" office:value="0.048909" calcext:value-type="float">
            <text:p>4.8909E-02</text:p>
          </table:table-cell>
          <table:table-cell table:number-columns-repeated="60"/>
        </table:table-row>
        <table:table-row table:style-name="ro4">
          <table:table-cell table:style-name="ce15" office:value-type="float" office:value="2370" calcext:value-type="float">
            <text:p>2370.0</text:p>
          </table:table-cell>
          <table:table-cell table:style-name="ce18" office:value-type="float" office:value="0.06239" calcext:value-type="float">
            <text:p>6.2390E-02</text:p>
          </table:table-cell>
          <table:table-cell table:style-name="ce18" office:value-type="float" office:value="0.030817" calcext:value-type="float">
            <text:p>3.0817E-02</text:p>
          </table:table-cell>
          <table:table-cell table:style-name="ce18" office:value-type="float" office:value="0.030514" calcext:value-type="float">
            <text:p>3.0514E-02</text:p>
          </table:table-cell>
          <table:table-cell table:number-columns-repeated="60"/>
        </table:table-row>
        <table:table-row table:style-name="ro4">
          <table:table-cell table:style-name="ce15" office:value-type="float" office:value="2375" calcext:value-type="float">
            <text:p>2375.0</text:p>
          </table:table-cell>
          <table:table-cell table:style-name="ce18" office:value-type="float" office:value="0.06141" calcext:value-type="float">
            <text:p>6.1410E-02</text:p>
          </table:table-cell>
          <table:table-cell table:style-name="ce18" office:value-type="float" office:value="0.044147" calcext:value-type="float">
            <text:p>4.4147E-02</text:p>
          </table:table-cell>
          <table:table-cell table:style-name="ce18" office:value-type="float" office:value="0.043704" calcext:value-type="float">
            <text:p>4.3704E-02</text:p>
          </table:table-cell>
          <table:table-cell table:number-columns-repeated="60"/>
        </table:table-row>
        <table:table-row table:style-name="ro4">
          <table:table-cell table:style-name="ce15" office:value-type="float" office:value="2380" calcext:value-type="float">
            <text:p>2380.0</text:p>
          </table:table-cell>
          <table:table-cell table:style-name="ce18" office:value-type="float" office:value="0.06181" calcext:value-type="float">
            <text:p>6.1810E-02</text:p>
          </table:table-cell>
          <table:table-cell table:style-name="ce18" office:value-type="float" office:value="0.042552" calcext:value-type="float">
            <text:p>4.2552E-02</text:p>
          </table:table-cell>
          <table:table-cell table:style-name="ce18" office:value-type="float" office:value="0.042128" calcext:value-type="float">
            <text:p>4.2128E-02</text:p>
          </table:table-cell>
          <table:table-cell table:number-columns-repeated="60"/>
        </table:table-row>
        <table:table-row table:style-name="ro4">
          <table:table-cell table:style-name="ce15" office:value-type="float" office:value="2385" calcext:value-type="float">
            <text:p>2385.0</text:p>
          </table:table-cell>
          <table:table-cell table:style-name="ce18" office:value-type="float" office:value="0.05913" calcext:value-type="float">
            <text:p>5.9130E-02</text:p>
          </table:table-cell>
          <table:table-cell table:style-name="ce18" office:value-type="float" office:value="0.030826" calcext:value-type="float">
            <text:p>3.0826E-02</text:p>
          </table:table-cell>
          <table:table-cell table:style-name="ce18" office:value-type="float" office:value="0.030525" calcext:value-type="float">
            <text:p>3.0525E-02</text:p>
          </table:table-cell>
          <table:table-cell table:number-columns-repeated="60"/>
        </table:table-row>
        <table:table-row table:style-name="ro4">
          <table:table-cell table:style-name="ce15" office:value-type="float" office:value="2390" calcext:value-type="float">
            <text:p>2390.0</text:p>
          </table:table-cell>
          <table:table-cell table:style-name="ce18" office:value-type="float" office:value="0.06036" calcext:value-type="float">
            <text:p>6.0360E-02</text:p>
          </table:table-cell>
          <table:table-cell table:style-name="ce18" office:value-type="float" office:value="0.037109" calcext:value-type="float">
            <text:p>3.7109E-02</text:p>
          </table:table-cell>
          <table:table-cell table:style-name="ce18" office:value-type="float" office:value="0.036748" calcext:value-type="float">
            <text:p>3.6748E-02</text:p>
          </table:table-cell>
          <table:table-cell table:number-columns-repeated="60"/>
        </table:table-row>
        <table:table-row table:style-name="ro4">
          <table:table-cell table:style-name="ce15" office:value-type="float" office:value="2395" calcext:value-type="float">
            <text:p>2395.0</text:p>
          </table:table-cell>
          <table:table-cell table:style-name="ce18" office:value-type="float" office:value="0.06007" calcext:value-type="float">
            <text:p>6.0070E-02</text:p>
          </table:table-cell>
          <table:table-cell table:style-name="ce18" office:value-type="float" office:value="0.040594" calcext:value-type="float">
            <text:p>4.0594E-02</text:p>
          </table:table-cell>
          <table:table-cell table:style-name="ce18" office:value-type="float" office:value="0.040199" calcext:value-type="float">
            <text:p>4.0199E-02</text:p>
          </table:table-cell>
          <table:table-cell table:number-columns-repeated="60"/>
        </table:table-row>
        <table:table-row table:style-name="ro4">
          <table:table-cell table:style-name="ce15" office:value-type="float" office:value="2400" calcext:value-type="float">
            <text:p>2400.0</text:p>
          </table:table-cell>
          <table:table-cell table:style-name="ce18" office:value-type="float" office:value="0.05974" calcext:value-type="float">
            <text:p>5.9740E-02</text:p>
          </table:table-cell>
          <table:table-cell table:style-name="ce18" office:value-type="float" office:value="0.04415" calcext:value-type="float">
            <text:p>4.4150E-02</text:p>
          </table:table-cell>
          <table:table-cell table:style-name="ce18" office:value-type="float" office:value="0.043726" calcext:value-type="float">
            <text:p>4.3726E-02</text:p>
          </table:table-cell>
          <table:table-cell table:number-columns-repeated="60"/>
        </table:table-row>
        <table:table-row table:style-name="ro4">
          <table:table-cell table:style-name="ce15" office:value-type="float" office:value="2405" calcext:value-type="float">
            <text:p>2405.0</text:p>
          </table:table-cell>
          <table:table-cell table:style-name="ce18" office:value-type="float" office:value="0.05944" calcext:value-type="float">
            <text:p>5.9440E-02</text:p>
          </table:table-cell>
          <table:table-cell table:style-name="ce18" office:value-type="float" office:value="0.033599" calcext:value-type="float">
            <text:p>3.3599E-02</text:p>
          </table:table-cell>
          <table:table-cell table:style-name="ce18" office:value-type="float" office:value="0.033286" calcext:value-type="float">
            <text:p>3.3286E-02</text:p>
          </table:table-cell>
          <table:table-cell table:number-columns-repeated="60"/>
        </table:table-row>
        <table:table-row table:style-name="ro4">
          <table:table-cell table:style-name="ce15" office:value-type="float" office:value="2410" calcext:value-type="float">
            <text:p>2410.0</text:p>
          </table:table-cell>
          <table:table-cell table:style-name="ce18" office:value-type="float" office:value="0.05915" calcext:value-type="float">
            <text:p>5.9150E-02</text:p>
          </table:table-cell>
          <table:table-cell table:style-name="ce18" office:value-type="float" office:value="0.033813" calcext:value-type="float">
            <text:p>3.3813E-02</text:p>
          </table:table-cell>
          <table:table-cell table:style-name="ce18" office:value-type="float" office:value="0.033504" calcext:value-type="float">
            <text:p>3.3504E-02</text:p>
          </table:table-cell>
          <table:table-cell table:number-columns-repeated="60"/>
        </table:table-row>
        <table:table-row table:style-name="ro4">
          <table:table-cell table:style-name="ce15" office:value-type="float" office:value="2415" calcext:value-type="float">
            <text:p>2415.0</text:p>
          </table:table-cell>
          <table:table-cell table:style-name="ce18" office:value-type="float" office:value="0.05698" calcext:value-type="float">
            <text:p>5.6980E-02</text:p>
          </table:table-cell>
          <table:table-cell table:style-name="ce18" office:value-type="float" office:value="0.0273" calcext:value-type="float">
            <text:p>2.7300E-02</text:p>
          </table:table-cell>
          <table:table-cell table:style-name="ce18" office:value-type="float" office:value="0.027058" calcext:value-type="float">
            <text:p>2.7058E-02</text:p>
          </table:table-cell>
          <table:table-cell table:number-columns-repeated="60"/>
        </table:table-row>
        <table:table-row table:style-name="ro4">
          <table:table-cell table:style-name="ce15" office:value-type="float" office:value="2420" calcext:value-type="float">
            <text:p>2420.0</text:p>
          </table:table-cell>
          <table:table-cell table:style-name="ce18" office:value-type="float" office:value="0.05782" calcext:value-type="float">
            <text:p>5.7820E-02</text:p>
          </table:table-cell>
          <table:table-cell table:style-name="ce18" office:value-type="float" office:value="0.02659" calcext:value-type="float">
            <text:p>2.6590E-02</text:p>
          </table:table-cell>
          <table:table-cell table:style-name="ce18" office:value-type="float" office:value="0.026358" calcext:value-type="float">
            <text:p>2.6358E-02</text:p>
          </table:table-cell>
          <table:table-cell table:number-columns-repeated="60"/>
        </table:table-row>
        <table:table-row table:style-name="ro4">
          <table:table-cell table:style-name="ce15" office:value-type="float" office:value="2425" calcext:value-type="float">
            <text:p>2425.0</text:p>
          </table:table-cell>
          <table:table-cell table:style-name="ce18" office:value-type="float" office:value="0.05733" calcext:value-type="float">
            <text:p>5.7330E-02</text:p>
          </table:table-cell>
          <table:table-cell table:style-name="ce18" office:value-type="float" office:value="0.033078" calcext:value-type="float">
            <text:p>3.3078E-02</text:p>
          </table:table-cell>
          <table:table-cell table:style-name="ce18" office:value-type="float" office:value="0.032802" calcext:value-type="float">
            <text:p>3.2802E-02</text:p>
          </table:table-cell>
          <table:table-cell table:number-columns-repeated="60"/>
        </table:table-row>
        <table:table-row table:style-name="ro4">
          <table:table-cell table:style-name="ce15" office:value-type="float" office:value="2430" calcext:value-type="float">
            <text:p>2430.0</text:p>
          </table:table-cell>
          <table:table-cell table:style-name="ce18" office:value-type="float" office:value="0.05719" calcext:value-type="float">
            <text:p>5.7190E-02</text:p>
          </table:table-cell>
          <table:table-cell table:style-name="ce18" office:value-type="float" office:value="0.045099" calcext:value-type="float">
            <text:p>4.5099E-02</text:p>
          </table:table-cell>
          <table:table-cell table:style-name="ce18" office:value-type="float" office:value="0.044725" calcext:value-type="float">
            <text:p>4.4725E-02</text:p>
          </table:table-cell>
          <table:table-cell table:number-columns-repeated="60"/>
        </table:table-row>
        <table:table-row table:style-name="ro4">
          <table:table-cell table:style-name="ce15" office:value-type="float" office:value="2435" calcext:value-type="float">
            <text:p>2435.0</text:p>
          </table:table-cell>
          <table:table-cell table:style-name="ce18" office:value-type="float" office:value="0.05647" calcext:value-type="float">
            <text:p>5.6470E-02</text:p>
          </table:table-cell>
          <table:table-cell table:style-name="ce18" office:value-type="float" office:value="0.014878" calcext:value-type="float">
            <text:p>1.4878E-02</text:p>
          </table:table-cell>
          <table:table-cell table:style-name="ce18" office:value-type="float" office:value="0.014765" calcext:value-type="float">
            <text:p>1.4765E-02</text:p>
          </table:table-cell>
          <table:table-cell table:number-columns-repeated="60"/>
        </table:table-row>
        <table:table-row table:style-name="ro4">
          <table:table-cell table:style-name="ce15" office:value-type="float" office:value="2440" calcext:value-type="float">
            <text:p>2440.0</text:p>
          </table:table-cell>
          <table:table-cell table:style-name="ce18" office:value-type="float" office:value="0.05627" calcext:value-type="float">
            <text:p>5.6270E-02</text:p>
          </table:table-cell>
          <table:table-cell table:style-name="ce18" office:value-type="float" office:value="0.043249" calcext:value-type="float">
            <text:p>4.3249E-02</text:p>
          </table:table-cell>
          <table:table-cell table:style-name="ce18" office:value-type="float" office:value="0.042926" calcext:value-type="float">
            <text:p>4.2926E-02</text:p>
          </table:table-cell>
          <table:table-cell table:number-columns-repeated="60"/>
        </table:table-row>
        <table:table-row table:style-name="ro4">
          <table:table-cell table:style-name="ce15" office:value-type="float" office:value="2445" calcext:value-type="float">
            <text:p>2445.0</text:p>
          </table:table-cell>
          <table:table-cell table:style-name="ce18" office:value-type="float" office:value="0.05556" calcext:value-type="float">
            <text:p>5.5560E-02</text:p>
          </table:table-cell>
          <table:table-cell table:style-name="ce18" office:value-type="float" office:value="0.020798" calcext:value-type="float">
            <text:p>2.0798E-02</text:p>
          </table:table-cell>
          <table:table-cell table:style-name="ce18" office:value-type="float" office:value="0.020657" calcext:value-type="float">
            <text:p>2.0657E-02</text:p>
          </table:table-cell>
          <table:table-cell table:number-columns-repeated="60"/>
        </table:table-row>
        <table:table-row table:style-name="ro4">
          <table:table-cell table:style-name="ce15" office:value-type="float" office:value="2450" calcext:value-type="float">
            <text:p>2450.0</text:p>
          </table:table-cell>
          <table:table-cell table:style-name="ce18" office:value-type="float" office:value="0.05459" calcext:value-type="float">
            <text:p>5.4590E-02</text:p>
          </table:table-cell>
          <table:table-cell table:style-name="ce18" office:value-type="float" office:value="0.013611" calcext:value-type="float">
            <text:p>1.3611E-02</text:p>
          </table:table-cell>
          <table:table-cell table:style-name="ce18" office:value-type="float" office:value="0.013523" calcext:value-type="float">
            <text:p>1.3523E-02</text:p>
          </table:table-cell>
          <table:table-cell table:number-columns-repeated="60"/>
        </table:table-row>
        <table:table-row table:style-name="ro4">
          <table:table-cell table:style-name="ce15" office:value-type="float" office:value="2455" calcext:value-type="float">
            <text:p>2455.0</text:p>
          </table:table-cell>
          <table:table-cell table:style-name="ce18" office:value-type="float" office:value="0.05416" calcext:value-type="float">
            <text:p>5.4160E-02</text:p>
          </table:table-cell>
          <table:table-cell table:style-name="ce18" office:value-type="float" office:value="0.024853" calcext:value-type="float">
            <text:p>2.4853E-02</text:p>
          </table:table-cell>
          <table:table-cell table:style-name="ce18" office:value-type="float" office:value="0.024695" calcext:value-type="float">
            <text:p>2.4695E-02</text:p>
          </table:table-cell>
          <table:table-cell table:number-columns-repeated="60"/>
        </table:table-row>
        <table:table-row table:style-name="ro4">
          <table:table-cell table:style-name="ce15" office:value-type="float" office:value="2460" calcext:value-type="float">
            <text:p>2460.0</text:p>
          </table:table-cell>
          <table:table-cell table:style-name="ce18" office:value-type="float" office:value="0.05451" calcext:value-type="float">
            <text:p>5.4510E-02</text:p>
          </table:table-cell>
          <table:table-cell table:style-name="ce18" office:value-type="float" office:value="0.033363" calcext:value-type="float">
            <text:p>3.3363E-02</text:p>
          </table:table-cell>
          <table:table-cell table:style-name="ce18" office:value-type="float" office:value="0.033157" calcext:value-type="float">
            <text:p>3.3157E-02</text:p>
          </table:table-cell>
          <table:table-cell table:number-columns-repeated="60"/>
        </table:table-row>
        <table:table-row table:style-name="ro4">
          <table:table-cell table:style-name="ce15" office:value-type="float" office:value="2465" calcext:value-type="float">
            <text:p>2465.0</text:p>
          </table:table-cell>
          <table:table-cell table:style-name="ce18" office:value-type="float" office:value="0.0543" calcext:value-type="float">
            <text:p>5.4300E-02</text:p>
          </table:table-cell>
          <table:table-cell table:style-name="ce18" office:value-type="float" office:value="0.024148" calcext:value-type="float">
            <text:p>2.4148E-02</text:p>
          </table:table-cell>
          <table:table-cell table:style-name="ce18" office:value-type="float" office:value="0.024009" calcext:value-type="float">
            <text:p>2.4009E-02</text:p>
          </table:table-cell>
          <table:table-cell table:number-columns-repeated="60"/>
        </table:table-row>
        <table:table-row table:style-name="ro4">
          <table:table-cell table:style-name="ce15" office:value-type="float" office:value="2470" calcext:value-type="float">
            <text:p>2470.0</text:p>
          </table:table-cell>
          <table:table-cell table:style-name="ce18" office:value-type="float" office:value="0.0534" calcext:value-type="float">
            <text:p>5.3400E-02</text:p>
          </table:table-cell>
          <table:table-cell table:style-name="ce18" office:value-type="float" office:value="0.016727" calcext:value-type="float">
            <text:p>1.6727E-02</text:p>
          </table:table-cell>
          <table:table-cell table:style-name="ce18" office:value-type="float" office:value="0.016635" calcext:value-type="float">
            <text:p>1.6635E-02</text:p>
          </table:table-cell>
          <table:table-cell table:number-columns-repeated="60"/>
        </table:table-row>
        <table:table-row table:style-name="ro4">
          <table:table-cell table:style-name="ce15" office:value-type="float" office:value="2475" calcext:value-type="float">
            <text:p>2475.0</text:p>
          </table:table-cell>
          <table:table-cell table:style-name="ce18" office:value-type="float" office:value="0.05337" calcext:value-type="float">
            <text:p>5.3370E-02</text:p>
          </table:table-cell>
          <table:table-cell table:style-name="ce18" office:value-type="float" office:value="0.016455" calcext:value-type="float">
            <text:p>1.6455E-02</text:p>
          </table:table-cell>
          <table:table-cell table:style-name="ce18" office:value-type="float" office:value="0.016368" calcext:value-type="float">
            <text:p>1.6368E-02</text:p>
          </table:table-cell>
          <table:table-cell table:number-columns-repeated="60"/>
        </table:table-row>
        <table:table-row table:style-name="ro4">
          <table:table-cell table:style-name="ce15" office:value-type="float" office:value="2480" calcext:value-type="float">
            <text:p>2480.0</text:p>
          </table:table-cell>
          <table:table-cell table:style-name="ce18" office:value-type="float" office:value="0.0521" calcext:value-type="float">
            <text:p>5.2100E-02</text:p>
          </table:table-cell>
          <table:table-cell table:style-name="ce18" office:value-type="float" office:value="0.0080395" calcext:value-type="float">
            <text:p>8.0395E-03</text:p>
          </table:table-cell>
          <table:table-cell table:style-name="ce18" office:value-type="float" office:value="0.0079996" calcext:value-type="float">
            <text:p>7.9996E-03</text:p>
          </table:table-cell>
          <table:table-cell table:number-columns-repeated="60"/>
        </table:table-row>
        <table:table-row table:style-name="ro4">
          <table:table-cell table:style-name="ce15" office:value-type="float" office:value="2485" calcext:value-type="float">
            <text:p>2485.0</text:p>
          </table:table-cell>
          <table:table-cell table:style-name="ce18" office:value-type="float" office:value="0.05177" calcext:value-type="float">
            <text:p>5.1770E-02</text:p>
          </table:table-cell>
          <table:table-cell table:style-name="ce18" office:value-type="float" office:value="0.0056102" calcext:value-type="float">
            <text:p>5.6102E-03</text:p>
          </table:table-cell>
          <table:table-cell table:style-name="ce18" office:value-type="float" office:value="0.005584" calcext:value-type="float">
            <text:p>5.5840E-03</text:p>
          </table:table-cell>
          <table:table-cell table:number-columns-repeated="60"/>
        </table:table-row>
        <table:table-row table:style-name="ro4">
          <table:table-cell table:style-name="ce15" office:value-type="float" office:value="2490" calcext:value-type="float">
            <text:p>2490.0</text:p>
          </table:table-cell>
          <table:table-cell table:style-name="ce18" office:value-type="float" office:value="0.05222" calcext:value-type="float">
            <text:p>5.2220E-02</text:p>
          </table:table-cell>
          <table:table-cell table:style-name="ce18" office:value-type="float" office:value="0.0035113" calcext:value-type="float">
            <text:p>3.5113E-03</text:p>
          </table:table-cell>
          <table:table-cell table:style-name="ce18" office:value-type="float" office:value="0.0034957" calcext:value-type="float">
            <text:p>3.4957E-03</text:p>
          </table:table-cell>
          <table:table-cell table:number-columns-repeated="60"/>
        </table:table-row>
        <table:table-row table:style-name="ro4">
          <table:table-cell table:style-name="ce15" office:value-type="float" office:value="2495" calcext:value-type="float">
            <text:p>2495.0</text:p>
          </table:table-cell>
          <table:table-cell table:style-name="ce18" office:value-type="float" office:value="0.04889" calcext:value-type="float">
            <text:p>4.8890E-02</text:p>
          </table:table-cell>
          <table:table-cell table:style-name="ce18" office:value-type="float" office:value="0.0028772" calcext:value-type="float">
            <text:p>2.8772E-03</text:p>
          </table:table-cell>
          <table:table-cell table:style-name="ce18" office:value-type="float" office:value="0.0028647" calcext:value-type="float">
            <text:p>2.8647E-03</text:p>
          </table:table-cell>
          <table:table-cell table:number-columns-repeated="60"/>
        </table:table-row>
        <table:table-row table:style-name="ro4">
          <table:table-cell table:style-name="ce15" office:value-type="float" office:value="2500" calcext:value-type="float">
            <text:p>2500.0</text:p>
          </table:table-cell>
          <table:table-cell table:style-name="ce18" office:value-type="float" office:value="0.05138" calcext:value-type="float">
            <text:p>5.1380E-02</text:p>
          </table:table-cell>
          <table:table-cell table:style-name="ce18" office:value-type="float" office:value="0.0070642" calcext:value-type="float">
            <text:p>7.0642E-03</text:p>
          </table:table-cell>
          <table:table-cell table:style-name="ce18" office:value-type="float" office:value="0.0070328" calcext:value-type="float">
            <text:p>7.0328E-03</text:p>
          </table:table-cell>
          <table:table-cell table:number-columns-repeated="60"/>
        </table:table-row>
        <table:table-row table:style-name="ro4">
          <table:table-cell table:style-name="ce15" office:value-type="float" office:value="2505" calcext:value-type="float">
            <text:p>2505.0</text:p>
          </table:table-cell>
          <table:table-cell table:style-name="ce18" office:value-type="float" office:value="0.05082" calcext:value-type="float">
            <text:p>5.0820E-02</text:p>
          </table:table-cell>
          <table:table-cell table:style-name="ce18" office:value-type="float" office:value="0.0015191" calcext:value-type="float">
            <text:p>1.5191E-03</text:p>
          </table:table-cell>
          <table:table-cell table:style-name="ce18" office:value-type="float" office:value="0.0015124" calcext:value-type="float">
            <text:p>1.5124E-03</text:p>
          </table:table-cell>
          <table:table-cell table:number-columns-repeated="60"/>
        </table:table-row>
        <table:table-row table:style-name="ro4">
          <table:table-cell table:style-name="ce15" office:value-type="float" office:value="2510" calcext:value-type="float">
            <text:p>2510.0</text:p>
          </table:table-cell>
          <table:table-cell table:style-name="ce18" office:value-type="float" office:value="0.0496" calcext:value-type="float">
            <text:p>4.9600E-02</text:p>
          </table:table-cell>
          <table:table-cell table:style-name="ce18" office:value-type="float" office:value="0.0022163" calcext:value-type="float">
            <text:p>2.2163E-03</text:p>
          </table:table-cell>
          <table:table-cell table:style-name="ce18" office:value-type="float" office:value="0.0022063" calcext:value-type="float">
            <text:p>2.2063E-03</text:p>
          </table:table-cell>
          <table:table-cell table:number-columns-repeated="60"/>
        </table:table-row>
        <table:table-row table:style-name="ro4">
          <table:table-cell table:style-name="ce15" office:value-type="float" office:value="2515" calcext:value-type="float">
            <text:p>2515.0</text:p>
          </table:table-cell>
          <table:table-cell table:style-name="ce18" office:value-type="float" office:value="0.04876" calcext:value-type="float">
            <text:p>4.8760E-02</text:p>
          </table:table-cell>
          <table:table-cell table:style-name="ce18" office:value-type="float" office:value="0.0005188" calcext:value-type="float">
            <text:p>5.1880E-04</text:p>
          </table:table-cell>
          <table:table-cell table:style-name="ce18" office:value-type="float" office:value="0.00051644" calcext:value-type="float">
            <text:p>5.1644E-04</text:p>
          </table:table-cell>
          <table:table-cell table:number-columns-repeated="60"/>
        </table:table-row>
        <table:table-row table:style-name="ro4">
          <table:table-cell table:style-name="ce15" office:value-type="float" office:value="2520" calcext:value-type="float">
            <text:p>2520.0</text:p>
          </table:table-cell>
          <table:table-cell table:style-name="ce18" office:value-type="float" office:value="0.04814" calcext:value-type="float">
            <text:p>4.8140E-02</text:p>
          </table:table-cell>
          <table:table-cell table:style-name="ce18" office:value-type="float" office:value="0.00037054" calcext:value-type="float">
            <text:p>3.7054E-04</text:p>
          </table:table-cell>
          <table:table-cell table:style-name="ce18" office:value-type="float" office:value="0.00036879" calcext:value-type="float">
            <text:p>3.6879E-04</text:p>
          </table:table-cell>
          <table:table-cell table:number-columns-repeated="60"/>
        </table:table-row>
        <table:table-row table:style-name="ro4">
          <table:table-cell table:style-name="ce15" office:value-type="float" office:value="2525" calcext:value-type="float">
            <text:p>2525.0</text:p>
          </table:table-cell>
          <table:table-cell table:style-name="ce18" office:value-type="float" office:value="0.04765" calcext:value-type="float">
            <text:p>4.7650E-02</text:p>
          </table:table-cell>
          <table:table-cell table:style-name="ce18" office:value-type="float" office:value="0.000041393" calcext:value-type="float">
            <text:p>4.1393E-05</text:p>
          </table:table-cell>
          <table:table-cell table:style-name="ce18" office:value-type="float" office:value="0.000041194" calcext:value-type="float">
            <text:p>4.1194E-05</text:p>
          </table:table-cell>
          <table:table-cell table:number-columns-repeated="60"/>
        </table:table-row>
        <table:table-row table:style-name="ro4">
          <table:table-cell table:style-name="ce15" office:value-type="float" office:value="2530" calcext:value-type="float">
            <text:p>2530.0</text:p>
          </table:table-cell>
          <table:table-cell table:style-name="ce18" office:value-type="float" office:value="0.0477" calcext:value-type="float">
            <text:p>4.7700E-02</text:p>
          </table:table-cell>
          <table:table-cell table:style-name="ce18" office:value-type="float" office:value="0.00000063593" calcext:value-type="float">
            <text:p>6.3593E-07</text:p>
          </table:table-cell>
          <table:table-cell table:style-name="ce18" office:value-type="float" office:value="0.00000063279" calcext:value-type="float">
            <text:p>6.3279E-07</text:p>
          </table:table-cell>
          <table:table-cell table:number-columns-repeated="60"/>
        </table:table-row>
        <table:table-row table:style-name="ro4">
          <table:table-cell table:style-name="ce15" office:value-type="float" office:value="2535" calcext:value-type="float">
            <text:p>2535.0</text:p>
          </table:table-cell>
          <table:table-cell table:style-name="ce18" office:value-type="float" office:value="0.04712" calcext:value-type="float">
            <text:p>4.7120E-02</text:p>
          </table:table-cell>
          <table:table-cell table:style-name="ce18" office:value-type="float" office:value="0.00000017502" calcext:value-type="float">
            <text:p>1.7502E-07</text:p>
          </table:table-cell>
          <table:table-cell table:style-name="ce18" office:value-type="float" office:value="0.00000017415" calcext:value-type="float">
            <text:p>1.7415E-07</text:p>
          </table:table-cell>
          <table:table-cell table:number-columns-repeated="60"/>
        </table:table-row>
        <table:table-row table:style-name="ro4">
          <table:table-cell table:style-name="ce15" office:value-type="float" office:value="2540" calcext:value-type="float">
            <text:p>2540.0</text:p>
          </table:table-cell>
          <table:table-cell table:style-name="ce18" office:value-type="float" office:value="0.04677" calcext:value-type="float">
            <text:p>4.6770E-02</text:p>
          </table:table-cell>
          <table:table-cell table:style-name="ce18" office:value-type="float" office:value="0.00000037716" calcext:value-type="float">
            <text:p>3.7716E-07</text:p>
          </table:table-cell>
          <table:table-cell table:style-name="ce18" office:value-type="float" office:value="0.00000037521" calcext:value-type="float">
            <text:p>3.7521E-07</text:p>
          </table:table-cell>
          <table:table-cell table:number-columns-repeated="60"/>
        </table:table-row>
        <table:table-row table:style-name="ro4">
          <table:table-cell table:style-name="ce15" office:value-type="float" office:value="2545" calcext:value-type="float">
            <text:p>2545.0</text:p>
          </table:table-cell>
          <table:table-cell table:style-name="ce18" office:value-type="float" office:value="0.04661" calcext:value-type="float">
            <text:p>4.6610E-02</text:p>
          </table:table-cell>
          <table:table-cell table:style-name="ce18" office:value-type="float" office:value="0.000000000053758" calcext:value-type="float">
            <text:p>5.3758E-11</text:p>
          </table:table-cell>
          <table:table-cell table:style-name="ce18" office:value-type="float" office:value="0.000000000053469" calcext:value-type="float">
            <text:p>5.3469E-11</text:p>
          </table:table-cell>
          <table:table-cell table:number-columns-repeated="60"/>
        </table:table-row>
        <table:table-row table:style-name="ro4">
          <table:table-cell table:style-name="ce15" office:value-type="float" office:value="2550" calcext:value-type="float">
            <text:p>2550.0</text:p>
          </table:table-cell>
          <table:table-cell table:style-name="ce18" office:value-type="float" office:value="0.04626" calcext:value-type="float">
            <text:p>4.6260E-02</text:p>
          </table:table-cell>
          <table:table-cell table:style-name="ce18" office:value-type="float" office:value="0.00000000000028222" calcext:value-type="float">
            <text:p>2.8222E-13</text:p>
          </table:table-cell>
          <table:table-cell table:style-name="ce18" office:value-type="float" office:value="0.00000000000028066" calcext:value-type="float">
            <text:p>2.8066E-13</text:p>
          </table:table-cell>
          <table:table-cell table:number-columns-repeated="60"/>
        </table:table-row>
        <table:table-row table:style-name="ro4">
          <table:table-cell table:style-name="ce15" office:value-type="float" office:value="2555" calcext:value-type="float">
            <text:p>2555.0</text:p>
          </table:table-cell>
          <table:table-cell table:style-name="ce18" office:value-type="float" office:value="0.04593" calcext:value-type="float">
            <text:p>4.5930E-02</text:p>
          </table:table-cell>
          <table:table-cell table:style-name="ce18" office:value-type="float" office:value="0.0000000010435" calcext:value-type="float">
            <text:p>1.0435E-09</text:p>
          </table:table-cell>
          <table:table-cell table:style-name="ce18" office:value-type="float" office:value="0.0000000010377" calcext:value-type="float">
            <text:p>1.0377E-09</text:p>
          </table:table-cell>
          <table:table-cell table:number-columns-repeated="60"/>
        </table:table-row>
        <table:table-row table:style-name="ro4">
          <table:table-cell table:style-name="ce15" office:value-type="float" office:value="2560" calcext:value-type="float">
            <text:p>2560.0</text:p>
          </table:table-cell>
          <table:table-cell table:style-name="ce18" office:value-type="float" office:value="0.0454" calcext:value-type="float">
            <text:p>4.5400E-02</text:p>
          </table:table-cell>
          <table:table-cell table:style-name="ce18" office:value-type="float" office:value="0.00000000003102" calcext:value-type="float">
            <text:p>3.1020E-11</text:p>
          </table:table-cell>
          <table:table-cell table:style-name="ce18" office:value-type="float" office:value="0.000000000030842" calcext:value-type="float">
            <text:p>3.0842E-11</text:p>
          </table:table-cell>
          <table:table-cell table:number-columns-repeated="60"/>
        </table:table-row>
        <table:table-row table:style-name="ro4">
          <table:table-cell table:style-name="ce15" office:value-type="float" office:value="2565" calcext:value-type="float">
            <text:p>2565.0</text:p>
          </table:table-cell>
          <table:table-cell table:style-name="ce18" office:value-type="float" office:value="0.04516" calcext:value-type="float">
            <text:p>4.5160E-02</text:p>
          </table:table-cell>
          <table:table-cell table:style-name="ce18" office:value-type="float" office:value="0.000000000000015955" calcext:value-type="float">
            <text:p>1.5955E-14</text:p>
          </table:table-cell>
          <table:table-cell table:style-name="ce18" office:value-type="float" office:value="0.000000000000015846" calcext:value-type="float">
            <text:p>1.5846E-14</text:p>
          </table:table-cell>
          <table:table-cell table:number-columns-repeated="60"/>
        </table:table-row>
        <table:table-row table:style-name="ro4">
          <table:table-cell table:style-name="ce15" office:value-type="float" office:value="2570" calcext:value-type="float">
            <text:p>2570.0</text:p>
          </table:table-cell>
          <table:table-cell table:style-name="ce18" office:value-type="float" office:value="0.04485" calcext:value-type="float">
            <text:p>4.4850E-02</text:p>
          </table:table-cell>
          <table:table-cell table:style-name="ce18" office:value-type="float" office:value="1.5258E-018" calcext:value-type="float">
            <text:p>1.5258E-18</text:p>
          </table:table-cell>
          <table:table-cell table:style-name="ce18" office:value-type="float" office:value="1.5151E-018" calcext:value-type="float">
            <text:p>1.5151E-18</text:p>
          </table:table-cell>
          <table:table-cell table:number-columns-repeated="60"/>
        </table:table-row>
        <table:table-row table:style-name="ro4">
          <table:table-cell table:style-name="ce15" office:value-type="float" office:value="2575" calcext:value-type="float">
            <text:p>2575.0</text:p>
          </table:table-cell>
          <table:table-cell table:style-name="ce18" office:value-type="float" office:value="0.04448" calcext:value-type="float">
            <text:p>4.4480E-02</text:p>
          </table:table-cell>
          <table:table-cell table:style-name="ce18" office:value-type="float" office:value="1.0786E-027" calcext:value-type="float">
            <text:p>1.0786E-27</text:p>
          </table:table-cell>
          <table:table-cell table:style-name="ce18" office:value-type="float" office:value="1.0708E-027" calcext:value-type="float">
            <text:p>1.0708E-27</text:p>
          </table:table-cell>
          <table:table-cell table:number-columns-repeated="60"/>
        </table:table-row>
        <table:table-row table:style-name="ro4">
          <table:table-cell table:style-name="ce15" office:value-type="float" office:value="2580" calcext:value-type="float">
            <text:p>2580.0</text:p>
          </table:table-cell>
          <table:table-cell table:style-name="ce18" office:value-type="float" office:value="0.0441" calcext:value-type="float">
            <text:p>4.4100E-02</text:p>
          </table:table-cell>
          <table:table-cell table:style-name="ce18" office:value-type="float" office:value="3.8214E-022" calcext:value-type="float">
            <text:p>3.8214E-22</text:p>
          </table:table-cell>
          <table:table-cell table:style-name="ce18" office:value-type="float" office:value="3.7933E-022" calcext:value-type="float">
            <text:p>3.7933E-22</text:p>
          </table:table-cell>
          <table:table-cell table:number-columns-repeated="60"/>
        </table:table-row>
        <table:table-row table:style-name="ro4">
          <table:table-cell table:style-name="ce15" office:value-type="float" office:value="2585" calcext:value-type="float">
            <text:p>2585.0</text:p>
          </table:table-cell>
          <table:table-cell table:style-name="ce18" office:value-type="float" office:value="0.04327" calcext:value-type="float">
            <text:p>4.3270E-02</text:p>
          </table:table-cell>
          <table:table-cell table:style-name="ce18" office:value-type="float" office:value="1.7194E-034" calcext:value-type="float">
            <text:p>1.7194E-34</text:p>
          </table:table-cell>
          <table:table-cell table:style-name="ce18" office:value-type="float" office:value="1.7064E-034" calcext:value-type="float">
            <text:p>1.7064E-34</text:p>
          </table:table-cell>
          <table:table-cell table:number-columns-repeated="60"/>
        </table:table-row>
        <table:table-row table:style-name="ro4">
          <table:table-cell table:style-name="ce15" office:value-type="float" office:value="2590" calcext:value-type="float">
            <text:p>2590.0</text:p>
          </table:table-cell>
          <table:table-cell table:style-name="ce18" office:value-type="float" office:value="0.04341" calcext:value-type="float">
            <text:p>4.3410E-02</text:p>
          </table:table-cell>
          <table:table-cell table:style-name="ce18" office:value-type="float" office:value="5.4793E-031" calcext:value-type="float">
            <text:p>5.4793E-31</text:p>
          </table:table-cell>
          <table:table-cell table:style-name="ce18" office:value-type="float" office:value="5.4369E-031" calcext:value-type="float">
            <text:p>5.4369E-31</text:p>
          </table:table-cell>
          <table:table-cell table:number-columns-repeated="60"/>
        </table:table-row>
        <table:table-row table:style-name="ro4">
          <table:table-cell table:style-name="ce15" office:value-type="float" office:value="2595" calcext:value-type="float">
            <text:p>2595.0</text:p>
          </table:table-cell>
          <table:table-cell table:style-name="ce18" office:value-type="float" office:value="0.04304" calcext:value-type="float">
            <text:p>4.3040E-02</text:p>
          </table:table-cell>
          <table:table-cell table:style-name="ce18" office:value-type="float" office:value="2.2838E-033" calcext:value-type="float">
            <text:p>2.2838E-33</text:p>
          </table:table-cell>
          <table:table-cell table:style-name="ce18" office:value-type="float" office:value="2.2666E-033" calcext:value-type="float">
            <text:p>2.2666E-33</text:p>
          </table:table-cell>
          <table:table-cell table:number-columns-repeated="60"/>
        </table:table-row>
        <table:table-row table:style-name="ro4">
          <table:table-cell table:style-name="ce15" office:value-type="float" office:value="2600" calcext:value-type="float">
            <text:p>2600.0</text:p>
          </table:table-cell>
          <table:table-cell table:style-name="ce18" office:value-type="float" office:value="0.04291" calcext:value-type="float">
            <text:p>4.2910E-02</text:p>
          </table:table-cell>
          <table:table-cell table:style-name="ce18" office:value-type="float" office:value="4.4912E-028" calcext:value-type="float">
            <text:p>4.4912E-28</text:p>
          </table:table-cell>
          <table:table-cell table:style-name="ce18" office:value-type="float" office:value="4.4556E-028" calcext:value-type="float">
            <text:p>4.4556E-28</text:p>
          </table:table-cell>
          <table:table-cell table:number-columns-repeated="60"/>
        </table:table-row>
        <table:table-row table:style-name="ro4">
          <table:table-cell table:style-name="ce15" office:value-type="float" office:value="2605" calcext:value-type="float">
            <text:p>2605.0</text:p>
          </table:table-cell>
          <table:table-cell table:style-name="ce18" office:value-type="float" office:value="0.0428" calcext:value-type="float">
            <text:p>4.2800E-02</text:p>
          </table:table-cell>
          <table:table-cell table:style-name="ce18" office:value-type="float" office:value="5.8053E-035" calcext:value-type="float">
            <text:p>5.8053E-35</text:p>
          </table:table-cell>
          <table:table-cell table:style-name="ce18" office:value-type="float" office:value="5.7592E-035" calcext:value-type="float">
            <text:p>5.7592E-35</text:p>
          </table:table-cell>
          <table:table-cell table:number-columns-repeated="60"/>
        </table:table-row>
        <table:table-row table:style-name="ro4">
          <table:table-cell table:style-name="ce15" office:value-type="float" office:value="2610" calcext:value-type="float">
            <text:p>2610.0</text:p>
          </table:table-cell>
          <table:table-cell table:style-name="ce18" office:value-type="float" office:value="0.0425" calcext:value-type="float">
            <text:p>4.2500E-02</text:p>
          </table:table-cell>
          <table:table-cell table:style-name="ce18" office:value-type="float" office:value="5.9447E-034" calcext:value-type="float">
            <text:p>5.9447E-34</text:p>
          </table:table-cell>
          <table:table-cell table:style-name="ce18" office:value-type="float" office:value="5.897E-034" calcext:value-type="float">
            <text:p>5.8970E-34</text:p>
          </table:table-cell>
          <table:table-cell table:number-columns-repeated="60"/>
        </table:table-row>
        <table:table-row table:style-name="ro4">
          <table:table-cell table:style-name="ce15" office:value-type="float" office:value="2615" calcext:value-type="float">
            <text:p>2615.0</text:p>
          </table:table-cell>
          <table:table-cell table:style-name="ce18" office:value-type="float" office:value="0.04228" calcext:value-type="float">
            <text:p>4.2280E-02</text:p>
          </table:table-cell>
          <table:table-cell table:style-name="ce18" office:value-type="float" office:value="1.1196E-037" calcext:value-type="float">
            <text:p>1.1196E-37</text:p>
          </table:table-cell>
          <table:table-cell table:style-name="ce18" office:value-type="float" office:value="1.1106E-037" calcext:value-type="float">
            <text:p>1.1106E-37</text:p>
          </table:table-cell>
          <table:table-cell table:number-columns-repeated="60"/>
        </table:table-row>
        <table:table-row table:style-name="ro4">
          <table:table-cell table:style-name="ce15" office:value-type="float" office:value="2620" calcext:value-type="float">
            <text:p>2620.0</text:p>
          </table:table-cell>
          <table:table-cell table:style-name="ce18" office:value-type="float" office:value="0.0419" calcext:value-type="float">
            <text:p>4.1900E-02</text:p>
          </table:table-cell>
          <table:table-cell table:style-name="ce18" office:value-type="float" office:value="5.6505E-029" calcext:value-type="float">
            <text:p>5.6505E-29</text:p>
          </table:table-cell>
          <table:table-cell table:style-name="ce18" office:value-type="float" office:value="5.6056E-029" calcext:value-type="float">
            <text:p>5.6056E-29</text:p>
          </table:table-cell>
          <table:table-cell table:number-columns-repeated="60"/>
        </table:table-row>
        <table:table-row table:style-name="ro4">
          <table:table-cell table:style-name="ce15" office:value-type="float" office:value="2625" calcext:value-type="float">
            <text:p>2625.0</text:p>
          </table:table-cell>
          <table:table-cell table:style-name="ce18" office:value-type="float" office:value="0.04058" calcext:value-type="float">
            <text:p>4.0580E-02</text:p>
          </table:table-cell>
          <table:table-cell table:style-name="ce18" office:value-type="float" office:value="3.8687E-028" calcext:value-type="float">
            <text:p>3.8687E-28</text:p>
          </table:table-cell>
          <table:table-cell table:style-name="ce18" office:value-type="float" office:value="3.8378E-028" calcext:value-type="float">
            <text:p>3.8378E-28</text:p>
          </table:table-cell>
          <table:table-cell table:number-columns-repeated="60"/>
        </table:table-row>
        <table:table-row table:style-name="ro4">
          <table:table-cell table:style-name="ce15" office:value-type="float" office:value="2630" calcext:value-type="float">
            <text:p>2630.0</text:p>
          </table:table-cell>
          <table:table-cell table:style-name="ce18" office:value-type="float" office:value="0.04116" calcext:value-type="float">
            <text:p>4.1160E-02</text:p>
          </table:table-cell>
          <table:table-cell table:number-columns-repeated="2" table:style-name="ce18" office:value-type="float" office:value="2.8026E-045" calcext:value-type="float">
            <text:p>2.8026E-45</text:p>
          </table:table-cell>
          <table:table-cell table:number-columns-repeated="60"/>
        </table:table-row>
        <table:table-row table:style-name="ro4">
          <table:table-cell table:style-name="ce15" office:value-type="float" office:value="2635" calcext:value-type="float">
            <text:p>2635.0</text:p>
          </table:table-cell>
          <table:table-cell table:style-name="ce18" office:value-type="float" office:value="0.04096" calcext:value-type="float">
            <text:p>4.0960E-02</text:p>
          </table:table-cell>
          <table:table-cell table:style-name="ce18" office:value-type="float" office:value="3.9027E-016" calcext:value-type="float">
            <text:p>3.9027E-16</text:p>
          </table:table-cell>
          <table:table-cell table:style-name="ce18" office:value-type="float" office:value="3.8719E-016" calcext:value-type="float">
            <text:p>3.8719E-16</text:p>
          </table:table-cell>
          <table:table-cell table:number-columns-repeated="60"/>
        </table:table-row>
        <table:table-row table:style-name="ro4">
          <table:table-cell table:style-name="ce15" office:value-type="float" office:value="2640" calcext:value-type="float">
            <text:p>2640.0</text:p>
          </table:table-cell>
          <table:table-cell table:style-name="ce18" office:value-type="float" office:value="0.04022" calcext:value-type="float">
            <text:p>4.0220E-02</text:p>
          </table:table-cell>
          <table:table-cell table:style-name="ce18" office:value-type="float" office:value="1.175E-016" calcext:value-type="float">
            <text:p>1.1750E-16</text:p>
          </table:table-cell>
          <table:table-cell table:style-name="ce18" office:value-type="float" office:value="1.1657E-016" calcext:value-type="float">
            <text:p>1.1657E-16</text:p>
          </table:table-cell>
          <table:table-cell table:number-columns-repeated="60"/>
        </table:table-row>
        <table:table-row table:style-name="ro4">
          <table:table-cell table:style-name="ce15" office:value-type="float" office:value="2645" calcext:value-type="float">
            <text:p>2645.0</text:p>
          </table:table-cell>
          <table:table-cell table:style-name="ce18" office:value-type="float" office:value="0.04018" calcext:value-type="float">
            <text:p>4.0180E-02</text:p>
          </table:table-cell>
          <table:table-cell table:style-name="ce18" office:value-type="float" office:value="8.9988E-019" calcext:value-type="float">
            <text:p>8.9988E-19</text:p>
          </table:table-cell>
          <table:table-cell table:style-name="ce18" office:value-type="float" office:value="8.9292E-019" calcext:value-type="float">
            <text:p>8.9292E-19</text:p>
          </table:table-cell>
          <table:table-cell table:number-columns-repeated="60"/>
        </table:table-row>
        <table:table-row table:style-name="ro4">
          <table:table-cell table:style-name="ce15" office:value-type="float" office:value="2650" calcext:value-type="float">
            <text:p>2650.0</text:p>
          </table:table-cell>
          <table:table-cell table:style-name="ce18" office:value-type="float" office:value="0.03996" calcext:value-type="float">
            <text:p>3.9960E-02</text:p>
          </table:table-cell>
          <table:table-cell table:style-name="ce18" office:value-type="float" office:value="1.4295E-019" calcext:value-type="float">
            <text:p>1.4295E-19</text:p>
          </table:table-cell>
          <table:table-cell table:style-name="ce18" office:value-type="float" office:value="1.4186E-019" calcext:value-type="float">
            <text:p>1.4186E-19</text:p>
          </table:table-cell>
          <table:table-cell table:number-columns-repeated="60"/>
        </table:table-row>
        <table:table-row table:style-name="ro4">
          <table:table-cell table:style-name="ce15" office:value-type="float" office:value="2655" calcext:value-type="float">
            <text:p>2655.0</text:p>
          </table:table-cell>
          <table:table-cell table:style-name="ce18" office:value-type="float" office:value="0.03959" calcext:value-type="float">
            <text:p>3.9590E-02</text:p>
          </table:table-cell>
          <table:table-cell table:style-name="ce18" office:value-type="float" office:value="1.3133E-027" calcext:value-type="float">
            <text:p>1.3133E-27</text:p>
          </table:table-cell>
          <table:table-cell table:style-name="ce18" office:value-type="float" office:value="1.3036E-027" calcext:value-type="float">
            <text:p>1.3036E-27</text:p>
          </table:table-cell>
          <table:table-cell table:number-columns-repeated="60"/>
        </table:table-row>
        <table:table-row table:style-name="ro4">
          <table:table-cell table:style-name="ce15" office:value-type="float" office:value="2660" calcext:value-type="float">
            <text:p>2660.0</text:p>
          </table:table-cell>
          <table:table-cell table:style-name="ce18" office:value-type="float" office:value="0.03948" calcext:value-type="float">
            <text:p>3.9480E-02</text:p>
          </table:table-cell>
          <table:table-cell table:style-name="ce18" office:value-type="float" office:value="2.6068E-025" calcext:value-type="float">
            <text:p>2.6068E-25</text:p>
          </table:table-cell>
          <table:table-cell table:style-name="ce18" office:value-type="float" office:value="2.588E-025" calcext:value-type="float">
            <text:p>2.5880E-25</text:p>
          </table:table-cell>
          <table:table-cell table:number-columns-repeated="60"/>
        </table:table-row>
        <table:table-row table:style-name="ro4">
          <table:table-cell table:style-name="ce15" office:value-type="float" office:value="2665" calcext:value-type="float">
            <text:p>2665.0</text:p>
          </table:table-cell>
          <table:table-cell table:style-name="ce18" office:value-type="float" office:value="0.03895" calcext:value-type="float">
            <text:p>3.8950E-02</text:p>
          </table:table-cell>
          <table:table-cell table:style-name="ce18" office:value-type="float" office:value="1.1123E-037" calcext:value-type="float">
            <text:p>1.1123E-37</text:p>
          </table:table-cell>
          <table:table-cell table:style-name="ce18" office:value-type="float" office:value="1.1045E-037" calcext:value-type="float">
            <text:p>1.1045E-37</text:p>
          </table:table-cell>
          <table:table-cell table:number-columns-repeated="60"/>
        </table:table-row>
        <table:table-row table:style-name="ro4">
          <table:table-cell table:style-name="ce15" office:value-type="float" office:value="2670" calcext:value-type="float">
            <text:p>2670.0</text:p>
          </table:table-cell>
          <table:table-cell table:style-name="ce18" office:value-type="float" office:value="0.0391" calcext:value-type="float">
            <text:p>3.910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675" calcext:value-type="float">
            <text:p>2675.0</text:p>
          </table:table-cell>
          <table:table-cell table:style-name="ce18" office:value-type="float" office:value="0.03861" calcext:value-type="float">
            <text:p>3.861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680" calcext:value-type="float">
            <text:p>2680.0</text:p>
          </table:table-cell>
          <table:table-cell table:style-name="ce18" office:value-type="float" office:value="0.03843" calcext:value-type="float">
            <text:p>3.843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685" calcext:value-type="float">
            <text:p>2685.0</text:p>
          </table:table-cell>
          <table:table-cell table:style-name="ce18" office:value-type="float" office:value="0.03816" calcext:value-type="float">
            <text:p>3.816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690" calcext:value-type="float">
            <text:p>2690.0</text:p>
          </table:table-cell>
          <table:table-cell table:style-name="ce18" office:value-type="float" office:value="0.03779" calcext:value-type="float">
            <text:p>3.7790E-02</text:p>
          </table:table-cell>
          <table:table-cell table:style-name="ce18" office:value-type="float" office:value="1.0226E-029" calcext:value-type="float">
            <text:p>1.0226E-29</text:p>
          </table:table-cell>
          <table:table-cell table:style-name="ce18" office:value-type="float" office:value="1.0178E-029" calcext:value-type="float">
            <text:p>1.0178E-29</text:p>
          </table:table-cell>
          <table:table-cell table:number-columns-repeated="60"/>
        </table:table-row>
        <table:table-row table:style-name="ro4">
          <table:table-cell table:style-name="ce15" office:value-type="float" office:value="2695" calcext:value-type="float">
            <text:p>2695.0</text:p>
          </table:table-cell>
          <table:table-cell table:style-name="ce18" office:value-type="float" office:value="0.03746" calcext:value-type="float">
            <text:p>3.7460E-02</text:p>
          </table:table-cell>
          <table:table-cell table:style-name="ce18" office:value-type="float" office:value="7.1284E-033" calcext:value-type="float">
            <text:p>7.1284E-33</text:p>
          </table:table-cell>
          <table:table-cell table:style-name="ce18" office:value-type="float" office:value="7.1014E-033" calcext:value-type="float">
            <text:p>7.1014E-33</text:p>
          </table:table-cell>
          <table:table-cell table:number-columns-repeated="60"/>
        </table:table-row>
        <table:table-row table:style-name="ro4">
          <table:table-cell table:style-name="ce15" office:value-type="float" office:value="2700" calcext:value-type="float">
            <text:p>2700.0</text:p>
          </table:table-cell>
          <table:table-cell table:style-name="ce18" office:value-type="float" office:value="0.03712" calcext:value-type="float">
            <text:p>3.712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705" calcext:value-type="float">
            <text:p>2705.0</text:p>
          </table:table-cell>
          <table:table-cell table:style-name="ce18" office:value-type="float" office:value="0.03693" calcext:value-type="float">
            <text:p>3.6930E-02</text:p>
          </table:table-cell>
          <table:table-cell table:style-name="ce18" office:value-type="float" office:value="2.9315E-042" calcext:value-type="float">
            <text:p>2.9315E-42</text:p>
          </table:table-cell>
          <table:table-cell table:style-name="ce18" office:value-type="float" office:value="2.9273E-042" calcext:value-type="float">
            <text:p>2.9273E-42</text:p>
          </table:table-cell>
          <table:table-cell table:number-columns-repeated="60"/>
        </table:table-row>
        <table:table-row table:style-name="ro4">
          <table:table-cell table:style-name="ce15" office:value-type="float" office:value="2710" calcext:value-type="float">
            <text:p>2710.0</text:p>
          </table:table-cell>
          <table:table-cell table:style-name="ce18" office:value-type="float" office:value="0.03668" calcext:value-type="float">
            <text:p>3.6680E-02</text:p>
          </table:table-cell>
          <table:table-cell table:style-name="ce18" office:value-type="float" office:value="1.125E-035" calcext:value-type="float">
            <text:p>1.1250E-35</text:p>
          </table:table-cell>
          <table:table-cell table:style-name="ce18" office:value-type="float" office:value="1.1239E-035" calcext:value-type="float">
            <text:p>1.1239E-35</text:p>
          </table:table-cell>
          <table:table-cell table:number-columns-repeated="60"/>
        </table:table-row>
        <table:table-row table:style-name="ro4">
          <table:table-cell table:style-name="ce15" office:value-type="float" office:value="2715" calcext:value-type="float">
            <text:p>2715.0</text:p>
          </table:table-cell>
          <table:table-cell table:style-name="ce18" office:value-type="float" office:value="0.03656" calcext:value-type="float">
            <text:p>3.6560E-02</text:p>
          </table:table-cell>
          <table:table-cell table:style-name="ce18" office:value-type="float" office:value="3.8557E-026" calcext:value-type="float">
            <text:p>3.8557E-26</text:p>
          </table:table-cell>
          <table:table-cell table:style-name="ce18" office:value-type="float" office:value="3.8549E-026" calcext:value-type="float">
            <text:p>3.8549E-26</text:p>
          </table:table-cell>
          <table:table-cell table:number-columns-repeated="60"/>
        </table:table-row>
        <table:table-row table:style-name="ro4">
          <table:table-cell table:style-name="ce15" office:value-type="float" office:value="2720" calcext:value-type="float">
            <text:p>2720.0</text:p>
          </table:table-cell>
          <table:table-cell table:style-name="ce18" office:value-type="float" office:value="0.03638" calcext:value-type="float">
            <text:p>3.6380E-02</text:p>
          </table:table-cell>
          <table:table-cell table:number-columns-repeated="2" table:style-name="ce18" office:value-type="float" office:value="5.6052E-045" calcext:value-type="float">
            <text:p>5.6052E-45</text:p>
          </table:table-cell>
          <table:table-cell table:number-columns-repeated="60"/>
        </table:table-row>
        <table:table-row table:style-name="ro4">
          <table:table-cell table:style-name="ce15" office:value-type="float" office:value="2725" calcext:value-type="float">
            <text:p>2725.0</text:p>
          </table:table-cell>
          <table:table-cell table:style-name="ce18" office:value-type="float" office:value="0.03613" calcext:value-type="float">
            <text:p>3.6130E-02</text:p>
          </table:table-cell>
          <table:table-cell table:style-name="ce18" office:value-type="float" office:value="7.2935E-022" calcext:value-type="float">
            <text:p>7.2935E-22</text:p>
          </table:table-cell>
          <table:table-cell table:style-name="ce18" office:value-type="float" office:value="7.3094E-022" calcext:value-type="float">
            <text:p>7.3094E-22</text:p>
          </table:table-cell>
          <table:table-cell table:number-columns-repeated="60"/>
        </table:table-row>
        <table:table-row table:style-name="ro4">
          <table:table-cell table:style-name="ce15" office:value-type="float" office:value="2730" calcext:value-type="float">
            <text:p>2730.0</text:p>
          </table:table-cell>
          <table:table-cell table:style-name="ce18" office:value-type="float" office:value="0.03601" calcext:value-type="float">
            <text:p>3.6010E-02</text:p>
          </table:table-cell>
          <table:table-cell table:style-name="ce18" office:value-type="float" office:value="6.0734E-019" calcext:value-type="float">
            <text:p>6.0734E-19</text:p>
          </table:table-cell>
          <table:table-cell table:style-name="ce18" office:value-type="float" office:value="6.0929E-019" calcext:value-type="float">
            <text:p>6.0929E-19</text:p>
          </table:table-cell>
          <table:table-cell table:number-columns-repeated="60"/>
        </table:table-row>
        <table:table-row table:style-name="ro4">
          <table:table-cell table:style-name="ce15" office:value-type="float" office:value="2735" calcext:value-type="float">
            <text:p>2735.0</text:p>
          </table:table-cell>
          <table:table-cell table:style-name="ce18" office:value-type="float" office:value="0.03574" calcext:value-type="float">
            <text:p>3.5740E-02</text:p>
          </table:table-cell>
          <table:table-cell table:style-name="ce18" office:value-type="float" office:value="5.4888E-021" calcext:value-type="float">
            <text:p>5.4888E-21</text:p>
          </table:table-cell>
          <table:table-cell table:style-name="ce18" office:value-type="float" office:value="5.5121E-021" calcext:value-type="float">
            <text:p>5.5121E-21</text:p>
          </table:table-cell>
          <table:table-cell table:number-columns-repeated="60"/>
        </table:table-row>
        <table:table-row table:style-name="ro4">
          <table:table-cell table:style-name="ce15" office:value-type="float" office:value="2740" calcext:value-type="float">
            <text:p>2740.0</text:p>
          </table:table-cell>
          <table:table-cell table:style-name="ce18" office:value-type="float" office:value="0.03553" calcext:value-type="float">
            <text:p>3.5530E-02</text:p>
          </table:table-cell>
          <table:table-cell table:style-name="ce18" office:value-type="float" office:value="2.3314E-027" calcext:value-type="float">
            <text:p>2.3314E-27</text:p>
          </table:table-cell>
          <table:table-cell table:style-name="ce18" office:value-type="float" office:value="2.3435E-027" calcext:value-type="float">
            <text:p>2.3435E-27</text:p>
          </table:table-cell>
          <table:table-cell table:number-columns-repeated="60"/>
        </table:table-row>
        <table:table-row table:style-name="ro4">
          <table:table-cell table:style-name="ce15" office:value-type="float" office:value="2745" calcext:value-type="float">
            <text:p>2745.0</text:p>
          </table:table-cell>
          <table:table-cell table:style-name="ce18" office:value-type="float" office:value="0.03538" calcext:value-type="float">
            <text:p>3.5380E-02</text:p>
          </table:table-cell>
          <table:table-cell table:style-name="ce18" office:value-type="float" office:value="1.3146E-023" calcext:value-type="float">
            <text:p>1.3146E-23</text:p>
          </table:table-cell>
          <table:table-cell table:style-name="ce18" office:value-type="float" office:value="1.3224E-023" calcext:value-type="float">
            <text:p>1.3224E-23</text:p>
          </table:table-cell>
          <table:table-cell table:number-columns-repeated="60"/>
        </table:table-row>
        <table:table-row table:style-name="ro4">
          <table:table-cell table:style-name="ce15" office:value-type="float" office:value="2750" calcext:value-type="float">
            <text:p>2750.0</text:p>
          </table:table-cell>
          <table:table-cell table:style-name="ce18" office:value-type="float" office:value="0.03518" calcext:value-type="float">
            <text:p>3.5180E-02</text:p>
          </table:table-cell>
          <table:table-cell table:style-name="ce18" office:value-type="float" office:value="1.6648E-028" calcext:value-type="float">
            <text:p>1.6648E-28</text:p>
          </table:table-cell>
          <table:table-cell table:style-name="ce18" office:value-type="float" office:value="1.6758E-028" calcext:value-type="float">
            <text:p>1.6758E-28</text:p>
          </table:table-cell>
          <table:table-cell table:number-columns-repeated="60"/>
        </table:table-row>
        <table:table-row table:style-name="ro4">
          <table:table-cell table:style-name="ce15" office:value-type="float" office:value="2755" calcext:value-type="float">
            <text:p>2755.0</text:p>
          </table:table-cell>
          <table:table-cell table:style-name="ce18" office:value-type="float" office:value="0.03486" calcext:value-type="float">
            <text:p>3.4860E-02</text:p>
          </table:table-cell>
          <table:table-cell table:number-columns-repeated="2" table:style-name="ce18" office:value-type="float" office:value="6.7262E-044" calcext:value-type="float">
            <text:p>6.7262E-44</text:p>
          </table:table-cell>
          <table:table-cell table:number-columns-repeated="60"/>
        </table:table-row>
        <table:table-row table:style-name="ro4">
          <table:table-cell table:style-name="ce15" office:value-type="float" office:value="2760" calcext:value-type="float">
            <text:p>2760.0</text:p>
          </table:table-cell>
          <table:table-cell table:style-name="ce18" office:value-type="float" office:value="0.03455" calcext:value-type="float">
            <text:p>3.4550E-02</text:p>
          </table:table-cell>
          <table:table-cell table:number-columns-repeated="2" table:style-name="ce18" office:value-type="float" office:value="0" calcext:value-type="float">
            <text:p>0.0000E+00</text:p>
          </table:table-cell>
          <table:table-cell table:number-columns-repeated="60"/>
        </table:table-row>
        <table:table-row table:style-name="ro4">
          <table:table-cell table:style-name="ce15" office:value-type="float" office:value="2765" calcext:value-type="float">
            <text:p>2765.0</text:p>
          </table:table-cell>
          <table:table-cell table:style-name="ce18" office:value-type="float" office:value="0.0344" calcext:value-type="float">
            <text:p>3.4400E-02</text:p>
          </table:table-cell>
          <table:table-cell table:style-name="ce18" office:value-type="float" office:value="2.6777E-027" calcext:value-type="float">
            <text:p>2.6777E-27</text:p>
          </table:table-cell>
          <table:table-cell table:style-name="ce18" office:value-type="float" office:value="2.7001E-027" calcext:value-type="float">
            <text:p>2.7001E-27</text:p>
          </table:table-cell>
          <table:table-cell table:number-columns-repeated="60"/>
        </table:table-row>
        <table:table-row table:style-name="ro4">
          <table:table-cell table:style-name="ce15" office:value-type="float" office:value="2770" calcext:value-type="float">
            <text:p>2770.0</text:p>
          </table:table-cell>
          <table:table-cell table:style-name="ce18" office:value-type="float" office:value="0.03426" calcext:value-type="float">
            <text:p>3.4260E-02</text:p>
          </table:table-cell>
          <table:table-cell table:style-name="ce18" office:value-type="float" office:value="8.3791E-024" calcext:value-type="float">
            <text:p>8.3791E-24</text:p>
          </table:table-cell>
          <table:table-cell table:style-name="ce18" office:value-type="float" office:value="8.4528E-024" calcext:value-type="float">
            <text:p>8.4528E-24</text:p>
          </table:table-cell>
          <table:table-cell table:number-columns-repeated="60"/>
        </table:table-row>
        <table:table-row table:style-name="ro4">
          <table:table-cell table:style-name="ce15" office:value-type="float" office:value="2775" calcext:value-type="float">
            <text:p>2775.0</text:p>
          </table:table-cell>
          <table:table-cell table:style-name="ce18" office:value-type="float" office:value="0.03393" calcext:value-type="float">
            <text:p>3.3930E-02</text:p>
          </table:table-cell>
          <table:table-cell table:style-name="ce18" office:value-type="float" office:value="3.999E-038" calcext:value-type="float">
            <text:p>3.9990E-38</text:p>
          </table:table-cell>
          <table:table-cell table:style-name="ce18" office:value-type="float" office:value="4.036E-038" calcext:value-type="float">
            <text:p>4.0360E-38</text:p>
          </table:table-cell>
          <table:table-cell table:number-columns-repeated="60"/>
        </table:table-row>
        <table:table-row table:style-name="ro4">
          <table:table-cell table:style-name="ce15" office:value-type="float" office:value="2780" calcext:value-type="float">
            <text:p>2780.0</text:p>
          </table:table-cell>
          <table:table-cell table:style-name="ce18" office:value-type="float" office:value="0.03364" calcext:value-type="float">
            <text:p>3.3640E-02</text:p>
          </table:table-cell>
          <table:table-cell table:style-name="ce18" office:value-type="float" office:value="4.8067E-034" calcext:value-type="float">
            <text:p>4.8067E-34</text:p>
          </table:table-cell>
          <table:table-cell table:style-name="ce18" office:value-type="float" office:value="4.8532E-034" calcext:value-type="float">
            <text:p>4.8532E-34</text:p>
          </table:table-cell>
          <table:table-cell table:number-columns-repeated="60"/>
        </table:table-row>
        <table:table-row table:style-name="ro4">
          <table:table-cell table:style-name="ce15" office:value-type="float" office:value="2785" calcext:value-type="float">
            <text:p>2785.0</text:p>
          </table:table-cell>
          <table:table-cell table:style-name="ce18" office:value-type="float" office:value="0.03342" calcext:value-type="float">
            <text:p>3.3420E-02</text:p>
          </table:table-cell>
          <table:table-cell table:style-name="ce18" office:value-type="float" office:value="3.8866E-027" calcext:value-type="float">
            <text:p>3.8866E-27</text:p>
          </table:table-cell>
          <table:table-cell table:style-name="ce18" office:value-type="float" office:value="3.9255E-027" calcext:value-type="float">
            <text:p>3.9255E-27</text:p>
          </table:table-cell>
          <table:table-cell table:number-columns-repeated="60"/>
        </table:table-row>
        <table:table-row table:style-name="ro4">
          <table:table-cell table:style-name="ce15" office:value-type="float" office:value="2790" calcext:value-type="float">
            <text:p>2790.0</text:p>
          </table:table-cell>
          <table:table-cell table:style-name="ce18" office:value-type="float" office:value="0.0332" calcext:value-type="float">
            <text:p>3.3200E-02</text:p>
          </table:table-cell>
          <table:table-cell table:style-name="ce18" office:value-type="float" office:value="1.217E-016" calcext:value-type="float">
            <text:p>1.2170E-16</text:p>
          </table:table-cell>
          <table:table-cell table:style-name="ce18" office:value-type="float" office:value="1.2295E-016" calcext:value-type="float">
            <text:p>1.2295E-16</text:p>
          </table:table-cell>
          <table:table-cell table:number-columns-repeated="60"/>
        </table:table-row>
        <table:table-row table:style-name="ro4">
          <table:table-cell table:style-name="ce15" office:value-type="float" office:value="2795" calcext:value-type="float">
            <text:p>2795.0</text:p>
          </table:table-cell>
          <table:table-cell table:style-name="ce18" office:value-type="float" office:value="0.03293" calcext:value-type="float">
            <text:p>3.2930E-02</text:p>
          </table:table-cell>
          <table:table-cell table:style-name="ce18" office:value-type="float" office:value="3.6205E-016" calcext:value-type="float">
            <text:p>3.6205E-16</text:p>
          </table:table-cell>
          <table:table-cell table:style-name="ce18" office:value-type="float" office:value="3.6591E-016" calcext:value-type="float">
            <text:p>3.6591E-16</text:p>
          </table:table-cell>
          <table:table-cell table:number-columns-repeated="60"/>
        </table:table-row>
        <table:table-row table:style-name="ro4">
          <table:table-cell table:style-name="ce15" office:value-type="float" office:value="2800" calcext:value-type="float">
            <text:p>2800.0</text:p>
          </table:table-cell>
          <table:table-cell table:style-name="ce18" office:value-type="float" office:value="0.03276" calcext:value-type="float">
            <text:p>3.2760E-02</text:p>
          </table:table-cell>
          <table:table-cell table:style-name="ce18" office:value-type="float" office:value="0.0000000000016484" calcext:value-type="float">
            <text:p>1.6484E-12</text:p>
          </table:table-cell>
          <table:table-cell table:style-name="ce18" office:value-type="float" office:value="0.0000000000016665" calcext:value-type="float">
            <text:p>1.6665E-12</text:p>
          </table:table-cell>
          <table:table-cell table:number-columns-repeated="60"/>
        </table:table-row>
        <table:table-row table:style-name="ro4">
          <table:table-cell table:style-name="ce15" office:value-type="float" office:value="2805" calcext:value-type="float">
            <text:p>2805.0</text:p>
          </table:table-cell>
          <table:table-cell table:style-name="ce18" office:value-type="float" office:value="0.03253" calcext:value-type="float">
            <text:p>3.2530E-02</text:p>
          </table:table-cell>
          <table:table-cell table:style-name="ce18" office:value-type="float" office:value="0.000000000000067478" calcext:value-type="float">
            <text:p>6.7478E-14</text:p>
          </table:table-cell>
          <table:table-cell table:style-name="ce18" office:value-type="float" office:value="0.000000000000068228" calcext:value-type="float">
            <text:p>6.8228E-14</text:p>
          </table:table-cell>
          <table:table-cell table:number-columns-repeated="60"/>
        </table:table-row>
        <table:table-row table:style-name="ro4">
          <table:table-cell table:style-name="ce15" office:value-type="float" office:value="2810" calcext:value-type="float">
            <text:p>2810.0</text:p>
          </table:table-cell>
          <table:table-cell table:style-name="ce18" office:value-type="float" office:value="0.03242" calcext:value-type="float">
            <text:p>3.2420E-02</text:p>
          </table:table-cell>
          <table:table-cell table:style-name="ce18" office:value-type="float" office:value="0.00000000040233" calcext:value-type="float">
            <text:p>4.0233E-10</text:p>
          </table:table-cell>
          <table:table-cell table:style-name="ce18" office:value-type="float" office:value="0.00000000040695" calcext:value-type="float">
            <text:p>4.0695E-10</text:p>
          </table:table-cell>
          <table:table-cell table:number-columns-repeated="60"/>
        </table:table-row>
        <table:table-row table:style-name="ro4">
          <table:table-cell table:style-name="ce15" office:value-type="float" office:value="2815" calcext:value-type="float">
            <text:p>2815.0</text:p>
          </table:table-cell>
          <table:table-cell table:style-name="ce18" office:value-type="float" office:value="0.03226" calcext:value-type="float">
            <text:p>3.2260E-02</text:p>
          </table:table-cell>
          <table:table-cell table:style-name="ce18" office:value-type="float" office:value="0.00000000028685" calcext:value-type="float">
            <text:p>2.8685E-10</text:p>
          </table:table-cell>
          <table:table-cell table:style-name="ce18" office:value-type="float" office:value="0.00000000029018" calcext:value-type="float">
            <text:p>2.9018E-10</text:p>
          </table:table-cell>
          <table:table-cell table:number-columns-repeated="60"/>
        </table:table-row>
        <table:table-row table:style-name="ro4">
          <table:table-cell table:style-name="ce15" office:value-type="float" office:value="2820" calcext:value-type="float">
            <text:p>2820.0</text:p>
          </table:table-cell>
          <table:table-cell table:style-name="ce18" office:value-type="float" office:value="0.03206" calcext:value-type="float">
            <text:p>3.2060E-02</text:p>
          </table:table-cell>
          <table:table-cell table:style-name="ce18" office:value-type="float" office:value="0.000000000020548" calcext:value-type="float">
            <text:p>2.0548E-11</text:p>
          </table:table-cell>
          <table:table-cell table:style-name="ce18" office:value-type="float" office:value="0.000000000020789" calcext:value-type="float">
            <text:p>2.0789E-11</text:p>
          </table:table-cell>
          <table:table-cell table:number-columns-repeated="60"/>
        </table:table-row>
        <table:table-row table:style-name="ro4">
          <table:table-cell table:style-name="ce15" office:value-type="float" office:value="2825" calcext:value-type="float">
            <text:p>2825.0</text:p>
          </table:table-cell>
          <table:table-cell table:style-name="ce18" office:value-type="float" office:value="0.03184" calcext:value-type="float">
            <text:p>3.1840E-02</text:p>
          </table:table-cell>
          <table:table-cell table:style-name="ce18" office:value-type="float" office:value="0.00000017605" calcext:value-type="float">
            <text:p>1.7605E-07</text:p>
          </table:table-cell>
          <table:table-cell table:style-name="ce18" office:value-type="float" office:value="0.00000017814" calcext:value-type="float">
            <text:p>1.7814E-07</text:p>
          </table:table-cell>
          <table:table-cell table:number-columns-repeated="60"/>
        </table:table-row>
        <table:table-row table:style-name="ro4">
          <table:table-cell table:style-name="ce15" office:value-type="float" office:value="2830" calcext:value-type="float">
            <text:p>2830.0</text:p>
          </table:table-cell>
          <table:table-cell table:style-name="ce18" office:value-type="float" office:value="0.0317" calcext:value-type="float">
            <text:p>3.1700E-02</text:p>
          </table:table-cell>
          <table:table-cell table:style-name="ce18" office:value-type="float" office:value="0.0000039008" calcext:value-type="float">
            <text:p>3.9008E-06</text:p>
          </table:table-cell>
          <table:table-cell table:style-name="ce18" office:value-type="float" office:value="0.0000039475" calcext:value-type="float">
            <text:p>3.9475E-06</text:p>
          </table:table-cell>
          <table:table-cell table:number-columns-repeated="60"/>
        </table:table-row>
        <table:table-row table:style-name="ro4">
          <table:table-cell table:style-name="ce15" office:value-type="float" office:value="2835" calcext:value-type="float">
            <text:p>2835.0</text:p>
          </table:table-cell>
          <table:table-cell table:style-name="ce18" office:value-type="float" office:value="0.03145" calcext:value-type="float">
            <text:p>3.1450E-02</text:p>
          </table:table-cell>
          <table:table-cell table:style-name="ce18" office:value-type="float" office:value="0.00000000021276" calcext:value-type="float">
            <text:p>2.1276E-10</text:p>
          </table:table-cell>
          <table:table-cell table:style-name="ce18" office:value-type="float" office:value="0.00000000021533" calcext:value-type="float">
            <text:p>2.1533E-10</text:p>
          </table:table-cell>
          <table:table-cell table:number-columns-repeated="60"/>
        </table:table-row>
        <table:table-row table:style-name="ro4">
          <table:table-cell table:style-name="ce15" office:value-type="float" office:value="2840" calcext:value-type="float">
            <text:p>2840.0</text:p>
          </table:table-cell>
          <table:table-cell table:style-name="ce18" office:value-type="float" office:value="0.03118" calcext:value-type="float">
            <text:p>3.1180E-02</text:p>
          </table:table-cell>
          <table:table-cell table:style-name="ce18" office:value-type="float" office:value="0.00000019609" calcext:value-type="float">
            <text:p>1.9609E-07</text:p>
          </table:table-cell>
          <table:table-cell table:style-name="ce18" office:value-type="float" office:value="0.00000019849" calcext:value-type="float">
            <text:p>1.9849E-07</text:p>
          </table:table-cell>
          <table:table-cell table:number-columns-repeated="60"/>
        </table:table-row>
        <table:table-row table:style-name="ro4">
          <table:table-cell table:style-name="ce15" office:value-type="float" office:value="2845" calcext:value-type="float">
            <text:p>2845.0</text:p>
          </table:table-cell>
          <table:table-cell table:style-name="ce18" office:value-type="float" office:value="0.03095" calcext:value-type="float">
            <text:p>3.0950E-02</text:p>
          </table:table-cell>
          <table:table-cell table:style-name="ce18" office:value-type="float" office:value="0.000040575" calcext:value-type="float">
            <text:p>4.0575E-05</text:p>
          </table:table-cell>
          <table:table-cell table:style-name="ce18" office:value-type="float" office:value="0.000041074" calcext:value-type="float">
            <text:p>4.1074E-05</text:p>
          </table:table-cell>
          <table:table-cell table:number-columns-repeated="60"/>
        </table:table-row>
        <table:table-row table:style-name="ro4">
          <table:table-cell table:style-name="ce15" office:value-type="float" office:value="2850" calcext:value-type="float">
            <text:p>2850.0</text:p>
          </table:table-cell>
          <table:table-cell table:style-name="ce18" office:value-type="float" office:value="0.03068" calcext:value-type="float">
            <text:p>3.0680E-02</text:p>
          </table:table-cell>
          <table:table-cell table:style-name="ce18" office:value-type="float" office:value="0.0000011566" calcext:value-type="float">
            <text:p>1.1566E-06</text:p>
          </table:table-cell>
          <table:table-cell table:style-name="ce18" office:value-type="float" office:value="0.0000011708" calcext:value-type="float">
            <text:p>1.1708E-06</text:p>
          </table:table-cell>
          <table:table-cell table:number-columns-repeated="60"/>
        </table:table-row>
        <table:table-row table:style-name="ro4">
          <table:table-cell table:style-name="ce15" office:value-type="float" office:value="2855" calcext:value-type="float">
            <text:p>2855.0</text:p>
          </table:table-cell>
          <table:table-cell table:style-name="ce18" office:value-type="float" office:value="0.03043" calcext:value-type="float">
            <text:p>3.0430E-02</text:p>
          </table:table-cell>
          <table:table-cell table:style-name="ce18" office:value-type="float" office:value="0.00000044867" calcext:value-type="float">
            <text:p>4.4867E-07</text:p>
          </table:table-cell>
          <table:table-cell table:style-name="ce18" office:value-type="float" office:value="0.00000045425" calcext:value-type="float">
            <text:p>4.5425E-07</text:p>
          </table:table-cell>
          <table:table-cell table:number-columns-repeated="60"/>
        </table:table-row>
        <table:table-row table:style-name="ro4">
          <table:table-cell table:style-name="ce15" office:value-type="float" office:value="2860" calcext:value-type="float">
            <text:p>2860.0</text:p>
          </table:table-cell>
          <table:table-cell table:style-name="ce18" office:value-type="float" office:value="0.03016" calcext:value-type="float">
            <text:p>3.0160E-02</text:p>
          </table:table-cell>
          <table:table-cell table:style-name="ce18" office:value-type="float" office:value="0.000025356" calcext:value-type="float">
            <text:p>2.5356E-05</text:p>
          </table:table-cell>
          <table:table-cell table:style-name="ce18" office:value-type="float" office:value="0.000025672" calcext:value-type="float">
            <text:p>2.5672E-05</text:p>
          </table:table-cell>
          <table:table-cell table:number-columns-repeated="60"/>
        </table:table-row>
        <table:table-row table:style-name="ro4">
          <table:table-cell table:style-name="ce15" office:value-type="float" office:value="2865" calcext:value-type="float">
            <text:p>2865.0</text:p>
          </table:table-cell>
          <table:table-cell table:style-name="ce18" office:value-type="float" office:value="0.02996" calcext:value-type="float">
            <text:p>2.9960E-02</text:p>
          </table:table-cell>
          <table:table-cell table:style-name="ce18" office:value-type="float" office:value="0.00016763" calcext:value-type="float">
            <text:p>1.6763E-04</text:p>
          </table:table-cell>
          <table:table-cell table:style-name="ce18" office:value-type="float" office:value="0.00016974" calcext:value-type="float">
            <text:p>1.6974E-04</text:p>
          </table:table-cell>
          <table:table-cell table:number-columns-repeated="60"/>
        </table:table-row>
        <table:table-row table:style-name="ro4">
          <table:table-cell table:style-name="ce15" office:value-type="float" office:value="2870" calcext:value-type="float">
            <text:p>2870.0</text:p>
          </table:table-cell>
          <table:table-cell table:style-name="ce18" office:value-type="float" office:value="0.0296" calcext:value-type="float">
            <text:p>2.9600E-02</text:p>
          </table:table-cell>
          <table:table-cell table:style-name="ce18" office:value-type="float" office:value="0.0000063129" calcext:value-type="float">
            <text:p>6.3129E-06</text:p>
          </table:table-cell>
          <table:table-cell table:style-name="ce18" office:value-type="float" office:value="0.0000063922" calcext:value-type="float">
            <text:p>6.3922E-06</text:p>
          </table:table-cell>
          <table:table-cell table:number-columns-repeated="60"/>
        </table:table-row>
        <table:table-row table:style-name="ro4">
          <table:table-cell table:style-name="ce15" office:value-type="float" office:value="2875" calcext:value-type="float">
            <text:p>2875.0</text:p>
          </table:table-cell>
          <table:table-cell table:style-name="ce18" office:value-type="float" office:value="0.0294" calcext:value-type="float">
            <text:p>2.9400E-02</text:p>
          </table:table-cell>
          <table:table-cell table:style-name="ce18" office:value-type="float" office:value="0.0003917" calcext:value-type="float">
            <text:p>3.9170E-04</text:p>
          </table:table-cell>
          <table:table-cell table:style-name="ce18" office:value-type="float" office:value="0.00039663" calcext:value-type="float">
            <text:p>3.9663E-04</text:p>
          </table:table-cell>
          <table:table-cell table:number-columns-repeated="60"/>
        </table:table-row>
        <table:table-row table:style-name="ro4">
          <table:table-cell table:style-name="ce15" office:value-type="float" office:value="2880" calcext:value-type="float">
            <text:p>2880.0</text:p>
          </table:table-cell>
          <table:table-cell table:style-name="ce18" office:value-type="float" office:value="0.0294" calcext:value-type="float">
            <text:p>2.9400E-02</text:p>
          </table:table-cell>
          <table:table-cell table:style-name="ce18" office:value-type="float" office:value="0.00024724" calcext:value-type="float">
            <text:p>2.4724E-04</text:p>
          </table:table-cell>
          <table:table-cell table:style-name="ce18" office:value-type="float" office:value="0.00025037" calcext:value-type="float">
            <text:p>2.5037E-04</text:p>
          </table:table-cell>
          <table:table-cell table:number-columns-repeated="60"/>
        </table:table-row>
        <table:table-row table:style-name="ro4">
          <table:table-cell table:style-name="ce15" office:value-type="float" office:value="2885" calcext:value-type="float">
            <text:p>2885.0</text:p>
          </table:table-cell>
          <table:table-cell table:style-name="ce18" office:value-type="float" office:value="0.02922" calcext:value-type="float">
            <text:p>2.9220E-02</text:p>
          </table:table-cell>
          <table:table-cell table:style-name="ce18" office:value-type="float" office:value="0.00045332" calcext:value-type="float">
            <text:p>4.5332E-04</text:p>
          </table:table-cell>
          <table:table-cell table:style-name="ce18" office:value-type="float" office:value="0.00045906" calcext:value-type="float">
            <text:p>4.5906E-04</text:p>
          </table:table-cell>
          <table:table-cell table:number-columns-repeated="60"/>
        </table:table-row>
        <table:table-row table:style-name="ro4">
          <table:table-cell table:style-name="ce15" office:value-type="float" office:value="2890" calcext:value-type="float">
            <text:p>2890.0</text:p>
          </table:table-cell>
          <table:table-cell table:style-name="ce18" office:value-type="float" office:value="0.02907" calcext:value-type="float">
            <text:p>2.9070E-02</text:p>
          </table:table-cell>
          <table:table-cell table:style-name="ce18" office:value-type="float" office:value="0.00018623" calcext:value-type="float">
            <text:p>1.8623E-04</text:p>
          </table:table-cell>
          <table:table-cell table:style-name="ce18" office:value-type="float" office:value="0.0001886" calcext:value-type="float">
            <text:p>1.8860E-04</text:p>
          </table:table-cell>
          <table:table-cell table:number-columns-repeated="60"/>
        </table:table-row>
        <table:table-row table:style-name="ro4">
          <table:table-cell table:style-name="ce15" office:value-type="float" office:value="2895" calcext:value-type="float">
            <text:p>2895.0</text:p>
          </table:table-cell>
          <table:table-cell table:style-name="ce18" office:value-type="float" office:value="0.02896" calcext:value-type="float">
            <text:p>2.8960E-02</text:p>
          </table:table-cell>
          <table:table-cell table:style-name="ce18" office:value-type="float" office:value="0.0026643" calcext:value-type="float">
            <text:p>2.6643E-03</text:p>
          </table:table-cell>
          <table:table-cell table:style-name="ce18" office:value-type="float" office:value="0.0026982" calcext:value-type="float">
            <text:p>2.6982E-03</text:p>
          </table:table-cell>
          <table:table-cell table:number-columns-repeated="60"/>
        </table:table-row>
        <table:table-row table:style-name="ro4">
          <table:table-cell table:style-name="ce15" office:value-type="float" office:value="2900" calcext:value-type="float">
            <text:p>2900.0</text:p>
          </table:table-cell>
          <table:table-cell table:style-name="ce18" office:value-type="float" office:value="0.02881" calcext:value-type="float">
            <text:p>2.8810E-02</text:p>
          </table:table-cell>
          <table:table-cell table:style-name="ce18" office:value-type="float" office:value="0.00081152" calcext:value-type="float">
            <text:p>8.1152E-04</text:p>
          </table:table-cell>
          <table:table-cell table:style-name="ce18" office:value-type="float" office:value="0.00082183" calcext:value-type="float">
            <text:p>8.2183E-04</text:p>
          </table:table-cell>
          <table:table-cell table:number-columns-repeated="60"/>
        </table:table-row>
        <table:table-row table:style-name="ro4">
          <table:table-cell table:style-name="ce15" office:value-type="float" office:value="2905" calcext:value-type="float">
            <text:p>2905.0</text:p>
          </table:table-cell>
          <table:table-cell table:style-name="ce18" office:value-type="float" office:value="0.02867" calcext:value-type="float">
            <text:p>2.8670E-02</text:p>
          </table:table-cell>
          <table:table-cell table:style-name="ce18" office:value-type="float" office:value="0.00011096" calcext:value-type="float">
            <text:p>1.1096E-04</text:p>
          </table:table-cell>
          <table:table-cell table:style-name="ce18" office:value-type="float" office:value="0.00011237" calcext:value-type="float">
            <text:p>1.1237E-04</text:p>
          </table:table-cell>
          <table:table-cell table:number-columns-repeated="60"/>
        </table:table-row>
        <table:table-row table:style-name="ro4">
          <table:table-cell table:style-name="ce15" office:value-type="float" office:value="2910" calcext:value-type="float">
            <text:p>2910.0</text:p>
          </table:table-cell>
          <table:table-cell table:style-name="ce18" office:value-type="float" office:value="0.0285" calcext:value-type="float">
            <text:p>2.8500E-02</text:p>
          </table:table-cell>
          <table:table-cell table:style-name="ce18" office:value-type="float" office:value="0.002722" calcext:value-type="float">
            <text:p>2.7220E-03</text:p>
          </table:table-cell>
          <table:table-cell table:style-name="ce18" office:value-type="float" office:value="0.0027566" calcext:value-type="float">
            <text:p>2.7566E-03</text:p>
          </table:table-cell>
          <table:table-cell table:number-columns-repeated="60"/>
        </table:table-row>
        <table:table-row table:style-name="ro4">
          <table:table-cell table:style-name="ce15" office:value-type="float" office:value="2915" calcext:value-type="float">
            <text:p>2915.0</text:p>
          </table:table-cell>
          <table:table-cell table:style-name="ce18" office:value-type="float" office:value="0.02822" calcext:value-type="float">
            <text:p>2.8220E-02</text:p>
          </table:table-cell>
          <table:table-cell table:style-name="ce18" office:value-type="float" office:value="0.0012581" calcext:value-type="float">
            <text:p>1.2581E-03</text:p>
          </table:table-cell>
          <table:table-cell table:style-name="ce18" office:value-type="float" office:value="0.0012742" calcext:value-type="float">
            <text:p>1.2742E-03</text:p>
          </table:table-cell>
          <table:table-cell table:number-columns-repeated="60"/>
        </table:table-row>
        <table:table-row table:style-name="ro4">
          <table:table-cell table:style-name="ce15" office:value-type="float" office:value="2920" calcext:value-type="float">
            <text:p>2920.0</text:p>
          </table:table-cell>
          <table:table-cell table:style-name="ce18" office:value-type="float" office:value="0.02804" calcext:value-type="float">
            <text:p>2.8040E-02</text:p>
          </table:table-cell>
          <table:table-cell table:style-name="ce18" office:value-type="float" office:value="0.0028948" calcext:value-type="float">
            <text:p>2.8948E-03</text:p>
          </table:table-cell>
          <table:table-cell table:style-name="ce18" office:value-type="float" office:value="0.0029316" calcext:value-type="float">
            <text:p>2.9316E-03</text:p>
          </table:table-cell>
          <table:table-cell table:number-columns-repeated="60"/>
        </table:table-row>
        <table:table-row table:style-name="ro4">
          <table:table-cell table:style-name="ce15" office:value-type="float" office:value="2925" calcext:value-type="float">
            <text:p>2925.0</text:p>
          </table:table-cell>
          <table:table-cell table:style-name="ce18" office:value-type="float" office:value="0.02778" calcext:value-type="float">
            <text:p>2.7780E-02</text:p>
          </table:table-cell>
          <table:table-cell table:style-name="ce18" office:value-type="float" office:value="0.0010835" calcext:value-type="float">
            <text:p>1.0835E-03</text:p>
          </table:table-cell>
          <table:table-cell table:style-name="ce18" office:value-type="float" office:value="0.0010973" calcext:value-type="float">
            <text:p>1.0973E-03</text:p>
          </table:table-cell>
          <table:table-cell table:number-columns-repeated="60"/>
        </table:table-row>
        <table:table-row table:style-name="ro4">
          <table:table-cell table:style-name="ce15" office:value-type="float" office:value="2930" calcext:value-type="float">
            <text:p>2930.0</text:p>
          </table:table-cell>
          <table:table-cell table:style-name="ce18" office:value-type="float" office:value="0.02757" calcext:value-type="float">
            <text:p>2.7570E-02</text:p>
          </table:table-cell>
          <table:table-cell table:style-name="ce18" office:value-type="float" office:value="0.0058858" calcext:value-type="float">
            <text:p>5.8858E-03</text:p>
          </table:table-cell>
          <table:table-cell table:style-name="ce18" office:value-type="float" office:value="0.0059606" calcext:value-type="float">
            <text:p>5.9606E-03</text:p>
          </table:table-cell>
          <table:table-cell table:number-columns-repeated="60"/>
        </table:table-row>
        <table:table-row table:style-name="ro4">
          <table:table-cell table:style-name="ce15" office:value-type="float" office:value="2935" calcext:value-type="float">
            <text:p>2935.0</text:p>
          </table:table-cell>
          <table:table-cell table:style-name="ce18" office:value-type="float" office:value="0.02733" calcext:value-type="float">
            <text:p>2.7330E-02</text:p>
          </table:table-cell>
          <table:table-cell table:style-name="ce18" office:value-type="float" office:value="0.0064903" calcext:value-type="float">
            <text:p>6.4903E-03</text:p>
          </table:table-cell>
          <table:table-cell table:style-name="ce18" office:value-type="float" office:value="0.0065725" calcext:value-type="float">
            <text:p>6.5725E-03</text:p>
          </table:table-cell>
          <table:table-cell table:number-columns-repeated="60"/>
        </table:table-row>
        <table:table-row table:style-name="ro4">
          <table:table-cell table:style-name="ce15" office:value-type="float" office:value="2940" calcext:value-type="float">
            <text:p>2940.0</text:p>
          </table:table-cell>
          <table:table-cell table:style-name="ce18" office:value-type="float" office:value="0.02714" calcext:value-type="float">
            <text:p>2.7140E-02</text:p>
          </table:table-cell>
          <table:table-cell table:style-name="ce18" office:value-type="float" office:value="0.0016273" calcext:value-type="float">
            <text:p>1.6273E-03</text:p>
          </table:table-cell>
          <table:table-cell table:style-name="ce18" office:value-type="float" office:value="0.0016479" calcext:value-type="float">
            <text:p>1.6479E-03</text:p>
          </table:table-cell>
          <table:table-cell table:number-columns-repeated="60"/>
        </table:table-row>
        <table:table-row table:style-name="ro4">
          <table:table-cell table:style-name="ce15" office:value-type="float" office:value="2945" calcext:value-type="float">
            <text:p>2945.0</text:p>
          </table:table-cell>
          <table:table-cell table:style-name="ce18" office:value-type="float" office:value="0.02684" calcext:value-type="float">
            <text:p>2.6840E-02</text:p>
          </table:table-cell>
          <table:table-cell table:style-name="ce18" office:value-type="float" office:value="0.0014489" calcext:value-type="float">
            <text:p>1.4489E-03</text:p>
          </table:table-cell>
          <table:table-cell table:style-name="ce18" office:value-type="float" office:value="0.0014673" calcext:value-type="float">
            <text:p>1.4673E-03</text:p>
          </table:table-cell>
          <table:table-cell table:number-columns-repeated="60"/>
        </table:table-row>
        <table:table-row table:style-name="ro4">
          <table:table-cell table:style-name="ce15" office:value-type="float" office:value="2950" calcext:value-type="float">
            <text:p>2950.0</text:p>
          </table:table-cell>
          <table:table-cell table:style-name="ce18" office:value-type="float" office:value="0.02668" calcext:value-type="float">
            <text:p>2.6680E-02</text:p>
          </table:table-cell>
          <table:table-cell table:style-name="ce18" office:value-type="float" office:value="0.0052276" calcext:value-type="float">
            <text:p>5.2276E-03</text:p>
          </table:table-cell>
          <table:table-cell table:style-name="ce18" office:value-type="float" office:value="0.0052935" calcext:value-type="float">
            <text:p>5.2935E-03</text:p>
          </table:table-cell>
          <table:table-cell table:number-columns-repeated="60"/>
        </table:table-row>
        <table:table-row table:style-name="ro4">
          <table:table-cell table:style-name="ce15" office:value-type="float" office:value="2955" calcext:value-type="float">
            <text:p>2955.0</text:p>
          </table:table-cell>
          <table:table-cell table:style-name="ce18" office:value-type="float" office:value="0.02656" calcext:value-type="float">
            <text:p>2.6560E-02</text:p>
          </table:table-cell>
          <table:table-cell table:style-name="ce18" office:value-type="float" office:value="0.0023361" calcext:value-type="float">
            <text:p>2.3361E-03</text:p>
          </table:table-cell>
          <table:table-cell table:style-name="ce18" office:value-type="float" office:value="0.0023655" calcext:value-type="float">
            <text:p>2.3655E-03</text:p>
          </table:table-cell>
          <table:table-cell table:number-columns-repeated="60"/>
        </table:table-row>
        <table:table-row table:style-name="ro4">
          <table:table-cell table:style-name="ce15" office:value-type="float" office:value="2960" calcext:value-type="float">
            <text:p>2960.0</text:p>
          </table:table-cell>
          <table:table-cell table:style-name="ce18" office:value-type="float" office:value="0.02638" calcext:value-type="float">
            <text:p>2.6380E-02</text:p>
          </table:table-cell>
          <table:table-cell table:style-name="ce18" office:value-type="float" office:value="0.0045971" calcext:value-type="float">
            <text:p>4.5971E-03</text:p>
          </table:table-cell>
          <table:table-cell table:style-name="ce18" office:value-type="float" office:value="0.0046549" calcext:value-type="float">
            <text:p>4.6549E-03</text:p>
          </table:table-cell>
          <table:table-cell table:number-columns-repeated="60"/>
        </table:table-row>
        <table:table-row table:style-name="ro4">
          <table:table-cell table:style-name="ce15" office:value-type="float" office:value="2965" calcext:value-type="float">
            <text:p>2965.0</text:p>
          </table:table-cell>
          <table:table-cell table:style-name="ce18" office:value-type="float" office:value="0.02626" calcext:value-type="float">
            <text:p>2.6260E-02</text:p>
          </table:table-cell>
          <table:table-cell table:style-name="ce18" office:value-type="float" office:value="0.0074379" calcext:value-type="float">
            <text:p>7.4379E-03</text:p>
          </table:table-cell>
          <table:table-cell table:style-name="ce18" office:value-type="float" office:value="0.0075313" calcext:value-type="float">
            <text:p>7.5313E-03</text:p>
          </table:table-cell>
          <table:table-cell table:number-columns-repeated="60"/>
        </table:table-row>
        <table:table-row table:style-name="ro4">
          <table:table-cell table:style-name="ce15" office:value-type="float" office:value="2970" calcext:value-type="float">
            <text:p>2970.0</text:p>
          </table:table-cell>
          <table:table-cell table:style-name="ce18" office:value-type="float" office:value="0.02612" calcext:value-type="float">
            <text:p>2.6120E-02</text:p>
          </table:table-cell>
          <table:table-cell table:style-name="ce18" office:value-type="float" office:value="0.00035233" calcext:value-type="float">
            <text:p>3.5233E-04</text:p>
          </table:table-cell>
          <table:table-cell table:style-name="ce18" office:value-type="float" office:value="0.00035676" calcext:value-type="float">
            <text:p>3.5676E-04</text:p>
          </table:table-cell>
          <table:table-cell table:number-columns-repeated="60"/>
        </table:table-row>
        <table:table-row table:style-name="ro4">
          <table:table-cell table:style-name="ce15" office:value-type="float" office:value="2975" calcext:value-type="float">
            <text:p>2975.0</text:p>
          </table:table-cell>
          <table:table-cell table:style-name="ce18" office:value-type="float" office:value="0.02601" calcext:value-type="float">
            <text:p>2.6010E-02</text:p>
          </table:table-cell>
          <table:table-cell table:style-name="ce18" office:value-type="float" office:value="0.00085429" calcext:value-type="float">
            <text:p>8.5429E-04</text:p>
          </table:table-cell>
          <table:table-cell table:style-name="ce18" office:value-type="float" office:value="0.00086499" calcext:value-type="float">
            <text:p>8.6499E-04</text:p>
          </table:table-cell>
          <table:table-cell table:number-columns-repeated="60"/>
        </table:table-row>
        <table:table-row table:style-name="ro4">
          <table:table-cell table:style-name="ce15" office:value-type="float" office:value="2980" calcext:value-type="float">
            <text:p>2980.0</text:p>
          </table:table-cell>
          <table:table-cell table:style-name="ce18" office:value-type="float" office:value="0.0258" calcext:value-type="float">
            <text:p>2.5800E-02</text:p>
          </table:table-cell>
          <table:table-cell table:style-name="ce18" office:value-type="float" office:value="0.0013381" calcext:value-type="float">
            <text:p>1.3381E-03</text:p>
          </table:table-cell>
          <table:table-cell table:style-name="ce18" office:value-type="float" office:value="0.0013548" calcext:value-type="float">
            <text:p>1.3548E-03</text:p>
          </table:table-cell>
          <table:table-cell table:number-columns-repeated="60"/>
        </table:table-row>
        <table:table-row table:style-name="ro4">
          <table:table-cell table:style-name="ce15" office:value-type="float" office:value="2985" calcext:value-type="float">
            <text:p>2985.0</text:p>
          </table:table-cell>
          <table:table-cell table:style-name="ce18" office:value-type="float" office:value="0.02569" calcext:value-type="float">
            <text:p>2.5690E-02</text:p>
          </table:table-cell>
          <table:table-cell table:style-name="ce18" office:value-type="float" office:value="0.0069628" calcext:value-type="float">
            <text:p>6.9628E-03</text:p>
          </table:table-cell>
          <table:table-cell table:style-name="ce18" office:value-type="float" office:value="0.0070495" calcext:value-type="float">
            <text:p>7.0495E-03</text:p>
          </table:table-cell>
          <table:table-cell table:number-columns-repeated="60"/>
        </table:table-row>
        <table:table-row table:style-name="ro4">
          <table:table-cell table:style-name="ce15" office:value-type="float" office:value="2990" calcext:value-type="float">
            <text:p>2990.0</text:p>
          </table:table-cell>
          <table:table-cell table:style-name="ce18" office:value-type="float" office:value="0.02554" calcext:value-type="float">
            <text:p>2.5540E-02</text:p>
          </table:table-cell>
          <table:table-cell table:style-name="ce18" office:value-type="float" office:value="0.01028" calcext:value-type="float">
            <text:p>1.0280E-02</text:p>
          </table:table-cell>
          <table:table-cell table:style-name="ce18" office:value-type="float" office:value="0.010407" calcext:value-type="float">
            <text:p>1.0407E-02</text:p>
          </table:table-cell>
          <table:table-cell table:number-columns-repeated="60"/>
        </table:table-row>
        <table:table-row table:style-name="ro4">
          <table:table-cell table:style-name="ce15" office:value-type="float" office:value="2995" calcext:value-type="float">
            <text:p>2995.0</text:p>
          </table:table-cell>
          <table:table-cell table:style-name="ce18" office:value-type="float" office:value="0.0254" calcext:value-type="float">
            <text:p>2.5400E-02</text:p>
          </table:table-cell>
          <table:table-cell table:style-name="ce18" office:value-type="float" office:value="0.0042755" calcext:value-type="float">
            <text:p>4.2755E-03</text:p>
          </table:table-cell>
          <table:table-cell table:style-name="ce18" office:value-type="float" office:value="0.0043286" calcext:value-type="float">
            <text:p>4.3286E-03</text:p>
          </table:table-cell>
          <table:table-cell table:number-columns-repeated="60"/>
        </table:table-row>
        <table:table-row table:style-name="ro4">
          <table:table-cell table:style-name="ce15" office:value-type="float" office:value="3000" calcext:value-type="float">
            <text:p>3000.0</text:p>
          </table:table-cell>
          <table:table-cell table:style-name="ce18" office:value-type="float" office:value="0.02525" calcext:value-type="float">
            <text:p>2.5250E-02</text:p>
          </table:table-cell>
          <table:table-cell table:style-name="ce18" office:value-type="float" office:value="0.0078472" calcext:value-type="float">
            <text:p>7.8472E-03</text:p>
          </table:table-cell>
          <table:table-cell table:style-name="ce18" office:value-type="float" office:value="0.0079442" calcext:value-type="float">
            <text:p>7.9442E-03</text:p>
          </table:table-cell>
          <table:table-cell table:number-columns-repeated="60"/>
        </table:table-row>
        <table:table-row table:style-name="ro4">
          <table:table-cell table:style-name="ce15" office:value-type="float" office:value="3005" calcext:value-type="float">
            <text:p>3005.0</text:p>
          </table:table-cell>
          <table:table-cell table:style-name="ce18" office:value-type="float" office:value="0.02512" calcext:value-type="float">
            <text:p>2.5120E-02</text:p>
          </table:table-cell>
          <table:table-cell table:style-name="ce18" office:value-type="float" office:value="0.0028906" calcext:value-type="float">
            <text:p>2.8906E-03</text:p>
          </table:table-cell>
          <table:table-cell table:style-name="ce18" office:value-type="float" office:value="0.0029261" calcext:value-type="float">
            <text:p>2.9261E-03</text:p>
          </table:table-cell>
          <table:table-cell table:number-columns-repeated="60"/>
        </table:table-row>
        <table:table-row table:style-name="ro4">
          <table:table-cell table:style-name="ce15" office:value-type="float" office:value="3010" calcext:value-type="float">
            <text:p>3010.0</text:p>
          </table:table-cell>
          <table:table-cell table:style-name="ce18" office:value-type="float" office:value="0.02498" calcext:value-type="float">
            <text:p>2.4980E-02</text:p>
          </table:table-cell>
          <table:table-cell table:style-name="ce18" office:value-type="float" office:value="0.0068479" calcext:value-type="float">
            <text:p>6.8479E-03</text:p>
          </table:table-cell>
          <table:table-cell table:style-name="ce18" office:value-type="float" office:value="0.006932" calcext:value-type="float">
            <text:p>6.9320E-03</text:p>
          </table:table-cell>
          <table:table-cell table:number-columns-repeated="60"/>
        </table:table-row>
        <table:table-row table:style-name="ro4">
          <table:table-cell table:style-name="ce15" office:value-type="float" office:value="3015" calcext:value-type="float">
            <text:p>3015.0</text:p>
          </table:table-cell>
          <table:table-cell table:style-name="ce18" office:value-type="float" office:value="0.02486" calcext:value-type="float">
            <text:p>2.4860E-02</text:p>
          </table:table-cell>
          <table:table-cell table:style-name="ce18" office:value-type="float" office:value="0.0055551" calcext:value-type="float">
            <text:p>5.5551E-03</text:p>
          </table:table-cell>
          <table:table-cell table:style-name="ce18" office:value-type="float" office:value="0.0056232" calcext:value-type="float">
            <text:p>5.6232E-03</text:p>
          </table:table-cell>
          <table:table-cell table:number-columns-repeated="60"/>
        </table:table-row>
        <table:table-row table:style-name="ro4">
          <table:table-cell table:style-name="ce15" office:value-type="float" office:value="3020" calcext:value-type="float">
            <text:p>3020.0</text:p>
          </table:table-cell>
          <table:table-cell table:style-name="ce18" office:value-type="float" office:value="0.02466" calcext:value-type="float">
            <text:p>2.4660E-02</text:p>
          </table:table-cell>
          <table:table-cell table:style-name="ce18" office:value-type="float" office:value="0.00063369" calcext:value-type="float">
            <text:p>6.3369E-04</text:p>
          </table:table-cell>
          <table:table-cell table:style-name="ce18" office:value-type="float" office:value="0.00064143" calcext:value-type="float">
            <text:p>6.4143E-04</text:p>
          </table:table-cell>
          <table:table-cell table:number-columns-repeated="60"/>
        </table:table-row>
        <table:table-row table:style-name="ro4">
          <table:table-cell table:style-name="ce15" office:value-type="float" office:value="3025" calcext:value-type="float">
            <text:p>3025.0</text:p>
          </table:table-cell>
          <table:table-cell table:style-name="ce18" office:value-type="float" office:value="0.02454" calcext:value-type="float">
            <text:p>2.4540E-02</text:p>
          </table:table-cell>
          <table:table-cell table:style-name="ce18" office:value-type="float" office:value="0.0075031" calcext:value-type="float">
            <text:p>7.5031E-03</text:p>
          </table:table-cell>
          <table:table-cell table:style-name="ce18" office:value-type="float" office:value="0.0075948" calcext:value-type="float">
            <text:p>7.5948E-03</text:p>
          </table:table-cell>
          <table:table-cell table:number-columns-repeated="60"/>
        </table:table-row>
        <table:table-row table:style-name="ro4">
          <table:table-cell table:style-name="ce15" office:value-type="float" office:value="3030" calcext:value-type="float">
            <text:p>3030.0</text:p>
          </table:table-cell>
          <table:table-cell table:style-name="ce18" office:value-type="float" office:value="0.02442" calcext:value-type="float">
            <text:p>2.4420E-02</text:p>
          </table:table-cell>
          <table:table-cell table:style-name="ce18" office:value-type="float" office:value="0.0060753" calcext:value-type="float">
            <text:p>6.0753E-03</text:p>
          </table:table-cell>
          <table:table-cell table:style-name="ce18" office:value-type="float" office:value="0.0061491" calcext:value-type="float">
            <text:p>6.1491E-03</text:p>
          </table:table-cell>
          <table:table-cell table:number-columns-repeated="60"/>
        </table:table-row>
        <table:table-row table:style-name="ro4">
          <table:table-cell table:style-name="ce15" office:value-type="float" office:value="3035" calcext:value-type="float">
            <text:p>3035.0</text:p>
          </table:table-cell>
          <table:table-cell table:style-name="ce18" office:value-type="float" office:value="0.02421" calcext:value-type="float">
            <text:p>2.4210E-02</text:p>
          </table:table-cell>
          <table:table-cell table:style-name="ce18" office:value-type="float" office:value="0.0024986" calcext:value-type="float">
            <text:p>2.4986E-03</text:p>
          </table:table-cell>
          <table:table-cell table:style-name="ce18" office:value-type="float" office:value="0.002529" calcext:value-type="float">
            <text:p>2.5290E-03</text:p>
          </table:table-cell>
          <table:table-cell table:number-columns-repeated="60"/>
        </table:table-row>
        <table:table-row table:style-name="ro4">
          <table:table-cell table:style-name="ce15" office:value-type="float" office:value="3040" calcext:value-type="float">
            <text:p>3040.0</text:p>
          </table:table-cell>
          <table:table-cell table:style-name="ce18" office:value-type="float" office:value="0.02393" calcext:value-type="float">
            <text:p>2.3930E-02</text:p>
          </table:table-cell>
          <table:table-cell table:style-name="ce18" office:value-type="float" office:value="0.0020242" calcext:value-type="float">
            <text:p>2.0242E-03</text:p>
          </table:table-cell>
          <table:table-cell table:style-name="ce18" office:value-type="float" office:value="0.0020487" calcext:value-type="float">
            <text:p>2.0487E-03</text:p>
          </table:table-cell>
          <table:table-cell table:number-columns-repeated="60"/>
        </table:table-row>
        <table:table-row table:style-name="ro4">
          <table:table-cell table:style-name="ce15" office:value-type="float" office:value="3045" calcext:value-type="float">
            <text:p>3045.0</text:p>
          </table:table-cell>
          <table:table-cell table:style-name="ce18" office:value-type="float" office:value="0.02402" calcext:value-type="float">
            <text:p>2.4020E-02</text:p>
          </table:table-cell>
          <table:table-cell table:style-name="ce18" office:value-type="float" office:value="0.004209" calcext:value-type="float">
            <text:p>4.2090E-03</text:p>
          </table:table-cell>
          <table:table-cell table:style-name="ce18" office:value-type="float" office:value="0.0042599" calcext:value-type="float">
            <text:p>4.2599E-03</text:p>
          </table:table-cell>
          <table:table-cell table:number-columns-repeated="60"/>
        </table:table-row>
        <table:table-row table:style-name="ro4">
          <table:table-cell table:style-name="ce15" office:value-type="float" office:value="3050" calcext:value-type="float">
            <text:p>3050.0</text:p>
          </table:table-cell>
          <table:table-cell table:style-name="ce18" office:value-type="float" office:value="0.02395" calcext:value-type="float">
            <text:p>2.3950E-02</text:p>
          </table:table-cell>
          <table:table-cell table:style-name="ce18" office:value-type="float" office:value="0.0010321" calcext:value-type="float">
            <text:p>1.0321E-03</text:p>
          </table:table-cell>
          <table:table-cell table:style-name="ce18" office:value-type="float" office:value="0.0010446" calcext:value-type="float">
            <text:p>1.0446E-03</text:p>
          </table:table-cell>
          <table:table-cell table:number-columns-repeated="60"/>
        </table:table-row>
        <table:table-row table:style-name="ro4">
          <table:table-cell table:style-name="ce15" office:value-type="float" office:value="3055" calcext:value-type="float">
            <text:p>3055.0</text:p>
          </table:table-cell>
          <table:table-cell table:style-name="ce18" office:value-type="float" office:value="0.02386" calcext:value-type="float">
            <text:p>2.3860E-02</text:p>
          </table:table-cell>
          <table:table-cell table:style-name="ce18" office:value-type="float" office:value="0.00028947" calcext:value-type="float">
            <text:p>2.8947E-04</text:p>
          </table:table-cell>
          <table:table-cell table:style-name="ce18" office:value-type="float" office:value="0.00029295" calcext:value-type="float">
            <text:p>2.9295E-04</text:p>
          </table:table-cell>
          <table:table-cell table:number-columns-repeated="60"/>
        </table:table-row>
        <table:table-row table:style-name="ro4">
          <table:table-cell table:style-name="ce15" office:value-type="float" office:value="3060" calcext:value-type="float">
            <text:p>3060.0</text:p>
          </table:table-cell>
          <table:table-cell table:style-name="ce18" office:value-type="float" office:value="0.02376" calcext:value-type="float">
            <text:p>2.3760E-02</text:p>
          </table:table-cell>
          <table:table-cell table:style-name="ce18" office:value-type="float" office:value="0.0063012" calcext:value-type="float">
            <text:p>6.3012E-03</text:p>
          </table:table-cell>
          <table:table-cell table:style-name="ce18" office:value-type="float" office:value="0.0063761" calcext:value-type="float">
            <text:p>6.3761E-03</text:p>
          </table:table-cell>
          <table:table-cell table:number-columns-repeated="60"/>
        </table:table-row>
        <table:table-row table:style-name="ro4">
          <table:table-cell table:style-name="ce15" office:value-type="float" office:value="3065" calcext:value-type="float">
            <text:p>3065.0</text:p>
          </table:table-cell>
          <table:table-cell table:style-name="ce18" office:value-type="float" office:value="0.02354" calcext:value-type="float">
            <text:p>2.3540E-02</text:p>
          </table:table-cell>
          <table:table-cell table:style-name="ce18" office:value-type="float" office:value="0.0029113" calcext:value-type="float">
            <text:p>2.9113E-03</text:p>
          </table:table-cell>
          <table:table-cell table:style-name="ce18" office:value-type="float" office:value="0.0029458" calcext:value-type="float">
            <text:p>2.9458E-03</text:p>
          </table:table-cell>
          <table:table-cell table:number-columns-repeated="60"/>
        </table:table-row>
        <table:table-row table:style-name="ro4">
          <table:table-cell table:style-name="ce15" office:value-type="float" office:value="3070" calcext:value-type="float">
            <text:p>3070.0</text:p>
          </table:table-cell>
          <table:table-cell table:style-name="ce18" office:value-type="float" office:value="0.02344" calcext:value-type="float">
            <text:p>2.3440E-02</text:p>
          </table:table-cell>
          <table:table-cell table:style-name="ce18" office:value-type="float" office:value="0.0017492" calcext:value-type="float">
            <text:p>1.7492E-03</text:p>
          </table:table-cell>
          <table:table-cell table:style-name="ce18" office:value-type="float" office:value="0.0017699" calcext:value-type="float">
            <text:p>1.7699E-03</text:p>
          </table:table-cell>
          <table:table-cell table:number-columns-repeated="60"/>
        </table:table-row>
        <table:table-row table:style-name="ro4">
          <table:table-cell table:style-name="ce15" office:value-type="float" office:value="3075" calcext:value-type="float">
            <text:p>3075.0</text:p>
          </table:table-cell>
          <table:table-cell table:style-name="ce18" office:value-type="float" office:value="0.02335" calcext:value-type="float">
            <text:p>2.3350E-02</text:p>
          </table:table-cell>
          <table:table-cell table:style-name="ce18" office:value-type="float" office:value="0.0060221" calcext:value-type="float">
            <text:p>6.0221E-03</text:p>
          </table:table-cell>
          <table:table-cell table:style-name="ce18" office:value-type="float" office:value="0.0060928" calcext:value-type="float">
            <text:p>6.0928E-03</text:p>
          </table:table-cell>
          <table:table-cell table:number-columns-repeated="60"/>
        </table:table-row>
        <table:table-row table:style-name="ro4">
          <table:table-cell table:style-name="ce15" office:value-type="float" office:value="3080" calcext:value-type="float">
            <text:p>3080.0</text:p>
          </table:table-cell>
          <table:table-cell table:style-name="ce18" office:value-type="float" office:value="0.02315" calcext:value-type="float">
            <text:p>2.3150E-02</text:p>
          </table:table-cell>
          <table:table-cell table:style-name="ce18" office:value-type="float" office:value="0.0036224" calcext:value-type="float">
            <text:p>3.6224E-03</text:p>
          </table:table-cell>
          <table:table-cell table:style-name="ce18" office:value-type="float" office:value="0.0036646" calcext:value-type="float">
            <text:p>3.6646E-03</text:p>
          </table:table-cell>
          <table:table-cell table:number-columns-repeated="60"/>
        </table:table-row>
        <table:table-row table:style-name="ro4">
          <table:table-cell table:style-name="ce15" office:value-type="float" office:value="3085" calcext:value-type="float">
            <text:p>3085.0</text:p>
          </table:table-cell>
          <table:table-cell table:style-name="ce18" office:value-type="float" office:value="0.02295" calcext:value-type="float">
            <text:p>2.2950E-02</text:p>
          </table:table-cell>
          <table:table-cell table:style-name="ce18" office:value-type="float" office:value="0.0017671" calcext:value-type="float">
            <text:p>1.7671E-03</text:p>
          </table:table-cell>
          <table:table-cell table:style-name="ce18" office:value-type="float" office:value="0.0017876" calcext:value-type="float">
            <text:p>1.7876E-03</text:p>
          </table:table-cell>
          <table:table-cell table:number-columns-repeated="60"/>
        </table:table-row>
        <table:table-row table:style-name="ro4">
          <table:table-cell table:style-name="ce15" office:value-type="float" office:value="3090" calcext:value-type="float">
            <text:p>3090.0</text:p>
          </table:table-cell>
          <table:table-cell table:style-name="ce18" office:value-type="float" office:value="0.0228" calcext:value-type="float">
            <text:p>2.2800E-02</text:p>
          </table:table-cell>
          <table:table-cell table:style-name="ce18" office:value-type="float" office:value="0.0023805" calcext:value-type="float">
            <text:p>2.3805E-03</text:p>
          </table:table-cell>
          <table:table-cell table:style-name="ce18" office:value-type="float" office:value="0.002408" calcext:value-type="float">
            <text:p>2.4080E-03</text:p>
          </table:table-cell>
          <table:table-cell table:number-columns-repeated="60"/>
        </table:table-row>
        <table:table-row table:style-name="ro4">
          <table:table-cell table:style-name="ce15" office:value-type="float" office:value="3095" calcext:value-type="float">
            <text:p>3095.0</text:p>
          </table:table-cell>
          <table:table-cell table:style-name="ce18" office:value-type="float" office:value="0.02263" calcext:value-type="float">
            <text:p>2.2630E-02</text:p>
          </table:table-cell>
          <table:table-cell table:style-name="ce18" office:value-type="float" office:value="0.0006551" calcext:value-type="float">
            <text:p>6.5510E-04</text:p>
          </table:table-cell>
          <table:table-cell table:style-name="ce18" office:value-type="float" office:value="0.00066266" calcext:value-type="float">
            <text:p>6.6266E-04</text:p>
          </table:table-cell>
          <table:table-cell table:number-columns-repeated="60"/>
        </table:table-row>
        <table:table-row table:style-name="ro4">
          <table:table-cell table:style-name="ce15" office:value-type="float" office:value="3100" calcext:value-type="float">
            <text:p>3100.0</text:p>
          </table:table-cell>
          <table:table-cell table:style-name="ce18" office:value-type="float" office:value="0.02243" calcext:value-type="float">
            <text:p>2.2430E-02</text:p>
          </table:table-cell>
          <table:table-cell table:style-name="ce18" office:value-type="float" office:value="0.004401" calcext:value-type="float">
            <text:p>4.4010E-03</text:p>
          </table:table-cell>
          <table:table-cell table:style-name="ce18" office:value-type="float" office:value="0.0044513" calcext:value-type="float">
            <text:p>4.4513E-03</text:p>
          </table:table-cell>
          <table:table-cell table:number-columns-repeated="60"/>
        </table:table-row>
        <table:table-row table:style-name="ro4">
          <table:table-cell table:style-name="ce15" office:value-type="float" office:value="3105" calcext:value-type="float">
            <text:p>3105.0</text:p>
          </table:table-cell>
          <table:table-cell table:style-name="ce18" office:value-type="float" office:value="0.02228" calcext:value-type="float">
            <text:p>2.2280E-02</text:p>
          </table:table-cell>
          <table:table-cell table:style-name="ce18" office:value-type="float" office:value="0.00092155" calcext:value-type="float">
            <text:p>9.2155E-04</text:p>
          </table:table-cell>
          <table:table-cell table:style-name="ce18" office:value-type="float" office:value="0.00093203" calcext:value-type="float">
            <text:p>9.3203E-04</text:p>
          </table:table-cell>
          <table:table-cell table:number-columns-repeated="60"/>
        </table:table-row>
        <table:table-row table:style-name="ro4">
          <table:table-cell table:style-name="ce15" office:value-type="float" office:value="3110" calcext:value-type="float">
            <text:p>3110.0</text:p>
          </table:table-cell>
          <table:table-cell table:style-name="ce18" office:value-type="float" office:value="0.02211" calcext:value-type="float">
            <text:p>2.2110E-02</text:p>
          </table:table-cell>
          <table:table-cell table:style-name="ce18" office:value-type="float" office:value="0.00084569" calcext:value-type="float">
            <text:p>8.4569E-04</text:p>
          </table:table-cell>
          <table:table-cell table:style-name="ce18" office:value-type="float" office:value="0.00085524" calcext:value-type="float">
            <text:p>8.5524E-04</text:p>
          </table:table-cell>
          <table:table-cell table:number-columns-repeated="60"/>
        </table:table-row>
        <table:table-row table:style-name="ro4">
          <table:table-cell table:style-name="ce15" office:value-type="float" office:value="3115" calcext:value-type="float">
            <text:p>3115.0</text:p>
          </table:table-cell>
          <table:table-cell table:style-name="ce18" office:value-type="float" office:value="0.02177" calcext:value-type="float">
            <text:p>2.1770E-02</text:p>
          </table:table-cell>
          <table:table-cell table:style-name="ce18" office:value-type="float" office:value="0.0022677" calcext:value-type="float">
            <text:p>2.2677E-03</text:p>
          </table:table-cell>
          <table:table-cell table:style-name="ce18" office:value-type="float" office:value="0.0022932" calcext:value-type="float">
            <text:p>2.2932E-03</text:p>
          </table:table-cell>
          <table:table-cell table:number-columns-repeated="60"/>
        </table:table-row>
        <table:table-row table:style-name="ro4">
          <table:table-cell table:style-name="ce15" office:value-type="float" office:value="3120" calcext:value-type="float">
            <text:p>3120.0</text:p>
          </table:table-cell>
          <table:table-cell table:style-name="ce18" office:value-type="float" office:value="0.02174" calcext:value-type="float">
            <text:p>2.1740E-02</text:p>
          </table:table-cell>
          <table:table-cell table:style-name="ce18" office:value-type="float" office:value="0.0098197" calcext:value-type="float">
            <text:p>9.8197E-03</text:p>
          </table:table-cell>
          <table:table-cell table:style-name="ce18" office:value-type="float" office:value="0.0099294" calcext:value-type="float">
            <text:p>9.9294E-03</text:p>
          </table:table-cell>
          <table:table-cell table:number-columns-repeated="60"/>
        </table:table-row>
        <table:table-row table:style-name="ro4">
          <table:table-cell table:style-name="ce15" office:value-type="float" office:value="3125" calcext:value-type="float">
            <text:p>3125.0</text:p>
          </table:table-cell>
          <table:table-cell table:style-name="ce18" office:value-type="float" office:value="0.02158" calcext:value-type="float">
            <text:p>2.1580E-02</text:p>
          </table:table-cell>
          <table:table-cell table:style-name="ce18" office:value-type="float" office:value="0.0030289" calcext:value-type="float">
            <text:p>3.0289E-03</text:p>
          </table:table-cell>
          <table:table-cell table:style-name="ce18" office:value-type="float" office:value="0.0030625" calcext:value-type="float">
            <text:p>3.0625E-03</text:p>
          </table:table-cell>
          <table:table-cell table:number-columns-repeated="60"/>
        </table:table-row>
        <table:table-row table:style-name="ro4">
          <table:table-cell table:style-name="ce15" office:value-type="float" office:value="3130" calcext:value-type="float">
            <text:p>3130.0</text:p>
          </table:table-cell>
          <table:table-cell table:style-name="ce18" office:value-type="float" office:value="0.02145" calcext:value-type="float">
            <text:p>2.1450E-02</text:p>
          </table:table-cell>
          <table:table-cell table:style-name="ce18" office:value-type="float" office:value="0.0057614" calcext:value-type="float">
            <text:p>5.7614E-03</text:p>
          </table:table-cell>
          <table:table-cell table:style-name="ce18" office:value-type="float" office:value="0.0058246" calcext:value-type="float">
            <text:p>5.8246E-03</text:p>
          </table:table-cell>
          <table:table-cell table:number-columns-repeated="60"/>
        </table:table-row>
        <table:table-row table:style-name="ro4">
          <table:table-cell table:style-name="ce15" office:value-type="float" office:value="3135" calcext:value-type="float">
            <text:p>3135.0</text:p>
          </table:table-cell>
          <table:table-cell table:style-name="ce18" office:value-type="float" office:value="0.02136" calcext:value-type="float">
            <text:p>2.1360E-02</text:p>
          </table:table-cell>
          <table:table-cell table:style-name="ce18" office:value-type="float" office:value="0.011446" calcext:value-type="float">
            <text:p>1.1446E-02</text:p>
          </table:table-cell>
          <table:table-cell table:style-name="ce18" office:value-type="float" office:value="0.011571" calcext:value-type="float">
            <text:p>1.1571E-02</text:p>
          </table:table-cell>
          <table:table-cell table:number-columns-repeated="60"/>
        </table:table-row>
        <table:table-row table:style-name="ro4">
          <table:table-cell table:style-name="ce15" office:value-type="float" office:value="3140" calcext:value-type="float">
            <text:p>3140.0</text:p>
          </table:table-cell>
          <table:table-cell table:style-name="ce18" office:value-type="float" office:value="0.02118" calcext:value-type="float">
            <text:p>2.1180E-02</text:p>
          </table:table-cell>
          <table:table-cell table:style-name="ce18" office:value-type="float" office:value="0.0033241" calcext:value-type="float">
            <text:p>3.3241E-03</text:p>
          </table:table-cell>
          <table:table-cell table:style-name="ce18" office:value-type="float" office:value="0.0033603" calcext:value-type="float">
            <text:p>3.3603E-03</text:p>
          </table:table-cell>
          <table:table-cell table:number-columns-repeated="60"/>
        </table:table-row>
        <table:table-row table:style-name="ro4">
          <table:table-cell table:style-name="ce15" office:value-type="float" office:value="3145" calcext:value-type="float">
            <text:p>3145.0</text:p>
          </table:table-cell>
          <table:table-cell table:style-name="ce18" office:value-type="float" office:value="0.02107" calcext:value-type="float">
            <text:p>2.1070E-02</text:p>
          </table:table-cell>
          <table:table-cell table:style-name="ce18" office:value-type="float" office:value="0.0032517" calcext:value-type="float">
            <text:p>3.2517E-03</text:p>
          </table:table-cell>
          <table:table-cell table:style-name="ce18" office:value-type="float" office:value="0.0032869" calcext:value-type="float">
            <text:p>3.2869E-03</text:p>
          </table:table-cell>
          <table:table-cell table:number-columns-repeated="60"/>
        </table:table-row>
        <table:table-row table:style-name="ro4">
          <table:table-cell table:style-name="ce15" office:value-type="float" office:value="3150" calcext:value-type="float">
            <text:p>3150.0</text:p>
          </table:table-cell>
          <table:table-cell table:style-name="ce18" office:value-type="float" office:value="0.02088" calcext:value-type="float">
            <text:p>2.0880E-02</text:p>
          </table:table-cell>
          <table:table-cell table:style-name="ce18" office:value-type="float" office:value="0.0066744" calcext:value-type="float">
            <text:p>6.6744E-03</text:p>
          </table:table-cell>
          <table:table-cell table:style-name="ce18" office:value-type="float" office:value="0.0067457" calcext:value-type="float">
            <text:p>6.7457E-03</text:p>
          </table:table-cell>
          <table:table-cell table:number-columns-repeated="60"/>
        </table:table-row>
        <table:table-row table:style-name="ro4">
          <table:table-cell table:style-name="ce15" office:value-type="float" office:value="3155" calcext:value-type="float">
            <text:p>3155.0</text:p>
          </table:table-cell>
          <table:table-cell table:style-name="ce18" office:value-type="float" office:value="0.02083" calcext:value-type="float">
            <text:p>2.0830E-02</text:p>
          </table:table-cell>
          <table:table-cell table:style-name="ce18" office:value-type="float" office:value="0.0056366" calcext:value-type="float">
            <text:p>5.6366E-03</text:p>
          </table:table-cell>
          <table:table-cell table:style-name="ce18" office:value-type="float" office:value="0.0056965" calcext:value-type="float">
            <text:p>5.6965E-03</text:p>
          </table:table-cell>
          <table:table-cell table:number-columns-repeated="60"/>
        </table:table-row>
        <table:table-row table:style-name="ro4">
          <table:table-cell table:style-name="ce15" office:value-type="float" office:value="3160" calcext:value-type="float">
            <text:p>3160.0</text:p>
          </table:table-cell>
          <table:table-cell table:style-name="ce18" office:value-type="float" office:value="0.02073" calcext:value-type="float">
            <text:p>2.0730E-02</text:p>
          </table:table-cell>
          <table:table-cell table:style-name="ce18" office:value-type="float" office:value="0.009232" calcext:value-type="float">
            <text:p>9.2320E-03</text:p>
          </table:table-cell>
          <table:table-cell table:style-name="ce18" office:value-type="float" office:value="0.0093294" calcext:value-type="float">
            <text:p>9.3294E-03</text:p>
          </table:table-cell>
          <table:table-cell table:number-columns-repeated="60"/>
        </table:table-row>
        <table:table-row table:style-name="ro4">
          <table:table-cell table:style-name="ce15" office:value-type="float" office:value="3165" calcext:value-type="float">
            <text:p>3165.0</text:p>
          </table:table-cell>
          <table:table-cell table:style-name="ce18" office:value-type="float" office:value="0.02066" calcext:value-type="float">
            <text:p>2.0660E-02</text:p>
          </table:table-cell>
          <table:table-cell table:style-name="ce18" office:value-type="float" office:value="0.014017" calcext:value-type="float">
            <text:p>1.4017E-02</text:p>
          </table:table-cell>
          <table:table-cell table:style-name="ce18" office:value-type="float" office:value="0.014163" calcext:value-type="float">
            <text:p>1.4163E-02</text:p>
          </table:table-cell>
          <table:table-cell table:number-columns-repeated="60"/>
        </table:table-row>
        <table:table-row table:style-name="ro4">
          <table:table-cell table:style-name="ce15" office:value-type="float" office:value="3170" calcext:value-type="float">
            <text:p>3170.0</text:p>
          </table:table-cell>
          <table:table-cell table:style-name="ce18" office:value-type="float" office:value="0.02052" calcext:value-type="float">
            <text:p>2.0520E-02</text:p>
          </table:table-cell>
          <table:table-cell table:style-name="ce18" office:value-type="float" office:value="0.012516" calcext:value-type="float">
            <text:p>1.2516E-02</text:p>
          </table:table-cell>
          <table:table-cell table:style-name="ce18" office:value-type="float" office:value="0.012645" calcext:value-type="float">
            <text:p>1.2645E-02</text:p>
          </table:table-cell>
          <table:table-cell table:number-columns-repeated="60"/>
        </table:table-row>
        <table:table-row table:style-name="ro4">
          <table:table-cell table:style-name="ce15" office:value-type="float" office:value="3175" calcext:value-type="float">
            <text:p>3175.0</text:p>
          </table:table-cell>
          <table:table-cell table:style-name="ce18" office:value-type="float" office:value="0.02047" calcext:value-type="float">
            <text:p>2.0470E-02</text:p>
          </table:table-cell>
          <table:table-cell table:style-name="ce18" office:value-type="float" office:value="0.0092302" calcext:value-type="float">
            <text:p>9.2302E-03</text:p>
          </table:table-cell>
          <table:table-cell table:style-name="ce18" office:value-type="float" office:value="0.0093252" calcext:value-type="float">
            <text:p>9.3252E-03</text:p>
          </table:table-cell>
          <table:table-cell table:number-columns-repeated="60"/>
        </table:table-row>
        <table:table-row table:style-name="ro4">
          <table:table-cell table:style-name="ce15" office:value-type="float" office:value="3180" calcext:value-type="float">
            <text:p>3180.0</text:p>
          </table:table-cell>
          <table:table-cell table:style-name="ce18" office:value-type="float" office:value="0.02032" calcext:value-type="float">
            <text:p>2.0320E-02</text:p>
          </table:table-cell>
          <table:table-cell table:style-name="ce18" office:value-type="float" office:value="0.010621" calcext:value-type="float">
            <text:p>1.0621E-02</text:p>
          </table:table-cell>
          <table:table-cell table:style-name="ce18" office:value-type="float" office:value="0.01073" calcext:value-type="float">
            <text:p>1.0730E-02</text:p>
          </table:table-cell>
          <table:table-cell table:number-columns-repeated="60"/>
        </table:table-row>
        <table:table-row table:style-name="ro4">
          <table:table-cell table:style-name="ce15" office:value-type="float" office:value="3185" calcext:value-type="float">
            <text:p>3185.0</text:p>
          </table:table-cell>
          <table:table-cell table:style-name="ce18" office:value-type="float" office:value="0.02024" calcext:value-type="float">
            <text:p>2.0240E-02</text:p>
          </table:table-cell>
          <table:table-cell table:style-name="ce18" office:value-type="float" office:value="0.0080823" calcext:value-type="float">
            <text:p>8.0823E-03</text:p>
          </table:table-cell>
          <table:table-cell table:style-name="ce18" office:value-type="float" office:value="0.0081644" calcext:value-type="float">
            <text:p>8.1644E-03</text:p>
          </table:table-cell>
          <table:table-cell table:number-columns-repeated="60"/>
        </table:table-row>
        <table:table-row table:style-name="ro4">
          <table:table-cell table:style-name="ce15" office:value-type="float" office:value="3190" calcext:value-type="float">
            <text:p>3190.0</text:p>
          </table:table-cell>
          <table:table-cell table:style-name="ce18" office:value-type="float" office:value="0.02019" calcext:value-type="float">
            <text:p>2.0190E-02</text:p>
          </table:table-cell>
          <table:table-cell table:style-name="ce18" office:value-type="float" office:value="0.0042388" calcext:value-type="float">
            <text:p>4.2388E-03</text:p>
          </table:table-cell>
          <table:table-cell table:style-name="ce18" office:value-type="float" office:value="0.0042817" calcext:value-type="float">
            <text:p>4.2817E-03</text:p>
          </table:table-cell>
          <table:table-cell table:number-columns-repeated="60"/>
        </table:table-row>
        <table:table-row table:style-name="ro4">
          <table:table-cell table:style-name="ce15" office:value-type="float" office:value="3195" calcext:value-type="float">
            <text:p>3195.0</text:p>
          </table:table-cell>
          <table:table-cell table:style-name="ce18" office:value-type="float" office:value="0.02008" calcext:value-type="float">
            <text:p>2.0080E-02</text:p>
          </table:table-cell>
          <table:table-cell table:style-name="ce18" office:value-type="float" office:value="0.0026927" calcext:value-type="float">
            <text:p>2.6927E-03</text:p>
          </table:table-cell>
          <table:table-cell table:style-name="ce18" office:value-type="float" office:value="0.0027197" calcext:value-type="float">
            <text:p>2.7197E-03</text:p>
          </table:table-cell>
          <table:table-cell table:number-columns-repeated="60"/>
        </table:table-row>
        <table:table-row table:style-name="ro4">
          <table:table-cell table:style-name="ce15" office:value-type="float" office:value="3200" calcext:value-type="float">
            <text:p>3200.0</text:p>
          </table:table-cell>
          <table:table-cell table:style-name="ce18" office:value-type="float" office:value="0.01994" calcext:value-type="float">
            <text:p>1.9940E-02</text:p>
          </table:table-cell>
          <table:table-cell table:style-name="ce18" office:value-type="float" office:value="0.00043843" calcext:value-type="float">
            <text:p>4.3843E-04</text:p>
          </table:table-cell>
          <table:table-cell table:style-name="ce18" office:value-type="float" office:value="0.0004428" calcext:value-type="float">
            <text:p>4.4280E-04</text:p>
          </table:table-cell>
          <table:table-cell table:number-columns-repeated="60"/>
        </table:table-row>
        <table:table-row table:style-name="ro4">
          <table:table-cell table:style-name="ce15" office:value-type="float" office:value="3205" calcext:value-type="float">
            <text:p>3205.0</text:p>
          </table:table-cell>
          <table:table-cell table:style-name="ce18" office:value-type="float" office:value="0.01986" calcext:value-type="float">
            <text:p>1.9860E-02</text:p>
          </table:table-cell>
          <table:table-cell table:style-name="ce18" office:value-type="float" office:value="0.00030973" calcext:value-type="float">
            <text:p>3.0973E-04</text:p>
          </table:table-cell>
          <table:table-cell table:style-name="ce18" office:value-type="float" office:value="0.0003128" calcext:value-type="float">
            <text:p>3.1280E-04</text:p>
          </table:table-cell>
          <table:table-cell table:number-columns-repeated="60"/>
        </table:table-row>
        <table:table-row table:style-name="ro4">
          <table:table-cell table:style-name="ce15" office:value-type="float" office:value="3210" calcext:value-type="float">
            <text:p>3210.0</text:p>
          </table:table-cell>
          <table:table-cell table:style-name="ce18" office:value-type="float" office:value="0.01976" calcext:value-type="float">
            <text:p>1.9760E-02</text:p>
          </table:table-cell>
          <table:table-cell table:style-name="ce18" office:value-type="float" office:value="0.00013634" calcext:value-type="float">
            <text:p>1.3634E-04</text:p>
          </table:table-cell>
          <table:table-cell table:style-name="ce18" office:value-type="float" office:value="0.00013768" calcext:value-type="float">
            <text:p>1.3768E-04</text:p>
          </table:table-cell>
          <table:table-cell table:number-columns-repeated="60"/>
        </table:table-row>
        <table:table-row table:style-name="ro4">
          <table:table-cell table:style-name="ce15" office:value-type="float" office:value="3215" calcext:value-type="float">
            <text:p>3215.0</text:p>
          </table:table-cell>
          <table:table-cell table:style-name="ce18" office:value-type="float" office:value="0.01962" calcext:value-type="float">
            <text:p>1.9620E-02</text:p>
          </table:table-cell>
          <table:table-cell table:style-name="ce18" office:value-type="float" office:value="0.00049752" calcext:value-type="float">
            <text:p>4.9752E-04</text:p>
          </table:table-cell>
          <table:table-cell table:style-name="ce18" office:value-type="float" office:value="0.00050237" calcext:value-type="float">
            <text:p>5.0237E-04</text:p>
          </table:table-cell>
          <table:table-cell table:number-columns-repeated="60"/>
        </table:table-row>
        <table:table-row table:style-name="ro4">
          <table:table-cell table:style-name="ce15" office:value-type="float" office:value="3220" calcext:value-type="float">
            <text:p>3220.0</text:p>
          </table:table-cell>
          <table:table-cell table:style-name="ce18" office:value-type="float" office:value="0.01954" calcext:value-type="float">
            <text:p>1.9540E-02</text:p>
          </table:table-cell>
          <table:table-cell table:style-name="ce18" office:value-type="float" office:value="0.0016089" calcext:value-type="float">
            <text:p>1.6089E-03</text:p>
          </table:table-cell>
          <table:table-cell table:style-name="ce18" office:value-type="float" office:value="0.0016245" calcext:value-type="float">
            <text:p>1.6245E-03</text:p>
          </table:table-cell>
          <table:table-cell table:number-columns-repeated="60"/>
        </table:table-row>
        <table:table-row table:style-name="ro4">
          <table:table-cell table:style-name="ce15" office:value-type="float" office:value="3225" calcext:value-type="float">
            <text:p>3225.0</text:p>
          </table:table-cell>
          <table:table-cell table:style-name="ce18" office:value-type="float" office:value="0.01942" calcext:value-type="float">
            <text:p>1.9420E-02</text:p>
          </table:table-cell>
          <table:table-cell table:style-name="ce18" office:value-type="float" office:value="0.00019875" calcext:value-type="float">
            <text:p>1.9875E-04</text:p>
          </table:table-cell>
          <table:table-cell table:style-name="ce18" office:value-type="float" office:value="0.00020066" calcext:value-type="float">
            <text:p>2.0066E-04</text:p>
          </table:table-cell>
          <table:table-cell table:number-columns-repeated="60"/>
        </table:table-row>
        <table:table-row table:style-name="ro4">
          <table:table-cell table:style-name="ce15" office:value-type="float" office:value="3230" calcext:value-type="float">
            <text:p>3230.0</text:p>
          </table:table-cell>
          <table:table-cell table:style-name="ce18" office:value-type="float" office:value="0.01938" calcext:value-type="float">
            <text:p>1.9380E-02</text:p>
          </table:table-cell>
          <table:table-cell table:style-name="ce18" office:value-type="float" office:value="0.0003408" calcext:value-type="float">
            <text:p>3.4080E-04</text:p>
          </table:table-cell>
          <table:table-cell table:style-name="ce18" office:value-type="float" office:value="0.00034404" calcext:value-type="float">
            <text:p>3.4404E-04</text:p>
          </table:table-cell>
          <table:table-cell table:number-columns-repeated="60"/>
        </table:table-row>
        <table:table-row table:style-name="ro4">
          <table:table-cell table:style-name="ce15" office:value-type="float" office:value="3235" calcext:value-type="float">
            <text:p>3235.0</text:p>
          </table:table-cell>
          <table:table-cell table:style-name="ce18" office:value-type="float" office:value="0.01926" calcext:value-type="float">
            <text:p>1.9260E-02</text:p>
          </table:table-cell>
          <table:table-cell table:style-name="ce18" office:value-type="float" office:value="0.007294" calcext:value-type="float">
            <text:p>7.2940E-03</text:p>
          </table:table-cell>
          <table:table-cell table:style-name="ce18" office:value-type="float" office:value="0.0073625" calcext:value-type="float">
            <text:p>7.3625E-03</text:p>
          </table:table-cell>
          <table:table-cell table:number-columns-repeated="60"/>
        </table:table-row>
        <table:table-row table:style-name="ro4">
          <table:table-cell table:style-name="ce15" office:value-type="float" office:value="3240" calcext:value-type="float">
            <text:p>3240.0</text:p>
          </table:table-cell>
          <table:table-cell table:style-name="ce18" office:value-type="float" office:value="0.01921" calcext:value-type="float">
            <text:p>1.9210E-02</text:p>
          </table:table-cell>
          <table:table-cell table:style-name="ce18" office:value-type="float" office:value="0.0037464" calcext:value-type="float">
            <text:p>3.7464E-03</text:p>
          </table:table-cell>
          <table:table-cell table:style-name="ce18" office:value-type="float" office:value="0.0037816" calcext:value-type="float">
            <text:p>3.7816E-03</text:p>
          </table:table-cell>
          <table:table-cell table:number-columns-repeated="60"/>
        </table:table-row>
        <table:table-row table:style-name="ro4">
          <table:table-cell table:style-name="ce15" office:value-type="float" office:value="3245" calcext:value-type="float">
            <text:p>3245.0</text:p>
          </table:table-cell>
          <table:table-cell table:style-name="ce18" office:value-type="float" office:value="0.0191" calcext:value-type="float">
            <text:p>1.9100E-02</text:p>
          </table:table-cell>
          <table:table-cell table:style-name="ce18" office:value-type="float" office:value="0.00073409" calcext:value-type="float">
            <text:p>7.3409E-04</text:p>
          </table:table-cell>
          <table:table-cell table:style-name="ce18" office:value-type="float" office:value="0.00074096" calcext:value-type="float">
            <text:p>7.4096E-04</text:p>
          </table:table-cell>
          <table:table-cell table:number-columns-repeated="60"/>
        </table:table-row>
        <table:table-row table:style-name="ro4">
          <table:table-cell table:style-name="ce15" office:value-type="float" office:value="3250" calcext:value-type="float">
            <text:p>3250.0</text:p>
          </table:table-cell>
          <table:table-cell table:style-name="ce18" office:value-type="float" office:value="0.01909" calcext:value-type="float">
            <text:p>1.9090E-02</text:p>
          </table:table-cell>
          <table:table-cell table:style-name="ce18" office:value-type="float" office:value="0.0026067" calcext:value-type="float">
            <text:p>2.6067E-03</text:p>
          </table:table-cell>
          <table:table-cell table:style-name="ce18" office:value-type="float" office:value="0.0026308" calcext:value-type="float">
            <text:p>2.6308E-03</text:p>
          </table:table-cell>
          <table:table-cell table:number-columns-repeated="60"/>
        </table:table-row>
        <table:table-row table:style-name="ro4">
          <table:table-cell table:style-name="ce15" office:value-type="float" office:value="3255" calcext:value-type="float">
            <text:p>3255.0</text:p>
          </table:table-cell>
          <table:table-cell table:style-name="ce18" office:value-type="float" office:value="0.0189" calcext:value-type="float">
            <text:p>1.8900E-02</text:p>
          </table:table-cell>
          <table:table-cell table:style-name="ce18" office:value-type="float" office:value="0.0099378" calcext:value-type="float">
            <text:p>9.9378E-03</text:p>
          </table:table-cell>
          <table:table-cell table:style-name="ce18" office:value-type="float" office:value="0.010029" calcext:value-type="float">
            <text:p>1.0029E-02</text:p>
          </table:table-cell>
          <table:table-cell table:number-columns-repeated="60"/>
        </table:table-row>
        <table:table-row table:style-name="ro4">
          <table:table-cell table:style-name="ce15" office:value-type="float" office:value="3260" calcext:value-type="float">
            <text:p>3260.0</text:p>
          </table:table-cell>
          <table:table-cell table:style-name="ce18" office:value-type="float" office:value="0.0188" calcext:value-type="float">
            <text:p>1.8800E-02</text:p>
          </table:table-cell>
          <table:table-cell table:style-name="ce18" office:value-type="float" office:value="0.0012248" calcext:value-type="float">
            <text:p>1.2248E-03</text:p>
          </table:table-cell>
          <table:table-cell table:style-name="ce18" office:value-type="float" office:value="0.001236" calcext:value-type="float">
            <text:p>1.2360E-03</text:p>
          </table:table-cell>
          <table:table-cell table:number-columns-repeated="60"/>
        </table:table-row>
        <table:table-row table:style-name="ro4">
          <table:table-cell table:style-name="ce15" office:value-type="float" office:value="3265" calcext:value-type="float">
            <text:p>3265.0</text:p>
          </table:table-cell>
          <table:table-cell table:style-name="ce18" office:value-type="float" office:value="0.0187" calcext:value-type="float">
            <text:p>1.8700E-02</text:p>
          </table:table-cell>
          <table:table-cell table:style-name="ce18" office:value-type="float" office:value="0.0024465" calcext:value-type="float">
            <text:p>2.4465E-03</text:p>
          </table:table-cell>
          <table:table-cell table:style-name="ce18" office:value-type="float" office:value="0.0024686" calcext:value-type="float">
            <text:p>2.4686E-03</text:p>
          </table:table-cell>
          <table:table-cell table:number-columns-repeated="60"/>
        </table:table-row>
        <table:table-row table:style-name="ro4">
          <table:table-cell table:style-name="ce15" office:value-type="float" office:value="3270" calcext:value-type="float">
            <text:p>3270.0</text:p>
          </table:table-cell>
          <table:table-cell table:style-name="ce18" office:value-type="float" office:value="0.0186" calcext:value-type="float">
            <text:p>1.8600E-02</text:p>
          </table:table-cell>
          <table:table-cell table:style-name="ce18" office:value-type="float" office:value="0.0012186" calcext:value-type="float">
            <text:p>1.2186E-03</text:p>
          </table:table-cell>
          <table:table-cell table:style-name="ce18" office:value-type="float" office:value="0.0012292" calcext:value-type="float">
            <text:p>1.2292E-03</text:p>
          </table:table-cell>
          <table:table-cell table:number-columns-repeated="60"/>
        </table:table-row>
        <table:table-row table:style-name="ro4">
          <table:table-cell table:style-name="ce15" office:value-type="float" office:value="3275" calcext:value-type="float">
            <text:p>3275.0</text:p>
          </table:table-cell>
          <table:table-cell table:style-name="ce18" office:value-type="float" office:value="0.01848" calcext:value-type="float">
            <text:p>1.8480E-02</text:p>
          </table:table-cell>
          <table:table-cell table:style-name="ce18" office:value-type="float" office:value="0.0059265" calcext:value-type="float">
            <text:p>5.9265E-03</text:p>
          </table:table-cell>
          <table:table-cell table:style-name="ce18" office:value-type="float" office:value="0.0059758" calcext:value-type="float">
            <text:p>5.9758E-03</text:p>
          </table:table-cell>
          <table:table-cell table:number-columns-repeated="60"/>
        </table:table-row>
        <table:table-row table:style-name="ro4">
          <table:table-cell table:style-name="ce15" office:value-type="float" office:value="3280" calcext:value-type="float">
            <text:p>3280.0</text:p>
          </table:table-cell>
          <table:table-cell table:style-name="ce18" office:value-type="float" office:value="0.01837" calcext:value-type="float">
            <text:p>1.8370E-02</text:p>
          </table:table-cell>
          <table:table-cell table:style-name="ce18" office:value-type="float" office:value="0.0028644" calcext:value-type="float">
            <text:p>2.8644E-03</text:p>
          </table:table-cell>
          <table:table-cell table:style-name="ce18" office:value-type="float" office:value="0.002889" calcext:value-type="float">
            <text:p>2.8890E-03</text:p>
          </table:table-cell>
          <table:table-cell table:number-columns-repeated="60"/>
        </table:table-row>
        <table:table-row table:style-name="ro4">
          <table:table-cell table:style-name="ce15" office:value-type="float" office:value="3285" calcext:value-type="float">
            <text:p>3285.0</text:p>
          </table:table-cell>
          <table:table-cell table:style-name="ce18" office:value-type="float" office:value="0.01832" calcext:value-type="float">
            <text:p>1.8320E-02</text:p>
          </table:table-cell>
          <table:table-cell table:style-name="ce18" office:value-type="float" office:value="0.011128" calcext:value-type="float">
            <text:p>1.1128E-02</text:p>
          </table:table-cell>
          <table:table-cell table:style-name="ce18" office:value-type="float" office:value="0.011223" calcext:value-type="float">
            <text:p>1.1223E-02</text:p>
          </table:table-cell>
          <table:table-cell table:number-columns-repeated="60"/>
        </table:table-row>
        <table:table-row table:style-name="ro4">
          <table:table-cell table:style-name="ce15" office:value-type="float" office:value="3290" calcext:value-type="float">
            <text:p>3290.0</text:p>
          </table:table-cell>
          <table:table-cell table:style-name="ce18" office:value-type="float" office:value="0.01826" calcext:value-type="float">
            <text:p>1.8260E-02</text:p>
          </table:table-cell>
          <table:table-cell table:style-name="ce18" office:value-type="float" office:value="0.0087571" calcext:value-type="float">
            <text:p>8.7571E-03</text:p>
          </table:table-cell>
          <table:table-cell table:style-name="ce18" office:value-type="float" office:value="0.008831" calcext:value-type="float">
            <text:p>8.8310E-03</text:p>
          </table:table-cell>
          <table:table-cell table:number-columns-repeated="60"/>
        </table:table-row>
        <table:table-row table:style-name="ro4">
          <table:table-cell table:style-name="ce15" office:value-type="float" office:value="3295" calcext:value-type="float">
            <text:p>3295.0</text:p>
          </table:table-cell>
          <table:table-cell table:style-name="ce18" office:value-type="float" office:value="0.01803" calcext:value-type="float">
            <text:p>1.8030E-02</text:p>
          </table:table-cell>
          <table:table-cell table:style-name="ce18" office:value-type="float" office:value="0.0012234" calcext:value-type="float">
            <text:p>1.2234E-03</text:p>
          </table:table-cell>
          <table:table-cell table:style-name="ce18" office:value-type="float" office:value="0.0012337" calcext:value-type="float">
            <text:p>1.2337E-03</text:p>
          </table:table-cell>
          <table:table-cell table:number-columns-repeated="60"/>
        </table:table-row>
        <table:table-row table:style-name="ro4">
          <table:table-cell table:style-name="ce15" office:value-type="float" office:value="3300" calcext:value-type="float">
            <text:p>3300.0</text:p>
          </table:table-cell>
          <table:table-cell table:style-name="ce18" office:value-type="float" office:value="0.01792" calcext:value-type="float">
            <text:p>1.7920E-02</text:p>
          </table:table-cell>
          <table:table-cell table:style-name="ce18" office:value-type="float" office:value="0.0017794" calcext:value-type="float">
            <text:p>1.7794E-03</text:p>
          </table:table-cell>
          <table:table-cell table:style-name="ce18" office:value-type="float" office:value="0.0017944" calcext:value-type="float">
            <text:p>1.7944E-03</text:p>
          </table:table-cell>
          <table:table-cell table:number-columns-repeated="60"/>
        </table:table-row>
        <table:table-row table:style-name="ro4">
          <table:table-cell table:style-name="ce15" office:value-type="float" office:value="3305" calcext:value-type="float">
            <text:p>3305.0</text:p>
          </table:table-cell>
          <table:table-cell table:style-name="ce18" office:value-type="float" office:value="0.01786" calcext:value-type="float">
            <text:p>1.7860E-02</text:p>
          </table:table-cell>
          <table:table-cell table:style-name="ce18" office:value-type="float" office:value="0.0039416" calcext:value-type="float">
            <text:p>3.9416E-03</text:p>
          </table:table-cell>
          <table:table-cell table:style-name="ce18" office:value-type="float" office:value="0.0039746" calcext:value-type="float">
            <text:p>3.9746E-03</text:p>
          </table:table-cell>
          <table:table-cell table:number-columns-repeated="60"/>
        </table:table-row>
        <table:table-row table:style-name="ro4">
          <table:table-cell table:style-name="ce15" office:value-type="float" office:value="3310" calcext:value-type="float">
            <text:p>3310.0</text:p>
          </table:table-cell>
          <table:table-cell table:style-name="ce18" office:value-type="float" office:value="0.0177" calcext:value-type="float">
            <text:p>1.7700E-02</text:p>
          </table:table-cell>
          <table:table-cell table:style-name="ce18" office:value-type="float" office:value="0.0039235" calcext:value-type="float">
            <text:p>3.9235E-03</text:p>
          </table:table-cell>
          <table:table-cell table:style-name="ce18" office:value-type="float" office:value="0.0039565" calcext:value-type="float">
            <text:p>3.9565E-03</text:p>
          </table:table-cell>
          <table:table-cell table:number-columns-repeated="60"/>
        </table:table-row>
        <table:table-row table:style-name="ro4">
          <table:table-cell table:style-name="ce15" office:value-type="float" office:value="3315" calcext:value-type="float">
            <text:p>3315.0</text:p>
          </table:table-cell>
          <table:table-cell table:style-name="ce18" office:value-type="float" office:value="0.0176" calcext:value-type="float">
            <text:p>1.7600E-02</text:p>
          </table:table-cell>
          <table:table-cell table:style-name="ce18" office:value-type="float" office:value="0.000016133" calcext:value-type="float">
            <text:p>1.6133E-05</text:p>
          </table:table-cell>
          <table:table-cell table:style-name="ce18" office:value-type="float" office:value="0.000016269" calcext:value-type="float">
            <text:p>1.6269E-05</text:p>
          </table:table-cell>
          <table:table-cell table:number-columns-repeated="60"/>
        </table:table-row>
        <table:table-row table:style-name="ro4">
          <table:table-cell table:style-name="ce15" office:value-type="float" office:value="3320" calcext:value-type="float">
            <text:p>3320.0</text:p>
          </table:table-cell>
          <table:table-cell table:style-name="ce18" office:value-type="float" office:value="0.0173" calcext:value-type="float">
            <text:p>1.7300E-02</text:p>
          </table:table-cell>
          <table:table-cell table:style-name="ce18" office:value-type="float" office:value="0.000059987" calcext:value-type="float">
            <text:p>5.9987E-05</text:p>
          </table:table-cell>
          <table:table-cell table:style-name="ce18" office:value-type="float" office:value="0.000060496" calcext:value-type="float">
            <text:p>6.0496E-05</text:p>
          </table:table-cell>
          <table:table-cell table:number-columns-repeated="60"/>
        </table:table-row>
        <table:table-row table:style-name="ro4">
          <table:table-cell table:style-name="ce15" office:value-type="float" office:value="3325" calcext:value-type="float">
            <text:p>3325.0</text:p>
          </table:table-cell>
          <table:table-cell table:style-name="ce18" office:value-type="float" office:value="0.01728" calcext:value-type="float">
            <text:p>1.7280E-02</text:p>
          </table:table-cell>
          <table:table-cell table:style-name="ce18" office:value-type="float" office:value="0.0035187" calcext:value-type="float">
            <text:p>3.5187E-03</text:p>
          </table:table-cell>
          <table:table-cell table:style-name="ce18" office:value-type="float" office:value="0.0035486" calcext:value-type="float">
            <text:p>3.5486E-03</text:p>
          </table:table-cell>
          <table:table-cell table:number-columns-repeated="60"/>
        </table:table-row>
        <table:table-row table:style-name="ro4">
          <table:table-cell table:style-name="ce15" office:value-type="float" office:value="3330" calcext:value-type="float">
            <text:p>3330.0</text:p>
          </table:table-cell>
          <table:table-cell table:style-name="ce18" office:value-type="float" office:value="0.01713" calcext:value-type="float">
            <text:p>1.7130E-02</text:p>
          </table:table-cell>
          <table:table-cell table:style-name="ce18" office:value-type="float" office:value="0.0046616" calcext:value-type="float">
            <text:p>4.6616E-03</text:p>
          </table:table-cell>
          <table:table-cell table:style-name="ce18" office:value-type="float" office:value="0.0047014" calcext:value-type="float">
            <text:p>4.7014E-03</text:p>
          </table:table-cell>
          <table:table-cell table:number-columns-repeated="60"/>
        </table:table-row>
        <table:table-row table:style-name="ro4">
          <table:table-cell table:style-name="ce15" office:value-type="float" office:value="3335" calcext:value-type="float">
            <text:p>3335.0</text:p>
          </table:table-cell>
          <table:table-cell table:style-name="ce18" office:value-type="float" office:value="0.01703" calcext:value-type="float">
            <text:p>1.7030E-02</text:p>
          </table:table-cell>
          <table:table-cell table:style-name="ce18" office:value-type="float" office:value="0.0090694" calcext:value-type="float">
            <text:p>9.0694E-03</text:p>
          </table:table-cell>
          <table:table-cell table:style-name="ce18" office:value-type="float" office:value="0.009147" calcext:value-type="float">
            <text:p>9.1470E-03</text:p>
          </table:table-cell>
          <table:table-cell table:number-columns-repeated="60"/>
        </table:table-row>
        <table:table-row table:style-name="ro4">
          <table:table-cell table:style-name="ce15" office:value-type="float" office:value="3340" calcext:value-type="float">
            <text:p>3340.0</text:p>
          </table:table-cell>
          <table:table-cell table:style-name="ce18" office:value-type="float" office:value="0.01685" calcext:value-type="float">
            <text:p>1.6850E-02</text:p>
          </table:table-cell>
          <table:table-cell table:style-name="ce18" office:value-type="float" office:value="0.0034602" calcext:value-type="float">
            <text:p>3.4602E-03</text:p>
          </table:table-cell>
          <table:table-cell table:style-name="ce18" office:value-type="float" office:value="0.0034903" calcext:value-type="float">
            <text:p>3.4903E-03</text:p>
          </table:table-cell>
          <table:table-cell table:number-columns-repeated="60"/>
        </table:table-row>
        <table:table-row table:style-name="ro4">
          <table:table-cell table:style-name="ce15" office:value-type="float" office:value="3345" calcext:value-type="float">
            <text:p>3345.0</text:p>
          </table:table-cell>
          <table:table-cell table:style-name="ce18" office:value-type="float" office:value="0.01678" calcext:value-type="float">
            <text:p>1.6780E-02</text:p>
          </table:table-cell>
          <table:table-cell table:style-name="ce18" office:value-type="float" office:value="0.0035408" calcext:value-type="float">
            <text:p>3.5408E-03</text:p>
          </table:table-cell>
          <table:table-cell table:style-name="ce18" office:value-type="float" office:value="0.0035722" calcext:value-type="float">
            <text:p>3.5722E-03</text:p>
          </table:table-cell>
          <table:table-cell table:number-columns-repeated="60"/>
        </table:table-row>
        <table:table-row table:style-name="ro4">
          <table:table-cell table:style-name="ce15" office:value-type="float" office:value="3350" calcext:value-type="float">
            <text:p>3350.0</text:p>
          </table:table-cell>
          <table:table-cell table:style-name="ce18" office:value-type="float" office:value="0.0166" calcext:value-type="float">
            <text:p>1.6600E-02</text:p>
          </table:table-cell>
          <table:table-cell table:style-name="ce18" office:value-type="float" office:value="0.0080277" calcext:value-type="float">
            <text:p>8.0277E-03</text:p>
          </table:table-cell>
          <table:table-cell table:style-name="ce18" office:value-type="float" office:value="0.0080998" calcext:value-type="float">
            <text:p>8.0998E-03</text:p>
          </table:table-cell>
          <table:table-cell table:number-columns-repeated="60"/>
        </table:table-row>
        <table:table-row table:style-name="ro4">
          <table:table-cell table:style-name="ce15" office:value-type="float" office:value="3355" calcext:value-type="float">
            <text:p>3355.0</text:p>
          </table:table-cell>
          <table:table-cell table:style-name="ce18" office:value-type="float" office:value="0.0165" calcext:value-type="float">
            <text:p>1.6500E-02</text:p>
          </table:table-cell>
          <table:table-cell table:style-name="ce18" office:value-type="float" office:value="0.0036308" calcext:value-type="float">
            <text:p>3.6308E-03</text:p>
          </table:table-cell>
          <table:table-cell table:style-name="ce18" office:value-type="float" office:value="0.0036642" calcext:value-type="float">
            <text:p>3.6642E-03</text:p>
          </table:table-cell>
          <table:table-cell table:number-columns-repeated="60"/>
        </table:table-row>
        <table:table-row table:style-name="ro4">
          <table:table-cell table:style-name="ce15" office:value-type="float" office:value="3360" calcext:value-type="float">
            <text:p>3360.0</text:p>
          </table:table-cell>
          <table:table-cell table:style-name="ce18" office:value-type="float" office:value="0.01636" calcext:value-type="float">
            <text:p>1.6360E-02</text:p>
          </table:table-cell>
          <table:table-cell table:style-name="ce18" office:value-type="float" office:value="0.0052402" calcext:value-type="float">
            <text:p>5.2402E-03</text:p>
          </table:table-cell>
          <table:table-cell table:style-name="ce18" office:value-type="float" office:value="0.0052892" calcext:value-type="float">
            <text:p>5.2892E-03</text:p>
          </table:table-cell>
          <table:table-cell table:number-columns-repeated="60"/>
        </table:table-row>
        <table:table-row table:style-name="ro4">
          <table:table-cell table:style-name="ce15" office:value-type="float" office:value="3365" calcext:value-type="float">
            <text:p>3365.0</text:p>
          </table:table-cell>
          <table:table-cell table:style-name="ce18" office:value-type="float" office:value="0.01629" calcext:value-type="float">
            <text:p>1.6290E-02</text:p>
          </table:table-cell>
          <table:table-cell table:style-name="ce18" office:value-type="float" office:value="0.0071907" calcext:value-type="float">
            <text:p>7.1907E-03</text:p>
          </table:table-cell>
          <table:table-cell table:style-name="ce18" office:value-type="float" office:value="0.0072591" calcext:value-type="float">
            <text:p>7.2591E-03</text:p>
          </table:table-cell>
          <table:table-cell table:number-columns-repeated="60"/>
        </table:table-row>
        <table:table-row table:style-name="ro4">
          <table:table-cell table:style-name="ce15" office:value-type="float" office:value="3370" calcext:value-type="float">
            <text:p>3370.0</text:p>
          </table:table-cell>
          <table:table-cell table:style-name="ce18" office:value-type="float" office:value="0.01618" calcext:value-type="float">
            <text:p>1.6180E-02</text:p>
          </table:table-cell>
          <table:table-cell table:style-name="ce18" office:value-type="float" office:value="0.0039389" calcext:value-type="float">
            <text:p>3.9389E-03</text:p>
          </table:table-cell>
          <table:table-cell table:style-name="ce18" office:value-type="float" office:value="0.003977" calcext:value-type="float">
            <text:p>3.9770E-03</text:p>
          </table:table-cell>
          <table:table-cell table:number-columns-repeated="60"/>
        </table:table-row>
        <table:table-row table:style-name="ro4">
          <table:table-cell table:style-name="ce15" office:value-type="float" office:value="3375" calcext:value-type="float">
            <text:p>3375.0</text:p>
          </table:table-cell>
          <table:table-cell table:style-name="ce18" office:value-type="float" office:value="0.01611" calcext:value-type="float">
            <text:p>1.6110E-02</text:p>
          </table:table-cell>
          <table:table-cell table:style-name="ce18" office:value-type="float" office:value="0.008456" calcext:value-type="float">
            <text:p>8.4560E-03</text:p>
          </table:table-cell>
          <table:table-cell table:style-name="ce18" office:value-type="float" office:value="0.0085388" calcext:value-type="float">
            <text:p>8.5388E-03</text:p>
          </table:table-cell>
          <table:table-cell table:number-columns-repeated="60"/>
        </table:table-row>
        <table:table-row table:style-name="ro4">
          <table:table-cell table:style-name="ce15" office:value-type="float" office:value="3380" calcext:value-type="float">
            <text:p>3380.0</text:p>
          </table:table-cell>
          <table:table-cell table:style-name="ce18" office:value-type="float" office:value="0.01601" calcext:value-type="float">
            <text:p>1.6010E-02</text:p>
          </table:table-cell>
          <table:table-cell table:style-name="ce18" office:value-type="float" office:value="0.0051115" calcext:value-type="float">
            <text:p>5.1115E-03</text:p>
          </table:table-cell>
          <table:table-cell table:style-name="ce18" office:value-type="float" office:value="0.0051624" calcext:value-type="float">
            <text:p>5.1624E-03</text:p>
          </table:table-cell>
          <table:table-cell table:number-columns-repeated="60"/>
        </table:table-row>
        <table:table-row table:style-name="ro4">
          <table:table-cell table:style-name="ce15" office:value-type="float" office:value="3385" calcext:value-type="float">
            <text:p>3385.0</text:p>
          </table:table-cell>
          <table:table-cell table:style-name="ce18" office:value-type="float" office:value="0.01598" calcext:value-type="float">
            <text:p>1.5980E-02</text:p>
          </table:table-cell>
          <table:table-cell table:style-name="ce18" office:value-type="float" office:value="0.0074896" calcext:value-type="float">
            <text:p>7.4896E-03</text:p>
          </table:table-cell>
          <table:table-cell table:style-name="ce18" office:value-type="float" office:value="0.007565" calcext:value-type="float">
            <text:p>7.5650E-03</text:p>
          </table:table-cell>
          <table:table-cell table:number-columns-repeated="60"/>
        </table:table-row>
        <table:table-row table:style-name="ro4">
          <table:table-cell table:style-name="ce15" office:value-type="float" office:value="3390" calcext:value-type="float">
            <text:p>3390.0</text:p>
          </table:table-cell>
          <table:table-cell table:style-name="ce18" office:value-type="float" office:value="0.0159" calcext:value-type="float">
            <text:p>1.5900E-02</text:p>
          </table:table-cell>
          <table:table-cell table:style-name="ce18" office:value-type="float" office:value="0.0098552" calcext:value-type="float">
            <text:p>9.8552E-03</text:p>
          </table:table-cell>
          <table:table-cell table:style-name="ce18" office:value-type="float" office:value="0.0099552" calcext:value-type="float">
            <text:p>9.9552E-03</text:p>
          </table:table-cell>
          <table:table-cell table:number-columns-repeated="60"/>
        </table:table-row>
        <table:table-row table:style-name="ro4">
          <table:table-cell table:style-name="ce15" office:value-type="float" office:value="3395" calcext:value-type="float">
            <text:p>3395.0</text:p>
          </table:table-cell>
          <table:table-cell table:style-name="ce18" office:value-type="float" office:value="0.0158" calcext:value-type="float">
            <text:p>1.5800E-02</text:p>
          </table:table-cell>
          <table:table-cell table:style-name="ce18" office:value-type="float" office:value="0.0095465" calcext:value-type="float">
            <text:p>9.5465E-03</text:p>
          </table:table-cell>
          <table:table-cell table:style-name="ce18" office:value-type="float" office:value="0.0096446" calcext:value-type="float">
            <text:p>9.6446E-03</text:p>
          </table:table-cell>
          <table:table-cell table:number-columns-repeated="60"/>
        </table:table-row>
        <table:table-row table:style-name="ro4">
          <table:table-cell table:style-name="ce15" office:value-type="float" office:value="3400" calcext:value-type="float">
            <text:p>3400.0</text:p>
          </table:table-cell>
          <table:table-cell table:style-name="ce18" office:value-type="float" office:value="0.01564" calcext:value-type="float">
            <text:p>1.5640E-02</text:p>
          </table:table-cell>
          <table:table-cell table:style-name="ce18" office:value-type="float" office:value="0.012509" calcext:value-type="float">
            <text:p>1.2509E-02</text:p>
          </table:table-cell>
          <table:table-cell table:style-name="ce18" office:value-type="float" office:value="0.012638" calcext:value-type="float">
            <text:p>1.2638E-02</text:p>
          </table:table-cell>
          <table:table-cell table:number-columns-repeated="60"/>
        </table:table-row>
        <table:table-row table:style-name="ro4">
          <table:table-cell table:style-name="ce15" office:value-type="float" office:value="3405" calcext:value-type="float">
            <text:p>3405.0</text:p>
          </table:table-cell>
          <table:table-cell table:style-name="ce18" office:value-type="float" office:value="0.01565" calcext:value-type="float">
            <text:p>1.5650E-02</text:p>
          </table:table-cell>
          <table:table-cell table:style-name="ce18" office:value-type="float" office:value="0.0044594" calcext:value-type="float">
            <text:p>4.4594E-03</text:p>
          </table:table-cell>
          <table:table-cell table:style-name="ce18" office:value-type="float" office:value="0.0045061" calcext:value-type="float">
            <text:p>4.5061E-03</text:p>
          </table:table-cell>
          <table:table-cell table:number-columns-repeated="60"/>
        </table:table-row>
        <table:table-row table:style-name="ro4">
          <table:table-cell table:style-name="ce15" office:value-type="float" office:value="3410" calcext:value-type="float">
            <text:p>3410.0</text:p>
          </table:table-cell>
          <table:table-cell table:style-name="ce18" office:value-type="float" office:value="0.01554" calcext:value-type="float">
            <text:p>1.5540E-02</text:p>
          </table:table-cell>
          <table:table-cell table:style-name="ce18" office:value-type="float" office:value="0.0070802" calcext:value-type="float">
            <text:p>7.0802E-03</text:p>
          </table:table-cell>
          <table:table-cell table:style-name="ce18" office:value-type="float" office:value="0.0071547" calcext:value-type="float">
            <text:p>7.1547E-03</text:p>
          </table:table-cell>
          <table:table-cell table:number-columns-repeated="60"/>
        </table:table-row>
        <table:table-row table:style-name="ro4">
          <table:table-cell table:style-name="ce15" office:value-type="float" office:value="3415" calcext:value-type="float">
            <text:p>3415.0</text:p>
          </table:table-cell>
          <table:table-cell table:style-name="ce18" office:value-type="float" office:value="0.01547" calcext:value-type="float">
            <text:p>1.5470E-02</text:p>
          </table:table-cell>
          <table:table-cell table:style-name="ce18" office:value-type="float" office:value="0.0072774" calcext:value-type="float">
            <text:p>7.2774E-03</text:p>
          </table:table-cell>
          <table:table-cell table:style-name="ce18" office:value-type="float" office:value="0.0073543" calcext:value-type="float">
            <text:p>7.3543E-03</text:p>
          </table:table-cell>
          <table:table-cell table:number-columns-repeated="60"/>
        </table:table-row>
        <table:table-row table:style-name="ro4">
          <table:table-cell table:style-name="ce15" office:value-type="float" office:value="3420" calcext:value-type="float">
            <text:p>3420.0</text:p>
          </table:table-cell>
          <table:table-cell table:style-name="ce18" office:value-type="float" office:value="0.01543" calcext:value-type="float">
            <text:p>1.5430E-02</text:p>
          </table:table-cell>
          <table:table-cell table:style-name="ce18" office:value-type="float" office:value="0.013165" calcext:value-type="float">
            <text:p>1.3165E-02</text:p>
          </table:table-cell>
          <table:table-cell table:style-name="ce18" office:value-type="float" office:value="0.013305" calcext:value-type="float">
            <text:p>1.3305E-02</text:p>
          </table:table-cell>
          <table:table-cell table:number-columns-repeated="60"/>
        </table:table-row>
        <table:table-row table:style-name="ro4">
          <table:table-cell table:style-name="ce15" office:value-type="float" office:value="3425" calcext:value-type="float">
            <text:p>3425.0</text:p>
          </table:table-cell>
          <table:table-cell table:style-name="ce18" office:value-type="float" office:value="0.01532" calcext:value-type="float">
            <text:p>1.5320E-02</text:p>
          </table:table-cell>
          <table:table-cell table:style-name="ce18" office:value-type="float" office:value="0.010006" calcext:value-type="float">
            <text:p>1.0006E-02</text:p>
          </table:table-cell>
          <table:table-cell table:style-name="ce18" office:value-type="float" office:value="0.010112" calcext:value-type="float">
            <text:p>1.0112E-02</text:p>
          </table:table-cell>
          <table:table-cell table:number-columns-repeated="60"/>
        </table:table-row>
        <table:table-row table:style-name="ro4">
          <table:table-cell table:style-name="ce15" office:value-type="float" office:value="3430" calcext:value-type="float">
            <text:p>3430.0</text:p>
          </table:table-cell>
          <table:table-cell table:style-name="ce18" office:value-type="float" office:value="0.01522" calcext:value-type="float">
            <text:p>1.5220E-02</text:p>
          </table:table-cell>
          <table:table-cell table:style-name="ce18" office:value-type="float" office:value="0.0086892" calcext:value-type="float">
            <text:p>8.6892E-03</text:p>
          </table:table-cell>
          <table:table-cell table:style-name="ce18" office:value-type="float" office:value="0.008781" calcext:value-type="float">
            <text:p>8.7810E-03</text:p>
          </table:table-cell>
          <table:table-cell table:number-columns-repeated="60"/>
        </table:table-row>
        <table:table-row table:style-name="ro4">
          <table:table-cell table:style-name="ce15" office:value-type="float" office:value="3435" calcext:value-type="float">
            <text:p>3435.0</text:p>
          </table:table-cell>
          <table:table-cell table:style-name="ce18" office:value-type="float" office:value="0.01515" calcext:value-type="float">
            <text:p>1.5150E-02</text:p>
          </table:table-cell>
          <table:table-cell table:style-name="ce18" office:value-type="float" office:value="0.011553" calcext:value-type="float">
            <text:p>1.1553E-02</text:p>
          </table:table-cell>
          <table:table-cell table:style-name="ce18" office:value-type="float" office:value="0.011673" calcext:value-type="float">
            <text:p>1.1673E-02</text:p>
          </table:table-cell>
          <table:table-cell table:number-columns-repeated="60"/>
        </table:table-row>
        <table:table-row table:style-name="ro4">
          <table:table-cell table:style-name="ce15" office:value-type="float" office:value="3440" calcext:value-type="float">
            <text:p>3440.0</text:p>
          </table:table-cell>
          <table:table-cell table:style-name="ce18" office:value-type="float" office:value="0.01505" calcext:value-type="float">
            <text:p>1.5050E-02</text:p>
          </table:table-cell>
          <table:table-cell table:style-name="ce18" office:value-type="float" office:value="0.0080348" calcext:value-type="float">
            <text:p>8.0348E-03</text:p>
          </table:table-cell>
          <table:table-cell table:style-name="ce18" office:value-type="float" office:value="0.0081181" calcext:value-type="float">
            <text:p>8.1181E-03</text:p>
          </table:table-cell>
          <table:table-cell table:number-columns-repeated="60"/>
        </table:table-row>
        <table:table-row table:style-name="ro4">
          <table:table-cell table:style-name="ce15" office:value-type="float" office:value="3445" calcext:value-type="float">
            <text:p>3445.0</text:p>
          </table:table-cell>
          <table:table-cell table:style-name="ce18" office:value-type="float" office:value="0.01502" calcext:value-type="float">
            <text:p>1.5020E-02</text:p>
          </table:table-cell>
          <table:table-cell table:style-name="ce18" office:value-type="float" office:value="0.011318" calcext:value-type="float">
            <text:p>1.1318E-02</text:p>
          </table:table-cell>
          <table:table-cell table:style-name="ce18" office:value-type="float" office:value="0.011434" calcext:value-type="float">
            <text:p>1.1434E-02</text:p>
          </table:table-cell>
          <table:table-cell table:number-columns-repeated="60"/>
        </table:table-row>
        <table:table-row table:style-name="ro4">
          <table:table-cell table:style-name="ce15" office:value-type="float" office:value="3450" calcext:value-type="float">
            <text:p>3450.0</text:p>
          </table:table-cell>
          <table:table-cell table:style-name="ce18" office:value-type="float" office:value="0.01492" calcext:value-type="float">
            <text:p>1.4920E-02</text:p>
          </table:table-cell>
          <table:table-cell table:style-name="ce18" office:value-type="float" office:value="0.011153" calcext:value-type="float">
            <text:p>1.1153E-02</text:p>
          </table:table-cell>
          <table:table-cell table:style-name="ce18" office:value-type="float" office:value="0.011267" calcext:value-type="float">
            <text:p>1.1267E-02</text:p>
          </table:table-cell>
          <table:table-cell table:number-columns-repeated="60"/>
        </table:table-row>
        <table:table-row table:style-name="ro4">
          <table:table-cell table:style-name="ce15" office:value-type="float" office:value="3455" calcext:value-type="float">
            <text:p>3455.0</text:p>
          </table:table-cell>
          <table:table-cell table:style-name="ce18" office:value-type="float" office:value="0.01488" calcext:value-type="float">
            <text:p>1.4880E-02</text:p>
          </table:table-cell>
          <table:table-cell table:style-name="ce18" office:value-type="float" office:value="0.0083089" calcext:value-type="float">
            <text:p>8.3089E-03</text:p>
          </table:table-cell>
          <table:table-cell table:style-name="ce18" office:value-type="float" office:value="0.0083938" calcext:value-type="float">
            <text:p>8.3938E-03</text:p>
          </table:table-cell>
          <table:table-cell table:number-columns-repeated="60"/>
        </table:table-row>
        <table:table-row table:style-name="ro4">
          <table:table-cell table:style-name="ce15" office:value-type="float" office:value="3460" calcext:value-type="float">
            <text:p>3460.0</text:p>
          </table:table-cell>
          <table:table-cell table:style-name="ce18" office:value-type="float" office:value="0.0148" calcext:value-type="float">
            <text:p>1.4800E-02</text:p>
          </table:table-cell>
          <table:table-cell table:style-name="ce18" office:value-type="float" office:value="0.01253" calcext:value-type="float">
            <text:p>1.2530E-02</text:p>
          </table:table-cell>
          <table:table-cell table:style-name="ce18" office:value-type="float" office:value="0.012657" calcext:value-type="float">
            <text:p>1.2657E-02</text:p>
          </table:table-cell>
          <table:table-cell table:number-columns-repeated="60"/>
        </table:table-row>
        <table:table-row table:style-name="ro4">
          <table:table-cell table:style-name="ce15" office:value-type="float" office:value="3465" calcext:value-type="float">
            <text:p>3465.0</text:p>
          </table:table-cell>
          <table:table-cell table:style-name="ce18" office:value-type="float" office:value="0.01476" calcext:value-type="float">
            <text:p>1.4760E-02</text:p>
          </table:table-cell>
          <table:table-cell table:style-name="ce18" office:value-type="float" office:value="0.0098179" calcext:value-type="float">
            <text:p>9.8179E-03</text:p>
          </table:table-cell>
          <table:table-cell table:style-name="ce18" office:value-type="float" office:value="0.0099163" calcext:value-type="float">
            <text:p>9.9163E-03</text:p>
          </table:table-cell>
          <table:table-cell table:number-columns-repeated="60"/>
        </table:table-row>
        <table:table-row table:style-name="ro4">
          <table:table-cell table:style-name="ce15" office:value-type="float" office:value="3470" calcext:value-type="float">
            <text:p>3470.0</text:p>
          </table:table-cell>
          <table:table-cell table:style-name="ce18" office:value-type="float" office:value="0.01466" calcext:value-type="float">
            <text:p>1.4660E-02</text:p>
          </table:table-cell>
          <table:table-cell table:style-name="ce18" office:value-type="float" office:value="0.012264" calcext:value-type="float">
            <text:p>1.2264E-02</text:p>
          </table:table-cell>
          <table:table-cell table:style-name="ce18" office:value-type="float" office:value="0.012386" calcext:value-type="float">
            <text:p>1.2386E-02</text:p>
          </table:table-cell>
          <table:table-cell table:number-columns-repeated="60"/>
        </table:table-row>
        <table:table-row table:style-name="ro4">
          <table:table-cell table:style-name="ce15" office:value-type="float" office:value="3475" calcext:value-type="float">
            <text:p>3475.0</text:p>
          </table:table-cell>
          <table:table-cell table:style-name="ce18" office:value-type="float" office:value="0.01456" calcext:value-type="float">
            <text:p>1.4560E-02</text:p>
          </table:table-cell>
          <table:table-cell table:style-name="ce18" office:value-type="float" office:value="0.010943" calcext:value-type="float">
            <text:p>1.0943E-02</text:p>
          </table:table-cell>
          <table:table-cell table:style-name="ce18" office:value-type="float" office:value="0.011051" calcext:value-type="float">
            <text:p>1.1051E-02</text:p>
          </table:table-cell>
          <table:table-cell table:number-columns-repeated="60"/>
        </table:table-row>
        <table:table-row table:style-name="ro4">
          <table:table-cell table:style-name="ce15" office:value-type="float" office:value="3480" calcext:value-type="float">
            <text:p>3480.0</text:p>
          </table:table-cell>
          <table:table-cell table:style-name="ce18" office:value-type="float" office:value="0.01448" calcext:value-type="float">
            <text:p>1.4480E-02</text:p>
          </table:table-cell>
          <table:table-cell table:style-name="ce18" office:value-type="float" office:value="0.011224" calcext:value-type="float">
            <text:p>1.1224E-02</text:p>
          </table:table-cell>
          <table:table-cell table:style-name="ce18" office:value-type="float" office:value="0.011335" calcext:value-type="float">
            <text:p>1.1335E-02</text:p>
          </table:table-cell>
          <table:table-cell table:number-columns-repeated="60"/>
        </table:table-row>
        <table:table-row table:style-name="ro4">
          <table:table-cell table:style-name="ce15" office:value-type="float" office:value="3485" calcext:value-type="float">
            <text:p>3485.0</text:p>
          </table:table-cell>
          <table:table-cell table:style-name="ce18" office:value-type="float" office:value="0.01445" calcext:value-type="float">
            <text:p>1.4450E-02</text:p>
          </table:table-cell>
          <table:table-cell table:style-name="ce18" office:value-type="float" office:value="0.012094" calcext:value-type="float">
            <text:p>1.2094E-02</text:p>
          </table:table-cell>
          <table:table-cell table:style-name="ce18" office:value-type="float" office:value="0.012212" calcext:value-type="float">
            <text:p>1.2212E-02</text:p>
          </table:table-cell>
          <table:table-cell table:number-columns-repeated="60"/>
        </table:table-row>
        <table:table-row table:style-name="ro4">
          <table:table-cell table:style-name="ce15" office:value-type="float" office:value="3490" calcext:value-type="float">
            <text:p>3490.0</text:p>
          </table:table-cell>
          <table:table-cell table:style-name="ce18" office:value-type="float" office:value="0.01436" calcext:value-type="float">
            <text:p>1.4360E-02</text:p>
          </table:table-cell>
          <table:table-cell table:style-name="ce18" office:value-type="float" office:value="0.010419" calcext:value-type="float">
            <text:p>1.0419E-02</text:p>
          </table:table-cell>
          <table:table-cell table:style-name="ce18" office:value-type="float" office:value="0.01052" calcext:value-type="float">
            <text:p>1.0520E-02</text:p>
          </table:table-cell>
          <table:table-cell table:number-columns-repeated="60"/>
        </table:table-row>
        <table:table-row table:style-name="ro4">
          <table:table-cell table:style-name="ce15" office:value-type="float" office:value="3495" calcext:value-type="float">
            <text:p>3495.0</text:p>
          </table:table-cell>
          <table:table-cell table:style-name="ce18" office:value-type="float" office:value="0.01432" calcext:value-type="float">
            <text:p>1.4320E-02</text:p>
          </table:table-cell>
          <table:table-cell table:style-name="ce18" office:value-type="float" office:value="0.012265" calcext:value-type="float">
            <text:p>1.2265E-02</text:p>
          </table:table-cell>
          <table:table-cell table:style-name="ce18" office:value-type="float" office:value="0.012383" calcext:value-type="float">
            <text:p>1.2383E-02</text:p>
          </table:table-cell>
          <table:table-cell table:number-columns-repeated="60"/>
        </table:table-row>
        <table:table-row table:style-name="ro4">
          <table:table-cell table:style-name="ce15" office:value-type="float" office:value="3500" calcext:value-type="float">
            <text:p>3500.0</text:p>
          </table:table-cell>
          <table:table-cell table:style-name="ce18" office:value-type="float" office:value="0.01423" calcext:value-type="float">
            <text:p>1.4230E-02</text:p>
          </table:table-cell>
          <table:table-cell table:style-name="ce18" office:value-type="float" office:value="0.011917" calcext:value-type="float">
            <text:p>1.1917E-02</text:p>
          </table:table-cell>
          <table:table-cell table:style-name="ce18" office:value-type="float" office:value="0.012032" calcext:value-type="float">
            <text:p>1.2032E-02</text:p>
          </table:table-cell>
          <table:table-cell table:number-columns-repeated="60"/>
        </table:table-row>
        <table:table-row table:style-name="ro4">
          <table:table-cell table:style-name="ce15" office:value-type="float" office:value="3505" calcext:value-type="float">
            <text:p>3505.0</text:p>
          </table:table-cell>
          <table:table-cell table:style-name="ce18" office:value-type="float" office:value="0.01415" calcext:value-type="float">
            <text:p>1.4150E-02</text:p>
          </table:table-cell>
          <table:table-cell table:style-name="ce18" office:value-type="float" office:value="0.011809" calcext:value-type="float">
            <text:p>1.1809E-02</text:p>
          </table:table-cell>
          <table:table-cell table:style-name="ce18" office:value-type="float" office:value="0.011923" calcext:value-type="float">
            <text:p>1.1923E-02</text:p>
          </table:table-cell>
          <table:table-cell table:number-columns-repeated="60"/>
        </table:table-row>
        <table:table-row table:style-name="ro4">
          <table:table-cell table:style-name="ce15" office:value-type="float" office:value="3510" calcext:value-type="float">
            <text:p>3510.0</text:p>
          </table:table-cell>
          <table:table-cell table:style-name="ce18" office:value-type="float" office:value="0.01405" calcext:value-type="float">
            <text:p>1.4050E-02</text:p>
          </table:table-cell>
          <table:table-cell table:style-name="ce18" office:value-type="float" office:value="0.011963" calcext:value-type="float">
            <text:p>1.1963E-02</text:p>
          </table:table-cell>
          <table:table-cell table:style-name="ce18" office:value-type="float" office:value="0.012077" calcext:value-type="float">
            <text:p>1.2077E-02</text:p>
          </table:table-cell>
          <table:table-cell table:number-columns-repeated="60"/>
        </table:table-row>
        <table:table-row table:style-name="ro4">
          <table:table-cell table:style-name="ce15" office:value-type="float" office:value="3515" calcext:value-type="float">
            <text:p>3515.0</text:p>
          </table:table-cell>
          <table:table-cell table:style-name="ce18" office:value-type="float" office:value="0.01402" calcext:value-type="float">
            <text:p>1.4020E-02</text:p>
          </table:table-cell>
          <table:table-cell table:style-name="ce18" office:value-type="float" office:value="0.011494" calcext:value-type="float">
            <text:p>1.1494E-02</text:p>
          </table:table-cell>
          <table:table-cell table:style-name="ce18" office:value-type="float" office:value="0.011598" calcext:value-type="float">
            <text:p>1.1598E-02</text:p>
          </table:table-cell>
          <table:table-cell table:number-columns-repeated="60"/>
        </table:table-row>
        <table:table-row table:style-name="ro4">
          <table:table-cell table:style-name="ce15" office:value-type="float" office:value="3520" calcext:value-type="float">
            <text:p>3520.0</text:p>
          </table:table-cell>
          <table:table-cell table:style-name="ce18" office:value-type="float" office:value="0.01393" calcext:value-type="float">
            <text:p>1.3930E-02</text:p>
          </table:table-cell>
          <table:table-cell table:style-name="ce18" office:value-type="float" office:value="0.012122" calcext:value-type="float">
            <text:p>1.2122E-02</text:p>
          </table:table-cell>
          <table:table-cell table:style-name="ce18" office:value-type="float" office:value="0.012226" calcext:value-type="float">
            <text:p>1.2226E-02</text:p>
          </table:table-cell>
          <table:table-cell table:number-columns-repeated="60"/>
        </table:table-row>
        <table:table-row table:style-name="ro4">
          <table:table-cell table:style-name="ce15" office:value-type="float" office:value="3525" calcext:value-type="float">
            <text:p>3525.0</text:p>
          </table:table-cell>
          <table:table-cell table:style-name="ce18" office:value-type="float" office:value="0.01389" calcext:value-type="float">
            <text:p>1.3890E-02</text:p>
          </table:table-cell>
          <table:table-cell table:style-name="ce18" office:value-type="float" office:value="0.011428" calcext:value-type="float">
            <text:p>1.1428E-02</text:p>
          </table:table-cell>
          <table:table-cell table:style-name="ce18" office:value-type="float" office:value="0.011523" calcext:value-type="float">
            <text:p>1.1523E-02</text:p>
          </table:table-cell>
          <table:table-cell table:number-columns-repeated="60"/>
        </table:table-row>
        <table:table-row table:style-name="ro4">
          <table:table-cell table:style-name="ce15" office:value-type="float" office:value="3530" calcext:value-type="float">
            <text:p>3530.0</text:p>
          </table:table-cell>
          <table:table-cell table:style-name="ce18" office:value-type="float" office:value="0.0138" calcext:value-type="float">
            <text:p>1.3800E-02</text:p>
          </table:table-cell>
          <table:table-cell table:style-name="ce18" office:value-type="float" office:value="0.011127" calcext:value-type="float">
            <text:p>1.1127E-02</text:p>
          </table:table-cell>
          <table:table-cell table:style-name="ce18" office:value-type="float" office:value="0.011217" calcext:value-type="float">
            <text:p>1.1217E-02</text:p>
          </table:table-cell>
          <table:table-cell table:number-columns-repeated="60"/>
        </table:table-row>
        <table:table-row table:style-name="ro4">
          <table:table-cell table:style-name="ce15" office:value-type="float" office:value="3535" calcext:value-type="float">
            <text:p>3535.0</text:p>
          </table:table-cell>
          <table:table-cell table:style-name="ce18" office:value-type="float" office:value="0.01376" calcext:value-type="float">
            <text:p>1.3760E-02</text:p>
          </table:table-cell>
          <table:table-cell table:style-name="ce18" office:value-type="float" office:value="0.0094556" calcext:value-type="float">
            <text:p>9.4556E-03</text:p>
          </table:table-cell>
          <table:table-cell table:style-name="ce18" office:value-type="float" office:value="0.0095305" calcext:value-type="float">
            <text:p>9.5305E-03</text:p>
          </table:table-cell>
          <table:table-cell table:number-columns-repeated="60"/>
        </table:table-row>
        <table:table-row table:style-name="ro4">
          <table:table-cell table:style-name="ce15" office:value-type="float" office:value="3540" calcext:value-type="float">
            <text:p>3540.0</text:p>
          </table:table-cell>
          <table:table-cell table:style-name="ce18" office:value-type="float" office:value="0.01367" calcext:value-type="float">
            <text:p>1.3670E-02</text:p>
          </table:table-cell>
          <table:table-cell table:style-name="ce18" office:value-type="float" office:value="0.009031" calcext:value-type="float">
            <text:p>9.0310E-03</text:p>
          </table:table-cell>
          <table:table-cell table:style-name="ce18" office:value-type="float" office:value="0.0091011" calcext:value-type="float">
            <text:p>9.1011E-03</text:p>
          </table:table-cell>
          <table:table-cell table:number-columns-repeated="60"/>
        </table:table-row>
        <table:table-row table:style-name="ro4">
          <table:table-cell table:style-name="ce15" office:value-type="float" office:value="3545" calcext:value-type="float">
            <text:p>3545.0</text:p>
          </table:table-cell>
          <table:table-cell table:style-name="ce18" office:value-type="float" office:value="0.01366" calcext:value-type="float">
            <text:p>1.3660E-02</text:p>
          </table:table-cell>
          <table:table-cell table:style-name="ce18" office:value-type="float" office:value="0.0095432" calcext:value-type="float">
            <text:p>9.5432E-03</text:p>
          </table:table-cell>
          <table:table-cell table:style-name="ce18" office:value-type="float" office:value="0.0096154" calcext:value-type="float">
            <text:p>9.6154E-03</text:p>
          </table:table-cell>
          <table:table-cell table:number-columns-repeated="60"/>
        </table:table-row>
        <table:table-row table:style-name="ro4">
          <table:table-cell table:style-name="ce15" office:value-type="float" office:value="3550" calcext:value-type="float">
            <text:p>3550.0</text:p>
          </table:table-cell>
          <table:table-cell table:style-name="ce18" office:value-type="float" office:value="0.01357" calcext:value-type="float">
            <text:p>1.3570E-02</text:p>
          </table:table-cell>
          <table:table-cell table:style-name="ce18" office:value-type="float" office:value="0.010538" calcext:value-type="float">
            <text:p>1.0538E-02</text:p>
          </table:table-cell>
          <table:table-cell table:style-name="ce18" office:value-type="float" office:value="0.010616" calcext:value-type="float">
            <text:p>1.0616E-02</text:p>
          </table:table-cell>
          <table:table-cell table:number-columns-repeated="60"/>
        </table:table-row>
        <table:table-row table:style-name="ro4">
          <table:table-cell table:style-name="ce15" office:value-type="float" office:value="3555" calcext:value-type="float">
            <text:p>3555.0</text:p>
          </table:table-cell>
          <table:table-cell table:style-name="ce18" office:value-type="float" office:value="0.01345" calcext:value-type="float">
            <text:p>1.3450E-02</text:p>
          </table:table-cell>
          <table:table-cell table:style-name="ce18" office:value-type="float" office:value="0.0090581" calcext:value-type="float">
            <text:p>9.0581E-03</text:p>
          </table:table-cell>
          <table:table-cell table:style-name="ce18" office:value-type="float" office:value="0.0091245" calcext:value-type="float">
            <text:p>9.1245E-03</text:p>
          </table:table-cell>
          <table:table-cell table:number-columns-repeated="60"/>
        </table:table-row>
        <table:table-row table:style-name="ro4">
          <table:table-cell table:style-name="ce15" office:value-type="float" office:value="3560" calcext:value-type="float">
            <text:p>3560.0</text:p>
          </table:table-cell>
          <table:table-cell table:style-name="ce18" office:value-type="float" office:value="0.01336" calcext:value-type="float">
            <text:p>1.3360E-02</text:p>
          </table:table-cell>
          <table:table-cell table:style-name="ce18" office:value-type="float" office:value="0.010795" calcext:value-type="float">
            <text:p>1.0795E-02</text:p>
          </table:table-cell>
          <table:table-cell table:style-name="ce18" office:value-type="float" office:value="0.010872" calcext:value-type="float">
            <text:p>1.0872E-02</text:p>
          </table:table-cell>
          <table:table-cell table:number-columns-repeated="60"/>
        </table:table-row>
        <table:table-row table:style-name="ro4">
          <table:table-cell table:style-name="ce15" office:value-type="float" office:value="3565" calcext:value-type="float">
            <text:p>3565.0</text:p>
          </table:table-cell>
          <table:table-cell table:style-name="ce18" office:value-type="float" office:value="0.01336" calcext:value-type="float">
            <text:p>1.3360E-02</text:p>
          </table:table-cell>
          <table:table-cell table:style-name="ce18" office:value-type="float" office:value="0.010851" calcext:value-type="float">
            <text:p>1.0851E-02</text:p>
          </table:table-cell>
          <table:table-cell table:style-name="ce18" office:value-type="float" office:value="0.010928" calcext:value-type="float">
            <text:p>1.0928E-02</text:p>
          </table:table-cell>
          <table:table-cell table:number-columns-repeated="60"/>
        </table:table-row>
        <table:table-row table:style-name="ro4">
          <table:table-cell table:style-name="ce15" office:value-type="float" office:value="3570" calcext:value-type="float">
            <text:p>3570.0</text:p>
          </table:table-cell>
          <table:table-cell table:style-name="ce18" office:value-type="float" office:value="0.01325" calcext:value-type="float">
            <text:p>1.3250E-02</text:p>
          </table:table-cell>
          <table:table-cell table:style-name="ce18" office:value-type="float" office:value="0.0083376" calcext:value-type="float">
            <text:p>8.3376E-03</text:p>
          </table:table-cell>
          <table:table-cell table:style-name="ce18" office:value-type="float" office:value="0.0083951" calcext:value-type="float">
            <text:p>8.3951E-03</text:p>
          </table:table-cell>
          <table:table-cell table:number-columns-repeated="60"/>
        </table:table-row>
        <table:table-row table:style-name="ro4">
          <table:table-cell table:style-name="ce15" office:value-type="float" office:value="3575" calcext:value-type="float">
            <text:p>3575.0</text:p>
          </table:table-cell>
          <table:table-cell table:style-name="ce18" office:value-type="float" office:value="0.01318" calcext:value-type="float">
            <text:p>1.3180E-02</text:p>
          </table:table-cell>
          <table:table-cell table:style-name="ce18" office:value-type="float" office:value="0.0086444" calcext:value-type="float">
            <text:p>8.6444E-03</text:p>
          </table:table-cell>
          <table:table-cell table:style-name="ce18" office:value-type="float" office:value="0.0087028" calcext:value-type="float">
            <text:p>8.7028E-03</text:p>
          </table:table-cell>
          <table:table-cell table:number-columns-repeated="60"/>
        </table:table-row>
        <table:table-row table:style-name="ro4">
          <table:table-cell table:style-name="ce15" office:value-type="float" office:value="3580" calcext:value-type="float">
            <text:p>3580.0</text:p>
          </table:table-cell>
          <table:table-cell table:style-name="ce18" office:value-type="float" office:value="0.01308" calcext:value-type="float">
            <text:p>1.3080E-02</text:p>
          </table:table-cell>
          <table:table-cell table:style-name="ce18" office:value-type="float" office:value="0.010187" calcext:value-type="float">
            <text:p>1.0187E-02</text:p>
          </table:table-cell>
          <table:table-cell table:style-name="ce18" office:value-type="float" office:value="0.010255" calcext:value-type="float">
            <text:p>1.0255E-02</text:p>
          </table:table-cell>
          <table:table-cell table:number-columns-repeated="60"/>
        </table:table-row>
        <table:table-row table:style-name="ro4">
          <table:table-cell table:style-name="ce15" office:value-type="float" office:value="3585" calcext:value-type="float">
            <text:p>3585.0</text:p>
          </table:table-cell>
          <table:table-cell table:style-name="ce18" office:value-type="float" office:value="0.01305" calcext:value-type="float">
            <text:p>1.3050E-02</text:p>
          </table:table-cell>
          <table:table-cell table:style-name="ce18" office:value-type="float" office:value="0.0091671" calcext:value-type="float">
            <text:p>9.1671E-03</text:p>
          </table:table-cell>
          <table:table-cell table:style-name="ce18" office:value-type="float" office:value="0.0092282" calcext:value-type="float">
            <text:p>9.2282E-03</text:p>
          </table:table-cell>
          <table:table-cell table:number-columns-repeated="60"/>
        </table:table-row>
        <table:table-row table:style-name="ro4">
          <table:table-cell table:style-name="ce15" office:value-type="float" office:value="3590" calcext:value-type="float">
            <text:p>3590.0</text:p>
          </table:table-cell>
          <table:table-cell table:style-name="ce18" office:value-type="float" office:value="0.01298" calcext:value-type="float">
            <text:p>1.2980E-02</text:p>
          </table:table-cell>
          <table:table-cell table:style-name="ce18" office:value-type="float" office:value="0.0094523" calcext:value-type="float">
            <text:p>9.4523E-03</text:p>
          </table:table-cell>
          <table:table-cell table:style-name="ce18" office:value-type="float" office:value="0.0095145" calcext:value-type="float">
            <text:p>9.5145E-03</text:p>
          </table:table-cell>
          <table:table-cell table:number-columns-repeated="60"/>
        </table:table-row>
        <table:table-row table:style-name="ro4">
          <table:table-cell table:style-name="ce15" office:value-type="float" office:value="3595" calcext:value-type="float">
            <text:p>3595.0</text:p>
          </table:table-cell>
          <table:table-cell table:style-name="ce18" office:value-type="float" office:value="0.01294" calcext:value-type="float">
            <text:p>1.2940E-02</text:p>
          </table:table-cell>
          <table:table-cell table:style-name="ce18" office:value-type="float" office:value="0.00967" calcext:value-type="float">
            <text:p>9.6700E-03</text:p>
          </table:table-cell>
          <table:table-cell table:style-name="ce18" office:value-type="float" office:value="0.0097329" calcext:value-type="float">
            <text:p>9.7329E-03</text:p>
          </table:table-cell>
          <table:table-cell table:number-columns-repeated="60"/>
        </table:table-row>
        <table:table-row table:style-name="ro4">
          <table:table-cell table:style-name="ce15" office:value-type="float" office:value="3600" calcext:value-type="float">
            <text:p>3600.0</text:p>
          </table:table-cell>
          <table:table-cell table:style-name="ce18" office:value-type="float" office:value="0.01285" calcext:value-type="float">
            <text:p>1.2850E-02</text:p>
          </table:table-cell>
          <table:table-cell table:style-name="ce18" office:value-type="float" office:value="0.010262" calcext:value-type="float">
            <text:p>1.0262E-02</text:p>
          </table:table-cell>
          <table:table-cell table:style-name="ce18" office:value-type="float" office:value="0.010328" calcext:value-type="float">
            <text:p>1.0328E-02</text:p>
          </table:table-cell>
          <table:table-cell table:number-columns-repeated="60"/>
        </table:table-row>
        <table:table-row table:style-name="ro4">
          <table:table-cell table:style-name="ce15" office:value-type="float" office:value="3605" calcext:value-type="float">
            <text:p>3605.0</text:p>
          </table:table-cell>
          <table:table-cell table:style-name="ce18" office:value-type="float" office:value="0.01283" calcext:value-type="float">
            <text:p>1.2830E-02</text:p>
          </table:table-cell>
          <table:table-cell table:style-name="ce18" office:value-type="float" office:value="0.010359" calcext:value-type="float">
            <text:p>1.0359E-02</text:p>
          </table:table-cell>
          <table:table-cell table:style-name="ce18" office:value-type="float" office:value="0.010425" calcext:value-type="float">
            <text:p>1.0425E-02</text:p>
          </table:table-cell>
          <table:table-cell table:number-columns-repeated="60"/>
        </table:table-row>
        <table:table-row table:style-name="ro4">
          <table:table-cell table:style-name="ce15" office:value-type="float" office:value="3610" calcext:value-type="float">
            <text:p>3610.0</text:p>
          </table:table-cell>
          <table:table-cell table:style-name="ce18" office:value-type="float" office:value="0.01274" calcext:value-type="float">
            <text:p>1.2740E-02</text:p>
          </table:table-cell>
          <table:table-cell table:style-name="ce18" office:value-type="float" office:value="0.0094787" calcext:value-type="float">
            <text:p>9.4787E-03</text:p>
          </table:table-cell>
          <table:table-cell table:style-name="ce18" office:value-type="float" office:value="0.0095385" calcext:value-type="float">
            <text:p>9.5385E-03</text:p>
          </table:table-cell>
          <table:table-cell table:number-columns-repeated="60"/>
        </table:table-row>
        <table:table-row table:style-name="ro4">
          <table:table-cell table:style-name="ce15" office:value-type="float" office:value="3615" calcext:value-type="float">
            <text:p>3615.0</text:p>
          </table:table-cell>
          <table:table-cell table:style-name="ce18" office:value-type="float" office:value="0.01272" calcext:value-type="float">
            <text:p>1.2720E-02</text:p>
          </table:table-cell>
          <table:table-cell table:style-name="ce18" office:value-type="float" office:value="0.0094726" calcext:value-type="float">
            <text:p>9.4726E-03</text:p>
          </table:table-cell>
          <table:table-cell table:style-name="ce18" office:value-type="float" office:value="0.0095318" calcext:value-type="float">
            <text:p>9.5318E-03</text:p>
          </table:table-cell>
          <table:table-cell table:number-columns-repeated="60"/>
        </table:table-row>
        <table:table-row table:style-name="ro4">
          <table:table-cell table:style-name="ce15" office:value-type="float" office:value="3620" calcext:value-type="float">
            <text:p>3620.0</text:p>
          </table:table-cell>
          <table:table-cell table:style-name="ce18" office:value-type="float" office:value="0.01264" calcext:value-type="float">
            <text:p>1.2640E-02</text:p>
          </table:table-cell>
          <table:table-cell table:style-name="ce18" office:value-type="float" office:value="0.011614" calcext:value-type="float">
            <text:p>1.1614E-02</text:p>
          </table:table-cell>
          <table:table-cell table:style-name="ce18" office:value-type="float" office:value="0.011686" calcext:value-type="float">
            <text:p>1.1686E-02</text:p>
          </table:table-cell>
          <table:table-cell table:number-columns-repeated="60"/>
        </table:table-row>
        <table:table-row table:style-name="ro4">
          <table:table-cell table:style-name="ce15" office:value-type="float" office:value="3625" calcext:value-type="float">
            <text:p>3625.0</text:p>
          </table:table-cell>
          <table:table-cell table:style-name="ce18" office:value-type="float" office:value="0.01261" calcext:value-type="float">
            <text:p>1.2610E-02</text:p>
          </table:table-cell>
          <table:table-cell table:style-name="ce18" office:value-type="float" office:value="0.010239" calcext:value-type="float">
            <text:p>1.0239E-02</text:p>
          </table:table-cell>
          <table:table-cell table:style-name="ce18" office:value-type="float" office:value="0.010302" calcext:value-type="float">
            <text:p>1.0302E-02</text:p>
          </table:table-cell>
          <table:table-cell table:number-columns-repeated="60"/>
        </table:table-row>
        <table:table-row table:style-name="ro4">
          <table:table-cell table:style-name="ce15" office:value-type="float" office:value="3630" calcext:value-type="float">
            <text:p>3630.0</text:p>
          </table:table-cell>
          <table:table-cell table:style-name="ce18" office:value-type="float" office:value="0.01251" calcext:value-type="float">
            <text:p>1.2510E-02</text:p>
          </table:table-cell>
          <table:table-cell table:style-name="ce18" office:value-type="float" office:value="0.009955" calcext:value-type="float">
            <text:p>9.9550E-03</text:p>
          </table:table-cell>
          <table:table-cell table:style-name="ce18" office:value-type="float" office:value="0.010016" calcext:value-type="float">
            <text:p>1.0016E-02</text:p>
          </table:table-cell>
          <table:table-cell table:number-columns-repeated="60"/>
        </table:table-row>
        <table:table-row table:style-name="ro4">
          <table:table-cell table:style-name="ce15" office:value-type="float" office:value="3635" calcext:value-type="float">
            <text:p>3635.0</text:p>
          </table:table-cell>
          <table:table-cell table:style-name="ce18" office:value-type="float" office:value="0.01249" calcext:value-type="float">
            <text:p>1.2490E-02</text:p>
          </table:table-cell>
          <table:table-cell table:style-name="ce18" office:value-type="float" office:value="0.010299" calcext:value-type="float">
            <text:p>1.0299E-02</text:p>
          </table:table-cell>
          <table:table-cell table:style-name="ce18" office:value-type="float" office:value="0.010362" calcext:value-type="float">
            <text:p>1.0362E-02</text:p>
          </table:table-cell>
          <table:table-cell table:number-columns-repeated="60"/>
        </table:table-row>
        <table:table-row table:style-name="ro4">
          <table:table-cell table:style-name="ce15" office:value-type="float" office:value="3640" calcext:value-type="float">
            <text:p>3640.0</text:p>
          </table:table-cell>
          <table:table-cell table:style-name="ce18" office:value-type="float" office:value="0.0124" calcext:value-type="float">
            <text:p>1.2400E-02</text:p>
          </table:table-cell>
          <table:table-cell table:style-name="ce18" office:value-type="float" office:value="0.01148" calcext:value-type="float">
            <text:p>1.1480E-02</text:p>
          </table:table-cell>
          <table:table-cell table:style-name="ce18" office:value-type="float" office:value="0.011549" calcext:value-type="float">
            <text:p>1.1549E-02</text:p>
          </table:table-cell>
          <table:table-cell table:number-columns-repeated="60"/>
        </table:table-row>
        <table:table-row table:style-name="ro4">
          <table:table-cell table:style-name="ce15" office:value-type="float" office:value="3645" calcext:value-type="float">
            <text:p>3645.0</text:p>
          </table:table-cell>
          <table:table-cell table:style-name="ce18" office:value-type="float" office:value="0.01236" calcext:value-type="float">
            <text:p>1.2360E-02</text:p>
          </table:table-cell>
          <table:table-cell table:style-name="ce18" office:value-type="float" office:value="0.010599" calcext:value-type="float">
            <text:p>1.0599E-02</text:p>
          </table:table-cell>
          <table:table-cell table:style-name="ce18" office:value-type="float" office:value="0.010663" calcext:value-type="float">
            <text:p>1.0663E-02</text:p>
          </table:table-cell>
          <table:table-cell table:number-columns-repeated="60"/>
        </table:table-row>
        <table:table-row table:style-name="ro4">
          <table:table-cell table:style-name="ce15" office:value-type="float" office:value="3650" calcext:value-type="float">
            <text:p>3650.0</text:p>
          </table:table-cell>
          <table:table-cell table:style-name="ce18" office:value-type="float" office:value="0.01228" calcext:value-type="float">
            <text:p>1.2280E-02</text:p>
          </table:table-cell>
          <table:table-cell table:style-name="ce18" office:value-type="float" office:value="0.010123" calcext:value-type="float">
            <text:p>1.0123E-02</text:p>
          </table:table-cell>
          <table:table-cell table:style-name="ce18" office:value-type="float" office:value="0.010183" calcext:value-type="float">
            <text:p>1.0183E-02</text:p>
          </table:table-cell>
          <table:table-cell table:number-columns-repeated="60"/>
        </table:table-row>
        <table:table-row table:style-name="ro4">
          <table:table-cell table:style-name="ce15" office:value-type="float" office:value="3655" calcext:value-type="float">
            <text:p>3655.0</text:p>
          </table:table-cell>
          <table:table-cell table:style-name="ce18" office:value-type="float" office:value="0.01222" calcext:value-type="float">
            <text:p>1.2220E-02</text:p>
          </table:table-cell>
          <table:table-cell table:style-name="ce18" office:value-type="float" office:value="0.010978" calcext:value-type="float">
            <text:p>1.0978E-02</text:p>
          </table:table-cell>
          <table:table-cell table:style-name="ce18" office:value-type="float" office:value="0.011042" calcext:value-type="float">
            <text:p>1.1042E-02</text:p>
          </table:table-cell>
          <table:table-cell table:number-columns-repeated="60"/>
        </table:table-row>
        <table:table-row table:style-name="ro4">
          <table:table-cell table:style-name="ce15" office:value-type="float" office:value="3660" calcext:value-type="float">
            <text:p>3660.0</text:p>
          </table:table-cell>
          <table:table-cell table:style-name="ce18" office:value-type="float" office:value="0.01215" calcext:value-type="float">
            <text:p>1.2150E-02</text:p>
          </table:table-cell>
          <table:table-cell table:style-name="ce18" office:value-type="float" office:value="0.010914" calcext:value-type="float">
            <text:p>1.0914E-02</text:p>
          </table:table-cell>
          <table:table-cell table:style-name="ce18" office:value-type="float" office:value="0.010978" calcext:value-type="float">
            <text:p>1.0978E-02</text:p>
          </table:table-cell>
          <table:table-cell table:number-columns-repeated="60"/>
        </table:table-row>
        <table:table-row table:style-name="ro4">
          <table:table-cell table:style-name="ce15" office:value-type="float" office:value="3665" calcext:value-type="float">
            <text:p>3665.0</text:p>
          </table:table-cell>
          <table:table-cell table:style-name="ce18" office:value-type="float" office:value="0.01215" calcext:value-type="float">
            <text:p>1.2150E-02</text:p>
          </table:table-cell>
          <table:table-cell table:style-name="ce18" office:value-type="float" office:value="0.010253" calcext:value-type="float">
            <text:p>1.0253E-02</text:p>
          </table:table-cell>
          <table:table-cell table:style-name="ce18" office:value-type="float" office:value="0.010313" calcext:value-type="float">
            <text:p>1.0313E-02</text:p>
          </table:table-cell>
          <table:table-cell table:number-columns-repeated="60"/>
        </table:table-row>
        <table:table-row table:style-name="ro4">
          <table:table-cell table:style-name="ce15" office:value-type="float" office:value="3670" calcext:value-type="float">
            <text:p>3670.0</text:p>
          </table:table-cell>
          <table:table-cell table:style-name="ce18" office:value-type="float" office:value="0.01204" calcext:value-type="float">
            <text:p>1.2040E-02</text:p>
          </table:table-cell>
          <table:table-cell table:style-name="ce18" office:value-type="float" office:value="0.0079003" calcext:value-type="float">
            <text:p>7.9003E-03</text:p>
          </table:table-cell>
          <table:table-cell table:style-name="ce18" office:value-type="float" office:value="0.0079464" calcext:value-type="float">
            <text:p>7.9464E-03</text:p>
          </table:table-cell>
          <table:table-cell table:number-columns-repeated="60"/>
        </table:table-row>
        <table:table-row table:style-name="ro4">
          <table:table-cell table:style-name="ce15" office:value-type="float" office:value="3675" calcext:value-type="float">
            <text:p>3675.0</text:p>
          </table:table-cell>
          <table:table-cell table:style-name="ce18" office:value-type="float" office:value="0.01203" calcext:value-type="float">
            <text:p>1.2030E-02</text:p>
          </table:table-cell>
          <table:table-cell table:style-name="ce18" office:value-type="float" office:value="0.0048286" calcext:value-type="float">
            <text:p>4.8286E-03</text:p>
          </table:table-cell>
          <table:table-cell table:style-name="ce18" office:value-type="float" office:value="0.0048569" calcext:value-type="float">
            <text:p>4.8569E-03</text:p>
          </table:table-cell>
          <table:table-cell table:number-columns-repeated="60"/>
        </table:table-row>
        <table:table-row table:style-name="ro4">
          <table:table-cell table:style-name="ce15" office:value-type="float" office:value="3680" calcext:value-type="float">
            <text:p>3680.0</text:p>
          </table:table-cell>
          <table:table-cell table:style-name="ce18" office:value-type="float" office:value="0.01189" calcext:value-type="float">
            <text:p>1.1890E-02</text:p>
          </table:table-cell>
          <table:table-cell table:style-name="ce18" office:value-type="float" office:value="0.0083312" calcext:value-type="float">
            <text:p>8.3312E-03</text:p>
          </table:table-cell>
          <table:table-cell table:style-name="ce18" office:value-type="float" office:value="0.0083789" calcext:value-type="float">
            <text:p>8.3789E-03</text:p>
          </table:table-cell>
          <table:table-cell table:number-columns-repeated="60"/>
        </table:table-row>
        <table:table-row table:style-name="ro4">
          <table:table-cell table:style-name="ce15" office:value-type="float" office:value="3685" calcext:value-type="float">
            <text:p>3685.0</text:p>
          </table:table-cell>
          <table:table-cell table:style-name="ce18" office:value-type="float" office:value="0.01183" calcext:value-type="float">
            <text:p>1.1830E-02</text:p>
          </table:table-cell>
          <table:table-cell table:style-name="ce18" office:value-type="float" office:value="0.009438" calcext:value-type="float">
            <text:p>9.4380E-03</text:p>
          </table:table-cell>
          <table:table-cell table:style-name="ce18" office:value-type="float" office:value="0.0094906" calcext:value-type="float">
            <text:p>9.4906E-03</text:p>
          </table:table-cell>
          <table:table-cell table:number-columns-repeated="60"/>
        </table:table-row>
        <table:table-row table:style-name="ro4">
          <table:table-cell table:style-name="ce15" office:value-type="float" office:value="3690" calcext:value-type="float">
            <text:p>3690.0</text:p>
          </table:table-cell>
          <table:table-cell table:style-name="ce18" office:value-type="float" office:value="0.01177" calcext:value-type="float">
            <text:p>1.1770E-02</text:p>
          </table:table-cell>
          <table:table-cell table:style-name="ce18" office:value-type="float" office:value="0.0096922" calcext:value-type="float">
            <text:p>9.6922E-03</text:p>
          </table:table-cell>
          <table:table-cell table:style-name="ce18" office:value-type="float" office:value="0.0097458" calcext:value-type="float">
            <text:p>9.7458E-03</text:p>
          </table:table-cell>
          <table:table-cell table:number-columns-repeated="60"/>
        </table:table-row>
        <table:table-row table:style-name="ro4">
          <table:table-cell table:style-name="ce15" office:value-type="float" office:value="3695" calcext:value-type="float">
            <text:p>3695.0</text:p>
          </table:table-cell>
          <table:table-cell table:style-name="ce18" office:value-type="float" office:value="0.01172" calcext:value-type="float">
            <text:p>1.1720E-02</text:p>
          </table:table-cell>
          <table:table-cell table:style-name="ce18" office:value-type="float" office:value="0.010132" calcext:value-type="float">
            <text:p>1.0132E-02</text:p>
          </table:table-cell>
          <table:table-cell table:style-name="ce18" office:value-type="float" office:value="0.010188" calcext:value-type="float">
            <text:p>1.0188E-02</text:p>
          </table:table-cell>
          <table:table-cell table:number-columns-repeated="60"/>
        </table:table-row>
        <table:table-row table:style-name="ro4">
          <table:table-cell table:style-name="ce15" office:value-type="float" office:value="3700" calcext:value-type="float">
            <text:p>3700.0</text:p>
          </table:table-cell>
          <table:table-cell table:style-name="ce18" office:value-type="float" office:value="0.01155" calcext:value-type="float">
            <text:p>1.1550E-02</text:p>
          </table:table-cell>
          <table:table-cell table:style-name="ce18" office:value-type="float" office:value="0.010878" calcext:value-type="float">
            <text:p>1.0878E-02</text:p>
          </table:table-cell>
          <table:table-cell table:style-name="ce18" office:value-type="float" office:value="0.010937" calcext:value-type="float">
            <text:p>1.0937E-02</text:p>
          </table:table-cell>
          <table:table-cell table:number-columns-repeated="60"/>
        </table:table-row>
        <table:table-row table:style-name="ro4">
          <table:table-cell table:style-name="ce15" office:value-type="float" office:value="3705" calcext:value-type="float">
            <text:p>3705.0</text:p>
          </table:table-cell>
          <table:table-cell table:style-name="ce18" office:value-type="float" office:value="0.0116" calcext:value-type="float">
            <text:p>1.1600E-02</text:p>
          </table:table-cell>
          <table:table-cell table:style-name="ce18" office:value-type="float" office:value="0.01077" calcext:value-type="float">
            <text:p>1.0770E-02</text:p>
          </table:table-cell>
          <table:table-cell table:style-name="ce18" office:value-type="float" office:value="0.010827" calcext:value-type="float">
            <text:p>1.0827E-02</text:p>
          </table:table-cell>
          <table:table-cell table:number-columns-repeated="60"/>
        </table:table-row>
        <table:table-row table:style-name="ro4">
          <table:table-cell table:style-name="ce15" office:value-type="float" office:value="3710" calcext:value-type="float">
            <text:p>3710.0</text:p>
          </table:table-cell>
          <table:table-cell table:style-name="ce18" office:value-type="float" office:value="0.01151" calcext:value-type="float">
            <text:p>1.1510E-02</text:p>
          </table:table-cell>
          <table:table-cell table:style-name="ce18" office:value-type="float" office:value="0.009364" calcext:value-type="float">
            <text:p>9.3640E-03</text:p>
          </table:table-cell>
          <table:table-cell table:style-name="ce18" office:value-type="float" office:value="0.009413" calcext:value-type="float">
            <text:p>9.4130E-03</text:p>
          </table:table-cell>
          <table:table-cell table:number-columns-repeated="60"/>
        </table:table-row>
        <table:table-row table:style-name="ro4">
          <table:table-cell table:style-name="ce15" office:value-type="float" office:value="3715" calcext:value-type="float">
            <text:p>3715.0</text:p>
          </table:table-cell>
          <table:table-cell table:style-name="ce18" office:value-type="float" office:value="0.0115" calcext:value-type="float">
            <text:p>1.1500E-02</text:p>
          </table:table-cell>
          <table:table-cell table:style-name="ce18" office:value-type="float" office:value="0.0092254" calcext:value-type="float">
            <text:p>9.2254E-03</text:p>
          </table:table-cell>
          <table:table-cell table:style-name="ce18" office:value-type="float" office:value="0.0092731" calcext:value-type="float">
            <text:p>9.2731E-03</text:p>
          </table:table-cell>
          <table:table-cell table:number-columns-repeated="60"/>
        </table:table-row>
        <table:table-row table:style-name="ro4">
          <table:table-cell table:style-name="ce15" office:value-type="float" office:value="3720" calcext:value-type="float">
            <text:p>3720.0</text:p>
          </table:table-cell>
          <table:table-cell table:style-name="ce18" office:value-type="float" office:value="0.01144" calcext:value-type="float">
            <text:p>1.1440E-02</text:p>
          </table:table-cell>
          <table:table-cell table:style-name="ce18" office:value-type="float" office:value="0.010376" calcext:value-type="float">
            <text:p>1.0376E-02</text:p>
          </table:table-cell>
          <table:table-cell table:style-name="ce18" office:value-type="float" office:value="0.010429" calcext:value-type="float">
            <text:p>1.0429E-02</text:p>
          </table:table-cell>
          <table:table-cell table:number-columns-repeated="60"/>
        </table:table-row>
        <table:table-row table:style-name="ro4">
          <table:table-cell table:style-name="ce15" office:value-type="float" office:value="3725" calcext:value-type="float">
            <text:p>3725.0</text:p>
          </table:table-cell>
          <table:table-cell table:style-name="ce18" office:value-type="float" office:value="0.01143" calcext:value-type="float">
            <text:p>1.1430E-02</text:p>
          </table:table-cell>
          <table:table-cell table:style-name="ce18" office:value-type="float" office:value="0.010698" calcext:value-type="float">
            <text:p>1.0698E-02</text:p>
          </table:table-cell>
          <table:table-cell table:style-name="ce18" office:value-type="float" office:value="0.010751" calcext:value-type="float">
            <text:p>1.0751E-02</text:p>
          </table:table-cell>
          <table:table-cell table:number-columns-repeated="60"/>
        </table:table-row>
        <table:table-row table:style-name="ro4">
          <table:table-cell table:style-name="ce15" office:value-type="float" office:value="3730" calcext:value-type="float">
            <text:p>3730.0</text:p>
          </table:table-cell>
          <table:table-cell table:style-name="ce18" office:value-type="float" office:value="0.01134" calcext:value-type="float">
            <text:p>1.1340E-02</text:p>
          </table:table-cell>
          <table:table-cell table:style-name="ce18" office:value-type="float" office:value="0.0092707" calcext:value-type="float">
            <text:p>9.2707E-03</text:p>
          </table:table-cell>
          <table:table-cell table:style-name="ce18" office:value-type="float" office:value="0.0093169" calcext:value-type="float">
            <text:p>9.3169E-03</text:p>
          </table:table-cell>
          <table:table-cell table:number-columns-repeated="60"/>
        </table:table-row>
        <table:table-row table:style-name="ro4">
          <table:table-cell table:style-name="ce15" office:value-type="float" office:value="3735" calcext:value-type="float">
            <text:p>3735.0</text:p>
          </table:table-cell>
          <table:table-cell table:style-name="ce18" office:value-type="float" office:value="0.01128" calcext:value-type="float">
            <text:p>1.1280E-02</text:p>
          </table:table-cell>
          <table:table-cell table:style-name="ce18" office:value-type="float" office:value="0.0085837" calcext:value-type="float">
            <text:p>8.5837E-03</text:p>
          </table:table-cell>
          <table:table-cell table:style-name="ce18" office:value-type="float" office:value="0.008626" calcext:value-type="float">
            <text:p>8.6260E-03</text:p>
          </table:table-cell>
          <table:table-cell table:number-columns-repeated="60"/>
        </table:table-row>
        <table:table-row table:style-name="ro4">
          <table:table-cell table:style-name="ce15" office:value-type="float" office:value="3740" calcext:value-type="float">
            <text:p>3740.0</text:p>
          </table:table-cell>
          <table:table-cell table:style-name="ce18" office:value-type="float" office:value="0.01108" calcext:value-type="float">
            <text:p>1.1080E-02</text:p>
          </table:table-cell>
          <table:table-cell table:style-name="ce18" office:value-type="float" office:value="0.0088494" calcext:value-type="float">
            <text:p>8.8494E-03</text:p>
          </table:table-cell>
          <table:table-cell table:style-name="ce18" office:value-type="float" office:value="0.0088923" calcext:value-type="float">
            <text:p>8.8923E-03</text:p>
          </table:table-cell>
          <table:table-cell table:number-columns-repeated="60"/>
        </table:table-row>
        <table:table-row table:style-name="ro4">
          <table:table-cell table:style-name="ce15" office:value-type="float" office:value="3745" calcext:value-type="float">
            <text:p>3745.0</text:p>
          </table:table-cell>
          <table:table-cell table:style-name="ce18" office:value-type="float" office:value="0.01108" calcext:value-type="float">
            <text:p>1.1080E-02</text:p>
          </table:table-cell>
          <table:table-cell table:style-name="ce18" office:value-type="float" office:value="0.010331" calcext:value-type="float">
            <text:p>1.0331E-02</text:p>
          </table:table-cell>
          <table:table-cell table:style-name="ce18" office:value-type="float" office:value="0.01038" calcext:value-type="float">
            <text:p>1.0380E-02</text:p>
          </table:table-cell>
          <table:table-cell table:number-columns-repeated="60"/>
        </table:table-row>
        <table:table-row table:style-name="ro4">
          <table:table-cell table:style-name="ce15" office:value-type="float" office:value="3750" calcext:value-type="float">
            <text:p>3750.0</text:p>
          </table:table-cell>
          <table:table-cell table:style-name="ce18" office:value-type="float" office:value="0.01104" calcext:value-type="float">
            <text:p>1.1040E-02</text:p>
          </table:table-cell>
          <table:table-cell table:style-name="ce18" office:value-type="float" office:value="0.0092903" calcext:value-type="float">
            <text:p>9.2903E-03</text:p>
          </table:table-cell>
          <table:table-cell table:style-name="ce18" office:value-type="float" office:value="0.0093341" calcext:value-type="float">
            <text:p>9.3341E-03</text:p>
          </table:table-cell>
          <table:table-cell table:number-columns-repeated="60"/>
        </table:table-row>
        <table:table-row table:style-name="ro4">
          <table:table-cell table:style-name="ce15" office:value-type="float" office:value="3755" calcext:value-type="float">
            <text:p>3755.0</text:p>
          </table:table-cell>
          <table:table-cell table:style-name="ce18" office:value-type="float" office:value="0.011" calcext:value-type="float">
            <text:p>1.1000E-02</text:p>
          </table:table-cell>
          <table:table-cell table:style-name="ce18" office:value-type="float" office:value="0.0089918" calcext:value-type="float">
            <text:p>8.9918E-03</text:p>
          </table:table-cell>
          <table:table-cell table:style-name="ce18" office:value-type="float" office:value="0.0090336" calcext:value-type="float">
            <text:p>9.0336E-03</text:p>
          </table:table-cell>
          <table:table-cell table:number-columns-repeated="60"/>
        </table:table-row>
        <table:table-row table:style-name="ro4">
          <table:table-cell table:style-name="ce15" office:value-type="float" office:value="3760" calcext:value-type="float">
            <text:p>3760.0</text:p>
          </table:table-cell>
          <table:table-cell table:style-name="ce18" office:value-type="float" office:value="0.01094" calcext:value-type="float">
            <text:p>1.0940E-02</text:p>
          </table:table-cell>
          <table:table-cell table:style-name="ce18" office:value-type="float" office:value="0.0088633" calcext:value-type="float">
            <text:p>8.8633E-03</text:p>
          </table:table-cell>
          <table:table-cell table:style-name="ce18" office:value-type="float" office:value="0.0089041" calcext:value-type="float">
            <text:p>8.9041E-03</text:p>
          </table:table-cell>
          <table:table-cell table:number-columns-repeated="60"/>
        </table:table-row>
        <table:table-row table:style-name="ro4">
          <table:table-cell table:style-name="ce15" office:value-type="float" office:value="3765" calcext:value-type="float">
            <text:p>3765.0</text:p>
          </table:table-cell>
          <table:table-cell table:style-name="ce18" office:value-type="float" office:value="0.01093" calcext:value-type="float">
            <text:p>1.0930E-02</text:p>
          </table:table-cell>
          <table:table-cell table:style-name="ce18" office:value-type="float" office:value="0.0085502" calcext:value-type="float">
            <text:p>8.5502E-03</text:p>
          </table:table-cell>
          <table:table-cell table:style-name="ce18" office:value-type="float" office:value="0.0085891" calcext:value-type="float">
            <text:p>8.5891E-03</text:p>
          </table:table-cell>
          <table:table-cell table:number-columns-repeated="60"/>
        </table:table-row>
        <table:table-row table:style-name="ro4">
          <table:table-cell table:style-name="ce15" office:value-type="float" office:value="3770" calcext:value-type="float">
            <text:p>3770.0</text:p>
          </table:table-cell>
          <table:table-cell table:style-name="ce18" office:value-type="float" office:value="0.01086" calcext:value-type="float">
            <text:p>1.0860E-02</text:p>
          </table:table-cell>
          <table:table-cell table:style-name="ce18" office:value-type="float" office:value="0.0091243" calcext:value-type="float">
            <text:p>9.1243E-03</text:p>
          </table:table-cell>
          <table:table-cell table:style-name="ce18" office:value-type="float" office:value="0.0091649" calcext:value-type="float">
            <text:p>9.1649E-03</text:p>
          </table:table-cell>
          <table:table-cell table:number-columns-repeated="60"/>
        </table:table-row>
        <table:table-row table:style-name="ro4">
          <table:table-cell table:style-name="ce15" office:value-type="float" office:value="3775" calcext:value-type="float">
            <text:p>3775.0</text:p>
          </table:table-cell>
          <table:table-cell table:style-name="ce18" office:value-type="float" office:value="0.0108" calcext:value-type="float">
            <text:p>1.0800E-02</text:p>
          </table:table-cell>
          <table:table-cell table:style-name="ce18" office:value-type="float" office:value="0.0090521" calcext:value-type="float">
            <text:p>9.0521E-03</text:p>
          </table:table-cell>
          <table:table-cell table:style-name="ce18" office:value-type="float" office:value="0.0090918" calcext:value-type="float">
            <text:p>9.0918E-03</text:p>
          </table:table-cell>
          <table:table-cell table:number-columns-repeated="60"/>
        </table:table-row>
        <table:table-row table:style-name="ro4">
          <table:table-cell table:style-name="ce15" office:value-type="float" office:value="3780" calcext:value-type="float">
            <text:p>3780.0</text:p>
          </table:table-cell>
          <table:table-cell table:style-name="ce18" office:value-type="float" office:value="0.01074" calcext:value-type="float">
            <text:p>1.0740E-02</text:p>
          </table:table-cell>
          <table:table-cell table:style-name="ce18" office:value-type="float" office:value="0.0095746" calcext:value-type="float">
            <text:p>9.5746E-03</text:p>
          </table:table-cell>
          <table:table-cell table:style-name="ce18" office:value-type="float" office:value="0.0096158" calcext:value-type="float">
            <text:p>9.6158E-03</text:p>
          </table:table-cell>
          <table:table-cell table:number-columns-repeated="60"/>
        </table:table-row>
        <table:table-row table:style-name="ro4">
          <table:table-cell table:style-name="ce15" office:value-type="float" office:value="3785" calcext:value-type="float">
            <text:p>3785.0</text:p>
          </table:table-cell>
          <table:table-cell table:style-name="ce18" office:value-type="float" office:value="0.01073" calcext:value-type="float">
            <text:p>1.0730E-02</text:p>
          </table:table-cell>
          <table:table-cell table:style-name="ce18" office:value-type="float" office:value="0.0088123" calcext:value-type="float">
            <text:p>8.8123E-03</text:p>
          </table:table-cell>
          <table:table-cell table:style-name="ce18" office:value-type="float" office:value="0.0088498" calcext:value-type="float">
            <text:p>8.8498E-03</text:p>
          </table:table-cell>
          <table:table-cell table:number-columns-repeated="60"/>
        </table:table-row>
        <table:table-row table:style-name="ro4">
          <table:table-cell table:style-name="ce15" office:value-type="float" office:value="3790" calcext:value-type="float">
            <text:p>3790.0</text:p>
          </table:table-cell>
          <table:table-cell table:style-name="ce18" office:value-type="float" office:value="0.01063" calcext:value-type="float">
            <text:p>1.0630E-02</text:p>
          </table:table-cell>
          <table:table-cell table:style-name="ce18" office:value-type="float" office:value="0.0077564" calcext:value-type="float">
            <text:p>7.7564E-03</text:p>
          </table:table-cell>
          <table:table-cell table:style-name="ce18" office:value-type="float" office:value="0.0077891" calcext:value-type="float">
            <text:p>7.7891E-03</text:p>
          </table:table-cell>
          <table:table-cell table:number-columns-repeated="60"/>
        </table:table-row>
        <table:table-row table:style-name="ro4">
          <table:table-cell table:style-name="ce15" office:value-type="float" office:value="3795" calcext:value-type="float">
            <text:p>3795.0</text:p>
          </table:table-cell>
          <table:table-cell table:style-name="ce18" office:value-type="float" office:value="0.01062" calcext:value-type="float">
            <text:p>1.0620E-02</text:p>
          </table:table-cell>
          <table:table-cell table:style-name="ce18" office:value-type="float" office:value="0.0088692" calcext:value-type="float">
            <text:p>8.8692E-03</text:p>
          </table:table-cell>
          <table:table-cell table:style-name="ce18" office:value-type="float" office:value="0.0089056" calcext:value-type="float">
            <text:p>8.9056E-03</text:p>
          </table:table-cell>
          <table:table-cell table:number-columns-repeated="60"/>
        </table:table-row>
        <table:table-row table:style-name="ro4">
          <table:table-cell table:style-name="ce15" office:value-type="float" office:value="3800" calcext:value-type="float">
            <text:p>3800.0</text:p>
          </table:table-cell>
          <table:table-cell table:style-name="ce18" office:value-type="float" office:value="0.01053" calcext:value-type="float">
            <text:p>1.0530E-02</text:p>
          </table:table-cell>
          <table:table-cell table:style-name="ce18" office:value-type="float" office:value="0.0098592" calcext:value-type="float">
            <text:p>9.8592E-03</text:p>
          </table:table-cell>
          <table:table-cell table:style-name="ce18" office:value-type="float" office:value="0.0098988" calcext:value-type="float">
            <text:p>9.8988E-03</text:p>
          </table:table-cell>
          <table:table-cell table:number-columns-repeated="60"/>
        </table:table-row>
        <table:table-row table:style-name="ro4">
          <table:table-cell table:style-name="ce15" office:value-type="float" office:value="3805" calcext:value-type="float">
            <text:p>3805.0</text:p>
          </table:table-cell>
          <table:table-cell table:style-name="ce18" office:value-type="float" office:value="0.01053" calcext:value-type="float">
            <text:p>1.0530E-02</text:p>
          </table:table-cell>
          <table:table-cell table:style-name="ce18" office:value-type="float" office:value="0.0093049" calcext:value-type="float">
            <text:p>9.3049E-03</text:p>
          </table:table-cell>
          <table:table-cell table:style-name="ce18" office:value-type="float" office:value="0.0093414" calcext:value-type="float">
            <text:p>9.3414E-03</text:p>
          </table:table-cell>
          <table:table-cell table:number-columns-repeated="60"/>
        </table:table-row>
        <table:table-row table:style-name="ro4">
          <table:table-cell table:style-name="ce15" office:value-type="float" office:value="3810" calcext:value-type="float">
            <text:p>3810.0</text:p>
          </table:table-cell>
          <table:table-cell table:style-name="ce18" office:value-type="float" office:value="0.01043" calcext:value-type="float">
            <text:p>1.0430E-02</text:p>
          </table:table-cell>
          <table:table-cell table:style-name="ce18" office:value-type="float" office:value="0.0082451" calcext:value-type="float">
            <text:p>8.2451E-03</text:p>
          </table:table-cell>
          <table:table-cell table:style-name="ce18" office:value-type="float" office:value="0.0082771" calcext:value-type="float">
            <text:p>8.2771E-03</text:p>
          </table:table-cell>
          <table:table-cell table:number-columns-repeated="60"/>
        </table:table-row>
        <table:table-row table:style-name="ro4">
          <table:table-cell table:style-name="ce15" office:value-type="float" office:value="3815" calcext:value-type="float">
            <text:p>3815.0</text:p>
          </table:table-cell>
          <table:table-cell table:style-name="ce18" office:value-type="float" office:value="0.01041" calcext:value-type="float">
            <text:p>1.0410E-02</text:p>
          </table:table-cell>
          <table:table-cell table:style-name="ce18" office:value-type="float" office:value="0.0077569" calcext:value-type="float">
            <text:p>7.7569E-03</text:p>
          </table:table-cell>
          <table:table-cell table:style-name="ce18" office:value-type="float" office:value="0.0077867" calcext:value-type="float">
            <text:p>7.7867E-03</text:p>
          </table:table-cell>
          <table:table-cell table:number-columns-repeated="60"/>
        </table:table-row>
        <table:table-row table:style-name="ro4">
          <table:table-cell table:style-name="ce15" office:value-type="float" office:value="3820" calcext:value-type="float">
            <text:p>3820.0</text:p>
          </table:table-cell>
          <table:table-cell table:style-name="ce18" office:value-type="float" office:value="0.01034" calcext:value-type="float">
            <text:p>1.0340E-02</text:p>
          </table:table-cell>
          <table:table-cell table:style-name="ce18" office:value-type="float" office:value="0.009655" calcext:value-type="float">
            <text:p>9.6550E-03</text:p>
          </table:table-cell>
          <table:table-cell table:style-name="ce18" office:value-type="float" office:value="0.0096908" calcext:value-type="float">
            <text:p>9.6908E-03</text:p>
          </table:table-cell>
          <table:table-cell table:number-columns-repeated="60"/>
        </table:table-row>
        <table:table-row table:style-name="ro4">
          <table:table-cell table:style-name="ce15" office:value-type="float" office:value="3825" calcext:value-type="float">
            <text:p>3825.0</text:p>
          </table:table-cell>
          <table:table-cell table:style-name="ce18" office:value-type="float" office:value="0.01033" calcext:value-type="float">
            <text:p>1.0330E-02</text:p>
          </table:table-cell>
          <table:table-cell table:style-name="ce18" office:value-type="float" office:value="0.0095056" calcext:value-type="float">
            <text:p>9.5056E-03</text:p>
          </table:table-cell>
          <table:table-cell table:style-name="ce18" office:value-type="float" office:value="0.0095402" calcext:value-type="float">
            <text:p>9.5402E-03</text:p>
          </table:table-cell>
          <table:table-cell table:number-columns-repeated="60"/>
        </table:table-row>
        <table:table-row table:style-name="ro4">
          <table:table-cell table:style-name="ce15" office:value-type="float" office:value="3830" calcext:value-type="float">
            <text:p>3830.0</text:p>
          </table:table-cell>
          <table:table-cell table:style-name="ce18" office:value-type="float" office:value="0.01025" calcext:value-type="float">
            <text:p>1.0250E-02</text:p>
          </table:table-cell>
          <table:table-cell table:style-name="ce18" office:value-type="float" office:value="0.0095925" calcext:value-type="float">
            <text:p>9.5925E-03</text:p>
          </table:table-cell>
          <table:table-cell table:style-name="ce18" office:value-type="float" office:value="0.0096268" calcext:value-type="float">
            <text:p>9.6268E-03</text:p>
          </table:table-cell>
          <table:table-cell table:number-columns-repeated="60"/>
        </table:table-row>
        <table:table-row table:style-name="ro4">
          <table:table-cell table:style-name="ce15" office:value-type="float" office:value="3835" calcext:value-type="float">
            <text:p>3835.0</text:p>
          </table:table-cell>
          <table:table-cell table:style-name="ce18" office:value-type="float" office:value="0.01021" calcext:value-type="float">
            <text:p>1.0210E-02</text:p>
          </table:table-cell>
          <table:table-cell table:style-name="ce18" office:value-type="float" office:value="0.0076916" calcext:value-type="float">
            <text:p>7.6916E-03</text:p>
          </table:table-cell>
          <table:table-cell table:style-name="ce18" office:value-type="float" office:value="0.007719" calcext:value-type="float">
            <text:p>7.7190E-03</text:p>
          </table:table-cell>
          <table:table-cell table:number-columns-repeated="60"/>
        </table:table-row>
        <table:table-row table:style-name="ro4">
          <table:table-cell table:style-name="ce15" office:value-type="float" office:value="3840" calcext:value-type="float">
            <text:p>3840.0</text:p>
          </table:table-cell>
          <table:table-cell table:style-name="ce18" office:value-type="float" office:value="0.01015" calcext:value-type="float">
            <text:p>1.0150E-02</text:p>
          </table:table-cell>
          <table:table-cell table:style-name="ce18" office:value-type="float" office:value="0.0089756" calcext:value-type="float">
            <text:p>8.9756E-03</text:p>
          </table:table-cell>
          <table:table-cell table:style-name="ce18" office:value-type="float" office:value="0.0090066" calcext:value-type="float">
            <text:p>9.0066E-03</text:p>
          </table:table-cell>
          <table:table-cell table:number-columns-repeated="60"/>
        </table:table-row>
        <table:table-row table:style-name="ro4">
          <table:table-cell table:style-name="ce15" office:value-type="float" office:value="3845" calcext:value-type="float">
            <text:p>3845.0</text:p>
          </table:table-cell>
          <table:table-cell table:style-name="ce18" office:value-type="float" office:value="0.01013" calcext:value-type="float">
            <text:p>1.0130E-02</text:p>
          </table:table-cell>
          <table:table-cell table:style-name="ce18" office:value-type="float" office:value="0.0087801" calcext:value-type="float">
            <text:p>8.7801E-03</text:p>
          </table:table-cell>
          <table:table-cell table:style-name="ce18" office:value-type="float" office:value="0.0088097" calcext:value-type="float">
            <text:p>8.8097E-03</text:p>
          </table:table-cell>
          <table:table-cell table:number-columns-repeated="60"/>
        </table:table-row>
        <table:table-row table:style-name="ro4">
          <table:table-cell table:style-name="ce15" office:value-type="float" office:value="3850" calcext:value-type="float">
            <text:p>3850.0</text:p>
          </table:table-cell>
          <table:table-cell table:style-name="ce18" office:value-type="float" office:value="0.01005" calcext:value-type="float">
            <text:p>1.0050E-02</text:p>
          </table:table-cell>
          <table:table-cell table:style-name="ce18" office:value-type="float" office:value="0.0088274" calcext:value-type="float">
            <text:p>8.8274E-03</text:p>
          </table:table-cell>
          <table:table-cell table:style-name="ce18" office:value-type="float" office:value="0.0088569" calcext:value-type="float">
            <text:p>8.8569E-03</text:p>
          </table:table-cell>
          <table:table-cell table:number-columns-repeated="60"/>
        </table:table-row>
        <table:table-row table:style-name="ro4">
          <table:table-cell table:style-name="ce15" office:value-type="float" office:value="3855" calcext:value-type="float">
            <text:p>3855.0</text:p>
          </table:table-cell>
          <table:table-cell table:style-name="ce18" office:value-type="float" office:value="0.01003" calcext:value-type="float">
            <text:p>1.0030E-02</text:p>
          </table:table-cell>
          <table:table-cell table:style-name="ce18" office:value-type="float" office:value="0.0085085" calcext:value-type="float">
            <text:p>8.5085E-03</text:p>
          </table:table-cell>
          <table:table-cell table:style-name="ce18" office:value-type="float" office:value="0.0085365" calcext:value-type="float">
            <text:p>8.5365E-03</text:p>
          </table:table-cell>
          <table:table-cell table:number-columns-repeated="60"/>
        </table:table-row>
        <table:table-row table:style-name="ro4">
          <table:table-cell table:style-name="ce15" office:value-type="float" office:value="3860" calcext:value-type="float">
            <text:p>3860.0</text:p>
          </table:table-cell>
          <table:table-cell table:style-name="ce18" office:value-type="float" office:value="0.00994" calcext:value-type="float">
            <text:p>9.9400E-03</text:p>
          </table:table-cell>
          <table:table-cell table:style-name="ce18" office:value-type="float" office:value="0.007994" calcext:value-type="float">
            <text:p>7.9940E-03</text:p>
          </table:table-cell>
          <table:table-cell table:style-name="ce18" office:value-type="float" office:value="0.0080197" calcext:value-type="float">
            <text:p>8.0197E-03</text:p>
          </table:table-cell>
          <table:table-cell table:number-columns-repeated="60"/>
        </table:table-row>
        <table:table-row table:style-name="ro4">
          <table:table-cell table:style-name="ce15" office:value-type="float" office:value="3865" calcext:value-type="float">
            <text:p>3865.0</text:p>
          </table:table-cell>
          <table:table-cell table:style-name="ce18" office:value-type="float" office:value="0.00991" calcext:value-type="float">
            <text:p>9.9100E-03</text:p>
          </table:table-cell>
          <table:table-cell table:style-name="ce18" office:value-type="float" office:value="0.0080989" calcext:value-type="float">
            <text:p>8.0989E-03</text:p>
          </table:table-cell>
          <table:table-cell table:style-name="ce18" office:value-type="float" office:value="0.0081248" calcext:value-type="float">
            <text:p>8.1248E-03</text:p>
          </table:table-cell>
          <table:table-cell table:number-columns-repeated="60"/>
        </table:table-row>
        <table:table-row table:style-name="ro4">
          <table:table-cell table:style-name="ce15" office:value-type="float" office:value="3870" calcext:value-type="float">
            <text:p>3870.0</text:p>
          </table:table-cell>
          <table:table-cell table:style-name="ce18" office:value-type="float" office:value="0.00983" calcext:value-type="float">
            <text:p>9.8300E-03</text:p>
          </table:table-cell>
          <table:table-cell table:style-name="ce18" office:value-type="float" office:value="0.0073604" calcext:value-type="float">
            <text:p>7.3604E-03</text:p>
          </table:table-cell>
          <table:table-cell table:style-name="ce18" office:value-type="float" office:value="0.0073839" calcext:value-type="float">
            <text:p>7.3839E-03</text:p>
          </table:table-cell>
          <table:table-cell table:number-columns-repeated="60"/>
        </table:table-row>
        <table:table-row table:style-name="ro4">
          <table:table-cell table:style-name="ce15" office:value-type="float" office:value="3875" calcext:value-type="float">
            <text:p>3875.0</text:p>
          </table:table-cell>
          <table:table-cell table:style-name="ce18" office:value-type="float" office:value="0.00983" calcext:value-type="float">
            <text:p>9.8300E-03</text:p>
          </table:table-cell>
          <table:table-cell table:style-name="ce18" office:value-type="float" office:value="0.006762" calcext:value-type="float">
            <text:p>6.7620E-03</text:p>
          </table:table-cell>
          <table:table-cell table:style-name="ce18" office:value-type="float" office:value="0.0067832" calcext:value-type="float">
            <text:p>6.7832E-03</text:p>
          </table:table-cell>
          <table:table-cell table:number-columns-repeated="60"/>
        </table:table-row>
        <table:table-row table:style-name="ro4">
          <table:table-cell table:style-name="ce15" office:value-type="float" office:value="3880" calcext:value-type="float">
            <text:p>3880.0</text:p>
          </table:table-cell>
          <table:table-cell table:style-name="ce18" office:value-type="float" office:value="0.00975" calcext:value-type="float">
            <text:p>9.7500E-03</text:p>
          </table:table-cell>
          <table:table-cell table:style-name="ce18" office:value-type="float" office:value="0.006534" calcext:value-type="float">
            <text:p>6.5340E-03</text:p>
          </table:table-cell>
          <table:table-cell table:style-name="ce18" office:value-type="float" office:value="0.0065543" calcext:value-type="float">
            <text:p>6.5543E-03</text:p>
          </table:table-cell>
          <table:table-cell table:number-columns-repeated="60"/>
        </table:table-row>
        <table:table-row table:style-name="ro4">
          <table:table-cell table:style-name="ce15" office:value-type="float" office:value="3885" calcext:value-type="float">
            <text:p>3885.0</text:p>
          </table:table-cell>
          <table:table-cell table:style-name="ce18" office:value-type="float" office:value="0.0097" calcext:value-type="float">
            <text:p>9.7000E-03</text:p>
          </table:table-cell>
          <table:table-cell table:style-name="ce18" office:value-type="float" office:value="0.0067717" calcext:value-type="float">
            <text:p>6.7717E-03</text:p>
          </table:table-cell>
          <table:table-cell table:style-name="ce18" office:value-type="float" office:value="0.0067926" calcext:value-type="float">
            <text:p>6.7926E-03</text:p>
          </table:table-cell>
          <table:table-cell table:number-columns-repeated="60"/>
        </table:table-row>
        <table:table-row table:style-name="ro4">
          <table:table-cell table:style-name="ce15" office:value-type="float" office:value="3890" calcext:value-type="float">
            <text:p>3890.0</text:p>
          </table:table-cell>
          <table:table-cell table:style-name="ce18" office:value-type="float" office:value="0.00971" calcext:value-type="float">
            <text:p>9.7100E-03</text:p>
          </table:table-cell>
          <table:table-cell table:style-name="ce18" office:value-type="float" office:value="0.0068818" calcext:value-type="float">
            <text:p>6.8818E-03</text:p>
          </table:table-cell>
          <table:table-cell table:style-name="ce18" office:value-type="float" office:value="0.0069028" calcext:value-type="float">
            <text:p>6.9028E-03</text:p>
          </table:table-cell>
          <table:table-cell table:number-columns-repeated="60"/>
        </table:table-row>
        <table:table-row table:style-name="ro4">
          <table:table-cell table:style-name="ce15" office:value-type="float" office:value="3895" calcext:value-type="float">
            <text:p>3895.0</text:p>
          </table:table-cell>
          <table:table-cell table:style-name="ce18" office:value-type="float" office:value="0.00962" calcext:value-type="float">
            <text:p>9.6200E-03</text:p>
          </table:table-cell>
          <table:table-cell table:style-name="ce18" office:value-type="float" office:value="0.007476" calcext:value-type="float">
            <text:p>7.4760E-03</text:p>
          </table:table-cell>
          <table:table-cell table:style-name="ce18" office:value-type="float" office:value="0.0074983" calcext:value-type="float">
            <text:p>7.4983E-03</text:p>
          </table:table-cell>
          <table:table-cell table:number-columns-repeated="60"/>
        </table:table-row>
        <table:table-row table:style-name="ro4">
          <table:table-cell table:style-name="ce15" office:value-type="float" office:value="3900" calcext:value-type="float">
            <text:p>3900.0</text:p>
          </table:table-cell>
          <table:table-cell table:style-name="ce18" office:value-type="float" office:value="0.0096" calcext:value-type="float">
            <text:p>9.6000E-03</text:p>
          </table:table-cell>
          <table:table-cell table:style-name="ce18" office:value-type="float" office:value="0.0079254" calcext:value-type="float">
            <text:p>7.9254E-03</text:p>
          </table:table-cell>
          <table:table-cell table:style-name="ce18" office:value-type="float" office:value="0.0079487" calcext:value-type="float">
            <text:p>7.9487E-03</text:p>
          </table:table-cell>
          <table:table-cell table:number-columns-repeated="60"/>
        </table:table-row>
        <table:table-row table:style-name="ro4">
          <table:table-cell table:style-name="ce15" office:value-type="float" office:value="3905" calcext:value-type="float">
            <text:p>3905.0</text:p>
          </table:table-cell>
          <table:table-cell table:style-name="ce18" office:value-type="float" office:value="0.00959" calcext:value-type="float">
            <text:p>9.5900E-03</text:p>
          </table:table-cell>
          <table:table-cell table:style-name="ce18" office:value-type="float" office:value="0.0079269" calcext:value-type="float">
            <text:p>7.9269E-03</text:p>
          </table:table-cell>
          <table:table-cell table:style-name="ce18" office:value-type="float" office:value="0.00795" calcext:value-type="float">
            <text:p>7.9500E-03</text:p>
          </table:table-cell>
          <table:table-cell table:number-columns-repeated="60"/>
        </table:table-row>
        <table:table-row table:style-name="ro4">
          <table:table-cell table:style-name="ce15" office:value-type="float" office:value="3910" calcext:value-type="float">
            <text:p>3910.0</text:p>
          </table:table-cell>
          <table:table-cell table:style-name="ce18" office:value-type="float" office:value="0.00952" calcext:value-type="float">
            <text:p>9.5200E-03</text:p>
          </table:table-cell>
          <table:table-cell table:style-name="ce18" office:value-type="float" office:value="0.0071353" calcext:value-type="float">
            <text:p>7.1353E-03</text:p>
          </table:table-cell>
          <table:table-cell table:style-name="ce18" office:value-type="float" office:value="0.007156" calcext:value-type="float">
            <text:p>7.1560E-03</text:p>
          </table:table-cell>
          <table:table-cell table:number-columns-repeated="60"/>
        </table:table-row>
        <table:table-row table:style-name="ro4">
          <table:table-cell table:style-name="ce15" office:value-type="float" office:value="3915" calcext:value-type="float">
            <text:p>3915.0</text:p>
          </table:table-cell>
          <table:table-cell table:style-name="ce18" office:value-type="float" office:value="0.0095" calcext:value-type="float">
            <text:p>9.5000E-03</text:p>
          </table:table-cell>
          <table:table-cell table:style-name="ce18" office:value-type="float" office:value="0.0069868" calcext:value-type="float">
            <text:p>6.9868E-03</text:p>
          </table:table-cell>
          <table:table-cell table:style-name="ce18" office:value-type="float" office:value="0.007007" calcext:value-type="float">
            <text:p>7.0070E-03</text:p>
          </table:table-cell>
          <table:table-cell table:number-columns-repeated="60"/>
        </table:table-row>
        <table:table-row table:style-name="ro4">
          <table:table-cell table:style-name="ce15" office:value-type="float" office:value="3920" calcext:value-type="float">
            <text:p>3920.0</text:p>
          </table:table-cell>
          <table:table-cell table:style-name="ce18" office:value-type="float" office:value="0.00941" calcext:value-type="float">
            <text:p>9.4100E-03</text:p>
          </table:table-cell>
          <table:table-cell table:style-name="ce18" office:value-type="float" office:value="0.0069466" calcext:value-type="float">
            <text:p>6.9466E-03</text:p>
          </table:table-cell>
          <table:table-cell table:style-name="ce18" office:value-type="float" office:value="0.0069665" calcext:value-type="float">
            <text:p>6.9665E-03</text:p>
          </table:table-cell>
          <table:table-cell table:number-columns-repeated="60"/>
        </table:table-row>
        <table:table-row table:style-name="ro4">
          <table:table-cell table:style-name="ce15" office:value-type="float" office:value="3925" calcext:value-type="float">
            <text:p>3925.0</text:p>
          </table:table-cell>
          <table:table-cell table:style-name="ce18" office:value-type="float" office:value="0.0094" calcext:value-type="float">
            <text:p>9.4000E-03</text:p>
          </table:table-cell>
          <table:table-cell table:style-name="ce18" office:value-type="float" office:value="0.006852" calcext:value-type="float">
            <text:p>6.8520E-03</text:p>
          </table:table-cell>
          <table:table-cell table:style-name="ce18" office:value-type="float" office:value="0.0068714" calcext:value-type="float">
            <text:p>6.8714E-03</text:p>
          </table:table-cell>
          <table:table-cell table:number-columns-repeated="60"/>
        </table:table-row>
        <table:table-row table:style-name="ro4">
          <table:table-cell table:style-name="ce15" office:value-type="float" office:value="3930" calcext:value-type="float">
            <text:p>3930.0</text:p>
          </table:table-cell>
          <table:table-cell table:style-name="ce18" office:value-type="float" office:value="0.00932" calcext:value-type="float">
            <text:p>9.3200E-03</text:p>
          </table:table-cell>
          <table:table-cell table:style-name="ce18" office:value-type="float" office:value="0.0070502" calcext:value-type="float">
            <text:p>7.0502E-03</text:p>
          </table:table-cell>
          <table:table-cell table:style-name="ce18" office:value-type="float" office:value="0.0070699" calcext:value-type="float">
            <text:p>7.0699E-03</text:p>
          </table:table-cell>
          <table:table-cell table:number-columns-repeated="60"/>
        </table:table-row>
        <table:table-row table:style-name="ro4">
          <table:table-cell table:style-name="ce15" office:value-type="float" office:value="3935" calcext:value-type="float">
            <text:p>3935.0</text:p>
          </table:table-cell>
          <table:table-cell table:style-name="ce18" office:value-type="float" office:value="0.0093" calcext:value-type="float">
            <text:p>9.3000E-03</text:p>
          </table:table-cell>
          <table:table-cell table:style-name="ce18" office:value-type="float" office:value="0.0073541" calcext:value-type="float">
            <text:p>7.3541E-03</text:p>
          </table:table-cell>
          <table:table-cell table:style-name="ce18" office:value-type="float" office:value="0.0073743" calcext:value-type="float">
            <text:p>7.3743E-03</text:p>
          </table:table-cell>
          <table:table-cell table:number-columns-repeated="60"/>
        </table:table-row>
        <table:table-row table:style-name="ro4">
          <table:table-cell table:style-name="ce15" office:value-type="float" office:value="3940" calcext:value-type="float">
            <text:p>3940.0</text:p>
          </table:table-cell>
          <table:table-cell table:style-name="ce18" office:value-type="float" office:value="0.00923" calcext:value-type="float">
            <text:p>9.2300E-03</text:p>
          </table:table-cell>
          <table:table-cell table:style-name="ce18" office:value-type="float" office:value="0.0074027" calcext:value-type="float">
            <text:p>7.4027E-03</text:p>
          </table:table-cell>
          <table:table-cell table:style-name="ce18" office:value-type="float" office:value="0.0074228" calcext:value-type="float">
            <text:p>7.4228E-03</text:p>
          </table:table-cell>
          <table:table-cell table:number-columns-repeated="60"/>
        </table:table-row>
        <table:table-row table:style-name="ro4">
          <table:table-cell table:style-name="ce15" office:value-type="float" office:value="3945" calcext:value-type="float">
            <text:p>3945.0</text:p>
          </table:table-cell>
          <table:table-cell table:style-name="ce18" office:value-type="float" office:value="0.0092" calcext:value-type="float">
            <text:p>9.2000E-03</text:p>
          </table:table-cell>
          <table:table-cell table:style-name="ce18" office:value-type="float" office:value="0.0075412" calcext:value-type="float">
            <text:p>7.5412E-03</text:p>
          </table:table-cell>
          <table:table-cell table:style-name="ce18" office:value-type="float" office:value="0.0075613" calcext:value-type="float">
            <text:p>7.5613E-03</text:p>
          </table:table-cell>
          <table:table-cell table:number-columns-repeated="60"/>
        </table:table-row>
        <table:table-row table:style-name="ro4">
          <table:table-cell table:style-name="ce15" office:value-type="float" office:value="3950" calcext:value-type="float">
            <text:p>3950.0</text:p>
          </table:table-cell>
          <table:table-cell table:style-name="ce18" office:value-type="float" office:value="0.00911" calcext:value-type="float">
            <text:p>9.1100E-03</text:p>
          </table:table-cell>
          <table:table-cell table:style-name="ce18" office:value-type="float" office:value="0.0076277" calcext:value-type="float">
            <text:p>7.6277E-03</text:p>
          </table:table-cell>
          <table:table-cell table:style-name="ce18" office:value-type="float" office:value="0.0076475" calcext:value-type="float">
            <text:p>7.6475E-03</text:p>
          </table:table-cell>
          <table:table-cell table:number-columns-repeated="60"/>
        </table:table-row>
        <table:table-row table:style-name="ro4">
          <table:table-cell table:style-name="ce15" office:value-type="float" office:value="3955" calcext:value-type="float">
            <text:p>3955.0</text:p>
          </table:table-cell>
          <table:table-cell table:style-name="ce18" office:value-type="float" office:value="0.00908" calcext:value-type="float">
            <text:p>9.0800E-03</text:p>
          </table:table-cell>
          <table:table-cell table:style-name="ce18" office:value-type="float" office:value="0.0077199" calcext:value-type="float">
            <text:p>7.7199E-03</text:p>
          </table:table-cell>
          <table:table-cell table:style-name="ce18" office:value-type="float" office:value="0.0077399" calcext:value-type="float">
            <text:p>7.7399E-03</text:p>
          </table:table-cell>
          <table:table-cell table:number-columns-repeated="60"/>
        </table:table-row>
        <table:table-row table:style-name="ro4">
          <table:table-cell table:style-name="ce15" office:value-type="float" office:value="3960" calcext:value-type="float">
            <text:p>3960.0</text:p>
          </table:table-cell>
          <table:table-cell table:style-name="ce18" office:value-type="float" office:value="0.00902" calcext:value-type="float">
            <text:p>9.0200E-03</text:p>
          </table:table-cell>
          <table:table-cell table:style-name="ce18" office:value-type="float" office:value="0.0077482" calcext:value-type="float">
            <text:p>7.7482E-03</text:p>
          </table:table-cell>
          <table:table-cell table:style-name="ce18" office:value-type="float" office:value="0.0077679" calcext:value-type="float">
            <text:p>7.7679E-03</text:p>
          </table:table-cell>
          <table:table-cell table:number-columns-repeated="60"/>
        </table:table-row>
        <table:table-row table:style-name="ro4">
          <table:table-cell table:style-name="ce15" office:value-type="float" office:value="3965" calcext:value-type="float">
            <text:p>3965.0</text:p>
          </table:table-cell>
          <table:table-cell table:style-name="ce18" office:value-type="float" office:value="0.00901" calcext:value-type="float">
            <text:p>9.0100E-03</text:p>
          </table:table-cell>
          <table:table-cell table:style-name="ce18" office:value-type="float" office:value="0.0078057" calcext:value-type="float">
            <text:p>7.8057E-03</text:p>
          </table:table-cell>
          <table:table-cell table:style-name="ce18" office:value-type="float" office:value="0.0078253" calcext:value-type="float">
            <text:p>7.8253E-03</text:p>
          </table:table-cell>
          <table:table-cell table:number-columns-repeated="60"/>
        </table:table-row>
        <table:table-row table:style-name="ro4">
          <table:table-cell table:style-name="ce15" office:value-type="float" office:value="3970" calcext:value-type="float">
            <text:p>3970.0</text:p>
          </table:table-cell>
          <table:table-cell table:style-name="ce18" office:value-type="float" office:value="0.00893" calcext:value-type="float">
            <text:p>8.9300E-03</text:p>
          </table:table-cell>
          <table:table-cell table:style-name="ce18" office:value-type="float" office:value="0.0076806" calcext:value-type="float">
            <text:p>7.6806E-03</text:p>
          </table:table-cell>
          <table:table-cell table:style-name="ce18" office:value-type="float" office:value="0.0076997" calcext:value-type="float">
            <text:p>7.6997E-03</text:p>
          </table:table-cell>
          <table:table-cell table:number-columns-repeated="60"/>
        </table:table-row>
        <table:table-row table:style-name="ro4">
          <table:table-cell table:style-name="ce15" office:value-type="float" office:value="3975" calcext:value-type="float">
            <text:p>3975.0</text:p>
          </table:table-cell>
          <table:table-cell table:style-name="ce18" office:value-type="float" office:value="0.00891" calcext:value-type="float">
            <text:p>8.9100E-03</text:p>
          </table:table-cell>
          <table:table-cell table:style-name="ce18" office:value-type="float" office:value="0.0075097" calcext:value-type="float">
            <text:p>7.5097E-03</text:p>
          </table:table-cell>
          <table:table-cell table:style-name="ce18" office:value-type="float" office:value="0.007528" calcext:value-type="float">
            <text:p>7.5280E-03</text:p>
          </table:table-cell>
          <table:table-cell table:number-columns-repeated="60"/>
        </table:table-row>
        <table:table-row table:style-name="ro4">
          <table:table-cell table:style-name="ce15" office:value-type="float" office:value="3980" calcext:value-type="float">
            <text:p>3980.0</text:p>
          </table:table-cell>
          <table:table-cell table:style-name="ce18" office:value-type="float" office:value="0.00884" calcext:value-type="float">
            <text:p>8.8400E-03</text:p>
          </table:table-cell>
          <table:table-cell table:style-name="ce18" office:value-type="float" office:value="0.0073872" calcext:value-type="float">
            <text:p>7.3872E-03</text:p>
          </table:table-cell>
          <table:table-cell table:style-name="ce18" office:value-type="float" office:value="0.0074049" calcext:value-type="float">
            <text:p>7.4049E-03</text:p>
          </table:table-cell>
          <table:table-cell table:number-columns-repeated="60"/>
        </table:table-row>
        <table:table-row table:style-name="ro4">
          <table:table-cell table:style-name="ce15" office:value-type="float" office:value="3985" calcext:value-type="float">
            <text:p>3985.0</text:p>
          </table:table-cell>
          <table:table-cell table:style-name="ce18" office:value-type="float" office:value="0.0088" calcext:value-type="float">
            <text:p>8.8000E-03</text:p>
          </table:table-cell>
          <table:table-cell table:style-name="ce18" office:value-type="float" office:value="0.0074327" calcext:value-type="float">
            <text:p>7.4327E-03</text:p>
          </table:table-cell>
          <table:table-cell table:style-name="ce18" office:value-type="float" office:value="0.0074503" calcext:value-type="float">
            <text:p>7.4503E-03</text:p>
          </table:table-cell>
          <table:table-cell table:number-columns-repeated="60"/>
        </table:table-row>
        <table:table-row table:style-name="ro4">
          <table:table-cell table:style-name="ce15" office:value-type="float" office:value="3990" calcext:value-type="float">
            <text:p>3990.0</text:p>
          </table:table-cell>
          <table:table-cell table:style-name="ce18" office:value-type="float" office:value="0.00878" calcext:value-type="float">
            <text:p>8.7800E-03</text:p>
          </table:table-cell>
          <table:table-cell table:style-name="ce18" office:value-type="float" office:value="0.0073723" calcext:value-type="float">
            <text:p>7.3723E-03</text:p>
          </table:table-cell>
          <table:table-cell table:style-name="ce18" office:value-type="float" office:value="0.0073894" calcext:value-type="float">
            <text:p>7.3894E-03</text:p>
          </table:table-cell>
          <table:table-cell table:number-columns-repeated="60"/>
        </table:table-row>
        <table:table-row table:style-name="ro4">
          <table:table-cell table:style-name="ce15" office:value-type="float" office:value="3995" calcext:value-type="float">
            <text:p>3995.0</text:p>
          </table:table-cell>
          <table:table-cell table:style-name="ce18" office:value-type="float" office:value="0.0087" calcext:value-type="float">
            <text:p>8.7000E-03</text:p>
          </table:table-cell>
          <table:table-cell table:style-name="ce18" office:value-type="float" office:value="0.00721" calcext:value-type="float">
            <text:p>7.2100E-03</text:p>
          </table:table-cell>
          <table:table-cell table:style-name="ce18" office:value-type="float" office:value="0.0072263" calcext:value-type="float">
            <text:p>7.2263E-03</text:p>
          </table:table-cell>
          <table:table-cell table:number-columns-repeated="60"/>
        </table:table-row>
        <table:table-row table:style-name="ro4">
          <table:table-cell table:style-name="ce15" office:value-type="float" office:value="4000" calcext:value-type="float">
            <text:p>4000.0</text:p>
          </table:table-cell>
          <table:table-cell table:style-name="ce18" office:value-type="float" office:value="0.00868" calcext:value-type="float">
            <text:p>8.6800E-03</text:p>
          </table:table-cell>
          <table:table-cell table:style-name="ce18" office:value-type="float" office:value="0.0071043" calcext:value-type="float">
            <text:p>7.1043E-03</text:p>
          </table:table-cell>
          <table:table-cell table:style-name="ce18" office:value-type="float" office:value="0.0071199" calcext:value-type="float">
            <text:p>7.1199E-03</text:p>
          </table:table-cell>
          <table:table-cell table:number-columns-repeated="60"/>
        </table:table-row>
        <table:table-row table:style-name="ro4" table:number-rows-repeated="1046571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Garamond" svg:font-family="AGaramond"/>
    <style:font-face style:name="AGaramond1" svg:font-family="A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0">
      <number:number number:decimal-places="1" loext:min-decimal-places="1" number:min-integer-digits="1"/>
    </number:number-style>
    <number:number-style style:name="N141">
      <number:scientific-number number:decimal-places="4" loext:min-decimal-places="4" number:min-integer-digits="1" number:min-exponent-digits="2" loext:exponent-interval="1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Garamond" fo:font-family="AGaramond" style:font-name-complex="AGaramond" style:font-family-complex="AGaramon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00-00-00</text:date>, <text:time style:data-style-name="N2" text:time-value="09:57:34.56588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ARTS2" style:display-name="PageStyle_SMARTS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ryl Myers</meta:initial-creator>
    <meta:creation-date>2004-01-23T12:18:08</meta:creation-date>
    <dc:date>2022-03-29T16:50:32.706472800</dc:date>
    <meta:editing-duration>PT2M20S</meta:editing-duration>
    <meta:editing-cycles>1</meta:editing-cycles>
    <meta:generator>LibreOffice/6.4.7.2$Linux_X86_64 LibreOffice_project/40$Build-2</meta:generator>
    <meta:document-statistic meta:table-count="2" meta:cell-count="801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41">
      <number:scientific-number number:decimal-places="4" loext:min-decimal-places="4" number:min-integer-digits="1" number:min-exponent-digits="2" loext:exponent-interval="1" loext:forced-exponent-sign="true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f3f3f1" fo:font-family="AGaramond" fo:font-size="12pt" fo:font-weight="bold" style:font-size-asian="12pt" style:font-weight-asian="bold" style:font-family-complex="AGaramond" style:font-size-complex="12pt" style:font-weight-complex="bold"/>
    </style:style>
    <style:style style:name="ch3" style:family="chart">
      <style:graphic-properties svg:stroke-color="#f3f3f1" draw:fill="solid" draw:fill-color="#2d2d2d"/>
      <style:text-properties fo:color="#f3f3f1" fo:font-family="AGaramond" fo:font-size="10pt" style:font-size-asian="10pt" style:font-family-complex="AGaramond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1">
      <style:chart-properties chart:display-label="true" chart:logarithmic="false" chart:minimum="250" chart:maximum="4000" chart:interval-major="250" chart:interval-minor-divisor="1" chart:reverse-direction="false" text:line-break="false" loext:try-staggering-first="false" chart:link-data-style-to-source="false" chart:axis-position="0" chart:tick-mark-position="at-axis"/>
      <style:graphic-properties svg:stroke-color="#f3f3f1"/>
      <style:text-properties fo:color="#f3f3f1" fo:font-family="AGaramond" fo:font-size="10pt" fo:font-weight="bold" style:font-size-asian="10pt" style:font-weight-asian="bold" style:font-family-complex="AGaramond" style:font-size-complex="10pt" style:font-weight-complex="bold"/>
    </style:style>
    <style:style style:name="ch6" style:family="chart">
      <style:chart-properties chart:auto-position="true" style:rotation-angle="0"/>
      <style:text-properties fo:color="#f3f3f1" fo:font-family="AGaramond" fo:font-size="10pt" fo:font-weight="bold" style:font-size-asian="10pt" style:font-weight-asian="bold" style:font-family-complex="AGaramond" style:font-size-complex="10pt" style:font-weight-complex="bold"/>
    </style:style>
    <style:style style:name="ch7" style:family="chart">
      <style:graphic-properties draw:stroke="dash" draw:stroke-dash="Excel_20_line_20_dash_20_1" svg:stroke-color="#f3f3f1"/>
    </style:style>
    <style:style style:name="ch8" style:family="chart" style:data-style-name="N2">
      <style:chart-properties chart:display-label="true" chart:logarithmic="false" chart:minimum="0" chart:maximum="2.2" chart:interval-major="0.25" chart:interval-minor-divisor="5" chart:reverse-direction="false" text:line-break="false" loext:try-staggering-first="false" chart:link-data-style-to-source="false" chart:axis-position="0" chart:tick-mark-position="at-axis"/>
      <style:graphic-properties svg:stroke-color="#f3f3f1"/>
      <style:text-properties fo:color="#f3f3f1" fo:font-family="AGaramond" fo:font-size="10pt" fo:font-weight="bold" style:font-size-asian="10pt" style:font-weight-asian="bold" style:font-family-complex="AGaramond" style:font-size-complex="10pt" style:font-weight-complex="bold"/>
    </style:style>
    <style:style style:name="ch9" style:family="chart">
      <style:chart-properties chart:auto-position="true" style:rotation-angle="90"/>
      <style:text-properties fo:font-family="AGaramond" fo:font-size="10pt" fo:font-weight="bold" style:font-size-asian="10pt" style:font-weight-asian="bold" style:font-family-complex="AGaramond" style:font-size-complex="10pt" style:font-weight-complex="bold"/>
    </style:style>
    <style:style style:name="ch10" style:family="chart">
      <style:graphic-properties draw:stroke="dash" draw:stroke-dash="Excel_20_line_20_dash_20_2" svg:stroke-color="#f3f3f1"/>
    </style:style>
    <style:style style:name="ch11" style:family="chart" style:data-style-name="N141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12" style:family="chart" style:data-style-name="N141">
      <style:chart-properties chart:symbol-type="none"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3" style:family="chart" style:data-style-name="N141">
      <style:chart-properties chart:symbol-type="none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scatter" chart:style-name="ch1">
        <chart:title svg:x="7.854cm" svg:y="0.558cm" chart:style-name="ch2">
          <text:p>ASTM G173-03 Reference Spectra</text:p>
        </chart:title>
        <chart:legend chart:legend-position="end" svg:x="5.323cm" svg:y="3.147cm" style:legend-expansion="custom" chartooo:width="7.161cm" chartooo:height="1.658cm" style:legend-expansion-aspect-ratio="4.31905910735826" chart:style-name="ch3"/>
        <chart:plot-area chart:style-name="ch4" table:cell-range-address="SMARTS2.A3:SMARTS2.D2004 SMARTS2.B2:SMARTS2.D2" chart:data-source-has-labels="row" svg:x="0.998cm" svg:y="1.753cm" svg:width="19.447cm" svg:height="12.546cm">
          <chartooo:coordinate-region svg:x="2.096cm" svg:y="1.753cm" svg:width="17.872cm" svg:height="11.899cm"/>
          <chart:axis chart:dimension="x" chart:name="primary-x" chart:style-name="ch5">
            <chart:title svg:x="9.149cm" svg:y="14.486cm" chart:style-name="ch6">
              <text:p>Wavelength nm</text:p>
            </chart:title>
            <chart:grid chart:style-name="ch7" chart:class="major"/>
          </chart:axis>
          <chart:axis chart:dimension="y" chart:name="primary-y" chart:style-name="ch8">
            <chart:title svg:x="0.001cm" svg:y="11.239cm" chart:style-name="ch9">
              <text:p>Spectral Irradiance W m-2 nm -1</text:p>
            </chart:title>
            <chart:grid chart:style-name="ch10" chart:class="major"/>
          </chart:axis>
          <chart:series chart:style-name="ch11" chart:values-cell-range-address="SMARTS2.B3:SMARTS2.B2004" chart:label-cell-address="SMARTS2.B2:SMARTS2.B2" chart:class="chart:scatter">
            <chart:domain table:cell-range-address="SMARTS2.A3:SMARTS2.A2004"/>
            <chart:data-point chart:repeated="2002"/>
          </chart:series>
          <chart:series chart:style-name="ch12" chart:values-cell-range-address="SMARTS2.C3:SMARTS2.C2004" chart:label-cell-address="SMARTS2.C2:SMARTS2.C2" chart:class="chart:scatter">
            <chart:data-point chart:repeated="2002"/>
          </chart:series>
          <chart:series chart:style-name="ch13" chart:values-cell-range-address="SMARTS2.D3:SMARTS2.D2004" chart:label-cell-address="SMARTS2.D2:SMARTS2.D2" chart:class="chart:scatter">
            <chart:data-point chart:repeated="200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tr W*m-2*nm-1</text:p>
                <draw:g>
                  <svg:desc>SMARTS2.B2:SMARTS2.B2</svg:desc>
                </draw:g>
              </table:table-cell>
              <table:table-cell office:value-type="string">
                <text:p>Global tilt  W*m-2*nm-1</text:p>
                <draw:g>
                  <svg:desc>SMARTS2.C2:SMARTS2.C2</svg:desc>
                </draw:g>
              </table:table-cell>
              <table:table-cell office:value-type="string">
                <text:p>Direct+circumsolar W*m-2*nm-1</text:p>
                <draw:g>
                  <svg:desc>SMARTS2.D2:SMARTS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SMARTS2.A3:SMARTS2.A2004</svg:desc>
                </draw:g>
              </table:table-cell>
              <table:table-cell office:value-type="float" office:value="0.082">
                <text:p>0.082</text:p>
                <draw:g>
                  <svg:desc>SMARTS2.B3:SMARTS2.B2004</svg:desc>
                </draw:g>
              </table:table-cell>
              <table:table-cell office:value-type="float" office:value="4.7309E-023">
                <text:p>4.7309E-023</text:p>
                <draw:g>
                  <svg:desc>SMARTS2.C3:SMARTS2.C2004</svg:desc>
                </draw:g>
              </table:table-cell>
              <table:table-cell office:value-type="float" office:value="2.5361E-026">
                <text:p>2.5361E-026</text:p>
                <draw:g>
                  <svg:desc>SMARTS2.D3:SMARTS2.D20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.5">
                <text:p>280.5</text:p>
              </table:table-cell>
              <table:table-cell office:value-type="float" office:value="0.099">
                <text:p>0.099</text:p>
              </table:table-cell>
              <table:table-cell office:value-type="float" office:value="1.2307E-021">
                <text:p>1.2307E-021</text:p>
              </table:table-cell>
              <table:table-cell office:value-type="float" office:value="1.0917E-024">
                <text:p>1.0917E-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1">
                <text:p>281</text:p>
              </table:table-cell>
              <table:table-cell office:value-type="float" office:value="0.15">
                <text:p>0.15</text:p>
              </table:table-cell>
              <table:table-cell office:value-type="float" office:value="5.6895E-021">
                <text:p>5.6895E-021</text:p>
              </table:table-cell>
              <table:table-cell office:value-type="float" office:value="6.1253E-024">
                <text:p>6.1253E-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.5">
                <text:p>281.5</text:p>
              </table:table-cell>
              <table:table-cell office:value-type="float" office:value="0.212">
                <text:p>0.212</text:p>
              </table:table-cell>
              <table:table-cell office:value-type="float" office:value="1.5662E-019">
                <text:p>1.5662E-019</text:p>
              </table:table-cell>
              <table:table-cell office:value-type="float" office:value="2.7479E-022">
                <text:p>2.7479E-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2">
                <text:p>282</text:p>
              </table:table-cell>
              <table:table-cell office:value-type="float" office:value="0.267">
                <text:p>0.267</text:p>
              </table:table-cell>
              <table:table-cell office:value-type="float" office:value="1.1946E-018">
                <text:p>1.1946E-018</text:p>
              </table:table-cell>
              <table:table-cell office:value-type="float" office:value="2.8346E-021">
                <text:p>2.8346E-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2.5">
                <text:p>282.5</text:p>
              </table:table-cell>
              <table:table-cell office:value-type="float" office:value="0.303">
                <text:p>0.303</text:p>
              </table:table-cell>
              <table:table-cell office:value-type="float" office:value="4.5436E-018">
                <text:p>4.5436E-018</text:p>
              </table:table-cell>
              <table:table-cell office:value-type="float" office:value="1.3271E-020">
                <text:p>1.3271E-0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">
                <text:p>283</text:p>
              </table:table-cell>
              <table:table-cell office:value-type="float" office:value="0.325">
                <text:p>0.325</text:p>
              </table:table-cell>
              <table:table-cell office:value-type="float" office:value="1.8452E-017">
                <text:p>1.8452E-017</text:p>
              </table:table-cell>
              <table:table-cell office:value-type="float" office:value="6.7646E-020">
                <text:p>6.7646E-0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3.5">
                <text:p>283.5</text:p>
              </table:table-cell>
              <table:table-cell office:value-type="float" office:value="0.323">
                <text:p>0.323</text:p>
              </table:table-cell>
              <table:table-cell office:value-type="float" office:value="3.536E-017">
                <text:p>3.536E-017</text:p>
              </table:table-cell>
              <table:table-cell office:value-type="float" office:value="1.4614E-019">
                <text:p>1.4614E-0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">
                <text:p>284</text:p>
              </table:table-cell>
              <table:table-cell office:value-type="float" office:value="0.299">
                <text:p>0.299</text:p>
              </table:table-cell>
              <table:table-cell office:value-type="float" office:value="7.267E-016">
                <text:p>7.267E-016</text:p>
              </table:table-cell>
              <table:table-cell office:value-type="float" office:value="4.9838E-018">
                <text:p>4.9838E-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4.5">
                <text:p>284.5</text:p>
              </table:table-cell>
              <table:table-cell office:value-type="float" office:value="0.25024">
                <text:p>0.25024</text:p>
              </table:table-cell>
              <table:table-cell office:value-type="float" office:value="2.4856E-015">
                <text:p>2.4856E-015</text:p>
              </table:table-cell>
              <table:table-cell office:value-type="float" office:value="2.1624E-017">
                <text:p>2.1624E-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">
                <text:p>285</text:p>
              </table:table-cell>
              <table:table-cell office:value-type="float" office:value="0.17589">
                <text:p>0.17589</text:p>
              </table:table-cell>
              <table:table-cell office:value-type="float" office:value="8.0142E-015">
                <text:p>8.0142E-015</text:p>
              </table:table-cell>
              <table:table-cell office:value-type="float" office:value="8.9998E-017">
                <text:p>8.9998E-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.5">
                <text:p>285.5</text:p>
              </table:table-cell>
              <table:table-cell office:value-type="float" office:value="0.155">
                <text:p>0.155</text:p>
              </table:table-cell>
              <table:table-cell office:value-type="float" office:value="0.000000000000042613">
                <text:p>0.000000000000042613</text:p>
              </table:table-cell>
              <table:table-cell office:value-type="float" office:value="6.4424E-016">
                <text:p>6.4424E-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6">
                <text:p>286</text:p>
              </table:table-cell>
              <table:table-cell office:value-type="float" office:value="0.242">
                <text:p>0.242</text:p>
              </table:table-cell>
              <table:table-cell office:value-type="float" office:value="0.00000000000013684">
                <text:p>0.00000000000013684</text:p>
              </table:table-cell>
              <table:table-cell office:value-type="float" office:value="2.3503E-015">
                <text:p>2.3503E-0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6.5">
                <text:p>286.5</text:p>
              </table:table-cell>
              <table:table-cell office:value-type="float" office:value="0.333">
                <text:p>0.333</text:p>
              </table:table-cell>
              <table:table-cell office:value-type="float" office:value="0.00000000000083823">
                <text:p>0.00000000000083823</text:p>
              </table:table-cell>
              <table:table-cell office:value-type="float" office:value="0.000000000000018458">
                <text:p>0.0000000000000184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7">
                <text:p>287</text:p>
              </table:table-cell>
              <table:table-cell office:value-type="float" office:value="0.362">
                <text:p>0.362</text:p>
              </table:table-cell>
              <table:table-cell office:value-type="float" office:value="0.0000000000027367">
                <text:p>0.0000000000027367</text:p>
              </table:table-cell>
              <table:table-cell office:value-type="float" office:value="0.000000000000072547">
                <text:p>0.000000000000072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.5">
                <text:p>287.5</text:p>
              </table:table-cell>
              <table:table-cell office:value-type="float" office:value="0.339">
                <text:p>0.339</text:p>
              </table:table-cell>
              <table:table-cell office:value-type="float" office:value="0.000000000010903">
                <text:p>0.000000000010903</text:p>
              </table:table-cell>
              <table:table-cell office:value-type="float" office:value="0.00000000000036618">
                <text:p>0.00000000000036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8">
                <text:p>288</text:p>
              </table:table-cell>
              <table:table-cell office:value-type="float" office:value="0.311">
                <text:p>0.311</text:p>
              </table:table-cell>
              <table:table-cell office:value-type="float" office:value="0.000000000062337">
                <text:p>0.000000000062337</text:p>
              </table:table-cell>
              <table:table-cell office:value-type="float" office:value="0.0000000000028061">
                <text:p>0.00000000000280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8.5">
                <text:p>288.5</text:p>
              </table:table-cell>
              <table:table-cell office:value-type="float" office:value="0.325">
                <text:p>0.325</text:p>
              </table:table-cell>
              <table:table-cell office:value-type="float" office:value="0.00000000017162">
                <text:p>0.00000000017162</text:p>
              </table:table-cell>
              <table:table-cell office:value-type="float" office:value="0.0000000000090651">
                <text:p>0.0000000000090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">
                <text:p>289</text:p>
              </table:table-cell>
              <table:table-cell office:value-type="float" office:value="0.392">
                <text:p>0.392</text:p>
              </table:table-cell>
              <table:table-cell office:value-type="float" office:value="0.00000000056265">
                <text:p>0.00000000056265</text:p>
              </table:table-cell>
              <table:table-cell office:value-type="float" office:value="0.000000000034978">
                <text:p>0.000000000034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.5">
                <text:p>289.5</text:p>
              </table:table-cell>
              <table:table-cell office:value-type="float" office:value="0.479">
                <text:p>0.479</text:p>
              </table:table-cell>
              <table:table-cell office:value-type="float" office:value="0.0000000020749">
                <text:p>0.0000000020749</text:p>
              </table:table-cell>
              <table:table-cell office:value-type="float" office:value="0.00000000015368">
                <text:p>0.00000000015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0.563">
                <text:p>0.563</text:p>
              </table:table-cell>
              <table:table-cell office:value-type="float" office:value="0.0000000060168">
                <text:p>0.0000000060168</text:p>
              </table:table-cell>
              <table:table-cell office:value-type="float" office:value="0.00000000051454">
                <text:p>0.000000000514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.5">
                <text:p>290.5</text:p>
              </table:table-cell>
              <table:table-cell office:value-type="float" office:value="0.606">
                <text:p>0.606</text:p>
              </table:table-cell>
              <table:table-cell office:value-type="float" office:value="0.000000013783">
                <text:p>0.000000013783</text:p>
              </table:table-cell>
              <table:table-cell office:value-type="float" office:value="0.0000000013303">
                <text:p>0.00000000133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1">
                <text:p>291</text:p>
              </table:table-cell>
              <table:table-cell office:value-type="float" office:value="0.618">
                <text:p>0.618</text:p>
              </table:table-cell>
              <table:table-cell office:value-type="float" office:value="0.000000035052">
                <text:p>0.000000035052</text:p>
              </table:table-cell>
              <table:table-cell office:value-type="float" office:value="0.0000000038965">
                <text:p>0.00000000389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.5">
                <text:p>291.5</text:p>
              </table:table-cell>
              <table:table-cell office:value-type="float" office:value="0.598">
                <text:p>0.598</text:p>
              </table:table-cell>
              <table:table-cell office:value-type="float" office:value="0.00000010913">
                <text:p>0.00000010913</text:p>
              </table:table-cell>
              <table:table-cell office:value-type="float" office:value="0.000000014425">
                <text:p>0.000000014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">
                <text:p>292</text:p>
              </table:table-cell>
              <table:table-cell office:value-type="float" office:value="0.567">
                <text:p>0.567</text:p>
              </table:table-cell>
              <table:table-cell office:value-type="float" office:value="0.0000002683">
                <text:p>0.0000002683</text:p>
              </table:table-cell>
              <table:table-cell office:value-type="float" office:value="0.000000040789">
                <text:p>0.000000040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2.5">
                <text:p>292.5</text:p>
              </table:table-cell>
              <table:table-cell office:value-type="float" office:value="0.529">
                <text:p>0.529</text:p>
              </table:table-cell>
              <table:table-cell office:value-type="float" office:value="0.00000042685">
                <text:p>0.00000042685</text:p>
              </table:table-cell>
              <table:table-cell office:value-type="float" office:value="0.000000070414">
                <text:p>0.0000000704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3">
                <text:p>293</text:p>
              </table:table-cell>
              <table:table-cell office:value-type="float" office:value="0.538">
                <text:p>0.538</text:p>
              </table:table-cell>
              <table:table-cell office:value-type="float" office:value="0.00000086466">
                <text:p>0.00000086466</text:p>
              </table:table-cell>
              <table:table-cell office:value-type="float" office:value="0.0000001576">
                <text:p>0.0000001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.5">
                <text:p>293.5</text:p>
              </table:table-cell>
              <table:table-cell office:value-type="float" office:value="0.549">
                <text:p>0.549</text:p>
              </table:table-cell>
              <table:table-cell office:value-type="float" office:value="0.0000022707">
                <text:p>0.0000022707</text:p>
              </table:table-cell>
              <table:table-cell office:value-type="float" office:value="0.00000047095">
                <text:p>0.00000047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0.533">
                <text:p>0.533</text:p>
              </table:table-cell>
              <table:table-cell office:value-type="float" office:value="0.0000041744">
                <text:p>0.0000041744</text:p>
              </table:table-cell>
              <table:table-cell office:value-type="float" office:value="0.00000094558">
                <text:p>0.00000094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.5">
                <text:p>294.5</text:p>
              </table:table-cell>
              <table:table-cell office:value-type="float" office:value="0.52">
                <text:p>0.52</text:p>
              </table:table-cell>
              <table:table-cell office:value-type="float" office:value="0.0000065911">
                <text:p>0.0000065911</text:p>
              </table:table-cell>
              <table:table-cell office:value-type="float" office:value="0.0000015965">
                <text:p>0.00000159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5">
                <text:p>295</text:p>
              </table:table-cell>
              <table:table-cell office:value-type="float" office:value="0.527">
                <text:p>0.527</text:p>
              </table:table-cell>
              <table:table-cell office:value-type="float" office:value="0.00001229">
                <text:p>0.00001229</text:p>
              </table:table-cell>
              <table:table-cell office:value-type="float" office:value="0.0000032246">
                <text:p>0.0000032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5.5">
                <text:p>295.5</text:p>
              </table:table-cell>
              <table:table-cell office:value-type="float" office:value="0.559">
                <text:p>0.559</text:p>
              </table:table-cell>
              <table:table-cell office:value-type="float" office:value="0.000027826">
                <text:p>0.000027826</text:p>
              </table:table-cell>
              <table:table-cell office:value-type="float" office:value="0.0000080206">
                <text:p>0.00000802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6">
                <text:p>296</text:p>
              </table:table-cell>
              <table:table-cell office:value-type="float" office:value="0.573">
                <text:p>0.573</text:p>
              </table:table-cell>
              <table:table-cell office:value-type="float" office:value="0.000047904">
                <text:p>0.000047904</text:p>
              </table:table-cell>
              <table:table-cell office:value-type="float" office:value="0.000014737">
                <text:p>0.0000147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6.5">
                <text:p>296.5</text:p>
              </table:table-cell>
              <table:table-cell office:value-type="float" office:value="0.521">
                <text:p>0.521</text:p>
              </table:table-cell>
              <table:table-cell office:value-type="float" office:value="0.000071345">
                <text:p>0.000071345</text:p>
              </table:table-cell>
              <table:table-cell office:value-type="float" office:value="0.000023312">
                <text:p>0.000023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7">
                <text:p>297</text:p>
              </table:table-cell>
              <table:table-cell office:value-type="float" office:value="0.478">
                <text:p>0.478</text:p>
              </table:table-cell>
              <table:table-cell office:value-type="float" office:value="0.0000968">
                <text:p>0.0000968</text:p>
              </table:table-cell>
              <table:table-cell office:value-type="float" office:value="0.000033187">
                <text:p>0.0000331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7.5">
                <text:p>297.5</text:p>
              </table:table-cell>
              <table:table-cell office:value-type="float" office:value="0.529">
                <text:p>0.529</text:p>
              </table:table-cell>
              <table:table-cell office:value-type="float" office:value="0.00018608">
                <text:p>0.00018608</text:p>
              </table:table-cell>
              <table:table-cell office:value-type="float" office:value="0.000067912">
                <text:p>0.0000679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8">
                <text:p>298</text:p>
              </table:table-cell>
              <table:table-cell office:value-type="float" office:value="0.528">
                <text:p>0.528</text:p>
              </table:table-cell>
              <table:table-cell office:value-type="float" office:value="0.00028988">
                <text:p>0.00028988</text:p>
              </table:table-cell>
              <table:table-cell office:value-type="float" office:value="0.00011127">
                <text:p>0.000111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8.5">
                <text:p>298.5</text:p>
              </table:table-cell>
              <table:table-cell office:value-type="float" office:value="0.468">
                <text:p>0.468</text:p>
              </table:table-cell>
              <table:table-cell office:value-type="float" office:value="0.00035789">
                <text:p>0.00035789</text:p>
              </table:table-cell>
              <table:table-cell office:value-type="float" office:value="0.0001427">
                <text:p>0.0001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0.472">
                <text:p>0.472</text:p>
              </table:table-cell>
              <table:table-cell office:value-type="float" office:value="0.00049211">
                <text:p>0.00049211</text:p>
              </table:table-cell>
              <table:table-cell office:value-type="float" office:value="0.00020323">
                <text:p>0.000203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9.5">
                <text:p>299.5</text:p>
              </table:table-cell>
              <table:table-cell office:value-type="float" office:value="0.501">
                <text:p>0.501</text:p>
              </table:table-cell>
              <table:table-cell office:value-type="float" office:value="0.00086068">
                <text:p>0.00086068</text:p>
              </table:table-cell>
              <table:table-cell office:value-type="float" office:value="0.00037386">
                <text:p>0.000373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">
                <text:p>300</text:p>
              </table:table-cell>
              <table:table-cell office:value-type="float" office:value="0.45794">
                <text:p>0.45794</text:p>
              </table:table-cell>
              <table:table-cell office:value-type="float" office:value="0.0010205">
                <text:p>0.0010205</text:p>
              </table:table-cell>
              <table:table-cell office:value-type="float" office:value="0.00045631">
                <text:p>0.00045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0.5">
                <text:p>300.5</text:p>
              </table:table-cell>
              <table:table-cell office:value-type="float" office:value="0.433">
                <text:p>0.433</text:p>
              </table:table-cell>
              <table:table-cell office:value-type="float" office:value="0.001245">
                <text:p>0.001245</text:p>
              </table:table-cell>
              <table:table-cell office:value-type="float" office:value="0.00057207">
                <text:p>0.00057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1">
                <text:p>301</text:p>
              </table:table-cell>
              <table:table-cell office:value-type="float" office:value="0.463">
                <text:p>0.463</text:p>
              </table:table-cell>
              <table:table-cell office:value-type="float" office:value="0.00193">
                <text:p>0.00193</text:p>
              </table:table-cell>
              <table:table-cell office:value-type="float" office:value="0.00091926">
                <text:p>0.000919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.5">
                <text:p>301.5</text:p>
              </table:table-cell>
              <table:table-cell office:value-type="float" office:value="0.47756">
                <text:p>0.47756</text:p>
              </table:table-cell>
              <table:table-cell office:value-type="float" office:value="0.0026914">
                <text:p>0.0026914</text:p>
              </table:table-cell>
              <table:table-cell office:value-type="float" office:value="0.0013201">
                <text:p>0.00132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2">
                <text:p>302</text:p>
              </table:table-cell>
              <table:table-cell office:value-type="float" office:value="0.449">
                <text:p>0.449</text:p>
              </table:table-cell>
              <table:table-cell office:value-type="float" office:value="0.0029209">
                <text:p>0.0029209</text:p>
              </table:table-cell>
              <table:table-cell office:value-type="float" office:value="0.001457">
                <text:p>0.001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.5">
                <text:p>302.5</text:p>
              </table:table-cell>
              <table:table-cell office:value-type="float" office:value="0.508">
                <text:p>0.508</text:p>
              </table:table-cell>
              <table:table-cell office:value-type="float" office:value="0.004284">
                <text:p>0.00428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612">
                <text:p>0.612</text:p>
              </table:table-cell>
              <table:table-cell office:value-type="float" office:value="0.0070945">
                <text:p>0.0070945</text:p>
              </table:table-cell>
              <table:table-cell office:value-type="float" office:value="0.0037332">
                <text:p>0.00373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3.5">
                <text:p>303.5</text:p>
              </table:table-cell>
              <table:table-cell office:value-type="float" office:value="0.646">
                <text:p>0.646</text:p>
              </table:table-cell>
              <table:table-cell office:value-type="float" office:value="0.0089795">
                <text:p>0.0089795</text:p>
              </table:table-cell>
              <table:table-cell office:value-type="float" office:value="0.0048044">
                <text:p>0.00480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4">
                <text:p>304</text:p>
              </table:table-cell>
              <table:table-cell office:value-type="float" office:value="0.621">
                <text:p>0.621</text:p>
              </table:table-cell>
              <table:table-cell office:value-type="float" office:value="0.0094701">
                <text:p>0.0094701</text:p>
              </table:table-cell>
              <table:table-cell office:value-type="float" office:value="0.0050973">
                <text:p>0.00509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4.5">
                <text:p>304.5</text:p>
              </table:table-cell>
              <table:table-cell office:value-type="float" office:value="0.626">
                <text:p>0.626</text:p>
              </table:table-cell>
              <table:table-cell office:value-type="float" office:value="0.011953">
                <text:p>0.011953</text:p>
              </table:table-cell>
              <table:table-cell office:value-type="float" office:value="0.0064675">
                <text:p>0.00646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">
                <text:p>305</text:p>
              </table:table-cell>
              <table:table-cell office:value-type="float" office:value="0.642">
                <text:p>0.642</text:p>
              </table:table-cell>
              <table:table-cell office:value-type="float" office:value="0.016463">
                <text:p>0.016463</text:p>
              </table:table-cell>
              <table:table-cell office:value-type="float" office:value="0.0089336">
                <text:p>0.00893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5.5">
                <text:p>305.5</text:p>
              </table:table-cell>
              <table:table-cell office:value-type="float" office:value="0.611">
                <text:p>0.611</text:p>
              </table:table-cell>
              <table:table-cell office:value-type="float" office:value="0.018719">
                <text:p>0.018719</text:p>
              </table:table-cell>
              <table:table-cell office:value-type="float" office:value="0.010186">
                <text:p>0.0101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6">
                <text:p>306</text:p>
              </table:table-cell>
              <table:table-cell office:value-type="float" office:value="0.565">
                <text:p>0.565</text:p>
              </table:table-cell>
              <table:table-cell office:value-type="float" office:value="0.018577">
                <text:p>0.018577</text:p>
              </table:table-cell>
              <table:table-cell office:value-type="float" office:value="0.01015">
                <text:p>0.010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06.5">
                <text:p>306.5</text:p>
              </table:table-cell>
              <table:table-cell office:value-type="float" office:value="0.575">
                <text:p>0.575</text:p>
              </table:table-cell>
              <table:table-cell office:value-type="float" office:value="0.021108">
                <text:p>0.021108</text:p>
              </table:table-cell>
              <table:table-cell office:value-type="float" office:value="0.011568">
                <text:p>0.011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7">
                <text:p>307</text:p>
              </table:table-cell>
              <table:table-cell office:value-type="float" office:value="0.605">
                <text:p>0.605</text:p>
              </table:table-cell>
              <table:table-cell office:value-type="float" office:value="0.027849">
                <text:p>0.027849</text:p>
              </table:table-cell>
              <table:table-cell office:value-type="float" office:value="0.015246">
                <text:p>0.015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07.5">
                <text:p>307.5</text:p>
              </table:table-cell>
              <table:table-cell office:value-type="float" office:value="0.631">
                <text:p>0.631</text:p>
              </table:table-cell>
              <table:table-cell office:value-type="float" office:value="0.035635">
                <text:p>0.035635</text:p>
              </table:table-cell>
              <table:table-cell office:value-type="float" office:value="0.019468">
                <text:p>0.0194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8">
                <text:p>308</text:p>
              </table:table-cell>
              <table:table-cell office:value-type="float" office:value="0.645">
                <text:p>0.645</text:p>
              </table:table-cell>
              <table:table-cell office:value-type="float" office:value="0.037837">
                <text:p>0.037837</text:p>
              </table:table-cell>
              <table:table-cell office:value-type="float" office:value="0.020753">
                <text:p>0.020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8.5">
                <text:p>308.5</text:p>
              </table:table-cell>
              <table:table-cell office:value-type="float" office:value="0.6405">
                <text:p>0.6405</text:p>
              </table:table-cell>
              <table:table-cell office:value-type="float" office:value="0.04143">
                <text:p>0.04143</text:p>
              </table:table-cell>
              <table:table-cell office:value-type="float" office:value="0.02275">
                <text:p>0.02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9">
                <text:p>309</text:p>
              </table:table-cell>
              <table:table-cell office:value-type="float" office:value="0.58">
                <text:p>0.58</text:p>
              </table:table-cell>
              <table:table-cell office:value-type="float" office:value="0.040534">
                <text:p>0.040534</text:p>
              </table:table-cell>
              <table:table-cell office:value-type="float" office:value="0.022298">
                <text:p>0.022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9.5">
                <text:p>309.5</text:p>
              </table:table-cell>
              <table:table-cell office:value-type="float" office:value="0.5">
                <text:p>0.5</text:p>
              </table:table-cell>
              <table:table-cell office:value-type="float" office:value="0.043306">
                <text:p>0.043306</text:p>
              </table:table-cell>
              <table:table-cell office:value-type="float" office:value="0.023672">
                <text:p>0.0236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">
                <text:p>310</text:p>
              </table:table-cell>
              <table:table-cell office:value-type="float" office:value="0.533">
                <text:p>0.533</text:p>
              </table:table-cell>
              <table:table-cell office:value-type="float" office:value="0.050939">
                <text:p>0.050939</text:p>
              </table:table-cell>
              <table:table-cell office:value-type="float" office:value="0.027826">
                <text:p>0.027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.5">
                <text:p>310.5</text:p>
              </table:table-cell>
              <table:table-cell office:value-type="float" office:value="0.652">
                <text:p>0.652</text:p>
              </table:table-cell>
              <table:table-cell office:value-type="float" office:value="0.06554">
                <text:p>0.06554</text:p>
              </table:table-cell>
              <table:table-cell office:value-type="float" office:value="0.035879">
                <text:p>0.0358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">
                <text:p>311</text:p>
              </table:table-cell>
              <table:table-cell office:value-type="float" office:value="0.762">
                <text:p>0.762</text:p>
              </table:table-cell>
              <table:table-cell office:value-type="float" office:value="0.082922">
                <text:p>0.082922</text:p>
              </table:table-cell>
              <table:table-cell office:value-type="float" office:value="0.045392">
                <text:p>0.0453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.5">
                <text:p>311.5</text:p>
              </table:table-cell>
              <table:table-cell office:value-type="float" office:value="0.744">
                <text:p>0.744</text:p>
              </table:table-cell>
              <table:table-cell office:value-type="float" office:value="0.08408">
                <text:p>0.08408</text:p>
              </table:table-cell>
              <table:table-cell office:value-type="float" office:value="0.046156">
                <text:p>0.0461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2">
                <text:p>312</text:p>
              </table:table-cell>
              <table:table-cell office:value-type="float" office:value="0.70615">
                <text:p>0.70615</text:p>
              </table:table-cell>
              <table:table-cell office:value-type="float" office:value="0.093376">
                <text:p>0.093376</text:p>
              </table:table-cell>
              <table:table-cell office:value-type="float" office:value="0.050898">
                <text:p>0.050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2.5">
                <text:p>312.5</text:p>
              </table:table-cell>
              <table:table-cell office:value-type="float" office:value="0.676">
                <text:p>0.676</text:p>
              </table:table-cell>
              <table:table-cell office:value-type="float" office:value="0.098984">
                <text:p>0.098984</text:p>
              </table:table-cell>
              <table:table-cell office:value-type="float" office:value="0.053766">
                <text:p>0.0537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3">
                <text:p>313</text:p>
              </table:table-cell>
              <table:table-cell office:value-type="float" office:value="0.694">
                <text:p>0.694</text:p>
              </table:table-cell>
              <table:table-cell office:value-type="float" office:value="0.10733">
                <text:p>0.10733</text:p>
              </table:table-cell>
              <table:table-cell office:value-type="float" office:value="0.058323">
                <text:p>0.0583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3.5">
                <text:p>313.5</text:p>
              </table:table-cell>
              <table:table-cell office:value-type="float" office:value="0.724">
                <text:p>0.724</text:p>
              </table:table-cell>
              <table:table-cell office:value-type="float" office:value="0.10757">
                <text:p>0.10757</text:p>
              </table:table-cell>
              <table:table-cell office:value-type="float" office:value="0.058999">
                <text:p>0.058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4">
                <text:p>314</text:p>
              </table:table-cell>
              <table:table-cell office:value-type="float" office:value="0.717">
                <text:p>0.717</text:p>
              </table:table-cell>
              <table:table-cell office:value-type="float" office:value="0.11969">
                <text:p>0.11969</text:p>
              </table:table-cell>
              <table:table-cell office:value-type="float" office:value="0.065266">
                <text:p>0.0652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4.5">
                <text:p>314.5</text:p>
              </table:table-cell>
              <table:table-cell office:value-type="float" office:value="0.676">
                <text:p>0.676</text:p>
              </table:table-cell>
              <table:table-cell office:value-type="float" office:value="0.1306">
                <text:p>0.1306</text:p>
              </table:table-cell>
              <table:table-cell office:value-type="float" office:value="0.070476">
                <text:p>0.0704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">
                <text:p>315</text:p>
              </table:table-cell>
              <table:table-cell office:value-type="float" office:value="0.6845">
                <text:p>0.6845</text:p>
              </table:table-cell>
              <table:table-cell office:value-type="float" office:value="0.13625">
                <text:p>0.13625</text:p>
              </table:table-cell>
              <table:table-cell office:value-type="float" office:value="0.073686">
                <text:p>0.0736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5.5">
                <text:p>315.5</text:p>
              </table:table-cell>
              <table:table-cell office:value-type="float" office:value="0.632">
                <text:p>0.632</text:p>
              </table:table-cell>
              <table:table-cell office:value-type="float" office:value="0.11838">
                <text:p>0.11838</text:p>
              </table:table-cell>
              <table:table-cell office:value-type="float" office:value="0.064833">
                <text:p>0.0648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6">
                <text:p>316</text:p>
              </table:table-cell>
              <table:table-cell office:value-type="float" office:value="0.587">
                <text:p>0.587</text:p>
              </table:table-cell>
              <table:table-cell office:value-type="float" office:value="0.12348">
                <text:p>0.12348</text:p>
              </table:table-cell>
              <table:table-cell office:value-type="float" office:value="0.067088">
                <text:p>0.067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6.5">
                <text:p>316.5</text:p>
              </table:table-cell>
              <table:table-cell office:value-type="float" office:value="0.649">
                <text:p>0.649</text:p>
              </table:table-cell>
              <table:table-cell office:value-type="float" office:value="0.15036">
                <text:p>0.15036</text:p>
              </table:table-cell>
              <table:table-cell office:value-type="float" office:value="0.081118">
                <text:p>0.0811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7">
                <text:p>317</text:p>
              </table:table-cell>
              <table:table-cell office:value-type="float" office:value="0.739">
                <text:p>0.739</text:p>
              </table:table-cell>
              <table:table-cell office:value-type="float" office:value="0.17158">
                <text:p>0.17158</text:p>
              </table:table-cell>
              <table:table-cell office:value-type="float" office:value="0.09302">
                <text:p>0.09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7.5">
                <text:p>317.5</text:p>
              </table:table-cell>
              <table:table-cell office:value-type="float" office:value="0.80189">
                <text:p>0.80189</text:p>
              </table:table-cell>
              <table:table-cell office:value-type="float" office:value="0.18245">
                <text:p>0.18245</text:p>
              </table:table-cell>
              <table:table-cell office:value-type="float" office:value="0.099712">
                <text:p>0.0997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8">
                <text:p>318</text:p>
              </table:table-cell>
              <table:table-cell office:value-type="float" office:value="0.72361">
                <text:p>0.72361</text:p>
              </table:table-cell>
              <table:table-cell office:value-type="float" office:value="0.17594">
                <text:p>0.17594</text:p>
              </table:table-cell>
              <table:table-cell office:value-type="float" office:value="0.095815">
                <text:p>0.0958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8.5">
                <text:p>318.5</text:p>
              </table:table-cell>
              <table:table-cell office:value-type="float" office:value="0.68">
                <text:p>0.68</text:p>
              </table:table-cell>
              <table:table-cell office:value-type="float" office:value="0.18591">
                <text:p>0.18591</text:p>
              </table:table-cell>
              <table:table-cell office:value-type="float" office:value="0.10005">
                <text:p>0.10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9">
                <text:p>319</text:p>
              </table:table-cell>
              <table:table-cell office:value-type="float" office:value="0.7058">
                <text:p>0.7058</text:p>
              </table:table-cell>
              <table:table-cell office:value-type="float" office:value="0.2047">
                <text:p>0.2047</text:p>
              </table:table-cell>
              <table:table-cell office:value-type="float" office:value="0.10971">
                <text:p>0.109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9.5">
                <text:p>319.5</text:p>
              </table:table-cell>
              <table:table-cell office:value-type="float" office:value="0.73318">
                <text:p>0.73318</text:p>
              </table:table-cell>
              <table:table-cell office:value-type="float" office:value="0.19589">
                <text:p>0.19589</text:p>
              </table:table-cell>
              <table:table-cell office:value-type="float" office:value="0.10693">
                <text:p>0.10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0">
                <text:p>320</text:p>
              </table:table-cell>
              <table:table-cell office:value-type="float" office:value="0.775">
                <text:p>0.775</text:p>
              </table:table-cell>
              <table:table-cell office:value-type="float" office:value="0.20527">
                <text:p>0.20527</text:p>
              </table:table-cell>
              <table:table-cell office:value-type="float" office:value="0.11277">
                <text:p>0.11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0.5">
                <text:p>320.5</text:p>
              </table:table-cell>
              <table:table-cell office:value-type="float" office:value="0.826">
                <text:p>0.826</text:p>
              </table:table-cell>
              <table:table-cell office:value-type="float" office:value="0.24525">
                <text:p>0.24525</text:p>
              </table:table-cell>
              <table:table-cell office:value-type="float" office:value="0.13305">
                <text:p>0.133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1">
                <text:p>321</text:p>
              </table:table-cell>
              <table:table-cell office:value-type="float" office:value="0.76546">
                <text:p>0.76546</text:p>
              </table:table-cell>
              <table:table-cell office:value-type="float" office:value="0.25024">
                <text:p>0.25024</text:p>
              </table:table-cell>
              <table:table-cell office:value-type="float" office:value="0.13414">
                <text:p>0.13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.5">
                <text:p>321.5</text:p>
              </table:table-cell>
              <table:table-cell office:value-type="float" office:value="0.719">
                <text:p>0.719</text:p>
              </table:table-cell>
              <table:table-cell office:value-type="float" office:value="0.23843">
                <text:p>0.23843</text:p>
              </table:table-cell>
              <table:table-cell office:value-type="float" office:value="0.12817">
                <text:p>0.12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2">
                <text:p>322</text:p>
              </table:table-cell>
              <table:table-cell office:value-type="float" office:value="0.73513">
                <text:p>0.73513</text:p>
              </table:table-cell>
              <table:table-cell office:value-type="float" office:value="0.22203">
                <text:p>0.22203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2.5">
                <text:p>322.5</text:p>
              </table:table-cell>
              <table:table-cell office:value-type="float" office:value="0.71152">
                <text:p>0.71152</text:p>
              </table:table-cell>
              <table:table-cell office:value-type="float" office:value="0.21709">
                <text:p>0.21709</text:p>
              </table:table-cell>
              <table:table-cell office:value-type="float" office:value="0.1197">
                <text:p>0.11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3">
                <text:p>323</text:p>
              </table:table-cell>
              <table:table-cell office:value-type="float" office:value="0.649">
                <text:p>0.649</text:p>
              </table:table-cell>
              <table:table-cell office:value-type="float" office:value="0.21226">
                <text:p>0.21226</text:p>
              </table:table-cell>
              <table:table-cell office:value-type="float" office:value="0.11623">
                <text:p>0.116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3.5">
                <text:p>323.5</text:p>
              </table:table-cell>
              <table:table-cell office:value-type="float" office:value="0.68138">
                <text:p>0.68138</text:p>
              </table:table-cell>
              <table:table-cell office:value-type="float" office:value="0.24861">
                <text:p>0.24861</text:p>
              </table:table-cell>
              <table:table-cell office:value-type="float" office:value="0.13393">
                <text:p>0.133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4">
                <text:p>324</text:p>
              </table:table-cell>
              <table:table-cell office:value-type="float" office:value="0.7405">
                <text:p>0.7405</text:p>
              </table:table-cell>
              <table:table-cell office:value-type="float" office:value="0.27537">
                <text:p>0.27537</text:p>
              </table:table-cell>
              <table:table-cell office:value-type="float" office:value="0.14852">
                <text:p>0.148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4.5">
                <text:p>324.5</text:p>
              </table:table-cell>
              <table:table-cell office:value-type="float" office:value="0.788">
                <text:p>0.788</text:p>
              </table:table-cell>
              <table:table-cell office:value-type="float" office:value="0.28321">
                <text:p>0.28321</text:p>
              </table:table-cell>
              <table:table-cell office:value-type="float" office:value="0.15467">
                <text:p>0.154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5">
                <text:p>325</text:p>
              </table:table-cell>
              <table:table-cell office:value-type="float" office:value="0.82918">
                <text:p>0.82918</text:p>
              </table:table-cell>
              <table:table-cell office:value-type="float" office:value="0.27894">
                <text:p>0.27894</text:p>
              </table:table-cell>
              <table:table-cell office:value-type="float" office:value="0.15504">
                <text:p>0.15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.5">
                <text:p>325.5</text:p>
              </table:table-cell>
              <table:table-cell office:value-type="float" office:value="0.91377">
                <text:p>0.91377</text:p>
              </table:table-cell>
              <table:table-cell office:value-type="float" office:value="0.32436">
                <text:p>0.32436</text:p>
              </table:table-cell>
              <table:table-cell office:value-type="float" office:value="0.17936">
                <text:p>0.1793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6">
                <text:p>326</text:p>
              </table:table-cell>
              <table:table-cell office:value-type="float" office:value="0.99835">
                <text:p>0.99835</text:p>
              </table:table-cell>
              <table:table-cell office:value-type="float" office:value="0.3812">
                <text:p>0.3812</text:p>
              </table:table-cell>
              <table:table-cell office:value-type="float" office:value="0.20868">
                <text:p>0.20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6.5">
                <text:p>326.5</text:p>
              </table:table-cell>
              <table:table-cell office:value-type="float" office:value="1.0166">
                <text:p>1.0166</text:p>
              </table:table-cell>
              <table:table-cell office:value-type="float" office:value="0.40722">
                <text:p>0.40722</text:p>
              </table:table-cell>
              <table:table-cell office:value-type="float" office:value="0.22162">
                <text:p>0.22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7">
                <text:p>327</text:p>
              </table:table-cell>
              <table:table-cell office:value-type="float" office:value="1.0047">
                <text:p>1.0047</text:p>
              </table:table-cell>
              <table:table-cell office:value-type="float" office:value="0.39806">
                <text:p>0.39806</text:p>
              </table:table-cell>
              <table:table-cell office:value-type="float" office:value="0.21834">
                <text:p>0.21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7.5">
                <text:p>327.5</text:p>
              </table:table-cell>
              <table:table-cell office:value-type="float" office:value="0.98679">
                <text:p>0.98679</text:p>
              </table:table-cell>
              <table:table-cell office:value-type="float" office:value="0.38465">
                <text:p>0.38465</text:p>
              </table:table-cell>
              <table:table-cell office:value-type="float" office:value="0.21285">
                <text:p>0.212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8">
                <text:p>328</text:p>
              </table:table-cell>
              <table:table-cell office:value-type="float" office:value="0.95681">
                <text:p>0.95681</text:p>
              </table:table-cell>
              <table:table-cell office:value-type="float" office:value="0.35116">
                <text:p>0.35116</text:p>
              </table:table-cell>
              <table:table-cell office:value-type="float" office:value="0.19773">
                <text:p>0.19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8.5">
                <text:p>328.5</text:p>
              </table:table-cell>
              <table:table-cell office:value-type="float" office:value="0.934">
                <text:p>0.934</text:p>
              </table:table-cell>
              <table:table-cell office:value-type="float" office:value="0.37164">
                <text:p>0.37164</text:p>
              </table:table-cell>
              <table:table-cell office:value-type="float" office:value="0.20675">
                <text:p>0.20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9">
                <text:p>329</text:p>
              </table:table-cell>
              <table:table-cell office:value-type="float" office:value="1.0046">
                <text:p>1.0046</text:p>
              </table:table-cell>
              <table:table-cell office:value-type="float" office:value="0.42235">
                <text:p>0.42235</text:p>
              </table:table-cell>
              <table:table-cell office:value-type="float" office:value="0.23297">
                <text:p>0.232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9.5">
                <text:p>329.5</text:p>
              </table:table-cell>
              <table:table-cell office:value-type="float" office:value="1.0958">
                <text:p>1.0958</text:p>
              </table:table-cell>
              <table:table-cell office:value-type="float" office:value="0.46878">
                <text:p>0.46878</text:p>
              </table:table-cell>
              <table:table-cell office:value-type="float" office:value="0.25864">
                <text:p>0.258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0">
                <text:p>330</text:p>
              </table:table-cell>
              <table:table-cell office:value-type="float" office:value="1.1098">
                <text:p>1.1098</text:p>
              </table:table-cell>
              <table:table-cell office:value-type="float" office:value="0.47139">
                <text:p>0.47139</text:p>
              </table:table-cell>
              <table:table-cell office:value-type="float" office:value="0.26192">
                <text:p>0.261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0.5">
                <text:p>330.5</text:p>
              </table:table-cell>
              <table:table-cell office:value-type="float" office:value="1.0429">
                <text:p>1.0429</text:p>
              </table:table-cell>
              <table:table-cell office:value-type="float" office:value="0.428">
                <text:p>0.428</text:p>
              </table:table-cell>
              <table:table-cell office:value-type="float" office:value="0.24103">
                <text:p>0.24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1">
                <text:p>331</text:p>
              </table:table-cell>
              <table:table-cell office:value-type="float" office:value="0.991">
                <text:p>0.991</text:p>
              </table:table-cell>
              <table:table-cell office:value-type="float" office:value="0.40262">
                <text:p>0.40262</text:p>
              </table:table-cell>
              <table:table-cell office:value-type="float" office:value="0.22835">
                <text:p>0.228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1.5">
                <text:p>331.5</text:p>
              </table:table-cell>
              <table:table-cell office:value-type="float" office:value="0.99396">
                <text:p>0.99396</text:p>
              </table:table-cell>
              <table:table-cell office:value-type="float" office:value="0.41806">
                <text:p>0.41806</text:p>
              </table:table-cell>
              <table:table-cell office:value-type="float" office:value="0.23635">
                <text:p>0.23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2">
                <text:p>332</text:p>
              </table:table-cell>
              <table:table-cell office:value-type="float" office:value="0.99277">
                <text:p>0.99277</text:p>
              </table:table-cell>
              <table:table-cell office:value-type="float" office:value="0.43623">
                <text:p>0.43623</text:p>
              </table:table-cell>
              <table:table-cell office:value-type="float" office:value="0.24508">
                <text:p>0.24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2.5">
                <text:p>332.5</text:p>
              </table:table-cell>
              <table:table-cell office:value-type="float" office:value="0.98003">
                <text:p>0.98003</text:p>
              </table:table-cell>
              <table:table-cell office:value-type="float" office:value="0.43919">
                <text:p>0.43919</text:p>
              </table:table-cell>
              <table:table-cell office:value-type="float" office:value="0.24655">
                <text:p>0.246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3">
                <text:p>333</text:p>
              </table:table-cell>
              <table:table-cell office:value-type="float" office:value="0.96394">
                <text:p>0.96394</text:p>
              </table:table-cell>
              <table:table-cell office:value-type="float" office:value="0.42944">
                <text:p>0.42944</text:p>
              </table:table-cell>
              <table:table-cell office:value-type="float" office:value="0.24263">
                <text:p>0.242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3.5">
                <text:p>333.5</text:p>
              </table:table-cell>
              <table:table-cell office:value-type="float" office:value="0.937">
                <text:p>0.937</text:p>
              </table:table-cell>
              <table:table-cell office:value-type="float" office:value="0.40724">
                <text:p>0.40724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4">
                <text:p>334</text:p>
              </table:table-cell>
              <table:table-cell office:value-type="float" office:value="0.95557">
                <text:p>0.95557</text:p>
              </table:table-cell>
              <table:table-cell office:value-type="float" office:value="0.41497">
                <text:p>0.41497</text:p>
              </table:table-cell>
              <table:table-cell office:value-type="float" office:value="0.23823">
                <text:p>0.238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4.5">
                <text:p>334.5</text:p>
              </table:table-cell>
              <table:table-cell office:value-type="float" office:value="0.98862">
                <text:p>0.98862</text:p>
              </table:table-cell>
              <table:table-cell office:value-type="float" office:value="0.44509">
                <text:p>0.44509</text:p>
              </table:table-cell>
              <table:table-cell office:value-type="float" office:value="0.25434">
                <text:p>0.254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5">
                <text:p>335</text:p>
              </table:table-cell>
              <table:table-cell office:value-type="float" office:value="1.0097">
                <text:p>1.0097</text:p>
              </table:table-cell>
              <table:table-cell office:value-type="float" office:value="0.46388">
                <text:p>0.46388</text:p>
              </table:table-cell>
              <table:table-cell office:value-type="float" office:value="0.26477">
                <text:p>0.264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5.5">
                <text:p>335.5</text:p>
              </table:table-cell>
              <table:table-cell office:value-type="float" office:value="0.97453">
                <text:p>0.97453</text:p>
              </table:table-cell>
              <table:table-cell office:value-type="float" office:value="0.45313">
                <text:p>0.45313</text:p>
              </table:table-cell>
              <table:table-cell office:value-type="float" office:value="0.25894">
                <text:p>0.258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6">
                <text:p>336</text:p>
              </table:table-cell>
              <table:table-cell office:value-type="float" office:value="0.88979">
                <text:p>0.88979</text:p>
              </table:table-cell>
              <table:table-cell office:value-type="float" office:value="0.41519">
                <text:p>0.41519</text:p>
              </table:table-cell>
              <table:table-cell office:value-type="float" office:value="0.23813">
                <text:p>0.238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6.5">
                <text:p>336.5</text:p>
              </table:table-cell>
              <table:table-cell office:value-type="float" office:value="0.829">
                <text:p>0.829</text:p>
              </table:table-cell>
              <table:table-cell office:value-type="float" office:value="0.38214">
                <text:p>0.38214</text:p>
              </table:table-cell>
              <table:table-cell office:value-type="float" office:value="0.22099">
                <text:p>0.220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7">
                <text:p>337</text:p>
              </table:table-cell>
              <table:table-cell office:value-type="float" office:value="0.818">
                <text:p>0.818</text:p>
              </table:table-cell>
              <table:table-cell office:value-type="float" office:value="0.3738">
                <text:p>0.3738</text:p>
              </table:table-cell>
              <table:table-cell office:value-type="float" office:value="0.21767">
                <text:p>0.217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7.5">
                <text:p>337.5</text:p>
              </table:table-cell>
              <table:table-cell office:value-type="float" office:value="0.87732">
                <text:p>0.87732</text:p>
              </table:table-cell>
              <table:table-cell office:value-type="float" office:value="0.40051">
                <text:p>0.40051</text:p>
              </table:table-cell>
              <table:table-cell office:value-type="float" office:value="0.23434">
                <text:p>0.23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8">
                <text:p>338</text:p>
              </table:table-cell>
              <table:table-cell office:value-type="float" office:value="0.92529">
                <text:p>0.92529</text:p>
              </table:table-cell>
              <table:table-cell office:value-type="float" office:value="0.43411">
                <text:p>0.43411</text:p>
              </table:table-cell>
              <table:table-cell office:value-type="float" office:value="0.25321">
                <text:p>0.253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38.5">
                <text:p>338.5</text:p>
              </table:table-cell>
              <table:table-cell office:value-type="float" office:value="0.95783">
                <text:p>0.95783</text:p>
              </table:table-cell>
              <table:table-cell office:value-type="float" office:value="0.45527">
                <text:p>0.45527</text:p>
              </table:table-cell>
              <table:table-cell office:value-type="float" office:value="0.26549">
                <text:p>0.26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39">
                <text:p>339</text:p>
              </table:table-cell>
              <table:table-cell office:value-type="float" office:value="0.96863">
                <text:p>0.96863</text:p>
              </table:table-cell>
              <table:table-cell office:value-type="float" office:value="0.46355">
                <text:p>0.46355</text:p>
              </table:table-cell>
              <table:table-cell office:value-type="float" office:value="0.27096">
                <text:p>0.270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9.5">
                <text:p>339.5</text:p>
              </table:table-cell>
              <table:table-cell office:value-type="float" office:value="0.989">
                <text:p>0.989</text:p>
              </table:table-cell>
              <table:table-cell office:value-type="float" office:value="0.47446">
                <text:p>0.47446</text:p>
              </table:table-cell>
              <table:table-cell office:value-type="float" office:value="0.27847">
                <text:p>0.278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0">
                <text:p>340</text:p>
              </table:table-cell>
              <table:table-cell office:value-type="float" office:value="1.0544">
                <text:p>1.0544</text:p>
              </table:table-cell>
              <table:table-cell office:value-type="float" office:value="0.5018">
                <text:p>0.5018</text:p>
              </table:table-cell>
              <table:table-cell office:value-type="float" office:value="0.29659">
                <text:p>0.296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0.5">
                <text:p>340.5</text:p>
              </table:table-cell>
              <table:table-cell office:value-type="float" office:value="1.0463">
                <text:p>1.0463</text:p>
              </table:table-cell>
              <table:table-cell office:value-type="float" office:value="0.50071">
                <text:p>0.50071</text:p>
              </table:table-cell>
              <table:table-cell office:value-type="float" office:value="0.29674">
                <text:p>0.296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1">
                <text:p>341</text:p>
              </table:table-cell>
              <table:table-cell office:value-type="float" office:value="0.971">
                <text:p>0.971</text:p>
              </table:table-cell>
              <table:table-cell office:value-type="float" office:value="0.47139">
                <text:p>0.47139</text:p>
              </table:table-cell>
              <table:table-cell office:value-type="float" office:value="0.27932">
                <text:p>0.279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1.5">
                <text:p>341.5</text:p>
              </table:table-cell>
              <table:table-cell office:value-type="float" office:value="0.959">
                <text:p>0.959</text:p>
              </table:table-cell>
              <table:table-cell office:value-type="float" office:value="0.46935">
                <text:p>0.46935</text:p>
              </table:table-cell>
              <table:table-cell office:value-type="float" office:value="0.27853">
                <text:p>0.278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2">
                <text:p>342</text:p>
              </table:table-cell>
              <table:table-cell office:value-type="float" office:value="0.9957">
                <text:p>0.9957</text:p>
              </table:table-cell>
              <table:table-cell office:value-type="float" office:value="0.48934">
                <text:p>0.48934</text:p>
              </table:table-cell>
              <table:table-cell office:value-type="float" office:value="0.29121">
                <text:p>0.291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2.5">
                <text:p>342.5</text:p>
              </table:table-cell>
              <table:table-cell office:value-type="float" office:value="1.0277">
                <text:p>1.0277</text:p>
              </table:table-cell>
              <table:table-cell office:value-type="float" office:value="0.50767">
                <text:p>0.50767</text:p>
              </table:table-cell>
              <table:table-cell office:value-type="float" office:value="0.30296">
                <text:p>0.302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3">
                <text:p>343</text:p>
              </table:table-cell>
              <table:table-cell office:value-type="float" office:value="1.0417">
                <text:p>1.0417</text:p>
              </table:table-cell>
              <table:table-cell office:value-type="float" office:value="0.51489">
                <text:p>0.51489</text:p>
              </table:table-cell>
              <table:table-cell office:value-type="float" office:value="0.30857">
                <text:p>0.308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3.5">
                <text:p>343.5</text:p>
              </table:table-cell>
              <table:table-cell office:value-type="float" office:value="0.98301">
                <text:p>0.98301</text:p>
              </table:table-cell>
              <table:table-cell office:value-type="float" office:value="0.48609">
                <text:p>0.48609</text:p>
              </table:table-cell>
              <table:table-cell office:value-type="float" office:value="0.29246">
                <text:p>0.292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4">
                <text:p>344</text:p>
              </table:table-cell>
              <table:table-cell office:value-type="float" office:value="0.85416">
                <text:p>0.85416</text:p>
              </table:table-cell>
              <table:table-cell office:value-type="float" office:value="0.41843">
                <text:p>0.41843</text:p>
              </table:table-cell>
              <table:table-cell office:value-type="float" office:value="0.25352">
                <text:p>0.253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4.5">
                <text:p>344.5</text:p>
              </table:table-cell>
              <table:table-cell office:value-type="float" office:value="0.813">
                <text:p>0.813</text:p>
              </table:table-cell>
              <table:table-cell office:value-type="float" office:value="0.40307">
                <text:p>0.40307</text:p>
              </table:table-cell>
              <table:table-cell office:value-type="float" office:value="0.24439">
                <text:p>0.24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5">
                <text:p>345</text:p>
              </table:table-cell>
              <table:table-cell office:value-type="float" office:value="0.91583">
                <text:p>0.91583</text:p>
              </table:table-cell>
              <table:table-cell office:value-type="float" office:value="0.45898">
                <text:p>0.45898</text:p>
              </table:table-cell>
              <table:table-cell office:value-type="float" office:value="0.27854">
                <text:p>0.278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5.5">
                <text:p>345.5</text:p>
              </table:table-cell>
              <table:table-cell office:value-type="float" office:value="0.97021">
                <text:p>0.97021</text:p>
              </table:table-cell>
              <table:table-cell office:value-type="float" office:value="0.48932">
                <text:p>0.48932</text:p>
              </table:table-cell>
              <table:table-cell office:value-type="float" office:value="0.29761">
                <text:p>0.297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6">
                <text:p>346</text:p>
              </table:table-cell>
              <table:table-cell office:value-type="float" office:value="0.94269">
                <text:p>0.94269</text:p>
              </table:table-cell>
              <table:table-cell office:value-type="float" office:value="0.47778">
                <text:p>0.47778</text:p>
              </table:table-cell>
              <table:table-cell office:value-type="float" office:value="0.29132">
                <text:p>0.29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.5">
                <text:p>346.5</text:p>
              </table:table-cell>
              <table:table-cell office:value-type="float" office:value="0.95594">
                <text:p>0.95594</text:p>
              </table:table-cell>
              <table:table-cell office:value-type="float" office:value="0.48657">
                <text:p>0.48657</text:p>
              </table:table-cell>
              <table:table-cell office:value-type="float" office:value="0.29747">
                <text:p>0.297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7">
                <text:p>347</text:p>
              </table:table-cell>
              <table:table-cell office:value-type="float" office:value="0.96954">
                <text:p>0.96954</text:p>
              </table:table-cell>
              <table:table-cell office:value-type="float" office:value="0.49404">
                <text:p>0.49404</text:p>
              </table:table-cell>
              <table:table-cell office:value-type="float" office:value="0.30318">
                <text:p>0.303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7.5">
                <text:p>347.5</text:p>
              </table:table-cell>
              <table:table-cell office:value-type="float" office:value="0.93318">
                <text:p>0.93318</text:p>
              </table:table-cell>
              <table:table-cell office:value-type="float" office:value="0.47674">
                <text:p>0.47674</text:p>
              </table:table-cell>
              <table:table-cell office:value-type="float" office:value="0.29351">
                <text:p>0.293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8">
                <text:p>348</text:p>
              </table:table-cell>
              <table:table-cell office:value-type="float" office:value="0.92472">
                <text:p>0.92472</text:p>
              </table:table-cell>
              <table:table-cell office:value-type="float" office:value="0.47511">
                <text:p>0.47511</text:p>
              </table:table-cell>
              <table:table-cell office:value-type="float" office:value="0.29306">
                <text:p>0.293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8.5">
                <text:p>348.5</text:p>
              </table:table-cell>
              <table:table-cell office:value-type="float" office:value="0.93721">
                <text:p>0.93721</text:p>
              </table:table-cell>
              <table:table-cell office:value-type="float" office:value="0.48336">
                <text:p>0.48336</text:p>
              </table:table-cell>
              <table:table-cell office:value-type="float" office:value="0.29884">
                <text:p>0.298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">
                <text:p>349</text:p>
              </table:table-cell>
              <table:table-cell office:value-type="float" office:value="0.899">
                <text:p>0.899</text:p>
              </table:table-cell>
              <table:table-cell office:value-type="float" office:value="0.46564">
                <text:p>0.46564</text:p>
              </table:table-cell>
              <table:table-cell office:value-type="float" office:value="0.28864">
                <text:p>0.288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5">
                <text:p>349.5</text:p>
              </table:table-cell>
              <table:table-cell office:value-type="float" office:value="0.91969">
                <text:p>0.91969</text:p>
              </table:table-cell>
              <table:table-cell office:value-type="float" office:value="0.47805">
                <text:p>0.47805</text:p>
              </table:table-cell>
              <table:table-cell office:value-type="float" office:value="0.2972">
                <text:p>0.29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0">
                <text:p>350</text:p>
              </table:table-cell>
              <table:table-cell office:value-type="float" office:value="1.0122">
                <text:p>1.0122</text:p>
              </table:table-cell>
              <table:table-cell office:value-type="float" office:value="0.52798">
                <text:p>0.52798</text:p>
              </table:table-cell>
              <table:table-cell office:value-type="float" office:value="0.32913">
                <text:p>0.329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0.5">
                <text:p>350.5</text:p>
              </table:table-cell>
              <table:table-cell office:value-type="float" office:value="1.0849">
                <text:p>1.0849</text:p>
              </table:table-cell>
              <table:table-cell office:value-type="float" office:value="0.56741">
                <text:p>0.56741</text:p>
              </table:table-cell>
              <table:table-cell office:value-type="float" office:value="0.35471">
                <text:p>0.354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1">
                <text:p>351</text:p>
              </table:table-cell>
              <table:table-cell office:value-type="float" office:value="1.0534">
                <text:p>1.0534</text:p>
              </table:table-cell>
              <table:table-cell office:value-type="float" office:value="0.55172">
                <text:p>0.55172</text:p>
              </table:table-cell>
              <table:table-cell office:value-type="float" office:value="0.34603">
                <text:p>0.346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1.5">
                <text:p>351.5</text:p>
              </table:table-cell>
              <table:table-cell office:value-type="float" office:value="1.0129">
                <text:p>1.0129</text:p>
              </table:table-cell>
              <table:table-cell office:value-type="float" office:value="0.53022">
                <text:p>0.53022</text:p>
              </table:table-cell>
              <table:table-cell office:value-type="float" office:value="0.33388">
                <text:p>0.333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52">
                <text:p>352</text:p>
              </table:table-cell>
              <table:table-cell office:value-type="float" office:value="0.98383">
                <text:p>0.98383</text:p>
              </table:table-cell>
              <table:table-cell office:value-type="float" office:value="0.51791">
                <text:p>0.51791</text:p>
              </table:table-cell>
              <table:table-cell office:value-type="float" office:value="0.32674">
                <text:p>0.326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2.5">
                <text:p>352.5</text:p>
              </table:table-cell>
              <table:table-cell office:value-type="float" office:value="0.926">
                <text:p>0.926</text:p>
              </table:table-cell>
              <table:table-cell office:value-type="float" office:value="0.48962">
                <text:p>0.48962</text:p>
              </table:table-cell>
              <table:table-cell office:value-type="float" office:value="0.30954">
                <text:p>0.309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3">
                <text:p>353</text:p>
              </table:table-cell>
              <table:table-cell office:value-type="float" office:value="0.98012">
                <text:p>0.98012</text:p>
              </table:table-cell>
              <table:table-cell office:value-type="float" office:value="0.5204">
                <text:p>0.5204</text:p>
              </table:table-cell>
              <table:table-cell office:value-type="float" office:value="0.32975">
                <text:p>0.329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53.5">
                <text:p>353.5</text:p>
              </table:table-cell>
              <table:table-cell office:value-type="float" office:value="1.0752">
                <text:p>1.0752</text:p>
              </table:table-cell>
              <table:table-cell office:value-type="float" office:value="0.57228">
                <text:p>0.57228</text:p>
              </table:table-cell>
              <table:table-cell office:value-type="float" office:value="0.36351">
                <text:p>0.363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4">
                <text:p>354</text:p>
              </table:table-cell>
              <table:table-cell office:value-type="float" office:value="1.1346">
                <text:p>1.1346</text:p>
              </table:table-cell>
              <table:table-cell office:value-type="float" office:value="0.60498">
                <text:p>0.60498</text:p>
              </table:table-cell>
              <table:table-cell office:value-type="float" office:value="0.38523">
                <text:p>0.385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4.5">
                <text:p>354.5</text:p>
              </table:table-cell>
              <table:table-cell office:value-type="float" office:value="1.144">
                <text:p>1.144</text:p>
              </table:table-cell>
              <table:table-cell office:value-type="float" office:value="0.61156">
                <text:p>0.61156</text:p>
              </table:table-cell>
              <table:table-cell office:value-type="float" office:value="0.39043">
                <text:p>0.390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55">
                <text:p>355</text:p>
              </table:table-cell>
              <table:table-cell office:value-type="float" office:value="1.1406">
                <text:p>1.1406</text:p>
              </table:table-cell>
              <table:table-cell office:value-type="float" office:value="0.6114">
                <text:p>0.6114</text:p>
              </table:table-cell>
              <table:table-cell office:value-type="float" office:value="0.3914">
                <text:p>0.39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5.5">
                <text:p>355.5</text:p>
              </table:table-cell>
              <table:table-cell office:value-type="float" office:value="1.0964">
                <text:p>1.0964</text:p>
              </table:table-cell>
              <table:table-cell office:value-type="float" office:value="0.59028">
                <text:p>0.59028</text:p>
              </table:table-cell>
              <table:table-cell office:value-type="float" office:value="0.37878">
                <text:p>0.378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56">
                <text:p>356</text:p>
              </table:table-cell>
              <table:table-cell office:value-type="float" office:value="1.025">
                <text:p>1.025</text:p>
              </table:table-cell>
              <table:table-cell office:value-type="float" office:value="0.55387">
                <text:p>0.55387</text:p>
              </table:table-cell>
              <table:table-cell office:value-type="float" office:value="0.35627">
                <text:p>0.356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56.5">
                <text:p>356.5</text:p>
              </table:table-cell>
              <table:table-cell office:value-type="float" office:value="0.95914">
                <text:p>0.95914</text:p>
              </table:table-cell>
              <table:table-cell office:value-type="float" office:value="0.51942">
                <text:p>0.51942</text:p>
              </table:table-cell>
              <table:table-cell office:value-type="float" office:value="0.33495">
                <text:p>0.334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57">
                <text:p>357</text:p>
              </table:table-cell>
              <table:table-cell office:value-type="float" office:value="0.842">
                <text:p>0.842</text:p>
              </table:table-cell>
              <table:table-cell office:value-type="float" office:value="0.45673">
                <text:p>0.45673</text:p>
              </table:table-cell>
              <table:table-cell office:value-type="float" office:value="0.29527">
                <text:p>0.295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57.5">
                <text:p>357.5</text:p>
              </table:table-cell>
              <table:table-cell office:value-type="float" office:value="0.85015">
                <text:p>0.85015</text:p>
              </table:table-cell>
              <table:table-cell office:value-type="float" office:value="0.46215">
                <text:p>0.46215</text:p>
              </table:table-cell>
              <table:table-cell office:value-type="float" office:value="0.2995">
                <text:p>0.29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58">
                <text:p>358</text:p>
              </table:table-cell>
              <table:table-cell office:value-type="float" office:value="0.78916">
                <text:p>0.78916</text:p>
              </table:table-cell>
              <table:table-cell office:value-type="float" office:value="0.43006">
                <text:p>0.43006</text:p>
              </table:table-cell>
              <table:table-cell office:value-type="float" office:value="0.27936">
                <text:p>0.279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58.5">
                <text:p>358.5</text:p>
              </table:table-cell>
              <table:table-cell office:value-type="float" office:value="0.731">
                <text:p>0.731</text:p>
              </table:table-cell>
              <table:table-cell office:value-type="float" office:value="0.39926">
                <text:p>0.39926</text:p>
              </table:table-cell>
              <table:table-cell office:value-type="float" office:value="0.25998">
                <text:p>0.25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59">
                <text:p>359</text:p>
              </table:table-cell>
              <table:table-cell office:value-type="float" office:value="0.85805">
                <text:p>0.85805</text:p>
              </table:table-cell>
              <table:table-cell office:value-type="float" office:value="0.46953">
                <text:p>0.46953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59.5">
                <text:p>359.5</text:p>
              </table:table-cell>
              <table:table-cell office:value-type="float" office:value="1.0321">
                <text:p>1.0321</text:p>
              </table:table-cell>
              <table:table-cell office:value-type="float" office:value="0.56549">
                <text:p>0.56549</text:p>
              </table:table-cell>
              <table:table-cell office:value-type="float" office:value="0.37013">
                <text:p>0.370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0">
                <text:p>360</text:p>
              </table:table-cell>
              <table:table-cell office:value-type="float" office:value="1.089">
                <text:p>1.089</text:p>
              </table:table-cell>
              <table:table-cell office:value-type="float" office:value="0.59817">
                <text:p>0.59817</text:p>
              </table:table-cell>
              <table:table-cell office:value-type="float" office:value="0.3924">
                <text:p>0.39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0.5">
                <text:p>360.5</text:p>
              </table:table-cell>
              <table:table-cell office:value-type="float" office:value="1.0265">
                <text:p>1.0265</text:p>
              </table:table-cell>
              <table:table-cell office:value-type="float" office:value="0.56531">
                <text:p>0.56531</text:p>
              </table:table-cell>
              <table:table-cell office:value-type="float" office:value="0.37167">
                <text:p>0.37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1">
                <text:p>361</text:p>
              </table:table-cell>
              <table:table-cell office:value-type="float" office:value="0.9415">
                <text:p>0.9415</text:p>
              </table:table-cell>
              <table:table-cell office:value-type="float" office:value="0.52024">
                <text:p>0.52024</text:p>
              </table:table-cell>
              <table:table-cell office:value-type="float" office:value="0.34278">
                <text:p>0.342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1.5">
                <text:p>361.5</text:p>
              </table:table-cell>
              <table:table-cell office:value-type="float" office:value="0.918">
                <text:p>0.918</text:p>
              </table:table-cell>
              <table:table-cell office:value-type="float" office:value="0.50956">
                <text:p>0.50956</text:p>
              </table:table-cell>
              <table:table-cell office:value-type="float" office:value="0.33647">
                <text:p>0.336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2">
                <text:p>362</text:p>
              </table:table-cell>
              <table:table-cell office:value-type="float" office:value="0.958">
                <text:p>0.958</text:p>
              </table:table-cell>
              <table:table-cell office:value-type="float" office:value="0.5342">
                <text:p>0.5342</text:p>
              </table:table-cell>
              <table:table-cell office:value-type="float" office:value="0.3535">
                <text:p>0.3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2.5">
                <text:p>362.5</text:p>
              </table:table-cell>
              <table:table-cell office:value-type="float" office:value="1.045">
                <text:p>1.045</text:p>
              </table:table-cell>
              <table:table-cell office:value-type="float" office:value="0.5851">
                <text:p>0.5851</text:p>
              </table:table-cell>
              <table:table-cell office:value-type="float" office:value="0.38804">
                <text:p>0.388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3">
                <text:p>363</text:p>
              </table:table-cell>
              <table:table-cell office:value-type="float" office:value="1.071">
                <text:p>1.071</text:p>
              </table:table-cell>
              <table:table-cell office:value-type="float" office:value="0.60191">
                <text:p>0.60191</text:p>
              </table:table-cell>
              <table:table-cell office:value-type="float" office:value="0.40005">
                <text:p>0.40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3.5">
                <text:p>363.5</text:p>
              </table:table-cell>
              <table:table-cell office:value-type="float" office:value="1.038">
                <text:p>1.038</text:p>
              </table:table-cell>
              <table:table-cell office:value-type="float" office:value="0.58541">
                <text:p>0.58541</text:p>
              </table:table-cell>
              <table:table-cell office:value-type="float" office:value="0.38994">
                <text:p>0.389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4">
                <text:p>364</text:p>
              </table:table-cell>
              <table:table-cell office:value-type="float" office:value="1.0716">
                <text:p>1.0716</text:p>
              </table:table-cell>
              <table:table-cell office:value-type="float" office:value="0.60628">
                <text:p>0.60628</text:p>
              </table:table-cell>
              <table:table-cell office:value-type="float" office:value="0.40472">
                <text:p>0.404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4.5">
                <text:p>364.5</text:p>
              </table:table-cell>
              <table:table-cell office:value-type="float" office:value="1.059">
                <text:p>1.059</text:p>
              </table:table-cell>
              <table:table-cell office:value-type="float" office:value="0.60058">
                <text:p>0.60058</text:p>
              </table:table-cell>
              <table:table-cell office:value-type="float" office:value="0.40179">
                <text:p>0.401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5">
                <text:p>365</text:p>
              </table:table-cell>
              <table:table-cell office:value-type="float" office:value="1.097">
                <text:p>1.097</text:p>
              </table:table-cell>
              <table:table-cell office:value-type="float" office:value="0.62359">
                <text:p>0.62359</text:p>
              </table:table-cell>
              <table:table-cell office:value-type="float" office:value="0.4181">
                <text:p>0.41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5.5">
                <text:p>365.5</text:p>
              </table:table-cell>
              <table:table-cell office:value-type="float" office:value="1.2041">
                <text:p>1.2041</text:p>
              </table:table-cell>
              <table:table-cell office:value-type="float" office:value="0.68628">
                <text:p>0.68628</text:p>
              </table:table-cell>
              <table:table-cell office:value-type="float" office:value="0.4611">
                <text:p>0.46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6">
                <text:p>366</text:p>
              </table:table-cell>
              <table:table-cell office:value-type="float" office:value="1.286">
                <text:p>1.286</text:p>
              </table:table-cell>
              <table:table-cell office:value-type="float" office:value="0.73532">
                <text:p>0.73532</text:p>
              </table:table-cell>
              <table:table-cell office:value-type="float" office:value="0.49508">
                <text:p>0.495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6.5">
                <text:p>366.5</text:p>
              </table:table-cell>
              <table:table-cell office:value-type="float" office:value="1.2843">
                <text:p>1.2843</text:p>
              </table:table-cell>
              <table:table-cell office:value-type="float" office:value="0.73658">
                <text:p>0.73658</text:p>
              </table:table-cell>
              <table:table-cell office:value-type="float" office:value="0.49694">
                <text:p>0.496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7">
                <text:p>367</text:p>
              </table:table-cell>
              <table:table-cell office:value-type="float" office:value="1.2577">
                <text:p>1.2577</text:p>
              </table:table-cell>
              <table:table-cell office:value-type="float" office:value="0.72285">
                <text:p>0.72285</text:p>
              </table:table-cell>
              <table:table-cell office:value-type="float" office:value="0.48869">
                <text:p>0.488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7.5">
                <text:p>367.5</text:p>
              </table:table-cell>
              <table:table-cell office:value-type="float" office:value="1.2317">
                <text:p>1.2317</text:p>
              </table:table-cell>
              <table:table-cell office:value-type="float" office:value="0.70914">
                <text:p>0.70914</text:p>
              </table:table-cell>
              <table:table-cell office:value-type="float" office:value="0.48041">
                <text:p>0.48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8">
                <text:p>368</text:p>
              </table:table-cell>
              <table:table-cell office:value-type="float" office:value="1.157">
                <text:p>1.157</text:p>
              </table:table-cell>
              <table:table-cell office:value-type="float" office:value="0.66759">
                <text:p>0.66759</text:p>
              </table:table-cell>
              <table:table-cell office:value-type="float" office:value="0.45319">
                <text:p>0.453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8.5">
                <text:p>368.5</text:p>
              </table:table-cell>
              <table:table-cell office:value-type="float" office:value="1.1459">
                <text:p>1.1459</text:p>
              </table:table-cell>
              <table:table-cell office:value-type="float" office:value="0.6631">
                <text:p>0.6631</text:p>
              </table:table-cell>
              <table:table-cell office:value-type="float" office:value="0.45106">
                <text:p>0.451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9">
                <text:p>369</text:p>
              </table:table-cell>
              <table:table-cell office:value-type="float" office:value="1.1944">
                <text:p>1.1944</text:p>
              </table:table-cell>
              <table:table-cell office:value-type="float" office:value="0.69315">
                <text:p>0.69315</text:p>
              </table:table-cell>
              <table:table-cell office:value-type="float" office:value="0.47244">
                <text:p>0.472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9.5">
                <text:p>369.5</text:p>
              </table:table-cell>
              <table:table-cell office:value-type="float" office:value="1.2795">
                <text:p>1.2795</text:p>
              </table:table-cell>
              <table:table-cell office:value-type="float" office:value="0.74469">
                <text:p>0.74469</text:p>
              </table:table-cell>
              <table:table-cell office:value-type="float" office:value="0.50856">
                <text:p>0.508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70">
                <text:p>370</text:p>
              </table:table-cell>
              <table:table-cell office:value-type="float" office:value="1.2934">
                <text:p>1.2934</text:p>
              </table:table-cell>
              <table:table-cell office:value-type="float" office:value="0.75507">
                <text:p>0.75507</text:p>
              </table:table-cell>
              <table:table-cell office:value-type="float" office:value="0.51666">
                <text:p>0.516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70.5">
                <text:p>370.5</text:p>
              </table:table-cell>
              <table:table-cell office:value-type="float" office:value="1.166">
                <text:p>1.166</text:p>
              </table:table-cell>
              <table:table-cell office:value-type="float" office:value="0.68261">
                <text:p>0.68261</text:p>
              </table:table-cell>
              <table:table-cell office:value-type="float" office:value="0.46798">
                <text:p>0.4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71">
                <text:p>371</text:p>
              </table:table-cell>
              <table:table-cell office:value-type="float" office:value="1.1811">
                <text:p>1.1811</text:p>
              </table:table-cell>
              <table:table-cell office:value-type="float" office:value="0.69338">
                <text:p>0.69338</text:p>
              </table:table-cell>
              <table:table-cell office:value-type="float" office:value="0.47628">
                <text:p>0.476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1.5">
                <text:p>371.5</text:p>
              </table:table-cell>
              <table:table-cell office:value-type="float" office:value="1.2249">
                <text:p>1.2249</text:p>
              </table:table-cell>
              <table:table-cell office:value-type="float" office:value="0.72051">
                <text:p>0.72051</text:p>
              </table:table-cell>
              <table:table-cell office:value-type="float" office:value="0.49587">
                <text:p>0.495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2">
                <text:p>372</text:p>
              </table:table-cell>
              <table:table-cell office:value-type="float" office:value="1.1444">
                <text:p>1.1444</text:p>
              </table:table-cell>
              <table:table-cell office:value-type="float" office:value="0.67444">
                <text:p>0.67444</text:p>
              </table:table-cell>
              <table:table-cell office:value-type="float" office:value="0.46506">
                <text:p>0.46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.5">
                <text:p>372.5</text:p>
              </table:table-cell>
              <table:table-cell office:value-type="float" office:value="1.0876">
                <text:p>1.0876</text:p>
              </table:table-cell>
              <table:table-cell office:value-type="float" office:value="0.64253">
                <text:p>0.64253</text:p>
              </table:table-cell>
              <table:table-cell office:value-type="float" office:value="0.44389">
                <text:p>0.443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1.0445">
                <text:p>1.0445</text:p>
              </table:table-cell>
              <table:table-cell office:value-type="float" office:value="0.61886">
                <text:p>0.61886</text:p>
              </table:table-cell>
              <table:table-cell office:value-type="float" office:value="0.42833">
                <text:p>0.428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3.5">
                <text:p>373.5</text:p>
              </table:table-cell>
              <table:table-cell office:value-type="float" office:value="0.939">
                <text:p>0.939</text:p>
              </table:table-cell>
              <table:table-cell office:value-type="float" office:value="0.55786">
                <text:p>0.55786</text:p>
              </table:table-cell>
              <table:table-cell office:value-type="float" office:value="0.38682">
                <text:p>0.38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4">
                <text:p>374</text:p>
              </table:table-cell>
              <table:table-cell office:value-type="float" office:value="0.93442">
                <text:p>0.93442</text:p>
              </table:table-cell>
              <table:table-cell office:value-type="float" office:value="0.5564">
                <text:p>0.5564</text:p>
              </table:table-cell>
              <table:table-cell office:value-type="float" office:value="0.38651">
                <text:p>0.386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4.5">
                <text:p>374.5</text:p>
              </table:table-cell>
              <table:table-cell office:value-type="float" office:value="0.925">
                <text:p>0.925</text:p>
              </table:table-cell>
              <table:table-cell office:value-type="float" office:value="0.55227">
                <text:p>0.55227</text:p>
              </table:table-cell>
              <table:table-cell office:value-type="float" office:value="0.38435">
                <text:p>0.384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75">
                <text:p>375</text:p>
              </table:table-cell>
              <table:table-cell office:value-type="float" office:value="0.985">
                <text:p>0.985</text:p>
              </table:table-cell>
              <table:table-cell office:value-type="float" office:value="0.5893">
                <text:p>0.5893</text:p>
              </table:table-cell>
              <table:table-cell office:value-type="float" office:value="0.41087">
                <text:p>0.410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5.5">
                <text:p>375.5</text:p>
              </table:table-cell>
              <table:table-cell office:value-type="float" office:value="1.0874">
                <text:p>1.0874</text:p>
              </table:table-cell>
              <table:table-cell office:value-type="float" office:value="0.65162">
                <text:p>0.65162</text:p>
              </table:table-cell>
              <table:table-cell office:value-type="float" office:value="0.45514">
                <text:p>0.455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76">
                <text:p>376</text:p>
              </table:table-cell>
              <table:table-cell office:value-type="float" office:value="1.124">
                <text:p>1.124</text:p>
              </table:table-cell>
              <table:table-cell office:value-type="float" office:value="0.6748">
                <text:p>0.6748</text:p>
              </table:table-cell>
              <table:table-cell office:value-type="float" office:value="0.47218">
                <text:p>0.47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6.5">
                <text:p>376.5</text:p>
              </table:table-cell>
              <table:table-cell office:value-type="float" office:value="1.104">
                <text:p>1.104</text:p>
              </table:table-cell>
              <table:table-cell office:value-type="float" office:value="0.6639">
                <text:p>0.6639</text:p>
              </table:table-cell>
              <table:table-cell office:value-type="float" office:value="0.46538">
                <text:p>0.46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7">
                <text:p>377</text:p>
              </table:table-cell>
              <table:table-cell office:value-type="float" office:value="1.1813">
                <text:p>1.1813</text:p>
              </table:table-cell>
              <table:table-cell office:value-type="float" office:value="0.71225">
                <text:p>0.71225</text:p>
              </table:table-cell>
              <table:table-cell office:value-type="float" office:value="0.50014">
                <text:p>0.500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77.5">
                <text:p>377.5</text:p>
              </table:table-cell>
              <table:table-cell office:value-type="float" office:value="1.3149">
                <text:p>1.3149</text:p>
              </table:table-cell>
              <table:table-cell office:value-type="float" office:value="0.79455">
                <text:p>0.79455</text:p>
              </table:table-cell>
              <table:table-cell office:value-type="float" office:value="0.5589">
                <text:p>0.55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78">
                <text:p>378</text:p>
              </table:table-cell>
              <table:table-cell office:value-type="float" office:value="1.4144">
                <text:p>1.4144</text:p>
              </table:table-cell>
              <table:table-cell office:value-type="float" office:value="0.85595">
                <text:p>0.85595</text:p>
              </table:table-cell>
              <table:table-cell office:value-type="float" office:value="0.60314">
                <text:p>0.603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78.5">
                <text:p>378.5</text:p>
              </table:table-cell>
              <table:table-cell office:value-type="float" office:value="1.3765">
                <text:p>1.3765</text:p>
              </table:table-cell>
              <table:table-cell office:value-type="float" office:value="0.83418">
                <text:p>0.83418</text:p>
              </table:table-cell>
              <table:table-cell office:value-type="float" office:value="0.58892">
                <text:p>0.588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79">
                <text:p>379</text:p>
              </table:table-cell>
              <table:table-cell office:value-type="float" office:value="1.226">
                <text:p>1.226</text:p>
              </table:table-cell>
              <table:table-cell office:value-type="float" office:value="0.74389">
                <text:p>0.74389</text:p>
              </table:table-cell>
              <table:table-cell office:value-type="float" office:value="0.52616">
                <text:p>0.526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79.5">
                <text:p>379.5</text:p>
              </table:table-cell>
              <table:table-cell office:value-type="float" office:value="1.098">
                <text:p>1.098</text:p>
              </table:table-cell>
              <table:table-cell office:value-type="float" office:value="0.66683">
                <text:p>0.66683</text:p>
              </table:table-cell>
              <table:table-cell office:value-type="float" office:value="0.47255">
                <text:p>0.472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0">
                <text:p>380</text:p>
              </table:table-cell>
              <table:table-cell office:value-type="float" office:value="1.152">
                <text:p>1.152</text:p>
              </table:table-cell>
              <table:table-cell office:value-type="float" office:value="0.70077">
                <text:p>0.70077</text:p>
              </table:table-cell>
              <table:table-cell office:value-type="float" office:value="0.49751">
                <text:p>0.497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0.5">
                <text:p>380.5</text:p>
              </table:table-cell>
              <table:table-cell office:value-type="float" office:value="1.231">
                <text:p>1.231</text:p>
              </table:table-cell>
              <table:table-cell office:value-type="float" office:value="0.75075">
                <text:p>0.75075</text:p>
              </table:table-cell>
              <table:table-cell office:value-type="float" office:value="0.53396">
                <text:p>0.533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1">
                <text:p>381</text:p>
              </table:table-cell>
              <table:table-cell office:value-type="float" office:value="1.249">
                <text:p>1.249</text:p>
              </table:table-cell>
              <table:table-cell office:value-type="float" office:value="0.76383">
                <text:p>0.76383</text:p>
              </table:table-cell>
              <table:table-cell office:value-type="float" office:value="0.54424">
                <text:p>0.544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1.5">
                <text:p>381.5</text:p>
              </table:table-cell>
              <table:table-cell office:value-type="float" office:value="1.1224">
                <text:p>1.1224</text:p>
              </table:table-cell>
              <table:table-cell office:value-type="float" office:value="0.68837">
                <text:p>0.68837</text:p>
              </table:table-cell>
              <table:table-cell office:value-type="float" office:value="0.49135">
                <text:p>0.491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2">
                <text:p>382</text:p>
              </table:table-cell>
              <table:table-cell office:value-type="float" office:value="0.95426">
                <text:p>0.95426</text:p>
              </table:table-cell>
              <table:table-cell office:value-type="float" office:value="0.58678">
                <text:p>0.58678</text:p>
              </table:table-cell>
              <table:table-cell office:value-type="float" office:value="0.41958">
                <text:p>0.419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82.5">
                <text:p>382.5</text:p>
              </table:table-cell>
              <table:table-cell office:value-type="float" office:value="0.82313">
                <text:p>0.82313</text:p>
              </table:table-cell>
              <table:table-cell office:value-type="float" office:value="0.50762">
                <text:p>0.50762</text:p>
              </table:table-cell>
              <table:table-cell office:value-type="float" office:value="0.36361">
                <text:p>0.363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3">
                <text:p>383</text:p>
              </table:table-cell>
              <table:table-cell office:value-type="float" office:value="0.73603">
                <text:p>0.73603</text:p>
              </table:table-cell>
              <table:table-cell office:value-type="float" office:value="0.45499">
                <text:p>0.45499</text:p>
              </table:table-cell>
              <table:table-cell office:value-type="float" office:value="0.32648">
                <text:p>0.326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3.5">
                <text:p>383.5</text:p>
              </table:table-cell>
              <table:table-cell office:value-type="float" office:value="0.71095">
                <text:p>0.71095</text:p>
              </table:table-cell>
              <table:table-cell office:value-type="float" office:value="0.44049">
                <text:p>0.44049</text:p>
              </table:table-cell>
              <table:table-cell office:value-type="float" office:value="0.31658">
                <text:p>0.316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84">
                <text:p>384</text:p>
              </table:table-cell>
              <table:table-cell office:value-type="float" office:value="0.821">
                <text:p>0.821</text:p>
              </table:table-cell>
              <table:table-cell office:value-type="float" office:value="0.50968">
                <text:p>0.50968</text:p>
              </table:table-cell>
              <table:table-cell office:value-type="float" office:value="0.36689">
                <text:p>0.36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84.5">
                <text:p>384.5</text:p>
              </table:table-cell>
              <table:table-cell office:value-type="float" office:value="0.9862">
                <text:p>0.9862</text:p>
              </table:table-cell>
              <table:table-cell office:value-type="float" office:value="0.61359">
                <text:p>0.61359</text:p>
              </table:table-cell>
              <table:table-cell office:value-type="float" office:value="0.44239">
                <text:p>0.442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5">
                <text:p>385</text:p>
              </table:table-cell>
              <table:table-cell office:value-type="float" office:value="1.0802">
                <text:p>1.0802</text:p>
              </table:table-cell>
              <table:table-cell office:value-type="float" office:value="0.67355">
                <text:p>0.67355</text:p>
              </table:table-cell>
              <table:table-cell office:value-type="float" office:value="0.48638">
                <text:p>0.486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5.5">
                <text:p>385.5</text:p>
              </table:table-cell>
              <table:table-cell office:value-type="float" office:value="1.0296">
                <text:p>1.0296</text:p>
              </table:table-cell>
              <table:table-cell office:value-type="float" office:value="0.64363">
                <text:p>0.64363</text:p>
              </table:table-cell>
              <table:table-cell office:value-type="float" office:value="0.46549">
                <text:p>0.46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86">
                <text:p>386</text:p>
              </table:table-cell>
              <table:table-cell office:value-type="float" office:value="0.99113">
                <text:p>0.99113</text:p>
              </table:table-cell>
              <table:table-cell office:value-type="float" office:value="0.621">
                <text:p>0.621</text:p>
              </table:table-cell>
              <table:table-cell office:value-type="float" office:value="0.44984">
                <text:p>0.449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86.5">
                <text:p>386.5</text:p>
              </table:table-cell>
              <table:table-cell office:value-type="float" office:value="1.0279">
                <text:p>1.0279</text:p>
              </table:table-cell>
              <table:table-cell office:value-type="float" office:value="0.6457">
                <text:p>0.6457</text:p>
              </table:table-cell>
              <table:table-cell office:value-type="float" office:value="0.46848">
                <text:p>0.468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87">
                <text:p>387</text:p>
              </table:table-cell>
              <table:table-cell office:value-type="float" office:value="1.0354">
                <text:p>1.0354</text:p>
              </table:table-cell>
              <table:table-cell office:value-type="float" office:value="0.65147">
                <text:p>0.65147</text:p>
              </table:table-cell>
              <table:table-cell office:value-type="float" office:value="0.47343">
                <text:p>0.473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87.5">
                <text:p>387.5</text:p>
              </table:table-cell>
              <table:table-cell office:value-type="float" office:value="1.0186">
                <text:p>1.0186</text:p>
              </table:table-cell>
              <table:table-cell office:value-type="float" office:value="0.64204">
                <text:p>0.64204</text:p>
              </table:table-cell>
              <table:table-cell office:value-type="float" office:value="0.46731">
                <text:p>0.467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8">
                <text:p>388</text:p>
              </table:table-cell>
              <table:table-cell office:value-type="float" office:value="1.0067">
                <text:p>1.0067</text:p>
              </table:table-cell>
              <table:table-cell office:value-type="float" office:value="0.63582">
                <text:p>0.63582</text:p>
              </table:table-cell>
              <table:table-cell office:value-type="float" office:value="0.4635">
                <text:p>0.4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88.5">
                <text:p>388.5</text:p>
              </table:table-cell>
              <table:table-cell office:value-type="float" office:value="0.99743">
                <text:p>0.99743</text:p>
              </table:table-cell>
              <table:table-cell office:value-type="float" office:value="0.63136">
                <text:p>0.63136</text:p>
              </table:table-cell>
              <table:table-cell office:value-type="float" office:value="0.46096">
                <text:p>0.460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89">
                <text:p>389</text:p>
              </table:table-cell>
              <table:table-cell office:value-type="float" office:value="1.081">
                <text:p>1.081</text:p>
              </table:table-cell>
              <table:table-cell office:value-type="float" office:value="0.68543">
                <text:p>0.68543</text:p>
              </table:table-cell>
              <table:table-cell office:value-type="float" office:value="0.50121">
                <text:p>0.501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89.5">
                <text:p>389.5</text:p>
              </table:table-cell>
              <table:table-cell office:value-type="float" office:value="1.1958">
                <text:p>1.1958</text:p>
              </table:table-cell>
              <table:table-cell office:value-type="float" office:value="0.7597">
                <text:p>0.7597</text:p>
              </table:table-cell>
              <table:table-cell office:value-type="float" office:value="0.55637">
                <text:p>0.556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">
                <text:p>390</text:p>
              </table:table-cell>
              <table:table-cell office:value-type="float" office:value="1.2519">
                <text:p>1.2519</text:p>
              </table:table-cell>
              <table:table-cell office:value-type="float" office:value="0.79699">
                <text:p>0.79699</text:p>
              </table:table-cell>
              <table:table-cell office:value-type="float" office:value="0.58457">
                <text:p>0.584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0.5">
                <text:p>390.5</text:p>
              </table:table-cell>
              <table:table-cell office:value-type="float" office:value="1.2601">
                <text:p>1.2601</text:p>
              </table:table-cell>
              <table:table-cell office:value-type="float" office:value="0.80371">
                <text:p>0.80371</text:p>
              </table:table-cell>
              <table:table-cell office:value-type="float" office:value="0.59038">
                <text:p>0.590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1">
                <text:p>391</text:p>
              </table:table-cell>
              <table:table-cell office:value-type="float" office:value="1.3322">
                <text:p>1.3322</text:p>
              </table:table-cell>
              <table:table-cell office:value-type="float" office:value="0.85138">
                <text:p>0.85138</text:p>
              </table:table-cell>
              <table:table-cell office:value-type="float" office:value="0.62634">
                <text:p>0.626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1.5">
                <text:p>391.5</text:p>
              </table:table-cell>
              <table:table-cell office:value-type="float" office:value="1.349">
                <text:p>1.349</text:p>
              </table:table-cell>
              <table:table-cell office:value-type="float" office:value="0.86344">
                <text:p>0.86344</text:p>
              </table:table-cell>
              <table:table-cell office:value-type="float" office:value="0.63617">
                <text:p>0.636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2">
                <text:p>392</text:p>
              </table:table-cell>
              <table:table-cell office:value-type="float" office:value="1.24">
                <text:p>1.24</text:p>
              </table:table-cell>
              <table:table-cell office:value-type="float" office:value="0.79493">
                <text:p>0.79493</text:p>
              </table:table-cell>
              <table:table-cell office:value-type="float" office:value="0.58656">
                <text:p>0.586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2.5">
                <text:p>392.5</text:p>
              </table:table-cell>
              <table:table-cell office:value-type="float" office:value="1.0312">
                <text:p>1.0312</text:p>
              </table:table-cell>
              <table:table-cell office:value-type="float" office:value="0.66257">
                <text:p>0.66257</text:p>
              </table:table-cell>
              <table:table-cell office:value-type="float" office:value="0.48961">
                <text:p>0.489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3">
                <text:p>393</text:p>
              </table:table-cell>
              <table:table-cell office:value-type="float" office:value="0.745">
                <text:p>0.745</text:p>
              </table:table-cell>
              <table:table-cell office:value-type="float" office:value="0.47975">
                <text:p>0.47975</text:p>
              </table:table-cell>
              <table:table-cell office:value-type="float" office:value="0.35502">
                <text:p>0.355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3.5">
                <text:p>393.5</text:p>
              </table:table-cell>
              <table:table-cell office:value-type="float" office:value="0.5912">
                <text:p>0.5912</text:p>
              </table:table-cell>
              <table:table-cell office:value-type="float" office:value="0.38152">
                <text:p>0.38152</text:p>
              </table:table-cell>
              <table:table-cell office:value-type="float" office:value="0.28272">
                <text:p>0.282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4">
                <text:p>394</text:p>
              </table:table-cell>
              <table:table-cell office:value-type="float" office:value="0.76675">
                <text:p>0.76675</text:p>
              </table:table-cell>
              <table:table-cell office:value-type="float" office:value="0.49567">
                <text:p>0.49567</text:p>
              </table:table-cell>
              <table:table-cell office:value-type="float" office:value="0.3678">
                <text:p>0.36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4.5">
                <text:p>394.5</text:p>
              </table:table-cell>
              <table:table-cell office:value-type="float" office:value="1.0557">
                <text:p>1.0557</text:p>
              </table:table-cell>
              <table:table-cell office:value-type="float" office:value="0.68385">
                <text:p>0.68385</text:p>
              </table:table-cell>
              <table:table-cell office:value-type="float" office:value="0.50811">
                <text:p>0.508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5">
                <text:p>395</text:p>
              </table:table-cell>
              <table:table-cell office:value-type="float" office:value="1.245">
                <text:p>1.245</text:p>
              </table:table-cell>
              <table:table-cell office:value-type="float" office:value="0.80772">
                <text:p>0.80772</text:p>
              </table:table-cell>
              <table:table-cell office:value-type="float" office:value="0.60096">
                <text:p>0.60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5.5">
                <text:p>395.5</text:p>
              </table:table-cell>
              <table:table-cell office:value-type="float" office:value="1.3245">
                <text:p>1.3245</text:p>
              </table:table-cell>
              <table:table-cell office:value-type="float" office:value="0.86038">
                <text:p>0.86038</text:p>
              </table:table-cell>
              <table:table-cell office:value-type="float" office:value="0.64101">
                <text:p>0.641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96">
                <text:p>396</text:p>
              </table:table-cell>
              <table:table-cell office:value-type="float" office:value="1.1626">
                <text:p>1.1626</text:p>
              </table:table-cell>
              <table:table-cell office:value-type="float" office:value="0.75655">
                <text:p>0.75655</text:p>
              </table:table-cell>
              <table:table-cell office:value-type="float" office:value="0.56443">
                <text:p>0.56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6.5">
                <text:p>396.5</text:p>
              </table:table-cell>
              <table:table-cell office:value-type="float" office:value="0.8433">
                <text:p>0.8433</text:p>
              </table:table-cell>
              <table:table-cell office:value-type="float" office:value="0.55017">
                <text:p>0.55017</text:p>
              </table:table-cell>
              <table:table-cell office:value-type="float" office:value="0.41101">
                <text:p>0.411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7">
                <text:p>397</text:p>
              </table:table-cell>
              <table:table-cell office:value-type="float" office:value="0.652">
                <text:p>0.652</text:p>
              </table:table-cell>
              <table:table-cell office:value-type="float" office:value="0.42619">
                <text:p>0.42619</text:p>
              </table:table-cell>
              <table:table-cell office:value-type="float" office:value="0.31882">
                <text:p>0.318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7.5">
                <text:p>397.5</text:p>
              </table:table-cell>
              <table:table-cell office:value-type="float" office:value="0.96142">
                <text:p>0.96142</text:p>
              </table:table-cell>
              <table:table-cell office:value-type="float" office:value="0.62945">
                <text:p>0.62945</text:p>
              </table:table-cell>
              <table:table-cell office:value-type="float" office:value="0.47151">
                <text:p>0.471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8">
                <text:p>398</text:p>
              </table:table-cell>
              <table:table-cell office:value-type="float" office:value="1.301">
                <text:p>1.301</text:p>
              </table:table-cell>
              <table:table-cell office:value-type="float" office:value="0.85249">
                <text:p>0.85249</text:p>
              </table:table-cell>
              <table:table-cell office:value-type="float" office:value="0.63944">
                <text:p>0.639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8.5">
                <text:p>398.5</text:p>
              </table:table-cell>
              <table:table-cell office:value-type="float" office:value="1.5342">
                <text:p>1.5342</text:p>
              </table:table-cell>
              <table:table-cell office:value-type="float" office:value="1.0069">
                <text:p>1.0069</text:p>
              </table:table-cell>
              <table:table-cell office:value-type="float" office:value="0.75622">
                <text:p>0.7562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9">
                <text:p>399</text:p>
              </table:table-cell>
              <table:table-cell office:value-type="float" office:value="1.6245">
                <text:p>1.6245</text:p>
              </table:table-cell>
              <table:table-cell office:value-type="float" office:value="1.0693">
                <text:p>1.0693</text:p>
              </table:table-cell>
              <table:table-cell office:value-type="float" office:value="0.80408">
                <text:p>0.804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9.5">
                <text:p>399.5</text:p>
              </table:table-cell>
              <table:table-cell office:value-type="float" office:value="1.6717">
                <text:p>1.6717</text:p>
              </table:table-cell>
              <table:table-cell office:value-type="float" office:value="1.1021">
                <text:p>1.1021</text:p>
              </table:table-cell>
              <table:table-cell office:value-type="float" office:value="0.8298">
                <text:p>0.82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00">
                <text:p>400</text:p>
              </table:table-cell>
              <table:table-cell office:value-type="float" office:value="1.6885">
                <text:p>1.6885</text:p>
              </table:table-cell>
              <table:table-cell office:value-type="float" office:value="1.1141">
                <text:p>1.1141</text:p>
              </table:table-cell>
              <table:table-cell office:value-type="float" office:value="0.83989">
                <text:p>0.839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1">
                <text:p>401</text:p>
              </table:table-cell>
              <table:table-cell office:value-type="float" office:value="1.752">
                <text:p>1.752</text:p>
              </table:table-cell>
              <table:table-cell office:value-type="float" office:value="1.1603">
                <text:p>1.1603</text:p>
              </table:table-cell>
              <table:table-cell office:value-type="float" office:value="0.87691">
                <text:p>0.876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2">
                <text:p>402</text:p>
              </table:table-cell>
              <table:table-cell office:value-type="float" office:value="1.814">
                <text:p>1.814</text:p>
              </table:table-cell>
              <table:table-cell office:value-type="float" office:value="1.2061">
                <text:p>1.2061</text:p>
              </table:table-cell>
              <table:table-cell office:value-type="float" office:value="0.91387">
                <text:p>0.913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3">
                <text:p>403</text:p>
              </table:table-cell>
              <table:table-cell office:value-type="float" office:value="1.74">
                <text:p>1.74</text:p>
              </table:table-cell>
              <table:table-cell office:value-type="float" office:value="1.1613">
                <text:p>1.1613</text:p>
              </table:table-cell>
              <table:table-cell office:value-type="float" office:value="0.88211">
                <text:p>0.882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04">
                <text:p>404</text:p>
              </table:table-cell>
              <table:table-cell office:value-type="float" office:value="1.763">
                <text:p>1.763</text:p>
              </table:table-cell>
              <table:table-cell office:value-type="float" office:value="1.1801">
                <text:p>1.1801</text:p>
              </table:table-cell>
              <table:table-cell office:value-type="float" office:value="0.89849">
                <text:p>0.898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05">
                <text:p>405</text:p>
              </table:table-cell>
              <table:table-cell office:value-type="float" office:value="1.715">
                <text:p>1.715</text:p>
              </table:table-cell>
              <table:table-cell office:value-type="float" office:value="1.1511">
                <text:p>1.1511</text:p>
              </table:table-cell>
              <table:table-cell office:value-type="float" office:value="0.87849">
                <text:p>0.878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06">
                <text:p>406</text:p>
              </table:table-cell>
              <table:table-cell office:value-type="float" office:value="1.666">
                <text:p>1.666</text:p>
              </table:table-cell>
              <table:table-cell office:value-type="float" office:value="1.1227">
                <text:p>1.1227</text:p>
              </table:table-cell>
              <table:table-cell office:value-type="float" office:value="0.85878">
                <text:p>0.85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07">
                <text:p>407</text:p>
              </table:table-cell>
              <table:table-cell office:value-type="float" office:value="1.63">
                <text:p>1.63</text:p>
              </table:table-cell>
              <table:table-cell office:value-type="float" office:value="1.1026">
                <text:p>1.1026</text:p>
              </table:table-cell>
              <table:table-cell office:value-type="float" office:value="0.84545">
                <text:p>0.845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8">
                <text:p>408</text:p>
              </table:table-cell>
              <table:table-cell office:value-type="float" office:value="1.699">
                <text:p>1.699</text:p>
              </table:table-cell>
              <table:table-cell office:value-type="float" office:value="1.1514">
                <text:p>1.1514</text:p>
              </table:table-cell>
              <table:table-cell office:value-type="float" office:value="0.88488">
                <text:p>0.884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09">
                <text:p>409</text:p>
              </table:table-cell>
              <table:table-cell office:value-type="float" office:value="1.809">
                <text:p>1.809</text:p>
              </table:table-cell>
              <table:table-cell office:value-type="float" office:value="1.2299">
                <text:p>1.2299</text:p>
              </table:table-cell>
              <table:table-cell office:value-type="float" office:value="0.94717">
                <text:p>0.9471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0">
                <text:p>410</text:p>
              </table:table-cell>
              <table:table-cell office:value-type="float" office:value="1.537">
                <text:p>1.537</text:p>
              </table:table-cell>
              <table:table-cell office:value-type="float" office:value="1.0485">
                <text:p>1.0485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11">
                <text:p>411</text:p>
              </table:table-cell>
              <table:table-cell office:value-type="float" office:value="1.715">
                <text:p>1.715</text:p>
              </table:table-cell>
              <table:table-cell office:value-type="float" office:value="1.1738">
                <text:p>1.1738</text:p>
              </table:table-cell>
              <table:table-cell office:value-type="float" office:value="0.9077">
                <text:p>0.90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12">
                <text:p>412</text:p>
              </table:table-cell>
              <table:table-cell office:value-type="float" office:value="1.816">
                <text:p>1.816</text:p>
              </table:table-cell>
              <table:table-cell office:value-type="float" office:value="1.2478">
                <text:p>1.2478</text:p>
              </table:table-cell>
              <table:table-cell office:value-type="float" office:value="0.96686">
                <text:p>0.966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3">
                <text:p>413</text:p>
              </table:table-cell>
              <table:table-cell office:value-type="float" office:value="1.7392">
                <text:p>1.7392</text:p>
              </table:table-cell>
              <table:table-cell office:value-type="float" office:value="1.1971">
                <text:p>1.1971</text:p>
              </table:table-cell>
              <table:table-cell office:value-type="float" office:value="0.92951">
                <text:p>0.929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4">
                <text:p>414</text:p>
              </table:table-cell>
              <table:table-cell office:value-type="float" office:value="1.7144">
                <text:p>1.7144</text:p>
              </table:table-cell>
              <table:table-cell office:value-type="float" office:value="1.1842">
                <text:p>1.1842</text:p>
              </table:table-cell>
              <table:table-cell office:value-type="float" office:value="0.92134">
                <text:p>0.921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5">
                <text:p>415</text:p>
              </table:table-cell>
              <table:table-cell office:value-type="float" office:value="1.7688">
                <text:p>1.7688</text:p>
              </table:table-cell>
              <table:table-cell office:value-type="float" office:value="1.2258">
                <text:p>1.2258</text:p>
              </table:table-cell>
              <table:table-cell office:value-type="float" office:value="0.95569">
                <text:p>0.955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16">
                <text:p>416</text:p>
              </table:table-cell>
              <table:table-cell office:value-type="float" office:value="1.815">
                <text:p>1.815</text:p>
              </table:table-cell>
              <table:table-cell office:value-type="float" office:value="1.2624">
                <text:p>1.2624</text:p>
              </table:table-cell>
              <table:table-cell office:value-type="float" office:value="0.98628">
                <text:p>0.986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7">
                <text:p>417</text:p>
              </table:table-cell>
              <table:table-cell office:value-type="float" office:value="1.766">
                <text:p>1.766</text:p>
              </table:table-cell>
              <table:table-cell office:value-type="float" office:value="1.2312">
                <text:p>1.2312</text:p>
              </table:table-cell>
              <table:table-cell office:value-type="float" office:value="0.96392">
                <text:p>0.9639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8">
                <text:p>418</text:p>
              </table:table-cell>
              <table:table-cell office:value-type="float" office:value="1.685">
                <text:p>1.685</text:p>
              </table:table-cell>
              <table:table-cell office:value-type="float" office:value="1.1777">
                <text:p>1.1777</text:p>
              </table:table-cell>
              <table:table-cell office:value-type="float" office:value="0.92392">
                <text:p>0.923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9">
                <text:p>419</text:p>
              </table:table-cell>
              <table:table-cell office:value-type="float" office:value="1.749">
                <text:p>1.749</text:p>
              </table:table-cell>
              <table:table-cell office:value-type="float" office:value="1.2258">
                <text:p>1.2258</text:p>
              </table:table-cell>
              <table:table-cell office:value-type="float" office:value="0.96354">
                <text:p>0.963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0">
                <text:p>420</text:p>
              </table:table-cell>
              <table:table-cell office:value-type="float" office:value="1.599">
                <text:p>1.599</text:p>
              </table:table-cell>
              <table:table-cell office:value-type="float" office:value="1.1232">
                <text:p>1.1232</text:p>
              </table:table-cell>
              <table:table-cell office:value-type="float" office:value="0.88467">
                <text:p>0.884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1">
                <text:p>421</text:p>
              </table:table-cell>
              <table:table-cell office:value-type="float" office:value="1.811">
                <text:p>1.811</text:p>
              </table:table-cell>
              <table:table-cell office:value-type="float" office:value="1.2757">
                <text:p>1.2757</text:p>
              </table:table-cell>
              <table:table-cell office:value-type="float" office:value="1.0067">
                <text:p>1.00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22">
                <text:p>422</text:p>
              </table:table-cell>
              <table:table-cell office:value-type="float" office:value="1.782">
                <text:p>1.782</text:p>
              </table:table-cell>
              <table:table-cell office:value-type="float" office:value="1.2583">
                <text:p>1.2583</text:p>
              </table:table-cell>
              <table:table-cell office:value-type="float" office:value="0.99499">
                <text:p>0.99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3">
                <text:p>423</text:p>
              </table:table-cell>
              <table:table-cell office:value-type="float" office:value="1.721">
                <text:p>1.721</text:p>
              </table:table-cell>
              <table:table-cell office:value-type="float" office:value="1.2184">
                <text:p>1.2184</text:p>
              </table:table-cell>
              <table:table-cell office:value-type="float" office:value="0.96531">
                <text:p>0.965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4">
                <text:p>424</text:p>
              </table:table-cell>
              <table:table-cell office:value-type="float" office:value="1.708">
                <text:p>1.708</text:p>
              </table:table-cell>
              <table:table-cell office:value-type="float" office:value="1.2117">
                <text:p>1.2117</text:p>
              </table:table-cell>
              <table:table-cell office:value-type="float" office:value="0.96182">
                <text:p>0.961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5">
                <text:p>425</text:p>
              </table:table-cell>
              <table:table-cell office:value-type="float" office:value="1.755">
                <text:p>1.755</text:p>
              </table:table-cell>
              <table:table-cell office:value-type="float" office:value="1.2488">
                <text:p>1.2488</text:p>
              </table:table-cell>
              <table:table-cell office:value-type="float" office:value="0.99312">
                <text:p>0.993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26">
                <text:p>426</text:p>
              </table:table-cell>
              <table:table-cell office:value-type="float" office:value="1.699">
                <text:p>1.699</text:p>
              </table:table-cell>
              <table:table-cell office:value-type="float" office:value="1.2135">
                <text:p>1.2135</text:p>
              </table:table-cell>
              <table:table-cell office:value-type="float" office:value="0.96667">
                <text:p>0.9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7">
                <text:p>427</text:p>
              </table:table-cell>
              <table:table-cell office:value-type="float" office:value="1.638">
                <text:p>1.638</text:p>
              </table:table-cell>
              <table:table-cell office:value-type="float" office:value="1.1724">
                <text:p>1.1724</text:p>
              </table:table-cell>
              <table:table-cell office:value-type="float" office:value="0.9355">
                <text:p>0.93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8">
                <text:p>428</text:p>
              </table:table-cell>
              <table:table-cell office:value-type="float" office:value="1.651">
                <text:p>1.651</text:p>
              </table:table-cell>
              <table:table-cell office:value-type="float" office:value="1.1839">
                <text:p>1.1839</text:p>
              </table:table-cell>
              <table:table-cell office:value-type="float" office:value="0.94625">
                <text:p>0.94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29">
                <text:p>429</text:p>
              </table:table-cell>
              <table:table-cell office:value-type="float" office:value="1.523">
                <text:p>1.523</text:p>
              </table:table-cell>
              <table:table-cell office:value-type="float" office:value="1.0963">
                <text:p>1.0963</text:p>
              </table:table-cell>
              <table:table-cell office:value-type="float" office:value="0.87766">
                <text:p>0.877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0">
                <text:p>430</text:p>
              </table:table-cell>
              <table:table-cell office:value-type="float" office:value="1.212">
                <text:p>1.212</text:p>
              </table:table-cell>
              <table:table-cell office:value-type="float" office:value="0.87462">
                <text:p>0.87462</text:p>
              </table:table-cell>
              <table:table-cell office:value-type="float" office:value="0.70134">
                <text:p>0.7013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1">
                <text:p>431</text:p>
              </table:table-cell>
              <table:table-cell office:value-type="float" office:value="1.099">
                <text:p>1.099</text:p>
              </table:table-cell>
              <table:table-cell office:value-type="float" office:value="0.79394">
                <text:p>0.79394</text:p>
              </table:table-cell>
              <table:table-cell office:value-type="float" office:value="0.63779">
                <text:p>0.637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2">
                <text:p>432</text:p>
              </table:table-cell>
              <table:table-cell office:value-type="float" office:value="1.822">
                <text:p>1.822</text:p>
              </table:table-cell>
              <table:table-cell office:value-type="float" office:value="1.3207">
                <text:p>1.3207</text:p>
              </table:table-cell>
              <table:table-cell office:value-type="float" office:value="1.0628">
                <text:p>1.06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33">
                <text:p>433</text:p>
              </table:table-cell>
              <table:table-cell office:value-type="float" office:value="1.6913">
                <text:p>1.6913</text:p>
              </table:table-cell>
              <table:table-cell office:value-type="float" office:value="1.2288">
                <text:p>1.2288</text:p>
              </table:table-cell>
              <table:table-cell office:value-type="float" office:value="0.9905">
                <text:p>0.99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34">
                <text:p>434</text:p>
              </table:table-cell>
              <table:table-cell office:value-type="float" office:value="1.56">
                <text:p>1.56</text:p>
              </table:table-cell>
              <table:table-cell office:value-type="float" office:value="1.1352">
                <text:p>1.1352</text:p>
              </table:table-cell>
              <table:table-cell office:value-type="float" office:value="0.91653">
                <text:p>0.916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35">
                <text:p>435</text:p>
              </table:table-cell>
              <table:table-cell office:value-type="float" office:value="1.709">
                <text:p>1.709</text:p>
              </table:table-cell>
              <table:table-cell office:value-type="float" office:value="1.2452">
                <text:p>1.2452</text:p>
              </table:table-cell>
              <table:table-cell office:value-type="float" office:value="1.007">
                <text:p>1.00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36">
                <text:p>436</text:p>
              </table:table-cell>
              <table:table-cell office:value-type="float" office:value="1.868">
                <text:p>1.868</text:p>
              </table:table-cell>
              <table:table-cell office:value-type="float" office:value="1.3659">
                <text:p>1.3659</text:p>
              </table:table-cell>
              <table:table-cell office:value-type="float" office:value="1.1061">
                <text:p>1.10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37">
                <text:p>437</text:p>
              </table:table-cell>
              <table:table-cell office:value-type="float" office:value="1.9">
                <text:p>1.9</text:p>
              </table:table-cell>
              <table:table-cell office:value-type="float" office:value="1.3943">
                <text:p>1.3943</text:p>
              </table:table-cell>
              <table:table-cell office:value-type="float" office:value="1.1306">
                <text:p>1.13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38">
                <text:p>438</text:p>
              </table:table-cell>
              <table:table-cell office:value-type="float" office:value="1.663">
                <text:p>1.663</text:p>
              </table:table-cell>
              <table:table-cell office:value-type="float" office:value="1.2238">
                <text:p>1.2238</text:p>
              </table:table-cell>
              <table:table-cell office:value-type="float" office:value="0.99368">
                <text:p>0.993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39">
                <text:p>439</text:p>
              </table:table-cell>
              <table:table-cell office:value-type="float" office:value="1.601">
                <text:p>1.601</text:p>
              </table:table-cell>
              <table:table-cell office:value-type="float" office:value="1.1775">
                <text:p>1.1775</text:p>
              </table:table-cell>
              <table:table-cell office:value-type="float" office:value="0.95753">
                <text:p>0.957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40">
                <text:p>440</text:p>
              </table:table-cell>
              <table:table-cell office:value-type="float" office:value="1.83">
                <text:p>1.83</text:p>
              </table:table-cell>
              <table:table-cell office:value-type="float" office:value="1.3499">
                <text:p>1.3499</text:p>
              </table:table-cell>
              <table:table-cell office:value-type="float" office:value="1.0993">
                <text:p>1.09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41">
                <text:p>441</text:p>
              </table:table-cell>
              <table:table-cell office:value-type="float" office:value="1.799">
                <text:p>1.799</text:p>
              </table:table-cell>
              <table:table-cell office:value-type="float" office:value="1.3313">
                <text:p>1.3313</text:p>
              </table:table-cell>
              <table:table-cell office:value-type="float" office:value="1.0859">
                <text:p>1.08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42">
                <text:p>442</text:p>
              </table:table-cell>
              <table:table-cell office:value-type="float" office:value="1.922">
                <text:p>1.922</text:p>
              </table:table-cell>
              <table:table-cell office:value-type="float" office:value="1.425">
                <text:p>1.425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43">
                <text:p>443</text:p>
              </table:table-cell>
              <table:table-cell office:value-type="float" office:value="1.949">
                <text:p>1.949</text:p>
              </table:table-cell>
              <table:table-cell office:value-type="float" office:value="1.4453">
                <text:p>1.4453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44">
                <text:p>444</text:p>
              </table:table-cell>
              <table:table-cell office:value-type="float" office:value="1.8941">
                <text:p>1.8941</text:p>
              </table:table-cell>
              <table:table-cell office:value-type="float" office:value="1.4084">
                <text:p>1.4084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5">
                <text:p>445</text:p>
              </table:table-cell>
              <table:table-cell office:value-type="float" office:value="1.965">
                <text:p>1.965</text:p>
              </table:table-cell>
              <table:table-cell office:value-type="float" office:value="1.4619">
                <text:p>1.4619</text:p>
              </table:table-cell>
              <table:table-cell office:value-type="float" office:value="1.1992">
                <text:p>1.19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46">
                <text:p>446</text:p>
              </table:table-cell>
              <table:table-cell office:value-type="float" office:value="1.7557">
                <text:p>1.7557</text:p>
              </table:table-cell>
              <table:table-cell office:value-type="float" office:value="1.3108">
                <text:p>1.3108</text:p>
              </table:table-cell>
              <table:table-cell office:value-type="float" office:value="1.0766">
                <text:p>1.07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7">
                <text:p>447</text:p>
              </table:table-cell>
              <table:table-cell office:value-type="float" office:value="1.99">
                <text:p>1.99</text:p>
              </table:table-cell>
              <table:table-cell office:value-type="float" office:value="1.4903">
                <text:p>1.4903</text:p>
              </table:table-cell>
              <table:table-cell office:value-type="float" office:value="1.2257">
                <text:p>1.22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8">
                <text:p>448</text:p>
              </table:table-cell>
              <table:table-cell office:value-type="float" office:value="2.014">
                <text:p>2.014</text:p>
              </table:table-cell>
              <table:table-cell office:value-type="float" office:value="1.5081">
                <text:p>1.5081</text:p>
              </table:table-cell>
              <table:table-cell office:value-type="float" office:value="1.2422">
                <text:p>1.24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9">
                <text:p>449</text:p>
              </table:table-cell>
              <table:table-cell office:value-type="float" office:value="2.001">
                <text:p>2.001</text:p>
              </table:table-cell>
              <table:table-cell office:value-type="float" office:value="1.5045">
                <text:p>1.5045</text:p>
              </table:table-cell>
              <table:table-cell office:value-type="float" office:value="1.2409">
                <text:p>1.24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50">
                <text:p>450</text:p>
              </table:table-cell>
              <table:table-cell office:value-type="float" office:value="2.069">
                <text:p>2.069</text:p>
              </table:table-cell>
              <table:table-cell office:value-type="float" office:value="1.5595">
                <text:p>1.5595</text:p>
              </table:table-cell>
              <table:table-cell office:value-type="float" office:value="1.2881">
                <text:p>1.28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51">
                <text:p>451</text:p>
              </table:table-cell>
              <table:table-cell office:value-type="float" office:value="2.142">
                <text:p>2.142</text:p>
              </table:table-cell>
              <table:table-cell office:value-type="float" office:value="1.6173">
                <text:p>1.6173</text:p>
              </table:table-cell>
              <table:table-cell office:value-type="float" office:value="1.3376">
                <text:p>1.337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2">
                <text:p>452</text:p>
              </table:table-cell>
              <table:table-cell office:value-type="float" office:value="2.047">
                <text:p>2.047</text:p>
              </table:table-cell>
              <table:table-cell office:value-type="float" office:value="1.5482">
                <text:p>1.5482</text:p>
              </table:table-cell>
              <table:table-cell office:value-type="float" office:value="1.2822">
                <text:p>1.282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53">
                <text:p>453</text:p>
              </table:table-cell>
              <table:table-cell office:value-type="float" office:value="1.8864">
                <text:p>1.8864</text:p>
              </table:table-cell>
              <table:table-cell office:value-type="float" office:value="1.4297">
                <text:p>1.4297</text:p>
              </table:table-cell>
              <table:table-cell office:value-type="float" office:value="1.1854">
                <text:p>1.18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54">
                <text:p>454</text:p>
              </table:table-cell>
              <table:table-cell office:value-type="float" office:value="2.018">
                <text:p>2.018</text:p>
              </table:table-cell>
              <table:table-cell office:value-type="float" office:value="1.5335">
                <text:p>1.5335</text:p>
              </table:table-cell>
              <table:table-cell office:value-type="float" office:value="1.273">
                <text:p>1.27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5">
                <text:p>455</text:p>
              </table:table-cell>
              <table:table-cell office:value-type="float" office:value="2.001">
                <text:p>2.001</text:p>
              </table:table-cell>
              <table:table-cell office:value-type="float" office:value="1.5224">
                <text:p>1.5224</text:p>
              </table:table-cell>
              <table:table-cell office:value-type="float" office:value="1.2655">
                <text:p>1.26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6">
                <text:p>456</text:p>
              </table:table-cell>
              <table:table-cell office:value-type="float" office:value="2.063">
                <text:p>2.063</text:p>
              </table:table-cell>
              <table:table-cell office:value-type="float" office:value="1.5724">
                <text:p>1.5724</text:p>
              </table:table-cell>
              <table:table-cell office:value-type="float" office:value="1.3088">
                <text:p>1.30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7">
                <text:p>457</text:p>
              </table:table-cell>
              <table:table-cell office:value-type="float" office:value="2.077">
                <text:p>2.077</text:p>
              </table:table-cell>
              <table:table-cell office:value-type="float" office:value="1.5854">
                <text:p>1.5854</text:p>
              </table:table-cell>
              <table:table-cell office:value-type="float" office:value="1.3213">
                <text:p>1.32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8">
                <text:p>458</text:p>
              </table:table-cell>
              <table:table-cell office:value-type="float" office:value="2.032">
                <text:p>2.032</text:p>
              </table:table-cell>
              <table:table-cell office:value-type="float" office:value="1.5514">
                <text:p>1.5514</text:p>
              </table:table-cell>
              <table:table-cell office:value-type="float" office:value="1.2946">
                <text:p>1.29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9">
                <text:p>459</text:p>
              </table:table-cell>
              <table:table-cell office:value-type="float" office:value="2.012">
                <text:p>2.012</text:p>
              </table:table-cell>
              <table:table-cell office:value-type="float" office:value="1.5391">
                <text:p>1.5391</text:p>
              </table:table-cell>
              <table:table-cell office:value-type="float" office:value="1.2859">
                <text:p>1.28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60">
                <text:p>460</text:p>
              </table:table-cell>
              <table:table-cell office:value-type="float" office:value="1.9973">
                <text:p>1.9973</text:p>
              </table:table-cell>
              <table:table-cell office:value-type="float" office:value="1.5291">
                <text:p>1.5291</text:p>
              </table:table-cell>
              <table:table-cell office:value-type="float" office:value="1.2791">
                <text:p>1.27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61">
                <text:p>461</text:p>
              </table:table-cell>
              <table:table-cell office:value-type="float" office:value="2.0639">
                <text:p>2.0639</text:p>
              </table:table-cell>
              <table:table-cell office:value-type="float" office:value="1.5827">
                <text:p>1.5827</text:p>
              </table:table-cell>
              <table:table-cell office:value-type="float" office:value="1.3255">
                <text:p>1.3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2">
                <text:p>462</text:p>
              </table:table-cell>
              <table:table-cell office:value-type="float" office:value="2.078">
                <text:p>2.078</text:p>
              </table:table-cell>
              <table:table-cell office:value-type="float" office:value="1.5975">
                <text:p>1.5975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3">
                <text:p>463</text:p>
              </table:table-cell>
              <table:table-cell office:value-type="float" office:value="2.084">
                <text:p>2.084</text:p>
              </table:table-cell>
              <table:table-cell office:value-type="float" office:value="1.6031">
                <text:p>1.6031</text:p>
              </table:table-cell>
              <table:table-cell office:value-type="float" office:value="1.3452">
                <text:p>1.34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4">
                <text:p>464</text:p>
              </table:table-cell>
              <table:table-cell office:value-type="float" office:value="2.015">
                <text:p>2.015</text:p>
              </table:table-cell>
              <table:table-cell office:value-type="float" office:value="1.5544">
                <text:p>1.5544</text:p>
              </table:table-cell>
              <table:table-cell office:value-type="float" office:value="1.3055">
                <text:p>1.305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5">
                <text:p>465</text:p>
              </table:table-cell>
              <table:table-cell office:value-type="float" office:value="1.984">
                <text:p>1.984</text:p>
              </table:table-cell>
              <table:table-cell office:value-type="float" office:value="1.535">
                <text:p>1.535</text:p>
              </table:table-cell>
              <table:table-cell office:value-type="float" office:value="1.2905">
                <text:p>1.29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6">
                <text:p>466</text:p>
              </table:table-cell>
              <table:table-cell office:value-type="float" office:value="2.021">
                <text:p>2.021</text:p>
              </table:table-cell>
              <table:table-cell office:value-type="float" office:value="1.5673">
                <text:p>1.5673</text:p>
              </table:table-cell>
              <table:table-cell office:value-type="float" office:value="1.319">
                <text:p>1.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7">
                <text:p>467</text:p>
              </table:table-cell>
              <table:table-cell office:value-type="float" office:value="1.931">
                <text:p>1.931</text:p>
              </table:table-cell>
              <table:table-cell office:value-type="float" office:value="1.4973">
                <text:p>1.4973</text:p>
              </table:table-cell>
              <table:table-cell office:value-type="float" office:value="1.2616">
                <text:p>1.26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8">
                <text:p>468</text:p>
              </table:table-cell>
              <table:table-cell office:value-type="float" office:value="2.012">
                <text:p>2.012</text:p>
              </table:table-cell>
              <table:table-cell office:value-type="float" office:value="1.5619">
                <text:p>1.5619</text:p>
              </table:table-cell>
              <table:table-cell office:value-type="float" office:value="1.3178">
                <text:p>1.31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69">
                <text:p>469</text:p>
              </table:table-cell>
              <table:table-cell office:value-type="float" office:value="2.018">
                <text:p>2.018</text:p>
              </table:table-cell>
              <table:table-cell office:value-type="float" office:value="1.5682">
                <text:p>1.5682</text:p>
              </table:table-cell>
              <table:table-cell office:value-type="float" office:value="1.3247">
                <text:p>1.3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0">
                <text:p>470</text:p>
              </table:table-cell>
              <table:table-cell office:value-type="float" office:value="1.939">
                <text:p>1.939</text:p>
              </table:table-cell>
              <table:table-cell office:value-type="float" office:value="1.5077">
                <text:p>1.5077</text:p>
              </table:table-cell>
              <table:table-cell office:value-type="float" office:value="1.2749">
                <text:p>1.274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71">
                <text:p>471</text:p>
              </table:table-cell>
              <table:table-cell office:value-type="float" office:value="1.969">
                <text:p>1.969</text:p>
              </table:table-cell>
              <table:table-cell office:value-type="float" office:value="1.5331">
                <text:p>1.5331</text:p>
              </table:table-cell>
              <table:table-cell office:value-type="float" office:value="1.2975">
                <text:p>1.29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72">
                <text:p>472</text:p>
              </table:table-cell>
              <table:table-cell office:value-type="float" office:value="2.07">
                <text:p>2.07</text:p>
              </table:table-cell>
              <table:table-cell office:value-type="float" office:value="1.6126">
                <text:p>1.6126</text:p>
              </table:table-cell>
              <table:table-cell office:value-type="float" office:value="1.3661">
                <text:p>1.366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3">
                <text:p>473</text:p>
              </table:table-cell>
              <table:table-cell office:value-type="float" office:value="1.9882">
                <text:p>1.9882</text:p>
              </table:table-cell>
              <table:table-cell office:value-type="float" office:value="1.5499">
                <text:p>1.5499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74">
                <text:p>474</text:p>
              </table:table-cell>
              <table:table-cell office:value-type="float" office:value="2.012">
                <text:p>2.012</text:p>
              </table:table-cell>
              <table:table-cell office:value-type="float" office:value="1.5671">
                <text:p>1.5671</text:p>
              </table:table-cell>
              <table:table-cell office:value-type="float" office:value="1.3304">
                <text:p>1.33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75">
                <text:p>475</text:p>
              </table:table-cell>
              <table:table-cell office:value-type="float" office:value="2.08">
                <text:p>2.08</text:p>
              </table:table-cell>
              <table:table-cell office:value-type="float" office:value="1.6185">
                <text:p>1.6185</text:p>
              </table:table-cell>
              <table:table-cell office:value-type="float" office:value="1.3755">
                <text:p>1.375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76">
                <text:p>476</text:p>
              </table:table-cell>
              <table:table-cell office:value-type="float" office:value="2.012">
                <text:p>2.012</text:p>
              </table:table-cell>
              <table:table-cell office:value-type="float" office:value="1.5631">
                <text:p>1.5631</text:p>
              </table:table-cell>
              <table:table-cell office:value-type="float" office:value="1.3299">
                <text:p>1.32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77">
                <text:p>477</text:p>
              </table:table-cell>
              <table:table-cell office:value-type="float" office:value="2.025">
                <text:p>2.025</text:p>
              </table:table-cell>
              <table:table-cell office:value-type="float" office:value="1.5724">
                <text:p>1.5724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78">
                <text:p>478</text:p>
              </table:table-cell>
              <table:table-cell office:value-type="float" office:value="2.086">
                <text:p>2.086</text:p>
              </table:table-cell>
              <table:table-cell office:value-type="float" office:value="1.623">
                <text:p>1.623</text:p>
              </table:table-cell>
              <table:table-cell office:value-type="float" office:value="1.3839">
                <text:p>1.38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79">
                <text:p>479</text:p>
              </table:table-cell>
              <table:table-cell office:value-type="float" office:value="2.04">
                <text:p>2.04</text:p>
              </table:table-cell>
              <table:table-cell office:value-type="float" office:value="1.5916">
                <text:p>1.5916</text:p>
              </table:table-cell>
              <table:table-cell office:value-type="float" office:value="1.3586">
                <text:p>1.35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0">
                <text:p>480</text:p>
              </table:table-cell>
              <table:table-cell office:value-type="float" office:value="2.068">
                <text:p>2.068</text:p>
              </table:table-cell>
              <table:table-cell office:value-type="float" office:value="1.6181">
                <text:p>1.6181</text:p>
              </table:table-cell>
              <table:table-cell office:value-type="float" office:value="1.3825">
                <text:p>1.38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81">
                <text:p>481</text:p>
              </table:table-cell>
              <table:table-cell office:value-type="float" office:value="2.061">
                <text:p>2.061</text:p>
              </table:table-cell>
              <table:table-cell office:value-type="float" office:value="1.6177">
                <text:p>1.6177</text:p>
              </table:table-cell>
              <table:table-cell office:value-type="float" office:value="1.3836">
                <text:p>1.38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82">
                <text:p>482</text:p>
              </table:table-cell>
              <table:table-cell office:value-type="float" office:value="2.0623">
                <text:p>2.0623</text:p>
              </table:table-cell>
              <table:table-cell office:value-type="float" office:value="1.6236">
                <text:p>1.6236</text:p>
              </table:table-cell>
              <table:table-cell office:value-type="float" office:value="1.3899">
                <text:p>1.389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83">
                <text:p>483</text:p>
              </table:table-cell>
              <table:table-cell office:value-type="float" office:value="2.031">
                <text:p>2.031</text:p>
              </table:table-cell>
              <table:table-cell office:value-type="float" office:value="1.6038">
                <text:p>1.6038</text:p>
              </table:table-cell>
              <table:table-cell office:value-type="float" office:value="1.3742">
                <text:p>1.37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84">
                <text:p>484</text:p>
              </table:table-cell>
              <table:table-cell office:value-type="float" office:value="1.989">
                <text:p>1.989</text:p>
              </table:table-cell>
              <table:table-cell office:value-type="float" office:value="1.5734">
                <text:p>1.5734</text:p>
              </table:table-cell>
              <table:table-cell office:value-type="float" office:value="1.3492">
                <text:p>1.34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85">
                <text:p>485</text:p>
              </table:table-cell>
              <table:table-cell office:value-type="float" office:value="1.979">
                <text:p>1.979</text:p>
              </table:table-cell>
              <table:table-cell office:value-type="float" office:value="1.5683">
                <text:p>1.5683</text:p>
              </table:table-cell>
              <table:table-cell office:value-type="float" office:value="1.3457">
                <text:p>1.34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86">
                <text:p>486</text:p>
              </table:table-cell>
              <table:table-cell office:value-type="float" office:value="1.601">
                <text:p>1.601</text:p>
              </table:table-cell>
              <table:table-cell office:value-type="float" office:value="1.2716">
                <text:p>1.2716</text:p>
              </table:table-cell>
              <table:table-cell office:value-type="float" office:value="1.0918">
                <text:p>1.09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87">
                <text:p>487</text:p>
              </table:table-cell>
              <table:table-cell office:value-type="float" office:value="1.789">
                <text:p>1.789</text:p>
              </table:table-cell>
              <table:table-cell office:value-type="float" office:value="1.4241">
                <text:p>1.4241</text:p>
              </table:table-cell>
              <table:table-cell office:value-type="float" office:value="1.2235">
                <text:p>1.22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88">
                <text:p>488</text:p>
              </table:table-cell>
              <table:table-cell office:value-type="float" office:value="1.935">
                <text:p>1.935</text:p>
              </table:table-cell>
              <table:table-cell office:value-type="float" office:value="1.5413">
                <text:p>1.5413</text:p>
              </table:table-cell>
              <table:table-cell office:value-type="float" office:value="1.3252">
                <text:p>1.32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89">
                <text:p>489</text:p>
              </table:table-cell>
              <table:table-cell office:value-type="float" office:value="1.8224">
                <text:p>1.8224</text:p>
              </table:table-cell>
              <table:table-cell office:value-type="float" office:value="1.4519">
                <text:p>1.4519</text:p>
              </table:table-cell>
              <table:table-cell office:value-type="float" office:value="1.2492">
                <text:p>1.24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0">
                <text:p>490</text:p>
              </table:table-cell>
              <table:table-cell office:value-type="float" office:value="2.032">
                <text:p>2.032</text:p>
              </table:table-cell>
              <table:table-cell office:value-type="float" office:value="1.6224">
                <text:p>1.6224</text:p>
              </table:table-cell>
              <table:table-cell office:value-type="float" office:value="1.3968">
                <text:p>1.39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1">
                <text:p>491</text:p>
              </table:table-cell>
              <table:table-cell office:value-type="float" office:value="1.949">
                <text:p>1.949</text:p>
              </table:table-cell>
              <table:table-cell office:value-type="float" office:value="1.5595">
                <text:p>1.5595</text:p>
              </table:table-cell>
              <table:table-cell office:value-type="float" office:value="1.3435">
                <text:p>1.34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92">
                <text:p>492</text:p>
              </table:table-cell>
              <table:table-cell office:value-type="float" office:value="1.856">
                <text:p>1.856</text:p>
              </table:table-cell>
              <table:table-cell office:value-type="float" office:value="1.4869">
                <text:p>1.4869</text:p>
              </table:table-cell>
              <table:table-cell office:value-type="float" office:value="1.2818">
                <text:p>1.28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93">
                <text:p>493</text:p>
              </table:table-cell>
              <table:table-cell office:value-type="float" office:value="1.983">
                <text:p>1.983</text:p>
              </table:table-cell>
              <table:table-cell office:value-type="float" office:value="1.5903">
                <text:p>1.5903</text:p>
              </table:table-cell>
              <table:table-cell office:value-type="float" office:value="1.3719">
                <text:p>1.37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4">
                <text:p>494</text:p>
              </table:table-cell>
              <table:table-cell office:value-type="float" office:value="1.9339">
                <text:p>1.9339</text:p>
              </table:table-cell>
              <table:table-cell office:value-type="float" office:value="1.5525">
                <text:p>1.5525</text:p>
              </table:table-cell>
              <table:table-cell office:value-type="float" office:value="1.3402">
                <text:p>1.34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95">
                <text:p>495</text:p>
              </table:table-cell>
              <table:table-cell office:value-type="float" office:value="2.051">
                <text:p>2.051</text:p>
              </table:table-cell>
              <table:table-cell office:value-type="float" office:value="1.6485">
                <text:p>1.6485</text:p>
              </table:table-cell>
              <table:table-cell office:value-type="float" office:value="1.4238">
                <text:p>1.42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96">
                <text:p>496</text:p>
              </table:table-cell>
              <table:table-cell office:value-type="float" office:value="1.949">
                <text:p>1.949</text:p>
              </table:table-cell>
              <table:table-cell office:value-type="float" office:value="1.5676">
                <text:p>1.5676</text:p>
              </table:table-cell>
              <table:table-cell office:value-type="float" office:value="1.3548">
                <text:p>1.35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97">
                <text:p>497</text:p>
              </table:table-cell>
              <table:table-cell office:value-type="float" office:value="1.98">
                <text:p>1.98</text:p>
              </table:table-cell>
              <table:table-cell office:value-type="float" office:value="1.5944">
                <text:p>1.5944</text:p>
              </table:table-cell>
              <table:table-cell office:value-type="float" office:value="1.3788">
                <text:p>1.3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98">
                <text:p>498</text:p>
              </table:table-cell>
              <table:table-cell office:value-type="float" office:value="1.924">
                <text:p>1.924</text:p>
              </table:table-cell>
              <table:table-cell office:value-type="float" office:value="1.5509">
                <text:p>1.5509</text:p>
              </table:table-cell>
              <table:table-cell office:value-type="float" office:value="1.3421">
                <text:p>1.3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99">
                <text:p>499</text:p>
              </table:table-cell>
              <table:table-cell office:value-type="float" office:value="1.923">
                <text:p>1.923</text:p>
              </table:table-cell>
              <table:table-cell office:value-type="float" office:value="1.5507">
                <text:p>1.5507</text:p>
              </table:table-cell>
              <table:table-cell office:value-type="float" office:value="1.3429">
                <text:p>1.34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0">
                <text:p>500</text:p>
              </table:table-cell>
              <table:table-cell office:value-type="float" office:value="1.916">
                <text:p>1.916</text:p>
              </table:table-cell>
              <table:table-cell office:value-type="float" office:value="1.5451">
                <text:p>1.5451</text:p>
              </table:table-cell>
              <table:table-cell office:value-type="float" office:value="1.3391">
                <text:p>1.33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1">
                <text:p>501</text:p>
              </table:table-cell>
              <table:table-cell office:value-type="float" office:value="1.858">
                <text:p>1.858</text:p>
              </table:table-cell>
              <table:table-cell office:value-type="float" office:value="1.4978">
                <text:p>1.4978</text:p>
              </table:table-cell>
              <table:table-cell office:value-type="float" office:value="1.299">
                <text:p>1.2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2">
                <text:p>502</text:p>
              </table:table-cell>
              <table:table-cell office:value-type="float" office:value="1.86">
                <text:p>1.86</text:p>
              </table:table-cell>
              <table:table-cell office:value-type="float" office:value="1.4966">
                <text:p>1.4966</text:p>
              </table:table-cell>
              <table:table-cell office:value-type="float" office:value="1.2991">
                <text:p>1.29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3">
                <text:p>503</text:p>
              </table:table-cell>
              <table:table-cell office:value-type="float" office:value="1.949">
                <text:p>1.949</text:p>
              </table:table-cell>
              <table:table-cell office:value-type="float" office:value="1.5653">
                <text:p>1.5653</text:p>
              </table:table-cell>
              <table:table-cell office:value-type="float" office:value="1.3597">
                <text:p>1.359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4">
                <text:p>504</text:p>
              </table:table-cell>
              <table:table-cell office:value-type="float" office:value="1.833">
                <text:p>1.833</text:p>
              </table:table-cell>
              <table:table-cell office:value-type="float" office:value="1.4587">
                <text:p>1.4587</text:p>
              </table:table-cell>
              <table:table-cell office:value-type="float" office:value="1.2682">
                <text:p>1.26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5">
                <text:p>505</text:p>
              </table:table-cell>
              <table:table-cell office:value-type="float" office:value="1.9472">
                <text:p>1.9472</text:p>
              </table:table-cell>
              <table:table-cell office:value-type="float" office:value="1.5635">
                <text:p>1.5635</text:p>
              </table:table-cell>
              <table:table-cell office:value-type="float" office:value="1.3598">
                <text:p>1.35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6">
                <text:p>506</text:p>
              </table:table-cell>
              <table:table-cell office:value-type="float" office:value="2.025">
                <text:p>2.025</text:p>
              </table:table-cell>
              <table:table-cell office:value-type="float" office:value="1.6264">
                <text:p>1.6264</text:p>
              </table:table-cell>
              <table:table-cell office:value-type="float" office:value="1.4153">
                <text:p>1.41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7">
                <text:p>507</text:p>
              </table:table-cell>
              <table:table-cell office:value-type="float" office:value="1.9354">
                <text:p>1.9354</text:p>
              </table:table-cell>
              <table:table-cell office:value-type="float" office:value="1.556">
                <text:p>1.556</text:p>
              </table:table-cell>
              <table:table-cell office:value-type="float" office:value="1.3548">
                <text:p>1.354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8">
                <text:p>508</text:p>
              </table:table-cell>
              <table:table-cell office:value-type="float" office:value="1.88">
                <text:p>1.88</text:p>
              </table:table-cell>
              <table:table-cell office:value-type="float" office:value="1.5165">
                <text:p>1.5165</text:p>
              </table:table-cell>
              <table:table-cell office:value-type="float" office:value="1.321">
                <text:p>1.32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9">
                <text:p>509</text:p>
              </table:table-cell>
              <table:table-cell office:value-type="float" office:value="1.965">
                <text:p>1.965</text:p>
              </table:table-cell>
              <table:table-cell office:value-type="float" office:value="1.5893">
                <text:p>1.5893</text:p>
              </table:table-cell>
              <table:table-cell office:value-type="float" office:value="1.385">
                <text:p>1.38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10">
                <text:p>510</text:p>
              </table:table-cell>
              <table:table-cell office:value-type="float" office:value="1.91">
                <text:p>1.91</text:p>
              </table:table-cell>
              <table:table-cell office:value-type="float" office:value="1.5481">
                <text:p>1.5481</text:p>
              </table:table-cell>
              <table:table-cell office:value-type="float" office:value="1.3497">
                <text:p>1.34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11">
                <text:p>511</text:p>
              </table:table-cell>
              <table:table-cell office:value-type="float" office:value="1.941">
                <text:p>1.941</text:p>
              </table:table-cell>
              <table:table-cell office:value-type="float" office:value="1.5769">
                <text:p>1.5769</text:p>
              </table:table-cell>
              <table:table-cell office:value-type="float" office:value="1.3753">
                <text:p>1.37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12">
                <text:p>512</text:p>
              </table:table-cell>
              <table:table-cell office:value-type="float" office:value="1.989">
                <text:p>1.989</text:p>
              </table:table-cell>
              <table:table-cell office:value-type="float" office:value="1.6186">
                <text:p>1.6186</text:p>
              </table:table-cell>
              <table:table-cell office:value-type="float" office:value="1.4125">
                <text:p>1.4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13">
                <text:p>513</text:p>
              </table:table-cell>
              <table:table-cell office:value-type="float" office:value="1.866">
                <text:p>1.866</text:p>
              </table:table-cell>
              <table:table-cell office:value-type="float" office:value="1.5206">
                <text:p>1.5206</text:p>
              </table:table-cell>
              <table:table-cell office:value-type="float" office:value="1.3277">
                <text:p>1.32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4">
                <text:p>514</text:p>
              </table:table-cell>
              <table:table-cell office:value-type="float" office:value="1.824">
                <text:p>1.824</text:p>
              </table:table-cell>
              <table:table-cell office:value-type="float" office:value="1.4885">
                <text:p>1.4885</text:p>
              </table:table-cell>
              <table:table-cell office:value-type="float" office:value="1.3003">
                <text:p>1.30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5">
                <text:p>515</text:p>
              </table:table-cell>
              <table:table-cell office:value-type="float" office:value="1.875">
                <text:p>1.875</text:p>
              </table:table-cell>
              <table:table-cell office:value-type="float" office:value="1.5314">
                <text:p>1.5314</text:p>
              </table:table-cell>
              <table:table-cell office:value-type="float" office:value="1.3385">
                <text:p>1.33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6">
                <text:p>516</text:p>
              </table:table-cell>
              <table:table-cell office:value-type="float" office:value="1.891">
                <text:p>1.891</text:p>
              </table:table-cell>
              <table:table-cell office:value-type="float" office:value="1.5455">
                <text:p>1.5455</text:p>
              </table:table-cell>
              <table:table-cell office:value-type="float" office:value="1.3514">
                <text:p>1.35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7">
                <text:p>517</text:p>
              </table:table-cell>
              <table:table-cell office:value-type="float" office:value="1.539">
                <text:p>1.539</text:p>
              </table:table-cell>
              <table:table-cell office:value-type="float" office:value="1.2594">
                <text:p>1.2594</text:p>
              </table:table-cell>
              <table:table-cell office:value-type="float" office:value="1.1017">
                <text:p>1.10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8">
                <text:p>518</text:p>
              </table:table-cell>
              <table:table-cell office:value-type="float" office:value="1.759">
                <text:p>1.759</text:p>
              </table:table-cell>
              <table:table-cell office:value-type="float" office:value="1.4403">
                <text:p>1.4403</text:p>
              </table:table-cell>
              <table:table-cell office:value-type="float" office:value="1.2605">
                <text:p>1.26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9">
                <text:p>519</text:p>
              </table:table-cell>
              <table:table-cell office:value-type="float" office:value="1.704">
                <text:p>1.704</text:p>
              </table:table-cell>
              <table:table-cell office:value-type="float" office:value="1.3957">
                <text:p>1.3957</text:p>
              </table:table-cell>
              <table:table-cell office:value-type="float" office:value="1.2222">
                <text:p>1.22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20">
                <text:p>520</text:p>
              </table:table-cell>
              <table:table-cell office:value-type="float" office:value="1.86">
                <text:p>1.86</text:p>
              </table:table-cell>
              <table:table-cell office:value-type="float" office:value="1.5236">
                <text:p>1.5236</text:p>
              </table:table-cell>
              <table:table-cell office:value-type="float" office:value="1.3349">
                <text:p>1.334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21">
                <text:p>521</text:p>
              </table:table-cell>
              <table:table-cell office:value-type="float" office:value="1.873">
                <text:p>1.873</text:p>
              </table:table-cell>
              <table:table-cell office:value-type="float" office:value="1.5346">
                <text:p>1.5346</text:p>
              </table:table-cell>
              <table:table-cell office:value-type="float" office:value="1.3452">
                <text:p>1.34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2">
                <text:p>522</text:p>
              </table:table-cell>
              <table:table-cell office:value-type="float" office:value="1.915">
                <text:p>1.915</text:p>
              </table:table-cell>
              <table:table-cell office:value-type="float" office:value="1.569">
                <text:p>1.569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23">
                <text:p>523</text:p>
              </table:table-cell>
              <table:table-cell office:value-type="float" office:value="1.804">
                <text:p>1.804</text:p>
              </table:table-cell>
              <table:table-cell office:value-type="float" office:value="1.4789">
                <text:p>1.4789</text:p>
              </table:table-cell>
              <table:table-cell office:value-type="float" office:value="1.2976">
                <text:p>1.29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4">
                <text:p>524</text:p>
              </table:table-cell>
              <table:table-cell office:value-type="float" office:value="1.941">
                <text:p>1.941</text:p>
              </table:table-cell>
              <table:table-cell office:value-type="float" office:value="1.5905">
                <text:p>1.5905</text:p>
              </table:table-cell>
              <table:table-cell office:value-type="float" office:value="1.3962">
                <text:p>1.396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25">
                <text:p>525</text:p>
              </table:table-cell>
              <table:table-cell office:value-type="float" office:value="1.928">
                <text:p>1.928</text:p>
              </table:table-cell>
              <table:table-cell office:value-type="float" office:value="1.5781">
                <text:p>1.5781</text:p>
              </table:table-cell>
              <table:table-cell office:value-type="float" office:value="1.3859">
                <text:p>1.38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26">
                <text:p>526</text:p>
              </table:table-cell>
              <table:table-cell office:value-type="float" office:value="1.874">
                <text:p>1.874</text:p>
              </table:table-cell>
              <table:table-cell office:value-type="float" office:value="1.5341">
                <text:p>1.5341</text:p>
              </table:table-cell>
              <table:table-cell office:value-type="float" office:value="1.3479">
                <text:p>1.347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27">
                <text:p>527</text:p>
              </table:table-cell>
              <table:table-cell office:value-type="float" office:value="1.641">
                <text:p>1.641</text:p>
              </table:table-cell>
              <table:table-cell office:value-type="float" office:value="1.3417">
                <text:p>1.3417</text:p>
              </table:table-cell>
              <table:table-cell office:value-type="float" office:value="1.1795">
                <text:p>1.17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28">
                <text:p>528</text:p>
              </table:table-cell>
              <table:table-cell office:value-type="float" office:value="1.88">
                <text:p>1.88</text:p>
              </table:table-cell>
              <table:table-cell office:value-type="float" office:value="1.5357">
                <text:p>1.5357</text:p>
              </table:table-cell>
              <table:table-cell office:value-type="float" office:value="1.3508">
                <text:p>1.35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29">
                <text:p>529</text:p>
              </table:table-cell>
              <table:table-cell office:value-type="float" office:value="1.969">
                <text:p>1.969</text:p>
              </table:table-cell>
              <table:table-cell office:value-type="float" office:value="1.6071">
                <text:p>1.6071</text:p>
              </table:table-cell>
              <table:table-cell office:value-type="float" office:value="1.4142">
                <text:p>1.41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30">
                <text:p>530</text:p>
              </table:table-cell>
              <table:table-cell office:value-type="float" office:value="1.892">
                <text:p>1.892</text:p>
              </table:table-cell>
              <table:table-cell office:value-type="float" office:value="1.5446">
                <text:p>1.5446</text:p>
              </table:table-cell>
              <table:table-cell office:value-type="float" office:value="1.3598">
                <text:p>1.35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31">
                <text:p>531</text:p>
              </table:table-cell>
              <table:table-cell office:value-type="float" office:value="1.995">
                <text:p>1.995</text:p>
              </table:table-cell>
              <table:table-cell office:value-type="float" office:value="1.6292">
                <text:p>1.6292</text:p>
              </table:table-cell>
              <table:table-cell office:value-type="float" office:value="1.4348">
                <text:p>1.43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32">
                <text:p>532</text:p>
              </table:table-cell>
              <table:table-cell office:value-type="float" office:value="1.958">
                <text:p>1.958</text:p>
              </table:table-cell>
              <table:table-cell office:value-type="float" office:value="1.5998">
                <text:p>1.5998</text:p>
              </table:table-cell>
              <table:table-cell office:value-type="float" office:value="1.4094">
                <text:p>1.4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33">
                <text:p>533</text:p>
              </table:table-cell>
              <table:table-cell office:value-type="float" office:value="1.747">
                <text:p>1.747</text:p>
              </table:table-cell>
              <table:table-cell office:value-type="float" office:value="1.4286">
                <text:p>1.4286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34">
                <text:p>534</text:p>
              </table:table-cell>
              <table:table-cell office:value-type="float" office:value="1.869">
                <text:p>1.869</text:p>
              </table:table-cell>
              <table:table-cell office:value-type="float" office:value="1.5302">
                <text:p>1.5302</text:p>
              </table:table-cell>
              <table:table-cell office:value-type="float" office:value="1.3491">
                <text:p>1.34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35">
                <text:p>535</text:p>
              </table:table-cell>
              <table:table-cell office:value-type="float" office:value="1.895">
                <text:p>1.895</text:p>
              </table:table-cell>
              <table:table-cell office:value-type="float" office:value="1.5535">
                <text:p>1.5535</text:p>
              </table:table-cell>
              <table:table-cell office:value-type="float" office:value="1.3701">
                <text:p>1.37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36">
                <text:p>536</text:p>
              </table:table-cell>
              <table:table-cell office:value-type="float" office:value="1.974">
                <text:p>1.974</text:p>
              </table:table-cell>
              <table:table-cell office:value-type="float" office:value="1.6199">
                <text:p>1.6199</text:p>
              </table:table-cell>
              <table:table-cell office:value-type="float" office:value="1.4292">
                <text:p>1.42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37">
                <text:p>537</text:p>
              </table:table-cell>
              <table:table-cell office:value-type="float" office:value="1.824">
                <text:p>1.824</text:p>
              </table:table-cell>
              <table:table-cell office:value-type="float" office:value="1.4989">
                <text:p>1.4989</text:p>
              </table:table-cell>
              <table:table-cell office:value-type="float" office:value="1.3229">
                <text:p>1.32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38">
                <text:p>538</text:p>
              </table:table-cell>
              <table:table-cell office:value-type="float" office:value="1.913">
                <text:p>1.913</text:p>
              </table:table-cell>
              <table:table-cell office:value-type="float" office:value="1.5738">
                <text:p>1.5738</text:p>
              </table:table-cell>
              <table:table-cell office:value-type="float" office:value="1.3896">
                <text:p>1.389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39">
                <text:p>539</text:p>
              </table:table-cell>
              <table:table-cell office:value-type="float" office:value="1.864">
                <text:p>1.864</text:p>
              </table:table-cell>
              <table:table-cell office:value-type="float" office:value="1.5352">
                <text:p>1.5352</text:p>
              </table:table-cell>
              <table:table-cell office:value-type="float" office:value="1.3558">
                <text:p>1.35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0">
                <text:p>540</text:p>
              </table:table-cell>
              <table:table-cell office:value-type="float" office:value="1.8">
                <text:p>1.8</text:p>
              </table:table-cell>
              <table:table-cell office:value-type="float" office:value="1.4825">
                <text:p>1.4825</text:p>
              </table:table-cell>
              <table:table-cell office:value-type="float" office:value="1.3096">
                <text:p>1.309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41">
                <text:p>541</text:p>
              </table:table-cell>
              <table:table-cell office:value-type="float" office:value="1.734">
                <text:p>1.734</text:p>
              </table:table-cell>
              <table:table-cell office:value-type="float" office:value="1.4251">
                <text:p>1.4251</text:p>
              </table:table-cell>
              <table:table-cell office:value-type="float" office:value="1.2595">
                <text:p>1.25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42">
                <text:p>542</text:p>
              </table:table-cell>
              <table:table-cell office:value-type="float" office:value="1.888">
                <text:p>1.888</text:p>
              </table:table-cell>
              <table:table-cell office:value-type="float" office:value="1.5511">
                <text:p>1.5511</text:p>
              </table:table-cell>
              <table:table-cell office:value-type="float" office:value="1.3714">
                <text:p>1.371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43">
                <text:p>543</text:p>
              </table:table-cell>
              <table:table-cell office:value-type="float" office:value="1.851">
                <text:p>1.851</text:p>
              </table:table-cell>
              <table:table-cell office:value-type="float" office:value="1.5256">
                <text:p>1.5256</text:p>
              </table:table-cell>
              <table:table-cell office:value-type="float" office:value="1.3493">
                <text:p>1.3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44">
                <text:p>544</text:p>
              </table:table-cell>
              <table:table-cell office:value-type="float" office:value="1.919">
                <text:p>1.919</text:p>
              </table:table-cell>
              <table:table-cell office:value-type="float" office:value="1.5792">
                <text:p>1.5792</text:p>
              </table:table-cell>
              <table:table-cell office:value-type="float" office:value="1.3971">
                <text:p>1.39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45">
                <text:p>545</text:p>
              </table:table-cell>
              <table:table-cell office:value-type="float" office:value="1.874">
                <text:p>1.874</text:p>
              </table:table-cell>
              <table:table-cell office:value-type="float" office:value="1.5435">
                <text:p>1.5435</text:p>
              </table:table-cell>
              <table:table-cell office:value-type="float" office:value="1.3657">
                <text:p>1.36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46">
                <text:p>546</text:p>
              </table:table-cell>
              <table:table-cell office:value-type="float" office:value="1.8609">
                <text:p>1.8609</text:p>
              </table:table-cell>
              <table:table-cell office:value-type="float" office:value="1.5291">
                <text:p>1.5291</text:p>
              </table:table-cell>
              <table:table-cell office:value-type="float" office:value="1.3536">
                <text:p>1.353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47">
                <text:p>547</text:p>
              </table:table-cell>
              <table:table-cell office:value-type="float" office:value="1.882">
                <text:p>1.882</text:p>
              </table:table-cell>
              <table:table-cell office:value-type="float" office:value="1.549">
                <text:p>1.549</text:p>
              </table:table-cell>
              <table:table-cell office:value-type="float" office:value="1.3717">
                <text:p>1.37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48">
                <text:p>548</text:p>
              </table:table-cell>
              <table:table-cell office:value-type="float" office:value="1.826">
                <text:p>1.826</text:p>
              </table:table-cell>
              <table:table-cell office:value-type="float" office:value="1.5049">
                <text:p>1.5049</text:p>
              </table:table-cell>
              <table:table-cell office:value-type="float" office:value="1.3331">
                <text:p>1.33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49">
                <text:p>549</text:p>
              </table:table-cell>
              <table:table-cell office:value-type="float" office:value="1.88">
                <text:p>1.88</text:p>
              </table:table-cell>
              <table:table-cell office:value-type="float" office:value="1.552">
                <text:p>1.552</text:p>
              </table:table-cell>
              <table:table-cell office:value-type="float" office:value="1.3752">
                <text:p>1.37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50">
                <text:p>550</text:p>
              </table:table-cell>
              <table:table-cell office:value-type="float" office:value="1.863">
                <text:p>1.863</text:p>
              </table:table-cell>
              <table:table-cell office:value-type="float" office:value="1.5399">
                <text:p>1.5399</text:p>
              </table:table-cell>
              <table:table-cell office:value-type="float" office:value="1.3648">
                <text:p>1.364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51">
                <text:p>551</text:p>
              </table:table-cell>
              <table:table-cell office:value-type="float" office:value="1.859">
                <text:p>1.859</text:p>
              </table:table-cell>
              <table:table-cell office:value-type="float" office:value="1.5382">
                <text:p>1.5382</text:p>
              </table:table-cell>
              <table:table-cell office:value-type="float" office:value="1.3639">
                <text:p>1.36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52">
                <text:p>552</text:p>
              </table:table-cell>
              <table:table-cell office:value-type="float" office:value="1.896">
                <text:p>1.896</text:p>
              </table:table-cell>
              <table:table-cell office:value-type="float" office:value="1.5697">
                <text:p>1.5697</text:p>
              </table:table-cell>
              <table:table-cell office:value-type="float" office:value="1.3923">
                <text:p>1.39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53">
                <text:p>553</text:p>
              </table:table-cell>
              <table:table-cell office:value-type="float" office:value="1.842">
                <text:p>1.842</text:p>
              </table:table-cell>
              <table:table-cell office:value-type="float" office:value="1.525">
                <text:p>1.525</text:p>
              </table:table-cell>
              <table:table-cell office:value-type="float" office:value="1.3533">
                <text:p>1.35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54">
                <text:p>554</text:p>
              </table:table-cell>
              <table:table-cell office:value-type="float" office:value="1.878">
                <text:p>1.878</text:p>
              </table:table-cell>
              <table:table-cell office:value-type="float" office:value="1.5549">
                <text:p>1.5549</text:p>
              </table:table-cell>
              <table:table-cell office:value-type="float" office:value="1.3802">
                <text:p>1.380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55">
                <text:p>555</text:p>
              </table:table-cell>
              <table:table-cell office:value-type="float" office:value="1.889">
                <text:p>1.889</text:p>
              </table:table-cell>
              <table:table-cell office:value-type="float" office:value="1.5634">
                <text:p>1.5634</text:p>
              </table:table-cell>
              <table:table-cell office:value-type="float" office:value="1.3883">
                <text:p>1.38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56">
                <text:p>556</text:p>
              </table:table-cell>
              <table:table-cell office:value-type="float" office:value="1.857">
                <text:p>1.857</text:p>
              </table:table-cell>
              <table:table-cell office:value-type="float" office:value="1.5366">
                <text:p>1.5366</text:p>
              </table:table-cell>
              <table:table-cell office:value-type="float" office:value="1.3651">
                <text:p>1.36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57">
                <text:p>557</text:p>
              </table:table-cell>
              <table:table-cell office:value-type="float" office:value="1.812">
                <text:p>1.812</text:p>
              </table:table-cell>
              <table:table-cell office:value-type="float" office:value="1.4988">
                <text:p>1.4988</text:p>
              </table:table-cell>
              <table:table-cell office:value-type="float" office:value="1.3321">
                <text:p>1.33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58">
                <text:p>558</text:p>
              </table:table-cell>
              <table:table-cell office:value-type="float" office:value="1.853">
                <text:p>1.853</text:p>
              </table:table-cell>
              <table:table-cell office:value-type="float" office:value="1.531">
                <text:p>1.531</text:p>
              </table:table-cell>
              <table:table-cell office:value-type="float" office:value="1.3613">
                <text:p>1.3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59">
                <text:p>559</text:p>
              </table:table-cell>
              <table:table-cell office:value-type="float" office:value="1.755">
                <text:p>1.755</text:p>
              </table:table-cell>
              <table:table-cell office:value-type="float" office:value="1.4483">
                <text:p>1.4483</text:p>
              </table:table-cell>
              <table:table-cell office:value-type="float" office:value="1.2885">
                <text:p>1.28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0">
                <text:p>560</text:p>
              </table:table-cell>
              <table:table-cell office:value-type="float" office:value="1.786">
                <text:p>1.786</text:p>
              </table:table-cell>
              <table:table-cell office:value-type="float" office:value="1.474">
                <text:p>1.474</text:p>
              </table:table-cell>
              <table:table-cell office:value-type="float" office:value="1.3118">
                <text:p>1.31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1">
                <text:p>561</text:p>
              </table:table-cell>
              <table:table-cell office:value-type="float" office:value="1.89">
                <text:p>1.89</text:p>
              </table:table-cell>
              <table:table-cell office:value-type="float" office:value="1.5595">
                <text:p>1.5595</text:p>
              </table:table-cell>
              <table:table-cell office:value-type="float" office:value="1.3885">
                <text:p>1.38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2">
                <text:p>562</text:p>
              </table:table-cell>
              <table:table-cell office:value-type="float" office:value="1.801">
                <text:p>1.801</text:p>
              </table:table-cell>
              <table:table-cell office:value-type="float" office:value="1.4847">
                <text:p>1.4847</text:p>
              </table:table-cell>
              <table:table-cell office:value-type="float" office:value="1.3225">
                <text:p>1.32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3">
                <text:p>563</text:p>
              </table:table-cell>
              <table:table-cell office:value-type="float" office:value="1.871">
                <text:p>1.871</text:p>
              </table:table-cell>
              <table:table-cell office:value-type="float" office:value="1.5408">
                <text:p>1.5408</text:p>
              </table:table-cell>
              <table:table-cell office:value-type="float" office:value="1.3731">
                <text:p>1.37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4">
                <text:p>564</text:p>
              </table:table-cell>
              <table:table-cell office:value-type="float" office:value="1.836">
                <text:p>1.836</text:p>
              </table:table-cell>
              <table:table-cell office:value-type="float" office:value="1.5106">
                <text:p>1.5106</text:p>
              </table:table-cell>
              <table:table-cell office:value-type="float" office:value="1.3466">
                <text:p>1.34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5">
                <text:p>565</text:p>
              </table:table-cell>
              <table:table-cell office:value-type="float" office:value="1.849">
                <text:p>1.849</text:p>
              </table:table-cell>
              <table:table-cell office:value-type="float" office:value="1.5201">
                <text:p>1.5201</text:p>
              </table:table-cell>
              <table:table-cell office:value-type="float" office:value="1.3555">
                <text:p>1.355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6">
                <text:p>566</text:p>
              </table:table-cell>
              <table:table-cell office:value-type="float" office:value="1.75">
                <text:p>1.75</text:p>
              </table:table-cell>
              <table:table-cell office:value-type="float" office:value="1.4374">
                <text:p>1.4374</text:p>
              </table:table-cell>
              <table:table-cell office:value-type="float" office:value="1.2823">
                <text:p>1.28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7">
                <text:p>567</text:p>
              </table:table-cell>
              <table:table-cell office:value-type="float" office:value="1.868">
                <text:p>1.868</text:p>
              </table:table-cell>
              <table:table-cell office:value-type="float" office:value="1.532">
                <text:p>1.532</text:p>
              </table:table-cell>
              <table:table-cell office:value-type="float" office:value="1.3673">
                <text:p>1.367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8">
                <text:p>568</text:p>
              </table:table-cell>
              <table:table-cell office:value-type="float" office:value="1.859">
                <text:p>1.859</text:p>
              </table:table-cell>
              <table:table-cell office:value-type="float" office:value="1.518">
                <text:p>1.518</text:p>
              </table:table-cell>
              <table:table-cell office:value-type="float" office:value="1.3554">
                <text:p>1.35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9">
                <text:p>569</text:p>
              </table:table-cell>
              <table:table-cell office:value-type="float" office:value="1.831">
                <text:p>1.831</text:p>
              </table:table-cell>
              <table:table-cell office:value-type="float" office:value="1.4807">
                <text:p>1.4807</text:p>
              </table:table-cell>
              <table:table-cell office:value-type="float" office:value="1.3228">
                <text:p>1.32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70">
                <text:p>570</text:p>
              </table:table-cell>
              <table:table-cell office:value-type="float" office:value="1.828">
                <text:p>1.828</text:p>
              </table:table-cell>
              <table:table-cell office:value-type="float" office:value="1.4816">
                <text:p>1.4816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71">
                <text:p>571</text:p>
              </table:table-cell>
              <table:table-cell office:value-type="float" office:value="1.762">
                <text:p>1.762</text:p>
              </table:table-cell>
              <table:table-cell office:value-type="float" office:value="1.4331">
                <text:p>1.4331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72">
                <text:p>572</text:p>
              </table:table-cell>
              <table:table-cell office:value-type="float" office:value="1.872">
                <text:p>1.872</text:p>
              </table:table-cell>
              <table:table-cell office:value-type="float" office:value="1.5134">
                <text:p>1.5134</text:p>
              </table:table-cell>
              <table:table-cell office:value-type="float" office:value="1.3534">
                <text:p>1.35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73">
                <text:p>573</text:p>
              </table:table-cell>
              <table:table-cell office:value-type="float" office:value="1.881">
                <text:p>1.881</text:p>
              </table:table-cell>
              <table:table-cell office:value-type="float" office:value="1.5198">
                <text:p>1.5198</text:p>
              </table:table-cell>
              <table:table-cell office:value-type="float" office:value="1.3595">
                <text:p>1.35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4">
                <text:p>574</text:p>
              </table:table-cell>
              <table:table-cell office:value-type="float" office:value="1.873">
                <text:p>1.873</text:p>
              </table:table-cell>
              <table:table-cell office:value-type="float" office:value="1.5119">
                <text:p>1.5119</text:p>
              </table:table-cell>
              <table:table-cell office:value-type="float" office:value="1.3527">
                <text:p>1.35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75">
                <text:p>575</text:p>
              </table:table-cell>
              <table:table-cell office:value-type="float" office:value="1.834">
                <text:p>1.834</text:p>
              </table:table-cell>
              <table:table-cell office:value-type="float" office:value="1.4777">
                <text:p>1.4777</text:p>
              </table:table-cell>
              <table:table-cell office:value-type="float" office:value="1.3225">
                <text:p>1.32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76">
                <text:p>576</text:p>
              </table:table-cell>
              <table:table-cell office:value-type="float" office:value="1.818">
                <text:p>1.818</text:p>
              </table:table-cell>
              <table:table-cell office:value-type="float" office:value="1.4654">
                <text:p>1.4654</text:p>
              </table:table-cell>
              <table:table-cell office:value-type="float" office:value="1.3118">
                <text:p>1.31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7">
                <text:p>577</text:p>
              </table:table-cell>
              <table:table-cell office:value-type="float" office:value="1.862">
                <text:p>1.862</text:p>
              </table:table-cell>
              <table:table-cell office:value-type="float" office:value="1.5023">
                <text:p>1.5023</text:p>
              </table:table-cell>
              <table:table-cell office:value-type="float" office:value="1.3452">
                <text:p>1.345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1.799">
                <text:p>1.799</text:p>
              </table:table-cell>
              <table:table-cell office:value-type="float" office:value="1.456">
                <text:p>1.456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79">
                <text:p>579</text:p>
              </table:table-cell>
              <table:table-cell office:value-type="float" office:value="1.816">
                <text:p>1.816</text:p>
              </table:table-cell>
              <table:table-cell office:value-type="float" office:value="1.477">
                <text:p>1.477</text:p>
              </table:table-cell>
              <table:table-cell office:value-type="float" office:value="1.323">
                <text:p>1.3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80">
                <text:p>580</text:p>
              </table:table-cell>
              <table:table-cell office:value-type="float" office:value="1.834">
                <text:p>1.834</text:p>
              </table:table-cell>
              <table:table-cell office:value-type="float" office:value="1.502">
                <text:p>1.502</text:p>
              </table:table-cell>
              <table:table-cell office:value-type="float" office:value="1.3455">
                <text:p>1.345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81">
                <text:p>581</text:p>
              </table:table-cell>
              <table:table-cell office:value-type="float" office:value="1.833">
                <text:p>1.833</text:p>
              </table:table-cell>
              <table:table-cell office:value-type="float" office:value="1.5089">
                <text:p>1.5089</text:p>
              </table:table-cell>
              <table:table-cell office:value-type="float" office:value="1.3518">
                <text:p>1.35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1.852">
                <text:p>1.852</text:p>
              </table:table-cell>
              <table:table-cell office:value-type="float" office:value="1.532">
                <text:p>1.532</text:p>
              </table:table-cell>
              <table:table-cell office:value-type="float" office:value="1.3729">
                <text:p>1.37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83">
                <text:p>583</text:p>
              </table:table-cell>
              <table:table-cell office:value-type="float" office:value="1.863">
                <text:p>1.863</text:p>
              </table:table-cell>
              <table:table-cell office:value-type="float" office:value="1.5479">
                <text:p>1.5479</text:p>
              </table:table-cell>
              <table:table-cell office:value-type="float" office:value="1.3872">
                <text:p>1.387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4">
                <text:p>584</text:p>
              </table:table-cell>
              <table:table-cell office:value-type="float" office:value="1.854">
                <text:p>1.854</text:p>
              </table:table-cell>
              <table:table-cell office:value-type="float" office:value="1.5448">
                <text:p>1.5448</text:p>
              </table:table-cell>
              <table:table-cell office:value-type="float" office:value="1.3845">
                <text:p>1.38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5">
                <text:p>585</text:p>
              </table:table-cell>
              <table:table-cell office:value-type="float" office:value="1.836">
                <text:p>1.836</text:p>
              </table:table-cell>
              <table:table-cell office:value-type="float" office:value="1.5324">
                <text:p>1.5324</text:p>
              </table:table-cell>
              <table:table-cell office:value-type="float" office:value="1.3737">
                <text:p>1.37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86">
                <text:p>586</text:p>
              </table:table-cell>
              <table:table-cell office:value-type="float" office:value="1.792">
                <text:p>1.792</text:p>
              </table:table-cell>
              <table:table-cell office:value-type="float" office:value="1.4953">
                <text:p>1.4953</text:p>
              </table:table-cell>
              <table:table-cell office:value-type="float" office:value="1.3409">
                <text:p>1.34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87">
                <text:p>587</text:p>
              </table:table-cell>
              <table:table-cell office:value-type="float" office:value="1.838">
                <text:p>1.838</text:p>
              </table:table-cell>
              <table:table-cell office:value-type="float" office:value="1.5281">
                <text:p>1.5281</text:p>
              </table:table-cell>
              <table:table-cell office:value-type="float" office:value="1.3708">
                <text:p>1.370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88">
                <text:p>588</text:p>
              </table:table-cell>
              <table:table-cell office:value-type="float" office:value="1.821">
                <text:p>1.821</text:p>
              </table:table-cell>
              <table:table-cell office:value-type="float" office:value="1.4934">
                <text:p>1.4934</text:p>
              </table:table-cell>
              <table:table-cell office:value-type="float" office:value="1.3403">
                <text:p>1.34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89">
                <text:p>589</text:p>
              </table:table-cell>
              <table:table-cell office:value-type="float" office:value="1.624">
                <text:p>1.624</text:p>
              </table:table-cell>
              <table:table-cell office:value-type="float" office:value="1.2894">
                <text:p>1.2894</text:p>
              </table:table-cell>
              <table:table-cell office:value-type="float" office:value="1.1582">
                <text:p>1.15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90">
                <text:p>590</text:p>
              </table:table-cell>
              <table:table-cell office:value-type="float" office:value="1.7218">
                <text:p>1.7218</text:p>
              </table:table-cell>
              <table:table-cell office:value-type="float" office:value="1.3709">
                <text:p>1.3709</text:p>
              </table:table-cell>
              <table:table-cell office:value-type="float" office:value="1.2316">
                <text:p>1.23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91">
                <text:p>591</text:p>
              </table:table-cell>
              <table:table-cell office:value-type="float" office:value="1.809">
                <text:p>1.809</text:p>
              </table:table-cell>
              <table:table-cell office:value-type="float" office:value="1.4662">
                <text:p>1.4662</text:p>
              </table:table-cell>
              <table:table-cell office:value-type="float" office:value="1.3171">
                <text:p>1.31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92">
                <text:p>592</text:p>
              </table:table-cell>
              <table:table-cell office:value-type="float" office:value="1.788">
                <text:p>1.788</text:p>
              </table:table-cell>
              <table:table-cell office:value-type="float" office:value="1.4354">
                <text:p>1.435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93">
                <text:p>593</text:p>
              </table:table-cell>
              <table:table-cell office:value-type="float" office:value="1.792">
                <text:p>1.792</text:p>
              </table:table-cell>
              <table:table-cell office:value-type="float" office:value="1.4561">
                <text:p>1.4561</text:p>
              </table:table-cell>
              <table:table-cell office:value-type="float" office:value="1.3086">
                <text:p>1.30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94">
                <text:p>594</text:p>
              </table:table-cell>
              <table:table-cell office:value-type="float" office:value="1.789">
                <text:p>1.789</text:p>
              </table:table-cell>
              <table:table-cell office:value-type="float" office:value="1.4491">
                <text:p>1.4491</text:p>
              </table:table-cell>
              <table:table-cell office:value-type="float" office:value="1.3029">
                <text:p>1.30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95">
                <text:p>595</text:p>
              </table:table-cell>
              <table:table-cell office:value-type="float" office:value="1.778">
                <text:p>1.778</text:p>
              </table:table-cell>
              <table:table-cell office:value-type="float" office:value="1.4308">
                <text:p>1.4308</text:p>
              </table:table-cell>
              <table:table-cell office:value-type="float" office:value="1.287">
                <text:p>1.2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96">
                <text:p>596</text:p>
              </table:table-cell>
              <table:table-cell office:value-type="float" office:value="1.796">
                <text:p>1.796</text:p>
              </table:table-cell>
              <table:table-cell office:value-type="float" office:value="1.4745">
                <text:p>1.4745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97">
                <text:p>597</text:p>
              </table:table-cell>
              <table:table-cell office:value-type="float" office:value="1.806">
                <text:p>1.806</text:p>
              </table:table-cell>
              <table:table-cell office:value-type="float" office:value="1.4788">
                <text:p>1.4788</text:p>
              </table:table-cell>
              <table:table-cell office:value-type="float" office:value="1.3303">
                <text:p>1.33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98">
                <text:p>598</text:p>
              </table:table-cell>
              <table:table-cell office:value-type="float" office:value="1.772">
                <text:p>1.772</text:p>
              </table:table-cell>
              <table:table-cell office:value-type="float" office:value="1.4607">
                <text:p>1.4607</text:p>
              </table:table-cell>
              <table:table-cell office:value-type="float" office:value="1.3142">
                <text:p>1.31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9">
                <text:p>599</text:p>
              </table:table-cell>
              <table:table-cell office:value-type="float" office:value="1.764">
                <text:p>1.764</text:p>
              </table:table-cell>
              <table:table-cell office:value-type="float" office:value="1.4606">
                <text:p>1.4606</text:p>
              </table:table-cell>
              <table:table-cell office:value-type="float" office:value="1.3145">
                <text:p>1.31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0">
                <text:p>600</text:p>
              </table:table-cell>
              <table:table-cell office:value-type="float" office:value="1.77">
                <text:p>1.77</text:p>
              </table:table-cell>
              <table:table-cell office:value-type="float" office:value="1.4753">
                <text:p>1.4753</text:p>
              </table:table-cell>
              <table:table-cell office:value-type="float" office:value="1.3278">
                <text:p>1.327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01">
                <text:p>601</text:p>
              </table:table-cell>
              <table:table-cell office:value-type="float" office:value="1.742">
                <text:p>1.742</text:p>
              </table:table-cell>
              <table:table-cell office:value-type="float" office:value="1.4579">
                <text:p>1.4579</text:p>
              </table:table-cell>
              <table:table-cell office:value-type="float" office:value="1.3123">
                <text:p>1.312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2">
                <text:p>602</text:p>
              </table:table-cell>
              <table:table-cell office:value-type="float" office:value="1.715">
                <text:p>1.715</text:p>
              </table:table-cell>
              <table:table-cell office:value-type="float" office:value="1.436">
                <text:p>1.436</text:p>
              </table:table-cell>
              <table:table-cell office:value-type="float" office:value="1.2928">
                <text:p>1.2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03">
                <text:p>603</text:p>
              </table:table-cell>
              <table:table-cell office:value-type="float" office:value="1.749">
                <text:p>1.749</text:p>
              </table:table-cell>
              <table:table-cell office:value-type="float" office:value="1.4664">
                <text:p>1.4664</text:p>
              </table:table-cell>
              <table:table-cell office:value-type="float" office:value="1.3205">
                <text:p>1.32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04">
                <text:p>604</text:p>
              </table:table-cell>
              <table:table-cell office:value-type="float" office:value="1.779">
                <text:p>1.779</text:p>
              </table:table-cell>
              <table:table-cell office:value-type="float" office:value="1.4921">
                <text:p>1.4921</text:p>
              </table:table-cell>
              <table:table-cell office:value-type="float" office:value="1.3439">
                <text:p>1.343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05">
                <text:p>605</text:p>
              </table:table-cell>
              <table:table-cell office:value-type="float" office:value="1.773">
                <text:p>1.773</text:p>
              </table:table-cell>
              <table:table-cell office:value-type="float" office:value="1.4895">
                <text:p>1.4895</text:p>
              </table:table-cell>
              <table:table-cell office:value-type="float" office:value="1.3418">
                <text:p>1.34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06">
                <text:p>606</text:p>
              </table:table-cell>
              <table:table-cell office:value-type="float" office:value="1.758">
                <text:p>1.758</text:p>
              </table:table-cell>
              <table:table-cell office:value-type="float" office:value="1.4822">
                <text:p>1.4822</text:p>
              </table:table-cell>
              <table:table-cell office:value-type="float" office:value="1.3353">
                <text:p>1.33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07">
                <text:p>607</text:p>
              </table:table-cell>
              <table:table-cell office:value-type="float" office:value="1.762">
                <text:p>1.762</text:p>
              </table:table-cell>
              <table:table-cell office:value-type="float" office:value="1.4911">
                <text:p>1.4911</text:p>
              </table:table-cell>
              <table:table-cell office:value-type="float" office:value="1.3434">
                <text:p>1.34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8">
                <text:p>608</text:p>
              </table:table-cell>
              <table:table-cell office:value-type="float" office:value="1.751">
                <text:p>1.751</text:p>
              </table:table-cell>
              <table:table-cell office:value-type="float" office:value="1.4862">
                <text:p>1.4862</text:p>
              </table:table-cell>
              <table:table-cell office:value-type="float" office:value="1.3392">
                <text:p>1.33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09">
                <text:p>609</text:p>
              </table:table-cell>
              <table:table-cell office:value-type="float" office:value="1.734">
                <text:p>1.734</text:p>
              </table:table-cell>
              <table:table-cell office:value-type="float" office:value="1.4749">
                <text:p>1.4749</text:p>
              </table:table-cell>
              <table:table-cell office:value-type="float" office:value="1.3292">
                <text:p>1.32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10">
                <text:p>610</text:p>
              </table:table-cell>
              <table:table-cell office:value-type="float" office:value="1.724">
                <text:p>1.724</text:p>
              </table:table-cell>
              <table:table-cell office:value-type="float" office:value="1.4686">
                <text:p>1.4686</text:p>
              </table:table-cell>
              <table:table-cell office:value-type="float" office:value="1.3237">
                <text:p>1.323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11">
                <text:p>611</text:p>
              </table:table-cell>
              <table:table-cell office:value-type="float" office:value="1.712">
                <text:p>1.712</text:p>
              </table:table-cell>
              <table:table-cell office:value-type="float" office:value="1.4611">
                <text:p>1.4611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12">
                <text:p>612</text:p>
              </table:table-cell>
              <table:table-cell office:value-type="float" office:value="1.736">
                <text:p>1.736</text:p>
              </table:table-cell>
              <table:table-cell office:value-type="float" office:value="1.4831">
                <text:p>1.4831</text:p>
              </table:table-cell>
              <table:table-cell office:value-type="float" office:value="1.337">
                <text:p>1.3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13">
                <text:p>613</text:p>
              </table:table-cell>
              <table:table-cell office:value-type="float" office:value="1.71">
                <text:p>1.71</text:p>
              </table:table-cell>
              <table:table-cell office:value-type="float" office:value="1.4621">
                <text:p>1.4621</text:p>
              </table:table-cell>
              <table:table-cell office:value-type="float" office:value="1.3182">
                <text:p>1.31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14">
                <text:p>614</text:p>
              </table:table-cell>
              <table:table-cell office:value-type="float" office:value="1.655">
                <text:p>1.655</text:p>
              </table:table-cell>
              <table:table-cell office:value-type="float" office:value="1.4176">
                <text:p>1.4176</text:p>
              </table:table-cell>
              <table:table-cell office:value-type="float" office:value="1.2783">
                <text:p>1.27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15">
                <text:p>615</text:p>
              </table:table-cell>
              <table:table-cell office:value-type="float" office:value="1.712">
                <text:p>1.712</text:p>
              </table:table-cell>
              <table:table-cell office:value-type="float" office:value="1.4697">
                <text:p>1.4697</text:p>
              </table:table-cell>
              <table:table-cell office:value-type="float" office:value="1.3254">
                <text:p>1.32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16">
                <text:p>616</text:p>
              </table:table-cell>
              <table:table-cell office:value-type="float" office:value="1.664">
                <text:p>1.664</text:p>
              </table:table-cell>
              <table:table-cell office:value-type="float" office:value="1.431">
                <text:p>1.431</text:p>
              </table:table-cell>
              <table:table-cell office:value-type="float" office:value="1.2906">
                <text:p>1.29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17">
                <text:p>617</text:p>
              </table:table-cell>
              <table:table-cell office:value-type="float" office:value="1.641">
                <text:p>1.641</text:p>
              </table:table-cell>
              <table:table-cell office:value-type="float" office:value="1.4128">
                <text:p>1.4128</text:p>
              </table:table-cell>
              <table:table-cell office:value-type="float" office:value="1.2744">
                <text:p>1.27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18">
                <text:p>618</text:p>
              </table:table-cell>
              <table:table-cell office:value-type="float" office:value="1.702">
                <text:p>1.702</text:p>
              </table:table-cell>
              <table:table-cell office:value-type="float" office:value="1.4664">
                <text:p>1.4664</text:p>
              </table:table-cell>
              <table:table-cell office:value-type="float" office:value="1.3228">
                <text:p>1.32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19">
                <text:p>619</text:p>
              </table:table-cell>
              <table:table-cell office:value-type="float" office:value="1.709">
                <text:p>1.709</text:p>
              </table:table-cell>
              <table:table-cell office:value-type="float" office:value="1.4733">
                <text:p>1.4733</text:p>
              </table:table-cell>
              <table:table-cell office:value-type="float" office:value="1.3292">
                <text:p>1.32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20">
                <text:p>620</text:p>
              </table:table-cell>
              <table:table-cell office:value-type="float" office:value="1.711">
                <text:p>1.711</text:p>
              </table:table-cell>
              <table:table-cell office:value-type="float" office:value="1.4739">
                <text:p>1.4739</text:p>
              </table:table-cell>
              <table:table-cell office:value-type="float" office:value="1.3299">
                <text:p>1.329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21">
                <text:p>621</text:p>
              </table:table-cell>
              <table:table-cell office:value-type="float" office:value="1.724">
                <text:p>1.724</text:p>
              </table:table-cell>
              <table:table-cell office:value-type="float" office:value="1.4802">
                <text:p>1.4802</text:p>
              </table:table-cell>
              <table:table-cell office:value-type="float" office:value="1.3359">
                <text:p>1.335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22">
                <text:p>622</text:p>
              </table:table-cell>
              <table:table-cell office:value-type="float" office:value="1.6784">
                <text:p>1.6784</text:p>
              </table:table-cell>
              <table:table-cell office:value-type="float" office:value="1.4269">
                <text:p>1.4269</text:p>
              </table:table-cell>
              <table:table-cell office:value-type="float" office:value="1.2882">
                <text:p>1.288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23">
                <text:p>623</text:p>
              </table:table-cell>
              <table:table-cell office:value-type="float" office:value="1.682">
                <text:p>1.682</text:p>
              </table:table-cell>
              <table:table-cell office:value-type="float" office:value="1.4165">
                <text:p>1.4165</text:p>
              </table:table-cell>
              <table:table-cell office:value-type="float" office:value="1.2793">
                <text:p>1.27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24">
                <text:p>624</text:p>
              </table:table-cell>
              <table:table-cell office:value-type="float" office:value="1.667">
                <text:p>1.667</text:p>
              </table:table-cell>
              <table:table-cell office:value-type="float" office:value="1.4118">
                <text:p>1.4118</text:p>
              </table:table-cell>
              <table:table-cell office:value-type="float" office:value="1.2751">
                <text:p>1.275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25">
                <text:p>625</text:p>
              </table:table-cell>
              <table:table-cell office:value-type="float" office:value="1.644">
                <text:p>1.644</text:p>
              </table:table-cell>
              <table:table-cell office:value-type="float" office:value="1.4026">
                <text:p>1.4026</text:p>
              </table:table-cell>
              <table:table-cell office:value-type="float" office:value="1.2667">
                <text:p>1.26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26">
                <text:p>626</text:p>
              </table:table-cell>
              <table:table-cell office:value-type="float" office:value="1.64">
                <text:p>1.64</text:p>
              </table:table-cell>
              <table:table-cell office:value-type="float" office:value="1.4012">
                <text:p>1.4012</text:p>
              </table:table-cell>
              <table:table-cell office:value-type="float" office:value="1.2655">
                <text:p>1.26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27">
                <text:p>627</text:p>
              </table:table-cell>
              <table:table-cell office:value-type="float" office:value="1.693">
                <text:p>1.693</text:p>
              </table:table-cell>
              <table:table-cell office:value-type="float" office:value="1.4417">
                <text:p>1.4417</text:p>
              </table:table-cell>
              <table:table-cell office:value-type="float" office:value="1.3022">
                <text:p>1.302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28">
                <text:p>628</text:p>
              </table:table-cell>
              <table:table-cell office:value-type="float" office:value="1.693">
                <text:p>1.693</text:p>
              </table:table-cell>
              <table:table-cell office:value-type="float" office:value="1.3631">
                <text:p>1.3631</text:p>
              </table:table-cell>
              <table:table-cell office:value-type="float" office:value="1.2328">
                <text:p>1.23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29">
                <text:p>629</text:p>
              </table:table-cell>
              <table:table-cell office:value-type="float" office:value="1.687">
                <text:p>1.687</text:p>
              </table:table-cell>
              <table:table-cell office:value-type="float" office:value="1.4114">
                <text:p>1.4114</text:p>
              </table:table-cell>
              <table:table-cell office:value-type="float" office:value="1.2758">
                <text:p>1.27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30">
                <text:p>630</text:p>
              </table:table-cell>
              <table:table-cell office:value-type="float" office:value="1.665">
                <text:p>1.665</text:p>
              </table:table-cell>
              <table:table-cell office:value-type="float" office:value="1.3924">
                <text:p>1.3924</text:p>
              </table:table-cell>
              <table:table-cell office:value-type="float" office:value="1.2589">
                <text:p>1.25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31">
                <text:p>631</text:p>
              </table:table-cell>
              <table:table-cell office:value-type="float" office:value="1.659">
                <text:p>1.659</text:p>
              </table:table-cell>
              <table:table-cell office:value-type="float" office:value="1.4161">
                <text:p>1.4161</text:p>
              </table:table-cell>
              <table:table-cell office:value-type="float" office:value="1.2799">
                <text:p>1.27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32">
                <text:p>632</text:p>
              </table:table-cell>
              <table:table-cell office:value-type="float" office:value="1.5901">
                <text:p>1.5901</text:p>
              </table:table-cell>
              <table:table-cell office:value-type="float" office:value="1.3638">
                <text:p>1.3638</text:p>
              </table:table-cell>
              <table:table-cell office:value-type="float" office:value="1.2327">
                <text:p>1.232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33">
                <text:p>633</text:p>
              </table:table-cell>
              <table:table-cell office:value-type="float" office:value="1.674">
                <text:p>1.674</text:p>
              </table:table-cell>
              <table:table-cell office:value-type="float" office:value="1.4508">
                <text:p>1.4508</text:p>
              </table:table-cell>
              <table:table-cell office:value-type="float" office:value="1.311">
                <text:p>1.3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34">
                <text:p>634</text:p>
              </table:table-cell>
              <table:table-cell office:value-type="float" office:value="1.637">
                <text:p>1.637</text:p>
              </table:table-cell>
              <table:table-cell office:value-type="float" office:value="1.4284">
                <text:p>1.4284</text:p>
              </table:table-cell>
              <table:table-cell office:value-type="float" office:value="1.2907">
                <text:p>1.29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5">
                <text:p>635</text:p>
              </table:table-cell>
              <table:table-cell office:value-type="float" office:value="1.652">
                <text:p>1.652</text:p>
              </table:table-cell>
              <table:table-cell office:value-type="float" office:value="1.4458">
                <text:p>1.4458</text:p>
              </table:table-cell>
              <table:table-cell office:value-type="float" office:value="1.3065">
                <text:p>1.30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6">
                <text:p>636</text:p>
              </table:table-cell>
              <table:table-cell office:value-type="float" office:value="1.6093">
                <text:p>1.6093</text:p>
              </table:table-cell>
              <table:table-cell office:value-type="float" office:value="1.4128">
                <text:p>1.4128</text:p>
              </table:table-cell>
              <table:table-cell office:value-type="float" office:value="1.2768">
                <text:p>1.276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7">
                <text:p>637</text:p>
              </table:table-cell>
              <table:table-cell office:value-type="float" office:value="1.661">
                <text:p>1.661</text:p>
              </table:table-cell>
              <table:table-cell office:value-type="float" office:value="1.461">
                <text:p>1.461</text:p>
              </table:table-cell>
              <table:table-cell office:value-type="float" office:value="1.3204">
                <text:p>1.32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1.665">
                <text:p>1.665</text:p>
              </table:table-cell>
              <table:table-cell office:value-type="float" office:value="1.4707">
                <text:p>1.4707</text:p>
              </table:table-cell>
              <table:table-cell office:value-type="float" office:value="1.3292">
                <text:p>1.329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39">
                <text:p>639</text:p>
              </table:table-cell>
              <table:table-cell office:value-type="float" office:value="1.653">
                <text:p>1.653</text:p>
              </table:table-cell>
              <table:table-cell office:value-type="float" office:value="1.4646">
                <text:p>1.4646</text:p>
              </table:table-cell>
              <table:table-cell office:value-type="float" office:value="1.3238">
                <text:p>1.323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40">
                <text:p>640</text:p>
              </table:table-cell>
              <table:table-cell office:value-type="float" office:value="1.613">
                <text:p>1.613</text:p>
              </table:table-cell>
              <table:table-cell office:value-type="float" office:value="1.434">
                <text:p>1.434</text:p>
              </table:table-cell>
              <table:table-cell office:value-type="float" office:value="1.2962">
                <text:p>1.29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41">
                <text:p>641</text:p>
              </table:table-cell>
              <table:table-cell office:value-type="float" office:value="1.61">
                <text:p>1.61</text:p>
              </table:table-cell>
              <table:table-cell office:value-type="float" office:value="1.4348">
                <text:p>1.4348</text:p>
              </table:table-cell>
              <table:table-cell office:value-type="float" office:value="1.297">
                <text:p>1.29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42">
                <text:p>642</text:p>
              </table:table-cell>
              <table:table-cell office:value-type="float" office:value="1.609">
                <text:p>1.609</text:p>
              </table:table-cell>
              <table:table-cell office:value-type="float" office:value="1.4376">
                <text:p>1.4376</text:p>
              </table:table-cell>
              <table:table-cell office:value-type="float" office:value="1.2995">
                <text:p>1.29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43">
                <text:p>643</text:p>
              </table:table-cell>
              <table:table-cell office:value-type="float" office:value="1.625">
                <text:p>1.625</text:p>
              </table:table-cell>
              <table:table-cell office:value-type="float" office:value="1.4525">
                <text:p>1.4525</text:p>
              </table:table-cell>
              <table:table-cell office:value-type="float" office:value="1.313">
                <text:p>1.3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44">
                <text:p>644</text:p>
              </table:table-cell>
              <table:table-cell office:value-type="float" office:value="1.614">
                <text:p>1.614</text:p>
              </table:table-cell>
              <table:table-cell office:value-type="float" office:value="1.4462">
                <text:p>1.4462</text:p>
              </table:table-cell>
              <table:table-cell office:value-type="float" office:value="1.3074">
                <text:p>1.307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5">
                <text:p>645</text:p>
              </table:table-cell>
              <table:table-cell office:value-type="float" office:value="1.627">
                <text:p>1.627</text:p>
              </table:table-cell>
              <table:table-cell office:value-type="float" office:value="1.4567">
                <text:p>1.4567</text:p>
              </table:table-cell>
              <table:table-cell office:value-type="float" office:value="1.317">
                <text:p>1.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46">
                <text:p>646</text:p>
              </table:table-cell>
              <table:table-cell office:value-type="float" office:value="1.591">
                <text:p>1.591</text:p>
              </table:table-cell>
              <table:table-cell office:value-type="float" office:value="1.415">
                <text:p>1.415</text:p>
              </table:table-cell>
              <table:table-cell office:value-type="float" office:value="1.2797">
                <text:p>1.27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47">
                <text:p>647</text:p>
              </table:table-cell>
              <table:table-cell office:value-type="float" office:value="1.606">
                <text:p>1.606</text:p>
              </table:table-cell>
              <table:table-cell office:value-type="float" office:value="1.4086">
                <text:p>1.4086</text:p>
              </table:table-cell>
              <table:table-cell office:value-type="float" office:value="1.2744">
                <text:p>1.27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8">
                <text:p>648</text:p>
              </table:table-cell>
              <table:table-cell office:value-type="float" office:value="1.602">
                <text:p>1.602</text:p>
              </table:table-cell>
              <table:table-cell office:value-type="float" office:value="1.3952">
                <text:p>1.3952</text:p>
              </table:table-cell>
              <table:table-cell office:value-type="float" office:value="1.2625">
                <text:p>1.26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49">
                <text:p>649</text:p>
              </table:table-cell>
              <table:table-cell office:value-type="float" office:value="1.551">
                <text:p>1.551</text:p>
              </table:table-cell>
              <table:table-cell office:value-type="float" office:value="1.3519">
                <text:p>1.3519</text:p>
              </table:table-cell>
              <table:table-cell office:value-type="float" office:value="1.2234">
                <text:p>1.223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50">
                <text:p>650</text:p>
              </table:table-cell>
              <table:table-cell office:value-type="float" office:value="1.526">
                <text:p>1.526</text:p>
              </table:table-cell>
              <table:table-cell office:value-type="float" office:value="1.3594">
                <text:p>1.3594</text:p>
              </table:table-cell>
              <table:table-cell office:value-type="float" office:value="1.2299">
                <text:p>1.229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51">
                <text:p>651</text:p>
              </table:table-cell>
              <table:table-cell office:value-type="float" office:value="1.613">
                <text:p>1.613</text:p>
              </table:table-cell>
              <table:table-cell office:value-type="float" office:value="1.4447">
                <text:p>1.4447</text:p>
              </table:table-cell>
              <table:table-cell office:value-type="float" office:value="1.3071">
                <text:p>1.307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2">
                <text:p>652</text:p>
              </table:table-cell>
              <table:table-cell office:value-type="float" office:value="1.591">
                <text:p>1.591</text:p>
              </table:table-cell>
              <table:table-cell office:value-type="float" office:value="1.3871">
                <text:p>1.3871</text:p>
              </table:table-cell>
              <table:table-cell office:value-type="float" office:value="1.2558">
                <text:p>1.25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3">
                <text:p>653</text:p>
              </table:table-cell>
              <table:table-cell office:value-type="float" office:value="1.598">
                <text:p>1.598</text:p>
              </table:table-cell>
              <table:table-cell office:value-type="float" office:value="1.4311">
                <text:p>1.4311</text:p>
              </table:table-cell>
              <table:table-cell office:value-type="float" office:value="1.295">
                <text:p>1.2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54">
                <text:p>654</text:p>
              </table:table-cell>
              <table:table-cell office:value-type="float" office:value="1.575">
                <text:p>1.575</text:p>
              </table:table-cell>
              <table:table-cell office:value-type="float" office:value="1.4153">
                <text:p>1.4153</text:p>
              </table:table-cell>
              <table:table-cell office:value-type="float" office:value="1.2807">
                <text:p>1.280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55">
                <text:p>655</text:p>
              </table:table-cell>
              <table:table-cell office:value-type="float" office:value="1.523">
                <text:p>1.523</text:p>
              </table:table-cell>
              <table:table-cell office:value-type="float" office:value="1.3499">
                <text:p>1.3499</text:p>
              </table:table-cell>
              <table:table-cell office:value-type="float" office:value="1.222">
                <text:p>1.2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56">
                <text:p>656</text:p>
              </table:table-cell>
              <table:table-cell office:value-type="float" office:value="1.3233">
                <text:p>1.3233</text:p>
              </table:table-cell>
              <table:table-cell office:value-type="float" office:value="1.1851">
                <text:p>1.1851</text:p>
              </table:table-cell>
              <table:table-cell office:value-type="float" office:value="1.0727">
                <text:p>1.07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57">
                <text:p>657</text:p>
              </table:table-cell>
              <table:table-cell office:value-type="float" office:value="1.384">
                <text:p>1.384</text:p>
              </table:table-cell>
              <table:table-cell office:value-type="float" office:value="1.2393">
                <text:p>1.2393</text:p>
              </table:table-cell>
              <table:table-cell office:value-type="float" office:value="1.1218">
                <text:p>1.12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58">
                <text:p>658</text:p>
              </table:table-cell>
              <table:table-cell office:value-type="float" office:value="1.539">
                <text:p>1.539</text:p>
              </table:table-cell>
              <table:table-cell office:value-type="float" office:value="1.3855">
                <text:p>1.3855</text:p>
              </table:table-cell>
              <table:table-cell office:value-type="float" office:value="1.254">
                <text:p>1.2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59">
                <text:p>659</text:p>
              </table:table-cell>
              <table:table-cell office:value-type="float" office:value="1.542">
                <text:p>1.542</text:p>
              </table:table-cell>
              <table:table-cell office:value-type="float" office:value="1.3905">
                <text:p>1.3905</text:p>
              </table:table-cell>
              <table:table-cell office:value-type="float" office:value="1.2586">
                <text:p>1.25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60">
                <text:p>660</text:p>
              </table:table-cell>
              <table:table-cell office:value-type="float" office:value="1.558">
                <text:p>1.558</text:p>
              </table:table-cell>
              <table:table-cell office:value-type="float" office:value="1.3992">
                <text:p>1.3992</text:p>
              </table:table-cell>
              <table:table-cell office:value-type="float" office:value="1.2668">
                <text:p>1.26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1">
                <text:p>661</text:p>
              </table:table-cell>
              <table:table-cell office:value-type="float" office:value="1.566">
                <text:p>1.566</text:p>
              </table:table-cell>
              <table:table-cell office:value-type="float" office:value="1.3933">
                <text:p>1.3933</text:p>
              </table:table-cell>
              <table:table-cell office:value-type="float" office:value="1.2618">
                <text:p>1.26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62">
                <text:p>662</text:p>
              </table:table-cell>
              <table:table-cell office:value-type="float" office:value="1.571">
                <text:p>1.571</text:p>
              </table:table-cell>
              <table:table-cell office:value-type="float" office:value="1.3819">
                <text:p>1.3819</text:p>
              </table:table-cell>
              <table:table-cell office:value-type="float" office:value="1.2518">
                <text:p>1.25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3">
                <text:p>663</text:p>
              </table:table-cell>
              <table:table-cell office:value-type="float" office:value="1.563">
                <text:p>1.563</text:p>
              </table:table-cell>
              <table:table-cell office:value-type="float" office:value="1.3844">
                <text:p>1.3844</text:p>
              </table:table-cell>
              <table:table-cell office:value-type="float" office:value="1.2539">
                <text:p>1.25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64">
                <text:p>664</text:p>
              </table:table-cell>
              <table:table-cell office:value-type="float" office:value="1.554">
                <text:p>1.554</text:p>
              </table:table-cell>
              <table:table-cell office:value-type="float" office:value="1.3967">
                <text:p>1.3967</text:p>
              </table:table-cell>
              <table:table-cell office:value-type="float" office:value="1.2647">
                <text:p>1.26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65">
                <text:p>665</text:p>
              </table:table-cell>
              <table:table-cell office:value-type="float" office:value="1.567">
                <text:p>1.567</text:p>
              </table:table-cell>
              <table:table-cell office:value-type="float" office:value="1.4214">
                <text:p>1.4214</text:p>
              </table:table-cell>
              <table:table-cell office:value-type="float" office:value="1.2871">
                <text:p>1.28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66">
                <text:p>666</text:p>
              </table:table-cell>
              <table:table-cell office:value-type="float" office:value="1.555">
                <text:p>1.555</text:p>
              </table:table-cell>
              <table:table-cell office:value-type="float" office:value="1.4203">
                <text:p>1.4203</text:p>
              </table:table-cell>
              <table:table-cell office:value-type="float" office:value="1.286">
                <text:p>1.2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67">
                <text:p>667</text:p>
              </table:table-cell>
              <table:table-cell office:value-type="float" office:value="1.5354">
                <text:p>1.5354</text:p>
              </table:table-cell>
              <table:table-cell office:value-type="float" office:value="1.4102">
                <text:p>1.4102</text:p>
              </table:table-cell>
              <table:table-cell office:value-type="float" office:value="1.2767">
                <text:p>1.27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68">
                <text:p>668</text:p>
              </table:table-cell>
              <table:table-cell office:value-type="float" office:value="1.5348">
                <text:p>1.5348</text:p>
              </table:table-cell>
              <table:table-cell office:value-type="float" office:value="1.415">
                <text:p>1.415</text:p>
              </table:table-cell>
              <table:table-cell office:value-type="float" office:value="1.281">
                <text:p>1.2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9">
                <text:p>669</text:p>
              </table:table-cell>
              <table:table-cell office:value-type="float" office:value="1.558">
                <text:p>1.558</text:p>
              </table:table-cell>
              <table:table-cell office:value-type="float" office:value="1.4394">
                <text:p>1.4394</text:p>
              </table:table-cell>
              <table:table-cell office:value-type="float" office:value="1.3032">
                <text:p>1.30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70">
                <text:p>670</text:p>
              </table:table-cell>
              <table:table-cell office:value-type="float" office:value="1.534">
                <text:p>1.534</text:p>
              </table:table-cell>
              <table:table-cell office:value-type="float" office:value="1.4196">
                <text:p>1.4196</text:p>
              </table:table-cell>
              <table:table-cell office:value-type="float" office:value="1.2853">
                <text:p>1.28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1">
                <text:p>671</text:p>
              </table:table-cell>
              <table:table-cell office:value-type="float" office:value="1.529">
                <text:p>1.529</text:p>
              </table:table-cell>
              <table:table-cell office:value-type="float" office:value="1.4169">
                <text:p>1.4169</text:p>
              </table:table-cell>
              <table:table-cell office:value-type="float" office:value="1.2829">
                <text:p>1.28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72">
                <text:p>672</text:p>
              </table:table-cell>
              <table:table-cell office:value-type="float" office:value="1.506">
                <text:p>1.506</text:p>
              </table:table-cell>
              <table:table-cell office:value-type="float" office:value="1.3972">
                <text:p>1.3972</text:p>
              </table:table-cell>
              <table:table-cell office:value-type="float" office:value="1.2651">
                <text:p>1.26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73">
                <text:p>673</text:p>
              </table:table-cell>
              <table:table-cell office:value-type="float" office:value="1.517">
                <text:p>1.517</text:p>
              </table:table-cell>
              <table:table-cell office:value-type="float" office:value="1.4094">
                <text:p>1.4094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74">
                <text:p>674</text:p>
              </table:table-cell>
              <table:table-cell office:value-type="float" office:value="1.513">
                <text:p>1.513</text:p>
              </table:table-cell>
              <table:table-cell office:value-type="float" office:value="1.4074">
                <text:p>1.4074</text:p>
              </table:table-cell>
              <table:table-cell office:value-type="float" office:value="1.2742">
                <text:p>1.27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75">
                <text:p>675</text:p>
              </table:table-cell>
              <table:table-cell office:value-type="float" office:value="1.499">
                <text:p>1.499</text:p>
              </table:table-cell>
              <table:table-cell office:value-type="float" office:value="1.3958">
                <text:p>1.3958</text:p>
              </table:table-cell>
              <table:table-cell office:value-type="float" office:value="1.2639">
                <text:p>1.263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76">
                <text:p>676</text:p>
              </table:table-cell>
              <table:table-cell office:value-type="float" office:value="1.515">
                <text:p>1.515</text:p>
              </table:table-cell>
              <table:table-cell office:value-type="float" office:value="1.412">
                <text:p>1.412</text:p>
              </table:table-cell>
              <table:table-cell office:value-type="float" office:value="1.2786">
                <text:p>1.27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7">
                <text:p>677</text:p>
              </table:table-cell>
              <table:table-cell office:value-type="float" office:value="1.5">
                <text:p>1.5</text:p>
              </table:table-cell>
              <table:table-cell office:value-type="float" office:value="1.3991">
                <text:p>1.3991</text:p>
              </table:table-cell>
              <table:table-cell office:value-type="float" office:value="1.2669">
                <text:p>1.26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78">
                <text:p>678</text:p>
              </table:table-cell>
              <table:table-cell office:value-type="float" office:value="1.507">
                <text:p>1.507</text:p>
              </table:table-cell>
              <table:table-cell office:value-type="float" office:value="1.4066">
                <text:p>1.4066</text:p>
              </table:table-cell>
              <table:table-cell office:value-type="float" office:value="1.2737">
                <text:p>1.273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79">
                <text:p>679</text:p>
              </table:table-cell>
              <table:table-cell office:value-type="float" office:value="1.493">
                <text:p>1.493</text:p>
              </table:table-cell>
              <table:table-cell office:value-type="float" office:value="1.3947">
                <text:p>1.3947</text:p>
              </table:table-cell>
              <table:table-cell office:value-type="float" office:value="1.2629">
                <text:p>1.26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0">
                <text:p>680</text:p>
              </table:table-cell>
              <table:table-cell office:value-type="float" office:value="1.494">
                <text:p>1.494</text:p>
              </table:table-cell>
              <table:table-cell office:value-type="float" office:value="1.3969">
                <text:p>1.3969</text:p>
              </table:table-cell>
              <table:table-cell office:value-type="float" office:value="1.265">
                <text:p>1.2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81">
                <text:p>681</text:p>
              </table:table-cell>
              <table:table-cell office:value-type="float" office:value="1.487">
                <text:p>1.487</text:p>
              </table:table-cell>
              <table:table-cell office:value-type="float" office:value="1.3915">
                <text:p>1.3915</text:p>
              </table:table-cell>
              <table:table-cell office:value-type="float" office:value="1.2601">
                <text:p>1.260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82">
                <text:p>682</text:p>
              </table:table-cell>
              <table:table-cell office:value-type="float" office:value="1.493">
                <text:p>1.493</text:p>
              </table:table-cell>
              <table:table-cell office:value-type="float" office:value="1.3981">
                <text:p>1.3981</text:p>
              </table:table-cell>
              <table:table-cell office:value-type="float" office:value="1.2662">
                <text:p>1.26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83">
                <text:p>683</text:p>
              </table:table-cell>
              <table:table-cell office:value-type="float" office:value="1.476">
                <text:p>1.476</text:p>
              </table:table-cell>
              <table:table-cell office:value-type="float" office:value="1.383">
                <text:p>1.383</text:p>
              </table:table-cell>
              <table:table-cell office:value-type="float" office:value="1.2526">
                <text:p>1.25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84">
                <text:p>684</text:p>
              </table:table-cell>
              <table:table-cell office:value-type="float" office:value="1.466">
                <text:p>1.466</text:p>
              </table:table-cell>
              <table:table-cell office:value-type="float" office:value="1.3739">
                <text:p>1.3739</text:p>
              </table:table-cell>
              <table:table-cell office:value-type="float" office:value="1.2445">
                <text:p>1.24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85">
                <text:p>685</text:p>
              </table:table-cell>
              <table:table-cell office:value-type="float" office:value="1.465">
                <text:p>1.465</text:p>
              </table:table-cell>
              <table:table-cell office:value-type="float" office:value="1.3748">
                <text:p>1.3748</text:p>
              </table:table-cell>
              <table:table-cell office:value-type="float" office:value="1.2454">
                <text:p>1.24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86">
                <text:p>686</text:p>
              </table:table-cell>
              <table:table-cell office:value-type="float" office:value="1.433">
                <text:p>1.433</text:p>
              </table:table-cell>
              <table:table-cell office:value-type="float" office:value="1.3438">
                <text:p>1.3438</text:p>
              </table:table-cell>
              <table:table-cell office:value-type="float" office:value="1.2174">
                <text:p>1.21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87">
                <text:p>687</text:p>
              </table:table-cell>
              <table:table-cell office:value-type="float" office:value="1.472">
                <text:p>1.472</text:p>
              </table:table-cell>
              <table:table-cell office:value-type="float" office:value="0.96824">
                <text:p>0.96824</text:p>
              </table:table-cell>
              <table:table-cell office:value-type="float" office:value="0.88285">
                <text:p>0.8828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88">
                <text:p>688</text:p>
              </table:table-cell>
              <table:table-cell office:value-type="float" office:value="1.476">
                <text:p>1.476</text:p>
              </table:table-cell>
              <table:table-cell office:value-type="float" office:value="1.1206">
                <text:p>1.1206</text:p>
              </table:table-cell>
              <table:table-cell office:value-type="float" office:value="1.0195">
                <text:p>1.019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89">
                <text:p>689</text:p>
              </table:table-cell>
              <table:table-cell office:value-type="float" office:value="1.478">
                <text:p>1.478</text:p>
              </table:table-cell>
              <table:table-cell office:value-type="float" office:value="1.1278">
                <text:p>1.1278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90">
                <text:p>690</text:p>
              </table:table-cell>
              <table:table-cell office:value-type="float" office:value="1.479">
                <text:p>1.479</text:p>
              </table:table-cell>
              <table:table-cell office:value-type="float" office:value="1.1821">
                <text:p>1.1821</text:p>
              </table:table-cell>
              <table:table-cell office:value-type="float" office:value="1.0746">
                <text:p>1.074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91">
                <text:p>691</text:p>
              </table:table-cell>
              <table:table-cell office:value-type="float" office:value="1.468">
                <text:p>1.468</text:p>
              </table:table-cell>
              <table:table-cell office:value-type="float" office:value="1.2333">
                <text:p>1.2333</text:p>
              </table:table-cell>
              <table:table-cell office:value-type="float" office:value="1.1201">
                <text:p>1.12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92">
                <text:p>692</text:p>
              </table:table-cell>
              <table:table-cell office:value-type="float" office:value="1.454">
                <text:p>1.454</text:p>
              </table:table-cell>
              <table:table-cell office:value-type="float" office:value="1.2689">
                <text:p>1.2689</text:p>
              </table:table-cell>
              <table:table-cell office:value-type="float" office:value="1.1516">
                <text:p>1.151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93">
                <text:p>693</text:p>
              </table:table-cell>
              <table:table-cell office:value-type="float" office:value="1.458">
                <text:p>1.458</text:p>
              </table:table-cell>
              <table:table-cell office:value-type="float" office:value="1.2609">
                <text:p>1.2609</text:p>
              </table:table-cell>
              <table:table-cell office:value-type="float" office:value="1.1446">
                <text:p>1.14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94">
                <text:p>694</text:p>
              </table:table-cell>
              <table:table-cell office:value-type="float" office:value="1.457">
                <text:p>1.457</text:p>
              </table:table-cell>
              <table:table-cell office:value-type="float" office:value="1.2464">
                <text:p>1.2464</text:p>
              </table:table-cell>
              <table:table-cell office:value-type="float" office:value="1.1318">
                <text:p>1.13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95">
                <text:p>695</text:p>
              </table:table-cell>
              <table:table-cell office:value-type="float" office:value="1.435">
                <text:p>1.435</text:p>
              </table:table-cell>
              <table:table-cell office:value-type="float" office:value="1.2714">
                <text:p>1.2714</text:p>
              </table:table-cell>
              <table:table-cell office:value-type="float" office:value="1.1538">
                <text:p>1.153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96">
                <text:p>696</text:p>
              </table:table-cell>
              <table:table-cell office:value-type="float" office:value="1.442">
                <text:p>1.442</text:p>
              </table:table-cell>
              <table:table-cell office:value-type="float" office:value="1.2684">
                <text:p>1.2684</text:p>
              </table:table-cell>
              <table:table-cell office:value-type="float" office:value="1.1513">
                <text:p>1.15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97">
                <text:p>697</text:p>
              </table:table-cell>
              <table:table-cell office:value-type="float" office:value="1.438">
                <text:p>1.438</text:p>
              </table:table-cell>
              <table:table-cell office:value-type="float" office:value="1.3403">
                <text:p>1.3403</text:p>
              </table:table-cell>
              <table:table-cell office:value-type="float" office:value="1.2151">
                <text:p>1.215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98">
                <text:p>698</text:p>
              </table:table-cell>
              <table:table-cell office:value-type="float" office:value="1.417">
                <text:p>1.417</text:p>
              </table:table-cell>
              <table:table-cell office:value-type="float" office:value="1.3192">
                <text:p>1.3192</text:p>
              </table:table-cell>
              <table:table-cell office:value-type="float" office:value="1.1961">
                <text:p>1.19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99">
                <text:p>699</text:p>
              </table:table-cell>
              <table:table-cell office:value-type="float" office:value="1.434">
                <text:p>1.434</text:p>
              </table:table-cell>
              <table:table-cell office:value-type="float" office:value="1.2918">
                <text:p>1.2918</text:p>
              </table:table-cell>
              <table:table-cell office:value-type="float" office:value="1.1721">
                <text:p>1.17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00">
                <text:p>700</text:p>
              </table:table-cell>
              <table:table-cell office:value-type="float" office:value="1.422">
                <text:p>1.422</text:p>
              </table:table-cell>
              <table:table-cell office:value-type="float" office:value="1.2823">
                <text:p>1.2823</text:p>
              </table:table-cell>
              <table:table-cell office:value-type="float" office:value="1.1636">
                <text:p>1.16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01">
                <text:p>701</text:p>
              </table:table-cell>
              <table:table-cell office:value-type="float" office:value="1.4131">
                <text:p>1.4131</text:p>
              </table:table-cell>
              <table:table-cell office:value-type="float" office:value="1.2659">
                <text:p>1.2659</text:p>
              </table:table-cell>
              <table:table-cell office:value-type="float" office:value="1.1489">
                <text:p>1.148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02">
                <text:p>702</text:p>
              </table:table-cell>
              <table:table-cell office:value-type="float" office:value="1.3987">
                <text:p>1.3987</text:p>
              </table:table-cell>
              <table:table-cell office:value-type="float" office:value="1.2674">
                <text:p>1.26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03">
                <text:p>703</text:p>
              </table:table-cell>
              <table:table-cell office:value-type="float" office:value="1.4095">
                <text:p>1.4095</text:p>
              </table:table-cell>
              <table:table-cell office:value-type="float" office:value="1.2747">
                <text:p>1.2747</text:p>
              </table:table-cell>
              <table:table-cell office:value-type="float" office:value="1.1567">
                <text:p>1.15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704">
                <text:p>704</text:p>
              </table:table-cell>
              <table:table-cell office:value-type="float" office:value="1.4187">
                <text:p>1.4187</text:p>
              </table:table-cell>
              <table:table-cell office:value-type="float" office:value="1.3078">
                <text:p>1.3078</text:p>
              </table:table-cell>
              <table:table-cell office:value-type="float" office:value="1.1864">
                <text:p>1.186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705">
                <text:p>705</text:p>
              </table:table-cell>
              <table:table-cell office:value-type="float" office:value="1.433">
                <text:p>1.433</text:p>
              </table:table-cell>
              <table:table-cell office:value-type="float" office:value="1.3214">
                <text:p>1.3214</text:p>
              </table:table-cell>
              <table:table-cell office:value-type="float" office:value="1.1989">
                <text:p>1.198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06">
                <text:p>706</text:p>
              </table:table-cell>
              <table:table-cell office:value-type="float" office:value="1.4138">
                <text:p>1.4138</text:p>
              </table:table-cell>
              <table:table-cell office:value-type="float" office:value="1.3144">
                <text:p>1.3144</text:p>
              </table:table-cell>
              <table:table-cell office:value-type="float" office:value="1.1925">
                <text:p>1.19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07">
                <text:p>707</text:p>
              </table:table-cell>
              <table:table-cell office:value-type="float" office:value="1.404">
                <text:p>1.404</text:p>
              </table:table-cell>
              <table:table-cell office:value-type="float" office:value="1.309">
                <text:p>1.309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08">
                <text:p>708</text:p>
              </table:table-cell>
              <table:table-cell office:value-type="float" office:value="1.399">
                <text:p>1.399</text:p>
              </table:table-cell>
              <table:table-cell office:value-type="float" office:value="1.3048">
                <text:p>1.3048</text:p>
              </table:table-cell>
              <table:table-cell office:value-type="float" office:value="1.1839">
                <text:p>1.18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09">
                <text:p>709</text:p>
              </table:table-cell>
              <table:table-cell office:value-type="float" office:value="1.39">
                <text:p>1.39</text:p>
              </table:table-cell>
              <table:table-cell office:value-type="float" office:value="1.3095">
                <text:p>1.3095</text:p>
              </table:table-cell>
              <table:table-cell office:value-type="float" office:value="1.188">
                <text:p>1.1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710">
                <text:p>710</text:p>
              </table:table-cell>
              <table:table-cell office:value-type="float" office:value="1.404">
                <text:p>1.404</text:p>
              </table:table-cell>
              <table:table-cell office:value-type="float" office:value="1.3175">
                <text:p>1.3175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11">
                <text:p>711</text:p>
              </table:table-cell>
              <table:table-cell office:value-type="float" office:value="1.397">
                <text:p>1.397</text:p>
              </table:table-cell>
              <table:table-cell office:value-type="float" office:value="1.3155">
                <text:p>1.3155</text:p>
              </table:table-cell>
              <table:table-cell office:value-type="float" office:value="1.1934">
                <text:p>1.193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12">
                <text:p>712</text:p>
              </table:table-cell>
              <table:table-cell office:value-type="float" office:value="1.3818">
                <text:p>1.3818</text:p>
              </table:table-cell>
              <table:table-cell office:value-type="float" office:value="1.3071">
                <text:p>1.3071</text:p>
              </table:table-cell>
              <table:table-cell office:value-type="float" office:value="1.1856">
                <text:p>1.18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713">
                <text:p>713</text:p>
              </table:table-cell>
              <table:table-cell office:value-type="float" office:value="1.3702">
                <text:p>1.3702</text:p>
              </table:table-cell>
              <table:table-cell office:value-type="float" office:value="1.2918">
                <text:p>1.2918</text:p>
              </table:table-cell>
              <table:table-cell office:value-type="float" office:value="1.1719">
                <text:p>1.171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4">
                <text:p>714</text:p>
              </table:table-cell>
              <table:table-cell office:value-type="float" office:value="1.3819">
                <text:p>1.3819</text:p>
              </table:table-cell>
              <table:table-cell office:value-type="float" office:value="1.3029">
                <text:p>1.3029</text:p>
              </table:table-cell>
              <table:table-cell office:value-type="float" office:value="1.1823">
                <text:p>1.18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5">
                <text:p>715</text:p>
              </table:table-cell>
              <table:table-cell office:value-type="float" office:value="1.3502">
                <text:p>1.3502</text:p>
              </table:table-cell>
              <table:table-cell office:value-type="float" office:value="1.2587">
                <text:p>1.2587</text:p>
              </table:table-cell>
              <table:table-cell office:value-type="float" office:value="1.1428">
                <text:p>1.142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716">
                <text:p>716</text:p>
              </table:table-cell>
              <table:table-cell office:value-type="float" office:value="1.3694">
                <text:p>1.3694</text:p>
              </table:table-cell>
              <table:table-cell office:value-type="float" office:value="1.2716">
                <text:p>1.2716</text:p>
              </table:table-cell>
              <table:table-cell office:value-type="float" office:value="1.1548">
                <text:p>1.154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17">
                <text:p>717</text:p>
              </table:table-cell>
              <table:table-cell office:value-type="float" office:value="1.365">
                <text:p>1.365</text:p>
              </table:table-cell>
              <table:table-cell office:value-type="float" office:value="1.1071">
                <text:p>1.1071</text:p>
              </table:table-cell>
              <table:table-cell office:value-type="float" office:value="1.0081">
                <text:p>1.008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18">
                <text:p>718</text:p>
              </table:table-cell>
              <table:table-cell office:value-type="float" office:value="1.357">
                <text:p>1.357</text:p>
              </table:table-cell>
              <table:table-cell office:value-type="float" office:value="1.0296">
                <text:p>1.0296</text:p>
              </table:table-cell>
              <table:table-cell office:value-type="float" office:value="0.93873">
                <text:p>0.938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19">
                <text:p>719</text:p>
              </table:table-cell>
              <table:table-cell office:value-type="float" office:value="1.301">
                <text:p>1.301</text:p>
              </table:table-cell>
              <table:table-cell office:value-type="float" office:value="0.92318">
                <text:p>0.92318</text:p>
              </table:table-cell>
              <table:table-cell office:value-type="float" office:value="0.84274">
                <text:p>0.842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720">
                <text:p>720</text:p>
              </table:table-cell>
              <table:table-cell office:value-type="float" office:value="1.3487">
                <text:p>1.3487</text:p>
              </table:table-cell>
              <table:table-cell office:value-type="float" office:value="0.9855">
                <text:p>0.9855</text:p>
              </table:table-cell>
              <table:table-cell office:value-type="float" office:value="0.8994">
                <text:p>0.89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721">
                <text:p>721</text:p>
              </table:table-cell>
              <table:table-cell office:value-type="float" office:value="1.348">
                <text:p>1.348</text:p>
              </table:table-cell>
              <table:table-cell office:value-type="float" office:value="1.0861">
                <text:p>1.0861</text:p>
              </table:table-cell>
              <table:table-cell office:value-type="float" office:value="0.98967">
                <text:p>0.989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22">
                <text:p>722</text:p>
              </table:table-cell>
              <table:table-cell office:value-type="float" office:value="1.36">
                <text:p>1.36</text:p>
              </table:table-cell>
              <table:table-cell office:value-type="float" office:value="1.2407">
                <text:p>1.2407</text:p>
              </table:table-cell>
              <table:table-cell office:value-type="float" office:value="1.1281">
                <text:p>1.128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23">
                <text:p>723</text:p>
              </table:table-cell>
              <table:table-cell office:value-type="float" office:value="1.351">
                <text:p>1.351</text:p>
              </table:table-cell>
              <table:table-cell office:value-type="float" office:value="1.1444">
                <text:p>1.1444</text:p>
              </table:table-cell>
              <table:table-cell office:value-type="float" office:value="1.0423">
                <text:p>1.04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24">
                <text:p>724</text:p>
              </table:table-cell>
              <table:table-cell office:value-type="float" office:value="1.3607">
                <text:p>1.3607</text:p>
              </table:table-cell>
              <table:table-cell office:value-type="float" office:value="1.0555">
                <text:p>1.0555</text:p>
              </table:table-cell>
              <table:table-cell office:value-type="float" office:value="0.96305">
                <text:p>0.9630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25">
                <text:p>725</text:p>
              </table:table-cell>
              <table:table-cell office:value-type="float" office:value="1.3465">
                <text:p>1.3465</text:p>
              </table:table-cell>
              <table:table-cell office:value-type="float" office:value="1.038">
                <text:p>1.038</text:p>
              </table:table-cell>
              <table:table-cell office:value-type="float" office:value="0.94741">
                <text:p>0.9474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26">
                <text:p>726</text:p>
              </table:table-cell>
              <table:table-cell office:value-type="float" office:value="1.3429">
                <text:p>1.3429</text:p>
              </table:table-cell>
              <table:table-cell office:value-type="float" office:value="1.0813">
                <text:p>1.0813</text:p>
              </table:table-cell>
              <table:table-cell office:value-type="float" office:value="0.98638">
                <text:p>0.9863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727">
                <text:p>727</text:p>
              </table:table-cell>
              <table:table-cell office:value-type="float" office:value="1.3444">
                <text:p>1.3444</text:p>
              </table:table-cell>
              <table:table-cell office:value-type="float" office:value="1.085">
                <text:p>1.085</text:p>
              </table:table-cell>
              <table:table-cell office:value-type="float" office:value="0.98988">
                <text:p>0.989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728">
                <text:p>728</text:p>
              </table:table-cell>
              <table:table-cell office:value-type="float" office:value="1.337">
                <text:p>1.337</text:p>
              </table:table-cell>
              <table:table-cell office:value-type="float" office:value="1.04">
                <text:p>1.04</text:p>
              </table:table-cell>
              <table:table-cell office:value-type="float" office:value="0.94968">
                <text:p>0.949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729">
                <text:p>729</text:p>
              </table:table-cell>
              <table:table-cell office:value-type="float" office:value="1.2796">
                <text:p>1.2796</text:p>
              </table:table-cell>
              <table:table-cell office:value-type="float" office:value="1.0466">
                <text:p>1.0466</text:p>
              </table:table-cell>
              <table:table-cell office:value-type="float" office:value="0.95503">
                <text:p>0.9550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730">
                <text:p>730</text:p>
              </table:table-cell>
              <table:table-cell office:value-type="float" office:value="1.3357">
                <text:p>1.3357</text:p>
              </table:table-cell>
              <table:table-cell office:value-type="float" office:value="1.1285">
                <text:p>1.1285</text:p>
              </table:table-cell>
              <table:table-cell office:value-type="float" office:value="1.0294">
                <text:p>1.02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731">
                <text:p>731</text:p>
              </table:table-cell>
              <table:table-cell office:value-type="float" office:value="1.3104">
                <text:p>1.3104</text:p>
              </table:table-cell>
              <table:table-cell office:value-type="float" office:value="1.0703">
                <text:p>1.0703</text:p>
              </table:table-cell>
              <table:table-cell office:value-type="float" office:value="0.97702">
                <text:p>0.977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32">
                <text:p>732</text:p>
              </table:table-cell>
              <table:table-cell office:value-type="float" office:value="1.3333">
                <text:p>1.3333</text:p>
              </table:table-cell>
              <table:table-cell office:value-type="float" office:value="1.1534">
                <text:p>1.1534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733">
                <text:p>733</text:p>
              </table:table-cell>
              <table:table-cell office:value-type="float" office:value="1.3108">
                <text:p>1.3108</text:p>
              </table:table-cell>
              <table:table-cell office:value-type="float" office:value="1.1962">
                <text:p>1.1962</text:p>
              </table:table-cell>
              <table:table-cell office:value-type="float" office:value="1.0901">
                <text:p>1.090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34">
                <text:p>734</text:p>
              </table:table-cell>
              <table:table-cell office:value-type="float" office:value="1.339">
                <text:p>1.339</text:p>
              </table:table-cell>
              <table:table-cell office:value-type="float" office:value="1.2357">
                <text:p>1.2357</text:p>
              </table:table-cell>
              <table:table-cell office:value-type="float" office:value="1.1261">
                <text:p>1.12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35">
                <text:p>735</text:p>
              </table:table-cell>
              <table:table-cell office:value-type="float" office:value="1.3271">
                <text:p>1.3271</text:p>
              </table:table-cell>
              <table:table-cell office:value-type="float" office:value="1.2178">
                <text:p>1.2178</text:p>
              </table:table-cell>
              <table:table-cell office:value-type="float" office:value="1.1101">
                <text:p>1.11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36">
                <text:p>736</text:p>
              </table:table-cell>
              <table:table-cell office:value-type="float" office:value="1.31">
                <text:p>1.31</text:p>
              </table:table-cell>
              <table:table-cell office:value-type="float" office:value="1.2059">
                <text:p>1.2059</text:p>
              </table:table-cell>
              <table:table-cell office:value-type="float" office:value="1.0994">
                <text:p>1.09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737">
                <text:p>737</text:p>
              </table:table-cell>
              <table:table-cell office:value-type="float" office:value="1.312">
                <text:p>1.312</text:p>
              </table:table-cell>
              <table:table-cell office:value-type="float" office:value="1.2039">
                <text:p>1.2039</text:p>
              </table:table-cell>
              <table:table-cell office:value-type="float" office:value="1.0978">
                <text:p>1.097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38">
                <text:p>738</text:p>
              </table:table-cell>
              <table:table-cell office:value-type="float" office:value="1.3">
                <text:p>1.3</text:p>
              </table:table-cell>
              <table:table-cell office:value-type="float" office:value="1.2269">
                <text:p>1.2269</text:p>
              </table:table-cell>
              <table:table-cell office:value-type="float" office:value="1.1184">
                <text:p>1.118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739">
                <text:p>739</text:p>
              </table:table-cell>
              <table:table-cell office:value-type="float" office:value="1.2646">
                <text:p>1.2646</text:p>
              </table:table-cell>
              <table:table-cell office:value-type="float" office:value="1.1905">
                <text:p>1.1905</text:p>
              </table:table-cell>
              <table:table-cell office:value-type="float" office:value="1.0855">
                <text:p>1.08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40">
                <text:p>740</text:p>
              </table:table-cell>
              <table:table-cell office:value-type="float" office:value="1.283">
                <text:p>1.283</text:p>
              </table:table-cell>
              <table:table-cell office:value-type="float" office:value="1.2195">
                <text:p>1.2195</text:p>
              </table:table-cell>
              <table:table-cell office:value-type="float" office:value="1.1119">
                <text:p>1.11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41">
                <text:p>741</text:p>
              </table:table-cell>
              <table:table-cell office:value-type="float" office:value="1.2707">
                <text:p>1.2707</text:p>
              </table:table-cell>
              <table:table-cell office:value-type="float" office:value="1.2148">
                <text:p>1.2148</text:p>
              </table:table-cell>
              <table:table-cell office:value-type="float" office:value="1.1078">
                <text:p>1.107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42">
                <text:p>742</text:p>
              </table:table-cell>
              <table:table-cell office:value-type="float" office:value="1.2649">
                <text:p>1.2649</text:p>
              </table:table-cell>
              <table:table-cell office:value-type="float" office:value="1.2153">
                <text:p>1.2153</text:p>
              </table:table-cell>
              <table:table-cell office:value-type="float" office:value="1.1084">
                <text:p>1.10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43">
                <text:p>743</text:p>
              </table:table-cell>
              <table:table-cell office:value-type="float" office:value="1.2892">
                <text:p>1.2892</text:p>
              </table:table-cell>
              <table:table-cell office:value-type="float" office:value="1.2405">
                <text:p>1.2405</text:p>
              </table:table-cell>
              <table:table-cell office:value-type="float" office:value="1.1316">
                <text:p>1.13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44">
                <text:p>744</text:p>
              </table:table-cell>
              <table:table-cell office:value-type="float" office:value="1.2955">
                <text:p>1.2955</text:p>
              </table:table-cell>
              <table:table-cell office:value-type="float" office:value="1.2503">
                <text:p>1.2503</text:p>
              </table:table-cell>
              <table:table-cell office:value-type="float" office:value="1.1408">
                <text:p>1.14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45">
                <text:p>745</text:p>
              </table:table-cell>
              <table:table-cell office:value-type="float" office:value="1.292">
                <text:p>1.292</text:p>
              </table:table-cell>
              <table:table-cell office:value-type="float" office:value="1.2497">
                <text:p>1.2497</text:p>
              </table:table-cell>
              <table:table-cell office:value-type="float" office:value="1.1404">
                <text:p>1.140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46">
                <text:p>746</text:p>
              </table:table-cell>
              <table:table-cell office:value-type="float" office:value="1.2892">
                <text:p>1.2892</text:p>
              </table:table-cell>
              <table:table-cell office:value-type="float" office:value="1.247">
                <text:p>1.247</text:p>
              </table:table-cell>
              <table:table-cell office:value-type="float" office:value="1.1381">
                <text:p>1.138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47">
                <text:p>747</text:p>
              </table:table-cell>
              <table:table-cell office:value-type="float" office:value="1.289">
                <text:p>1.289</text:p>
              </table:table-cell>
              <table:table-cell office:value-type="float" office:value="1.2477">
                <text:p>1.2477</text:p>
              </table:table-cell>
              <table:table-cell office:value-type="float" office:value="1.1389">
                <text:p>1.138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48">
                <text:p>748</text:p>
              </table:table-cell>
              <table:table-cell office:value-type="float" office:value="1.2808">
                <text:p>1.2808</text:p>
              </table:table-cell>
              <table:table-cell office:value-type="float" office:value="1.2401">
                <text:p>1.2401</text:p>
              </table:table-cell>
              <table:table-cell office:value-type="float" office:value="1.1323">
                <text:p>1.13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49">
                <text:p>749</text:p>
              </table:table-cell>
              <table:table-cell office:value-type="float" office:value="1.276">
                <text:p>1.276</text:p>
              </table:table-cell>
              <table:table-cell office:value-type="float" office:value="1.2357">
                <text:p>1.2357</text:p>
              </table:table-cell>
              <table:table-cell office:value-type="float" office:value="1.1286">
                <text:p>1.128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50">
                <text:p>750</text:p>
              </table:table-cell>
              <table:table-cell office:value-type="float" office:value="1.274">
                <text:p>1.274</text:p>
              </table:table-cell>
              <table:table-cell office:value-type="float" office:value="1.2341">
                <text:p>1.2341</text:p>
              </table:table-cell>
              <table:table-cell office:value-type="float" office:value="1.1273">
                <text:p>1.127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51">
                <text:p>751</text:p>
              </table:table-cell>
              <table:table-cell office:value-type="float" office:value="1.268">
                <text:p>1.268</text:p>
              </table:table-cell>
              <table:table-cell office:value-type="float" office:value="1.2286">
                <text:p>1.2286</text:p>
              </table:table-cell>
              <table:table-cell office:value-type="float" office:value="1.1224">
                <text:p>1.122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52">
                <text:p>752</text:p>
              </table:table-cell>
              <table:table-cell office:value-type="float" office:value="1.272">
                <text:p>1.272</text:p>
              </table:table-cell>
              <table:table-cell office:value-type="float" office:value="1.233">
                <text:p>1.233</text:p>
              </table:table-cell>
              <table:table-cell office:value-type="float" office:value="1.1265">
                <text:p>1.12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53">
                <text:p>753</text:p>
              </table:table-cell>
              <table:table-cell office:value-type="float" office:value="1.265">
                <text:p>1.265</text:p>
              </table:table-cell>
              <table:table-cell office:value-type="float" office:value="1.2266">
                <text:p>1.2266</text:p>
              </table:table-cell>
              <table:table-cell office:value-type="float" office:value="1.121">
                <text:p>1.12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54">
                <text:p>754</text:p>
              </table:table-cell>
              <table:table-cell office:value-type="float" office:value="1.2809">
                <text:p>1.2809</text:p>
              </table:table-cell>
              <table:table-cell office:value-type="float" office:value="1.242">
                <text:p>1.242</text:p>
              </table:table-cell>
              <table:table-cell office:value-type="float" office:value="1.1353">
                <text:p>1.13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55">
                <text:p>755</text:p>
              </table:table-cell>
              <table:table-cell office:value-type="float" office:value="1.2771">
                <text:p>1.2771</text:p>
              </table:table-cell>
              <table:table-cell office:value-type="float" office:value="1.2383">
                <text:p>1.2383</text:p>
              </table:table-cell>
              <table:table-cell office:value-type="float" office:value="1.1321">
                <text:p>1.132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56">
                <text:p>756</text:p>
              </table:table-cell>
              <table:table-cell office:value-type="float" office:value="1.261">
                <text:p>1.261</text:p>
              </table:table-cell>
              <table:table-cell office:value-type="float" office:value="1.2232">
                <text:p>1.2232</text:p>
              </table:table-cell>
              <table:table-cell office:value-type="float" office:value="1.1185">
                <text:p>1.118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57">
                <text:p>757</text:p>
              </table:table-cell>
              <table:table-cell office:value-type="float" office:value="1.2598">
                <text:p>1.2598</text:p>
              </table:table-cell>
              <table:table-cell office:value-type="float" office:value="1.2221">
                <text:p>1.2221</text:p>
              </table:table-cell>
              <table:table-cell office:value-type="float" office:value="1.1176">
                <text:p>1.11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58">
                <text:p>758</text:p>
              </table:table-cell>
              <table:table-cell office:value-type="float" office:value="1.268">
                <text:p>1.268</text:p>
              </table:table-cell>
              <table:table-cell office:value-type="float" office:value="1.2295">
                <text:p>1.2295</text:p>
              </table:table-cell>
              <table:table-cell office:value-type="float" office:value="1.1246">
                <text:p>1.124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59">
                <text:p>759</text:p>
              </table:table-cell>
              <table:table-cell office:value-type="float" office:value="1.25">
                <text:p>1.25</text:p>
              </table:table-cell>
              <table:table-cell office:value-type="float" office:value="1.1945">
                <text:p>1.1945</text:p>
              </table:table-cell>
              <table:table-cell office:value-type="float" office:value="1.0932">
                <text:p>1.093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60">
                <text:p>760</text:p>
              </table:table-cell>
              <table:table-cell office:value-type="float" office:value="1.259">
                <text:p>1.259</text:p>
              </table:table-cell>
              <table:table-cell office:value-type="float" office:value="0.26604">
                <text:p>0.26604</text:p>
              </table:table-cell>
              <table:table-cell office:value-type="float" office:value="0.24716">
                <text:p>0.2471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1">
                <text:p>761</text:p>
              </table:table-cell>
              <table:table-cell office:value-type="float" office:value="1.2487">
                <text:p>1.2487</text:p>
              </table:table-cell>
              <table:table-cell office:value-type="float" office:value="0.15396">
                <text:p>0.15396</text:p>
              </table:table-cell>
              <table:table-cell office:value-type="float" office:value="0.14328">
                <text:p>0.143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62">
                <text:p>762</text:p>
              </table:table-cell>
              <table:table-cell office:value-type="float" office:value="1.246">
                <text:p>1.246</text:p>
              </table:table-cell>
              <table:table-cell office:value-type="float" office:value="0.68766">
                <text:p>0.68766</text:p>
              </table:table-cell>
              <table:table-cell office:value-type="float" office:value="0.63491">
                <text:p>0.6349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63">
                <text:p>763</text:p>
              </table:table-cell>
              <table:table-cell office:value-type="float" office:value="1.2543">
                <text:p>1.2543</text:p>
              </table:table-cell>
              <table:table-cell office:value-type="float" office:value="0.37952">
                <text:p>0.37952</text:p>
              </table:table-cell>
              <table:table-cell office:value-type="float" office:value="0.35217">
                <text:p>0.352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64">
                <text:p>764</text:p>
              </table:table-cell>
              <table:table-cell office:value-type="float" office:value="1.2566">
                <text:p>1.2566</text:p>
              </table:table-cell>
              <table:table-cell office:value-type="float" office:value="0.53878">
                <text:p>0.53878</text:p>
              </table:table-cell>
              <table:table-cell office:value-type="float" office:value="0.49885">
                <text:p>0.4988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65">
                <text:p>765</text:p>
              </table:table-cell>
              <table:table-cell office:value-type="float" office:value="1.2452">
                <text:p>1.2452</text:p>
              </table:table-cell>
              <table:table-cell office:value-type="float" office:value="0.68601">
                <text:p>0.68601</text:p>
              </table:table-cell>
              <table:table-cell office:value-type="float" office:value="0.63377">
                <text:p>0.633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66">
                <text:p>766</text:p>
              </table:table-cell>
              <table:table-cell office:value-type="float" office:value="1.2">
                <text:p>1.2</text:p>
              </table:table-cell>
              <table:table-cell office:value-type="float" office:value="0.81461">
                <text:p>0.81461</text:p>
              </table:table-cell>
              <table:table-cell office:value-type="float" office:value="0.7508">
                <text:p>0.750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67">
                <text:p>767</text:p>
              </table:table-cell>
              <table:table-cell office:value-type="float" office:value="1.212">
                <text:p>1.212</text:p>
              </table:table-cell>
              <table:table-cell office:value-type="float" office:value="0.97417">
                <text:p>0.97417</text:p>
              </table:table-cell>
              <table:table-cell office:value-type="float" office:value="0.89574">
                <text:p>0.895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68">
                <text:p>768</text:p>
              </table:table-cell>
              <table:table-cell office:value-type="float" office:value="1.231">
                <text:p>1.231</text:p>
              </table:table-cell>
              <table:table-cell office:value-type="float" office:value="1.1138">
                <text:p>1.1138</text:p>
              </table:table-cell>
              <table:table-cell office:value-type="float" office:value="1.0222">
                <text:p>1.02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69">
                <text:p>769</text:p>
              </table:table-cell>
              <table:table-cell office:value-type="float" office:value="1.2142">
                <text:p>1.2142</text:p>
              </table:table-cell>
              <table:table-cell office:value-type="float" office:value="1.1278">
                <text:p>1.1278</text:p>
              </table:table-cell>
              <table:table-cell office:value-type="float" office:value="1.0347">
                <text:p>1.034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0">
                <text:p>770</text:p>
              </table:table-cell>
              <table:table-cell office:value-type="float" office:value="1.2146">
                <text:p>1.2146</text:p>
              </table:table-cell>
              <table:table-cell office:value-type="float" office:value="1.1608">
                <text:p>1.1608</text:p>
              </table:table-cell>
              <table:table-cell office:value-type="float" office:value="1.0646">
                <text:p>1.06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71">
                <text:p>771</text:p>
              </table:table-cell>
              <table:table-cell office:value-type="float" office:value="1.2073">
                <text:p>1.2073</text:p>
              </table:table-cell>
              <table:table-cell office:value-type="float" office:value="1.1686">
                <text:p>1.1686</text:p>
              </table:table-cell>
              <table:table-cell office:value-type="float" office:value="1.0716">
                <text:p>1.07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2">
                <text:p>772</text:p>
              </table:table-cell>
              <table:table-cell office:value-type="float" office:value="1.212">
                <text:p>1.212</text:p>
              </table:table-cell>
              <table:table-cell office:value-type="float" office:value="1.1778">
                <text:p>1.1778</text:p>
              </table:table-cell>
              <table:table-cell office:value-type="float" office:value="1.0802">
                <text:p>1.080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73">
                <text:p>773</text:p>
              </table:table-cell>
              <table:table-cell office:value-type="float" office:value="1.21">
                <text:p>1.21</text:p>
              </table:table-cell>
              <table:table-cell office:value-type="float" office:value="1.1771">
                <text:p>1.1771</text:p>
              </table:table-cell>
              <table:table-cell office:value-type="float" office:value="1.0797">
                <text:p>1.079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74">
                <text:p>774</text:p>
              </table:table-cell>
              <table:table-cell office:value-type="float" office:value="1.209">
                <text:p>1.209</text:p>
              </table:table-cell>
              <table:table-cell office:value-type="float" office:value="1.1771">
                <text:p>1.177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75">
                <text:p>775</text:p>
              </table:table-cell>
              <table:table-cell office:value-type="float" office:value="1.208">
                <text:p>1.208</text:p>
              </table:table-cell>
              <table:table-cell office:value-type="float" office:value="1.1771">
                <text:p>1.1771</text:p>
              </table:table-cell>
              <table:table-cell office:value-type="float" office:value="1.0801">
                <text:p>1.08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76">
                <text:p>776</text:p>
              </table:table-cell>
              <table:table-cell office:value-type="float" office:value="1.2102">
                <text:p>1.2102</text:p>
              </table:table-cell>
              <table:table-cell office:value-type="float" office:value="1.1798">
                <text:p>1.1798</text:p>
              </table:table-cell>
              <table:table-cell office:value-type="float" office:value="1.0827">
                <text:p>1.082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77">
                <text:p>777</text:p>
              </table:table-cell>
              <table:table-cell office:value-type="float" office:value="1.2028">
                <text:p>1.2028</text:p>
              </table:table-cell>
              <table:table-cell office:value-type="float" office:value="1.1727">
                <text:p>1.1727</text:p>
              </table:table-cell>
              <table:table-cell office:value-type="float" office:value="1.0764">
                <text:p>1.076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78">
                <text:p>778</text:p>
              </table:table-cell>
              <table:table-cell office:value-type="float" office:value="1.2014">
                <text:p>1.2014</text:p>
              </table:table-cell>
              <table:table-cell office:value-type="float" office:value="1.1713">
                <text:p>1.1713</text:p>
              </table:table-cell>
              <table:table-cell office:value-type="float" office:value="1.0754">
                <text:p>1.07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79">
                <text:p>779</text:p>
              </table:table-cell>
              <table:table-cell office:value-type="float" office:value="1.2067">
                <text:p>1.2067</text:p>
              </table:table-cell>
              <table:table-cell office:value-type="float" office:value="1.1765">
                <text:p>1.1765</text:p>
              </table:table-cell>
              <table:table-cell office:value-type="float" office:value="1.0803">
                <text:p>1.080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80">
                <text:p>780</text:p>
              </table:table-cell>
              <table:table-cell office:value-type="float" office:value="1.193">
                <text:p>1.193</text:p>
              </table:table-cell>
              <table:table-cell office:value-type="float" office:value="1.1636">
                <text:p>1.1636</text:p>
              </table:table-cell>
              <table:table-cell office:value-type="float" office:value="1.0687">
                <text:p>1.068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81">
                <text:p>781</text:p>
              </table:table-cell>
              <table:table-cell office:value-type="float" office:value="1.1898">
                <text:p>1.1898</text:p>
              </table:table-cell>
              <table:table-cell office:value-type="float" office:value="1.1607">
                <text:p>1.1607</text:p>
              </table:table-cell>
              <table:table-cell office:value-type="float" office:value="1.0662">
                <text:p>1.06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82">
                <text:p>782</text:p>
              </table:table-cell>
              <table:table-cell office:value-type="float" office:value="1.195">
                <text:p>1.195</text:p>
              </table:table-cell>
              <table:table-cell office:value-type="float" office:value="1.1662">
                <text:p>1.1662</text:p>
              </table:table-cell>
              <table:table-cell office:value-type="float" office:value="1.0714">
                <text:p>1.07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3">
                <text:p>783</text:p>
              </table:table-cell>
              <table:table-cell office:value-type="float" office:value="1.1896">
                <text:p>1.1896</text:p>
              </table:table-cell>
              <table:table-cell office:value-type="float" office:value="1.1614">
                <text:p>1.1614</text:p>
              </table:table-cell>
              <table:table-cell office:value-type="float" office:value="1.0672">
                <text:p>1.067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4">
                <text:p>784</text:p>
              </table:table-cell>
              <table:table-cell office:value-type="float" office:value="1.181">
                <text:p>1.181</text:p>
              </table:table-cell>
              <table:table-cell office:value-type="float" office:value="1.1536">
                <text:p>1.1536</text:p>
              </table:table-cell>
              <table:table-cell office:value-type="float" office:value="1.0602">
                <text:p>1.060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85">
                <text:p>785</text:p>
              </table:table-cell>
              <table:table-cell office:value-type="float" office:value="1.1874">
                <text:p>1.1874</text:p>
              </table:table-cell>
              <table:table-cell office:value-type="float" office:value="1.1586">
                <text:p>1.1586</text:p>
              </table:table-cell>
              <table:table-cell office:value-type="float" office:value="1.0649">
                <text:p>1.064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6">
                <text:p>786</text:p>
              </table:table-cell>
              <table:table-cell office:value-type="float" office:value="1.189">
                <text:p>1.189</text:p>
              </table:table-cell>
              <table:table-cell office:value-type="float" office:value="1.1592">
                <text:p>1.1592</text:p>
              </table:table-cell>
              <table:table-cell office:value-type="float" office:value="1.0656">
                <text:p>1.06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87">
                <text:p>787</text:p>
              </table:table-cell>
              <table:table-cell office:value-type="float" office:value="1.1877">
                <text:p>1.1877</text:p>
              </table:table-cell>
              <table:table-cell office:value-type="float" office:value="1.145">
                <text:p>1.145</text:p>
              </table:table-cell>
              <table:table-cell office:value-type="float" office:value="1.053">
                <text:p>1.0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88">
                <text:p>788</text:p>
              </table:table-cell>
              <table:table-cell office:value-type="float" office:value="1.18">
                <text:p>1.18</text:p>
              </table:table-cell>
              <table:table-cell office:value-type="float" office:value="1.1305">
                <text:p>1.1305</text:p>
              </table:table-cell>
              <table:table-cell office:value-type="float" office:value="1.0399">
                <text:p>1.03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89">
                <text:p>789</text:p>
              </table:table-cell>
              <table:table-cell office:value-type="float" office:value="1.1812">
                <text:p>1.1812</text:p>
              </table:table-cell>
              <table:table-cell office:value-type="float" office:value="1.1257">
                <text:p>1.1257</text:p>
              </table:table-cell>
              <table:table-cell office:value-type="float" office:value="1.0359">
                <text:p>1.03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90">
                <text:p>790</text:p>
              </table:table-cell>
              <table:table-cell office:value-type="float" office:value="1.1704">
                <text:p>1.1704</text:p>
              </table:table-cell>
              <table:table-cell office:value-type="float" office:value="1.091">
                <text:p>1.091</text:p>
              </table:table-cell>
              <table:table-cell office:value-type="float" office:value="1.0045">
                <text:p>1.004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91">
                <text:p>791</text:p>
              </table:table-cell>
              <table:table-cell office:value-type="float" office:value="1.1632">
                <text:p>1.1632</text:p>
              </table:table-cell>
              <table:table-cell office:value-type="float" office:value="1.1058">
                <text:p>1.1058</text:p>
              </table:table-cell>
              <table:table-cell office:value-type="float" office:value="1.0179">
                <text:p>1.01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92">
                <text:p>792</text:p>
              </table:table-cell>
              <table:table-cell office:value-type="float" office:value="1.15">
                <text:p>1.15</text:p>
              </table:table-cell>
              <table:table-cell office:value-type="float" office:value="1.0953">
                <text:p>1.0953</text:p>
              </table:table-cell>
              <table:table-cell office:value-type="float" office:value="1.0084">
                <text:p>1.00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93">
                <text:p>793</text:p>
              </table:table-cell>
              <table:table-cell office:value-type="float" office:value="1.1449">
                <text:p>1.1449</text:p>
              </table:table-cell>
              <table:table-cell office:value-type="float" office:value="1.0875">
                <text:p>1.0875</text:p>
              </table:table-cell>
              <table:table-cell office:value-type="float" office:value="1.0015">
                <text:p>1.001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94">
                <text:p>794</text:p>
              </table:table-cell>
              <table:table-cell office:value-type="float" office:value="1.126">
                <text:p>1.126</text:p>
              </table:table-cell>
              <table:table-cell office:value-type="float" office:value="1.0972">
                <text:p>1.0972</text:p>
              </table:table-cell>
              <table:table-cell office:value-type="float" office:value="1.0101">
                <text:p>1.010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95">
                <text:p>795</text:p>
              </table:table-cell>
              <table:table-cell office:value-type="float" office:value="1.128">
                <text:p>1.128</text:p>
              </table:table-cell>
              <table:table-cell office:value-type="float" office:value="1.0932">
                <text:p>1.0932</text:p>
              </table:table-cell>
              <table:table-cell office:value-type="float" office:value="1.0066">
                <text:p>1.006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96">
                <text:p>796</text:p>
              </table:table-cell>
              <table:table-cell office:value-type="float" office:value="1.1427">
                <text:p>1.1427</text:p>
              </table:table-cell>
              <table:table-cell office:value-type="float" office:value="1.0742">
                <text:p>1.0742</text:p>
              </table:table-cell>
              <table:table-cell office:value-type="float" office:value="0.98985">
                <text:p>0.989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7">
                <text:p>797</text:p>
              </table:table-cell>
              <table:table-cell office:value-type="float" office:value="1.158">
                <text:p>1.158</text:p>
              </table:table-cell>
              <table:table-cell office:value-type="float" office:value="1.0913">
                <text:p>1.0913</text:p>
              </table:table-cell>
              <table:table-cell office:value-type="float" office:value="1.0057">
                <text:p>1.00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98">
                <text:p>798</text:p>
              </table:table-cell>
              <table:table-cell office:value-type="float" office:value="1.1501">
                <text:p>1.1501</text:p>
              </table:table-cell>
              <table:table-cell office:value-type="float" office:value="1.1121">
                <text:p>1.1121</text:p>
              </table:table-cell>
              <table:table-cell office:value-type="float" office:value="1.0245">
                <text:p>1.02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99">
                <text:p>799</text:p>
              </table:table-cell>
              <table:table-cell office:value-type="float" office:value="1.135">
                <text:p>1.135</text:p>
              </table:table-cell>
              <table:table-cell office:value-type="float" office:value="1.0905">
                <text:p>1.0905</text:p>
              </table:table-cell>
              <table:table-cell office:value-type="float" office:value="1.0048">
                <text:p>1.00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00">
                <text:p>800</text:p>
              </table:table-cell>
              <table:table-cell office:value-type="float" office:value="1.1248">
                <text:p>1.1248</text:p>
              </table:table-cell>
              <table:table-cell office:value-type="float" office:value="1.0725">
                <text:p>1.0725</text:p>
              </table:table-cell>
              <table:table-cell office:value-type="float" office:value="0.98859">
                <text:p>0.9885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01">
                <text:p>801</text:p>
              </table:table-cell>
              <table:table-cell office:value-type="float" office:value="1.1427">
                <text:p>1.1427</text:p>
              </table:table-cell>
              <table:table-cell office:value-type="float" office:value="1.0843">
                <text:p>1.0843</text:p>
              </table:table-cell>
              <table:table-cell office:value-type="float" office:value="0.99978">
                <text:p>0.9997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802">
                <text:p>802</text:p>
              </table:table-cell>
              <table:table-cell office:value-type="float" office:value="1.1422">
                <text:p>1.1422</text:p>
              </table:table-cell>
              <table:table-cell office:value-type="float" office:value="1.0856">
                <text:p>1.0856</text:p>
              </table:table-cell>
              <table:table-cell office:value-type="float" office:value="1.0011">
                <text:p>1.00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803">
                <text:p>803</text:p>
              </table:table-cell>
              <table:table-cell office:value-type="float" office:value="1.1241">
                <text:p>1.1241</text:p>
              </table:table-cell>
              <table:table-cell office:value-type="float" office:value="1.0657">
                <text:p>1.0657</text:p>
              </table:table-cell>
              <table:table-cell office:value-type="float" office:value="0.98288">
                <text:p>0.982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804">
                <text:p>804</text:p>
              </table:table-cell>
              <table:table-cell office:value-type="float" office:value="1.1342">
                <text:p>1.1342</text:p>
              </table:table-cell>
              <table:table-cell office:value-type="float" office:value="1.0782">
                <text:p>1.0782</text:p>
              </table:table-cell>
              <table:table-cell office:value-type="float" office:value="0.99452">
                <text:p>0.9945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05">
                <text:p>805</text:p>
              </table:table-cell>
              <table:table-cell office:value-type="float" office:value="1.1001">
                <text:p>1.1001</text:p>
              </table:table-cell>
              <table:table-cell office:value-type="float" office:value="1.0545">
                <text:p>1.0545</text:p>
              </table:table-cell>
              <table:table-cell office:value-type="float" office:value="0.9727">
                <text:p>0.97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806">
                <text:p>806</text:p>
              </table:table-cell>
              <table:table-cell office:value-type="float" office:value="1.1309">
                <text:p>1.1309</text:p>
              </table:table-cell>
              <table:table-cell office:value-type="float" office:value="1.0974">
                <text:p>1.0974</text:p>
              </table:table-cell>
              <table:table-cell office:value-type="float" office:value="1.0122">
                <text:p>1.012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07">
                <text:p>807</text:p>
              </table:table-cell>
              <table:table-cell office:value-type="float" office:value="1.123">
                <text:p>1.123</text:p>
              </table:table-cell>
              <table:table-cell office:value-type="float" office:value="1.0859">
                <text:p>1.0859</text:p>
              </table:table-cell>
              <table:table-cell office:value-type="float" office:value="1.0018">
                <text:p>1.00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808">
                <text:p>808</text:p>
              </table:table-cell>
              <table:table-cell office:value-type="float" office:value="1.1162">
                <text:p>1.1162</text:p>
              </table:table-cell>
              <table:table-cell office:value-type="float" office:value="1.0821">
                <text:p>1.0821</text:p>
              </table:table-cell>
              <table:table-cell office:value-type="float" office:value="0.99844">
                <text:p>0.9984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809">
                <text:p>809</text:p>
              </table:table-cell>
              <table:table-cell office:value-type="float" office:value="1.098">
                <text:p>1.098</text:p>
              </table:table-cell>
              <table:table-cell office:value-type="float" office:value="1.0548">
                <text:p>1.0548</text:p>
              </table:table-cell>
              <table:table-cell office:value-type="float" office:value="0.97353">
                <text:p>0.973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810">
                <text:p>810</text:p>
              </table:table-cell>
              <table:table-cell office:value-type="float" office:value="1.11">
                <text:p>1.11</text:p>
              </table:table-cell>
              <table:table-cell office:value-type="float" office:value="1.0559">
                <text:p>1.0559</text:p>
              </table:table-cell>
              <table:table-cell office:value-type="float" office:value="0.97488">
                <text:p>0.974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11">
                <text:p>811</text:p>
              </table:table-cell>
              <table:table-cell office:value-type="float" office:value="1.1143">
                <text:p>1.1143</text:p>
              </table:table-cell>
              <table:table-cell office:value-type="float" office:value="1.0533">
                <text:p>1.0533</text:p>
              </table:table-cell>
              <table:table-cell office:value-type="float" office:value="0.97273">
                <text:p>0.972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12">
                <text:p>812</text:p>
              </table:table-cell>
              <table:table-cell office:value-type="float" office:value="1.116">
                <text:p>1.116</text:p>
              </table:table-cell>
              <table:table-cell office:value-type="float" office:value="1.0268">
                <text:p>1.0268</text:p>
              </table:table-cell>
              <table:table-cell office:value-type="float" office:value="0.94882">
                <text:p>0.9488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13">
                <text:p>813</text:p>
              </table:table-cell>
              <table:table-cell office:value-type="float" office:value="1.118">
                <text:p>1.118</text:p>
              </table:table-cell>
              <table:table-cell office:value-type="float" office:value="1.0086">
                <text:p>1.0086</text:p>
              </table:table-cell>
              <table:table-cell office:value-type="float" office:value="0.93236">
                <text:p>0.932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14">
                <text:p>814</text:p>
              </table:table-cell>
              <table:table-cell office:value-type="float" office:value="1.1174">
                <text:p>1.1174</text:p>
              </table:table-cell>
              <table:table-cell office:value-type="float" office:value="0.90356">
                <text:p>0.90356</text:p>
              </table:table-cell>
              <table:table-cell office:value-type="float" office:value="0.83681">
                <text:p>0.8368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15">
                <text:p>815</text:p>
              </table:table-cell>
              <table:table-cell office:value-type="float" office:value="1.1091">
                <text:p>1.1091</text:p>
              </table:table-cell>
              <table:table-cell office:value-type="float" office:value="0.89523">
                <text:p>0.89523</text:p>
              </table:table-cell>
              <table:table-cell office:value-type="float" office:value="0.82927">
                <text:p>0.8292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816">
                <text:p>816</text:p>
              </table:table-cell>
              <table:table-cell office:value-type="float" office:value="1.105">
                <text:p>1.105</text:p>
              </table:table-cell>
              <table:table-cell office:value-type="float" office:value="0.83216">
                <text:p>0.83216</text:p>
              </table:table-cell>
              <table:table-cell office:value-type="float" office:value="0.77171">
                <text:p>0.771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817">
                <text:p>817</text:p>
              </table:table-cell>
              <table:table-cell office:value-type="float" office:value="1.1083">
                <text:p>1.1083</text:p>
              </table:table-cell>
              <table:table-cell office:value-type="float" office:value="0.85183">
                <text:p>0.85183</text:p>
              </table:table-cell>
              <table:table-cell office:value-type="float" office:value="0.78984">
                <text:p>0.789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18">
                <text:p>818</text:p>
              </table:table-cell>
              <table:table-cell office:value-type="float" office:value="1.0861">
                <text:p>1.0861</text:p>
              </table:table-cell>
              <table:table-cell office:value-type="float" office:value="0.82259">
                <text:p>0.82259</text:p>
              </table:table-cell>
              <table:table-cell office:value-type="float" office:value="0.76299">
                <text:p>0.762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19">
                <text:p>819</text:p>
              </table:table-cell>
              <table:table-cell office:value-type="float" office:value="1.0738">
                <text:p>1.0738</text:p>
              </table:table-cell>
              <table:table-cell office:value-type="float" office:value="0.90519">
                <text:p>0.90519</text:p>
              </table:table-cell>
              <table:table-cell office:value-type="float" office:value="0.83844">
                <text:p>0.8384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20">
                <text:p>820</text:p>
              </table:table-cell>
              <table:table-cell office:value-type="float" office:value="1.074">
                <text:p>1.074</text:p>
              </table:table-cell>
              <table:table-cell office:value-type="float" office:value="0.86188">
                <text:p>0.86188</text:p>
              </table:table-cell>
              <table:table-cell office:value-type="float" office:value="0.79899">
                <text:p>0.798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21">
                <text:p>821</text:p>
              </table:table-cell>
              <table:table-cell office:value-type="float" office:value="1.076">
                <text:p>1.076</text:p>
              </table:table-cell>
              <table:table-cell office:value-type="float" office:value="0.99764">
                <text:p>0.99764</text:p>
              </table:table-cell>
              <table:table-cell office:value-type="float" office:value="0.92292">
                <text:p>0.922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22">
                <text:p>822</text:p>
              </table:table-cell>
              <table:table-cell office:value-type="float" office:value="1.056">
                <text:p>1.056</text:p>
              </table:table-cell>
              <table:table-cell office:value-type="float" office:value="0.95157">
                <text:p>0.95157</text:p>
              </table:table-cell>
              <table:table-cell office:value-type="float" office:value="0.88081">
                <text:p>0.8808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23">
                <text:p>823</text:p>
              </table:table-cell>
              <table:table-cell office:value-type="float" office:value="1.076">
                <text:p>1.076</text:p>
              </table:table-cell>
              <table:table-cell office:value-type="float" office:value="0.67271">
                <text:p>0.67271</text:p>
              </table:table-cell>
              <table:table-cell office:value-type="float" office:value="0.62576">
                <text:p>0.6257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24">
                <text:p>824</text:p>
              </table:table-cell>
              <table:table-cell office:value-type="float" office:value="1.0715">
                <text:p>1.0715</text:p>
              </table:table-cell>
              <table:table-cell office:value-type="float" office:value="0.93506">
                <text:p>0.93506</text:p>
              </table:table-cell>
              <table:table-cell office:value-type="float" office:value="0.86619">
                <text:p>0.866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25">
                <text:p>825</text:p>
              </table:table-cell>
              <table:table-cell office:value-type="float" office:value="1.0699">
                <text:p>1.0699</text:p>
              </table:table-cell>
              <table:table-cell office:value-type="float" office:value="0.96935">
                <text:p>0.96935</text:p>
              </table:table-cell>
              <table:table-cell office:value-type="float" office:value="0.89752">
                <text:p>0.8975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826">
                <text:p>826</text:p>
              </table:table-cell>
              <table:table-cell office:value-type="float" office:value="1.0759">
                <text:p>1.0759</text:p>
              </table:table-cell>
              <table:table-cell office:value-type="float" office:value="0.93381">
                <text:p>0.93381</text:p>
              </table:table-cell>
              <table:table-cell office:value-type="float" office:value="0.8653">
                <text:p>0.86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827">
                <text:p>827</text:p>
              </table:table-cell>
              <table:table-cell office:value-type="float" office:value="1.0762">
                <text:p>1.0762</text:p>
              </table:table-cell>
              <table:table-cell office:value-type="float" office:value="0.98465">
                <text:p>0.98465</text:p>
              </table:table-cell>
              <table:table-cell office:value-type="float" office:value="0.91178">
                <text:p>0.911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828">
                <text:p>828</text:p>
              </table:table-cell>
              <table:table-cell office:value-type="float" office:value="1.0749">
                <text:p>1.0749</text:p>
              </table:table-cell>
              <table:table-cell office:value-type="float" office:value="0.84979">
                <text:p>0.84979</text:p>
              </table:table-cell>
              <table:table-cell office:value-type="float" office:value="0.7887">
                <text:p>0.788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29">
                <text:p>829</text:p>
              </table:table-cell>
              <table:table-cell office:value-type="float" office:value="1.062">
                <text:p>1.062</text:p>
              </table:table-cell>
              <table:table-cell office:value-type="float" office:value="0.9293">
                <text:p>0.9293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30">
                <text:p>830</text:p>
              </table:table-cell>
              <table:table-cell office:value-type="float" office:value="1.0563">
                <text:p>1.0563</text:p>
              </table:table-cell>
              <table:table-cell office:value-type="float" office:value="0.91601">
                <text:p>0.91601</text:p>
              </table:table-cell>
              <table:table-cell office:value-type="float" office:value="0.8493">
                <text:p>0.84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831">
                <text:p>831</text:p>
              </table:table-cell>
              <table:table-cell office:value-type="float" office:value="1.056">
                <text:p>1.056</text:p>
              </table:table-cell>
              <table:table-cell office:value-type="float" office:value="0.92392">
                <text:p>0.92392</text:p>
              </table:table-cell>
              <table:table-cell office:value-type="float" office:value="0.85666">
                <text:p>0.8566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832">
                <text:p>832</text:p>
              </table:table-cell>
              <table:table-cell office:value-type="float" office:value="1.055">
                <text:p>1.055</text:p>
              </table:table-cell>
              <table:table-cell office:value-type="float" office:value="0.89426">
                <text:p>0.89426</text:p>
              </table:table-cell>
              <table:table-cell office:value-type="float" office:value="0.82961">
                <text:p>0.8296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33">
                <text:p>833</text:p>
              </table:table-cell>
              <table:table-cell office:value-type="float" office:value="1.0327">
                <text:p>1.0327</text:p>
              </table:table-cell>
              <table:table-cell office:value-type="float" office:value="0.9565">
                <text:p>0.9565</text:p>
              </table:table-cell>
              <table:table-cell office:value-type="float" office:value="0.88622">
                <text:p>0.8862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34">
                <text:p>834</text:p>
              </table:table-cell>
              <table:table-cell office:value-type="float" office:value="1.0459">
                <text:p>1.0459</text:p>
              </table:table-cell>
              <table:table-cell office:value-type="float" office:value="0.93412">
                <text:p>0.93412</text:p>
              </table:table-cell>
              <table:table-cell office:value-type="float" office:value="0.86608">
                <text:p>0.866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35">
                <text:p>835</text:p>
              </table:table-cell>
              <table:table-cell office:value-type="float" office:value="1.0476">
                <text:p>1.0476</text:p>
              </table:table-cell>
              <table:table-cell office:value-type="float" office:value="1.0032">
                <text:p>1.0032</text:p>
              </table:table-cell>
              <table:table-cell office:value-type="float" office:value="0.92917">
                <text:p>0.929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36">
                <text:p>836</text:p>
              </table:table-cell>
              <table:table-cell office:value-type="float" office:value="1.0597">
                <text:p>1.0597</text:p>
              </table:table-cell>
              <table:table-cell office:value-type="float" office:value="0.97234">
                <text:p>0.97234</text:p>
              </table:table-cell>
              <table:table-cell office:value-type="float" office:value="0.90135">
                <text:p>0.9013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37">
                <text:p>837</text:p>
              </table:table-cell>
              <table:table-cell office:value-type="float" office:value="1.0511">
                <text:p>1.0511</text:p>
              </table:table-cell>
              <table:table-cell office:value-type="float" office:value="1.0092">
                <text:p>1.0092</text:p>
              </table:table-cell>
              <table:table-cell office:value-type="float" office:value="0.93493">
                <text:p>0.9349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38">
                <text:p>838</text:p>
              </table:table-cell>
              <table:table-cell office:value-type="float" office:value="1.0549">
                <text:p>1.0549</text:p>
              </table:table-cell>
              <table:table-cell office:value-type="float" office:value="0.99901">
                <text:p>0.99901</text:p>
              </table:table-cell>
              <table:table-cell office:value-type="float" office:value="0.92585">
                <text:p>0.9258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39">
                <text:p>839</text:p>
              </table:table-cell>
              <table:table-cell office:value-type="float" office:value="1.04">
                <text:p>1.04</text:p>
              </table:table-cell>
              <table:table-cell office:value-type="float" office:value="1.0013">
                <text:p>1.0013</text:p>
              </table:table-cell>
              <table:table-cell office:value-type="float" office:value="0.92783">
                <text:p>0.927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40">
                <text:p>840</text:p>
              </table:table-cell>
              <table:table-cell office:value-type="float" office:value="1.05">
                <text:p>1.05</text:p>
              </table:table-cell>
              <table:table-cell office:value-type="float" office:value="1.0157">
                <text:p>1.0157</text:p>
              </table:table-cell>
              <table:table-cell office:value-type="float" office:value="0.94124">
                <text:p>0.9412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41">
                <text:p>841</text:p>
              </table:table-cell>
              <table:table-cell office:value-type="float" office:value="1.052">
                <text:p>1.052</text:p>
              </table:table-cell>
              <table:table-cell office:value-type="float" office:value="1.0101">
                <text:p>1.0101</text:p>
              </table:table-cell>
              <table:table-cell office:value-type="float" office:value="0.93626">
                <text:p>0.9362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42">
                <text:p>842</text:p>
              </table:table-cell>
              <table:table-cell office:value-type="float" office:value="1.0287">
                <text:p>1.0287</text:p>
              </table:table-cell>
              <table:table-cell office:value-type="float" office:value="0.99703">
                <text:p>0.99703</text:p>
              </table:table-cell>
              <table:table-cell office:value-type="float" office:value="0.92411">
                <text:p>0.924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43">
                <text:p>843</text:p>
              </table:table-cell>
              <table:table-cell office:value-type="float" office:value="1.0271">
                <text:p>1.0271</text:p>
              </table:table-cell>
              <table:table-cell office:value-type="float" office:value="1.0053">
                <text:p>1.0053</text:p>
              </table:table-cell>
              <table:table-cell office:value-type="float" office:value="0.93171">
                <text:p>0.9317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44">
                <text:p>844</text:p>
              </table:table-cell>
              <table:table-cell office:value-type="float" office:value="1.014">
                <text:p>1.014</text:p>
              </table:table-cell>
              <table:table-cell office:value-type="float" office:value="0.98631">
                <text:p>0.98631</text:p>
              </table:table-cell>
              <table:table-cell office:value-type="float" office:value="0.91434">
                <text:p>0.914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5">
                <text:p>845</text:p>
              </table:table-cell>
              <table:table-cell office:value-type="float" office:value="1.036">
                <text:p>1.036</text:p>
              </table:table-cell>
              <table:table-cell office:value-type="float" office:value="1.0165">
                <text:p>1.0165</text:p>
              </table:table-cell>
              <table:table-cell office:value-type="float" office:value="0.94226">
                <text:p>0.942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6">
                <text:p>846</text:p>
              </table:table-cell>
              <table:table-cell office:value-type="float" office:value="1.037">
                <text:p>1.037</text:p>
              </table:table-cell>
              <table:table-cell office:value-type="float" office:value="1.0187">
                <text:p>1.0187</text:p>
              </table:table-cell>
              <table:table-cell office:value-type="float" office:value="0.94447">
                <text:p>0.944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47">
                <text:p>847</text:p>
              </table:table-cell>
              <table:table-cell office:value-type="float" office:value="1.006">
                <text:p>1.006</text:p>
              </table:table-cell>
              <table:table-cell office:value-type="float" office:value="0.9917">
                <text:p>0.9917</text:p>
              </table:table-cell>
              <table:table-cell office:value-type="float" office:value="0.91947">
                <text:p>0.9194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48">
                <text:p>848</text:p>
              </table:table-cell>
              <table:table-cell office:value-type="float" office:value="1.011">
                <text:p>1.011</text:p>
              </table:table-cell>
              <table:table-cell office:value-type="float" office:value="0.99217">
                <text:p>0.99217</text:p>
              </table:table-cell>
              <table:table-cell office:value-type="float" office:value="0.9201">
                <text:p>0.920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49">
                <text:p>849</text:p>
              </table:table-cell>
              <table:table-cell office:value-type="float" office:value="1.005">
                <text:p>1.005</text:p>
              </table:table-cell>
              <table:table-cell office:value-type="float" office:value="0.98596">
                <text:p>0.98596</text:p>
              </table:table-cell>
              <table:table-cell office:value-type="float" office:value="0.91447">
                <text:p>0.914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50">
                <text:p>850</text:p>
              </table:table-cell>
              <table:table-cell office:value-type="float" office:value="0.91">
                <text:p>0.91</text:p>
              </table:table-cell>
              <table:table-cell office:value-type="float" office:value="0.89372">
                <text:p>0.89372</text:p>
              </table:table-cell>
              <table:table-cell office:value-type="float" office:value="0.829">
                <text:p>0.8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1">
                <text:p>851</text:p>
              </table:table-cell>
              <table:table-cell office:value-type="float" office:value="0.998">
                <text:p>0.998</text:p>
              </table:table-cell>
              <table:table-cell office:value-type="float" office:value="0.97493">
                <text:p>0.97493</text:p>
              </table:table-cell>
              <table:table-cell office:value-type="float" office:value="0.90454">
                <text:p>0.9045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52">
                <text:p>852</text:p>
              </table:table-cell>
              <table:table-cell office:value-type="float" office:value="0.99">
                <text:p>0.99</text:p>
              </table:table-cell>
              <table:table-cell office:value-type="float" office:value="0.96927">
                <text:p>0.96927</text:p>
              </table:table-cell>
              <table:table-cell office:value-type="float" office:value="0.89942">
                <text:p>0.8994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53">
                <text:p>853</text:p>
              </table:table-cell>
              <table:table-cell office:value-type="float" office:value="0.981">
                <text:p>0.981</text:p>
              </table:table-cell>
              <table:table-cell office:value-type="float" office:value="0.96486">
                <text:p>0.96486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54">
                <text:p>854</text:p>
              </table:table-cell>
              <table:table-cell office:value-type="float" office:value="0.869">
                <text:p>0.869</text:p>
              </table:table-cell>
              <table:table-cell office:value-type="float" office:value="0.85112">
                <text:p>0.8511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55">
                <text:p>855</text:p>
              </table:table-cell>
              <table:table-cell office:value-type="float" office:value="0.927">
                <text:p>0.927</text:p>
              </table:table-cell>
              <table:table-cell office:value-type="float" office:value="0.913">
                <text:p>0.913</text:p>
              </table:table-cell>
              <table:table-cell office:value-type="float" office:value="0.84746">
                <text:p>0.8474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56">
                <text:p>856</text:p>
              </table:table-cell>
              <table:table-cell office:value-type="float" office:value="0.99017">
                <text:p>0.99017</text:p>
              </table:table-cell>
              <table:table-cell office:value-type="float" office:value="0.97317">
                <text:p>0.97317</text:p>
              </table:table-cell>
              <table:table-cell office:value-type="float" office:value="0.90343">
                <text:p>0.9034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57">
                <text:p>857</text:p>
              </table:table-cell>
              <table:table-cell office:value-type="float" office:value="1.0056">
                <text:p>1.0056</text:p>
              </table:table-cell>
              <table:table-cell office:value-type="float" office:value="0.99166">
                <text:p>0.99166</text:p>
              </table:table-cell>
              <table:table-cell office:value-type="float" office:value="0.92059">
                <text:p>0.9205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58">
                <text:p>858</text:p>
              </table:table-cell>
              <table:table-cell office:value-type="float" office:value="1.007">
                <text:p>1.007</text:p>
              </table:table-cell>
              <table:table-cell office:value-type="float" office:value="0.99196">
                <text:p>0.99196</text:p>
              </table:table-cell>
              <table:table-cell office:value-type="float" office:value="0.92094">
                <text:p>0.920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59">
                <text:p>859</text:p>
              </table:table-cell>
              <table:table-cell office:value-type="float" office:value="1.005">
                <text:p>1.005</text:p>
              </table:table-cell>
              <table:table-cell office:value-type="float" office:value="0.99171">
                <text:p>0.99171</text:p>
              </table:table-cell>
              <table:table-cell office:value-type="float" office:value="0.92081">
                <text:p>0.9208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60">
                <text:p>860</text:p>
              </table:table-cell>
              <table:table-cell office:value-type="float" office:value="1">
                <text:p>1</text:p>
              </table:table-cell>
              <table:table-cell office:value-type="float" office:value="0.98816">
                <text:p>0.98816</text:p>
              </table:table-cell>
              <table:table-cell office:value-type="float" office:value="0.91764">
                <text:p>0.917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61">
                <text:p>861</text:p>
              </table:table-cell>
              <table:table-cell office:value-type="float" office:value="0.999">
                <text:p>0.999</text:p>
              </table:table-cell>
              <table:table-cell office:value-type="float" office:value="0.98679">
                <text:p>0.98679</text:p>
              </table:table-cell>
              <table:table-cell office:value-type="float" office:value="0.91648">
                <text:p>0.9164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62">
                <text:p>862</text:p>
              </table:table-cell>
              <table:table-cell office:value-type="float" office:value="1.006">
                <text:p>1.006</text:p>
              </table:table-cell>
              <table:table-cell office:value-type="float" office:value="0.99449">
                <text:p>0.99449</text:p>
              </table:table-cell>
              <table:table-cell office:value-type="float" office:value="0.92367">
                <text:p>0.9236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63">
                <text:p>863</text:p>
              </table:table-cell>
              <table:table-cell office:value-type="float" office:value="1.012">
                <text:p>1.012</text:p>
              </table:table-cell>
              <table:table-cell office:value-type="float" office:value="1.0005">
                <text:p>1.0005</text:p>
              </table:table-cell>
              <table:table-cell office:value-type="float" office:value="0.92934">
                <text:p>0.9293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64">
                <text:p>864</text:p>
              </table:table-cell>
              <table:table-cell office:value-type="float" office:value="0.99006">
                <text:p>0.99006</text:p>
              </table:table-cell>
              <table:table-cell office:value-type="float" office:value="0.97916">
                <text:p>0.97916</text:p>
              </table:table-cell>
              <table:table-cell office:value-type="float" office:value="0.90956">
                <text:p>0.9095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65">
                <text:p>865</text:p>
              </table:table-cell>
              <table:table-cell office:value-type="float" office:value="0.97354">
                <text:p>0.97354</text:p>
              </table:table-cell>
              <table:table-cell office:value-type="float" office:value="0.96324">
                <text:p>0.96324</text:p>
              </table:table-cell>
              <table:table-cell office:value-type="float" office:value="0.89487">
                <text:p>0.8948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66">
                <text:p>866</text:p>
              </table:table-cell>
              <table:table-cell office:value-type="float" office:value="0.858">
                <text:p>0.858</text:p>
              </table:table-cell>
              <table:table-cell office:value-type="float" office:value="0.849">
                <text:p>0.849</text:p>
              </table:table-cell>
              <table:table-cell office:value-type="float" office:value="0.78882">
                <text:p>0.788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67">
                <text:p>867</text:p>
              </table:table-cell>
              <table:table-cell office:value-type="float" office:value="0.925">
                <text:p>0.925</text:p>
              </table:table-cell>
              <table:table-cell office:value-type="float" office:value="0.91546">
                <text:p>0.91546</text:p>
              </table:table-cell>
              <table:table-cell office:value-type="float" office:value="0.85066">
                <text:p>0.850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68">
                <text:p>868</text:p>
              </table:table-cell>
              <table:table-cell office:value-type="float" office:value="0.969">
                <text:p>0.969</text:p>
              </table:table-cell>
              <table:table-cell office:value-type="float" office:value="0.9592">
                <text:p>0.959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69">
                <text:p>869</text:p>
              </table:table-cell>
              <table:table-cell office:value-type="float" office:value="0.959">
                <text:p>0.959</text:p>
              </table:table-cell>
              <table:table-cell office:value-type="float" office:value="0.94956">
                <text:p>0.94956</text:p>
              </table:table-cell>
              <table:table-cell office:value-type="float" office:value="0.88252">
                <text:p>0.8825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70">
                <text:p>870</text:p>
              </table:table-cell>
              <table:table-cell office:value-type="float" office:value="0.977">
                <text:p>0.977</text:p>
              </table:table-cell>
              <table:table-cell office:value-type="float" office:value="0.96755">
                <text:p>0.96755</text:p>
              </table:table-cell>
              <table:table-cell office:value-type="float" office:value="0.89933">
                <text:p>0.8993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71">
                <text:p>871</text:p>
              </table:table-cell>
              <table:table-cell office:value-type="float" office:value="0.96317">
                <text:p>0.96317</text:p>
              </table:table-cell>
              <table:table-cell office:value-type="float" office:value="0.95387">
                <text:p>0.95387</text:p>
              </table:table-cell>
              <table:table-cell office:value-type="float" office:value="0.88671">
                <text:p>0.886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72">
                <text:p>872</text:p>
              </table:table-cell>
              <table:table-cell office:value-type="float" office:value="0.976">
                <text:p>0.976</text:p>
              </table:table-cell>
              <table:table-cell office:value-type="float" office:value="0.96686">
                <text:p>0.96686</text:p>
              </table:table-cell>
              <table:table-cell office:value-type="float" office:value="0.89887">
                <text:p>0.8988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73">
                <text:p>873</text:p>
              </table:table-cell>
              <table:table-cell office:value-type="float" office:value="0.96614">
                <text:p>0.96614</text:p>
              </table:table-cell>
              <table:table-cell office:value-type="float" office:value="0.95721">
                <text:p>0.95721</text:p>
              </table:table-cell>
              <table:table-cell office:value-type="float" office:value="0.88999">
                <text:p>0.8899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74">
                <text:p>874</text:p>
              </table:table-cell>
              <table:table-cell office:value-type="float" office:value="0.94913">
                <text:p>0.94913</text:p>
              </table:table-cell>
              <table:table-cell office:value-type="float" office:value="0.94042">
                <text:p>0.94042</text:p>
              </table:table-cell>
              <table:table-cell office:value-type="float" office:value="0.87451">
                <text:p>0.8745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75">
                <text:p>875</text:p>
              </table:table-cell>
              <table:table-cell office:value-type="float" office:value="0.93562">
                <text:p>0.93562</text:p>
              </table:table-cell>
              <table:table-cell office:value-type="float" office:value="0.92687">
                <text:p>0.92687</text:p>
              </table:table-cell>
              <table:table-cell office:value-type="float" office:value="0.86204">
                <text:p>0.862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76">
                <text:p>876</text:p>
              </table:table-cell>
              <table:table-cell office:value-type="float" office:value="0.962">
                <text:p>0.962</text:p>
              </table:table-cell>
              <table:table-cell office:value-type="float" office:value="0.95277">
                <text:p>0.95277</text:p>
              </table:table-cell>
              <table:table-cell office:value-type="float" office:value="0.88625">
                <text:p>0.886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77">
                <text:p>877</text:p>
              </table:table-cell>
              <table:table-cell office:value-type="float" office:value="0.965">
                <text:p>0.965</text:p>
              </table:table-cell>
              <table:table-cell office:value-type="float" office:value="0.95615">
                <text:p>0.95615</text:p>
              </table:table-cell>
              <table:table-cell office:value-type="float" office:value="0.88948">
                <text:p>0.8894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78">
                <text:p>878</text:p>
              </table:table-cell>
              <table:table-cell office:value-type="float" office:value="0.962">
                <text:p>0.962</text:p>
              </table:table-cell>
              <table:table-cell office:value-type="float" office:value="0.95237">
                <text:p>0.95237</text:p>
              </table:table-cell>
              <table:table-cell office:value-type="float" office:value="0.88607">
                <text:p>0.886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79">
                <text:p>879</text:p>
              </table:table-cell>
              <table:table-cell office:value-type="float" office:value="0.94571">
                <text:p>0.94571</text:p>
              </table:table-cell>
              <table:table-cell office:value-type="float" office:value="0.93656">
                <text:p>0.93656</text:p>
              </table:table-cell>
              <table:table-cell office:value-type="float" office:value="0.87144">
                <text:p>0.871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80">
                <text:p>880</text:p>
              </table:table-cell>
              <table:table-cell office:value-type="float" office:value="0.94856">
                <text:p>0.94856</text:p>
              </table:table-cell>
              <table:table-cell office:value-type="float" office:value="0.93957">
                <text:p>0.93957</text:p>
              </table:table-cell>
              <table:table-cell office:value-type="float" office:value="0.87434">
                <text:p>0.8743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81">
                <text:p>881</text:p>
              </table:table-cell>
              <table:table-cell office:value-type="float" office:value="0.91963">
                <text:p>0.91963</text:p>
              </table:table-cell>
              <table:table-cell office:value-type="float" office:value="0.90861">
                <text:p>0.90861</text:p>
              </table:table-cell>
              <table:table-cell office:value-type="float" office:value="0.84563">
                <text:p>0.845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82">
                <text:p>882</text:p>
              </table:table-cell>
              <table:table-cell office:value-type="float" office:value="0.94408">
                <text:p>0.94408</text:p>
              </table:table-cell>
              <table:table-cell office:value-type="float" office:value="0.93245">
                <text:p>0.93245</text:p>
              </table:table-cell>
              <table:table-cell office:value-type="float" office:value="0.86787">
                <text:p>0.8678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83">
                <text:p>883</text:p>
              </table:table-cell>
              <table:table-cell office:value-type="float" office:value="0.9393">
                <text:p>0.9393</text:p>
              </table:table-cell>
              <table:table-cell office:value-type="float" office:value="0.92927">
                <text:p>0.92927</text:p>
              </table:table-cell>
              <table:table-cell office:value-type="float" office:value="0.86494">
                <text:p>0.864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84">
                <text:p>884</text:p>
              </table:table-cell>
              <table:table-cell office:value-type="float" office:value="0.94352">
                <text:p>0.94352</text:p>
              </table:table-cell>
              <table:table-cell office:value-type="float" office:value="0.93305">
                <text:p>0.93305</text:p>
              </table:table-cell>
              <table:table-cell office:value-type="float" office:value="0.86859">
                <text:p>0.8685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85">
                <text:p>885</text:p>
              </table:table-cell>
              <table:table-cell office:value-type="float" office:value="0.95469">
                <text:p>0.95469</text:p>
              </table:table-cell>
              <table:table-cell office:value-type="float" office:value="0.94423">
                <text:p>0.94423</text:p>
              </table:table-cell>
              <table:table-cell office:value-type="float" office:value="0.87913">
                <text:p>0.879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86">
                <text:p>886</text:p>
              </table:table-cell>
              <table:table-cell office:value-type="float" office:value="0.92558">
                <text:p>0.92558</text:p>
              </table:table-cell>
              <table:table-cell office:value-type="float" office:value="0.90752">
                <text:p>0.90752</text:p>
              </table:table-cell>
              <table:table-cell office:value-type="float" office:value="0.84515">
                <text:p>0.845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87">
                <text:p>887</text:p>
              </table:table-cell>
              <table:table-cell office:value-type="float" office:value="0.923">
                <text:p>0.923</text:p>
              </table:table-cell>
              <table:table-cell office:value-type="float" office:value="0.91062">
                <text:p>0.91062</text:p>
              </table:table-cell>
              <table:table-cell office:value-type="float" office:value="0.84799">
                <text:p>0.8479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88">
                <text:p>888</text:p>
              </table:table-cell>
              <table:table-cell office:value-type="float" office:value="0.94066">
                <text:p>0.94066</text:p>
              </table:table-cell>
              <table:table-cell office:value-type="float" office:value="0.92228">
                <text:p>0.92228</text:p>
              </table:table-cell>
              <table:table-cell office:value-type="float" office:value="0.85899">
                <text:p>0.858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89">
                <text:p>889</text:p>
              </table:table-cell>
              <table:table-cell office:value-type="float" office:value="0.94367">
                <text:p>0.94367</text:p>
              </table:table-cell>
              <table:table-cell office:value-type="float" office:value="0.93455">
                <text:p>0.93455</text:p>
              </table:table-cell>
              <table:table-cell office:value-type="float" office:value="0.87041">
                <text:p>0.8704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90">
                <text:p>890</text:p>
              </table:table-cell>
              <table:table-cell office:value-type="float" office:value="0.94236">
                <text:p>0.94236</text:p>
              </table:table-cell>
              <table:table-cell office:value-type="float" office:value="0.92393">
                <text:p>0.92393</text:p>
              </table:table-cell>
              <table:table-cell office:value-type="float" office:value="0.86078">
                <text:p>0.8607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1">
                <text:p>891</text:p>
              </table:table-cell>
              <table:table-cell office:value-type="float" office:value="0.93928">
                <text:p>0.93928</text:p>
              </table:table-cell>
              <table:table-cell office:value-type="float" office:value="0.92584">
                <text:p>0.92584</text:p>
              </table:table-cell>
              <table:table-cell office:value-type="float" office:value="0.86255">
                <text:p>0.8625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92">
                <text:p>892</text:p>
              </table:table-cell>
              <table:table-cell office:value-type="float" office:value="0.93259">
                <text:p>0.93259</text:p>
              </table:table-cell>
              <table:table-cell office:value-type="float" office:value="0.90881">
                <text:p>0.90881</text:p>
              </table:table-cell>
              <table:table-cell office:value-type="float" office:value="0.84688">
                <text:p>0.846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3">
                <text:p>893</text:p>
              </table:table-cell>
              <table:table-cell office:value-type="float" office:value="0.918">
                <text:p>0.918</text:p>
              </table:table-cell>
              <table:table-cell office:value-type="float" office:value="0.87327">
                <text:p>0.87327</text:p>
              </table:table-cell>
              <table:table-cell office:value-type="float" office:value="0.81412">
                <text:p>0.8141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94">
                <text:p>894</text:p>
              </table:table-cell>
              <table:table-cell office:value-type="float" office:value="0.924">
                <text:p>0.924</text:p>
              </table:table-cell>
              <table:table-cell office:value-type="float" office:value="0.8513">
                <text:p>0.8513</text:p>
              </table:table-cell>
              <table:table-cell office:value-type="float" office:value="0.79413">
                <text:p>0.79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95">
                <text:p>895</text:p>
              </table:table-cell>
              <table:table-cell office:value-type="float" office:value="0.926">
                <text:p>0.926</text:p>
              </table:table-cell>
              <table:table-cell office:value-type="float" office:value="0.81357">
                <text:p>0.81357</text:p>
              </table:table-cell>
              <table:table-cell office:value-type="float" office:value="0.75956">
                <text:p>0.7595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6">
                <text:p>896</text:p>
              </table:table-cell>
              <table:table-cell office:value-type="float" office:value="0.93425">
                <text:p>0.93425</text:p>
              </table:table-cell>
              <table:table-cell office:value-type="float" office:value="0.76253">
                <text:p>0.76253</text:p>
              </table:table-cell>
              <table:table-cell office:value-type="float" office:value="0.71265">
                <text:p>0.7126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97">
                <text:p>897</text:p>
              </table:table-cell>
              <table:table-cell office:value-type="float" office:value="0.92686">
                <text:p>0.92686</text:p>
              </table:table-cell>
              <table:table-cell office:value-type="float" office:value="0.66566">
                <text:p>0.66566</text:p>
              </table:table-cell>
              <table:table-cell office:value-type="float" office:value="0.6231">
                <text:p>0.623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98">
                <text:p>898</text:p>
              </table:table-cell>
              <table:table-cell office:value-type="float" office:value="0.92378">
                <text:p>0.92378</text:p>
              </table:table-cell>
              <table:table-cell office:value-type="float" office:value="0.7178">
                <text:p>0.7178</text:p>
              </table:table-cell>
              <table:table-cell office:value-type="float" office:value="0.67137">
                <text:p>0.671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99">
                <text:p>899</text:p>
              </table:table-cell>
              <table:table-cell office:value-type="float" office:value="0.91396">
                <text:p>0.91396</text:p>
              </table:table-cell>
              <table:table-cell office:value-type="float" office:value="0.54871">
                <text:p>0.54871</text:p>
              </table:table-cell>
              <table:table-cell office:value-type="float" office:value="0.51461">
                <text:p>0.5146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00">
                <text:p>900</text:p>
              </table:table-cell>
              <table:table-cell office:value-type="float" office:value="0.91378">
                <text:p>0.91378</text:p>
              </table:table-cell>
              <table:table-cell office:value-type="float" office:value="0.7426">
                <text:p>0.7426</text:p>
              </table:table-cell>
              <table:table-cell office:value-type="float" office:value="0.69429">
                <text:p>0.6942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01">
                <text:p>901</text:p>
              </table:table-cell>
              <table:table-cell office:value-type="float" office:value="0.89834">
                <text:p>0.89834</text:p>
              </table:table-cell>
              <table:table-cell office:value-type="float" office:value="0.59933">
                <text:p>0.59933</text:p>
              </table:table-cell>
              <table:table-cell office:value-type="float" office:value="0.56162">
                <text:p>0.561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02">
                <text:p>902</text:p>
              </table:table-cell>
              <table:table-cell office:value-type="float" office:value="0.8772">
                <text:p>0.8772</text:p>
              </table:table-cell>
              <table:table-cell office:value-type="float" office:value="0.66791">
                <text:p>0.6679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03">
                <text:p>903</text:p>
              </table:table-cell>
              <table:table-cell office:value-type="float" office:value="0.92233">
                <text:p>0.92233</text:p>
              </table:table-cell>
              <table:table-cell office:value-type="float" office:value="0.68889">
                <text:p>0.68889</text:p>
              </table:table-cell>
              <table:table-cell office:value-type="float" office:value="0.64483">
                <text:p>0.6448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04">
                <text:p>904</text:p>
              </table:table-cell>
              <table:table-cell office:value-type="float" office:value="0.921">
                <text:p>0.921</text:p>
              </table:table-cell>
              <table:table-cell office:value-type="float" office:value="0.84457">
                <text:p>0.84457</text:p>
              </table:table-cell>
              <table:table-cell office:value-type="float" office:value="0.78862">
                <text:p>0.7886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05">
                <text:p>905</text:p>
              </table:table-cell>
              <table:table-cell office:value-type="float" office:value="0.918">
                <text:p>0.918</text:p>
              </table:table-cell>
              <table:table-cell office:value-type="float" office:value="0.81709">
                <text:p>0.81709</text:p>
              </table:table-cell>
              <table:table-cell office:value-type="float" office:value="0.76337">
                <text:p>0.763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06">
                <text:p>906</text:p>
              </table:table-cell>
              <table:table-cell office:value-type="float" office:value="0.9078">
                <text:p>0.9078</text:p>
              </table:table-cell>
              <table:table-cell office:value-type="float" office:value="0.77558">
                <text:p>0.77558</text:p>
              </table:table-cell>
              <table:table-cell office:value-type="float" office:value="0.72502">
                <text:p>0.7250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07">
                <text:p>907</text:p>
              </table:table-cell>
              <table:table-cell office:value-type="float" office:value="0.9145">
                <text:p>0.9145</text:p>
              </table:table-cell>
              <table:table-cell office:value-type="float" office:value="0.63854">
                <text:p>0.63854</text:p>
              </table:table-cell>
              <table:table-cell office:value-type="float" office:value="0.59833">
                <text:p>0.59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08">
                <text:p>908</text:p>
              </table:table-cell>
              <table:table-cell office:value-type="float" office:value="0.90143">
                <text:p>0.90143</text:p>
              </table:table-cell>
              <table:table-cell office:value-type="float" office:value="0.65217">
                <text:p>0.65217</text:p>
              </table:table-cell>
              <table:table-cell office:value-type="float" office:value="0.61091">
                <text:p>0.6109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09">
                <text:p>909</text:p>
              </table:table-cell>
              <table:table-cell office:value-type="float" office:value="0.88552">
                <text:p>0.88552</text:p>
              </table:table-cell>
              <table:table-cell office:value-type="float" office:value="0.70431">
                <text:p>0.70431</text:p>
              </table:table-cell>
              <table:table-cell office:value-type="float" office:value="0.65912">
                <text:p>0.659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10">
                <text:p>910</text:p>
              </table:table-cell>
              <table:table-cell office:value-type="float" office:value="0.89496">
                <text:p>0.89496</text:p>
              </table:table-cell>
              <table:table-cell office:value-type="float" office:value="0.62467">
                <text:p>0.62467</text:p>
              </table:table-cell>
              <table:table-cell office:value-type="float" office:value="0.58553">
                <text:p>0.585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11">
                <text:p>911</text:p>
              </table:table-cell>
              <table:table-cell office:value-type="float" office:value="0.8973">
                <text:p>0.8973</text:p>
              </table:table-cell>
              <table:table-cell office:value-type="float" office:value="0.66808">
                <text:p>0.66808</text:p>
              </table:table-cell>
              <table:table-cell office:value-type="float" office:value="0.6258">
                <text:p>0.625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12">
                <text:p>912</text:p>
              </table:table-cell>
              <table:table-cell office:value-type="float" office:value="0.89016">
                <text:p>0.89016</text:p>
              </table:table-cell>
              <table:table-cell office:value-type="float" office:value="0.68893">
                <text:p>0.68893</text:p>
              </table:table-cell>
              <table:table-cell office:value-type="float" office:value="0.64508">
                <text:p>0.6450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13">
                <text:p>913</text:p>
              </table:table-cell>
              <table:table-cell office:value-type="float" office:value="0.9002">
                <text:p>0.9002</text:p>
              </table:table-cell>
              <table:table-cell office:value-type="float" office:value="0.62834">
                <text:p>0.62834</text:p>
              </table:table-cell>
              <table:table-cell office:value-type="float" office:value="0.58906">
                <text:p>0.5890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14">
                <text:p>914</text:p>
              </table:table-cell>
              <table:table-cell office:value-type="float" office:value="0.8982">
                <text:p>0.8982</text:p>
              </table:table-cell>
              <table:table-cell office:value-type="float" office:value="0.62649">
                <text:p>0.62649</text:p>
              </table:table-cell>
              <table:table-cell office:value-type="float" office:value="0.5874">
                <text:p>0.587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15">
                <text:p>915</text:p>
              </table:table-cell>
              <table:table-cell office:value-type="float" office:value="0.8883">
                <text:p>0.8883</text:p>
              </table:table-cell>
              <table:table-cell office:value-type="float" office:value="0.67836">
                <text:p>0.6783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16">
                <text:p>916</text:p>
              </table:table-cell>
              <table:table-cell office:value-type="float" office:value="0.8947">
                <text:p>0.8947</text:p>
              </table:table-cell>
              <table:table-cell office:value-type="float" office:value="0.57646">
                <text:p>0.57646</text:p>
              </table:table-cell>
              <table:table-cell office:value-type="float" office:value="0.54099">
                <text:p>0.5409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17">
                <text:p>917</text:p>
              </table:table-cell>
              <table:table-cell office:value-type="float" office:value="0.8886">
                <text:p>0.8886</text:p>
              </table:table-cell>
              <table:table-cell office:value-type="float" office:value="0.73017">
                <text:p>0.73017</text:p>
              </table:table-cell>
              <table:table-cell office:value-type="float" office:value="0.6835">
                <text:p>0.683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18">
                <text:p>918</text:p>
              </table:table-cell>
              <table:table-cell office:value-type="float" office:value="0.8881">
                <text:p>0.8881</text:p>
              </table:table-cell>
              <table:table-cell office:value-type="float" office:value="0.59271">
                <text:p>0.59271</text:p>
              </table:table-cell>
              <table:table-cell office:value-type="float" office:value="0.55612">
                <text:p>0.556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19">
                <text:p>919</text:p>
              </table:table-cell>
              <table:table-cell office:value-type="float" office:value="0.8921">
                <text:p>0.8921</text:p>
              </table:table-cell>
              <table:table-cell office:value-type="float" office:value="0.73877">
                <text:p>0.73877</text:p>
              </table:table-cell>
              <table:table-cell office:value-type="float" office:value="0.69161">
                <text:p>0.6916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20">
                <text:p>920</text:p>
              </table:table-cell>
              <table:table-cell office:value-type="float" office:value="0.8854">
                <text:p>0.8854</text:p>
              </table:table-cell>
              <table:table-cell office:value-type="float" office:value="0.74414">
                <text:p>0.74414</text:p>
              </table:table-cell>
              <table:table-cell office:value-type="float" office:value="0.69657">
                <text:p>0.696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21">
                <text:p>921</text:p>
              </table:table-cell>
              <table:table-cell office:value-type="float" office:value="0.8703">
                <text:p>0.8703</text:p>
              </table:table-cell>
              <table:table-cell office:value-type="float" office:value="0.78049">
                <text:p>0.78049</text:p>
              </table:table-cell>
              <table:table-cell office:value-type="float" office:value="0.73004">
                <text:p>0.7300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22">
                <text:p>922</text:p>
              </table:table-cell>
              <table:table-cell office:value-type="float" office:value="0.8628">
                <text:p>0.8628</text:p>
              </table:table-cell>
              <table:table-cell office:value-type="float" office:value="0.70026">
                <text:p>0.70026</text:p>
              </table:table-cell>
              <table:table-cell office:value-type="float" office:value="0.65584">
                <text:p>0.655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23">
                <text:p>923</text:p>
              </table:table-cell>
              <table:table-cell office:value-type="float" office:value="0.83335">
                <text:p>0.83335</text:p>
              </table:table-cell>
              <table:table-cell office:value-type="float" office:value="0.74504">
                <text:p>0.74504</text:p>
              </table:table-cell>
              <table:table-cell office:value-type="float" office:value="0.69698">
                <text:p>0.696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24">
                <text:p>924</text:p>
              </table:table-cell>
              <table:table-cell office:value-type="float" office:value="0.86957">
                <text:p>0.86957</text:p>
              </table:table-cell>
              <table:table-cell office:value-type="float" office:value="0.7215">
                <text:p>0.7215</text:p>
              </table:table-cell>
              <table:table-cell office:value-type="float" office:value="0.67571">
                <text:p>0.675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25">
                <text:p>925</text:p>
              </table:table-cell>
              <table:table-cell office:value-type="float" office:value="0.87642">
                <text:p>0.87642</text:p>
              </table:table-cell>
              <table:table-cell office:value-type="float" office:value="0.7111">
                <text:p>0.7111</text:p>
              </table:table-cell>
              <table:table-cell office:value-type="float" office:value="0.66621">
                <text:p>0.6662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26">
                <text:p>926</text:p>
              </table:table-cell>
              <table:table-cell office:value-type="float" office:value="0.84561">
                <text:p>0.84561</text:p>
              </table:table-cell>
              <table:table-cell office:value-type="float" office:value="0.70331">
                <text:p>0.70331</text:p>
              </table:table-cell>
              <table:table-cell office:value-type="float" office:value="0.65875">
                <text:p>0.65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27">
                <text:p>927</text:p>
              </table:table-cell>
              <table:table-cell office:value-type="float" office:value="0.87809">
                <text:p>0.87809</text:p>
              </table:table-cell>
              <table:table-cell office:value-type="float" office:value="0.78742">
                <text:p>0.78742</text:p>
              </table:table-cell>
              <table:table-cell office:value-type="float" office:value="0.73684">
                <text:p>0.736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28">
                <text:p>928</text:p>
              </table:table-cell>
              <table:table-cell office:value-type="float" office:value="0.8711">
                <text:p>0.8711</text:p>
              </table:table-cell>
              <table:table-cell office:value-type="float" office:value="0.58968">
                <text:p>0.58968</text:p>
              </table:table-cell>
              <table:table-cell office:value-type="float" office:value="0.55363">
                <text:p>0.5536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29">
                <text:p>929</text:p>
              </table:table-cell>
              <table:table-cell office:value-type="float" office:value="0.86954">
                <text:p>0.86954</text:p>
              </table:table-cell>
              <table:table-cell office:value-type="float" office:value="0.55127">
                <text:p>0.55127</text:p>
              </table:table-cell>
              <table:table-cell office:value-type="float" office:value="0.51792">
                <text:p>0.517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30">
                <text:p>930</text:p>
              </table:table-cell>
              <table:table-cell office:value-type="float" office:value="0.86866">
                <text:p>0.86866</text:p>
              </table:table-cell>
              <table:table-cell office:value-type="float" office:value="0.4321">
                <text:p>0.4321</text:p>
              </table:table-cell>
              <table:table-cell office:value-type="float" office:value="0.40679">
                <text:p>0.406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31">
                <text:p>931</text:p>
              </table:table-cell>
              <table:table-cell office:value-type="float" office:value="0.87078">
                <text:p>0.87078</text:p>
              </table:table-cell>
              <table:table-cell office:value-type="float" office:value="0.40921">
                <text:p>0.40921</text:p>
              </table:table-cell>
              <table:table-cell office:value-type="float" office:value="0.3854">
                <text:p>0.385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32">
                <text:p>932</text:p>
              </table:table-cell>
              <table:table-cell office:value-type="float" office:value="0.86514">
                <text:p>0.86514</text:p>
              </table:table-cell>
              <table:table-cell office:value-type="float" office:value="0.30086">
                <text:p>0.30086</text:p>
              </table:table-cell>
              <table:table-cell office:value-type="float" office:value="0.28386">
                <text:p>0.283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33">
                <text:p>933</text:p>
              </table:table-cell>
              <table:table-cell office:value-type="float" office:value="0.86958">
                <text:p>0.86958</text:p>
              </table:table-cell>
              <table:table-cell office:value-type="float" office:value="0.24841">
                <text:p>0.24841</text:p>
              </table:table-cell>
              <table:table-cell office:value-type="float" office:value="0.23459">
                <text:p>0.234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34">
                <text:p>934</text:p>
              </table:table-cell>
              <table:table-cell office:value-type="float" office:value="0.86709">
                <text:p>0.86709</text:p>
              </table:table-cell>
              <table:table-cell office:value-type="float" office:value="0.1438">
                <text:p>0.1438</text:p>
              </table:table-cell>
              <table:table-cell office:value-type="float" office:value="0.13604">
                <text:p>0.136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35">
                <text:p>935</text:p>
              </table:table-cell>
              <table:table-cell office:value-type="float" office:value="0.85601">
                <text:p>0.85601</text:p>
              </table:table-cell>
              <table:table-cell office:value-type="float" office:value="0.25084">
                <text:p>0.25084</text:p>
              </table:table-cell>
              <table:table-cell office:value-type="float" office:value="0.2369">
                <text:p>0.236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36">
                <text:p>936</text:p>
              </table:table-cell>
              <table:table-cell office:value-type="float" office:value="0.85222">
                <text:p>0.85222</text:p>
              </table:table-cell>
              <table:table-cell office:value-type="float" office:value="0.16142">
                <text:p>0.16142</text:p>
              </table:table-cell>
              <table:table-cell office:value-type="float" office:value="0.15267">
                <text:p>0.152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37">
                <text:p>937</text:p>
              </table:table-cell>
              <table:table-cell office:value-type="float" office:value="0.85368">
                <text:p>0.85368</text:p>
              </table:table-cell>
              <table:table-cell office:value-type="float" office:value="0.16338">
                <text:p>0.16338</text:p>
              </table:table-cell>
              <table:table-cell office:value-type="float" office:value="0.15453">
                <text:p>0.1545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38">
                <text:p>938</text:p>
              </table:table-cell>
              <table:table-cell office:value-type="float" office:value="0.85936">
                <text:p>0.85936</text:p>
              </table:table-cell>
              <table:table-cell office:value-type="float" office:value="0.20058">
                <text:p>0.20058</text:p>
              </table:table-cell>
              <table:table-cell office:value-type="float" office:value="0.18962">
                <text:p>0.189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39">
                <text:p>939</text:p>
              </table:table-cell>
              <table:table-cell office:value-type="float" office:value="0.85676">
                <text:p>0.85676</text:p>
              </table:table-cell>
              <table:table-cell office:value-type="float" office:value="0.39887">
                <text:p>0.39887</text:p>
              </table:table-cell>
              <table:table-cell office:value-type="float" office:value="0.37591">
                <text:p>0.375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40">
                <text:p>940</text:p>
              </table:table-cell>
              <table:table-cell office:value-type="float" office:value="0.84">
                <text:p>0.84</text:p>
              </table:table-cell>
              <table:table-cell office:value-type="float" office:value="0.47181">
                <text:p>0.47181</text:p>
              </table:table-cell>
              <table:table-cell office:value-type="float" office:value="0.44411">
                <text:p>0.4441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41">
                <text:p>941</text:p>
              </table:table-cell>
              <table:table-cell office:value-type="float" office:value="0.83153">
                <text:p>0.83153</text:p>
              </table:table-cell>
              <table:table-cell office:value-type="float" office:value="0.37195">
                <text:p>0.37195</text:p>
              </table:table-cell>
              <table:table-cell office:value-type="float" office:value="0.35071">
                <text:p>0.350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42">
                <text:p>942</text:p>
              </table:table-cell>
              <table:table-cell office:value-type="float" office:value="0.80616">
                <text:p>0.80616</text:p>
              </table:table-cell>
              <table:table-cell office:value-type="float" office:value="0.40532">
                <text:p>0.40532</text:p>
              </table:table-cell>
              <table:table-cell office:value-type="float" office:value="0.38192">
                <text:p>0.381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43">
                <text:p>943</text:p>
              </table:table-cell>
              <table:table-cell office:value-type="float" office:value="0.83814">
                <text:p>0.83814</text:p>
              </table:table-cell>
              <table:table-cell office:value-type="float" office:value="0.27834">
                <text:p>0.27834</text:p>
              </table:table-cell>
              <table:table-cell office:value-type="float" office:value="0.26289">
                <text:p>0.2628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44">
                <text:p>944</text:p>
              </table:table-cell>
              <table:table-cell office:value-type="float" office:value="0.81854">
                <text:p>0.81854</text:p>
              </table:table-cell>
              <table:table-cell office:value-type="float" office:value="0.28579">
                <text:p>0.28579</text:p>
              </table:table-cell>
              <table:table-cell office:value-type="float" office:value="0.26987">
                <text:p>0.2698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45">
                <text:p>945</text:p>
              </table:table-cell>
              <table:table-cell office:value-type="float" office:value="0.82441">
                <text:p>0.82441</text:p>
              </table:table-cell>
              <table:table-cell office:value-type="float" office:value="0.36821">
                <text:p>0.36821</text:p>
              </table:table-cell>
              <table:table-cell office:value-type="float" office:value="0.34729">
                <text:p>0.3472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46">
                <text:p>946</text:p>
              </table:table-cell>
              <table:table-cell office:value-type="float" office:value="0.83138">
                <text:p>0.83138</text:p>
              </table:table-cell>
              <table:table-cell office:value-type="float" office:value="0.19461">
                <text:p>0.19461</text:p>
              </table:table-cell>
              <table:table-cell office:value-type="float" office:value="0.18409">
                <text:p>0.1840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47">
                <text:p>947</text:p>
              </table:table-cell>
              <table:table-cell office:value-type="float" office:value="0.82809">
                <text:p>0.82809</text:p>
              </table:table-cell>
              <table:table-cell office:value-type="float" office:value="0.37112">
                <text:p>0.37112</text:p>
              </table:table-cell>
              <table:table-cell office:value-type="float" office:value="0.3501">
                <text:p>0.350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48">
                <text:p>948</text:p>
              </table:table-cell>
              <table:table-cell office:value-type="float" office:value="0.83137">
                <text:p>0.83137</text:p>
              </table:table-cell>
              <table:table-cell office:value-type="float" office:value="0.27423">
                <text:p>0.27423</text:p>
              </table:table-cell>
              <table:table-cell office:value-type="float" office:value="0.25911">
                <text:p>0.2591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9">
                <text:p>949</text:p>
              </table:table-cell>
              <table:table-cell office:value-type="float" office:value="0.83303">
                <text:p>0.83303</text:p>
              </table:table-cell>
              <table:table-cell office:value-type="float" office:value="0.49396">
                <text:p>0.49396</text:p>
              </table:table-cell>
              <table:table-cell office:value-type="float" office:value="0.46514">
                <text:p>0.4651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50">
                <text:p>950</text:p>
              </table:table-cell>
              <table:table-cell office:value-type="float" office:value="0.82867">
                <text:p>0.82867</text:p>
              </table:table-cell>
              <table:table-cell office:value-type="float" office:value="0.14726">
                <text:p>0.14726</text:p>
              </table:table-cell>
              <table:table-cell office:value-type="float" office:value="0.13944">
                <text:p>0.139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51">
                <text:p>951</text:p>
              </table:table-cell>
              <table:table-cell office:value-type="float" office:value="0.82019">
                <text:p>0.82019</text:p>
              </table:table-cell>
              <table:table-cell office:value-type="float" office:value="0.48378">
                <text:p>0.48378</text:p>
              </table:table-cell>
              <table:table-cell office:value-type="float" office:value="0.45563">
                <text:p>0.4556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52">
                <text:p>952</text:p>
              </table:table-cell>
              <table:table-cell office:value-type="float" office:value="0.82402">
                <text:p>0.82402</text:p>
              </table:table-cell>
              <table:table-cell office:value-type="float" office:value="0.26891">
                <text:p>0.26891</text:p>
              </table:table-cell>
              <table:table-cell office:value-type="float" office:value="0.25418">
                <text:p>0.254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53">
                <text:p>953</text:p>
              </table:table-cell>
              <table:table-cell office:value-type="float" office:value="0.8205">
                <text:p>0.8205</text:p>
              </table:table-cell>
              <table:table-cell office:value-type="float" office:value="0.34362">
                <text:p>0.34362</text:p>
              </table:table-cell>
              <table:table-cell office:value-type="float" office:value="0.32442">
                <text:p>0.324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54">
                <text:p>954</text:p>
              </table:table-cell>
              <table:table-cell office:value-type="float" office:value="0.812">
                <text:p>0.812</text:p>
              </table:table-cell>
              <table:table-cell office:value-type="float" office:value="0.42411">
                <text:p>0.42411</text:p>
              </table:table-cell>
              <table:table-cell office:value-type="float" office:value="0.39988">
                <text:p>0.399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55">
                <text:p>955</text:p>
              </table:table-cell>
              <table:table-cell office:value-type="float" office:value="0.769">
                <text:p>0.769</text:p>
              </table:table-cell>
              <table:table-cell office:value-type="float" office:value="0.34117">
                <text:p>0.34117</text:p>
              </table:table-cell>
              <table:table-cell office:value-type="float" office:value="0.32204">
                <text:p>0.3220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6">
                <text:p>956</text:p>
              </table:table-cell>
              <table:table-cell office:value-type="float" office:value="0.802">
                <text:p>0.802</text:p>
              </table:table-cell>
              <table:table-cell office:value-type="float" office:value="0.32821">
                <text:p>0.32821</text:p>
              </table:table-cell>
              <table:table-cell office:value-type="float" office:value="0.30996">
                <text:p>0.3099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57">
                <text:p>957</text:p>
              </table:table-cell>
              <table:table-cell office:value-type="float" office:value="0.80583">
                <text:p>0.80583</text:p>
              </table:table-cell>
              <table:table-cell office:value-type="float" office:value="0.27067">
                <text:p>0.27067</text:p>
              </table:table-cell>
              <table:table-cell office:value-type="float" office:value="0.25591">
                <text:p>0.255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8">
                <text:p>958</text:p>
              </table:table-cell>
              <table:table-cell office:value-type="float" office:value="0.81147">
                <text:p>0.81147</text:p>
              </table:table-cell>
              <table:table-cell office:value-type="float" office:value="0.46101">
                <text:p>0.46101</text:p>
              </table:table-cell>
              <table:table-cell office:value-type="float" office:value="0.43453">
                <text:p>0.434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9">
                <text:p>959</text:p>
              </table:table-cell>
              <table:table-cell office:value-type="float" office:value="0.81483">
                <text:p>0.81483</text:p>
              </table:table-cell>
              <table:table-cell office:value-type="float" office:value="0.37385">
                <text:p>0.37385</text:p>
              </table:table-cell>
              <table:table-cell office:value-type="float" office:value="0.35294">
                <text:p>0.3529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0">
                <text:p>960</text:p>
              </table:table-cell>
              <table:table-cell office:value-type="float" office:value="0.80627">
                <text:p>0.80627</text:p>
              </table:table-cell>
              <table:table-cell office:value-type="float" office:value="0.42066">
                <text:p>0.42066</text:p>
              </table:table-cell>
              <table:table-cell office:value-type="float" office:value="0.39685">
                <text:p>0.3968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61">
                <text:p>961</text:p>
              </table:table-cell>
              <table:table-cell office:value-type="float" office:value="0.79982">
                <text:p>0.79982</text:p>
              </table:table-cell>
              <table:table-cell office:value-type="float" office:value="0.4612">
                <text:p>0.4612</text:p>
              </table:table-cell>
              <table:table-cell office:value-type="float" office:value="0.43481">
                <text:p>0.434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62">
                <text:p>962</text:p>
              </table:table-cell>
              <table:table-cell office:value-type="float" office:value="0.80173">
                <text:p>0.80173</text:p>
              </table:table-cell>
              <table:table-cell office:value-type="float" office:value="0.44174">
                <text:p>0.44174</text:p>
              </table:table-cell>
              <table:table-cell office:value-type="float" office:value="0.41664">
                <text:p>0.4166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3">
                <text:p>963</text:p>
              </table:table-cell>
              <table:table-cell office:value-type="float" office:value="0.79761">
                <text:p>0.79761</text:p>
              </table:table-cell>
              <table:table-cell office:value-type="float" office:value="0.50503">
                <text:p>0.50503</text:p>
              </table:table-cell>
              <table:table-cell office:value-type="float" office:value="0.47585">
                <text:p>0.475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4">
                <text:p>964</text:p>
              </table:table-cell>
              <table:table-cell office:value-type="float" office:value="0.78808">
                <text:p>0.78808</text:p>
              </table:table-cell>
              <table:table-cell office:value-type="float" office:value="0.4586">
                <text:p>0.4586</text:p>
              </table:table-cell>
              <table:table-cell office:value-type="float" office:value="0.43242">
                <text:p>0.432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5">
                <text:p>965</text:p>
              </table:table-cell>
              <table:table-cell office:value-type="float" office:value="0.79579">
                <text:p>0.79579</text:p>
              </table:table-cell>
              <table:table-cell office:value-type="float" office:value="0.50374">
                <text:p>0.50374</text:p>
              </table:table-cell>
              <table:table-cell office:value-type="float" office:value="0.47469">
                <text:p>0.4746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6">
                <text:p>966</text:p>
              </table:table-cell>
              <table:table-cell office:value-type="float" office:value="0.78598">
                <text:p>0.78598</text:p>
              </table:table-cell>
              <table:table-cell office:value-type="float" office:value="0.50275">
                <text:p>0.50275</text:p>
              </table:table-cell>
              <table:table-cell office:value-type="float" office:value="0.47377">
                <text:p>0.4737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7">
                <text:p>967</text:p>
              </table:table-cell>
              <table:table-cell office:value-type="float" office:value="0.79503">
                <text:p>0.79503</text:p>
              </table:table-cell>
              <table:table-cell office:value-type="float" office:value="0.5024">
                <text:p>0.5024</text:p>
              </table:table-cell>
              <table:table-cell office:value-type="float" office:value="0.47353">
                <text:p>0.4735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8">
                <text:p>968</text:p>
              </table:table-cell>
              <table:table-cell office:value-type="float" office:value="0.78526">
                <text:p>0.78526</text:p>
              </table:table-cell>
              <table:table-cell office:value-type="float" office:value="0.6521">
                <text:p>0.6521</text:p>
              </table:table-cell>
              <table:table-cell office:value-type="float" office:value="0.61301">
                <text:p>0.6130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9">
                <text:p>969</text:p>
              </table:table-cell>
              <table:table-cell office:value-type="float" office:value="0.78789">
                <text:p>0.78789</text:p>
              </table:table-cell>
              <table:table-cell office:value-type="float" office:value="0.68622">
                <text:p>0.68622</text:p>
              </table:table-cell>
              <table:table-cell office:value-type="float" office:value="0.6448">
                <text:p>0.64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70">
                <text:p>970</text:p>
              </table:table-cell>
              <table:table-cell office:value-type="float" office:value="0.7914">
                <text:p>0.7914</text:p>
              </table:table-cell>
              <table:table-cell office:value-type="float" office:value="0.63461">
                <text:p>0.63461</text:p>
              </table:table-cell>
              <table:table-cell office:value-type="float" office:value="0.59689">
                <text:p>0.5968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71">
                <text:p>971</text:p>
              </table:table-cell>
              <table:table-cell office:value-type="float" office:value="0.78186">
                <text:p>0.78186</text:p>
              </table:table-cell>
              <table:table-cell office:value-type="float" office:value="0.71397">
                <text:p>0.71397</text:p>
              </table:table-cell>
              <table:table-cell office:value-type="float" office:value="0.67059">
                <text:p>0.6705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72">
                <text:p>972</text:p>
              </table:table-cell>
              <table:table-cell office:value-type="float" office:value="0.78785">
                <text:p>0.78785</text:p>
              </table:table-cell>
              <table:table-cell office:value-type="float" office:value="0.68765">
                <text:p>0.68765</text:p>
              </table:table-cell>
              <table:table-cell office:value-type="float" office:value="0.64629">
                <text:p>0.6462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73">
                <text:p>973</text:p>
              </table:table-cell>
              <table:table-cell office:value-type="float" office:value="0.78149">
                <text:p>0.78149</text:p>
              </table:table-cell>
              <table:table-cell office:value-type="float" office:value="0.60648">
                <text:p>0.60648</text:p>
              </table:table-cell>
              <table:table-cell office:value-type="float" office:value="0.57081">
                <text:p>0.570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4">
                <text:p>974</text:p>
              </table:table-cell>
              <table:table-cell office:value-type="float" office:value="0.76882">
                <text:p>0.76882</text:p>
              </table:table-cell>
              <table:table-cell office:value-type="float" office:value="0.57529">
                <text:p>0.57529</text:p>
              </table:table-cell>
              <table:table-cell office:value-type="float" office:value="0.5417">
                <text:p>0.54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5">
                <text:p>975</text:p>
              </table:table-cell>
              <table:table-cell office:value-type="float" office:value="0.77348">
                <text:p>0.77348</text:p>
              </table:table-cell>
              <table:table-cell office:value-type="float" office:value="0.58987">
                <text:p>0.58987</text:p>
              </table:table-cell>
              <table:table-cell office:value-type="float" office:value="0.55536">
                <text:p>0.5553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6">
                <text:p>976</text:p>
              </table:table-cell>
              <table:table-cell office:value-type="float" office:value="0.78054">
                <text:p>0.78054</text:p>
              </table:table-cell>
              <table:table-cell office:value-type="float" office:value="0.57191">
                <text:p>0.57191</text:p>
              </table:table-cell>
              <table:table-cell office:value-type="float" office:value="0.53872">
                <text:p>0.538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7">
                <text:p>977</text:p>
              </table:table-cell>
              <table:table-cell office:value-type="float" office:value="0.77208">
                <text:p>0.77208</text:p>
              </table:table-cell>
              <table:table-cell office:value-type="float" office:value="0.63864">
                <text:p>0.63864</text:p>
              </table:table-cell>
              <table:table-cell office:value-type="float" office:value="0.60084">
                <text:p>0.600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8">
                <text:p>978</text:p>
              </table:table-cell>
              <table:table-cell office:value-type="float" office:value="0.778">
                <text:p>0.778</text:p>
              </table:table-cell>
              <table:table-cell office:value-type="float" office:value="0.61509">
                <text:p>0.61509</text:p>
              </table:table-cell>
              <table:table-cell office:value-type="float" office:value="0.57903">
                <text:p>0.579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9">
                <text:p>979</text:p>
              </table:table-cell>
              <table:table-cell office:value-type="float" office:value="0.7665">
                <text:p>0.7665</text:p>
              </table:table-cell>
              <table:table-cell office:value-type="float" office:value="0.63815">
                <text:p>0.63815</text:p>
              </table:table-cell>
              <table:table-cell office:value-type="float" office:value="0.60046">
                <text:p>0.6004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80">
                <text:p>980</text:p>
              </table:table-cell>
              <table:table-cell office:value-type="float" office:value="0.77512">
                <text:p>0.77512</text:p>
              </table:table-cell>
              <table:table-cell office:value-type="float" office:value="0.60468">
                <text:p>0.60468</text:p>
              </table:table-cell>
              <table:table-cell office:value-type="float" office:value="0.56941">
                <text:p>0.5694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81">
                <text:p>981</text:p>
              </table:table-cell>
              <table:table-cell office:value-type="float" office:value="0.773">
                <text:p>0.773</text:p>
              </table:table-cell>
              <table:table-cell office:value-type="float" office:value="0.71338">
                <text:p>0.71338</text:p>
              </table:table-cell>
              <table:table-cell office:value-type="float" office:value="0.67058">
                <text:p>0.6705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82">
                <text:p>982</text:p>
              </table:table-cell>
              <table:table-cell office:value-type="float" office:value="0.77879">
                <text:p>0.77879</text:p>
              </table:table-cell>
              <table:table-cell office:value-type="float" office:value="0.69218">
                <text:p>0.69218</text:p>
              </table:table-cell>
              <table:table-cell office:value-type="float" office:value="0.65102">
                <text:p>0.651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3">
                <text:p>983</text:p>
              </table:table-cell>
              <table:table-cell office:value-type="float" office:value="0.77541">
                <text:p>0.77541</text:p>
              </table:table-cell>
              <table:table-cell office:value-type="float" office:value="0.66865">
                <text:p>0.66865</text:p>
              </table:table-cell>
              <table:table-cell office:value-type="float" office:value="0.62915">
                <text:p>0.629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4">
                <text:p>984</text:p>
              </table:table-cell>
              <table:table-cell office:value-type="float" office:value="0.76881">
                <text:p>0.76881</text:p>
              </table:table-cell>
              <table:table-cell office:value-type="float" office:value="0.73732">
                <text:p>0.73732</text:p>
              </table:table-cell>
              <table:table-cell office:value-type="float" office:value="0.6929">
                <text:p>0.69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5">
                <text:p>985</text:p>
              </table:table-cell>
              <table:table-cell office:value-type="float" office:value="0.77081">
                <text:p>0.77081</text:p>
              </table:table-cell>
              <table:table-cell office:value-type="float" office:value="0.68817">
                <text:p>0.68817</text:p>
              </table:table-cell>
              <table:table-cell office:value-type="float" office:value="0.64734">
                <text:p>0.647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6">
                <text:p>986</text:p>
              </table:table-cell>
              <table:table-cell office:value-type="float" office:value="0.7662">
                <text:p>0.7662</text:p>
              </table:table-cell>
              <table:table-cell office:value-type="float" office:value="0.75083">
                <text:p>0.75083</text:p>
              </table:table-cell>
              <table:table-cell office:value-type="float" office:value="0.70553">
                <text:p>0.705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7">
                <text:p>987</text:p>
              </table:table-cell>
              <table:table-cell office:value-type="float" office:value="0.76606">
                <text:p>0.76606</text:p>
              </table:table-cell>
              <table:table-cell office:value-type="float" office:value="0.73928">
                <text:p>0.73928</text:p>
              </table:table-cell>
              <table:table-cell office:value-type="float" office:value="0.69489">
                <text:p>0.694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8">
                <text:p>988</text:p>
              </table:table-cell>
              <table:table-cell office:value-type="float" office:value="0.76368">
                <text:p>0.76368</text:p>
              </table:table-cell>
              <table:table-cell office:value-type="float" office:value="0.73462">
                <text:p>0.73462</text:p>
              </table:table-cell>
              <table:table-cell office:value-type="float" office:value="0.69059">
                <text:p>0.6905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9">
                <text:p>989</text:p>
              </table:table-cell>
              <table:table-cell office:value-type="float" office:value="0.755">
                <text:p>0.755</text:p>
              </table:table-cell>
              <table:table-cell office:value-type="float" office:value="0.74906">
                <text:p>0.74906</text:p>
              </table:table-cell>
              <table:table-cell office:value-type="float" office:value="0.70391">
                <text:p>0.703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0">
                <text:p>990</text:p>
              </table:table-cell>
              <table:table-cell office:value-type="float" office:value="0.75694">
                <text:p>0.75694</text:p>
              </table:table-cell>
              <table:table-cell office:value-type="float" office:value="0.73227">
                <text:p>0.73227</text:p>
              </table:table-cell>
              <table:table-cell office:value-type="float" office:value="0.68843">
                <text:p>0.6884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1">
                <text:p>991</text:p>
              </table:table-cell>
              <table:table-cell office:value-type="float" office:value="0.76161">
                <text:p>0.76161</text:p>
              </table:table-cell>
              <table:table-cell office:value-type="float" office:value="0.75358">
                <text:p>0.75358</text:p>
              </table:table-cell>
              <table:table-cell office:value-type="float" office:value="0.70833">
                <text:p>0.708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2">
                <text:p>992</text:p>
              </table:table-cell>
              <table:table-cell office:value-type="float" office:value="0.75714">
                <text:p>0.75714</text:p>
              </table:table-cell>
              <table:table-cell office:value-type="float" office:value="0.75102">
                <text:p>0.75102</text:p>
              </table:table-cell>
              <table:table-cell office:value-type="float" office:value="0.70597">
                <text:p>0.705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3">
                <text:p>993</text:p>
              </table:table-cell>
              <table:table-cell office:value-type="float" office:value="0.75639">
                <text:p>0.75639</text:p>
              </table:table-cell>
              <table:table-cell office:value-type="float" office:value="0.73728">
                <text:p>0.73728</text:p>
              </table:table-cell>
              <table:table-cell office:value-type="float" office:value="0.69325">
                <text:p>0.693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4">
                <text:p>994</text:p>
              </table:table-cell>
              <table:table-cell office:value-type="float" office:value="0.75851">
                <text:p>0.75851</text:p>
              </table:table-cell>
              <table:table-cell office:value-type="float" office:value="0.7541">
                <text:p>0.7541</text:p>
              </table:table-cell>
              <table:table-cell office:value-type="float" office:value="0.70891">
                <text:p>0.7089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5">
                <text:p>995</text:p>
              </table:table-cell>
              <table:table-cell office:value-type="float" office:value="0.75392">
                <text:p>0.75392</text:p>
              </table:table-cell>
              <table:table-cell office:value-type="float" office:value="0.75176">
                <text:p>0.75176</text:p>
              </table:table-cell>
              <table:table-cell office:value-type="float" office:value="0.70673">
                <text:p>0.7067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6">
                <text:p>996</text:p>
              </table:table-cell>
              <table:table-cell office:value-type="float" office:value="0.75347">
                <text:p>0.75347</text:p>
              </table:table-cell>
              <table:table-cell office:value-type="float" office:value="0.74884">
                <text:p>0.74884</text:p>
              </table:table-cell>
              <table:table-cell office:value-type="float" office:value="0.70409">
                <text:p>0.704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7">
                <text:p>997</text:p>
              </table:table-cell>
              <table:table-cell office:value-type="float" office:value="0.743">
                <text:p>0.743</text:p>
              </table:table-cell>
              <table:table-cell office:value-type="float" office:value="0.73971">
                <text:p>0.73971</text:p>
              </table:table-cell>
              <table:table-cell office:value-type="float" office:value="0.69555">
                <text:p>0.695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8">
                <text:p>998</text:p>
              </table:table-cell>
              <table:table-cell office:value-type="float" office:value="0.743">
                <text:p>0.743</text:p>
              </table:table-cell>
              <table:table-cell office:value-type="float" office:value="0.73887">
                <text:p>0.73887</text:p>
              </table:table-cell>
              <table:table-cell office:value-type="float" office:value="0.69481">
                <text:p>0.6948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9">
                <text:p>999</text:p>
              </table:table-cell>
              <table:table-cell office:value-type="float" office:value="0.742">
                <text:p>0.742</text:p>
              </table:table-cell>
              <table:table-cell office:value-type="float" office:value="0.73857">
                <text:p>0.73857</text:p>
              </table:table-cell>
              <table:table-cell office:value-type="float" office:value="0.69455">
                <text:p>0.6945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00">
                <text:p>1000</text:p>
              </table:table-cell>
              <table:table-cell office:value-type="float" office:value="0.74255">
                <text:p>0.74255</text:p>
              </table:table-cell>
              <table:table-cell office:value-type="float" office:value="0.73532">
                <text:p>0.73532</text:p>
              </table:table-cell>
              <table:table-cell office:value-type="float" office:value="0.69159">
                <text:p>0.6915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01">
                <text:p>1001</text:p>
              </table:table-cell>
              <table:table-cell office:value-type="float" office:value="0.74741">
                <text:p>0.74741</text:p>
              </table:table-cell>
              <table:table-cell office:value-type="float" office:value="0.74442">
                <text:p>0.74442</text:p>
              </table:table-cell>
              <table:table-cell office:value-type="float" office:value="0.70013">
                <text:p>0.700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02">
                <text:p>1002</text:p>
              </table:table-cell>
              <table:table-cell office:value-type="float" office:value="0.74677">
                <text:p>0.74677</text:p>
              </table:table-cell>
              <table:table-cell office:value-type="float" office:value="0.72805">
                <text:p>0.72805</text:p>
              </table:table-cell>
              <table:table-cell office:value-type="float" office:value="0.68498">
                <text:p>0.684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03">
                <text:p>1003</text:p>
              </table:table-cell>
              <table:table-cell office:value-type="float" office:value="0.73836">
                <text:p>0.73836</text:p>
              </table:table-cell>
              <table:table-cell office:value-type="float" office:value="0.73442">
                <text:p>0.73442</text:p>
              </table:table-cell>
              <table:table-cell office:value-type="float" office:value="0.69086">
                <text:p>0.6908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04">
                <text:p>1004</text:p>
              </table:table-cell>
              <table:table-cell office:value-type="float" office:value="0.73133">
                <text:p>0.73133</text:p>
              </table:table-cell>
              <table:table-cell office:value-type="float" office:value="0.72336">
                <text:p>0.72336</text:p>
              </table:table-cell>
              <table:table-cell office:value-type="float" office:value="0.68056">
                <text:p>0.680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05">
                <text:p>1005</text:p>
              </table:table-cell>
              <table:table-cell office:value-type="float" office:value="0.68365">
                <text:p>0.68365</text:p>
              </table:table-cell>
              <table:table-cell office:value-type="float" office:value="0.68174">
                <text:p>0.68174</text:p>
              </table:table-cell>
              <table:table-cell office:value-type="float" office:value="0.6414">
                <text:p>0.641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06">
                <text:p>1006</text:p>
              </table:table-cell>
              <table:table-cell office:value-type="float" office:value="0.7177">
                <text:p>0.7177</text:p>
              </table:table-cell>
              <table:table-cell office:value-type="float" office:value="0.71252">
                <text:p>0.71252</text:p>
              </table:table-cell>
              <table:table-cell office:value-type="float" office:value="0.67047">
                <text:p>0.670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07">
                <text:p>1007</text:p>
              </table:table-cell>
              <table:table-cell office:value-type="float" office:value="0.73093">
                <text:p>0.73093</text:p>
              </table:table-cell>
              <table:table-cell office:value-type="float" office:value="0.72753">
                <text:p>0.72753</text:p>
              </table:table-cell>
              <table:table-cell office:value-type="float" office:value="0.68463">
                <text:p>0.6846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08">
                <text:p>1008</text:p>
              </table:table-cell>
              <table:table-cell office:value-type="float" office:value="0.73339">
                <text:p>0.73339</text:p>
              </table:table-cell>
              <table:table-cell office:value-type="float" office:value="0.72685">
                <text:p>0.72685</text:p>
              </table:table-cell>
              <table:table-cell office:value-type="float" office:value="0.68407">
                <text:p>0.6840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09">
                <text:p>1009</text:p>
              </table:table-cell>
              <table:table-cell office:value-type="float" office:value="0.72934">
                <text:p>0.72934</text:p>
              </table:table-cell>
              <table:table-cell office:value-type="float" office:value="0.71972">
                <text:p>0.71972</text:p>
              </table:table-cell>
              <table:table-cell office:value-type="float" office:value="0.67742">
                <text:p>0.6774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10">
                <text:p>1010</text:p>
              </table:table-cell>
              <table:table-cell office:value-type="float" office:value="0.73055">
                <text:p>0.73055</text:p>
              </table:table-cell>
              <table:table-cell office:value-type="float" office:value="0.71914">
                <text:p>0.71914</text:p>
              </table:table-cell>
              <table:table-cell office:value-type="float" office:value="0.67695">
                <text:p>0.6769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11">
                <text:p>1011</text:p>
              </table:table-cell>
              <table:table-cell office:value-type="float" office:value="0.72562">
                <text:p>0.72562</text:p>
              </table:table-cell>
              <table:table-cell office:value-type="float" office:value="0.72278">
                <text:p>0.72278</text:p>
              </table:table-cell>
              <table:table-cell office:value-type="float" office:value="0.68034">
                <text:p>0.680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12">
                <text:p>1012</text:p>
              </table:table-cell>
              <table:table-cell office:value-type="float" office:value="0.72496">
                <text:p>0.72496</text:p>
              </table:table-cell>
              <table:table-cell office:value-type="float" office:value="0.71877">
                <text:p>0.71877</text:p>
              </table:table-cell>
              <table:table-cell office:value-type="float" office:value="0.67667">
                <text:p>0.67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13">
                <text:p>1013</text:p>
              </table:table-cell>
              <table:table-cell office:value-type="float" office:value="0.7196">
                <text:p>0.7196</text:p>
              </table:table-cell>
              <table:table-cell office:value-type="float" office:value="0.71761">
                <text:p>0.71761</text:p>
              </table:table-cell>
              <table:table-cell office:value-type="float" office:value="0.67556">
                <text:p>0.675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14">
                <text:p>1014</text:p>
              </table:table-cell>
              <table:table-cell office:value-type="float" office:value="0.72265">
                <text:p>0.72265</text:p>
              </table:table-cell>
              <table:table-cell office:value-type="float" office:value="0.72068">
                <text:p>0.72068</text:p>
              </table:table-cell>
              <table:table-cell office:value-type="float" office:value="0.67848">
                <text:p>0.678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15">
                <text:p>1015</text:p>
              </table:table-cell>
              <table:table-cell office:value-type="float" office:value="0.71062">
                <text:p>0.71062</text:p>
              </table:table-cell>
              <table:table-cell office:value-type="float" office:value="0.70817">
                <text:p>0.70817</text:p>
              </table:table-cell>
              <table:table-cell office:value-type="float" office:value="0.66676">
                <text:p>0.666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16">
                <text:p>1016</text:p>
              </table:table-cell>
              <table:table-cell office:value-type="float" office:value="0.71419">
                <text:p>0.71419</text:p>
              </table:table-cell>
              <table:table-cell office:value-type="float" office:value="0.71129">
                <text:p>0.71129</text:p>
              </table:table-cell>
              <table:table-cell office:value-type="float" office:value="0.66976">
                <text:p>0.669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17">
                <text:p>1017</text:p>
              </table:table-cell>
              <table:table-cell office:value-type="float" office:value="0.70659">
                <text:p>0.70659</text:p>
              </table:table-cell>
              <table:table-cell office:value-type="float" office:value="0.70337">
                <text:p>0.70337</text:p>
              </table:table-cell>
              <table:table-cell office:value-type="float" office:value="0.66237">
                <text:p>0.6623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18">
                <text:p>1018</text:p>
              </table:table-cell>
              <table:table-cell office:value-type="float" office:value="0.71566">
                <text:p>0.71566</text:p>
              </table:table-cell>
              <table:table-cell office:value-type="float" office:value="0.71422">
                <text:p>0.71422</text:p>
              </table:table-cell>
              <table:table-cell office:value-type="float" office:value="0.67263">
                <text:p>0.6726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19">
                <text:p>1019</text:p>
              </table:table-cell>
              <table:table-cell office:value-type="float" office:value="0.69606">
                <text:p>0.69606</text:p>
              </table:table-cell>
              <table:table-cell office:value-type="float" office:value="0.68878">
                <text:p>0.68878</text:p>
              </table:table-cell>
              <table:table-cell office:value-type="float" office:value="0.6488">
                <text:p>0.648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20">
                <text:p>1020</text:p>
              </table:table-cell>
              <table:table-cell office:value-type="float" office:value="0.70127">
                <text:p>0.70127</text:p>
              </table:table-cell>
              <table:table-cell office:value-type="float" office:value="0.69896">
                <text:p>0.69896</text:p>
              </table:table-cell>
              <table:table-cell office:value-type="float" office:value="0.65839">
                <text:p>0.658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21">
                <text:p>1021</text:p>
              </table:table-cell>
              <table:table-cell office:value-type="float" office:value="0.703">
                <text:p>0.703</text:p>
              </table:table-cell>
              <table:table-cell office:value-type="float" office:value="0.70175">
                <text:p>0.70175</text:p>
              </table:table-cell>
              <table:table-cell office:value-type="float" office:value="0.66107">
                <text:p>0.661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22">
                <text:p>1022</text:p>
              </table:table-cell>
              <table:table-cell office:value-type="float" office:value="0.693">
                <text:p>0.693</text:p>
              </table:table-cell>
              <table:table-cell office:value-type="float" office:value="0.6897">
                <text:p>0.6897</text:p>
              </table:table-cell>
              <table:table-cell office:value-type="float" office:value="0.6498">
                <text:p>0.649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23">
                <text:p>1023</text:p>
              </table:table-cell>
              <table:table-cell office:value-type="float" office:value="0.699">
                <text:p>0.699</text:p>
              </table:table-cell>
              <table:table-cell office:value-type="float" office:value="0.69508">
                <text:p>0.69508</text:p>
              </table:table-cell>
              <table:table-cell office:value-type="float" office:value="0.6549">
                <text:p>0.654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24">
                <text:p>1024</text:p>
              </table:table-cell>
              <table:table-cell office:value-type="float" office:value="0.70057">
                <text:p>0.70057</text:p>
              </table:table-cell>
              <table:table-cell office:value-type="float" office:value="0.69058">
                <text:p>0.69058</text:p>
              </table:table-cell>
              <table:table-cell office:value-type="float" office:value="0.65077">
                <text:p>0.6507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25">
                <text:p>1025</text:p>
              </table:table-cell>
              <table:table-cell office:value-type="float" office:value="0.69918">
                <text:p>0.69918</text:p>
              </table:table-cell>
              <table:table-cell office:value-type="float" office:value="0.69753">
                <text:p>0.69753</text:p>
              </table:table-cell>
              <table:table-cell office:value-type="float" office:value="0.65727">
                <text:p>0.6572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26">
                <text:p>1026</text:p>
              </table:table-cell>
              <table:table-cell office:value-type="float" office:value="0.69943">
                <text:p>0.69943</text:p>
              </table:table-cell>
              <table:table-cell office:value-type="float" office:value="0.69636">
                <text:p>0.69636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27">
                <text:p>1027</text:p>
              </table:table-cell>
              <table:table-cell office:value-type="float" office:value="0.69594">
                <text:p>0.69594</text:p>
              </table:table-cell>
              <table:table-cell office:value-type="float" office:value="0.69305">
                <text:p>0.69305</text:p>
              </table:table-cell>
              <table:table-cell office:value-type="float" office:value="0.65318">
                <text:p>0.653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28">
                <text:p>1028</text:p>
              </table:table-cell>
              <table:table-cell office:value-type="float" office:value="0.69722">
                <text:p>0.69722</text:p>
              </table:table-cell>
              <table:table-cell office:value-type="float" office:value="0.69385">
                <text:p>0.69385</text:p>
              </table:table-cell>
              <table:table-cell office:value-type="float" office:value="0.65398">
                <text:p>0.6539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29">
                <text:p>1029</text:p>
              </table:table-cell>
              <table:table-cell office:value-type="float" office:value="0.69">
                <text:p>0.69</text:p>
              </table:table-cell>
              <table:table-cell office:value-type="float" office:value="0.68628">
                <text:p>0.68628</text:p>
              </table:table-cell>
              <table:table-cell office:value-type="float" office:value="0.64687">
                <text:p>0.646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30">
                <text:p>1030</text:p>
              </table:table-cell>
              <table:table-cell office:value-type="float" office:value="0.69208">
                <text:p>0.69208</text:p>
              </table:table-cell>
              <table:table-cell office:value-type="float" office:value="0.69055">
                <text:p>0.69055</text:p>
              </table:table-cell>
              <table:table-cell office:value-type="float" office:value="0.65092">
                <text:p>0.6509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31">
                <text:p>1031</text:p>
              </table:table-cell>
              <table:table-cell office:value-type="float" office:value="0.68985">
                <text:p>0.68985</text:p>
              </table:table-cell>
              <table:table-cell office:value-type="float" office:value="0.68736">
                <text:p>0.68736</text:p>
              </table:table-cell>
              <table:table-cell office:value-type="float" office:value="0.64799">
                <text:p>0.6479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2">
                <text:p>1032</text:p>
              </table:table-cell>
              <table:table-cell office:value-type="float" office:value="0.6896">
                <text:p>0.6896</text:p>
              </table:table-cell>
              <table:table-cell office:value-type="float" office:value="0.68787">
                <text:p>0.68787</text:p>
              </table:table-cell>
              <table:table-cell office:value-type="float" office:value="0.64852">
                <text:p>0.6485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3">
                <text:p>1033</text:p>
              </table:table-cell>
              <table:table-cell office:value-type="float" office:value="0.678">
                <text:p>0.678</text:p>
              </table:table-cell>
              <table:table-cell office:value-type="float" office:value="0.67613">
                <text:p>0.67613</text:p>
              </table:table-cell>
              <table:table-cell office:value-type="float" office:value="0.63751">
                <text:p>0.6375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34">
                <text:p>1034</text:p>
              </table:table-cell>
              <table:table-cell office:value-type="float" office:value="0.68181">
                <text:p>0.68181</text:p>
              </table:table-cell>
              <table:table-cell office:value-type="float" office:value="0.68015">
                <text:p>0.68015</text:p>
              </table:table-cell>
              <table:table-cell office:value-type="float" office:value="0.64136">
                <text:p>0.6413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35">
                <text:p>1035</text:p>
              </table:table-cell>
              <table:table-cell office:value-type="float" office:value="0.684">
                <text:p>0.684</text:p>
              </table:table-cell>
              <table:table-cell office:value-type="float" office:value="0.68234">
                <text:p>0.68234</text:p>
              </table:table-cell>
              <table:table-cell office:value-type="float" office:value="0.64348">
                <text:p>0.643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36">
                <text:p>1036</text:p>
              </table:table-cell>
              <table:table-cell office:value-type="float" office:value="0.68431">
                <text:p>0.68431</text:p>
              </table:table-cell>
              <table:table-cell office:value-type="float" office:value="0.68202">
                <text:p>0.68202</text:p>
              </table:table-cell>
              <table:table-cell office:value-type="float" office:value="0.64323">
                <text:p>0.643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37">
                <text:p>1037</text:p>
              </table:table-cell>
              <table:table-cell office:value-type="float" office:value="0.67731">
                <text:p>0.67731</text:p>
              </table:table-cell>
              <table:table-cell office:value-type="float" office:value="0.67497">
                <text:p>0.67497</text:p>
              </table:table-cell>
              <table:table-cell office:value-type="float" office:value="0.63664">
                <text:p>0.636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38">
                <text:p>1038</text:p>
              </table:table-cell>
              <table:table-cell office:value-type="float" office:value="0.674">
                <text:p>0.674</text:p>
              </table:table-cell>
              <table:table-cell office:value-type="float" office:value="0.67172">
                <text:p>0.67172</text:p>
              </table:table-cell>
              <table:table-cell office:value-type="float" office:value="0.63361">
                <text:p>0.6336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39">
                <text:p>1039</text:p>
              </table:table-cell>
              <table:table-cell office:value-type="float" office:value="0.679">
                <text:p>0.679</text:p>
              </table:table-cell>
              <table:table-cell office:value-type="float" office:value="0.67636">
                <text:p>0.67636</text:p>
              </table:table-cell>
              <table:table-cell office:value-type="float" office:value="0.63802">
                <text:p>0.6380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40">
                <text:p>1040</text:p>
              </table:table-cell>
              <table:table-cell office:value-type="float" office:value="0.6744">
                <text:p>0.6744</text:p>
              </table:table-cell>
              <table:table-cell office:value-type="float" office:value="0.6717">
                <text:p>0.6717</text:p>
              </table:table-cell>
              <table:table-cell office:value-type="float" office:value="0.63366">
                <text:p>0.6336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041">
                <text:p>1041</text:p>
              </table:table-cell>
              <table:table-cell office:value-type="float" office:value="0.6749">
                <text:p>0.6749</text:p>
              </table:table-cell>
              <table:table-cell office:value-type="float" office:value="0.67176">
                <text:p>0.67176</text:p>
              </table:table-cell>
              <table:table-cell office:value-type="float" office:value="0.63379">
                <text:p>0.633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42">
                <text:p>1042</text:p>
              </table:table-cell>
              <table:table-cell office:value-type="float" office:value="0.67516">
                <text:p>0.67516</text:p>
              </table:table-cell>
              <table:table-cell office:value-type="float" office:value="0.672">
                <text:p>0.672</text:p>
              </table:table-cell>
              <table:table-cell office:value-type="float" office:value="0.63406">
                <text:p>0.634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043">
                <text:p>1043</text:p>
              </table:table-cell>
              <table:table-cell office:value-type="float" office:value="0.6686">
                <text:p>0.6686</text:p>
              </table:table-cell>
              <table:table-cell office:value-type="float" office:value="0.66525">
                <text:p>0.66525</text:p>
              </table:table-cell>
              <table:table-cell office:value-type="float" office:value="0.62773">
                <text:p>0.6277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044">
                <text:p>1044</text:p>
              </table:table-cell>
              <table:table-cell office:value-type="float" office:value="0.67199">
                <text:p>0.67199</text:p>
              </table:table-cell>
              <table:table-cell office:value-type="float" office:value="0.66833">
                <text:p>0.66833</text:p>
              </table:table-cell>
              <table:table-cell office:value-type="float" office:value="0.63067">
                <text:p>0.630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45">
                <text:p>1045</text:p>
              </table:table-cell>
              <table:table-cell office:value-type="float" office:value="0.66846">
                <text:p>0.66846</text:p>
              </table:table-cell>
              <table:table-cell office:value-type="float" office:value="0.66452">
                <text:p>0.66452</text:p>
              </table:table-cell>
              <table:table-cell office:value-type="float" office:value="0.62712">
                <text:p>0.627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46">
                <text:p>1046</text:p>
              </table:table-cell>
              <table:table-cell office:value-type="float" office:value="0.65131">
                <text:p>0.65131</text:p>
              </table:table-cell>
              <table:table-cell office:value-type="float" office:value="0.64714">
                <text:p>0.64714</text:p>
              </table:table-cell>
              <table:table-cell office:value-type="float" office:value="0.61078">
                <text:p>0.6107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47">
                <text:p>1047</text:p>
              </table:table-cell>
              <table:table-cell office:value-type="float" office:value="0.66155">
                <text:p>0.66155</text:p>
              </table:table-cell>
              <table:table-cell office:value-type="float" office:value="0.65694">
                <text:p>0.65694</text:p>
              </table:table-cell>
              <table:table-cell office:value-type="float" office:value="0.62008">
                <text:p>0.6200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48">
                <text:p>1048</text:p>
              </table:table-cell>
              <table:table-cell office:value-type="float" office:value="0.66781">
                <text:p>0.66781</text:p>
              </table:table-cell>
              <table:table-cell office:value-type="float" office:value="0.66274">
                <text:p>0.66274</text:p>
              </table:table-cell>
              <table:table-cell office:value-type="float" office:value="0.62559">
                <text:p>0.625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49">
                <text:p>1049</text:p>
              </table:table-cell>
              <table:table-cell office:value-type="float" office:value="0.66491">
                <text:p>0.66491</text:p>
              </table:table-cell>
              <table:table-cell office:value-type="float" office:value="0.65896">
                <text:p>0.65896</text:p>
              </table:table-cell>
              <table:table-cell office:value-type="float" office:value="0.62206">
                <text:p>0.6220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50">
                <text:p>1050</text:p>
              </table:table-cell>
              <table:table-cell office:value-type="float" office:value="0.66117">
                <text:p>0.66117</text:p>
              </table:table-cell>
              <table:table-cell office:value-type="float" office:value="0.65463">
                <text:p>0.65463</text:p>
              </table:table-cell>
              <table:table-cell office:value-type="float" office:value="0.61802">
                <text:p>0.6180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51">
                <text:p>1051</text:p>
              </table:table-cell>
              <table:table-cell office:value-type="float" office:value="0.66182">
                <text:p>0.66182</text:p>
              </table:table-cell>
              <table:table-cell office:value-type="float" office:value="0.65521">
                <text:p>0.65521</text:p>
              </table:table-cell>
              <table:table-cell office:value-type="float" office:value="0.61862">
                <text:p>0.6186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052">
                <text:p>1052</text:p>
              </table:table-cell>
              <table:table-cell office:value-type="float" office:value="0.65848">
                <text:p>0.65848</text:p>
              </table:table-cell>
              <table:table-cell office:value-type="float" office:value="0.65118">
                <text:p>0.65118</text:p>
              </table:table-cell>
              <table:table-cell office:value-type="float" office:value="0.61487">
                <text:p>0.6148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053">
                <text:p>1053</text:p>
              </table:table-cell>
              <table:table-cell office:value-type="float" office:value="0.65698">
                <text:p>0.65698</text:p>
              </table:table-cell>
              <table:table-cell office:value-type="float" office:value="0.64919">
                <text:p>0.64919</text:p>
              </table:table-cell>
              <table:table-cell office:value-type="float" office:value="0.61302">
                <text:p>0.613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54">
                <text:p>1054</text:p>
              </table:table-cell>
              <table:table-cell office:value-type="float" office:value="0.65474">
                <text:p>0.65474</text:p>
              </table:table-cell>
              <table:table-cell office:value-type="float" office:value="0.64646">
                <text:p>0.64646</text:p>
              </table:table-cell>
              <table:table-cell office:value-type="float" office:value="0.61048">
                <text:p>0.6104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55">
                <text:p>1055</text:p>
              </table:table-cell>
              <table:table-cell office:value-type="float" office:value="0.65753">
                <text:p>0.65753</text:p>
              </table:table-cell>
              <table:table-cell office:value-type="float" office:value="0.64847">
                <text:p>0.64847</text:p>
              </table:table-cell>
              <table:table-cell office:value-type="float" office:value="0.61242">
                <text:p>0.6124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56">
                <text:p>1056</text:p>
              </table:table-cell>
              <table:table-cell office:value-type="float" office:value="0.65629">
                <text:p>0.65629</text:p>
              </table:table-cell>
              <table:table-cell office:value-type="float" office:value="0.64641">
                <text:p>0.64641</text:p>
              </table:table-cell>
              <table:table-cell office:value-type="float" office:value="0.61055">
                <text:p>0.6105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57">
                <text:p>1057</text:p>
              </table:table-cell>
              <table:table-cell office:value-type="float" office:value="0.6554">
                <text:p>0.6554</text:p>
              </table:table-cell>
              <table:table-cell office:value-type="float" office:value="0.64482">
                <text:p>0.64482</text:p>
              </table:table-cell>
              <table:table-cell office:value-type="float" office:value="0.6091">
                <text:p>0.609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58">
                <text:p>1058</text:p>
              </table:table-cell>
              <table:table-cell office:value-type="float" office:value="0.64937">
                <text:p>0.64937</text:p>
              </table:table-cell>
              <table:table-cell office:value-type="float" office:value="0.63818">
                <text:p>0.63818</text:p>
              </table:table-cell>
              <table:table-cell office:value-type="float" office:value="0.60286">
                <text:p>0.6028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59">
                <text:p>1059</text:p>
              </table:table-cell>
              <table:table-cell office:value-type="float" office:value="0.63046">
                <text:p>0.63046</text:p>
              </table:table-cell>
              <table:table-cell office:value-type="float" office:value="0.61875">
                <text:p>0.61875</text:p>
              </table:table-cell>
              <table:table-cell office:value-type="float" office:value="0.58453">
                <text:p>0.5845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60">
                <text:p>1060</text:p>
              </table:table-cell>
              <table:table-cell office:value-type="float" office:value="0.64831">
                <text:p>0.64831</text:p>
              </table:table-cell>
              <table:table-cell office:value-type="float" office:value="0.63585">
                <text:p>0.63585</text:p>
              </table:table-cell>
              <table:table-cell office:value-type="float" office:value="0.60073">
                <text:p>0.6007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61">
                <text:p>1061</text:p>
              </table:table-cell>
              <table:table-cell office:value-type="float" office:value="0.63387">
                <text:p>0.63387</text:p>
              </table:table-cell>
              <table:table-cell office:value-type="float" office:value="0.62121">
                <text:p>0.62121</text:p>
              </table:table-cell>
              <table:table-cell office:value-type="float" office:value="0.58694">
                <text:p>0.586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62">
                <text:p>1062</text:p>
              </table:table-cell>
              <table:table-cell office:value-type="float" office:value="0.64651">
                <text:p>0.64651</text:p>
              </table:table-cell>
              <table:table-cell office:value-type="float" office:value="0.63266">
                <text:p>0.63266</text:p>
              </table:table-cell>
              <table:table-cell office:value-type="float" office:value="0.59782">
                <text:p>0.5978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63">
                <text:p>1063</text:p>
              </table:table-cell>
              <table:table-cell office:value-type="float" office:value="0.63669">
                <text:p>0.63669</text:p>
              </table:table-cell>
              <table:table-cell office:value-type="float" office:value="0.62239">
                <text:p>0.62239</text:p>
              </table:table-cell>
              <table:table-cell office:value-type="float" office:value="0.58815">
                <text:p>0.5881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64">
                <text:p>1064</text:p>
              </table:table-cell>
              <table:table-cell office:value-type="float" office:value="0.64621">
                <text:p>0.64621</text:p>
              </table:table-cell>
              <table:table-cell office:value-type="float" office:value="0.63196">
                <text:p>0.63196</text:p>
              </table:table-cell>
              <table:table-cell office:value-type="float" office:value="0.59722">
                <text:p>0.597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65">
                <text:p>1065</text:p>
              </table:table-cell>
              <table:table-cell office:value-type="float" office:value="0.64533">
                <text:p>0.64533</text:p>
              </table:table-cell>
              <table:table-cell office:value-type="float" office:value="0.62913">
                <text:p>0.62913</text:p>
              </table:table-cell>
              <table:table-cell office:value-type="float" office:value="0.59461">
                <text:p>0.594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66">
                <text:p>1066</text:p>
              </table:table-cell>
              <table:table-cell office:value-type="float" office:value="0.63139">
                <text:p>0.63139</text:p>
              </table:table-cell>
              <table:table-cell office:value-type="float" office:value="0.61713">
                <text:p>0.61713</text:p>
              </table:table-cell>
              <table:table-cell office:value-type="float" office:value="0.5833">
                <text:p>0.583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67">
                <text:p>1067</text:p>
              </table:table-cell>
              <table:table-cell office:value-type="float" office:value="0.63517">
                <text:p>0.63517</text:p>
              </table:table-cell>
              <table:table-cell office:value-type="float" office:value="0.62032">
                <text:p>0.62032</text:p>
              </table:table-cell>
              <table:table-cell office:value-type="float" office:value="0.58637">
                <text:p>0.5863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68">
                <text:p>1068</text:p>
              </table:table-cell>
              <table:table-cell office:value-type="float" office:value="0.63591">
                <text:p>0.63591</text:p>
              </table:table-cell>
              <table:table-cell office:value-type="float" office:value="0.61944">
                <text:p>0.61944</text:p>
              </table:table-cell>
              <table:table-cell office:value-type="float" office:value="0.58561">
                <text:p>0.585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69">
                <text:p>1069</text:p>
              </table:table-cell>
              <table:table-cell office:value-type="float" office:value="0.60084">
                <text:p>0.60084</text:p>
              </table:table-cell>
              <table:table-cell office:value-type="float" office:value="0.58626">
                <text:p>0.58626</text:p>
              </table:table-cell>
              <table:table-cell office:value-type="float" office:value="0.55428">
                <text:p>0.5542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70">
                <text:p>1070</text:p>
              </table:table-cell>
              <table:table-cell office:value-type="float" office:value="0.62165">
                <text:p>0.62165</text:p>
              </table:table-cell>
              <table:table-cell office:value-type="float" office:value="0.60469">
                <text:p>0.60469</text:p>
              </table:table-cell>
              <table:table-cell office:value-type="float" office:value="0.57178">
                <text:p>0.571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71">
                <text:p>1071</text:p>
              </table:table-cell>
              <table:table-cell office:value-type="float" office:value="0.62821">
                <text:p>0.62821</text:p>
              </table:table-cell>
              <table:table-cell office:value-type="float" office:value="0.61661">
                <text:p>0.61661</text:p>
              </table:table-cell>
              <table:table-cell office:value-type="float" office:value="0.58304">
                <text:p>0.5830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72">
                <text:p>1072</text:p>
              </table:table-cell>
              <table:table-cell office:value-type="float" office:value="0.63131">
                <text:p>0.63131</text:p>
              </table:table-cell>
              <table:table-cell office:value-type="float" office:value="0.61536">
                <text:p>0.61536</text:p>
              </table:table-cell>
              <table:table-cell office:value-type="float" office:value="0.58194">
                <text:p>0.581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73">
                <text:p>1073</text:p>
              </table:table-cell>
              <table:table-cell office:value-type="float" office:value="0.61796">
                <text:p>0.61796</text:p>
              </table:table-cell>
              <table:table-cell office:value-type="float" office:value="0.60363">
                <text:p>0.60363</text:p>
              </table:table-cell>
              <table:table-cell office:value-type="float" office:value="0.57086">
                <text:p>0.5708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74">
                <text:p>1074</text:p>
              </table:table-cell>
              <table:table-cell office:value-type="float" office:value="0.63063">
                <text:p>0.63063</text:p>
              </table:table-cell>
              <table:table-cell office:value-type="float" office:value="0.62158">
                <text:p>0.62158</text:p>
              </table:table-cell>
              <table:table-cell office:value-type="float" office:value="0.5878">
                <text:p>0.587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75">
                <text:p>1075</text:p>
              </table:table-cell>
              <table:table-cell office:value-type="float" office:value="0.61768">
                <text:p>0.61768</text:p>
              </table:table-cell>
              <table:table-cell office:value-type="float" office:value="0.59252">
                <text:p>0.59252</text:p>
              </table:table-cell>
              <table:table-cell office:value-type="float" office:value="0.56054">
                <text:p>0.560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76">
                <text:p>1076</text:p>
              </table:table-cell>
              <table:table-cell office:value-type="float" office:value="0.62468">
                <text:p>0.62468</text:p>
              </table:table-cell>
              <table:table-cell office:value-type="float" office:value="0.61471">
                <text:p>0.61471</text:p>
              </table:table-cell>
              <table:table-cell office:value-type="float" office:value="0.58141">
                <text:p>0.5814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77">
                <text:p>1077</text:p>
              </table:table-cell>
              <table:table-cell office:value-type="float" office:value="0.62426">
                <text:p>0.62426</text:p>
              </table:table-cell>
              <table:table-cell office:value-type="float" office:value="0.60434">
                <text:p>0.60434</text:p>
              </table:table-cell>
              <table:table-cell office:value-type="float" office:value="0.57175">
                <text:p>0.5717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78">
                <text:p>1078</text:p>
              </table:table-cell>
              <table:table-cell office:value-type="float" office:value="0.62531">
                <text:p>0.62531</text:p>
              </table:table-cell>
              <table:table-cell office:value-type="float" office:value="0.60321">
                <text:p>0.60321</text:p>
              </table:table-cell>
              <table:table-cell office:value-type="float" office:value="0.57076">
                <text:p>0.5707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79">
                <text:p>1079</text:p>
              </table:table-cell>
              <table:table-cell office:value-type="float" office:value="0.61203">
                <text:p>0.61203</text:p>
              </table:table-cell>
              <table:table-cell office:value-type="float" office:value="0.60474">
                <text:p>0.60474</text:p>
              </table:table-cell>
              <table:table-cell office:value-type="float" office:value="0.5721">
                <text:p>0.572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80">
                <text:p>1080</text:p>
              </table:table-cell>
              <table:table-cell office:value-type="float" office:value="0.6225">
                <text:p>0.6225</text:p>
              </table:table-cell>
              <table:table-cell office:value-type="float" office:value="0.59722">
                <text:p>0.59722</text:p>
              </table:table-cell>
              <table:table-cell office:value-type="float" office:value="0.56519">
                <text:p>0.565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81">
                <text:p>1081</text:p>
              </table:table-cell>
              <table:table-cell office:value-type="float" office:value="0.60726">
                <text:p>0.60726</text:p>
              </table:table-cell>
              <table:table-cell office:value-type="float" office:value="0.58083">
                <text:p>0.58083</text:p>
              </table:table-cell>
              <table:table-cell office:value-type="float" office:value="0.54973">
                <text:p>0.549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82">
                <text:p>1082</text:p>
              </table:table-cell>
              <table:table-cell office:value-type="float" office:value="0.60249">
                <text:p>0.60249</text:p>
              </table:table-cell>
              <table:table-cell office:value-type="float" office:value="0.5894">
                <text:p>0.5894</text:p>
              </table:table-cell>
              <table:table-cell office:value-type="float" office:value="0.55773">
                <text:p>0.557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83">
                <text:p>1083</text:p>
              </table:table-cell>
              <table:table-cell office:value-type="float" office:value="0.609">
                <text:p>0.609</text:p>
              </table:table-cell>
              <table:table-cell office:value-type="float" office:value="0.59814">
                <text:p>0.59814</text:p>
              </table:table-cell>
              <table:table-cell office:value-type="float" office:value="0.56603">
                <text:p>0.5660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84">
                <text:p>1084</text:p>
              </table:table-cell>
              <table:table-cell office:value-type="float" office:value="0.61392">
                <text:p>0.61392</text:p>
              </table:table-cell>
              <table:table-cell office:value-type="float" office:value="0.57852">
                <text:p>0.57852</text:p>
              </table:table-cell>
              <table:table-cell office:value-type="float" office:value="0.54775">
                <text:p>0.547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85">
                <text:p>1085</text:p>
              </table:table-cell>
              <table:table-cell office:value-type="float" office:value="0.61181">
                <text:p>0.61181</text:p>
              </table:table-cell>
              <table:table-cell office:value-type="float" office:value="0.5933">
                <text:p>0.5933</text:p>
              </table:table-cell>
              <table:table-cell office:value-type="float" office:value="0.56163">
                <text:p>0.561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86">
                <text:p>1086</text:p>
              </table:table-cell>
              <table:table-cell office:value-type="float" office:value="0.6157">
                <text:p>0.6157</text:p>
              </table:table-cell>
              <table:table-cell office:value-type="float" office:value="0.5541">
                <text:p>0.5541</text:p>
              </table:table-cell>
              <table:table-cell office:value-type="float" office:value="0.52496">
                <text:p>0.5249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87">
                <text:p>1087</text:p>
              </table:table-cell>
              <table:table-cell office:value-type="float" office:value="0.59145">
                <text:p>0.59145</text:p>
              </table:table-cell>
              <table:table-cell office:value-type="float" office:value="0.56697">
                <text:p>0.56697</text:p>
              </table:table-cell>
              <table:table-cell office:value-type="float" office:value="0.53685">
                <text:p>0.5368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88">
                <text:p>1088</text:p>
              </table:table-cell>
              <table:table-cell office:value-type="float" office:value="0.60728">
                <text:p>0.60728</text:p>
              </table:table-cell>
              <table:table-cell office:value-type="float" office:value="0.59317">
                <text:p>0.59317</text:p>
              </table:table-cell>
              <table:table-cell office:value-type="float" office:value="0.56159">
                <text:p>0.5615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89">
                <text:p>1089</text:p>
              </table:table-cell>
              <table:table-cell office:value-type="float" office:value="0.60908">
                <text:p>0.60908</text:p>
              </table:table-cell>
              <table:table-cell office:value-type="float" office:value="0.57919">
                <text:p>0.57919</text:p>
              </table:table-cell>
              <table:table-cell office:value-type="float" office:value="0.54856">
                <text:p>0.5485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90">
                <text:p>1090</text:p>
              </table:table-cell>
              <table:table-cell office:value-type="float" office:value="0.60442">
                <text:p>0.60442</text:p>
              </table:table-cell>
              <table:table-cell office:value-type="float" office:value="0.55573">
                <text:p>0.55573</text:p>
              </table:table-cell>
              <table:table-cell office:value-type="float" office:value="0.52656">
                <text:p>0.5265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91">
                <text:p>1091</text:p>
              </table:table-cell>
              <table:table-cell office:value-type="float" office:value="0.60799">
                <text:p>0.60799</text:p>
              </table:table-cell>
              <table:table-cell office:value-type="float" office:value="0.58835">
                <text:p>0.58835</text:p>
              </table:table-cell>
              <table:table-cell office:value-type="float" office:value="0.55722">
                <text:p>0.557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92">
                <text:p>1092</text:p>
              </table:table-cell>
              <table:table-cell office:value-type="float" office:value="0.59692">
                <text:p>0.59692</text:p>
              </table:table-cell>
              <table:table-cell office:value-type="float" office:value="0.58124">
                <text:p>0.58124</text:p>
              </table:table-cell>
              <table:table-cell office:value-type="float" office:value="0.55048">
                <text:p>0.5504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93">
                <text:p>1093</text:p>
              </table:table-cell>
              <table:table-cell office:value-type="float" office:value="0.59221">
                <text:p>0.59221</text:p>
              </table:table-cell>
              <table:table-cell office:value-type="float" office:value="0.51058">
                <text:p>0.51058</text:p>
              </table:table-cell>
              <table:table-cell office:value-type="float" office:value="0.48417">
                <text:p>0.484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94">
                <text:p>1094</text:p>
              </table:table-cell>
              <table:table-cell office:value-type="float" office:value="0.56065">
                <text:p>0.56065</text:p>
              </table:table-cell>
              <table:table-cell office:value-type="float" office:value="0.53965">
                <text:p>0.53965</text:p>
              </table:table-cell>
              <table:table-cell office:value-type="float" office:value="0.5112">
                <text:p>0.511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95">
                <text:p>1095</text:p>
              </table:table-cell>
              <table:table-cell office:value-type="float" office:value="0.58252">
                <text:p>0.58252</text:p>
              </table:table-cell>
              <table:table-cell office:value-type="float" office:value="0.52067">
                <text:p>0.52067</text:p>
              </table:table-cell>
              <table:table-cell office:value-type="float" office:value="0.49363">
                <text:p>0.4936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96">
                <text:p>1096</text:p>
              </table:table-cell>
              <table:table-cell office:value-type="float" office:value="0.586">
                <text:p>0.586</text:p>
              </table:table-cell>
              <table:table-cell office:value-type="float" office:value="0.50323">
                <text:p>0.50323</text:p>
              </table:table-cell>
              <table:table-cell office:value-type="float" office:value="0.47731">
                <text:p>0.4773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97">
                <text:p>1097</text:p>
              </table:table-cell>
              <table:table-cell office:value-type="float" office:value="0.591">
                <text:p>0.591</text:p>
              </table:table-cell>
              <table:table-cell office:value-type="float" office:value="0.57852">
                <text:p>0.57852</text:p>
              </table:table-cell>
              <table:table-cell office:value-type="float" office:value="0.54805">
                <text:p>0.5480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98">
                <text:p>1098</text:p>
              </table:table-cell>
              <table:table-cell office:value-type="float" office:value="0.587">
                <text:p>0.587</text:p>
              </table:table-cell>
              <table:table-cell office:value-type="float" office:value="0.50291">
                <text:p>0.50291</text:p>
              </table:table-cell>
              <table:table-cell office:value-type="float" office:value="0.47709">
                <text:p>0.477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99">
                <text:p>1099</text:p>
              </table:table-cell>
              <table:table-cell office:value-type="float" office:value="0.58216">
                <text:p>0.58216</text:p>
              </table:table-cell>
              <table:table-cell office:value-type="float" office:value="0.50772">
                <text:p>0.50772</text:p>
              </table:table-cell>
              <table:table-cell office:value-type="float" office:value="0.48161">
                <text:p>0.481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00">
                <text:p>1100</text:p>
              </table:table-cell>
              <table:table-cell office:value-type="float" office:value="0.6">
                <text:p>0.6</text:p>
              </table:table-cell>
              <table:table-cell office:value-type="float" office:value="0.48577">
                <text:p>0.48577</text:p>
              </table:table-cell>
              <table:table-cell office:value-type="float" office:value="0.46113">
                <text:p>0.461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01">
                <text:p>1101</text:p>
              </table:table-cell>
              <table:table-cell office:value-type="float" office:value="0.599">
                <text:p>0.599</text:p>
              </table:table-cell>
              <table:table-cell office:value-type="float" office:value="0.49696">
                <text:p>0.49696</text:p>
              </table:table-cell>
              <table:table-cell office:value-type="float" office:value="0.47169">
                <text:p>0.4716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102">
                <text:p>1102</text:p>
              </table:table-cell>
              <table:table-cell office:value-type="float" office:value="0.58202">
                <text:p>0.58202</text:p>
              </table:table-cell>
              <table:table-cell office:value-type="float" office:value="0.46883">
                <text:p>0.46883</text:p>
              </table:table-cell>
              <table:table-cell office:value-type="float" office:value="0.44513">
                <text:p>0.445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03">
                <text:p>1103</text:p>
              </table:table-cell>
              <table:table-cell office:value-type="float" office:value="0.595">
                <text:p>0.595</text:p>
              </table:table-cell>
              <table:table-cell office:value-type="float" office:value="0.46637">
                <text:p>0.46637</text:p>
              </table:table-cell>
              <table:table-cell office:value-type="float" office:value="0.44291">
                <text:p>0.442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04">
                <text:p>1104</text:p>
              </table:table-cell>
              <table:table-cell office:value-type="float" office:value="0.593">
                <text:p>0.593</text:p>
              </table:table-cell>
              <table:table-cell office:value-type="float" office:value="0.46765">
                <text:p>0.46765</text:p>
              </table:table-cell>
              <table:table-cell office:value-type="float" office:value="0.44412">
                <text:p>0.444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05">
                <text:p>1105</text:p>
              </table:table-cell>
              <table:table-cell office:value-type="float" office:value="0.591">
                <text:p>0.591</text:p>
              </table:table-cell>
              <table:table-cell office:value-type="float" office:value="0.50644">
                <text:p>0.50644</text:p>
              </table:table-cell>
              <table:table-cell office:value-type="float" office:value="0.48065">
                <text:p>0.4806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06">
                <text:p>1106</text:p>
              </table:table-cell>
              <table:table-cell office:value-type="float" office:value="0.59">
                <text:p>0.59</text:p>
              </table:table-cell>
              <table:table-cell office:value-type="float" office:value="0.39792">
                <text:p>0.39792</text:p>
              </table:table-cell>
              <table:table-cell office:value-type="float" office:value="0.3784">
                <text:p>0.37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07">
                <text:p>1107</text:p>
              </table:table-cell>
              <table:table-cell office:value-type="float" office:value="0.586">
                <text:p>0.586</text:p>
              </table:table-cell>
              <table:table-cell office:value-type="float" office:value="0.48304">
                <text:p>0.48304</text:p>
              </table:table-cell>
              <table:table-cell office:value-type="float" office:value="0.45866">
                <text:p>0.4586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08">
                <text:p>1108</text:p>
              </table:table-cell>
              <table:table-cell office:value-type="float" office:value="0.5865">
                <text:p>0.5865</text:p>
              </table:table-cell>
              <table:table-cell office:value-type="float" office:value="0.41565">
                <text:p>0.41565</text:p>
              </table:table-cell>
              <table:table-cell office:value-type="float" office:value="0.39517">
                <text:p>0.395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09">
                <text:p>1109</text:p>
              </table:table-cell>
              <table:table-cell office:value-type="float" office:value="0.5855">
                <text:p>0.5855</text:p>
              </table:table-cell>
              <table:table-cell office:value-type="float" office:value="0.41278">
                <text:p>0.41278</text:p>
              </table:table-cell>
              <table:table-cell office:value-type="float" office:value="0.39249">
                <text:p>0.3924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10">
                <text:p>1110</text:p>
              </table:table-cell>
              <table:table-cell office:value-type="float" office:value="0.587">
                <text:p>0.587</text:p>
              </table:table-cell>
              <table:table-cell office:value-type="float" office:value="0.47899">
                <text:p>0.47899</text:p>
              </table:table-cell>
              <table:table-cell office:value-type="float" office:value="0.45496">
                <text:p>0.4549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11">
                <text:p>1111</text:p>
              </table:table-cell>
              <table:table-cell office:value-type="float" office:value="0.5825">
                <text:p>0.5825</text:p>
              </table:table-cell>
              <table:table-cell office:value-type="float" office:value="0.33154">
                <text:p>0.33154</text:p>
              </table:table-cell>
              <table:table-cell office:value-type="float" office:value="0.31572">
                <text:p>0.3157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12">
                <text:p>1112</text:p>
              </table:table-cell>
              <table:table-cell office:value-type="float" office:value="0.58342">
                <text:p>0.58342</text:p>
              </table:table-cell>
              <table:table-cell office:value-type="float" office:value="0.41357">
                <text:p>0.41357</text:p>
              </table:table-cell>
              <table:table-cell office:value-type="float" office:value="0.3933">
                <text:p>0.39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13">
                <text:p>1113</text:p>
              </table:table-cell>
              <table:table-cell office:value-type="float" office:value="0.578">
                <text:p>0.578</text:p>
              </table:table-cell>
              <table:table-cell office:value-type="float" office:value="0.2685">
                <text:p>0.2685</text:p>
              </table:table-cell>
              <table:table-cell office:value-type="float" office:value="0.25599">
                <text:p>0.2559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14">
                <text:p>1114</text:p>
              </table:table-cell>
              <table:table-cell office:value-type="float" office:value="0.584">
                <text:p>0.584</text:p>
              </table:table-cell>
              <table:table-cell office:value-type="float" office:value="0.29985">
                <text:p>0.29985</text:p>
              </table:table-cell>
              <table:table-cell office:value-type="float" office:value="0.28576">
                <text:p>0.2857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15">
                <text:p>1115</text:p>
              </table:table-cell>
              <table:table-cell office:value-type="float" office:value="0.582">
                <text:p>0.582</text:p>
              </table:table-cell>
              <table:table-cell office:value-type="float" office:value="0.24987">
                <text:p>0.24987</text:p>
              </table:table-cell>
              <table:table-cell office:value-type="float" office:value="0.23833">
                <text:p>0.238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16">
                <text:p>1116</text:p>
              </table:table-cell>
              <table:table-cell office:value-type="float" office:value="0.575">
                <text:p>0.575</text:p>
              </table:table-cell>
              <table:table-cell office:value-type="float" office:value="0.20136">
                <text:p>0.20136</text:p>
              </table:table-cell>
              <table:table-cell office:value-type="float" office:value="0.19223">
                <text:p>0.1922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17">
                <text:p>1117</text:p>
              </table:table-cell>
              <table:table-cell office:value-type="float" office:value="0.583">
                <text:p>0.583</text:p>
              </table:table-cell>
              <table:table-cell office:value-type="float" office:value="0.079618">
                <text:p>0.079618</text:p>
              </table:table-cell>
              <table:table-cell office:value-type="float" office:value="0.076164">
                <text:p>0.07616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18">
                <text:p>1118</text:p>
              </table:table-cell>
              <table:table-cell office:value-type="float" office:value="0.57222">
                <text:p>0.57222</text:p>
              </table:table-cell>
              <table:table-cell office:value-type="float" office:value="0.21753">
                <text:p>0.21753</text:p>
              </table:table-cell>
              <table:table-cell office:value-type="float" office:value="0.20763">
                <text:p>0.2076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19">
                <text:p>1119</text:p>
              </table:table-cell>
              <table:table-cell office:value-type="float" office:value="0.57151">
                <text:p>0.57151</text:p>
              </table:table-cell>
              <table:table-cell office:value-type="float" office:value="0.11317">
                <text:p>0.11317</text:p>
              </table:table-cell>
              <table:table-cell office:value-type="float" office:value="0.10821">
                <text:p>0.108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20">
                <text:p>1120</text:p>
              </table:table-cell>
              <table:table-cell office:value-type="float" office:value="0.5685">
                <text:p>0.5685</text:p>
              </table:table-cell>
              <table:table-cell office:value-type="float" office:value="0.14189">
                <text:p>0.14189</text:p>
              </table:table-cell>
              <table:table-cell office:value-type="float" office:value="0.13562">
                <text:p>0.1356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21">
                <text:p>1121</text:p>
              </table:table-cell>
              <table:table-cell office:value-type="float" office:value="0.572">
                <text:p>0.572</text:p>
              </table:table-cell>
              <table:table-cell office:value-type="float" office:value="0.18586">
                <text:p>0.18586</text:p>
              </table:table-cell>
              <table:table-cell office:value-type="float" office:value="0.17753">
                <text:p>0.1775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22">
                <text:p>1122</text:p>
              </table:table-cell>
              <table:table-cell office:value-type="float" office:value="0.575">
                <text:p>0.575</text:p>
              </table:table-cell>
              <table:table-cell office:value-type="float" office:value="0.081686">
                <text:p>0.081686</text:p>
              </table:table-cell>
              <table:table-cell office:value-type="float" office:value="0.078159">
                <text:p>0.07815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23">
                <text:p>1123</text:p>
              </table:table-cell>
              <table:table-cell office:value-type="float" office:value="0.574">
                <text:p>0.574</text:p>
              </table:table-cell>
              <table:table-cell office:value-type="float" office:value="0.12817">
                <text:p>0.12817</text:p>
              </table:table-cell>
              <table:table-cell office:value-type="float" office:value="0.12255">
                <text:p>0.122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24">
                <text:p>1124</text:p>
              </table:table-cell>
              <table:table-cell office:value-type="float" office:value="0.5725">
                <text:p>0.5725</text:p>
              </table:table-cell>
              <table:table-cell office:value-type="float" office:value="0.1087">
                <text:p>0.1087</text:p>
              </table:table-cell>
              <table:table-cell office:value-type="float" office:value="0.10397">
                <text:p>0.103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25">
                <text:p>1125</text:p>
              </table:table-cell>
              <table:table-cell office:value-type="float" office:value="0.57012">
                <text:p>0.57012</text:p>
              </table:table-cell>
              <table:table-cell office:value-type="float" office:value="0.14428">
                <text:p>0.14428</text:p>
              </table:table-cell>
              <table:table-cell office:value-type="float" office:value="0.13794">
                <text:p>0.1379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26">
                <text:p>1126</text:p>
              </table:table-cell>
              <table:table-cell office:value-type="float" office:value="0.553">
                <text:p>0.553</text:p>
              </table:table-cell>
              <table:table-cell office:value-type="float" office:value="0.051589">
                <text:p>0.051589</text:p>
              </table:table-cell>
              <table:table-cell office:value-type="float" office:value="0.049394">
                <text:p>0.0493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27">
                <text:p>1127</text:p>
              </table:table-cell>
              <table:table-cell office:value-type="float" office:value="0.56179">
                <text:p>0.56179</text:p>
              </table:table-cell>
              <table:table-cell office:value-type="float" office:value="0.15725">
                <text:p>0.15725</text:p>
              </table:table-cell>
              <table:table-cell office:value-type="float" office:value="0.15032">
                <text:p>0.1503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28">
                <text:p>1128</text:p>
              </table:table-cell>
              <table:table-cell office:value-type="float" office:value="0.56829">
                <text:p>0.56829</text:p>
              </table:table-cell>
              <table:table-cell office:value-type="float" office:value="0.099224">
                <text:p>0.099224</text:p>
              </table:table-cell>
              <table:table-cell office:value-type="float" office:value="0.094946">
                <text:p>0.09494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29">
                <text:p>1129</text:p>
              </table:table-cell>
              <table:table-cell office:value-type="float" office:value="0.56837">
                <text:p>0.56837</text:p>
              </table:table-cell>
              <table:table-cell office:value-type="float" office:value="0.10591">
                <text:p>0.10591</text:p>
              </table:table-cell>
              <table:table-cell office:value-type="float" office:value="0.10133">
                <text:p>0.1013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30">
                <text:p>1130</text:p>
              </table:table-cell>
              <table:table-cell office:value-type="float" office:value="0.56401">
                <text:p>0.56401</text:p>
              </table:table-cell>
              <table:table-cell office:value-type="float" office:value="0.070574">
                <text:p>0.070574</text:p>
              </table:table-cell>
              <table:table-cell office:value-type="float" office:value="0.067568">
                <text:p>0.06756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31">
                <text:p>1131</text:p>
              </table:table-cell>
              <table:table-cell office:value-type="float" office:value="0.568">
                <text:p>0.568</text:p>
              </table:table-cell>
              <table:table-cell office:value-type="float" office:value="0.2956">
                <text:p>0.2956</text:p>
              </table:table-cell>
              <table:table-cell office:value-type="float" office:value="0.28201">
                <text:p>0.2820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32">
                <text:p>1132</text:p>
              </table:table-cell>
              <table:table-cell office:value-type="float" office:value="0.57">
                <text:p>0.57</text:p>
              </table:table-cell>
              <table:table-cell office:value-type="float" office:value="0.23411">
                <text:p>0.23411</text:p>
              </table:table-cell>
              <table:table-cell office:value-type="float" office:value="0.22359">
                <text:p>0.2235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3">
                <text:p>1133</text:p>
              </table:table-cell>
              <table:table-cell office:value-type="float" office:value="0.56186">
                <text:p>0.56186</text:p>
              </table:table-cell>
              <table:table-cell office:value-type="float" office:value="0.15331">
                <text:p>0.15331</text:p>
              </table:table-cell>
              <table:table-cell office:value-type="float" office:value="0.14661">
                <text:p>0.1466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34">
                <text:p>1134</text:p>
              </table:table-cell>
              <table:table-cell office:value-type="float" office:value="0.56346">
                <text:p>0.56346</text:p>
              </table:table-cell>
              <table:table-cell office:value-type="float" office:value="0.04174">
                <text:p>0.04174</text:p>
              </table:table-cell>
              <table:table-cell office:value-type="float" office:value="0.039988">
                <text:p>0.0399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35">
                <text:p>1135</text:p>
              </table:table-cell>
              <table:table-cell office:value-type="float" office:value="0.5625">
                <text:p>0.5625</text:p>
              </table:table-cell>
              <table:table-cell office:value-type="float" office:value="0.015462">
                <text:p>0.015462</text:p>
              </table:table-cell>
              <table:table-cell office:value-type="float" office:value="0.014819">
                <text:p>0.01481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36">
                <text:p>1136</text:p>
              </table:table-cell>
              <table:table-cell office:value-type="float" office:value="0.56481">
                <text:p>0.56481</text:p>
              </table:table-cell>
              <table:table-cell office:value-type="float" office:value="0.12876">
                <text:p>0.12876</text:p>
              </table:table-cell>
              <table:table-cell office:value-type="float" office:value="0.1232">
                <text:p>0.123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37">
                <text:p>1137</text:p>
              </table:table-cell>
              <table:table-cell office:value-type="float" office:value="0.55197">
                <text:p>0.55197</text:p>
              </table:table-cell>
              <table:table-cell office:value-type="float" office:value="0.28785">
                <text:p>0.28785</text:p>
              </table:table-cell>
              <table:table-cell office:value-type="float" office:value="0.27472">
                <text:p>0.2747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38">
                <text:p>1138</text:p>
              </table:table-cell>
              <table:table-cell office:value-type="float" office:value="0.544">
                <text:p>0.544</text:p>
              </table:table-cell>
              <table:table-cell office:value-type="float" office:value="0.20329">
                <text:p>0.20329</text:p>
              </table:table-cell>
              <table:table-cell office:value-type="float" office:value="0.19428">
                <text:p>0.194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39">
                <text:p>1139</text:p>
              </table:table-cell>
              <table:table-cell office:value-type="float" office:value="0.553">
                <text:p>0.553</text:p>
              </table:table-cell>
              <table:table-cell office:value-type="float" office:value="0.2985">
                <text:p>0.2985</text:p>
              </table:table-cell>
              <table:table-cell office:value-type="float" office:value="0.28484">
                <text:p>0.2848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40">
                <text:p>1140</text:p>
              </table:table-cell>
              <table:table-cell office:value-type="float" office:value="0.55573">
                <text:p>0.55573</text:p>
              </table:table-cell>
              <table:table-cell office:value-type="float" office:value="0.25599">
                <text:p>0.25599</text:p>
              </table:table-cell>
              <table:table-cell office:value-type="float" office:value="0.24447">
                <text:p>0.244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41">
                <text:p>1141</text:p>
              </table:table-cell>
              <table:table-cell office:value-type="float" office:value="0.54303">
                <text:p>0.54303</text:p>
              </table:table-cell>
              <table:table-cell office:value-type="float" office:value="0.19337">
                <text:p>0.19337</text:p>
              </table:table-cell>
              <table:table-cell office:value-type="float" office:value="0.18486">
                <text:p>0.184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42">
                <text:p>1142</text:p>
              </table:table-cell>
              <table:table-cell office:value-type="float" office:value="0.55531">
                <text:p>0.55531</text:p>
              </table:table-cell>
              <table:table-cell office:value-type="float" office:value="0.22479">
                <text:p>0.22479</text:p>
              </table:table-cell>
              <table:table-cell office:value-type="float" office:value="0.21481">
                <text:p>0.2148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43">
                <text:p>1143</text:p>
              </table:table-cell>
              <table:table-cell office:value-type="float" office:value="0.5496">
                <text:p>0.5496</text:p>
              </table:table-cell>
              <table:table-cell office:value-type="float" office:value="0.31183">
                <text:p>0.31183</text:p>
              </table:table-cell>
              <table:table-cell office:value-type="float" office:value="0.29758">
                <text:p>0.297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44">
                <text:p>1144</text:p>
              </table:table-cell>
              <table:table-cell office:value-type="float" office:value="0.54501">
                <text:p>0.54501</text:p>
              </table:table-cell>
              <table:table-cell office:value-type="float" office:value="0.11326">
                <text:p>0.11326</text:p>
              </table:table-cell>
              <table:table-cell office:value-type="float" office:value="0.10843">
                <text:p>0.108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45">
                <text:p>1145</text:p>
              </table:table-cell>
              <table:table-cell office:value-type="float" office:value="0.55001">
                <text:p>0.55001</text:p>
              </table:table-cell>
              <table:table-cell office:value-type="float" office:value="0.14604">
                <text:p>0.14604</text:p>
              </table:table-cell>
              <table:table-cell office:value-type="float" office:value="0.13976">
                <text:p>0.139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46">
                <text:p>1146</text:p>
              </table:table-cell>
              <table:table-cell office:value-type="float" office:value="0.55407">
                <text:p>0.55407</text:p>
              </table:table-cell>
              <table:table-cell office:value-type="float" office:value="0.15764">
                <text:p>0.15764</text:p>
              </table:table-cell>
              <table:table-cell office:value-type="float" office:value="0.15085">
                <text:p>0.150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47">
                <text:p>1147</text:p>
              </table:table-cell>
              <table:table-cell office:value-type="float" office:value="0.55408">
                <text:p>0.55408</text:p>
              </table:table-cell>
              <table:table-cell office:value-type="float" office:value="0.059176">
                <text:p>0.059176</text:p>
              </table:table-cell>
              <table:table-cell office:value-type="float" office:value="0.056715">
                <text:p>0.05671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48">
                <text:p>1148</text:p>
              </table:table-cell>
              <table:table-cell office:value-type="float" office:value="0.55032">
                <text:p>0.55032</text:p>
              </table:table-cell>
              <table:table-cell office:value-type="float" office:value="0.27113">
                <text:p>0.27113</text:p>
              </table:table-cell>
              <table:table-cell office:value-type="float" office:value="0.25898">
                <text:p>0.2589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49">
                <text:p>1149</text:p>
              </table:table-cell>
              <table:table-cell office:value-type="float" office:value="0.54788">
                <text:p>0.54788</text:p>
              </table:table-cell>
              <table:table-cell office:value-type="float" office:value="0.21854">
                <text:p>0.21854</text:p>
              </table:table-cell>
              <table:table-cell office:value-type="float" office:value="0.20894">
                <text:p>0.208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50">
                <text:p>1150</text:p>
              </table:table-cell>
              <table:table-cell office:value-type="float" office:value="0.54623">
                <text:p>0.54623</text:p>
              </table:table-cell>
              <table:table-cell office:value-type="float" office:value="0.12164">
                <text:p>0.12164</text:p>
              </table:table-cell>
              <table:table-cell office:value-type="float" office:value="0.11648">
                <text:p>0.116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51">
                <text:p>1151</text:p>
              </table:table-cell>
              <table:table-cell office:value-type="float" office:value="0.54531">
                <text:p>0.54531</text:p>
              </table:table-cell>
              <table:table-cell office:value-type="float" office:value="0.2034">
                <text:p>0.2034</text:p>
              </table:table-cell>
              <table:table-cell office:value-type="float" office:value="0.19453">
                <text:p>0.194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52">
                <text:p>1152</text:p>
              </table:table-cell>
              <table:table-cell office:value-type="float" office:value="0.5417">
                <text:p>0.5417</text:p>
              </table:table-cell>
              <table:table-cell office:value-type="float" office:value="0.24762">
                <text:p>0.24762</text:p>
              </table:table-cell>
              <table:table-cell office:value-type="float" office:value="0.23666">
                <text:p>0.2366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53">
                <text:p>1153</text:p>
              </table:table-cell>
              <table:table-cell office:value-type="float" office:value="0.54308">
                <text:p>0.54308</text:p>
              </table:table-cell>
              <table:table-cell office:value-type="float" office:value="0.23812">
                <text:p>0.23812</text:p>
              </table:table-cell>
              <table:table-cell office:value-type="float" office:value="0.22762">
                <text:p>0.2276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54">
                <text:p>1154</text:p>
              </table:table-cell>
              <table:table-cell office:value-type="float" office:value="0.54651">
                <text:p>0.54651</text:p>
              </table:table-cell>
              <table:table-cell office:value-type="float" office:value="0.14248">
                <text:p>0.14248</text:p>
              </table:table-cell>
              <table:table-cell office:value-type="float" office:value="0.13643">
                <text:p>0.136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55">
                <text:p>1155</text:p>
              </table:table-cell>
              <table:table-cell office:value-type="float" office:value="0.54731">
                <text:p>0.54731</text:p>
              </table:table-cell>
              <table:table-cell office:value-type="float" office:value="0.31316">
                <text:p>0.31316</text:p>
              </table:table-cell>
              <table:table-cell office:value-type="float" office:value="0.29903">
                <text:p>0.299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56">
                <text:p>1156</text:p>
              </table:table-cell>
              <table:table-cell office:value-type="float" office:value="0.54022">
                <text:p>0.54022</text:p>
              </table:table-cell>
              <table:table-cell office:value-type="float" office:value="0.2809">
                <text:p>0.2809</text:p>
              </table:table-cell>
              <table:table-cell office:value-type="float" office:value="0.26837">
                <text:p>0.268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57">
                <text:p>1157</text:p>
              </table:table-cell>
              <table:table-cell office:value-type="float" office:value="0.5437">
                <text:p>0.5437</text:p>
              </table:table-cell>
              <table:table-cell office:value-type="float" office:value="0.31458">
                <text:p>0.31458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58">
                <text:p>1158</text:p>
              </table:table-cell>
              <table:table-cell office:value-type="float" office:value="0.54334">
                <text:p>0.54334</text:p>
              </table:table-cell>
              <table:table-cell office:value-type="float" office:value="0.31171">
                <text:p>0.31171</text:p>
              </table:table-cell>
              <table:table-cell office:value-type="float" office:value="0.2977">
                <text:p>0.297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59">
                <text:p>1159</text:p>
              </table:table-cell>
              <table:table-cell office:value-type="float" office:value="0.53548">
                <text:p>0.53548</text:p>
              </table:table-cell>
              <table:table-cell office:value-type="float" office:value="0.33693">
                <text:p>0.33693</text:p>
              </table:table-cell>
              <table:table-cell office:value-type="float" office:value="0.32163">
                <text:p>0.321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160">
                <text:p>1160</text:p>
              </table:table-cell>
              <table:table-cell office:value-type="float" office:value="0.52928">
                <text:p>0.52928</text:p>
              </table:table-cell>
              <table:table-cell office:value-type="float" office:value="0.28648">
                <text:p>0.28648</text:p>
              </table:table-cell>
              <table:table-cell office:value-type="float" office:value="0.27371">
                <text:p>0.2737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161">
                <text:p>1161</text:p>
              </table:table-cell>
              <table:table-cell office:value-type="float" office:value="0.51899">
                <text:p>0.51899</text:p>
              </table:table-cell>
              <table:table-cell office:value-type="float" office:value="0.34753">
                <text:p>0.34753</text:p>
              </table:table-cell>
              <table:table-cell office:value-type="float" office:value="0.33167">
                <text:p>0.331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162">
                <text:p>1162</text:p>
              </table:table-cell>
              <table:table-cell office:value-type="float" office:value="0.53336">
                <text:p>0.53336</text:p>
              </table:table-cell>
              <table:table-cell office:value-type="float" office:value="0.35002">
                <text:p>0.35002</text:p>
              </table:table-cell>
              <table:table-cell office:value-type="float" office:value="0.33412">
                <text:p>0.3341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63">
                <text:p>1163</text:p>
              </table:table-cell>
              <table:table-cell office:value-type="float" office:value="0.53708">
                <text:p>0.53708</text:p>
              </table:table-cell>
              <table:table-cell office:value-type="float" office:value="0.46857">
                <text:p>0.46857</text:p>
              </table:table-cell>
              <table:table-cell office:value-type="float" office:value="0.44644">
                <text:p>0.4464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164">
                <text:p>1164</text:p>
              </table:table-cell>
              <table:table-cell office:value-type="float" office:value="0.52684">
                <text:p>0.52684</text:p>
              </table:table-cell>
              <table:table-cell office:value-type="float" office:value="0.40188">
                <text:p>0.40188</text:p>
              </table:table-cell>
              <table:table-cell office:value-type="float" office:value="0.38332">
                <text:p>0.38332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165">
                <text:p>1165</text:p>
              </table:table-cell>
              <table:table-cell office:value-type="float" office:value="0.53482">
                <text:p>0.53482</text:p>
              </table:table-cell>
              <table:table-cell office:value-type="float" office:value="0.3886">
                <text:p>0.3886</text:p>
              </table:table-cell>
              <table:table-cell office:value-type="float" office:value="0.3708">
                <text:p>0.370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66">
                <text:p>1166</text:p>
              </table:table-cell>
              <table:table-cell office:value-type="float" office:value="0.52227">
                <text:p>0.52227</text:p>
              </table:table-cell>
              <table:table-cell office:value-type="float" office:value="0.37494">
                <text:p>0.37494</text:p>
              </table:table-cell>
              <table:table-cell office:value-type="float" office:value="0.35781">
                <text:p>0.3578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167">
                <text:p>1167</text:p>
              </table:table-cell>
              <table:table-cell office:value-type="float" office:value="0.52984">
                <text:p>0.52984</text:p>
              </table:table-cell>
              <table:table-cell office:value-type="float" office:value="0.40996">
                <text:p>0.40996</text:p>
              </table:table-cell>
              <table:table-cell office:value-type="float" office:value="0.39105">
                <text:p>0.3910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168">
                <text:p>1168</text:p>
              </table:table-cell>
              <table:table-cell office:value-type="float" office:value="0.53415">
                <text:p>0.53415</text:p>
              </table:table-cell>
              <table:table-cell office:value-type="float" office:value="0.41954">
                <text:p>0.41954</text:p>
              </table:table-cell>
              <table:table-cell office:value-type="float" office:value="0.40018">
                <text:p>0.400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169">
                <text:p>1169</text:p>
              </table:table-cell>
              <table:table-cell office:value-type="float" office:value="0.5164">
                <text:p>0.5164</text:p>
              </table:table-cell>
              <table:table-cell office:value-type="float" office:value="0.4231">
                <text:p>0.4231</text:p>
              </table:table-cell>
              <table:table-cell office:value-type="float" office:value="0.40348">
                <text:p>0.4034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170">
                <text:p>1170</text:p>
              </table:table-cell>
              <table:table-cell office:value-type="float" office:value="0.52875">
                <text:p>0.52875</text:p>
              </table:table-cell>
              <table:table-cell office:value-type="float" office:value="0.45873">
                <text:p>0.45873</text:p>
              </table:table-cell>
              <table:table-cell office:value-type="float" office:value="0.43731">
                <text:p>0.4373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171">
                <text:p>1171</text:p>
              </table:table-cell>
              <table:table-cell office:value-type="float" office:value="0.53074">
                <text:p>0.53074</text:p>
              </table:table-cell>
              <table:table-cell office:value-type="float" office:value="0.44831">
                <text:p>0.44831</text:p>
              </table:table-cell>
              <table:table-cell office:value-type="float" office:value="0.4275">
                <text:p>0.427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172">
                <text:p>1172</text:p>
              </table:table-cell>
              <table:table-cell office:value-type="float" office:value="0.53063">
                <text:p>0.53063</text:p>
              </table:table-cell>
              <table:table-cell office:value-type="float" office:value="0.45483">
                <text:p>0.45483</text:p>
              </table:table-cell>
              <table:table-cell office:value-type="float" office:value="0.4337">
                <text:p>0.433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173">
                <text:p>1173</text:p>
              </table:table-cell>
              <table:table-cell office:value-type="float" office:value="0.52686">
                <text:p>0.52686</text:p>
              </table:table-cell>
              <table:table-cell office:value-type="float" office:value="0.45642">
                <text:p>0.45642</text:p>
              </table:table-cell>
              <table:table-cell office:value-type="float" office:value="0.43522">
                <text:p>0.4352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74">
                <text:p>1174</text:p>
              </table:table-cell>
              <table:table-cell office:value-type="float" office:value="0.5276">
                <text:p>0.5276</text:p>
              </table:table-cell>
              <table:table-cell office:value-type="float" office:value="0.33692">
                <text:p>0.33692</text:p>
              </table:table-cell>
              <table:table-cell office:value-type="float" office:value="0.32193">
                <text:p>0.3219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175">
                <text:p>1175</text:p>
              </table:table-cell>
              <table:table-cell office:value-type="float" office:value="0.51852">
                <text:p>0.51852</text:p>
              </table:table-cell>
              <table:table-cell office:value-type="float" office:value="0.4524">
                <text:p>0.4524</text:p>
              </table:table-cell>
              <table:table-cell office:value-type="float" office:value="0.43142">
                <text:p>0.431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176">
                <text:p>1176</text:p>
              </table:table-cell>
              <table:table-cell office:value-type="float" office:value="0.51036">
                <text:p>0.51036</text:p>
              </table:table-cell>
              <table:table-cell office:value-type="float" office:value="0.47679">
                <text:p>0.47679</text:p>
              </table:table-cell>
              <table:table-cell office:value-type="float" office:value="0.45447">
                <text:p>0.4544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177">
                <text:p>1177</text:p>
              </table:table-cell>
              <table:table-cell office:value-type="float" office:value="0.52296">
                <text:p>0.52296</text:p>
              </table:table-cell>
              <table:table-cell office:value-type="float" office:value="0.47235">
                <text:p>0.47235</text:p>
              </table:table-cell>
              <table:table-cell office:value-type="float" office:value="0.4504">
                <text:p>0.450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178">
                <text:p>1178</text:p>
              </table:table-cell>
              <table:table-cell office:value-type="float" office:value="0.51703">
                <text:p>0.51703</text:p>
              </table:table-cell>
              <table:table-cell office:value-type="float" office:value="0.36">
                <text:p>0.36</text:p>
              </table:table-cell>
              <table:table-cell office:value-type="float" office:value="0.34391">
                <text:p>0.343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79">
                <text:p>1179</text:p>
              </table:table-cell>
              <table:table-cell office:value-type="float" office:value="0.51504">
                <text:p>0.51504</text:p>
              </table:table-cell>
              <table:table-cell office:value-type="float" office:value="0.48371">
                <text:p>0.48371</text:p>
              </table:table-cell>
              <table:table-cell office:value-type="float" office:value="0.46114">
                <text:p>0.4611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80">
                <text:p>1180</text:p>
              </table:table-cell>
              <table:table-cell office:value-type="float" office:value="0.52199">
                <text:p>0.52199</text:p>
              </table:table-cell>
              <table:table-cell office:value-type="float" office:value="0.44069">
                <text:p>0.44069</text:p>
              </table:table-cell>
              <table:table-cell office:value-type="float" office:value="0.42052">
                <text:p>0.4205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81">
                <text:p>1181</text:p>
              </table:table-cell>
              <table:table-cell office:value-type="float" office:value="0.51843">
                <text:p>0.51843</text:p>
              </table:table-cell>
              <table:table-cell office:value-type="float" office:value="0.45514">
                <text:p>0.45514</text:p>
              </table:table-cell>
              <table:table-cell office:value-type="float" office:value="0.43423">
                <text:p>0.4342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182">
                <text:p>1182</text:p>
              </table:table-cell>
              <table:table-cell office:value-type="float" office:value="0.51743">
                <text:p>0.51743</text:p>
              </table:table-cell>
              <table:table-cell office:value-type="float" office:value="0.32318">
                <text:p>0.32318</text:p>
              </table:table-cell>
              <table:table-cell office:value-type="float" office:value="0.30903">
                <text:p>0.3090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183">
                <text:p>1183</text:p>
              </table:table-cell>
              <table:table-cell office:value-type="float" office:value="0.48821">
                <text:p>0.48821</text:p>
              </table:table-cell>
              <table:table-cell office:value-type="float" office:value="0.4387">
                <text:p>0.4387</text:p>
              </table:table-cell>
              <table:table-cell office:value-type="float" office:value="0.41853">
                <text:p>0.4185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184">
                <text:p>1184</text:p>
              </table:table-cell>
              <table:table-cell office:value-type="float" office:value="0.51098">
                <text:p>0.51098</text:p>
              </table:table-cell>
              <table:table-cell office:value-type="float" office:value="0.41985">
                <text:p>0.41985</text:p>
              </table:table-cell>
              <table:table-cell office:value-type="float" office:value="0.40083">
                <text:p>0.4008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185">
                <text:p>1185</text:p>
              </table:table-cell>
              <table:table-cell office:value-type="float" office:value="0.51605">
                <text:p>0.51605</text:p>
              </table:table-cell>
              <table:table-cell office:value-type="float" office:value="0.40741">
                <text:p>0.40741</text:p>
              </table:table-cell>
              <table:table-cell office:value-type="float" office:value="0.38908">
                <text:p>0.3890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186">
                <text:p>1186</text:p>
              </table:table-cell>
              <table:table-cell office:value-type="float" office:value="0.51519">
                <text:p>0.51519</text:p>
              </table:table-cell>
              <table:table-cell office:value-type="float" office:value="0.47715">
                <text:p>0.47715</text:p>
              </table:table-cell>
              <table:table-cell office:value-type="float" office:value="0.45518">
                <text:p>0.4551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187">
                <text:p>1187</text:p>
              </table:table-cell>
              <table:table-cell office:value-type="float" office:value="0.51455">
                <text:p>0.51455</text:p>
              </table:table-cell>
              <table:table-cell office:value-type="float" office:value="0.45575">
                <text:p>0.45575</text:p>
              </table:table-cell>
              <table:table-cell office:value-type="float" office:value="0.43494">
                <text:p>0.4349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188">
                <text:p>1188</text:p>
              </table:table-cell>
              <table:table-cell office:value-type="float" office:value="0.51012">
                <text:p>0.51012</text:p>
              </table:table-cell>
              <table:table-cell office:value-type="float" office:value="0.33504">
                <text:p>0.33504</text:p>
              </table:table-cell>
              <table:table-cell office:value-type="float" office:value="0.32039">
                <text:p>0.3203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189">
                <text:p>1189</text:p>
              </table:table-cell>
              <table:table-cell office:value-type="float" office:value="0.48402">
                <text:p>0.48402</text:p>
              </table:table-cell>
              <table:table-cell office:value-type="float" office:value="0.41569">
                <text:p>0.41569</text:p>
              </table:table-cell>
              <table:table-cell office:value-type="float" office:value="0.39685">
                <text:p>0.3968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190">
                <text:p>1190</text:p>
              </table:table-cell>
              <table:table-cell office:value-type="float" office:value="0.50583">
                <text:p>0.50583</text:p>
              </table:table-cell>
              <table:table-cell office:value-type="float" office:value="0.46239">
                <text:p>0.46239</text:p>
              </table:table-cell>
              <table:table-cell office:value-type="float" office:value="0.44124">
                <text:p>0.4412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191">
                <text:p>1191</text:p>
              </table:table-cell>
              <table:table-cell office:value-type="float" office:value="0.51354">
                <text:p>0.51354</text:p>
              </table:table-cell>
              <table:table-cell office:value-type="float" office:value="0.4466">
                <text:p>0.4466</text:p>
              </table:table-cell>
              <table:table-cell office:value-type="float" office:value="0.42638">
                <text:p>0.4263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192">
                <text:p>1192</text:p>
              </table:table-cell>
              <table:table-cell office:value-type="float" office:value="0.51175">
                <text:p>0.51175</text:p>
              </table:table-cell>
              <table:table-cell office:value-type="float" office:value="0.47336">
                <text:p>0.47336</text:p>
              </table:table-cell>
              <table:table-cell office:value-type="float" office:value="0.45171">
                <text:p>0.451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93">
                <text:p>1193</text:p>
              </table:table-cell>
              <table:table-cell office:value-type="float" office:value="0.51064">
                <text:p>0.51064</text:p>
              </table:table-cell>
              <table:table-cell office:value-type="float" office:value="0.45434">
                <text:p>0.45434</text:p>
              </table:table-cell>
              <table:table-cell office:value-type="float" office:value="0.4337">
                <text:p>0.433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194">
                <text:p>1194</text:p>
              </table:table-cell>
              <table:table-cell office:value-type="float" office:value="0.51127">
                <text:p>0.51127</text:p>
              </table:table-cell>
              <table:table-cell office:value-type="float" office:value="0.4689">
                <text:p>0.4689</text:p>
              </table:table-cell>
              <table:table-cell office:value-type="float" office:value="0.44751">
                <text:p>0.4475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195">
                <text:p>1195</text:p>
              </table:table-cell>
              <table:table-cell office:value-type="float" office:value="0.50592">
                <text:p>0.50592</text:p>
              </table:table-cell>
              <table:table-cell office:value-type="float" office:value="0.44696">
                <text:p>0.44696</text:p>
              </table:table-cell>
              <table:table-cell office:value-type="float" office:value="0.42671">
                <text:p>0.4267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96">
                <text:p>1196</text:p>
              </table:table-cell>
              <table:table-cell office:value-type="float" office:value="0.50561">
                <text:p>0.50561</text:p>
              </table:table-cell>
              <table:table-cell office:value-type="float" office:value="0.43131">
                <text:p>0.43131</text:p>
              </table:table-cell>
              <table:table-cell office:value-type="float" office:value="0.41188">
                <text:p>0.411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197">
                <text:p>1197</text:p>
              </table:table-cell>
              <table:table-cell office:value-type="float" office:value="0.50286">
                <text:p>0.50286</text:p>
              </table:table-cell>
              <table:table-cell office:value-type="float" office:value="0.47715">
                <text:p>0.47715</text:p>
              </table:table-cell>
              <table:table-cell office:value-type="float" office:value="0.45527">
                <text:p>0.4552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198">
                <text:p>1198</text:p>
              </table:table-cell>
              <table:table-cell office:value-type="float" office:value="0.49217">
                <text:p>0.49217</text:p>
              </table:table-cell>
              <table:table-cell office:value-type="float" office:value="0.43392">
                <text:p>0.43392</text:p>
              </table:table-cell>
              <table:table-cell office:value-type="float" office:value="0.41426">
                <text:p>0.4142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199">
                <text:p>1199</text:p>
              </table:table-cell>
              <table:table-cell office:value-type="float" office:value="0.47434">
                <text:p>0.47434</text:p>
              </table:table-cell>
              <table:table-cell office:value-type="float" office:value="0.36489">
                <text:p>0.36489</text:p>
              </table:table-cell>
              <table:table-cell office:value-type="float" office:value="0.34869">
                <text:p>0.3486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00">
                <text:p>1200</text:p>
              </table:table-cell>
              <table:table-cell office:value-type="float" office:value="0.50005">
                <text:p>0.50005</text:p>
              </table:table-cell>
              <table:table-cell office:value-type="float" office:value="0.44825">
                <text:p>0.44825</text:p>
              </table:table-cell>
              <table:table-cell office:value-type="float" office:value="0.42789">
                <text:p>0.42789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201">
                <text:p>1201</text:p>
              </table:table-cell>
              <table:table-cell office:value-type="float" office:value="0.50579">
                <text:p>0.50579</text:p>
              </table:table-cell>
              <table:table-cell office:value-type="float" office:value="0.43708">
                <text:p>0.43708</text:p>
              </table:table-cell>
              <table:table-cell office:value-type="float" office:value="0.41735">
                <text:p>0.4173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202">
                <text:p>1202</text:p>
              </table:table-cell>
              <table:table-cell office:value-type="float" office:value="0.50705">
                <text:p>0.50705</text:p>
              </table:table-cell>
              <table:table-cell office:value-type="float" office:value="0.43717">
                <text:p>0.43717</text:p>
              </table:table-cell>
              <table:table-cell office:value-type="float" office:value="0.41743">
                <text:p>0.4174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203">
                <text:p>1203</text:p>
              </table:table-cell>
              <table:table-cell office:value-type="float" office:value="0.48836">
                <text:p>0.48836</text:p>
              </table:table-cell>
              <table:table-cell office:value-type="float" office:value="0.43409">
                <text:p>0.43409</text:p>
              </table:table-cell>
              <table:table-cell office:value-type="float" office:value="0.41441">
                <text:p>0.4144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204">
                <text:p>1204</text:p>
              </table:table-cell>
              <table:table-cell office:value-type="float" office:value="0.48696">
                <text:p>0.48696</text:p>
              </table:table-cell>
              <table:table-cell office:value-type="float" office:value="0.36247">
                <text:p>0.36247</text:p>
              </table:table-cell>
              <table:table-cell office:value-type="float" office:value="0.34645">
                <text:p>0.3464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205">
                <text:p>1205</text:p>
              </table:table-cell>
              <table:table-cell office:value-type="float" office:value="0.50195">
                <text:p>0.50195</text:p>
              </table:table-cell>
              <table:table-cell office:value-type="float" office:value="0.43692">
                <text:p>0.43692</text:p>
              </table:table-cell>
              <table:table-cell office:value-type="float" office:value="0.41714">
                <text:p>0.4171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06">
                <text:p>1206</text:p>
              </table:table-cell>
              <table:table-cell office:value-type="float" office:value="0.49869">
                <text:p>0.49869</text:p>
              </table:table-cell>
              <table:table-cell office:value-type="float" office:value="0.48086">
                <text:p>0.48086</text:p>
              </table:table-cell>
              <table:table-cell office:value-type="float" office:value="0.45872">
                <text:p>0.4587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207">
                <text:p>1207</text:p>
              </table:table-cell>
              <table:table-cell office:value-type="float" office:value="0.50143">
                <text:p>0.50143</text:p>
              </table:table-cell>
              <table:table-cell office:value-type="float" office:value="0.42986">
                <text:p>0.42986</text:p>
              </table:table-cell>
              <table:table-cell office:value-type="float" office:value="0.41044">
                <text:p>0.4104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208">
                <text:p>1208</text:p>
              </table:table-cell>
              <table:table-cell office:value-type="float" office:value="0.48962">
                <text:p>0.48962</text:p>
              </table:table-cell>
              <table:table-cell office:value-type="float" office:value="0.43346">
                <text:p>0.43346</text:p>
              </table:table-cell>
              <table:table-cell office:value-type="float" office:value="0.41379">
                <text:p>0.4137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209">
                <text:p>1209</text:p>
              </table:table-cell>
              <table:table-cell office:value-type="float" office:value="0.46636">
                <text:p>0.46636</text:p>
              </table:table-cell>
              <table:table-cell office:value-type="float" office:value="0.41428">
                <text:p>0.41428</text:p>
              </table:table-cell>
              <table:table-cell office:value-type="float" office:value="0.39548">
                <text:p>0.3954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210">
                <text:p>1210</text:p>
              </table:table-cell>
              <table:table-cell office:value-type="float" office:value="0.49225">
                <text:p>0.49225</text:p>
              </table:table-cell>
              <table:table-cell office:value-type="float" office:value="0.45336">
                <text:p>0.45336</text:p>
              </table:table-cell>
              <table:table-cell office:value-type="float" office:value="0.43267">
                <text:p>0.432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211">
                <text:p>1211</text:p>
              </table:table-cell>
              <table:table-cell office:value-type="float" office:value="0.47909">
                <text:p>0.47909</text:p>
              </table:table-cell>
              <table:table-cell office:value-type="float" office:value="0.42232">
                <text:p>0.42232</text:p>
              </table:table-cell>
              <table:table-cell office:value-type="float" office:value="0.40319">
                <text:p>0.40319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12">
                <text:p>1212</text:p>
              </table:table-cell>
              <table:table-cell office:value-type="float" office:value="0.49064">
                <text:p>0.49064</text:p>
              </table:table-cell>
              <table:table-cell office:value-type="float" office:value="0.42489">
                <text:p>0.42489</text:p>
              </table:table-cell>
              <table:table-cell office:value-type="float" office:value="0.40572">
                <text:p>0.4057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213">
                <text:p>1213</text:p>
              </table:table-cell>
              <table:table-cell office:value-type="float" office:value="0.4919">
                <text:p>0.4919</text:p>
              </table:table-cell>
              <table:table-cell office:value-type="float" office:value="0.46956">
                <text:p>0.46956</text:p>
              </table:table-cell>
              <table:table-cell office:value-type="float" office:value="0.44804">
                <text:p>0.4480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214">
                <text:p>1214</text:p>
              </table:table-cell>
              <table:table-cell office:value-type="float" office:value="0.48932">
                <text:p>0.48932</text:p>
              </table:table-cell>
              <table:table-cell office:value-type="float" office:value="0.43407">
                <text:p>0.43407</text:p>
              </table:table-cell>
              <table:table-cell office:value-type="float" office:value="0.41443">
                <text:p>0.4144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215">
                <text:p>1215</text:p>
              </table:table-cell>
              <table:table-cell office:value-type="float" office:value="0.49044">
                <text:p>0.49044</text:p>
              </table:table-cell>
              <table:table-cell office:value-type="float" office:value="0.4278">
                <text:p>0.4278</text:p>
              </table:table-cell>
              <table:table-cell office:value-type="float" office:value="0.40851">
                <text:p>0.40851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216">
                <text:p>1216</text:p>
              </table:table-cell>
              <table:table-cell office:value-type="float" office:value="0.48878">
                <text:p>0.48878</text:p>
              </table:table-cell>
              <table:table-cell office:value-type="float" office:value="0.4664">
                <text:p>0.4664</text:p>
              </table:table-cell>
              <table:table-cell office:value-type="float" office:value="0.44509">
                <text:p>0.44509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217">
                <text:p>1217</text:p>
              </table:table-cell>
              <table:table-cell office:value-type="float" office:value="0.48764">
                <text:p>0.48764</text:p>
              </table:table-cell>
              <table:table-cell office:value-type="float" office:value="0.45528">
                <text:p>0.45528</text:p>
              </table:table-cell>
              <table:table-cell office:value-type="float" office:value="0.43457">
                <text:p>0.4345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18">
                <text:p>1218</text:p>
              </table:table-cell>
              <table:table-cell office:value-type="float" office:value="0.48599">
                <text:p>0.48599</text:p>
              </table:table-cell>
              <table:table-cell office:value-type="float" office:value="0.45934">
                <text:p>0.45934</text:p>
              </table:table-cell>
              <table:table-cell office:value-type="float" office:value="0.43842">
                <text:p>0.4384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219">
                <text:p>1219</text:p>
              </table:table-cell>
              <table:table-cell office:value-type="float" office:value="0.48234">
                <text:p>0.48234</text:p>
              </table:table-cell>
              <table:table-cell office:value-type="float" office:value="0.44663">
                <text:p>0.44663</text:p>
              </table:table-cell>
              <table:table-cell office:value-type="float" office:value="0.42639">
                <text:p>0.42639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220">
                <text:p>1220</text:p>
              </table:table-cell>
              <table:table-cell office:value-type="float" office:value="0.48433">
                <text:p>0.48433</text:p>
              </table:table-cell>
              <table:table-cell office:value-type="float" office:value="0.45805">
                <text:p>0.45805</text:p>
              </table:table-cell>
              <table:table-cell office:value-type="float" office:value="0.43724">
                <text:p>0.4372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221">
                <text:p>1221</text:p>
              </table:table-cell>
              <table:table-cell office:value-type="float" office:value="0.48343">
                <text:p>0.48343</text:p>
              </table:table-cell>
              <table:table-cell office:value-type="float" office:value="0.46531">
                <text:p>0.46531</text:p>
              </table:table-cell>
              <table:table-cell office:value-type="float" office:value="0.44413">
                <text:p>0.4441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222">
                <text:p>1222</text:p>
              </table:table-cell>
              <table:table-cell office:value-type="float" office:value="0.48133">
                <text:p>0.48133</text:p>
              </table:table-cell>
              <table:table-cell office:value-type="float" office:value="0.45139">
                <text:p>0.45139</text:p>
              </table:table-cell>
              <table:table-cell office:value-type="float" office:value="0.43096">
                <text:p>0.4309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223">
                <text:p>1223</text:p>
              </table:table-cell>
              <table:table-cell office:value-type="float" office:value="0.476">
                <text:p>0.476</text:p>
              </table:table-cell>
              <table:table-cell office:value-type="float" office:value="0.44406">
                <text:p>0.44406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224">
                <text:p>1224</text:p>
              </table:table-cell>
              <table:table-cell office:value-type="float" office:value="0.48224">
                <text:p>0.48224</text:p>
              </table:table-cell>
              <table:table-cell office:value-type="float" office:value="0.44808">
                <text:p>0.44808</text:p>
              </table:table-cell>
              <table:table-cell office:value-type="float" office:value="0.42788">
                <text:p>0.4278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225">
                <text:p>1225</text:p>
              </table:table-cell>
              <table:table-cell office:value-type="float" office:value="0.47925">
                <text:p>0.47925</text:p>
              </table:table-cell>
              <table:table-cell office:value-type="float" office:value="0.46236">
                <text:p>0.46236</text:p>
              </table:table-cell>
              <table:table-cell office:value-type="float" office:value="0.44141">
                <text:p>0.4414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226">
                <text:p>1226</text:p>
              </table:table-cell>
              <table:table-cell office:value-type="float" office:value="0.48026">
                <text:p>0.48026</text:p>
              </table:table-cell>
              <table:table-cell office:value-type="float" office:value="0.46819">
                <text:p>0.46819</text:p>
              </table:table-cell>
              <table:table-cell office:value-type="float" office:value="0.44696">
                <text:p>0.4469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227">
                <text:p>1227</text:p>
              </table:table-cell>
              <table:table-cell office:value-type="float" office:value="0.46841">
                <text:p>0.46841</text:p>
              </table:table-cell>
              <table:table-cell office:value-type="float" office:value="0.43304">
                <text:p>0.43304</text:p>
              </table:table-cell>
              <table:table-cell office:value-type="float" office:value="0.4136">
                <text:p>0.413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228">
                <text:p>1228</text:p>
              </table:table-cell>
              <table:table-cell office:value-type="float" office:value="0.47443">
                <text:p>0.47443</text:p>
              </table:table-cell>
              <table:table-cell office:value-type="float" office:value="0.46658">
                <text:p>0.46658</text:p>
              </table:table-cell>
              <table:table-cell office:value-type="float" office:value="0.44544">
                <text:p>0.4454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229">
                <text:p>1229</text:p>
              </table:table-cell>
              <table:table-cell office:value-type="float" office:value="0.47725">
                <text:p>0.47725</text:p>
              </table:table-cell>
              <table:table-cell office:value-type="float" office:value="0.46721">
                <text:p>0.46721</text:p>
              </table:table-cell>
              <table:table-cell office:value-type="float" office:value="0.44608">
                <text:p>0.44608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230">
                <text:p>1230</text:p>
              </table:table-cell>
              <table:table-cell office:value-type="float" office:value="0.47502">
                <text:p>0.47502</text:p>
              </table:table-cell>
              <table:table-cell office:value-type="float" office:value="0.46003">
                <text:p>0.46003</text:p>
              </table:table-cell>
              <table:table-cell office:value-type="float" office:value="0.43928">
                <text:p>0.4392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231">
                <text:p>1231</text:p>
              </table:table-cell>
              <table:table-cell office:value-type="float" office:value="0.47425">
                <text:p>0.47425</text:p>
              </table:table-cell>
              <table:table-cell office:value-type="float" office:value="0.47203">
                <text:p>0.47203</text:p>
              </table:table-cell>
              <table:table-cell office:value-type="float" office:value="0.45067">
                <text:p>0.4506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232">
                <text:p>1232</text:p>
              </table:table-cell>
              <table:table-cell office:value-type="float" office:value="0.46896">
                <text:p>0.46896</text:p>
              </table:table-cell>
              <table:table-cell office:value-type="float" office:value="0.46633">
                <text:p>0.46633</text:p>
              </table:table-cell>
              <table:table-cell office:value-type="float" office:value="0.44525">
                <text:p>0.4452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33">
                <text:p>1233</text:p>
              </table:table-cell>
              <table:table-cell office:value-type="float" office:value="0.47118">
                <text:p>0.47118</text:p>
              </table:table-cell>
              <table:table-cell office:value-type="float" office:value="0.45397">
                <text:p>0.45397</text:p>
              </table:table-cell>
              <table:table-cell office:value-type="float" office:value="0.43359">
                <text:p>0.4335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234">
                <text:p>1234</text:p>
              </table:table-cell>
              <table:table-cell office:value-type="float" office:value="0.46946">
                <text:p>0.46946</text:p>
              </table:table-cell>
              <table:table-cell office:value-type="float" office:value="0.47016">
                <text:p>0.47016</text:p>
              </table:table-cell>
              <table:table-cell office:value-type="float" office:value="0.44893">
                <text:p>0.4489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235">
                <text:p>1235</text:p>
              </table:table-cell>
              <table:table-cell office:value-type="float" office:value="0.46644">
                <text:p>0.46644</text:p>
              </table:table-cell>
              <table:table-cell office:value-type="float" office:value="0.46504">
                <text:p>0.46504</text:p>
              </table:table-cell>
              <table:table-cell office:value-type="float" office:value="0.44409">
                <text:p>0.4440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236">
                <text:p>1236</text:p>
              </table:table-cell>
              <table:table-cell office:value-type="float" office:value="0.46863">
                <text:p>0.46863</text:p>
              </table:table-cell>
              <table:table-cell office:value-type="float" office:value="0.46908">
                <text:p>0.46908</text:p>
              </table:table-cell>
              <table:table-cell office:value-type="float" office:value="0.44795">
                <text:p>0.447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237">
                <text:p>1237</text:p>
              </table:table-cell>
              <table:table-cell office:value-type="float" office:value="0.4679">
                <text:p>0.4679</text:p>
              </table:table-cell>
              <table:table-cell office:value-type="float" office:value="0.46339">
                <text:p>0.46339</text:p>
              </table:table-cell>
              <table:table-cell office:value-type="float" office:value="0.44259">
                <text:p>0.4425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238">
                <text:p>1238</text:p>
              </table:table-cell>
              <table:table-cell office:value-type="float" office:value="0.46748">
                <text:p>0.46748</text:p>
              </table:table-cell>
              <table:table-cell office:value-type="float" office:value="0.46797">
                <text:p>0.46797</text:p>
              </table:table-cell>
              <table:table-cell office:value-type="float" office:value="0.44694">
                <text:p>0.44694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239">
                <text:p>1239</text:p>
              </table:table-cell>
              <table:table-cell office:value-type="float" office:value="0.46235">
                <text:p>0.46235</text:p>
              </table:table-cell>
              <table:table-cell office:value-type="float" office:value="0.46272">
                <text:p>0.46272</text:p>
              </table:table-cell>
              <table:table-cell office:value-type="float" office:value="0.44194">
                <text:p>0.4419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240">
                <text:p>1240</text:p>
              </table:table-cell>
              <table:table-cell office:value-type="float" office:value="0.45968">
                <text:p>0.45968</text:p>
              </table:table-cell>
              <table:table-cell office:value-type="float" office:value="0.46077">
                <text:p>0.46077</text:p>
              </table:table-cell>
              <table:table-cell office:value-type="float" office:value="0.44011">
                <text:p>0.4401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241">
                <text:p>1241</text:p>
              </table:table-cell>
              <table:table-cell office:value-type="float" office:value="0.46439">
                <text:p>0.46439</text:p>
              </table:table-cell>
              <table:table-cell office:value-type="float" office:value="0.46197">
                <text:p>0.46197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242">
                <text:p>1242</text:p>
              </table:table-cell>
              <table:table-cell office:value-type="float" office:value="0.46169">
                <text:p>0.46169</text:p>
              </table:table-cell>
              <table:table-cell office:value-type="float" office:value="0.46247">
                <text:p>0.46247</text:p>
              </table:table-cell>
              <table:table-cell office:value-type="float" office:value="0.44179">
                <text:p>0.4417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243">
                <text:p>1243</text:p>
              </table:table-cell>
              <table:table-cell office:value-type="float" office:value="0.45655">
                <text:p>0.45655</text:p>
              </table:table-cell>
              <table:table-cell office:value-type="float" office:value="0.45754">
                <text:p>0.45754</text:p>
              </table:table-cell>
              <table:table-cell office:value-type="float" office:value="0.43712">
                <text:p>0.4371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244">
                <text:p>1244</text:p>
              </table:table-cell>
              <table:table-cell office:value-type="float" office:value="0.45535">
                <text:p>0.45535</text:p>
              </table:table-cell>
              <table:table-cell office:value-type="float" office:value="0.45528">
                <text:p>0.45528</text:p>
              </table:table-cell>
              <table:table-cell office:value-type="float" office:value="0.43499">
                <text:p>0.4349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245">
                <text:p>1245</text:p>
              </table:table-cell>
              <table:table-cell office:value-type="float" office:value="0.456">
                <text:p>0.456</text:p>
              </table:table-cell>
              <table:table-cell office:value-type="float" office:value="0.45655">
                <text:p>0.45655</text:p>
              </table:table-cell>
              <table:table-cell office:value-type="float" office:value="0.43622">
                <text:p>0.4362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246">
                <text:p>1246</text:p>
              </table:table-cell>
              <table:table-cell office:value-type="float" office:value="0.45875">
                <text:p>0.45875</text:p>
              </table:table-cell>
              <table:table-cell office:value-type="float" office:value="0.45945">
                <text:p>0.45945</text:p>
              </table:table-cell>
              <table:table-cell office:value-type="float" office:value="0.43902">
                <text:p>0.4390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247">
                <text:p>1247</text:p>
              </table:table-cell>
              <table:table-cell office:value-type="float" office:value="0.45775">
                <text:p>0.45775</text:p>
              </table:table-cell>
              <table:table-cell office:value-type="float" office:value="0.45746">
                <text:p>0.45746</text:p>
              </table:table-cell>
              <table:table-cell office:value-type="float" office:value="0.43715">
                <text:p>0.4371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248">
                <text:p>1248</text:p>
              </table:table-cell>
              <table:table-cell office:value-type="float" office:value="0.46076">
                <text:p>0.46076</text:p>
              </table:table-cell>
              <table:table-cell office:value-type="float" office:value="0.4586">
                <text:p>0.4586</text:p>
              </table:table-cell>
              <table:table-cell office:value-type="float" office:value="0.43828">
                <text:p>0.43828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249">
                <text:p>1249</text:p>
              </table:table-cell>
              <table:table-cell office:value-type="float" office:value="0.46013">
                <text:p>0.46013</text:p>
              </table:table-cell>
              <table:table-cell office:value-type="float" office:value="0.45966">
                <text:p>0.45966</text:p>
              </table:table-cell>
              <table:table-cell office:value-type="float" office:value="0.4393">
                <text:p>0.439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50">
                <text:p>1250</text:p>
              </table:table-cell>
              <table:table-cell office:value-type="float" office:value="0.4586">
                <text:p>0.4586</text:p>
              </table:table-cell>
              <table:table-cell office:value-type="float" office:value="0.45705">
                <text:p>0.45705</text:p>
              </table:table-cell>
              <table:table-cell office:value-type="float" office:value="0.43684">
                <text:p>0.436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51">
                <text:p>1251</text:p>
              </table:table-cell>
              <table:table-cell office:value-type="float" office:value="0.45638">
                <text:p>0.45638</text:p>
              </table:table-cell>
              <table:table-cell office:value-type="float" office:value="0.45258">
                <text:p>0.45258</text:p>
              </table:table-cell>
              <table:table-cell office:value-type="float" office:value="0.4326">
                <text:p>0.4326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252">
                <text:p>1252</text:p>
              </table:table-cell>
              <table:table-cell office:value-type="float" office:value="0.45195">
                <text:p>0.45195</text:p>
              </table:table-cell>
              <table:table-cell office:value-type="float" office:value="0.45097">
                <text:p>0.45097</text:p>
              </table:table-cell>
              <table:table-cell office:value-type="float" office:value="0.43106">
                <text:p>0.4310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253">
                <text:p>1253</text:p>
              </table:table-cell>
              <table:table-cell office:value-type="float" office:value="0.45371">
                <text:p>0.45371</text:p>
              </table:table-cell>
              <table:table-cell office:value-type="float" office:value="0.44773">
                <text:p>0.44773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254">
                <text:p>1254</text:p>
              </table:table-cell>
              <table:table-cell office:value-type="float" office:value="0.45358">
                <text:p>0.45358</text:p>
              </table:table-cell>
              <table:table-cell office:value-type="float" office:value="0.44363">
                <text:p>0.44363</text:p>
              </table:table-cell>
              <table:table-cell office:value-type="float" office:value="0.42416">
                <text:p>0.42416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255">
                <text:p>1255</text:p>
              </table:table-cell>
              <table:table-cell office:value-type="float" office:value="0.45304">
                <text:p>0.45304</text:p>
              </table:table-cell>
              <table:table-cell office:value-type="float" office:value="0.4507">
                <text:p>0.4507</text:p>
              </table:table-cell>
              <table:table-cell office:value-type="float" office:value="0.43088">
                <text:p>0.4308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256">
                <text:p>1256</text:p>
              </table:table-cell>
              <table:table-cell office:value-type="float" office:value="0.45192">
                <text:p>0.45192</text:p>
              </table:table-cell>
              <table:table-cell office:value-type="float" office:value="0.44023">
                <text:p>0.44023</text:p>
              </table:table-cell>
              <table:table-cell office:value-type="float" office:value="0.42096">
                <text:p>0.4209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257">
                <text:p>1257</text:p>
              </table:table-cell>
              <table:table-cell office:value-type="float" office:value="0.4488">
                <text:p>0.4488</text:p>
              </table:table-cell>
              <table:table-cell office:value-type="float" office:value="0.43532">
                <text:p>0.43532</text:p>
              </table:table-cell>
              <table:table-cell office:value-type="float" office:value="0.4163">
                <text:p>0.416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258">
                <text:p>1258</text:p>
              </table:table-cell>
              <table:table-cell office:value-type="float" office:value="0.45116">
                <text:p>0.45116</text:p>
              </table:table-cell>
              <table:table-cell office:value-type="float" office:value="0.44496">
                <text:p>0.44496</text:p>
              </table:table-cell>
              <table:table-cell office:value-type="float" office:value="0.42549">
                <text:p>0.4254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259">
                <text:p>1259</text:p>
              </table:table-cell>
              <table:table-cell office:value-type="float" office:value="0.44797">
                <text:p>0.44797</text:p>
              </table:table-cell>
              <table:table-cell office:value-type="float" office:value="0.42725">
                <text:p>0.42725</text:p>
              </table:table-cell>
              <table:table-cell office:value-type="float" office:value="0.40868">
                <text:p>0.4086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260">
                <text:p>1260</text:p>
              </table:table-cell>
              <table:table-cell office:value-type="float" office:value="0.45018">
                <text:p>0.45018</text:p>
              </table:table-cell>
              <table:table-cell office:value-type="float" office:value="0.4311">
                <text:p>0.4311</text:p>
              </table:table-cell>
              <table:table-cell office:value-type="float" office:value="0.41235">
                <text:p>0.4123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61">
                <text:p>1261</text:p>
              </table:table-cell>
              <table:table-cell office:value-type="float" office:value="0.44925">
                <text:p>0.44925</text:p>
              </table:table-cell>
              <table:table-cell office:value-type="float" office:value="0.41146">
                <text:p>0.41146</text:p>
              </table:table-cell>
              <table:table-cell office:value-type="float" office:value="0.39371">
                <text:p>0.3937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262">
                <text:p>1262</text:p>
              </table:table-cell>
              <table:table-cell office:value-type="float" office:value="0.44252">
                <text:p>0.44252</text:p>
              </table:table-cell>
              <table:table-cell office:value-type="float" office:value="0.39567">
                <text:p>0.39567</text:p>
              </table:table-cell>
              <table:table-cell office:value-type="float" office:value="0.37867">
                <text:p>0.378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263">
                <text:p>1263</text:p>
              </table:table-cell>
              <table:table-cell office:value-type="float" office:value="0.44825">
                <text:p>0.44825</text:p>
              </table:table-cell>
              <table:table-cell office:value-type="float" office:value="0.40019">
                <text:p>0.40019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264">
                <text:p>1264</text:p>
              </table:table-cell>
              <table:table-cell office:value-type="float" office:value="0.44198">
                <text:p>0.44198</text:p>
              </table:table-cell>
              <table:table-cell office:value-type="float" office:value="0.37148">
                <text:p>0.37148</text:p>
              </table:table-cell>
              <table:table-cell office:value-type="float" office:value="0.35568">
                <text:p>0.3556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265">
                <text:p>1265</text:p>
              </table:table-cell>
              <table:table-cell office:value-type="float" office:value="0.44267">
                <text:p>0.44267</text:p>
              </table:table-cell>
              <table:table-cell office:value-type="float" office:value="0.3957">
                <text:p>0.3957</text:p>
              </table:table-cell>
              <table:table-cell office:value-type="float" office:value="0.37871">
                <text:p>0.378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66">
                <text:p>1266</text:p>
              </table:table-cell>
              <table:table-cell office:value-type="float" office:value="0.44615">
                <text:p>0.44615</text:p>
              </table:table-cell>
              <table:table-cell office:value-type="float" office:value="0.38527">
                <text:p>0.38527</text:p>
              </table:table-cell>
              <table:table-cell office:value-type="float" office:value="0.36881">
                <text:p>0.3688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267">
                <text:p>1267</text:p>
              </table:table-cell>
              <table:table-cell office:value-type="float" office:value="0.43912">
                <text:p>0.43912</text:p>
              </table:table-cell>
              <table:table-cell office:value-type="float" office:value="0.38822">
                <text:p>0.38822</text:p>
              </table:table-cell>
              <table:table-cell office:value-type="float" office:value="0.37159">
                <text:p>0.3715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268">
                <text:p>1268</text:p>
              </table:table-cell>
              <table:table-cell office:value-type="float" office:value="0.43594">
                <text:p>0.43594</text:p>
              </table:table-cell>
              <table:table-cell office:value-type="float" office:value="0.37051">
                <text:p>0.37051</text:p>
              </table:table-cell>
              <table:table-cell office:value-type="float" office:value="0.35475">
                <text:p>0.3547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269">
                <text:p>1269</text:p>
              </table:table-cell>
              <table:table-cell office:value-type="float" office:value="0.44042">
                <text:p>0.44042</text:p>
              </table:table-cell>
              <table:table-cell office:value-type="float" office:value="0.24652">
                <text:p>0.24652</text:p>
              </table:table-cell>
              <table:table-cell office:value-type="float" office:value="0.23656">
                <text:p>0.2365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70">
                <text:p>1270</text:p>
              </table:table-cell>
              <table:table-cell office:value-type="float" office:value="0.44212">
                <text:p>0.44212</text:p>
              </table:table-cell>
              <table:table-cell office:value-type="float" office:value="0.38744">
                <text:p>0.38744</text:p>
              </table:table-cell>
              <table:table-cell office:value-type="float" office:value="0.37087">
                <text:p>0.3708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271">
                <text:p>1271</text:p>
              </table:table-cell>
              <table:table-cell office:value-type="float" office:value="0.4429">
                <text:p>0.4429</text:p>
              </table:table-cell>
              <table:table-cell office:value-type="float" office:value="0.40825">
                <text:p>0.40825</text:p>
              </table:table-cell>
              <table:table-cell office:value-type="float" office:value="0.39062">
                <text:p>0.3906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72">
                <text:p>1272</text:p>
              </table:table-cell>
              <table:table-cell office:value-type="float" office:value="0.4413">
                <text:p>0.4413</text:p>
              </table:table-cell>
              <table:table-cell office:value-type="float" office:value="0.40879">
                <text:p>0.40879</text:p>
              </table:table-cell>
              <table:table-cell office:value-type="float" office:value="0.39114">
                <text:p>0.3911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273">
                <text:p>1273</text:p>
              </table:table-cell>
              <table:table-cell office:value-type="float" office:value="0.44084">
                <text:p>0.44084</text:p>
              </table:table-cell>
              <table:table-cell office:value-type="float" office:value="0.40625">
                <text:p>0.40625</text:p>
              </table:table-cell>
              <table:table-cell office:value-type="float" office:value="0.38874">
                <text:p>0.38874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274">
                <text:p>1274</text:p>
              </table:table-cell>
              <table:table-cell office:value-type="float" office:value="0.43807">
                <text:p>0.43807</text:p>
              </table:table-cell>
              <table:table-cell office:value-type="float" office:value="0.40614">
                <text:p>0.40614</text:p>
              </table:table-cell>
              <table:table-cell office:value-type="float" office:value="0.38864">
                <text:p>0.3886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275">
                <text:p>1275</text:p>
              </table:table-cell>
              <table:table-cell office:value-type="float" office:value="0.44072">
                <text:p>0.44072</text:p>
              </table:table-cell>
              <table:table-cell office:value-type="float" office:value="0.41233">
                <text:p>0.41233</text:p>
              </table:table-cell>
              <table:table-cell office:value-type="float" office:value="0.39455">
                <text:p>0.39455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76">
                <text:p>1276</text:p>
              </table:table-cell>
              <table:table-cell office:value-type="float" office:value="0.44192">
                <text:p>0.44192</text:p>
              </table:table-cell>
              <table:table-cell office:value-type="float" office:value="0.41693">
                <text:p>0.41693</text:p>
              </table:table-cell>
              <table:table-cell office:value-type="float" office:value="0.39895">
                <text:p>0.3989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277">
                <text:p>1277</text:p>
              </table:table-cell>
              <table:table-cell office:value-type="float" office:value="0.44188">
                <text:p>0.44188</text:p>
              </table:table-cell>
              <table:table-cell office:value-type="float" office:value="0.42001">
                <text:p>0.42001</text:p>
              </table:table-cell>
              <table:table-cell office:value-type="float" office:value="0.40191">
                <text:p>0.4019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278">
                <text:p>1278</text:p>
              </table:table-cell>
              <table:table-cell office:value-type="float" office:value="0.44074">
                <text:p>0.44074</text:p>
              </table:table-cell>
              <table:table-cell office:value-type="float" office:value="0.42763">
                <text:p>0.42763</text:p>
              </table:table-cell>
              <table:table-cell office:value-type="float" office:value="0.40916">
                <text:p>0.4091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279">
                <text:p>1279</text:p>
              </table:table-cell>
              <table:table-cell office:value-type="float" office:value="0.43795">
                <text:p>0.43795</text:p>
              </table:table-cell>
              <table:table-cell office:value-type="float" office:value="0.42456">
                <text:p>0.42456</text:p>
              </table:table-cell>
              <table:table-cell office:value-type="float" office:value="0.40626">
                <text:p>0.4062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280">
                <text:p>1280</text:p>
              </table:table-cell>
              <table:table-cell office:value-type="float" office:value="0.43543">
                <text:p>0.43543</text:p>
              </table:table-cell>
              <table:table-cell office:value-type="float" office:value="0.42204">
                <text:p>0.42204</text:p>
              </table:table-cell>
              <table:table-cell office:value-type="float" office:value="0.40387">
                <text:p>0.4038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281">
                <text:p>1281</text:p>
              </table:table-cell>
              <table:table-cell office:value-type="float" office:value="0.42267">
                <text:p>0.42267</text:p>
              </table:table-cell>
              <table:table-cell office:value-type="float" office:value="0.41335">
                <text:p>0.41335</text:p>
              </table:table-cell>
              <table:table-cell office:value-type="float" office:value="0.39554">
                <text:p>0.39554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282">
                <text:p>1282</text:p>
              </table:table-cell>
              <table:table-cell office:value-type="float" office:value="0.37589">
                <text:p>0.37589</text:p>
              </table:table-cell>
              <table:table-cell office:value-type="float" office:value="0.37305">
                <text:p>0.37305</text:p>
              </table:table-cell>
              <table:table-cell office:value-type="float" office:value="0.35695">
                <text:p>0.3569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83">
                <text:p>1283</text:p>
              </table:table-cell>
              <table:table-cell office:value-type="float" office:value="0.41159">
                <text:p>0.41159</text:p>
              </table:table-cell>
              <table:table-cell office:value-type="float" office:value="0.40733">
                <text:p>0.40733</text:p>
              </table:table-cell>
              <table:table-cell office:value-type="float" office:value="0.38978">
                <text:p>0.3897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284">
                <text:p>1284</text:p>
              </table:table-cell>
              <table:table-cell office:value-type="float" office:value="0.42667">
                <text:p>0.42667</text:p>
              </table:table-cell>
              <table:table-cell office:value-type="float" office:value="0.42078">
                <text:p>0.42078</text:p>
              </table:table-cell>
              <table:table-cell office:value-type="float" office:value="0.40268">
                <text:p>0.4026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85">
                <text:p>1285</text:p>
              </table:table-cell>
              <table:table-cell office:value-type="float" office:value="0.42909">
                <text:p>0.42909</text:p>
              </table:table-cell>
              <table:table-cell office:value-type="float" office:value="0.42399">
                <text:p>0.42399</text:p>
              </table:table-cell>
              <table:table-cell office:value-type="float" office:value="0.40577">
                <text:p>0.4057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286">
                <text:p>1286</text:p>
              </table:table-cell>
              <table:table-cell office:value-type="float" office:value="0.42878">
                <text:p>0.42878</text:p>
              </table:table-cell>
              <table:table-cell office:value-type="float" office:value="0.42714">
                <text:p>0.42714</text:p>
              </table:table-cell>
              <table:table-cell office:value-type="float" office:value="0.40878">
                <text:p>0.4087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287">
                <text:p>1287</text:p>
              </table:table-cell>
              <table:table-cell office:value-type="float" office:value="0.43036">
                <text:p>0.43036</text:p>
              </table:table-cell>
              <table:table-cell office:value-type="float" office:value="0.42213">
                <text:p>0.42213</text:p>
              </table:table-cell>
              <table:table-cell office:value-type="float" office:value="0.40405">
                <text:p>0.40405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288">
                <text:p>1288</text:p>
              </table:table-cell>
              <table:table-cell office:value-type="float" office:value="0.42684">
                <text:p>0.42684</text:p>
              </table:table-cell>
              <table:table-cell office:value-type="float" office:value="0.41989">
                <text:p>0.41989</text:p>
              </table:table-cell>
              <table:table-cell office:value-type="float" office:value="0.40192">
                <text:p>0.40192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289">
                <text:p>1289</text:p>
              </table:table-cell>
              <table:table-cell office:value-type="float" office:value="0.42755">
                <text:p>0.42755</text:p>
              </table:table-cell>
              <table:table-cell office:value-type="float" office:value="0.40936">
                <text:p>0.40936</text:p>
              </table:table-cell>
              <table:table-cell office:value-type="float" office:value="0.39194">
                <text:p>0.39194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290">
                <text:p>1290</text:p>
              </table:table-cell>
              <table:table-cell office:value-type="float" office:value="0.41851">
                <text:p>0.41851</text:p>
              </table:table-cell>
              <table:table-cell office:value-type="float" office:value="0.41285">
                <text:p>0.41285</text:p>
              </table:table-cell>
              <table:table-cell office:value-type="float" office:value="0.39522">
                <text:p>0.3952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291">
                <text:p>1291</text:p>
              </table:table-cell>
              <table:table-cell office:value-type="float" office:value="0.42159">
                <text:p>0.42159</text:p>
              </table:table-cell>
              <table:table-cell office:value-type="float" office:value="0.41786">
                <text:p>0.41786</text:p>
              </table:table-cell>
              <table:table-cell office:value-type="float" office:value="0.40004">
                <text:p>0.400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292">
                <text:p>1292</text:p>
              </table:table-cell>
              <table:table-cell office:value-type="float" office:value="0.42278">
                <text:p>0.42278</text:p>
              </table:table-cell>
              <table:table-cell office:value-type="float" office:value="0.39618">
                <text:p>0.39618</text:p>
              </table:table-cell>
              <table:table-cell office:value-type="float" office:value="0.37946">
                <text:p>0.379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93">
                <text:p>1293</text:p>
              </table:table-cell>
              <table:table-cell office:value-type="float" office:value="0.42261">
                <text:p>0.42261</text:p>
              </table:table-cell>
              <table:table-cell office:value-type="float" office:value="0.41257">
                <text:p>0.41257</text:p>
              </table:table-cell>
              <table:table-cell office:value-type="float" office:value="0.39506">
                <text:p>0.3950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294">
                <text:p>1294</text:p>
              </table:table-cell>
              <table:table-cell office:value-type="float" office:value="0.41615">
                <text:p>0.41615</text:p>
              </table:table-cell>
              <table:table-cell office:value-type="float" office:value="0.40421">
                <text:p>0.40421</text:p>
              </table:table-cell>
              <table:table-cell office:value-type="float" office:value="0.38709">
                <text:p>0.387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295">
                <text:p>1295</text:p>
              </table:table-cell>
              <table:table-cell office:value-type="float" office:value="0.41944">
                <text:p>0.41944</text:p>
              </table:table-cell>
              <table:table-cell office:value-type="float" office:value="0.40514">
                <text:p>0.40514</text:p>
              </table:table-cell>
              <table:table-cell office:value-type="float" office:value="0.38801">
                <text:p>0.3880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296">
                <text:p>1296</text:p>
              </table:table-cell>
              <table:table-cell office:value-type="float" office:value="0.41979">
                <text:p>0.41979</text:p>
              </table:table-cell>
              <table:table-cell office:value-type="float" office:value="0.38957">
                <text:p>0.38957</text:p>
              </table:table-cell>
              <table:table-cell office:value-type="float" office:value="0.37322">
                <text:p>0.3732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297">
                <text:p>1297</text:p>
              </table:table-cell>
              <table:table-cell office:value-type="float" office:value="0.41718">
                <text:p>0.41718</text:p>
              </table:table-cell>
              <table:table-cell office:value-type="float" office:value="0.3713">
                <text:p>0.3713</text:p>
              </table:table-cell>
              <table:table-cell office:value-type="float" office:value="0.35583">
                <text:p>0.3558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298">
                <text:p>1298</text:p>
              </table:table-cell>
              <table:table-cell office:value-type="float" office:value="0.41263">
                <text:p>0.41263</text:p>
              </table:table-cell>
              <table:table-cell office:value-type="float" office:value="0.39183">
                <text:p>0.39183</text:p>
              </table:table-cell>
              <table:table-cell office:value-type="float" office:value="0.37536">
                <text:p>0.3753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299">
                <text:p>1299</text:p>
              </table:table-cell>
              <table:table-cell office:value-type="float" office:value="0.41701">
                <text:p>0.41701</text:p>
              </table:table-cell>
              <table:table-cell office:value-type="float" office:value="0.40852">
                <text:p>0.40852</text:p>
              </table:table-cell>
              <table:table-cell office:value-type="float" office:value="0.39127">
                <text:p>0.3912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300">
                <text:p>1300</text:p>
              </table:table-cell>
              <table:table-cell office:value-type="float" office:value="0.41537">
                <text:p>0.41537</text:p>
              </table:table-cell>
              <table:table-cell office:value-type="float" office:value="0.35312">
                <text:p>0.35312</text:p>
              </table:table-cell>
              <table:table-cell office:value-type="float" office:value="0.33855">
                <text:p>0.3385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301">
                <text:p>1301</text:p>
              </table:table-cell>
              <table:table-cell office:value-type="float" office:value="0.41404">
                <text:p>0.41404</text:p>
              </table:table-cell>
              <table:table-cell office:value-type="float" office:value="0.36228">
                <text:p>0.36228</text:p>
              </table:table-cell>
              <table:table-cell office:value-type="float" office:value="0.34728">
                <text:p>0.3472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302">
                <text:p>1302</text:p>
              </table:table-cell>
              <table:table-cell office:value-type="float" office:value="0.40955">
                <text:p>0.40955</text:p>
              </table:table-cell>
              <table:table-cell office:value-type="float" office:value="0.39181">
                <text:p>0.39181</text:p>
              </table:table-cell>
              <table:table-cell office:value-type="float" office:value="0.37539">
                <text:p>0.3753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303">
                <text:p>1303</text:p>
              </table:table-cell>
              <table:table-cell office:value-type="float" office:value="0.40768">
                <text:p>0.40768</text:p>
              </table:table-cell>
              <table:table-cell office:value-type="float" office:value="0.34621">
                <text:p>0.34621</text:p>
              </table:table-cell>
              <table:table-cell office:value-type="float" office:value="0.33197">
                <text:p>0.3319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304">
                <text:p>1304</text:p>
              </table:table-cell>
              <table:table-cell office:value-type="float" office:value="0.40632">
                <text:p>0.40632</text:p>
              </table:table-cell>
              <table:table-cell office:value-type="float" office:value="0.30062">
                <text:p>0.30062</text:p>
              </table:table-cell>
              <table:table-cell office:value-type="float" office:value="0.28849">
                <text:p>0.2884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305">
                <text:p>1305</text:p>
              </table:table-cell>
              <table:table-cell office:value-type="float" office:value="0.41028">
                <text:p>0.41028</text:p>
              </table:table-cell>
              <table:table-cell office:value-type="float" office:value="0.38382">
                <text:p>0.38382</text:p>
              </table:table-cell>
              <table:table-cell office:value-type="float" office:value="0.36783">
                <text:p>0.3678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06">
                <text:p>1306</text:p>
              </table:table-cell>
              <table:table-cell office:value-type="float" office:value="0.41039">
                <text:p>0.41039</text:p>
              </table:table-cell>
              <table:table-cell office:value-type="float" office:value="0.38453">
                <text:p>0.38453</text:p>
              </table:table-cell>
              <table:table-cell office:value-type="float" office:value="0.36853">
                <text:p>0.3685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307">
                <text:p>1307</text:p>
              </table:table-cell>
              <table:table-cell office:value-type="float" office:value="0.40958">
                <text:p>0.40958</text:p>
              </table:table-cell>
              <table:table-cell office:value-type="float" office:value="0.30594">
                <text:p>0.30594</text:p>
              </table:table-cell>
              <table:table-cell office:value-type="float" office:value="0.29362">
                <text:p>0.2936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308">
                <text:p>1308</text:p>
              </table:table-cell>
              <table:table-cell office:value-type="float" office:value="0.40873">
                <text:p>0.40873</text:p>
              </table:table-cell>
              <table:table-cell office:value-type="float" office:value="0.34696">
                <text:p>0.34696</text:p>
              </table:table-cell>
              <table:table-cell office:value-type="float" office:value="0.33277">
                <text:p>0.3327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309">
                <text:p>1309</text:p>
              </table:table-cell>
              <table:table-cell office:value-type="float" office:value="0.40907">
                <text:p>0.40907</text:p>
              </table:table-cell>
              <table:table-cell office:value-type="float" office:value="0.38413">
                <text:p>0.38413</text:p>
              </table:table-cell>
              <table:table-cell office:value-type="float" office:value="0.36822">
                <text:p>0.3682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310">
                <text:p>1310</text:p>
              </table:table-cell>
              <table:table-cell office:value-type="float" office:value="0.40714">
                <text:p>0.40714</text:p>
              </table:table-cell>
              <table:table-cell office:value-type="float" office:value="0.30114">
                <text:p>0.30114</text:p>
              </table:table-cell>
              <table:table-cell office:value-type="float" office:value="0.28908">
                <text:p>0.289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311">
                <text:p>1311</text:p>
              </table:table-cell>
              <table:table-cell office:value-type="float" office:value="0.40611">
                <text:p>0.40611</text:p>
              </table:table-cell>
              <table:table-cell office:value-type="float" office:value="0.33366">
                <text:p>0.33366</text:p>
              </table:table-cell>
              <table:table-cell office:value-type="float" office:value="0.32012">
                <text:p>0.3201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312">
                <text:p>1312</text:p>
              </table:table-cell>
              <table:table-cell office:value-type="float" office:value="0.40315">
                <text:p>0.40315</text:p>
              </table:table-cell>
              <table:table-cell office:value-type="float" office:value="0.33337">
                <text:p>0.33337</text:p>
              </table:table-cell>
              <table:table-cell office:value-type="float" office:value="0.31986">
                <text:p>0.319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313">
                <text:p>1313</text:p>
              </table:table-cell>
              <table:table-cell office:value-type="float" office:value="0.39084">
                <text:p>0.39084</text:p>
              </table:table-cell>
              <table:table-cell office:value-type="float" office:value="0.31352">
                <text:p>0.31352</text:p>
              </table:table-cell>
              <table:table-cell office:value-type="float" office:value="0.30089">
                <text:p>0.3008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314">
                <text:p>1314</text:p>
              </table:table-cell>
              <table:table-cell office:value-type="float" office:value="0.40271">
                <text:p>0.40271</text:p>
              </table:table-cell>
              <table:table-cell office:value-type="float" office:value="0.28833">
                <text:p>0.28833</text:p>
              </table:table-cell>
              <table:table-cell office:value-type="float" office:value="0.2769">
                <text:p>0.27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315">
                <text:p>1315</text:p>
              </table:table-cell>
              <table:table-cell office:value-type="float" office:value="0.39162">
                <text:p>0.39162</text:p>
              </table:table-cell>
              <table:table-cell office:value-type="float" office:value="0.28581">
                <text:p>0.28581</text:p>
              </table:table-cell>
              <table:table-cell office:value-type="float" office:value="0.27447">
                <text:p>0.27447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16">
                <text:p>1316</text:p>
              </table:table-cell>
              <table:table-cell office:value-type="float" office:value="0.39421">
                <text:p>0.39421</text:p>
              </table:table-cell>
              <table:table-cell office:value-type="float" office:value="0.32419">
                <text:p>0.32419</text:p>
              </table:table-cell>
              <table:table-cell office:value-type="float" office:value="0.31113">
                <text:p>0.3111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17">
                <text:p>1317</text:p>
              </table:table-cell>
              <table:table-cell office:value-type="float" office:value="0.40116">
                <text:p>0.40116</text:p>
              </table:table-cell>
              <table:table-cell office:value-type="float" office:value="0.31217">
                <text:p>0.31217</text:p>
              </table:table-cell>
              <table:table-cell office:value-type="float" office:value="0.29969">
                <text:p>0.2996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318">
                <text:p>1318</text:p>
              </table:table-cell>
              <table:table-cell office:value-type="float" office:value="0.39547">
                <text:p>0.39547</text:p>
              </table:table-cell>
              <table:table-cell office:value-type="float" office:value="0.33328">
                <text:p>0.33328</text:p>
              </table:table-cell>
              <table:table-cell office:value-type="float" office:value="0.31984">
                <text:p>0.319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319">
                <text:p>1319</text:p>
              </table:table-cell>
              <table:table-cell office:value-type="float" office:value="0.40093">
                <text:p>0.40093</text:p>
              </table:table-cell>
              <table:table-cell office:value-type="float" office:value="0.26855">
                <text:p>0.26855</text:p>
              </table:table-cell>
              <table:table-cell office:value-type="float" office:value="0.25803">
                <text:p>0.2580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20">
                <text:p>1320</text:p>
              </table:table-cell>
              <table:table-cell office:value-type="float" office:value="0.39875">
                <text:p>0.39875</text:p>
              </table:table-cell>
              <table:table-cell office:value-type="float" office:value="0.25872">
                <text:p>0.25872</text:p>
              </table:table-cell>
              <table:table-cell office:value-type="float" office:value="0.24864">
                <text:p>0.248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321">
                <text:p>1321</text:p>
              </table:table-cell>
              <table:table-cell office:value-type="float" office:value="0.39545">
                <text:p>0.39545</text:p>
              </table:table-cell>
              <table:table-cell office:value-type="float" office:value="0.29866">
                <text:p>0.29866</text:p>
              </table:table-cell>
              <table:table-cell office:value-type="float" office:value="0.28684">
                <text:p>0.2868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322">
                <text:p>1322</text:p>
              </table:table-cell>
              <table:table-cell office:value-type="float" office:value="0.39538">
                <text:p>0.39538</text:p>
              </table:table-cell>
              <table:table-cell office:value-type="float" office:value="0.30217">
                <text:p>0.30217</text:p>
              </table:table-cell>
              <table:table-cell office:value-type="float" office:value="0.29023">
                <text:p>0.290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323">
                <text:p>1323</text:p>
              </table:table-cell>
              <table:table-cell office:value-type="float" office:value="0.39502">
                <text:p>0.39502</text:p>
              </table:table-cell>
              <table:table-cell office:value-type="float" office:value="0.23279">
                <text:p>0.23279</text:p>
              </table:table-cell>
              <table:table-cell office:value-type="float" office:value="0.22386">
                <text:p>0.2238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324">
                <text:p>1324</text:p>
              </table:table-cell>
              <table:table-cell office:value-type="float" office:value="0.39516">
                <text:p>0.39516</text:p>
              </table:table-cell>
              <table:table-cell office:value-type="float" office:value="0.26249">
                <text:p>0.26249</text:p>
              </table:table-cell>
              <table:table-cell office:value-type="float" office:value="0.25231">
                <text:p>0.25231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25">
                <text:p>1325</text:p>
              </table:table-cell>
              <table:table-cell office:value-type="float" office:value="0.39369">
                <text:p>0.39369</text:p>
              </table:table-cell>
              <table:table-cell office:value-type="float" office:value="0.32224">
                <text:p>0.32224</text:p>
              </table:table-cell>
              <table:table-cell office:value-type="float" office:value="0.30943">
                <text:p>0.3094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326">
                <text:p>1326</text:p>
              </table:table-cell>
              <table:table-cell office:value-type="float" office:value="0.39229">
                <text:p>0.39229</text:p>
              </table:table-cell>
              <table:table-cell office:value-type="float" office:value="0.28051">
                <text:p>0.28051</text:p>
              </table:table-cell>
              <table:table-cell office:value-type="float" office:value="0.26956">
                <text:p>0.2695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327">
                <text:p>1327</text:p>
              </table:table-cell>
              <table:table-cell office:value-type="float" office:value="0.38877">
                <text:p>0.38877</text:p>
              </table:table-cell>
              <table:table-cell office:value-type="float" office:value="0.26625">
                <text:p>0.26625</text:p>
              </table:table-cell>
              <table:table-cell office:value-type="float" office:value="0.25593">
                <text:p>0.2559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328">
                <text:p>1328</text:p>
              </table:table-cell>
              <table:table-cell office:value-type="float" office:value="0.39062">
                <text:p>0.39062</text:p>
              </table:table-cell>
              <table:table-cell office:value-type="float" office:value="0.2345">
                <text:p>0.2345</text:p>
              </table:table-cell>
              <table:table-cell office:value-type="float" office:value="0.22555">
                <text:p>0.22555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329">
                <text:p>1329</text:p>
              </table:table-cell>
              <table:table-cell office:value-type="float" office:value="0.3795">
                <text:p>0.3795</text:p>
              </table:table-cell>
              <table:table-cell office:value-type="float" office:value="0.17759">
                <text:p>0.17759</text:p>
              </table:table-cell>
              <table:table-cell office:value-type="float" office:value="0.17097">
                <text:p>0.1709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330">
                <text:p>1330</text:p>
              </table:table-cell>
              <table:table-cell office:value-type="float" office:value="0.38548">
                <text:p>0.38548</text:p>
              </table:table-cell>
              <table:table-cell office:value-type="float" office:value="0.22923">
                <text:p>0.22923</text:p>
              </table:table-cell>
              <table:table-cell office:value-type="float" office:value="0.22052">
                <text:p>0.22052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331">
                <text:p>1331</text:p>
              </table:table-cell>
              <table:table-cell office:value-type="float" office:value="0.38765">
                <text:p>0.38765</text:p>
              </table:table-cell>
              <table:table-cell office:value-type="float" office:value="0.1448">
                <text:p>0.1448</text:p>
              </table:table-cell>
              <table:table-cell office:value-type="float" office:value="0.13951">
                <text:p>0.1395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332">
                <text:p>1332</text:p>
              </table:table-cell>
              <table:table-cell office:value-type="float" office:value="0.3785">
                <text:p>0.3785</text:p>
              </table:table-cell>
              <table:table-cell office:value-type="float" office:value="0.14579">
                <text:p>0.14579</text:p>
              </table:table-cell>
              <table:table-cell office:value-type="float" office:value="0.14046">
                <text:p>0.14046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333">
                <text:p>1333</text:p>
              </table:table-cell>
              <table:table-cell office:value-type="float" office:value="0.38699">
                <text:p>0.38699</text:p>
              </table:table-cell>
              <table:table-cell office:value-type="float" office:value="0.20304">
                <text:p>0.20304</text:p>
              </table:table-cell>
              <table:table-cell office:value-type="float" office:value="0.19545">
                <text:p>0.1954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334">
                <text:p>1334</text:p>
              </table:table-cell>
              <table:table-cell office:value-type="float" office:value="0.38684">
                <text:p>0.38684</text:p>
              </table:table-cell>
              <table:table-cell office:value-type="float" office:value="0.16925">
                <text:p>0.16925</text:p>
              </table:table-cell>
              <table:table-cell office:value-type="float" office:value="0.16302">
                <text:p>0.1630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335">
                <text:p>1335</text:p>
              </table:table-cell>
              <table:table-cell office:value-type="float" office:value="0.38563">
                <text:p>0.38563</text:p>
              </table:table-cell>
              <table:table-cell office:value-type="float" office:value="0.23117">
                <text:p>0.23117</text:p>
              </table:table-cell>
              <table:table-cell office:value-type="float" office:value="0.22244">
                <text:p>0.22244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336">
                <text:p>1336</text:p>
              </table:table-cell>
              <table:table-cell office:value-type="float" office:value="0.38231">
                <text:p>0.38231</text:p>
              </table:table-cell>
              <table:table-cell office:value-type="float" office:value="0.18348">
                <text:p>0.18348</text:p>
              </table:table-cell>
              <table:table-cell office:value-type="float" office:value="0.1767">
                <text:p>0.176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337">
                <text:p>1337</text:p>
              </table:table-cell>
              <table:table-cell office:value-type="float" office:value="0.38285">
                <text:p>0.38285</text:p>
              </table:table-cell>
              <table:table-cell office:value-type="float" office:value="0.16454">
                <text:p>0.16454</text:p>
              </table:table-cell>
              <table:table-cell office:value-type="float" office:value="0.15852">
                <text:p>0.1585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338">
                <text:p>1338</text:p>
              </table:table-cell>
              <table:table-cell office:value-type="float" office:value="0.38094">
                <text:p>0.38094</text:p>
              </table:table-cell>
              <table:table-cell office:value-type="float" office:value="0.17804">
                <text:p>0.17804</text:p>
              </table:table-cell>
              <table:table-cell office:value-type="float" office:value="0.17151">
                <text:p>0.1715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39">
                <text:p>1339</text:p>
              </table:table-cell>
              <table:table-cell office:value-type="float" office:value="0.3757">
                <text:p>0.3757</text:p>
              </table:table-cell>
              <table:table-cell office:value-type="float" office:value="0.17681">
                <text:p>0.17681</text:p>
              </table:table-cell>
              <table:table-cell office:value-type="float" office:value="0.17033">
                <text:p>0.170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40">
                <text:p>1340</text:p>
              </table:table-cell>
              <table:table-cell office:value-type="float" office:value="0.37439">
                <text:p>0.37439</text:p>
              </table:table-cell>
              <table:table-cell office:value-type="float" office:value="0.16831">
                <text:p>0.16831</text:p>
              </table:table-cell>
              <table:table-cell office:value-type="float" office:value="0.16216">
                <text:p>0.16216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41">
                <text:p>1341</text:p>
              </table:table-cell>
              <table:table-cell office:value-type="float" office:value="0.38168">
                <text:p>0.38168</text:p>
              </table:table-cell>
              <table:table-cell office:value-type="float" office:value="0.17039">
                <text:p>0.17039</text:p>
              </table:table-cell>
              <table:table-cell office:value-type="float" office:value="0.16419">
                <text:p>0.1641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342">
                <text:p>1342</text:p>
              </table:table-cell>
              <table:table-cell office:value-type="float" office:value="0.3802">
                <text:p>0.3802</text:p>
              </table:table-cell>
              <table:table-cell office:value-type="float" office:value="0.17798">
                <text:p>0.17798</text:p>
              </table:table-cell>
              <table:table-cell office:value-type="float" office:value="0.17149">
                <text:p>0.1714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343">
                <text:p>1343</text:p>
              </table:table-cell>
              <table:table-cell office:value-type="float" office:value="0.37977">
                <text:p>0.37977</text:p>
              </table:table-cell>
              <table:table-cell office:value-type="float" office:value="0.12711">
                <text:p>0.12711</text:p>
              </table:table-cell>
              <table:table-cell office:value-type="float" office:value="0.12259">
                <text:p>0.1225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44">
                <text:p>1344</text:p>
              </table:table-cell>
              <table:table-cell office:value-type="float" office:value="0.37986">
                <text:p>0.37986</text:p>
              </table:table-cell>
              <table:table-cell office:value-type="float" office:value="0.075645">
                <text:p>0.075645</text:p>
              </table:table-cell>
              <table:table-cell office:value-type="float" office:value="0.073018">
                <text:p>0.07301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345">
                <text:p>1345</text:p>
              </table:table-cell>
              <table:table-cell office:value-type="float" office:value="0.37953">
                <text:p>0.37953</text:p>
              </table:table-cell>
              <table:table-cell office:value-type="float" office:value="0.10904">
                <text:p>0.10904</text:p>
              </table:table-cell>
              <table:table-cell office:value-type="float" office:value="0.10521">
                <text:p>0.1052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346">
                <text:p>1346</text:p>
              </table:table-cell>
              <table:table-cell office:value-type="float" office:value="0.37554">
                <text:p>0.37554</text:p>
              </table:table-cell>
              <table:table-cell office:value-type="float" office:value="0.058186">
                <text:p>0.058186</text:p>
              </table:table-cell>
              <table:table-cell office:value-type="float" office:value="0.056189">
                <text:p>0.05618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347">
                <text:p>1347</text:p>
              </table:table-cell>
              <table:table-cell office:value-type="float" office:value="0.3776">
                <text:p>0.3776</text:p>
              </table:table-cell>
              <table:table-cell office:value-type="float" office:value="0.060119">
                <text:p>0.060119</text:p>
              </table:table-cell>
              <table:table-cell office:value-type="float" office:value="0.058058">
                <text:p>0.05805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348">
                <text:p>1348</text:p>
              </table:table-cell>
              <table:table-cell office:value-type="float" office:value="0.37664">
                <text:p>0.37664</text:p>
              </table:table-cell>
              <table:table-cell office:value-type="float" office:value="0.0047451">
                <text:p>0.0047451</text:p>
              </table:table-cell>
              <table:table-cell office:value-type="float" office:value="0.0045862">
                <text:p>0.004586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49">
                <text:p>1349</text:p>
              </table:table-cell>
              <table:table-cell office:value-type="float" office:value="0.3755">
                <text:p>0.3755</text:p>
              </table:table-cell>
              <table:table-cell office:value-type="float" office:value="0.016159">
                <text:p>0.016159</text:p>
              </table:table-cell>
              <table:table-cell office:value-type="float" office:value="0.015617">
                <text:p>0.01561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50">
                <text:p>1350</text:p>
              </table:table-cell>
              <table:table-cell office:value-type="float" office:value="0.37081">
                <text:p>0.37081</text:p>
              </table:table-cell>
              <table:table-cell office:value-type="float" office:value="0.016025">
                <text:p>0.016025</text:p>
              </table:table-cell>
              <table:table-cell office:value-type="float" office:value="0.015488">
                <text:p>0.01548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51">
                <text:p>1351</text:p>
              </table:table-cell>
              <table:table-cell office:value-type="float" office:value="0.37167">
                <text:p>0.37167</text:p>
              </table:table-cell>
              <table:table-cell office:value-type="float" office:value="0.0046298">
                <text:p>0.0046298</text:p>
              </table:table-cell>
              <table:table-cell office:value-type="float" office:value="0.0044759">
                <text:p>0.004475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52">
                <text:p>1352</text:p>
              </table:table-cell>
              <table:table-cell office:value-type="float" office:value="0.37533">
                <text:p>0.37533</text:p>
              </table:table-cell>
              <table:table-cell office:value-type="float" office:value="0.0015164">
                <text:p>0.0015164</text:p>
              </table:table-cell>
              <table:table-cell office:value-type="float" office:value="0.0014661">
                <text:p>0.001466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53">
                <text:p>1353</text:p>
              </table:table-cell>
              <table:table-cell office:value-type="float" office:value="0.37401">
                <text:p>0.37401</text:p>
              </table:table-cell>
              <table:table-cell office:value-type="float" office:value="0.000096096">
                <text:p>0.000096096</text:p>
              </table:table-cell>
              <table:table-cell office:value-type="float" office:value="0.000092918">
                <text:p>0.00009291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54">
                <text:p>1354</text:p>
              </table:table-cell>
              <table:table-cell office:value-type="float" office:value="0.37294">
                <text:p>0.37294</text:p>
              </table:table-cell>
              <table:table-cell office:value-type="float" office:value="0.00029009">
                <text:p>0.00029009</text:p>
              </table:table-cell>
              <table:table-cell office:value-type="float" office:value="0.00028051">
                <text:p>0.0002805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355">
                <text:p>1355</text:p>
              </table:table-cell>
              <table:table-cell office:value-type="float" office:value="0.36827">
                <text:p>0.36827</text:p>
              </table:table-cell>
              <table:table-cell office:value-type="float" office:value="0.0000036034">
                <text:p>0.0000036034</text:p>
              </table:table-cell>
              <table:table-cell office:value-type="float" office:value="0.0000034847">
                <text:p>0.000003484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356">
                <text:p>1356</text:p>
              </table:table-cell>
              <table:table-cell office:value-type="float" office:value="0.36876">
                <text:p>0.36876</text:p>
              </table:table-cell>
              <table:table-cell office:value-type="float" office:value="0.00004807">
                <text:p>0.00004807</text:p>
              </table:table-cell>
              <table:table-cell office:value-type="float" office:value="0.000046489">
                <text:p>0.00004648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357">
                <text:p>1357</text:p>
              </table:table-cell>
              <table:table-cell office:value-type="float" office:value="0.36439">
                <text:p>0.36439</text:p>
              </table:table-cell>
              <table:table-cell office:value-type="float" office:value="0.000071786">
                <text:p>0.000071786</text:p>
              </table:table-cell>
              <table:table-cell office:value-type="float" office:value="0.000069429">
                <text:p>0.00006942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358">
                <text:p>1358</text:p>
              </table:table-cell>
              <table:table-cell office:value-type="float" office:value="0.36997">
                <text:p>0.36997</text:p>
              </table:table-cell>
              <table:table-cell office:value-type="float" office:value="0.0000041948">
                <text:p>0.0000041948</text:p>
              </table:table-cell>
              <table:table-cell office:value-type="float" office:value="0.0000040575">
                <text:p>0.00000405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359">
                <text:p>1359</text:p>
              </table:table-cell>
              <table:table-cell office:value-type="float" office:value="0.36903">
                <text:p>0.36903</text:p>
              </table:table-cell>
              <table:table-cell office:value-type="float" office:value="0.00000073439">
                <text:p>0.00000073439</text:p>
              </table:table-cell>
              <table:table-cell office:value-type="float" office:value="0.0000007104">
                <text:p>0.000000710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360">
                <text:p>1360</text:p>
              </table:table-cell>
              <table:table-cell office:value-type="float" office:value="0.36464">
                <text:p>0.36464</text:p>
              </table:table-cell>
              <table:table-cell office:value-type="float" office:value="0.0000021404">
                <text:p>0.0000021404</text:p>
              </table:table-cell>
              <table:table-cell office:value-type="float" office:value="0.0000020706">
                <text:p>0.000002070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361">
                <text:p>1361</text:p>
              </table:table-cell>
              <table:table-cell office:value-type="float" office:value="0.37027">
                <text:p>0.37027</text:p>
              </table:table-cell>
              <table:table-cell office:value-type="float" office:value="0.0000000048133">
                <text:p>0.0000000048133</text:p>
              </table:table-cell>
              <table:table-cell office:value-type="float" office:value="0.0000000046566">
                <text:p>0.000000004656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62">
                <text:p>1362</text:p>
              </table:table-cell>
              <table:table-cell office:value-type="float" office:value="0.36936">
                <text:p>0.36936</text:p>
              </table:table-cell>
              <table:table-cell office:value-type="float" office:value="0.000000000018076">
                <text:p>0.000000000018076</text:p>
              </table:table-cell>
              <table:table-cell office:value-type="float" office:value="0.000000000017489">
                <text:p>0.0000000000174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363">
                <text:p>1363</text:p>
              </table:table-cell>
              <table:table-cell office:value-type="float" office:value="0.36185">
                <text:p>0.36185</text:p>
              </table:table-cell>
              <table:table-cell office:value-type="float" office:value="0.0000031563">
                <text:p>0.0000031563</text:p>
              </table:table-cell>
              <table:table-cell office:value-type="float" office:value="0.000003054">
                <text:p>0.000003054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364">
                <text:p>1364</text:p>
              </table:table-cell>
              <table:table-cell office:value-type="float" office:value="0.36683">
                <text:p>0.36683</text:p>
              </table:table-cell>
              <table:table-cell office:value-type="float" office:value="0.0000013589">
                <text:p>0.0000013589</text:p>
              </table:table-cell>
              <table:table-cell office:value-type="float" office:value="0.000001315">
                <text:p>0.000001315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365">
                <text:p>1365</text:p>
              </table:table-cell>
              <table:table-cell office:value-type="float" office:value="0.36629">
                <text:p>0.36629</text:p>
              </table:table-cell>
              <table:table-cell office:value-type="float" office:value="0.0000000000090764">
                <text:p>0.0000000000090764</text:p>
              </table:table-cell>
              <table:table-cell office:value-type="float" office:value="0.0000000000087833">
                <text:p>0.000000000008783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366">
                <text:p>1366</text:p>
              </table:table-cell>
              <table:table-cell office:value-type="float" office:value="0.36592">
                <text:p>0.36592</text:p>
              </table:table-cell>
              <table:table-cell office:value-type="float" office:value="0.000012791">
                <text:p>0.000012791</text:p>
              </table:table-cell>
              <table:table-cell office:value-type="float" office:value="0.000012379">
                <text:p>0.0000123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367">
                <text:p>1367</text:p>
              </table:table-cell>
              <table:table-cell office:value-type="float" office:value="0.36242">
                <text:p>0.36242</text:p>
              </table:table-cell>
              <table:table-cell office:value-type="float" office:value="0.0000049764">
                <text:p>0.0000049764</text:p>
              </table:table-cell>
              <table:table-cell office:value-type="float" office:value="0.0000048161">
                <text:p>0.000004816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368">
                <text:p>1368</text:p>
              </table:table-cell>
              <table:table-cell office:value-type="float" office:value="0.36557">
                <text:p>0.36557</text:p>
              </table:table-cell>
              <table:table-cell office:value-type="float" office:value="0.0000000000001481">
                <text:p>0.0000000000001481</text:p>
              </table:table-cell>
              <table:table-cell office:value-type="float" office:value="0.00000000000014311">
                <text:p>0.0000000000001431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369">
                <text:p>1369</text:p>
              </table:table-cell>
              <table:table-cell office:value-type="float" office:value="0.35886">
                <text:p>0.35886</text:p>
              </table:table-cell>
              <table:table-cell office:value-type="float" office:value="0.00000051667">
                <text:p>0.00000051667</text:p>
              </table:table-cell>
              <table:table-cell office:value-type="float" office:value="0.00000050008">
                <text:p>0.0000005000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370">
                <text:p>1370</text:p>
              </table:table-cell>
              <table:table-cell office:value-type="float" office:value="0.35912">
                <text:p>0.35912</text:p>
              </table:table-cell>
              <table:table-cell office:value-type="float" office:value="0.000000292">
                <text:p>0.000000292</text:p>
              </table:table-cell>
              <table:table-cell office:value-type="float" office:value="0.00000028266">
                <text:p>0.0000002826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371">
                <text:p>1371</text:p>
              </table:table-cell>
              <table:table-cell office:value-type="float" office:value="0.35949">
                <text:p>0.35949</text:p>
              </table:table-cell>
              <table:table-cell office:value-type="float" office:value="0.000000019731">
                <text:p>0.000000019731</text:p>
              </table:table-cell>
              <table:table-cell office:value-type="float" office:value="0.000000019101">
                <text:p>0.00000001910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372">
                <text:p>1372</text:p>
              </table:table-cell>
              <table:table-cell office:value-type="float" office:value="0.36313">
                <text:p>0.36313</text:p>
              </table:table-cell>
              <table:table-cell office:value-type="float" office:value="0.0000027498">
                <text:p>0.0000027498</text:p>
              </table:table-cell>
              <table:table-cell office:value-type="float" office:value="0.0000026623">
                <text:p>0.000002662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373">
                <text:p>1373</text:p>
              </table:table-cell>
              <table:table-cell office:value-type="float" office:value="0.36294">
                <text:p>0.36294</text:p>
              </table:table-cell>
              <table:table-cell office:value-type="float" office:value="0.000044401">
                <text:p>0.000044401</text:p>
              </table:table-cell>
              <table:table-cell office:value-type="float" office:value="0.000042991">
                <text:p>0.000042991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374">
                <text:p>1374</text:p>
              </table:table-cell>
              <table:table-cell office:value-type="float" office:value="0.36291">
                <text:p>0.36291</text:p>
              </table:table-cell>
              <table:table-cell office:value-type="float" office:value="0.00017917">
                <text:p>0.00017917</text:p>
              </table:table-cell>
              <table:table-cell office:value-type="float" office:value="0.0001735">
                <text:p>0.000173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375">
                <text:p>1375</text:p>
              </table:table-cell>
              <table:table-cell office:value-type="float" office:value="0.35749">
                <text:p>0.35749</text:p>
              </table:table-cell>
              <table:table-cell office:value-type="float" office:value="0.00032332">
                <text:p>0.00032332</text:p>
              </table:table-cell>
              <table:table-cell office:value-type="float" office:value="0.00031309">
                <text:p>0.000313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376">
                <text:p>1376</text:p>
              </table:table-cell>
              <table:table-cell office:value-type="float" office:value="0.3535">
                <text:p>0.3535</text:p>
              </table:table-cell>
              <table:table-cell office:value-type="float" office:value="0.00025748">
                <text:p>0.00025748</text:p>
              </table:table-cell>
              <table:table-cell office:value-type="float" office:value="0.00024935">
                <text:p>0.0002493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377">
                <text:p>1377</text:p>
              </table:table-cell>
              <table:table-cell office:value-type="float" office:value="0.3579">
                <text:p>0.3579</text:p>
              </table:table-cell>
              <table:table-cell office:value-type="float" office:value="0.0001227">
                <text:p>0.0001227</text:p>
              </table:table-cell>
              <table:table-cell office:value-type="float" office:value="0.00011883">
                <text:p>0.0001188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378">
                <text:p>1378</text:p>
              </table:table-cell>
              <table:table-cell office:value-type="float" office:value="0.35652">
                <text:p>0.35652</text:p>
              </table:table-cell>
              <table:table-cell office:value-type="float" office:value="0.0011089">
                <text:p>0.0011089</text:p>
              </table:table-cell>
              <table:table-cell office:value-type="float" office:value="0.0010741">
                <text:p>0.001074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379">
                <text:p>1379</text:p>
              </table:table-cell>
              <table:table-cell office:value-type="float" office:value="0.36035">
                <text:p>0.36035</text:p>
              </table:table-cell>
              <table:table-cell office:value-type="float" office:value="0.000052164">
                <text:p>0.000052164</text:p>
              </table:table-cell>
              <table:table-cell office:value-type="float" office:value="0.000050533">
                <text:p>0.00005053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380">
                <text:p>1380</text:p>
              </table:table-cell>
              <table:table-cell office:value-type="float" office:value="0.35682">
                <text:p>0.35682</text:p>
              </table:table-cell>
              <table:table-cell office:value-type="float" office:value="0.000081587">
                <text:p>0.000081587</text:p>
              </table:table-cell>
              <table:table-cell office:value-type="float" office:value="0.000079042">
                <text:p>0.000079042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381">
                <text:p>1381</text:p>
              </table:table-cell>
              <table:table-cell office:value-type="float" office:value="0.35784">
                <text:p>0.35784</text:p>
              </table:table-cell>
              <table:table-cell office:value-type="float" office:value="0.0000023716">
                <text:p>0.0000023716</text:p>
              </table:table-cell>
              <table:table-cell office:value-type="float" office:value="0.0000022978">
                <text:p>0.000002297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382">
                <text:p>1382</text:p>
              </table:table-cell>
              <table:table-cell office:value-type="float" office:value="0.35274">
                <text:p>0.35274</text:p>
              </table:table-cell>
              <table:table-cell office:value-type="float" office:value="0.0000025672">
                <text:p>0.0000025672</text:p>
              </table:table-cell>
              <table:table-cell office:value-type="float" office:value="0.0000024874">
                <text:p>0.000002487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383">
                <text:p>1383</text:p>
              </table:table-cell>
              <table:table-cell office:value-type="float" office:value="0.35376">
                <text:p>0.35376</text:p>
              </table:table-cell>
              <table:table-cell office:value-type="float" office:value="0.000000044017">
                <text:p>0.000000044017</text:p>
              </table:table-cell>
              <table:table-cell office:value-type="float" office:value="0.000000042653">
                <text:p>0.00000004265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384">
                <text:p>1384</text:p>
              </table:table-cell>
              <table:table-cell office:value-type="float" office:value="0.35594">
                <text:p>0.35594</text:p>
              </table:table-cell>
              <table:table-cell office:value-type="float" office:value="0.00000061689">
                <text:p>0.00000061689</text:p>
              </table:table-cell>
              <table:table-cell office:value-type="float" office:value="0.00000059782">
                <text:p>0.00000059782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385">
                <text:p>1385</text:p>
              </table:table-cell>
              <table:table-cell office:value-type="float" office:value="0.35242">
                <text:p>0.35242</text:p>
              </table:table-cell>
              <table:table-cell office:value-type="float" office:value="0.0000020899">
                <text:p>0.0000020899</text:p>
              </table:table-cell>
              <table:table-cell office:value-type="float" office:value="0.0000020255">
                <text:p>0.000002025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386">
                <text:p>1386</text:p>
              </table:table-cell>
              <table:table-cell office:value-type="float" office:value="0.35493">
                <text:p>0.35493</text:p>
              </table:table-cell>
              <table:table-cell office:value-type="float" office:value="0.0000025215">
                <text:p>0.0000025215</text:p>
              </table:table-cell>
              <table:table-cell office:value-type="float" office:value="0.0000024441">
                <text:p>0.000002444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387">
                <text:p>1387</text:p>
              </table:table-cell>
              <table:table-cell office:value-type="float" office:value="0.35136">
                <text:p>0.35136</text:p>
              </table:table-cell>
              <table:table-cell office:value-type="float" office:value="0.00019896">
                <text:p>0.00019896</text:p>
              </table:table-cell>
              <table:table-cell office:value-type="float" office:value="0.00019288">
                <text:p>0.0001928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388">
                <text:p>1388</text:p>
              </table:table-cell>
              <table:table-cell office:value-type="float" office:value="0.35277">
                <text:p>0.35277</text:p>
              </table:table-cell>
              <table:table-cell office:value-type="float" office:value="0.0000040262">
                <text:p>0.0000040262</text:p>
              </table:table-cell>
              <table:table-cell office:value-type="float" office:value="0.0000039037">
                <text:p>0.000003903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389">
                <text:p>1389</text:p>
              </table:table-cell>
              <table:table-cell office:value-type="float" office:value="0.35406">
                <text:p>0.35406</text:p>
              </table:table-cell>
              <table:table-cell office:value-type="float" office:value="0.00058098">
                <text:p>0.00058098</text:p>
              </table:table-cell>
              <table:table-cell office:value-type="float" office:value="0.00056338">
                <text:p>0.0005633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390">
                <text:p>1390</text:p>
              </table:table-cell>
              <table:table-cell office:value-type="float" office:value="0.34736">
                <text:p>0.34736</text:p>
              </table:table-cell>
              <table:table-cell office:value-type="float" office:value="0.00049328">
                <text:p>0.00049328</text:p>
              </table:table-cell>
              <table:table-cell office:value-type="float" office:value="0.00047836">
                <text:p>0.0004783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391">
                <text:p>1391</text:p>
              </table:table-cell>
              <table:table-cell office:value-type="float" office:value="0.35242">
                <text:p>0.35242</text:p>
              </table:table-cell>
              <table:table-cell office:value-type="float" office:value="0.00034384">
                <text:p>0.00034384</text:p>
              </table:table-cell>
              <table:table-cell office:value-type="float" office:value="0.00033345">
                <text:p>0.00033345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392">
                <text:p>1392</text:p>
              </table:table-cell>
              <table:table-cell office:value-type="float" office:value="0.35179">
                <text:p>0.35179</text:p>
              </table:table-cell>
              <table:table-cell office:value-type="float" office:value="0.000023782">
                <text:p>0.000023782</text:p>
              </table:table-cell>
              <table:table-cell office:value-type="float" office:value="0.000023065">
                <text:p>0.00002306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93">
                <text:p>1393</text:p>
              </table:table-cell>
              <table:table-cell office:value-type="float" office:value="0.35008">
                <text:p>0.35008</text:p>
              </table:table-cell>
              <table:table-cell office:value-type="float" office:value="0.00011586">
                <text:p>0.00011586</text:p>
              </table:table-cell>
              <table:table-cell office:value-type="float" office:value="0.00011238">
                <text:p>0.0001123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394">
                <text:p>1394</text:p>
              </table:table-cell>
              <table:table-cell office:value-type="float" office:value="0.3476">
                <text:p>0.3476</text:p>
              </table:table-cell>
              <table:table-cell office:value-type="float" office:value="0.000075526">
                <text:p>0.000075526</text:p>
              </table:table-cell>
              <table:table-cell office:value-type="float" office:value="0.000073268">
                <text:p>0.00007326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395">
                <text:p>1395</text:p>
              </table:table-cell>
              <table:table-cell office:value-type="float" office:value="0.34754">
                <text:p>0.34754</text:p>
              </table:table-cell>
              <table:table-cell office:value-type="float" office:value="0.00000067136">
                <text:p>0.00000067136</text:p>
              </table:table-cell>
              <table:table-cell office:value-type="float" office:value="0.00000065137">
                <text:p>0.0000006513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396">
                <text:p>1396</text:p>
              </table:table-cell>
              <table:table-cell office:value-type="float" office:value="0.34943">
                <text:p>0.34943</text:p>
              </table:table-cell>
              <table:table-cell office:value-type="float" office:value="0.0000000063215">
                <text:p>0.0000000063215</text:p>
              </table:table-cell>
              <table:table-cell office:value-type="float" office:value="0.0000000061338">
                <text:p>0.000000006133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97">
                <text:p>1397</text:p>
              </table:table-cell>
              <table:table-cell office:value-type="float" office:value="0.34932">
                <text:p>0.34932</text:p>
              </table:table-cell>
              <table:table-cell office:value-type="float" office:value="0.000049057">
                <text:p>0.000049057</text:p>
              </table:table-cell>
              <table:table-cell office:value-type="float" office:value="0.000047605">
                <text:p>0.00004760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398">
                <text:p>1398</text:p>
              </table:table-cell>
              <table:table-cell office:value-type="float" office:value="0.34952">
                <text:p>0.34952</text:p>
              </table:table-cell>
              <table:table-cell office:value-type="float" office:value="0.0012704">
                <text:p>0.0012704</text:p>
              </table:table-cell>
              <table:table-cell office:value-type="float" office:value="0.0012329">
                <text:p>0.00123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399">
                <text:p>1399</text:p>
              </table:table-cell>
              <table:table-cell office:value-type="float" office:value="0.34886">
                <text:p>0.34886</text:p>
              </table:table-cell>
              <table:table-cell office:value-type="float" office:value="0.00081226">
                <text:p>0.00081226</text:p>
              </table:table-cell>
              <table:table-cell office:value-type="float" office:value="0.00078835">
                <text:p>0.0007883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400">
                <text:p>1400</text:p>
              </table:table-cell>
              <table:table-cell office:value-type="float" office:value="0.33896">
                <text:p>0.33896</text:p>
              </table:table-cell>
              <table:table-cell office:value-type="float" office:value="0.0000000032466">
                <text:p>0.0000000032466</text:p>
              </table:table-cell>
              <table:table-cell office:value-type="float" office:value="0.0000000031513">
                <text:p>0.00000000315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401">
                <text:p>1401</text:p>
              </table:table-cell>
              <table:table-cell office:value-type="float" office:value="0.33929">
                <text:p>0.33929</text:p>
              </table:table-cell>
              <table:table-cell office:value-type="float" office:value="0.000000010528">
                <text:p>0.000000010528</text:p>
              </table:table-cell>
              <table:table-cell office:value-type="float" office:value="0.000000010219">
                <text:p>0.00000001021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402">
                <text:p>1402</text:p>
              </table:table-cell>
              <table:table-cell office:value-type="float" office:value="0.34411">
                <text:p>0.34411</text:p>
              </table:table-cell>
              <table:table-cell office:value-type="float" office:value="0.0018353">
                <text:p>0.0018353</text:p>
              </table:table-cell>
              <table:table-cell office:value-type="float" office:value="0.0017817">
                <text:p>0.001781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403">
                <text:p>1403</text:p>
              </table:table-cell>
              <table:table-cell office:value-type="float" office:value="0.34014">
                <text:p>0.34014</text:p>
              </table:table-cell>
              <table:table-cell office:value-type="float" office:value="0.00238">
                <text:p>0.00238</text:p>
              </table:table-cell>
              <table:table-cell office:value-type="float" office:value="0.0023108">
                <text:p>0.002310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404">
                <text:p>1404</text:p>
              </table:table-cell>
              <table:table-cell office:value-type="float" office:value="0.34106">
                <text:p>0.34106</text:p>
              </table:table-cell>
              <table:table-cell office:value-type="float" office:value="0.00073892">
                <text:p>0.00073892</text:p>
              </table:table-cell>
              <table:table-cell office:value-type="float" office:value="0.00071755">
                <text:p>0.00071755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405">
                <text:p>1405</text:p>
              </table:table-cell>
              <table:table-cell office:value-type="float" office:value="0.34012">
                <text:p>0.34012</text:p>
              </table:table-cell>
              <table:table-cell office:value-type="float" office:value="0.00000036444">
                <text:p>0.00000036444</text:p>
              </table:table-cell>
              <table:table-cell office:value-type="float" office:value="0.00000035395">
                <text:p>0.00000035395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406">
                <text:p>1406</text:p>
              </table:table-cell>
              <table:table-cell office:value-type="float" office:value="0.34164">
                <text:p>0.34164</text:p>
              </table:table-cell>
              <table:table-cell office:value-type="float" office:value="0.0020448">
                <text:p>0.0020448</text:p>
              </table:table-cell>
              <table:table-cell office:value-type="float" office:value="0.0019861">
                <text:p>0.001986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407">
                <text:p>1407</text:p>
              </table:table-cell>
              <table:table-cell office:value-type="float" office:value="0.34085">
                <text:p>0.34085</text:p>
              </table:table-cell>
              <table:table-cell office:value-type="float" office:value="0.00017457">
                <text:p>0.00017457</text:p>
              </table:table-cell>
              <table:table-cell office:value-type="float" office:value="0.00016957">
                <text:p>0.0001695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408">
                <text:p>1408</text:p>
              </table:table-cell>
              <table:table-cell office:value-type="float" office:value="0.34007">
                <text:p>0.34007</text:p>
              </table:table-cell>
              <table:table-cell office:value-type="float" office:value="0.0016493">
                <text:p>0.0016493</text:p>
              </table:table-cell>
              <table:table-cell office:value-type="float" office:value="0.0016023">
                <text:p>0.001602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409">
                <text:p>1409</text:p>
              </table:table-cell>
              <table:table-cell office:value-type="float" office:value="0.34118">
                <text:p>0.34118</text:p>
              </table:table-cell>
              <table:table-cell office:value-type="float" office:value="0.00061919">
                <text:p>0.00061919</text:p>
              </table:table-cell>
              <table:table-cell office:value-type="float" office:value="0.00060159">
                <text:p>0.00060159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410">
                <text:p>1410</text:p>
              </table:table-cell>
              <table:table-cell office:value-type="float" office:value="0.34046">
                <text:p>0.34046</text:p>
              </table:table-cell>
              <table:table-cell office:value-type="float" office:value="0.00046653">
                <text:p>0.00046653</text:p>
              </table:table-cell>
              <table:table-cell office:value-type="float" office:value="0.00045332">
                <text:p>0.000453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411">
                <text:p>1411</text:p>
              </table:table-cell>
              <table:table-cell office:value-type="float" office:value="0.33767">
                <text:p>0.33767</text:p>
              </table:table-cell>
              <table:table-cell office:value-type="float" office:value="0.0021142">
                <text:p>0.0021142</text:p>
              </table:table-cell>
              <table:table-cell office:value-type="float" office:value="0.0020544">
                <text:p>0.002054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412">
                <text:p>1412</text:p>
              </table:table-cell>
              <table:table-cell office:value-type="float" office:value="0.3292">
                <text:p>0.3292</text:p>
              </table:table-cell>
              <table:table-cell office:value-type="float" office:value="0.0026396">
                <text:p>0.0026396</text:p>
              </table:table-cell>
              <table:table-cell office:value-type="float" office:value="0.002565">
                <text:p>0.00256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13">
                <text:p>1413</text:p>
              </table:table-cell>
              <table:table-cell office:value-type="float" office:value="0.3329">
                <text:p>0.3329</text:p>
              </table:table-cell>
              <table:table-cell office:value-type="float" office:value="0.023353">
                <text:p>0.023353</text:p>
              </table:table-cell>
              <table:table-cell office:value-type="float" office:value="0.02269">
                <text:p>0.02269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414">
                <text:p>1414</text:p>
              </table:table-cell>
              <table:table-cell office:value-type="float" office:value="0.33704">
                <text:p>0.33704</text:p>
              </table:table-cell>
              <table:table-cell office:value-type="float" office:value="0.00036378">
                <text:p>0.00036378</text:p>
              </table:table-cell>
              <table:table-cell office:value-type="float" office:value="0.00035359">
                <text:p>0.00035359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415">
                <text:p>1415</text:p>
              </table:table-cell>
              <table:table-cell office:value-type="float" office:value="0.33707">
                <text:p>0.33707</text:p>
              </table:table-cell>
              <table:table-cell office:value-type="float" office:value="0.00018366">
                <text:p>0.00018366</text:p>
              </table:table-cell>
              <table:table-cell office:value-type="float" office:value="0.00017854">
                <text:p>0.00017854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416">
                <text:p>1416</text:p>
              </table:table-cell>
              <table:table-cell office:value-type="float" office:value="0.33503">
                <text:p>0.33503</text:p>
              </table:table-cell>
              <table:table-cell office:value-type="float" office:value="0.035565">
                <text:p>0.035565</text:p>
              </table:table-cell>
              <table:table-cell office:value-type="float" office:value="0.034561">
                <text:p>0.03456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417">
                <text:p>1417</text:p>
              </table:table-cell>
              <table:table-cell office:value-type="float" office:value="0.33748">
                <text:p>0.33748</text:p>
              </table:table-cell>
              <table:table-cell office:value-type="float" office:value="0.011759">
                <text:p>0.011759</text:p>
              </table:table-cell>
              <table:table-cell office:value-type="float" office:value="0.011431">
                <text:p>0.01143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418">
                <text:p>1418</text:p>
              </table:table-cell>
              <table:table-cell office:value-type="float" office:value="0.33773">
                <text:p>0.33773</text:p>
              </table:table-cell>
              <table:table-cell office:value-type="float" office:value="0.013559">
                <text:p>0.013559</text:p>
              </table:table-cell>
              <table:table-cell office:value-type="float" office:value="0.013182">
                <text:p>0.013182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419">
                <text:p>1419</text:p>
              </table:table-cell>
              <table:table-cell office:value-type="float" office:value="0.33391">
                <text:p>0.33391</text:p>
              </table:table-cell>
              <table:table-cell office:value-type="float" office:value="0.0021442">
                <text:p>0.0021442</text:p>
              </table:table-cell>
              <table:table-cell office:value-type="float" office:value="0.0020851">
                <text:p>0.002085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20">
                <text:p>1420</text:p>
              </table:table-cell>
              <table:table-cell office:value-type="float" office:value="0.3327">
                <text:p>0.3327</text:p>
              </table:table-cell>
              <table:table-cell office:value-type="float" office:value="0.0082718">
                <text:p>0.0082718</text:p>
              </table:table-cell>
              <table:table-cell office:value-type="float" office:value="0.0080437">
                <text:p>0.008043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421">
                <text:p>1421</text:p>
              </table:table-cell>
              <table:table-cell office:value-type="float" office:value="0.33594">
                <text:p>0.33594</text:p>
              </table:table-cell>
              <table:table-cell office:value-type="float" office:value="0.0091637">
                <text:p>0.0091637</text:p>
              </table:table-cell>
              <table:table-cell office:value-type="float" office:value="0.0089117">
                <text:p>0.00891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422">
                <text:p>1422</text:p>
              </table:table-cell>
              <table:table-cell office:value-type="float" office:value="0.32875">
                <text:p>0.32875</text:p>
              </table:table-cell>
              <table:table-cell office:value-type="float" office:value="0.046314">
                <text:p>0.046314</text:p>
              </table:table-cell>
              <table:table-cell office:value-type="float" office:value="0.045023">
                <text:p>0.04502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423">
                <text:p>1423</text:p>
              </table:table-cell>
              <table:table-cell office:value-type="float" office:value="0.32884">
                <text:p>0.32884</text:p>
              </table:table-cell>
              <table:table-cell office:value-type="float" office:value="0.0092198">
                <text:p>0.0092198</text:p>
              </table:table-cell>
              <table:table-cell office:value-type="float" office:value="0.0089676">
                <text:p>0.008967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424">
                <text:p>1424</text:p>
              </table:table-cell>
              <table:table-cell office:value-type="float" office:value="0.32772">
                <text:p>0.32772</text:p>
              </table:table-cell>
              <table:table-cell office:value-type="float" office:value="0.016975">
                <text:p>0.016975</text:p>
              </table:table-cell>
              <table:table-cell office:value-type="float" office:value="0.016511">
                <text:p>0.016511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425">
                <text:p>1425</text:p>
              </table:table-cell>
              <table:table-cell office:value-type="float" office:value="0.33256">
                <text:p>0.33256</text:p>
              </table:table-cell>
              <table:table-cell office:value-type="float" office:value="0.02585">
                <text:p>0.02585</text:p>
              </table:table-cell>
              <table:table-cell office:value-type="float" office:value="0.025142">
                <text:p>0.025142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426">
                <text:p>1426</text:p>
              </table:table-cell>
              <table:table-cell office:value-type="float" office:value="0.32306">
                <text:p>0.32306</text:p>
              </table:table-cell>
              <table:table-cell office:value-type="float" office:value="0.027792">
                <text:p>0.027792</text:p>
              </table:table-cell>
              <table:table-cell office:value-type="float" office:value="0.027032">
                <text:p>0.027032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427">
                <text:p>1427</text:p>
              </table:table-cell>
              <table:table-cell office:value-type="float" office:value="0.32745">
                <text:p>0.32745</text:p>
              </table:table-cell>
              <table:table-cell office:value-type="float" office:value="0.049546">
                <text:p>0.049546</text:p>
              </table:table-cell>
              <table:table-cell office:value-type="float" office:value="0.04818">
                <text:p>0.048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428">
                <text:p>1428</text:p>
              </table:table-cell>
              <table:table-cell office:value-type="float" office:value="0.33036">
                <text:p>0.33036</text:p>
              </table:table-cell>
              <table:table-cell office:value-type="float" office:value="0.0045588">
                <text:p>0.0045588</text:p>
              </table:table-cell>
              <table:table-cell office:value-type="float" office:value="0.004436">
                <text:p>0.004436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429">
                <text:p>1429</text:p>
              </table:table-cell>
              <table:table-cell office:value-type="float" office:value="0.32347">
                <text:p>0.32347</text:p>
              </table:table-cell>
              <table:table-cell office:value-type="float" office:value="0.03802">
                <text:p>0.03802</text:p>
              </table:table-cell>
              <table:table-cell office:value-type="float" office:value="0.036985">
                <text:p>0.03698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30">
                <text:p>1430</text:p>
              </table:table-cell>
              <table:table-cell office:value-type="float" office:value="0.32277">
                <text:p>0.32277</text:p>
              </table:table-cell>
              <table:table-cell office:value-type="float" office:value="0.061601">
                <text:p>0.061601</text:p>
              </table:table-cell>
              <table:table-cell office:value-type="float" office:value="0.059912">
                <text:p>0.05991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431">
                <text:p>1431</text:p>
              </table:table-cell>
              <table:table-cell office:value-type="float" office:value="0.32421">
                <text:p>0.32421</text:p>
              </table:table-cell>
              <table:table-cell office:value-type="float" office:value="0.050156">
                <text:p>0.050156</text:p>
              </table:table-cell>
              <table:table-cell office:value-type="float" office:value="0.048792">
                <text:p>0.048792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432">
                <text:p>1432</text:p>
              </table:table-cell>
              <table:table-cell office:value-type="float" office:value="0.33114">
                <text:p>0.33114</text:p>
              </table:table-cell>
              <table:table-cell office:value-type="float" office:value="0.0025194">
                <text:p>0.0025194</text:p>
              </table:table-cell>
              <table:table-cell office:value-type="float" office:value="0.0024524">
                <text:p>0.002452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433">
                <text:p>1433</text:p>
              </table:table-cell>
              <table:table-cell office:value-type="float" office:value="0.33067">
                <text:p>0.33067</text:p>
              </table:table-cell>
              <table:table-cell office:value-type="float" office:value="0.035834">
                <text:p>0.035834</text:p>
              </table:table-cell>
              <table:table-cell office:value-type="float" office:value="0.03487">
                <text:p>0.0348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434">
                <text:p>1434</text:p>
              </table:table-cell>
              <table:table-cell office:value-type="float" office:value="0.32509">
                <text:p>0.32509</text:p>
              </table:table-cell>
              <table:table-cell office:value-type="float" office:value="0.020962">
                <text:p>0.020962</text:p>
              </table:table-cell>
              <table:table-cell office:value-type="float" office:value="0.020403">
                <text:p>0.02040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435">
                <text:p>1435</text:p>
              </table:table-cell>
              <table:table-cell office:value-type="float" office:value="0.32731">
                <text:p>0.32731</text:p>
              </table:table-cell>
              <table:table-cell office:value-type="float" office:value="0.021416">
                <text:p>0.021416</text:p>
              </table:table-cell>
              <table:table-cell office:value-type="float" office:value="0.020847">
                <text:p>0.02084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436">
                <text:p>1436</text:p>
              </table:table-cell>
              <table:table-cell office:value-type="float" office:value="0.32662">
                <text:p>0.32662</text:p>
              </table:table-cell>
              <table:table-cell office:value-type="float" office:value="0.038351">
                <text:p>0.038351</text:p>
              </table:table-cell>
              <table:table-cell office:value-type="float" office:value="0.037326">
                <text:p>0.037326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437">
                <text:p>1437</text:p>
              </table:table-cell>
              <table:table-cell office:value-type="float" office:value="0.32786">
                <text:p>0.32786</text:p>
              </table:table-cell>
              <table:table-cell office:value-type="float" office:value="0.02988">
                <text:p>0.02988</text:p>
              </table:table-cell>
              <table:table-cell office:value-type="float" office:value="0.029085">
                <text:p>0.0290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438">
                <text:p>1438</text:p>
              </table:table-cell>
              <table:table-cell office:value-type="float" office:value="0.32601">
                <text:p>0.32601</text:p>
              </table:table-cell>
              <table:table-cell office:value-type="float" office:value="0.013263">
                <text:p>0.013263</text:p>
              </table:table-cell>
              <table:table-cell office:value-type="float" office:value="0.012913">
                <text:p>0.01291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439">
                <text:p>1439</text:p>
              </table:table-cell>
              <table:table-cell office:value-type="float" office:value="0.32856">
                <text:p>0.32856</text:p>
              </table:table-cell>
              <table:table-cell office:value-type="float" office:value="0.051039">
                <text:p>0.051039</text:p>
              </table:table-cell>
              <table:table-cell office:value-type="float" office:value="0.049672">
                <text:p>0.04967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440">
                <text:p>1440</text:p>
              </table:table-cell>
              <table:table-cell office:value-type="float" office:value="0.31269">
                <text:p>0.31269</text:p>
              </table:table-cell>
              <table:table-cell office:value-type="float" office:value="0.039601">
                <text:p>0.039601</text:p>
              </table:table-cell>
              <table:table-cell office:value-type="float" office:value="0.038547">
                <text:p>0.03854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441">
                <text:p>1441</text:p>
              </table:table-cell>
              <table:table-cell office:value-type="float" office:value="0.31695">
                <text:p>0.31695</text:p>
              </table:table-cell>
              <table:table-cell office:value-type="float" office:value="0.0318">
                <text:p>0.0318</text:p>
              </table:table-cell>
              <table:table-cell office:value-type="float" office:value="0.030959">
                <text:p>0.030959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442">
                <text:p>1442</text:p>
              </table:table-cell>
              <table:table-cell office:value-type="float" office:value="0.31584">
                <text:p>0.31584</text:p>
              </table:table-cell>
              <table:table-cell office:value-type="float" office:value="0.036317">
                <text:p>0.036317</text:p>
              </table:table-cell>
              <table:table-cell office:value-type="float" office:value="0.035356">
                <text:p>0.03535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443">
                <text:p>1443</text:p>
              </table:table-cell>
              <table:table-cell office:value-type="float" office:value="0.3178">
                <text:p>0.3178</text:p>
              </table:table-cell>
              <table:table-cell office:value-type="float" office:value="0.045063">
                <text:p>0.045063</text:p>
              </table:table-cell>
              <table:table-cell office:value-type="float" office:value="0.043868">
                <text:p>0.04386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444">
                <text:p>1444</text:p>
              </table:table-cell>
              <table:table-cell office:value-type="float" office:value="0.31911">
                <text:p>0.31911</text:p>
              </table:table-cell>
              <table:table-cell office:value-type="float" office:value="0.061791">
                <text:p>0.061791</text:p>
              </table:table-cell>
              <table:table-cell office:value-type="float" office:value="0.060143">
                <text:p>0.06014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445">
                <text:p>1445</text:p>
              </table:table-cell>
              <table:table-cell office:value-type="float" office:value="0.31929">
                <text:p>0.31929</text:p>
              </table:table-cell>
              <table:table-cell office:value-type="float" office:value="0.049751">
                <text:p>0.049751</text:p>
              </table:table-cell>
              <table:table-cell office:value-type="float" office:value="0.048434">
                <text:p>0.04843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446">
                <text:p>1446</text:p>
              </table:table-cell>
              <table:table-cell office:value-type="float" office:value="0.32135">
                <text:p>0.32135</text:p>
              </table:table-cell>
              <table:table-cell office:value-type="float" office:value="0.023095">
                <text:p>0.023095</text:p>
              </table:table-cell>
              <table:table-cell office:value-type="float" office:value="0.022492">
                <text:p>0.022492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447">
                <text:p>1447</text:p>
              </table:table-cell>
              <table:table-cell office:value-type="float" office:value="0.3176">
                <text:p>0.3176</text:p>
              </table:table-cell>
              <table:table-cell office:value-type="float" office:value="0.036215">
                <text:p>0.036215</text:p>
              </table:table-cell>
              <table:table-cell office:value-type="float" office:value="0.035265">
                <text:p>0.03526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448">
                <text:p>1448</text:p>
              </table:table-cell>
              <table:table-cell office:value-type="float" office:value="0.32096">
                <text:p>0.32096</text:p>
              </table:table-cell>
              <table:table-cell office:value-type="float" office:value="0.11569">
                <text:p>0.11569</text:p>
              </table:table-cell>
              <table:table-cell office:value-type="float" office:value="0.11254">
                <text:p>0.1125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449">
                <text:p>1449</text:p>
              </table:table-cell>
              <table:table-cell office:value-type="float" office:value="0.32026">
                <text:p>0.32026</text:p>
              </table:table-cell>
              <table:table-cell office:value-type="float" office:value="0.10213">
                <text:p>0.10213</text:p>
              </table:table-cell>
              <table:table-cell office:value-type="float" office:value="0.099374">
                <text:p>0.099374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450">
                <text:p>1450</text:p>
              </table:table-cell>
              <table:table-cell office:value-type="float" office:value="0.31774">
                <text:p>0.31774</text:p>
              </table:table-cell>
              <table:table-cell office:value-type="float" office:value="0.027412">
                <text:p>0.027412</text:p>
              </table:table-cell>
              <table:table-cell office:value-type="float" office:value="0.026699">
                <text:p>0.026699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451">
                <text:p>1451</text:p>
              </table:table-cell>
              <table:table-cell office:value-type="float" office:value="0.31367">
                <text:p>0.31367</text:p>
              </table:table-cell>
              <table:table-cell office:value-type="float" office:value="0.011271">
                <text:p>0.011271</text:p>
              </table:table-cell>
              <table:table-cell office:value-type="float" office:value="0.01098">
                <text:p>0.0109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52">
                <text:p>1452</text:p>
              </table:table-cell>
              <table:table-cell office:value-type="float" office:value="0.31355">
                <text:p>0.31355</text:p>
              </table:table-cell>
              <table:table-cell office:value-type="float" office:value="0.062361">
                <text:p>0.062361</text:p>
              </table:table-cell>
              <table:table-cell office:value-type="float" office:value="0.060718">
                <text:p>0.0607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453">
                <text:p>1453</text:p>
              </table:table-cell>
              <table:table-cell office:value-type="float" office:value="0.31539">
                <text:p>0.31539</text:p>
              </table:table-cell>
              <table:table-cell office:value-type="float" office:value="0.081978">
                <text:p>0.081978</text:p>
              </table:table-cell>
              <table:table-cell office:value-type="float" office:value="0.079803">
                <text:p>0.07980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454">
                <text:p>1454</text:p>
              </table:table-cell>
              <table:table-cell office:value-type="float" office:value="0.31282">
                <text:p>0.31282</text:p>
              </table:table-cell>
              <table:table-cell office:value-type="float" office:value="0.13759">
                <text:p>0.13759</text:p>
              </table:table-cell>
              <table:table-cell office:value-type="float" office:value="0.13384">
                <text:p>0.1338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455">
                <text:p>1455</text:p>
              </table:table-cell>
              <table:table-cell office:value-type="float" office:value="0.3121">
                <text:p>0.3121</text:p>
              </table:table-cell>
              <table:table-cell office:value-type="float" office:value="0.06615">
                <text:p>0.06615</text:p>
              </table:table-cell>
              <table:table-cell office:value-type="float" office:value="0.064409">
                <text:p>0.064409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456">
                <text:p>1456</text:p>
              </table:table-cell>
              <table:table-cell office:value-type="float" office:value="0.30956">
                <text:p>0.30956</text:p>
              </table:table-cell>
              <table:table-cell office:value-type="float" office:value="0.088509">
                <text:p>0.088509</text:p>
              </table:table-cell>
              <table:table-cell office:value-type="float" office:value="0.086158">
                <text:p>0.08615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457">
                <text:p>1457</text:p>
              </table:table-cell>
              <table:table-cell office:value-type="float" office:value="0.31241">
                <text:p>0.31241</text:p>
              </table:table-cell>
              <table:table-cell office:value-type="float" office:value="0.117">
                <text:p>0.117</text:p>
              </table:table-cell>
              <table:table-cell office:value-type="float" office:value="0.11386">
                <text:p>0.1138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458">
                <text:p>1458</text:p>
              </table:table-cell>
              <table:table-cell office:value-type="float" office:value="0.31612">
                <text:p>0.31612</text:p>
              </table:table-cell>
              <table:table-cell office:value-type="float" office:value="0.13643">
                <text:p>0.13643</text:p>
              </table:table-cell>
              <table:table-cell office:value-type="float" office:value="0.13273">
                <text:p>0.1327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459">
                <text:p>1459</text:p>
              </table:table-cell>
              <table:table-cell office:value-type="float" office:value="0.31746">
                <text:p>0.31746</text:p>
              </table:table-cell>
              <table:table-cell office:value-type="float" office:value="0.16307">
                <text:p>0.16307</text:p>
              </table:table-cell>
              <table:table-cell office:value-type="float" office:value="0.1586">
                <text:p>0.158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460">
                <text:p>1460</text:p>
              </table:table-cell>
              <table:table-cell office:value-type="float" office:value="0.31367">
                <text:p>0.31367</text:p>
              </table:table-cell>
              <table:table-cell office:value-type="float" office:value="0.085421">
                <text:p>0.085421</text:p>
              </table:table-cell>
              <table:table-cell office:value-type="float" office:value="0.083161">
                <text:p>0.083161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461">
                <text:p>1461</text:p>
              </table:table-cell>
              <table:table-cell office:value-type="float" office:value="0.31308">
                <text:p>0.31308</text:p>
              </table:table-cell>
              <table:table-cell office:value-type="float" office:value="0.090276">
                <text:p>0.090276</text:p>
              </table:table-cell>
              <table:table-cell office:value-type="float" office:value="0.087886">
                <text:p>0.08788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462">
                <text:p>1462</text:p>
              </table:table-cell>
              <table:table-cell office:value-type="float" office:value="0.31018">
                <text:p>0.31018</text:p>
              </table:table-cell>
              <table:table-cell office:value-type="float" office:value="0.1306">
                <text:p>0.1306</text:p>
              </table:table-cell>
              <table:table-cell office:value-type="float" office:value="0.12708">
                <text:p>0.1270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463">
                <text:p>1463</text:p>
              </table:table-cell>
              <table:table-cell office:value-type="float" office:value="0.30823">
                <text:p>0.30823</text:p>
              </table:table-cell>
              <table:table-cell office:value-type="float" office:value="0.043225">
                <text:p>0.043225</text:p>
              </table:table-cell>
              <table:table-cell office:value-type="float" office:value="0.042106">
                <text:p>0.04210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464">
                <text:p>1464</text:p>
              </table:table-cell>
              <table:table-cell office:value-type="float" office:value="0.3082">
                <text:p>0.3082</text:p>
              </table:table-cell>
              <table:table-cell office:value-type="float" office:value="0.15184">
                <text:p>0.15184</text:p>
              </table:table-cell>
              <table:table-cell office:value-type="float" office:value="0.1477">
                <text:p>0.147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65">
                <text:p>1465</text:p>
              </table:table-cell>
              <table:table-cell office:value-type="float" office:value="0.31158">
                <text:p>0.31158</text:p>
              </table:table-cell>
              <table:table-cell office:value-type="float" office:value="0.093383">
                <text:p>0.093383</text:p>
              </table:table-cell>
              <table:table-cell office:value-type="float" office:value="0.090911">
                <text:p>0.09091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466">
                <text:p>1466</text:p>
              </table:table-cell>
              <table:table-cell office:value-type="float" office:value="0.30696">
                <text:p>0.30696</text:p>
              </table:table-cell>
              <table:table-cell office:value-type="float" office:value="0.065197">
                <text:p>0.065197</text:p>
              </table:table-cell>
              <table:table-cell office:value-type="float" office:value="0.063498">
                <text:p>0.06349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467">
                <text:p>1467</text:p>
              </table:table-cell>
              <table:table-cell office:value-type="float" office:value="0.31322">
                <text:p>0.31322</text:p>
              </table:table-cell>
              <table:table-cell office:value-type="float" office:value="0.036054">
                <text:p>0.036054</text:p>
              </table:table-cell>
              <table:table-cell office:value-type="float" office:value="0.035128">
                <text:p>0.03512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468">
                <text:p>1468</text:p>
              </table:table-cell>
              <table:table-cell office:value-type="float" office:value="0.3075">
                <text:p>0.3075</text:p>
              </table:table-cell>
              <table:table-cell office:value-type="float" office:value="0.076942">
                <text:p>0.076942</text:p>
              </table:table-cell>
              <table:table-cell office:value-type="float" office:value="0.074928">
                <text:p>0.07492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469">
                <text:p>1469</text:p>
              </table:table-cell>
              <table:table-cell office:value-type="float" office:value="0.31201">
                <text:p>0.31201</text:p>
              </table:table-cell>
              <table:table-cell office:value-type="float" office:value="0.094845">
                <text:p>0.094845</text:p>
              </table:table-cell>
              <table:table-cell office:value-type="float" office:value="0.092344">
                <text:p>0.092344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470">
                <text:p>1470</text:p>
              </table:table-cell>
              <table:table-cell office:value-type="float" office:value="0.3101">
                <text:p>0.3101</text:p>
              </table:table-cell>
              <table:table-cell office:value-type="float" office:value="0.049678">
                <text:p>0.049678</text:p>
              </table:table-cell>
              <table:table-cell office:value-type="float" office:value="0.048397">
                <text:p>0.04839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471">
                <text:p>1471</text:p>
              </table:table-cell>
              <table:table-cell office:value-type="float" office:value="0.30414">
                <text:p>0.30414</text:p>
              </table:table-cell>
              <table:table-cell office:value-type="float" office:value="0.017848">
                <text:p>0.017848</text:p>
              </table:table-cell>
              <table:table-cell office:value-type="float" office:value="0.017394">
                <text:p>0.01739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472">
                <text:p>1472</text:p>
              </table:table-cell>
              <table:table-cell office:value-type="float" office:value="0.30581">
                <text:p>0.30581</text:p>
              </table:table-cell>
              <table:table-cell office:value-type="float" office:value="0.046771">
                <text:p>0.046771</text:p>
              </table:table-cell>
              <table:table-cell office:value-type="float" office:value="0.045566">
                <text:p>0.045566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73">
                <text:p>1473</text:p>
              </table:table-cell>
              <table:table-cell office:value-type="float" office:value="0.30552">
                <text:p>0.30552</text:p>
              </table:table-cell>
              <table:table-cell office:value-type="float" office:value="0.070198">
                <text:p>0.070198</text:p>
              </table:table-cell>
              <table:table-cell office:value-type="float" office:value="0.068368">
                <text:p>0.06836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74">
                <text:p>1474</text:p>
              </table:table-cell>
              <table:table-cell office:value-type="float" office:value="0.29705">
                <text:p>0.29705</text:p>
              </table:table-cell>
              <table:table-cell office:value-type="float" office:value="0.097339">
                <text:p>0.097339</text:p>
              </table:table-cell>
              <table:table-cell office:value-type="float" office:value="0.094765">
                <text:p>0.09476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75">
                <text:p>1475</text:p>
              </table:table-cell>
              <table:table-cell office:value-type="float" office:value="0.30349">
                <text:p>0.30349</text:p>
              </table:table-cell>
              <table:table-cell office:value-type="float" office:value="0.18463">
                <text:p>0.18463</text:p>
              </table:table-cell>
              <table:table-cell office:value-type="float" office:value="0.17954">
                <text:p>0.1795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76">
                <text:p>1476</text:p>
              </table:table-cell>
              <table:table-cell office:value-type="float" office:value="0.30369">
                <text:p>0.30369</text:p>
              </table:table-cell>
              <table:table-cell office:value-type="float" office:value="0.068778">
                <text:p>0.068778</text:p>
              </table:table-cell>
              <table:table-cell office:value-type="float" office:value="0.066987">
                <text:p>0.06698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77">
                <text:p>1477</text:p>
              </table:table-cell>
              <table:table-cell office:value-type="float" office:value="0.3025">
                <text:p>0.3025</text:p>
              </table:table-cell>
              <table:table-cell office:value-type="float" office:value="0.069736">
                <text:p>0.069736</text:p>
              </table:table-cell>
              <table:table-cell office:value-type="float" office:value="0.067916">
                <text:p>0.06791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78">
                <text:p>1478</text:p>
              </table:table-cell>
              <table:table-cell office:value-type="float" office:value="0.30228">
                <text:p>0.30228</text:p>
              </table:table-cell>
              <table:table-cell office:value-type="float" office:value="0.06348">
                <text:p>0.06348</text:p>
              </table:table-cell>
              <table:table-cell office:value-type="float" office:value="0.061825">
                <text:p>0.061825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479">
                <text:p>1479</text:p>
              </table:table-cell>
              <table:table-cell office:value-type="float" office:value="0.30461">
                <text:p>0.30461</text:p>
              </table:table-cell>
              <table:table-cell office:value-type="float" office:value="0.12001">
                <text:p>0.12001</text:p>
              </table:table-cell>
              <table:table-cell office:value-type="float" office:value="0.1168">
                <text:p>0.11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480">
                <text:p>1480</text:p>
              </table:table-cell>
              <table:table-cell office:value-type="float" office:value="0.30626">
                <text:p>0.30626</text:p>
              </table:table-cell>
              <table:table-cell office:value-type="float" office:value="0.060637">
                <text:p>0.060637</text:p>
              </table:table-cell>
              <table:table-cell office:value-type="float" office:value="0.059063">
                <text:p>0.059063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481">
                <text:p>1481</text:p>
              </table:table-cell>
              <table:table-cell office:value-type="float" office:value="0.30179">
                <text:p>0.30179</text:p>
              </table:table-cell>
              <table:table-cell office:value-type="float" office:value="0.11529">
                <text:p>0.11529</text:p>
              </table:table-cell>
              <table:table-cell office:value-type="float" office:value="0.11221">
                <text:p>0.1122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482">
                <text:p>1482</text:p>
              </table:table-cell>
              <table:table-cell office:value-type="float" office:value="0.30462">
                <text:p>0.30462</text:p>
              </table:table-cell>
              <table:table-cell office:value-type="float" office:value="0.05849">
                <text:p>0.05849</text:p>
              </table:table-cell>
              <table:table-cell office:value-type="float" office:value="0.056967">
                <text:p>0.05696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83">
                <text:p>1483</text:p>
              </table:table-cell>
              <table:table-cell office:value-type="float" office:value="0.29813">
                <text:p>0.29813</text:p>
              </table:table-cell>
              <table:table-cell office:value-type="float" office:value="0.14859">
                <text:p>0.14859</text:p>
              </table:table-cell>
              <table:table-cell office:value-type="float" office:value="0.14454">
                <text:p>0.14454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484">
                <text:p>1484</text:p>
              </table:table-cell>
              <table:table-cell office:value-type="float" office:value="0.30172">
                <text:p>0.30172</text:p>
              </table:table-cell>
              <table:table-cell office:value-type="float" office:value="0.13747">
                <text:p>0.13747</text:p>
              </table:table-cell>
              <table:table-cell office:value-type="float" office:value="0.13375">
                <text:p>0.13375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485">
                <text:p>1485</text:p>
              </table:table-cell>
              <table:table-cell office:value-type="float" office:value="0.30607">
                <text:p>0.30607</text:p>
              </table:table-cell>
              <table:table-cell office:value-type="float" office:value="0.12503">
                <text:p>0.12503</text:p>
              </table:table-cell>
              <table:table-cell office:value-type="float" office:value="0.12168">
                <text:p>0.1216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486">
                <text:p>1486</text:p>
              </table:table-cell>
              <table:table-cell office:value-type="float" office:value="0.30168">
                <text:p>0.30168</text:p>
              </table:table-cell>
              <table:table-cell office:value-type="float" office:value="0.1234">
                <text:p>0.1234</text:p>
              </table:table-cell>
              <table:table-cell office:value-type="float" office:value="0.12008">
                <text:p>0.1200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487">
                <text:p>1487</text:p>
              </table:table-cell>
              <table:table-cell office:value-type="float" office:value="0.29989">
                <text:p>0.29989</text:p>
              </table:table-cell>
              <table:table-cell office:value-type="float" office:value="0.060629">
                <text:p>0.060629</text:p>
              </table:table-cell>
              <table:table-cell office:value-type="float" office:value="0.059042">
                <text:p>0.059042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88">
                <text:p>1488</text:p>
              </table:table-cell>
              <table:table-cell office:value-type="float" office:value="0.26525">
                <text:p>0.26525</text:p>
              </table:table-cell>
              <table:table-cell office:value-type="float" office:value="0.09418">
                <text:p>0.09418</text:p>
              </table:table-cell>
              <table:table-cell office:value-type="float" office:value="0.091654">
                <text:p>0.09165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489">
                <text:p>1489</text:p>
              </table:table-cell>
              <table:table-cell office:value-type="float" office:value="0.2991">
                <text:p>0.2991</text:p>
              </table:table-cell>
              <table:table-cell office:value-type="float" office:value="0.18973">
                <text:p>0.18973</text:p>
              </table:table-cell>
              <table:table-cell office:value-type="float" office:value="0.18443">
                <text:p>0.18443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490">
                <text:p>1490</text:p>
              </table:table-cell>
              <table:table-cell office:value-type="float" office:value="0.30093">
                <text:p>0.30093</text:p>
              </table:table-cell>
              <table:table-cell office:value-type="float" office:value="0.17478">
                <text:p>0.17478</text:p>
              </table:table-cell>
              <table:table-cell office:value-type="float" office:value="0.16993">
                <text:p>0.1699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491">
                <text:p>1491</text:p>
              </table:table-cell>
              <table:table-cell office:value-type="float" office:value="0.30175">
                <text:p>0.30175</text:p>
              </table:table-cell>
              <table:table-cell office:value-type="float" office:value="0.19778">
                <text:p>0.19778</text:p>
              </table:table-cell>
              <table:table-cell office:value-type="float" office:value="0.19222">
                <text:p>0.1922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492">
                <text:p>1492</text:p>
              </table:table-cell>
              <table:table-cell office:value-type="float" office:value="0.29773">
                <text:p>0.29773</text:p>
              </table:table-cell>
              <table:table-cell office:value-type="float" office:value="0.16441">
                <text:p>0.16441</text:p>
              </table:table-cell>
              <table:table-cell office:value-type="float" office:value="0.15986">
                <text:p>0.1598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493">
                <text:p>1493</text:p>
              </table:table-cell>
              <table:table-cell office:value-type="float" office:value="0.302">
                <text:p>0.302</text:p>
              </table:table-cell>
              <table:table-cell office:value-type="float" office:value="0.18157">
                <text:p>0.18157</text:p>
              </table:table-cell>
              <table:table-cell office:value-type="float" office:value="0.17651">
                <text:p>0.1765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94">
                <text:p>1494</text:p>
              </table:table-cell>
              <table:table-cell office:value-type="float" office:value="0.3019">
                <text:p>0.3019</text:p>
              </table:table-cell>
              <table:table-cell office:value-type="float" office:value="0.20367">
                <text:p>0.20367</text:p>
              </table:table-cell>
              <table:table-cell office:value-type="float" office:value="0.19794">
                <text:p>0.1979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495">
                <text:p>1495</text:p>
              </table:table-cell>
              <table:table-cell office:value-type="float" office:value="0.30074">
                <text:p>0.30074</text:p>
              </table:table-cell>
              <table:table-cell office:value-type="float" office:value="0.18253">
                <text:p>0.18253</text:p>
              </table:table-cell>
              <table:table-cell office:value-type="float" office:value="0.17745">
                <text:p>0.17745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496">
                <text:p>1496</text:p>
              </table:table-cell>
              <table:table-cell office:value-type="float" office:value="0.2914">
                <text:p>0.2914</text:p>
              </table:table-cell>
              <table:table-cell office:value-type="float" office:value="0.16852">
                <text:p>0.16852</text:p>
              </table:table-cell>
              <table:table-cell office:value-type="float" office:value="0.16385">
                <text:p>0.1638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497">
                <text:p>1497</text:p>
              </table:table-cell>
              <table:table-cell office:value-type="float" office:value="0.29684">
                <text:p>0.29684</text:p>
              </table:table-cell>
              <table:table-cell office:value-type="float" office:value="0.2285">
                <text:p>0.2285</text:p>
              </table:table-cell>
              <table:table-cell office:value-type="float" office:value="0.22198">
                <text:p>0.2219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498">
                <text:p>1498</text:p>
              </table:table-cell>
              <table:table-cell office:value-type="float" office:value="0.29946">
                <text:p>0.29946</text:p>
              </table:table-cell>
              <table:table-cell office:value-type="float" office:value="0.18968">
                <text:p>0.18968</text:p>
              </table:table-cell>
              <table:table-cell office:value-type="float" office:value="0.18437">
                <text:p>0.1843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99">
                <text:p>1499</text:p>
              </table:table-cell>
              <table:table-cell office:value-type="float" office:value="0.29528">
                <text:p>0.29528</text:p>
              </table:table-cell>
              <table:table-cell office:value-type="float" office:value="0.21759">
                <text:p>0.21759</text:p>
              </table:table-cell>
              <table:table-cell office:value-type="float" office:value="0.21141">
                <text:p>0.2114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00">
                <text:p>1500</text:p>
              </table:table-cell>
              <table:table-cell office:value-type="float" office:value="0.30077">
                <text:p>0.30077</text:p>
              </table:table-cell>
              <table:table-cell office:value-type="float" office:value="0.25061">
                <text:p>0.25061</text:p>
              </table:table-cell>
              <table:table-cell office:value-type="float" office:value="0.24339">
                <text:p>0.2433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01">
                <text:p>1501</text:p>
              </table:table-cell>
              <table:table-cell office:value-type="float" office:value="0.2999">
                <text:p>0.2999</text:p>
              </table:table-cell>
              <table:table-cell office:value-type="float" office:value="0.26552">
                <text:p>0.26552</text:p>
              </table:table-cell>
              <table:table-cell office:value-type="float" office:value="0.25782">
                <text:p>0.2578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02">
                <text:p>1502</text:p>
              </table:table-cell>
              <table:table-cell office:value-type="float" office:value="0.29743">
                <text:p>0.29743</text:p>
              </table:table-cell>
              <table:table-cell office:value-type="float" office:value="0.23356">
                <text:p>0.23356</text:p>
              </table:table-cell>
              <table:table-cell office:value-type="float" office:value="0.22688">
                <text:p>0.2268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03">
                <text:p>1503</text:p>
              </table:table-cell>
              <table:table-cell office:value-type="float" office:value="0.2692">
                <text:p>0.2692</text:p>
              </table:table-cell>
              <table:table-cell office:value-type="float" office:value="0.18493">
                <text:p>0.18493</text:p>
              </table:table-cell>
              <table:table-cell office:value-type="float" office:value="0.17972">
                <text:p>0.179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04">
                <text:p>1504</text:p>
              </table:table-cell>
              <table:table-cell office:value-type="float" office:value="0.28319">
                <text:p>0.28319</text:p>
              </table:table-cell>
              <table:table-cell office:value-type="float" office:value="0.16029">
                <text:p>0.16029</text:p>
              </table:table-cell>
              <table:table-cell office:value-type="float" office:value="0.15586">
                <text:p>0.1558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05">
                <text:p>1505</text:p>
              </table:table-cell>
              <table:table-cell office:value-type="float" office:value="0.27149">
                <text:p>0.27149</text:p>
              </table:table-cell>
              <table:table-cell office:value-type="float" office:value="0.18402">
                <text:p>0.18402</text:p>
              </table:table-cell>
              <table:table-cell office:value-type="float" office:value="0.17885">
                <text:p>0.1788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06">
                <text:p>1506</text:p>
              </table:table-cell>
              <table:table-cell office:value-type="float" office:value="0.28367">
                <text:p>0.28367</text:p>
              </table:table-cell>
              <table:table-cell office:value-type="float" office:value="0.25773">
                <text:p>0.25773</text:p>
              </table:table-cell>
              <table:table-cell office:value-type="float" office:value="0.25026">
                <text:p>0.2502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07">
                <text:p>1507</text:p>
              </table:table-cell>
              <table:table-cell office:value-type="float" office:value="0.29376">
                <text:p>0.29376</text:p>
              </table:table-cell>
              <table:table-cell office:value-type="float" office:value="0.25514">
                <text:p>0.25514</text:p>
              </table:table-cell>
              <table:table-cell office:value-type="float" office:value="0.24779">
                <text:p>0.24779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08">
                <text:p>1508</text:p>
              </table:table-cell>
              <table:table-cell office:value-type="float" office:value="0.29028">
                <text:p>0.29028</text:p>
              </table:table-cell>
              <table:table-cell office:value-type="float" office:value="0.24302">
                <text:p>0.24302</text:p>
              </table:table-cell>
              <table:table-cell office:value-type="float" office:value="0.23606">
                <text:p>0.23606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09">
                <text:p>1509</text:p>
              </table:table-cell>
              <table:table-cell office:value-type="float" office:value="0.28805">
                <text:p>0.28805</text:p>
              </table:table-cell>
              <table:table-cell office:value-type="float" office:value="0.1869">
                <text:p>0.1869</text:p>
              </table:table-cell>
              <table:table-cell office:value-type="float" office:value="0.18169">
                <text:p>0.18169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10">
                <text:p>1510</text:p>
              </table:table-cell>
              <table:table-cell office:value-type="float" office:value="0.29394">
                <text:p>0.29394</text:p>
              </table:table-cell>
              <table:table-cell office:value-type="float" office:value="0.27052">
                <text:p>0.27052</text:p>
              </table:table-cell>
              <table:table-cell office:value-type="float" office:value="0.26269">
                <text:p>0.26269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11">
                <text:p>1511</text:p>
              </table:table-cell>
              <table:table-cell office:value-type="float" office:value="0.29446">
                <text:p>0.29446</text:p>
              </table:table-cell>
              <table:table-cell office:value-type="float" office:value="0.26474">
                <text:p>0.26474</text:p>
              </table:table-cell>
              <table:table-cell office:value-type="float" office:value="0.2571">
                <text:p>0.257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512">
                <text:p>1512</text:p>
              </table:table-cell>
              <table:table-cell office:value-type="float" office:value="0.28845">
                <text:p>0.28845</text:p>
              </table:table-cell>
              <table:table-cell office:value-type="float" office:value="0.26068">
                <text:p>0.26068</text:p>
              </table:table-cell>
              <table:table-cell office:value-type="float" office:value="0.25315">
                <text:p>0.25315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513">
                <text:p>1513</text:p>
              </table:table-cell>
              <table:table-cell office:value-type="float" office:value="0.28729">
                <text:p>0.28729</text:p>
              </table:table-cell>
              <table:table-cell office:value-type="float" office:value="0.24239">
                <text:p>0.24239</text:p>
              </table:table-cell>
              <table:table-cell office:value-type="float" office:value="0.23544">
                <text:p>0.2354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514">
                <text:p>1514</text:p>
              </table:table-cell>
              <table:table-cell office:value-type="float" office:value="0.285">
                <text:p>0.285</text:p>
              </table:table-cell>
              <table:table-cell office:value-type="float" office:value="0.22571">
                <text:p>0.22571</text:p>
              </table:table-cell>
              <table:table-cell office:value-type="float" office:value="0.2193">
                <text:p>0.219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515">
                <text:p>1515</text:p>
              </table:table-cell>
              <table:table-cell office:value-type="float" office:value="0.28807">
                <text:p>0.28807</text:p>
              </table:table-cell>
              <table:table-cell office:value-type="float" office:value="0.26573">
                <text:p>0.26573</text:p>
              </table:table-cell>
              <table:table-cell office:value-type="float" office:value="0.25804">
                <text:p>0.2580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16">
                <text:p>1516</text:p>
              </table:table-cell>
              <table:table-cell office:value-type="float" office:value="0.2872">
                <text:p>0.2872</text:p>
              </table:table-cell>
              <table:table-cell office:value-type="float" office:value="0.25683">
                <text:p>0.25683</text:p>
              </table:table-cell>
              <table:table-cell office:value-type="float" office:value="0.24943">
                <text:p>0.2494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17">
                <text:p>1517</text:p>
              </table:table-cell>
              <table:table-cell office:value-type="float" office:value="0.28526">
                <text:p>0.28526</text:p>
              </table:table-cell>
              <table:table-cell office:value-type="float" office:value="0.24929">
                <text:p>0.24929</text:p>
              </table:table-cell>
              <table:table-cell office:value-type="float" office:value="0.24214">
                <text:p>0.2421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518">
                <text:p>1518</text:p>
              </table:table-cell>
              <table:table-cell office:value-type="float" office:value="0.2897">
                <text:p>0.2897</text:p>
              </table:table-cell>
              <table:table-cell office:value-type="float" office:value="0.25211">
                <text:p>0.25211</text:p>
              </table:table-cell>
              <table:table-cell office:value-type="float" office:value="0.24489">
                <text:p>0.2448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519">
                <text:p>1519</text:p>
              </table:table-cell>
              <table:table-cell office:value-type="float" office:value="0.28495">
                <text:p>0.28495</text:p>
              </table:table-cell>
              <table:table-cell office:value-type="float" office:value="0.24437">
                <text:p>0.24437</text:p>
              </table:table-cell>
              <table:table-cell office:value-type="float" office:value="0.23739">
                <text:p>0.2373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520">
                <text:p>1520</text:p>
              </table:table-cell>
              <table:table-cell office:value-type="float" office:value="0.28786">
                <text:p>0.28786</text:p>
              </table:table-cell>
              <table:table-cell office:value-type="float" office:value="0.2645">
                <text:p>0.2645</text:p>
              </table:table-cell>
              <table:table-cell office:value-type="float" office:value="0.25688">
                <text:p>0.2568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521">
                <text:p>1521</text:p>
              </table:table-cell>
              <table:table-cell office:value-type="float" office:value="0.28083">
                <text:p>0.28083</text:p>
              </table:table-cell>
              <table:table-cell office:value-type="float" office:value="0.27505">
                <text:p>0.27505</text:p>
              </table:table-cell>
              <table:table-cell office:value-type="float" office:value="0.26707">
                <text:p>0.2670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522">
                <text:p>1522</text:p>
              </table:table-cell>
              <table:table-cell office:value-type="float" office:value="0.28031">
                <text:p>0.28031</text:p>
              </table:table-cell>
              <table:table-cell office:value-type="float" office:value="0.26378">
                <text:p>0.26378</text:p>
              </table:table-cell>
              <table:table-cell office:value-type="float" office:value="0.25617">
                <text:p>0.2561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523">
                <text:p>1523</text:p>
              </table:table-cell>
              <table:table-cell office:value-type="float" office:value="0.28448">
                <text:p>0.28448</text:p>
              </table:table-cell>
              <table:table-cell office:value-type="float" office:value="0.28004">
                <text:p>0.28004</text:p>
              </table:table-cell>
              <table:table-cell office:value-type="float" office:value="0.27192">
                <text:p>0.27192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524">
                <text:p>1524</text:p>
              </table:table-cell>
              <table:table-cell office:value-type="float" office:value="0.2846">
                <text:p>0.2846</text:p>
              </table:table-cell>
              <table:table-cell office:value-type="float" office:value="0.27539">
                <text:p>0.27539</text:p>
              </table:table-cell>
              <table:table-cell office:value-type="float" office:value="0.26743">
                <text:p>0.2674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525">
                <text:p>1525</text:p>
              </table:table-cell>
              <table:table-cell office:value-type="float" office:value="0.27846">
                <text:p>0.27846</text:p>
              </table:table-cell>
              <table:table-cell office:value-type="float" office:value="0.25884">
                <text:p>0.25884</text:p>
              </table:table-cell>
              <table:table-cell office:value-type="float" office:value="0.2514">
                <text:p>0.2514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26">
                <text:p>1526</text:p>
              </table:table-cell>
              <table:table-cell office:value-type="float" office:value="0.28596">
                <text:p>0.28596</text:p>
              </table:table-cell>
              <table:table-cell office:value-type="float" office:value="0.26745">
                <text:p>0.26745</text:p>
              </table:table-cell>
              <table:table-cell office:value-type="float" office:value="0.25977">
                <text:p>0.25977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27">
                <text:p>1527</text:p>
              </table:table-cell>
              <table:table-cell office:value-type="float" office:value="0.28297">
                <text:p>0.28297</text:p>
              </table:table-cell>
              <table:table-cell office:value-type="float" office:value="0.2622">
                <text:p>0.2622</text:p>
              </table:table-cell>
              <table:table-cell office:value-type="float" office:value="0.25468">
                <text:p>0.2546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28">
                <text:p>1528</text:p>
              </table:table-cell>
              <table:table-cell office:value-type="float" office:value="0.2849">
                <text:p>0.2849</text:p>
              </table:table-cell>
              <table:table-cell office:value-type="float" office:value="0.27928">
                <text:p>0.27928</text:p>
              </table:table-cell>
              <table:table-cell office:value-type="float" office:value="0.27122">
                <text:p>0.27122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29">
                <text:p>1529</text:p>
              </table:table-cell>
              <table:table-cell office:value-type="float" office:value="0.2829">
                <text:p>0.2829</text:p>
              </table:table-cell>
              <table:table-cell office:value-type="float" office:value="0.27244">
                <text:p>0.27244</text:p>
              </table:table-cell>
              <table:table-cell office:value-type="float" office:value="0.2646">
                <text:p>0.2646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30">
                <text:p>1530</text:p>
              </table:table-cell>
              <table:table-cell office:value-type="float" office:value="0.26731">
                <text:p>0.26731</text:p>
              </table:table-cell>
              <table:table-cell office:value-type="float" office:value="0.25522">
                <text:p>0.25522</text:p>
              </table:table-cell>
              <table:table-cell office:value-type="float" office:value="0.24789">
                <text:p>0.24789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31">
                <text:p>1531</text:p>
              </table:table-cell>
              <table:table-cell office:value-type="float" office:value="0.28272">
                <text:p>0.28272</text:p>
              </table:table-cell>
              <table:table-cell office:value-type="float" office:value="0.26973">
                <text:p>0.26973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32">
                <text:p>1532</text:p>
              </table:table-cell>
              <table:table-cell office:value-type="float" office:value="0.28263">
                <text:p>0.28263</text:p>
              </table:table-cell>
              <table:table-cell office:value-type="float" office:value="0.27839">
                <text:p>0.27839</text:p>
              </table:table-cell>
              <table:table-cell office:value-type="float" office:value="0.27039">
                <text:p>0.2703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33">
                <text:p>1533</text:p>
              </table:table-cell>
              <table:table-cell office:value-type="float" office:value="0.28041">
                <text:p>0.28041</text:p>
              </table:table-cell>
              <table:table-cell office:value-type="float" office:value="0.27714">
                <text:p>0.27714</text:p>
              </table:table-cell>
              <table:table-cell office:value-type="float" office:value="0.26918">
                <text:p>0.269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34">
                <text:p>1534</text:p>
              </table:table-cell>
              <table:table-cell office:value-type="float" office:value="0.27543">
                <text:p>0.27543</text:p>
              </table:table-cell>
              <table:table-cell office:value-type="float" office:value="0.26892">
                <text:p>0.26892</text:p>
              </table:table-cell>
              <table:table-cell office:value-type="float" office:value="0.26122">
                <text:p>0.26122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35">
                <text:p>1535</text:p>
              </table:table-cell>
              <table:table-cell office:value-type="float" office:value="0.27754">
                <text:p>0.27754</text:p>
              </table:table-cell>
              <table:table-cell office:value-type="float" office:value="0.26686">
                <text:p>0.26686</text:p>
              </table:table-cell>
              <table:table-cell office:value-type="float" office:value="0.25924">
                <text:p>0.25924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36">
                <text:p>1536</text:p>
              </table:table-cell>
              <table:table-cell office:value-type="float" office:value="0.28058">
                <text:p>0.28058</text:p>
              </table:table-cell>
              <table:table-cell office:value-type="float" office:value="0.27464">
                <text:p>0.27464</text:p>
              </table:table-cell>
              <table:table-cell office:value-type="float" office:value="0.26679">
                <text:p>0.2667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37">
                <text:p>1537</text:p>
              </table:table-cell>
              <table:table-cell office:value-type="float" office:value="0.28096">
                <text:p>0.28096</text:p>
              </table:table-cell>
              <table:table-cell office:value-type="float" office:value="0.27336">
                <text:p>0.27336</text:p>
              </table:table-cell>
              <table:table-cell office:value-type="float" office:value="0.26558">
                <text:p>0.2655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38">
                <text:p>1538</text:p>
              </table:table-cell>
              <table:table-cell office:value-type="float" office:value="0.27338">
                <text:p>0.27338</text:p>
              </table:table-cell>
              <table:table-cell office:value-type="float" office:value="0.27202">
                <text:p>0.27202</text:p>
              </table:table-cell>
              <table:table-cell office:value-type="float" office:value="0.26427">
                <text:p>0.2642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39">
                <text:p>1539</text:p>
              </table:table-cell>
              <table:table-cell office:value-type="float" office:value="0.27808">
                <text:p>0.27808</text:p>
              </table:table-cell>
              <table:table-cell office:value-type="float" office:value="0.27295">
                <text:p>0.27295</text:p>
              </table:table-cell>
              <table:table-cell office:value-type="float" office:value="0.26519">
                <text:p>0.2651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40">
                <text:p>1540</text:p>
              </table:table-cell>
              <table:table-cell office:value-type="float" office:value="0.26857">
                <text:p>0.26857</text:p>
              </table:table-cell>
              <table:table-cell office:value-type="float" office:value="0.26491">
                <text:p>0.26491</text:p>
              </table:table-cell>
              <table:table-cell office:value-type="float" office:value="0.25737">
                <text:p>0.2573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41">
                <text:p>1541</text:p>
              </table:table-cell>
              <table:table-cell office:value-type="float" office:value="0.27297">
                <text:p>0.27297</text:p>
              </table:table-cell>
              <table:table-cell office:value-type="float" office:value="0.26904">
                <text:p>0.26904</text:p>
              </table:table-cell>
              <table:table-cell office:value-type="float" office:value="0.26141">
                <text:p>0.2614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42">
                <text:p>1542</text:p>
              </table:table-cell>
              <table:table-cell office:value-type="float" office:value="0.27536">
                <text:p>0.27536</text:p>
              </table:table-cell>
              <table:table-cell office:value-type="float" office:value="0.26927">
                <text:p>0.26927</text:p>
              </table:table-cell>
              <table:table-cell office:value-type="float" office:value="0.26165">
                <text:p>0.261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43">
                <text:p>1543</text:p>
              </table:table-cell>
              <table:table-cell office:value-type="float" office:value="0.27499">
                <text:p>0.27499</text:p>
              </table:table-cell>
              <table:table-cell office:value-type="float" office:value="0.27208">
                <text:p>0.27208</text:p>
              </table:table-cell>
              <table:table-cell office:value-type="float" office:value="0.26439">
                <text:p>0.2643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44">
                <text:p>1544</text:p>
              </table:table-cell>
              <table:table-cell office:value-type="float" office:value="0.27716">
                <text:p>0.27716</text:p>
              </table:table-cell>
              <table:table-cell office:value-type="float" office:value="0.2721">
                <text:p>0.2721</text:p>
              </table:table-cell>
              <table:table-cell office:value-type="float" office:value="0.26443">
                <text:p>0.2644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45">
                <text:p>1545</text:p>
              </table:table-cell>
              <table:table-cell office:value-type="float" office:value="0.27768">
                <text:p>0.27768</text:p>
              </table:table-cell>
              <table:table-cell office:value-type="float" office:value="0.27705">
                <text:p>0.27705</text:p>
              </table:table-cell>
              <table:table-cell office:value-type="float" office:value="0.26922">
                <text:p>0.2692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46">
                <text:p>1546</text:p>
              </table:table-cell>
              <table:table-cell office:value-type="float" office:value="0.27722">
                <text:p>0.27722</text:p>
              </table:table-cell>
              <table:table-cell office:value-type="float" office:value="0.27481">
                <text:p>0.27481</text:p>
              </table:table-cell>
              <table:table-cell office:value-type="float" office:value="0.26705">
                <text:p>0.26705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47">
                <text:p>1547</text:p>
              </table:table-cell>
              <table:table-cell office:value-type="float" office:value="0.27354">
                <text:p>0.27354</text:p>
              </table:table-cell>
              <table:table-cell office:value-type="float" office:value="0.27309">
                <text:p>0.27309</text:p>
              </table:table-cell>
              <table:table-cell office:value-type="float" office:value="0.26537">
                <text:p>0.2653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48">
                <text:p>1548</text:p>
              </table:table-cell>
              <table:table-cell office:value-type="float" office:value="0.26698">
                <text:p>0.26698</text:p>
              </table:table-cell>
              <table:table-cell office:value-type="float" office:value="0.26675">
                <text:p>0.26675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49">
                <text:p>1549</text:p>
              </table:table-cell>
              <table:table-cell office:value-type="float" office:value="0.27267">
                <text:p>0.27267</text:p>
              </table:table-cell>
              <table:table-cell office:value-type="float" office:value="0.27342">
                <text:p>0.27342</text:p>
              </table:table-cell>
              <table:table-cell office:value-type="float" office:value="0.26568">
                <text:p>0.26568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50">
                <text:p>1550</text:p>
              </table:table-cell>
              <table:table-cell office:value-type="float" office:value="0.26961">
                <text:p>0.26961</text:p>
              </table:table-cell>
              <table:table-cell office:value-type="float" office:value="0.2699">
                <text:p>0.2699</text:p>
              </table:table-cell>
              <table:table-cell office:value-type="float" office:value="0.26226">
                <text:p>0.2622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51">
                <text:p>1551</text:p>
              </table:table-cell>
              <table:table-cell office:value-type="float" office:value="0.27075">
                <text:p>0.27075</text:p>
              </table:table-cell>
              <table:table-cell office:value-type="float" office:value="0.27058">
                <text:p>0.27058</text:p>
              </table:table-cell>
              <table:table-cell office:value-type="float" office:value="0.26293">
                <text:p>0.2629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52">
                <text:p>1552</text:p>
              </table:table-cell>
              <table:table-cell office:value-type="float" office:value="0.274">
                <text:p>0.274</text:p>
              </table:table-cell>
              <table:table-cell office:value-type="float" office:value="0.27182">
                <text:p>0.27182</text:p>
              </table:table-cell>
              <table:table-cell office:value-type="float" office:value="0.26415">
                <text:p>0.264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53">
                <text:p>1553</text:p>
              </table:table-cell>
              <table:table-cell office:value-type="float" office:value="0.2709">
                <text:p>0.2709</text:p>
              </table:table-cell>
              <table:table-cell office:value-type="float" office:value="0.27132">
                <text:p>0.27132</text:p>
              </table:table-cell>
              <table:table-cell office:value-type="float" office:value="0.26366">
                <text:p>0.2636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54">
                <text:p>1554</text:p>
              </table:table-cell>
              <table:table-cell office:value-type="float" office:value="0.26495">
                <text:p>0.26495</text:p>
              </table:table-cell>
              <table:table-cell office:value-type="float" office:value="0.26474">
                <text:p>0.26474</text:p>
              </table:table-cell>
              <table:table-cell office:value-type="float" office:value="0.25727">
                <text:p>0.2572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55">
                <text:p>1555</text:p>
              </table:table-cell>
              <table:table-cell office:value-type="float" office:value="0.26712">
                <text:p>0.26712</text:p>
              </table:table-cell>
              <table:table-cell office:value-type="float" office:value="0.26759">
                <text:p>0.26759</text:p>
              </table:table-cell>
              <table:table-cell office:value-type="float" office:value="0.26005">
                <text:p>0.2600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56">
                <text:p>1556</text:p>
              </table:table-cell>
              <table:table-cell office:value-type="float" office:value="0.26292">
                <text:p>0.26292</text:p>
              </table:table-cell>
              <table:table-cell office:value-type="float" office:value="0.2631">
                <text:p>0.2631</text:p>
              </table:table-cell>
              <table:table-cell office:value-type="float" office:value="0.25569">
                <text:p>0.2556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57">
                <text:p>1557</text:p>
              </table:table-cell>
              <table:table-cell office:value-type="float" office:value="0.27013">
                <text:p>0.27013</text:p>
              </table:table-cell>
              <table:table-cell office:value-type="float" office:value="0.27062">
                <text:p>0.27062</text:p>
              </table:table-cell>
              <table:table-cell office:value-type="float" office:value="0.26301">
                <text:p>0.2630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58">
                <text:p>1558</text:p>
              </table:table-cell>
              <table:table-cell office:value-type="float" office:value="0.26805">
                <text:p>0.26805</text:p>
              </table:table-cell>
              <table:table-cell office:value-type="float" office:value="0.26848">
                <text:p>0.26848</text:p>
              </table:table-cell>
              <table:table-cell office:value-type="float" office:value="0.26093">
                <text:p>0.260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59">
                <text:p>1559</text:p>
              </table:table-cell>
              <table:table-cell office:value-type="float" office:value="0.2678">
                <text:p>0.2678</text:p>
              </table:table-cell>
              <table:table-cell office:value-type="float" office:value="0.26808">
                <text:p>0.26808</text:p>
              </table:table-cell>
              <table:table-cell office:value-type="float" office:value="0.26054">
                <text:p>0.2605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560">
                <text:p>1560</text:p>
              </table:table-cell>
              <table:table-cell office:value-type="float" office:value="0.26546">
                <text:p>0.26546</text:p>
              </table:table-cell>
              <table:table-cell office:value-type="float" office:value="0.26568">
                <text:p>0.26568</text:p>
              </table:table-cell>
              <table:table-cell office:value-type="float" office:value="0.25821">
                <text:p>0.2582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561">
                <text:p>1561</text:p>
              </table:table-cell>
              <table:table-cell office:value-type="float" office:value="0.26968">
                <text:p>0.26968</text:p>
              </table:table-cell>
              <table:table-cell office:value-type="float" office:value="0.27002">
                <text:p>0.27002</text:p>
              </table:table-cell>
              <table:table-cell office:value-type="float" office:value="0.26242">
                <text:p>0.2624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562">
                <text:p>1562</text:p>
              </table:table-cell>
              <table:table-cell office:value-type="float" office:value="0.26833">
                <text:p>0.26833</text:p>
              </table:table-cell>
              <table:table-cell office:value-type="float" office:value="0.26756">
                <text:p>0.26756</text:p>
              </table:table-cell>
              <table:table-cell office:value-type="float" office:value="0.26003">
                <text:p>0.26003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563">
                <text:p>1563</text:p>
              </table:table-cell>
              <table:table-cell office:value-type="float" office:value="0.26688">
                <text:p>0.26688</text:p>
              </table:table-cell>
              <table:table-cell office:value-type="float" office:value="0.26667">
                <text:p>0.26667</text:p>
              </table:table-cell>
              <table:table-cell office:value-type="float" office:value="0.25917">
                <text:p>0.25917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564">
                <text:p>1564</text:p>
              </table:table-cell>
              <table:table-cell office:value-type="float" office:value="0.26307">
                <text:p>0.26307</text:p>
              </table:table-cell>
              <table:table-cell office:value-type="float" office:value="0.26264">
                <text:p>0.26264</text:p>
              </table:table-cell>
              <table:table-cell office:value-type="float" office:value="0.25525">
                <text:p>0.2552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565">
                <text:p>1565</text:p>
              </table:table-cell>
              <table:table-cell office:value-type="float" office:value="0.26682">
                <text:p>0.26682</text:p>
              </table:table-cell>
              <table:table-cell office:value-type="float" office:value="0.26728">
                <text:p>0.26728</text:p>
              </table:table-cell>
              <table:table-cell office:value-type="float" office:value="0.25975">
                <text:p>0.2597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566">
                <text:p>1566</text:p>
              </table:table-cell>
              <table:table-cell office:value-type="float" office:value="0.26262">
                <text:p>0.26262</text:p>
              </table:table-cell>
              <table:table-cell office:value-type="float" office:value="0.26245">
                <text:p>0.26245</text:p>
              </table:table-cell>
              <table:table-cell office:value-type="float" office:value="0.25506">
                <text:p>0.2550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567">
                <text:p>1567</text:p>
              </table:table-cell>
              <table:table-cell office:value-type="float" office:value="0.26352">
                <text:p>0.26352</text:p>
              </table:table-cell>
              <table:table-cell office:value-type="float" office:value="0.26308">
                <text:p>0.26308</text:p>
              </table:table-cell>
              <table:table-cell office:value-type="float" office:value="0.25566">
                <text:p>0.2556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568">
                <text:p>1568</text:p>
              </table:table-cell>
              <table:table-cell office:value-type="float" office:value="0.26042">
                <text:p>0.26042</text:p>
              </table:table-cell>
              <table:table-cell office:value-type="float" office:value="0.25722">
                <text:p>0.25722</text:p>
              </table:table-cell>
              <table:table-cell office:value-type="float" office:value="0.24997">
                <text:p>0.24997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569">
                <text:p>1569</text:p>
              </table:table-cell>
              <table:table-cell office:value-type="float" office:value="0.26275">
                <text:p>0.26275</text:p>
              </table:table-cell>
              <table:table-cell office:value-type="float" office:value="0.25452">
                <text:p>0.25452</text:p>
              </table:table-cell>
              <table:table-cell office:value-type="float" office:value="0.24736">
                <text:p>0.2473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570">
                <text:p>1570</text:p>
              </table:table-cell>
              <table:table-cell office:value-type="float" office:value="0.26068">
                <text:p>0.26068</text:p>
              </table:table-cell>
              <table:table-cell office:value-type="float" office:value="0.24175">
                <text:p>0.24175</text:p>
              </table:table-cell>
              <table:table-cell office:value-type="float" office:value="0.23497">
                <text:p>0.23497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571">
                <text:p>1571</text:p>
              </table:table-cell>
              <table:table-cell office:value-type="float" office:value="0.26668">
                <text:p>0.26668</text:p>
              </table:table-cell>
              <table:table-cell office:value-type="float" office:value="0.23507">
                <text:p>0.23507</text:p>
              </table:table-cell>
              <table:table-cell office:value-type="float" office:value="0.2285">
                <text:p>0.2285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572">
                <text:p>1572</text:p>
              </table:table-cell>
              <table:table-cell office:value-type="float" office:value="0.26694">
                <text:p>0.26694</text:p>
              </table:table-cell>
              <table:table-cell office:value-type="float" office:value="0.23775">
                <text:p>0.23775</text:p>
              </table:table-cell>
              <table:table-cell office:value-type="float" office:value="0.23108">
                <text:p>0.2310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573">
                <text:p>1573</text:p>
              </table:table-cell>
              <table:table-cell office:value-type="float" office:value="0.26344">
                <text:p>0.26344</text:p>
              </table:table-cell>
              <table:table-cell office:value-type="float" office:value="0.23407">
                <text:p>0.23407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574">
                <text:p>1574</text:p>
              </table:table-cell>
              <table:table-cell office:value-type="float" office:value="0.26221">
                <text:p>0.26221</text:p>
              </table:table-cell>
              <table:table-cell office:value-type="float" office:value="0.24145">
                <text:p>0.24145</text:p>
              </table:table-cell>
              <table:table-cell office:value-type="float" office:value="0.23464">
                <text:p>0.2346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575">
                <text:p>1575</text:p>
              </table:table-cell>
              <table:table-cell office:value-type="float" office:value="0.24738">
                <text:p>0.24738</text:p>
              </table:table-cell>
              <table:table-cell office:value-type="float" office:value="0.23974">
                <text:p>0.23974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76">
                <text:p>1576</text:p>
              </table:table-cell>
              <table:table-cell office:value-type="float" office:value="0.26031">
                <text:p>0.26031</text:p>
              </table:table-cell>
              <table:table-cell office:value-type="float" office:value="0.24678">
                <text:p>0.24678</text:p>
              </table:table-cell>
              <table:table-cell office:value-type="float" office:value="0.2398">
                <text:p>0.239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577">
                <text:p>1577</text:p>
              </table:table-cell>
              <table:table-cell office:value-type="float" office:value="0.2369">
                <text:p>0.2369</text:p>
              </table:table-cell>
              <table:table-cell office:value-type="float" office:value="0.21602">
                <text:p>0.21602</text:p>
              </table:table-cell>
              <table:table-cell office:value-type="float" office:value="0.20994">
                <text:p>0.20994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578">
                <text:p>1578</text:p>
              </table:table-cell>
              <table:table-cell office:value-type="float" office:value="0.25723">
                <text:p>0.25723</text:p>
              </table:table-cell>
              <table:table-cell office:value-type="float" office:value="0.23516">
                <text:p>0.23516</text:p>
              </table:table-cell>
              <table:table-cell office:value-type="float" office:value="0.22854">
                <text:p>0.2285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579">
                <text:p>1579</text:p>
              </table:table-cell>
              <table:table-cell office:value-type="float" office:value="0.26167">
                <text:p>0.26167</text:p>
              </table:table-cell>
              <table:table-cell office:value-type="float" office:value="0.23672">
                <text:p>0.23672</text:p>
              </table:table-cell>
              <table:table-cell office:value-type="float" office:value="0.23005">
                <text:p>0.2300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580">
                <text:p>1580</text:p>
              </table:table-cell>
              <table:table-cell office:value-type="float" office:value="0.26381">
                <text:p>0.26381</text:p>
              </table:table-cell>
              <table:table-cell office:value-type="float" office:value="0.24464">
                <text:p>0.24464</text:p>
              </table:table-cell>
              <table:table-cell office:value-type="float" office:value="0.23772">
                <text:p>0.2377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581">
                <text:p>1581</text:p>
              </table:table-cell>
              <table:table-cell office:value-type="float" office:value="0.26483">
                <text:p>0.26483</text:p>
              </table:table-cell>
              <table:table-cell office:value-type="float" office:value="0.2487">
                <text:p>0.2487</text:p>
              </table:table-cell>
              <table:table-cell office:value-type="float" office:value="0.24165">
                <text:p>0.2416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82">
                <text:p>1582</text:p>
              </table:table-cell>
              <table:table-cell office:value-type="float" office:value="0.25412">
                <text:p>0.25412</text:p>
              </table:table-cell>
              <table:table-cell office:value-type="float" office:value="0.24195">
                <text:p>0.24195</text:p>
              </table:table-cell>
              <table:table-cell office:value-type="float" office:value="0.23508">
                <text:p>0.2350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583">
                <text:p>1583</text:p>
              </table:table-cell>
              <table:table-cell office:value-type="float" office:value="0.25771">
                <text:p>0.25771</text:p>
              </table:table-cell>
              <table:table-cell office:value-type="float" office:value="0.24755">
                <text:p>0.24755</text:p>
              </table:table-cell>
              <table:table-cell office:value-type="float" office:value="0.24051">
                <text:p>0.2405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584">
                <text:p>1584</text:p>
              </table:table-cell>
              <table:table-cell office:value-type="float" office:value="0.25449">
                <text:p>0.25449</text:p>
              </table:table-cell>
              <table:table-cell office:value-type="float" office:value="0.24904">
                <text:p>0.24904</text:p>
              </table:table-cell>
              <table:table-cell office:value-type="float" office:value="0.24194">
                <text:p>0.24194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585">
                <text:p>1585</text:p>
              </table:table-cell>
              <table:table-cell office:value-type="float" office:value="0.26198">
                <text:p>0.26198</text:p>
              </table:table-cell>
              <table:table-cell office:value-type="float" office:value="0.25874">
                <text:p>0.25874</text:p>
              </table:table-cell>
              <table:table-cell office:value-type="float" office:value="0.25135">
                <text:p>0.2513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586">
                <text:p>1586</text:p>
              </table:table-cell>
              <table:table-cell office:value-type="float" office:value="0.25817">
                <text:p>0.25817</text:p>
              </table:table-cell>
              <table:table-cell office:value-type="float" office:value="0.25569">
                <text:p>0.25569</text:p>
              </table:table-cell>
              <table:table-cell office:value-type="float" office:value="0.24838">
                <text:p>0.2483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587">
                <text:p>1587</text:p>
              </table:table-cell>
              <table:table-cell office:value-type="float" office:value="0.25492">
                <text:p>0.25492</text:p>
              </table:table-cell>
              <table:table-cell office:value-type="float" office:value="0.25303">
                <text:p>0.25303</text:p>
              </table:table-cell>
              <table:table-cell office:value-type="float" office:value="0.24579">
                <text:p>0.2457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588">
                <text:p>1588</text:p>
              </table:table-cell>
              <table:table-cell office:value-type="float" office:value="0.25048">
                <text:p>0.25048</text:p>
              </table:table-cell>
              <table:table-cell office:value-type="float" office:value="0.25107">
                <text:p>0.25107</text:p>
              </table:table-cell>
              <table:table-cell office:value-type="float" office:value="0.24388">
                <text:p>0.2438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589">
                <text:p>1589</text:p>
              </table:table-cell>
              <table:table-cell office:value-type="float" office:value="0.23152">
                <text:p>0.23152</text:p>
              </table:table-cell>
              <table:table-cell office:value-type="float" office:value="0.23233">
                <text:p>0.23233</text:p>
              </table:table-cell>
              <table:table-cell office:value-type="float" office:value="0.22567">
                <text:p>0.2256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590">
                <text:p>1590</text:p>
              </table:table-cell>
              <table:table-cell office:value-type="float" office:value="0.24154">
                <text:p>0.24154</text:p>
              </table:table-cell>
              <table:table-cell office:value-type="float" office:value="0.24179">
                <text:p>0.24179</text:p>
              </table:table-cell>
              <table:table-cell office:value-type="float" office:value="0.23486">
                <text:p>0.2348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591">
                <text:p>1591</text:p>
              </table:table-cell>
              <table:table-cell office:value-type="float" office:value="0.24132">
                <text:p>0.24132</text:p>
              </table:table-cell>
              <table:table-cell office:value-type="float" office:value="0.24197">
                <text:p>0.24197</text:p>
              </table:table-cell>
              <table:table-cell office:value-type="float" office:value="0.23503">
                <text:p>0.235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592">
                <text:p>1592</text:p>
              </table:table-cell>
              <table:table-cell office:value-type="float" office:value="0.25286">
                <text:p>0.25286</text:p>
              </table:table-cell>
              <table:table-cell office:value-type="float" office:value="0.25225">
                <text:p>0.25225</text:p>
              </table:table-cell>
              <table:table-cell office:value-type="float" office:value="0.24502">
                <text:p>0.2450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593">
                <text:p>1593</text:p>
              </table:table-cell>
              <table:table-cell office:value-type="float" office:value="0.25751">
                <text:p>0.25751</text:p>
              </table:table-cell>
              <table:table-cell office:value-type="float" office:value="0.25833">
                <text:p>0.25833</text:p>
              </table:table-cell>
              <table:table-cell office:value-type="float" office:value="0.25092">
                <text:p>0.2509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594">
                <text:p>1594</text:p>
              </table:table-cell>
              <table:table-cell office:value-type="float" office:value="0.25643">
                <text:p>0.25643</text:p>
              </table:table-cell>
              <table:table-cell office:value-type="float" office:value="0.25624">
                <text:p>0.25624</text:p>
              </table:table-cell>
              <table:table-cell office:value-type="float" office:value="0.2489">
                <text:p>0.248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595">
                <text:p>1595</text:p>
              </table:table-cell>
              <table:table-cell office:value-type="float" office:value="0.25765">
                <text:p>0.25765</text:p>
              </table:table-cell>
              <table:table-cell office:value-type="float" office:value="0.25823">
                <text:p>0.25823</text:p>
              </table:table-cell>
              <table:table-cell office:value-type="float" office:value="0.25083">
                <text:p>0.2508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596">
                <text:p>1596</text:p>
              </table:table-cell>
              <table:table-cell office:value-type="float" office:value="0.24452">
                <text:p>0.24452</text:p>
              </table:table-cell>
              <table:table-cell office:value-type="float" office:value="0.24452">
                <text:p>0.24452</text:p>
              </table:table-cell>
              <table:table-cell office:value-type="float" office:value="0.23751">
                <text:p>0.23751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597">
                <text:p>1597</text:p>
              </table:table-cell>
              <table:table-cell office:value-type="float" office:value="0.24854">
                <text:p>0.24854</text:p>
              </table:table-cell>
              <table:table-cell office:value-type="float" office:value="0.24692">
                <text:p>0.24692</text:p>
              </table:table-cell>
              <table:table-cell office:value-type="float" office:value="0.23985">
                <text:p>0.23985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598">
                <text:p>1598</text:p>
              </table:table-cell>
              <table:table-cell office:value-type="float" office:value="0.25629">
                <text:p>0.25629</text:p>
              </table:table-cell>
              <table:table-cell office:value-type="float" office:value="0.25421">
                <text:p>0.25421</text:p>
              </table:table-cell>
              <table:table-cell office:value-type="float" office:value="0.24693">
                <text:p>0.24693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599">
                <text:p>1599</text:p>
              </table:table-cell>
              <table:table-cell office:value-type="float" office:value="0.24977">
                <text:p>0.24977</text:p>
              </table:table-cell>
              <table:table-cell office:value-type="float" office:value="0.24202">
                <text:p>0.24202</text:p>
              </table:table-cell>
              <table:table-cell office:value-type="float" office:value="0.23511">
                <text:p>0.2351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00">
                <text:p>1600</text:p>
              </table:table-cell>
              <table:table-cell office:value-type="float" office:value="0.25259">
                <text:p>0.25259</text:p>
              </table:table-cell>
              <table:table-cell office:value-type="float" office:value="0.2381">
                <text:p>0.2381</text:p>
              </table:table-cell>
              <table:table-cell office:value-type="float" office:value="0.23133">
                <text:p>0.2313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01">
                <text:p>1601</text:p>
              </table:table-cell>
              <table:table-cell office:value-type="float" office:value="0.24494">
                <text:p>0.24494</text:p>
              </table:table-cell>
              <table:table-cell office:value-type="float" office:value="0.22323">
                <text:p>0.22323</text:p>
              </table:table-cell>
              <table:table-cell office:value-type="float" office:value="0.21691">
                <text:p>0.216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02">
                <text:p>1602</text:p>
              </table:table-cell>
              <table:table-cell office:value-type="float" office:value="0.24857">
                <text:p>0.24857</text:p>
              </table:table-cell>
              <table:table-cell office:value-type="float" office:value="0.22413">
                <text:p>0.22413</text:p>
              </table:table-cell>
              <table:table-cell office:value-type="float" office:value="0.2178">
                <text:p>0.217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03">
                <text:p>1603</text:p>
              </table:table-cell>
              <table:table-cell office:value-type="float" office:value="0.24901">
                <text:p>0.24901</text:p>
              </table:table-cell>
              <table:table-cell office:value-type="float" office:value="0.22397">
                <text:p>0.22397</text:p>
              </table:table-cell>
              <table:table-cell office:value-type="float" office:value="0.21765">
                <text:p>0.21765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04">
                <text:p>1604</text:p>
              </table:table-cell>
              <table:table-cell office:value-type="float" office:value="0.25002">
                <text:p>0.25002</text:p>
              </table:table-cell>
              <table:table-cell office:value-type="float" office:value="0.22842">
                <text:p>0.22842</text:p>
              </table:table-cell>
              <table:table-cell office:value-type="float" office:value="0.22197">
                <text:p>0.2219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05">
                <text:p>1605</text:p>
              </table:table-cell>
              <table:table-cell office:value-type="float" office:value="0.24703">
                <text:p>0.24703</text:p>
              </table:table-cell>
              <table:table-cell office:value-type="float" office:value="0.23683">
                <text:p>0.23683</text:p>
              </table:table-cell>
              <table:table-cell office:value-type="float" office:value="0.2301">
                <text:p>0.230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06">
                <text:p>1606</text:p>
              </table:table-cell>
              <table:table-cell office:value-type="float" office:value="0.24748">
                <text:p>0.24748</text:p>
              </table:table-cell>
              <table:table-cell office:value-type="float" office:value="0.2414">
                <text:p>0.2414</text:p>
              </table:table-cell>
              <table:table-cell office:value-type="float" office:value="0.23453">
                <text:p>0.2345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07">
                <text:p>1607</text:p>
              </table:table-cell>
              <table:table-cell office:value-type="float" office:value="0.24544">
                <text:p>0.24544</text:p>
              </table:table-cell>
              <table:table-cell office:value-type="float" office:value="0.23296">
                <text:p>0.23296</text:p>
              </table:table-cell>
              <table:table-cell office:value-type="float" office:value="0.22637">
                <text:p>0.22637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08">
                <text:p>1608</text:p>
              </table:table-cell>
              <table:table-cell office:value-type="float" office:value="0.24999">
                <text:p>0.24999</text:p>
              </table:table-cell>
              <table:table-cell office:value-type="float" office:value="0.2299">
                <text:p>0.2299</text:p>
              </table:table-cell>
              <table:table-cell office:value-type="float" office:value="0.22343">
                <text:p>0.22343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09">
                <text:p>1609</text:p>
              </table:table-cell>
              <table:table-cell office:value-type="float" office:value="0.24858">
                <text:p>0.24858</text:p>
              </table:table-cell>
              <table:table-cell office:value-type="float" office:value="0.22727">
                <text:p>0.22727</text:p>
              </table:table-cell>
              <table:table-cell office:value-type="float" office:value="0.22088">
                <text:p>0.2208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10">
                <text:p>1610</text:p>
              </table:table-cell>
              <table:table-cell office:value-type="float" office:value="0.23312">
                <text:p>0.23312</text:p>
              </table:table-cell>
              <table:table-cell office:value-type="float" office:value="0.2176">
                <text:p>0.2176</text:p>
              </table:table-cell>
              <table:table-cell office:value-type="float" office:value="0.21146">
                <text:p>0.2114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11">
                <text:p>1611</text:p>
              </table:table-cell>
              <table:table-cell office:value-type="float" office:value="0.24078">
                <text:p>0.24078</text:p>
              </table:table-cell>
              <table:table-cell office:value-type="float" office:value="0.2268">
                <text:p>0.2268</text:p>
              </table:table-cell>
              <table:table-cell office:value-type="float" office:value="0.22039">
                <text:p>0.2203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12">
                <text:p>1612</text:p>
              </table:table-cell>
              <table:table-cell office:value-type="float" office:value="0.24125">
                <text:p>0.24125</text:p>
              </table:table-cell>
              <table:table-cell office:value-type="float" office:value="0.23076">
                <text:p>0.23076</text:p>
              </table:table-cell>
              <table:table-cell office:value-type="float" office:value="0.22422">
                <text:p>0.2242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13">
                <text:p>1613</text:p>
              </table:table-cell>
              <table:table-cell office:value-type="float" office:value="0.24581">
                <text:p>0.24581</text:p>
              </table:table-cell>
              <table:table-cell office:value-type="float" office:value="0.23719">
                <text:p>0.23719</text:p>
              </table:table-cell>
              <table:table-cell office:value-type="float" office:value="0.23047">
                <text:p>0.23047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14">
                <text:p>1614</text:p>
              </table:table-cell>
              <table:table-cell office:value-type="float" office:value="0.2435">
                <text:p>0.2435</text:p>
              </table:table-cell>
              <table:table-cell office:value-type="float" office:value="0.23838">
                <text:p>0.23838</text:p>
              </table:table-cell>
              <table:table-cell office:value-type="float" office:value="0.23162">
                <text:p>0.23162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615">
                <text:p>1615</text:p>
              </table:table-cell>
              <table:table-cell office:value-type="float" office:value="0.24434">
                <text:p>0.24434</text:p>
              </table:table-cell>
              <table:table-cell office:value-type="float" office:value="0.24104">
                <text:p>0.24104</text:p>
              </table:table-cell>
              <table:table-cell office:value-type="float" office:value="0.2342">
                <text:p>0.234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616">
                <text:p>1616</text:p>
              </table:table-cell>
              <table:table-cell office:value-type="float" office:value="0.23248">
                <text:p>0.23248</text:p>
              </table:table-cell>
              <table:table-cell office:value-type="float" office:value="0.2305">
                <text:p>0.2305</text:p>
              </table:table-cell>
              <table:table-cell office:value-type="float" office:value="0.22395">
                <text:p>0.2239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617">
                <text:p>1617</text:p>
              </table:table-cell>
              <table:table-cell office:value-type="float" office:value="0.23644">
                <text:p>0.23644</text:p>
              </table:table-cell>
              <table:table-cell office:value-type="float" office:value="0.23465">
                <text:p>0.23465</text:p>
              </table:table-cell>
              <table:table-cell office:value-type="float" office:value="0.22798">
                <text:p>0.2279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618">
                <text:p>1618</text:p>
              </table:table-cell>
              <table:table-cell office:value-type="float" office:value="0.24415">
                <text:p>0.24415</text:p>
              </table:table-cell>
              <table:table-cell office:value-type="float" office:value="0.24352">
                <text:p>0.24352</text:p>
              </table:table-cell>
              <table:table-cell office:value-type="float" office:value="0.2366">
                <text:p>0.236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19">
                <text:p>1619</text:p>
              </table:table-cell>
              <table:table-cell office:value-type="float" office:value="0.24224">
                <text:p>0.24224</text:p>
              </table:table-cell>
              <table:table-cell office:value-type="float" office:value="0.241">
                <text:p>0.241</text:p>
              </table:table-cell>
              <table:table-cell office:value-type="float" office:value="0.23415">
                <text:p>0.23415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620">
                <text:p>1620</text:p>
              </table:table-cell>
              <table:table-cell office:value-type="float" office:value="0.23407">
                <text:p>0.23407</text:p>
              </table:table-cell>
              <table:table-cell office:value-type="float" office:value="0.23449">
                <text:p>0.23449</text:p>
              </table:table-cell>
              <table:table-cell office:value-type="float" office:value="0.22783">
                <text:p>0.2278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621">
                <text:p>1621</text:p>
              </table:table-cell>
              <table:table-cell office:value-type="float" office:value="0.23386">
                <text:p>0.23386</text:p>
              </table:table-cell>
              <table:table-cell office:value-type="float" office:value="0.2343">
                <text:p>0.2343</text:p>
              </table:table-cell>
              <table:table-cell office:value-type="float" office:value="0.22765">
                <text:p>0.2276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622">
                <text:p>1622</text:p>
              </table:table-cell>
              <table:table-cell office:value-type="float" office:value="0.23702">
                <text:p>0.23702</text:p>
              </table:table-cell>
              <table:table-cell office:value-type="float" office:value="0.23754">
                <text:p>0.23754</text:p>
              </table:table-cell>
              <table:table-cell office:value-type="float" office:value="0.23081">
                <text:p>0.23081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623">
                <text:p>1623</text:p>
              </table:table-cell>
              <table:table-cell office:value-type="float" office:value="0.24166">
                <text:p>0.24166</text:p>
              </table:table-cell>
              <table:table-cell office:value-type="float" office:value="0.24246">
                <text:p>0.24246</text:p>
              </table:table-cell>
              <table:table-cell office:value-type="float" office:value="0.23559">
                <text:p>0.2355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624">
                <text:p>1624</text:p>
              </table:table-cell>
              <table:table-cell office:value-type="float" office:value="0.2424">
                <text:p>0.2424</text:p>
              </table:table-cell>
              <table:table-cell office:value-type="float" office:value="0.24269">
                <text:p>0.24269</text:p>
              </table:table-cell>
              <table:table-cell office:value-type="float" office:value="0.23582">
                <text:p>0.2358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625">
                <text:p>1625</text:p>
              </table:table-cell>
              <table:table-cell office:value-type="float" office:value="0.23746">
                <text:p>0.23746</text:p>
              </table:table-cell>
              <table:table-cell office:value-type="float" office:value="0.23782">
                <text:p>0.23782</text:p>
              </table:table-cell>
              <table:table-cell office:value-type="float" office:value="0.23109">
                <text:p>0.2310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626">
                <text:p>1626</text:p>
              </table:table-cell>
              <table:table-cell office:value-type="float" office:value="0.23958">
                <text:p>0.23958</text:p>
              </table:table-cell>
              <table:table-cell office:value-type="float" office:value="0.23971">
                <text:p>0.23971</text:p>
              </table:table-cell>
              <table:table-cell office:value-type="float" office:value="0.23294">
                <text:p>0.23294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627">
                <text:p>1627</text:p>
              </table:table-cell>
              <table:table-cell office:value-type="float" office:value="0.24037">
                <text:p>0.24037</text:p>
              </table:table-cell>
              <table:table-cell office:value-type="float" office:value="0.24078">
                <text:p>0.24078</text:p>
              </table:table-cell>
              <table:table-cell office:value-type="float" office:value="0.23398">
                <text:p>0.2339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28">
                <text:p>1628</text:p>
              </table:table-cell>
              <table:table-cell office:value-type="float" office:value="0.24149">
                <text:p>0.24149</text:p>
              </table:table-cell>
              <table:table-cell office:value-type="float" office:value="0.24126">
                <text:p>0.24126</text:p>
              </table:table-cell>
              <table:table-cell office:value-type="float" office:value="0.23446">
                <text:p>0.2344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629">
                <text:p>1629</text:p>
              </table:table-cell>
              <table:table-cell office:value-type="float" office:value="0.24111">
                <text:p>0.24111</text:p>
              </table:table-cell>
              <table:table-cell office:value-type="float" office:value="0.24137">
                <text:p>0.24137</text:p>
              </table:table-cell>
              <table:table-cell office:value-type="float" office:value="0.23456">
                <text:p>0.23456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630">
                <text:p>1630</text:p>
              </table:table-cell>
              <table:table-cell office:value-type="float" office:value="0.23655">
                <text:p>0.23655</text:p>
              </table:table-cell>
              <table:table-cell office:value-type="float" office:value="0.23651">
                <text:p>0.23651</text:p>
              </table:table-cell>
              <table:table-cell office:value-type="float" office:value="0.22984">
                <text:p>0.2298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31">
                <text:p>1631</text:p>
              </table:table-cell>
              <table:table-cell office:value-type="float" office:value="0.23932">
                <text:p>0.23932</text:p>
              </table:table-cell>
              <table:table-cell office:value-type="float" office:value="0.23806">
                <text:p>0.23806</text:p>
              </table:table-cell>
              <table:table-cell office:value-type="float" office:value="0.23136">
                <text:p>0.2313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632">
                <text:p>1632</text:p>
              </table:table-cell>
              <table:table-cell office:value-type="float" office:value="0.23884">
                <text:p>0.23884</text:p>
              </table:table-cell>
              <table:table-cell office:value-type="float" office:value="0.23821">
                <text:p>0.23821</text:p>
              </table:table-cell>
              <table:table-cell office:value-type="float" office:value="0.23151">
                <text:p>0.23151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633">
                <text:p>1633</text:p>
              </table:table-cell>
              <table:table-cell office:value-type="float" office:value="0.23585">
                <text:p>0.23585</text:p>
              </table:table-cell>
              <table:table-cell office:value-type="float" office:value="0.23267">
                <text:p>0.23267</text:p>
              </table:table-cell>
              <table:table-cell office:value-type="float" office:value="0.22614">
                <text:p>0.2261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634">
                <text:p>1634</text:p>
              </table:table-cell>
              <table:table-cell office:value-type="float" office:value="0.23276">
                <text:p>0.23276</text:p>
              </table:table-cell>
              <table:table-cell office:value-type="float" office:value="0.23282">
                <text:p>0.23282</text:p>
              </table:table-cell>
              <table:table-cell office:value-type="float" office:value="0.22628">
                <text:p>0.2262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635">
                <text:p>1635</text:p>
              </table:table-cell>
              <table:table-cell office:value-type="float" office:value="0.23735">
                <text:p>0.23735</text:p>
              </table:table-cell>
              <table:table-cell office:value-type="float" office:value="0.23367">
                <text:p>0.23367</text:p>
              </table:table-cell>
              <table:table-cell office:value-type="float" office:value="0.22712">
                <text:p>0.2271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636">
                <text:p>1636</text:p>
              </table:table-cell>
              <table:table-cell office:value-type="float" office:value="0.23676">
                <text:p>0.23676</text:p>
              </table:table-cell>
              <table:table-cell office:value-type="float" office:value="0.23539">
                <text:p>0.23539</text:p>
              </table:table-cell>
              <table:table-cell office:value-type="float" office:value="0.22879">
                <text:p>0.2287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637">
                <text:p>1637</text:p>
              </table:table-cell>
              <table:table-cell office:value-type="float" office:value="0.22747">
                <text:p>0.22747</text:p>
              </table:table-cell>
              <table:table-cell office:value-type="float" office:value="0.227">
                <text:p>0.227</text:p>
              </table:table-cell>
              <table:table-cell office:value-type="float" office:value="0.22064">
                <text:p>0.22064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38">
                <text:p>1638</text:p>
              </table:table-cell>
              <table:table-cell office:value-type="float" office:value="0.22708">
                <text:p>0.22708</text:p>
              </table:table-cell>
              <table:table-cell office:value-type="float" office:value="0.22007">
                <text:p>0.22007</text:p>
              </table:table-cell>
              <table:table-cell office:value-type="float" office:value="0.21393">
                <text:p>0.213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39">
                <text:p>1639</text:p>
              </table:table-cell>
              <table:table-cell office:value-type="float" office:value="0.22205">
                <text:p>0.22205</text:p>
              </table:table-cell>
              <table:table-cell office:value-type="float" office:value="0.22026">
                <text:p>0.22026</text:p>
              </table:table-cell>
              <table:table-cell office:value-type="float" office:value="0.2141">
                <text:p>0.2141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40">
                <text:p>1640</text:p>
              </table:table-cell>
              <table:table-cell office:value-type="float" office:value="0.22571">
                <text:p>0.22571</text:p>
              </table:table-cell>
              <table:table-cell office:value-type="float" office:value="0.21511">
                <text:p>0.21511</text:p>
              </table:table-cell>
              <table:table-cell office:value-type="float" office:value="0.20913">
                <text:p>0.2091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41">
                <text:p>1641</text:p>
              </table:table-cell>
              <table:table-cell office:value-type="float" office:value="0.22393">
                <text:p>0.22393</text:p>
              </table:table-cell>
              <table:table-cell office:value-type="float" office:value="0.2196">
                <text:p>0.2196</text:p>
              </table:table-cell>
              <table:table-cell office:value-type="float" office:value="0.21348">
                <text:p>0.2134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42">
                <text:p>1642</text:p>
              </table:table-cell>
              <table:table-cell office:value-type="float" office:value="0.22402">
                <text:p>0.22402</text:p>
              </table:table-cell>
              <table:table-cell office:value-type="float" office:value="0.22082">
                <text:p>0.22082</text:p>
              </table:table-cell>
              <table:table-cell office:value-type="float" office:value="0.21467">
                <text:p>0.2146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3">
                <text:p>1643</text:p>
              </table:table-cell>
              <table:table-cell office:value-type="float" office:value="0.22879">
                <text:p>0.22879</text:p>
              </table:table-cell>
              <table:table-cell office:value-type="float" office:value="0.21535">
                <text:p>0.21535</text:p>
              </table:table-cell>
              <table:table-cell office:value-type="float" office:value="0.20939">
                <text:p>0.2093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44">
                <text:p>1644</text:p>
              </table:table-cell>
              <table:table-cell office:value-type="float" office:value="0.22572">
                <text:p>0.22572</text:p>
              </table:table-cell>
              <table:table-cell office:value-type="float" office:value="0.22355">
                <text:p>0.22355</text:p>
              </table:table-cell>
              <table:table-cell office:value-type="float" office:value="0.21733">
                <text:p>0.2173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45">
                <text:p>1645</text:p>
              </table:table-cell>
              <table:table-cell office:value-type="float" office:value="0.22512">
                <text:p>0.22512</text:p>
              </table:table-cell>
              <table:table-cell office:value-type="float" office:value="0.21822">
                <text:p>0.21822</text:p>
              </table:table-cell>
              <table:table-cell office:value-type="float" office:value="0.21216">
                <text:p>0.2121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46">
                <text:p>1646</text:p>
              </table:table-cell>
              <table:table-cell office:value-type="float" office:value="0.22899">
                <text:p>0.22899</text:p>
              </table:table-cell>
              <table:table-cell office:value-type="float" office:value="0.21749">
                <text:p>0.21749</text:p>
              </table:table-cell>
              <table:table-cell office:value-type="float" office:value="0.21147">
                <text:p>0.2114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47">
                <text:p>1647</text:p>
              </table:table-cell>
              <table:table-cell office:value-type="float" office:value="0.2291">
                <text:p>0.2291</text:p>
              </table:table-cell>
              <table:table-cell office:value-type="float" office:value="0.22768">
                <text:p>0.22768</text:p>
              </table:table-cell>
              <table:table-cell office:value-type="float" office:value="0.22135">
                <text:p>0.221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48">
                <text:p>1648</text:p>
              </table:table-cell>
              <table:table-cell office:value-type="float" office:value="0.22898">
                <text:p>0.22898</text:p>
              </table:table-cell>
              <table:table-cell office:value-type="float" office:value="0.21655">
                <text:p>0.21655</text:p>
              </table:table-cell>
              <table:table-cell office:value-type="float" office:value="0.21057">
                <text:p>0.2105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49">
                <text:p>1649</text:p>
              </table:table-cell>
              <table:table-cell office:value-type="float" office:value="0.22354">
                <text:p>0.22354</text:p>
              </table:table-cell>
              <table:table-cell office:value-type="float" office:value="0.21867">
                <text:p>0.21867</text:p>
              </table:table-cell>
              <table:table-cell office:value-type="float" office:value="0.21261">
                <text:p>0.2126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50">
                <text:p>1650</text:p>
              </table:table-cell>
              <table:table-cell office:value-type="float" office:value="0.2284">
                <text:p>0.2284</text:p>
              </table:table-cell>
              <table:table-cell office:value-type="float" office:value="0.22526">
                <text:p>0.22526</text:p>
              </table:table-cell>
              <table:table-cell office:value-type="float" office:value="0.21902">
                <text:p>0.2190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51">
                <text:p>1651</text:p>
              </table:table-cell>
              <table:table-cell office:value-type="float" office:value="0.22369">
                <text:p>0.22369</text:p>
              </table:table-cell>
              <table:table-cell office:value-type="float" office:value="0.20855">
                <text:p>0.20855</text:p>
              </table:table-cell>
              <table:table-cell office:value-type="float" office:value="0.20281">
                <text:p>0.20281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52">
                <text:p>1652</text:p>
              </table:table-cell>
              <table:table-cell office:value-type="float" office:value="0.22802">
                <text:p>0.22802</text:p>
              </table:table-cell>
              <table:table-cell office:value-type="float" office:value="0.22373">
                <text:p>0.22373</text:p>
              </table:table-cell>
              <table:table-cell office:value-type="float" office:value="0.21754">
                <text:p>0.2175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53">
                <text:p>1653</text:p>
              </table:table-cell>
              <table:table-cell office:value-type="float" office:value="0.22533">
                <text:p>0.22533</text:p>
              </table:table-cell>
              <table:table-cell office:value-type="float" office:value="0.22277">
                <text:p>0.22277</text:p>
              </table:table-cell>
              <table:table-cell office:value-type="float" office:value="0.21661">
                <text:p>0.2166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54">
                <text:p>1654</text:p>
              </table:table-cell>
              <table:table-cell office:value-type="float" office:value="0.22654">
                <text:p>0.22654</text:p>
              </table:table-cell>
              <table:table-cell office:value-type="float" office:value="0.21583">
                <text:p>0.21583</text:p>
              </table:table-cell>
              <table:table-cell office:value-type="float" office:value="0.20991">
                <text:p>0.2099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55">
                <text:p>1655</text:p>
              </table:table-cell>
              <table:table-cell office:value-type="float" office:value="0.2239">
                <text:p>0.2239</text:p>
              </table:table-cell>
              <table:table-cell office:value-type="float" office:value="0.22231">
                <text:p>0.22231</text:p>
              </table:table-cell>
              <table:table-cell office:value-type="float" office:value="0.21619">
                <text:p>0.21619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56">
                <text:p>1656</text:p>
              </table:table-cell>
              <table:table-cell office:value-type="float" office:value="0.22607">
                <text:p>0.22607</text:p>
              </table:table-cell>
              <table:table-cell office:value-type="float" office:value="0.22101">
                <text:p>0.22101</text:p>
              </table:table-cell>
              <table:table-cell office:value-type="float" office:value="0.21494">
                <text:p>0.2149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57">
                <text:p>1657</text:p>
              </table:table-cell>
              <table:table-cell office:value-type="float" office:value="0.22564">
                <text:p>0.22564</text:p>
              </table:table-cell>
              <table:table-cell office:value-type="float" office:value="0.22223">
                <text:p>0.22223</text:p>
              </table:table-cell>
              <table:table-cell office:value-type="float" office:value="0.21613">
                <text:p>0.2161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58">
                <text:p>1658</text:p>
              </table:table-cell>
              <table:table-cell office:value-type="float" office:value="0.22532">
                <text:p>0.22532</text:p>
              </table:table-cell>
              <table:table-cell office:value-type="float" office:value="0.22487">
                <text:p>0.22487</text:p>
              </table:table-cell>
              <table:table-cell office:value-type="float" office:value="0.2187">
                <text:p>0.218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59">
                <text:p>1659</text:p>
              </table:table-cell>
              <table:table-cell office:value-type="float" office:value="0.22221">
                <text:p>0.22221</text:p>
              </table:table-cell>
              <table:table-cell office:value-type="float" office:value="0.2212">
                <text:p>0.2212</text:p>
              </table:table-cell>
              <table:table-cell office:value-type="float" office:value="0.21514">
                <text:p>0.2151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60">
                <text:p>1660</text:p>
              </table:table-cell>
              <table:table-cell office:value-type="float" office:value="0.22412">
                <text:p>0.22412</text:p>
              </table:table-cell>
              <table:table-cell office:value-type="float" office:value="0.22332">
                <text:p>0.22332</text:p>
              </table:table-cell>
              <table:table-cell office:value-type="float" office:value="0.21721">
                <text:p>0.2172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61">
                <text:p>1661</text:p>
              </table:table-cell>
              <table:table-cell office:value-type="float" office:value="0.22543">
                <text:p>0.22543</text:p>
              </table:table-cell>
              <table:table-cell office:value-type="float" office:value="0.22384">
                <text:p>0.22384</text:p>
              </table:table-cell>
              <table:table-cell office:value-type="float" office:value="0.21774">
                <text:p>0.2177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62">
                <text:p>1662</text:p>
              </table:table-cell>
              <table:table-cell office:value-type="float" office:value="0.22421">
                <text:p>0.22421</text:p>
              </table:table-cell>
              <table:table-cell office:value-type="float" office:value="0.21908">
                <text:p>0.21908</text:p>
              </table:table-cell>
              <table:table-cell office:value-type="float" office:value="0.21313">
                <text:p>0.21313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63">
                <text:p>1663</text:p>
              </table:table-cell>
              <table:table-cell office:value-type="float" office:value="0.22265">
                <text:p>0.22265</text:p>
              </table:table-cell>
              <table:table-cell office:value-type="float" office:value="0.22235">
                <text:p>0.22235</text:p>
              </table:table-cell>
              <table:table-cell office:value-type="float" office:value="0.2163">
                <text:p>0.216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64">
                <text:p>1664</text:p>
              </table:table-cell>
              <table:table-cell office:value-type="float" office:value="0.22252">
                <text:p>0.22252</text:p>
              </table:table-cell>
              <table:table-cell office:value-type="float" office:value="0.22098">
                <text:p>0.22098</text:p>
              </table:table-cell>
              <table:table-cell office:value-type="float" office:value="0.21498">
                <text:p>0.2149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65">
                <text:p>1665</text:p>
              </table:table-cell>
              <table:table-cell office:value-type="float" office:value="0.22137">
                <text:p>0.22137</text:p>
              </table:table-cell>
              <table:table-cell office:value-type="float" office:value="0.21178">
                <text:p>0.21178</text:p>
              </table:table-cell>
              <table:table-cell office:value-type="float" office:value="0.20607">
                <text:p>0.20607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66">
                <text:p>1666</text:p>
              </table:table-cell>
              <table:table-cell office:value-type="float" office:value="0.21853">
                <text:p>0.21853</text:p>
              </table:table-cell>
              <table:table-cell office:value-type="float" office:value="0.17884">
                <text:p>0.17884</text:p>
              </table:table-cell>
              <table:table-cell office:value-type="float" office:value="0.17411">
                <text:p>0.1741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67">
                <text:p>1667</text:p>
              </table:table-cell>
              <table:table-cell office:value-type="float" office:value="0.22016">
                <text:p>0.22016</text:p>
              </table:table-cell>
              <table:table-cell office:value-type="float" office:value="0.21068">
                <text:p>0.21068</text:p>
              </table:table-cell>
              <table:table-cell office:value-type="float" office:value="0.20502">
                <text:p>0.2050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68">
                <text:p>1668</text:p>
              </table:table-cell>
              <table:table-cell office:value-type="float" office:value="0.21617">
                <text:p>0.21617</text:p>
              </table:table-cell>
              <table:table-cell office:value-type="float" office:value="0.21459">
                <text:p>0.21459</text:p>
              </table:table-cell>
              <table:table-cell office:value-type="float" office:value="0.20881">
                <text:p>0.2088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69">
                <text:p>1669</text:p>
              </table:table-cell>
              <table:table-cell office:value-type="float" office:value="0.21809">
                <text:p>0.21809</text:p>
              </table:table-cell>
              <table:table-cell office:value-type="float" office:value="0.21516">
                <text:p>0.21516</text:p>
              </table:table-cell>
              <table:table-cell office:value-type="float" office:value="0.20939">
                <text:p>0.2093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70">
                <text:p>1670</text:p>
              </table:table-cell>
              <table:table-cell office:value-type="float" office:value="0.22208">
                <text:p>0.22208</text:p>
              </table:table-cell>
              <table:table-cell office:value-type="float" office:value="0.22168">
                <text:p>0.22168</text:p>
              </table:table-cell>
              <table:table-cell office:value-type="float" office:value="0.21573">
                <text:p>0.2157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71">
                <text:p>1671</text:p>
              </table:table-cell>
              <table:table-cell office:value-type="float" office:value="0.22096">
                <text:p>0.22096</text:p>
              </table:table-cell>
              <table:table-cell office:value-type="float" office:value="0.21879">
                <text:p>0.21879</text:p>
              </table:table-cell>
              <table:table-cell office:value-type="float" office:value="0.21294">
                <text:p>0.21294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72">
                <text:p>1672</text:p>
              </table:table-cell>
              <table:table-cell office:value-type="float" office:value="0.2121">
                <text:p>0.2121</text:p>
              </table:table-cell>
              <table:table-cell office:value-type="float" office:value="0.21147">
                <text:p>0.21147</text:p>
              </table:table-cell>
              <table:table-cell office:value-type="float" office:value="0.20582">
                <text:p>0.2058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73">
                <text:p>1673</text:p>
              </table:table-cell>
              <table:table-cell office:value-type="float" office:value="0.21606">
                <text:p>0.21606</text:p>
              </table:table-cell>
              <table:table-cell office:value-type="float" office:value="0.21629">
                <text:p>0.21629</text:p>
              </table:table-cell>
              <table:table-cell office:value-type="float" office:value="0.21052">
                <text:p>0.2105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74">
                <text:p>1674</text:p>
              </table:table-cell>
              <table:table-cell office:value-type="float" office:value="0.21907">
                <text:p>0.21907</text:p>
              </table:table-cell>
              <table:table-cell office:value-type="float" office:value="0.21575">
                <text:p>0.21575</text:p>
              </table:table-cell>
              <table:table-cell office:value-type="float" office:value="0.21002">
                <text:p>0.2100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75">
                <text:p>1675</text:p>
              </table:table-cell>
              <table:table-cell office:value-type="float" office:value="0.21621">
                <text:p>0.21621</text:p>
              </table:table-cell>
              <table:table-cell office:value-type="float" office:value="0.2136">
                <text:p>0.2136</text:p>
              </table:table-cell>
              <table:table-cell office:value-type="float" office:value="0.20793">
                <text:p>0.2079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76">
                <text:p>1676</text:p>
              </table:table-cell>
              <table:table-cell office:value-type="float" office:value="0.21319">
                <text:p>0.21319</text:p>
              </table:table-cell>
              <table:table-cell office:value-type="float" office:value="0.21145">
                <text:p>0.21145</text:p>
              </table:table-cell>
              <table:table-cell office:value-type="float" office:value="0.20584">
                <text:p>0.2058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77">
                <text:p>1677</text:p>
              </table:table-cell>
              <table:table-cell office:value-type="float" office:value="0.21548">
                <text:p>0.21548</text:p>
              </table:table-cell>
              <table:table-cell office:value-type="float" office:value="0.21229">
                <text:p>0.21229</text:p>
              </table:table-cell>
              <table:table-cell office:value-type="float" office:value="0.20668">
                <text:p>0.2066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78">
                <text:p>1678</text:p>
              </table:table-cell>
              <table:table-cell office:value-type="float" office:value="0.21585">
                <text:p>0.21585</text:p>
              </table:table-cell>
              <table:table-cell office:value-type="float" office:value="0.20915">
                <text:p>0.20915</text:p>
              </table:table-cell>
              <table:table-cell office:value-type="float" office:value="0.20365">
                <text:p>0.2036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79">
                <text:p>1679</text:p>
              </table:table-cell>
              <table:table-cell office:value-type="float" office:value="0.21295">
                <text:p>0.21295</text:p>
              </table:table-cell>
              <table:table-cell office:value-type="float" office:value="0.21303">
                <text:p>0.21303</text:p>
              </table:table-cell>
              <table:table-cell office:value-type="float" office:value="0.20741">
                <text:p>0.2074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80">
                <text:p>1680</text:p>
              </table:table-cell>
              <table:table-cell office:value-type="float" office:value="0.20641">
                <text:p>0.20641</text:p>
              </table:table-cell>
              <table:table-cell office:value-type="float" office:value="0.20558">
                <text:p>0.20558</text:p>
              </table:table-cell>
              <table:table-cell office:value-type="float" office:value="0.20017">
                <text:p>0.200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81">
                <text:p>1681</text:p>
              </table:table-cell>
              <table:table-cell office:value-type="float" office:value="0.19848">
                <text:p>0.19848</text:p>
              </table:table-cell>
              <table:table-cell office:value-type="float" office:value="0.19447">
                <text:p>0.19447</text:p>
              </table:table-cell>
              <table:table-cell office:value-type="float" office:value="0.18936">
                <text:p>0.18936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82">
                <text:p>1682</text:p>
              </table:table-cell>
              <table:table-cell office:value-type="float" office:value="0.20341">
                <text:p>0.20341</text:p>
              </table:table-cell>
              <table:table-cell office:value-type="float" office:value="0.20366">
                <text:p>0.20366</text:p>
              </table:table-cell>
              <table:table-cell office:value-type="float" office:value="0.1983">
                <text:p>0.198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83">
                <text:p>1683</text:p>
              </table:table-cell>
              <table:table-cell office:value-type="float" office:value="0.20893">
                <text:p>0.20893</text:p>
              </table:table-cell>
              <table:table-cell office:value-type="float" office:value="0.20906">
                <text:p>0.20906</text:p>
              </table:table-cell>
              <table:table-cell office:value-type="float" office:value="0.20357">
                <text:p>0.2035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84">
                <text:p>1684</text:p>
              </table:table-cell>
              <table:table-cell office:value-type="float" office:value="0.21198">
                <text:p>0.21198</text:p>
              </table:table-cell>
              <table:table-cell office:value-type="float" office:value="0.19797">
                <text:p>0.19797</text:p>
              </table:table-cell>
              <table:table-cell office:value-type="float" office:value="0.19283">
                <text:p>0.1928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85">
                <text:p>1685</text:p>
              </table:table-cell>
              <table:table-cell office:value-type="float" office:value="0.21306">
                <text:p>0.21306</text:p>
              </table:table-cell>
              <table:table-cell office:value-type="float" office:value="0.21321">
                <text:p>0.21321</text:p>
              </table:table-cell>
              <table:table-cell office:value-type="float" office:value="0.20763">
                <text:p>0.2076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86">
                <text:p>1686</text:p>
              </table:table-cell>
              <table:table-cell office:value-type="float" office:value="0.21026">
                <text:p>0.21026</text:p>
              </table:table-cell>
              <table:table-cell office:value-type="float" office:value="0.21026">
                <text:p>0.21026</text:p>
              </table:table-cell>
              <table:table-cell office:value-type="float" office:value="0.20476">
                <text:p>0.20476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87">
                <text:p>1687</text:p>
              </table:table-cell>
              <table:table-cell office:value-type="float" office:value="0.21123">
                <text:p>0.21123</text:p>
              </table:table-cell>
              <table:table-cell office:value-type="float" office:value="0.20484">
                <text:p>0.20484</text:p>
              </table:table-cell>
              <table:table-cell office:value-type="float" office:value="0.19951">
                <text:p>0.1995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88">
                <text:p>1688</text:p>
              </table:table-cell>
              <table:table-cell office:value-type="float" office:value="0.21081">
                <text:p>0.21081</text:p>
              </table:table-cell>
              <table:table-cell office:value-type="float" office:value="0.21013">
                <text:p>0.21013</text:p>
              </table:table-cell>
              <table:table-cell office:value-type="float" office:value="0.20465">
                <text:p>0.2046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89">
                <text:p>1689</text:p>
              </table:table-cell>
              <table:table-cell office:value-type="float" office:value="0.20805">
                <text:p>0.20805</text:p>
              </table:table-cell>
              <table:table-cell office:value-type="float" office:value="0.20718">
                <text:p>0.20718</text:p>
              </table:table-cell>
              <table:table-cell office:value-type="float" office:value="0.20178">
                <text:p>0.2017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90">
                <text:p>1690</text:p>
              </table:table-cell>
              <table:table-cell office:value-type="float" office:value="0.20845">
                <text:p>0.20845</text:p>
              </table:table-cell>
              <table:table-cell office:value-type="float" office:value="0.20523">
                <text:p>0.20523</text:p>
              </table:table-cell>
              <table:table-cell office:value-type="float" office:value="0.19991">
                <text:p>0.19991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91">
                <text:p>1691</text:p>
              </table:table-cell>
              <table:table-cell office:value-type="float" office:value="0.21203">
                <text:p>0.21203</text:p>
              </table:table-cell>
              <table:table-cell office:value-type="float" office:value="0.19303">
                <text:p>0.19303</text:p>
              </table:table-cell>
              <table:table-cell office:value-type="float" office:value="0.18808">
                <text:p>0.1880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92">
                <text:p>1692</text:p>
              </table:table-cell>
              <table:table-cell office:value-type="float" office:value="0.21211">
                <text:p>0.21211</text:p>
              </table:table-cell>
              <table:table-cell office:value-type="float" office:value="0.20708">
                <text:p>0.20708</text:p>
              </table:table-cell>
              <table:table-cell office:value-type="float" office:value="0.20174">
                <text:p>0.20174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93">
                <text:p>1693</text:p>
              </table:table-cell>
              <table:table-cell office:value-type="float" office:value="0.21122">
                <text:p>0.21122</text:p>
              </table:table-cell>
              <table:table-cell office:value-type="float" office:value="0.21134">
                <text:p>0.21134</text:p>
              </table:table-cell>
              <table:table-cell office:value-type="float" office:value="0.20587">
                <text:p>0.2058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94">
                <text:p>1694</text:p>
              </table:table-cell>
              <table:table-cell office:value-type="float" office:value="0.21068">
                <text:p>0.21068</text:p>
              </table:table-cell>
              <table:table-cell office:value-type="float" office:value="0.20477">
                <text:p>0.20477</text:p>
              </table:table-cell>
              <table:table-cell office:value-type="float" office:value="0.1995">
                <text:p>0.199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95">
                <text:p>1695</text:p>
              </table:table-cell>
              <table:table-cell office:value-type="float" office:value="0.21055">
                <text:p>0.21055</text:p>
              </table:table-cell>
              <table:table-cell office:value-type="float" office:value="0.20968">
                <text:p>0.20968</text:p>
              </table:table-cell>
              <table:table-cell office:value-type="float" office:value="0.20427">
                <text:p>0.2042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96">
                <text:p>1696</text:p>
              </table:table-cell>
              <table:table-cell office:value-type="float" office:value="0.20962">
                <text:p>0.20962</text:p>
              </table:table-cell>
              <table:table-cell office:value-type="float" office:value="0.20922">
                <text:p>0.20922</text:p>
              </table:table-cell>
              <table:table-cell office:value-type="float" office:value="0.20383">
                <text:p>0.20383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97">
                <text:p>1697</text:p>
              </table:table-cell>
              <table:table-cell office:value-type="float" office:value="0.2085">
                <text:p>0.2085</text:p>
              </table:table-cell>
              <table:table-cell office:value-type="float" office:value="0.18107">
                <text:p>0.18107</text:p>
              </table:table-cell>
              <table:table-cell office:value-type="float" office:value="0.17649">
                <text:p>0.1764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98">
                <text:p>1698</text:p>
              </table:table-cell>
              <table:table-cell office:value-type="float" office:value="0.20879">
                <text:p>0.20879</text:p>
              </table:table-cell>
              <table:table-cell office:value-type="float" office:value="0.20739">
                <text:p>0.20739</text:p>
              </table:table-cell>
              <table:table-cell office:value-type="float" office:value="0.20207">
                <text:p>0.2020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99">
                <text:p>1699</text:p>
              </table:table-cell>
              <table:table-cell office:value-type="float" office:value="0.20804">
                <text:p>0.20804</text:p>
              </table:table-cell>
              <table:table-cell office:value-type="float" office:value="0.20551">
                <text:p>0.20551</text:p>
              </table:table-cell>
              <table:table-cell office:value-type="float" office:value="0.20024">
                <text:p>0.2002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00">
                <text:p>1700</text:p>
              </table:table-cell>
              <table:table-cell office:value-type="float" office:value="0.20539">
                <text:p>0.20539</text:p>
              </table:table-cell>
              <table:table-cell office:value-type="float" office:value="0.19975">
                <text:p>0.19975</text:p>
              </table:table-cell>
              <table:table-cell office:value-type="float" office:value="0.19464">
                <text:p>0.1946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02">
                <text:p>1702</text:p>
              </table:table-cell>
              <table:table-cell office:value-type="float" office:value="0.2052">
                <text:p>0.2052</text:p>
              </table:table-cell>
              <table:table-cell office:value-type="float" office:value="0.20396">
                <text:p>0.20396</text:p>
              </table:table-cell>
              <table:table-cell office:value-type="float" office:value="0.19874">
                <text:p>0.1987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05">
                <text:p>1705</text:p>
              </table:table-cell>
              <table:table-cell office:value-type="float" office:value="0.20428">
                <text:p>0.20428</text:p>
              </table:table-cell>
              <table:table-cell office:value-type="float" office:value="0.19778">
                <text:p>0.19778</text:p>
              </table:table-cell>
              <table:table-cell office:value-type="float" office:value="0.19275">
                <text:p>0.19275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10">
                <text:p>1710</text:p>
              </table:table-cell>
              <table:table-cell office:value-type="float" office:value="0.19894">
                <text:p>0.19894</text:p>
              </table:table-cell>
              <table:table-cell office:value-type="float" office:value="0.1879">
                <text:p>0.1879</text:p>
              </table:table-cell>
              <table:table-cell office:value-type="float" office:value="0.18316">
                <text:p>0.1831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15">
                <text:p>1715</text:p>
              </table:table-cell>
              <table:table-cell office:value-type="float" office:value="0.20189">
                <text:p>0.20189</text:p>
              </table:table-cell>
              <table:table-cell office:value-type="float" office:value="0.18965">
                <text:p>0.18965</text:p>
              </table:table-cell>
              <table:table-cell office:value-type="float" office:value="0.1849">
                <text:p>0.1849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20">
                <text:p>1720</text:p>
              </table:table-cell>
              <table:table-cell office:value-type="float" office:value="0.19799">
                <text:p>0.19799</text:p>
              </table:table-cell>
              <table:table-cell office:value-type="float" office:value="0.18698">
                <text:p>0.18698</text:p>
              </table:table-cell>
              <table:table-cell office:value-type="float" office:value="0.18231">
                <text:p>0.1823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25">
                <text:p>1725</text:p>
              </table:table-cell>
              <table:table-cell office:value-type="float" office:value="0.19688">
                <text:p>0.19688</text:p>
              </table:table-cell>
              <table:table-cell office:value-type="float" office:value="0.17808">
                <text:p>0.17808</text:p>
              </table:table-cell>
              <table:table-cell office:value-type="float" office:value="0.17367">
                <text:p>0.1736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30">
                <text:p>1730</text:p>
              </table:table-cell>
              <table:table-cell office:value-type="float" office:value="0.19309">
                <text:p>0.19309</text:p>
              </table:table-cell>
              <table:table-cell office:value-type="float" office:value="0.17407">
                <text:p>0.17407</text:p>
              </table:table-cell>
              <table:table-cell office:value-type="float" office:value="0.16979">
                <text:p>0.16979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35">
                <text:p>1735</text:p>
              </table:table-cell>
              <table:table-cell office:value-type="float" office:value="0.182">
                <text:p>0.182</text:p>
              </table:table-cell>
              <table:table-cell office:value-type="float" office:value="0.16154">
                <text:p>0.16154</text:p>
              </table:table-cell>
              <table:table-cell office:value-type="float" office:value="0.15758">
                <text:p>0.1575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40">
                <text:p>1740</text:p>
              </table:table-cell>
              <table:table-cell office:value-type="float" office:value="0.19001">
                <text:p>0.19001</text:p>
              </table:table-cell>
              <table:table-cell office:value-type="float" office:value="0.16818">
                <text:p>0.16818</text:p>
              </table:table-cell>
              <table:table-cell office:value-type="float" office:value="0.16405">
                <text:p>0.1640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45">
                <text:p>1745</text:p>
              </table:table-cell>
              <table:table-cell office:value-type="float" office:value="0.18624">
                <text:p>0.18624</text:p>
              </table:table-cell>
              <table:table-cell office:value-type="float" office:value="0.15481">
                <text:p>0.15481</text:p>
              </table:table-cell>
              <table:table-cell office:value-type="float" office:value="0.15105">
                <text:p>0.1510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50">
                <text:p>1750</text:p>
              </table:table-cell>
              <table:table-cell office:value-type="float" office:value="0.18518">
                <text:p>0.18518</text:p>
              </table:table-cell>
              <table:table-cell office:value-type="float" office:value="0.16566">
                <text:p>0.16566</text:p>
              </table:table-cell>
              <table:table-cell office:value-type="float" office:value="0.16162">
                <text:p>0.1616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55">
                <text:p>1755</text:p>
              </table:table-cell>
              <table:table-cell office:value-type="float" office:value="0.18509">
                <text:p>0.18509</text:p>
              </table:table-cell>
              <table:table-cell office:value-type="float" office:value="0.15301">
                <text:p>0.15301</text:p>
              </table:table-cell>
              <table:table-cell office:value-type="float" office:value="0.14931">
                <text:p>0.14931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60">
                <text:p>1760</text:p>
              </table:table-cell>
              <table:table-cell office:value-type="float" office:value="0.18243">
                <text:p>0.18243</text:p>
              </table:table-cell>
              <table:table-cell office:value-type="float" office:value="0.15998">
                <text:p>0.15998</text:p>
              </table:table-cell>
              <table:table-cell office:value-type="float" office:value="0.15608">
                <text:p>0.1560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65">
                <text:p>1765</text:p>
              </table:table-cell>
              <table:table-cell office:value-type="float" office:value="0.18143">
                <text:p>0.18143</text:p>
              </table:table-cell>
              <table:table-cell office:value-type="float" office:value="0.13284">
                <text:p>0.13284</text:p>
              </table:table-cell>
              <table:table-cell office:value-type="float" office:value="0.12967">
                <text:p>0.1296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70">
                <text:p>1770</text:p>
              </table:table-cell>
              <table:table-cell office:value-type="float" office:value="0.17969">
                <text:p>0.17969</text:p>
              </table:table-cell>
              <table:table-cell office:value-type="float" office:value="0.14172">
                <text:p>0.14172</text:p>
              </table:table-cell>
              <table:table-cell office:value-type="float" office:value="0.13831">
                <text:p>0.1383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75">
                <text:p>1775</text:p>
              </table:table-cell>
              <table:table-cell office:value-type="float" office:value="0.176">
                <text:p>0.176</text:p>
              </table:table-cell>
              <table:table-cell office:value-type="float" office:value="0.11484">
                <text:p>0.11484</text:p>
              </table:table-cell>
              <table:table-cell office:value-type="float" office:value="0.11213">
                <text:p>0.1121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80">
                <text:p>1780</text:p>
              </table:table-cell>
              <table:table-cell office:value-type="float" office:value="0.17553">
                <text:p>0.17553</text:p>
              </table:table-cell>
              <table:table-cell office:value-type="float" office:value="0.1005">
                <text:p>0.1005</text:p>
              </table:table-cell>
              <table:table-cell office:value-type="float" office:value="0.098143">
                <text:p>0.098143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85">
                <text:p>1785</text:p>
              </table:table-cell>
              <table:table-cell office:value-type="float" office:value="0.17411">
                <text:p>0.17411</text:p>
              </table:table-cell>
              <table:table-cell office:value-type="float" office:value="0.076981">
                <text:p>0.076981</text:p>
              </table:table-cell>
              <table:table-cell office:value-type="float" office:value="0.075201">
                <text:p>0.075201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790">
                <text:p>1790</text:p>
              </table:table-cell>
              <table:table-cell office:value-type="float" office:value="0.17371">
                <text:p>0.17371</text:p>
              </table:table-cell>
              <table:table-cell office:value-type="float" office:value="0.088904">
                <text:p>0.088904</text:p>
              </table:table-cell>
              <table:table-cell office:value-type="float" office:value="0.086831">
                <text:p>0.086831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795">
                <text:p>1795</text:p>
              </table:table-cell>
              <table:table-cell office:value-type="float" office:value="0.17102">
                <text:p>0.17102</text:p>
              </table:table-cell>
              <table:table-cell office:value-type="float" office:value="0.046931">
                <text:p>0.046931</text:p>
              </table:table-cell>
              <table:table-cell office:value-type="float" office:value="0.045864">
                <text:p>0.04586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00">
                <text:p>1800</text:p>
              </table:table-cell>
              <table:table-cell office:value-type="float" office:value="0.168">
                <text:p>0.168</text:p>
              </table:table-cell>
              <table:table-cell office:value-type="float" office:value="0.031828">
                <text:p>0.031828</text:p>
              </table:table-cell>
              <table:table-cell office:value-type="float" office:value="0.031112">
                <text:p>0.03111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05">
                <text:p>1805</text:p>
              </table:table-cell>
              <table:table-cell office:value-type="float" office:value="0.16884">
                <text:p>0.16884</text:p>
              </table:table-cell>
              <table:table-cell office:value-type="float" office:value="0.014815">
                <text:p>0.014815</text:p>
              </table:table-cell>
              <table:table-cell office:value-type="float" office:value="0.014485">
                <text:p>0.01448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10">
                <text:p>1810</text:p>
              </table:table-cell>
              <table:table-cell office:value-type="float" office:value="0.16859">
                <text:p>0.16859</text:p>
              </table:table-cell>
              <table:table-cell office:value-type="float" office:value="0.0096911">
                <text:p>0.0096911</text:p>
              </table:table-cell>
              <table:table-cell office:value-type="float" office:value="0.0094762">
                <text:p>0.0094762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15">
                <text:p>1815</text:p>
              </table:table-cell>
              <table:table-cell office:value-type="float" office:value="0.155">
                <text:p>0.155</text:p>
              </table:table-cell>
              <table:table-cell office:value-type="float" office:value="0.0032816">
                <text:p>0.0032816</text:p>
              </table:table-cell>
              <table:table-cell office:value-type="float" office:value="0.0032093">
                <text:p>0.0032093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20">
                <text:p>1820</text:p>
              </table:table-cell>
              <table:table-cell office:value-type="float" office:value="0.16">
                <text:p>0.16</text:p>
              </table:table-cell>
              <table:table-cell office:value-type="float" office:value="0.00098755">
                <text:p>0.00098755</text:p>
              </table:table-cell>
              <table:table-cell office:value-type="float" office:value="0.00096578">
                <text:p>0.00096578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25">
                <text:p>1825</text:p>
              </table:table-cell>
              <table:table-cell office:value-type="float" office:value="0.16257">
                <text:p>0.16257</text:p>
              </table:table-cell>
              <table:table-cell office:value-type="float" office:value="0.0012744">
                <text:p>0.0012744</text:p>
              </table:table-cell>
              <table:table-cell office:value-type="float" office:value="0.0012463">
                <text:p>0.001246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30">
                <text:p>1830</text:p>
              </table:table-cell>
              <table:table-cell office:value-type="float" office:value="0.15921">
                <text:p>0.15921</text:p>
              </table:table-cell>
              <table:table-cell office:value-type="float" office:value="0.0000052041">
                <text:p>0.0000052041</text:p>
              </table:table-cell>
              <table:table-cell office:value-type="float" office:value="0.0000050896">
                <text:p>0.0000050896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35">
                <text:p>1835</text:p>
              </table:table-cell>
              <table:table-cell office:value-type="float" office:value="0.1576">
                <text:p>0.1576</text:p>
              </table:table-cell>
              <table:table-cell office:value-type="float" office:value="0.000006419">
                <text:p>0.000006419</text:p>
              </table:table-cell>
              <table:table-cell office:value-type="float" office:value="0.0000062784">
                <text:p>0.000006278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40">
                <text:p>1840</text:p>
              </table:table-cell>
              <table:table-cell office:value-type="float" office:value="0.15552">
                <text:p>0.15552</text:p>
              </table:table-cell>
              <table:table-cell office:value-type="float" office:value="0.000000062703">
                <text:p>0.000000062703</text:p>
              </table:table-cell>
              <table:table-cell office:value-type="float" office:value="0.000000061337">
                <text:p>0.000000061337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845">
                <text:p>1845</text:p>
              </table:table-cell>
              <table:table-cell office:value-type="float" office:value="0.15288">
                <text:p>0.15288</text:p>
              </table:table-cell>
              <table:table-cell office:value-type="float" office:value="0.0000062658">
                <text:p>0.0000062658</text:p>
              </table:table-cell>
              <table:table-cell office:value-type="float" office:value="0.0000061298">
                <text:p>0.0000061298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850">
                <text:p>1850</text:p>
              </table:table-cell>
              <table:table-cell office:value-type="float" office:value="0.15337">
                <text:p>0.15337</text:p>
              </table:table-cell>
              <table:table-cell office:value-type="float" office:value="0.0000029993">
                <text:p>0.0000029993</text:p>
              </table:table-cell>
              <table:table-cell office:value-type="float" office:value="0.0000029348">
                <text:p>0.0000029348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855">
                <text:p>1855</text:p>
              </table:table-cell>
              <table:table-cell office:value-type="float" office:value="0.15126">
                <text:p>0.15126</text:p>
              </table:table-cell>
              <table:table-cell office:value-type="float" office:value="0.00000028396">
                <text:p>0.00000028396</text:p>
              </table:table-cell>
              <table:table-cell office:value-type="float" office:value="0.00000027795">
                <text:p>0.0000002779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60">
                <text:p>1860</text:p>
              </table:table-cell>
              <table:table-cell office:value-type="float" office:value="0.14933">
                <text:p>0.14933</text:p>
              </table:table-cell>
              <table:table-cell office:value-type="float" office:value="0.000011151">
                <text:p>0.000011151</text:p>
              </table:table-cell>
              <table:table-cell office:value-type="float" office:value="0.00001092">
                <text:p>0.00001092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865">
                <text:p>1865</text:p>
              </table:table-cell>
              <table:table-cell office:value-type="float" office:value="0.1471">
                <text:p>0.1471</text:p>
              </table:table-cell>
              <table:table-cell office:value-type="float" office:value="0.000016982">
                <text:p>0.000016982</text:p>
              </table:table-cell>
              <table:table-cell office:value-type="float" office:value="0.000016644">
                <text:p>0.0000166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70">
                <text:p>1870</text:p>
              </table:table-cell>
              <table:table-cell office:value-type="float" office:value="0.14565">
                <text:p>0.14565</text:p>
              </table:table-cell>
              <table:table-cell office:value-type="float" office:value="0.00000000026662">
                <text:p>0.00000000026662</text:p>
              </table:table-cell>
              <table:table-cell office:value-type="float" office:value="0.00000000026148">
                <text:p>0.0000000002614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875">
                <text:p>1875</text:p>
              </table:table-cell>
              <table:table-cell office:value-type="float" office:value="0.13231">
                <text:p>0.13231</text:p>
              </table:table-cell>
              <table:table-cell office:value-type="float" office:value="0.0000000004513">
                <text:p>0.0000000004513</text:p>
              </table:table-cell>
              <table:table-cell office:value-type="float" office:value="0.00000000044296">
                <text:p>0.00000000044296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80">
                <text:p>1880</text:p>
              </table:table-cell>
              <table:table-cell office:value-type="float" office:value="0.14667">
                <text:p>0.14667</text:p>
              </table:table-cell>
              <table:table-cell office:value-type="float" office:value="0.000077505">
                <text:p>0.000077505</text:p>
              </table:table-cell>
              <table:table-cell office:value-type="float" office:value="0.000076123">
                <text:p>0.00007612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85">
                <text:p>1885</text:p>
              </table:table-cell>
              <table:table-cell office:value-type="float" office:value="0.14573">
                <text:p>0.14573</text:p>
              </table:table-cell>
              <table:table-cell office:value-type="float" office:value="0.00004389">
                <text:p>0.00004389</text:p>
              </table:table-cell>
              <table:table-cell office:value-type="float" office:value="0.000043129">
                <text:p>0.000043129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90">
                <text:p>1890</text:p>
              </table:table-cell>
              <table:table-cell office:value-type="float" office:value="0.14041">
                <text:p>0.14041</text:p>
              </table:table-cell>
              <table:table-cell office:value-type="float" office:value="0.00022333">
                <text:p>0.00022333</text:p>
              </table:table-cell>
              <table:table-cell office:value-type="float" office:value="0.00021956">
                <text:p>0.0002195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95">
                <text:p>1895</text:p>
              </table:table-cell>
              <table:table-cell office:value-type="float" office:value="0.13842">
                <text:p>0.13842</text:p>
              </table:table-cell>
              <table:table-cell office:value-type="float" office:value="0.00012947">
                <text:p>0.00012947</text:p>
              </table:table-cell>
              <table:table-cell office:value-type="float" office:value="0.00012743">
                <text:p>0.0001274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900">
                <text:p>1900</text:p>
              </table:table-cell>
              <table:table-cell office:value-type="float" office:value="0.14041">
                <text:p>0.14041</text:p>
              </table:table-cell>
              <table:table-cell office:value-type="float" office:value="0.00000086221">
                <text:p>0.00000086221</text:p>
              </table:table-cell>
              <table:table-cell office:value-type="float" office:value="0.00000084916">
                <text:p>0.0000008491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905">
                <text:p>1905</text:p>
              </table:table-cell>
              <table:table-cell office:value-type="float" office:value="0.13904">
                <text:p>0.13904</text:p>
              </table:table-cell>
              <table:table-cell office:value-type="float" office:value="0.00000056667">
                <text:p>0.00000056667</text:p>
              </table:table-cell>
              <table:table-cell office:value-type="float" office:value="0.00000055798">
                <text:p>0.0000005579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910">
                <text:p>1910</text:p>
              </table:table-cell>
              <table:table-cell office:value-type="float" office:value="0.13654">
                <text:p>0.13654</text:p>
              </table:table-cell>
              <table:table-cell office:value-type="float" office:value="0.000023045">
                <text:p>0.000023045</text:p>
              </table:table-cell>
              <table:table-cell office:value-type="float" office:value="0.000022726">
                <text:p>0.000022726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915">
                <text:p>1915</text:p>
              </table:table-cell>
              <table:table-cell office:value-type="float" office:value="0.13611">
                <text:p>0.13611</text:p>
              </table:table-cell>
              <table:table-cell office:value-type="float" office:value="0.000019947">
                <text:p>0.000019947</text:p>
              </table:table-cell>
              <table:table-cell office:value-type="float" office:value="0.000019673">
                <text:p>0.00001967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920">
                <text:p>1920</text:p>
              </table:table-cell>
              <table:table-cell office:value-type="float" office:value="0.13463">
                <text:p>0.13463</text:p>
              </table:table-cell>
              <table:table-cell office:value-type="float" office:value="0.00045069">
                <text:p>0.00045069</text:p>
              </table:table-cell>
              <table:table-cell office:value-type="float" office:value="0.00044451">
                <text:p>0.0004445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925">
                <text:p>1925</text:p>
              </table:table-cell>
              <table:table-cell office:value-type="float" office:value="0.13447">
                <text:p>0.13447</text:p>
              </table:table-cell>
              <table:table-cell office:value-type="float" office:value="0.00093615">
                <text:p>0.00093615</text:p>
              </table:table-cell>
              <table:table-cell office:value-type="float" office:value="0.00092326">
                <text:p>0.0009232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930">
                <text:p>1930</text:p>
              </table:table-cell>
              <table:table-cell office:value-type="float" office:value="0.13145">
                <text:p>0.13145</text:p>
              </table:table-cell>
              <table:table-cell office:value-type="float" office:value="0.00055242">
                <text:p>0.00055242</text:p>
              </table:table-cell>
              <table:table-cell office:value-type="float" office:value="0.00054474">
                <text:p>0.0005447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935">
                <text:p>1935</text:p>
              </table:table-cell>
              <table:table-cell office:value-type="float" office:value="0.13243">
                <text:p>0.13243</text:p>
              </table:table-cell>
              <table:table-cell office:value-type="float" office:value="0.0035935">
                <text:p>0.0035935</text:p>
              </table:table-cell>
              <table:table-cell office:value-type="float" office:value="0.0035428">
                <text:p>0.003542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940">
                <text:p>1940</text:p>
              </table:table-cell>
              <table:table-cell office:value-type="float" office:value="0.1295">
                <text:p>0.1295</text:p>
              </table:table-cell>
              <table:table-cell office:value-type="float" office:value="0.0032821">
                <text:p>0.0032821</text:p>
              </table:table-cell>
              <table:table-cell office:value-type="float" office:value="0.0032357">
                <text:p>0.003235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945">
                <text:p>1945</text:p>
              </table:table-cell>
              <table:table-cell office:value-type="float" office:value="0.1195">
                <text:p>0.1195</text:p>
              </table:table-cell>
              <table:table-cell office:value-type="float" office:value="0.010863">
                <text:p>0.010863</text:p>
              </table:table-cell>
              <table:table-cell office:value-type="float" office:value="0.010707">
                <text:p>0.01070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950">
                <text:p>1950</text:p>
              </table:table-cell>
              <table:table-cell office:value-type="float" office:value="0.12627">
                <text:p>0.12627</text:p>
              </table:table-cell>
              <table:table-cell office:value-type="float" office:value="0.016727">
                <text:p>0.016727</text:p>
              </table:table-cell>
              <table:table-cell office:value-type="float" office:value="0.016482">
                <text:p>0.01648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955">
                <text:p>1955</text:p>
              </table:table-cell>
              <table:table-cell office:value-type="float" office:value="0.12833">
                <text:p>0.12833</text:p>
              </table:table-cell>
              <table:table-cell office:value-type="float" office:value="0.010036">
                <text:p>0.010036</text:p>
              </table:table-cell>
              <table:table-cell office:value-type="float" office:value="0.009886">
                <text:p>0.00988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960">
                <text:p>1960</text:p>
              </table:table-cell>
              <table:table-cell office:value-type="float" office:value="0.1261">
                <text:p>0.1261</text:p>
              </table:table-cell>
              <table:table-cell office:value-type="float" office:value="0.021906">
                <text:p>0.021906</text:p>
              </table:table-cell>
              <table:table-cell office:value-type="float" office:value="0.021569">
                <text:p>0.02156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965">
                <text:p>1965</text:p>
              </table:table-cell>
              <table:table-cell office:value-type="float" office:value="0.12291">
                <text:p>0.12291</text:p>
              </table:table-cell>
              <table:table-cell office:value-type="float" office:value="0.028563">
                <text:p>0.028563</text:p>
              </table:table-cell>
              <table:table-cell office:value-type="float" office:value="0.028114">
                <text:p>0.028114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970">
                <text:p>1970</text:p>
              </table:table-cell>
              <table:table-cell office:value-type="float" office:value="0.12375">
                <text:p>0.12375</text:p>
              </table:table-cell>
              <table:table-cell office:value-type="float" office:value="0.048847">
                <text:p>0.048847</text:p>
              </table:table-cell>
              <table:table-cell office:value-type="float" office:value="0.048055">
                <text:p>0.04805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975">
                <text:p>1975</text:p>
              </table:table-cell>
              <table:table-cell office:value-type="float" office:value="0.1215">
                <text:p>0.1215</text:p>
              </table:table-cell>
              <table:table-cell office:value-type="float" office:value="0.067857">
                <text:p>0.067857</text:p>
              </table:table-cell>
              <table:table-cell office:value-type="float" office:value="0.06673">
                <text:p>0.06673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980">
                <text:p>1980</text:p>
              </table:table-cell>
              <table:table-cell office:value-type="float" office:value="0.11968">
                <text:p>0.11968</text:p>
              </table:table-cell>
              <table:table-cell office:value-type="float" office:value="0.075512">
                <text:p>0.075512</text:p>
              </table:table-cell>
              <table:table-cell office:value-type="float" office:value="0.074234">
                <text:p>0.07423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985">
                <text:p>1985</text:p>
              </table:table-cell>
              <table:table-cell office:value-type="float" office:value="0.11902">
                <text:p>0.11902</text:p>
              </table:table-cell>
              <table:table-cell office:value-type="float" office:value="0.083063">
                <text:p>0.083063</text:p>
              </table:table-cell>
              <table:table-cell office:value-type="float" office:value="0.081625">
                <text:p>0.08162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990">
                <text:p>1990</text:p>
              </table:table-cell>
              <table:table-cell office:value-type="float" office:value="0.11977">
                <text:p>0.11977</text:p>
              </table:table-cell>
              <table:table-cell office:value-type="float" office:value="0.085613">
                <text:p>0.085613</text:p>
              </table:table-cell>
              <table:table-cell office:value-type="float" office:value="0.084124">
                <text:p>0.084124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995">
                <text:p>1995</text:p>
              </table:table-cell>
              <table:table-cell office:value-type="float" office:value="0.11684">
                <text:p>0.11684</text:p>
              </table:table-cell>
              <table:table-cell office:value-type="float" office:value="0.08119">
                <text:p>0.08119</text:p>
              </table:table-cell>
              <table:table-cell office:value-type="float" office:value="0.079787">
                <text:p>0.07978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000">
                <text:p>2000</text:p>
              </table:table-cell>
              <table:table-cell office:value-type="float" office:value="0.11673">
                <text:p>0.11673</text:p>
              </table:table-cell>
              <table:table-cell office:value-type="float" office:value="0.038156">
                <text:p>0.038156</text:p>
              </table:table-cell>
              <table:table-cell office:value-type="float" office:value="0.037491">
                <text:p>0.03749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2005">
                <text:p>2005</text:p>
              </table:table-cell>
              <table:table-cell office:value-type="float" office:value="0.11501">
                <text:p>0.11501</text:p>
              </table:table-cell>
              <table:table-cell office:value-type="float" office:value="0.015001">
                <text:p>0.015001</text:p>
              </table:table-cell>
              <table:table-cell office:value-type="float" office:value="0.014747">
                <text:p>0.014747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010">
                <text:p>2010</text:p>
              </table:table-cell>
              <table:table-cell office:value-type="float" office:value="0.11512">
                <text:p>0.11512</text:p>
              </table:table-cell>
              <table:table-cell office:value-type="float" office:value="0.039748">
                <text:p>0.039748</text:p>
              </table:table-cell>
              <table:table-cell office:value-type="float" office:value="0.039071">
                <text:p>0.03907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015">
                <text:p>2015</text:p>
              </table:table-cell>
              <table:table-cell office:value-type="float" office:value="0.11399">
                <text:p>0.11399</text:p>
              </table:table-cell>
              <table:table-cell office:value-type="float" office:value="0.026648">
                <text:p>0.026648</text:p>
              </table:table-cell>
              <table:table-cell office:value-type="float" office:value="0.026208">
                <text:p>0.02620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2020">
                <text:p>2020</text:p>
              </table:table-cell>
              <table:table-cell office:value-type="float" office:value="0.11192">
                <text:p>0.11192</text:p>
              </table:table-cell>
              <table:table-cell office:value-type="float" office:value="0.044981">
                <text:p>0.044981</text:p>
              </table:table-cell>
              <table:table-cell office:value-type="float" office:value="0.044239">
                <text:p>0.04423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2025">
                <text:p>2025</text:p>
              </table:table-cell>
              <table:table-cell office:value-type="float" office:value="0.11176">
                <text:p>0.11176</text:p>
              </table:table-cell>
              <table:table-cell office:value-type="float" office:value="0.07401">
                <text:p>0.07401</text:p>
              </table:table-cell>
              <table:table-cell office:value-type="float" office:value="0.072779">
                <text:p>0.07277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030">
                <text:p>2030</text:p>
              </table:table-cell>
              <table:table-cell office:value-type="float" office:value="0.10969">
                <text:p>0.10969</text:p>
              </table:table-cell>
              <table:table-cell office:value-type="float" office:value="0.084856">
                <text:p>0.084856</text:p>
              </table:table-cell>
              <table:table-cell office:value-type="float" office:value="0.08346">
                <text:p>0.0834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2035">
                <text:p>2035</text:p>
              </table:table-cell>
              <table:table-cell office:value-type="float" office:value="0.10915">
                <text:p>0.10915</text:p>
              </table:table-cell>
              <table:table-cell office:value-type="float" office:value="0.096386">
                <text:p>0.096386</text:p>
              </table:table-cell>
              <table:table-cell office:value-type="float" office:value="0.094808">
                <text:p>0.094808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2040">
                <text:p>2040</text:p>
              </table:table-cell>
              <table:table-cell office:value-type="float" office:value="0.1072">
                <text:p>0.1072</text:p>
              </table:table-cell>
              <table:table-cell office:value-type="float" office:value="0.089781">
                <text:p>0.089781</text:p>
              </table:table-cell>
              <table:table-cell office:value-type="float" office:value="0.088344">
                <text:p>0.088344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2045">
                <text:p>2045</text:p>
              </table:table-cell>
              <table:table-cell office:value-type="float" office:value="0.10756">
                <text:p>0.10756</text:p>
              </table:table-cell>
              <table:table-cell office:value-type="float" office:value="0.091074">
                <text:p>0.091074</text:p>
              </table:table-cell>
              <table:table-cell office:value-type="float" office:value="0.089636">
                <text:p>0.089636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2050">
                <text:p>2050</text:p>
              </table:table-cell>
              <table:table-cell office:value-type="float" office:value="0.10592">
                <text:p>0.10592</text:p>
              </table:table-cell>
              <table:table-cell office:value-type="float" office:value="0.067927">
                <text:p>0.067927</text:p>
              </table:table-cell>
              <table:table-cell office:value-type="float" office:value="0.066892">
                <text:p>0.066892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055">
                <text:p>2055</text:p>
              </table:table-cell>
              <table:table-cell office:value-type="float" office:value="0.10471">
                <text:p>0.10471</text:p>
              </table:table-cell>
              <table:table-cell office:value-type="float" office:value="0.054906">
                <text:p>0.054906</text:p>
              </table:table-cell>
              <table:table-cell office:value-type="float" office:value="0.05409">
                <text:p>0.05409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2060">
                <text:p>2060</text:p>
              </table:table-cell>
              <table:table-cell office:value-type="float" office:value="0.1032">
                <text:p>0.1032</text:p>
              </table:table-cell>
              <table:table-cell office:value-type="float" office:value="0.069193">
                <text:p>0.069193</text:p>
              </table:table-cell>
              <table:table-cell office:value-type="float" office:value="0.068157">
                <text:p>0.068157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065">
                <text:p>2065</text:p>
              </table:table-cell>
              <table:table-cell office:value-type="float" office:value="0.10182">
                <text:p>0.10182</text:p>
              </table:table-cell>
              <table:table-cell office:value-type="float" office:value="0.061875">
                <text:p>0.061875</text:p>
              </table:table-cell>
              <table:table-cell office:value-type="float" office:value="0.060962">
                <text:p>0.06096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2070">
                <text:p>2070</text:p>
              </table:table-cell>
              <table:table-cell office:value-type="float" office:value="0.10095">
                <text:p>0.10095</text:p>
              </table:table-cell>
              <table:table-cell office:value-type="float" office:value="0.065676">
                <text:p>0.065676</text:p>
              </table:table-cell>
              <table:table-cell office:value-type="float" office:value="0.064715">
                <text:p>0.064715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075">
                <text:p>2075</text:p>
              </table:table-cell>
              <table:table-cell office:value-type="float" office:value="0.10095">
                <text:p>0.10095</text:p>
              </table:table-cell>
              <table:table-cell office:value-type="float" office:value="0.077443">
                <text:p>0.077443</text:p>
              </table:table-cell>
              <table:table-cell office:value-type="float" office:value="0.076305">
                <text:p>0.07630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080">
                <text:p>2080</text:p>
              </table:table-cell>
              <table:table-cell office:value-type="float" office:value="0.09933">
                <text:p>0.09933</text:p>
              </table:table-cell>
              <table:table-cell office:value-type="float" office:value="0.086812">
                <text:p>0.086812</text:p>
              </table:table-cell>
              <table:table-cell office:value-type="float" office:value="0.085528">
                <text:p>0.08552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085">
                <text:p>2085</text:p>
              </table:table-cell>
              <table:table-cell office:value-type="float" office:value="0.0983">
                <text:p>0.0983</text:p>
              </table:table-cell>
              <table:table-cell office:value-type="float" office:value="0.085102">
                <text:p>0.085102</text:p>
              </table:table-cell>
              <table:table-cell office:value-type="float" office:value="0.083847">
                <text:p>0.08384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090">
                <text:p>2090</text:p>
              </table:table-cell>
              <table:table-cell office:value-type="float" office:value="0.09754">
                <text:p>0.09754</text:p>
              </table:table-cell>
              <table:table-cell office:value-type="float" office:value="0.0891">
                <text:p>0.0891</text:p>
              </table:table-cell>
              <table:table-cell office:value-type="float" office:value="0.087779">
                <text:p>0.08777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095">
                <text:p>2095</text:p>
              </table:table-cell>
              <table:table-cell office:value-type="float" office:value="0.09599">
                <text:p>0.09599</text:p>
              </table:table-cell>
              <table:table-cell office:value-type="float" office:value="0.089747">
                <text:p>0.089747</text:p>
              </table:table-cell>
              <table:table-cell office:value-type="float" office:value="0.088421">
                <text:p>0.08842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2100">
                <text:p>2100</text:p>
              </table:table-cell>
              <table:table-cell office:value-type="float" office:value="0.09624">
                <text:p>0.09624</text:p>
              </table:table-cell>
              <table:table-cell office:value-type="float" office:value="0.086133">
                <text:p>0.086133</text:p>
              </table:table-cell>
              <table:table-cell office:value-type="float" office:value="0.084869">
                <text:p>0.084869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2105">
                <text:p>2105</text:p>
              </table:table-cell>
              <table:table-cell office:value-type="float" office:value="0.09575">
                <text:p>0.09575</text:p>
              </table:table-cell>
              <table:table-cell office:value-type="float" office:value="0.093153">
                <text:p>0.093153</text:p>
              </table:table-cell>
              <table:table-cell office:value-type="float" office:value="0.091771">
                <text:p>0.09177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110">
                <text:p>2110</text:p>
              </table:table-cell>
              <table:table-cell office:value-type="float" office:value="0.09463">
                <text:p>0.09463</text:p>
              </table:table-cell>
              <table:table-cell office:value-type="float" office:value="0.089654">
                <text:p>0.089654</text:p>
              </table:table-cell>
              <table:table-cell office:value-type="float" office:value="0.08832">
                <text:p>0.0883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115">
                <text:p>2115</text:p>
              </table:table-cell>
              <table:table-cell office:value-type="float" office:value="0.09385">
                <text:p>0.09385</text:p>
              </table:table-cell>
              <table:table-cell office:value-type="float" office:value="0.091673">
                <text:p>0.091673</text:p>
              </table:table-cell>
              <table:table-cell office:value-type="float" office:value="0.090308">
                <text:p>0.09030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120">
                <text:p>2120</text:p>
              </table:table-cell>
              <table:table-cell office:value-type="float" office:value="0.09314">
                <text:p>0.09314</text:p>
              </table:table-cell>
              <table:table-cell office:value-type="float" office:value="0.087588">
                <text:p>0.087588</text:p>
              </table:table-cell>
              <table:table-cell office:value-type="float" office:value="0.086281">
                <text:p>0.086281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125">
                <text:p>2125</text:p>
              </table:table-cell>
              <table:table-cell office:value-type="float" office:value="0.09218">
                <text:p>0.09218</text:p>
              </table:table-cell>
              <table:table-cell office:value-type="float" office:value="0.088632">
                <text:p>0.088632</text:p>
              </table:table-cell>
              <table:table-cell office:value-type="float" office:value="0.087303">
                <text:p>0.087303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130">
                <text:p>2130</text:p>
              </table:table-cell>
              <table:table-cell office:value-type="float" office:value="0.09238">
                <text:p>0.09238</text:p>
              </table:table-cell>
              <table:table-cell office:value-type="float" office:value="0.089774">
                <text:p>0.089774</text:p>
              </table:table-cell>
              <table:table-cell office:value-type="float" office:value="0.088422">
                <text:p>0.0884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135">
                <text:p>2135</text:p>
              </table:table-cell>
              <table:table-cell office:value-type="float" office:value="0.09112">
                <text:p>0.09112</text:p>
              </table:table-cell>
              <table:table-cell office:value-type="float" office:value="0.090044">
                <text:p>0.090044</text:p>
              </table:table-cell>
              <table:table-cell office:value-type="float" office:value="0.088679">
                <text:p>0.08867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2140">
                <text:p>2140</text:p>
              </table:table-cell>
              <table:table-cell office:value-type="float" office:value="0.09105">
                <text:p>0.09105</text:p>
              </table:table-cell>
              <table:table-cell office:value-type="float" office:value="0.090767">
                <text:p>0.090767</text:p>
              </table:table-cell>
              <table:table-cell office:value-type="float" office:value="0.08939">
                <text:p>0.0893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145">
                <text:p>2145</text:p>
              </table:table-cell>
              <table:table-cell office:value-type="float" office:value="0.08994">
                <text:p>0.08994</text:p>
              </table:table-cell>
              <table:table-cell office:value-type="float" office:value="0.089486">
                <text:p>0.089486</text:p>
              </table:table-cell>
              <table:table-cell office:value-type="float" office:value="0.088132">
                <text:p>0.08813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150">
                <text:p>2150</text:p>
              </table:table-cell>
              <table:table-cell office:value-type="float" office:value="0.08971">
                <text:p>0.08971</text:p>
              </table:table-cell>
              <table:table-cell office:value-type="float" office:value="0.084639">
                <text:p>0.084639</text:p>
              </table:table-cell>
              <table:table-cell office:value-type="float" office:value="0.083369">
                <text:p>0.083369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2155">
                <text:p>2155</text:p>
              </table:table-cell>
              <table:table-cell office:value-type="float" office:value="0.08888">
                <text:p>0.08888</text:p>
              </table:table-cell>
              <table:table-cell office:value-type="float" office:value="0.08484">
                <text:p>0.08484</text:p>
              </table:table-cell>
              <table:table-cell office:value-type="float" office:value="0.083566">
                <text:p>0.083566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160">
                <text:p>2160</text:p>
              </table:table-cell>
              <table:table-cell office:value-type="float" office:value="0.08789">
                <text:p>0.08789</text:p>
              </table:table-cell>
              <table:table-cell office:value-type="float" office:value="0.08417">
                <text:p>0.08417</text:p>
              </table:table-cell>
              <table:table-cell office:value-type="float" office:value="0.082912">
                <text:p>0.08291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65">
                <text:p>2165</text:p>
              </table:table-cell>
              <table:table-cell office:value-type="float" office:value="0.082">
                <text:p>0.082</text:p>
              </table:table-cell>
              <table:table-cell office:value-type="float" office:value="0.07631">
                <text:p>0.07631</text:p>
              </table:table-cell>
              <table:table-cell office:value-type="float" office:value="0.075175">
                <text:p>0.075175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2170">
                <text:p>2170</text:p>
              </table:table-cell>
              <table:table-cell office:value-type="float" office:value="0.08537">
                <text:p>0.08537</text:p>
              </table:table-cell>
              <table:table-cell office:value-type="float" office:value="0.081996">
                <text:p>0.081996</text:p>
              </table:table-cell>
              <table:table-cell office:value-type="float" office:value="0.080776">
                <text:p>0.080776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2175">
                <text:p>2175</text:p>
              </table:table-cell>
              <table:table-cell office:value-type="float" office:value="0.08576">
                <text:p>0.08576</text:p>
              </table:table-cell>
              <table:table-cell office:value-type="float" office:value="0.080448">
                <text:p>0.080448</text:p>
              </table:table-cell>
              <table:table-cell office:value-type="float" office:value="0.079257">
                <text:p>0.07925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2180">
                <text:p>2180</text:p>
              </table:table-cell>
              <table:table-cell office:value-type="float" office:value="0.08464">
                <text:p>0.08464</text:p>
              </table:table-cell>
              <table:table-cell office:value-type="float" office:value="0.081808">
                <text:p>0.081808</text:p>
              </table:table-cell>
              <table:table-cell office:value-type="float" office:value="0.080597">
                <text:p>0.08059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2185">
                <text:p>2185</text:p>
              </table:table-cell>
              <table:table-cell office:value-type="float" office:value="0.08468">
                <text:p>0.08468</text:p>
              </table:table-cell>
              <table:table-cell office:value-type="float" office:value="0.07455">
                <text:p>0.07455</text:p>
              </table:table-cell>
              <table:table-cell office:value-type="float" office:value="0.073458">
                <text:p>0.073458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2190">
                <text:p>2190</text:p>
              </table:table-cell>
              <table:table-cell office:value-type="float" office:value="0.08314">
                <text:p>0.08314</text:p>
              </table:table-cell>
              <table:table-cell office:value-type="float" office:value="0.079068">
                <text:p>0.079068</text:p>
              </table:table-cell>
              <table:table-cell office:value-type="float" office:value="0.077905">
                <text:p>0.0779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2195">
                <text:p>2195</text:p>
              </table:table-cell>
              <table:table-cell office:value-type="float" office:value="0.08347">
                <text:p>0.08347</text:p>
              </table:table-cell>
              <table:table-cell office:value-type="float" office:value="0.078992">
                <text:p>0.078992</text:p>
              </table:table-cell>
              <table:table-cell office:value-type="float" office:value="0.077833">
                <text:p>0.077833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200">
                <text:p>2200</text:p>
              </table:table-cell>
              <table:table-cell office:value-type="float" office:value="0.08279">
                <text:p>0.08279</text:p>
              </table:table-cell>
              <table:table-cell office:value-type="float" office:value="0.071202">
                <text:p>0.071202</text:p>
              </table:table-cell>
              <table:table-cell office:value-type="float" office:value="0.070175">
                <text:p>0.070175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205">
                <text:p>2205</text:p>
              </table:table-cell>
              <table:table-cell office:value-type="float" office:value="0.0809">
                <text:p>0.0809</text:p>
              </table:table-cell>
              <table:table-cell office:value-type="float" office:value="0.07401">
                <text:p>0.07401</text:p>
              </table:table-cell>
              <table:table-cell office:value-type="float" office:value="0.072947">
                <text:p>0.07294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2210">
                <text:p>2210</text:p>
              </table:table-cell>
              <table:table-cell office:value-type="float" office:value="0.08081">
                <text:p>0.08081</text:p>
              </table:table-cell>
              <table:table-cell office:value-type="float" office:value="0.079315">
                <text:p>0.079315</text:p>
              </table:table-cell>
              <table:table-cell office:value-type="float" office:value="0.078174">
                <text:p>0.078174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215">
                <text:p>2215</text:p>
              </table:table-cell>
              <table:table-cell office:value-type="float" office:value="0.08041">
                <text:p>0.08041</text:p>
              </table:table-cell>
              <table:table-cell office:value-type="float" office:value="0.076273">
                <text:p>0.076273</text:p>
              </table:table-cell>
              <table:table-cell office:value-type="float" office:value="0.075189">
                <text:p>0.07518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2220">
                <text:p>2220</text:p>
              </table:table-cell>
              <table:table-cell office:value-type="float" office:value="0.07999">
                <text:p>0.07999</text:p>
              </table:table-cell>
              <table:table-cell office:value-type="float" office:value="0.07773">
                <text:p>0.07773</text:p>
              </table:table-cell>
              <table:table-cell office:value-type="float" office:value="0.076631">
                <text:p>0.076631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225">
                <text:p>2225</text:p>
              </table:table-cell>
              <table:table-cell office:value-type="float" office:value="0.07884">
                <text:p>0.07884</text:p>
              </table:table-cell>
              <table:table-cell office:value-type="float" office:value="0.075453">
                <text:p>0.075453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230">
                <text:p>2230</text:p>
              </table:table-cell>
              <table:table-cell office:value-type="float" office:value="0.0784">
                <text:p>0.0784</text:p>
              </table:table-cell>
              <table:table-cell office:value-type="float" office:value="0.075773">
                <text:p>0.075773</text:p>
              </table:table-cell>
              <table:table-cell office:value-type="float" office:value="0.074727">
                <text:p>0.07472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2235">
                <text:p>2235</text:p>
              </table:table-cell>
              <table:table-cell office:value-type="float" office:value="0.07793">
                <text:p>0.07793</text:p>
              </table:table-cell>
              <table:table-cell office:value-type="float" office:value="0.074299">
                <text:p>0.074299</text:p>
              </table:table-cell>
              <table:table-cell office:value-type="float" office:value="0.07329">
                <text:p>0.0732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2240">
                <text:p>2240</text:p>
              </table:table-cell>
              <table:table-cell office:value-type="float" office:value="0.07651">
                <text:p>0.07651</text:p>
              </table:table-cell>
              <table:table-cell office:value-type="float" office:value="0.073118">
                <text:p>0.073118</text:p>
              </table:table-cell>
              <table:table-cell office:value-type="float" office:value="0.07214">
                <text:p>0.07214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2245">
                <text:p>2245</text:p>
              </table:table-cell>
              <table:table-cell office:value-type="float" office:value="0.07625">
                <text:p>0.07625</text:p>
              </table:table-cell>
              <table:table-cell office:value-type="float" office:value="0.070838">
                <text:p>0.070838</text:p>
              </table:table-cell>
              <table:table-cell office:value-type="float" office:value="0.069911">
                <text:p>0.06991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2250">
                <text:p>2250</text:p>
              </table:table-cell>
              <table:table-cell office:value-type="float" office:value="0.07537">
                <text:p>0.07537</text:p>
              </table:table-cell>
              <table:table-cell office:value-type="float" office:value="0.071937">
                <text:p>0.071937</text:p>
              </table:table-cell>
              <table:table-cell office:value-type="float" office:value="0.071034">
                <text:p>0.071034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255">
                <text:p>2255</text:p>
              </table:table-cell>
              <table:table-cell office:value-type="float" office:value="0.07434">
                <text:p>0.07434</text:p>
              </table:table-cell>
              <table:table-cell office:value-type="float" office:value="0.06769">
                <text:p>0.06769</text:p>
              </table:table-cell>
              <table:table-cell office:value-type="float" office:value="0.066865">
                <text:p>0.06686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260">
                <text:p>2260</text:p>
              </table:table-cell>
              <table:table-cell office:value-type="float" office:value="0.07409">
                <text:p>0.07409</text:p>
              </table:table-cell>
              <table:table-cell office:value-type="float" office:value="0.066929">
                <text:p>0.066929</text:p>
              </table:table-cell>
              <table:table-cell office:value-type="float" office:value="0.066143">
                <text:p>0.06614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2265">
                <text:p>2265</text:p>
              </table:table-cell>
              <table:table-cell office:value-type="float" office:value="0.07328">
                <text:p>0.07328</text:p>
              </table:table-cell>
              <table:table-cell office:value-type="float" office:value="0.068137">
                <text:p>0.068137</text:p>
              </table:table-cell>
              <table:table-cell office:value-type="float" office:value="0.067355">
                <text:p>0.06735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270">
                <text:p>2270</text:p>
              </table:table-cell>
              <table:table-cell office:value-type="float" office:value="0.0731">
                <text:p>0.0731</text:p>
              </table:table-cell>
              <table:table-cell office:value-type="float" office:value="0.064867">
                <text:p>0.064867</text:p>
              </table:table-cell>
              <table:table-cell office:value-type="float" office:value="0.064138">
                <text:p>0.06413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2275">
                <text:p>2275</text:p>
              </table:table-cell>
              <table:table-cell office:value-type="float" office:value="0.07263">
                <text:p>0.07263</text:p>
              </table:table-cell>
              <table:table-cell office:value-type="float" office:value="0.064021">
                <text:p>0.064021</text:p>
              </table:table-cell>
              <table:table-cell office:value-type="float" office:value="0.063309">
                <text:p>0.063309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2280">
                <text:p>2280</text:p>
              </table:table-cell>
              <table:table-cell office:value-type="float" office:value="0.07139">
                <text:p>0.07139</text:p>
              </table:table-cell>
              <table:table-cell office:value-type="float" office:value="0.066288">
                <text:p>0.066288</text:p>
              </table:table-cell>
              <table:table-cell office:value-type="float" office:value="0.065551">
                <text:p>0.06555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285">
                <text:p>2285</text:p>
              </table:table-cell>
              <table:table-cell office:value-type="float" office:value="0.07138">
                <text:p>0.07138</text:p>
              </table:table-cell>
              <table:table-cell office:value-type="float" office:value="0.06308">
                <text:p>0.06308</text:p>
              </table:table-cell>
              <table:table-cell office:value-type="float" office:value="0.062389">
                <text:p>0.06238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2290">
                <text:p>2290</text:p>
              </table:table-cell>
              <table:table-cell office:value-type="float" office:value="0.07119">
                <text:p>0.07119</text:p>
              </table:table-cell>
              <table:table-cell office:value-type="float" office:value="0.06322">
                <text:p>0.06322</text:p>
              </table:table-cell>
              <table:table-cell office:value-type="float" office:value="0.062534">
                <text:p>0.06253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295">
                <text:p>2295</text:p>
              </table:table-cell>
              <table:table-cell office:value-type="float" office:value="0.0693">
                <text:p>0.0693</text:p>
              </table:table-cell>
              <table:table-cell office:value-type="float" office:value="0.061265">
                <text:p>0.061265</text:p>
              </table:table-cell>
              <table:table-cell office:value-type="float" office:value="0.060603">
                <text:p>0.060603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2300">
                <text:p>2300</text:p>
              </table:table-cell>
              <table:table-cell office:value-type="float" office:value="0.06964">
                <text:p>0.06964</text:p>
              </table:table-cell>
              <table:table-cell office:value-type="float" office:value="0.058824">
                <text:p>0.058824</text:p>
              </table:table-cell>
              <table:table-cell office:value-type="float" office:value="0.058193">
                <text:p>0.058193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2305">
                <text:p>2305</text:p>
              </table:table-cell>
              <table:table-cell office:value-type="float" office:value="0.0694">
                <text:p>0.0694</text:p>
              </table:table-cell>
              <table:table-cell office:value-type="float" office:value="0.059171">
                <text:p>0.059171</text:p>
              </table:table-cell>
              <table:table-cell office:value-type="float" office:value="0.058544">
                <text:p>0.05854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310">
                <text:p>2310</text:p>
              </table:table-cell>
              <table:table-cell office:value-type="float" office:value="0.0689">
                <text:p>0.0689</text:p>
              </table:table-cell>
              <table:table-cell office:value-type="float" office:value="0.06387">
                <text:p>0.06387</text:p>
              </table:table-cell>
              <table:table-cell office:value-type="float" office:value="0.063189">
                <text:p>0.06318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315">
                <text:p>2315</text:p>
              </table:table-cell>
              <table:table-cell office:value-type="float" office:value="0.06815">
                <text:p>0.06815</text:p>
              </table:table-cell>
              <table:table-cell office:value-type="float" office:value="0.058141">
                <text:p>0.058141</text:p>
              </table:table-cell>
              <table:table-cell office:value-type="float" office:value="0.057528">
                <text:p>0.05752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320">
                <text:p>2320</text:p>
              </table:table-cell>
              <table:table-cell office:value-type="float" office:value="0.06763">
                <text:p>0.06763</text:p>
              </table:table-cell>
              <table:table-cell office:value-type="float" office:value="0.052031">
                <text:p>0.052031</text:p>
              </table:table-cell>
              <table:table-cell office:value-type="float" office:value="0.051489">
                <text:p>0.05148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2325">
                <text:p>2325</text:p>
              </table:table-cell>
              <table:table-cell office:value-type="float" office:value="0.06556">
                <text:p>0.06556</text:p>
              </table:table-cell>
              <table:table-cell office:value-type="float" office:value="0.056215">
                <text:p>0.056215</text:p>
              </table:table-cell>
              <table:table-cell office:value-type="float" office:value="0.055626">
                <text:p>0.055626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2330">
                <text:p>2330</text:p>
              </table:table-cell>
              <table:table-cell office:value-type="float" office:value="0.06622">
                <text:p>0.06622</text:p>
              </table:table-cell>
              <table:table-cell office:value-type="float" office:value="0.056824">
                <text:p>0.056824</text:p>
              </table:table-cell>
              <table:table-cell office:value-type="float" office:value="0.056231">
                <text:p>0.056231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335">
                <text:p>2335</text:p>
              </table:table-cell>
              <table:table-cell office:value-type="float" office:value="0.06572">
                <text:p>0.06572</text:p>
              </table:table-cell>
              <table:table-cell office:value-type="float" office:value="0.057967">
                <text:p>0.057967</text:p>
              </table:table-cell>
              <table:table-cell office:value-type="float" office:value="0.057362">
                <text:p>0.05736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340">
                <text:p>2340</text:p>
              </table:table-cell>
              <table:table-cell office:value-type="float" office:value="0.06522">
                <text:p>0.06522</text:p>
              </table:table-cell>
              <table:table-cell office:value-type="float" office:value="0.045836">
                <text:p>0.045836</text:p>
              </table:table-cell>
              <table:table-cell office:value-type="float" office:value="0.045366">
                <text:p>0.04536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345">
                <text:p>2345</text:p>
              </table:table-cell>
              <table:table-cell office:value-type="float" office:value="0.0651">
                <text:p>0.0651</text:p>
              </table:table-cell>
              <table:table-cell office:value-type="float" office:value="0.0514">
                <text:p>0.0514</text:p>
              </table:table-cell>
              <table:table-cell office:value-type="float" office:value="0.050869">
                <text:p>0.05086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2350">
                <text:p>2350</text:p>
              </table:table-cell>
              <table:table-cell office:value-type="float" office:value="0.06434">
                <text:p>0.06434</text:p>
              </table:table-cell>
              <table:table-cell office:value-type="float" office:value="0.041536">
                <text:p>0.041536</text:p>
              </table:table-cell>
              <table:table-cell office:value-type="float" office:value="0.041115">
                <text:p>0.04111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2355">
                <text:p>2355</text:p>
              </table:table-cell>
              <table:table-cell office:value-type="float" office:value="0.0626">
                <text:p>0.0626</text:p>
              </table:table-cell>
              <table:table-cell office:value-type="float" office:value="0.047473">
                <text:p>0.047473</text:p>
              </table:table-cell>
              <table:table-cell office:value-type="float" office:value="0.046988">
                <text:p>0.0469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360">
                <text:p>2360</text:p>
              </table:table-cell>
              <table:table-cell office:value-type="float" office:value="0.06307">
                <text:p>0.06307</text:p>
              </table:table-cell>
              <table:table-cell office:value-type="float" office:value="0.050237">
                <text:p>0.050237</text:p>
              </table:table-cell>
              <table:table-cell office:value-type="float" office:value="0.049724">
                <text:p>0.049724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365">
                <text:p>2365</text:p>
              </table:table-cell>
              <table:table-cell office:value-type="float" office:value="0.06301">
                <text:p>0.06301</text:p>
              </table:table-cell>
              <table:table-cell office:value-type="float" office:value="0.049409">
                <text:p>0.049409</text:p>
              </table:table-cell>
              <table:table-cell office:value-type="float" office:value="0.048909">
                <text:p>0.04890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370">
                <text:p>2370</text:p>
              </table:table-cell>
              <table:table-cell office:value-type="float" office:value="0.06239">
                <text:p>0.06239</text:p>
              </table:table-cell>
              <table:table-cell office:value-type="float" office:value="0.030817">
                <text:p>0.030817</text:p>
              </table:table-cell>
              <table:table-cell office:value-type="float" office:value="0.030514">
                <text:p>0.03051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375">
                <text:p>2375</text:p>
              </table:table-cell>
              <table:table-cell office:value-type="float" office:value="0.06141">
                <text:p>0.06141</text:p>
              </table:table-cell>
              <table:table-cell office:value-type="float" office:value="0.044147">
                <text:p>0.044147</text:p>
              </table:table-cell>
              <table:table-cell office:value-type="float" office:value="0.043704">
                <text:p>0.043704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2380">
                <text:p>2380</text:p>
              </table:table-cell>
              <table:table-cell office:value-type="float" office:value="0.06181">
                <text:p>0.06181</text:p>
              </table:table-cell>
              <table:table-cell office:value-type="float" office:value="0.042552">
                <text:p>0.042552</text:p>
              </table:table-cell>
              <table:table-cell office:value-type="float" office:value="0.042128">
                <text:p>0.042128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385">
                <text:p>2385</text:p>
              </table:table-cell>
              <table:table-cell office:value-type="float" office:value="0.05913">
                <text:p>0.05913</text:p>
              </table:table-cell>
              <table:table-cell office:value-type="float" office:value="0.030826">
                <text:p>0.030826</text:p>
              </table:table-cell>
              <table:table-cell office:value-type="float" office:value="0.030525">
                <text:p>0.030525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2390">
                <text:p>2390</text:p>
              </table:table-cell>
              <table:table-cell office:value-type="float" office:value="0.06036">
                <text:p>0.06036</text:p>
              </table:table-cell>
              <table:table-cell office:value-type="float" office:value="0.037109">
                <text:p>0.037109</text:p>
              </table:table-cell>
              <table:table-cell office:value-type="float" office:value="0.036748">
                <text:p>0.03674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395">
                <text:p>2395</text:p>
              </table:table-cell>
              <table:table-cell office:value-type="float" office:value="0.06007">
                <text:p>0.06007</text:p>
              </table:table-cell>
              <table:table-cell office:value-type="float" office:value="0.040594">
                <text:p>0.040594</text:p>
              </table:table-cell>
              <table:table-cell office:value-type="float" office:value="0.040199">
                <text:p>0.040199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2400">
                <text:p>2400</text:p>
              </table:table-cell>
              <table:table-cell office:value-type="float" office:value="0.05974">
                <text:p>0.05974</text:p>
              </table:table-cell>
              <table:table-cell office:value-type="float" office:value="0.04415">
                <text:p>0.04415</text:p>
              </table:table-cell>
              <table:table-cell office:value-type="float" office:value="0.043726">
                <text:p>0.04372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405">
                <text:p>2405</text:p>
              </table:table-cell>
              <table:table-cell office:value-type="float" office:value="0.05944">
                <text:p>0.05944</text:p>
              </table:table-cell>
              <table:table-cell office:value-type="float" office:value="0.033599">
                <text:p>0.033599</text:p>
              </table:table-cell>
              <table:table-cell office:value-type="float" office:value="0.033286">
                <text:p>0.033286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410">
                <text:p>2410</text:p>
              </table:table-cell>
              <table:table-cell office:value-type="float" office:value="0.05915">
                <text:p>0.05915</text:p>
              </table:table-cell>
              <table:table-cell office:value-type="float" office:value="0.033813">
                <text:p>0.033813</text:p>
              </table:table-cell>
              <table:table-cell office:value-type="float" office:value="0.033504">
                <text:p>0.033504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415">
                <text:p>2415</text:p>
              </table:table-cell>
              <table:table-cell office:value-type="float" office:value="0.05698">
                <text:p>0.05698</text:p>
              </table:table-cell>
              <table:table-cell office:value-type="float" office:value="0.0273">
                <text:p>0.0273</text:p>
              </table:table-cell>
              <table:table-cell office:value-type="float" office:value="0.027058">
                <text:p>0.02705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420">
                <text:p>2420</text:p>
              </table:table-cell>
              <table:table-cell office:value-type="float" office:value="0.05782">
                <text:p>0.05782</text:p>
              </table:table-cell>
              <table:table-cell office:value-type="float" office:value="0.02659">
                <text:p>0.02659</text:p>
              </table:table-cell>
              <table:table-cell office:value-type="float" office:value="0.026358">
                <text:p>0.026358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2425">
                <text:p>2425</text:p>
              </table:table-cell>
              <table:table-cell office:value-type="float" office:value="0.05733">
                <text:p>0.05733</text:p>
              </table:table-cell>
              <table:table-cell office:value-type="float" office:value="0.033078">
                <text:p>0.033078</text:p>
              </table:table-cell>
              <table:table-cell office:value-type="float" office:value="0.032802">
                <text:p>0.032802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2430">
                <text:p>2430</text:p>
              </table:table-cell>
              <table:table-cell office:value-type="float" office:value="0.05719">
                <text:p>0.05719</text:p>
              </table:table-cell>
              <table:table-cell office:value-type="float" office:value="0.045099">
                <text:p>0.045099</text:p>
              </table:table-cell>
              <table:table-cell office:value-type="float" office:value="0.044725">
                <text:p>0.044725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435">
                <text:p>2435</text:p>
              </table:table-cell>
              <table:table-cell office:value-type="float" office:value="0.05647">
                <text:p>0.05647</text:p>
              </table:table-cell>
              <table:table-cell office:value-type="float" office:value="0.014878">
                <text:p>0.014878</text:p>
              </table:table-cell>
              <table:table-cell office:value-type="float" office:value="0.014765">
                <text:p>0.014765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440">
                <text:p>2440</text:p>
              </table:table-cell>
              <table:table-cell office:value-type="float" office:value="0.05627">
                <text:p>0.05627</text:p>
              </table:table-cell>
              <table:table-cell office:value-type="float" office:value="0.043249">
                <text:p>0.043249</text:p>
              </table:table-cell>
              <table:table-cell office:value-type="float" office:value="0.042926">
                <text:p>0.042926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445">
                <text:p>2445</text:p>
              </table:table-cell>
              <table:table-cell office:value-type="float" office:value="0.05556">
                <text:p>0.05556</text:p>
              </table:table-cell>
              <table:table-cell office:value-type="float" office:value="0.020798">
                <text:p>0.020798</text:p>
              </table:table-cell>
              <table:table-cell office:value-type="float" office:value="0.020657">
                <text:p>0.020657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450">
                <text:p>2450</text:p>
              </table:table-cell>
              <table:table-cell office:value-type="float" office:value="0.05459">
                <text:p>0.05459</text:p>
              </table:table-cell>
              <table:table-cell office:value-type="float" office:value="0.013611">
                <text:p>0.013611</text:p>
              </table:table-cell>
              <table:table-cell office:value-type="float" office:value="0.013523">
                <text:p>0.01352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2455">
                <text:p>2455</text:p>
              </table:table-cell>
              <table:table-cell office:value-type="float" office:value="0.05416">
                <text:p>0.05416</text:p>
              </table:table-cell>
              <table:table-cell office:value-type="float" office:value="0.024853">
                <text:p>0.024853</text:p>
              </table:table-cell>
              <table:table-cell office:value-type="float" office:value="0.024695">
                <text:p>0.024695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460">
                <text:p>2460</text:p>
              </table:table-cell>
              <table:table-cell office:value-type="float" office:value="0.05451">
                <text:p>0.05451</text:p>
              </table:table-cell>
              <table:table-cell office:value-type="float" office:value="0.033363">
                <text:p>0.033363</text:p>
              </table:table-cell>
              <table:table-cell office:value-type="float" office:value="0.033157">
                <text:p>0.033157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2465">
                <text:p>2465</text:p>
              </table:table-cell>
              <table:table-cell office:value-type="float" office:value="0.0543">
                <text:p>0.0543</text:p>
              </table:table-cell>
              <table:table-cell office:value-type="float" office:value="0.024148">
                <text:p>0.024148</text:p>
              </table:table-cell>
              <table:table-cell office:value-type="float" office:value="0.024009">
                <text:p>0.024009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470">
                <text:p>2470</text:p>
              </table:table-cell>
              <table:table-cell office:value-type="float" office:value="0.0534">
                <text:p>0.0534</text:p>
              </table:table-cell>
              <table:table-cell office:value-type="float" office:value="0.016727">
                <text:p>0.016727</text:p>
              </table:table-cell>
              <table:table-cell office:value-type="float" office:value="0.016635">
                <text:p>0.01663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475">
                <text:p>2475</text:p>
              </table:table-cell>
              <table:table-cell office:value-type="float" office:value="0.05337">
                <text:p>0.05337</text:p>
              </table:table-cell>
              <table:table-cell office:value-type="float" office:value="0.016455">
                <text:p>0.016455</text:p>
              </table:table-cell>
              <table:table-cell office:value-type="float" office:value="0.016368">
                <text:p>0.01636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480">
                <text:p>2480</text:p>
              </table:table-cell>
              <table:table-cell office:value-type="float" office:value="0.0521">
                <text:p>0.0521</text:p>
              </table:table-cell>
              <table:table-cell office:value-type="float" office:value="0.0080395">
                <text:p>0.0080395</text:p>
              </table:table-cell>
              <table:table-cell office:value-type="float" office:value="0.0079996">
                <text:p>0.007999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485">
                <text:p>2485</text:p>
              </table:table-cell>
              <table:table-cell office:value-type="float" office:value="0.05177">
                <text:p>0.05177</text:p>
              </table:table-cell>
              <table:table-cell office:value-type="float" office:value="0.0056102">
                <text:p>0.0056102</text:p>
              </table:table-cell>
              <table:table-cell office:value-type="float" office:value="0.005584">
                <text:p>0.005584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2490">
                <text:p>2490</text:p>
              </table:table-cell>
              <table:table-cell office:value-type="float" office:value="0.05222">
                <text:p>0.05222</text:p>
              </table:table-cell>
              <table:table-cell office:value-type="float" office:value="0.0035113">
                <text:p>0.0035113</text:p>
              </table:table-cell>
              <table:table-cell office:value-type="float" office:value="0.0034957">
                <text:p>0.003495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2495">
                <text:p>2495</text:p>
              </table:table-cell>
              <table:table-cell office:value-type="float" office:value="0.04889">
                <text:p>0.04889</text:p>
              </table:table-cell>
              <table:table-cell office:value-type="float" office:value="0.0028772">
                <text:p>0.0028772</text:p>
              </table:table-cell>
              <table:table-cell office:value-type="float" office:value="0.0028647">
                <text:p>0.002864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500">
                <text:p>2500</text:p>
              </table:table-cell>
              <table:table-cell office:value-type="float" office:value="0.05138">
                <text:p>0.05138</text:p>
              </table:table-cell>
              <table:table-cell office:value-type="float" office:value="0.0070642">
                <text:p>0.0070642</text:p>
              </table:table-cell>
              <table:table-cell office:value-type="float" office:value="0.0070328">
                <text:p>0.007032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2505">
                <text:p>2505</text:p>
              </table:table-cell>
              <table:table-cell office:value-type="float" office:value="0.05082">
                <text:p>0.05082</text:p>
              </table:table-cell>
              <table:table-cell office:value-type="float" office:value="0.0015191">
                <text:p>0.0015191</text:p>
              </table:table-cell>
              <table:table-cell office:value-type="float" office:value="0.0015124">
                <text:p>0.001512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2510">
                <text:p>2510</text:p>
              </table:table-cell>
              <table:table-cell office:value-type="float" office:value="0.0496">
                <text:p>0.0496</text:p>
              </table:table-cell>
              <table:table-cell office:value-type="float" office:value="0.0022163">
                <text:p>0.0022163</text:p>
              </table:table-cell>
              <table:table-cell office:value-type="float" office:value="0.0022063">
                <text:p>0.0022063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515">
                <text:p>2515</text:p>
              </table:table-cell>
              <table:table-cell office:value-type="float" office:value="0.04876">
                <text:p>0.04876</text:p>
              </table:table-cell>
              <table:table-cell office:value-type="float" office:value="0.0005188">
                <text:p>0.0005188</text:p>
              </table:table-cell>
              <table:table-cell office:value-type="float" office:value="0.00051644">
                <text:p>0.0005164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520">
                <text:p>2520</text:p>
              </table:table-cell>
              <table:table-cell office:value-type="float" office:value="0.04814">
                <text:p>0.04814</text:p>
              </table:table-cell>
              <table:table-cell office:value-type="float" office:value="0.00037054">
                <text:p>0.00037054</text:p>
              </table:table-cell>
              <table:table-cell office:value-type="float" office:value="0.00036879">
                <text:p>0.00036879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525">
                <text:p>2525</text:p>
              </table:table-cell>
              <table:table-cell office:value-type="float" office:value="0.04765">
                <text:p>0.04765</text:p>
              </table:table-cell>
              <table:table-cell office:value-type="float" office:value="0.000041393">
                <text:p>0.000041393</text:p>
              </table:table-cell>
              <table:table-cell office:value-type="float" office:value="0.000041194">
                <text:p>0.000041194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530">
                <text:p>2530</text:p>
              </table:table-cell>
              <table:table-cell office:value-type="float" office:value="0.0477">
                <text:p>0.0477</text:p>
              </table:table-cell>
              <table:table-cell office:value-type="float" office:value="0.00000063593">
                <text:p>0.00000063593</text:p>
              </table:table-cell>
              <table:table-cell office:value-type="float" office:value="0.00000063279">
                <text:p>0.00000063279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2535">
                <text:p>2535</text:p>
              </table:table-cell>
              <table:table-cell office:value-type="float" office:value="0.04712">
                <text:p>0.04712</text:p>
              </table:table-cell>
              <table:table-cell office:value-type="float" office:value="0.00000017502">
                <text:p>0.00000017502</text:p>
              </table:table-cell>
              <table:table-cell office:value-type="float" office:value="0.00000017415">
                <text:p>0.0000001741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540">
                <text:p>2540</text:p>
              </table:table-cell>
              <table:table-cell office:value-type="float" office:value="0.04677">
                <text:p>0.04677</text:p>
              </table:table-cell>
              <table:table-cell office:value-type="float" office:value="0.00000037716">
                <text:p>0.00000037716</text:p>
              </table:table-cell>
              <table:table-cell office:value-type="float" office:value="0.00000037521">
                <text:p>0.0000003752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545">
                <text:p>2545</text:p>
              </table:table-cell>
              <table:table-cell office:value-type="float" office:value="0.04661">
                <text:p>0.04661</text:p>
              </table:table-cell>
              <table:table-cell office:value-type="float" office:value="0.000000000053758">
                <text:p>0.000000000053758</text:p>
              </table:table-cell>
              <table:table-cell office:value-type="float" office:value="0.000000000053469">
                <text:p>0.000000000053469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2550">
                <text:p>2550</text:p>
              </table:table-cell>
              <table:table-cell office:value-type="float" office:value="0.04626">
                <text:p>0.04626</text:p>
              </table:table-cell>
              <table:table-cell office:value-type="float" office:value="0.00000000000028222">
                <text:p>0.00000000000028222</text:p>
              </table:table-cell>
              <table:table-cell office:value-type="float" office:value="0.00000000000028066">
                <text:p>0.00000000000028066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555">
                <text:p>2555</text:p>
              </table:table-cell>
              <table:table-cell office:value-type="float" office:value="0.04593">
                <text:p>0.04593</text:p>
              </table:table-cell>
              <table:table-cell office:value-type="float" office:value="0.0000000010435">
                <text:p>0.0000000010435</text:p>
              </table:table-cell>
              <table:table-cell office:value-type="float" office:value="0.0000000010377">
                <text:p>0.000000001037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2560">
                <text:p>2560</text:p>
              </table:table-cell>
              <table:table-cell office:value-type="float" office:value="0.0454">
                <text:p>0.0454</text:p>
              </table:table-cell>
              <table:table-cell office:value-type="float" office:value="0.00000000003102">
                <text:p>0.00000000003102</text:p>
              </table:table-cell>
              <table:table-cell office:value-type="float" office:value="0.000000000030842">
                <text:p>0.000000000030842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565">
                <text:p>2565</text:p>
              </table:table-cell>
              <table:table-cell office:value-type="float" office:value="0.04516">
                <text:p>0.04516</text:p>
              </table:table-cell>
              <table:table-cell office:value-type="float" office:value="0.000000000000015955">
                <text:p>0.000000000000015955</text:p>
              </table:table-cell>
              <table:table-cell office:value-type="float" office:value="0.000000000000015846">
                <text:p>0.000000000000015846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2570">
                <text:p>2570</text:p>
              </table:table-cell>
              <table:table-cell office:value-type="float" office:value="0.04485">
                <text:p>0.04485</text:p>
              </table:table-cell>
              <table:table-cell office:value-type="float" office:value="1.5258E-018">
                <text:p>1.5258E-018</text:p>
              </table:table-cell>
              <table:table-cell office:value-type="float" office:value="1.5151E-018">
                <text:p>1.5151E-01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2575">
                <text:p>2575</text:p>
              </table:table-cell>
              <table:table-cell office:value-type="float" office:value="0.04448">
                <text:p>0.04448</text:p>
              </table:table-cell>
              <table:table-cell office:value-type="float" office:value="1.0786E-027">
                <text:p>1.0786E-027</text:p>
              </table:table-cell>
              <table:table-cell office:value-type="float" office:value="1.0708E-027">
                <text:p>1.0708E-027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580">
                <text:p>2580</text:p>
              </table:table-cell>
              <table:table-cell office:value-type="float" office:value="0.0441">
                <text:p>0.0441</text:p>
              </table:table-cell>
              <table:table-cell office:value-type="float" office:value="3.8214E-022">
                <text:p>3.8214E-022</text:p>
              </table:table-cell>
              <table:table-cell office:value-type="float" office:value="3.7933E-022">
                <text:p>3.7933E-02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2585">
                <text:p>2585</text:p>
              </table:table-cell>
              <table:table-cell office:value-type="float" office:value="0.04327">
                <text:p>0.04327</text:p>
              </table:table-cell>
              <table:table-cell office:value-type="float" office:value="1.7194E-034">
                <text:p>1.7194E-034</text:p>
              </table:table-cell>
              <table:table-cell office:value-type="float" office:value="1.7064E-034">
                <text:p>1.7064E-03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2590">
                <text:p>2590</text:p>
              </table:table-cell>
              <table:table-cell office:value-type="float" office:value="0.04341">
                <text:p>0.04341</text:p>
              </table:table-cell>
              <table:table-cell office:value-type="float" office:value="5.4793E-031">
                <text:p>5.4793E-031</text:p>
              </table:table-cell>
              <table:table-cell office:value-type="float" office:value="5.4369E-031">
                <text:p>5.4369E-031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2595">
                <text:p>2595</text:p>
              </table:table-cell>
              <table:table-cell office:value-type="float" office:value="0.04304">
                <text:p>0.04304</text:p>
              </table:table-cell>
              <table:table-cell office:value-type="float" office:value="2.2838E-033">
                <text:p>2.2838E-033</text:p>
              </table:table-cell>
              <table:table-cell office:value-type="float" office:value="2.2666E-033">
                <text:p>2.2666E-03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600">
                <text:p>2600</text:p>
              </table:table-cell>
              <table:table-cell office:value-type="float" office:value="0.04291">
                <text:p>0.04291</text:p>
              </table:table-cell>
              <table:table-cell office:value-type="float" office:value="4.4912E-028">
                <text:p>4.4912E-028</text:p>
              </table:table-cell>
              <table:table-cell office:value-type="float" office:value="4.4556E-028">
                <text:p>4.4556E-02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2605">
                <text:p>2605</text:p>
              </table:table-cell>
              <table:table-cell office:value-type="float" office:value="0.0428">
                <text:p>0.0428</text:p>
              </table:table-cell>
              <table:table-cell office:value-type="float" office:value="5.8053E-035">
                <text:p>5.8053E-035</text:p>
              </table:table-cell>
              <table:table-cell office:value-type="float" office:value="5.7592E-035">
                <text:p>5.7592E-035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610">
                <text:p>2610</text:p>
              </table:table-cell>
              <table:table-cell office:value-type="float" office:value="0.0425">
                <text:p>0.0425</text:p>
              </table:table-cell>
              <table:table-cell office:value-type="float" office:value="5.9447E-034">
                <text:p>5.9447E-034</text:p>
              </table:table-cell>
              <table:table-cell office:value-type="float" office:value="5.897E-034">
                <text:p>5.897E-034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615">
                <text:p>2615</text:p>
              </table:table-cell>
              <table:table-cell office:value-type="float" office:value="0.04228">
                <text:p>0.04228</text:p>
              </table:table-cell>
              <table:table-cell office:value-type="float" office:value="1.1196E-037">
                <text:p>1.1196E-037</text:p>
              </table:table-cell>
              <table:table-cell office:value-type="float" office:value="1.1106E-037">
                <text:p>1.1106E-037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620">
                <text:p>2620</text:p>
              </table:table-cell>
              <table:table-cell office:value-type="float" office:value="0.0419">
                <text:p>0.0419</text:p>
              </table:table-cell>
              <table:table-cell office:value-type="float" office:value="5.6505E-029">
                <text:p>5.6505E-029</text:p>
              </table:table-cell>
              <table:table-cell office:value-type="float" office:value="5.6056E-029">
                <text:p>5.6056E-029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625">
                <text:p>2625</text:p>
              </table:table-cell>
              <table:table-cell office:value-type="float" office:value="0.04058">
                <text:p>0.04058</text:p>
              </table:table-cell>
              <table:table-cell office:value-type="float" office:value="3.8687E-028">
                <text:p>3.8687E-028</text:p>
              </table:table-cell>
              <table:table-cell office:value-type="float" office:value="3.8378E-028">
                <text:p>3.8378E-02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2630">
                <text:p>2630</text:p>
              </table:table-cell>
              <table:table-cell office:value-type="float" office:value="0.04116">
                <text:p>0.04116</text:p>
              </table:table-cell>
              <table:table-cell office:value-type="float" office:value="2.8026E-045">
                <text:p>2.8026E-045</text:p>
              </table:table-cell>
              <table:table-cell office:value-type="float" office:value="2.8026E-045">
                <text:p>2.8026E-04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2635">
                <text:p>2635</text:p>
              </table:table-cell>
              <table:table-cell office:value-type="float" office:value="0.04096">
                <text:p>0.04096</text:p>
              </table:table-cell>
              <table:table-cell office:value-type="float" office:value="3.9027E-016">
                <text:p>3.9027E-016</text:p>
              </table:table-cell>
              <table:table-cell office:value-type="float" office:value="3.8719E-016">
                <text:p>3.8719E-01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2640">
                <text:p>2640</text:p>
              </table:table-cell>
              <table:table-cell office:value-type="float" office:value="0.04022">
                <text:p>0.04022</text:p>
              </table:table-cell>
              <table:table-cell office:value-type="float" office:value="1.175E-016">
                <text:p>1.175E-016</text:p>
              </table:table-cell>
              <table:table-cell office:value-type="float" office:value="1.1657E-016">
                <text:p>1.1657E-016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2645">
                <text:p>2645</text:p>
              </table:table-cell>
              <table:table-cell office:value-type="float" office:value="0.04018">
                <text:p>0.04018</text:p>
              </table:table-cell>
              <table:table-cell office:value-type="float" office:value="8.9988E-019">
                <text:p>8.9988E-019</text:p>
              </table:table-cell>
              <table:table-cell office:value-type="float" office:value="8.9292E-019">
                <text:p>8.9292E-019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650">
                <text:p>2650</text:p>
              </table:table-cell>
              <table:table-cell office:value-type="float" office:value="0.03996">
                <text:p>0.03996</text:p>
              </table:table-cell>
              <table:table-cell office:value-type="float" office:value="1.4295E-019">
                <text:p>1.4295E-019</text:p>
              </table:table-cell>
              <table:table-cell office:value-type="float" office:value="1.4186E-019">
                <text:p>1.4186E-019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2655">
                <text:p>2655</text:p>
              </table:table-cell>
              <table:table-cell office:value-type="float" office:value="0.03959">
                <text:p>0.03959</text:p>
              </table:table-cell>
              <table:table-cell office:value-type="float" office:value="1.3133E-027">
                <text:p>1.3133E-027</text:p>
              </table:table-cell>
              <table:table-cell office:value-type="float" office:value="1.3036E-027">
                <text:p>1.3036E-027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2660">
                <text:p>2660</text:p>
              </table:table-cell>
              <table:table-cell office:value-type="float" office:value="0.03948">
                <text:p>0.03948</text:p>
              </table:table-cell>
              <table:table-cell office:value-type="float" office:value="2.6068E-025">
                <text:p>2.6068E-025</text:p>
              </table:table-cell>
              <table:table-cell office:value-type="float" office:value="2.588E-025">
                <text:p>2.588E-02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665">
                <text:p>2665</text:p>
              </table:table-cell>
              <table:table-cell office:value-type="float" office:value="0.03895">
                <text:p>0.03895</text:p>
              </table:table-cell>
              <table:table-cell office:value-type="float" office:value="1.1123E-037">
                <text:p>1.1123E-037</text:p>
              </table:table-cell>
              <table:table-cell office:value-type="float" office:value="1.1045E-037">
                <text:p>1.1045E-037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670">
                <text:p>2670</text:p>
              </table:table-cell>
              <table:table-cell office:value-type="float" office:value="0.0391">
                <text:p>0.0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2675">
                <text:p>2675</text:p>
              </table:table-cell>
              <table:table-cell office:value-type="float" office:value="0.03861">
                <text:p>0.0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2680">
                <text:p>2680</text:p>
              </table:table-cell>
              <table:table-cell office:value-type="float" office:value="0.03843">
                <text:p>0.03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685">
                <text:p>2685</text:p>
              </table:table-cell>
              <table:table-cell office:value-type="float" office:value="0.03816">
                <text:p>0.03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2690">
                <text:p>2690</text:p>
              </table:table-cell>
              <table:table-cell office:value-type="float" office:value="0.03779">
                <text:p>0.03779</text:p>
              </table:table-cell>
              <table:table-cell office:value-type="float" office:value="1.0226E-029">
                <text:p>1.0226E-029</text:p>
              </table:table-cell>
              <table:table-cell office:value-type="float" office:value="1.0178E-029">
                <text:p>1.0178E-029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2695">
                <text:p>2695</text:p>
              </table:table-cell>
              <table:table-cell office:value-type="float" office:value="0.03746">
                <text:p>0.03746</text:p>
              </table:table-cell>
              <table:table-cell office:value-type="float" office:value="7.1284E-033">
                <text:p>7.1284E-033</text:p>
              </table:table-cell>
              <table:table-cell office:value-type="float" office:value="7.1014E-033">
                <text:p>7.1014E-033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2700">
                <text:p>2700</text:p>
              </table:table-cell>
              <table:table-cell office:value-type="float" office:value="0.03712">
                <text:p>0.03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705">
                <text:p>2705</text:p>
              </table:table-cell>
              <table:table-cell office:value-type="float" office:value="0.03693">
                <text:p>0.03693</text:p>
              </table:table-cell>
              <table:table-cell office:value-type="float" office:value="2.9315E-042">
                <text:p>2.9315E-042</text:p>
              </table:table-cell>
              <table:table-cell office:value-type="float" office:value="2.9273E-042">
                <text:p>2.9273E-042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710">
                <text:p>2710</text:p>
              </table:table-cell>
              <table:table-cell office:value-type="float" office:value="0.03668">
                <text:p>0.03668</text:p>
              </table:table-cell>
              <table:table-cell office:value-type="float" office:value="1.125E-035">
                <text:p>1.125E-035</text:p>
              </table:table-cell>
              <table:table-cell office:value-type="float" office:value="1.1239E-035">
                <text:p>1.1239E-03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2715">
                <text:p>2715</text:p>
              </table:table-cell>
              <table:table-cell office:value-type="float" office:value="0.03656">
                <text:p>0.03656</text:p>
              </table:table-cell>
              <table:table-cell office:value-type="float" office:value="3.8557E-026">
                <text:p>3.8557E-026</text:p>
              </table:table-cell>
              <table:table-cell office:value-type="float" office:value="3.8549E-026">
                <text:p>3.8549E-026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720">
                <text:p>2720</text:p>
              </table:table-cell>
              <table:table-cell office:value-type="float" office:value="0.03638">
                <text:p>0.03638</text:p>
              </table:table-cell>
              <table:table-cell office:value-type="float" office:value="5.6052E-045">
                <text:p>5.6052E-045</text:p>
              </table:table-cell>
              <table:table-cell office:value-type="float" office:value="5.6052E-045">
                <text:p>5.6052E-045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725">
                <text:p>2725</text:p>
              </table:table-cell>
              <table:table-cell office:value-type="float" office:value="0.03613">
                <text:p>0.03613</text:p>
              </table:table-cell>
              <table:table-cell office:value-type="float" office:value="7.2935E-022">
                <text:p>7.2935E-022</text:p>
              </table:table-cell>
              <table:table-cell office:value-type="float" office:value="7.3094E-022">
                <text:p>7.3094E-02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2730">
                <text:p>2730</text:p>
              </table:table-cell>
              <table:table-cell office:value-type="float" office:value="0.03601">
                <text:p>0.03601</text:p>
              </table:table-cell>
              <table:table-cell office:value-type="float" office:value="6.0734E-019">
                <text:p>6.0734E-019</text:p>
              </table:table-cell>
              <table:table-cell office:value-type="float" office:value="6.0929E-019">
                <text:p>6.0929E-01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735">
                <text:p>2735</text:p>
              </table:table-cell>
              <table:table-cell office:value-type="float" office:value="0.03574">
                <text:p>0.03574</text:p>
              </table:table-cell>
              <table:table-cell office:value-type="float" office:value="5.4888E-021">
                <text:p>5.4888E-021</text:p>
              </table:table-cell>
              <table:table-cell office:value-type="float" office:value="5.5121E-021">
                <text:p>5.5121E-021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2740">
                <text:p>2740</text:p>
              </table:table-cell>
              <table:table-cell office:value-type="float" office:value="0.03553">
                <text:p>0.03553</text:p>
              </table:table-cell>
              <table:table-cell office:value-type="float" office:value="2.3314E-027">
                <text:p>2.3314E-027</text:p>
              </table:table-cell>
              <table:table-cell office:value-type="float" office:value="2.3435E-027">
                <text:p>2.3435E-02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2745">
                <text:p>2745</text:p>
              </table:table-cell>
              <table:table-cell office:value-type="float" office:value="0.03538">
                <text:p>0.03538</text:p>
              </table:table-cell>
              <table:table-cell office:value-type="float" office:value="1.3146E-023">
                <text:p>1.3146E-023</text:p>
              </table:table-cell>
              <table:table-cell office:value-type="float" office:value="1.3224E-023">
                <text:p>1.3224E-02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2750">
                <text:p>2750</text:p>
              </table:table-cell>
              <table:table-cell office:value-type="float" office:value="0.03518">
                <text:p>0.03518</text:p>
              </table:table-cell>
              <table:table-cell office:value-type="float" office:value="1.6648E-028">
                <text:p>1.6648E-028</text:p>
              </table:table-cell>
              <table:table-cell office:value-type="float" office:value="1.6758E-028">
                <text:p>1.6758E-02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755">
                <text:p>2755</text:p>
              </table:table-cell>
              <table:table-cell office:value-type="float" office:value="0.03486">
                <text:p>0.03486</text:p>
              </table:table-cell>
              <table:table-cell office:value-type="float" office:value="6.7262E-044">
                <text:p>6.7262E-044</text:p>
              </table:table-cell>
              <table:table-cell office:value-type="float" office:value="6.7262E-044">
                <text:p>6.7262E-044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2760">
                <text:p>2760</text:p>
              </table:table-cell>
              <table:table-cell office:value-type="float" office:value="0.03455">
                <text:p>0.03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2765">
                <text:p>2765</text:p>
              </table:table-cell>
              <table:table-cell office:value-type="float" office:value="0.0344">
                <text:p>0.0344</text:p>
              </table:table-cell>
              <table:table-cell office:value-type="float" office:value="2.6777E-027">
                <text:p>2.6777E-027</text:p>
              </table:table-cell>
              <table:table-cell office:value-type="float" office:value="2.7001E-027">
                <text:p>2.7001E-027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770">
                <text:p>2770</text:p>
              </table:table-cell>
              <table:table-cell office:value-type="float" office:value="0.03426">
                <text:p>0.03426</text:p>
              </table:table-cell>
              <table:table-cell office:value-type="float" office:value="8.3791E-024">
                <text:p>8.3791E-024</text:p>
              </table:table-cell>
              <table:table-cell office:value-type="float" office:value="8.4528E-024">
                <text:p>8.4528E-02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775">
                <text:p>2775</text:p>
              </table:table-cell>
              <table:table-cell office:value-type="float" office:value="0.03393">
                <text:p>0.03393</text:p>
              </table:table-cell>
              <table:table-cell office:value-type="float" office:value="3.999E-038">
                <text:p>3.999E-038</text:p>
              </table:table-cell>
              <table:table-cell office:value-type="float" office:value="4.036E-038">
                <text:p>4.036E-03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780">
                <text:p>2780</text:p>
              </table:table-cell>
              <table:table-cell office:value-type="float" office:value="0.03364">
                <text:p>0.03364</text:p>
              </table:table-cell>
              <table:table-cell office:value-type="float" office:value="4.8067E-034">
                <text:p>4.8067E-034</text:p>
              </table:table-cell>
              <table:table-cell office:value-type="float" office:value="4.8532E-034">
                <text:p>4.8532E-034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785">
                <text:p>2785</text:p>
              </table:table-cell>
              <table:table-cell office:value-type="float" office:value="0.03342">
                <text:p>0.03342</text:p>
              </table:table-cell>
              <table:table-cell office:value-type="float" office:value="3.8866E-027">
                <text:p>3.8866E-027</text:p>
              </table:table-cell>
              <table:table-cell office:value-type="float" office:value="3.9255E-027">
                <text:p>3.9255E-027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790">
                <text:p>2790</text:p>
              </table:table-cell>
              <table:table-cell office:value-type="float" office:value="0.0332">
                <text:p>0.0332</text:p>
              </table:table-cell>
              <table:table-cell office:value-type="float" office:value="1.217E-016">
                <text:p>1.217E-016</text:p>
              </table:table-cell>
              <table:table-cell office:value-type="float" office:value="1.2295E-016">
                <text:p>1.2295E-01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2795">
                <text:p>2795</text:p>
              </table:table-cell>
              <table:table-cell office:value-type="float" office:value="0.03293">
                <text:p>0.03293</text:p>
              </table:table-cell>
              <table:table-cell office:value-type="float" office:value="3.6205E-016">
                <text:p>3.6205E-016</text:p>
              </table:table-cell>
              <table:table-cell office:value-type="float" office:value="3.6591E-016">
                <text:p>3.6591E-01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2800">
                <text:p>2800</text:p>
              </table:table-cell>
              <table:table-cell office:value-type="float" office:value="0.03276">
                <text:p>0.03276</text:p>
              </table:table-cell>
              <table:table-cell office:value-type="float" office:value="0.0000000000016484">
                <text:p>0.0000000000016484</text:p>
              </table:table-cell>
              <table:table-cell office:value-type="float" office:value="0.0000000000016665">
                <text:p>0.000000000001666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805">
                <text:p>2805</text:p>
              </table:table-cell>
              <table:table-cell office:value-type="float" office:value="0.03253">
                <text:p>0.03253</text:p>
              </table:table-cell>
              <table:table-cell office:value-type="float" office:value="0.000000000000067478">
                <text:p>0.000000000000067478</text:p>
              </table:table-cell>
              <table:table-cell office:value-type="float" office:value="0.000000000000068228">
                <text:p>0.00000000000006822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810">
                <text:p>2810</text:p>
              </table:table-cell>
              <table:table-cell office:value-type="float" office:value="0.03242">
                <text:p>0.03242</text:p>
              </table:table-cell>
              <table:table-cell office:value-type="float" office:value="0.00000000040233">
                <text:p>0.00000000040233</text:p>
              </table:table-cell>
              <table:table-cell office:value-type="float" office:value="0.00000000040695">
                <text:p>0.0000000004069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815">
                <text:p>2815</text:p>
              </table:table-cell>
              <table:table-cell office:value-type="float" office:value="0.03226">
                <text:p>0.03226</text:p>
              </table:table-cell>
              <table:table-cell office:value-type="float" office:value="0.00000000028685">
                <text:p>0.00000000028685</text:p>
              </table:table-cell>
              <table:table-cell office:value-type="float" office:value="0.00000000029018">
                <text:p>0.0000000002901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820">
                <text:p>2820</text:p>
              </table:table-cell>
              <table:table-cell office:value-type="float" office:value="0.03206">
                <text:p>0.03206</text:p>
              </table:table-cell>
              <table:table-cell office:value-type="float" office:value="0.000000000020548">
                <text:p>0.000000000020548</text:p>
              </table:table-cell>
              <table:table-cell office:value-type="float" office:value="0.000000000020789">
                <text:p>0.000000000020789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825">
                <text:p>2825</text:p>
              </table:table-cell>
              <table:table-cell office:value-type="float" office:value="0.03184">
                <text:p>0.03184</text:p>
              </table:table-cell>
              <table:table-cell office:value-type="float" office:value="0.00000017605">
                <text:p>0.00000017605</text:p>
              </table:table-cell>
              <table:table-cell office:value-type="float" office:value="0.00000017814">
                <text:p>0.0000001781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830">
                <text:p>2830</text:p>
              </table:table-cell>
              <table:table-cell office:value-type="float" office:value="0.0317">
                <text:p>0.0317</text:p>
              </table:table-cell>
              <table:table-cell office:value-type="float" office:value="0.0000039008">
                <text:p>0.0000039008</text:p>
              </table:table-cell>
              <table:table-cell office:value-type="float" office:value="0.0000039475">
                <text:p>0.000003947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835">
                <text:p>2835</text:p>
              </table:table-cell>
              <table:table-cell office:value-type="float" office:value="0.03145">
                <text:p>0.03145</text:p>
              </table:table-cell>
              <table:table-cell office:value-type="float" office:value="0.00000000021276">
                <text:p>0.00000000021276</text:p>
              </table:table-cell>
              <table:table-cell office:value-type="float" office:value="0.00000000021533">
                <text:p>0.0000000002153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2840">
                <text:p>2840</text:p>
              </table:table-cell>
              <table:table-cell office:value-type="float" office:value="0.03118">
                <text:p>0.03118</text:p>
              </table:table-cell>
              <table:table-cell office:value-type="float" office:value="0.00000019609">
                <text:p>0.00000019609</text:p>
              </table:table-cell>
              <table:table-cell office:value-type="float" office:value="0.00000019849">
                <text:p>0.0000001984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845">
                <text:p>2845</text:p>
              </table:table-cell>
              <table:table-cell office:value-type="float" office:value="0.03095">
                <text:p>0.03095</text:p>
              </table:table-cell>
              <table:table-cell office:value-type="float" office:value="0.000040575">
                <text:p>0.000040575</text:p>
              </table:table-cell>
              <table:table-cell office:value-type="float" office:value="0.000041074">
                <text:p>0.00004107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850">
                <text:p>2850</text:p>
              </table:table-cell>
              <table:table-cell office:value-type="float" office:value="0.03068">
                <text:p>0.03068</text:p>
              </table:table-cell>
              <table:table-cell office:value-type="float" office:value="0.0000011566">
                <text:p>0.0000011566</text:p>
              </table:table-cell>
              <table:table-cell office:value-type="float" office:value="0.0000011708">
                <text:p>0.000001170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855">
                <text:p>2855</text:p>
              </table:table-cell>
              <table:table-cell office:value-type="float" office:value="0.03043">
                <text:p>0.03043</text:p>
              </table:table-cell>
              <table:table-cell office:value-type="float" office:value="0.00000044867">
                <text:p>0.00000044867</text:p>
              </table:table-cell>
              <table:table-cell office:value-type="float" office:value="0.00000045425">
                <text:p>0.00000045425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860">
                <text:p>2860</text:p>
              </table:table-cell>
              <table:table-cell office:value-type="float" office:value="0.03016">
                <text:p>0.03016</text:p>
              </table:table-cell>
              <table:table-cell office:value-type="float" office:value="0.000025356">
                <text:p>0.000025356</text:p>
              </table:table-cell>
              <table:table-cell office:value-type="float" office:value="0.000025672">
                <text:p>0.00002567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2865">
                <text:p>2865</text:p>
              </table:table-cell>
              <table:table-cell office:value-type="float" office:value="0.02996">
                <text:p>0.02996</text:p>
              </table:table-cell>
              <table:table-cell office:value-type="float" office:value="0.00016763">
                <text:p>0.00016763</text:p>
              </table:table-cell>
              <table:table-cell office:value-type="float" office:value="0.00016974">
                <text:p>0.0001697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2870">
                <text:p>2870</text:p>
              </table:table-cell>
              <table:table-cell office:value-type="float" office:value="0.0296">
                <text:p>0.0296</text:p>
              </table:table-cell>
              <table:table-cell office:value-type="float" office:value="0.0000063129">
                <text:p>0.0000063129</text:p>
              </table:table-cell>
              <table:table-cell office:value-type="float" office:value="0.0000063922">
                <text:p>0.000006392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875">
                <text:p>2875</text:p>
              </table:table-cell>
              <table:table-cell office:value-type="float" office:value="0.0294">
                <text:p>0.0294</text:p>
              </table:table-cell>
              <table:table-cell office:value-type="float" office:value="0.0003917">
                <text:p>0.0003917</text:p>
              </table:table-cell>
              <table:table-cell office:value-type="float" office:value="0.00039663">
                <text:p>0.0003966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2880">
                <text:p>2880</text:p>
              </table:table-cell>
              <table:table-cell office:value-type="float" office:value="0.0294">
                <text:p>0.0294</text:p>
              </table:table-cell>
              <table:table-cell office:value-type="float" office:value="0.00024724">
                <text:p>0.00024724</text:p>
              </table:table-cell>
              <table:table-cell office:value-type="float" office:value="0.00025037">
                <text:p>0.0002503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2885">
                <text:p>2885</text:p>
              </table:table-cell>
              <table:table-cell office:value-type="float" office:value="0.02922">
                <text:p>0.02922</text:p>
              </table:table-cell>
              <table:table-cell office:value-type="float" office:value="0.00045332">
                <text:p>0.00045332</text:p>
              </table:table-cell>
              <table:table-cell office:value-type="float" office:value="0.00045906">
                <text:p>0.00045906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890">
                <text:p>2890</text:p>
              </table:table-cell>
              <table:table-cell office:value-type="float" office:value="0.02907">
                <text:p>0.02907</text:p>
              </table:table-cell>
              <table:table-cell office:value-type="float" office:value="0.00018623">
                <text:p>0.00018623</text:p>
              </table:table-cell>
              <table:table-cell office:value-type="float" office:value="0.0001886">
                <text:p>0.0001886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2895">
                <text:p>2895</text:p>
              </table:table-cell>
              <table:table-cell office:value-type="float" office:value="0.02896">
                <text:p>0.02896</text:p>
              </table:table-cell>
              <table:table-cell office:value-type="float" office:value="0.0026643">
                <text:p>0.0026643</text:p>
              </table:table-cell>
              <table:table-cell office:value-type="float" office:value="0.0026982">
                <text:p>0.0026982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2900">
                <text:p>2900</text:p>
              </table:table-cell>
              <table:table-cell office:value-type="float" office:value="0.02881">
                <text:p>0.02881</text:p>
              </table:table-cell>
              <table:table-cell office:value-type="float" office:value="0.00081152">
                <text:p>0.00081152</text:p>
              </table:table-cell>
              <table:table-cell office:value-type="float" office:value="0.00082183">
                <text:p>0.00082183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905">
                <text:p>2905</text:p>
              </table:table-cell>
              <table:table-cell office:value-type="float" office:value="0.02867">
                <text:p>0.02867</text:p>
              </table:table-cell>
              <table:table-cell office:value-type="float" office:value="0.00011096">
                <text:p>0.00011096</text:p>
              </table:table-cell>
              <table:table-cell office:value-type="float" office:value="0.00011237">
                <text:p>0.00011237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910">
                <text:p>2910</text:p>
              </table:table-cell>
              <table:table-cell office:value-type="float" office:value="0.0285">
                <text:p>0.0285</text:p>
              </table:table-cell>
              <table:table-cell office:value-type="float" office:value="0.002722">
                <text:p>0.002722</text:p>
              </table:table-cell>
              <table:table-cell office:value-type="float" office:value="0.0027566">
                <text:p>0.0027566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2915">
                <text:p>2915</text:p>
              </table:table-cell>
              <table:table-cell office:value-type="float" office:value="0.02822">
                <text:p>0.02822</text:p>
              </table:table-cell>
              <table:table-cell office:value-type="float" office:value="0.0012581">
                <text:p>0.0012581</text:p>
              </table:table-cell>
              <table:table-cell office:value-type="float" office:value="0.0012742">
                <text:p>0.0012742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920">
                <text:p>2920</text:p>
              </table:table-cell>
              <table:table-cell office:value-type="float" office:value="0.02804">
                <text:p>0.02804</text:p>
              </table:table-cell>
              <table:table-cell office:value-type="float" office:value="0.0028948">
                <text:p>0.0028948</text:p>
              </table:table-cell>
              <table:table-cell office:value-type="float" office:value="0.0029316">
                <text:p>0.0029316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2925">
                <text:p>2925</text:p>
              </table:table-cell>
              <table:table-cell office:value-type="float" office:value="0.02778">
                <text:p>0.02778</text:p>
              </table:table-cell>
              <table:table-cell office:value-type="float" office:value="0.0010835">
                <text:p>0.0010835</text:p>
              </table:table-cell>
              <table:table-cell office:value-type="float" office:value="0.0010973">
                <text:p>0.001097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2930">
                <text:p>2930</text:p>
              </table:table-cell>
              <table:table-cell office:value-type="float" office:value="0.02757">
                <text:p>0.02757</text:p>
              </table:table-cell>
              <table:table-cell office:value-type="float" office:value="0.0058858">
                <text:p>0.0058858</text:p>
              </table:table-cell>
              <table:table-cell office:value-type="float" office:value="0.0059606">
                <text:p>0.005960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935">
                <text:p>2935</text:p>
              </table:table-cell>
              <table:table-cell office:value-type="float" office:value="0.02733">
                <text:p>0.02733</text:p>
              </table:table-cell>
              <table:table-cell office:value-type="float" office:value="0.0064903">
                <text:p>0.0064903</text:p>
              </table:table-cell>
              <table:table-cell office:value-type="float" office:value="0.0065725">
                <text:p>0.00657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940">
                <text:p>2940</text:p>
              </table:table-cell>
              <table:table-cell office:value-type="float" office:value="0.02714">
                <text:p>0.02714</text:p>
              </table:table-cell>
              <table:table-cell office:value-type="float" office:value="0.0016273">
                <text:p>0.0016273</text:p>
              </table:table-cell>
              <table:table-cell office:value-type="float" office:value="0.0016479">
                <text:p>0.001647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2945">
                <text:p>2945</text:p>
              </table:table-cell>
              <table:table-cell office:value-type="float" office:value="0.02684">
                <text:p>0.02684</text:p>
              </table:table-cell>
              <table:table-cell office:value-type="float" office:value="0.0014489">
                <text:p>0.0014489</text:p>
              </table:table-cell>
              <table:table-cell office:value-type="float" office:value="0.0014673">
                <text:p>0.0014673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950">
                <text:p>2950</text:p>
              </table:table-cell>
              <table:table-cell office:value-type="float" office:value="0.02668">
                <text:p>0.02668</text:p>
              </table:table-cell>
              <table:table-cell office:value-type="float" office:value="0.0052276">
                <text:p>0.0052276</text:p>
              </table:table-cell>
              <table:table-cell office:value-type="float" office:value="0.0052935">
                <text:p>0.0052935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2955">
                <text:p>2955</text:p>
              </table:table-cell>
              <table:table-cell office:value-type="float" office:value="0.02656">
                <text:p>0.02656</text:p>
              </table:table-cell>
              <table:table-cell office:value-type="float" office:value="0.0023361">
                <text:p>0.0023361</text:p>
              </table:table-cell>
              <table:table-cell office:value-type="float" office:value="0.0023655">
                <text:p>0.002365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2960">
                <text:p>2960</text:p>
              </table:table-cell>
              <table:table-cell office:value-type="float" office:value="0.02638">
                <text:p>0.02638</text:p>
              </table:table-cell>
              <table:table-cell office:value-type="float" office:value="0.0045971">
                <text:p>0.0045971</text:p>
              </table:table-cell>
              <table:table-cell office:value-type="float" office:value="0.0046549">
                <text:p>0.004654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965">
                <text:p>2965</text:p>
              </table:table-cell>
              <table:table-cell office:value-type="float" office:value="0.02626">
                <text:p>0.02626</text:p>
              </table:table-cell>
              <table:table-cell office:value-type="float" office:value="0.0074379">
                <text:p>0.0074379</text:p>
              </table:table-cell>
              <table:table-cell office:value-type="float" office:value="0.0075313">
                <text:p>0.007531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2970">
                <text:p>2970</text:p>
              </table:table-cell>
              <table:table-cell office:value-type="float" office:value="0.02612">
                <text:p>0.02612</text:p>
              </table:table-cell>
              <table:table-cell office:value-type="float" office:value="0.00035233">
                <text:p>0.00035233</text:p>
              </table:table-cell>
              <table:table-cell office:value-type="float" office:value="0.00035676">
                <text:p>0.00035676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2975">
                <text:p>2975</text:p>
              </table:table-cell>
              <table:table-cell office:value-type="float" office:value="0.02601">
                <text:p>0.02601</text:p>
              </table:table-cell>
              <table:table-cell office:value-type="float" office:value="0.00085429">
                <text:p>0.00085429</text:p>
              </table:table-cell>
              <table:table-cell office:value-type="float" office:value="0.00086499">
                <text:p>0.00086499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2980">
                <text:p>2980</text:p>
              </table:table-cell>
              <table:table-cell office:value-type="float" office:value="0.0258">
                <text:p>0.0258</text:p>
              </table:table-cell>
              <table:table-cell office:value-type="float" office:value="0.0013381">
                <text:p>0.0013381</text:p>
              </table:table-cell>
              <table:table-cell office:value-type="float" office:value="0.0013548">
                <text:p>0.001354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985">
                <text:p>2985</text:p>
              </table:table-cell>
              <table:table-cell office:value-type="float" office:value="0.02569">
                <text:p>0.02569</text:p>
              </table:table-cell>
              <table:table-cell office:value-type="float" office:value="0.0069628">
                <text:p>0.0069628</text:p>
              </table:table-cell>
              <table:table-cell office:value-type="float" office:value="0.0070495">
                <text:p>0.007049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2990">
                <text:p>2990</text:p>
              </table:table-cell>
              <table:table-cell office:value-type="float" office:value="0.02554">
                <text:p>0.02554</text:p>
              </table:table-cell>
              <table:table-cell office:value-type="float" office:value="0.01028">
                <text:p>0.01028</text:p>
              </table:table-cell>
              <table:table-cell office:value-type="float" office:value="0.010407">
                <text:p>0.01040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995">
                <text:p>2995</text:p>
              </table:table-cell>
              <table:table-cell office:value-type="float" office:value="0.0254">
                <text:p>0.0254</text:p>
              </table:table-cell>
              <table:table-cell office:value-type="float" office:value="0.0042755">
                <text:p>0.0042755</text:p>
              </table:table-cell>
              <table:table-cell office:value-type="float" office:value="0.0043286">
                <text:p>0.004328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000">
                <text:p>3000</text:p>
              </table:table-cell>
              <table:table-cell office:value-type="float" office:value="0.02525">
                <text:p>0.02525</text:p>
              </table:table-cell>
              <table:table-cell office:value-type="float" office:value="0.0078472">
                <text:p>0.0078472</text:p>
              </table:table-cell>
              <table:table-cell office:value-type="float" office:value="0.0079442">
                <text:p>0.0079442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3005">
                <text:p>3005</text:p>
              </table:table-cell>
              <table:table-cell office:value-type="float" office:value="0.02512">
                <text:p>0.02512</text:p>
              </table:table-cell>
              <table:table-cell office:value-type="float" office:value="0.0028906">
                <text:p>0.0028906</text:p>
              </table:table-cell>
              <table:table-cell office:value-type="float" office:value="0.0029261">
                <text:p>0.0029261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3010">
                <text:p>3010</text:p>
              </table:table-cell>
              <table:table-cell office:value-type="float" office:value="0.02498">
                <text:p>0.02498</text:p>
              </table:table-cell>
              <table:table-cell office:value-type="float" office:value="0.0068479">
                <text:p>0.0068479</text:p>
              </table:table-cell>
              <table:table-cell office:value-type="float" office:value="0.006932">
                <text:p>0.006932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3015">
                <text:p>3015</text:p>
              </table:table-cell>
              <table:table-cell office:value-type="float" office:value="0.02486">
                <text:p>0.02486</text:p>
              </table:table-cell>
              <table:table-cell office:value-type="float" office:value="0.0055551">
                <text:p>0.0055551</text:p>
              </table:table-cell>
              <table:table-cell office:value-type="float" office:value="0.0056232">
                <text:p>0.0056232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3020">
                <text:p>3020</text:p>
              </table:table-cell>
              <table:table-cell office:value-type="float" office:value="0.02466">
                <text:p>0.02466</text:p>
              </table:table-cell>
              <table:table-cell office:value-type="float" office:value="0.00063369">
                <text:p>0.00063369</text:p>
              </table:table-cell>
              <table:table-cell office:value-type="float" office:value="0.00064143">
                <text:p>0.0006414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025">
                <text:p>3025</text:p>
              </table:table-cell>
              <table:table-cell office:value-type="float" office:value="0.02454">
                <text:p>0.02454</text:p>
              </table:table-cell>
              <table:table-cell office:value-type="float" office:value="0.0075031">
                <text:p>0.0075031</text:p>
              </table:table-cell>
              <table:table-cell office:value-type="float" office:value="0.0075948">
                <text:p>0.007594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3030">
                <text:p>3030</text:p>
              </table:table-cell>
              <table:table-cell office:value-type="float" office:value="0.02442">
                <text:p>0.02442</text:p>
              </table:table-cell>
              <table:table-cell office:value-type="float" office:value="0.0060753">
                <text:p>0.0060753</text:p>
              </table:table-cell>
              <table:table-cell office:value-type="float" office:value="0.0061491">
                <text:p>0.006149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3035">
                <text:p>3035</text:p>
              </table:table-cell>
              <table:table-cell office:value-type="float" office:value="0.02421">
                <text:p>0.02421</text:p>
              </table:table-cell>
              <table:table-cell office:value-type="float" office:value="0.0024986">
                <text:p>0.0024986</text:p>
              </table:table-cell>
              <table:table-cell office:value-type="float" office:value="0.002529">
                <text:p>0.002529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3040">
                <text:p>3040</text:p>
              </table:table-cell>
              <table:table-cell office:value-type="float" office:value="0.02393">
                <text:p>0.02393</text:p>
              </table:table-cell>
              <table:table-cell office:value-type="float" office:value="0.0020242">
                <text:p>0.0020242</text:p>
              </table:table-cell>
              <table:table-cell office:value-type="float" office:value="0.0020487">
                <text:p>0.002048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3045">
                <text:p>3045</text:p>
              </table:table-cell>
              <table:table-cell office:value-type="float" office:value="0.02402">
                <text:p>0.02402</text:p>
              </table:table-cell>
              <table:table-cell office:value-type="float" office:value="0.004209">
                <text:p>0.004209</text:p>
              </table:table-cell>
              <table:table-cell office:value-type="float" office:value="0.0042599">
                <text:p>0.0042599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3050">
                <text:p>3050</text:p>
              </table:table-cell>
              <table:table-cell office:value-type="float" office:value="0.02395">
                <text:p>0.02395</text:p>
              </table:table-cell>
              <table:table-cell office:value-type="float" office:value="0.0010321">
                <text:p>0.0010321</text:p>
              </table:table-cell>
              <table:table-cell office:value-type="float" office:value="0.0010446">
                <text:p>0.0010446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3055">
                <text:p>3055</text:p>
              </table:table-cell>
              <table:table-cell office:value-type="float" office:value="0.02386">
                <text:p>0.02386</text:p>
              </table:table-cell>
              <table:table-cell office:value-type="float" office:value="0.00028947">
                <text:p>0.00028947</text:p>
              </table:table-cell>
              <table:table-cell office:value-type="float" office:value="0.00029295">
                <text:p>0.00029295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3060">
                <text:p>3060</text:p>
              </table:table-cell>
              <table:table-cell office:value-type="float" office:value="0.02376">
                <text:p>0.02376</text:p>
              </table:table-cell>
              <table:table-cell office:value-type="float" office:value="0.0063012">
                <text:p>0.0063012</text:p>
              </table:table-cell>
              <table:table-cell office:value-type="float" office:value="0.0063761">
                <text:p>0.006376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3065">
                <text:p>3065</text:p>
              </table:table-cell>
              <table:table-cell office:value-type="float" office:value="0.02354">
                <text:p>0.02354</text:p>
              </table:table-cell>
              <table:table-cell office:value-type="float" office:value="0.0029113">
                <text:p>0.0029113</text:p>
              </table:table-cell>
              <table:table-cell office:value-type="float" office:value="0.0029458">
                <text:p>0.0029458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3070">
                <text:p>3070</text:p>
              </table:table-cell>
              <table:table-cell office:value-type="float" office:value="0.02344">
                <text:p>0.02344</text:p>
              </table:table-cell>
              <table:table-cell office:value-type="float" office:value="0.0017492">
                <text:p>0.0017492</text:p>
              </table:table-cell>
              <table:table-cell office:value-type="float" office:value="0.0017699">
                <text:p>0.001769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075">
                <text:p>3075</text:p>
              </table:table-cell>
              <table:table-cell office:value-type="float" office:value="0.02335">
                <text:p>0.02335</text:p>
              </table:table-cell>
              <table:table-cell office:value-type="float" office:value="0.0060221">
                <text:p>0.0060221</text:p>
              </table:table-cell>
              <table:table-cell office:value-type="float" office:value="0.0060928">
                <text:p>0.006092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3080">
                <text:p>3080</text:p>
              </table:table-cell>
              <table:table-cell office:value-type="float" office:value="0.02315">
                <text:p>0.02315</text:p>
              </table:table-cell>
              <table:table-cell office:value-type="float" office:value="0.0036224">
                <text:p>0.0036224</text:p>
              </table:table-cell>
              <table:table-cell office:value-type="float" office:value="0.0036646">
                <text:p>0.003664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3085">
                <text:p>3085</text:p>
              </table:table-cell>
              <table:table-cell office:value-type="float" office:value="0.02295">
                <text:p>0.02295</text:p>
              </table:table-cell>
              <table:table-cell office:value-type="float" office:value="0.0017671">
                <text:p>0.0017671</text:p>
              </table:table-cell>
              <table:table-cell office:value-type="float" office:value="0.0017876">
                <text:p>0.0017876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3090">
                <text:p>3090</text:p>
              </table:table-cell>
              <table:table-cell office:value-type="float" office:value="0.0228">
                <text:p>0.0228</text:p>
              </table:table-cell>
              <table:table-cell office:value-type="float" office:value="0.0023805">
                <text:p>0.0023805</text:p>
              </table:table-cell>
              <table:table-cell office:value-type="float" office:value="0.002408">
                <text:p>0.00240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3095">
                <text:p>3095</text:p>
              </table:table-cell>
              <table:table-cell office:value-type="float" office:value="0.02263">
                <text:p>0.02263</text:p>
              </table:table-cell>
              <table:table-cell office:value-type="float" office:value="0.0006551">
                <text:p>0.0006551</text:p>
              </table:table-cell>
              <table:table-cell office:value-type="float" office:value="0.00066266">
                <text:p>0.0006626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3100">
                <text:p>3100</text:p>
              </table:table-cell>
              <table:table-cell office:value-type="float" office:value="0.02243">
                <text:p>0.02243</text:p>
              </table:table-cell>
              <table:table-cell office:value-type="float" office:value="0.004401">
                <text:p>0.004401</text:p>
              </table:table-cell>
              <table:table-cell office:value-type="float" office:value="0.0044513">
                <text:p>0.0044513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3105">
                <text:p>3105</text:p>
              </table:table-cell>
              <table:table-cell office:value-type="float" office:value="0.02228">
                <text:p>0.02228</text:p>
              </table:table-cell>
              <table:table-cell office:value-type="float" office:value="0.00092155">
                <text:p>0.00092155</text:p>
              </table:table-cell>
              <table:table-cell office:value-type="float" office:value="0.00093203">
                <text:p>0.00093203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3110">
                <text:p>3110</text:p>
              </table:table-cell>
              <table:table-cell office:value-type="float" office:value="0.02211">
                <text:p>0.02211</text:p>
              </table:table-cell>
              <table:table-cell office:value-type="float" office:value="0.00084569">
                <text:p>0.00084569</text:p>
              </table:table-cell>
              <table:table-cell office:value-type="float" office:value="0.00085524">
                <text:p>0.0008552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3115">
                <text:p>3115</text:p>
              </table:table-cell>
              <table:table-cell office:value-type="float" office:value="0.02177">
                <text:p>0.02177</text:p>
              </table:table-cell>
              <table:table-cell office:value-type="float" office:value="0.0022677">
                <text:p>0.0022677</text:p>
              </table:table-cell>
              <table:table-cell office:value-type="float" office:value="0.0022932">
                <text:p>0.002293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3120">
                <text:p>3120</text:p>
              </table:table-cell>
              <table:table-cell office:value-type="float" office:value="0.02174">
                <text:p>0.02174</text:p>
              </table:table-cell>
              <table:table-cell office:value-type="float" office:value="0.0098197">
                <text:p>0.0098197</text:p>
              </table:table-cell>
              <table:table-cell office:value-type="float" office:value="0.0099294">
                <text:p>0.0099294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3125">
                <text:p>3125</text:p>
              </table:table-cell>
              <table:table-cell office:value-type="float" office:value="0.02158">
                <text:p>0.02158</text:p>
              </table:table-cell>
              <table:table-cell office:value-type="float" office:value="0.0030289">
                <text:p>0.0030289</text:p>
              </table:table-cell>
              <table:table-cell office:value-type="float" office:value="0.0030625">
                <text:p>0.003062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3130">
                <text:p>3130</text:p>
              </table:table-cell>
              <table:table-cell office:value-type="float" office:value="0.02145">
                <text:p>0.02145</text:p>
              </table:table-cell>
              <table:table-cell office:value-type="float" office:value="0.0057614">
                <text:p>0.0057614</text:p>
              </table:table-cell>
              <table:table-cell office:value-type="float" office:value="0.0058246">
                <text:p>0.0058246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3135">
                <text:p>3135</text:p>
              </table:table-cell>
              <table:table-cell office:value-type="float" office:value="0.02136">
                <text:p>0.02136</text:p>
              </table:table-cell>
              <table:table-cell office:value-type="float" office:value="0.011446">
                <text:p>0.011446</text:p>
              </table:table-cell>
              <table:table-cell office:value-type="float" office:value="0.011571">
                <text:p>0.011571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140">
                <text:p>3140</text:p>
              </table:table-cell>
              <table:table-cell office:value-type="float" office:value="0.02118">
                <text:p>0.02118</text:p>
              </table:table-cell>
              <table:table-cell office:value-type="float" office:value="0.0033241">
                <text:p>0.0033241</text:p>
              </table:table-cell>
              <table:table-cell office:value-type="float" office:value="0.0033603">
                <text:p>0.003360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3145">
                <text:p>3145</text:p>
              </table:table-cell>
              <table:table-cell office:value-type="float" office:value="0.02107">
                <text:p>0.02107</text:p>
              </table:table-cell>
              <table:table-cell office:value-type="float" office:value="0.0032517">
                <text:p>0.0032517</text:p>
              </table:table-cell>
              <table:table-cell office:value-type="float" office:value="0.0032869">
                <text:p>0.003286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3150">
                <text:p>3150</text:p>
              </table:table-cell>
              <table:table-cell office:value-type="float" office:value="0.02088">
                <text:p>0.02088</text:p>
              </table:table-cell>
              <table:table-cell office:value-type="float" office:value="0.0066744">
                <text:p>0.0066744</text:p>
              </table:table-cell>
              <table:table-cell office:value-type="float" office:value="0.0067457">
                <text:p>0.0067457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155">
                <text:p>3155</text:p>
              </table:table-cell>
              <table:table-cell office:value-type="float" office:value="0.02083">
                <text:p>0.02083</text:p>
              </table:table-cell>
              <table:table-cell office:value-type="float" office:value="0.0056366">
                <text:p>0.0056366</text:p>
              </table:table-cell>
              <table:table-cell office:value-type="float" office:value="0.0056965">
                <text:p>0.0056965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3160">
                <text:p>3160</text:p>
              </table:table-cell>
              <table:table-cell office:value-type="float" office:value="0.02073">
                <text:p>0.02073</text:p>
              </table:table-cell>
              <table:table-cell office:value-type="float" office:value="0.009232">
                <text:p>0.009232</text:p>
              </table:table-cell>
              <table:table-cell office:value-type="float" office:value="0.0093294">
                <text:p>0.009329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165">
                <text:p>3165</text:p>
              </table:table-cell>
              <table:table-cell office:value-type="float" office:value="0.02066">
                <text:p>0.02066</text:p>
              </table:table-cell>
              <table:table-cell office:value-type="float" office:value="0.014017">
                <text:p>0.014017</text:p>
              </table:table-cell>
              <table:table-cell office:value-type="float" office:value="0.014163">
                <text:p>0.01416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3170">
                <text:p>3170</text:p>
              </table:table-cell>
              <table:table-cell office:value-type="float" office:value="0.02052">
                <text:p>0.02052</text:p>
              </table:table-cell>
              <table:table-cell office:value-type="float" office:value="0.012516">
                <text:p>0.012516</text:p>
              </table:table-cell>
              <table:table-cell office:value-type="float" office:value="0.012645">
                <text:p>0.01264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3175">
                <text:p>3175</text:p>
              </table:table-cell>
              <table:table-cell office:value-type="float" office:value="0.02047">
                <text:p>0.02047</text:p>
              </table:table-cell>
              <table:table-cell office:value-type="float" office:value="0.0092302">
                <text:p>0.0092302</text:p>
              </table:table-cell>
              <table:table-cell office:value-type="float" office:value="0.0093252">
                <text:p>0.0093252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3180">
                <text:p>3180</text:p>
              </table:table-cell>
              <table:table-cell office:value-type="float" office:value="0.02032">
                <text:p>0.02032</text:p>
              </table:table-cell>
              <table:table-cell office:value-type="float" office:value="0.010621">
                <text:p>0.010621</text:p>
              </table:table-cell>
              <table:table-cell office:value-type="float" office:value="0.01073">
                <text:p>0.0107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3185">
                <text:p>3185</text:p>
              </table:table-cell>
              <table:table-cell office:value-type="float" office:value="0.02024">
                <text:p>0.02024</text:p>
              </table:table-cell>
              <table:table-cell office:value-type="float" office:value="0.0080823">
                <text:p>0.0080823</text:p>
              </table:table-cell>
              <table:table-cell office:value-type="float" office:value="0.0081644">
                <text:p>0.008164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3190">
                <text:p>3190</text:p>
              </table:table-cell>
              <table:table-cell office:value-type="float" office:value="0.02019">
                <text:p>0.02019</text:p>
              </table:table-cell>
              <table:table-cell office:value-type="float" office:value="0.0042388">
                <text:p>0.0042388</text:p>
              </table:table-cell>
              <table:table-cell office:value-type="float" office:value="0.0042817">
                <text:p>0.004281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3195">
                <text:p>3195</text:p>
              </table:table-cell>
              <table:table-cell office:value-type="float" office:value="0.02008">
                <text:p>0.02008</text:p>
              </table:table-cell>
              <table:table-cell office:value-type="float" office:value="0.0026927">
                <text:p>0.0026927</text:p>
              </table:table-cell>
              <table:table-cell office:value-type="float" office:value="0.0027197">
                <text:p>0.0027197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3200">
                <text:p>3200</text:p>
              </table:table-cell>
              <table:table-cell office:value-type="float" office:value="0.01994">
                <text:p>0.01994</text:p>
              </table:table-cell>
              <table:table-cell office:value-type="float" office:value="0.00043843">
                <text:p>0.00043843</text:p>
              </table:table-cell>
              <table:table-cell office:value-type="float" office:value="0.0004428">
                <text:p>0.000442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3205">
                <text:p>3205</text:p>
              </table:table-cell>
              <table:table-cell office:value-type="float" office:value="0.01986">
                <text:p>0.01986</text:p>
              </table:table-cell>
              <table:table-cell office:value-type="float" office:value="0.00030973">
                <text:p>0.00030973</text:p>
              </table:table-cell>
              <table:table-cell office:value-type="float" office:value="0.0003128">
                <text:p>0.000312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210">
                <text:p>3210</text:p>
              </table:table-cell>
              <table:table-cell office:value-type="float" office:value="0.01976">
                <text:p>0.01976</text:p>
              </table:table-cell>
              <table:table-cell office:value-type="float" office:value="0.00013634">
                <text:p>0.00013634</text:p>
              </table:table-cell>
              <table:table-cell office:value-type="float" office:value="0.00013768">
                <text:p>0.0001376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3215">
                <text:p>3215</text:p>
              </table:table-cell>
              <table:table-cell office:value-type="float" office:value="0.01962">
                <text:p>0.01962</text:p>
              </table:table-cell>
              <table:table-cell office:value-type="float" office:value="0.00049752">
                <text:p>0.00049752</text:p>
              </table:table-cell>
              <table:table-cell office:value-type="float" office:value="0.00050237">
                <text:p>0.0005023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3220">
                <text:p>3220</text:p>
              </table:table-cell>
              <table:table-cell office:value-type="float" office:value="0.01954">
                <text:p>0.01954</text:p>
              </table:table-cell>
              <table:table-cell office:value-type="float" office:value="0.0016089">
                <text:p>0.0016089</text:p>
              </table:table-cell>
              <table:table-cell office:value-type="float" office:value="0.0016245">
                <text:p>0.001624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3225">
                <text:p>3225</text:p>
              </table:table-cell>
              <table:table-cell office:value-type="float" office:value="0.01942">
                <text:p>0.01942</text:p>
              </table:table-cell>
              <table:table-cell office:value-type="float" office:value="0.00019875">
                <text:p>0.00019875</text:p>
              </table:table-cell>
              <table:table-cell office:value-type="float" office:value="0.00020066">
                <text:p>0.00020066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3230">
                <text:p>3230</text:p>
              </table:table-cell>
              <table:table-cell office:value-type="float" office:value="0.01938">
                <text:p>0.01938</text:p>
              </table:table-cell>
              <table:table-cell office:value-type="float" office:value="0.0003408">
                <text:p>0.0003408</text:p>
              </table:table-cell>
              <table:table-cell office:value-type="float" office:value="0.00034404">
                <text:p>0.00034404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3235">
                <text:p>3235</text:p>
              </table:table-cell>
              <table:table-cell office:value-type="float" office:value="0.01926">
                <text:p>0.01926</text:p>
              </table:table-cell>
              <table:table-cell office:value-type="float" office:value="0.007294">
                <text:p>0.007294</text:p>
              </table:table-cell>
              <table:table-cell office:value-type="float" office:value="0.0073625">
                <text:p>0.0073625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3240">
                <text:p>3240</text:p>
              </table:table-cell>
              <table:table-cell office:value-type="float" office:value="0.01921">
                <text:p>0.01921</text:p>
              </table:table-cell>
              <table:table-cell office:value-type="float" office:value="0.0037464">
                <text:p>0.0037464</text:p>
              </table:table-cell>
              <table:table-cell office:value-type="float" office:value="0.0037816">
                <text:p>0.003781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245">
                <text:p>3245</text:p>
              </table:table-cell>
              <table:table-cell office:value-type="float" office:value="0.0191">
                <text:p>0.0191</text:p>
              </table:table-cell>
              <table:table-cell office:value-type="float" office:value="0.00073409">
                <text:p>0.00073409</text:p>
              </table:table-cell>
              <table:table-cell office:value-type="float" office:value="0.00074096">
                <text:p>0.0007409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3250">
                <text:p>3250</text:p>
              </table:table-cell>
              <table:table-cell office:value-type="float" office:value="0.01909">
                <text:p>0.01909</text:p>
              </table:table-cell>
              <table:table-cell office:value-type="float" office:value="0.0026067">
                <text:p>0.0026067</text:p>
              </table:table-cell>
              <table:table-cell office:value-type="float" office:value="0.0026308">
                <text:p>0.002630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3255">
                <text:p>3255</text:p>
              </table:table-cell>
              <table:table-cell office:value-type="float" office:value="0.0189">
                <text:p>0.0189</text:p>
              </table:table-cell>
              <table:table-cell office:value-type="float" office:value="0.0099378">
                <text:p>0.0099378</text:p>
              </table:table-cell>
              <table:table-cell office:value-type="float" office:value="0.010029">
                <text:p>0.01002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3260">
                <text:p>3260</text:p>
              </table:table-cell>
              <table:table-cell office:value-type="float" office:value="0.0188">
                <text:p>0.0188</text:p>
              </table:table-cell>
              <table:table-cell office:value-type="float" office:value="0.0012248">
                <text:p>0.0012248</text:p>
              </table:table-cell>
              <table:table-cell office:value-type="float" office:value="0.001236">
                <text:p>0.00123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3265">
                <text:p>3265</text:p>
              </table:table-cell>
              <table:table-cell office:value-type="float" office:value="0.0187">
                <text:p>0.0187</text:p>
              </table:table-cell>
              <table:table-cell office:value-type="float" office:value="0.0024465">
                <text:p>0.0024465</text:p>
              </table:table-cell>
              <table:table-cell office:value-type="float" office:value="0.0024686">
                <text:p>0.002468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3270">
                <text:p>3270</text:p>
              </table:table-cell>
              <table:table-cell office:value-type="float" office:value="0.0186">
                <text:p>0.0186</text:p>
              </table:table-cell>
              <table:table-cell office:value-type="float" office:value="0.0012186">
                <text:p>0.0012186</text:p>
              </table:table-cell>
              <table:table-cell office:value-type="float" office:value="0.0012292">
                <text:p>0.0012292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3275">
                <text:p>3275</text:p>
              </table:table-cell>
              <table:table-cell office:value-type="float" office:value="0.01848">
                <text:p>0.01848</text:p>
              </table:table-cell>
              <table:table-cell office:value-type="float" office:value="0.0059265">
                <text:p>0.0059265</text:p>
              </table:table-cell>
              <table:table-cell office:value-type="float" office:value="0.0059758">
                <text:p>0.005975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280">
                <text:p>3280</text:p>
              </table:table-cell>
              <table:table-cell office:value-type="float" office:value="0.01837">
                <text:p>0.01837</text:p>
              </table:table-cell>
              <table:table-cell office:value-type="float" office:value="0.0028644">
                <text:p>0.0028644</text:p>
              </table:table-cell>
              <table:table-cell office:value-type="float" office:value="0.002889">
                <text:p>0.002889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3285">
                <text:p>3285</text:p>
              </table:table-cell>
              <table:table-cell office:value-type="float" office:value="0.01832">
                <text:p>0.01832</text:p>
              </table:table-cell>
              <table:table-cell office:value-type="float" office:value="0.011128">
                <text:p>0.011128</text:p>
              </table:table-cell>
              <table:table-cell office:value-type="float" office:value="0.011223">
                <text:p>0.01122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3290">
                <text:p>3290</text:p>
              </table:table-cell>
              <table:table-cell office:value-type="float" office:value="0.01826">
                <text:p>0.01826</text:p>
              </table:table-cell>
              <table:table-cell office:value-type="float" office:value="0.0087571">
                <text:p>0.0087571</text:p>
              </table:table-cell>
              <table:table-cell office:value-type="float" office:value="0.008831">
                <text:p>0.00883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3295">
                <text:p>3295</text:p>
              </table:table-cell>
              <table:table-cell office:value-type="float" office:value="0.01803">
                <text:p>0.01803</text:p>
              </table:table-cell>
              <table:table-cell office:value-type="float" office:value="0.0012234">
                <text:p>0.0012234</text:p>
              </table:table-cell>
              <table:table-cell office:value-type="float" office:value="0.0012337">
                <text:p>0.001233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300">
                <text:p>3300</text:p>
              </table:table-cell>
              <table:table-cell office:value-type="float" office:value="0.01792">
                <text:p>0.01792</text:p>
              </table:table-cell>
              <table:table-cell office:value-type="float" office:value="0.0017794">
                <text:p>0.0017794</text:p>
              </table:table-cell>
              <table:table-cell office:value-type="float" office:value="0.0017944">
                <text:p>0.00179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3305">
                <text:p>3305</text:p>
              </table:table-cell>
              <table:table-cell office:value-type="float" office:value="0.01786">
                <text:p>0.01786</text:p>
              </table:table-cell>
              <table:table-cell office:value-type="float" office:value="0.0039416">
                <text:p>0.0039416</text:p>
              </table:table-cell>
              <table:table-cell office:value-type="float" office:value="0.0039746">
                <text:p>0.003974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3310">
                <text:p>3310</text:p>
              </table:table-cell>
              <table:table-cell office:value-type="float" office:value="0.0177">
                <text:p>0.0177</text:p>
              </table:table-cell>
              <table:table-cell office:value-type="float" office:value="0.0039235">
                <text:p>0.0039235</text:p>
              </table:table-cell>
              <table:table-cell office:value-type="float" office:value="0.0039565">
                <text:p>0.003956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3315">
                <text:p>3315</text:p>
              </table:table-cell>
              <table:table-cell office:value-type="float" office:value="0.0176">
                <text:p>0.0176</text:p>
              </table:table-cell>
              <table:table-cell office:value-type="float" office:value="0.000016133">
                <text:p>0.000016133</text:p>
              </table:table-cell>
              <table:table-cell office:value-type="float" office:value="0.000016269">
                <text:p>0.00001626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3320">
                <text:p>3320</text:p>
              </table:table-cell>
              <table:table-cell office:value-type="float" office:value="0.0173">
                <text:p>0.0173</text:p>
              </table:table-cell>
              <table:table-cell office:value-type="float" office:value="0.000059987">
                <text:p>0.000059987</text:p>
              </table:table-cell>
              <table:table-cell office:value-type="float" office:value="0.000060496">
                <text:p>0.00006049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3325">
                <text:p>3325</text:p>
              </table:table-cell>
              <table:table-cell office:value-type="float" office:value="0.01728">
                <text:p>0.01728</text:p>
              </table:table-cell>
              <table:table-cell office:value-type="float" office:value="0.0035187">
                <text:p>0.0035187</text:p>
              </table:table-cell>
              <table:table-cell office:value-type="float" office:value="0.0035486">
                <text:p>0.003548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330">
                <text:p>3330</text:p>
              </table:table-cell>
              <table:table-cell office:value-type="float" office:value="0.01713">
                <text:p>0.01713</text:p>
              </table:table-cell>
              <table:table-cell office:value-type="float" office:value="0.0046616">
                <text:p>0.0046616</text:p>
              </table:table-cell>
              <table:table-cell office:value-type="float" office:value="0.0047014">
                <text:p>0.004701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3335">
                <text:p>3335</text:p>
              </table:table-cell>
              <table:table-cell office:value-type="float" office:value="0.01703">
                <text:p>0.01703</text:p>
              </table:table-cell>
              <table:table-cell office:value-type="float" office:value="0.0090694">
                <text:p>0.0090694</text:p>
              </table:table-cell>
              <table:table-cell office:value-type="float" office:value="0.009147">
                <text:p>0.00914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3340">
                <text:p>3340</text:p>
              </table:table-cell>
              <table:table-cell office:value-type="float" office:value="0.01685">
                <text:p>0.01685</text:p>
              </table:table-cell>
              <table:table-cell office:value-type="float" office:value="0.0034602">
                <text:p>0.0034602</text:p>
              </table:table-cell>
              <table:table-cell office:value-type="float" office:value="0.0034903">
                <text:p>0.0034903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3345">
                <text:p>3345</text:p>
              </table:table-cell>
              <table:table-cell office:value-type="float" office:value="0.01678">
                <text:p>0.01678</text:p>
              </table:table-cell>
              <table:table-cell office:value-type="float" office:value="0.0035408">
                <text:p>0.0035408</text:p>
              </table:table-cell>
              <table:table-cell office:value-type="float" office:value="0.0035722">
                <text:p>0.003572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3350">
                <text:p>3350</text:p>
              </table:table-cell>
              <table:table-cell office:value-type="float" office:value="0.0166">
                <text:p>0.0166</text:p>
              </table:table-cell>
              <table:table-cell office:value-type="float" office:value="0.0080277">
                <text:p>0.0080277</text:p>
              </table:table-cell>
              <table:table-cell office:value-type="float" office:value="0.0080998">
                <text:p>0.008099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355">
                <text:p>3355</text:p>
              </table:table-cell>
              <table:table-cell office:value-type="float" office:value="0.0165">
                <text:p>0.0165</text:p>
              </table:table-cell>
              <table:table-cell office:value-type="float" office:value="0.0036308">
                <text:p>0.0036308</text:p>
              </table:table-cell>
              <table:table-cell office:value-type="float" office:value="0.0036642">
                <text:p>0.0036642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3360">
                <text:p>3360</text:p>
              </table:table-cell>
              <table:table-cell office:value-type="float" office:value="0.01636">
                <text:p>0.01636</text:p>
              </table:table-cell>
              <table:table-cell office:value-type="float" office:value="0.0052402">
                <text:p>0.0052402</text:p>
              </table:table-cell>
              <table:table-cell office:value-type="float" office:value="0.0052892">
                <text:p>0.005289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3365">
                <text:p>3365</text:p>
              </table:table-cell>
              <table:table-cell office:value-type="float" office:value="0.01629">
                <text:p>0.01629</text:p>
              </table:table-cell>
              <table:table-cell office:value-type="float" office:value="0.0071907">
                <text:p>0.0071907</text:p>
              </table:table-cell>
              <table:table-cell office:value-type="float" office:value="0.0072591">
                <text:p>0.0072591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370">
                <text:p>3370</text:p>
              </table:table-cell>
              <table:table-cell office:value-type="float" office:value="0.01618">
                <text:p>0.01618</text:p>
              </table:table-cell>
              <table:table-cell office:value-type="float" office:value="0.0039389">
                <text:p>0.0039389</text:p>
              </table:table-cell>
              <table:table-cell office:value-type="float" office:value="0.003977">
                <text:p>0.003977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3375">
                <text:p>3375</text:p>
              </table:table-cell>
              <table:table-cell office:value-type="float" office:value="0.01611">
                <text:p>0.01611</text:p>
              </table:table-cell>
              <table:table-cell office:value-type="float" office:value="0.008456">
                <text:p>0.008456</text:p>
              </table:table-cell>
              <table:table-cell office:value-type="float" office:value="0.0085388">
                <text:p>0.008538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3380">
                <text:p>3380</text:p>
              </table:table-cell>
              <table:table-cell office:value-type="float" office:value="0.01601">
                <text:p>0.01601</text:p>
              </table:table-cell>
              <table:table-cell office:value-type="float" office:value="0.0051115">
                <text:p>0.0051115</text:p>
              </table:table-cell>
              <table:table-cell office:value-type="float" office:value="0.0051624">
                <text:p>0.0051624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3385">
                <text:p>3385</text:p>
              </table:table-cell>
              <table:table-cell office:value-type="float" office:value="0.01598">
                <text:p>0.01598</text:p>
              </table:table-cell>
              <table:table-cell office:value-type="float" office:value="0.0074896">
                <text:p>0.0074896</text:p>
              </table:table-cell>
              <table:table-cell office:value-type="float" office:value="0.007565">
                <text:p>0.007565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3390">
                <text:p>3390</text:p>
              </table:table-cell>
              <table:table-cell office:value-type="float" office:value="0.0159">
                <text:p>0.0159</text:p>
              </table:table-cell>
              <table:table-cell office:value-type="float" office:value="0.0098552">
                <text:p>0.0098552</text:p>
              </table:table-cell>
              <table:table-cell office:value-type="float" office:value="0.0099552">
                <text:p>0.009955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3395">
                <text:p>3395</text:p>
              </table:table-cell>
              <table:table-cell office:value-type="float" office:value="0.0158">
                <text:p>0.0158</text:p>
              </table:table-cell>
              <table:table-cell office:value-type="float" office:value="0.0095465">
                <text:p>0.0095465</text:p>
              </table:table-cell>
              <table:table-cell office:value-type="float" office:value="0.0096446">
                <text:p>0.0096446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400">
                <text:p>3400</text:p>
              </table:table-cell>
              <table:table-cell office:value-type="float" office:value="0.01564">
                <text:p>0.01564</text:p>
              </table:table-cell>
              <table:table-cell office:value-type="float" office:value="0.012509">
                <text:p>0.012509</text:p>
              </table:table-cell>
              <table:table-cell office:value-type="float" office:value="0.012638">
                <text:p>0.01263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3405">
                <text:p>3405</text:p>
              </table:table-cell>
              <table:table-cell office:value-type="float" office:value="0.01565">
                <text:p>0.01565</text:p>
              </table:table-cell>
              <table:table-cell office:value-type="float" office:value="0.0044594">
                <text:p>0.0044594</text:p>
              </table:table-cell>
              <table:table-cell office:value-type="float" office:value="0.0045061">
                <text:p>0.004506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3410">
                <text:p>3410</text:p>
              </table:table-cell>
              <table:table-cell office:value-type="float" office:value="0.01554">
                <text:p>0.01554</text:p>
              </table:table-cell>
              <table:table-cell office:value-type="float" office:value="0.0070802">
                <text:p>0.0070802</text:p>
              </table:table-cell>
              <table:table-cell office:value-type="float" office:value="0.0071547">
                <text:p>0.0071547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3415">
                <text:p>3415</text:p>
              </table:table-cell>
              <table:table-cell office:value-type="float" office:value="0.01547">
                <text:p>0.01547</text:p>
              </table:table-cell>
              <table:table-cell office:value-type="float" office:value="0.0072774">
                <text:p>0.0072774</text:p>
              </table:table-cell>
              <table:table-cell office:value-type="float" office:value="0.0073543">
                <text:p>0.007354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3420">
                <text:p>3420</text:p>
              </table:table-cell>
              <table:table-cell office:value-type="float" office:value="0.01543">
                <text:p>0.01543</text:p>
              </table:table-cell>
              <table:table-cell office:value-type="float" office:value="0.013165">
                <text:p>0.013165</text:p>
              </table:table-cell>
              <table:table-cell office:value-type="float" office:value="0.013305">
                <text:p>0.01330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3425">
                <text:p>3425</text:p>
              </table:table-cell>
              <table:table-cell office:value-type="float" office:value="0.01532">
                <text:p>0.01532</text:p>
              </table:table-cell>
              <table:table-cell office:value-type="float" office:value="0.010006">
                <text:p>0.010006</text:p>
              </table:table-cell>
              <table:table-cell office:value-type="float" office:value="0.010112">
                <text:p>0.01011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430">
                <text:p>3430</text:p>
              </table:table-cell>
              <table:table-cell office:value-type="float" office:value="0.01522">
                <text:p>0.01522</text:p>
              </table:table-cell>
              <table:table-cell office:value-type="float" office:value="0.0086892">
                <text:p>0.0086892</text:p>
              </table:table-cell>
              <table:table-cell office:value-type="float" office:value="0.008781">
                <text:p>0.008781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435">
                <text:p>3435</text:p>
              </table:table-cell>
              <table:table-cell office:value-type="float" office:value="0.01515">
                <text:p>0.01515</text:p>
              </table:table-cell>
              <table:table-cell office:value-type="float" office:value="0.011553">
                <text:p>0.011553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3440">
                <text:p>3440</text:p>
              </table:table-cell>
              <table:table-cell office:value-type="float" office:value="0.01505">
                <text:p>0.01505</text:p>
              </table:table-cell>
              <table:table-cell office:value-type="float" office:value="0.0080348">
                <text:p>0.0080348</text:p>
              </table:table-cell>
              <table:table-cell office:value-type="float" office:value="0.0081181">
                <text:p>0.0081181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445">
                <text:p>3445</text:p>
              </table:table-cell>
              <table:table-cell office:value-type="float" office:value="0.01502">
                <text:p>0.01502</text:p>
              </table:table-cell>
              <table:table-cell office:value-type="float" office:value="0.011318">
                <text:p>0.011318</text:p>
              </table:table-cell>
              <table:table-cell office:value-type="float" office:value="0.011434">
                <text:p>0.01143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3450">
                <text:p>3450</text:p>
              </table:table-cell>
              <table:table-cell office:value-type="float" office:value="0.01492">
                <text:p>0.01492</text:p>
              </table:table-cell>
              <table:table-cell office:value-type="float" office:value="0.011153">
                <text:p>0.011153</text:p>
              </table:table-cell>
              <table:table-cell office:value-type="float" office:value="0.011267">
                <text:p>0.01126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455">
                <text:p>3455</text:p>
              </table:table-cell>
              <table:table-cell office:value-type="float" office:value="0.01488">
                <text:p>0.01488</text:p>
              </table:table-cell>
              <table:table-cell office:value-type="float" office:value="0.0083089">
                <text:p>0.0083089</text:p>
              </table:table-cell>
              <table:table-cell office:value-type="float" office:value="0.0083938">
                <text:p>0.008393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3460">
                <text:p>3460</text:p>
              </table:table-cell>
              <table:table-cell office:value-type="float" office:value="0.0148">
                <text:p>0.0148</text:p>
              </table:table-cell>
              <table:table-cell office:value-type="float" office:value="0.01253">
                <text:p>0.01253</text:p>
              </table:table-cell>
              <table:table-cell office:value-type="float" office:value="0.012657">
                <text:p>0.01265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465">
                <text:p>3465</text:p>
              </table:table-cell>
              <table:table-cell office:value-type="float" office:value="0.01476">
                <text:p>0.01476</text:p>
              </table:table-cell>
              <table:table-cell office:value-type="float" office:value="0.0098179">
                <text:p>0.0098179</text:p>
              </table:table-cell>
              <table:table-cell office:value-type="float" office:value="0.0099163">
                <text:p>0.009916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3470">
                <text:p>3470</text:p>
              </table:table-cell>
              <table:table-cell office:value-type="float" office:value="0.01466">
                <text:p>0.01466</text:p>
              </table:table-cell>
              <table:table-cell office:value-type="float" office:value="0.012264">
                <text:p>0.012264</text:p>
              </table:table-cell>
              <table:table-cell office:value-type="float" office:value="0.012386">
                <text:p>0.01238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3475">
                <text:p>3475</text:p>
              </table:table-cell>
              <table:table-cell office:value-type="float" office:value="0.01456">
                <text:p>0.01456</text:p>
              </table:table-cell>
              <table:table-cell office:value-type="float" office:value="0.010943">
                <text:p>0.010943</text:p>
              </table:table-cell>
              <table:table-cell office:value-type="float" office:value="0.011051">
                <text:p>0.0110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3480">
                <text:p>3480</text:p>
              </table:table-cell>
              <table:table-cell office:value-type="float" office:value="0.01448">
                <text:p>0.01448</text:p>
              </table:table-cell>
              <table:table-cell office:value-type="float" office:value="0.011224">
                <text:p>0.011224</text:p>
              </table:table-cell>
              <table:table-cell office:value-type="float" office:value="0.011335">
                <text:p>0.011335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3485">
                <text:p>3485</text:p>
              </table:table-cell>
              <table:table-cell office:value-type="float" office:value="0.01445">
                <text:p>0.01445</text:p>
              </table:table-cell>
              <table:table-cell office:value-type="float" office:value="0.012094">
                <text:p>0.012094</text:p>
              </table:table-cell>
              <table:table-cell office:value-type="float" office:value="0.012212">
                <text:p>0.01221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3490">
                <text:p>3490</text:p>
              </table:table-cell>
              <table:table-cell office:value-type="float" office:value="0.01436">
                <text:p>0.01436</text:p>
              </table:table-cell>
              <table:table-cell office:value-type="float" office:value="0.010419">
                <text:p>0.010419</text:p>
              </table:table-cell>
              <table:table-cell office:value-type="float" office:value="0.01052">
                <text:p>0.01052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3495">
                <text:p>3495</text:p>
              </table:table-cell>
              <table:table-cell office:value-type="float" office:value="0.01432">
                <text:p>0.01432</text:p>
              </table:table-cell>
              <table:table-cell office:value-type="float" office:value="0.012265">
                <text:p>0.012265</text:p>
              </table:table-cell>
              <table:table-cell office:value-type="float" office:value="0.012383">
                <text:p>0.01238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500">
                <text:p>3500</text:p>
              </table:table-cell>
              <table:table-cell office:value-type="float" office:value="0.01423">
                <text:p>0.01423</text:p>
              </table:table-cell>
              <table:table-cell office:value-type="float" office:value="0.011917">
                <text:p>0.011917</text:p>
              </table:table-cell>
              <table:table-cell office:value-type="float" office:value="0.012032">
                <text:p>0.01203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505">
                <text:p>3505</text:p>
              </table:table-cell>
              <table:table-cell office:value-type="float" office:value="0.01415">
                <text:p>0.01415</text:p>
              </table:table-cell>
              <table:table-cell office:value-type="float" office:value="0.011809">
                <text:p>0.011809</text:p>
              </table:table-cell>
              <table:table-cell office:value-type="float" office:value="0.011923">
                <text:p>0.01192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510">
                <text:p>3510</text:p>
              </table:table-cell>
              <table:table-cell office:value-type="float" office:value="0.01405">
                <text:p>0.01405</text:p>
              </table:table-cell>
              <table:table-cell office:value-type="float" office:value="0.011963">
                <text:p>0.011963</text:p>
              </table:table-cell>
              <table:table-cell office:value-type="float" office:value="0.012077">
                <text:p>0.012077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515">
                <text:p>3515</text:p>
              </table:table-cell>
              <table:table-cell office:value-type="float" office:value="0.01402">
                <text:p>0.01402</text:p>
              </table:table-cell>
              <table:table-cell office:value-type="float" office:value="0.011494">
                <text:p>0.011494</text:p>
              </table:table-cell>
              <table:table-cell office:value-type="float" office:value="0.011598">
                <text:p>0.01159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3520">
                <text:p>3520</text:p>
              </table:table-cell>
              <table:table-cell office:value-type="float" office:value="0.01393">
                <text:p>0.01393</text:p>
              </table:table-cell>
              <table:table-cell office:value-type="float" office:value="0.012122">
                <text:p>0.012122</text:p>
              </table:table-cell>
              <table:table-cell office:value-type="float" office:value="0.012226">
                <text:p>0.01222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3525">
                <text:p>3525</text:p>
              </table:table-cell>
              <table:table-cell office:value-type="float" office:value="0.01389">
                <text:p>0.01389</text:p>
              </table:table-cell>
              <table:table-cell office:value-type="float" office:value="0.011428">
                <text:p>0.011428</text:p>
              </table:table-cell>
              <table:table-cell office:value-type="float" office:value="0.011523">
                <text:p>0.011523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3530">
                <text:p>3530</text:p>
              </table:table-cell>
              <table:table-cell office:value-type="float" office:value="0.0138">
                <text:p>0.0138</text:p>
              </table:table-cell>
              <table:table-cell office:value-type="float" office:value="0.011127">
                <text:p>0.011127</text:p>
              </table:table-cell>
              <table:table-cell office:value-type="float" office:value="0.011217">
                <text:p>0.011217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535">
                <text:p>3535</text:p>
              </table:table-cell>
              <table:table-cell office:value-type="float" office:value="0.01376">
                <text:p>0.01376</text:p>
              </table:table-cell>
              <table:table-cell office:value-type="float" office:value="0.0094556">
                <text:p>0.0094556</text:p>
              </table:table-cell>
              <table:table-cell office:value-type="float" office:value="0.0095305">
                <text:p>0.0095305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540">
                <text:p>3540</text:p>
              </table:table-cell>
              <table:table-cell office:value-type="float" office:value="0.01367">
                <text:p>0.01367</text:p>
              </table:table-cell>
              <table:table-cell office:value-type="float" office:value="0.009031">
                <text:p>0.009031</text:p>
              </table:table-cell>
              <table:table-cell office:value-type="float" office:value="0.0091011">
                <text:p>0.009101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3545">
                <text:p>3545</text:p>
              </table:table-cell>
              <table:table-cell office:value-type="float" office:value="0.01366">
                <text:p>0.01366</text:p>
              </table:table-cell>
              <table:table-cell office:value-type="float" office:value="0.0095432">
                <text:p>0.0095432</text:p>
              </table:table-cell>
              <table:table-cell office:value-type="float" office:value="0.0096154">
                <text:p>0.009615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3550">
                <text:p>3550</text:p>
              </table:table-cell>
              <table:table-cell office:value-type="float" office:value="0.01357">
                <text:p>0.01357</text:p>
              </table:table-cell>
              <table:table-cell office:value-type="float" office:value="0.010538">
                <text:p>0.010538</text:p>
              </table:table-cell>
              <table:table-cell office:value-type="float" office:value="0.010616">
                <text:p>0.010616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3555">
                <text:p>3555</text:p>
              </table:table-cell>
              <table:table-cell office:value-type="float" office:value="0.01345">
                <text:p>0.01345</text:p>
              </table:table-cell>
              <table:table-cell office:value-type="float" office:value="0.0090581">
                <text:p>0.0090581</text:p>
              </table:table-cell>
              <table:table-cell office:value-type="float" office:value="0.0091245">
                <text:p>0.009124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3560">
                <text:p>3560</text:p>
              </table:table-cell>
              <table:table-cell office:value-type="float" office:value="0.01336">
                <text:p>0.01336</text:p>
              </table:table-cell>
              <table:table-cell office:value-type="float" office:value="0.010795">
                <text:p>0.010795</text:p>
              </table:table-cell>
              <table:table-cell office:value-type="float" office:value="0.010872">
                <text:p>0.010872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3565">
                <text:p>3565</text:p>
              </table:table-cell>
              <table:table-cell office:value-type="float" office:value="0.01336">
                <text:p>0.01336</text:p>
              </table:table-cell>
              <table:table-cell office:value-type="float" office:value="0.010851">
                <text:p>0.010851</text:p>
              </table:table-cell>
              <table:table-cell office:value-type="float" office:value="0.010928">
                <text:p>0.01092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3570">
                <text:p>3570</text:p>
              </table:table-cell>
              <table:table-cell office:value-type="float" office:value="0.01325">
                <text:p>0.01325</text:p>
              </table:table-cell>
              <table:table-cell office:value-type="float" office:value="0.0083376">
                <text:p>0.0083376</text:p>
              </table:table-cell>
              <table:table-cell office:value-type="float" office:value="0.0083951">
                <text:p>0.008395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575">
                <text:p>3575</text:p>
              </table:table-cell>
              <table:table-cell office:value-type="float" office:value="0.01318">
                <text:p>0.01318</text:p>
              </table:table-cell>
              <table:table-cell office:value-type="float" office:value="0.0086444">
                <text:p>0.0086444</text:p>
              </table:table-cell>
              <table:table-cell office:value-type="float" office:value="0.0087028">
                <text:p>0.008702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3580">
                <text:p>3580</text:p>
              </table:table-cell>
              <table:table-cell office:value-type="float" office:value="0.01308">
                <text:p>0.01308</text:p>
              </table:table-cell>
              <table:table-cell office:value-type="float" office:value="0.010187">
                <text:p>0.010187</text:p>
              </table:table-cell>
              <table:table-cell office:value-type="float" office:value="0.010255">
                <text:p>0.010255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3585">
                <text:p>3585</text:p>
              </table:table-cell>
              <table:table-cell office:value-type="float" office:value="0.01305">
                <text:p>0.01305</text:p>
              </table:table-cell>
              <table:table-cell office:value-type="float" office:value="0.0091671">
                <text:p>0.0091671</text:p>
              </table:table-cell>
              <table:table-cell office:value-type="float" office:value="0.0092282">
                <text:p>0.0092282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590">
                <text:p>3590</text:p>
              </table:table-cell>
              <table:table-cell office:value-type="float" office:value="0.01298">
                <text:p>0.01298</text:p>
              </table:table-cell>
              <table:table-cell office:value-type="float" office:value="0.0094523">
                <text:p>0.0094523</text:p>
              </table:table-cell>
              <table:table-cell office:value-type="float" office:value="0.0095145">
                <text:p>0.009514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3595">
                <text:p>3595</text:p>
              </table:table-cell>
              <table:table-cell office:value-type="float" office:value="0.01294">
                <text:p>0.01294</text:p>
              </table:table-cell>
              <table:table-cell office:value-type="float" office:value="0.00967">
                <text:p>0.00967</text:p>
              </table:table-cell>
              <table:table-cell office:value-type="float" office:value="0.0097329">
                <text:p>0.009732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3600">
                <text:p>3600</text:p>
              </table:table-cell>
              <table:table-cell office:value-type="float" office:value="0.01285">
                <text:p>0.01285</text:p>
              </table:table-cell>
              <table:table-cell office:value-type="float" office:value="0.010262">
                <text:p>0.010262</text:p>
              </table:table-cell>
              <table:table-cell office:value-type="float" office:value="0.010328">
                <text:p>0.01032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3605">
                <text:p>3605</text:p>
              </table:table-cell>
              <table:table-cell office:value-type="float" office:value="0.01283">
                <text:p>0.01283</text:p>
              </table:table-cell>
              <table:table-cell office:value-type="float" office:value="0.010359">
                <text:p>0.010359</text:p>
              </table:table-cell>
              <table:table-cell office:value-type="float" office:value="0.010425">
                <text:p>0.010425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3610">
                <text:p>3610</text:p>
              </table:table-cell>
              <table:table-cell office:value-type="float" office:value="0.01274">
                <text:p>0.01274</text:p>
              </table:table-cell>
              <table:table-cell office:value-type="float" office:value="0.0094787">
                <text:p>0.0094787</text:p>
              </table:table-cell>
              <table:table-cell office:value-type="float" office:value="0.0095385">
                <text:p>0.009538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3615">
                <text:p>3615</text:p>
              </table:table-cell>
              <table:table-cell office:value-type="float" office:value="0.01272">
                <text:p>0.01272</text:p>
              </table:table-cell>
              <table:table-cell office:value-type="float" office:value="0.0094726">
                <text:p>0.0094726</text:p>
              </table:table-cell>
              <table:table-cell office:value-type="float" office:value="0.0095318">
                <text:p>0.009531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3620">
                <text:p>3620</text:p>
              </table:table-cell>
              <table:table-cell office:value-type="float" office:value="0.01264">
                <text:p>0.01264</text:p>
              </table:table-cell>
              <table:table-cell office:value-type="float" office:value="0.011614">
                <text:p>0.011614</text:p>
              </table:table-cell>
              <table:table-cell office:value-type="float" office:value="0.011686">
                <text:p>0.011686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3625">
                <text:p>3625</text:p>
              </table:table-cell>
              <table:table-cell office:value-type="float" office:value="0.01261">
                <text:p>0.01261</text:p>
              </table:table-cell>
              <table:table-cell office:value-type="float" office:value="0.010239">
                <text:p>0.010239</text:p>
              </table:table-cell>
              <table:table-cell office:value-type="float" office:value="0.010302">
                <text:p>0.010302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3630">
                <text:p>3630</text:p>
              </table:table-cell>
              <table:table-cell office:value-type="float" office:value="0.01251">
                <text:p>0.01251</text:p>
              </table:table-cell>
              <table:table-cell office:value-type="float" office:value="0.009955">
                <text:p>0.009955</text:p>
              </table:table-cell>
              <table:table-cell office:value-type="float" office:value="0.010016">
                <text:p>0.010016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3635">
                <text:p>3635</text:p>
              </table:table-cell>
              <table:table-cell office:value-type="float" office:value="0.01249">
                <text:p>0.01249</text:p>
              </table:table-cell>
              <table:table-cell office:value-type="float" office:value="0.010299">
                <text:p>0.010299</text:p>
              </table:table-cell>
              <table:table-cell office:value-type="float" office:value="0.010362">
                <text:p>0.01036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3640">
                <text:p>3640</text:p>
              </table:table-cell>
              <table:table-cell office:value-type="float" office:value="0.0124">
                <text:p>0.0124</text:p>
              </table:table-cell>
              <table:table-cell office:value-type="float" office:value="0.01148">
                <text:p>0.01148</text:p>
              </table:table-cell>
              <table:table-cell office:value-type="float" office:value="0.011549">
                <text:p>0.011549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3645">
                <text:p>3645</text:p>
              </table:table-cell>
              <table:table-cell office:value-type="float" office:value="0.01236">
                <text:p>0.01236</text:p>
              </table:table-cell>
              <table:table-cell office:value-type="float" office:value="0.010599">
                <text:p>0.010599</text:p>
              </table:table-cell>
              <table:table-cell office:value-type="float" office:value="0.010663">
                <text:p>0.01066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650">
                <text:p>3650</text:p>
              </table:table-cell>
              <table:table-cell office:value-type="float" office:value="0.01228">
                <text:p>0.01228</text:p>
              </table:table-cell>
              <table:table-cell office:value-type="float" office:value="0.010123">
                <text:p>0.010123</text:p>
              </table:table-cell>
              <table:table-cell office:value-type="float" office:value="0.010183">
                <text:p>0.01018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655">
                <text:p>3655</text:p>
              </table:table-cell>
              <table:table-cell office:value-type="float" office:value="0.01222">
                <text:p>0.01222</text:p>
              </table:table-cell>
              <table:table-cell office:value-type="float" office:value="0.010978">
                <text:p>0.010978</text:p>
              </table:table-cell>
              <table:table-cell office:value-type="float" office:value="0.011042">
                <text:p>0.01104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3660">
                <text:p>3660</text:p>
              </table:table-cell>
              <table:table-cell office:value-type="float" office:value="0.01215">
                <text:p>0.01215</text:p>
              </table:table-cell>
              <table:table-cell office:value-type="float" office:value="0.010914">
                <text:p>0.010914</text:p>
              </table:table-cell>
              <table:table-cell office:value-type="float" office:value="0.010978">
                <text:p>0.01097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3665">
                <text:p>3665</text:p>
              </table:table-cell>
              <table:table-cell office:value-type="float" office:value="0.01215">
                <text:p>0.01215</text:p>
              </table:table-cell>
              <table:table-cell office:value-type="float" office:value="0.010253">
                <text:p>0.010253</text:p>
              </table:table-cell>
              <table:table-cell office:value-type="float" office:value="0.010313">
                <text:p>0.01031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3670">
                <text:p>3670</text:p>
              </table:table-cell>
              <table:table-cell office:value-type="float" office:value="0.01204">
                <text:p>0.01204</text:p>
              </table:table-cell>
              <table:table-cell office:value-type="float" office:value="0.0079003">
                <text:p>0.0079003</text:p>
              </table:table-cell>
              <table:table-cell office:value-type="float" office:value="0.0079464">
                <text:p>0.0079464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3675">
                <text:p>3675</text:p>
              </table:table-cell>
              <table:table-cell office:value-type="float" office:value="0.01203">
                <text:p>0.01203</text:p>
              </table:table-cell>
              <table:table-cell office:value-type="float" office:value="0.0048286">
                <text:p>0.0048286</text:p>
              </table:table-cell>
              <table:table-cell office:value-type="float" office:value="0.0048569">
                <text:p>0.004856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3680">
                <text:p>3680</text:p>
              </table:table-cell>
              <table:table-cell office:value-type="float" office:value="0.01189">
                <text:p>0.01189</text:p>
              </table:table-cell>
              <table:table-cell office:value-type="float" office:value="0.0083312">
                <text:p>0.0083312</text:p>
              </table:table-cell>
              <table:table-cell office:value-type="float" office:value="0.0083789">
                <text:p>0.0083789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685">
                <text:p>3685</text:p>
              </table:table-cell>
              <table:table-cell office:value-type="float" office:value="0.01183">
                <text:p>0.01183</text:p>
              </table:table-cell>
              <table:table-cell office:value-type="float" office:value="0.009438">
                <text:p>0.009438</text:p>
              </table:table-cell>
              <table:table-cell office:value-type="float" office:value="0.0094906">
                <text:p>0.0094906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3690">
                <text:p>3690</text:p>
              </table:table-cell>
              <table:table-cell office:value-type="float" office:value="0.01177">
                <text:p>0.01177</text:p>
              </table:table-cell>
              <table:table-cell office:value-type="float" office:value="0.0096922">
                <text:p>0.0096922</text:p>
              </table:table-cell>
              <table:table-cell office:value-type="float" office:value="0.0097458">
                <text:p>0.0097458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3695">
                <text:p>3695</text:p>
              </table:table-cell>
              <table:table-cell office:value-type="float" office:value="0.01172">
                <text:p>0.01172</text:p>
              </table:table-cell>
              <table:table-cell office:value-type="float" office:value="0.010132">
                <text:p>0.010132</text:p>
              </table:table-cell>
              <table:table-cell office:value-type="float" office:value="0.010188">
                <text:p>0.01018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3700">
                <text:p>3700</text:p>
              </table:table-cell>
              <table:table-cell office:value-type="float" office:value="0.01155">
                <text:p>0.01155</text:p>
              </table:table-cell>
              <table:table-cell office:value-type="float" office:value="0.010878">
                <text:p>0.010878</text:p>
              </table:table-cell>
              <table:table-cell office:value-type="float" office:value="0.010937">
                <text:p>0.010937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705">
                <text:p>3705</text:p>
              </table:table-cell>
              <table:table-cell office:value-type="float" office:value="0.0116">
                <text:p>0.0116</text:p>
              </table:table-cell>
              <table:table-cell office:value-type="float" office:value="0.01077">
                <text:p>0.01077</text:p>
              </table:table-cell>
              <table:table-cell office:value-type="float" office:value="0.010827">
                <text:p>0.010827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3710">
                <text:p>3710</text:p>
              </table:table-cell>
              <table:table-cell office:value-type="float" office:value="0.01151">
                <text:p>0.01151</text:p>
              </table:table-cell>
              <table:table-cell office:value-type="float" office:value="0.009364">
                <text:p>0.009364</text:p>
              </table:table-cell>
              <table:table-cell office:value-type="float" office:value="0.009413">
                <text:p>0.00941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3715">
                <text:p>3715</text:p>
              </table:table-cell>
              <table:table-cell office:value-type="float" office:value="0.0115">
                <text:p>0.0115</text:p>
              </table:table-cell>
              <table:table-cell office:value-type="float" office:value="0.0092254">
                <text:p>0.0092254</text:p>
              </table:table-cell>
              <table:table-cell office:value-type="float" office:value="0.0092731">
                <text:p>0.0092731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3720">
                <text:p>3720</text:p>
              </table:table-cell>
              <table:table-cell office:value-type="float" office:value="0.01144">
                <text:p>0.01144</text:p>
              </table:table-cell>
              <table:table-cell office:value-type="float" office:value="0.010376">
                <text:p>0.010376</text:p>
              </table:table-cell>
              <table:table-cell office:value-type="float" office:value="0.010429">
                <text:p>0.01042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725">
                <text:p>3725</text:p>
              </table:table-cell>
              <table:table-cell office:value-type="float" office:value="0.01143">
                <text:p>0.01143</text:p>
              </table:table-cell>
              <table:table-cell office:value-type="float" office:value="0.010698">
                <text:p>0.010698</text:p>
              </table:table-cell>
              <table:table-cell office:value-type="float" office:value="0.010751">
                <text:p>0.010751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3730">
                <text:p>3730</text:p>
              </table:table-cell>
              <table:table-cell office:value-type="float" office:value="0.01134">
                <text:p>0.01134</text:p>
              </table:table-cell>
              <table:table-cell office:value-type="float" office:value="0.0092707">
                <text:p>0.0092707</text:p>
              </table:table-cell>
              <table:table-cell office:value-type="float" office:value="0.0093169">
                <text:p>0.0093169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3735">
                <text:p>3735</text:p>
              </table:table-cell>
              <table:table-cell office:value-type="float" office:value="0.01128">
                <text:p>0.01128</text:p>
              </table:table-cell>
              <table:table-cell office:value-type="float" office:value="0.0085837">
                <text:p>0.0085837</text:p>
              </table:table-cell>
              <table:table-cell office:value-type="float" office:value="0.008626">
                <text:p>0.00862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740">
                <text:p>3740</text:p>
              </table:table-cell>
              <table:table-cell office:value-type="float" office:value="0.01108">
                <text:p>0.01108</text:p>
              </table:table-cell>
              <table:table-cell office:value-type="float" office:value="0.0088494">
                <text:p>0.0088494</text:p>
              </table:table-cell>
              <table:table-cell office:value-type="float" office:value="0.0088923">
                <text:p>0.0088923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3745">
                <text:p>3745</text:p>
              </table:table-cell>
              <table:table-cell office:value-type="float" office:value="0.01108">
                <text:p>0.01108</text:p>
              </table:table-cell>
              <table:table-cell office:value-type="float" office:value="0.010331">
                <text:p>0.010331</text:p>
              </table:table-cell>
              <table:table-cell office:value-type="float" office:value="0.01038">
                <text:p>0.0103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3750">
                <text:p>3750</text:p>
              </table:table-cell>
              <table:table-cell office:value-type="float" office:value="0.01104">
                <text:p>0.01104</text:p>
              </table:table-cell>
              <table:table-cell office:value-type="float" office:value="0.0092903">
                <text:p>0.0092903</text:p>
              </table:table-cell>
              <table:table-cell office:value-type="float" office:value="0.0093341">
                <text:p>0.009334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3755">
                <text:p>3755</text:p>
              </table:table-cell>
              <table:table-cell office:value-type="float" office:value="0.011">
                <text:p>0.011</text:p>
              </table:table-cell>
              <table:table-cell office:value-type="float" office:value="0.0089918">
                <text:p>0.0089918</text:p>
              </table:table-cell>
              <table:table-cell office:value-type="float" office:value="0.0090336">
                <text:p>0.009033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3760">
                <text:p>3760</text:p>
              </table:table-cell>
              <table:table-cell office:value-type="float" office:value="0.01094">
                <text:p>0.01094</text:p>
              </table:table-cell>
              <table:table-cell office:value-type="float" office:value="0.0088633">
                <text:p>0.0088633</text:p>
              </table:table-cell>
              <table:table-cell office:value-type="float" office:value="0.0089041">
                <text:p>0.0089041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3765">
                <text:p>3765</text:p>
              </table:table-cell>
              <table:table-cell office:value-type="float" office:value="0.01093">
                <text:p>0.01093</text:p>
              </table:table-cell>
              <table:table-cell office:value-type="float" office:value="0.0085502">
                <text:p>0.0085502</text:p>
              </table:table-cell>
              <table:table-cell office:value-type="float" office:value="0.0085891">
                <text:p>0.008589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770">
                <text:p>3770</text:p>
              </table:table-cell>
              <table:table-cell office:value-type="float" office:value="0.01086">
                <text:p>0.01086</text:p>
              </table:table-cell>
              <table:table-cell office:value-type="float" office:value="0.0091243">
                <text:p>0.0091243</text:p>
              </table:table-cell>
              <table:table-cell office:value-type="float" office:value="0.0091649">
                <text:p>0.0091649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3775">
                <text:p>3775</text:p>
              </table:table-cell>
              <table:table-cell office:value-type="float" office:value="0.0108">
                <text:p>0.0108</text:p>
              </table:table-cell>
              <table:table-cell office:value-type="float" office:value="0.0090521">
                <text:p>0.0090521</text:p>
              </table:table-cell>
              <table:table-cell office:value-type="float" office:value="0.0090918">
                <text:p>0.009091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3780">
                <text:p>3780</text:p>
              </table:table-cell>
              <table:table-cell office:value-type="float" office:value="0.01074">
                <text:p>0.01074</text:p>
              </table:table-cell>
              <table:table-cell office:value-type="float" office:value="0.0095746">
                <text:p>0.0095746</text:p>
              </table:table-cell>
              <table:table-cell office:value-type="float" office:value="0.0096158">
                <text:p>0.009615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785">
                <text:p>3785</text:p>
              </table:table-cell>
              <table:table-cell office:value-type="float" office:value="0.01073">
                <text:p>0.01073</text:p>
              </table:table-cell>
              <table:table-cell office:value-type="float" office:value="0.0088123">
                <text:p>0.0088123</text:p>
              </table:table-cell>
              <table:table-cell office:value-type="float" office:value="0.0088498">
                <text:p>0.008849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790">
                <text:p>3790</text:p>
              </table:table-cell>
              <table:table-cell office:value-type="float" office:value="0.01063">
                <text:p>0.01063</text:p>
              </table:table-cell>
              <table:table-cell office:value-type="float" office:value="0.0077564">
                <text:p>0.0077564</text:p>
              </table:table-cell>
              <table:table-cell office:value-type="float" office:value="0.0077891">
                <text:p>0.007789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3795">
                <text:p>3795</text:p>
              </table:table-cell>
              <table:table-cell office:value-type="float" office:value="0.01062">
                <text:p>0.01062</text:p>
              </table:table-cell>
              <table:table-cell office:value-type="float" office:value="0.0088692">
                <text:p>0.0088692</text:p>
              </table:table-cell>
              <table:table-cell office:value-type="float" office:value="0.0089056">
                <text:p>0.0089056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3800">
                <text:p>3800</text:p>
              </table:table-cell>
              <table:table-cell office:value-type="float" office:value="0.01053">
                <text:p>0.01053</text:p>
              </table:table-cell>
              <table:table-cell office:value-type="float" office:value="0.0098592">
                <text:p>0.0098592</text:p>
              </table:table-cell>
              <table:table-cell office:value-type="float" office:value="0.0098988">
                <text:p>0.009898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3805">
                <text:p>3805</text:p>
              </table:table-cell>
              <table:table-cell office:value-type="float" office:value="0.01053">
                <text:p>0.01053</text:p>
              </table:table-cell>
              <table:table-cell office:value-type="float" office:value="0.0093049">
                <text:p>0.0093049</text:p>
              </table:table-cell>
              <table:table-cell office:value-type="float" office:value="0.0093414">
                <text:p>0.0093414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3810">
                <text:p>3810</text:p>
              </table:table-cell>
              <table:table-cell office:value-type="float" office:value="0.01043">
                <text:p>0.01043</text:p>
              </table:table-cell>
              <table:table-cell office:value-type="float" office:value="0.0082451">
                <text:p>0.0082451</text:p>
              </table:table-cell>
              <table:table-cell office:value-type="float" office:value="0.0082771">
                <text:p>0.008277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3815">
                <text:p>3815</text:p>
              </table:table-cell>
              <table:table-cell office:value-type="float" office:value="0.01041">
                <text:p>0.01041</text:p>
              </table:table-cell>
              <table:table-cell office:value-type="float" office:value="0.0077569">
                <text:p>0.0077569</text:p>
              </table:table-cell>
              <table:table-cell office:value-type="float" office:value="0.0077867">
                <text:p>0.007786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3820">
                <text:p>3820</text:p>
              </table:table-cell>
              <table:table-cell office:value-type="float" office:value="0.01034">
                <text:p>0.01034</text:p>
              </table:table-cell>
              <table:table-cell office:value-type="float" office:value="0.009655">
                <text:p>0.009655</text:p>
              </table:table-cell>
              <table:table-cell office:value-type="float" office:value="0.0096908">
                <text:p>0.009690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3825">
                <text:p>3825</text:p>
              </table:table-cell>
              <table:table-cell office:value-type="float" office:value="0.01033">
                <text:p>0.01033</text:p>
              </table:table-cell>
              <table:table-cell office:value-type="float" office:value="0.0095056">
                <text:p>0.0095056</text:p>
              </table:table-cell>
              <table:table-cell office:value-type="float" office:value="0.0095402">
                <text:p>0.0095402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3830">
                <text:p>3830</text:p>
              </table:table-cell>
              <table:table-cell office:value-type="float" office:value="0.01025">
                <text:p>0.01025</text:p>
              </table:table-cell>
              <table:table-cell office:value-type="float" office:value="0.0095925">
                <text:p>0.0095925</text:p>
              </table:table-cell>
              <table:table-cell office:value-type="float" office:value="0.0096268">
                <text:p>0.009626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3835">
                <text:p>3835</text:p>
              </table:table-cell>
              <table:table-cell office:value-type="float" office:value="0.01021">
                <text:p>0.01021</text:p>
              </table:table-cell>
              <table:table-cell office:value-type="float" office:value="0.0076916">
                <text:p>0.0076916</text:p>
              </table:table-cell>
              <table:table-cell office:value-type="float" office:value="0.007719">
                <text:p>0.007719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3840">
                <text:p>3840</text:p>
              </table:table-cell>
              <table:table-cell office:value-type="float" office:value="0.01015">
                <text:p>0.01015</text:p>
              </table:table-cell>
              <table:table-cell office:value-type="float" office:value="0.0089756">
                <text:p>0.0089756</text:p>
              </table:table-cell>
              <table:table-cell office:value-type="float" office:value="0.0090066">
                <text:p>0.009006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3845">
                <text:p>3845</text:p>
              </table:table-cell>
              <table:table-cell office:value-type="float" office:value="0.01013">
                <text:p>0.01013</text:p>
              </table:table-cell>
              <table:table-cell office:value-type="float" office:value="0.0087801">
                <text:p>0.0087801</text:p>
              </table:table-cell>
              <table:table-cell office:value-type="float" office:value="0.0088097">
                <text:p>0.008809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850">
                <text:p>3850</text:p>
              </table:table-cell>
              <table:table-cell office:value-type="float" office:value="0.01005">
                <text:p>0.01005</text:p>
              </table:table-cell>
              <table:table-cell office:value-type="float" office:value="0.0088274">
                <text:p>0.0088274</text:p>
              </table:table-cell>
              <table:table-cell office:value-type="float" office:value="0.0088569">
                <text:p>0.008856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3855">
                <text:p>3855</text:p>
              </table:table-cell>
              <table:table-cell office:value-type="float" office:value="0.01003">
                <text:p>0.01003</text:p>
              </table:table-cell>
              <table:table-cell office:value-type="float" office:value="0.0085085">
                <text:p>0.0085085</text:p>
              </table:table-cell>
              <table:table-cell office:value-type="float" office:value="0.0085365">
                <text:p>0.0085365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3860">
                <text:p>3860</text:p>
              </table:table-cell>
              <table:table-cell office:value-type="float" office:value="0.00994">
                <text:p>0.00994</text:p>
              </table:table-cell>
              <table:table-cell office:value-type="float" office:value="0.007994">
                <text:p>0.007994</text:p>
              </table:table-cell>
              <table:table-cell office:value-type="float" office:value="0.0080197">
                <text:p>0.008019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3865">
                <text:p>3865</text:p>
              </table:table-cell>
              <table:table-cell office:value-type="float" office:value="0.00991">
                <text:p>0.00991</text:p>
              </table:table-cell>
              <table:table-cell office:value-type="float" office:value="0.0080989">
                <text:p>0.0080989</text:p>
              </table:table-cell>
              <table:table-cell office:value-type="float" office:value="0.0081248">
                <text:p>0.008124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3870">
                <text:p>3870</text:p>
              </table:table-cell>
              <table:table-cell office:value-type="float" office:value="0.00983">
                <text:p>0.00983</text:p>
              </table:table-cell>
              <table:table-cell office:value-type="float" office:value="0.0073604">
                <text:p>0.0073604</text:p>
              </table:table-cell>
              <table:table-cell office:value-type="float" office:value="0.0073839">
                <text:p>0.007383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3875">
                <text:p>3875</text:p>
              </table:table-cell>
              <table:table-cell office:value-type="float" office:value="0.00983">
                <text:p>0.00983</text:p>
              </table:table-cell>
              <table:table-cell office:value-type="float" office:value="0.006762">
                <text:p>0.006762</text:p>
              </table:table-cell>
              <table:table-cell office:value-type="float" office:value="0.0067832">
                <text:p>0.006783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880">
                <text:p>3880</text:p>
              </table:table-cell>
              <table:table-cell office:value-type="float" office:value="0.00975">
                <text:p>0.00975</text:p>
              </table:table-cell>
              <table:table-cell office:value-type="float" office:value="0.006534">
                <text:p>0.006534</text:p>
              </table:table-cell>
              <table:table-cell office:value-type="float" office:value="0.0065543">
                <text:p>0.006554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3885">
                <text:p>3885</text:p>
              </table:table-cell>
              <table:table-cell office:value-type="float" office:value="0.0097">
                <text:p>0.0097</text:p>
              </table:table-cell>
              <table:table-cell office:value-type="float" office:value="0.0067717">
                <text:p>0.0067717</text:p>
              </table:table-cell>
              <table:table-cell office:value-type="float" office:value="0.0067926">
                <text:p>0.0067926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3890">
                <text:p>3890</text:p>
              </table:table-cell>
              <table:table-cell office:value-type="float" office:value="0.00971">
                <text:p>0.00971</text:p>
              </table:table-cell>
              <table:table-cell office:value-type="float" office:value="0.0068818">
                <text:p>0.0068818</text:p>
              </table:table-cell>
              <table:table-cell office:value-type="float" office:value="0.0069028">
                <text:p>0.006902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3895">
                <text:p>3895</text:p>
              </table:table-cell>
              <table:table-cell office:value-type="float" office:value="0.00962">
                <text:p>0.00962</text:p>
              </table:table-cell>
              <table:table-cell office:value-type="float" office:value="0.007476">
                <text:p>0.007476</text:p>
              </table:table-cell>
              <table:table-cell office:value-type="float" office:value="0.0074983">
                <text:p>0.007498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900">
                <text:p>3900</text:p>
              </table:table-cell>
              <table:table-cell office:value-type="float" office:value="0.0096">
                <text:p>0.0096</text:p>
              </table:table-cell>
              <table:table-cell office:value-type="float" office:value="0.0079254">
                <text:p>0.0079254</text:p>
              </table:table-cell>
              <table:table-cell office:value-type="float" office:value="0.0079487">
                <text:p>0.0079487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905">
                <text:p>3905</text:p>
              </table:table-cell>
              <table:table-cell office:value-type="float" office:value="0.00959">
                <text:p>0.00959</text:p>
              </table:table-cell>
              <table:table-cell office:value-type="float" office:value="0.0079269">
                <text:p>0.0079269</text:p>
              </table:table-cell>
              <table:table-cell office:value-type="float" office:value="0.00795">
                <text:p>0.0079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910">
                <text:p>3910</text:p>
              </table:table-cell>
              <table:table-cell office:value-type="float" office:value="0.00952">
                <text:p>0.00952</text:p>
              </table:table-cell>
              <table:table-cell office:value-type="float" office:value="0.0071353">
                <text:p>0.0071353</text:p>
              </table:table-cell>
              <table:table-cell office:value-type="float" office:value="0.007156">
                <text:p>0.007156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3915">
                <text:p>3915</text:p>
              </table:table-cell>
              <table:table-cell office:value-type="float" office:value="0.0095">
                <text:p>0.0095</text:p>
              </table:table-cell>
              <table:table-cell office:value-type="float" office:value="0.0069868">
                <text:p>0.0069868</text:p>
              </table:table-cell>
              <table:table-cell office:value-type="float" office:value="0.007007">
                <text:p>0.007007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3920">
                <text:p>3920</text:p>
              </table:table-cell>
              <table:table-cell office:value-type="float" office:value="0.00941">
                <text:p>0.00941</text:p>
              </table:table-cell>
              <table:table-cell office:value-type="float" office:value="0.0069466">
                <text:p>0.0069466</text:p>
              </table:table-cell>
              <table:table-cell office:value-type="float" office:value="0.0069665">
                <text:p>0.0069665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3925">
                <text:p>3925</text:p>
              </table:table-cell>
              <table:table-cell office:value-type="float" office:value="0.0094">
                <text:p>0.0094</text:p>
              </table:table-cell>
              <table:table-cell office:value-type="float" office:value="0.006852">
                <text:p>0.006852</text:p>
              </table:table-cell>
              <table:table-cell office:value-type="float" office:value="0.0068714">
                <text:p>0.006871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3930">
                <text:p>3930</text:p>
              </table:table-cell>
              <table:table-cell office:value-type="float" office:value="0.00932">
                <text:p>0.00932</text:p>
              </table:table-cell>
              <table:table-cell office:value-type="float" office:value="0.0070502">
                <text:p>0.0070502</text:p>
              </table:table-cell>
              <table:table-cell office:value-type="float" office:value="0.0070699">
                <text:p>0.0070699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935">
                <text:p>3935</text:p>
              </table:table-cell>
              <table:table-cell office:value-type="float" office:value="0.0093">
                <text:p>0.0093</text:p>
              </table:table-cell>
              <table:table-cell office:value-type="float" office:value="0.0073541">
                <text:p>0.0073541</text:p>
              </table:table-cell>
              <table:table-cell office:value-type="float" office:value="0.0073743">
                <text:p>0.007374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3940">
                <text:p>3940</text:p>
              </table:table-cell>
              <table:table-cell office:value-type="float" office:value="0.00923">
                <text:p>0.00923</text:p>
              </table:table-cell>
              <table:table-cell office:value-type="float" office:value="0.0074027">
                <text:p>0.0074027</text:p>
              </table:table-cell>
              <table:table-cell office:value-type="float" office:value="0.0074228">
                <text:p>0.007422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3945">
                <text:p>3945</text:p>
              </table:table-cell>
              <table:table-cell office:value-type="float" office:value="0.0092">
                <text:p>0.0092</text:p>
              </table:table-cell>
              <table:table-cell office:value-type="float" office:value="0.0075412">
                <text:p>0.0075412</text:p>
              </table:table-cell>
              <table:table-cell office:value-type="float" office:value="0.0075613">
                <text:p>0.007561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950">
                <text:p>3950</text:p>
              </table:table-cell>
              <table:table-cell office:value-type="float" office:value="0.00911">
                <text:p>0.00911</text:p>
              </table:table-cell>
              <table:table-cell office:value-type="float" office:value="0.0076277">
                <text:p>0.0076277</text:p>
              </table:table-cell>
              <table:table-cell office:value-type="float" office:value="0.0076475">
                <text:p>0.007647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955">
                <text:p>3955</text:p>
              </table:table-cell>
              <table:table-cell office:value-type="float" office:value="0.00908">
                <text:p>0.00908</text:p>
              </table:table-cell>
              <table:table-cell office:value-type="float" office:value="0.0077199">
                <text:p>0.0077199</text:p>
              </table:table-cell>
              <table:table-cell office:value-type="float" office:value="0.0077399">
                <text:p>0.007739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3960">
                <text:p>3960</text:p>
              </table:table-cell>
              <table:table-cell office:value-type="float" office:value="0.00902">
                <text:p>0.00902</text:p>
              </table:table-cell>
              <table:table-cell office:value-type="float" office:value="0.0077482">
                <text:p>0.0077482</text:p>
              </table:table-cell>
              <table:table-cell office:value-type="float" office:value="0.0077679">
                <text:p>0.007767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965">
                <text:p>3965</text:p>
              </table:table-cell>
              <table:table-cell office:value-type="float" office:value="0.00901">
                <text:p>0.00901</text:p>
              </table:table-cell>
              <table:table-cell office:value-type="float" office:value="0.0078057">
                <text:p>0.0078057</text:p>
              </table:table-cell>
              <table:table-cell office:value-type="float" office:value="0.0078253">
                <text:p>0.007825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3970">
                <text:p>3970</text:p>
              </table:table-cell>
              <table:table-cell office:value-type="float" office:value="0.00893">
                <text:p>0.00893</text:p>
              </table:table-cell>
              <table:table-cell office:value-type="float" office:value="0.0076806">
                <text:p>0.0076806</text:p>
              </table:table-cell>
              <table:table-cell office:value-type="float" office:value="0.0076997">
                <text:p>0.007699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3975">
                <text:p>3975</text:p>
              </table:table-cell>
              <table:table-cell office:value-type="float" office:value="0.00891">
                <text:p>0.00891</text:p>
              </table:table-cell>
              <table:table-cell office:value-type="float" office:value="0.0075097">
                <text:p>0.0075097</text:p>
              </table:table-cell>
              <table:table-cell office:value-type="float" office:value="0.007528">
                <text:p>0.00752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3980">
                <text:p>3980</text:p>
              </table:table-cell>
              <table:table-cell office:value-type="float" office:value="0.00884">
                <text:p>0.00884</text:p>
              </table:table-cell>
              <table:table-cell office:value-type="float" office:value="0.0073872">
                <text:p>0.0073872</text:p>
              </table:table-cell>
              <table:table-cell office:value-type="float" office:value="0.0074049">
                <text:p>0.0074049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3985">
                <text:p>3985</text:p>
              </table:table-cell>
              <table:table-cell office:value-type="float" office:value="0.0088">
                <text:p>0.0088</text:p>
              </table:table-cell>
              <table:table-cell office:value-type="float" office:value="0.0074327">
                <text:p>0.0074327</text:p>
              </table:table-cell>
              <table:table-cell office:value-type="float" office:value="0.0074503">
                <text:p>0.007450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3990">
                <text:p>3990</text:p>
              </table:table-cell>
              <table:table-cell office:value-type="float" office:value="0.00878">
                <text:p>0.00878</text:p>
              </table:table-cell>
              <table:table-cell office:value-type="float" office:value="0.0073723">
                <text:p>0.0073723</text:p>
              </table:table-cell>
              <table:table-cell office:value-type="float" office:value="0.0073894">
                <text:p>0.0073894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3995">
                <text:p>3995</text:p>
              </table:table-cell>
              <table:table-cell office:value-type="float" office:value="0.0087">
                <text:p>0.0087</text:p>
              </table:table-cell>
              <table:table-cell office:value-type="float" office:value="0.00721">
                <text:p>0.00721</text:p>
              </table:table-cell>
              <table:table-cell office:value-type="float" office:value="0.0072263">
                <text:p>0.007226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000">
                <text:p>4000</text:p>
              </table:table-cell>
              <table:table-cell office:value-type="float" office:value="0.00868">
                <text:p>0.00868</text:p>
              </table:table-cell>
              <table:table-cell office:value-type="float" office:value="0.0071043">
                <text:p>0.0071043</text:p>
              </table:table-cell>
              <table:table-cell office:value-type="float" office:value="0.0071199">
                <text:p>0.0071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Excel_20_line_20_dash_20_1" draw:display-name="Excel line dash 1" draw:style="rect" draw:dots1="1" draw:dots1-length="0.104cm" draw:distance="0.104cm"/>
    <draw:stroke-dash draw:name="Excel_20_line_20_dash_20_2" draw:display-name="Excel line dash 2" draw:style="rect" draw:dots1="1" draw:dots1-length="0.104cm" draw:distance="0.104cm"/>
  </office:styles>
</office:document-styles>
</file>